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43.73mm"/>
    </style:style>
    <style:style style:name="co8" style:family="table-column">
      <style:table-column-properties fo:break-before="auto" style:column-width="42.6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ion" table:style-name="ta1">
        <table:shapes>
          <draw:frame draw:z-index="0" draw:style-name="gr1" draw:text-style-name="P1" svg:width="300mm" svg:height="150mm" svg:x="257.87mm" svg:y="0mm">
            <draw:object draw:notify-on-update-of-ranges="insertion.A2:insertion.A1001 insertion.B1:insertion.B1 insertion.B2:insertion.B1001 insertion.A2:insertion.A1001 insertion.C1:insertion.C1 insertion.C2:insertion.C1001 insertion.A2:insertion.A1001 insertion.D1:insertion.D1 insertion.D2:insertion.D1001 insertion.A2:insertion.A1001 insertion.E1:insertion.E1 insertion.E2:insertion.E1001 insertion.A2:insertion.A1001 insertion.F1:insertion.F1 insertion.F2:insertion.F1001 insertion.A2:insertion.A1001 insertion.G1:insertion.G1 insertion.G2:insertion.G1001 insertion.A2:insertion.A1001 insertion.H1:insertion.H1 insertion.H2:insertion.H1001 insertion.A2:insertion.A1001 insertion.I1:insertion.I1 insertion.I2:insertion.I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deque</text:p>
          </table:table-cell>
          <table:table-cell office:value-type="string" calcext:value-type="string">
            <text:p>bittrick deque</text:p>
          </table:table-cell>
          <table:table-cell office:value-type="string" calcext:value-type="string">
            <text:p>tiered vector (k=2)</text:p>
          </table:table-cell>
          <table:table-cell office:value-type="string" calcext:value-type="string">
            <text:p>bittrick tiered vector (k=2)</text:p>
          </table:table-cell>
          <table:table-cell office:value-type="string" calcext:value-type="string">
            <text:p>deque tiered vector (k=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37328" calcext:value-type="float">
            <text:p>0.00237328</text:p>
          </table:table-cell>
          <table:table-cell office:value-type="float" office:value="0.000122769" calcext:value-type="float">
            <text:p>0.000122769</text:p>
          </table:table-cell>
          <table:table-cell office:value-type="float" office:value="0.000926889" calcext:value-type="float">
            <text:p>0.000926889</text:p>
          </table:table-cell>
          <table:table-cell office:value-type="float" office:value="0.000266856" calcext:value-type="float">
            <text:p>0.000266856</text:p>
          </table:table-cell>
          <table:table-cell office:value-type="float" office:value="0.000155929" calcext:value-type="float">
            <text:p>0.000155929</text:p>
          </table:table-cell>
          <table:table-cell office:value-type="float" office:value="0.000525421" calcext:value-type="float">
            <text:p>0.000525421</text:p>
          </table:table-cell>
          <table:table-cell office:value-type="float" office:value="0.000450812" calcext:value-type="float">
            <text:p>0.000450812</text:p>
          </table:table-cell>
          <table:table-cell office:value-type="float" office:value="0.000508052" calcext:value-type="float">
            <text:p>0.0005080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09963" calcext:value-type="float">
            <text:p>0.00309963</text:p>
          </table:table-cell>
          <table:table-cell office:value-type="float" office:value="0.0000457917" calcext:value-type="float">
            <text:p>4.57917E-005</text:p>
          </table:table-cell>
          <table:table-cell office:value-type="float" office:value="0.000889782" calcext:value-type="float">
            <text:p>0.000889782</text:p>
          </table:table-cell>
          <table:table-cell office:value-type="float" office:value="0.000632795" calcext:value-type="float">
            <text:p>0.000632795</text:p>
          </table:table-cell>
          <table:table-cell office:value-type="float" office:value="0.000245933" calcext:value-type="float">
            <text:p>0.000245933</text:p>
          </table:table-cell>
          <table:table-cell office:value-type="float" office:value="0.00014527" calcext:value-type="float">
            <text:p>0.00014527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15356" calcext:value-type="float">
            <text:p>0.000153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45057" calcext:value-type="float">
            <text:p>0.00345057</text:p>
          </table:table-cell>
          <table:table-cell office:value-type="float" office:value="0.0000580293" calcext:value-type="float">
            <text:p>5.80293E-005</text:p>
          </table:table-cell>
          <table:table-cell office:value-type="float" office:value="0.000888597" calcext:value-type="float">
            <text:p>0.000888597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036436" calcext:value-type="float">
            <text:p>0.00036436</text:p>
          </table:table-cell>
          <table:table-cell office:value-type="float" office:value="0.000609504" calcext:value-type="float">
            <text:p>0.000609504</text:p>
          </table:table-cell>
          <table:table-cell office:value-type="float" office:value="0.000536869" calcext:value-type="float">
            <text:p>0.000536869</text:p>
          </table:table-cell>
          <table:table-cell office:value-type="float" office:value="0.000610689" calcext:value-type="float">
            <text:p>0.0006106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06568" calcext:value-type="float">
            <text:p>0.00306568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890966" calcext:value-type="float">
            <text:p>0.000890966</text:p>
          </table:table-cell>
          <table:table-cell office:value-type="float" office:value="0.00128138" calcext:value-type="float">
            <text:p>0.00128138</text:p>
          </table:table-cell>
          <table:table-cell office:value-type="float" office:value="0.000449233" calcext:value-type="float">
            <text:p>0.000449233</text:p>
          </table:table-cell>
          <table:table-cell office:value-type="float" office:value="0.000180799" calcext:value-type="float">
            <text:p>0.000180799</text:p>
          </table:table-cell>
          <table:table-cell office:value-type="float" office:value="0.0001054" calcext:value-type="float">
            <text:p>0.0001054</text:p>
          </table:table-cell>
          <table:table-cell office:value-type="float" office:value="0.000193431" calcext:value-type="float">
            <text:p>0.0001934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77869" calcext:value-type="float">
            <text:p>0.00277869</text:p>
          </table:table-cell>
          <table:table-cell office:value-type="float" office:value="0.0000781618" calcext:value-type="float">
            <text:p>7.81618E-005</text:p>
          </table:table-cell>
          <table:table-cell office:value-type="float" office:value="0.000892545" calcext:value-type="float">
            <text:p>0.000892545</text:p>
          </table:table-cell>
          <table:table-cell office:value-type="float" office:value="0.00234762" calcext:value-type="float">
            <text:p>0.00234762</text:p>
          </table:table-cell>
          <table:table-cell office:value-type="float" office:value="0.000702667" calcext:value-type="float">
            <text:p>0.000702667</text:p>
          </table:table-cell>
          <table:table-cell office:value-type="float" office:value="0.000208432" calcext:value-type="float">
            <text:p>0.000208432</text:p>
          </table:table-cell>
          <table:table-cell office:value-type="float" office:value="0.000120796" calcext:value-type="float">
            <text:p>0.000120796</text:p>
          </table:table-cell>
          <table:table-cell office:value-type="float" office:value="0.000211984" calcext:value-type="float">
            <text:p>0.00021198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224498" calcext:value-type="float">
            <text:p>0.00224498</text:p>
          </table:table-cell>
          <table:table-cell office:value-type="float" office:value="0.0000844779" calcext:value-type="float">
            <text:p>8.44779E-005</text:p>
          </table:table-cell>
          <table:table-cell office:value-type="float" office:value="0.000894913" calcext:value-type="float">
            <text:p>0.000894913</text:p>
          </table:table-cell>
          <table:table-cell office:value-type="float" office:value="0.00236104" calcext:value-type="float">
            <text:p>0.00236104</text:p>
          </table:table-cell>
          <table:table-cell office:value-type="float" office:value="0.00069714" calcext:value-type="float">
            <text:p>0.00069714</text:p>
          </table:table-cell>
          <table:table-cell office:value-type="float" office:value="0.000225801" calcext:value-type="float">
            <text:p>0.000225801</text:p>
          </table:table-cell>
          <table:table-cell office:value-type="float" office:value="0.000135007" calcext:value-type="float">
            <text:p>0.000135007</text:p>
          </table:table-cell>
          <table:table-cell office:value-type="float" office:value="0.000233696" calcext:value-type="float">
            <text:p>0.0002336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000931626" calcext:value-type="float">
            <text:p>9.31626E-005</text:p>
          </table:table-cell>
          <table:table-cell office:value-type="float" office:value="0.000955311" calcext:value-type="float">
            <text:p>0.000955311</text:p>
          </table:table-cell>
          <table:table-cell office:value-type="float" office:value="0.00233696" calcext:value-type="float">
            <text:p>0.00233696</text:p>
          </table:table-cell>
          <table:table-cell office:value-type="float" office:value="0.000768196" calcext:value-type="float">
            <text:p>0.000768196</text:p>
          </table:table-cell>
          <table:table-cell office:value-type="float" office:value="0.000247512" calcext:value-type="float">
            <text:p>0.000247512</text:p>
          </table:table-cell>
          <table:table-cell office:value-type="float" office:value="0.000148429" calcext:value-type="float">
            <text:p>0.000148429</text:p>
          </table:table-cell>
          <table:table-cell office:value-type="float" office:value="0.00025067" calcext:value-type="float">
            <text:p>0.000250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254342" calcext:value-type="float">
            <text:p>0.00254342</text:p>
          </table:table-cell>
          <table:table-cell office:value-type="float" office:value="0.000160271" calcext:value-type="float">
            <text:p>0.000160271</text:p>
          </table:table-cell>
          <table:table-cell office:value-type="float" office:value="0.000909519" calcext:value-type="float">
            <text:p>0.000909519</text:p>
          </table:table-cell>
          <table:table-cell office:value-type="float" office:value="0.00269185" calcext:value-type="float">
            <text:p>0.00269185</text:p>
          </table:table-cell>
          <table:table-cell office:value-type="float" office:value="0.00109348" calcext:value-type="float">
            <text:p>0.00109348</text:p>
          </table:table-cell>
          <table:table-cell office:value-type="float" office:value="0.000268435" calcext:value-type="float">
            <text:p>0.000268435</text:p>
          </table:table-cell>
          <table:table-cell office:value-type="float" office:value="0.000157113" calcext:value-type="float">
            <text:p>0.000157113</text:p>
          </table:table-cell>
          <table:table-cell office:value-type="float" office:value="0.000277119" calcext:value-type="float">
            <text:p>0.0002771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64369" calcext:value-type="float">
            <text:p>0.00264369</text:p>
          </table:table-cell>
          <table:table-cell office:value-type="float" office:value="0.000117637" calcext:value-type="float">
            <text:p>0.000117637</text:p>
          </table:table-cell>
          <table:table-cell office:value-type="float" office:value="0.000934784" calcext:value-type="float">
            <text:p>0.000934784</text:p>
          </table:table-cell>
          <table:table-cell office:value-type="float" office:value="0.00489775" calcext:value-type="float">
            <text:p>0.00489775</text:p>
          </table:table-cell>
          <table:table-cell office:value-type="float" office:value="0.00140652" calcext:value-type="float">
            <text:p>0.00140652</text:p>
          </table:table-cell>
          <table:table-cell office:value-type="float" office:value="0.00120006" calcext:value-type="float">
            <text:p>0.00120006</text:p>
          </table:table-cell>
          <table:table-cell office:value-type="float" office:value="0.00104847" calcext:value-type="float">
            <text:p>0.00104847</text:p>
          </table:table-cell>
          <table:table-cell office:value-type="float" office:value="0.00117243" calcext:value-type="float">
            <text:p>0.0011724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6125" calcext:value-type="float">
            <text:p>0.0026125</text:p>
          </table:table-cell>
          <table:table-cell office:value-type="float" office:value="0.000126717" calcext:value-type="float">
            <text:p>0.000126717</text:p>
          </table:table-cell>
          <table:table-cell office:value-type="float" office:value="0.000877149" calcext:value-type="float">
            <text:p>0.000877149</text:p>
          </table:table-cell>
          <table:table-cell office:value-type="float" office:value="0.00505012" calcext:value-type="float">
            <text:p>0.00505012</text:p>
          </table:table-cell>
          <table:table-cell office:value-type="float" office:value="0.00137849" calcext:value-type="float">
            <text:p>0.00137849</text:p>
          </table:table-cell>
          <table:table-cell office:value-type="float" office:value="0.000264487" calcext:value-type="float">
            <text:p>0.000264487</text:p>
          </table:table-cell>
          <table:table-cell office:value-type="float" office:value="0.000139349" calcext:value-type="float">
            <text:p>0.000139349</text:p>
          </table:table-cell>
          <table:table-cell office:value-type="float" office:value="0.000277119" calcext:value-type="float">
            <text:p>0.0002771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89317" calcext:value-type="float">
            <text:p>0.00289317</text:p>
          </table:table-cell>
          <table:table-cell office:value-type="float" office:value="0.000156324" calcext:value-type="float">
            <text:p>0.000156324</text:p>
          </table:table-cell>
          <table:table-cell office:value-type="float" office:value="0.000937152" calcext:value-type="float">
            <text:p>0.000937152</text:p>
          </table:table-cell>
          <table:table-cell office:value-type="float" office:value="0.00517447" calcext:value-type="float">
            <text:p>0.00517447</text:p>
          </table:table-cell>
          <table:table-cell office:value-type="float" office:value="0.00129993" calcext:value-type="float">
            <text:p>0.00129993</text:p>
          </table:table-cell>
          <table:table-cell office:value-type="float" office:value="0.000283041" calcext:value-type="float">
            <text:p>0.000283041</text:p>
          </table:table-cell>
          <table:table-cell office:value-type="float" office:value="0.000164614" calcext:value-type="float">
            <text:p>0.000164614</text:p>
          </table:table-cell>
          <table:table-cell office:value-type="float" office:value="0.000286199" calcext:value-type="float">
            <text:p>0.00028619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369966" calcext:value-type="float">
            <text:p>0.00369966</text:p>
          </table:table-cell>
          <table:table-cell office:value-type="float" office:value="0.000143297" calcext:value-type="float">
            <text:p>0.000143297</text:p>
          </table:table-cell>
          <table:table-cell office:value-type="float" office:value="0.00091702" calcext:value-type="float">
            <text:p>0.00091702</text:p>
          </table:table-cell>
          <table:table-cell office:value-type="float" office:value="0.00469208" calcext:value-type="float">
            <text:p>0.00469208</text:p>
          </table:table-cell>
          <table:table-cell office:value-type="float" office:value="0.00136862" calcext:value-type="float">
            <text:p>0.00136862</text:p>
          </table:table-cell>
          <table:table-cell office:value-type="float" office:value="0.000286199" calcext:value-type="float">
            <text:p>0.000286199</text:p>
          </table:table-cell>
          <table:table-cell office:value-type="float" office:value="0.000150008" calcext:value-type="float">
            <text:p>0.000150008</text:p>
          </table:table-cell>
          <table:table-cell office:value-type="float" office:value="0.000294489" calcext:value-type="float">
            <text:p>0.00029448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03844" calcext:value-type="float">
            <text:p>0.00303844</text:p>
          </table:table-cell>
          <table:table-cell office:value-type="float" office:value="0.000160666" calcext:value-type="float">
            <text:p>0.000160666</text:p>
          </table:table-cell>
          <table:table-cell office:value-type="float" office:value="0.000915046" calcext:value-type="float">
            <text:p>0.000915046</text:p>
          </table:table-cell>
          <table:table-cell office:value-type="float" office:value="0.00463089" calcext:value-type="float">
            <text:p>0.00463089</text:p>
          </table:table-cell>
          <table:table-cell office:value-type="float" office:value="0.00144994" calcext:value-type="float">
            <text:p>0.00144994</text:p>
          </table:table-cell>
          <table:table-cell office:value-type="float" office:value="0.000298831" calcext:value-type="float">
            <text:p>0.000298831</text:p>
          </table:table-cell>
          <table:table-cell office:value-type="float" office:value="0.000160271" calcext:value-type="float">
            <text:p>0.000160271</text:p>
          </table:table-cell>
          <table:table-cell office:value-type="float" office:value="0.000307121" calcext:value-type="float">
            <text:p>0.00030712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404665" calcext:value-type="float">
            <text:p>0.00404665</text:p>
          </table:table-cell>
          <table:table-cell office:value-type="float" office:value="0.000165403" calcext:value-type="float">
            <text:p>0.000165403</text:p>
          </table:table-cell>
          <table:table-cell office:value-type="float" office:value="0.000929257" calcext:value-type="float">
            <text:p>0.000929257</text:p>
          </table:table-cell>
          <table:table-cell office:value-type="float" office:value="0.00467708" calcext:value-type="float">
            <text:p>0.00467708</text:p>
          </table:table-cell>
          <table:table-cell office:value-type="float" office:value="0.00156876" calcext:value-type="float">
            <text:p>0.00156876</text:p>
          </table:table-cell>
          <table:table-cell office:value-type="float" office:value="0.000301989" calcext:value-type="float">
            <text:p>0.000301989</text:p>
          </table:table-cell>
          <table:table-cell office:value-type="float" office:value="0.00016264" calcext:value-type="float">
            <text:p>0.00016264</text:p>
          </table:table-cell>
          <table:table-cell office:value-type="float" office:value="0.000315805" calcext:value-type="float">
            <text:p>0.0003158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16871" calcext:value-type="float">
            <text:p>0.00316871</text:p>
          </table:table-cell>
          <table:table-cell office:value-type="float" office:value="0.000187115" calcext:value-type="float">
            <text:p>0.000187115</text:p>
          </table:table-cell>
          <table:table-cell office:value-type="float" office:value="0.000896887" calcext:value-type="float">
            <text:p>0.000896887</text:p>
          </table:table-cell>
          <table:table-cell office:value-type="float" office:value="0.0048334" calcext:value-type="float">
            <text:p>0.0048334</text:p>
          </table:table-cell>
          <table:table-cell office:value-type="float" office:value="0.00164969" calcext:value-type="float">
            <text:p>0.00164969</text:p>
          </table:table-cell>
          <table:table-cell office:value-type="float" office:value="0.000331596" calcext:value-type="float">
            <text:p>0.000331596</text:p>
          </table:table-cell>
          <table:table-cell office:value-type="float" office:value="0.000177246" calcext:value-type="float">
            <text:p>0.000177246</text:p>
          </table:table-cell>
          <table:table-cell office:value-type="float" office:value="0.000320542" calcext:value-type="float">
            <text:p>0.00032054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20385" calcext:value-type="float">
            <text:p>0.00320385</text:p>
          </table:table-cell>
          <table:table-cell office:value-type="float" office:value="0.000198563" calcext:value-type="float">
            <text:p>0.000198563</text:p>
          </table:table-cell>
          <table:table-cell office:value-type="float" office:value="0.000937547" calcext:value-type="float">
            <text:p>0.000937547</text:p>
          </table:table-cell>
          <table:table-cell office:value-type="float" office:value="0.00546343" calcext:value-type="float">
            <text:p>0.00546343</text:p>
          </table:table-cell>
          <table:table-cell office:value-type="float" office:value="0.00190707" calcext:value-type="float">
            <text:p>0.00190707</text:p>
          </table:table-cell>
          <table:table-cell office:value-type="float" office:value="0.000341859" calcext:value-type="float">
            <text:p>0.000341859</text:p>
          </table:table-cell>
          <table:table-cell office:value-type="float" office:value="0.000183167" calcext:value-type="float">
            <text:p>0.000183167</text:p>
          </table:table-cell>
          <table:table-cell office:value-type="float" office:value="0.000341465" calcext:value-type="float">
            <text:p>0.0003414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335385" calcext:value-type="float">
            <text:p>0.00335385</text:p>
          </table:table-cell>
          <table:table-cell office:value-type="float" office:value="0.000212379" calcext:value-type="float">
            <text:p>0.000212379</text:p>
          </table:table-cell>
          <table:table-cell office:value-type="float" office:value="0.000926889" calcext:value-type="float">
            <text:p>0.000926889</text:p>
          </table:table-cell>
          <table:table-cell office:value-type="float" office:value="0.00871465" calcext:value-type="float">
            <text:p>0.00871465</text:p>
          </table:table-cell>
          <table:table-cell office:value-type="float" office:value="0.00260658" calcext:value-type="float">
            <text:p>0.00260658</text:p>
          </table:table-cell>
          <table:table-cell office:value-type="float" office:value="0.00034107" calcext:value-type="float">
            <text:p>0.00034107</text:p>
          </table:table-cell>
          <table:table-cell office:value-type="float" office:value="0.000185141" calcext:value-type="float">
            <text:p>0.000185141</text:p>
          </table:table-cell>
          <table:table-cell office:value-type="float" office:value="0.000346991" calcext:value-type="float">
            <text:p>0.00034699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351294" calcext:value-type="float">
            <text:p>0.00351294</text:p>
          </table:table-cell>
          <table:table-cell office:value-type="float" office:value="0.000217511" calcext:value-type="float">
            <text:p>0.000217511</text:p>
          </table:table-cell>
          <table:table-cell office:value-type="float" office:value="0.000914651" calcext:value-type="float">
            <text:p>0.000914651</text:p>
          </table:table-cell>
          <table:table-cell office:value-type="float" office:value="0.0105207" calcext:value-type="float">
            <text:p>0.0105207</text:p>
          </table:table-cell>
          <table:table-cell office:value-type="float" office:value="0.00299699" calcext:value-type="float">
            <text:p>0.00299699</text:p>
          </table:table-cell>
          <table:table-cell office:value-type="float" office:value="0.000362781" calcext:value-type="float">
            <text:p>0.000362781</text:p>
          </table:table-cell>
          <table:table-cell office:value-type="float" office:value="0.000194615" calcext:value-type="float">
            <text:p>0.000194615</text:p>
          </table:table-cell>
          <table:table-cell office:value-type="float" office:value="0.00035686" calcext:value-type="float">
            <text:p>0.0003568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370282" calcext:value-type="float">
            <text:p>0.00370282</text:p>
          </table:table-cell>
          <table:table-cell office:value-type="float" office:value="0.000232906" calcext:value-type="float">
            <text:p>0.000232906</text:p>
          </table:table-cell>
          <table:table-cell office:value-type="float" office:value="0.000911493" calcext:value-type="float">
            <text:p>0.000911493</text:p>
          </table:table-cell>
          <table:table-cell office:value-type="float" office:value="0.00988629" calcext:value-type="float">
            <text:p>0.00988629</text:p>
          </table:table-cell>
          <table:table-cell office:value-type="float" office:value="0.0026725" calcext:value-type="float">
            <text:p>0.0026725</text:p>
          </table:table-cell>
          <table:table-cell office:value-type="float" office:value="0.000367913" calcext:value-type="float">
            <text:p>0.000367913</text:p>
          </table:table-cell>
          <table:table-cell office:value-type="float" office:value="0.000198168" calcext:value-type="float">
            <text:p>0.000198168</text:p>
          </table:table-cell>
          <table:table-cell office:value-type="float" office:value="0.000363571" calcext:value-type="float">
            <text:p>0.00036357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359663" calcext:value-type="float">
            <text:p>0.00359663</text:p>
          </table:table-cell>
          <table:table-cell office:value-type="float" office:value="0.000253039" calcext:value-type="float">
            <text:p>0.000253039</text:p>
          </table:table-cell>
          <table:table-cell office:value-type="float" office:value="0.000920573" calcext:value-type="float">
            <text:p>0.000920573</text:p>
          </table:table-cell>
          <table:table-cell office:value-type="float" office:value="0.0100252" calcext:value-type="float">
            <text:p>0.0100252</text:p>
          </table:table-cell>
          <table:table-cell office:value-type="float" office:value="0.00270132" calcext:value-type="float">
            <text:p>0.00270132</text:p>
          </table:table-cell>
          <table:table-cell office:value-type="float" office:value="0.000379756" calcext:value-type="float">
            <text:p>0.000379756</text:p>
          </table:table-cell>
          <table:table-cell office:value-type="float" office:value="0.000205274" calcext:value-type="float">
            <text:p>0.000205274</text:p>
          </table:table-cell>
          <table:table-cell office:value-type="float" office:value="0.00037344" calcext:value-type="float">
            <text:p>0.00037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7115" calcext:value-type="float">
            <text:p>0.0037115</text:p>
          </table:table-cell>
          <table:table-cell office:value-type="float" office:value="0.000264092" calcext:value-type="float">
            <text:p>0.000264092</text:p>
          </table:table-cell>
          <table:table-cell office:value-type="float" office:value="0.000931231" calcext:value-type="float">
            <text:p>0.000931231</text:p>
          </table:table-cell>
          <table:table-cell office:value-type="float" office:value="0.00987681" calcext:value-type="float">
            <text:p>0.00987681</text:p>
          </table:table-cell>
          <table:table-cell office:value-type="float" office:value="0.00274632" calcext:value-type="float">
            <text:p>0.00274632</text:p>
          </table:table-cell>
          <table:table-cell office:value-type="float" office:value="0.000384493" calcext:value-type="float">
            <text:p>0.000384493</text:p>
          </table:table-cell>
          <table:table-cell office:value-type="float" office:value="0.000208432" calcext:value-type="float">
            <text:p>0.000208432</text:p>
          </table:table-cell>
          <table:table-cell office:value-type="float" office:value="0.000383309" calcext:value-type="float">
            <text:p>0.000383309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417692" calcext:value-type="float">
            <text:p>0.00417692</text:p>
          </table:table-cell>
          <table:table-cell office:value-type="float" office:value="0.000307515" calcext:value-type="float">
            <text:p>0.000307515</text:p>
          </table:table-cell>
          <table:table-cell office:value-type="float" office:value="0.000933994" calcext:value-type="float">
            <text:p>0.000933994</text:p>
          </table:table-cell>
          <table:table-cell office:value-type="float" office:value="0.00912954" calcext:value-type="float">
            <text:p>0.00912954</text:p>
          </table:table-cell>
          <table:table-cell office:value-type="float" office:value="0.0025825" calcext:value-type="float">
            <text:p>0.0025825</text:p>
          </table:table-cell>
          <table:table-cell office:value-type="float" office:value="0.00040581" calcext:value-type="float">
            <text:p>0.00040581</text:p>
          </table:table-cell>
          <table:table-cell office:value-type="float" office:value="0.000224222" calcext:value-type="float">
            <text:p>0.000224222</text:p>
          </table:table-cell>
          <table:table-cell office:value-type="float" office:value="0.000387256" calcext:value-type="float">
            <text:p>0.000387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41406" calcext:value-type="float">
            <text:p>0.0041406</text:p>
          </table:table-cell>
          <table:table-cell office:value-type="float" office:value="0.000300015" calcext:value-type="float">
            <text:p>0.000300015</text:p>
          </table:table-cell>
          <table:table-cell office:value-type="float" office:value="0.000955311" calcext:value-type="float">
            <text:p>0.000955311</text:p>
          </table:table-cell>
          <table:table-cell office:value-type="float" office:value="0.00952074" calcext:value-type="float">
            <text:p>0.00952074</text:p>
          </table:table-cell>
          <table:table-cell office:value-type="float" office:value="0.0027329" calcext:value-type="float">
            <text:p>0.0027329</text:p>
          </table:table-cell>
          <table:table-cell office:value-type="float" office:value="0.000402652" calcext:value-type="float">
            <text:p>0.000402652</text:p>
          </table:table-cell>
          <table:table-cell office:value-type="float" office:value="0.000221853" calcext:value-type="float">
            <text:p>0.000221853</text:p>
          </table:table-cell>
          <table:table-cell office:value-type="float" office:value="0.000404626" calcext:value-type="float">
            <text:p>0.000404626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418047" calcext:value-type="float">
            <text:p>0.00418047</text:p>
          </table:table-cell>
          <table:table-cell office:value-type="float" office:value="0.00032449" calcext:value-type="float">
            <text:p>0.00032449</text:p>
          </table:table-cell>
          <table:table-cell office:value-type="float" office:value="0.000954127" calcext:value-type="float">
            <text:p>0.000954127</text:p>
          </table:table-cell>
          <table:table-cell office:value-type="float" office:value="0.00867044" calcext:value-type="float">
            <text:p>0.00867044</text:p>
          </table:table-cell>
          <table:table-cell office:value-type="float" office:value="0.00280159" calcext:value-type="float">
            <text:p>0.00280159</text:p>
          </table:table-cell>
          <table:table-cell office:value-type="float" office:value="0.000433048" calcext:value-type="float">
            <text:p>0.000433048</text:p>
          </table:table-cell>
          <table:table-cell office:value-type="float" office:value="0.000232512" calcext:value-type="float">
            <text:p>0.000232512</text:p>
          </table:table-cell>
          <table:table-cell office:value-type="float" office:value="0.000395546" calcext:value-type="float">
            <text:p>0.00039554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416113" calcext:value-type="float">
            <text:p>0.00416113</text:p>
          </table:table-cell>
          <table:table-cell office:value-type="float" office:value="0.000351333" calcext:value-type="float">
            <text:p>0.000351333</text:p>
          </table:table-cell>
          <table:table-cell office:value-type="float" office:value="0.00105124" calcext:value-type="float">
            <text:p>0.00105124</text:p>
          </table:table-cell>
          <table:table-cell office:value-type="float" office:value="0.00977378" calcext:value-type="float">
            <text:p>0.00977378</text:p>
          </table:table-cell>
          <table:table-cell office:value-type="float" office:value="0.00289554" calcext:value-type="float">
            <text:p>0.00289554</text:p>
          </table:table-cell>
          <table:table-cell office:value-type="float" office:value="0.000439364" calcext:value-type="float">
            <text:p>0.000439364</text:p>
          </table:table-cell>
          <table:table-cell office:value-type="float" office:value="0.000240802" calcext:value-type="float">
            <text:p>0.000240802</text:p>
          </table:table-cell>
          <table:table-cell office:value-type="float" office:value="0.000431864" calcext:value-type="float">
            <text:p>0.00043186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486932" calcext:value-type="float">
            <text:p>0.00486932</text:p>
          </table:table-cell>
          <table:table-cell office:value-type="float" office:value="0.000355281" calcext:value-type="float">
            <text:p>0.000355281</text:p>
          </table:table-cell>
          <table:table-cell office:value-type="float" office:value="0.00092531" calcext:value-type="float">
            <text:p>0.00092531</text:p>
          </table:table-cell>
          <table:table-cell office:value-type="float" office:value="0.00950258" calcext:value-type="float">
            <text:p>0.00950258</text:p>
          </table:table-cell>
          <table:table-cell office:value-type="float" office:value="0.00299226" calcext:value-type="float">
            <text:p>0.00299226</text:p>
          </table:table-cell>
          <table:table-cell office:value-type="float" office:value="0.000436206" calcext:value-type="float">
            <text:p>0.000436206</text:p>
          </table:table-cell>
          <table:table-cell office:value-type="float" office:value="0.000242775" calcext:value-type="float">
            <text:p>0.000242775</text:p>
          </table:table-cell>
          <table:table-cell office:value-type="float" office:value="0.000435811" calcext:value-type="float">
            <text:p>0.00043581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993721" calcext:value-type="float">
            <text:p>0.00993721</text:p>
          </table:table-cell>
          <table:table-cell office:value-type="float" office:value="0.000362387" calcext:value-type="float">
            <text:p>0.000362387</text:p>
          </table:table-cell>
          <table:table-cell office:value-type="float" office:value="0.000929652" calcext:value-type="float">
            <text:p>0.000929652</text:p>
          </table:table-cell>
          <table:table-cell office:value-type="float" office:value="0.0100047" calcext:value-type="float">
            <text:p>0.0100047</text:p>
          </table:table-cell>
          <table:table-cell office:value-type="float" office:value="0.00313989" calcext:value-type="float">
            <text:p>0.00313989</text:p>
          </table:table-cell>
          <table:table-cell office:value-type="float" office:value="0.000436996" calcext:value-type="float">
            <text:p>0.000436996</text:p>
          </table:table-cell>
          <table:table-cell office:value-type="float" office:value="0.000245933" calcext:value-type="float">
            <text:p>0.000245933</text:p>
          </table:table-cell>
          <table:table-cell office:value-type="float" office:value="0.000452786" calcext:value-type="float">
            <text:p>0.000452786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773565" calcext:value-type="float">
            <text:p>0.00773565</text:p>
          </table:table-cell>
          <table:table-cell office:value-type="float" office:value="0.000420811" calcext:value-type="float">
            <text:p>0.000420811</text:p>
          </table:table-cell>
          <table:table-cell office:value-type="float" office:value="0.00117637" calcext:value-type="float">
            <text:p>0.00117637</text:p>
          </table:table-cell>
          <table:table-cell office:value-type="float" office:value="0.00980181" calcext:value-type="float">
            <text:p>0.00980181</text:p>
          </table:table-cell>
          <table:table-cell office:value-type="float" office:value="0.00304989" calcext:value-type="float">
            <text:p>0.00304989</text:p>
          </table:table-cell>
          <table:table-cell office:value-type="float" office:value="0.000475682" calcext:value-type="float">
            <text:p>0.000475682</text:p>
          </table:table-cell>
          <table:table-cell office:value-type="float" office:value="0.000266856" calcext:value-type="float">
            <text:p>0.000266856</text:p>
          </table:table-cell>
          <table:table-cell office:value-type="float" office:value="0.000446865" calcext:value-type="float">
            <text:p>0.00044686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647519" calcext:value-type="float">
            <text:p>0.00647519</text:p>
          </table:table-cell>
          <table:table-cell office:value-type="float" office:value="0.000418442" calcext:value-type="float">
            <text:p>0.000418442</text:p>
          </table:table-cell>
          <table:table-cell office:value-type="float" office:value="0.00103821" calcext:value-type="float">
            <text:p>0.00103821</text:p>
          </table:table-cell>
          <table:table-cell office:value-type="float" office:value="0.0102795" calcext:value-type="float">
            <text:p>0.0102795</text:p>
          </table:table-cell>
          <table:table-cell office:value-type="float" office:value="0.00340754" calcext:value-type="float">
            <text:p>0.00340754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264487" calcext:value-type="float">
            <text:p>0.000264487</text:p>
          </table:table-cell>
          <table:table-cell office:value-type="float" office:value="0.00047884" calcext:value-type="float">
            <text:p>0.00047884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45847" calcext:value-type="float">
            <text:p>0.0045847</text:p>
          </table:table-cell>
          <table:table-cell office:value-type="float" office:value="0.000424758" calcext:value-type="float">
            <text:p>0.000424758</text:p>
          </table:table-cell>
          <table:table-cell office:value-type="float" office:value="0.00090794" calcext:value-type="float">
            <text:p>0.00090794</text:p>
          </table:table-cell>
          <table:table-cell office:value-type="float" office:value="0.00960482" calcext:value-type="float">
            <text:p>0.00960482</text:p>
          </table:table-cell>
          <table:table-cell office:value-type="float" office:value="0.00339728" calcext:value-type="float">
            <text:p>0.00339728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266461" calcext:value-type="float">
            <text:p>0.000266461</text:p>
          </table:table-cell>
          <table:table-cell office:value-type="float" office:value="0.000460681" calcext:value-type="float">
            <text:p>0.00046068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471853" calcext:value-type="float">
            <text:p>0.00471853</text:p>
          </table:table-cell>
          <table:table-cell office:value-type="float" office:value="0.000446865" calcext:value-type="float">
            <text:p>0.000446865</text:p>
          </table:table-cell>
          <table:table-cell office:value-type="float" office:value="0.000980576" calcext:value-type="float">
            <text:p>0.000980576</text:p>
          </table:table-cell>
          <table:table-cell office:value-type="float" office:value="0.0104121" calcext:value-type="float">
            <text:p>0.0104121</text:p>
          </table:table-cell>
          <table:table-cell office:value-type="float" office:value="0.00361795" calcext:value-type="float">
            <text:p>0.00361795</text:p>
          </table:table-cell>
          <table:table-cell office:value-type="float" office:value="0.000499367" calcext:value-type="float">
            <text:p>0.000499367</text:p>
          </table:table-cell>
          <table:table-cell office:value-type="float" office:value="0.00027633" calcext:value-type="float">
            <text:p>0.00027633</text:p>
          </table:table-cell>
          <table:table-cell office:value-type="float" office:value="0.000477261" calcext:value-type="float">
            <text:p>0.00047726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490604" calcext:value-type="float">
            <text:p>0.00490604</text:p>
          </table:table-cell>
          <table:table-cell office:value-type="float" office:value="0.000475682" calcext:value-type="float">
            <text:p>0.000475682</text:p>
          </table:table-cell>
          <table:table-cell office:value-type="float" office:value="0.000906361" calcext:value-type="float">
            <text:p>0.000906361</text:p>
          </table:table-cell>
          <table:table-cell office:value-type="float" office:value="0.0107303" calcext:value-type="float">
            <text:p>0.0107303</text:p>
          </table:table-cell>
          <table:table-cell office:value-type="float" office:value="0.00385638" calcext:value-type="float">
            <text:p>0.00385638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286199" calcext:value-type="float">
            <text:p>0.000286199</text:p>
          </table:table-cell>
          <table:table-cell office:value-type="float" office:value="0.000497393" calcext:value-type="float">
            <text:p>0.00049739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492577" calcext:value-type="float">
            <text:p>0.00492577</text:p>
          </table:table-cell>
          <table:table-cell office:value-type="float" office:value="0.000501341" calcext:value-type="float">
            <text:p>0.000501341</text:p>
          </table:table-cell>
          <table:table-cell office:value-type="float" office:value="0.000964785" calcext:value-type="float">
            <text:p>0.000964785</text:p>
          </table:table-cell>
          <table:table-cell office:value-type="float" office:value="0.0139306" calcext:value-type="float">
            <text:p>0.0139306</text:p>
          </table:table-cell>
          <table:table-cell office:value-type="float" office:value="0.00450615" calcext:value-type="float">
            <text:p>0.00450615</text:p>
          </table:table-cell>
          <table:table-cell office:value-type="float" office:value="0.00252723" calcext:value-type="float">
            <text:p>0.00252723</text:p>
          </table:table-cell>
          <table:table-cell office:value-type="float" office:value="0.00221458" calcext:value-type="float">
            <text:p>0.00221458</text:p>
          </table:table-cell>
          <table:table-cell office:value-type="float" office:value="0.00244907" calcext:value-type="float">
            <text:p>0.00244907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498262" calcext:value-type="float">
            <text:p>0.00498262</text:p>
          </table:table-cell>
          <table:table-cell office:value-type="float" office:value="0.000503709" calcext:value-type="float">
            <text:p>0.000503709</text:p>
          </table:table-cell>
          <table:table-cell office:value-type="float" office:value="0.00094939" calcext:value-type="float">
            <text:p>0.00094939</text:p>
          </table:table-cell>
          <table:table-cell office:value-type="float" office:value="0.0214321" calcext:value-type="float">
            <text:p>0.0214321</text:p>
          </table:table-cell>
          <table:table-cell office:value-type="float" office:value="0.00578358" calcext:value-type="float">
            <text:p>0.00578358</text:p>
          </table:table-cell>
          <table:table-cell office:value-type="float" office:value="0.000459102" calcext:value-type="float">
            <text:p>0.000459102</text:p>
          </table:table-cell>
          <table:table-cell office:value-type="float" office:value="0.000218695" calcext:value-type="float">
            <text:p>0.000218695</text:p>
          </table:table-cell>
          <table:table-cell office:value-type="float" office:value="0.000457128" calcext:value-type="float">
            <text:p>0.00045712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642427" calcext:value-type="float">
            <text:p>0.00642427</text:p>
          </table:table-cell>
          <table:table-cell office:value-type="float" office:value="0.000503315" calcext:value-type="float">
            <text:p>0.000503315</text:p>
          </table:table-cell>
          <table:table-cell office:value-type="float" office:value="0.000963996" calcext:value-type="float">
            <text:p>0.000963996</text:p>
          </table:table-cell>
          <table:table-cell office:value-type="float" office:value="0.0217949" calcext:value-type="float">
            <text:p>0.0217949</text:p>
          </table:table-cell>
          <table:table-cell office:value-type="float" office:value="0.00583253" calcext:value-type="float">
            <text:p>0.00583253</text:p>
          </table:table-cell>
          <table:table-cell office:value-type="float" office:value="0.000441733" calcext:value-type="float">
            <text:p>0.000441733</text:p>
          </table:table-cell>
          <table:table-cell office:value-type="float" office:value="0.000211984" calcext:value-type="float">
            <text:p>0.000211984</text:p>
          </table:table-cell>
          <table:table-cell office:value-type="float" office:value="0.000454365" calcext:value-type="float">
            <text:p>0.00045436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528777" calcext:value-type="float">
            <text:p>0.00528777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930441" calcext:value-type="float">
            <text:p>0.000930441</text:p>
          </table:table-cell>
          <table:table-cell office:value-type="float" office:value="0.0219204" calcext:value-type="float">
            <text:p>0.0219204</text:p>
          </table:table-cell>
          <table:table-cell office:value-type="float" office:value="0.00587635" calcext:value-type="float">
            <text:p>0.00587635</text:p>
          </table:table-cell>
          <table:table-cell office:value-type="float" office:value="0.00046226" calcext:value-type="float">
            <text:p>0.00046226</text:p>
          </table:table-cell>
          <table:table-cell office:value-type="float" office:value="0.000220274" calcext:value-type="float">
            <text:p>0.000220274</text:p>
          </table:table-cell>
          <table:table-cell office:value-type="float" office:value="0.000474103" calcext:value-type="float">
            <text:p>0.00047410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533553" calcext:value-type="float">
            <text:p>0.00533553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00097347" calcext:value-type="float">
            <text:p>0.00097347</text:p>
          </table:table-cell>
          <table:table-cell office:value-type="float" office:value="0.0198993" calcext:value-type="float">
            <text:p>0.0198993</text:p>
          </table:table-cell>
          <table:table-cell office:value-type="float" office:value="0.00523645" calcext:value-type="float">
            <text:p>0.00523645</text:p>
          </table:table-cell>
          <table:table-cell office:value-type="float" office:value="0.000482393" calcext:value-type="float">
            <text:p>0.000482393</text:p>
          </table:table-cell>
          <table:table-cell office:value-type="float" office:value="0.000229748" calcext:value-type="float">
            <text:p>0.000229748</text:p>
          </table:table-cell>
          <table:table-cell office:value-type="float" office:value="0.000473313" calcext:value-type="float">
            <text:p>0.00047331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671402" calcext:value-type="float">
            <text:p>0.00671402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00972681" calcext:value-type="float">
            <text:p>0.000972681</text:p>
          </table:table-cell>
          <table:table-cell office:value-type="float" office:value="0.0205708" calcext:value-type="float">
            <text:p>0.0205708</text:p>
          </table:table-cell>
          <table:table-cell office:value-type="float" office:value="0.00553054" calcext:value-type="float">
            <text:p>0.00553054</text:p>
          </table:table-cell>
          <table:table-cell office:value-type="float" office:value="0.000483182" calcext:value-type="float">
            <text:p>0.000483182</text:p>
          </table:table-cell>
          <table:table-cell office:value-type="float" office:value="0.000232117" calcext:value-type="float">
            <text:p>0.000232117</text:p>
          </table:table-cell>
          <table:table-cell office:value-type="float" office:value="0.000480024" calcext:value-type="float">
            <text:p>0.00048002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552107" calcext:value-type="float">
            <text:p>0.00552107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000963996" calcext:value-type="float">
            <text:p>0.000963996</text:p>
          </table:table-cell>
          <table:table-cell office:value-type="float" office:value="0.0190604" calcext:value-type="float">
            <text:p>0.0190604</text:p>
          </table:table-cell>
          <table:table-cell office:value-type="float" office:value="0.0051042" calcext:value-type="float">
            <text:p>0.0051042</text:p>
          </table:table-cell>
          <table:table-cell office:value-type="float" office:value="0.000488314" calcext:value-type="float">
            <text:p>0.000488314</text:p>
          </table:table-cell>
          <table:table-cell office:value-type="float" office:value="0.00023567" calcext:value-type="float">
            <text:p>0.00023567</text:p>
          </table:table-cell>
          <table:table-cell office:value-type="float" office:value="0.00047884" calcext:value-type="float">
            <text:p>0.00047884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567305" calcext:value-type="float">
            <text:p>0.00567305</text:p>
          </table:table-cell>
          <table:table-cell office:value-type="float" office:value="0.000625295" calcext:value-type="float">
            <text:p>0.000625295</text:p>
          </table:table-cell>
          <table:table-cell office:value-type="float" office:value="0.000928862" calcext:value-type="float">
            <text:p>0.000928862</text:p>
          </table:table-cell>
          <table:table-cell office:value-type="float" office:value="0.0195551" calcext:value-type="float">
            <text:p>0.0195551</text:p>
          </table:table-cell>
          <table:table-cell office:value-type="float" office:value="0.00528895" calcext:value-type="float">
            <text:p>0.00528895</text:p>
          </table:table-cell>
          <table:table-cell office:value-type="float" office:value="0.000491077" calcext:value-type="float">
            <text:p>0.000491077</text:p>
          </table:table-cell>
          <table:table-cell office:value-type="float" office:value="0.000239223" calcext:value-type="float">
            <text:p>0.000239223</text:p>
          </table:table-cell>
          <table:table-cell office:value-type="float" office:value="0.000485945" calcext:value-type="float">
            <text:p>0.0004859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61494" calcext:value-type="float">
            <text:p>0.00661494</text:p>
          </table:table-cell>
          <table:table-cell office:value-type="float" office:value="0.000625295" calcext:value-type="float">
            <text:p>0.000625295</text:p>
          </table:table-cell>
          <table:table-cell office:value-type="float" office:value="0.00093281" calcext:value-type="float">
            <text:p>0.00093281</text:p>
          </table:table-cell>
          <table:table-cell office:value-type="float" office:value="0.0194204" calcext:value-type="float">
            <text:p>0.0194204</text:p>
          </table:table-cell>
          <table:table-cell office:value-type="float" office:value="0.00529882" calcext:value-type="float">
            <text:p>0.00529882</text:p>
          </table:table-cell>
          <table:table-cell office:value-type="float" office:value="0.00049542" calcext:value-type="float">
            <text:p>0.00049542</text:p>
          </table:table-cell>
          <table:table-cell office:value-type="float" office:value="0.000240802" calcext:value-type="float">
            <text:p>0.000240802</text:p>
          </table:table-cell>
          <table:table-cell office:value-type="float" office:value="0.000514368" calcext:value-type="float">
            <text:p>0.000514368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60153" calcext:value-type="float">
            <text:p>0.0060153</text:p>
          </table:table-cell>
          <table:table-cell office:value-type="float" office:value="0.000642664" calcext:value-type="float">
            <text:p>0.000642664</text:p>
          </table:table-cell>
          <table:table-cell office:value-type="float" office:value="0.000983734" calcext:value-type="float">
            <text:p>0.000983734</text:p>
          </table:table-cell>
          <table:table-cell office:value-type="float" office:value="0.0183436" calcext:value-type="float">
            <text:p>0.0183436</text:p>
          </table:table-cell>
          <table:table-cell office:value-type="float" office:value="0.00507815" calcext:value-type="float">
            <text:p>0.00507815</text:p>
          </table:table-cell>
          <table:table-cell office:value-type="float" office:value="0.000496209" calcext:value-type="float">
            <text:p>0.000496209</text:p>
          </table:table-cell>
          <table:table-cell office:value-type="float" office:value="0.000242775" calcext:value-type="float">
            <text:p>0.000242775</text:p>
          </table:table-cell>
          <table:table-cell office:value-type="float" office:value="0.000487919" calcext:value-type="float">
            <text:p>0.00048791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708036" calcext:value-type="float">
            <text:p>0.00708036</text:p>
          </table:table-cell>
          <table:table-cell office:value-type="float" office:value="0.000651743" calcext:value-type="float">
            <text:p>0.000651743</text:p>
          </table:table-cell>
          <table:table-cell office:value-type="float" office:value="0.000954127" calcext:value-type="float">
            <text:p>0.000954127</text:p>
          </table:table-cell>
          <table:table-cell office:value-type="float" office:value="0.0183388" calcext:value-type="float">
            <text:p>0.0183388</text:p>
          </table:table-cell>
          <table:table-cell office:value-type="float" office:value="0.00523368" calcext:value-type="float">
            <text:p>0.00523368</text:p>
          </table:table-cell>
          <table:table-cell office:value-type="float" office:value="0.000518316" calcext:value-type="float">
            <text:p>0.000518316</text:p>
          </table:table-cell>
          <table:table-cell office:value-type="float" office:value="0.000246723" calcext:value-type="float">
            <text:p>0.000246723</text:p>
          </table:table-cell>
          <table:table-cell office:value-type="float" office:value="0.000506473" calcext:value-type="float">
            <text:p>0.000506473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627466" calcext:value-type="float">
            <text:p>0.00627466</text:p>
          </table:table-cell>
          <table:table-cell office:value-type="float" office:value="0.000693193" calcext:value-type="float">
            <text:p>0.000693193</text:p>
          </table:table-cell>
          <table:table-cell office:value-type="float" office:value="0.000966759" calcext:value-type="float">
            <text:p>0.000966759</text:p>
          </table:table-cell>
          <table:table-cell office:value-type="float" office:value="0.0181442" calcext:value-type="float">
            <text:p>0.0181442</text:p>
          </table:table-cell>
          <table:table-cell office:value-type="float" office:value="0.00519816" calcext:value-type="float">
            <text:p>0.00519816</text:p>
          </table:table-cell>
          <table:table-cell office:value-type="float" office:value="0.000516737" calcext:value-type="float">
            <text:p>0.000516737</text:p>
          </table:table-cell>
          <table:table-cell office:value-type="float" office:value="0.000251065" calcext:value-type="float">
            <text:p>0.000251065</text:p>
          </table:table-cell>
          <table:table-cell office:value-type="float" office:value="0.000508052" calcext:value-type="float">
            <text:p>0.00050805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622729" calcext:value-type="float">
            <text:p>0.00622729</text:p>
          </table:table-cell>
          <table:table-cell office:value-type="float" office:value="0.000725168" calcext:value-type="float">
            <text:p>0.000725168</text:p>
          </table:table-cell>
          <table:table-cell office:value-type="float" office:value="0.000954127" calcext:value-type="float">
            <text:p>0.000954127</text:p>
          </table:table-cell>
          <table:table-cell office:value-type="float" office:value="0.0187675" calcext:value-type="float">
            <text:p>0.0187675</text:p>
          </table:table-cell>
          <table:table-cell office:value-type="float" office:value="0.00534343" calcext:value-type="float">
            <text:p>0.00534343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260145" calcext:value-type="float">
            <text:p>0.000260145</text:p>
          </table:table-cell>
          <table:table-cell office:value-type="float" office:value="0.000513973" calcext:value-type="float">
            <text:p>0.000513973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694101" calcext:value-type="float">
            <text:p>0.00694101</text:p>
          </table:table-cell>
          <table:table-cell office:value-type="float" office:value="0.000715694" calcext:value-type="float">
            <text:p>0.000715694</text:p>
          </table:table-cell>
          <table:table-cell office:value-type="float" office:value="0.000981365" calcext:value-type="float">
            <text:p>0.000981365</text:p>
          </table:table-cell>
          <table:table-cell office:value-type="float" office:value="0.0192622" calcext:value-type="float">
            <text:p>0.0192622</text:p>
          </table:table-cell>
          <table:table-cell office:value-type="float" office:value="0.00545909" calcext:value-type="float">
            <text:p>0.00545909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256197" calcext:value-type="float">
            <text:p>0.000256197</text:p>
          </table:table-cell>
          <table:table-cell office:value-type="float" office:value="0.000517921" calcext:value-type="float">
            <text:p>0.00051792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656599" calcext:value-type="float">
            <text:p>0.00656599</text:p>
          </table:table-cell>
          <table:table-cell office:value-type="float" office:value="0.000699509" calcext:value-type="float">
            <text:p>0.000699509</text:p>
          </table:table-cell>
          <table:table-cell office:value-type="float" office:value="0.000986892" calcext:value-type="float">
            <text:p>0.000986892</text:p>
          </table:table-cell>
          <table:table-cell office:value-type="float" office:value="0.0179626" calcext:value-type="float">
            <text:p>0.0179626</text:p>
          </table:table-cell>
          <table:table-cell office:value-type="float" office:value="0.00528737" calcext:value-type="float">
            <text:p>0.00528737</text:p>
          </table:table-cell>
          <table:table-cell office:value-type="float" office:value="0.000508052" calcext:value-type="float">
            <text:p>0.000508052</text:p>
          </table:table-cell>
          <table:table-cell office:value-type="float" office:value="0.000251855" calcext:value-type="float">
            <text:p>0.000251855</text:p>
          </table:table-cell>
          <table:table-cell office:value-type="float" office:value="0.000531737" calcext:value-type="float">
            <text:p>0.000531737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665757" calcext:value-type="float">
            <text:p>0.00665757</text:p>
          </table:table-cell>
          <table:table-cell office:value-type="float" office:value="0.00074688" calcext:value-type="float">
            <text:p>0.00074688</text:p>
          </table:table-cell>
          <table:table-cell office:value-type="float" office:value="0.000937152" calcext:value-type="float">
            <text:p>0.000937152</text:p>
          </table:table-cell>
          <table:table-cell office:value-type="float" office:value="0.0190316" calcext:value-type="float">
            <text:p>0.0190316</text:p>
          </table:table-cell>
          <table:table-cell office:value-type="float" office:value="0.00555581" calcext:value-type="float">
            <text:p>0.00555581</text:p>
          </table:table-cell>
          <table:table-cell office:value-type="float" office:value="0.000541211" calcext:value-type="float">
            <text:p>0.000541211</text:p>
          </table:table-cell>
          <table:table-cell office:value-type="float" office:value="0.000266461" calcext:value-type="float">
            <text:p>0.000266461</text:p>
          </table:table-cell>
          <table:table-cell office:value-type="float" office:value="0.000529369" calcext:value-type="float">
            <text:p>0.00052936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665047" calcext:value-type="float">
            <text:p>0.00665047</text:p>
          </table:table-cell>
          <table:table-cell office:value-type="float" office:value="0.000740958" calcext:value-type="float">
            <text:p>0.000740958</text:p>
          </table:table-cell>
          <table:table-cell office:value-type="float" office:value="0.000928468" calcext:value-type="float">
            <text:p>0.000928468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0563199" calcext:value-type="float">
            <text:p>0.00563199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262513" calcext:value-type="float">
            <text:p>0.000262513</text:p>
          </table:table-cell>
          <table:table-cell office:value-type="float" office:value="0.000539632" calcext:value-type="float">
            <text:p>0.00053963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685929" calcext:value-type="float">
            <text:p>0.00685929</text:p>
          </table:table-cell>
          <table:table-cell office:value-type="float" office:value="0.000778855" calcext:value-type="float">
            <text:p>0.000778855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194122" calcext:value-type="float">
            <text:p>0.0194122</text:p>
          </table:table-cell>
          <table:table-cell office:value-type="float" office:value="0.00582345" calcext:value-type="float">
            <text:p>0.0058234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268435" calcext:value-type="float">
            <text:p>0.000268435</text:p>
          </table:table-cell>
          <table:table-cell office:value-type="float" office:value="0.000543975" calcext:value-type="float">
            <text:p>0.0005439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700022" calcext:value-type="float">
            <text:p>0.00700022</text:p>
          </table:table-cell>
          <table:table-cell office:value-type="float" office:value="0.000796224" calcext:value-type="float">
            <text:p>0.000796224</text:p>
          </table:table-cell>
          <table:table-cell office:value-type="float" office:value="0.00093281" calcext:value-type="float">
            <text:p>0.00093281</text:p>
          </table:table-cell>
          <table:table-cell office:value-type="float" office:value="0.018775" calcext:value-type="float">
            <text:p>0.018775</text:p>
          </table:table-cell>
          <table:table-cell office:value-type="float" office:value="0.00612031" calcext:value-type="float">
            <text:p>0.00612031</text:p>
          </table:table-cell>
          <table:table-cell office:value-type="float" office:value="0.000540027" calcext:value-type="float">
            <text:p>0.000540027</text:p>
          </table:table-cell>
          <table:table-cell office:value-type="float" office:value="0.000270803" calcext:value-type="float">
            <text:p>0.000270803</text:p>
          </table:table-cell>
          <table:table-cell office:value-type="float" office:value="0.000542001" calcext:value-type="float">
            <text:p>0.000542001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705943" calcext:value-type="float">
            <text:p>0.00705943</text:p>
          </table:table-cell>
          <table:table-cell office:value-type="float" office:value="0.000797803" calcext:value-type="float">
            <text:p>0.000797803</text:p>
          </table:table-cell>
          <table:table-cell office:value-type="float" office:value="0.000930441" calcext:value-type="float">
            <text:p>0.000930441</text:p>
          </table:table-cell>
          <table:table-cell office:value-type="float" office:value="0.0190537" calcext:value-type="float">
            <text:p>0.0190537</text:p>
          </table:table-cell>
          <table:table-cell office:value-type="float" office:value="0.00597267" calcext:value-type="float">
            <text:p>0.00597267</text:p>
          </table:table-cell>
          <table:table-cell office:value-type="float" office:value="0.000558581" calcext:value-type="float">
            <text:p>0.000558581</text:p>
          </table:table-cell>
          <table:table-cell office:value-type="float" office:value="0.000278698" calcext:value-type="float">
            <text:p>0.000278698</text:p>
          </table:table-cell>
          <table:table-cell office:value-type="float" office:value="0.000541211" calcext:value-type="float">
            <text:p>0.00054121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709457" calcext:value-type="float">
            <text:p>0.00709457</text:p>
          </table:table-cell>
          <table:table-cell office:value-type="float" office:value="0.000861359" calcext:value-type="float">
            <text:p>0.000861359</text:p>
          </table:table-cell>
          <table:table-cell office:value-type="float" office:value="0.000943468" calcext:value-type="float">
            <text:p>0.000943468</text:p>
          </table:table-cell>
          <table:table-cell office:value-type="float" office:value="0.0185966" calcext:value-type="float">
            <text:p>0.0185966</text:p>
          </table:table-cell>
          <table:table-cell office:value-type="float" office:value="0.00606623" calcext:value-type="float">
            <text:p>0.00606623</text:p>
          </table:table-cell>
          <table:table-cell office:value-type="float" office:value="0.000558186" calcext:value-type="float">
            <text:p>0.000558186</text:p>
          </table:table-cell>
          <table:table-cell office:value-type="float" office:value="0.000279883" calcext:value-type="float">
            <text:p>0.000279883</text:p>
          </table:table-cell>
          <table:table-cell office:value-type="float" office:value="0.000549107" calcext:value-type="float">
            <text:p>0.00054910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0726629" calcext:value-type="float">
            <text:p>0.00726629</text:p>
          </table:table-cell>
          <table:table-cell office:value-type="float" office:value="0.000858991" calcext:value-type="float">
            <text:p>0.000858991</text:p>
          </table:table-cell>
          <table:table-cell office:value-type="float" office:value="0.000988866" calcext:value-type="float">
            <text:p>0.000988866</text:p>
          </table:table-cell>
          <table:table-cell office:value-type="float" office:value="0.0192894" calcext:value-type="float">
            <text:p>0.0192894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0.000581871" calcext:value-type="float">
            <text:p>0.000581871</text:p>
          </table:table-cell>
          <table:table-cell office:value-type="float" office:value="0.000281462" calcext:value-type="float">
            <text:p>0.000281462</text:p>
          </table:table-cell>
          <table:table-cell office:value-type="float" office:value="0.000568844" calcext:value-type="float">
            <text:p>0.00056884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736419" calcext:value-type="float">
            <text:p>0.00736419</text:p>
          </table:table-cell>
          <table:table-cell office:value-type="float" office:value="0.000881097" calcext:value-type="float">
            <text:p>0.000881097</text:p>
          </table:table-cell>
          <table:table-cell office:value-type="float" office:value="0.000997155" calcext:value-type="float">
            <text:p>0.000997155</text:p>
          </table:table-cell>
          <table:table-cell office:value-type="float" office:value="0.0195033" calcext:value-type="float">
            <text:p>0.0195033</text:p>
          </table:table-cell>
          <table:table-cell office:value-type="float" office:value="0.00606859" calcext:value-type="float">
            <text:p>0.00606859</text:p>
          </table:table-cell>
          <table:table-cell office:value-type="float" office:value="0.000570423" calcext:value-type="float">
            <text:p>0.000570423</text:p>
          </table:table-cell>
          <table:table-cell office:value-type="float" office:value="0.000284225" calcext:value-type="float">
            <text:p>0.000284225</text:p>
          </table:table-cell>
          <table:table-cell office:value-type="float" office:value="0.00056016" calcext:value-type="float">
            <text:p>0.00056016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749288" calcext:value-type="float">
            <text:p>0.00749288</text:p>
          </table:table-cell>
          <table:table-cell office:value-type="float" office:value="0.000839647" calcext:value-type="float">
            <text:p>0.000839647</text:p>
          </table:table-cell>
          <table:table-cell office:value-type="float" office:value="0.000975839" calcext:value-type="float">
            <text:p>0.000975839</text:p>
          </table:table-cell>
          <table:table-cell office:value-type="float" office:value="0.0192345" calcext:value-type="float">
            <text:p>0.0192345</text:p>
          </table:table-cell>
          <table:table-cell office:value-type="float" office:value="0.00636071" calcext:value-type="float">
            <text:p>0.00636071</text:p>
          </table:table-cell>
          <table:table-cell office:value-type="float" office:value="0.000552659" calcext:value-type="float">
            <text:p>0.000552659</text:p>
          </table:table-cell>
          <table:table-cell office:value-type="float" office:value="0.000277909" calcext:value-type="float">
            <text:p>0.000277909</text:p>
          </table:table-cell>
          <table:table-cell office:value-type="float" office:value="0.000556607" calcext:value-type="float">
            <text:p>0.00055660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760972" calcext:value-type="float">
            <text:p>0.00760972</text:p>
          </table:table-cell>
          <table:table-cell office:value-type="float" office:value="0.000903203" calcext:value-type="float">
            <text:p>0.000903203</text:p>
          </table:table-cell>
          <table:table-cell office:value-type="float" office:value="0.000940705" calcext:value-type="float">
            <text:p>0.000940705</text:p>
          </table:table-cell>
          <table:table-cell office:value-type="float" office:value="0.0194177" calcext:value-type="float">
            <text:p>0.0194177</text:p>
          </table:table-cell>
          <table:table-cell office:value-type="float" office:value="0.0063844" calcext:value-type="float">
            <text:p>0.0063844</text:p>
          </table:table-cell>
          <table:table-cell office:value-type="float" office:value="0.000585424" calcext:value-type="float">
            <text:p>0.000585424</text:p>
          </table:table-cell>
          <table:table-cell office:value-type="float" office:value="0.00029133" calcext:value-type="float">
            <text:p>0.00029133</text:p>
          </table:table-cell>
          <table:table-cell office:value-type="float" office:value="0.000566871" calcext:value-type="float">
            <text:p>0.00056687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773999" calcext:value-type="float">
            <text:p>0.00773999</text:p>
          </table:table-cell>
          <table:table-cell office:value-type="float" office:value="0.000950969" calcext:value-type="float">
            <text:p>0.000950969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0.00637256" calcext:value-type="float">
            <text:p>0.00637256</text:p>
          </table:table-cell>
          <table:table-cell office:value-type="float" office:value="0.000599635" calcext:value-type="float">
            <text:p>0.000599635</text:p>
          </table:table-cell>
          <table:table-cell office:value-type="float" office:value="0.000300015" calcext:value-type="float">
            <text:p>0.000300015</text:p>
          </table:table-cell>
          <table:table-cell office:value-type="float" office:value="0.000563318" calcext:value-type="float">
            <text:p>0.00056331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78679" calcext:value-type="float">
            <text:p>0.0078679</text:p>
          </table:table-cell>
          <table:table-cell office:value-type="float" office:value="0.000918994" calcext:value-type="float">
            <text:p>0.000918994</text:p>
          </table:table-cell>
          <table:table-cell office:value-type="float" office:value="0.00117598" calcext:value-type="float">
            <text:p>0.00117598</text:p>
          </table:table-cell>
          <table:table-cell office:value-type="float" office:value="0.0193869" calcext:value-type="float">
            <text:p>0.0193869</text:p>
          </table:table-cell>
          <table:table-cell office:value-type="float" office:value="0.0067081" calcext:value-type="float">
            <text:p>0.0067081</text:p>
          </table:table-cell>
          <table:table-cell office:value-type="float" office:value="0.000588187" calcext:value-type="float">
            <text:p>0.000588187</text:p>
          </table:table-cell>
          <table:table-cell office:value-type="float" office:value="0.000294883" calcext:value-type="float">
            <text:p>0.000294883</text:p>
          </table:table-cell>
          <table:table-cell office:value-type="float" office:value="0.000582266" calcext:value-type="float">
            <text:p>0.000582266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0803488" calcext:value-type="float">
            <text:p>0.00803488</text:p>
          </table:table-cell>
          <table:table-cell office:value-type="float" office:value="0.000895703" calcext:value-type="float">
            <text:p>0.000895703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0198902" calcext:value-type="float">
            <text:p>0.0198902</text:p>
          </table:table-cell>
          <table:table-cell office:value-type="float" office:value="0.00704009" calcext:value-type="float">
            <text:p>0.00704009</text:p>
          </table:table-cell>
          <table:table-cell office:value-type="float" office:value="0.000572792" calcext:value-type="float">
            <text:p>0.000572792</text:p>
          </table:table-cell>
          <table:table-cell office:value-type="float" office:value="0.000288567" calcext:value-type="float">
            <text:p>0.000288567</text:p>
          </table:table-cell>
          <table:table-cell office:value-type="float" office:value="0.000570423" calcext:value-type="float">
            <text:p>0.0005704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829423" calcext:value-type="float">
            <text:p>0.00829423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0966759" calcext:value-type="float">
            <text:p>0.000966759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0702983" calcext:value-type="float">
            <text:p>0.00702983</text:p>
          </table:table-cell>
          <table:table-cell office:value-type="float" office:value="0.000604767" calcext:value-type="float">
            <text:p>0.000604767</text:p>
          </table:table-cell>
          <table:table-cell office:value-type="float" office:value="0.000303963" calcext:value-type="float">
            <text:p>0.000303963</text:p>
          </table:table-cell>
          <table:table-cell office:value-type="float" office:value="0.000594504" calcext:value-type="float">
            <text:p>0.000594504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0847779" calcext:value-type="float">
            <text:p>0.00847779</text:p>
          </table:table-cell>
          <table:table-cell office:value-type="float" office:value="0.000955706" calcext:value-type="float">
            <text:p>0.000955706</text:p>
          </table:table-cell>
          <table:table-cell office:value-type="float" office:value="0.00100189" calcext:value-type="float">
            <text:p>0.00100189</text:p>
          </table:table-cell>
          <table:table-cell office:value-type="float" office:value="0.0202822" calcext:value-type="float">
            <text:p>0.0202822</text:p>
          </table:table-cell>
          <table:table-cell office:value-type="float" office:value="0.00720786" calcext:value-type="float">
            <text:p>0.00720786</text:p>
          </table:table-cell>
          <table:table-cell office:value-type="float" office:value="0.00060003" calcext:value-type="float">
            <text:p>0.00060003</text:p>
          </table:table-cell>
          <table:table-cell office:value-type="float" office:value="0.000301594" calcext:value-type="float">
            <text:p>0.000301594</text:p>
          </table:table-cell>
          <table:table-cell office:value-type="float" office:value="0.000598056" calcext:value-type="float">
            <text:p>0.00059805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825081" calcext:value-type="float">
            <text:p>0.00825081</text:p>
          </table:table-cell>
          <table:table-cell office:value-type="float" office:value="0.00096518" calcext:value-type="float">
            <text:p>0.00096518</text:p>
          </table:table-cell>
          <table:table-cell office:value-type="float" office:value="0.00095768" calcext:value-type="float">
            <text:p>0.00095768</text:p>
          </table:table-cell>
          <table:table-cell office:value-type="float" office:value="0.0199103" calcext:value-type="float">
            <text:p>0.0199103</text:p>
          </table:table-cell>
          <table:table-cell office:value-type="float" office:value="0.00702114" calcext:value-type="float">
            <text:p>0.00702114</text:p>
          </table:table-cell>
          <table:table-cell office:value-type="float" office:value="0.00060832" calcext:value-type="float">
            <text:p>0.00060832</text:p>
          </table:table-cell>
          <table:table-cell office:value-type="float" office:value="0.000314621" calcext:value-type="float">
            <text:p>0.000314621</text:p>
          </table:table-cell>
          <table:table-cell office:value-type="float" office:value="0.000577924" calcext:value-type="float">
            <text:p>0.000577924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0876202" calcext:value-type="float">
            <text:p>0.00876202</text:p>
          </table:table-cell>
          <table:table-cell office:value-type="float" office:value="0.00100229" calcext:value-type="float">
            <text:p>0.00100229</text:p>
          </table:table-cell>
          <table:table-cell office:value-type="float" office:value="0.000941889" calcext:value-type="float">
            <text:p>0.000941889</text:p>
          </table:table-cell>
          <table:table-cell office:value-type="float" office:value="0.0210579" calcext:value-type="float">
            <text:p>0.0210579</text:p>
          </table:table-cell>
          <table:table-cell office:value-type="float" office:value="0.00756196" calcext:value-type="float">
            <text:p>0.00756196</text:p>
          </table:table-cell>
          <table:table-cell office:value-type="float" office:value="0.000614241" calcext:value-type="float">
            <text:p>0.000614241</text:p>
          </table:table-cell>
          <table:table-cell office:value-type="float" office:value="0.0003237" calcext:value-type="float">
            <text:p>0.0003237</text:p>
          </table:table-cell>
          <table:table-cell office:value-type="float" office:value="0.000590951" calcext:value-type="float">
            <text:p>0.00059095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84395" calcext:value-type="float">
            <text:p>0.0084395</text:p>
          </table:table-cell>
          <table:table-cell office:value-type="float" office:value="0.00104768" calcext:value-type="float">
            <text:p>0.00104768</text:p>
          </table:table-cell>
          <table:table-cell office:value-type="float" office:value="0.000970312" calcext:value-type="float">
            <text:p>0.000970312</text:p>
          </table:table-cell>
          <table:table-cell office:value-type="float" office:value="0.0228465" calcext:value-type="float">
            <text:p>0.0228465</text:p>
          </table:table-cell>
          <table:table-cell office:value-type="float" office:value="0.00800724" calcext:value-type="float">
            <text:p>0.00800724</text:p>
          </table:table-cell>
          <table:table-cell office:value-type="float" office:value="0.000632795" calcext:value-type="float">
            <text:p>0.000632795</text:p>
          </table:table-cell>
          <table:table-cell office:value-type="float" office:value="0.000319358" calcext:value-type="float">
            <text:p>0.000319358</text:p>
          </table:table-cell>
          <table:table-cell office:value-type="float" office:value="0.000618978" calcext:value-type="float">
            <text:p>0.00061897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102376" calcext:value-type="float">
            <text:p>0.0102376</text:p>
          </table:table-cell>
          <table:table-cell office:value-type="float" office:value="0.00112585" calcext:value-type="float">
            <text:p>0.00112585</text:p>
          </table:table-cell>
          <table:table-cell office:value-type="float" office:value="0.000951758" calcext:value-type="float">
            <text:p>0.000951758</text:p>
          </table:table-cell>
          <table:table-cell office:value-type="float" office:value="0.0336246" calcext:value-type="float">
            <text:p>0.0336246</text:p>
          </table:table-cell>
          <table:table-cell office:value-type="float" office:value="0.0100252" calcext:value-type="float">
            <text:p>0.0100252</text:p>
          </table:table-cell>
          <table:table-cell office:value-type="float" office:value="0.000639506" calcext:value-type="float">
            <text:p>0.000639506</text:p>
          </table:table-cell>
          <table:table-cell office:value-type="float" office:value="0.000327253" calcext:value-type="float">
            <text:p>0.000327253</text:p>
          </table:table-cell>
          <table:table-cell office:value-type="float" office:value="0.000619768" calcext:value-type="float">
            <text:p>0.00061976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984128" calcext:value-type="float">
            <text:p>0.00984128</text:p>
          </table:table-cell>
          <table:table-cell office:value-type="float" office:value="0.00119177" calcext:value-type="float">
            <text:p>0.00119177</text:p>
          </table:table-cell>
          <table:table-cell office:value-type="float" office:value="0.000980576" calcext:value-type="float">
            <text:p>0.000980576</text:p>
          </table:table-cell>
          <table:table-cell office:value-type="float" office:value="0.0424324" calcext:value-type="float">
            <text:p>0.0424324</text:p>
          </table:table-cell>
          <table:table-cell office:value-type="float" office:value="0.0110485" calcext:value-type="float">
            <text:p>0.0110485</text:p>
          </table:table-cell>
          <table:table-cell office:value-type="float" office:value="0.00065727" calcext:value-type="float">
            <text:p>0.00065727</text:p>
          </table:table-cell>
          <table:table-cell office:value-type="float" office:value="0.000335543" calcext:value-type="float">
            <text:p>0.000335543</text:p>
          </table:table-cell>
          <table:table-cell office:value-type="float" office:value="0.000618978" calcext:value-type="float">
            <text:p>0.000618978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107903" calcext:value-type="float">
            <text:p>0.0107903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0955311" calcext:value-type="float">
            <text:p>0.000955311</text:p>
          </table:table-cell>
          <table:table-cell office:value-type="float" office:value="0.0448479" calcext:value-type="float">
            <text:p>0.0448479</text:p>
          </table:table-cell>
          <table:table-cell office:value-type="float" office:value="0.0118723" calcext:value-type="float">
            <text:p>0.0118723</text:p>
          </table:table-cell>
          <table:table-cell office:value-type="float" office:value="0.000633584" calcext:value-type="float">
            <text:p>0.000633584</text:p>
          </table:table-cell>
          <table:table-cell office:value-type="float" office:value="0.000320148" calcext:value-type="float">
            <text:p>0.000320148</text:p>
          </table:table-cell>
          <table:table-cell office:value-type="float" office:value="0.000637532" calcext:value-type="float">
            <text:p>0.00063753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137608" calcext:value-type="float">
            <text:p>0.0137608</text:p>
          </table:table-cell>
          <table:table-cell office:value-type="float" office:value="0.00113611" calcext:value-type="float">
            <text:p>0.00113611</text:p>
          </table:table-cell>
          <table:table-cell office:value-type="float" office:value="0.000956101" calcext:value-type="float">
            <text:p>0.000956101</text:p>
          </table:table-cell>
          <table:table-cell office:value-type="float" office:value="0.0413693" calcext:value-type="float">
            <text:p>0.0413693</text:p>
          </table:table-cell>
          <table:table-cell office:value-type="float" office:value="0.0108183" calcext:value-type="float">
            <text:p>0.0108183</text:p>
          </table:table-cell>
          <table:table-cell office:value-type="float" office:value="0.000656086" calcext:value-type="float">
            <text:p>0.000656086</text:p>
          </table:table-cell>
          <table:table-cell office:value-type="float" office:value="0.000335148" calcext:value-type="float">
            <text:p>0.000335148</text:p>
          </table:table-cell>
          <table:table-cell office:value-type="float" office:value="0.000662007" calcext:value-type="float">
            <text:p>0.000662007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102992" calcext:value-type="float">
            <text:p>0.0102992</text:p>
          </table:table-cell>
          <table:table-cell office:value-type="float" office:value="0.00113729" calcext:value-type="float">
            <text:p>0.00113729</text:p>
          </table:table-cell>
          <table:table-cell office:value-type="float" office:value="0.000992813" calcext:value-type="float">
            <text:p>0.000992813</text:p>
          </table:table-cell>
          <table:table-cell office:value-type="float" office:value="0.0429168" calcext:value-type="float">
            <text:p>0.0429168</text:p>
          </table:table-cell>
          <table:table-cell office:value-type="float" office:value="0.011324" calcext:value-type="float">
            <text:p>0.011324</text:p>
          </table:table-cell>
          <table:table-cell office:value-type="float" office:value="0.000655296" calcext:value-type="float">
            <text:p>0.000655296</text:p>
          </table:table-cell>
          <table:table-cell office:value-type="float" office:value="0.000334754" calcext:value-type="float">
            <text:p>0.000334754</text:p>
          </table:table-cell>
          <table:table-cell office:value-type="float" office:value="0.000667139" calcext:value-type="float">
            <text:p>0.00066713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913349" calcext:value-type="float">
            <text:p>0.00913349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00100466" calcext:value-type="float">
            <text:p>0.00100466</text:p>
          </table:table-cell>
          <table:table-cell office:value-type="float" office:value="0.0425666" calcext:value-type="float">
            <text:p>0.0425666</text:p>
          </table:table-cell>
          <table:table-cell office:value-type="float" office:value="0.0109269" calcext:value-type="float">
            <text:p>0.0109269</text:p>
          </table:table-cell>
          <table:table-cell office:value-type="float" office:value="0.000668718" calcext:value-type="float">
            <text:p>0.000668718</text:p>
          </table:table-cell>
          <table:table-cell office:value-type="float" office:value="0.000338306" calcext:value-type="float">
            <text:p>0.000338306</text:p>
          </table:table-cell>
          <table:table-cell office:value-type="float" office:value="0.000632005" calcext:value-type="float">
            <text:p>0.00063200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120464" calcext:value-type="float">
            <text:p>0.0120464</text:p>
          </table:table-cell>
          <table:table-cell office:value-type="float" office:value="0.00112821" calcext:value-type="float">
            <text:p>0.00112821</text:p>
          </table:table-cell>
          <table:table-cell office:value-type="float" office:value="0.000974259" calcext:value-type="float">
            <text:p>0.000974259</text:p>
          </table:table-cell>
          <table:table-cell office:value-type="float" office:value="0.0409947" calcext:value-type="float">
            <text:p>0.0409947</text:p>
          </table:table-cell>
          <table:table-cell office:value-type="float" office:value="0.010799" calcext:value-type="float">
            <text:p>0.010799</text:p>
          </table:table-cell>
          <table:table-cell office:value-type="float" office:value="0.000668718" calcext:value-type="float">
            <text:p>0.000668718</text:p>
          </table:table-cell>
          <table:table-cell office:value-type="float" office:value="0.000339491" calcext:value-type="float">
            <text:p>0.000339491</text:p>
          </table:table-cell>
          <table:table-cell office:value-type="float" office:value="0.000652533" calcext:value-type="float">
            <text:p>0.000652533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106829" calcext:value-type="float">
            <text:p>0.0106829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000960838" calcext:value-type="float">
            <text:p>0.000960838</text:p>
          </table:table-cell>
          <table:table-cell office:value-type="float" office:value="0.0388081" calcext:value-type="float">
            <text:p>0.0388081</text:p>
          </table:table-cell>
          <table:table-cell office:value-type="float" office:value="0.0103659" calcext:value-type="float">
            <text:p>0.0103659</text:p>
          </table:table-cell>
          <table:table-cell office:value-type="float" office:value="0.000682929" calcext:value-type="float">
            <text:p>0.000682929</text:p>
          </table:table-cell>
          <table:table-cell office:value-type="float" office:value="0.00034857" calcext:value-type="float">
            <text:p>0.00034857</text:p>
          </table:table-cell>
          <table:table-cell office:value-type="float" office:value="0.000639111" calcext:value-type="float">
            <text:p>0.000639111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0965575" calcext:value-type="float">
            <text:p>0.00965575</text:p>
          </table:table-cell>
          <table:table-cell office:value-type="float" office:value="0.00114124" calcext:value-type="float">
            <text:p>0.00114124</text:p>
          </table:table-cell>
          <table:table-cell office:value-type="float" office:value="0.000994787" calcext:value-type="float">
            <text:p>0.000994787</text:p>
          </table:table-cell>
          <table:table-cell office:value-type="float" office:value="0.0409394" calcext:value-type="float">
            <text:p>0.0409394</text:p>
          </table:table-cell>
          <table:table-cell office:value-type="float" office:value="0.0108444" calcext:value-type="float">
            <text:p>0.0108444</text:p>
          </table:table-cell>
          <table:table-cell office:value-type="float" office:value="0.000668323" calcext:value-type="float">
            <text:p>0.000668323</text:p>
          </table:table-cell>
          <table:table-cell office:value-type="float" office:value="0.000342254" calcext:value-type="float">
            <text:p>0.000342254</text:p>
          </table:table-cell>
          <table:table-cell office:value-type="float" office:value="0.000662796" calcext:value-type="float">
            <text:p>0.00066279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983971" calcext:value-type="float">
            <text:p>0.00983971</text:p>
          </table:table-cell>
          <table:table-cell office:value-type="float" office:value="0.00117203" calcext:value-type="float">
            <text:p>0.00117203</text:p>
          </table:table-cell>
          <table:table-cell office:value-type="float" office:value="0.00098926" calcext:value-type="float">
            <text:p>0.00098926</text:p>
          </table:table-cell>
          <table:table-cell office:value-type="float" office:value="0.0404006" calcext:value-type="float">
            <text:p>0.0404006</text:p>
          </table:table-cell>
          <table:table-cell office:value-type="float" office:value="0.0107307" calcext:value-type="float">
            <text:p>0.0107307</text:p>
          </table:table-cell>
          <table:table-cell office:value-type="float" office:value="0.000703062" calcext:value-type="float">
            <text:p>0.000703062</text:p>
          </table:table-cell>
          <table:table-cell office:value-type="float" office:value="0.000347386" calcext:value-type="float">
            <text:p>0.000347386</text:p>
          </table:table-cell>
          <table:table-cell office:value-type="float" office:value="0.000667139" calcext:value-type="float">
            <text:p>0.00066713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992024" calcext:value-type="float">
            <text:p>0.00992024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000975839" calcext:value-type="float">
            <text:p>0.000975839</text:p>
          </table:table-cell>
          <table:table-cell office:value-type="float" office:value="0.0420218" calcext:value-type="float">
            <text:p>0.0420218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0665165" calcext:value-type="float">
            <text:p>0.000665165</text:p>
          </table:table-cell>
          <table:table-cell office:value-type="float" office:value="0.00034028" calcext:value-type="float">
            <text:p>0.00034028</text:p>
          </table:table-cell>
          <table:table-cell office:value-type="float" office:value="0.000680166" calcext:value-type="float">
            <text:p>0.00068016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102755" calcext:value-type="float">
            <text:p>0.0102755</text:p>
          </table:table-cell>
          <table:table-cell office:value-type="float" office:value="0.00118861" calcext:value-type="float">
            <text:p>0.00118861</text:p>
          </table:table-cell>
          <table:table-cell office:value-type="float" office:value="0.00133467" calcext:value-type="float">
            <text:p>0.00133467</text:p>
          </table:table-cell>
          <table:table-cell office:value-type="float" office:value="0.0402229" calcext:value-type="float">
            <text:p>0.0402229</text:p>
          </table:table-cell>
          <table:table-cell office:value-type="float" office:value="0.0106983" calcext:value-type="float">
            <text:p>0.0106983</text:p>
          </table:table-cell>
          <table:table-cell office:value-type="float" office:value="0.000683719" calcext:value-type="float">
            <text:p>0.000683719</text:p>
          </table:table-cell>
          <table:table-cell office:value-type="float" office:value="0.000352912" calcext:value-type="float">
            <text:p>0.000352912</text:p>
          </table:table-cell>
          <table:table-cell office:value-type="float" office:value="0.000678981" calcext:value-type="float">
            <text:p>0.00067898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115289" calcext:value-type="float">
            <text:p>0.0115289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010011" calcext:value-type="float">
            <text:p>0.0010011</text:p>
          </table:table-cell>
          <table:table-cell office:value-type="float" office:value="0.0382496" calcext:value-type="float">
            <text:p>0.0382496</text:p>
          </table:table-cell>
          <table:table-cell office:value-type="float" office:value="0.0104922" calcext:value-type="float">
            <text:p>0.0104922</text:p>
          </table:table-cell>
          <table:table-cell office:value-type="float" office:value="0.000685692" calcext:value-type="float">
            <text:p>0.000685692</text:p>
          </table:table-cell>
          <table:table-cell office:value-type="float" office:value="0.000351333" calcext:value-type="float">
            <text:p>0.000351333</text:p>
          </table:table-cell>
          <table:table-cell office:value-type="float" office:value="0.000677797" calcext:value-type="float">
            <text:p>0.00067779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122055" calcext:value-type="float">
            <text:p>0.0122055</text:p>
          </table:table-cell>
          <table:table-cell office:value-type="float" office:value="0.00130625" calcext:value-type="float">
            <text:p>0.00130625</text:p>
          </table:table-cell>
          <table:table-cell office:value-type="float" office:value="0.00100268" calcext:value-type="float">
            <text:p>0.00100268</text:p>
          </table:table-cell>
          <table:table-cell office:value-type="float" office:value="0.0400793" calcext:value-type="float">
            <text:p>0.0400793</text:p>
          </table:table-cell>
          <table:table-cell office:value-type="float" office:value="0.0115604" calcext:value-type="float">
            <text:p>0.0115604</text:p>
          </table:table-cell>
          <table:table-cell office:value-type="float" office:value="0.00071451" calcext:value-type="float">
            <text:p>0.00071451</text:p>
          </table:table-cell>
          <table:table-cell office:value-type="float" office:value="0.00037265" calcext:value-type="float">
            <text:p>0.00037265</text:p>
          </table:table-cell>
          <table:table-cell office:value-type="float" office:value="0.000681745" calcext:value-type="float">
            <text:p>0.00068174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105278" calcext:value-type="float">
            <text:p>0.0105278</text:p>
          </table:table-cell>
          <table:table-cell office:value-type="float" office:value="0.00137336" calcext:value-type="float">
            <text:p>0.00137336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387458" calcext:value-type="float">
            <text:p>0.0387458</text:p>
          </table:table-cell>
          <table:table-cell office:value-type="float" office:value="0.0104003" calcext:value-type="float">
            <text:p>0.0104003</text:p>
          </table:table-cell>
          <table:table-cell office:value-type="float" office:value="0.000725168" calcext:value-type="float">
            <text:p>0.000725168</text:p>
          </table:table-cell>
          <table:table-cell office:value-type="float" office:value="0.000381335" calcext:value-type="float">
            <text:p>0.000381335</text:p>
          </table:table-cell>
          <table:table-cell office:value-type="float" office:value="0.000695561" calcext:value-type="float">
            <text:p>0.0006955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0.00146573" calcext:value-type="float">
            <text:p>0.00146573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386909" calcext:value-type="float">
            <text:p>0.0386909</text:p>
          </table:table-cell>
          <table:table-cell office:value-type="float" office:value="0.0103158" calcext:value-type="float">
            <text:p>0.0103158</text:p>
          </table:table-cell>
          <table:table-cell office:value-type="float" office:value="0.000722799" calcext:value-type="float">
            <text:p>0.000722799</text:p>
          </table:table-cell>
          <table:table-cell office:value-type="float" office:value="0.000370282" calcext:value-type="float">
            <text:p>0.000370282</text:p>
          </table:table-cell>
          <table:table-cell office:value-type="float" office:value="0.000683719" calcext:value-type="float">
            <text:p>0.000683719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109359" calcext:value-type="float">
            <text:p>0.0109359</text:p>
          </table:table-cell>
          <table:table-cell office:value-type="float" office:value="0.00142112" calcext:value-type="float">
            <text:p>0.00142112</text:p>
          </table:table-cell>
          <table:table-cell office:value-type="float" office:value="0.000988076" calcext:value-type="float">
            <text:p>0.000988076</text:p>
          </table:table-cell>
          <table:table-cell office:value-type="float" office:value="0.0382519" calcext:value-type="float">
            <text:p>0.0382519</text:p>
          </table:table-cell>
          <table:table-cell office:value-type="float" office:value="0.0106359" calcext:value-type="float">
            <text:p>0.0106359</text:p>
          </table:table-cell>
          <table:table-cell office:value-type="float" office:value="0.000734642" calcext:value-type="float">
            <text:p>0.000734642</text:p>
          </table:table-cell>
          <table:table-cell office:value-type="float" office:value="0.00039673" calcext:value-type="float">
            <text:p>0.00039673</text:p>
          </table:table-cell>
          <table:table-cell office:value-type="float" office:value="0.00071451" calcext:value-type="float">
            <text:p>0.00071451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104283" calcext:value-type="float">
            <text:p>0.0104283</text:p>
          </table:table-cell>
          <table:table-cell office:value-type="float" office:value="0.0013706" calcext:value-type="float">
            <text:p>0.0013706</text:p>
          </table:table-cell>
          <table:table-cell office:value-type="float" office:value="0.000995971" calcext:value-type="float">
            <text:p>0.000995971</text:p>
          </table:table-cell>
          <table:table-cell office:value-type="float" office:value="0.0380763" calcext:value-type="float">
            <text:p>0.0380763</text:p>
          </table:table-cell>
          <table:table-cell office:value-type="float" office:value="0.0104192" calcext:value-type="float">
            <text:p>0.0104192</text:p>
          </table:table-cell>
          <table:table-cell office:value-type="float" office:value="0.000727931" calcext:value-type="float">
            <text:p>0.000727931</text:p>
          </table:table-cell>
          <table:table-cell office:value-type="float" office:value="0.000376993" calcext:value-type="float">
            <text:p>0.000376993</text:p>
          </table:table-cell>
          <table:table-cell office:value-type="float" office:value="0.000700693" calcext:value-type="float">
            <text:p>0.000700693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110038" calcext:value-type="float">
            <text:p>0.0110038</text:p>
          </table:table-cell>
          <table:table-cell office:value-type="float" office:value="0.00142705" calcext:value-type="float">
            <text:p>0.00142705</text:p>
          </table:table-cell>
          <table:table-cell office:value-type="float" office:value="0.00098176" calcext:value-type="float">
            <text:p>0.00098176</text:p>
          </table:table-cell>
          <table:table-cell office:value-type="float" office:value="0.0377012" calcext:value-type="float">
            <text:p>0.0377012</text:p>
          </table:table-cell>
          <table:table-cell office:value-type="float" office:value="0.0104441" calcext:value-type="float">
            <text:p>0.0104441</text:p>
          </table:table-cell>
          <table:table-cell office:value-type="float" office:value="0.000729116" calcext:value-type="float">
            <text:p>0.000729116</text:p>
          </table:table-cell>
          <table:table-cell office:value-type="float" office:value="0.000380151" calcext:value-type="float">
            <text:p>0.000380151</text:p>
          </table:table-cell>
          <table:table-cell office:value-type="float" office:value="0.000707009" calcext:value-type="float">
            <text:p>0.000707009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116165" calcext:value-type="float">
            <text:p>0.0116165</text:p>
          </table:table-cell>
          <table:table-cell office:value-type="float" office:value="0.00143455" calcext:value-type="float">
            <text:p>0.00143455</text:p>
          </table:table-cell>
          <table:table-cell office:value-type="float" office:value="0.00102439" calcext:value-type="float">
            <text:p>0.00102439</text:p>
          </table:table-cell>
          <table:table-cell office:value-type="float" office:value="0.0350015" calcext:value-type="float">
            <text:p>0.0350015</text:p>
          </table:table-cell>
          <table:table-cell office:value-type="float" office:value="0.00993524" calcext:value-type="float">
            <text:p>0.00993524</text:p>
          </table:table-cell>
          <table:table-cell office:value-type="float" office:value="0.000752406" calcext:value-type="float">
            <text:p>0.000752406</text:p>
          </table:table-cell>
          <table:table-cell office:value-type="float" office:value="0.000386072" calcext:value-type="float">
            <text:p>0.000386072</text:p>
          </table:table-cell>
          <table:table-cell office:value-type="float" office:value="0.00069793" calcext:value-type="float">
            <text:p>0.00069793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113899" calcext:value-type="float">
            <text:p>0.0113899</text:p>
          </table:table-cell>
          <table:table-cell office:value-type="float" office:value="0.00158455" calcext:value-type="float">
            <text:p>0.00158455</text:p>
          </table:table-cell>
          <table:table-cell office:value-type="float" office:value="0.000989655" calcext:value-type="float">
            <text:p>0.000989655</text:p>
          </table:table-cell>
          <table:table-cell office:value-type="float" office:value="0.0363677" calcext:value-type="float">
            <text:p>0.0363677</text:p>
          </table:table-cell>
          <table:table-cell office:value-type="float" office:value="0.0101784" calcext:value-type="float">
            <text:p>0.0101784</text:p>
          </table:table-cell>
          <table:table-cell office:value-type="float" office:value="0.00078754" calcext:value-type="float">
            <text:p>0.00078754</text:p>
          </table:table-cell>
          <table:table-cell office:value-type="float" office:value="0.00038173" calcext:value-type="float">
            <text:p>0.00038173</text:p>
          </table:table-cell>
          <table:table-cell office:value-type="float" office:value="0.000700693" calcext:value-type="float">
            <text:p>0.00070069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109916" calcext:value-type="float">
            <text:p>0.0109916</text:p>
          </table:table-cell>
          <table:table-cell office:value-type="float" office:value="0.00135125" calcext:value-type="float">
            <text:p>0.00135125</text:p>
          </table:table-cell>
          <table:table-cell office:value-type="float" office:value="0.00096597" calcext:value-type="float">
            <text:p>0.00096597</text:p>
          </table:table-cell>
          <table:table-cell office:value-type="float" office:value="0.0361475" calcext:value-type="float">
            <text:p>0.0361475</text:p>
          </table:table-cell>
          <table:table-cell office:value-type="float" office:value="0.0102368" calcext:value-type="float">
            <text:p>0.0102368</text:p>
          </table:table-cell>
          <table:table-cell office:value-type="float" office:value="0.000822673" calcext:value-type="float">
            <text:p>0.000822673</text:p>
          </table:table-cell>
          <table:table-cell office:value-type="float" office:value="0.000390414" calcext:value-type="float">
            <text:p>0.000390414</text:p>
          </table:table-cell>
          <table:table-cell office:value-type="float" office:value="0.000736221" calcext:value-type="float">
            <text:p>0.00073622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111977" calcext:value-type="float">
            <text:p>0.0111977</text:p>
          </table:table-cell>
          <table:table-cell office:value-type="float" office:value="0.00141126" calcext:value-type="float">
            <text:p>0.00141126</text:p>
          </table:table-cell>
          <table:table-cell office:value-type="float" office:value="0.000988076" calcext:value-type="float">
            <text:p>0.000988076</text:p>
          </table:table-cell>
          <table:table-cell office:value-type="float" office:value="0.0371596" calcext:value-type="float">
            <text:p>0.0371596</text:p>
          </table:table-cell>
          <table:table-cell office:value-type="float" office:value="0.0103533" calcext:value-type="float">
            <text:p>0.0103533</text:p>
          </table:table-cell>
          <table:table-cell office:value-type="float" office:value="0.000915441" calcext:value-type="float">
            <text:p>0.000915441</text:p>
          </table:table-cell>
          <table:table-cell office:value-type="float" office:value="0.000399099" calcext:value-type="float">
            <text:p>0.000399099</text:p>
          </table:table-cell>
          <table:table-cell office:value-type="float" office:value="0.000732668" calcext:value-type="float">
            <text:p>0.00073266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111167" calcext:value-type="float">
            <text:p>0.0111167</text:p>
          </table:table-cell>
          <table:table-cell office:value-type="float" office:value="0.00135086" calcext:value-type="float">
            <text:p>0.00135086</text:p>
          </table:table-cell>
          <table:table-cell office:value-type="float" office:value="0.000990445" calcext:value-type="float">
            <text:p>0.000990445</text:p>
          </table:table-cell>
          <table:table-cell office:value-type="float" office:value="0.0355226" calcext:value-type="float">
            <text:p>0.0355226</text:p>
          </table:table-cell>
          <table:table-cell office:value-type="float" office:value="0.0099984" calcext:value-type="float">
            <text:p>0.0099984</text:p>
          </table:table-cell>
          <table:table-cell office:value-type="float" office:value="0.000813594" calcext:value-type="float">
            <text:p>0.000813594</text:p>
          </table:table-cell>
          <table:table-cell office:value-type="float" office:value="0.000387651" calcext:value-type="float">
            <text:p>0.000387651</text:p>
          </table:table-cell>
          <table:table-cell office:value-type="float" office:value="0.00071372" calcext:value-type="float">
            <text:p>0.00071372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132547" calcext:value-type="float">
            <text:p>0.0132547</text:p>
          </table:table-cell>
          <table:table-cell office:value-type="float" office:value="0.0014227" calcext:value-type="float">
            <text:p>0.0014227</text:p>
          </table:table-cell>
          <table:table-cell office:value-type="float" office:value="0.00101255" calcext:value-type="float">
            <text:p>0.00101255</text:p>
          </table:table-cell>
          <table:table-cell office:value-type="float" office:value="0.0355186" calcext:value-type="float">
            <text:p>0.0355186</text:p>
          </table:table-cell>
          <table:table-cell office:value-type="float" office:value="0.0101812" calcext:value-type="float">
            <text:p>0.0101812</text:p>
          </table:table-cell>
          <table:table-cell office:value-type="float" office:value="0.000960443" calcext:value-type="float">
            <text:p>0.000960443</text:p>
          </table:table-cell>
          <table:table-cell office:value-type="float" office:value="0.000402652" calcext:value-type="float">
            <text:p>0.000402652</text:p>
          </table:table-cell>
          <table:table-cell office:value-type="float" office:value="0.00074609" calcext:value-type="float">
            <text:p>0.0007460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123456" calcext:value-type="float">
            <text:p>0.0123456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00098176" calcext:value-type="float">
            <text:p>0.00098176</text:p>
          </table:table-cell>
          <table:table-cell office:value-type="float" office:value="0.0369705" calcext:value-type="float">
            <text:p>0.0369705</text:p>
          </table:table-cell>
          <table:table-cell office:value-type="float" office:value="0.0105404" calcext:value-type="float">
            <text:p>0.0105404</text:p>
          </table:table-cell>
          <table:table-cell office:value-type="float" office:value="0.000919388" calcext:value-type="float">
            <text:p>0.000919388</text:p>
          </table:table-cell>
          <table:table-cell office:value-type="float" office:value="0.000410942" calcext:value-type="float">
            <text:p>0.000410942</text:p>
          </table:table-cell>
          <table:table-cell office:value-type="float" office:value="0.000744511" calcext:value-type="float">
            <text:p>0.000744511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170211" calcext:value-type="float">
            <text:p>0.0170211</text:p>
          </table:table-cell>
          <table:table-cell office:value-type="float" office:value="0.00148981" calcext:value-type="float">
            <text:p>0.00148981</text:p>
          </table:table-cell>
          <table:table-cell office:value-type="float" office:value="0.00101768" calcext:value-type="float">
            <text:p>0.00101768</text:p>
          </table:table-cell>
          <table:table-cell office:value-type="float" office:value="0.0357326" calcext:value-type="float">
            <text:p>0.0357326</text:p>
          </table:table-cell>
          <table:table-cell office:value-type="float" office:value="0.010403" calcext:value-type="float">
            <text:p>0.010403</text:p>
          </table:table-cell>
          <table:table-cell office:value-type="float" office:value="0.000785566" calcext:value-type="float">
            <text:p>0.000785566</text:p>
          </table:table-cell>
          <table:table-cell office:value-type="float" office:value="0.000412126" calcext:value-type="float">
            <text:p>0.000412126</text:p>
          </table:table-cell>
          <table:table-cell office:value-type="float" office:value="0.000735826" calcext:value-type="float">
            <text:p>0.00073582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141931" calcext:value-type="float">
            <text:p>0.0141931</text:p>
          </table:table-cell>
          <table:table-cell office:value-type="float" office:value="0.0015206" calcext:value-type="float">
            <text:p>0.0015206</text:p>
          </table:table-cell>
          <table:table-cell office:value-type="float" office:value="0.00097426" calcext:value-type="float">
            <text:p>0.00097426</text:p>
          </table:table-cell>
          <table:table-cell office:value-type="float" office:value="0.0365489" calcext:value-type="float">
            <text:p>0.0365489</text:p>
          </table:table-cell>
          <table:table-cell office:value-type="float" office:value="0.0105507" calcext:value-type="float">
            <text:p>0.0105507</text:p>
          </table:table-cell>
          <table:table-cell office:value-type="float" office:value="0.000896887" calcext:value-type="float">
            <text:p>0.000896887</text:p>
          </table:table-cell>
          <table:table-cell office:value-type="float" office:value="0.000421205" calcext:value-type="float">
            <text:p>0.000421205</text:p>
          </table:table-cell>
          <table:table-cell office:value-type="float" office:value="0.000750038" calcext:value-type="float">
            <text:p>0.000750038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115241" calcext:value-type="float">
            <text:p>0.0115241</text:p>
          </table:table-cell>
          <table:table-cell office:value-type="float" office:value="0.00142231" calcext:value-type="float">
            <text:p>0.00142231</text:p>
          </table:table-cell>
          <table:table-cell office:value-type="float" office:value="0.000983734" calcext:value-type="float">
            <text:p>0.000983734</text:p>
          </table:table-cell>
          <table:table-cell office:value-type="float" office:value="0.0385077" calcext:value-type="float">
            <text:p>0.0385077</text:p>
          </table:table-cell>
          <table:table-cell office:value-type="float" office:value="0.0111602" calcext:value-type="float">
            <text:p>0.0111602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000404626" calcext:value-type="float">
            <text:p>0.000404626</text:p>
          </table:table-cell>
          <table:table-cell office:value-type="float" office:value="0.000767012" calcext:value-type="float">
            <text:p>0.00076701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118099" calcext:value-type="float">
            <text:p>0.0118099</text:p>
          </table:table-cell>
          <table:table-cell office:value-type="float" office:value="0.00141876" calcext:value-type="float">
            <text:p>0.00141876</text:p>
          </table:table-cell>
          <table:table-cell office:value-type="float" office:value="0.00101255" calcext:value-type="float">
            <text:p>0.00101255</text:p>
          </table:table-cell>
          <table:table-cell office:value-type="float" office:value="0.0385022" calcext:value-type="float">
            <text:p>0.0385022</text:p>
          </table:table-cell>
          <table:table-cell office:value-type="float" office:value="0.0112944" calcext:value-type="float">
            <text:p>0.0112944</text:p>
          </table:table-cell>
          <table:table-cell office:value-type="float" office:value="0.000771355" calcext:value-type="float">
            <text:p>0.000771355</text:p>
          </table:table-cell>
          <table:table-cell office:value-type="float" office:value="0.000399888" calcext:value-type="float">
            <text:p>0.000399888</text:p>
          </table:table-cell>
          <table:table-cell office:value-type="float" office:value="0.000772539" calcext:value-type="float">
            <text:p>0.000772539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119157" calcext:value-type="float">
            <text:p>0.0119157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00101137" calcext:value-type="float">
            <text:p>0.00101137</text:p>
          </table:table-cell>
          <table:table-cell office:value-type="float" office:value="0.0377162" calcext:value-type="float">
            <text:p>0.0377162</text:p>
          </table:table-cell>
          <table:table-cell office:value-type="float" office:value="0.0108791" calcext:value-type="float">
            <text:p>0.0108791</text:p>
          </table:table-cell>
          <table:table-cell office:value-type="float" office:value="0.000822278" calcext:value-type="float">
            <text:p>0.000822278</text:p>
          </table:table-cell>
          <table:table-cell office:value-type="float" office:value="0.000431864" calcext:value-type="float">
            <text:p>0.000431864</text:p>
          </table:table-cell>
          <table:table-cell office:value-type="float" office:value="0.000768591" calcext:value-type="float">
            <text:p>0.00076859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119343" calcext:value-type="float">
            <text:p>0.0119343</text:p>
          </table:table-cell>
          <table:table-cell office:value-type="float" office:value="0.00147244" calcext:value-type="float">
            <text:p>0.00147244</text:p>
          </table:table-cell>
          <table:table-cell office:value-type="float" office:value="0.000996366" calcext:value-type="float">
            <text:p>0.000996366</text:p>
          </table:table-cell>
          <table:table-cell office:value-type="float" office:value="0.0366508" calcext:value-type="float">
            <text:p>0.0366508</text:p>
          </table:table-cell>
          <table:table-cell office:value-type="float" office:value="0.0109659" calcext:value-type="float">
            <text:p>0.0109659</text:p>
          </table:table-cell>
          <table:table-cell office:value-type="float" office:value="0.000781223" calcext:value-type="float">
            <text:p>0.000781223</text:p>
          </table:table-cell>
          <table:table-cell office:value-type="float" office:value="0.000412915" calcext:value-type="float">
            <text:p>0.000412915</text:p>
          </table:table-cell>
          <table:table-cell office:value-type="float" office:value="0.000765038" calcext:value-type="float">
            <text:p>0.000765038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119805" calcext:value-type="float">
            <text:p>0.0119805</text:p>
          </table:table-cell>
          <table:table-cell office:value-type="float" office:value="0.00156521" calcext:value-type="float">
            <text:p>0.00156521</text:p>
          </table:table-cell>
          <table:table-cell office:value-type="float" office:value="0.000997945" calcext:value-type="float">
            <text:p>0.000997945</text:p>
          </table:table-cell>
          <table:table-cell office:value-type="float" office:value="0.0376025" calcext:value-type="float">
            <text:p>0.037602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00821489" calcext:value-type="float">
            <text:p>0.000821489</text:p>
          </table:table-cell>
          <table:table-cell office:value-type="float" office:value="0.00042989" calcext:value-type="float">
            <text:p>0.00042989</text:p>
          </table:table-cell>
          <table:table-cell office:value-type="float" office:value="0.00077096" calcext:value-type="float">
            <text:p>0.00077096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151606" calcext:value-type="float">
            <text:p>0.0151606</text:p>
          </table:table-cell>
          <table:table-cell office:value-type="float" office:value="0.00155337" calcext:value-type="float">
            <text:p>0.00155337</text:p>
          </table:table-cell>
          <table:table-cell office:value-type="float" office:value="0.0010011" calcext:value-type="float">
            <text:p>0.0010011</text:p>
          </table:table-cell>
          <table:table-cell office:value-type="float" office:value="0.0372986" calcext:value-type="float">
            <text:p>0.0372986</text:p>
          </table:table-cell>
          <table:table-cell office:value-type="float" office:value="0.0115123" calcext:value-type="float">
            <text:p>0.0115123</text:p>
          </table:table-cell>
          <table:table-cell office:value-type="float" office:value="0.000828199" calcext:value-type="float">
            <text:p>0.000828199</text:p>
          </table:table-cell>
          <table:table-cell office:value-type="float" office:value="0.000427521" calcext:value-type="float">
            <text:p>0.000427521</text:p>
          </table:table-cell>
          <table:table-cell office:value-type="float" office:value="0.000790303" calcext:value-type="float">
            <text:p>0.000790303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222141" calcext:value-type="float">
            <text:p>0.0222141</text:p>
          </table:table-cell>
          <table:table-cell office:value-type="float" office:value="0.00159363" calcext:value-type="float">
            <text:p>0.00159363</text:p>
          </table:table-cell>
          <table:table-cell office:value-type="float" office:value="0.00101295" calcext:value-type="float">
            <text:p>0.00101295</text:p>
          </table:table-cell>
          <table:table-cell office:value-type="float" office:value="0.036438" calcext:value-type="float">
            <text:p>0.036438</text:p>
          </table:table-cell>
          <table:table-cell office:value-type="float" office:value="0.0111831" calcext:value-type="float">
            <text:p>0.0111831</text:p>
          </table:table-cell>
          <table:table-cell office:value-type="float" office:value="0.000834516" calcext:value-type="float">
            <text:p>0.000834516</text:p>
          </table:table-cell>
          <table:table-cell office:value-type="float" office:value="0.000431074" calcext:value-type="float">
            <text:p>0.000431074</text:p>
          </table:table-cell>
          <table:table-cell office:value-type="float" office:value="0.000763459" calcext:value-type="float">
            <text:p>0.0007634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26981" calcext:value-type="float">
            <text:p>0.0126981</text:p>
          </table:table-cell>
          <table:table-cell office:value-type="float" office:value="0.00183088" calcext:value-type="float">
            <text:p>0.00183088</text:p>
          </table:table-cell>
          <table:table-cell office:value-type="float" office:value="0.00102163" calcext:value-type="float">
            <text:p>0.00102163</text:p>
          </table:table-cell>
          <table:table-cell office:value-type="float" office:value="0.0385902" calcext:value-type="float">
            <text:p>0.0385902</text:p>
          </table:table-cell>
          <table:table-cell office:value-type="float" office:value="0.0116959" calcext:value-type="float">
            <text:p>0.0116959</text:p>
          </table:table-cell>
          <table:table-cell office:value-type="float" office:value="0.000839253" calcext:value-type="float">
            <text:p>0.000839253</text:p>
          </table:table-cell>
          <table:table-cell office:value-type="float" office:value="0.000434627" calcext:value-type="float">
            <text:p>0.000434627</text:p>
          </table:table-cell>
          <table:table-cell office:value-type="float" office:value="0.000800961" calcext:value-type="float">
            <text:p>0.000800961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131363" calcext:value-type="float">
            <text:p>0.0131363</text:p>
          </table:table-cell>
          <table:table-cell office:value-type="float" office:value="0.0018443" calcext:value-type="float">
            <text:p>0.0018443</text:p>
          </table:table-cell>
          <table:table-cell office:value-type="float" office:value="0.000979786" calcext:value-type="float">
            <text:p>0.000979786</text:p>
          </table:table-cell>
          <table:table-cell office:value-type="float" office:value="0.0369871" calcext:value-type="float">
            <text:p>0.0369871</text:p>
          </table:table-cell>
          <table:table-cell office:value-type="float" office:value="0.0117953" calcext:value-type="float">
            <text:p>0.0117953</text:p>
          </table:table-cell>
          <table:table-cell office:value-type="float" office:value="0.000832147" calcext:value-type="float">
            <text:p>0.000832147</text:p>
          </table:table-cell>
          <table:table-cell office:value-type="float" office:value="0.000436996" calcext:value-type="float">
            <text:p>0.000436996</text:p>
          </table:table-cell>
          <table:table-cell office:value-type="float" office:value="0.000790698" calcext:value-type="float">
            <text:p>0.00079069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166575" calcext:value-type="float">
            <text:p>0.0166575</text:p>
          </table:table-cell>
          <table:table-cell office:value-type="float" office:value="0.00168956" calcext:value-type="float">
            <text:p>0.00168956</text:p>
          </table:table-cell>
          <table:table-cell office:value-type="float" office:value="0.000983734" calcext:value-type="float">
            <text:p>0.000983734</text:p>
          </table:table-cell>
          <table:table-cell office:value-type="float" office:value="0.0371281" calcext:value-type="float">
            <text:p>0.0371281</text:p>
          </table:table-cell>
          <table:table-cell office:value-type="float" office:value="0.011596" calcext:value-type="float">
            <text:p>0.011596</text:p>
          </table:table-cell>
          <table:table-cell office:value-type="float" office:value="0.000857806" calcext:value-type="float">
            <text:p>0.000857806</text:p>
          </table:table-cell>
          <table:table-cell office:value-type="float" office:value="0.000452391" calcext:value-type="float">
            <text:p>0.000452391</text:p>
          </table:table-cell>
          <table:table-cell office:value-type="float" office:value="0.000790303" calcext:value-type="float">
            <text:p>0.000790303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176654" calcext:value-type="float">
            <text:p>0.0176654</text:p>
          </table:table-cell>
          <table:table-cell office:value-type="float" office:value="0.00161811" calcext:value-type="float">
            <text:p>0.00161811</text:p>
          </table:table-cell>
          <table:table-cell office:value-type="float" office:value="0.00101176" calcext:value-type="float">
            <text:p>0.00101176</text:p>
          </table:table-cell>
          <table:table-cell office:value-type="float" office:value="0.0390347" calcext:value-type="float">
            <text:p>0.0390347</text:p>
          </table:table-cell>
          <table:table-cell office:value-type="float" office:value="0.0119311" calcext:value-type="float">
            <text:p>0.0119311</text:p>
          </table:table-cell>
          <table:table-cell office:value-type="float" office:value="0.000832937" calcext:value-type="float">
            <text:p>0.000832937</text:p>
          </table:table-cell>
          <table:table-cell office:value-type="float" office:value="0.000440154" calcext:value-type="float">
            <text:p>0.000440154</text:p>
          </table:table-cell>
          <table:table-cell office:value-type="float" office:value="0.000811225" calcext:value-type="float">
            <text:p>0.0008112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137087" calcext:value-type="float">
            <text:p>0.0137087</text:p>
          </table:table-cell>
          <table:table-cell office:value-type="float" office:value="0.00169864" calcext:value-type="float">
            <text:p>0.00169864</text:p>
          </table:table-cell>
          <table:table-cell office:value-type="float" office:value="0.00098926" calcext:value-type="float">
            <text:p>0.00098926</text:p>
          </table:table-cell>
          <table:table-cell office:value-type="float" office:value="0.0361191" calcext:value-type="float">
            <text:p>0.0361191</text:p>
          </table:table-cell>
          <table:table-cell office:value-type="float" office:value="0.0114104" calcext:value-type="float">
            <text:p>0.0114104</text:p>
          </table:table-cell>
          <table:table-cell office:value-type="float" office:value="0.000854648" calcext:value-type="float">
            <text:p>0.000854648</text:p>
          </table:table-cell>
          <table:table-cell office:value-type="float" office:value="0.000450023" calcext:value-type="float">
            <text:p>0.000450023</text:p>
          </table:table-cell>
          <table:table-cell office:value-type="float" office:value="0.000803725" calcext:value-type="float">
            <text:p>0.0008037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133767" calcext:value-type="float">
            <text:p>0.0133767</text:p>
          </table:table-cell>
          <table:table-cell office:value-type="float" office:value="0.0017239" calcext:value-type="float">
            <text:p>0.0017239</text:p>
          </table:table-cell>
          <table:table-cell office:value-type="float" office:value="0.000995576" calcext:value-type="float">
            <text:p>0.000995576</text:p>
          </table:table-cell>
          <table:table-cell office:value-type="float" office:value="0.0395696" calcext:value-type="float">
            <text:p>0.0395696</text:p>
          </table:table-cell>
          <table:table-cell office:value-type="float" office:value="0.0124285" calcext:value-type="float">
            <text:p>0.0124285</text:p>
          </table:table-cell>
          <table:table-cell office:value-type="float" office:value="0.000887808" calcext:value-type="float">
            <text:p>0.000887808</text:p>
          </table:table-cell>
          <table:table-cell office:value-type="float" office:value="0.000465813" calcext:value-type="float">
            <text:p>0.000465813</text:p>
          </table:table-cell>
          <table:table-cell office:value-type="float" office:value="0.000840042" calcext:value-type="float">
            <text:p>0.00084004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133432" calcext:value-type="float">
            <text:p>0.0133432</text:p>
          </table:table-cell>
          <table:table-cell office:value-type="float" office:value="0.00166153" calcext:value-type="float">
            <text:p>0.00166153</text:p>
          </table:table-cell>
          <table:table-cell office:value-type="float" office:value="0.000977418" calcext:value-type="float">
            <text:p>0.000977418</text:p>
          </table:table-cell>
          <table:table-cell office:value-type="float" office:value="0.0397469" calcext:value-type="float">
            <text:p>0.0397469</text:p>
          </table:table-cell>
          <table:table-cell office:value-type="float" office:value="0.0124889" calcext:value-type="float">
            <text:p>0.0124889</text:p>
          </table:table-cell>
          <table:table-cell office:value-type="float" office:value="0.000849516" calcext:value-type="float">
            <text:p>0.000849516</text:p>
          </table:table-cell>
          <table:table-cell office:value-type="float" office:value="0.000450023" calcext:value-type="float">
            <text:p>0.000450023</text:p>
          </table:table-cell>
          <table:table-cell office:value-type="float" office:value="0.000826226" calcext:value-type="float">
            <text:p>0.000826226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134644" calcext:value-type="float">
            <text:p>0.0134644</text:p>
          </table:table-cell>
          <table:table-cell office:value-type="float" office:value="0.00166193" calcext:value-type="float">
            <text:p>0.00166193</text:p>
          </table:table-cell>
          <table:table-cell office:value-type="float" office:value="0.00101137" calcext:value-type="float">
            <text:p>0.00101137</text:p>
          </table:table-cell>
          <table:table-cell office:value-type="float" office:value="0.0394018" calcext:value-type="float">
            <text:p>0.0394018</text:p>
          </table:table-cell>
          <table:table-cell office:value-type="float" office:value="0.0125631" calcext:value-type="float">
            <text:p>0.0125631</text:p>
          </table:table-cell>
          <table:table-cell office:value-type="float" office:value="0.000871623" calcext:value-type="float">
            <text:p>0.000871623</text:p>
          </table:table-cell>
          <table:table-cell office:value-type="float" office:value="0.000459102" calcext:value-type="float">
            <text:p>0.000459102</text:p>
          </table:table-cell>
          <table:table-cell office:value-type="float" office:value="0.000824647" calcext:value-type="float">
            <text:p>0.000824647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142918" calcext:value-type="float">
            <text:p>0.0142918</text:p>
          </table:table-cell>
          <table:table-cell office:value-type="float" office:value="0.00168245" calcext:value-type="float">
            <text:p>0.00168245</text:p>
          </table:table-cell>
          <table:table-cell office:value-type="float" office:value="0.000991629" calcext:value-type="float">
            <text:p>0.000991629</text:p>
          </table:table-cell>
          <table:table-cell office:value-type="float" office:value="0.0365987" calcext:value-type="float">
            <text:p>0.0365987</text:p>
          </table:table-cell>
          <table:table-cell office:value-type="float" office:value="0.0118711" calcext:value-type="float">
            <text:p>0.0118711</text:p>
          </table:table-cell>
          <table:table-cell office:value-type="float" office:value="0.000872807" calcext:value-type="float">
            <text:p>0.000872807</text:p>
          </table:table-cell>
          <table:table-cell office:value-type="float" office:value="0.000465418" calcext:value-type="float">
            <text:p>0.000465418</text:p>
          </table:table-cell>
          <table:table-cell office:value-type="float" office:value="0.000811225" calcext:value-type="float">
            <text:p>0.0008112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14336" calcext:value-type="float">
            <text:p>0.014336</text:p>
          </table:table-cell>
          <table:table-cell office:value-type="float" office:value="0.00169272" calcext:value-type="float">
            <text:p>0.00169272</text:p>
          </table:table-cell>
          <table:table-cell office:value-type="float" office:value="0.000981365" calcext:value-type="float">
            <text:p>0.000981365</text:p>
          </table:table-cell>
          <table:table-cell office:value-type="float" office:value="0.0402936" calcext:value-type="float">
            <text:p>0.0402936</text:p>
          </table:table-cell>
          <table:table-cell office:value-type="float" office:value="0.0129109" calcext:value-type="float">
            <text:p>0.0129109</text:p>
          </table:table-cell>
          <table:table-cell office:value-type="float" office:value="0.000865307" calcext:value-type="float">
            <text:p>0.000865307</text:p>
          </table:table-cell>
          <table:table-cell office:value-type="float" office:value="0.000456734" calcext:value-type="float">
            <text:p>0.000456734</text:p>
          </table:table-cell>
          <table:table-cell office:value-type="float" office:value="0.000856622" calcext:value-type="float">
            <text:p>0.00085662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45602" calcext:value-type="float">
            <text:p>0.0145602</text:p>
          </table:table-cell>
          <table:table-cell office:value-type="float" office:value="0.00176851" calcext:value-type="float">
            <text:p>0.00176851</text:p>
          </table:table-cell>
          <table:table-cell office:value-type="float" office:value="0.000987681" calcext:value-type="float">
            <text:p>0.000987681</text:p>
          </table:table-cell>
          <table:table-cell office:value-type="float" office:value="0.0394366" calcext:value-type="float">
            <text:p>0.0394366</text:p>
          </table:table-cell>
          <table:table-cell office:value-type="float" office:value="0.0130321" calcext:value-type="float">
            <text:p>0.0130321</text:p>
          </table:table-cell>
          <table:table-cell office:value-type="float" office:value="0.000864912" calcext:value-type="float">
            <text:p>0.000864912</text:p>
          </table:table-cell>
          <table:table-cell office:value-type="float" office:value="0.000460286" calcext:value-type="float">
            <text:p>0.000460286</text:p>
          </table:table-cell>
          <table:table-cell office:value-type="float" office:value="0.000838463" calcext:value-type="float">
            <text:p>0.000838463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147252" calcext:value-type="float">
            <text:p>0.0147252</text:p>
          </table:table-cell>
          <table:table-cell office:value-type="float" office:value="0.00177088" calcext:value-type="float">
            <text:p>0.00177088</text:p>
          </table:table-cell>
          <table:table-cell office:value-type="float" office:value="0.00102124" calcext:value-type="float">
            <text:p>0.00102124</text:p>
          </table:table-cell>
          <table:table-cell office:value-type="float" office:value="0.0378789" calcext:value-type="float">
            <text:p>0.0378789</text:p>
          </table:table-cell>
          <table:table-cell office:value-type="float" office:value="0.0129149" calcext:value-type="float">
            <text:p>0.0129149</text:p>
          </table:table-cell>
          <table:table-cell office:value-type="float" office:value="0.000897677" calcext:value-type="float">
            <text:p>0.000897677</text:p>
          </table:table-cell>
          <table:table-cell office:value-type="float" office:value="0.000461076" calcext:value-type="float">
            <text:p>0.000461076</text:p>
          </table:table-cell>
          <table:table-cell office:value-type="float" office:value="0.000832147" calcext:value-type="float">
            <text:p>0.00083214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150912" calcext:value-type="float">
            <text:p>0.0150912</text:p>
          </table:table-cell>
          <table:table-cell office:value-type="float" office:value="0.00185654" calcext:value-type="float">
            <text:p>0.00185654</text:p>
          </table:table-cell>
          <table:table-cell office:value-type="float" office:value="0.000977418" calcext:value-type="float">
            <text:p>0.000977418</text:p>
          </table:table-cell>
          <table:table-cell office:value-type="float" office:value="0.0399707" calcext:value-type="float">
            <text:p>0.0399707</text:p>
          </table:table-cell>
          <table:table-cell office:value-type="float" office:value="0.0129993" calcext:value-type="float">
            <text:p>0.0129993</text:p>
          </table:table-cell>
          <table:table-cell office:value-type="float" office:value="0.00123756" calcext:value-type="float">
            <text:p>0.00123756</text:p>
          </table:table-cell>
          <table:table-cell office:value-type="float" office:value="0.000489104" calcext:value-type="float">
            <text:p>0.000489104</text:p>
          </table:table-cell>
          <table:table-cell office:value-type="float" office:value="0.000851885" calcext:value-type="float">
            <text:p>0.00085188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152013" calcext:value-type="float">
            <text:p>0.0152013</text:p>
          </table:table-cell>
          <table:table-cell office:value-type="float" office:value="0.0018143" calcext:value-type="float">
            <text:p>0.0018143</text:p>
          </table:table-cell>
          <table:table-cell office:value-type="float" office:value="0.00103624" calcext:value-type="float">
            <text:p>0.00103624</text:p>
          </table:table-cell>
          <table:table-cell office:value-type="float" office:value="0.0411277" calcext:value-type="float">
            <text:p>0.0411277</text:p>
          </table:table-cell>
          <table:table-cell office:value-type="float" office:value="0.0136258" calcext:value-type="float">
            <text:p>0.0136258</text:p>
          </table:table-cell>
          <table:table-cell office:value-type="float" office:value="0.00109624" calcext:value-type="float">
            <text:p>0.00109624</text:p>
          </table:table-cell>
          <table:table-cell office:value-type="float" office:value="0.000474498" calcext:value-type="float">
            <text:p>0.000474498</text:p>
          </table:table-cell>
          <table:table-cell office:value-type="float" office:value="0.000869649" calcext:value-type="float">
            <text:p>0.000869649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152826" calcext:value-type="float">
            <text:p>0.0152826</text:p>
          </table:table-cell>
          <table:table-cell office:value-type="float" office:value="0.00191062" calcext:value-type="float">
            <text:p>0.00191062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410815" calcext:value-type="float">
            <text:p>0.0410815</text:p>
          </table:table-cell>
          <table:table-cell office:value-type="float" office:value="0.0131411" calcext:value-type="float">
            <text:p>0.0131411</text:p>
          </table:table-cell>
          <table:table-cell office:value-type="float" office:value="0.000980181" calcext:value-type="float">
            <text:p>0.000980181</text:p>
          </table:table-cell>
          <table:table-cell office:value-type="float" office:value="0.000496999" calcext:value-type="float">
            <text:p>0.000496999</text:p>
          </table:table-cell>
          <table:table-cell office:value-type="float" office:value="0.000865307" calcext:value-type="float">
            <text:p>0.000865307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154662" calcext:value-type="float">
            <text:p>0.0154662</text:p>
          </table:table-cell>
          <table:table-cell office:value-type="float" office:value="0.00182338" calcext:value-type="float">
            <text:p>0.00182338</text:p>
          </table:table-cell>
          <table:table-cell office:value-type="float" office:value="0.00132046" calcext:value-type="float">
            <text:p>0.00132046</text:p>
          </table:table-cell>
          <table:table-cell office:value-type="float" office:value="0.0398838" calcext:value-type="float">
            <text:p>0.0398838</text:p>
          </table:table-cell>
          <table:table-cell office:value-type="float" office:value="0.0135717" calcext:value-type="float">
            <text:p>0.0135717</text:p>
          </table:table-cell>
          <table:table-cell office:value-type="float" office:value="0.00092452" calcext:value-type="float">
            <text:p>0.00092452</text:p>
          </table:table-cell>
          <table:table-cell office:value-type="float" office:value="0.000483182" calcext:value-type="float">
            <text:p>0.000483182</text:p>
          </table:table-cell>
          <table:table-cell office:value-type="float" office:value="0.000866096" calcext:value-type="float">
            <text:p>0.000866096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152664" calcext:value-type="float">
            <text:p>0.0152664</text:p>
          </table:table-cell>
          <table:table-cell office:value-type="float" office:value="0.00181746" calcext:value-type="float">
            <text:p>0.00181746</text:p>
          </table:table-cell>
          <table:table-cell office:value-type="float" office:value="0.00111045" calcext:value-type="float">
            <text:p>0.00111045</text:p>
          </table:table-cell>
          <table:table-cell office:value-type="float" office:value="0.0385768" calcext:value-type="float">
            <text:p>0.0385768</text:p>
          </table:table-cell>
          <table:table-cell office:value-type="float" office:value="0.0132986" calcext:value-type="float">
            <text:p>0.0132986</text:p>
          </table:table-cell>
          <table:table-cell office:value-type="float" office:value="0.000909519" calcext:value-type="float">
            <text:p>0.000909519</text:p>
          </table:table-cell>
          <table:table-cell office:value-type="float" office:value="0.000479235" calcext:value-type="float">
            <text:p>0.000479235</text:p>
          </table:table-cell>
          <table:table-cell office:value-type="float" office:value="0.0008432" calcext:value-type="float">
            <text:p>0.0008432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153702" calcext:value-type="float">
            <text:p>0.0153702</text:p>
          </table:table-cell>
          <table:table-cell office:value-type="float" office:value="0.00208984" calcext:value-type="float">
            <text:p>0.00208984</text:p>
          </table:table-cell>
          <table:table-cell office:value-type="float" office:value="0.00115506" calcext:value-type="float">
            <text:p>0.00115506</text:p>
          </table:table-cell>
          <table:table-cell office:value-type="float" office:value="0.0389495" calcext:value-type="float">
            <text:p>0.0389495</text:p>
          </table:table-cell>
          <table:table-cell office:value-type="float" office:value="0.0137241" calcext:value-type="float">
            <text:p>0.0137241</text:p>
          </table:table-cell>
          <table:table-cell office:value-type="float" office:value="0.000942284" calcext:value-type="float">
            <text:p>0.000942284</text:p>
          </table:table-cell>
          <table:table-cell office:value-type="float" office:value="0.00050292" calcext:value-type="float">
            <text:p>0.00050292</text:p>
          </table:table-cell>
          <table:table-cell office:value-type="float" office:value="0.000855832" calcext:value-type="float">
            <text:p>0.00085583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154654" calcext:value-type="float">
            <text:p>0.0154654</text:p>
          </table:table-cell>
          <table:table-cell office:value-type="float" office:value="0.00184272" calcext:value-type="float">
            <text:p>0.00184272</text:p>
          </table:table-cell>
          <table:table-cell office:value-type="float" office:value="0.00106505" calcext:value-type="float">
            <text:p>0.00106505</text:p>
          </table:table-cell>
          <table:table-cell office:value-type="float" office:value="0.0410918" calcext:value-type="float">
            <text:p>0.041091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00928073" calcext:value-type="float">
            <text:p>0.000928073</text:p>
          </table:table-cell>
          <table:table-cell office:value-type="float" office:value="0.000490288" calcext:value-type="float">
            <text:p>0.000490288</text:p>
          </table:table-cell>
          <table:table-cell office:value-type="float" office:value="0.000873202" calcext:value-type="float">
            <text:p>0.000873202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00191181" calcext:value-type="float">
            <text:p>0.00191181</text:p>
          </table:table-cell>
          <table:table-cell office:value-type="float" office:value="0.0010465" calcext:value-type="float">
            <text:p>0.0010465</text:p>
          </table:table-cell>
          <table:table-cell office:value-type="float" office:value="0.0404401" calcext:value-type="float">
            <text:p>0.0404401</text:p>
          </table:table-cell>
          <table:table-cell office:value-type="float" office:value="0.0137837" calcext:value-type="float">
            <text:p>0.0137837</text:p>
          </table:table-cell>
          <table:table-cell office:value-type="float" office:value="0.00127822" calcext:value-type="float">
            <text:p>0.00127822</text:p>
          </table:table-cell>
          <table:table-cell office:value-type="float" office:value="0.000504499" calcext:value-type="float">
            <text:p>0.000504499</text:p>
          </table:table-cell>
          <table:table-cell office:value-type="float" office:value="0.000882676" calcext:value-type="float">
            <text:p>0.00088267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60595" calcext:value-type="float">
            <text:p>0.0160595</text:p>
          </table:table-cell>
          <table:table-cell office:value-type="float" office:value="0.00191496" calcext:value-type="float">
            <text:p>0.00191496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414601" calcext:value-type="float">
            <text:p>0.0414601</text:p>
          </table:table-cell>
          <table:table-cell office:value-type="float" office:value="0.0140561" calcext:value-type="float">
            <text:p>0.0140561</text:p>
          </table:table-cell>
          <table:table-cell office:value-type="float" office:value="0.000958864" calcext:value-type="float">
            <text:p>0.000958864</text:p>
          </table:table-cell>
          <table:table-cell office:value-type="float" office:value="0.000503315" calcext:value-type="float">
            <text:p>0.000503315</text:p>
          </table:table-cell>
          <table:table-cell office:value-type="float" office:value="0.000891755" calcext:value-type="float">
            <text:p>0.00089175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156782" calcext:value-type="float">
            <text:p>0.0156782</text:p>
          </table:table-cell>
          <table:table-cell office:value-type="float" office:value="0.00200734" calcext:value-type="float">
            <text:p>0.00200734</text:p>
          </table:table-cell>
          <table:table-cell office:value-type="float" office:value="0.0010315" calcext:value-type="float">
            <text:p>0.0010315</text:p>
          </table:table-cell>
          <table:table-cell office:value-type="float" office:value="0.0415209" calcext:value-type="float">
            <text:p>0.0415209</text:p>
          </table:table-cell>
          <table:table-cell office:value-type="float" office:value="0.0142906" calcext:value-type="float">
            <text:p>0.0142906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899651" calcext:value-type="float">
            <text:p>0.000899651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162308" calcext:value-type="float">
            <text:p>0.0162308</text:p>
          </table:table-cell>
          <table:table-cell office:value-type="float" office:value="0.00208116" calcext:value-type="float">
            <text:p>0.00208116</text:p>
          </table:table-cell>
          <table:table-cell office:value-type="float" office:value="0.00102716" calcext:value-type="float">
            <text:p>0.00102716</text:p>
          </table:table-cell>
          <table:table-cell office:value-type="float" office:value="0.0430486" calcext:value-type="float">
            <text:p>0.0430486</text:p>
          </table:table-cell>
          <table:table-cell office:value-type="float" office:value="0.0144777" calcext:value-type="float">
            <text:p>0.0144777</text:p>
          </table:table-cell>
          <table:table-cell office:value-type="float" office:value="0.000946232" calcext:value-type="float">
            <text:p>0.000946232</text:p>
          </table:table-cell>
          <table:table-cell office:value-type="float" office:value="0.000510026" calcext:value-type="float">
            <text:p>0.000510026</text:p>
          </table:table-cell>
          <table:table-cell office:value-type="float" office:value="0.000907546" calcext:value-type="float">
            <text:p>0.000907546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159975" calcext:value-type="float">
            <text:p>0.0159975</text:p>
          </table:table-cell>
          <table:table-cell office:value-type="float" office:value="0.00192286" calcext:value-type="float">
            <text:p>0.00192286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0426294" calcext:value-type="float">
            <text:p>0.0426294</text:p>
          </table:table-cell>
          <table:table-cell office:value-type="float" office:value="0.0145736" calcext:value-type="float">
            <text:p>0.0145736</text:p>
          </table:table-cell>
          <table:table-cell office:value-type="float" office:value="0.000945442" calcext:value-type="float">
            <text:p>0.000945442</text:p>
          </table:table-cell>
          <table:table-cell office:value-type="float" office:value="0.000504499" calcext:value-type="float">
            <text:p>0.000504499</text:p>
          </table:table-cell>
          <table:table-cell office:value-type="float" office:value="0.000891755" calcext:value-type="float">
            <text:p>0.00089175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165462" calcext:value-type="float">
            <text:p>0.0165462</text:p>
          </table:table-cell>
          <table:table-cell office:value-type="float" office:value="0.00194576" calcext:value-type="float">
            <text:p>0.00194576</text:p>
          </table:table-cell>
          <table:table-cell office:value-type="float" office:value="0.00103821" calcext:value-type="float">
            <text:p>0.00103821</text:p>
          </table:table-cell>
          <table:table-cell office:value-type="float" office:value="0.0451582" calcext:value-type="float">
            <text:p>0.0451582</text:p>
          </table:table-cell>
          <table:table-cell office:value-type="float" office:value="0.0157137" calcext:value-type="float">
            <text:p>0.0157137</text:p>
          </table:table-cell>
          <table:table-cell office:value-type="float" office:value="0.000966364" calcext:value-type="float">
            <text:p>0.000966364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936758" calcext:value-type="float">
            <text:p>0.00093675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167029" calcext:value-type="float">
            <text:p>0.0167029</text:p>
          </table:table-cell>
          <table:table-cell office:value-type="float" office:value="0.00208432" calcext:value-type="float">
            <text:p>0.00208432</text:p>
          </table:table-cell>
          <table:table-cell office:value-type="float" office:value="0.00100071" calcext:value-type="float">
            <text:p>0.00100071</text:p>
          </table:table-cell>
          <table:table-cell office:value-type="float" office:value="0.0419551" calcext:value-type="float">
            <text:p>0.0419551</text:p>
          </table:table-cell>
          <table:table-cell office:value-type="float" office:value="0.0145736" calcext:value-type="float">
            <text:p>0.0145736</text:p>
          </table:table-cell>
          <table:table-cell office:value-type="float" office:value="0.000988471" calcext:value-type="float">
            <text:p>0.000988471</text:p>
          </table:table-cell>
          <table:table-cell office:value-type="float" office:value="0.000528184" calcext:value-type="float">
            <text:p>0.000528184</text:p>
          </table:table-cell>
          <table:table-cell office:value-type="float" office:value="0.000893334" calcext:value-type="float">
            <text:p>0.00089333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174557" calcext:value-type="float">
            <text:p>0.0174557</text:p>
          </table:table-cell>
          <table:table-cell office:value-type="float" office:value="0.00210208" calcext:value-type="float">
            <text:p>0.00210208</text:p>
          </table:table-cell>
          <table:table-cell office:value-type="float" office:value="0.00102281" calcext:value-type="float">
            <text:p>0.00102281</text:p>
          </table:table-cell>
          <table:table-cell office:value-type="float" office:value="0.0430155" calcext:value-type="float">
            <text:p>0.0430155</text:p>
          </table:table-cell>
          <table:table-cell office:value-type="float" office:value="0.0150888" calcext:value-type="float">
            <text:p>0.0150888</text:p>
          </table:table-cell>
          <table:table-cell office:value-type="float" office:value="0.00099834" calcext:value-type="float">
            <text:p>0.00099834</text:p>
          </table:table-cell>
          <table:table-cell office:value-type="float" office:value="0.000532922" calcext:value-type="float">
            <text:p>0.000532922</text:p>
          </table:table-cell>
          <table:table-cell office:value-type="float" office:value="0.000913072" calcext:value-type="float">
            <text:p>0.000913072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168316" calcext:value-type="float">
            <text:p>0.0168316</text:p>
          </table:table-cell>
          <table:table-cell office:value-type="float" office:value="0.00200615" calcext:value-type="float">
            <text:p>0.00200615</text:p>
          </table:table-cell>
          <table:table-cell office:value-type="float" office:value="0.00100229" calcext:value-type="float">
            <text:p>0.00100229</text:p>
          </table:table-cell>
          <table:table-cell office:value-type="float" office:value="0.0457357" calcext:value-type="float">
            <text:p>0.0457357</text:p>
          </table:table-cell>
          <table:table-cell office:value-type="float" office:value="0.0160271" calcext:value-type="float">
            <text:p>0.0160271</text:p>
          </table:table-cell>
          <table:table-cell office:value-type="float" office:value="0.00095689" calcext:value-type="float">
            <text:p>0.00095689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950969" calcext:value-type="float">
            <text:p>0.000950969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165233" calcext:value-type="float">
            <text:p>0.0165233</text:p>
          </table:table-cell>
          <table:table-cell office:value-type="float" office:value="0.00208787" calcext:value-type="float">
            <text:p>0.00208787</text:p>
          </table:table-cell>
          <table:table-cell office:value-type="float" office:value="0.00101887" calcext:value-type="float">
            <text:p>0.00101887</text:p>
          </table:table-cell>
          <table:table-cell office:value-type="float" office:value="0.0446505" calcext:value-type="float">
            <text:p>0.0446505</text:p>
          </table:table-cell>
          <table:table-cell office:value-type="float" office:value="0.0163777" calcext:value-type="float">
            <text:p>0.0163777</text:p>
          </table:table-cell>
          <table:table-cell office:value-type="float" office:value="0.00101334" calcext:value-type="float">
            <text:p>0.00101334</text:p>
          </table:table-cell>
          <table:table-cell office:value-type="float" office:value="0.000530948" calcext:value-type="float">
            <text:p>0.000530948</text:p>
          </table:table-cell>
          <table:table-cell office:value-type="float" office:value="0.000938731" calcext:value-type="float">
            <text:p>0.000938731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170231" calcext:value-type="float">
            <text:p>0.0170231</text:p>
          </table:table-cell>
          <table:table-cell office:value-type="float" office:value="0.00203379" calcext:value-type="float">
            <text:p>0.00203379</text:p>
          </table:table-cell>
          <table:table-cell office:value-type="float" office:value="0.000995182" calcext:value-type="float">
            <text:p>0.000995182</text:p>
          </table:table-cell>
          <table:table-cell office:value-type="float" office:value="0.0439104" calcext:value-type="float">
            <text:p>0.0439104</text:p>
          </table:table-cell>
          <table:table-cell office:value-type="float" office:value="0.0160666" calcext:value-type="float">
            <text:p>0.0160666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0539632" calcext:value-type="float">
            <text:p>0.000539632</text:p>
          </table:table-cell>
          <table:table-cell office:value-type="float" office:value="0.000936758" calcext:value-type="float">
            <text:p>0.00093675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72596" calcext:value-type="float">
            <text:p>0.0172596</text:p>
          </table:table-cell>
          <table:table-cell office:value-type="float" office:value="0.00203931" calcext:value-type="float">
            <text:p>0.00203931</text:p>
          </table:table-cell>
          <table:table-cell office:value-type="float" office:value="0.00100031" calcext:value-type="float">
            <text:p>0.00100031</text:p>
          </table:table-cell>
          <table:table-cell office:value-type="float" office:value="0.0444259" calcext:value-type="float">
            <text:p>0.0444259</text:p>
          </table:table-cell>
          <table:table-cell office:value-type="float" office:value="0.0157224" calcext:value-type="float">
            <text:p>0.0157224</text:p>
          </table:table-cell>
          <table:table-cell office:value-type="float" office:value="0.000970707" calcext:value-type="float">
            <text:p>0.000970707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0539317" calcext:value-type="float">
            <text:p>0.00539317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169773" calcext:value-type="float">
            <text:p>0.0169773</text:p>
          </table:table-cell>
          <table:table-cell office:value-type="float" office:value="0.00202629" calcext:value-type="float">
            <text:p>0.00202629</text:p>
          </table:table-cell>
          <table:table-cell office:value-type="float" office:value="0.00103347" calcext:value-type="float">
            <text:p>0.00103347</text:p>
          </table:table-cell>
          <table:table-cell office:value-type="float" office:value="0.0897096" calcext:value-type="float">
            <text:p>0.0897096</text:p>
          </table:table-cell>
          <table:table-cell office:value-type="float" office:value="0.0265502" calcext:value-type="float">
            <text:p>0.0265502</text:p>
          </table:table-cell>
          <table:table-cell office:value-type="float" office:value="0.00556173" calcext:value-type="float">
            <text:p>0.00556173</text:p>
          </table:table-cell>
          <table:table-cell office:value-type="float" office:value="0.00482945" calcext:value-type="float">
            <text:p>0.00482945</text:p>
          </table:table-cell>
          <table:table-cell office:value-type="float" office:value="0.000879123" calcext:value-type="float">
            <text:p>0.00087912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172623" calcext:value-type="float">
            <text:p>0.0172623</text:p>
          </table:table-cell>
          <table:table-cell office:value-type="float" office:value="0.00217195" calcext:value-type="float">
            <text:p>0.00217195</text:p>
          </table:table-cell>
          <table:table-cell office:value-type="float" office:value="0.00101137" calcext:value-type="float">
            <text:p>0.00101137</text:p>
          </table:table-cell>
          <table:table-cell office:value-type="float" office:value="0.0874923" calcext:value-type="float">
            <text:p>0.0874923</text:p>
          </table:table-cell>
          <table:table-cell office:value-type="float" office:value="0.0387576" calcext:value-type="float">
            <text:p>0.0387576</text:p>
          </table:table-cell>
          <table:table-cell office:value-type="float" office:value="0.000872412" calcext:value-type="float">
            <text:p>0.000872412</text:p>
          </table:table-cell>
          <table:table-cell office:value-type="float" office:value="0.000391993" calcext:value-type="float">
            <text:p>0.000391993</text:p>
          </table:table-cell>
          <table:table-cell office:value-type="float" office:value="0.00087636" calcext:value-type="float">
            <text:p>0.00087636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172726" calcext:value-type="float">
            <text:p>0.0172726</text:p>
          </table:table-cell>
          <table:table-cell office:value-type="float" office:value="0.00222959" calcext:value-type="float">
            <text:p>0.00222959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850957" calcext:value-type="float">
            <text:p>0.0850957</text:p>
          </table:table-cell>
          <table:table-cell office:value-type="float" office:value="0.0235311" calcext:value-type="float">
            <text:p>0.0235311</text:p>
          </table:table-cell>
          <table:table-cell office:value-type="float" office:value="0.000929652" calcext:value-type="float">
            <text:p>0.000929652</text:p>
          </table:table-cell>
          <table:table-cell office:value-type="float" office:value="0.000407784" calcext:value-type="float">
            <text:p>0.000407784</text:p>
          </table:table-cell>
          <table:table-cell office:value-type="float" office:value="0.000878728" calcext:value-type="float">
            <text:p>0.00087872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179302" calcext:value-type="float">
            <text:p>0.0179302</text:p>
          </table:table-cell>
          <table:table-cell office:value-type="float" office:value="0.00213524" calcext:value-type="float">
            <text:p>0.00213524</text:p>
          </table:table-cell>
          <table:table-cell office:value-type="float" office:value="0.000967154" calcext:value-type="float">
            <text:p>0.000967154</text:p>
          </table:table-cell>
          <table:table-cell office:value-type="float" office:value="0.0924378" calcext:value-type="float">
            <text:p>0.0924378</text:p>
          </table:table-cell>
          <table:table-cell office:value-type="float" office:value="0.024711" calcext:value-type="float">
            <text:p>0.024711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00386467" calcext:value-type="float">
            <text:p>0.000386467</text:p>
          </table:table-cell>
          <table:table-cell office:value-type="float" office:value="0.000893334" calcext:value-type="float">
            <text:p>0.000893334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175122" calcext:value-type="float">
            <text:p>0.0175122</text:p>
          </table:table-cell>
          <table:table-cell office:value-type="float" office:value="0.0022209" calcext:value-type="float">
            <text:p>0.0022209</text:p>
          </table:table-cell>
          <table:table-cell office:value-type="float" office:value="0.000970312" calcext:value-type="float">
            <text:p>0.000970312</text:p>
          </table:table-cell>
          <table:table-cell office:value-type="float" office:value="0.0864379" calcext:value-type="float">
            <text:p>0.0864379</text:p>
          </table:table-cell>
          <table:table-cell office:value-type="float" office:value="0.0227186" calcext:value-type="float">
            <text:p>0.0227186</text:p>
          </table:table-cell>
          <table:table-cell office:value-type="float" office:value="0.00106545" calcext:value-type="float">
            <text:p>0.00106545</text:p>
          </table:table-cell>
          <table:table-cell office:value-type="float" office:value="0.000406205" calcext:value-type="float">
            <text:p>0.000406205</text:p>
          </table:table-cell>
          <table:table-cell office:value-type="float" office:value="0.000861754" calcext:value-type="float">
            <text:p>0.00086175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177494" calcext:value-type="float">
            <text:p>0.0177494</text:p>
          </table:table-cell>
          <table:table-cell office:value-type="float" office:value="0.00234722" calcext:value-type="float">
            <text:p>0.00234722</text:p>
          </table:table-cell>
          <table:table-cell office:value-type="float" office:value="0.00120046" calcext:value-type="float">
            <text:p>0.00120046</text:p>
          </table:table-cell>
          <table:table-cell office:value-type="float" office:value="0.0813803" calcext:value-type="float">
            <text:p>0.0813803</text:p>
          </table:table-cell>
          <table:table-cell office:value-type="float" office:value="0.0214562" calcext:value-type="float">
            <text:p>0.0214562</text:p>
          </table:table-cell>
          <table:table-cell office:value-type="float" office:value="0.00105795" calcext:value-type="float">
            <text:p>0.00105795</text:p>
          </table:table-cell>
          <table:table-cell office:value-type="float" office:value="0.000412126" calcext:value-type="float">
            <text:p>0.000412126</text:p>
          </table:table-cell>
          <table:table-cell office:value-type="float" office:value="0.000844385" calcext:value-type="float">
            <text:p>0.00084438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177648" calcext:value-type="float">
            <text:p>0.0177648</text:p>
          </table:table-cell>
          <table:table-cell office:value-type="float" office:value="0.00219761" calcext:value-type="float">
            <text:p>0.00219761</text:p>
          </table:table-cell>
          <table:table-cell office:value-type="float" office:value="0.0010161" calcext:value-type="float">
            <text:p>0.0010161</text:p>
          </table:table-cell>
          <table:table-cell office:value-type="float" office:value="0.0863657" calcext:value-type="float">
            <text:p>0.0863657</text:p>
          </table:table-cell>
          <table:table-cell office:value-type="float" office:value="0.0233649" calcext:value-type="float">
            <text:p>0.0233649</text:p>
          </table:table-cell>
          <table:table-cell office:value-type="float" office:value="0.000978207" calcext:value-type="float">
            <text:p>0.000978207</text:p>
          </table:table-cell>
          <table:table-cell office:value-type="float" office:value="0.000390414" calcext:value-type="float">
            <text:p>0.000390414</text:p>
          </table:table-cell>
          <table:table-cell office:value-type="float" office:value="0.000876755" calcext:value-type="float">
            <text:p>0.00087675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202285" calcext:value-type="float">
            <text:p>0.0202285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0103979" calcext:value-type="float">
            <text:p>0.00103979</text:p>
          </table:table-cell>
          <table:table-cell office:value-type="float" office:value="0.087482" calcext:value-type="float">
            <text:p>0.087482</text:p>
          </table:table-cell>
          <table:table-cell office:value-type="float" office:value="0.0230704" calcext:value-type="float">
            <text:p>0.0230704</text:p>
          </table:table-cell>
          <table:table-cell office:value-type="float" office:value="0.000877544" calcext:value-type="float">
            <text:p>0.000877544</text:p>
          </table:table-cell>
          <table:table-cell office:value-type="float" office:value="0.000401468" calcext:value-type="float">
            <text:p>0.000401468</text:p>
          </table:table-cell>
          <table:table-cell office:value-type="float" office:value="0.000874781" calcext:value-type="float">
            <text:p>0.000874781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198511" calcext:value-type="float">
            <text:p>0.0198511</text:p>
          </table:table-cell>
          <table:table-cell office:value-type="float" office:value="0.00228248" calcext:value-type="float">
            <text:p>0.00228248</text:p>
          </table:table-cell>
          <table:table-cell office:value-type="float" office:value="0.000995182" calcext:value-type="float">
            <text:p>0.000995182</text:p>
          </table:table-cell>
          <table:table-cell office:value-type="float" office:value="0.0826545" calcext:value-type="float">
            <text:p>0.0826545</text:p>
          </table:table-cell>
          <table:table-cell office:value-type="float" office:value="0.0219599" calcext:value-type="float">
            <text:p>0.0219599</text:p>
          </table:table-cell>
          <table:table-cell office:value-type="float" office:value="0.00098097" calcext:value-type="float">
            <text:p>0.00098097</text:p>
          </table:table-cell>
          <table:table-cell office:value-type="float" office:value="0.000401468" calcext:value-type="float">
            <text:p>0.000401468</text:p>
          </table:table-cell>
          <table:table-cell office:value-type="float" office:value="0.000858201" calcext:value-type="float">
            <text:p>0.00085820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0045" calcext:value-type="float">
            <text:p>0.020045</text:p>
          </table:table-cell>
          <table:table-cell office:value-type="float" office:value="0.00224656" calcext:value-type="float">
            <text:p>0.00224656</text:p>
          </table:table-cell>
          <table:table-cell office:value-type="float" office:value="0.000984523" calcext:value-type="float">
            <text:p>0.000984523</text:p>
          </table:table-cell>
          <table:table-cell office:value-type="float" office:value="0.0849374" calcext:value-type="float">
            <text:p>0.0849374</text:p>
          </table:table-cell>
          <table:table-cell office:value-type="float" office:value="0.0231896" calcext:value-type="float">
            <text:p>0.0231896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0399494" calcext:value-type="float">
            <text:p>0.000399494</text:p>
          </table:table-cell>
          <table:table-cell office:value-type="float" office:value="0.000854648" calcext:value-type="float">
            <text:p>0.000854648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184821" calcext:value-type="float">
            <text:p>0.0184821</text:p>
          </table:table-cell>
          <table:table-cell office:value-type="float" office:value="0.00228327" calcext:value-type="float">
            <text:p>0.00228327</text:p>
          </table:table-cell>
          <table:table-cell office:value-type="float" office:value="0.00102518" calcext:value-type="float">
            <text:p>0.00102518</text:p>
          </table:table-cell>
          <table:table-cell office:value-type="float" office:value="0.0857123" calcext:value-type="float">
            <text:p>0.0857123</text:p>
          </table:table-cell>
          <table:table-cell office:value-type="float" office:value="0.0229737" calcext:value-type="float">
            <text:p>0.0229737</text:p>
          </table:table-cell>
          <table:table-cell office:value-type="float" office:value="0.000943468" calcext:value-type="float">
            <text:p>0.000943468</text:p>
          </table:table-cell>
          <table:table-cell office:value-type="float" office:value="0.000405415" calcext:value-type="float">
            <text:p>0.000405415</text:p>
          </table:table-cell>
          <table:table-cell office:value-type="float" office:value="0.000876755" calcext:value-type="float">
            <text:p>0.00087675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184951" calcext:value-type="float">
            <text:p>0.0184951</text:p>
          </table:table-cell>
          <table:table-cell office:value-type="float" office:value="0.00250355" calcext:value-type="float">
            <text:p>0.00250355</text:p>
          </table:table-cell>
          <table:table-cell office:value-type="float" office:value="0.00100584" calcext:value-type="float">
            <text:p>0.00100584</text:p>
          </table:table-cell>
          <table:table-cell office:value-type="float" office:value="0.0791231" calcext:value-type="float">
            <text:p>0.0791231</text:p>
          </table:table-cell>
          <table:table-cell office:value-type="float" office:value="0.0208037" calcext:value-type="float">
            <text:p>0.0208037</text:p>
          </table:table-cell>
          <table:table-cell office:value-type="float" office:value="0.000902809" calcext:value-type="float">
            <text:p>0.000902809</text:p>
          </table:table-cell>
          <table:table-cell office:value-type="float" office:value="0.000418442" calcext:value-type="float">
            <text:p>0.000418442</text:p>
          </table:table-cell>
          <table:table-cell office:value-type="float" office:value="0.000894519" calcext:value-type="float">
            <text:p>0.000894519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190537" calcext:value-type="float">
            <text:p>0.0190537</text:p>
          </table:table-cell>
          <table:table-cell office:value-type="float" office:value="0.00229433" calcext:value-type="float">
            <text:p>0.00229433</text:p>
          </table:table-cell>
          <table:table-cell office:value-type="float" office:value="0.00102874" calcext:value-type="float">
            <text:p>0.00102874</text:p>
          </table:table-cell>
          <table:table-cell office:value-type="float" office:value="0.0847854" calcext:value-type="float">
            <text:p>0.0847854</text:p>
          </table:table-cell>
          <table:table-cell office:value-type="float" office:value="0.0224352" calcext:value-type="float">
            <text:p>0.0224352</text:p>
          </table:table-cell>
          <table:table-cell office:value-type="float" office:value="0.000909125" calcext:value-type="float">
            <text:p>0.000909125</text:p>
          </table:table-cell>
          <table:table-cell office:value-type="float" office:value="0.000411336" calcext:value-type="float">
            <text:p>0.000411336</text:p>
          </table:table-cell>
          <table:table-cell office:value-type="float" office:value="0.000900045" calcext:value-type="float">
            <text:p>0.00090004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190746" calcext:value-type="float">
            <text:p>0.0190746</text:p>
          </table:table-cell>
          <table:table-cell office:value-type="float" office:value="0.00234999" calcext:value-type="float">
            <text:p>0.00234999</text:p>
          </table:table-cell>
          <table:table-cell office:value-type="float" office:value="0.000996366" calcext:value-type="float">
            <text:p>0.000996366</text:p>
          </table:table-cell>
          <table:table-cell office:value-type="float" office:value="0.0792296" calcext:value-type="float">
            <text:p>0.0792296</text:p>
          </table:table-cell>
          <table:table-cell office:value-type="float" office:value="0.0213844" calcext:value-type="float">
            <text:p>0.0213844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000411336" calcext:value-type="float">
            <text:p>0.000411336</text:p>
          </table:table-cell>
          <table:table-cell office:value-type="float" office:value="0.000926494" calcext:value-type="float">
            <text:p>0.000926494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194465" calcext:value-type="float">
            <text:p>0.0194465</text:p>
          </table:table-cell>
          <table:table-cell office:value-type="float" office:value="0.00230656" calcext:value-type="float">
            <text:p>0.00230656</text:p>
          </table:table-cell>
          <table:table-cell office:value-type="float" office:value="0.0010236" calcext:value-type="float">
            <text:p>0.0010236</text:p>
          </table:table-cell>
          <table:table-cell office:value-type="float" office:value="0.079506" calcext:value-type="float">
            <text:p>0.079506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00890176" calcext:value-type="float">
            <text:p>0.000890176</text:p>
          </table:table-cell>
          <table:table-cell office:value-type="float" office:value="0.000405415" calcext:value-type="float">
            <text:p>0.000405415</text:p>
          </table:table-cell>
          <table:table-cell office:value-type="float" office:value="0.00100308" calcext:value-type="float">
            <text:p>0.0010030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185674" calcext:value-type="float">
            <text:p>0.0185674</text:p>
          </table:table-cell>
          <table:table-cell office:value-type="float" office:value="0.00253947" calcext:value-type="float">
            <text:p>0.00253947</text:p>
          </table:table-cell>
          <table:table-cell office:value-type="float" office:value="0.00103229" calcext:value-type="float">
            <text:p>0.00103229</text:p>
          </table:table-cell>
          <table:table-cell office:value-type="float" office:value="0.0774884" calcext:value-type="float">
            <text:p>0.0774884</text:p>
          </table:table-cell>
          <table:table-cell office:value-type="float" office:value="0.0211605" calcext:value-type="float">
            <text:p>0.0211605</text:p>
          </table:table-cell>
          <table:table-cell office:value-type="float" office:value="0.000922152" calcext:value-type="float">
            <text:p>0.000922152</text:p>
          </table:table-cell>
          <table:table-cell office:value-type="float" office:value="0.000428706" calcext:value-type="float">
            <text:p>0.000428706</text:p>
          </table:table-cell>
          <table:table-cell office:value-type="float" office:value="0.000926494" calcext:value-type="float">
            <text:p>0.000926494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19139" calcext:value-type="float">
            <text:p>0.019139</text:p>
          </table:table-cell>
          <table:table-cell office:value-type="float" office:value="0.00237762" calcext:value-type="float">
            <text:p>0.00237762</text:p>
          </table:table-cell>
          <table:table-cell office:value-type="float" office:value="0.00099005" calcext:value-type="float">
            <text:p>0.00099005</text:p>
          </table:table-cell>
          <table:table-cell office:value-type="float" office:value="0.0771935" calcext:value-type="float">
            <text:p>0.0771935</text:p>
          </table:table-cell>
          <table:table-cell office:value-type="float" office:value="0.024602" calcext:value-type="float">
            <text:p>0.024602</text:p>
          </table:table-cell>
          <table:table-cell office:value-type="float" office:value="0.000903598" calcext:value-type="float">
            <text:p>0.000903598</text:p>
          </table:table-cell>
          <table:table-cell office:value-type="float" office:value="0.000414494" calcext:value-type="float">
            <text:p>0.000414494</text:p>
          </table:table-cell>
          <table:table-cell office:value-type="float" office:value="0.000921362" calcext:value-type="float">
            <text:p>0.000921362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192325" calcext:value-type="float">
            <text:p>0.0192325</text:p>
          </table:table-cell>
          <table:table-cell office:value-type="float" office:value="0.00244078" calcext:value-type="float">
            <text:p>0.00244078</text:p>
          </table:table-cell>
          <table:table-cell office:value-type="float" office:value="0.00101887" calcext:value-type="float">
            <text:p>0.00101887</text:p>
          </table:table-cell>
          <table:table-cell office:value-type="float" office:value="0.0793481" calcext:value-type="float">
            <text:p>0.0793481</text:p>
          </table:table-cell>
          <table:table-cell office:value-type="float" office:value="0.0209912" calcext:value-type="float">
            <text:p>0.0209912</text:p>
          </table:table-cell>
          <table:table-cell office:value-type="float" office:value="0.000906361" calcext:value-type="float">
            <text:p>0.000906361</text:p>
          </table:table-cell>
          <table:table-cell office:value-type="float" office:value="0.000420811" calcext:value-type="float">
            <text:p>0.000420811</text:p>
          </table:table-cell>
          <table:table-cell office:value-type="float" office:value="0.000881097" calcext:value-type="float">
            <text:p>0.000881097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192357" calcext:value-type="float">
            <text:p>0.0192357</text:p>
          </table:table-cell>
          <table:table-cell office:value-type="float" office:value="0.00246328" calcext:value-type="float">
            <text:p>0.00246328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789675" calcext:value-type="float">
            <text:p>0.0789675</text:p>
          </table:table-cell>
          <table:table-cell office:value-type="float" office:value="0.0213323" calcext:value-type="float">
            <text:p>0.0213323</text:p>
          </table:table-cell>
          <table:table-cell office:value-type="float" office:value="0.000904782" calcext:value-type="float">
            <text:p>0.000904782</text:p>
          </table:table-cell>
          <table:table-cell office:value-type="float" office:value="0.000416074" calcext:value-type="float">
            <text:p>0.000416074</text:p>
          </table:table-cell>
          <table:table-cell office:value-type="float" office:value="0.000941889" calcext:value-type="float">
            <text:p>0.00094188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96841" calcext:value-type="float">
            <text:p>0.0196841</text:p>
          </table:table-cell>
          <table:table-cell office:value-type="float" office:value="0.00259355" calcext:value-type="float">
            <text:p>0.00259355</text:p>
          </table:table-cell>
          <table:table-cell office:value-type="float" office:value="0.000999129" calcext:value-type="float">
            <text:p>0.000999129</text:p>
          </table:table-cell>
          <table:table-cell office:value-type="float" office:value="0.0780612" calcext:value-type="float">
            <text:p>0.0780612</text:p>
          </table:table-cell>
          <table:table-cell office:value-type="float" office:value="0.0203702" calcext:value-type="float">
            <text:p>0.0203702</text:p>
          </table:table-cell>
          <table:table-cell office:value-type="float" office:value="0.000958074" calcext:value-type="float">
            <text:p>0.000958074</text:p>
          </table:table-cell>
          <table:table-cell office:value-type="float" office:value="0.000436206" calcext:value-type="float">
            <text:p>0.000436206</text:p>
          </table:table-cell>
          <table:table-cell office:value-type="float" office:value="0.000884255" calcext:value-type="float">
            <text:p>0.00088425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193281" calcext:value-type="float">
            <text:p>0.0193281</text:p>
          </table:table-cell>
          <table:table-cell office:value-type="float" office:value="0.00246999" calcext:value-type="float">
            <text:p>0.00246999</text:p>
          </table:table-cell>
          <table:table-cell office:value-type="float" office:value="0.00126362" calcext:value-type="float">
            <text:p>0.00126362</text:p>
          </table:table-cell>
          <table:table-cell office:value-type="float" office:value="0.0797641" calcext:value-type="float">
            <text:p>0.0797641</text:p>
          </table:table-cell>
          <table:table-cell office:value-type="float" office:value="0.0213102" calcext:value-type="float">
            <text:p>0.0213102</text:p>
          </table:table-cell>
          <table:table-cell office:value-type="float" office:value="0.000895703" calcext:value-type="float">
            <text:p>0.000895703</text:p>
          </table:table-cell>
          <table:table-cell office:value-type="float" office:value="0.000413705" calcext:value-type="float">
            <text:p>0.000413705</text:p>
          </table:table-cell>
          <table:table-cell office:value-type="float" office:value="0.000963996" calcext:value-type="float">
            <text:p>0.000963996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192807" calcext:value-type="float">
            <text:p>0.0192807</text:p>
          </table:table-cell>
          <table:table-cell office:value-type="float" office:value="0.00290778" calcext:value-type="float">
            <text:p>0.00290778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0777604" calcext:value-type="float">
            <text:p>0.0777604</text:p>
          </table:table-cell>
          <table:table-cell office:value-type="float" office:value="0.0206422" calcext:value-type="float">
            <text:p>0.0206422</text:p>
          </table:table-cell>
          <table:table-cell office:value-type="float" office:value="0.00091623" calcext:value-type="float">
            <text:p>0.00091623</text:p>
          </table:table-cell>
          <table:table-cell office:value-type="float" office:value="0.000426337" calcext:value-type="float">
            <text:p>0.000426337</text:p>
          </table:table-cell>
          <table:table-cell office:value-type="float" office:value="0.000928468" calcext:value-type="float">
            <text:p>0.000928468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0.00246881" calcext:value-type="float">
            <text:p>0.00246881</text:p>
          </table:table-cell>
          <table:table-cell office:value-type="float" office:value="0.00101058" calcext:value-type="float">
            <text:p>0.00101058</text:p>
          </table:table-cell>
          <table:table-cell office:value-type="float" office:value="0.0804269" calcext:value-type="float">
            <text:p>0.0804269</text:p>
          </table:table-cell>
          <table:table-cell office:value-type="float" office:value="0.021052" calcext:value-type="float">
            <text:p>0.021052</text:p>
          </table:table-cell>
          <table:table-cell office:value-type="float" office:value="0.000891361" calcext:value-type="float">
            <text:p>0.000891361</text:p>
          </table:table-cell>
          <table:table-cell office:value-type="float" office:value="0.000408573" calcext:value-type="float">
            <text:p>0.000408573</text:p>
          </table:table-cell>
          <table:table-cell office:value-type="float" office:value="0.000915441" calcext:value-type="float">
            <text:p>0.00091544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194141" calcext:value-type="float">
            <text:p>0.0194141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780225" calcext:value-type="float">
            <text:p>0.0780225</text:p>
          </table:table-cell>
          <table:table-cell office:value-type="float" office:value="0.0205581" calcext:value-type="float">
            <text:p>0.0205581</text:p>
          </table:table-cell>
          <table:table-cell office:value-type="float" office:value="0.0009336" calcext:value-type="float">
            <text:p>0.0009336</text:p>
          </table:table-cell>
          <table:table-cell office:value-type="float" office:value="0.00043068" calcext:value-type="float">
            <text:p>0.00043068</text:p>
          </table:table-cell>
          <table:table-cell office:value-type="float" office:value="0.000939521" calcext:value-type="float">
            <text:p>0.000939521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194812" calcext:value-type="float">
            <text:p>0.0194812</text:p>
          </table:table-cell>
          <table:table-cell office:value-type="float" office:value="0.00255447" calcext:value-type="float">
            <text:p>0.00255447</text:p>
          </table:table-cell>
          <table:table-cell office:value-type="float" office:value="0.00101492" calcext:value-type="float">
            <text:p>0.00101492</text:p>
          </table:table-cell>
          <table:table-cell office:value-type="float" office:value="0.0812682" calcext:value-type="float">
            <text:p>0.0812682</text:p>
          </table:table-cell>
          <table:table-cell office:value-type="float" office:value="0.0217215" calcext:value-type="float">
            <text:p>0.0217215</text:p>
          </table:table-cell>
          <table:table-cell office:value-type="float" office:value="0.000931626" calcext:value-type="float">
            <text:p>0.000931626</text:p>
          </table:table-cell>
          <table:table-cell office:value-type="float" office:value="0.000426337" calcext:value-type="float">
            <text:p>0.000426337</text:p>
          </table:table-cell>
          <table:table-cell office:value-type="float" office:value="0.000931626" calcext:value-type="float">
            <text:p>0.000931626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198519" calcext:value-type="float">
            <text:p>0.0198519</text:p>
          </table:table-cell>
          <table:table-cell office:value-type="float" office:value="0.00254815" calcext:value-type="float">
            <text:p>0.00254815</text:p>
          </table:table-cell>
          <table:table-cell office:value-type="float" office:value="0.0010315" calcext:value-type="float">
            <text:p>0.0010315</text:p>
          </table:table-cell>
          <table:table-cell office:value-type="float" office:value="0.0839497" calcext:value-type="float">
            <text:p>0.0839497</text:p>
          </table:table-cell>
          <table:table-cell office:value-type="float" office:value="0.0225327" calcext:value-type="float">
            <text:p>0.0225327</text:p>
          </table:table-cell>
          <table:table-cell office:value-type="float" office:value="0.000914651" calcext:value-type="float">
            <text:p>0.000914651</text:p>
          </table:table-cell>
          <table:table-cell office:value-type="float" office:value="0.000423969" calcext:value-type="float">
            <text:p>0.000423969</text:p>
          </table:table-cell>
          <table:table-cell office:value-type="float" office:value="0.000932021" calcext:value-type="float">
            <text:p>0.000932021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197611" calcext:value-type="float">
            <text:p>0.0197611</text:p>
          </table:table-cell>
          <table:table-cell office:value-type="float" office:value="0.0027179" calcext:value-type="float">
            <text:p>0.0027179</text:p>
          </table:table-cell>
          <table:table-cell office:value-type="float" office:value="0.00103268" calcext:value-type="float">
            <text:p>0.00103268</text:p>
          </table:table-cell>
          <table:table-cell office:value-type="float" office:value="0.0727923" calcext:value-type="float">
            <text:p>0.0727923</text:p>
          </table:table-cell>
          <table:table-cell office:value-type="float" office:value="0.0254764" calcext:value-type="float">
            <text:p>0.0254764</text:p>
          </table:table-cell>
          <table:table-cell office:value-type="float" office:value="0.000950574" calcext:value-type="float">
            <text:p>0.000950574</text:p>
          </table:table-cell>
          <table:table-cell office:value-type="float" office:value="0.000444496" calcext:value-type="float">
            <text:p>0.000444496</text:p>
          </table:table-cell>
          <table:table-cell office:value-type="float" office:value="0.00091702" calcext:value-type="float">
            <text:p>0.00091702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200836" calcext:value-type="float">
            <text:p>0.0200836</text:p>
          </table:table-cell>
          <table:table-cell office:value-type="float" office:value="0.00259987" calcext:value-type="float">
            <text:p>0.00259987</text:p>
          </table:table-cell>
          <table:table-cell office:value-type="float" office:value="0.00104729" calcext:value-type="float">
            <text:p>0.00104729</text:p>
          </table:table-cell>
          <table:table-cell office:value-type="float" office:value="0.0789048" calcext:value-type="float">
            <text:p>0.0789048</text:p>
          </table:table-cell>
          <table:table-cell office:value-type="float" office:value="0.0211021" calcext:value-type="float">
            <text:p>0.0211021</text:p>
          </table:table-cell>
          <table:table-cell office:value-type="float" office:value="0.000939521" calcext:value-type="float">
            <text:p>0.000939521</text:p>
          </table:table-cell>
          <table:table-cell office:value-type="float" office:value="0.000431864" calcext:value-type="float">
            <text:p>0.000431864</text:p>
          </table:table-cell>
          <table:table-cell office:value-type="float" office:value="0.000992024" calcext:value-type="float">
            <text:p>0.000992024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202325" calcext:value-type="float">
            <text:p>0.0202325</text:p>
          </table:table-cell>
          <table:table-cell office:value-type="float" office:value="0.00262158" calcext:value-type="float">
            <text:p>0.00262158</text:p>
          </table:table-cell>
          <table:table-cell office:value-type="float" office:value="0.00101137" calcext:value-type="float">
            <text:p>0.00101137</text:p>
          </table:table-cell>
          <table:table-cell office:value-type="float" office:value="0.0780722" calcext:value-type="float">
            <text:p>0.0780722</text:p>
          </table:table-cell>
          <table:table-cell office:value-type="float" office:value="0.0211013" calcext:value-type="float">
            <text:p>0.0211013</text:p>
          </table:table-cell>
          <table:table-cell office:value-type="float" office:value="0.000905572" calcext:value-type="float">
            <text:p>0.000905572</text:p>
          </table:table-cell>
          <table:table-cell office:value-type="float" office:value="0.000432653" calcext:value-type="float">
            <text:p>0.000432653</text:p>
          </table:table-cell>
          <table:table-cell office:value-type="float" office:value="0.000982549" calcext:value-type="float">
            <text:p>0.00098254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0.00265829" calcext:value-type="float">
            <text:p>0.00265829</text:p>
          </table:table-cell>
          <table:table-cell office:value-type="float" office:value="0.00100387" calcext:value-type="float">
            <text:p>0.00100387</text:p>
          </table:table-cell>
          <table:table-cell office:value-type="float" office:value="0.0781788" calcext:value-type="float">
            <text:p>0.0781788</text:p>
          </table:table-cell>
          <table:table-cell office:value-type="float" office:value="0.0209884" calcext:value-type="float">
            <text:p>0.0209884</text:p>
          </table:table-cell>
          <table:table-cell office:value-type="float" office:value="0.0009411" calcext:value-type="float">
            <text:p>0.0009411</text:p>
          </table:table-cell>
          <table:table-cell office:value-type="float" office:value="0.000436996" calcext:value-type="float">
            <text:p>0.000436996</text:p>
          </table:table-cell>
          <table:table-cell office:value-type="float" office:value="0.00102163" calcext:value-type="float">
            <text:p>0.00102163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204204" calcext:value-type="float">
            <text:p>0.0204204</text:p>
          </table:table-cell>
          <table:table-cell office:value-type="float" office:value="0.00274514" calcext:value-type="float">
            <text:p>0.00274514</text:p>
          </table:table-cell>
          <table:table-cell office:value-type="float" office:value="0.00101492" calcext:value-type="float">
            <text:p>0.00101492</text:p>
          </table:table-cell>
          <table:table-cell office:value-type="float" office:value="0.0776356" calcext:value-type="float">
            <text:p>0.0776356</text:p>
          </table:table-cell>
          <table:table-cell office:value-type="float" office:value="0.0208384" calcext:value-type="float">
            <text:p>0.0208384</text:p>
          </table:table-cell>
          <table:table-cell office:value-type="float" office:value="0.000951758" calcext:value-type="float">
            <text:p>0.000951758</text:p>
          </table:table-cell>
          <table:table-cell office:value-type="float" office:value="0.000441733" calcext:value-type="float">
            <text:p>0.000441733</text:p>
          </table:table-cell>
          <table:table-cell office:value-type="float" office:value="0.00153758" calcext:value-type="float">
            <text:p>0.00153758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204697" calcext:value-type="float">
            <text:p>0.0204697</text:p>
          </table:table-cell>
          <table:table-cell office:value-type="float" office:value="0.00274909" calcext:value-type="float">
            <text:p>0.00274909</text:p>
          </table:table-cell>
          <table:table-cell office:value-type="float" office:value="0.0010315" calcext:value-type="float">
            <text:p>0.0010315</text:p>
          </table:table-cell>
          <table:table-cell office:value-type="float" office:value="0.0717044" calcext:value-type="float">
            <text:p>0.0717044</text:p>
          </table:table-cell>
          <table:table-cell office:value-type="float" office:value="0.0194698" calcext:value-type="float">
            <text:p>0.0194698</text:p>
          </table:table-cell>
          <table:table-cell office:value-type="float" office:value="0.000949785" calcext:value-type="float">
            <text:p>0.000949785</text:p>
          </table:table-cell>
          <table:table-cell office:value-type="float" office:value="0.000440943" calcext:value-type="float">
            <text:p>0.000440943</text:p>
          </table:table-cell>
          <table:table-cell office:value-type="float" office:value="0.00127191" calcext:value-type="float">
            <text:p>0.00127191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205131" calcext:value-type="float">
            <text:p>0.0205131</text:p>
          </table:table-cell>
          <table:table-cell office:value-type="float" office:value="0.0031845" calcext:value-type="float">
            <text:p>0.0031845</text:p>
          </table:table-cell>
          <table:table-cell office:value-type="float" office:value="0.00100505" calcext:value-type="float">
            <text:p>0.00100505</text:p>
          </table:table-cell>
          <table:table-cell office:value-type="float" office:value="0.0770983" calcext:value-type="float">
            <text:p>0.0770983</text:p>
          </table:table-cell>
          <table:table-cell office:value-type="float" office:value="0.0207839" calcext:value-type="float">
            <text:p>0.0207839</text:p>
          </table:table-cell>
          <table:table-cell office:value-type="float" office:value="0.000955706" calcext:value-type="float">
            <text:p>0.000955706</text:p>
          </table:table-cell>
          <table:table-cell office:value-type="float" office:value="0.000443707" calcext:value-type="float">
            <text:p>0.000443707</text:p>
          </table:table-cell>
          <table:table-cell office:value-type="float" office:value="0.000993603" calcext:value-type="float">
            <text:p>0.000993603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205163" calcext:value-type="float">
            <text:p>0.0205163</text:p>
          </table:table-cell>
          <table:table-cell office:value-type="float" office:value="0.00282251" calcext:value-type="float">
            <text:p>0.00282251</text:p>
          </table:table-cell>
          <table:table-cell office:value-type="float" office:value="0.00100663" calcext:value-type="float">
            <text:p>0.00100663</text:p>
          </table:table-cell>
          <table:table-cell office:value-type="float" office:value="0.0763799" calcext:value-type="float">
            <text:p>0.0763799</text:p>
          </table:table-cell>
          <table:table-cell office:value-type="float" office:value="0.0207255" calcext:value-type="float">
            <text:p>0.0207255</text:p>
          </table:table-cell>
          <table:table-cell office:value-type="float" office:value="0.000946627" calcext:value-type="float">
            <text:p>0.000946627</text:p>
          </table:table-cell>
          <table:table-cell office:value-type="float" office:value="0.000441338" calcext:value-type="float">
            <text:p>0.000441338</text:p>
          </table:table-cell>
          <table:table-cell office:value-type="float" office:value="0.000971101" calcext:value-type="float">
            <text:p>0.0009711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205676" calcext:value-type="float">
            <text:p>0.0205676</text:p>
          </table:table-cell>
          <table:table-cell office:value-type="float" office:value="0.00285528" calcext:value-type="float">
            <text:p>0.00285528</text:p>
          </table:table-cell>
          <table:table-cell office:value-type="float" office:value="0.00102005" calcext:value-type="float">
            <text:p>0.00102005</text:p>
          </table:table-cell>
          <table:table-cell office:value-type="float" office:value="0.0787401" calcext:value-type="float">
            <text:p>0.0787401</text:p>
          </table:table-cell>
          <table:table-cell office:value-type="float" office:value="0.0212142" calcext:value-type="float">
            <text:p>0.0212142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0045397" calcext:value-type="float">
            <text:p>0.00045397</text:p>
          </table:table-cell>
          <table:table-cell office:value-type="float" office:value="0.000970312" calcext:value-type="float">
            <text:p>0.00097031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211455" calcext:value-type="float">
            <text:p>0.0211455</text:p>
          </table:table-cell>
          <table:table-cell office:value-type="float" office:value="0.00283948" calcext:value-type="float">
            <text:p>0.00283948</text:p>
          </table:table-cell>
          <table:table-cell office:value-type="float" office:value="0.00105203" calcext:value-type="float">
            <text:p>0.00105203</text:p>
          </table:table-cell>
          <table:table-cell office:value-type="float" office:value="0.0709232" calcext:value-type="float">
            <text:p>0.0709232</text:p>
          </table:table-cell>
          <table:table-cell office:value-type="float" office:value="0.0201638" calcext:value-type="float">
            <text:p>0.0201638</text:p>
          </table:table-cell>
          <table:table-cell office:value-type="float" office:value="0.000975049" calcext:value-type="float">
            <text:p>0.000975049</text:p>
          </table:table-cell>
          <table:table-cell office:value-type="float" office:value="0.000449233" calcext:value-type="float">
            <text:p>0.000449233</text:p>
          </table:table-cell>
          <table:table-cell office:value-type="float" office:value="0.000969128" calcext:value-type="float">
            <text:p>0.000969128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212426" calcext:value-type="float">
            <text:p>0.0212426</text:p>
          </table:table-cell>
          <table:table-cell office:value-type="float" office:value="0.00279448" calcext:value-type="float">
            <text:p>0.00279448</text:p>
          </table:table-cell>
          <table:table-cell office:value-type="float" office:value="0.00102676" calcext:value-type="float">
            <text:p>0.00102676</text:p>
          </table:table-cell>
          <table:table-cell office:value-type="float" office:value="0.078311" calcext:value-type="float">
            <text:p>0.078311</text:p>
          </table:table-cell>
          <table:table-cell office:value-type="float" office:value="0.0230573" calcext:value-type="float">
            <text:p>0.0230573</text:p>
          </table:table-cell>
          <table:table-cell office:value-type="float" office:value="0.000969128" calcext:value-type="float">
            <text:p>0.000969128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00101847" calcext:value-type="float">
            <text:p>0.0010184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217874" calcext:value-type="float">
            <text:p>0.0217874</text:p>
          </table:table-cell>
          <table:table-cell office:value-type="float" office:value="0.00290146" calcext:value-type="float">
            <text:p>0.00290146</text:p>
          </table:table-cell>
          <table:table-cell office:value-type="float" office:value="0.0010844" calcext:value-type="float">
            <text:p>0.0010844</text:p>
          </table:table-cell>
          <table:table-cell office:value-type="float" office:value="0.0751254" calcext:value-type="float">
            <text:p>0.0751254</text:p>
          </table:table-cell>
          <table:table-cell office:value-type="float" office:value="0.0205877" calcext:value-type="float">
            <text:p>0.0205877</text:p>
          </table:table-cell>
          <table:table-cell office:value-type="float" office:value="0.000978997" calcext:value-type="float">
            <text:p>0.000978997</text:p>
          </table:table-cell>
          <table:table-cell office:value-type="float" office:value="0.000448049" calcext:value-type="float">
            <text:p>0.000448049</text:p>
          </table:table-cell>
          <table:table-cell office:value-type="float" office:value="0.000981365" calcext:value-type="float">
            <text:p>0.00098136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223365" calcext:value-type="float">
            <text:p>0.0223365</text:p>
          </table:table-cell>
          <table:table-cell office:value-type="float" office:value="0.00294015" calcext:value-type="float">
            <text:p>0.00294015</text:p>
          </table:table-cell>
          <table:table-cell office:value-type="float" office:value="0.00140849" calcext:value-type="float">
            <text:p>0.00140849</text:p>
          </table:table-cell>
          <table:table-cell office:value-type="float" office:value="0.0759954" calcext:value-type="float">
            <text:p>0.0759954</text:p>
          </table:table-cell>
          <table:table-cell office:value-type="float" office:value="0.020476" calcext:value-type="float">
            <text:p>0.020476</text:p>
          </table:table-cell>
          <table:table-cell office:value-type="float" office:value="0.000983734" calcext:value-type="float">
            <text:p>0.000983734</text:p>
          </table:table-cell>
          <table:table-cell office:value-type="float" office:value="0.000456734" calcext:value-type="float">
            <text:p>0.000456734</text:p>
          </table:table-cell>
          <table:table-cell office:value-type="float" office:value="0.000972286" calcext:value-type="float">
            <text:p>0.00097228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213654" calcext:value-type="float">
            <text:p>0.0213654</text:p>
          </table:table-cell>
          <table:table-cell office:value-type="float" office:value="0.00299226" calcext:value-type="float">
            <text:p>0.00299226</text:p>
          </table:table-cell>
          <table:table-cell office:value-type="float" office:value="0.0014227" calcext:value-type="float">
            <text:p>0.0014227</text:p>
          </table:table-cell>
          <table:table-cell office:value-type="float" office:value="0.070828" calcext:value-type="float">
            <text:p>0.070828</text:p>
          </table:table-cell>
          <table:table-cell office:value-type="float" office:value="0.0199557" calcext:value-type="float">
            <text:p>0.0199557</text:p>
          </table:table-cell>
          <table:table-cell office:value-type="float" office:value="0.00095768" calcext:value-type="float">
            <text:p>0.00095768</text:p>
          </table:table-cell>
          <table:table-cell office:value-type="float" office:value="0.000448444" calcext:value-type="float">
            <text:p>0.000448444</text:p>
          </table:table-cell>
          <table:table-cell office:value-type="float" office:value="0.000988471" calcext:value-type="float">
            <text:p>0.000988471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21937" calcext:value-type="float">
            <text:p>0.021937</text:p>
          </table:table-cell>
          <table:table-cell office:value-type="float" office:value="0.00295357" calcext:value-type="float">
            <text:p>0.00295357</text:p>
          </table:table-cell>
          <table:table-cell office:value-type="float" office:value="0.00126638" calcext:value-type="float">
            <text:p>0.00126638</text:p>
          </table:table-cell>
          <table:table-cell office:value-type="float" office:value="0.0756879" calcext:value-type="float">
            <text:p>0.0756879</text:p>
          </table:table-cell>
          <table:table-cell office:value-type="float" office:value="0.0212549" calcext:value-type="float">
            <text:p>0.0212549</text:p>
          </table:table-cell>
          <table:table-cell office:value-type="float" office:value="0.000964785" calcext:value-type="float">
            <text:p>0.000964785</text:p>
          </table:table-cell>
          <table:table-cell office:value-type="float" office:value="0.000447259" calcext:value-type="float">
            <text:p>0.000447259</text:p>
          </table:table-cell>
          <table:table-cell office:value-type="float" office:value="0.000982944" calcext:value-type="float">
            <text:p>0.000982944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215585" calcext:value-type="float">
            <text:p>0.0215585</text:p>
          </table:table-cell>
          <table:table-cell office:value-type="float" office:value="0.00278185" calcext:value-type="float">
            <text:p>0.00278185</text:p>
          </table:table-cell>
          <table:table-cell office:value-type="float" office:value="0.00119335" calcext:value-type="float">
            <text:p>0.00119335</text:p>
          </table:table-cell>
          <table:table-cell office:value-type="float" office:value="0.0791096" calcext:value-type="float">
            <text:p>0.0791096</text:p>
          </table:table-cell>
          <table:table-cell office:value-type="float" office:value="0.0224297" calcext:value-type="float">
            <text:p>0.0224297</text:p>
          </table:table-cell>
          <table:table-cell office:value-type="float" office:value="0.000948995" calcext:value-type="float">
            <text:p>0.000948995</text:p>
          </table:table-cell>
          <table:table-cell office:value-type="float" office:value="0.000438575" calcext:value-type="float">
            <text:p>0.000438575</text:p>
          </table:table-cell>
          <table:table-cell office:value-type="float" office:value="0.00102597" calcext:value-type="float">
            <text:p>0.00102597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218916" calcext:value-type="float">
            <text:p>0.0218916</text:p>
          </table:table-cell>
          <table:table-cell office:value-type="float" office:value="0.0030416" calcext:value-type="float">
            <text:p>0.0030416</text:p>
          </table:table-cell>
          <table:table-cell office:value-type="float" office:value="0.00115901" calcext:value-type="float">
            <text:p>0.00115901</text:p>
          </table:table-cell>
          <table:table-cell office:value-type="float" office:value="0.0723293" calcext:value-type="float">
            <text:p>0.0723293</text:p>
          </table:table-cell>
          <table:table-cell office:value-type="float" office:value="0.020403" calcext:value-type="float">
            <text:p>0.020403</text:p>
          </table:table-cell>
          <table:table-cell office:value-type="float" office:value="0.000988076" calcext:value-type="float">
            <text:p>0.000988076</text:p>
          </table:table-cell>
          <table:table-cell office:value-type="float" office:value="0.000462655" calcext:value-type="float">
            <text:p>0.000462655</text:p>
          </table:table-cell>
          <table:table-cell office:value-type="float" office:value="0.00104295" calcext:value-type="float">
            <text:p>0.0010429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220689" calcext:value-type="float">
            <text:p>0.0220689</text:p>
          </table:table-cell>
          <table:table-cell office:value-type="float" office:value="0.00314976" calcext:value-type="float">
            <text:p>0.00314976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746299" calcext:value-type="float">
            <text:p>0.0746299</text:p>
          </table:table-cell>
          <table:table-cell office:value-type="float" office:value="0.0211408" calcext:value-type="float">
            <text:p>0.0211408</text:p>
          </table:table-cell>
          <table:table-cell office:value-type="float" office:value="0.000967943" calcext:value-type="float">
            <text:p>0.000967943</text:p>
          </table:table-cell>
          <table:table-cell office:value-type="float" office:value="0.000457128" calcext:value-type="float">
            <text:p>0.000457128</text:p>
          </table:table-cell>
          <table:table-cell office:value-type="float" office:value="0.00106308" calcext:value-type="float">
            <text:p>0.0010630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225513" calcext:value-type="float">
            <text:p>0.0225513</text:p>
          </table:table-cell>
          <table:table-cell office:value-type="float" office:value="0.0032224" calcext:value-type="float">
            <text:p>0.0032224</text:p>
          </table:table-cell>
          <table:table-cell office:value-type="float" office:value="0.00119177" calcext:value-type="float">
            <text:p>0.00119177</text:p>
          </table:table-cell>
          <table:table-cell office:value-type="float" office:value="0.0747045" calcext:value-type="float">
            <text:p>0.0747045</text:p>
          </table:table-cell>
          <table:table-cell office:value-type="float" office:value="0.0208862" calcext:value-type="float">
            <text:p>0.0208862</text:p>
          </table:table-cell>
          <table:table-cell office:value-type="float" office:value="0.00101887" calcext:value-type="float">
            <text:p>0.00101887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968733" calcext:value-type="float">
            <text:p>0.000968733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22389" calcext:value-type="float">
            <text:p>0.022389</text:p>
          </table:table-cell>
          <table:table-cell office:value-type="float" office:value="0.00300805" calcext:value-type="float">
            <text:p>0.00300805</text:p>
          </table:table-cell>
          <table:table-cell office:value-type="float" office:value="0.00113611" calcext:value-type="float">
            <text:p>0.00113611</text:p>
          </table:table-cell>
          <table:table-cell office:value-type="float" office:value="0.0727462" calcext:value-type="float">
            <text:p>0.0727462</text:p>
          </table:table-cell>
          <table:table-cell office:value-type="float" office:value="0.0211546" calcext:value-type="float">
            <text:p>0.0211546</text:p>
          </table:table-cell>
          <table:table-cell office:value-type="float" office:value="0.000962417" calcext:value-type="float">
            <text:p>0.000962417</text:p>
          </table:table-cell>
          <table:table-cell office:value-type="float" office:value="0.000451996" calcext:value-type="float">
            <text:p>0.000451996</text:p>
          </table:table-cell>
          <table:table-cell office:value-type="float" office:value="0.000979786" calcext:value-type="float">
            <text:p>0.000979786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224802" calcext:value-type="float">
            <text:p>0.0224802</text:p>
          </table:table-cell>
          <table:table-cell office:value-type="float" office:value="0.00308344" calcext:value-type="float">
            <text:p>0.00308344</text:p>
          </table:table-cell>
          <table:table-cell office:value-type="float" office:value="0.00117361" calcext:value-type="float">
            <text:p>0.00117361</text:p>
          </table:table-cell>
          <table:table-cell office:value-type="float" office:value="0.0713286" calcext:value-type="float">
            <text:p>0.0713286</text:p>
          </table:table-cell>
          <table:table-cell office:value-type="float" office:value="0.0223906" calcext:value-type="float">
            <text:p>0.0223906</text:p>
          </table:table-cell>
          <table:table-cell office:value-type="float" office:value="0.000964785" calcext:value-type="float">
            <text:p>0.000964785</text:p>
          </table:table-cell>
          <table:table-cell office:value-type="float" office:value="0.00045397" calcext:value-type="float">
            <text:p>0.00045397</text:p>
          </table:table-cell>
          <table:table-cell office:value-type="float" office:value="0.000943863" calcext:value-type="float">
            <text:p>0.000943863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228844" calcext:value-type="float">
            <text:p>0.0228844</text:p>
          </table:table-cell>
          <table:table-cell office:value-type="float" office:value="0.00306686" calcext:value-type="float">
            <text:p>0.00306686</text:p>
          </table:table-cell>
          <table:table-cell office:value-type="float" office:value="0.00112229" calcext:value-type="float">
            <text:p>0.00112229</text:p>
          </table:table-cell>
          <table:table-cell office:value-type="float" office:value="0.0770056" calcext:value-type="float">
            <text:p>0.0770056</text:p>
          </table:table-cell>
          <table:table-cell office:value-type="float" office:value="0.0216252" calcext:value-type="float">
            <text:p>0.0216252</text:p>
          </table:table-cell>
          <table:table-cell office:value-type="float" office:value="0.000960048" calcext:value-type="float">
            <text:p>0.000960048</text:p>
          </table:table-cell>
          <table:table-cell office:value-type="float" office:value="0.000452786" calcext:value-type="float">
            <text:p>0.000452786</text:p>
          </table:table-cell>
          <table:table-cell office:value-type="float" office:value="0.00099834" calcext:value-type="float">
            <text:p>0.00099834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229997" calcext:value-type="float">
            <text:p>0.0229997</text:p>
          </table:table-cell>
          <table:table-cell office:value-type="float" office:value="0.00313674" calcext:value-type="float">
            <text:p>0.00313674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0763898" calcext:value-type="float">
            <text:p>0.0763898</text:p>
          </table:table-cell>
          <table:table-cell office:value-type="float" office:value="0.0217835" calcext:value-type="float">
            <text:p>0.0217835</text:p>
          </table:table-cell>
          <table:table-cell office:value-type="float" office:value="0.000983339" calcext:value-type="float">
            <text:p>0.000983339</text:p>
          </table:table-cell>
          <table:table-cell office:value-type="float" office:value="0.000460681" calcext:value-type="float">
            <text:p>0.000460681</text:p>
          </table:table-cell>
          <table:table-cell office:value-type="float" office:value="0.000986497" calcext:value-type="float">
            <text:p>0.00098649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225548" calcext:value-type="float">
            <text:p>0.0225548</text:p>
          </table:table-cell>
          <table:table-cell office:value-type="float" office:value="0.00325793" calcext:value-type="float">
            <text:p>0.00325793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0774126" calcext:value-type="float">
            <text:p>0.0774126</text:p>
          </table:table-cell>
          <table:table-cell office:value-type="float" office:value="0.0222477" calcext:value-type="float">
            <text:p>0.0222477</text:p>
          </table:table-cell>
          <table:table-cell office:value-type="float" office:value="0.000992418" calcext:value-type="float">
            <text:p>0.000992418</text:p>
          </table:table-cell>
          <table:table-cell office:value-type="float" office:value="0.000470155" calcext:value-type="float">
            <text:p>0.000470155</text:p>
          </table:table-cell>
          <table:table-cell office:value-type="float" office:value="0.00101571" calcext:value-type="float">
            <text:p>0.00101571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229835" calcext:value-type="float">
            <text:p>0.0229835</text:p>
          </table:table-cell>
          <table:table-cell office:value-type="float" office:value="0.00331082" calcext:value-type="float">
            <text:p>0.00331082</text:p>
          </table:table-cell>
          <table:table-cell office:value-type="float" office:value="0.00111558" calcext:value-type="float">
            <text:p>0.00111558</text:p>
          </table:table-cell>
          <table:table-cell office:value-type="float" office:value="0.0775673" calcext:value-type="float">
            <text:p>0.0775673</text:p>
          </table:table-cell>
          <table:table-cell office:value-type="float" office:value="0.0215912" calcext:value-type="float">
            <text:p>0.0215912</text:p>
          </table:table-cell>
          <table:table-cell office:value-type="float" office:value="0.00101571" calcext:value-type="float">
            <text:p>0.00101571</text:p>
          </table:table-cell>
          <table:table-cell office:value-type="float" office:value="0.000480419" calcext:value-type="float">
            <text:p>0.000480419</text:p>
          </table:table-cell>
          <table:table-cell office:value-type="float" office:value="0.001024" calcext:value-type="float">
            <text:p>0.001024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230317" calcext:value-type="float">
            <text:p>0.0230317</text:p>
          </table:table-cell>
          <table:table-cell office:value-type="float" office:value="0.00331556" calcext:value-type="float">
            <text:p>0.00331556</text:p>
          </table:table-cell>
          <table:table-cell office:value-type="float" office:value="0.0012048" calcext:value-type="float">
            <text:p>0.0012048</text:p>
          </table:table-cell>
          <table:table-cell office:value-type="float" office:value="0.0722349" calcext:value-type="float">
            <text:p>0.0722349</text:p>
          </table:table-cell>
          <table:table-cell office:value-type="float" office:value="0.0208645" calcext:value-type="float">
            <text:p>0.0208645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988471" calcext:value-type="float">
            <text:p>0.000988471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232452" calcext:value-type="float">
            <text:p>0.0232452</text:p>
          </table:table-cell>
          <table:table-cell office:value-type="float" office:value="0.0032599" calcext:value-type="float">
            <text:p>0.0032599</text:p>
          </table:table-cell>
          <table:table-cell office:value-type="float" office:value="0.00151823" calcext:value-type="float">
            <text:p>0.00151823</text:p>
          </table:table-cell>
          <table:table-cell office:value-type="float" office:value="0.0730718" calcext:value-type="float">
            <text:p>0.0730718</text:p>
          </table:table-cell>
          <table:table-cell office:value-type="float" office:value="0.0212348" calcext:value-type="float">
            <text:p>0.0212348</text:p>
          </table:table-cell>
          <table:table-cell office:value-type="float" office:value="0.000992813" calcext:value-type="float">
            <text:p>0.000992813</text:p>
          </table:table-cell>
          <table:table-cell office:value-type="float" office:value="0.000465813" calcext:value-type="float">
            <text:p>0.000465813</text:p>
          </table:table-cell>
          <table:table-cell office:value-type="float" office:value="0.000996761" calcext:value-type="float">
            <text:p>0.000996761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233878" calcext:value-type="float">
            <text:p>0.0233878</text:p>
          </table:table-cell>
          <table:table-cell office:value-type="float" office:value="0.00329898" calcext:value-type="float">
            <text:p>0.00329898</text:p>
          </table:table-cell>
          <table:table-cell office:value-type="float" office:value="0.00146652" calcext:value-type="float">
            <text:p>0.00146652</text:p>
          </table:table-cell>
          <table:table-cell office:value-type="float" office:value="0.072203" calcext:value-type="float">
            <text:p>0.072203</text:p>
          </table:table-cell>
          <table:table-cell office:value-type="float" office:value="0.0210315" calcext:value-type="float">
            <text:p>0.0210315</text:p>
          </table:table-cell>
          <table:table-cell office:value-type="float" office:value="0.000981365" calcext:value-type="float">
            <text:p>0.000981365</text:p>
          </table:table-cell>
          <table:table-cell office:value-type="float" office:value="0.000461471" calcext:value-type="float">
            <text:p>0.000461471</text:p>
          </table:table-cell>
          <table:table-cell office:value-type="float" office:value="0.000969917" calcext:value-type="float">
            <text:p>0.000969917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228679" calcext:value-type="float">
            <text:p>0.0228679</text:p>
          </table:table-cell>
          <table:table-cell office:value-type="float" office:value="0.00349636" calcext:value-type="float">
            <text:p>0.00349636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0737512" calcext:value-type="float">
            <text:p>0.0737512</text:p>
          </table:table-cell>
          <table:table-cell office:value-type="float" office:value="0.0210966" calcext:value-type="float">
            <text:p>0.0210966</text:p>
          </table:table-cell>
          <table:table-cell office:value-type="float" office:value="0.00101808" calcext:value-type="float">
            <text:p>0.00101808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096597" calcext:value-type="float">
            <text:p>0.00096597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229496" calcext:value-type="float">
            <text:p>0.0229496</text:p>
          </table:table-cell>
          <table:table-cell office:value-type="float" office:value="0.00328793" calcext:value-type="float">
            <text:p>0.00328793</text:p>
          </table:table-cell>
          <table:table-cell office:value-type="float" office:value="0.00127506" calcext:value-type="float">
            <text:p>0.00127506</text:p>
          </table:table-cell>
          <table:table-cell office:value-type="float" office:value="0.0734922" calcext:value-type="float">
            <text:p>0.0734922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00993997" calcext:value-type="float">
            <text:p>0.000993997</text:p>
          </table:table-cell>
          <table:table-cell office:value-type="float" office:value="0.000472919" calcext:value-type="float">
            <text:p>0.000472919</text:p>
          </table:table-cell>
          <table:table-cell office:value-type="float" office:value="0.000992024" calcext:value-type="float">
            <text:p>0.000992024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230601" calcext:value-type="float">
            <text:p>0.0230601</text:p>
          </table:table-cell>
          <table:table-cell office:value-type="float" office:value="0.00333846" calcext:value-type="float">
            <text:p>0.00333846</text:p>
          </table:table-cell>
          <table:table-cell office:value-type="float" office:value="0.00168916" calcext:value-type="float">
            <text:p>0.00168916</text:p>
          </table:table-cell>
          <table:table-cell office:value-type="float" office:value="0.074005" calcext:value-type="float">
            <text:p>0.074005</text:p>
          </table:table-cell>
          <table:table-cell office:value-type="float" office:value="0.021669" calcext:value-type="float">
            <text:p>0.021669</text:p>
          </table:table-cell>
          <table:table-cell office:value-type="float" office:value="0.000999129" calcext:value-type="float">
            <text:p>0.000999129</text:p>
          </table:table-cell>
          <table:table-cell office:value-type="float" office:value="0.000473313" calcext:value-type="float">
            <text:p>0.000473313</text:p>
          </table:table-cell>
          <table:table-cell office:value-type="float" office:value="0.000973075" calcext:value-type="float">
            <text:p>0.0009730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231777" calcext:value-type="float">
            <text:p>0.0231777</text:p>
          </table:table-cell>
          <table:table-cell office:value-type="float" office:value="0.00329148" calcext:value-type="float">
            <text:p>0.00329148</text:p>
          </table:table-cell>
          <table:table-cell office:value-type="float" office:value="0.00125848" calcext:value-type="float">
            <text:p>0.00125848</text:p>
          </table:table-cell>
          <table:table-cell office:value-type="float" office:value="0.0749517" calcext:value-type="float">
            <text:p>0.0749517</text:p>
          </table:table-cell>
          <table:table-cell office:value-type="float" office:value="0.0225627" calcext:value-type="float">
            <text:p>0.0225627</text:p>
          </table:table-cell>
          <table:table-cell office:value-type="float" office:value="0.00101768" calcext:value-type="float">
            <text:p>0.00101768</text:p>
          </table:table-cell>
          <table:table-cell office:value-type="float" office:value="0.000478445" calcext:value-type="float">
            <text:p>0.000478445</text:p>
          </table:table-cell>
          <table:table-cell office:value-type="float" office:value="0.000984128" calcext:value-type="float">
            <text:p>0.000984128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238587" calcext:value-type="float">
            <text:p>0.0238587</text:p>
          </table:table-cell>
          <table:table-cell office:value-type="float" office:value="0.00355044" calcext:value-type="float">
            <text:p>0.00355044</text:p>
          </table:table-cell>
          <table:table-cell office:value-type="float" office:value="0.00127862" calcext:value-type="float">
            <text:p>0.00127862</text:p>
          </table:table-cell>
          <table:table-cell office:value-type="float" office:value="0.0744661" calcext:value-type="float">
            <text:p>0.0744661</text:p>
          </table:table-cell>
          <table:table-cell office:value-type="float" office:value="0.0214803" calcext:value-type="float">
            <text:p>0.0214803</text:p>
          </table:table-cell>
          <table:table-cell office:value-type="float" office:value="0.00101216" calcext:value-type="float">
            <text:p>0.00101216</text:p>
          </table:table-cell>
          <table:table-cell office:value-type="float" office:value="0.000484366" calcext:value-type="float">
            <text:p>0.000484366</text:p>
          </table:table-cell>
          <table:table-cell office:value-type="float" office:value="0.00098176" calcext:value-type="float">
            <text:p>0.0009817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034482" calcext:value-type="float">
            <text:p>0.0034482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742218" calcext:value-type="float">
            <text:p>0.0742218</text:p>
          </table:table-cell>
          <table:table-cell office:value-type="float" office:value="0.0216903" calcext:value-type="float">
            <text:p>0.0216903</text:p>
          </table:table-cell>
          <table:table-cell office:value-type="float" office:value="0.00103624" calcext:value-type="float">
            <text:p>0.00103624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970707" calcext:value-type="float">
            <text:p>0.000970707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237186" calcext:value-type="float">
            <text:p>0.0237186</text:p>
          </table:table-cell>
          <table:table-cell office:value-type="float" office:value="0.00352755" calcext:value-type="float">
            <text:p>0.00352755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72486" calcext:value-type="float">
            <text:p>0.072486</text:p>
          </table:table-cell>
          <table:table-cell office:value-type="float" office:value="0.0221008" calcext:value-type="float">
            <text:p>0.0221008</text:p>
          </table:table-cell>
          <table:table-cell office:value-type="float" office:value="0.00103426" calcext:value-type="float">
            <text:p>0.00103426</text:p>
          </table:table-cell>
          <table:table-cell office:value-type="float" office:value="0.000493446" calcext:value-type="float">
            <text:p>0.000493446</text:p>
          </table:table-cell>
          <table:table-cell office:value-type="float" office:value="0.000992418" calcext:value-type="float">
            <text:p>0.000992418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244512" calcext:value-type="float">
            <text:p>0.0244512</text:p>
          </table:table-cell>
          <table:table-cell office:value-type="float" office:value="0.00351097" calcext:value-type="float">
            <text:p>0.00351097</text:p>
          </table:table-cell>
          <table:table-cell office:value-type="float" office:value="0.00126598" calcext:value-type="float">
            <text:p>0.00126598</text:p>
          </table:table-cell>
          <table:table-cell office:value-type="float" office:value="0.0748613" calcext:value-type="float">
            <text:p>0.0748613</text:p>
          </table:table-cell>
          <table:table-cell office:value-type="float" office:value="0.0222872" calcext:value-type="float">
            <text:p>0.0222872</text:p>
          </table:table-cell>
          <table:table-cell office:value-type="float" office:value="0.00102518" calcext:value-type="float">
            <text:p>0.00102518</text:p>
          </table:table-cell>
          <table:table-cell office:value-type="float" office:value="0.000489498" calcext:value-type="float">
            <text:p>0.000489498</text:p>
          </table:table-cell>
          <table:table-cell office:value-type="float" office:value="0.00100268" calcext:value-type="float">
            <text:p>0.00100268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240561" calcext:value-type="float">
            <text:p>0.0240561</text:p>
          </table:table-cell>
          <table:table-cell office:value-type="float" office:value="0.0033807" calcext:value-type="float">
            <text:p>0.0033807</text:p>
          </table:table-cell>
          <table:table-cell office:value-type="float" office:value="0.00117756" calcext:value-type="float">
            <text:p>0.00117756</text:p>
          </table:table-cell>
          <table:table-cell office:value-type="float" office:value="0.0723289" calcext:value-type="float">
            <text:p>0.0723289</text:p>
          </table:table-cell>
          <table:table-cell office:value-type="float" office:value="0.0228564" calcext:value-type="float">
            <text:p>0.0228564</text:p>
          </table:table-cell>
          <table:table-cell office:value-type="float" office:value="0.00102005" calcext:value-type="float">
            <text:p>0.00102005</text:p>
          </table:table-cell>
          <table:table-cell office:value-type="float" office:value="0.000481998" calcext:value-type="float">
            <text:p>0.000481998</text:p>
          </table:table-cell>
          <table:table-cell office:value-type="float" office:value="0.000982155" calcext:value-type="float">
            <text:p>0.00098215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243778" calcext:value-type="float">
            <text:p>0.0243778</text:p>
          </table:table-cell>
          <table:table-cell office:value-type="float" office:value="0.00404033" calcext:value-type="float">
            <text:p>0.00404033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755706" calcext:value-type="float">
            <text:p>0.0755706</text:p>
          </table:table-cell>
          <table:table-cell office:value-type="float" office:value="0.0225489" calcext:value-type="float">
            <text:p>0.0225489</text:p>
          </table:table-cell>
          <table:table-cell office:value-type="float" office:value="0.00104255" calcext:value-type="float">
            <text:p>0.00104255</text:p>
          </table:table-cell>
          <table:table-cell office:value-type="float" office:value="0.000496209" calcext:value-type="float">
            <text:p>0.000496209</text:p>
          </table:table-cell>
          <table:table-cell office:value-type="float" office:value="0.000980181" calcext:value-type="float">
            <text:p>0.000980181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243403" calcext:value-type="float">
            <text:p>0.0243403</text:p>
          </table:table-cell>
          <table:table-cell office:value-type="float" office:value="0.00351136" calcext:value-type="float">
            <text:p>0.00351136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0763641" calcext:value-type="float">
            <text:p>0.0763641</text:p>
          </table:table-cell>
          <table:table-cell office:value-type="float" office:value="0.0245531" calcext:value-type="float">
            <text:p>0.0245531</text:p>
          </table:table-cell>
          <table:table-cell office:value-type="float" office:value="0.00101334" calcext:value-type="float">
            <text:p>0.00101334</text:p>
          </table:table-cell>
          <table:table-cell office:value-type="float" office:value="0.000483182" calcext:value-type="float">
            <text:p>0.000483182</text:p>
          </table:table-cell>
          <table:table-cell office:value-type="float" office:value="0.00102913" calcext:value-type="float">
            <text:p>0.00102913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252167" calcext:value-type="float">
            <text:p>0.0252167</text:p>
          </table:table-cell>
          <table:table-cell office:value-type="float" office:value="0.0035311" calcext:value-type="float">
            <text:p>0.0035311</text:p>
          </table:table-cell>
          <table:table-cell office:value-type="float" office:value="0.00122572" calcext:value-type="float">
            <text:p>0.00122572</text:p>
          </table:table-cell>
          <table:table-cell office:value-type="float" office:value="0.0775377" calcext:value-type="float">
            <text:p>0.0775377</text:p>
          </table:table-cell>
          <table:table-cell office:value-type="float" office:value="0.0235895" calcext:value-type="float">
            <text:p>0.0235895</text:p>
          </table:table-cell>
          <table:table-cell office:value-type="float" office:value="0.00102716" calcext:value-type="float">
            <text:p>0.00102716</text:p>
          </table:table-cell>
          <table:table-cell office:value-type="float" office:value="0.000487524" calcext:value-type="float">
            <text:p>0.000487524</text:p>
          </table:table-cell>
          <table:table-cell office:value-type="float" office:value="0.00100189" calcext:value-type="float">
            <text:p>0.00100189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276026" calcext:value-type="float">
            <text:p>0.0276026</text:p>
          </table:table-cell>
          <table:table-cell office:value-type="float" office:value="0.00371071" calcext:value-type="float">
            <text:p>0.00371071</text:p>
          </table:table-cell>
          <table:table-cell office:value-type="float" office:value="0.00115901" calcext:value-type="float">
            <text:p>0.00115901</text:p>
          </table:table-cell>
          <table:table-cell office:value-type="float" office:value="0.073598" calcext:value-type="float">
            <text:p>0.073598</text:p>
          </table:table-cell>
          <table:table-cell office:value-type="float" office:value="0.0221585" calcext:value-type="float">
            <text:p>0.0221585</text:p>
          </table:table-cell>
          <table:table-cell office:value-type="float" office:value="0.00103782" calcext:value-type="float">
            <text:p>0.00103782</text:p>
          </table:table-cell>
          <table:table-cell office:value-type="float" office:value="0.000496604" calcext:value-type="float">
            <text:p>0.000496604</text:p>
          </table:table-cell>
          <table:table-cell office:value-type="float" office:value="0.000995971" calcext:value-type="float">
            <text:p>0.000995971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25386" calcext:value-type="float">
            <text:p>0.025386</text:p>
          </table:table-cell>
          <table:table-cell office:value-type="float" office:value="0.0037644" calcext:value-type="float">
            <text:p>0.0037644</text:p>
          </table:table-cell>
          <table:table-cell office:value-type="float" office:value="0.00132994" calcext:value-type="float">
            <text:p>0.00132994</text:p>
          </table:table-cell>
          <table:table-cell office:value-type="float" office:value="0.0716057" calcext:value-type="float">
            <text:p>0.0716057</text:p>
          </table:table-cell>
          <table:table-cell office:value-type="float" office:value="0.0216729" calcext:value-type="float">
            <text:p>0.0216729</text:p>
          </table:table-cell>
          <table:table-cell office:value-type="float" office:value="0.00106979" calcext:value-type="float">
            <text:p>0.00106979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102795" calcext:value-type="float">
            <text:p>0.0010279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249628" calcext:value-type="float">
            <text:p>0.0249628</text:p>
          </table:table-cell>
          <table:table-cell office:value-type="float" office:value="0.00401152" calcext:value-type="float">
            <text:p>0.00401152</text:p>
          </table:table-cell>
          <table:table-cell office:value-type="float" office:value="0.00123559" calcext:value-type="float">
            <text:p>0.00123559</text:p>
          </table:table-cell>
          <table:table-cell office:value-type="float" office:value="0.0747097" calcext:value-type="float">
            <text:p>0.0747097</text:p>
          </table:table-cell>
          <table:table-cell office:value-type="float" office:value="0.0218494" calcext:value-type="float">
            <text:p>0.0218494</text:p>
          </table:table-cell>
          <table:table-cell office:value-type="float" office:value="0.00108163" calcext:value-type="float">
            <text:p>0.00108163</text:p>
          </table:table-cell>
          <table:table-cell office:value-type="float" office:value="0.000517921" calcext:value-type="float">
            <text:p>0.000517921</text:p>
          </table:table-cell>
          <table:table-cell office:value-type="float" office:value="0.00103821" calcext:value-type="float">
            <text:p>0.001038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46612" calcext:value-type="float">
            <text:p>0.0246612</text:p>
          </table:table-cell>
          <table:table-cell office:value-type="float" office:value="0.00382638" calcext:value-type="float">
            <text:p>0.00382638</text:p>
          </table:table-cell>
          <table:table-cell office:value-type="float" office:value="0.00132717" calcext:value-type="float">
            <text:p>0.00132717</text:p>
          </table:table-cell>
          <table:table-cell office:value-type="float" office:value="0.0787678" calcext:value-type="float">
            <text:p>0.0787678</text:p>
          </table:table-cell>
          <table:table-cell office:value-type="float" office:value="0.023413" calcext:value-type="float">
            <text:p>0.023413</text:p>
          </table:table-cell>
          <table:table-cell office:value-type="float" office:value="0.00107137" calcext:value-type="float">
            <text:p>0.00107137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105005" calcext:value-type="float">
            <text:p>0.00105005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0.0247686" calcext:value-type="float">
            <text:p>0.0247686</text:p>
          </table:table-cell>
          <table:table-cell office:value-type="float" office:value="0.00382598" calcext:value-type="float">
            <text:p>0.00382598</text:p>
          </table:table-cell>
          <table:table-cell office:value-type="float" office:value="0.00114243" calcext:value-type="float">
            <text:p>0.00114243</text:p>
          </table:table-cell>
          <table:table-cell office:value-type="float" office:value="0.0733896" calcext:value-type="float">
            <text:p>0.0733896</text:p>
          </table:table-cell>
          <table:table-cell office:value-type="float" office:value="0.0226997" calcext:value-type="float">
            <text:p>0.0226997</text:p>
          </table:table-cell>
          <table:table-cell office:value-type="float" office:value="0.00104492" calcext:value-type="float">
            <text:p>0.00104492</text:p>
          </table:table-cell>
          <table:table-cell office:value-type="float" office:value="0.000505289" calcext:value-type="float">
            <text:p>0.000505289</text:p>
          </table:table-cell>
          <table:table-cell office:value-type="float" office:value="0.00100623" calcext:value-type="float">
            <text:p>0.0010062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248061" calcext:value-type="float">
            <text:p>0.0248061</text:p>
          </table:table-cell>
          <table:table-cell office:value-type="float" office:value="0.00370637" calcext:value-type="float">
            <text:p>0.00370637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780552" calcext:value-type="float">
            <text:p>0.0780552</text:p>
          </table:table-cell>
          <table:table-cell office:value-type="float" office:value="0.0240809" calcext:value-type="float">
            <text:p>0.0240809</text:p>
          </table:table-cell>
          <table:table-cell office:value-type="float" office:value="0.00104413" calcext:value-type="float">
            <text:p>0.00104413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103663" calcext:value-type="float">
            <text:p>0.00103663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0.0248859" calcext:value-type="float">
            <text:p>0.0248859</text:p>
          </table:table-cell>
          <table:table-cell office:value-type="float" office:value="0.00361518" calcext:value-type="float">
            <text:p>0.00361518</text:p>
          </table:table-cell>
          <table:table-cell office:value-type="float" office:value="0.00112308" calcext:value-type="float">
            <text:p>0.00112308</text:p>
          </table:table-cell>
          <table:table-cell office:value-type="float" office:value="0.0768864" calcext:value-type="float">
            <text:p>0.0768864</text:p>
          </table:table-cell>
          <table:table-cell office:value-type="float" office:value="0.0235512" calcext:value-type="float">
            <text:p>0.0235512</text:p>
          </table:table-cell>
          <table:table-cell office:value-type="float" office:value="0.00103663" calcext:value-type="float">
            <text:p>0.00103663</text:p>
          </table:table-cell>
          <table:table-cell office:value-type="float" office:value="0.000505289" calcext:value-type="float">
            <text:p>0.000505289</text:p>
          </table:table-cell>
          <table:table-cell office:value-type="float" office:value="0.00101808" calcext:value-type="float">
            <text:p>0.00101808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250694" calcext:value-type="float">
            <text:p>0.0250694</text:p>
          </table:table-cell>
          <table:table-cell office:value-type="float" office:value="0.00381177" calcext:value-type="float">
            <text:p>0.00381177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0773427" calcext:value-type="float">
            <text:p>0.0773427</text:p>
          </table:table-cell>
          <table:table-cell office:value-type="float" office:value="0.0265186" calcext:value-type="float">
            <text:p>0.0265186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00525026" calcext:value-type="float">
            <text:p>0.000525026</text:p>
          </table:table-cell>
          <table:table-cell office:value-type="float" office:value="0.00101295" calcext:value-type="float">
            <text:p>0.00101295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0.0259931" calcext:value-type="float">
            <text:p>0.0259931</text:p>
          </table:table-cell>
          <table:table-cell office:value-type="float" office:value="0.00372887" calcext:value-type="float">
            <text:p>0.00372887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740244" calcext:value-type="float">
            <text:p>0.0740244</text:p>
          </table:table-cell>
          <table:table-cell office:value-type="float" office:value="0.0236226" calcext:value-type="float">
            <text:p>0.0236226</text:p>
          </table:table-cell>
          <table:table-cell office:value-type="float" office:value="0.00111558" calcext:value-type="float">
            <text:p>0.00111558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993208" calcext:value-type="float">
            <text:p>0.000993208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259355" calcext:value-type="float">
            <text:p>0.0259355</text:p>
          </table:table-cell>
          <table:table-cell office:value-type="float" office:value="0.00408218" calcext:value-type="float">
            <text:p>0.00408218</text:p>
          </table:table-cell>
          <table:table-cell office:value-type="float" office:value="0.00109032" calcext:value-type="float">
            <text:p>0.00109032</text:p>
          </table:table-cell>
          <table:table-cell office:value-type="float" office:value="0.073373" calcext:value-type="float">
            <text:p>0.073373</text:p>
          </table:table-cell>
          <table:table-cell office:value-type="float" office:value="0.0227423" calcext:value-type="float">
            <text:p>0.0227423</text:p>
          </table:table-cell>
          <table:table-cell office:value-type="float" office:value="0.00106111" calcext:value-type="float">
            <text:p>0.00106111</text:p>
          </table:table-cell>
          <table:table-cell office:value-type="float" office:value="0.000550686" calcext:value-type="float">
            <text:p>0.000550686</text:p>
          </table:table-cell>
          <table:table-cell office:value-type="float" office:value="0.00103939" calcext:value-type="float">
            <text:p>0.00103939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0.0257745" calcext:value-type="float">
            <text:p>0.0257745</text:p>
          </table:table-cell>
          <table:table-cell office:value-type="float" office:value="0.00389546" calcext:value-type="float">
            <text:p>0.00389546</text:p>
          </table:table-cell>
          <table:table-cell office:value-type="float" office:value="0.00108321" calcext:value-type="float">
            <text:p>0.00108321</text:p>
          </table:table-cell>
          <table:table-cell office:value-type="float" office:value="0.072891" calcext:value-type="float">
            <text:p>0.072891</text:p>
          </table:table-cell>
          <table:table-cell office:value-type="float" office:value="0.0230139" calcext:value-type="float">
            <text:p>0.0230139</text:p>
          </table:table-cell>
          <table:table-cell office:value-type="float" office:value="0.00106742" calcext:value-type="float">
            <text:p>0.00106742</text:p>
          </table:table-cell>
          <table:table-cell office:value-type="float" office:value="0.000515552" calcext:value-type="float">
            <text:p>0.000515552</text:p>
          </table:table-cell>
          <table:table-cell office:value-type="float" office:value="0.0010311" calcext:value-type="float">
            <text:p>0.0010311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259201" calcext:value-type="float">
            <text:p>0.0259201</text:p>
          </table:table-cell>
          <table:table-cell office:value-type="float" office:value="0.00402297" calcext:value-type="float">
            <text:p>0.00402297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0745494" calcext:value-type="float">
            <text:p>0.0745494</text:p>
          </table:table-cell>
          <table:table-cell office:value-type="float" office:value="0.0237249" calcext:value-type="float">
            <text:p>0.0237249</text:p>
          </table:table-cell>
          <table:table-cell office:value-type="float" office:value="0.00110256" calcext:value-type="float">
            <text:p>0.00110256</text:p>
          </table:table-cell>
          <table:table-cell office:value-type="float" office:value="0.00053529" calcext:value-type="float">
            <text:p>0.00053529</text:p>
          </table:table-cell>
          <table:table-cell office:value-type="float" office:value="0.00104847" calcext:value-type="float">
            <text:p>0.00104847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0.0263994" calcext:value-type="float">
            <text:p>0.0263994</text:p>
          </table:table-cell>
          <table:table-cell office:value-type="float" office:value="0.0038394" calcext:value-type="float">
            <text:p>0.0038394</text:p>
          </table:table-cell>
          <table:table-cell office:value-type="float" office:value="0.00108519" calcext:value-type="float">
            <text:p>0.00108519</text:p>
          </table:table-cell>
          <table:table-cell office:value-type="float" office:value="0.0730438" calcext:value-type="float">
            <text:p>0.0730438</text:p>
          </table:table-cell>
          <table:table-cell office:value-type="float" office:value="0.0233455" calcext:value-type="float">
            <text:p>0.0233455</text:p>
          </table:table-cell>
          <table:table-cell office:value-type="float" office:value="0.00106032" calcext:value-type="float">
            <text:p>0.00106032</text:p>
          </table:table-cell>
          <table:table-cell office:value-type="float" office:value="0.000511999" calcext:value-type="float">
            <text:p>0.000511999</text:p>
          </table:table-cell>
          <table:table-cell office:value-type="float" office:value="0.00101295" calcext:value-type="float">
            <text:p>0.00101295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263322" calcext:value-type="float">
            <text:p>0.0263322</text:p>
          </table:table-cell>
          <table:table-cell office:value-type="float" office:value="0.00430443" calcext:value-type="float">
            <text:p>0.00430443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0769314" calcext:value-type="float">
            <text:p>0.0769314</text:p>
          </table:table-cell>
          <table:table-cell office:value-type="float" office:value="0.0243182" calcext:value-type="float">
            <text:p>0.0243182</text:p>
          </table:table-cell>
          <table:table-cell office:value-type="float" office:value="0.00106663" calcext:value-type="float">
            <text:p>0.00106663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104611" calcext:value-type="float">
            <text:p>0.00104611</text:p>
          </table:table-cell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0.0258645" calcext:value-type="float">
            <text:p>0.0258645</text:p>
          </table:table-cell>
          <table:table-cell office:value-type="float" office:value="0.00385638" calcext:value-type="float">
            <text:p>0.00385638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770166" calcext:value-type="float">
            <text:p>0.0770166</text:p>
          </table:table-cell>
          <table:table-cell office:value-type="float" office:value="0.0243833" calcext:value-type="float">
            <text:p>0.0243833</text:p>
          </table:table-cell>
          <table:table-cell office:value-type="float" office:value="0.00103545" calcext:value-type="float">
            <text:p>0.00103545</text:p>
          </table:table-cell>
          <table:table-cell office:value-type="float" office:value="0.000500551" calcext:value-type="float">
            <text:p>0.000500551</text:p>
          </table:table-cell>
          <table:table-cell office:value-type="float" office:value="0.00107492" calcext:value-type="float">
            <text:p>0.0010749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262576" calcext:value-type="float">
            <text:p>0.0262576</text:p>
          </table:table-cell>
          <table:table-cell office:value-type="float" office:value="0.00386033" calcext:value-type="float">
            <text:p>0.00386033</text:p>
          </table:table-cell>
          <table:table-cell office:value-type="float" office:value="0.00111756" calcext:value-type="float">
            <text:p>0.00111756</text:p>
          </table:table-cell>
          <table:table-cell office:value-type="float" office:value="0.0763578" calcext:value-type="float">
            <text:p>0.0763578</text:p>
          </table:table-cell>
          <table:table-cell office:value-type="float" office:value="0.0243782" calcext:value-type="float">
            <text:p>0.0243782</text:p>
          </table:table-cell>
          <table:table-cell office:value-type="float" office:value="0.00107848" calcext:value-type="float">
            <text:p>0.00107848</text:p>
          </table:table-cell>
          <table:table-cell office:value-type="float" office:value="0.000511999" calcext:value-type="float">
            <text:p>0.000511999</text:p>
          </table:table-cell>
          <table:table-cell office:value-type="float" office:value="0.00106584" calcext:value-type="float">
            <text:p>0.00106584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0.0268735" calcext:value-type="float">
            <text:p>0.0268735</text:p>
          </table:table-cell>
          <table:table-cell office:value-type="float" office:value="0.00393928" calcext:value-type="float">
            <text:p>0.00393928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795131" calcext:value-type="float">
            <text:p>0.0795131</text:p>
          </table:table-cell>
          <table:table-cell office:value-type="float" office:value="0.0263978" calcext:value-type="float">
            <text:p>0.0263978</text:p>
          </table:table-cell>
          <table:table-cell office:value-type="float" office:value="0.00106703" calcext:value-type="float">
            <text:p>0.00106703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111163" calcext:value-type="float">
            <text:p>0.00111163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265265" calcext:value-type="float">
            <text:p>0.0265265</text:p>
          </table:table-cell>
          <table:table-cell office:value-type="float" office:value="0.00442443" calcext:value-type="float">
            <text:p>0.00442443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0810878" calcext:value-type="float">
            <text:p>0.0810878</text:p>
          </table:table-cell>
          <table:table-cell office:value-type="float" office:value="0.0308202" calcext:value-type="float">
            <text:p>0.0308202</text:p>
          </table:table-cell>
          <table:table-cell office:value-type="float" office:value="0.00108558" calcext:value-type="float">
            <text:p>0.00108558</text:p>
          </table:table-cell>
          <table:table-cell office:value-type="float" office:value="0.000525421" calcext:value-type="float">
            <text:p>0.000525421</text:p>
          </table:table-cell>
          <table:table-cell office:value-type="float" office:value="0.00108084" calcext:value-type="float">
            <text:p>0.00108084</text:p>
          </table:table-cell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0.0256868" calcext:value-type="float">
            <text:p>0.0256868</text:p>
          </table:table-cell>
          <table:table-cell office:value-type="float" office:value="0.00413666" calcext:value-type="float">
            <text:p>0.00413666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0763444" calcext:value-type="float">
            <text:p>0.0763444</text:p>
          </table:table-cell>
          <table:table-cell office:value-type="float" office:value="0.0242365" calcext:value-type="float">
            <text:p>0.0242365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00532132" calcext:value-type="float">
            <text:p>0.000532132</text:p>
          </table:table-cell>
          <table:table-cell office:value-type="float" office:value="0.00108953" calcext:value-type="float">
            <text:p>0.00108953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258459" calcext:value-type="float">
            <text:p>0.0258459</text:p>
          </table:table-cell>
          <table:table-cell office:value-type="float" office:value="0.00429614" calcext:value-type="float">
            <text:p>0.00429614</text:p>
          </table:table-cell>
          <table:table-cell office:value-type="float" office:value="0.00109466" calcext:value-type="float">
            <text:p>0.00109466</text:p>
          </table:table-cell>
          <table:table-cell office:value-type="float" office:value="0.0789269" calcext:value-type="float">
            <text:p>0.0789269</text:p>
          </table:table-cell>
          <table:table-cell office:value-type="float" office:value="0.0249613" calcext:value-type="float">
            <text:p>0.0249613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000543975" calcext:value-type="float">
            <text:p>0.000543975</text:p>
          </table:table-cell>
          <table:table-cell office:value-type="float" office:value="0.00107611" calcext:value-type="float">
            <text:p>0.00107611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0.0258921" calcext:value-type="float">
            <text:p>0.0258921</text:p>
          </table:table-cell>
          <table:table-cell office:value-type="float" office:value="0.00410389" calcext:value-type="float">
            <text:p>0.00410389</text:p>
          </table:table-cell>
          <table:table-cell office:value-type="float" office:value="0.0010919" calcext:value-type="float">
            <text:p>0.0010919</text:p>
          </table:table-cell>
          <table:table-cell office:value-type="float" office:value="0.0782858" calcext:value-type="float">
            <text:p>0.0782858</text:p>
          </table:table-cell>
          <table:table-cell office:value-type="float" office:value="0.024934" calcext:value-type="float">
            <text:p>0.024934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000530948" calcext:value-type="float">
            <text:p>0.000530948</text:p>
          </table:table-cell>
          <table:table-cell office:value-type="float" office:value="0.00108992" calcext:value-type="float">
            <text:p>0.00108992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259655" calcext:value-type="float">
            <text:p>0.0259655</text:p>
          </table:table-cell>
          <table:table-cell office:value-type="float" office:value="0.0042685" calcext:value-type="float">
            <text:p>0.0042685</text:p>
          </table:table-cell>
          <table:table-cell office:value-type="float" office:value="0.00107966" calcext:value-type="float">
            <text:p>0.00107966</text:p>
          </table:table-cell>
          <table:table-cell office:value-type="float" office:value="0.0788388" calcext:value-type="float">
            <text:p>0.0788388</text:p>
          </table:table-cell>
          <table:table-cell office:value-type="float" office:value="0.0254523" calcext:value-type="float">
            <text:p>0.0254523</text:p>
          </table:table-cell>
          <table:table-cell office:value-type="float" office:value="0.00108321" calcext:value-type="float">
            <text:p>0.00108321</text:p>
          </table:table-cell>
          <table:table-cell office:value-type="float" office:value="0.000523053" calcext:value-type="float">
            <text:p>0.000523053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0.0268004" calcext:value-type="float">
            <text:p>0.0268004</text:p>
          </table:table-cell>
          <table:table-cell office:value-type="float" office:value="0.00416152" calcext:value-type="float">
            <text:p>0.00416152</text:p>
          </table:table-cell>
          <table:table-cell office:value-type="float" office:value="0.00105558" calcext:value-type="float">
            <text:p>0.00105558</text:p>
          </table:table-cell>
          <table:table-cell office:value-type="float" office:value="0.0725239" calcext:value-type="float">
            <text:p>0.0725239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0.00109229" calcext:value-type="float">
            <text:p>0.00109229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1024" calcext:value-type="float">
            <text:p>0.00102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263895" calcext:value-type="float">
            <text:p>0.0263895</text:p>
          </table:table-cell>
          <table:table-cell office:value-type="float" office:value="0.0041556" calcext:value-type="float">
            <text:p>0.0041556</text:p>
          </table:table-cell>
          <table:table-cell office:value-type="float" office:value="0.00143455" calcext:value-type="float">
            <text:p>0.00143455</text:p>
          </table:table-cell>
          <table:table-cell office:value-type="float" office:value="0.0764134" calcext:value-type="float">
            <text:p>0.0764134</text:p>
          </table:table-cell>
          <table:table-cell office:value-type="float" office:value="0.0246265" calcext:value-type="float">
            <text:p>0.0246265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00530553" calcext:value-type="float">
            <text:p>0.000530553</text:p>
          </table:table-cell>
          <table:table-cell office:value-type="float" office:value="0.00104729" calcext:value-type="float">
            <text:p>0.00104729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0.027239" calcext:value-type="float">
            <text:p>0.027239</text:p>
          </table:table-cell>
          <table:table-cell office:value-type="float" office:value="0.00414929" calcext:value-type="float">
            <text:p>0.00414929</text:p>
          </table:table-cell>
          <table:table-cell office:value-type="float" office:value="0.00111637" calcext:value-type="float">
            <text:p>0.00111637</text:p>
          </table:table-cell>
          <table:table-cell office:value-type="float" office:value="0.0759709" calcext:value-type="float">
            <text:p>0.0759709</text:p>
          </table:table-cell>
          <table:table-cell office:value-type="float" office:value="0.0251318" calcext:value-type="float">
            <text:p>0.0251318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00549896" calcext:value-type="float">
            <text:p>0.000549896</text:p>
          </table:table-cell>
          <table:table-cell office:value-type="float" office:value="0.00107374" calcext:value-type="float">
            <text:p>0.00107374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273006" calcext:value-type="float">
            <text:p>0.0273006</text:p>
          </table:table-cell>
          <table:table-cell office:value-type="float" office:value="0.00426416" calcext:value-type="float">
            <text:p>0.00426416</text:p>
          </table:table-cell>
          <table:table-cell office:value-type="float" office:value="0.00109427" calcext:value-type="float">
            <text:p>0.00109427</text:p>
          </table:table-cell>
          <table:table-cell office:value-type="float" office:value="0.0778464" calcext:value-type="float">
            <text:p>0.0778464</text:p>
          </table:table-cell>
          <table:table-cell office:value-type="float" office:value="0.0259462" calcext:value-type="float">
            <text:p>0.0259462</text:p>
          </table:table-cell>
          <table:table-cell office:value-type="float" office:value="0.00111124" calcext:value-type="float">
            <text:p>0.00111124</text:p>
          </table:table-cell>
          <table:table-cell office:value-type="float" office:value="0.000542001" calcext:value-type="float">
            <text:p>0.000542001</text:p>
          </table:table-cell>
          <table:table-cell office:value-type="float" office:value="0.00109111" calcext:value-type="float">
            <text:p>0.00109111</text:p>
          </table:table-cell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0.0279294" calcext:value-type="float">
            <text:p>0.0279294</text:p>
          </table:table-cell>
          <table:table-cell office:value-type="float" office:value="0.00431982" calcext:value-type="float">
            <text:p>0.00431982</text:p>
          </table:table-cell>
          <table:table-cell office:value-type="float" office:value="0.00113098" calcext:value-type="float">
            <text:p>0.00113098</text:p>
          </table:table-cell>
          <table:table-cell office:value-type="float" office:value="0.0786647" calcext:value-type="float">
            <text:p>0.0786647</text:p>
          </table:table-cell>
          <table:table-cell office:value-type="float" office:value="0.0260508" calcext:value-type="float">
            <text:p>0.0260508</text:p>
          </table:table-cell>
          <table:table-cell office:value-type="float" office:value="0.00111242" calcext:value-type="float">
            <text:p>0.00111242</text:p>
          </table:table-cell>
          <table:table-cell office:value-type="float" office:value="0.000537264" calcext:value-type="float">
            <text:p>0.000537264</text:p>
          </table:table-cell>
          <table:table-cell office:value-type="float" office:value="0.0010919" calcext:value-type="float">
            <text:p>0.0010919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267862" calcext:value-type="float">
            <text:p>0.0267862</text:p>
          </table:table-cell>
          <table:table-cell office:value-type="float" office:value="0.00417416" calcext:value-type="float">
            <text:p>0.00417416</text:p>
          </table:table-cell>
          <table:table-cell office:value-type="float" office:value="0.00110611" calcext:value-type="float">
            <text:p>0.00110611</text:p>
          </table:table-cell>
          <table:table-cell office:value-type="float" office:value="0.0796958" calcext:value-type="float">
            <text:p>0.0796958</text:p>
          </table:table-cell>
          <table:table-cell office:value-type="float" office:value="0.0257543" calcext:value-type="float">
            <text:p>0.0257543</text:p>
          </table:table-cell>
          <table:table-cell office:value-type="float" office:value="0.00113058" calcext:value-type="float">
            <text:p>0.00113058</text:p>
          </table:table-cell>
          <table:table-cell office:value-type="float" office:value="0.00054358" calcext:value-type="float">
            <text:p>0.00054358</text:p>
          </table:table-cell>
          <table:table-cell office:value-type="float" office:value="0.00111163" calcext:value-type="float">
            <text:p>0.00111163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0.0271332" calcext:value-type="float">
            <text:p>0.0271332</text:p>
          </table:table-cell>
          <table:table-cell office:value-type="float" office:value="0.00420179" calcext:value-type="float">
            <text:p>0.00420179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0768118" calcext:value-type="float">
            <text:p>0.0768118</text:p>
          </table:table-cell>
          <table:table-cell office:value-type="float" office:value="0.0255025" calcext:value-type="float">
            <text:p>0.0255025</text:p>
          </table:table-cell>
          <table:table-cell office:value-type="float" office:value="0.00109427" calcext:value-type="float">
            <text:p>0.00109427</text:p>
          </table:table-cell>
          <table:table-cell office:value-type="float" office:value="0.000521079" calcext:value-type="float">
            <text:p>0.000521079</text:p>
          </table:table-cell>
          <table:table-cell office:value-type="float" office:value="0.00106624" calcext:value-type="float">
            <text:p>0.00106624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272291" calcext:value-type="float">
            <text:p>0.0272291</text:p>
          </table:table-cell>
          <table:table-cell office:value-type="float" office:value="0.00474892" calcext:value-type="float">
            <text:p>0.00474892</text:p>
          </table:table-cell>
          <table:table-cell office:value-type="float" office:value="0.00113374" calcext:value-type="float">
            <text:p>0.00113374</text:p>
          </table:table-cell>
          <table:table-cell office:value-type="float" office:value="0.0758379" calcext:value-type="float">
            <text:p>0.0758379</text:p>
          </table:table-cell>
          <table:table-cell office:value-type="float" office:value="0.0254496" calcext:value-type="float">
            <text:p>0.0254496</text:p>
          </table:table-cell>
          <table:table-cell office:value-type="float" office:value="0.00109269" calcext:value-type="float">
            <text:p>0.00109269</text:p>
          </table:table-cell>
          <table:table-cell office:value-type="float" office:value="0.000534895" calcext:value-type="float">
            <text:p>0.000534895</text:p>
          </table:table-cell>
          <table:table-cell office:value-type="float" office:value="0.00110453" calcext:value-type="float">
            <text:p>0.00110453</text:p>
          </table:table-cell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0.0274336" calcext:value-type="float">
            <text:p>0.0274336</text:p>
          </table:table-cell>
          <table:table-cell office:value-type="float" office:value="0.00516697" calcext:value-type="float">
            <text:p>0.00516697</text:p>
          </table:table-cell>
          <table:table-cell office:value-type="float" office:value="0.00121427" calcext:value-type="float">
            <text:p>0.00121427</text:p>
          </table:table-cell>
          <table:table-cell office:value-type="float" office:value="0.0799327" calcext:value-type="float">
            <text:p>0.0799327</text:p>
          </table:table-cell>
          <table:table-cell office:value-type="float" office:value="0.0258455" calcext:value-type="float">
            <text:p>0.0258455</text:p>
          </table:table-cell>
          <table:table-cell office:value-type="float" office:value="0.00114795" calcext:value-type="float">
            <text:p>0.00114795</text:p>
          </table:table-cell>
          <table:table-cell office:value-type="float" office:value="0.000557396" calcext:value-type="float">
            <text:p>0.000557396</text:p>
          </table:table-cell>
          <table:table-cell office:value-type="float" office:value="0.00110058" calcext:value-type="float">
            <text:p>0.00110058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269477" calcext:value-type="float">
            <text:p>0.0269477</text:p>
          </table:table-cell>
          <table:table-cell office:value-type="float" office:value="0.00418521" calcext:value-type="float">
            <text:p>0.00418521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0795075" calcext:value-type="float">
            <text:p>0.0795075</text:p>
          </table:table-cell>
          <table:table-cell office:value-type="float" office:value="0.0263804" calcext:value-type="float">
            <text:p>0.0263804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000532132" calcext:value-type="float">
            <text:p>0.000532132</text:p>
          </table:table-cell>
          <table:table-cell office:value-type="float" office:value="0.00108598" calcext:value-type="float">
            <text:p>0.00108598</text:p>
          </table:table-cell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0.0288966" calcext:value-type="float">
            <text:p>0.0288966</text:p>
          </table:table-cell>
          <table:table-cell office:value-type="float" office:value="0.00451523" calcext:value-type="float">
            <text:p>0.00451523</text:p>
          </table:table-cell>
          <table:table-cell office:value-type="float" office:value="0.00112506" calcext:value-type="float">
            <text:p>0.00112506</text:p>
          </table:table-cell>
          <table:table-cell office:value-type="float" office:value="0.0790311" calcext:value-type="float">
            <text:p>0.0790311</text:p>
          </table:table-cell>
          <table:table-cell office:value-type="float" office:value="0.0267163" calcext:value-type="float">
            <text:p>0.0267163</text:p>
          </table:table-cell>
          <table:table-cell office:value-type="float" office:value="0.00112743" calcext:value-type="float">
            <text:p>0.00112743</text:p>
          </table:table-cell>
          <table:table-cell office:value-type="float" office:value="0.00055187" calcext:value-type="float">
            <text:p>0.00055187</text:p>
          </table:table-cell>
          <table:table-cell office:value-type="float" office:value="0.00109071" calcext:value-type="float">
            <text:p>0.00109071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276902" calcext:value-type="float">
            <text:p>0.0276902</text:p>
          </table:table-cell>
          <table:table-cell office:value-type="float" office:value="0.00427916" calcext:value-type="float">
            <text:p>0.00427916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858173" calcext:value-type="float">
            <text:p>0.0858173</text:p>
          </table:table-cell>
          <table:table-cell office:value-type="float" office:value="0.0316559" calcext:value-type="float">
            <text:p>0.0316559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000551475" calcext:value-type="float">
            <text:p>0.000551475</text:p>
          </table:table-cell>
          <table:table-cell office:value-type="float" office:value="0.00115822" calcext:value-type="float">
            <text:p>0.00115822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0.0281252" calcext:value-type="float">
            <text:p>0.0281252</text:p>
          </table:table-cell>
          <table:table-cell office:value-type="float" office:value="0.00457641" calcext:value-type="float">
            <text:p>0.00457641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802197" calcext:value-type="float">
            <text:p>0.0802197</text:p>
          </table:table-cell>
          <table:table-cell office:value-type="float" office:value="0.0262328" calcext:value-type="float">
            <text:p>0.0262328</text:p>
          </table:table-cell>
          <table:table-cell office:value-type="float" office:value="0.00115743" calcext:value-type="float">
            <text:p>0.00115743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00110334" calcext:value-type="float">
            <text:p>0.00110334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279614" calcext:value-type="float">
            <text:p>0.0279614</text:p>
          </table:table-cell>
          <table:table-cell office:value-type="float" office:value="0.00465694" calcext:value-type="float">
            <text:p>0.00465694</text:p>
          </table:table-cell>
          <table:table-cell office:value-type="float" office:value="0.00109308" calcext:value-type="float">
            <text:p>0.00109308</text:p>
          </table:table-cell>
          <table:table-cell office:value-type="float" office:value="0.078137" calcext:value-type="float">
            <text:p>0.078137</text:p>
          </table:table-cell>
          <table:table-cell office:value-type="float" office:value="0.0262553" calcext:value-type="float">
            <text:p>0.0262553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00580292" calcext:value-type="float">
            <text:p>0.000580292</text:p>
          </table:table-cell>
          <table:table-cell office:value-type="float" office:value="0.00109821" calcext:value-type="float">
            <text:p>0.00109821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0.0280948" calcext:value-type="float">
            <text:p>0.0280948</text:p>
          </table:table-cell>
          <table:table-cell office:value-type="float" office:value="0.00424008" calcext:value-type="float">
            <text:p>0.00424008</text:p>
          </table:table-cell>
          <table:table-cell office:value-type="float" office:value="0.0010919" calcext:value-type="float">
            <text:p>0.0010919</text:p>
          </table:table-cell>
          <table:table-cell office:value-type="float" office:value="0.0801688" calcext:value-type="float">
            <text:p>0.0801688</text:p>
          </table:table-cell>
          <table:table-cell office:value-type="float" office:value="0.0265861" calcext:value-type="float">
            <text:p>0.0265861</text:p>
          </table:table-cell>
          <table:table-cell office:value-type="float" office:value="0.00110137" calcext:value-type="float">
            <text:p>0.00110137</text:p>
          </table:table-cell>
          <table:table-cell office:value-type="float" office:value="0.000553449" calcext:value-type="float">
            <text:p>0.000553449</text:p>
          </table:table-cell>
          <table:table-cell office:value-type="float" office:value="0.00111045" calcext:value-type="float">
            <text:p>0.00111045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274372" calcext:value-type="float">
            <text:p>0.0274372</text:p>
          </table:table-cell>
          <table:table-cell office:value-type="float" office:value="0.00469168" calcext:value-type="float">
            <text:p>0.00469168</text:p>
          </table:table-cell>
          <table:table-cell office:value-type="float" office:value="0.00113177" calcext:value-type="float">
            <text:p>0.00113177</text:p>
          </table:table-cell>
          <table:table-cell office:value-type="float" office:value="0.0762248" calcext:value-type="float">
            <text:p>0.0762248</text:p>
          </table:table-cell>
          <table:table-cell office:value-type="float" office:value="0.0260078" calcext:value-type="float">
            <text:p>0.0260078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000725563" calcext:value-type="float">
            <text:p>0.000725563</text:p>
          </table:table-cell>
          <table:table-cell office:value-type="float" office:value="0.00109703" calcext:value-type="float">
            <text:p>0.00109703</text:p>
          </table:table-cell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0.0286388" calcext:value-type="float">
            <text:p>0.0286388</text:p>
          </table:table-cell>
          <table:table-cell office:value-type="float" office:value="0.00445049" calcext:value-type="float">
            <text:p>0.00445049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0.0833691" calcext:value-type="float">
            <text:p>0.0833691</text:p>
          </table:table-cell>
          <table:table-cell office:value-type="float" office:value="0.0285026" calcext:value-type="float">
            <text:p>0.0285026</text:p>
          </table:table-cell>
          <table:table-cell office:value-type="float" office:value="0.00112387" calcext:value-type="float">
            <text:p>0.00112387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00115703" calcext:value-type="float">
            <text:p>0.00115703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283198" calcext:value-type="float">
            <text:p>0.0283198</text:p>
          </table:table-cell>
          <table:table-cell office:value-type="float" office:value="0.00446036" calcext:value-type="float">
            <text:p>0.00446036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826478" calcext:value-type="float">
            <text:p>0.0826478</text:p>
          </table:table-cell>
          <table:table-cell office:value-type="float" office:value="0.0280329" calcext:value-type="float">
            <text:p>0.0280329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000615426" calcext:value-type="float">
            <text:p>0.000615426</text:p>
          </table:table-cell>
          <table:table-cell office:value-type="float" office:value="0.00115664" calcext:value-type="float">
            <text:p>0.00115664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0.0287774" calcext:value-type="float">
            <text:p>0.0287774</text:p>
          </table:table-cell>
          <table:table-cell office:value-type="float" office:value="0.00448641" calcext:value-type="float">
            <text:p>0.00448641</text:p>
          </table:table-cell>
          <table:table-cell office:value-type="float" office:value="0.00114716" calcext:value-type="float">
            <text:p>0.00114716</text:p>
          </table:table-cell>
          <table:table-cell office:value-type="float" office:value="0.0810009" calcext:value-type="float">
            <text:p>0.0810009</text:p>
          </table:table-cell>
          <table:table-cell office:value-type="float" office:value="0.0279946" calcext:value-type="float">
            <text:p>0.0279946</text:p>
          </table:table-cell>
          <table:table-cell office:value-type="float" office:value="0.0011219" calcext:value-type="float">
            <text:p>0.0011219</text:p>
          </table:table-cell>
          <table:table-cell office:value-type="float" office:value="0.000666349" calcext:value-type="float">
            <text:p>0.000666349</text:p>
          </table:table-cell>
          <table:table-cell office:value-type="float" office:value="0.00111716" calcext:value-type="float">
            <text:p>0.00111716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284221" calcext:value-type="float">
            <text:p>0.0284221</text:p>
          </table:table-cell>
          <table:table-cell office:value-type="float" office:value="0.00480419" calcext:value-type="float">
            <text:p>0.00480419</text:p>
          </table:table-cell>
          <table:table-cell office:value-type="float" office:value="0.00117519" calcext:value-type="float">
            <text:p>0.00117519</text:p>
          </table:table-cell>
          <table:table-cell office:value-type="float" office:value="0.0858797" calcext:value-type="float">
            <text:p>0.0858797</text:p>
          </table:table-cell>
          <table:table-cell office:value-type="float" office:value="0.0285405" calcext:value-type="float">
            <text:p>0.0285405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000611478" calcext:value-type="float">
            <text:p>0.000611478</text:p>
          </table:table-cell>
          <table:table-cell office:value-type="float" office:value="0.00114203" calcext:value-type="float">
            <text:p>0.00114203</text:p>
          </table:table-cell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0.0290651" calcext:value-type="float">
            <text:p>0.0290651</text:p>
          </table:table-cell>
          <table:table-cell office:value-type="float" office:value="0.00457562" calcext:value-type="float">
            <text:p>0.00457562</text:p>
          </table:table-cell>
          <table:table-cell office:value-type="float" office:value="0.00115743" calcext:value-type="float">
            <text:p>0.00115743</text:p>
          </table:table-cell>
          <table:table-cell office:value-type="float" office:value="0.083506" calcext:value-type="float">
            <text:p>0.083506</text:p>
          </table:table-cell>
          <table:table-cell office:value-type="float" office:value="0.028417" calcext:value-type="float">
            <text:p>0.028417</text:p>
          </table:table-cell>
          <table:table-cell office:value-type="float" office:value="0.00113058" calcext:value-type="float">
            <text:p>0.00113058</text:p>
          </table:table-cell>
          <table:table-cell office:value-type="float" office:value="0.000573976" calcext:value-type="float">
            <text:p>0.000573976</text:p>
          </table:table-cell>
          <table:table-cell office:value-type="float" office:value="0.00116374" calcext:value-type="float">
            <text:p>0.0011637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282966" calcext:value-type="float">
            <text:p>0.0282966</text:p>
          </table:table-cell>
          <table:table-cell office:value-type="float" office:value="0.00473116" calcext:value-type="float">
            <text:p>0.00473116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0783308" calcext:value-type="float">
            <text:p>0.0783308</text:p>
          </table:table-cell>
          <table:table-cell office:value-type="float" office:value="0.0267167" calcext:value-type="float">
            <text:p>0.0267167</text:p>
          </table:table-cell>
          <table:table-cell office:value-type="float" office:value="0.00117203" calcext:value-type="float">
            <text:p>0.00117203</text:p>
          </table:table-cell>
          <table:table-cell office:value-type="float" office:value="0.000595688" calcext:value-type="float">
            <text:p>0.000595688</text:p>
          </table:table-cell>
          <table:table-cell office:value-type="float" office:value="0.0011065" calcext:value-type="float">
            <text:p>0.0011065</text:p>
          </table:table-cell>
        </table:table-row>
        <table:table-row table:style-name="ro1">
          <table:table-cell office:value-type="float" office:value="120500" calcext:value-type="float">
            <text:p>120500</text:p>
          </table:table-cell>
          <table:table-cell office:value-type="float" office:value="0.0292069" calcext:value-type="float">
            <text:p>0.0292069</text:p>
          </table:table-cell>
          <table:table-cell office:value-type="float" office:value="0.00502959" calcext:value-type="float">
            <text:p>0.00502959</text:p>
          </table:table-cell>
          <table:table-cell office:value-type="float" office:value="0.0010994" calcext:value-type="float">
            <text:p>0.0010994</text:p>
          </table:table-cell>
          <table:table-cell office:value-type="float" office:value="0.078632" calcext:value-type="float">
            <text:p>0.078632</text:p>
          </table:table-cell>
          <table:table-cell office:value-type="float" office:value="0.0267491" calcext:value-type="float">
            <text:p>0.0267491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000605952" calcext:value-type="float">
            <text:p>0.000605952</text:p>
          </table:table-cell>
          <table:table-cell office:value-type="float" office:value="0.00111479" calcext:value-type="float">
            <text:p>0.00111479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286909" calcext:value-type="float">
            <text:p>0.0286909</text:p>
          </table:table-cell>
          <table:table-cell office:value-type="float" office:value="0.00453891" calcext:value-type="float">
            <text:p>0.00453891</text:p>
          </table:table-cell>
          <table:table-cell office:value-type="float" office:value="0.00117006" calcext:value-type="float">
            <text:p>0.00117006</text:p>
          </table:table-cell>
          <table:table-cell office:value-type="float" office:value="0.082653" calcext:value-type="float">
            <text:p>0.082653</text:p>
          </table:table-cell>
          <table:table-cell office:value-type="float" office:value="0.0284158" calcext:value-type="float">
            <text:p>0.0284158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000560555" calcext:value-type="float">
            <text:p>0.000560555</text:p>
          </table:table-cell>
          <table:table-cell office:value-type="float" office:value="0.00113927" calcext:value-type="float">
            <text:p>0.00113927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0.0383822" calcext:value-type="float">
            <text:p>0.0383822</text:p>
          </table:table-cell>
          <table:table-cell office:value-type="float" office:value="0.00457681" calcext:value-type="float">
            <text:p>0.00457681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0841144" calcext:value-type="float">
            <text:p>0.0841144</text:p>
          </table:table-cell>
          <table:table-cell office:value-type="float" office:value="0.0297102" calcext:value-type="float">
            <text:p>0.0297102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00114519" calcext:value-type="float">
            <text:p>0.00114519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386968" calcext:value-type="float">
            <text:p>0.0386968</text:p>
          </table:table-cell>
          <table:table-cell office:value-type="float" office:value="0.00464668" calcext:value-type="float">
            <text:p>0.00464668</text:p>
          </table:table-cell>
          <table:table-cell office:value-type="float" office:value="0.00107413" calcext:value-type="float">
            <text:p>0.00107413</text:p>
          </table:table-cell>
          <table:table-cell office:value-type="float" office:value="0.0830829" calcext:value-type="float">
            <text:p>0.0830829</text:p>
          </table:table-cell>
          <table:table-cell office:value-type="float" office:value="0.0292112" calcext:value-type="float">
            <text:p>0.0292112</text:p>
          </table:table-cell>
          <table:table-cell office:value-type="float" office:value="0.00115664" calcext:value-type="float">
            <text:p>0.00115664</text:p>
          </table:table-cell>
          <table:table-cell office:value-type="float" office:value="0.000571213" calcext:value-type="float">
            <text:p>0.000571213</text:p>
          </table:table-cell>
          <table:table-cell office:value-type="float" office:value="0.00114598" calcext:value-type="float">
            <text:p>0.00114598</text:p>
          </table:table-cell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0.0298819" calcext:value-type="float">
            <text:p>0.0298819</text:p>
          </table:table-cell>
          <table:table-cell office:value-type="float" office:value="0.00470195" calcext:value-type="float">
            <text:p>0.00470195</text:p>
          </table:table-cell>
          <table:table-cell office:value-type="float" office:value="0.00110019" calcext:value-type="float">
            <text:p>0.00110019</text:p>
          </table:table-cell>
          <table:table-cell office:value-type="float" office:value="0.0874208" calcext:value-type="float">
            <text:p>0.0874208</text:p>
          </table:table-cell>
          <table:table-cell office:value-type="float" office:value="0.0303911" calcext:value-type="float">
            <text:p>0.0303911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000570818" calcext:value-type="float">
            <text:p>0.000570818</text:p>
          </table:table-cell>
          <table:table-cell office:value-type="float" office:value="0.00117322" calcext:value-type="float">
            <text:p>0.00117322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289467" calcext:value-type="float">
            <text:p>0.0289467</text:p>
          </table:table-cell>
          <table:table-cell office:value-type="float" office:value="0.00502012" calcext:value-type="float">
            <text:p>0.00502012</text:p>
          </table:table-cell>
          <table:table-cell office:value-type="float" office:value="0.00145192" calcext:value-type="float">
            <text:p>0.00145192</text:p>
          </table:table-cell>
          <table:table-cell office:value-type="float" office:value="0.083191" calcext:value-type="float">
            <text:p>0.083191</text:p>
          </table:table-cell>
          <table:table-cell office:value-type="float" office:value="0.0325943" calcext:value-type="float">
            <text:p>0.0325943</text:p>
          </table:table-cell>
          <table:table-cell office:value-type="float" office:value="0.00120046" calcext:value-type="float">
            <text:p>0.00120046</text:p>
          </table:table-cell>
          <table:table-cell office:value-type="float" office:value="0.000595293" calcext:value-type="float">
            <text:p>0.000595293</text:p>
          </table:table-cell>
          <table:table-cell office:value-type="float" office:value="0.00116058" calcext:value-type="float">
            <text:p>0.00116058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0.029951" calcext:value-type="float">
            <text:p>0.029951</text:p>
          </table:table-cell>
          <table:table-cell office:value-type="float" office:value="0.00473747" calcext:value-type="float">
            <text:p>0.00473747</text:p>
          </table:table-cell>
          <table:table-cell office:value-type="float" office:value="0.00112466" calcext:value-type="float">
            <text:p>0.00112466</text:p>
          </table:table-cell>
          <table:table-cell office:value-type="float" office:value="0.0872724" calcext:value-type="float">
            <text:p>0.0872724</text:p>
          </table:table-cell>
          <table:table-cell office:value-type="float" office:value="0.0303094" calcext:value-type="float">
            <text:p>0.0303094</text:p>
          </table:table-cell>
          <table:table-cell office:value-type="float" office:value="0.00118348" calcext:value-type="float">
            <text:p>0.00118348</text:p>
          </table:table-cell>
          <table:table-cell office:value-type="float" office:value="0.000602004" calcext:value-type="float">
            <text:p>0.000602004</text:p>
          </table:table-cell>
          <table:table-cell office:value-type="float" office:value="0.00119888" calcext:value-type="float">
            <text:p>0.00119888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291674" calcext:value-type="float">
            <text:p>0.0291674</text:p>
          </table:table-cell>
          <table:table-cell office:value-type="float" office:value="0.00480182" calcext:value-type="float">
            <text:p>0.00480182</text:p>
          </table:table-cell>
          <table:table-cell office:value-type="float" office:value="0.00111835" calcext:value-type="float">
            <text:p>0.00111835</text:p>
          </table:table-cell>
          <table:table-cell office:value-type="float" office:value="0.0844783" calcext:value-type="float">
            <text:p>0.0844783</text:p>
          </table:table-cell>
          <table:table-cell office:value-type="float" office:value="0.030851" calcext:value-type="float">
            <text:p>0.030851</text:p>
          </table:table-cell>
          <table:table-cell office:value-type="float" office:value="0.0011823" calcext:value-type="float">
            <text:p>0.0011823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0114993" calcext:value-type="float">
            <text:p>0.00114993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0.0302269" calcext:value-type="float">
            <text:p>0.0302269</text:p>
          </table:table-cell>
          <table:table-cell office:value-type="float" office:value="0.00513894" calcext:value-type="float">
            <text:p>0.00513894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0851857" calcext:value-type="float">
            <text:p>0.0851857</text:p>
          </table:table-cell>
          <table:table-cell office:value-type="float" office:value="0.0311897" calcext:value-type="float">
            <text:p>0.0311897</text:p>
          </table:table-cell>
          <table:table-cell office:value-type="float" office:value="0.0011744" calcext:value-type="float">
            <text:p>0.0011744</text:p>
          </table:table-cell>
          <table:table-cell office:value-type="float" office:value="0.000578319" calcext:value-type="float">
            <text:p>0.000578319</text:p>
          </table:table-cell>
          <table:table-cell office:value-type="float" office:value="0.00115506" calcext:value-type="float">
            <text:p>0.00115506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303422" calcext:value-type="float">
            <text:p>0.0303422</text:p>
          </table:table-cell>
          <table:table-cell office:value-type="float" office:value="0.00496959" calcext:value-type="float">
            <text:p>0.00496959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82604" calcext:value-type="float">
            <text:p>0.082604</text:p>
          </table:table-cell>
          <table:table-cell office:value-type="float" office:value="0.0288058" calcext:value-type="float">
            <text:p>0.0288058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0113137" calcext:value-type="float">
            <text:p>0.00113137</text:p>
          </table:table-cell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0.029962" calcext:value-type="float">
            <text:p>0.029962</text:p>
          </table:table-cell>
          <table:table-cell office:value-type="float" office:value="0.00483577" calcext:value-type="float">
            <text:p>0.00483577</text:p>
          </table:table-cell>
          <table:table-cell office:value-type="float" office:value="0.00115111" calcext:value-type="float">
            <text:p>0.00115111</text:p>
          </table:table-cell>
          <table:table-cell office:value-type="float" office:value="0.0850452" calcext:value-type="float">
            <text:p>0.0850452</text:p>
          </table:table-cell>
          <table:table-cell office:value-type="float" office:value="0.0305198" calcext:value-type="float">
            <text:p>0.0305198</text:p>
          </table:table-cell>
          <table:table-cell office:value-type="float" office:value="0.00118309" calcext:value-type="float">
            <text:p>0.00118309</text:p>
          </table:table-cell>
          <table:table-cell office:value-type="float" office:value="0.000587793" calcext:value-type="float">
            <text:p>0.000587793</text:p>
          </table:table-cell>
          <table:table-cell office:value-type="float" office:value="0.00112821" calcext:value-type="float">
            <text:p>0.00112821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297378" calcext:value-type="float">
            <text:p>0.0297378</text:p>
          </table:table-cell>
          <table:table-cell office:value-type="float" office:value="0.00542396" calcext:value-type="float">
            <text:p>0.00542396</text:p>
          </table:table-cell>
          <table:table-cell office:value-type="float" office:value="0.00109269" calcext:value-type="float">
            <text:p>0.00109269</text:p>
          </table:table-cell>
          <table:table-cell office:value-type="float" office:value="0.0862867" calcext:value-type="float">
            <text:p>0.0862867</text:p>
          </table:table-cell>
          <table:table-cell office:value-type="float" office:value="0.0306754" calcext:value-type="float">
            <text:p>0.0306754</text:p>
          </table:table-cell>
          <table:table-cell office:value-type="float" office:value="0.0012348" calcext:value-type="float">
            <text:p>0.0012348</text:p>
          </table:table-cell>
          <table:table-cell office:value-type="float" office:value="0.000608715" calcext:value-type="float">
            <text:p>0.000608715</text:p>
          </table:table-cell>
          <table:table-cell office:value-type="float" office:value="0.00113966" calcext:value-type="float">
            <text:p>0.00113966</text:p>
          </table:table-cell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0.0305747" calcext:value-type="float">
            <text:p>0.0305747</text:p>
          </table:table-cell>
          <table:table-cell office:value-type="float" office:value="0.00487722" calcext:value-type="float">
            <text:p>0.00487722</text:p>
          </table:table-cell>
          <table:table-cell office:value-type="float" office:value="0.00107137" calcext:value-type="float">
            <text:p>0.00107137</text:p>
          </table:table-cell>
          <table:table-cell office:value-type="float" office:value="0.0811391" calcext:value-type="float">
            <text:p>0.0811391</text:p>
          </table:table-cell>
          <table:table-cell office:value-type="float" office:value="0.0292906" calcext:value-type="float">
            <text:p>0.0292906</text:p>
          </table:table-cell>
          <table:table-cell office:value-type="float" office:value="0.00117006" calcext:value-type="float">
            <text:p>0.00117006</text:p>
          </table:table-cell>
          <table:table-cell office:value-type="float" office:value="0.000583845" calcext:value-type="float">
            <text:p>0.000583845</text:p>
          </table:table-cell>
          <table:table-cell office:value-type="float" office:value="0.0011069" calcext:value-type="float">
            <text:p>0.0011069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297532" calcext:value-type="float">
            <text:p>0.0297532</text:p>
          </table:table-cell>
          <table:table-cell office:value-type="float" office:value="0.00492972" calcext:value-type="float">
            <text:p>0.00492972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0836695" calcext:value-type="float">
            <text:p>0.0836695</text:p>
          </table:table-cell>
          <table:table-cell office:value-type="float" office:value="0.0295602" calcext:value-type="float">
            <text:p>0.0295602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000585424" calcext:value-type="float">
            <text:p>0.000585424</text:p>
          </table:table-cell>
          <table:table-cell office:value-type="float" office:value="0.00113453" calcext:value-type="float">
            <text:p>0.00113453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0.0304452" calcext:value-type="float">
            <text:p>0.0304452</text:p>
          </table:table-cell>
          <table:table-cell office:value-type="float" office:value="0.0049313" calcext:value-type="float">
            <text:p>0.0049313</text:p>
          </table:table-cell>
          <table:table-cell office:value-type="float" office:value="0.00114085" calcext:value-type="float">
            <text:p>0.00114085</text:p>
          </table:table-cell>
          <table:table-cell office:value-type="float" office:value="0.0860518" calcext:value-type="float">
            <text:p>0.0860518</text:p>
          </table:table-cell>
          <table:table-cell office:value-type="float" office:value="0.0309043" calcext:value-type="float">
            <text:p>0.0309043</text:p>
          </table:table-cell>
          <table:table-cell office:value-type="float" office:value="0.00120756" calcext:value-type="float">
            <text:p>0.00120756</text:p>
          </table:table-cell>
          <table:table-cell office:value-type="float" office:value="0.000615031" calcext:value-type="float">
            <text:p>0.000615031</text:p>
          </table:table-cell>
          <table:table-cell office:value-type="float" office:value="0.00116216" calcext:value-type="float">
            <text:p>0.00116216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302143" calcext:value-type="float">
            <text:p>0.0302143</text:p>
          </table:table-cell>
          <table:table-cell office:value-type="float" office:value="0.00524908" calcext:value-type="float">
            <text:p>0.00524908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0865847" calcext:value-type="float">
            <text:p>0.0865847</text:p>
          </table:table-cell>
          <table:table-cell office:value-type="float" office:value="0.03054" calcext:value-type="float">
            <text:p>0.03054</text:p>
          </table:table-cell>
          <table:table-cell office:value-type="float" office:value="0.00121822" calcext:value-type="float">
            <text:p>0.00121822</text:p>
          </table:table-cell>
          <table:table-cell office:value-type="float" office:value="0.000666349" calcext:value-type="float">
            <text:p>0.000666349</text:p>
          </table:table-cell>
          <table:table-cell office:value-type="float" office:value="0.00117519" calcext:value-type="float">
            <text:p>0.00117519</text:p>
          </table:table-cell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0.0310243" calcext:value-type="float">
            <text:p>0.0310243</text:p>
          </table:table-cell>
          <table:table-cell office:value-type="float" office:value="0.00505486" calcext:value-type="float">
            <text:p>0.00505486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884192" calcext:value-type="float">
            <text:p>0.0884192</text:p>
          </table:table-cell>
          <table:table-cell office:value-type="float" office:value="0.0309627" calcext:value-type="float">
            <text:p>0.0309627</text:p>
          </table:table-cell>
          <table:table-cell office:value-type="float" office:value="0.0011898" calcext:value-type="float">
            <text:p>0.0011898</text:p>
          </table:table-cell>
          <table:table-cell office:value-type="float" office:value="0.000613452" calcext:value-type="float">
            <text:p>0.000613452</text:p>
          </table:table-cell>
          <table:table-cell office:value-type="float" office:value="0.00116887" calcext:value-type="float">
            <text:p>0.00116887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307705" calcext:value-type="float">
            <text:p>0.0307705</text:p>
          </table:table-cell>
          <table:table-cell office:value-type="float" office:value="0.00528658" calcext:value-type="float">
            <text:p>0.00528658</text:p>
          </table:table-cell>
          <table:table-cell office:value-type="float" office:value="0.00106861" calcext:value-type="float">
            <text:p>0.00106861</text:p>
          </table:table-cell>
          <table:table-cell office:value-type="float" office:value="0.0908698" calcext:value-type="float">
            <text:p>0.0908698</text:p>
          </table:table-cell>
          <table:table-cell office:value-type="float" office:value="0.032663" calcext:value-type="float">
            <text:p>0.032663</text:p>
          </table:table-cell>
          <table:table-cell office:value-type="float" office:value="0.0011969" calcext:value-type="float">
            <text:p>0.0011969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116256" calcext:value-type="float">
            <text:p>0.00116256</text:p>
          </table:table-cell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0.0308013" calcext:value-type="float">
            <text:p>0.0308013</text:p>
          </table:table-cell>
          <table:table-cell office:value-type="float" office:value="0.00514565" calcext:value-type="float">
            <text:p>0.00514565</text:p>
          </table:table-cell>
          <table:table-cell office:value-type="float" office:value="0.00109506" calcext:value-type="float">
            <text:p>0.00109506</text:p>
          </table:table-cell>
          <table:table-cell office:value-type="float" office:value="0.0883537" calcext:value-type="float">
            <text:p>0.0883537</text:p>
          </table:table-cell>
          <table:table-cell office:value-type="float" office:value="0.0322489" calcext:value-type="float">
            <text:p>0.0322489</text:p>
          </table:table-cell>
          <table:table-cell office:value-type="float" office:value="0.00120203" calcext:value-type="float">
            <text:p>0.00120203</text:p>
          </table:table-cell>
          <table:table-cell office:value-type="float" office:value="0.000605557" calcext:value-type="float">
            <text:p>0.000605557</text:p>
          </table:table-cell>
          <table:table-cell office:value-type="float" office:value="0.00117164" calcext:value-type="float">
            <text:p>0.0011716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880197" calcext:value-type="float">
            <text:p>0.0880197</text:p>
          </table:table-cell>
          <table:table-cell office:value-type="float" office:value="0.00504223" calcext:value-type="float">
            <text:p>0.00504223</text:p>
          </table:table-cell>
          <table:table-cell office:value-type="float" office:value="0.00118466" calcext:value-type="float">
            <text:p>0.00118466</text:p>
          </table:table-cell>
          <table:table-cell office:value-type="float" office:value="0.0877584" calcext:value-type="float">
            <text:p>0.0877584</text:p>
          </table:table-cell>
          <table:table-cell office:value-type="float" office:value="0.0316129" calcext:value-type="float">
            <text:p>0.0316129</text:p>
          </table:table-cell>
          <table:table-cell office:value-type="float" office:value="0.00118703" calcext:value-type="float">
            <text:p>0.00118703</text:p>
          </table:table-cell>
          <table:table-cell office:value-type="float" office:value="0.000590556" calcext:value-type="float">
            <text:p>0.000590556</text:p>
          </table:table-cell>
          <table:table-cell office:value-type="float" office:value="0.00114756" calcext:value-type="float">
            <text:p>0.00114756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0.0912354" calcext:value-type="float">
            <text:p>0.0912354</text:p>
          </table:table-cell>
          <table:table-cell office:value-type="float" office:value="0.00498222" calcext:value-type="float">
            <text:p>0.00498222</text:p>
          </table:table-cell>
          <table:table-cell office:value-type="float" office:value="0.00107611" calcext:value-type="float">
            <text:p>0.00107611</text:p>
          </table:table-cell>
          <table:table-cell office:value-type="float" office:value="0.0887141" calcext:value-type="float">
            <text:p>0.0887141</text:p>
          </table:table-cell>
          <table:table-cell office:value-type="float" office:value="0.0324561" calcext:value-type="float">
            <text:p>0.0324561</text:p>
          </table:table-cell>
          <table:table-cell office:value-type="float" office:value="0.00119927" calcext:value-type="float">
            <text:p>0.00119927</text:p>
          </table:table-cell>
          <table:table-cell office:value-type="float" office:value="0.000594898" calcext:value-type="float">
            <text:p>0.000594898</text:p>
          </table:table-cell>
          <table:table-cell office:value-type="float" office:value="0.0011669" calcext:value-type="float">
            <text:p>0.0011669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939308" calcext:value-type="float">
            <text:p>0.0939308</text:p>
          </table:table-cell>
          <table:table-cell office:value-type="float" office:value="0.00523329" calcext:value-type="float">
            <text:p>0.00523329</text:p>
          </table:table-cell>
          <table:table-cell office:value-type="float" office:value="0.00113256" calcext:value-type="float">
            <text:p>0.00113256</text:p>
          </table:table-cell>
          <table:table-cell office:value-type="float" office:value="0.172961" calcext:value-type="float">
            <text:p>0.172961</text:p>
          </table:table-cell>
          <table:table-cell office:value-type="float" office:value="0.0454941" calcext:value-type="float">
            <text:p>0.0454941</text:p>
          </table:table-cell>
          <table:table-cell office:value-type="float" office:value="0.00121782" calcext:value-type="float">
            <text:p>0.00121782</text:p>
          </table:table-cell>
          <table:table-cell office:value-type="float" office:value="0.000606741" calcext:value-type="float">
            <text:p>0.000606741</text:p>
          </table:table-cell>
          <table:table-cell office:value-type="float" office:value="0.00118309" calcext:value-type="float">
            <text:p>0.00118309</text:p>
          </table:table-cell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0.106615" calcext:value-type="float">
            <text:p>0.106615</text:p>
          </table:table-cell>
          <table:table-cell office:value-type="float" office:value="0.00496012" calcext:value-type="float">
            <text:p>0.00496012</text:p>
          </table:table-cell>
          <table:table-cell office:value-type="float" office:value="0.00107769" calcext:value-type="float">
            <text:p>0.00107769</text:p>
          </table:table-cell>
          <table:table-cell office:value-type="float" office:value="0.184265" calcext:value-type="float">
            <text:p>0.184265</text:p>
          </table:table-cell>
          <table:table-cell office:value-type="float" office:value="0.0487675" calcext:value-type="float">
            <text:p>0.0487675</text:p>
          </table:table-cell>
          <table:table-cell office:value-type="float" office:value="0.00120598" calcext:value-type="float">
            <text:p>0.00120598</text:p>
          </table:table-cell>
          <table:table-cell office:value-type="float" office:value="0.000597662" calcext:value-type="float">
            <text:p>0.000597662</text:p>
          </table:table-cell>
          <table:table-cell office:value-type="float" office:value="0.00116809" calcext:value-type="float">
            <text:p>0.00116809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929806" calcext:value-type="float">
            <text:p>0.0929806</text:p>
          </table:table-cell>
          <table:table-cell office:value-type="float" office:value="0.00559331" calcext:value-type="float">
            <text:p>0.00559331</text:p>
          </table:table-cell>
          <table:table-cell office:value-type="float" office:value="0.00111835" calcext:value-type="float">
            <text:p>0.00111835</text:p>
          </table:table-cell>
          <table:table-cell office:value-type="float" office:value="0.176223" calcext:value-type="float">
            <text:p>0.176223</text:p>
          </table:table-cell>
          <table:table-cell office:value-type="float" office:value="0.0475204" calcext:value-type="float">
            <text:p>0.0475204</text:p>
          </table:table-cell>
          <table:table-cell office:value-type="float" office:value="0.00123164" calcext:value-type="float">
            <text:p>0.00123164</text:p>
          </table:table-cell>
          <table:table-cell office:value-type="float" office:value="0.000613057" calcext:value-type="float">
            <text:p>0.000613057</text:p>
          </table:table-cell>
          <table:table-cell office:value-type="float" office:value="0.00115861" calcext:value-type="float">
            <text:p>0.00115861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00515079" calcext:value-type="float">
            <text:p>0.00515079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180671" calcext:value-type="float">
            <text:p>0.180671</text:p>
          </table:table-cell>
          <table:table-cell office:value-type="float" office:value="0.0463519" calcext:value-type="float">
            <text:p>0.0463519</text:p>
          </table:table-cell>
          <table:table-cell office:value-type="float" office:value="0.00121269" calcext:value-type="float">
            <text:p>0.00121269</text:p>
          </table:table-cell>
          <table:table-cell office:value-type="float" office:value="0.000606346" calcext:value-type="float">
            <text:p>0.000606346</text:p>
          </table:table-cell>
          <table:table-cell office:value-type="float" office:value="0.00118466" calcext:value-type="float">
            <text:p>0.00118466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939588" calcext:value-type="float">
            <text:p>0.0939588</text:p>
          </table:table-cell>
          <table:table-cell office:value-type="float" office:value="0.00536751" calcext:value-type="float">
            <text:p>0.00536751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169549" calcext:value-type="float">
            <text:p>0.169549</text:p>
          </table:table-cell>
          <table:table-cell office:value-type="float" office:value="0.0442376" calcext:value-type="float">
            <text:p>0.0442376</text:p>
          </table:table-cell>
          <table:table-cell office:value-type="float" office:value="0.0012423" calcext:value-type="float">
            <text:p>0.0012423</text:p>
          </table:table-cell>
          <table:table-cell office:value-type="float" office:value="0.000622137" calcext:value-type="float">
            <text:p>0.000622137</text:p>
          </table:table-cell>
          <table:table-cell office:value-type="float" office:value="0.00117874" calcext:value-type="float">
            <text:p>0.00117874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0.0908817" calcext:value-type="float">
            <text:p>0.0908817</text:p>
          </table:table-cell>
          <table:table-cell office:value-type="float" office:value="0.00556488" calcext:value-type="float">
            <text:p>0.00556488</text:p>
          </table:table-cell>
          <table:table-cell office:value-type="float" office:value="0.00108361" calcext:value-type="float">
            <text:p>0.00108361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441018" calcext:value-type="float">
            <text:p>0.0441018</text:p>
          </table:table-cell>
          <table:table-cell office:value-type="float" office:value="0.00126993" calcext:value-type="float">
            <text:p>0.00126993</text:p>
          </table:table-cell>
          <table:table-cell office:value-type="float" office:value="0.00063319" calcext:value-type="float">
            <text:p>0.00063319</text:p>
          </table:table-cell>
          <table:table-cell office:value-type="float" office:value="0.00117085" calcext:value-type="float">
            <text:p>0.00117085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995071" calcext:value-type="float">
            <text:p>0.0995071</text:p>
          </table:table-cell>
          <table:table-cell office:value-type="float" office:value="0.00534461" calcext:value-type="float">
            <text:p>0.00534461</text:p>
          </table:table-cell>
          <table:table-cell office:value-type="float" office:value="0.00108242" calcext:value-type="float">
            <text:p>0.00108242</text:p>
          </table:table-cell>
          <table:table-cell office:value-type="float" office:value="0.167811" calcext:value-type="float">
            <text:p>0.167811</text:p>
          </table:table-cell>
          <table:table-cell office:value-type="float" office:value="0.0465063" calcext:value-type="float">
            <text:p>0.0465063</text:p>
          </table:table-cell>
          <table:table-cell office:value-type="float" office:value="0.00125927" calcext:value-type="float">
            <text:p>0.00125927</text:p>
          </table:table-cell>
          <table:table-cell office:value-type="float" office:value="0.000627663" calcext:value-type="float">
            <text:p>0.000627663</text:p>
          </table:table-cell>
          <table:table-cell office:value-type="float" office:value="0.0012048" calcext:value-type="float">
            <text:p>0.0012048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0.0948328" calcext:value-type="float">
            <text:p>0.0948328</text:p>
          </table:table-cell>
          <table:table-cell office:value-type="float" office:value="0.00550804" calcext:value-type="float">
            <text:p>0.00550804</text:p>
          </table:table-cell>
          <table:table-cell office:value-type="float" office:value="0.00116532" calcext:value-type="float">
            <text:p>0.00116532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444528" calcext:value-type="float">
            <text:p>0.0444528</text:p>
          </table:table-cell>
          <table:table-cell office:value-type="float" office:value="0.00126401" calcext:value-type="float">
            <text:p>0.00126401</text:p>
          </table:table-cell>
          <table:table-cell office:value-type="float" office:value="0.000634769" calcext:value-type="float">
            <text:p>0.000634769</text:p>
          </table:table-cell>
          <table:table-cell office:value-type="float" office:value="0.00120322" calcext:value-type="float">
            <text:p>0.00120322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992651" calcext:value-type="float">
            <text:p>0.0992651</text:p>
          </table:table-cell>
          <table:table-cell office:value-type="float" office:value="0.00584082" calcext:value-type="float">
            <text:p>0.00584082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173827" calcext:value-type="float">
            <text:p>0.173827</text:p>
          </table:table-cell>
          <table:table-cell office:value-type="float" office:value="0.0452174" calcext:value-type="float">
            <text:p>0.0452174</text:p>
          </table:table-cell>
          <table:table-cell office:value-type="float" office:value="0.0012498" calcext:value-type="float">
            <text:p>0.0012498</text:p>
          </table:table-cell>
          <table:table-cell office:value-type="float" office:value="0.000622531" calcext:value-type="float">
            <text:p>0.000622531</text:p>
          </table:table-cell>
          <table:table-cell office:value-type="float" office:value="0.00119256" calcext:value-type="float">
            <text:p>0.00119256</text:p>
          </table:table-cell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0.0933647" calcext:value-type="float">
            <text:p>0.0933647</text:p>
          </table:table-cell>
          <table:table-cell office:value-type="float" office:value="0.00566673" calcext:value-type="float">
            <text:p>0.00566673</text:p>
          </table:table-cell>
          <table:table-cell office:value-type="float" office:value="0.00112308" calcext:value-type="float">
            <text:p>0.00112308</text:p>
          </table:table-cell>
          <table:table-cell office:value-type="float" office:value="0.177841" calcext:value-type="float">
            <text:p>0.177841</text:p>
          </table:table-cell>
          <table:table-cell office:value-type="float" office:value="0.0461917" calcext:value-type="float">
            <text:p>0.0461917</text:p>
          </table:table-cell>
          <table:table-cell office:value-type="float" office:value="0.0012348" calcext:value-type="float">
            <text:p>0.0012348</text:p>
          </table:table-cell>
          <table:table-cell office:value-type="float" office:value="0.000618584" calcext:value-type="float">
            <text:p>0.000618584</text:p>
          </table:table-cell>
          <table:table-cell office:value-type="float" office:value="0.00118624" calcext:value-type="float">
            <text:p>0.00118624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977437" calcext:value-type="float">
            <text:p>0.0977437</text:p>
          </table:table-cell>
          <table:table-cell office:value-type="float" office:value="0.00526013" calcext:value-type="float">
            <text:p>0.00526013</text:p>
          </table:table-cell>
          <table:table-cell office:value-type="float" office:value="0.00107492" calcext:value-type="float">
            <text:p>0.00107492</text:p>
          </table:table-cell>
          <table:table-cell office:value-type="float" office:value="0.169587" calcext:value-type="float">
            <text:p>0.169587</text:p>
          </table:table-cell>
          <table:table-cell office:value-type="float" office:value="0.0443482" calcext:value-type="float">
            <text:p>0.0443482</text:p>
          </table:table-cell>
          <table:table-cell office:value-type="float" office:value="0.00125059" calcext:value-type="float">
            <text:p>0.00125059</text:p>
          </table:table-cell>
          <table:table-cell office:value-type="float" office:value="0.000639111" calcext:value-type="float">
            <text:p>0.000639111</text:p>
          </table:table-cell>
          <table:table-cell office:value-type="float" office:value="0.00120124" calcext:value-type="float">
            <text:p>0.00120124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0.0968646" calcext:value-type="float">
            <text:p>0.0968646</text:p>
          </table:table-cell>
          <table:table-cell office:value-type="float" office:value="0.00517684" calcext:value-type="float">
            <text:p>0.00517684</text:p>
          </table:table-cell>
          <table:table-cell office:value-type="float" office:value="0.0010769" calcext:value-type="float">
            <text:p>0.0010769</text:p>
          </table:table-cell>
          <table:table-cell office:value-type="float" office:value="0.173077" calcext:value-type="float">
            <text:p>0.173077</text:p>
          </table:table-cell>
          <table:table-cell office:value-type="float" office:value="0.0456824" calcext:value-type="float">
            <text:p>0.0456824</text:p>
          </table:table-cell>
          <table:table-cell office:value-type="float" office:value="0.00122019" calcext:value-type="float">
            <text:p>0.00122019</text:p>
          </table:table-cell>
          <table:table-cell office:value-type="float" office:value="0.000613057" calcext:value-type="float">
            <text:p>0.000613057</text:p>
          </table:table-cell>
          <table:table-cell office:value-type="float" office:value="0.00119453" calcext:value-type="float">
            <text:p>0.00119453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104646" calcext:value-type="float">
            <text:p>0.104646</text:p>
          </table:table-cell>
          <table:table-cell office:value-type="float" office:value="0.00578042" calcext:value-type="float">
            <text:p>0.00578042</text:p>
          </table:table-cell>
          <table:table-cell office:value-type="float" office:value="0.00111321" calcext:value-type="float">
            <text:p>0.00111321</text:p>
          </table:table-cell>
          <table:table-cell office:value-type="float" office:value="0.165735" calcext:value-type="float">
            <text:p>0.165735</text:p>
          </table:table-cell>
          <table:table-cell office:value-type="float" office:value="0.0429187" calcext:value-type="float">
            <text:p>0.0429187</text:p>
          </table:table-cell>
          <table:table-cell office:value-type="float" office:value="0.00127033" calcext:value-type="float">
            <text:p>0.00127033</text:p>
          </table:table-cell>
          <table:table-cell office:value-type="float" office:value="0.000636743" calcext:value-type="float">
            <text:p>0.000636743</text:p>
          </table:table-cell>
          <table:table-cell office:value-type="float" office:value="0.00125217" calcext:value-type="float">
            <text:p>0.00125217</text:p>
          </table:table-cell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0.0980959" calcext:value-type="float">
            <text:p>0.0980959</text:p>
          </table:table-cell>
          <table:table-cell office:value-type="float" office:value="0.00584714" calcext:value-type="float">
            <text:p>0.00584714</text:p>
          </table:table-cell>
          <table:table-cell office:value-type="float" office:value="0.00143415" calcext:value-type="float">
            <text:p>0.00143415</text:p>
          </table:table-cell>
          <table:table-cell office:value-type="float" office:value="0.161821" calcext:value-type="float">
            <text:p>0.161821</text:p>
          </table:table-cell>
          <table:table-cell office:value-type="float" office:value="0.042282" calcext:value-type="float">
            <text:p>0.042282</text:p>
          </table:table-cell>
          <table:table-cell office:value-type="float" office:value="0.00131217" calcext:value-type="float">
            <text:p>0.00131217</text:p>
          </table:table-cell>
          <table:table-cell office:value-type="float" office:value="0.000658454" calcext:value-type="float">
            <text:p>0.000658454</text:p>
          </table:table-cell>
          <table:table-cell office:value-type="float" office:value="0.00120677" calcext:value-type="float">
            <text:p>0.00120677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103043" calcext:value-type="float">
            <text:p>0.103043</text:p>
          </table:table-cell>
          <table:table-cell office:value-type="float" office:value="0.00555344" calcext:value-type="float">
            <text:p>0.00555344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174525" calcext:value-type="float">
            <text:p>0.174525</text:p>
          </table:table-cell>
          <table:table-cell office:value-type="float" office:value="0.0447812" calcext:value-type="float">
            <text:p>0.0447812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0006324" calcext:value-type="float">
            <text:p>0.0006324</text:p>
          </table:table-cell>
          <table:table-cell office:value-type="float" office:value="0.00122138" calcext:value-type="float">
            <text:p>0.00122138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0.0976304" calcext:value-type="float">
            <text:p>0.0976304</text:p>
          </table:table-cell>
          <table:table-cell office:value-type="float" office:value="0.00567265" calcext:value-type="float">
            <text:p>0.00567265</text:p>
          </table:table-cell>
          <table:table-cell office:value-type="float" office:value="0.00118269" calcext:value-type="float">
            <text:p>0.00118269</text:p>
          </table:table-cell>
          <table:table-cell office:value-type="float" office:value="0.158749" calcext:value-type="float">
            <text:p>0.158749</text:p>
          </table:table-cell>
          <table:table-cell office:value-type="float" office:value="0.0414495" calcext:value-type="float">
            <text:p>0.0414495</text:p>
          </table:table-cell>
          <table:table-cell office:value-type="float" office:value="0.00127941" calcext:value-type="float">
            <text:p>0.00127941</text:p>
          </table:table-cell>
          <table:table-cell office:value-type="float" office:value="0.000642664" calcext:value-type="float">
            <text:p>0.000642664</text:p>
          </table:table-cell>
          <table:table-cell office:value-type="float" office:value="0.00118782" calcext:value-type="float">
            <text:p>0.00118782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964114" calcext:value-type="float">
            <text:p>0.0964114</text:p>
          </table:table-cell>
          <table:table-cell office:value-type="float" office:value="0.0054808" calcext:value-type="float">
            <text:p>0.0054808</text:p>
          </table:table-cell>
          <table:table-cell office:value-type="float" office:value="0.00108242" calcext:value-type="float">
            <text:p>0.00108242</text:p>
          </table:table-cell>
          <table:table-cell office:value-type="float" office:value="0.170147" calcext:value-type="float">
            <text:p>0.170147</text:p>
          </table:table-cell>
          <table:table-cell office:value-type="float" office:value="0.0447236" calcext:value-type="float">
            <text:p>0.0447236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0.000645822" calcext:value-type="float">
            <text:p>0.000645822</text:p>
          </table:table-cell>
          <table:table-cell office:value-type="float" office:value="0.00121901" calcext:value-type="float">
            <text:p>0.00121901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0.100669" calcext:value-type="float">
            <text:p>0.100669</text:p>
          </table:table-cell>
          <table:table-cell office:value-type="float" office:value="0.00538172" calcext:value-type="float">
            <text:p>0.00538172</text:p>
          </table:table-cell>
          <table:table-cell office:value-type="float" office:value="0.00112585" calcext:value-type="float">
            <text:p>0.00112585</text:p>
          </table:table-cell>
          <table:table-cell office:value-type="float" office:value="0.170535" calcext:value-type="float">
            <text:p>0.170535</text:p>
          </table:table-cell>
          <table:table-cell office:value-type="float" office:value="0.0452166" calcext:value-type="float">
            <text:p>0.0452166</text:p>
          </table:table-cell>
          <table:table-cell office:value-type="float" office:value="0.00136231" calcext:value-type="float">
            <text:p>0.00136231</text:p>
          </table:table-cell>
          <table:table-cell office:value-type="float" office:value="0.000630426" calcext:value-type="float">
            <text:p>0.000630426</text:p>
          </table:table-cell>
          <table:table-cell office:value-type="float" office:value="0.00121467" calcext:value-type="float">
            <text:p>0.0012146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964237" calcext:value-type="float">
            <text:p>0.0964237</text:p>
          </table:table-cell>
          <table:table-cell office:value-type="float" office:value="0.0056016" calcext:value-type="float">
            <text:p>0.0056016</text:p>
          </table:table-cell>
          <table:table-cell office:value-type="float" office:value="0.00112743" calcext:value-type="float">
            <text:p>0.00112743</text:p>
          </table:table-cell>
          <table:table-cell office:value-type="float" office:value="0.165568" calcext:value-type="float">
            <text:p>0.165568</text:p>
          </table:table-cell>
          <table:table-cell office:value-type="float" office:value="0.0433948" calcext:value-type="float">
            <text:p>0.0433948</text:p>
          </table:table-cell>
          <table:table-cell office:value-type="float" office:value="0.00160113" calcext:value-type="float">
            <text:p>0.00160113</text:p>
          </table:table-cell>
          <table:table-cell office:value-type="float" office:value="0.000637927" calcext:value-type="float">
            <text:p>0.000637927</text:p>
          </table:table-cell>
          <table:table-cell office:value-type="float" office:value="0.00118624" calcext:value-type="float">
            <text:p>0.00118624</text:p>
          </table:table-cell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0.104079" calcext:value-type="float">
            <text:p>0.104079</text:p>
          </table:table-cell>
          <table:table-cell office:value-type="float" office:value="0.00555699" calcext:value-type="float">
            <text:p>0.00555699</text:p>
          </table:table-cell>
          <table:table-cell office:value-type="float" office:value="0.00110611" calcext:value-type="float">
            <text:p>0.00110611</text:p>
          </table:table-cell>
          <table:table-cell office:value-type="float" office:value="0.165127" calcext:value-type="float">
            <text:p>0.165127</text:p>
          </table:table-cell>
          <table:table-cell office:value-type="float" office:value="0.043381" calcext:value-type="float">
            <text:p>0.043381</text:p>
          </table:table-cell>
          <table:table-cell office:value-type="float" office:value="0.00161455" calcext:value-type="float">
            <text:p>0.00161455</text:p>
          </table:table-cell>
          <table:table-cell office:value-type="float" office:value="0.000635558" calcext:value-type="float">
            <text:p>0.000635558</text:p>
          </table:table-cell>
          <table:table-cell office:value-type="float" office:value="0.00120282" calcext:value-type="float">
            <text:p>0.00120282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953219" calcext:value-type="float">
            <text:p>0.0953219</text:p>
          </table:table-cell>
          <table:table-cell office:value-type="float" office:value="0.00575792" calcext:value-type="float">
            <text:p>0.00575792</text:p>
          </table:table-cell>
          <table:table-cell office:value-type="float" office:value="0.00114558" calcext:value-type="float">
            <text:p>0.00114558</text:p>
          </table:table-cell>
          <table:table-cell office:value-type="float" office:value="0.170769" calcext:value-type="float">
            <text:p>0.170769</text:p>
          </table:table-cell>
          <table:table-cell office:value-type="float" office:value="0.0450658" calcext:value-type="float">
            <text:p>0.0450658</text:p>
          </table:table-cell>
          <table:table-cell office:value-type="float" office:value="0.00135244" calcext:value-type="float">
            <text:p>0.00135244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00122454" calcext:value-type="float">
            <text:p>0.00122454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0.101192" calcext:value-type="float">
            <text:p>0.101192</text:p>
          </table:table-cell>
          <table:table-cell office:value-type="float" office:value="0.00554357" calcext:value-type="float">
            <text:p>0.00554357</text:p>
          </table:table-cell>
          <table:table-cell office:value-type="float" office:value="0.00109663" calcext:value-type="float">
            <text:p>0.0010966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437552" calcext:value-type="float">
            <text:p>0.0437552</text:p>
          </table:table-cell>
          <table:table-cell office:value-type="float" office:value="0.00126085" calcext:value-type="float">
            <text:p>0.00126085</text:p>
          </table:table-cell>
          <table:table-cell office:value-type="float" office:value="0.000630426" calcext:value-type="float">
            <text:p>0.000630426</text:p>
          </table:table-cell>
          <table:table-cell office:value-type="float" office:value="0.00123361" calcext:value-type="float">
            <text:p>0.00123361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100664" calcext:value-type="float">
            <text:p>0.100664</text:p>
          </table:table-cell>
          <table:table-cell office:value-type="float" office:value="0.00583806" calcext:value-type="float">
            <text:p>0.00583806</text:p>
          </table:table-cell>
          <table:table-cell office:value-type="float" office:value="0.00112111" calcext:value-type="float">
            <text:p>0.00112111</text:p>
          </table:table-cell>
          <table:table-cell office:value-type="float" office:value="0.16361" calcext:value-type="float">
            <text:p>0.16361</text:p>
          </table:table-cell>
          <table:table-cell office:value-type="float" office:value="0.043137" calcext:value-type="float">
            <text:p>0.043137</text:p>
          </table:table-cell>
          <table:table-cell office:value-type="float" office:value="0.00126796" calcext:value-type="float">
            <text:p>0.00126796</text:p>
          </table:table-cell>
          <table:table-cell office:value-type="float" office:value="0.000633584" calcext:value-type="float">
            <text:p>0.000633584</text:p>
          </table:table-cell>
          <table:table-cell office:value-type="float" office:value="0.00118072" calcext:value-type="float">
            <text:p>0.00118072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0567107" calcext:value-type="float">
            <text:p>0.00567107</text:p>
          </table:table-cell>
          <table:table-cell office:value-type="float" office:value="0.00113216" calcext:value-type="float">
            <text:p>0.00113216</text:p>
          </table:table-cell>
          <table:table-cell office:value-type="float" office:value="0.163856" calcext:value-type="float">
            <text:p>0.163856</text:p>
          </table:table-cell>
          <table:table-cell office:value-type="float" office:value="0.0429677" calcext:value-type="float">
            <text:p>0.0429677</text:p>
          </table:table-cell>
          <table:table-cell office:value-type="float" office:value="0.00128059" calcext:value-type="float">
            <text:p>0.00128059</text:p>
          </table:table-cell>
          <table:table-cell office:value-type="float" office:value="0.00064069" calcext:value-type="float">
            <text:p>0.00064069</text:p>
          </table:table-cell>
          <table:table-cell office:value-type="float" office:value="0.00119098" calcext:value-type="float">
            <text:p>0.00119098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00576818" calcext:value-type="float">
            <text:p>0.00576818</text:p>
          </table:table-cell>
          <table:table-cell office:value-type="float" office:value="0.00108045" calcext:value-type="float">
            <text:p>0.00108045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0429977" calcext:value-type="float">
            <text:p>0.0429977</text:p>
          </table:table-cell>
          <table:table-cell office:value-type="float" office:value="0.00128454" calcext:value-type="float">
            <text:p>0.00128454</text:p>
          </table:table-cell>
          <table:table-cell office:value-type="float" office:value="0.000642269" calcext:value-type="float">
            <text:p>0.000642269</text:p>
          </table:table-cell>
          <table:table-cell office:value-type="float" office:value="0.00122927" calcext:value-type="float">
            <text:p>0.00122927</text:p>
          </table:table-cell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0.102996" calcext:value-type="float">
            <text:p>0.102996</text:p>
          </table:table-cell>
          <table:table-cell office:value-type="float" office:value="0.00554594" calcext:value-type="float">
            <text:p>0.00554594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170846" calcext:value-type="float">
            <text:p>0.170846</text:p>
          </table:table-cell>
          <table:table-cell office:value-type="float" office:value="0.0451452" calcext:value-type="float">
            <text:p>0.0451452</text:p>
          </table:table-cell>
          <table:table-cell office:value-type="float" office:value="0.00127506" calcext:value-type="float">
            <text:p>0.00127506</text:p>
          </table:table-cell>
          <table:table-cell office:value-type="float" office:value="0.000641085" calcext:value-type="float">
            <text:p>0.000641085</text:p>
          </table:table-cell>
          <table:table-cell office:value-type="float" office:value="0.00125296" calcext:value-type="float">
            <text:p>0.00125296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996275" calcext:value-type="float">
            <text:p>0.0996275</text:p>
          </table:table-cell>
          <table:table-cell office:value-type="float" office:value="0.00584161" calcext:value-type="float">
            <text:p>0.00584161</text:p>
          </table:table-cell>
          <table:table-cell office:value-type="float" office:value="0.00113769" calcext:value-type="float">
            <text:p>0.00113769</text:p>
          </table:table-cell>
          <table:table-cell office:value-type="float" office:value="0.159392" calcext:value-type="float">
            <text:p>0.159392</text:p>
          </table:table-cell>
          <table:table-cell office:value-type="float" office:value="0.0430024" calcext:value-type="float">
            <text:p>0.0430024</text:p>
          </table:table-cell>
          <table:table-cell office:value-type="float" office:value="0.00130862" calcext:value-type="float">
            <text:p>0.00130862</text:p>
          </table:table-cell>
          <table:table-cell office:value-type="float" office:value="0.00065727" calcext:value-type="float">
            <text:p>0.00065727</text:p>
          </table:table-cell>
          <table:table-cell office:value-type="float" office:value="0.00139625" calcext:value-type="float">
            <text:p>0.00139625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0.105877" calcext:value-type="float">
            <text:p>0.105877</text:p>
          </table:table-cell>
          <table:table-cell office:value-type="float" office:value="0.00567423" calcext:value-type="float">
            <text:p>0.00567423</text:p>
          </table:table-cell>
          <table:table-cell office:value-type="float" office:value="0.00112506" calcext:value-type="float">
            <text:p>0.00112506</text:p>
          </table:table-cell>
          <table:table-cell office:value-type="float" office:value="0.166002" calcext:value-type="float">
            <text:p>0.166002</text:p>
          </table:table-cell>
          <table:table-cell office:value-type="float" office:value="0.0431224" calcext:value-type="float">
            <text:p>0.0431224</text:p>
          </table:table-cell>
          <table:table-cell office:value-type="float" office:value="0.00128691" calcext:value-type="float">
            <text:p>0.00128691</text:p>
          </table:table-cell>
          <table:table-cell office:value-type="float" office:value="0.000642664" calcext:value-type="float">
            <text:p>0.000642664</text:p>
          </table:table-cell>
          <table:table-cell office:value-type="float" office:value="0.00127388" calcext:value-type="float">
            <text:p>0.00127388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060528" calcext:value-type="float">
            <text:p>0.006052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170186" calcext:value-type="float">
            <text:p>0.170186</text:p>
          </table:table-cell>
          <table:table-cell office:value-type="float" office:value="0.0446407" calcext:value-type="float">
            <text:p>0.0446407</text:p>
          </table:table-cell>
          <table:table-cell office:value-type="float" office:value="0.00152613" calcext:value-type="float">
            <text:p>0.00152613</text:p>
          </table:table-cell>
          <table:table-cell office:value-type="float" office:value="0.000647401" calcext:value-type="float">
            <text:p>0.000647401</text:p>
          </table:table-cell>
          <table:table-cell office:value-type="float" office:value="0.00127033" calcext:value-type="float">
            <text:p>0.00127033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0.101842" calcext:value-type="float">
            <text:p>0.101842</text:p>
          </table:table-cell>
          <table:table-cell office:value-type="float" office:value="0.00570344" calcext:value-type="float">
            <text:p>0.00570344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159064" calcext:value-type="float">
            <text:p>0.159064</text:p>
          </table:table-cell>
          <table:table-cell office:value-type="float" office:value="0.0418766" calcext:value-type="float">
            <text:p>0.0418766</text:p>
          </table:table-cell>
          <table:table-cell office:value-type="float" office:value="0.00204287" calcext:value-type="float">
            <text:p>0.00204287</text:p>
          </table:table-cell>
          <table:table-cell office:value-type="float" office:value="0.000651348" calcext:value-type="float">
            <text:p>0.000651348</text:p>
          </table:table-cell>
          <table:table-cell office:value-type="float" office:value="0.00123796" calcext:value-type="float">
            <text:p>0.00123796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100799" calcext:value-type="float">
            <text:p>0.100799</text:p>
          </table:table-cell>
          <table:table-cell office:value-type="float" office:value="0.00596162" calcext:value-type="float">
            <text:p>0.00596162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162806" calcext:value-type="float">
            <text:p>0.162806</text:p>
          </table:table-cell>
          <table:table-cell office:value-type="float" office:value="0.0428686" calcext:value-type="float">
            <text:p>0.0428686</text:p>
          </table:table-cell>
          <table:table-cell office:value-type="float" office:value="0.00139033" calcext:value-type="float">
            <text:p>0.00139033</text:p>
          </table:table-cell>
          <table:table-cell office:value-type="float" office:value="0.000649769" calcext:value-type="float">
            <text:p>0.000649769</text:p>
          </table:table-cell>
          <table:table-cell office:value-type="float" office:value="0.00125138" calcext:value-type="float">
            <text:p>0.00125138</text:p>
          </table:table-cell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0.105158" calcext:value-type="float">
            <text:p>0.105158</text:p>
          </table:table-cell>
          <table:table-cell office:value-type="float" office:value="0.00605162" calcext:value-type="float">
            <text:p>0.00605162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158722" calcext:value-type="float">
            <text:p>0.158722</text:p>
          </table:table-cell>
          <table:table-cell office:value-type="float" office:value="0.0418399" calcext:value-type="float">
            <text:p>0.0418399</text:p>
          </table:table-cell>
          <table:table-cell office:value-type="float" office:value="0.00138204" calcext:value-type="float">
            <text:p>0.00138204</text:p>
          </table:table-cell>
          <table:table-cell office:value-type="float" office:value="0.000672665" calcext:value-type="float">
            <text:p>0.000672665</text:p>
          </table:table-cell>
          <table:table-cell office:value-type="float" office:value="0.00126322" calcext:value-type="float">
            <text:p>0.00126322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107425" calcext:value-type="float">
            <text:p>0.107425</text:p>
          </table:table-cell>
          <table:table-cell office:value-type="float" office:value="0.00578397" calcext:value-type="float">
            <text:p>0.00578397</text:p>
          </table:table-cell>
          <table:table-cell office:value-type="float" office:value="0.00108755" calcext:value-type="float">
            <text:p>0.00108755</text:p>
          </table:table-cell>
          <table:table-cell office:value-type="float" office:value="0.169511" calcext:value-type="float">
            <text:p>0.169511</text:p>
          </table:table-cell>
          <table:table-cell office:value-type="float" office:value="0.0444772" calcext:value-type="float">
            <text:p>0.0444772</text:p>
          </table:table-cell>
          <table:table-cell office:value-type="float" office:value="0.00138875" calcext:value-type="float">
            <text:p>0.00138875</text:p>
          </table:table-cell>
          <table:table-cell office:value-type="float" office:value="0.00065648" calcext:value-type="float">
            <text:p>0.00065648</text:p>
          </table:table-cell>
          <table:table-cell office:value-type="float" office:value="0.00121782" calcext:value-type="float">
            <text:p>0.00121782</text:p>
          </table:table-cell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0.125026" calcext:value-type="float">
            <text:p>0.125026</text:p>
          </table:table-cell>
          <table:table-cell office:value-type="float" office:value="0.00597504" calcext:value-type="float">
            <text:p>0.00597504</text:p>
          </table:table-cell>
          <table:table-cell office:value-type="float" office:value="0.00109111" calcext:value-type="float">
            <text:p>0.00109111</text:p>
          </table:table-cell>
          <table:table-cell office:value-type="float" office:value="0.166261" calcext:value-type="float">
            <text:p>0.166261</text:p>
          </table:table-cell>
          <table:table-cell office:value-type="float" office:value="0.0438468" calcext:value-type="float">
            <text:p>0.0438468</text:p>
          </table:table-cell>
          <table:table-cell office:value-type="float" office:value="0.00129954" calcext:value-type="float">
            <text:p>0.00129954</text:p>
          </table:table-cell>
          <table:table-cell office:value-type="float" office:value="0.00065648" calcext:value-type="float">
            <text:p>0.00065648</text:p>
          </table:table-cell>
          <table:table-cell office:value-type="float" office:value="0.00126322" calcext:value-type="float">
            <text:p>0.00126322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100655" calcext:value-type="float">
            <text:p>0.100655</text:p>
          </table:table-cell>
          <table:table-cell office:value-type="float" office:value="0.00575397" calcext:value-type="float">
            <text:p>0.00575397</text:p>
          </table:table-cell>
          <table:table-cell office:value-type="float" office:value="0.00108755" calcext:value-type="float">
            <text:p>0.00108755</text:p>
          </table:table-cell>
          <table:table-cell office:value-type="float" office:value="0.159496" calcext:value-type="float">
            <text:p>0.159496</text:p>
          </table:table-cell>
          <table:table-cell office:value-type="float" office:value="0.0421845" calcext:value-type="float">
            <text:p>0.0421845</text:p>
          </table:table-cell>
          <table:table-cell office:value-type="float" office:value="0.00132836" calcext:value-type="float">
            <text:p>0.00132836</text:p>
          </table:table-cell>
          <table:table-cell office:value-type="float" office:value="0.000655691" calcext:value-type="float">
            <text:p>0.000655691</text:p>
          </table:table-cell>
          <table:table-cell office:value-type="float" office:value="0.00122296" calcext:value-type="float">
            <text:p>0.00122296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0.105905" calcext:value-type="float">
            <text:p>0.105905</text:p>
          </table:table-cell>
          <table:table-cell office:value-type="float" office:value="0.00577213" calcext:value-type="float">
            <text:p>0.00577213</text:p>
          </table:table-cell>
          <table:table-cell office:value-type="float" office:value="0.00110966" calcext:value-type="float">
            <text:p>0.00110966</text:p>
          </table:table-cell>
          <table:table-cell office:value-type="float" office:value="0.161148" calcext:value-type="float">
            <text:p>0.161148</text:p>
          </table:table-cell>
          <table:table-cell office:value-type="float" office:value="0.0430135" calcext:value-type="float">
            <text:p>0.0430135</text:p>
          </table:table-cell>
          <table:table-cell office:value-type="float" office:value="0.0013252" calcext:value-type="float">
            <text:p>0.0013252</text:p>
          </table:table-cell>
          <table:table-cell office:value-type="float" office:value="0.000660033" calcext:value-type="float">
            <text:p>0.000660033</text:p>
          </table:table-cell>
          <table:table-cell office:value-type="float" office:value="0.00123954" calcext:value-type="float">
            <text:p>0.00123954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101653" calcext:value-type="float">
            <text:p>0.101653</text:p>
          </table:table-cell>
          <table:table-cell office:value-type="float" office:value="0.00599043" calcext:value-type="float">
            <text:p>0.00599043</text:p>
          </table:table-cell>
          <table:table-cell office:value-type="float" office:value="0.00108321" calcext:value-type="float">
            <text:p>0.00108321</text:p>
          </table:table-cell>
          <table:table-cell office:value-type="float" office:value="0.165963" calcext:value-type="float">
            <text:p>0.165963</text:p>
          </table:table-cell>
          <table:table-cell office:value-type="float" office:value="0.0445522" calcext:value-type="float">
            <text:p>0.0445522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00665165" calcext:value-type="float">
            <text:p>0.000665165</text:p>
          </table:table-cell>
          <table:table-cell office:value-type="float" office:value="0.00127585" calcext:value-type="float">
            <text:p>0.00127585</text:p>
          </table:table-cell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0.10808" calcext:value-type="float">
            <text:p>0.10808</text:p>
          </table:table-cell>
          <table:table-cell office:value-type="float" office:value="0.00576621" calcext:value-type="float">
            <text:p>0.00576621</text:p>
          </table:table-cell>
          <table:table-cell office:value-type="float" office:value="0.00110256" calcext:value-type="float">
            <text:p>0.00110256</text:p>
          </table:table-cell>
          <table:table-cell office:value-type="float" office:value="0.164646" calcext:value-type="float">
            <text:p>0.164646</text:p>
          </table:table-cell>
          <table:table-cell office:value-type="float" office:value="0.043625" calcext:value-type="float">
            <text:p>0.043625</text:p>
          </table:table-cell>
          <table:table-cell office:value-type="float" office:value="0.00130428" calcext:value-type="float">
            <text:p>0.00130428</text:p>
          </table:table-cell>
          <table:table-cell office:value-type="float" office:value="0.000659244" calcext:value-type="float">
            <text:p>0.000659244</text:p>
          </table:table-cell>
          <table:table-cell office:value-type="float" office:value="0.00127309" calcext:value-type="float">
            <text:p>0.0012730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102784" calcext:value-type="float">
            <text:p>0.102784</text:p>
          </table:table-cell>
          <table:table-cell office:value-type="float" office:value="0.00647204" calcext:value-type="float">
            <text:p>0.00647204</text:p>
          </table:table-cell>
          <table:table-cell office:value-type="float" office:value="0.00119256" calcext:value-type="float">
            <text:p>0.00119256</text:p>
          </table:table-cell>
          <table:table-cell office:value-type="float" office:value="0.158828" calcext:value-type="float">
            <text:p>0.158828</text:p>
          </table:table-cell>
          <table:table-cell office:value-type="float" office:value="0.0420357" calcext:value-type="float">
            <text:p>0.0420357</text:p>
          </table:table-cell>
          <table:table-cell office:value-type="float" office:value="0.00137296" calcext:value-type="float">
            <text:p>0.00137296</text:p>
          </table:table-cell>
          <table:table-cell office:value-type="float" office:value="0.000707799" calcext:value-type="float">
            <text:p>0.000707799</text:p>
          </table:table-cell>
          <table:table-cell office:value-type="float" office:value="0.00129717" calcext:value-type="float">
            <text:p>0.00129717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0.106511" calcext:value-type="float">
            <text:p>0.106511</text:p>
          </table:table-cell>
          <table:table-cell office:value-type="float" office:value="0.00623676" calcext:value-type="float">
            <text:p>0.00623676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159802" calcext:value-type="float">
            <text:p>0.159802</text:p>
          </table:table-cell>
          <table:table-cell office:value-type="float" office:value="0.0419761" calcext:value-type="float">
            <text:p>0.0419761</text:p>
          </table:table-cell>
          <table:table-cell office:value-type="float" office:value="0.00135599" calcext:value-type="float">
            <text:p>0.00135599</text:p>
          </table:table-cell>
          <table:table-cell office:value-type="float" office:value="0.000693193" calcext:value-type="float">
            <text:p>0.000693193</text:p>
          </table:table-cell>
          <table:table-cell office:value-type="float" office:value="0.00130507" calcext:value-type="float">
            <text:p>0.00130507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103558" calcext:value-type="float">
            <text:p>0.103558</text:p>
          </table:table-cell>
          <table:table-cell office:value-type="float" office:value="0.00604688" calcext:value-type="float">
            <text:p>0.00604688</text:p>
          </table:table-cell>
          <table:table-cell office:value-type="float" office:value="0.00111835" calcext:value-type="float">
            <text:p>0.00111835</text:p>
          </table:table-cell>
          <table:table-cell office:value-type="float" office:value="0.153166" calcext:value-type="float">
            <text:p>0.153166</text:p>
          </table:table-cell>
          <table:table-cell office:value-type="float" office:value="0.0410515" calcext:value-type="float">
            <text:p>0.0410515</text:p>
          </table:table-cell>
          <table:table-cell office:value-type="float" office:value="0.00134494" calcext:value-type="float">
            <text:p>0.00134494</text:p>
          </table:table-cell>
          <table:table-cell office:value-type="float" office:value="0.000684508" calcext:value-type="float">
            <text:p>0.000684508</text:p>
          </table:table-cell>
          <table:table-cell office:value-type="float" office:value="0.00129283" calcext:value-type="float">
            <text:p>0.00129283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0.107213" calcext:value-type="float">
            <text:p>0.107213</text:p>
          </table:table-cell>
          <table:table-cell office:value-type="float" office:value="0.00663507" calcext:value-type="float">
            <text:p>0.00663507</text:p>
          </table:table-cell>
          <table:table-cell office:value-type="float" office:value="0.0010915" calcext:value-type="float">
            <text:p>0.0010915</text:p>
          </table:table-cell>
          <table:table-cell office:value-type="float" office:value="0.15764" calcext:value-type="float">
            <text:p>0.15764</text:p>
          </table:table-cell>
          <table:table-cell office:value-type="float" office:value="0.0495254" calcext:value-type="float">
            <text:p>0.0495254</text:p>
          </table:table-cell>
          <table:table-cell office:value-type="float" office:value="0.00134296" calcext:value-type="float">
            <text:p>0.00134296</text:p>
          </table:table-cell>
          <table:table-cell office:value-type="float" office:value="0.000693982" calcext:value-type="float">
            <text:p>0.000693982</text:p>
          </table:table-cell>
          <table:table-cell office:value-type="float" office:value="0.00131296" calcext:value-type="float">
            <text:p>0.00131296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108435" calcext:value-type="float">
            <text:p>0.108435</text:p>
          </table:table-cell>
          <table:table-cell office:value-type="float" office:value="0.00587635" calcext:value-type="float">
            <text:p>0.00587635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165257" calcext:value-type="float">
            <text:p>0.165257</text:p>
          </table:table-cell>
          <table:table-cell office:value-type="float" office:value="0.0440825" calcext:value-type="float">
            <text:p>0.0440825</text:p>
          </table:table-cell>
          <table:table-cell office:value-type="float" office:value="0.00130862" calcext:value-type="float">
            <text:p>0.00130862</text:p>
          </table:table-cell>
          <table:table-cell office:value-type="float" office:value="0.000661217" calcext:value-type="float">
            <text:p>0.000661217</text:p>
          </table:table-cell>
          <table:table-cell office:value-type="float" office:value="0.00129401" calcext:value-type="float">
            <text:p>0.00129401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0.00646651" calcext:value-type="float">
            <text:p>0.00646651</text:p>
          </table:table-cell>
          <table:table-cell office:value-type="float" office:value="0.00112743" calcext:value-type="float">
            <text:p>0.00112743</text:p>
          </table:table-cell>
          <table:table-cell office:value-type="float" office:value="0.162731" calcext:value-type="float">
            <text:p>0.162731</text:p>
          </table:table-cell>
          <table:table-cell office:value-type="float" office:value="0.0433869" calcext:value-type="float">
            <text:p>0.0433869</text:p>
          </table:table-cell>
          <table:table-cell office:value-type="float" office:value="0.00136783" calcext:value-type="float">
            <text:p>0.00136783</text:p>
          </table:table-cell>
          <table:table-cell office:value-type="float" office:value="0.000687666" calcext:value-type="float">
            <text:p>0.000687666</text:p>
          </table:table-cell>
          <table:table-cell office:value-type="float" office:value="0.00130941" calcext:value-type="float">
            <text:p>0.00130941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103723" calcext:value-type="float">
            <text:p>0.103723</text:p>
          </table:table-cell>
          <table:table-cell office:value-type="float" office:value="0.00692522" calcext:value-type="float">
            <text:p>0.00692522</text:p>
          </table:table-cell>
          <table:table-cell office:value-type="float" office:value="0.00109742" calcext:value-type="float">
            <text:p>0.00109742</text:p>
          </table:table-cell>
          <table:table-cell office:value-type="float" office:value="0.161403" calcext:value-type="float">
            <text:p>0.161403</text:p>
          </table:table-cell>
          <table:table-cell office:value-type="float" office:value="0.042841" calcext:value-type="float">
            <text:p>0.042841</text:p>
          </table:table-cell>
          <table:table-cell office:value-type="float" office:value="0.00139231" calcext:value-type="float">
            <text:p>0.00139231</text:p>
          </table:table-cell>
          <table:table-cell office:value-type="float" office:value="0.000712141" calcext:value-type="float">
            <text:p>0.000712141</text:p>
          </table:table-cell>
          <table:table-cell office:value-type="float" office:value="0.0013027" calcext:value-type="float">
            <text:p>0.0013027</text:p>
          </table:table-cell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0.114008" calcext:value-type="float">
            <text:p>0.114008</text:p>
          </table:table-cell>
          <table:table-cell office:value-type="float" office:value="0.00638677" calcext:value-type="float">
            <text:p>0.00638677</text:p>
          </table:table-cell>
          <table:table-cell office:value-type="float" office:value="0.00110058" calcext:value-type="float">
            <text:p>0.00110058</text:p>
          </table:table-cell>
          <table:table-cell office:value-type="float" office:value="0.148652" calcext:value-type="float">
            <text:p>0.148652</text:p>
          </table:table-cell>
          <table:table-cell office:value-type="float" office:value="0.0406173" calcext:value-type="float">
            <text:p>0.0406173</text:p>
          </table:table-cell>
          <table:table-cell office:value-type="float" office:value="0.00135678" calcext:value-type="float">
            <text:p>0.00135678</text:p>
          </table:table-cell>
          <table:table-cell office:value-type="float" office:value="0.000804119" calcext:value-type="float">
            <text:p>0.000804119</text:p>
          </table:table-cell>
          <table:table-cell office:value-type="float" office:value="0.00128533" calcext:value-type="float">
            <text:p>0.00128533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105795" calcext:value-type="float">
            <text:p>0.105795</text:p>
          </table:table-cell>
          <table:table-cell office:value-type="float" office:value="0.00691693" calcext:value-type="float">
            <text:p>0.00691693</text:p>
          </table:table-cell>
          <table:table-cell office:value-type="float" office:value="0.00114322" calcext:value-type="float">
            <text:p>0.00114322</text:p>
          </table:table-cell>
          <table:table-cell office:value-type="float" office:value="0.150251" calcext:value-type="float">
            <text:p>0.150251</text:p>
          </table:table-cell>
          <table:table-cell office:value-type="float" office:value="0.0404839" calcext:value-type="float">
            <text:p>0.0404839</text:p>
          </table:table-cell>
          <table:table-cell office:value-type="float" office:value="0.00137336" calcext:value-type="float">
            <text:p>0.00137336</text:p>
          </table:table-cell>
          <table:table-cell office:value-type="float" office:value="0.000797408" calcext:value-type="float">
            <text:p>0.000797408</text:p>
          </table:table-cell>
          <table:table-cell office:value-type="float" office:value="0.00131691" calcext:value-type="float">
            <text:p>0.00131691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0.112188" calcext:value-type="float">
            <text:p>0.112188</text:p>
          </table:table-cell>
          <table:table-cell office:value-type="float" office:value="0.00620084" calcext:value-type="float">
            <text:p>0.00620084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150365" calcext:value-type="float">
            <text:p>0.150365</text:p>
          </table:table-cell>
          <table:table-cell office:value-type="float" office:value="0.0405064" calcext:value-type="float">
            <text:p>0.0405064</text:p>
          </table:table-cell>
          <table:table-cell office:value-type="float" office:value="0.00135678" calcext:value-type="float">
            <text:p>0.00135678</text:p>
          </table:table-cell>
          <table:table-cell office:value-type="float" office:value="0.000699509" calcext:value-type="float">
            <text:p>0.000699509</text:p>
          </table:table-cell>
          <table:table-cell office:value-type="float" office:value="0.00129441" calcext:value-type="float">
            <text:p>0.00129441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106526" calcext:value-type="float">
            <text:p>0.106526</text:p>
          </table:table-cell>
          <table:table-cell office:value-type="float" office:value="0.00619965" calcext:value-type="float">
            <text:p>0.00619965</text:p>
          </table:table-cell>
          <table:table-cell office:value-type="float" office:value="0.00109466" calcext:value-type="float">
            <text:p>0.00109466</text:p>
          </table:table-cell>
          <table:table-cell office:value-type="float" office:value="0.148255" calcext:value-type="float">
            <text:p>0.148255</text:p>
          </table:table-cell>
          <table:table-cell office:value-type="float" office:value="0.0396407" calcext:value-type="float">
            <text:p>0.0396407</text:p>
          </table:table-cell>
          <table:table-cell office:value-type="float" office:value="0.00132638" calcext:value-type="float">
            <text:p>0.00132638</text:p>
          </table:table-cell>
          <table:table-cell office:value-type="float" office:value="0.00068964" calcext:value-type="float">
            <text:p>0.00068964</text:p>
          </table:table-cell>
          <table:table-cell office:value-type="float" office:value="0.00125256" calcext:value-type="float">
            <text:p>0.00125256</text:p>
          </table:table-cell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0.113266" calcext:value-type="float">
            <text:p>0.113266</text:p>
          </table:table-cell>
          <table:table-cell office:value-type="float" office:value="0.00640927" calcext:value-type="float">
            <text:p>0.00640927</text:p>
          </table:table-cell>
          <table:table-cell office:value-type="float" office:value="0.00110887" calcext:value-type="float">
            <text:p>0.00110887</text:p>
          </table:table-cell>
          <table:table-cell office:value-type="float" office:value="0.160226" calcext:value-type="float">
            <text:p>0.160226</text:p>
          </table:table-cell>
          <table:table-cell office:value-type="float" office:value="0.0423957" calcext:value-type="float">
            <text:p>0.0423957</text:p>
          </table:table-cell>
          <table:table-cell office:value-type="float" office:value="0.00136191" calcext:value-type="float">
            <text:p>0.00136191</text:p>
          </table:table-cell>
          <table:table-cell office:value-type="float" office:value="0.000703456" calcext:value-type="float">
            <text:p>0.000703456</text:p>
          </table:table-cell>
          <table:table-cell office:value-type="float" office:value="0.0013477" calcext:value-type="float">
            <text:p>0.0013477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105173" calcext:value-type="float">
            <text:p>0.105173</text:p>
          </table:table-cell>
          <table:table-cell office:value-type="float" office:value="0.00652612" calcext:value-type="float">
            <text:p>0.00652612</text:p>
          </table:table-cell>
          <table:table-cell office:value-type="float" office:value="0.00106111" calcext:value-type="float">
            <text:p>0.00106111</text:p>
          </table:table-cell>
          <table:table-cell office:value-type="float" office:value="0.154278" calcext:value-type="float">
            <text:p>0.154278</text:p>
          </table:table-cell>
          <table:table-cell office:value-type="float" office:value="0.041984" calcext:value-type="float">
            <text:p>0.041984</text:p>
          </table:table-cell>
          <table:table-cell office:value-type="float" office:value="0.0013781" calcext:value-type="float">
            <text:p>0.0013781</text:p>
          </table:table-cell>
          <table:table-cell office:value-type="float" office:value="0.000709378" calcext:value-type="float">
            <text:p>0.000709378</text:p>
          </table:table-cell>
          <table:table-cell office:value-type="float" office:value="0.00132796" calcext:value-type="float">
            <text:p>0.00132796</text:p>
          </table:table-cell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0.114018" calcext:value-type="float">
            <text:p>0.114018</text:p>
          </table:table-cell>
          <table:table-cell office:value-type="float" office:value="0.00637019" calcext:value-type="float">
            <text:p>0.00637019</text:p>
          </table:table-cell>
          <table:table-cell office:value-type="float" office:value="0.00112585" calcext:value-type="float">
            <text:p>0.00112585</text:p>
          </table:table-cell>
          <table:table-cell office:value-type="float" office:value="0.151255" calcext:value-type="float">
            <text:p>0.151255</text:p>
          </table:table-cell>
          <table:table-cell office:value-type="float" office:value="0.0405909" calcext:value-type="float">
            <text:p>0.0405909</text:p>
          </table:table-cell>
          <table:table-cell office:value-type="float" office:value="0.00134809" calcext:value-type="float">
            <text:p>0.00134809</text:p>
          </table:table-cell>
          <table:table-cell office:value-type="float" office:value="0.000690035" calcext:value-type="float">
            <text:p>0.000690035</text:p>
          </table:table-cell>
          <table:table-cell office:value-type="float" office:value="0.00128059" calcext:value-type="float">
            <text:p>0.00128059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116405" calcext:value-type="float">
            <text:p>0.116405</text:p>
          </table:table-cell>
          <table:table-cell office:value-type="float" office:value="0.00646335" calcext:value-type="float">
            <text:p>0.00646335</text:p>
          </table:table-cell>
          <table:table-cell office:value-type="float" office:value="0.00112387" calcext:value-type="float">
            <text:p>0.00112387</text:p>
          </table:table-cell>
          <table:table-cell office:value-type="float" office:value="0.150912" calcext:value-type="float">
            <text:p>0.150912</text:p>
          </table:table-cell>
          <table:table-cell office:value-type="float" office:value="0.0406031" calcext:value-type="float">
            <text:p>0.0406031</text:p>
          </table:table-cell>
          <table:table-cell office:value-type="float" office:value="0.00136507" calcext:value-type="float">
            <text:p>0.00136507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00134967" calcext:value-type="float">
            <text:p>0.00134967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0.108986" calcext:value-type="float">
            <text:p>0.108986</text:p>
          </table:table-cell>
          <table:table-cell office:value-type="float" office:value="0.0063919" calcext:value-type="float">
            <text:p>0.0063919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160098" calcext:value-type="float">
            <text:p>0.160098</text:p>
          </table:table-cell>
          <table:table-cell office:value-type="float" office:value="0.0426254" calcext:value-type="float">
            <text:p>0.0426254</text:p>
          </table:table-cell>
          <table:table-cell office:value-type="float" office:value="0.00135954" calcext:value-type="float">
            <text:p>0.00135954</text:p>
          </table:table-cell>
          <table:table-cell office:value-type="float" office:value="0.000702667" calcext:value-type="float">
            <text:p>0.000702667</text:p>
          </table:table-cell>
          <table:table-cell office:value-type="float" office:value="0.00135323" calcext:value-type="float">
            <text:p>0.00135323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109613" calcext:value-type="float">
            <text:p>0.109613</text:p>
          </table:table-cell>
          <table:table-cell office:value-type="float" office:value="0.00618228" calcext:value-type="float">
            <text:p>0.00618228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158398" calcext:value-type="float">
            <text:p>0.158398</text:p>
          </table:table-cell>
          <table:table-cell office:value-type="float" office:value="0.0425492" calcext:value-type="float">
            <text:p>0.0425492</text:p>
          </table:table-cell>
          <table:table-cell office:value-type="float" office:value="0.00132994" calcext:value-type="float">
            <text:p>0.00132994</text:p>
          </table:table-cell>
          <table:table-cell office:value-type="float" office:value="0.000678587" calcext:value-type="float">
            <text:p>0.000678587</text:p>
          </table:table-cell>
          <table:table-cell office:value-type="float" office:value="0.00136428" calcext:value-type="float">
            <text:p>0.00136428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0.110844" calcext:value-type="float">
            <text:p>0.110844</text:p>
          </table:table-cell>
          <table:table-cell office:value-type="float" office:value="0.00615584" calcext:value-type="float">
            <text:p>0.00615584</text:p>
          </table:table-cell>
          <table:table-cell office:value-type="float" office:value="0.00106071" calcext:value-type="float">
            <text:p>0.00106071</text:p>
          </table:table-cell>
          <table:table-cell office:value-type="float" office:value="0.165624" calcext:value-type="float">
            <text:p>0.165624</text:p>
          </table:table-cell>
          <table:table-cell office:value-type="float" office:value="0.0437892" calcext:value-type="float">
            <text:p>0.0437892</text:p>
          </table:table-cell>
          <table:table-cell office:value-type="float" office:value="0.0013323" calcext:value-type="float">
            <text:p>0.0013323</text:p>
          </table:table-cell>
          <table:table-cell office:value-type="float" office:value="0.000702667" calcext:value-type="float">
            <text:p>0.000702667</text:p>
          </table:table-cell>
          <table:table-cell office:value-type="float" office:value="0.00137138" calcext:value-type="float">
            <text:p>0.00137138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112649" calcext:value-type="float">
            <text:p>0.112649</text:p>
          </table:table-cell>
          <table:table-cell office:value-type="float" office:value="0.00655888" calcext:value-type="float">
            <text:p>0.00655888</text:p>
          </table:table-cell>
          <table:table-cell office:value-type="float" office:value="0.00113374" calcext:value-type="float">
            <text:p>0.00113374</text:p>
          </table:table-cell>
          <table:table-cell office:value-type="float" office:value="0.160052" calcext:value-type="float">
            <text:p>0.160052</text:p>
          </table:table-cell>
          <table:table-cell office:value-type="float" office:value="0.0434252" calcext:value-type="float">
            <text:p>0.0434252</text:p>
          </table:table-cell>
          <table:table-cell office:value-type="float" office:value="0.00139033" calcext:value-type="float">
            <text:p>0.00139033</text:p>
          </table:table-cell>
          <table:table-cell office:value-type="float" office:value="0.000716089" calcext:value-type="float">
            <text:p>0.000716089</text:p>
          </table:table-cell>
          <table:table-cell office:value-type="float" office:value="0.00137257" calcext:value-type="float">
            <text:p>0.00137257</text:p>
          </table:table-cell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109847" calcext:value-type="float">
            <text:p>0.109847</text:p>
          </table:table-cell>
          <table:table-cell office:value-type="float" office:value="0.00624189" calcext:value-type="float">
            <text:p>0.00624189</text:p>
          </table:table-cell>
          <table:table-cell office:value-type="float" office:value="0.00127349" calcext:value-type="float">
            <text:p>0.00127349</text:p>
          </table:table-cell>
          <table:table-cell office:value-type="float" office:value="0.167286" calcext:value-type="float">
            <text:p>0.167286</text:p>
          </table:table-cell>
          <table:table-cell office:value-type="float" office:value="0.0440785" calcext:value-type="float">
            <text:p>0.0440785</text:p>
          </table:table-cell>
          <table:table-cell office:value-type="float" office:value="0.00136467" calcext:value-type="float">
            <text:p>0.00136467</text:p>
          </table:table-cell>
          <table:table-cell office:value-type="float" office:value="0.000698719" calcext:value-type="float">
            <text:p>0.000698719</text:p>
          </table:table-cell>
          <table:table-cell office:value-type="float" office:value="0.00137296" calcext:value-type="float">
            <text:p>0.0013729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115983" calcext:value-type="float">
            <text:p>0.115983</text:p>
          </table:table-cell>
          <table:table-cell office:value-type="float" office:value="0.00649454" calcext:value-type="float">
            <text:p>0.00649454</text:p>
          </table:table-cell>
          <table:table-cell office:value-type="float" office:value="0.00116335" calcext:value-type="float">
            <text:p>0.00116335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0.0402466" calcext:value-type="float">
            <text:p>0.0402466</text:p>
          </table:table-cell>
          <table:table-cell office:value-type="float" office:value="0.00141481" calcext:value-type="float">
            <text:p>0.00141481</text:p>
          </table:table-cell>
          <table:table-cell office:value-type="float" office:value="0.000718852" calcext:value-type="float">
            <text:p>0.000718852</text:p>
          </table:table-cell>
          <table:table-cell office:value-type="float" office:value="0.00133704" calcext:value-type="float">
            <text:p>0.00133704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0.111604" calcext:value-type="float">
            <text:p>0.111604</text:p>
          </table:table-cell>
          <table:table-cell office:value-type="float" office:value="0.00669073" calcext:value-type="float">
            <text:p>0.00669073</text:p>
          </table:table-cell>
          <table:table-cell office:value-type="float" office:value="0.00122532" calcext:value-type="float">
            <text:p>0.00122532</text:p>
          </table:table-cell>
          <table:table-cell office:value-type="float" office:value="0.156977" calcext:value-type="float">
            <text:p>0.156977</text:p>
          </table:table-cell>
          <table:table-cell office:value-type="float" office:value="0.0422263" calcext:value-type="float">
            <text:p>0.0422263</text:p>
          </table:table-cell>
          <table:table-cell office:value-type="float" office:value="0.00137573" calcext:value-type="float">
            <text:p>0.00137573</text:p>
          </table:table-cell>
          <table:table-cell office:value-type="float" office:value="0.000716483" calcext:value-type="float">
            <text:p>0.000716483</text:p>
          </table:table-cell>
          <table:table-cell office:value-type="float" office:value="0.0013777" calcext:value-type="float">
            <text:p>0.0013777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117565" calcext:value-type="float">
            <text:p>0.117565</text:p>
          </table:table-cell>
          <table:table-cell office:value-type="float" office:value="0.00685534" calcext:value-type="float">
            <text:p>0.00685534</text:p>
          </table:table-cell>
          <table:table-cell office:value-type="float" office:value="0.00110966" calcext:value-type="float">
            <text:p>0.00110966</text:p>
          </table:table-cell>
          <table:table-cell office:value-type="float" office:value="0.149522" calcext:value-type="float">
            <text:p>0.149522</text:p>
          </table:table-cell>
          <table:table-cell office:value-type="float" office:value="0.0414846" calcext:value-type="float">
            <text:p>0.0414846</text:p>
          </table:table-cell>
          <table:table-cell office:value-type="float" office:value="0.00140573" calcext:value-type="float">
            <text:p>0.00140573</text:p>
          </table:table-cell>
          <table:table-cell office:value-type="float" office:value="0.000733853" calcext:value-type="float">
            <text:p>0.000733853</text:p>
          </table:table-cell>
          <table:table-cell office:value-type="float" office:value="0.00134849" calcext:value-type="float">
            <text:p>0.00134849</text:p>
          </table:table-cell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0.118152" calcext:value-type="float">
            <text:p>0.118152</text:p>
          </table:table-cell>
          <table:table-cell office:value-type="float" office:value="0.00628097" calcext:value-type="float">
            <text:p>0.00628097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158277" calcext:value-type="float">
            <text:p>0.158277</text:p>
          </table:table-cell>
          <table:table-cell office:value-type="float" office:value="0.0429708" calcext:value-type="float">
            <text:p>0.0429708</text:p>
          </table:table-cell>
          <table:table-cell office:value-type="float" office:value="0.00135796" calcext:value-type="float">
            <text:p>0.00135796</text:p>
          </table:table-cell>
          <table:table-cell office:value-type="float" office:value="0.000699509" calcext:value-type="float">
            <text:p>0.000699509</text:p>
          </table:table-cell>
          <table:table-cell office:value-type="float" office:value="0.00136665" calcext:value-type="float">
            <text:p>0.00136665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114738" calcext:value-type="float">
            <text:p>0.114738</text:p>
          </table:table-cell>
          <table:table-cell office:value-type="float" office:value="0.00637453" calcext:value-type="float">
            <text:p>0.00637453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160149" calcext:value-type="float">
            <text:p>0.160149</text:p>
          </table:table-cell>
          <table:table-cell office:value-type="float" office:value="0.0431765" calcext:value-type="float">
            <text:p>0.0431765</text:p>
          </table:table-cell>
          <table:table-cell office:value-type="float" office:value="0.00135125" calcext:value-type="float">
            <text:p>0.00135125</text:p>
          </table:table-cell>
          <table:table-cell office:value-type="float" office:value="0.000696746" calcext:value-type="float">
            <text:p>0.000696746</text:p>
          </table:table-cell>
          <table:table-cell office:value-type="float" office:value="0.00134336" calcext:value-type="float">
            <text:p>0.00134336</text:p>
          </table:table-cell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0.109959" calcext:value-type="float">
            <text:p>0.109959</text:p>
          </table:table-cell>
          <table:table-cell office:value-type="float" office:value="0.00699904" calcext:value-type="float">
            <text:p>0.00699904</text:p>
          </table:table-cell>
          <table:table-cell office:value-type="float" office:value="0.00110374" calcext:value-type="float">
            <text:p>0.00110374</text:p>
          </table:table-cell>
          <table:table-cell office:value-type="float" office:value="0.152929" calcext:value-type="float">
            <text:p>0.152929</text:p>
          </table:table-cell>
          <table:table-cell office:value-type="float" office:value="0.0410993" calcext:value-type="float">
            <text:p>0.0410993</text:p>
          </table:table-cell>
          <table:table-cell office:value-type="float" office:value="0.00138757" calcext:value-type="float">
            <text:p>0.00138757</text:p>
          </table:table-cell>
          <table:table-cell office:value-type="float" office:value="0.00072201" calcext:value-type="float">
            <text:p>0.00072201</text:p>
          </table:table-cell>
          <table:table-cell office:value-type="float" office:value="0.00132046" calcext:value-type="float">
            <text:p>0.00132046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118095" calcext:value-type="float">
            <text:p>0.118095</text:p>
          </table:table-cell>
          <table:table-cell office:value-type="float" office:value="0.00676416" calcext:value-type="float">
            <text:p>0.00676416</text:p>
          </table:table-cell>
          <table:table-cell office:value-type="float" office:value="0.00113769" calcext:value-type="float">
            <text:p>0.00113769</text:p>
          </table:table-cell>
          <table:table-cell office:value-type="float" office:value="0.149625" calcext:value-type="float">
            <text:p>0.149625</text:p>
          </table:table-cell>
          <table:table-cell office:value-type="float" office:value="0.0402435" calcext:value-type="float">
            <text:p>0.0402435</text:p>
          </table:table-cell>
          <table:table-cell office:value-type="float" office:value="0.00138836" calcext:value-type="float">
            <text:p>0.00138836</text:p>
          </table:table-cell>
          <table:table-cell office:value-type="float" office:value="0.000720036" calcext:value-type="float">
            <text:p>0.000720036</text:p>
          </table:table-cell>
          <table:table-cell office:value-type="float" office:value="0.00132125" calcext:value-type="float">
            <text:p>0.00132125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0.111718" calcext:value-type="float">
            <text:p>0.111718</text:p>
          </table:table-cell>
          <table:table-cell office:value-type="float" office:value="0.00678468" calcext:value-type="float">
            <text:p>0.00678468</text:p>
          </table:table-cell>
          <table:table-cell office:value-type="float" office:value="0.00112466" calcext:value-type="float">
            <text:p>0.00112466</text:p>
          </table:table-cell>
          <table:table-cell office:value-type="float" office:value="0.153251" calcext:value-type="float">
            <text:p>0.153251</text:p>
          </table:table-cell>
          <table:table-cell office:value-type="float" office:value="0.041635" calcext:value-type="float">
            <text:p>0.041635</text:p>
          </table:table-cell>
          <table:table-cell office:value-type="float" office:value="0.00142507" calcext:value-type="float">
            <text:p>0.00142507</text:p>
          </table:table-cell>
          <table:table-cell office:value-type="float" office:value="0.000734642" calcext:value-type="float">
            <text:p>0.000734642</text:p>
          </table:table-cell>
          <table:table-cell office:value-type="float" office:value="0.00136388" calcext:value-type="float">
            <text:p>0.00136388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120612" calcext:value-type="float">
            <text:p>0.120612</text:p>
          </table:table-cell>
          <table:table-cell office:value-type="float" office:value="0.00646414" calcext:value-type="float">
            <text:p>0.00646414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.0426065" calcext:value-type="float">
            <text:p>0.0426065</text:p>
          </table:table-cell>
          <table:table-cell office:value-type="float" office:value="0.00137612" calcext:value-type="float">
            <text:p>0.00137612</text:p>
          </table:table-cell>
          <table:table-cell office:value-type="float" office:value="0.000706614" calcext:value-type="float">
            <text:p>0.000706614</text:p>
          </table:table-cell>
          <table:table-cell office:value-type="float" office:value="0.00128177" calcext:value-type="float">
            <text:p>0.00128177</text:p>
          </table:table-cell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0.117152" calcext:value-type="float">
            <text:p>0.117152</text:p>
          </table:table-cell>
          <table:table-cell office:value-type="float" office:value="0.00677087" calcext:value-type="float">
            <text:p>0.00677087</text:p>
          </table:table-cell>
          <table:table-cell office:value-type="float" office:value="0.00110927" calcext:value-type="float">
            <text:p>0.00110927</text:p>
          </table:table-cell>
          <table:table-cell office:value-type="float" office:value="0.150518" calcext:value-type="float">
            <text:p>0.150518</text:p>
          </table:table-cell>
          <table:table-cell office:value-type="float" office:value="0.0410436" calcext:value-type="float">
            <text:p>0.0410436</text:p>
          </table:table-cell>
          <table:table-cell office:value-type="float" office:value="0.00142507" calcext:value-type="float">
            <text:p>0.00142507</text:p>
          </table:table-cell>
          <table:table-cell office:value-type="float" office:value="0.000737011" calcext:value-type="float">
            <text:p>0.000737011</text:p>
          </table:table-cell>
          <table:table-cell office:value-type="float" office:value="0.00134573" calcext:value-type="float">
            <text:p>0.00134573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116134" calcext:value-type="float">
            <text:p>0.116134</text:p>
          </table:table-cell>
          <table:table-cell office:value-type="float" office:value="0.0066927" calcext:value-type="float">
            <text:p>0.0066927</text:p>
          </table:table-cell>
          <table:table-cell office:value-type="float" office:value="0.00111282" calcext:value-type="float">
            <text:p>0.00111282</text:p>
          </table:table-cell>
          <table:table-cell office:value-type="float" office:value="0.150769" calcext:value-type="float">
            <text:p>0.150769</text:p>
          </table:table-cell>
          <table:table-cell office:value-type="float" office:value="0.0410156" calcext:value-type="float">
            <text:p>0.0410156</text:p>
          </table:table-cell>
          <table:table-cell office:value-type="float" office:value="0.00141836" calcext:value-type="float">
            <text:p>0.00141836</text:p>
          </table:table-cell>
          <table:table-cell office:value-type="float" office:value="0.000762275" calcext:value-type="float">
            <text:p>0.000762275</text:p>
          </table:table-cell>
          <table:table-cell office:value-type="float" office:value="0.00130467" calcext:value-type="float">
            <text:p>0.00130467</text:p>
          </table:table-cell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0.126452" calcext:value-type="float">
            <text:p>0.126452</text:p>
          </table:table-cell>
          <table:table-cell office:value-type="float" office:value="0.00649533" calcext:value-type="float">
            <text:p>0.00649533</text:p>
          </table:table-cell>
          <table:table-cell office:value-type="float" office:value="0.00116769" calcext:value-type="float">
            <text:p>0.00116769</text:p>
          </table:table-cell>
          <table:table-cell office:value-type="float" office:value="0.152647" calcext:value-type="float">
            <text:p>0.152647</text:p>
          </table:table-cell>
          <table:table-cell office:value-type="float" office:value="0.0417088" calcext:value-type="float">
            <text:p>0.0417088</text:p>
          </table:table-cell>
          <table:table-cell office:value-type="float" office:value="0.00139625" calcext:value-type="float">
            <text:p>0.00139625</text:p>
          </table:table-cell>
          <table:table-cell office:value-type="float" office:value="0.000713325" calcext:value-type="float">
            <text:p>0.000713325</text:p>
          </table:table-cell>
          <table:table-cell office:value-type="float" office:value="0.00132243" calcext:value-type="float">
            <text:p>0.00132243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116757" calcext:value-type="float">
            <text:p>0.116757</text:p>
          </table:table-cell>
          <table:table-cell office:value-type="float" office:value="0.00728563" calcext:value-type="float">
            <text:p>0.00728563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152688" calcext:value-type="float">
            <text:p>0.152688</text:p>
          </table:table-cell>
          <table:table-cell office:value-type="float" office:value="0.0415588" calcext:value-type="float">
            <text:p>0.0415588</text:p>
          </table:table-cell>
          <table:table-cell office:value-type="float" office:value="0.00138796" calcext:value-type="float">
            <text:p>0.00138796</text:p>
          </table:table-cell>
          <table:table-cell office:value-type="float" office:value="0.000717668" calcext:value-type="float">
            <text:p>0.000717668</text:p>
          </table:table-cell>
          <table:table-cell office:value-type="float" office:value="0.00139665" calcext:value-type="float">
            <text:p>0.00139665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0.119019" calcext:value-type="float">
            <text:p>0.119019</text:p>
          </table:table-cell>
          <table:table-cell office:value-type="float" office:value="0.00676337" calcext:value-type="float">
            <text:p>0.00676337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155898" calcext:value-type="float">
            <text:p>0.155898</text:p>
          </table:table-cell>
          <table:table-cell office:value-type="float" office:value="0.0435231" calcext:value-type="float">
            <text:p>0.0435231</text:p>
          </table:table-cell>
          <table:table-cell office:value-type="float" office:value="0.00141283" calcext:value-type="float">
            <text:p>0.00141283</text:p>
          </table:table-cell>
          <table:table-cell office:value-type="float" office:value="0.000726747" calcext:value-type="float">
            <text:p>0.000726747</text:p>
          </table:table-cell>
          <table:table-cell office:value-type="float" office:value="0.00137889" calcext:value-type="float">
            <text:p>0.00137889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114098" calcext:value-type="float">
            <text:p>0.114098</text:p>
          </table:table-cell>
          <table:table-cell office:value-type="float" office:value="0.00670534" calcext:value-type="float">
            <text:p>0.00670534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153058" calcext:value-type="float">
            <text:p>0.153058</text:p>
          </table:table-cell>
          <table:table-cell office:value-type="float" office:value="0.0422425" calcext:value-type="float">
            <text:p>0.0422425</text:p>
          </table:table-cell>
          <table:table-cell office:value-type="float" office:value="0.00140494" calcext:value-type="float">
            <text:p>0.00140494</text:p>
          </table:table-cell>
          <table:table-cell office:value-type="float" office:value="0.000714115" calcext:value-type="float">
            <text:p>0.000714115</text:p>
          </table:table-cell>
          <table:table-cell office:value-type="float" office:value="0.00136981" calcext:value-type="float">
            <text:p>0.00136981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0.120693" calcext:value-type="float">
            <text:p>0.120693</text:p>
          </table:table-cell>
          <table:table-cell office:value-type="float" office:value="0.00654546" calcext:value-type="float">
            <text:p>0.00654546</text:p>
          </table:table-cell>
          <table:table-cell office:value-type="float" office:value="0.00110413" calcext:value-type="float">
            <text:p>0.00110413</text:p>
          </table:table-cell>
          <table:table-cell office:value-type="float" office:value="0.150898" calcext:value-type="float">
            <text:p>0.150898</text:p>
          </table:table-cell>
          <table:table-cell office:value-type="float" office:value="0.0418079" calcext:value-type="float">
            <text:p>0.0418079</text:p>
          </table:table-cell>
          <table:table-cell office:value-type="float" office:value="0.00138244" calcext:value-type="float">
            <text:p>0.00138244</text:p>
          </table:table-cell>
          <table:table-cell office:value-type="float" office:value="0.000716089" calcext:value-type="float">
            <text:p>0.000716089</text:p>
          </table:table-cell>
          <table:table-cell office:value-type="float" office:value="0.0014231" calcext:value-type="float">
            <text:p>0.0014231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113153" calcext:value-type="float">
            <text:p>0.113153</text:p>
          </table:table-cell>
          <table:table-cell office:value-type="float" office:value="0.00753867" calcext:value-type="float">
            <text:p>0.00753867</text:p>
          </table:table-cell>
          <table:table-cell office:value-type="float" office:value="0.00110177" calcext:value-type="float">
            <text:p>0.00110177</text:p>
          </table:table-cell>
          <table:table-cell office:value-type="float" office:value="0.150271" calcext:value-type="float">
            <text:p>0.150271</text:p>
          </table:table-cell>
          <table:table-cell office:value-type="float" office:value="0.0412233" calcext:value-type="float">
            <text:p>0.0412233</text:p>
          </table:table-cell>
          <table:table-cell office:value-type="float" office:value="0.00143889" calcext:value-type="float">
            <text:p>0.00143889</text:p>
          </table:table-cell>
          <table:table-cell office:value-type="float" office:value="0.000744116" calcext:value-type="float">
            <text:p>0.000744116</text:p>
          </table:table-cell>
          <table:table-cell office:value-type="float" office:value="0.00151389" calcext:value-type="float">
            <text:p>0.00151389</text:p>
          </table:table-cell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0.123174" calcext:value-type="float">
            <text:p>0.123174</text:p>
          </table:table-cell>
          <table:table-cell office:value-type="float" office:value="0.00729116" calcext:value-type="float">
            <text:p>0.00729116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146855" calcext:value-type="float">
            <text:p>0.146855</text:p>
          </table:table-cell>
          <table:table-cell office:value-type="float" office:value="0.0404732" calcext:value-type="float">
            <text:p>0.0404732</text:p>
          </table:table-cell>
          <table:table-cell office:value-type="float" office:value="0.00145981" calcext:value-type="float">
            <text:p>0.00145981</text:p>
          </table:table-cell>
          <table:table-cell office:value-type="float" office:value="0.00077925" calcext:value-type="float">
            <text:p>0.00077925</text:p>
          </table:table-cell>
          <table:table-cell office:value-type="float" office:value="0.001521" calcext:value-type="float">
            <text:p>0.001521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116561" calcext:value-type="float">
            <text:p>0.116561</text:p>
          </table:table-cell>
          <table:table-cell office:value-type="float" office:value="0.00735116" calcext:value-type="float">
            <text:p>0.00735116</text:p>
          </table:table-cell>
          <table:table-cell office:value-type="float" office:value="0.00110295" calcext:value-type="float">
            <text:p>0.00110295</text:p>
          </table:table-cell>
          <table:table-cell office:value-type="float" office:value="0.142429" calcext:value-type="float">
            <text:p>0.142429</text:p>
          </table:table-cell>
          <table:table-cell office:value-type="float" office:value="0.040397" calcext:value-type="float">
            <text:p>0.040397</text:p>
          </table:table-cell>
          <table:table-cell office:value-type="float" office:value="0.00140889" calcext:value-type="float">
            <text:p>0.00140889</text:p>
          </table:table-cell>
          <table:table-cell office:value-type="float" office:value="0.000726352" calcext:value-type="float">
            <text:p>0.000726352</text:p>
          </table:table-cell>
          <table:table-cell office:value-type="float" office:value="0.00144915" calcext:value-type="float">
            <text:p>0.00144915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0.127221" calcext:value-type="float">
            <text:p>0.127221</text:p>
          </table:table-cell>
          <table:table-cell office:value-type="float" office:value="0.0070243" calcext:value-type="float">
            <text:p>0.0070243</text:p>
          </table:table-cell>
          <table:table-cell office:value-type="float" office:value="0.0011598" calcext:value-type="float">
            <text:p>0.0011598</text:p>
          </table:table-cell>
          <table:table-cell office:value-type="float" office:value="0.146366" calcext:value-type="float">
            <text:p>0.146366</text:p>
          </table:table-cell>
          <table:table-cell office:value-type="float" office:value="0.0403876" calcext:value-type="float">
            <text:p>0.0403876</text:p>
          </table:table-cell>
          <table:table-cell office:value-type="float" office:value="0.00143534" calcext:value-type="float">
            <text:p>0.00143534</text:p>
          </table:table-cell>
          <table:table-cell office:value-type="float" office:value="0.000747669" calcext:value-type="float">
            <text:p>0.000747669</text:p>
          </table:table-cell>
          <table:table-cell office:value-type="float" office:value="0.0014081" calcext:value-type="float">
            <text:p>0.001408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120878" calcext:value-type="float">
            <text:p>0.120878</text:p>
          </table:table-cell>
          <table:table-cell office:value-type="float" office:value="0.00655099" calcext:value-type="float">
            <text:p>0.00655099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152804" calcext:value-type="float">
            <text:p>0.152804</text:p>
          </table:table-cell>
          <table:table-cell office:value-type="float" office:value="0.0425421" calcext:value-type="float">
            <text:p>0.0425421</text:p>
          </table:table-cell>
          <table:table-cell office:value-type="float" office:value="0.00139112" calcext:value-type="float">
            <text:p>0.00139112</text:p>
          </table:table-cell>
          <table:table-cell office:value-type="float" office:value="0.000711352" calcext:value-type="float">
            <text:p>0.000711352</text:p>
          </table:table-cell>
          <table:table-cell office:value-type="float" office:value="0.00142152" calcext:value-type="float">
            <text:p>0.00142152</text:p>
          </table:table-cell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0.118229" calcext:value-type="float">
            <text:p>0.118229</text:p>
          </table:table-cell>
          <table:table-cell office:value-type="float" office:value="0.00689048" calcext:value-type="float">
            <text:p>0.00689048</text:p>
          </table:table-cell>
          <table:table-cell office:value-type="float" office:value="0.00110177" calcext:value-type="float">
            <text:p>0.00110177</text:p>
          </table:table-cell>
          <table:table-cell office:value-type="float" office:value="0.157636" calcext:value-type="float">
            <text:p>0.157636</text:p>
          </table:table-cell>
          <table:table-cell office:value-type="float" office:value="0.0437568" calcext:value-type="float">
            <text:p>0.0437568</text:p>
          </table:table-cell>
          <table:table-cell office:value-type="float" office:value="0.00143336" calcext:value-type="float">
            <text:p>0.00143336</text:p>
          </table:table-cell>
          <table:table-cell office:value-type="float" office:value="0.000743327" calcext:value-type="float">
            <text:p>0.000743327</text:p>
          </table:table-cell>
          <table:table-cell office:value-type="float" office:value="0.00141876" calcext:value-type="float">
            <text:p>0.00141876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12208" calcext:value-type="float">
            <text:p>0.12208</text:p>
          </table:table-cell>
          <table:table-cell office:value-type="float" office:value="0.00705312" calcext:value-type="float">
            <text:p>0.00705312</text:p>
          </table:table-cell>
          <table:table-cell office:value-type="float" office:value="0.00110019" calcext:value-type="float">
            <text:p>0.00110019</text:p>
          </table:table-cell>
          <table:table-cell office:value-type="float" office:value="0.152007" calcext:value-type="float">
            <text:p>0.152007</text:p>
          </table:table-cell>
          <table:table-cell office:value-type="float" office:value="0.0424036" calcext:value-type="float">
            <text:p>0.0424036</text:p>
          </table:table-cell>
          <table:table-cell office:value-type="float" office:value="0.00143928" calcext:value-type="float">
            <text:p>0.00143928</text:p>
          </table:table-cell>
          <table:table-cell office:value-type="float" office:value="0.000743722" calcext:value-type="float">
            <text:p>0.000743722</text:p>
          </table:table-cell>
          <table:table-cell office:value-type="float" office:value="0.00140257" calcext:value-type="float">
            <text:p>0.00140257</text:p>
          </table:table-cell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0.117716" calcext:value-type="float">
            <text:p>0.117716</text:p>
          </table:table-cell>
          <table:table-cell office:value-type="float" office:value="0.00720984" calcext:value-type="float">
            <text:p>0.00720984</text:p>
          </table:table-cell>
          <table:table-cell office:value-type="float" office:value="0.00115664" calcext:value-type="float">
            <text:p>0.00115664</text:p>
          </table:table-cell>
          <table:table-cell office:value-type="float" office:value="0.141118" calcext:value-type="float">
            <text:p>0.141118</text:p>
          </table:table-cell>
          <table:table-cell office:value-type="float" office:value="0.0410081" calcext:value-type="float">
            <text:p>0.0410081</text:p>
          </table:table-cell>
          <table:table-cell office:value-type="float" office:value="0.00145902" calcext:value-type="float">
            <text:p>0.00145902</text:p>
          </table:table-cell>
          <table:table-cell office:value-type="float" office:value="0.000759117" calcext:value-type="float">
            <text:p>0.000759117</text:p>
          </table:table-cell>
          <table:table-cell office:value-type="float" office:value="0.00135875" calcext:value-type="float">
            <text:p>0.00135875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124615" calcext:value-type="float">
            <text:p>0.124615</text:p>
          </table:table-cell>
          <table:table-cell office:value-type="float" office:value="0.00682455" calcext:value-type="float">
            <text:p>0.00682455</text:p>
          </table:table-cell>
          <table:table-cell office:value-type="float" office:value="0.00109308" calcext:value-type="float">
            <text:p>0.00109308</text:p>
          </table:table-cell>
          <table:table-cell office:value-type="float" office:value="0.148421" calcext:value-type="float">
            <text:p>0.148421</text:p>
          </table:table-cell>
          <table:table-cell office:value-type="float" office:value="0.0414451" calcext:value-type="float">
            <text:p>0.0414451</text:p>
          </table:table-cell>
          <table:table-cell office:value-type="float" office:value="0.0014452" calcext:value-type="float">
            <text:p>0.0014452</text:p>
          </table:table-cell>
          <table:table-cell office:value-type="float" office:value="0.000742537" calcext:value-type="float">
            <text:p>0.000742537</text:p>
          </table:table-cell>
          <table:table-cell office:value-type="float" office:value="0.00137454" calcext:value-type="float">
            <text:p>0.00137454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0.123455" calcext:value-type="float">
            <text:p>0.123455</text:p>
          </table:table-cell>
          <table:table-cell office:value-type="float" office:value="0.00736537" calcext:value-type="float">
            <text:p>0.00736537</text:p>
          </table:table-cell>
          <table:table-cell office:value-type="float" office:value="0.00111085" calcext:value-type="float">
            <text:p>0.00111085</text:p>
          </table:table-cell>
          <table:table-cell office:value-type="float" office:value="0.141407" calcext:value-type="float">
            <text:p>0.141407</text:p>
          </table:table-cell>
          <table:table-cell office:value-type="float" office:value="0.0400777" calcext:value-type="float">
            <text:p>0.0400777</text:p>
          </table:table-cell>
          <table:table-cell office:value-type="float" office:value="0.00144402" calcext:value-type="float">
            <text:p>0.00144402</text:p>
          </table:table-cell>
          <table:table-cell office:value-type="float" office:value="0.000754775" calcext:value-type="float">
            <text:p>0.000754775</text:p>
          </table:table-cell>
          <table:table-cell office:value-type="float" office:value="0.00141639" calcext:value-type="float">
            <text:p>0.00141639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0.00713207" calcext:value-type="float">
            <text:p>0.00713207</text:p>
          </table:table-cell>
          <table:table-cell office:value-type="float" office:value="0.00144955" calcext:value-type="float">
            <text:p>0.00144955</text:p>
          </table:table-cell>
          <table:table-cell office:value-type="float" office:value="0.142091" calcext:value-type="float">
            <text:p>0.142091</text:p>
          </table:table-cell>
          <table:table-cell office:value-type="float" office:value="0.0402348" calcext:value-type="float">
            <text:p>0.0402348</text:p>
          </table:table-cell>
          <table:table-cell office:value-type="float" office:value="0.00143928" calcext:value-type="float">
            <text:p>0.00143928</text:p>
          </table:table-cell>
          <table:table-cell office:value-type="float" office:value="0.000748064" calcext:value-type="float">
            <text:p>0.000748064</text:p>
          </table:table-cell>
          <table:table-cell office:value-type="float" office:value="0.00146928" calcext:value-type="float">
            <text:p>0.00146928</text:p>
          </table:table-cell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0.132422" calcext:value-type="float">
            <text:p>0.132422</text:p>
          </table:table-cell>
          <table:table-cell office:value-type="float" office:value="0.0070768" calcext:value-type="float">
            <text:p>0.0070768</text:p>
          </table:table-cell>
          <table:table-cell office:value-type="float" office:value="0.00123125" calcext:value-type="float">
            <text:p>0.00123125</text:p>
          </table:table-cell>
          <table:table-cell office:value-type="float" office:value="0.152568" calcext:value-type="float">
            <text:p>0.152568</text:p>
          </table:table-cell>
          <table:table-cell office:value-type="float" office:value="0.0426507" calcext:value-type="float">
            <text:p>0.0426507</text:p>
          </table:table-cell>
          <table:table-cell office:value-type="float" office:value="0.0014302" calcext:value-type="float">
            <text:p>0.0014302</text:p>
          </table:table-cell>
          <table:table-cell office:value-type="float" office:value="0.000743327" calcext:value-type="float">
            <text:p>0.000743327</text:p>
          </table:table-cell>
          <table:table-cell office:value-type="float" office:value="0.00195326" calcext:value-type="float">
            <text:p>0.00195326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120415" calcext:value-type="float">
            <text:p>0.120415</text:p>
          </table:table-cell>
          <table:table-cell office:value-type="float" office:value="0.00726194" calcext:value-type="float">
            <text:p>0.00726194</text:p>
          </table:table-cell>
          <table:table-cell office:value-type="float" office:value="0.0012652" calcext:value-type="float">
            <text:p>0.0012652</text:p>
          </table:table-cell>
          <table:table-cell office:value-type="float" office:value="0.150743" calcext:value-type="float">
            <text:p>0.150743</text:p>
          </table:table-cell>
          <table:table-cell office:value-type="float" office:value="0.0423708" calcext:value-type="float">
            <text:p>0.0423708</text:p>
          </table:table-cell>
          <table:table-cell office:value-type="float" office:value="0.00146613" calcext:value-type="float">
            <text:p>0.00146613</text:p>
          </table:table-cell>
          <table:table-cell office:value-type="float" office:value="0.00076267" calcext:value-type="float">
            <text:p>0.00076267</text:p>
          </table:table-cell>
          <table:table-cell office:value-type="float" office:value="0.00160074" calcext:value-type="float">
            <text:p>0.00160074</text:p>
          </table:table-cell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00706851" calcext:value-type="float">
            <text:p>0.00706851</text:p>
          </table:table-cell>
          <table:table-cell office:value-type="float" office:value="0.00121506" calcext:value-type="float">
            <text:p>0.00121506</text:p>
          </table:table-cell>
          <table:table-cell office:value-type="float" office:value="0.147912" calcext:value-type="float">
            <text:p>0.147912</text:p>
          </table:table-cell>
          <table:table-cell office:value-type="float" office:value="0.0420001" calcext:value-type="float">
            <text:p>0.0420001</text:p>
          </table:table-cell>
          <table:table-cell office:value-type="float" office:value="0.00143139" calcext:value-type="float">
            <text:p>0.00143139</text:p>
          </table:table-cell>
          <table:table-cell office:value-type="float" office:value="0.000738984" calcext:value-type="float">
            <text:p>0.000738984</text:p>
          </table:table-cell>
          <table:table-cell office:value-type="float" office:value="0.00159442" calcext:value-type="float">
            <text:p>0.00159442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123534" calcext:value-type="float">
            <text:p>0.123534</text:p>
          </table:table-cell>
          <table:table-cell office:value-type="float" office:value="0.00714904" calcext:value-type="float">
            <text:p>0.00714904</text:p>
          </table:table-cell>
          <table:table-cell office:value-type="float" office:value="0.00113335" calcext:value-type="float">
            <text:p>0.00113335</text:p>
          </table:table-cell>
          <table:table-cell office:value-type="float" office:value="0.151315" calcext:value-type="float">
            <text:p>0.151315</text:p>
          </table:table-cell>
          <table:table-cell office:value-type="float" office:value="0.0426404" calcext:value-type="float">
            <text:p>0.0426404</text:p>
          </table:table-cell>
          <table:table-cell office:value-type="float" office:value="0.00148902" calcext:value-type="float">
            <text:p>0.00148902</text:p>
          </table:table-cell>
          <table:table-cell office:value-type="float" office:value="0.000761091" calcext:value-type="float">
            <text:p>0.000761091</text:p>
          </table:table-cell>
          <table:table-cell office:value-type="float" office:value="0.00153639" calcext:value-type="float">
            <text:p>0.00153639</text:p>
          </table:table-cell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0.122554" calcext:value-type="float">
            <text:p>0.122554</text:p>
          </table:table-cell>
          <table:table-cell office:value-type="float" office:value="0.00698996" calcext:value-type="float">
            <text:p>0.00698996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142854" calcext:value-type="float">
            <text:p>0.142854</text:p>
          </table:table-cell>
          <table:table-cell office:value-type="float" office:value="0.0398815" calcext:value-type="float">
            <text:p>0.0398815</text:p>
          </table:table-cell>
          <table:table-cell office:value-type="float" office:value="0.00147678" calcext:value-type="float">
            <text:p>0.00147678</text:p>
          </table:table-cell>
          <table:table-cell office:value-type="float" office:value="0.00074688" calcext:value-type="float">
            <text:p>0.00074688</text:p>
          </table:table-cell>
          <table:table-cell office:value-type="float" office:value="0.00152929" calcext:value-type="float">
            <text:p>0.00152929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126989" calcext:value-type="float">
            <text:p>0.126989</text:p>
          </table:table-cell>
          <table:table-cell office:value-type="float" office:value="0.00721892" calcext:value-type="float">
            <text:p>0.00721892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146546" calcext:value-type="float">
            <text:p>0.146546</text:p>
          </table:table-cell>
          <table:table-cell office:value-type="float" office:value="0.0417072" calcext:value-type="float">
            <text:p>0.0417072</text:p>
          </table:table-cell>
          <table:table-cell office:value-type="float" office:value="0.00149771" calcext:value-type="float">
            <text:p>0.00149771</text:p>
          </table:table-cell>
          <table:table-cell office:value-type="float" office:value="0.000771749" calcext:value-type="float">
            <text:p>0.000771749</text:p>
          </table:table-cell>
          <table:table-cell office:value-type="float" office:value="0.0014377" calcext:value-type="float">
            <text:p>0.0014377</text:p>
          </table:table-cell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0.12227" calcext:value-type="float">
            <text:p>0.12227</text:p>
          </table:table-cell>
          <table:table-cell office:value-type="float" office:value="0.00715812" calcext:value-type="float">
            <text:p>0.00715812</text:p>
          </table:table-cell>
          <table:table-cell office:value-type="float" office:value="0.00108913" calcext:value-type="float">
            <text:p>0.00108913</text:p>
          </table:table-cell>
          <table:table-cell office:value-type="float" office:value="0.152104" calcext:value-type="float">
            <text:p>0.152104</text:p>
          </table:table-cell>
          <table:table-cell office:value-type="float" office:value="0.0432934" calcext:value-type="float">
            <text:p>0.0432934</text:p>
          </table:table-cell>
          <table:table-cell office:value-type="float" office:value="0.00149021" calcext:value-type="float">
            <text:p>0.00149021</text:p>
          </table:table-cell>
          <table:table-cell office:value-type="float" office:value="0.000770565" calcext:value-type="float">
            <text:p>0.000770565</text:p>
          </table:table-cell>
          <table:table-cell office:value-type="float" office:value="0.00147639" calcext:value-type="float">
            <text:p>0.00147639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127122" calcext:value-type="float">
            <text:p>0.127122</text:p>
          </table:table-cell>
          <table:table-cell office:value-type="float" office:value="0.00722523" calcext:value-type="float">
            <text:p>0.00722523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146209" calcext:value-type="float">
            <text:p>0.146209</text:p>
          </table:table-cell>
          <table:table-cell office:value-type="float" office:value="0.0419409" calcext:value-type="float">
            <text:p>0.0419409</text:p>
          </table:table-cell>
          <table:table-cell office:value-type="float" office:value="0.00142468" calcext:value-type="float">
            <text:p>0.00142468</text:p>
          </table:table-cell>
          <table:table-cell office:value-type="float" office:value="0.000739774" calcext:value-type="float">
            <text:p>0.000739774</text:p>
          </table:table-cell>
          <table:table-cell office:value-type="float" office:value="0.0014152" calcext:value-type="float">
            <text:p>0.0014152</text:p>
          </table:table-cell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0.124015" calcext:value-type="float">
            <text:p>0.124015</text:p>
          </table:table-cell>
          <table:table-cell office:value-type="float" office:value="0.00711154" calcext:value-type="float">
            <text:p>0.00711154</text:p>
          </table:table-cell>
          <table:table-cell office:value-type="float" office:value="0.00108598" calcext:value-type="float">
            <text:p>0.00108598</text:p>
          </table:table-cell>
          <table:table-cell office:value-type="float" office:value="0.157656" calcext:value-type="float">
            <text:p>0.157656</text:p>
          </table:table-cell>
          <table:table-cell office:value-type="float" office:value="0.0445084" calcext:value-type="float">
            <text:p>0.0445084</text:p>
          </table:table-cell>
          <table:table-cell office:value-type="float" office:value="0.0014602" calcext:value-type="float">
            <text:p>0.0014602</text:p>
          </table:table-cell>
          <table:table-cell office:value-type="float" office:value="0.00075438" calcext:value-type="float">
            <text:p>0.00075438</text:p>
          </table:table-cell>
          <table:table-cell office:value-type="float" office:value="0.00147718" calcext:value-type="float">
            <text:p>0.00147718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124227" calcext:value-type="float">
            <text:p>0.124227</text:p>
          </table:table-cell>
          <table:table-cell office:value-type="float" office:value="0.00728642" calcext:value-type="float">
            <text:p>0.00728642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143946" calcext:value-type="float">
            <text:p>0.143946</text:p>
          </table:table-cell>
          <table:table-cell office:value-type="float" office:value="0.0408597" calcext:value-type="float">
            <text:p>0.0408597</text:p>
          </table:table-cell>
          <table:table-cell office:value-type="float" office:value="0.00146731" calcext:value-type="float">
            <text:p>0.00146731</text:p>
          </table:table-cell>
          <table:table-cell office:value-type="float" office:value="0.000761091" calcext:value-type="float">
            <text:p>0.000761091</text:p>
          </table:table-cell>
          <table:table-cell office:value-type="float" office:value="0.00141126" calcext:value-type="float">
            <text:p>0.00141126</text:p>
          </table:table-cell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0.127652" calcext:value-type="float">
            <text:p>0.127652</text:p>
          </table:table-cell>
          <table:table-cell office:value-type="float" office:value="0.00739498" calcext:value-type="float">
            <text:p>0.00739498</text:p>
          </table:table-cell>
          <table:table-cell office:value-type="float" office:value="0.00121388" calcext:value-type="float">
            <text:p>0.00121388</text:p>
          </table:table-cell>
          <table:table-cell office:value-type="float" office:value="0.147469" calcext:value-type="float">
            <text:p>0.147469</text:p>
          </table:table-cell>
          <table:table-cell office:value-type="float" office:value="0.0416958" calcext:value-type="float">
            <text:p>0.0416958</text:p>
          </table:table-cell>
          <table:table-cell office:value-type="float" office:value="0.00150205" calcext:value-type="float">
            <text:p>0.00150205</text:p>
          </table:table-cell>
          <table:table-cell office:value-type="float" office:value="0.000793066" calcext:value-type="float">
            <text:p>0.000793066</text:p>
          </table:table-cell>
          <table:table-cell office:value-type="float" office:value="0.0014077" calcext:value-type="float">
            <text:p>0.0014077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125443" calcext:value-type="float">
            <text:p>0.125443</text:p>
          </table:table-cell>
          <table:table-cell office:value-type="float" office:value="0.00762236" calcext:value-type="float">
            <text:p>0.00762236</text:p>
          </table:table-cell>
          <table:table-cell office:value-type="float" office:value="0.00130388" calcext:value-type="float">
            <text:p>0.00130388</text:p>
          </table:table-cell>
          <table:table-cell office:value-type="float" office:value="0.140027" calcext:value-type="float">
            <text:p>0.140027</text:p>
          </table:table-cell>
          <table:table-cell office:value-type="float" office:value="0.0412217" calcext:value-type="float">
            <text:p>0.0412217</text:p>
          </table:table-cell>
          <table:table-cell office:value-type="float" office:value="0.00150165" calcext:value-type="float">
            <text:p>0.00150165</text:p>
          </table:table-cell>
          <table:table-cell office:value-type="float" office:value="0.00079425" calcext:value-type="float">
            <text:p>0.00079425</text:p>
          </table:table-cell>
          <table:table-cell office:value-type="float" office:value="0.00138796" calcext:value-type="float">
            <text:p>0.00138796</text:p>
          </table:table-cell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0.128192" calcext:value-type="float">
            <text:p>0.128192</text:p>
          </table:table-cell>
          <table:table-cell office:value-type="float" office:value="0.00754262" calcext:value-type="float">
            <text:p>0.00754262</text:p>
          </table:table-cell>
          <table:table-cell office:value-type="float" office:value="0.00126401" calcext:value-type="float">
            <text:p>0.00126401</text:p>
          </table:table-cell>
          <table:table-cell office:value-type="float" office:value="0.146858" calcext:value-type="float">
            <text:p>0.146858</text:p>
          </table:table-cell>
          <table:table-cell office:value-type="float" office:value="0.0417297" calcext:value-type="float">
            <text:p>0.0417297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000794645" calcext:value-type="float">
            <text:p>0.000794645</text:p>
          </table:table-cell>
          <table:table-cell office:value-type="float" office:value="0.00138954" calcext:value-type="float">
            <text:p>0.0013895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125527" calcext:value-type="float">
            <text:p>0.125527</text:p>
          </table:table-cell>
          <table:table-cell office:value-type="float" office:value="0.00739537" calcext:value-type="float">
            <text:p>0.00739537</text:p>
          </table:table-cell>
          <table:table-cell office:value-type="float" office:value="0.00174917" calcext:value-type="float">
            <text:p>0.00174917</text:p>
          </table:table-cell>
          <table:table-cell office:value-type="float" office:value="0.146547" calcext:value-type="float">
            <text:p>0.146547</text:p>
          </table:table-cell>
          <table:table-cell office:value-type="float" office:value="0.0420226" calcext:value-type="float">
            <text:p>0.0420226</text:p>
          </table:table-cell>
          <table:table-cell office:value-type="float" office:value="0.00147126" calcext:value-type="float">
            <text:p>0.00147126</text:p>
          </table:table-cell>
          <table:table-cell office:value-type="float" office:value="0.000768196" calcext:value-type="float">
            <text:p>0.000768196</text:p>
          </table:table-cell>
          <table:table-cell office:value-type="float" office:value="0.00143099" calcext:value-type="float">
            <text:p>0.00143099</text:p>
          </table:table-cell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0.129578" calcext:value-type="float">
            <text:p>0.129578</text:p>
          </table:table-cell>
          <table:table-cell office:value-type="float" office:value="0.00798277" calcext:value-type="float">
            <text:p>0.00798277</text:p>
          </table:table-cell>
          <table:table-cell office:value-type="float" office:value="0.00122493" calcext:value-type="float">
            <text:p>0.00122493</text:p>
          </table:table-cell>
          <table:table-cell office:value-type="float" office:value="0.144493" calcext:value-type="float">
            <text:p>0.144493</text:p>
          </table:table-cell>
          <table:table-cell office:value-type="float" office:value="0.0406726" calcext:value-type="float">
            <text:p>0.0406726</text:p>
          </table:table-cell>
          <table:table-cell office:value-type="float" office:value="0.00152337" calcext:value-type="float">
            <text:p>0.00152337</text:p>
          </table:table-cell>
          <table:table-cell office:value-type="float" office:value="0.000796224" calcext:value-type="float">
            <text:p>0.000796224</text:p>
          </table:table-cell>
          <table:table-cell office:value-type="float" office:value="0.00141639" calcext:value-type="float">
            <text:p>0.00141639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0711312" calcext:value-type="float">
            <text:p>0.00711312</text:p>
          </table:table-cell>
          <table:table-cell office:value-type="float" office:value="0.0013023" calcext:value-type="float">
            <text:p>0.0013023</text:p>
          </table:table-cell>
          <table:table-cell office:value-type="float" office:value="0.149876" calcext:value-type="float">
            <text:p>0.149876</text:p>
          </table:table-cell>
          <table:table-cell office:value-type="float" office:value="0.0432941" calcext:value-type="float">
            <text:p>0.0432941</text:p>
          </table:table-cell>
          <table:table-cell office:value-type="float" office:value="0.00147007" calcext:value-type="float">
            <text:p>0.00147007</text:p>
          </table:table-cell>
          <table:table-cell office:value-type="float" office:value="0.000761486" calcext:value-type="float">
            <text:p>0.000761486</text:p>
          </table:table-cell>
          <table:table-cell office:value-type="float" office:value="0.00143968" calcext:value-type="float">
            <text:p>0.00143968</text:p>
          </table:table-cell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0.128168" calcext:value-type="float">
            <text:p>0.128168</text:p>
          </table:table-cell>
          <table:table-cell office:value-type="float" office:value="0.00729155" calcext:value-type="float">
            <text:p>0.00729155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145038" calcext:value-type="float">
            <text:p>0.145038</text:p>
          </table:table-cell>
          <table:table-cell office:value-type="float" office:value="0.0444204" calcext:value-type="float">
            <text:p>0.0444204</text:p>
          </table:table-cell>
          <table:table-cell office:value-type="float" office:value="0.00149534" calcext:value-type="float">
            <text:p>0.00149534</text:p>
          </table:table-cell>
          <table:table-cell office:value-type="float" office:value="0.000774513" calcext:value-type="float">
            <text:p>0.000774513</text:p>
          </table:table-cell>
          <table:table-cell office:value-type="float" office:value="0.00140454" calcext:value-type="float">
            <text:p>0.00140454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145135" calcext:value-type="float">
            <text:p>0.145135</text:p>
          </table:table-cell>
          <table:table-cell office:value-type="float" office:value="0.00768275" calcext:value-type="float">
            <text:p>0.00768275</text:p>
          </table:table-cell>
          <table:table-cell office:value-type="float" office:value="0.00121782" calcext:value-type="float">
            <text:p>0.00121782</text:p>
          </table:table-cell>
          <table:table-cell office:value-type="float" office:value="0.145954" calcext:value-type="float">
            <text:p>0.145954</text:p>
          </table:table-cell>
          <table:table-cell office:value-type="float" office:value="0.0417068" calcext:value-type="float">
            <text:p>0.0417068</text:p>
          </table:table-cell>
          <table:table-cell office:value-type="float" office:value="0.00152889" calcext:value-type="float">
            <text:p>0.00152889</text:p>
          </table:table-cell>
          <table:table-cell office:value-type="float" office:value="0.000807277" calcext:value-type="float">
            <text:p>0.000807277</text:p>
          </table:table-cell>
          <table:table-cell office:value-type="float" office:value="0.00142981" calcext:value-type="float">
            <text:p>0.00142981</text:p>
          </table:table-cell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0.129795" calcext:value-type="float">
            <text:p>0.129795</text:p>
          </table:table-cell>
          <table:table-cell office:value-type="float" office:value="0.00849122" calcext:value-type="float">
            <text:p>0.00849122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0.042404" calcext:value-type="float">
            <text:p>0.042404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0.000807672" calcext:value-type="float">
            <text:p>0.000807672</text:p>
          </table:table-cell>
          <table:table-cell office:value-type="float" office:value="0.00144086" calcext:value-type="float">
            <text:p>0.00144086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127519" calcext:value-type="float">
            <text:p>0.127519</text:p>
          </table:table-cell>
          <table:table-cell office:value-type="float" office:value="0.00744906" calcext:value-type="float">
            <text:p>0.00744906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147928" calcext:value-type="float">
            <text:p>0.147928</text:p>
          </table:table-cell>
          <table:table-cell office:value-type="float" office:value="0.0429262" calcext:value-type="float">
            <text:p>0.0429262</text:p>
          </table:table-cell>
          <table:table-cell office:value-type="float" office:value="0.00146652" calcext:value-type="float">
            <text:p>0.00146652</text:p>
          </table:table-cell>
          <table:table-cell office:value-type="float" office:value="0.000765433" calcext:value-type="float">
            <text:p>0.000765433</text:p>
          </table:table-cell>
          <table:table-cell office:value-type="float" office:value="0.00143968" calcext:value-type="float">
            <text:p>0.00143968</text:p>
          </table:table-cell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0.130824" calcext:value-type="float">
            <text:p>0.130824</text:p>
          </table:table-cell>
          <table:table-cell office:value-type="float" office:value="0.00707601" calcext:value-type="float">
            <text:p>0.00707601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161583" calcext:value-type="float">
            <text:p>0.161583</text:p>
          </table:table-cell>
          <table:table-cell office:value-type="float" office:value="0.045581" calcext:value-type="float">
            <text:p>0.045581</text:p>
          </table:table-cell>
          <table:table-cell office:value-type="float" office:value="0.00145152" calcext:value-type="float">
            <text:p>0.00145152</text:p>
          </table:table-cell>
          <table:table-cell office:value-type="float" office:value="0.000750038" calcext:value-type="float">
            <text:p>0.000750038</text:p>
          </table:table-cell>
          <table:table-cell office:value-type="float" office:value="0.00145547" calcext:value-type="float">
            <text:p>0.00145547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132073" calcext:value-type="float">
            <text:p>0.132073</text:p>
          </table:table-cell>
          <table:table-cell office:value-type="float" office:value="0.00752406" calcext:value-type="float">
            <text:p>0.00752406</text:p>
          </table:table-cell>
          <table:table-cell office:value-type="float" office:value="0.00114322" calcext:value-type="float">
            <text:p>0.00114322</text:p>
          </table:table-cell>
          <table:table-cell office:value-type="float" office:value="0.144821" calcext:value-type="float">
            <text:p>0.144821</text:p>
          </table:table-cell>
          <table:table-cell office:value-type="float" office:value="0.0435594" calcext:value-type="float">
            <text:p>0.0435594</text:p>
          </table:table-cell>
          <table:table-cell office:value-type="float" office:value="0.00150244" calcext:value-type="float">
            <text:p>0.00150244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.00138244" calcext:value-type="float">
            <text:p>0.00138244</text:p>
          </table:table-cell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0.129504" calcext:value-type="float">
            <text:p>0.129504</text:p>
          </table:table-cell>
          <table:table-cell office:value-type="float" office:value="0.00729629" calcext:value-type="float">
            <text:p>0.00729629</text:p>
          </table:table-cell>
          <table:table-cell office:value-type="float" office:value="0.00124348" calcext:value-type="float">
            <text:p>0.00124348</text:p>
          </table:table-cell>
          <table:table-cell office:value-type="float" office:value="0.154093" calcext:value-type="float">
            <text:p>0.154093</text:p>
          </table:table-cell>
          <table:table-cell office:value-type="float" office:value="0.0444172" calcext:value-type="float">
            <text:p>0.0444172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000776486" calcext:value-type="float">
            <text:p>0.000776486</text:p>
          </table:table-cell>
          <table:table-cell office:value-type="float" office:value="0.00145152" calcext:value-type="float">
            <text:p>0.00145152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12957" calcext:value-type="float">
            <text:p>0.12957</text:p>
          </table:table-cell>
          <table:table-cell office:value-type="float" office:value="0.0075813" calcext:value-type="float">
            <text:p>0.0075813</text:p>
          </table:table-cell>
          <table:table-cell office:value-type="float" office:value="0.00124506" calcext:value-type="float">
            <text:p>0.00124506</text:p>
          </table:table-cell>
          <table:table-cell office:value-type="float" office:value="0.148664" calcext:value-type="float">
            <text:p>0.148664</text:p>
          </table:table-cell>
          <table:table-cell office:value-type="float" office:value="0.0438535" calcext:value-type="float">
            <text:p>0.0438535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000783197" calcext:value-type="float">
            <text:p>0.000783197</text:p>
          </table:table-cell>
          <table:table-cell office:value-type="float" office:value="0.00143691" calcext:value-type="float">
            <text:p>0.00143691</text:p>
          </table:table-cell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0.129413" calcext:value-type="float">
            <text:p>0.129413</text:p>
          </table:table-cell>
          <table:table-cell office:value-type="float" office:value="0.00782131" calcext:value-type="float">
            <text:p>0.00782131</text:p>
          </table:table-cell>
          <table:table-cell office:value-type="float" office:value="0.00140928" calcext:value-type="float">
            <text:p>0.00140928</text:p>
          </table:table-cell>
          <table:table-cell office:value-type="float" office:value="0.151219" calcext:value-type="float">
            <text:p>0.151219</text:p>
          </table:table-cell>
          <table:table-cell office:value-type="float" office:value="0.0447228" calcext:value-type="float">
            <text:p>0.0447228</text:p>
          </table:table-cell>
          <table:table-cell office:value-type="float" office:value="0.0015135" calcext:value-type="float">
            <text:p>0.0015135</text:p>
          </table:table-cell>
          <table:table-cell office:value-type="float" office:value="0.000788724" calcext:value-type="float">
            <text:p>0.000788724</text:p>
          </table:table-cell>
          <table:table-cell office:value-type="float" office:value="0.00146178" calcext:value-type="float">
            <text:p>0.0014617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132986" calcext:value-type="float">
            <text:p>0.132986</text:p>
          </table:table-cell>
          <table:table-cell office:value-type="float" office:value="0.0080108" calcext:value-type="float">
            <text:p>0.0080108</text:p>
          </table:table-cell>
          <table:table-cell office:value-type="float" office:value="0.00139073" calcext:value-type="float">
            <text:p>0.00139073</text:p>
          </table:table-cell>
          <table:table-cell office:value-type="float" office:value="0.148858" calcext:value-type="float">
            <text:p>0.148858</text:p>
          </table:table-cell>
          <table:table-cell office:value-type="float" office:value="0.0425256" calcext:value-type="float">
            <text:p>0.0425256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000807277" calcext:value-type="float">
            <text:p>0.000807277</text:p>
          </table:table-cell>
          <table:table-cell office:value-type="float" office:value="0.00146731" calcext:value-type="float">
            <text:p>0.00146731</text:p>
          </table:table-cell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0.128532" calcext:value-type="float">
            <text:p>0.128532</text:p>
          </table:table-cell>
          <table:table-cell office:value-type="float" office:value="0.00751182" calcext:value-type="float">
            <text:p>0.00751182</text:p>
          </table:table-cell>
          <table:table-cell office:value-type="float" office:value="0.00208274" calcext:value-type="float">
            <text:p>0.00208274</text:p>
          </table:table-cell>
          <table:table-cell office:value-type="float" office:value="0.149204" calcext:value-type="float">
            <text:p>0.149204</text:p>
          </table:table-cell>
          <table:table-cell office:value-type="float" office:value="0.0438579" calcext:value-type="float">
            <text:p>0.0438579</text:p>
          </table:table-cell>
          <table:table-cell office:value-type="float" office:value="0.00149889" calcext:value-type="float">
            <text:p>0.00149889</text:p>
          </table:table-cell>
          <table:table-cell office:value-type="float" office:value="0.00077925" calcext:value-type="float">
            <text:p>0.00077925</text:p>
          </table:table-cell>
          <table:table-cell office:value-type="float" office:value="0.00144205" calcext:value-type="float">
            <text:p>0.0014420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128988" calcext:value-type="float">
            <text:p>0.128988</text:p>
          </table:table-cell>
          <table:table-cell office:value-type="float" office:value="0.00739892" calcext:value-type="float">
            <text:p>0.00739892</text:p>
          </table:table-cell>
          <table:table-cell office:value-type="float" office:value="0.00187036" calcext:value-type="float">
            <text:p>0.00187036</text:p>
          </table:table-cell>
          <table:table-cell office:value-type="float" office:value="0.156495" calcext:value-type="float">
            <text:p>0.156495</text:p>
          </table:table-cell>
          <table:table-cell office:value-type="float" office:value="0.0477778" calcext:value-type="float">
            <text:p>0.0477778</text:p>
          </table:table-cell>
          <table:table-cell office:value-type="float" office:value="0.00148705" calcext:value-type="float">
            <text:p>0.00148705</text:p>
          </table:table-cell>
          <table:table-cell office:value-type="float" office:value="0.000777276" calcext:value-type="float">
            <text:p>0.000777276</text:p>
          </table:table-cell>
          <table:table-cell office:value-type="float" office:value="0.00147126" calcext:value-type="float">
            <text:p>0.00147126</text:p>
          </table:table-cell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0.133093" calcext:value-type="float">
            <text:p>0.133093</text:p>
          </table:table-cell>
          <table:table-cell office:value-type="float" office:value="0.00787579" calcext:value-type="float">
            <text:p>0.00787579</text:p>
          </table:table-cell>
          <table:table-cell office:value-type="float" office:value="0.00173732" calcext:value-type="float">
            <text:p>0.00173732</text:p>
          </table:table-cell>
          <table:table-cell office:value-type="float" office:value="0.150924" calcext:value-type="float">
            <text:p>0.150924</text:p>
          </table:table-cell>
          <table:table-cell office:value-type="float" office:value="0.0438468" calcext:value-type="float">
            <text:p>0.0438468</text:p>
          </table:table-cell>
          <table:table-cell office:value-type="float" office:value="0.00153481" calcext:value-type="float">
            <text:p>0.00153481</text:p>
          </table:table-cell>
          <table:table-cell office:value-type="float" office:value="0.000811225" calcext:value-type="float">
            <text:p>0.000811225</text:p>
          </table:table-cell>
          <table:table-cell office:value-type="float" office:value="0.00144678" calcext:value-type="float">
            <text:p>0.00144678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127826" calcext:value-type="float">
            <text:p>0.127826</text:p>
          </table:table-cell>
          <table:table-cell office:value-type="float" office:value="0.00823226" calcext:value-type="float">
            <text:p>0.00823226</text:p>
          </table:table-cell>
          <table:table-cell office:value-type="float" office:value="0.00123954" calcext:value-type="float">
            <text:p>0.00123954</text:p>
          </table:table-cell>
          <table:table-cell office:value-type="float" office:value="0.147986" calcext:value-type="float">
            <text:p>0.147986</text:p>
          </table:table-cell>
          <table:table-cell office:value-type="float" office:value="0.044583" calcext:value-type="float">
            <text:p>0.044583</text:p>
          </table:table-cell>
          <table:table-cell office:value-type="float" office:value="0.00159482" calcext:value-type="float">
            <text:p>0.00159482</text:p>
          </table:table-cell>
          <table:table-cell office:value-type="float" office:value="0.000850701" calcext:value-type="float">
            <text:p>0.000850701</text:p>
          </table:table-cell>
          <table:table-cell office:value-type="float" office:value="0.00145784" calcext:value-type="float">
            <text:p>0.00145784</text:p>
          </table:table-cell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0.134734" calcext:value-type="float">
            <text:p>0.134734</text:p>
          </table:table-cell>
          <table:table-cell office:value-type="float" office:value="0.00773486" calcext:value-type="float">
            <text:p>0.00773486</text:p>
          </table:table-cell>
          <table:table-cell office:value-type="float" office:value="0.00143968" calcext:value-type="float">
            <text:p>0.00143968</text:p>
          </table:table-cell>
          <table:table-cell office:value-type="float" office:value="0.138574" calcext:value-type="float">
            <text:p>0.138574</text:p>
          </table:table-cell>
          <table:table-cell office:value-type="float" office:value="0.0408834" calcext:value-type="float">
            <text:p>0.0408834</text:p>
          </table:table-cell>
          <table:table-cell office:value-type="float" office:value="0.00151626" calcext:value-type="float">
            <text:p>0.00151626</text:p>
          </table:table-cell>
          <table:table-cell office:value-type="float" office:value="0.000791092" calcext:value-type="float">
            <text:p>0.000791092</text:p>
          </table:table-cell>
          <table:table-cell office:value-type="float" office:value="0.00139744" calcext:value-type="float">
            <text:p>0.00139744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134201" calcext:value-type="float">
            <text:p>0.134201</text:p>
          </table:table-cell>
          <table:table-cell office:value-type="float" office:value="0.00715575" calcext:value-type="float">
            <text:p>0.00715575</text:p>
          </table:table-cell>
          <table:table-cell office:value-type="float" office:value="0.00127427" calcext:value-type="float">
            <text:p>0.00127427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0483158" calcext:value-type="float">
            <text:p>0.0483158</text:p>
          </table:table-cell>
          <table:table-cell office:value-type="float" office:value="0.00146257" calcext:value-type="float">
            <text:p>0.00146257</text:p>
          </table:table-cell>
          <table:table-cell office:value-type="float" office:value="0.000760696" calcext:value-type="float">
            <text:p>0.000760696</text:p>
          </table:table-cell>
          <table:table-cell office:value-type="float" office:value="0.00149179" calcext:value-type="float">
            <text:p>0.00149179</text:p>
          </table:table-cell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0.130222" calcext:value-type="float">
            <text:p>0.130222</text:p>
          </table:table-cell>
          <table:table-cell office:value-type="float" office:value="0.00850503" calcext:value-type="float">
            <text:p>0.00850503</text:p>
          </table:table-cell>
          <table:table-cell office:value-type="float" office:value="0.00122651" calcext:value-type="float">
            <text:p>0.00122651</text:p>
          </table:table-cell>
          <table:table-cell office:value-type="float" office:value="0.152624" calcext:value-type="float">
            <text:p>0.152624</text:p>
          </table:table-cell>
          <table:table-cell office:value-type="float" office:value="0.0438989" calcext:value-type="float">
            <text:p>0.0438989</text:p>
          </table:table-cell>
          <table:table-cell office:value-type="float" office:value="0.00157547" calcext:value-type="float">
            <text:p>0.00157547</text:p>
          </table:table-cell>
          <table:table-cell office:value-type="float" office:value="0.000830963" calcext:value-type="float">
            <text:p>0.000830963</text:p>
          </table:table-cell>
          <table:table-cell office:value-type="float" office:value="0.00149573" calcext:value-type="float">
            <text:p>0.0014957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138334" calcext:value-type="float">
            <text:p>0.138334</text:p>
          </table:table-cell>
          <table:table-cell office:value-type="float" office:value="0.0080862" calcext:value-type="float">
            <text:p>0.0080862</text:p>
          </table:table-cell>
          <table:table-cell office:value-type="float" office:value="0.00119138" calcext:value-type="float">
            <text:p>0.00119138</text:p>
          </table:table-cell>
          <table:table-cell office:value-type="float" office:value="0.154004" calcext:value-type="float">
            <text:p>0.154004</text:p>
          </table:table-cell>
          <table:table-cell office:value-type="float" office:value="0.0450481" calcext:value-type="float">
            <text:p>0.0450481</text:p>
          </table:table-cell>
          <table:table-cell office:value-type="float" office:value="0.0015356" calcext:value-type="float">
            <text:p>0.0015356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00146297" calcext:value-type="float">
            <text:p>0.00146297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0.13197" calcext:value-type="float">
            <text:p>0.13197</text:p>
          </table:table-cell>
          <table:table-cell office:value-type="float" office:value="0.00816988" calcext:value-type="float">
            <text:p>0.00816988</text:p>
          </table:table-cell>
          <table:table-cell office:value-type="float" office:value="0.0011898" calcext:value-type="float">
            <text:p>0.0011898</text:p>
          </table:table-cell>
          <table:table-cell office:value-type="float" office:value="0.156254" calcext:value-type="float">
            <text:p>0.156254</text:p>
          </table:table-cell>
          <table:table-cell office:value-type="float" office:value="0.0438338" calcext:value-type="float">
            <text:p>0.0438338</text:p>
          </table:table-cell>
          <table:table-cell office:value-type="float" office:value="0.00157824" calcext:value-type="float">
            <text:p>0.00157824</text:p>
          </table:table-cell>
          <table:table-cell office:value-type="float" office:value="0.000832542" calcext:value-type="float">
            <text:p>0.000832542</text:p>
          </table:table-cell>
          <table:table-cell office:value-type="float" office:value="0.00145705" calcext:value-type="float">
            <text:p>0.00145705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130093" calcext:value-type="float">
            <text:p>0.130093</text:p>
          </table:table-cell>
          <table:table-cell office:value-type="float" office:value="0.00783947" calcext:value-type="float">
            <text:p>0.00783947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146127" calcext:value-type="float">
            <text:p>0.146127</text:p>
          </table:table-cell>
          <table:table-cell office:value-type="float" office:value="0.0443821" calcext:value-type="float">
            <text:p>0.0443821</text:p>
          </table:table-cell>
          <table:table-cell office:value-type="float" office:value="0.00157587" calcext:value-type="float">
            <text:p>0.00157587</text:p>
          </table:table-cell>
          <table:table-cell office:value-type="float" office:value="0.000818331" calcext:value-type="float">
            <text:p>0.000818331</text:p>
          </table:table-cell>
          <table:table-cell office:value-type="float" office:value="0.00144402" calcext:value-type="float">
            <text:p>0.00144402</text:p>
          </table:table-cell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0.134748" calcext:value-type="float">
            <text:p>0.134748</text:p>
          </table:table-cell>
          <table:table-cell office:value-type="float" office:value="0.00798119" calcext:value-type="float">
            <text:p>0.00798119</text:p>
          </table:table-cell>
          <table:table-cell office:value-type="float" office:value="0.00116019" calcext:value-type="float">
            <text:p>0.00116019</text:p>
          </table:table-cell>
          <table:table-cell office:value-type="float" office:value="0.143672" calcext:value-type="float">
            <text:p>0.143672</text:p>
          </table:table-cell>
          <table:table-cell office:value-type="float" office:value="0.0438918" calcext:value-type="float">
            <text:p>0.0438918</text:p>
          </table:table-cell>
          <table:table-cell office:value-type="float" office:value="0.00153205" calcext:value-type="float">
            <text:p>0.00153205</text:p>
          </table:table-cell>
          <table:table-cell office:value-type="float" office:value="0.000815567" calcext:value-type="float">
            <text:p>0.000815567</text:p>
          </table:table-cell>
          <table:table-cell office:value-type="float" office:value="0.00144757" calcext:value-type="float">
            <text:p>0.00144757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128823" calcext:value-type="float">
            <text:p>0.128823</text:p>
          </table:table-cell>
          <table:table-cell office:value-type="float" office:value="0.00759354" calcext:value-type="float">
            <text:p>0.00759354</text:p>
          </table:table-cell>
          <table:table-cell office:value-type="float" office:value="0.0011669" calcext:value-type="float">
            <text:p>0.0011669</text:p>
          </table:table-cell>
          <table:table-cell office:value-type="float" office:value="0.151556" calcext:value-type="float">
            <text:p>0.151556</text:p>
          </table:table-cell>
          <table:table-cell office:value-type="float" office:value="0.0451108" calcext:value-type="float">
            <text:p>0.0451108</text:p>
          </table:table-cell>
          <table:table-cell office:value-type="float" office:value="0.00151389" calcext:value-type="float">
            <text:p>0.00151389</text:p>
          </table:table-cell>
          <table:table-cell office:value-type="float" office:value="0.00079425" calcext:value-type="float">
            <text:p>0.00079425</text:p>
          </table:table-cell>
          <table:table-cell office:value-type="float" office:value="0.00150876" calcext:value-type="float">
            <text:p>0.00150876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0.136176" calcext:value-type="float">
            <text:p>0.136176</text:p>
          </table:table-cell>
          <table:table-cell office:value-type="float" office:value="0.00833252" calcext:value-type="float">
            <text:p>0.00833252</text:p>
          </table:table-cell>
          <table:table-cell office:value-type="float" office:value="0.00140454" calcext:value-type="float">
            <text:p>0.00140454</text:p>
          </table:table-cell>
          <table:table-cell office:value-type="float" office:value="0.147056" calcext:value-type="float">
            <text:p>0.147056</text:p>
          </table:table-cell>
          <table:table-cell office:value-type="float" office:value="0.0442538" calcext:value-type="float">
            <text:p>0.0442538</text:p>
          </table:table-cell>
          <table:table-cell office:value-type="float" office:value="0.00159837" calcext:value-type="float">
            <text:p>0.00159837</text:p>
          </table:table-cell>
          <table:table-cell office:value-type="float" office:value="0.00084399" calcext:value-type="float">
            <text:p>0.00084399</text:p>
          </table:table-cell>
          <table:table-cell office:value-type="float" office:value="0.00148902" calcext:value-type="float">
            <text:p>0.00148902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136013" calcext:value-type="float">
            <text:p>0.136013</text:p>
          </table:table-cell>
          <table:table-cell office:value-type="float" office:value="0.0082287" calcext:value-type="float">
            <text:p>0.0082287</text:p>
          </table:table-cell>
          <table:table-cell office:value-type="float" office:value="0.00121467" calcext:value-type="float">
            <text:p>0.00121467</text:p>
          </table:table-cell>
          <table:table-cell office:value-type="float" office:value="0.153507" calcext:value-type="float">
            <text:p>0.153507</text:p>
          </table:table-cell>
          <table:table-cell office:value-type="float" office:value="0.0459011" calcext:value-type="float">
            <text:p>0.0459011</text:p>
          </table:table-cell>
          <table:table-cell office:value-type="float" office:value="0.00156995" calcext:value-type="float">
            <text:p>0.00156995</text:p>
          </table:table-cell>
          <table:table-cell office:value-type="float" office:value="0.000825831" calcext:value-type="float">
            <text:p>0.000825831</text:p>
          </table:table-cell>
          <table:table-cell office:value-type="float" office:value="0.00150837" calcext:value-type="float">
            <text:p>0.00150837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0.132047" calcext:value-type="float">
            <text:p>0.132047</text:p>
          </table:table-cell>
          <table:table-cell office:value-type="float" office:value="0.00768512" calcext:value-type="float">
            <text:p>0.00768512</text:p>
          </table:table-cell>
          <table:table-cell office:value-type="float" office:value="0.0011819" calcext:value-type="float">
            <text:p>0.0011819</text:p>
          </table:table-cell>
          <table:table-cell office:value-type="float" office:value="0.154182" calcext:value-type="float">
            <text:p>0.154182</text:p>
          </table:table-cell>
          <table:table-cell office:value-type="float" office:value="0.0459986" calcext:value-type="float">
            <text:p>0.0459986</text:p>
          </table:table-cell>
          <table:table-cell office:value-type="float" office:value="0.0015356" calcext:value-type="float">
            <text:p>0.0015356</text:p>
          </table:table-cell>
          <table:table-cell office:value-type="float" office:value="0.000806883" calcext:value-type="float">
            <text:p>0.000806883</text:p>
          </table:table-cell>
          <table:table-cell office:value-type="float" office:value="0.00151666" calcext:value-type="float">
            <text:p>0.00151666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138559" calcext:value-type="float">
            <text:p>0.138559</text:p>
          </table:table-cell>
          <table:table-cell office:value-type="float" office:value="0.00792277" calcext:value-type="float">
            <text:p>0.00792277</text:p>
          </table:table-cell>
          <table:table-cell office:value-type="float" office:value="0.00116335" calcext:value-type="float">
            <text:p>0.00116335</text:p>
          </table:table-cell>
          <table:table-cell office:value-type="float" office:value="0.150596" calcext:value-type="float">
            <text:p>0.150596</text:p>
          </table:table-cell>
          <table:table-cell office:value-type="float" office:value="0.0454511" calcext:value-type="float">
            <text:p>0.0454511</text:p>
          </table:table-cell>
          <table:table-cell office:value-type="float" office:value="0.00156876" calcext:value-type="float">
            <text:p>0.00156876</text:p>
          </table:table-cell>
          <table:table-cell office:value-type="float" office:value="0.000821883" calcext:value-type="float">
            <text:p>0.000821883</text:p>
          </table:table-cell>
          <table:table-cell office:value-type="float" office:value="0.00148389" calcext:value-type="float">
            <text:p>0.00148389</text:p>
          </table:table-cell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0.135045" calcext:value-type="float">
            <text:p>0.135045</text:p>
          </table:table-cell>
          <table:table-cell office:value-type="float" office:value="0.00792079" calcext:value-type="float">
            <text:p>0.00792079</text:p>
          </table:table-cell>
          <table:table-cell office:value-type="float" office:value="0.00115822" calcext:value-type="float">
            <text:p>0.00115822</text:p>
          </table:table-cell>
          <table:table-cell office:value-type="float" office:value="0.140162" calcext:value-type="float">
            <text:p>0.140162</text:p>
          </table:table-cell>
          <table:table-cell office:value-type="float" office:value="0.0435851" calcext:value-type="float">
            <text:p>0.0435851</text:p>
          </table:table-cell>
          <table:table-cell office:value-type="float" office:value="0.00156482" calcext:value-type="float">
            <text:p>0.00156482</text:p>
          </table:table-cell>
          <table:table-cell office:value-type="float" office:value="0.000821883" calcext:value-type="float">
            <text:p>0.000821883</text:p>
          </table:table-cell>
          <table:table-cell office:value-type="float" office:value="0.00142902" calcext:value-type="float">
            <text:p>0.00142902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133884" calcext:value-type="float">
            <text:p>0.133884</text:p>
          </table:table-cell>
          <table:table-cell office:value-type="float" office:value="0.00856819" calcext:value-type="float">
            <text:p>0.00856819</text:p>
          </table:table-cell>
          <table:table-cell office:value-type="float" office:value="0.0011748" calcext:value-type="float">
            <text:p>0.0011748</text:p>
          </table:table-cell>
          <table:table-cell office:value-type="float" office:value="0.152801" calcext:value-type="float">
            <text:p>0.152801</text:p>
          </table:table-cell>
          <table:table-cell office:value-type="float" office:value="0.0446138" calcext:value-type="float">
            <text:p>0.0446138</text:p>
          </table:table-cell>
          <table:table-cell office:value-type="float" office:value="0.00163982" calcext:value-type="float">
            <text:p>0.00163982</text:p>
          </table:table-cell>
          <table:table-cell office:value-type="float" office:value="0.000865701" calcext:value-type="float">
            <text:p>0.000865701</text:p>
          </table:table-cell>
          <table:table-cell office:value-type="float" office:value="0.00151744" calcext:value-type="float">
            <text:p>0.00151744</text:p>
          </table:table-cell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0.146406" calcext:value-type="float">
            <text:p>0.146406</text:p>
          </table:table-cell>
          <table:table-cell office:value-type="float" office:value="0.00832108" calcext:value-type="float">
            <text:p>0.00832108</text:p>
          </table:table-cell>
          <table:table-cell office:value-type="float" office:value="0.00115348" calcext:value-type="float">
            <text:p>0.00115348</text:p>
          </table:table-cell>
          <table:table-cell office:value-type="float" office:value="0.149429" calcext:value-type="float">
            <text:p>0.149429</text:p>
          </table:table-cell>
          <table:table-cell office:value-type="float" office:value="0.0465892" calcext:value-type="float">
            <text:p>0.0465892</text:p>
          </table:table-cell>
          <table:table-cell office:value-type="float" office:value="0.00157389" calcext:value-type="float">
            <text:p>0.00157389</text:p>
          </table:table-cell>
          <table:table-cell office:value-type="float" office:value="0.000822673" calcext:value-type="float">
            <text:p>0.000822673</text:p>
          </table:table-cell>
          <table:table-cell office:value-type="float" office:value="0.0014906" calcext:value-type="float">
            <text:p>0.0014906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139627" calcext:value-type="float">
            <text:p>0.139627</text:p>
          </table:table-cell>
          <table:table-cell office:value-type="float" office:value="0.00881294" calcext:value-type="float">
            <text:p>0.00881294</text:p>
          </table:table-cell>
          <table:table-cell office:value-type="float" office:value="0.00129441" calcext:value-type="float">
            <text:p>0.00129441</text:p>
          </table:table-cell>
          <table:table-cell office:value-type="float" office:value="0.153729" calcext:value-type="float">
            <text:p>0.153729</text:p>
          </table:table-cell>
          <table:table-cell office:value-type="float" office:value="0.0448933" calcext:value-type="float">
            <text:p>0.0448933</text:p>
          </table:table-cell>
          <table:table-cell office:value-type="float" office:value="0.0015814" calcext:value-type="float">
            <text:p>0.0015814</text:p>
          </table:table-cell>
          <table:table-cell office:value-type="float" office:value="0.000840042" calcext:value-type="float">
            <text:p>0.000840042</text:p>
          </table:table-cell>
          <table:table-cell office:value-type="float" office:value="0.00150047" calcext:value-type="float">
            <text:p>0.00150047</text:p>
          </table:table-cell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0.140452" calcext:value-type="float">
            <text:p>0.140452</text:p>
          </table:table-cell>
          <table:table-cell office:value-type="float" office:value="0.00790974" calcext:value-type="float">
            <text:p>0.00790974</text:p>
          </table:table-cell>
          <table:table-cell office:value-type="float" office:value="0.00125612" calcext:value-type="float">
            <text:p>0.00125612</text:p>
          </table:table-cell>
          <table:table-cell office:value-type="float" office:value="0.148205" calcext:value-type="float">
            <text:p>0.148205</text:p>
          </table:table-cell>
          <table:table-cell office:value-type="float" office:value="0.0459098" calcext:value-type="float">
            <text:p>0.0459098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000814778" calcext:value-type="float">
            <text:p>0.000814778</text:p>
          </table:table-cell>
          <table:table-cell office:value-type="float" office:value="0.00147047" calcext:value-type="float">
            <text:p>0.00147047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140968" calcext:value-type="float">
            <text:p>0.140968</text:p>
          </table:table-cell>
          <table:table-cell office:value-type="float" office:value="0.00945955" calcext:value-type="float">
            <text:p>0.00945955</text:p>
          </table:table-cell>
          <table:table-cell office:value-type="float" office:value="0.0012123" calcext:value-type="float">
            <text:p>0.0012123</text:p>
          </table:table-cell>
          <table:table-cell office:value-type="float" office:value="0.146276" calcext:value-type="float">
            <text:p>0.146276</text:p>
          </table:table-cell>
          <table:table-cell office:value-type="float" office:value="0.0442842" calcext:value-type="float">
            <text:p>0.0442842</text:p>
          </table:table-cell>
          <table:table-cell office:value-type="float" office:value="0.00157271" calcext:value-type="float">
            <text:p>0.00157271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00146455" calcext:value-type="float">
            <text:p>0.00146455</text:p>
          </table:table-cell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0.13867" calcext:value-type="float">
            <text:p>0.13867</text:p>
          </table:table-cell>
          <table:table-cell office:value-type="float" office:value="0.00911888" calcext:value-type="float">
            <text:p>0.00911888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0454839" calcext:value-type="float">
            <text:p>0.0454839</text:p>
          </table:table-cell>
          <table:table-cell office:value-type="float" office:value="0.00158534" calcext:value-type="float">
            <text:p>0.00158534</text:p>
          </table:table-cell>
          <table:table-cell office:value-type="float" office:value="0.000846358" calcext:value-type="float">
            <text:p>0.000846358</text:p>
          </table:table-cell>
          <table:table-cell office:value-type="float" office:value="0.00150915" calcext:value-type="float">
            <text:p>0.00150915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137141" calcext:value-type="float">
            <text:p>0.137141</text:p>
          </table:table-cell>
          <table:table-cell office:value-type="float" office:value="0.00811975" calcext:value-type="float">
            <text:p>0.00811975</text:p>
          </table:table-cell>
          <table:table-cell office:value-type="float" office:value="0.00113374" calcext:value-type="float">
            <text:p>0.00113374</text:p>
          </table:table-cell>
          <table:table-cell office:value-type="float" office:value="0.143111" calcext:value-type="float">
            <text:p>0.143111</text:p>
          </table:table-cell>
          <table:table-cell office:value-type="float" office:value="0.0472634" calcext:value-type="float">
            <text:p>0.0472634</text:p>
          </table:table-cell>
          <table:table-cell office:value-type="float" office:value="0.00158297" calcext:value-type="float">
            <text:p>0.00158297</text:p>
          </table:table-cell>
          <table:table-cell office:value-type="float" office:value="0.000832542" calcext:value-type="float">
            <text:p>0.000832542</text:p>
          </table:table-cell>
          <table:table-cell office:value-type="float" office:value="0.00148192" calcext:value-type="float">
            <text:p>0.00148192</text:p>
          </table:table-cell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0.143005" calcext:value-type="float">
            <text:p>0.143005</text:p>
          </table:table-cell>
          <table:table-cell office:value-type="float" office:value="0.00850622" calcext:value-type="float">
            <text:p>0.00850622</text:p>
          </table:table-cell>
          <table:table-cell office:value-type="float" office:value="0.00117519" calcext:value-type="float">
            <text:p>0.00117519</text:p>
          </table:table-cell>
          <table:table-cell office:value-type="float" office:value="0.150949" calcext:value-type="float">
            <text:p>0.150949</text:p>
          </table:table-cell>
          <table:table-cell office:value-type="float" office:value="0.0453785" calcext:value-type="float">
            <text:p>0.0453785</text:p>
          </table:table-cell>
          <table:table-cell office:value-type="float" office:value="0.00160548" calcext:value-type="float">
            <text:p>0.00160548</text:p>
          </table:table-cell>
          <table:table-cell office:value-type="float" office:value="0.000846358" calcext:value-type="float">
            <text:p>0.000846358</text:p>
          </table:table-cell>
          <table:table-cell office:value-type="float" office:value="0.00151823" calcext:value-type="float">
            <text:p>0.00151823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14203" calcext:value-type="float">
            <text:p>0.14203</text:p>
          </table:table-cell>
          <table:table-cell office:value-type="float" office:value="0.00847464" calcext:value-type="float">
            <text:p>0.00847464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151531" calcext:value-type="float">
            <text:p>0.151531</text:p>
          </table:table-cell>
          <table:table-cell office:value-type="float" office:value="0.0456114" calcext:value-type="float">
            <text:p>0.0456114</text:p>
          </table:table-cell>
          <table:table-cell office:value-type="float" office:value="0.00162048" calcext:value-type="float">
            <text:p>0.00162048</text:p>
          </table:table-cell>
          <table:table-cell office:value-type="float" office:value="0.000861359" calcext:value-type="float">
            <text:p>0.000861359</text:p>
          </table:table-cell>
          <table:table-cell office:value-type="float" office:value="0.00153718" calcext:value-type="float">
            <text:p>0.00153718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0.137435" calcext:value-type="float">
            <text:p>0.137435</text:p>
          </table:table-cell>
          <table:table-cell office:value-type="float" office:value="0.00841305" calcext:value-type="float">
            <text:p>0.00841305</text:p>
          </table:table-cell>
          <table:table-cell office:value-type="float" office:value="0.00138678" calcext:value-type="float">
            <text:p>0.00138678</text:p>
          </table:table-cell>
          <table:table-cell office:value-type="float" office:value="0.152541" calcext:value-type="float">
            <text:p>0.152541</text:p>
          </table:table-cell>
          <table:table-cell office:value-type="float" office:value="0.0465821" calcext:value-type="float">
            <text:p>0.0465821</text:p>
          </table:table-cell>
          <table:table-cell office:value-type="float" office:value="0.00163311" calcext:value-type="float">
            <text:p>0.00163311</text:p>
          </table:table-cell>
          <table:table-cell office:value-type="float" office:value="0.00086057" calcext:value-type="float">
            <text:p>0.00086057</text:p>
          </table:table-cell>
          <table:table-cell office:value-type="float" office:value="0.00154587" calcext:value-type="float">
            <text:p>0.001545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0.00785921" calcext:value-type="float">
            <text:p>0.00785921</text:p>
          </table:table-cell>
          <table:table-cell office:value-type="float" office:value="0.00125375" calcext:value-type="float">
            <text:p>0.00125375</text:p>
          </table:table-cell>
          <table:table-cell office:value-type="float" office:value="0.15017" calcext:value-type="float">
            <text:p>0.15017</text:p>
          </table:table-cell>
          <table:table-cell office:value-type="float" office:value="0.0470037" calcext:value-type="float">
            <text:p>0.0470037</text:p>
          </table:table-cell>
          <table:table-cell office:value-type="float" office:value="0.00154547" calcext:value-type="float">
            <text:p>0.00154547</text:p>
          </table:table-cell>
          <table:table-cell office:value-type="float" office:value="0.000817936" calcext:value-type="float">
            <text:p>0.000817936</text:p>
          </table:table-cell>
          <table:table-cell office:value-type="float" office:value="0.00148823" calcext:value-type="float">
            <text:p>0.00148823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/>
          <table:table-cell office:value-type="float" office:value="0.00870478" calcext:value-type="float">
            <text:p>0.00870478</text:p>
          </table:table-cell>
          <table:table-cell office:value-type="float" office:value="0.0012044" calcext:value-type="float">
            <text:p>0.0012044</text:p>
          </table:table-cell>
          <table:table-cell office:value-type="float" office:value="0.148618" calcext:value-type="float">
            <text:p>0.148618</text:p>
          </table:table-cell>
          <table:table-cell office:value-type="float" office:value="0.0462951" calcext:value-type="float">
            <text:p>0.0462951</text:p>
          </table:table-cell>
          <table:table-cell office:value-type="float" office:value="0.00162758" calcext:value-type="float">
            <text:p>0.00162758</text:p>
          </table:table-cell>
          <table:table-cell office:value-type="float" office:value="0.000863728" calcext:value-type="float">
            <text:p>0.000863728</text:p>
          </table:table-cell>
          <table:table-cell office:value-type="float" office:value="0.00150323" calcext:value-type="float">
            <text:p>0.00150323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0851609" calcext:value-type="float">
            <text:p>0.00851609</text:p>
          </table:table-cell>
          <table:table-cell office:value-type="float" office:value="0.00114282" calcext:value-type="float">
            <text:p>0.00114282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046393" calcext:value-type="float">
            <text:p>0.046393</text:p>
          </table:table-cell>
          <table:table-cell office:value-type="float" office:value="0.00163903" calcext:value-type="float">
            <text:p>0.00163903</text:p>
          </table:table-cell>
          <table:table-cell office:value-type="float" office:value="0.000866096" calcext:value-type="float">
            <text:p>0.000866096</text:p>
          </table:table-cell>
          <table:table-cell office:value-type="float" office:value="0.00151981" calcext:value-type="float">
            <text:p>0.00151981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/>
          <table:table-cell office:value-type="float" office:value="0.00831121" calcext:value-type="float">
            <text:p>0.00831121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14604" calcext:value-type="float">
            <text:p>0.14604</text:p>
          </table:table-cell>
          <table:table-cell office:value-type="float" office:value="0.0453654" calcext:value-type="float">
            <text:p>0.0453654</text:p>
          </table:table-cell>
          <table:table-cell office:value-type="float" office:value="0.00157942" calcext:value-type="float">
            <text:p>0.00157942</text:p>
          </table:table-cell>
          <table:table-cell office:value-type="float" office:value="0.000836884" calcext:value-type="float">
            <text:p>0.000836884</text:p>
          </table:table-cell>
          <table:table-cell office:value-type="float" office:value="0.001476" calcext:value-type="float">
            <text:p>0.001476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0831081" calcext:value-type="float">
            <text:p>0.00831081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138783" calcext:value-type="float">
            <text:p>0.138783</text:p>
          </table:table-cell>
          <table:table-cell office:value-type="float" office:value="0.0429827" calcext:value-type="float">
            <text:p>0.0429827</text:p>
          </table:table-cell>
          <table:table-cell office:value-type="float" office:value="0.00162284" calcext:value-type="float">
            <text:p>0.00162284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00145981" calcext:value-type="float">
            <text:p>0.00145981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/>
          <table:table-cell office:value-type="float" office:value="0.00868781" calcext:value-type="float">
            <text:p>0.00868781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159401" calcext:value-type="float">
            <text:p>0.159401</text:p>
          </table:table-cell>
          <table:table-cell office:value-type="float" office:value="0.0484047" calcext:value-type="float">
            <text:p>0.0484047</text:p>
          </table:table-cell>
          <table:table-cell office:value-type="float" office:value="0.00159995" calcext:value-type="float">
            <text:p>0.00159995</text:p>
          </table:table-cell>
          <table:table-cell office:value-type="float" office:value="0.000844779" calcext:value-type="float">
            <text:p>0.000844779</text:p>
          </table:table-cell>
          <table:table-cell office:value-type="float" office:value="0.00155929" calcext:value-type="float">
            <text:p>0.00155929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0853543" calcext:value-type="float">
            <text:p>0.00853543</text:p>
          </table:table-cell>
          <table:table-cell office:value-type="float" office:value="0.00132638" calcext:value-type="float">
            <text:p>0.00132638</text:p>
          </table:table-cell>
          <table:table-cell office:value-type="float" office:value="0.155588" calcext:value-type="float">
            <text:p>0.155588</text:p>
          </table:table-cell>
          <table:table-cell office:value-type="float" office:value="0.0471197" calcext:value-type="float">
            <text:p>0.0471197</text:p>
          </table:table-cell>
          <table:table-cell office:value-type="float" office:value="0.00164692" calcext:value-type="float">
            <text:p>0.00164692</text:p>
          </table:table-cell>
          <table:table-cell office:value-type="float" office:value="0.000868859" calcext:value-type="float">
            <text:p>0.000868859</text:p>
          </table:table-cell>
          <table:table-cell office:value-type="float" office:value="0.0015356" calcext:value-type="float">
            <text:p>0.0015356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 table:style-name="ce1"/>
          <table:table-cell office:value-type="float" office:value="0.00902651" calcext:value-type="float">
            <text:p>0.00902651</text:p>
          </table:table-cell>
          <table:table-cell office:value-type="float" office:value="0.00121546" calcext:value-type="float">
            <text:p>0.00121546</text:p>
          </table:table-cell>
          <table:table-cell office:value-type="float" office:value="0.143263" calcext:value-type="float">
            <text:p>0.143263</text:p>
          </table:table-cell>
          <table:table-cell office:value-type="float" office:value="0.0442716" calcext:value-type="float">
            <text:p>0.0442716</text:p>
          </table:table-cell>
          <table:table-cell office:value-type="float" office:value="0.00164692" calcext:value-type="float">
            <text:p>0.00164692</text:p>
          </table:table-cell>
          <table:table-cell office:value-type="float" office:value="0.000885044" calcext:value-type="float">
            <text:p>0.000885044</text:p>
          </table:table-cell>
          <table:table-cell office:value-type="float" office:value="0.00147442" calcext:value-type="float">
            <text:p>0.00147442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table:style-name="ce1"/>
          <table:table-cell office:value-type="float" office:value="0.00873399" calcext:value-type="float">
            <text:p>0.00873399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153493" calcext:value-type="float">
            <text:p>0.153493</text:p>
          </table:table-cell>
          <table:table-cell office:value-type="float" office:value="0.0453485" calcext:value-type="float">
            <text:p>0.0453485</text:p>
          </table:table-cell>
          <table:table-cell office:value-type="float" office:value="0.00165719" calcext:value-type="float">
            <text:p>0.00165719</text:p>
          </table:table-cell>
          <table:table-cell office:value-type="float" office:value="0.000882676" calcext:value-type="float">
            <text:p>0.000882676</text:p>
          </table:table-cell>
          <table:table-cell office:value-type="float" office:value="0.00156087" calcext:value-type="float">
            <text:p>0.00156087</text:p>
          </table:table-cell>
        </table:table-row>
        <table:table-row table:style-name="ro1">
          <table:table-cell office:value-type="float" office:value="204500" calcext:value-type="float">
            <text:p>204500</text:p>
          </table:table-cell>
          <table:table-cell/>
          <table:table-cell office:value-type="float" office:value="0.00885123" calcext:value-type="float">
            <text:p>0.00885123</text:p>
          </table:table-cell>
          <table:table-cell office:value-type="float" office:value="0.00113769" calcext:value-type="float">
            <text:p>0.00113769</text:p>
          </table:table-cell>
          <table:table-cell office:value-type="float" office:value="0.154649" calcext:value-type="float">
            <text:p>0.154649</text:p>
          </table:table-cell>
          <table:table-cell office:value-type="float" office:value="0.0471762" calcext:value-type="float">
            <text:p>0.0471762</text:p>
          </table:table-cell>
          <table:table-cell office:value-type="float" office:value="0.00166745" calcext:value-type="float">
            <text:p>0.00166745</text:p>
          </table:table-cell>
          <table:table-cell office:value-type="float" office:value="0.000887808" calcext:value-type="float">
            <text:p>0.000887808</text:p>
          </table:table-cell>
          <table:table-cell office:value-type="float" office:value="0.0015356" calcext:value-type="float">
            <text:p>0.0015356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0847661" calcext:value-type="float">
            <text:p>0.00847661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149947" calcext:value-type="float">
            <text:p>0.149947</text:p>
          </table:table-cell>
          <table:table-cell office:value-type="float" office:value="0.0485101" calcext:value-type="float">
            <text:p>0.0485101</text:p>
          </table:table-cell>
          <table:table-cell office:value-type="float" office:value="0.00160705" calcext:value-type="float">
            <text:p>0.00160705</text:p>
          </table:table-cell>
          <table:table-cell office:value-type="float" office:value="0.000840832" calcext:value-type="float">
            <text:p>0.000840832</text:p>
          </table:table-cell>
          <table:table-cell office:value-type="float" office:value="0.00151902" calcext:value-type="float">
            <text:p>0.00151902</text:p>
          </table:table-cell>
        </table:table-row>
        <table:table-row table:style-name="ro1">
          <table:table-cell office:value-type="float" office:value="205500" calcext:value-type="float">
            <text:p>205500</text:p>
          </table:table-cell>
          <table:table-cell/>
          <table:table-cell office:value-type="float" office:value="0.00874307" calcext:value-type="float">
            <text:p>0.00874307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152571" calcext:value-type="float">
            <text:p>0.152571</text:p>
          </table:table-cell>
          <table:table-cell office:value-type="float" office:value="0.0461948" calcext:value-type="float">
            <text:p>0.0461948</text:p>
          </table:table-cell>
          <table:table-cell office:value-type="float" office:value="0.00166982" calcext:value-type="float">
            <text:p>0.00166982</text:p>
          </table:table-cell>
          <table:table-cell office:value-type="float" office:value="0.000887808" calcext:value-type="float">
            <text:p>0.000887808</text:p>
          </table:table-cell>
          <table:table-cell office:value-type="float" office:value="0.00154271" calcext:value-type="float">
            <text:p>0.00154271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0850898" calcext:value-type="float">
            <text:p>0.00850898</text:p>
          </table:table-cell>
          <table:table-cell office:value-type="float" office:value="0.00119177" calcext:value-type="float">
            <text:p>0.00119177</text:p>
          </table:table-cell>
          <table:table-cell office:value-type="float" office:value="0.158487" calcext:value-type="float">
            <text:p>0.158487</text:p>
          </table:table-cell>
          <table:table-cell office:value-type="float" office:value="0.0494776" calcext:value-type="float">
            <text:p>0.0494776</text:p>
          </table:table-cell>
          <table:table-cell office:value-type="float" office:value="0.00160824" calcext:value-type="float">
            <text:p>0.00160824</text:p>
          </table:table-cell>
          <table:table-cell office:value-type="float" office:value="0.000868859" calcext:value-type="float">
            <text:p>0.000868859</text:p>
          </table:table-cell>
          <table:table-cell office:value-type="float" office:value="0.00159324" calcext:value-type="float">
            <text:p>0.00159324</text:p>
          </table:table-cell>
        </table:table-row>
        <table:table-row table:style-name="ro1">
          <table:table-cell office:value-type="float" office:value="206500" calcext:value-type="float">
            <text:p>206500</text:p>
          </table:table-cell>
          <table:table-cell/>
          <table:table-cell office:value-type="float" office:value="0.00842766" calcext:value-type="float">
            <text:p>0.00842766</text:p>
          </table:table-cell>
          <table:table-cell office:value-type="float" office:value="0.00125454" calcext:value-type="float">
            <text:p>0.00125454</text:p>
          </table:table-cell>
          <table:table-cell office:value-type="float" office:value="0.148539" calcext:value-type="float">
            <text:p>0.148539</text:p>
          </table:table-cell>
          <table:table-cell office:value-type="float" office:value="0.0453252" calcext:value-type="float">
            <text:p>0.0453252</text:p>
          </table:table-cell>
          <table:table-cell office:value-type="float" office:value="0.00164377" calcext:value-type="float">
            <text:p>0.00164377</text:p>
          </table:table-cell>
          <table:table-cell office:value-type="float" office:value="0.000869254" calcext:value-type="float">
            <text:p>0.000869254</text:p>
          </table:table-cell>
          <table:table-cell office:value-type="float" office:value="0.00151508" calcext:value-type="float">
            <text:p>0.00151508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0883031" calcext:value-type="float">
            <text:p>0.00883031</text:p>
          </table:table-cell>
          <table:table-cell office:value-type="float" office:value="0.00112111" calcext:value-type="float">
            <text:p>0.00112111</text:p>
          </table:table-cell>
          <table:table-cell office:value-type="float" office:value="0.151338" calcext:value-type="float">
            <text:p>0.151338</text:p>
          </table:table-cell>
          <table:table-cell office:value-type="float" office:value="0.051348" calcext:value-type="float">
            <text:p>0.051348</text:p>
          </table:table-cell>
          <table:table-cell office:value-type="float" office:value="0.00160153" calcext:value-type="float">
            <text:p>0.00160153</text:p>
          </table:table-cell>
          <table:table-cell office:value-type="float" office:value="0.000845174" calcext:value-type="float">
            <text:p>0.000845174</text:p>
          </table:table-cell>
          <table:table-cell office:value-type="float" office:value="0.00153402" calcext:value-type="float">
            <text:p>0.00153402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/>
          <table:table-cell office:value-type="float" office:value="0.00885044" calcext:value-type="float">
            <text:p>0.00885044</text:p>
          </table:table-cell>
          <table:table-cell office:value-type="float" office:value="0.00112979" calcext:value-type="float">
            <text:p>0.00112979</text:p>
          </table:table-cell>
          <table:table-cell office:value-type="float" office:value="0.144978" calcext:value-type="float">
            <text:p>0.144978</text:p>
          </table:table-cell>
          <table:table-cell office:value-type="float" office:value="0.0455972" calcext:value-type="float">
            <text:p>0.0455972</text:p>
          </table:table-cell>
          <table:table-cell office:value-type="float" office:value="0.00166193" calcext:value-type="float">
            <text:p>0.00166193</text:p>
          </table:table-cell>
          <table:table-cell office:value-type="float" office:value="0.000881097" calcext:value-type="float">
            <text:p>0.000881097</text:p>
          </table:table-cell>
          <table:table-cell office:value-type="float" office:value="0.0015206" calcext:value-type="float">
            <text:p>0.0015206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0938218" calcext:value-type="float">
            <text:p>0.00938218</text:p>
          </table:table-cell>
          <table:table-cell office:value-type="float" office:value="0.00120203" calcext:value-type="float">
            <text:p>0.00120203</text:p>
          </table:table-cell>
          <table:table-cell office:value-type="float" office:value="0.148911" calcext:value-type="float">
            <text:p>0.148911</text:p>
          </table:table-cell>
          <table:table-cell office:value-type="float" office:value="0.0475879" calcext:value-type="float">
            <text:p>0.0475879</text:p>
          </table:table-cell>
          <table:table-cell office:value-type="float" office:value="0.00165087" calcext:value-type="float">
            <text:p>0.00165087</text:p>
          </table:table-cell>
          <table:table-cell office:value-type="float" office:value="0.000874781" calcext:value-type="float">
            <text:p>0.000874781</text:p>
          </table:table-cell>
          <table:table-cell office:value-type="float" office:value="0.00154863" calcext:value-type="float">
            <text:p>0.00154863</text:p>
          </table:table-cell>
        </table:table-row>
        <table:table-row table:style-name="ro1">
          <table:table-cell office:value-type="float" office:value="208500" calcext:value-type="float">
            <text:p>208500</text:p>
          </table:table-cell>
          <table:table-cell/>
          <table:table-cell office:value-type="float" office:value="0.00871662" calcext:value-type="float">
            <text:p>0.00871662</text:p>
          </table:table-cell>
          <table:table-cell office:value-type="float" office:value="0.00110137" calcext:value-type="float">
            <text:p>0.00110137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0.0469863" calcext:value-type="float">
            <text:p>0.0469863</text:p>
          </table:table-cell>
          <table:table-cell office:value-type="float" office:value="0.00166193" calcext:value-type="float">
            <text:p>0.00166193</text:p>
          </table:table-cell>
          <table:table-cell office:value-type="float" office:value="0.000877544" calcext:value-type="float">
            <text:p>0.000877544</text:p>
          </table:table-cell>
          <table:table-cell office:value-type="float" office:value="0.00154389" calcext:value-type="float">
            <text:p>0.00154389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0859148" calcext:value-type="float">
            <text:p>0.00859148</text:p>
          </table:table-cell>
          <table:table-cell office:value-type="float" office:value="0.00113335" calcext:value-type="float">
            <text:p>0.00113335</text:p>
          </table:table-cell>
          <table:table-cell office:value-type="float" office:value="0.145927" calcext:value-type="float">
            <text:p>0.145927</text:p>
          </table:table-cell>
          <table:table-cell office:value-type="float" office:value="0.0482803" calcext:value-type="float">
            <text:p>0.0482803</text:p>
          </table:table-cell>
          <table:table-cell office:value-type="float" office:value="0.00162245" calcext:value-type="float">
            <text:p>0.00162245</text:p>
          </table:table-cell>
          <table:table-cell office:value-type="float" office:value="0.000859385" calcext:value-type="float">
            <text:p>0.000859385</text:p>
          </table:table-cell>
          <table:table-cell office:value-type="float" office:value="0.001596" calcext:value-type="float">
            <text:p>0.001596</text:p>
          </table:table-cell>
        </table:table-row>
        <table:table-row table:style-name="ro1">
          <table:table-cell office:value-type="float" office:value="209500" calcext:value-type="float">
            <text:p>209500</text:p>
          </table:table-cell>
          <table:table-cell/>
          <table:table-cell office:value-type="float" office:value="0.00868465" calcext:value-type="float">
            <text:p>0.00868465</text:p>
          </table:table-cell>
          <table:table-cell office:value-type="float" office:value="0.00115743" calcext:value-type="float">
            <text:p>0.00115743</text:p>
          </table:table-cell>
          <table:table-cell office:value-type="float" office:value="0.152168" calcext:value-type="float">
            <text:p>0.152168</text:p>
          </table:table-cell>
          <table:table-cell office:value-type="float" office:value="0.0469287" calcext:value-type="float">
            <text:p>0.0469287</text:p>
          </table:table-cell>
          <table:table-cell office:value-type="float" office:value="0.00165127" calcext:value-type="float">
            <text:p>0.00165127</text:p>
          </table:table-cell>
          <table:table-cell office:value-type="float" office:value="0.000885044" calcext:value-type="float">
            <text:p>0.000885044</text:p>
          </table:table-cell>
          <table:table-cell office:value-type="float" office:value="0.00154231" calcext:value-type="float">
            <text:p>0.0015423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0837871" calcext:value-type="float">
            <text:p>0.00837871</text:p>
          </table:table-cell>
          <table:table-cell office:value-type="float" office:value="0.00114914" calcext:value-type="float">
            <text:p>0.00114914</text:p>
          </table:table-cell>
          <table:table-cell office:value-type="float" office:value="0.149502" calcext:value-type="float">
            <text:p>0.149502</text:p>
          </table:table-cell>
          <table:table-cell office:value-type="float" office:value="0.0474079" calcext:value-type="float">
            <text:p>0.0474079</text:p>
          </table:table-cell>
          <table:table-cell office:value-type="float" office:value="0.00159403" calcext:value-type="float">
            <text:p>0.00159403</text:p>
          </table:table-cell>
          <table:table-cell office:value-type="float" office:value="0.000850306" calcext:value-type="float">
            <text:p>0.000850306</text:p>
          </table:table-cell>
          <table:table-cell office:value-type="float" office:value="0.00156639" calcext:value-type="float">
            <text:p>0.00156639</text:p>
          </table:table-cell>
        </table:table-row>
        <table:table-row table:style-name="ro1">
          <table:table-cell office:value-type="float" office:value="210500" calcext:value-type="float">
            <text:p>210500</text:p>
          </table:table-cell>
          <table:table-cell/>
          <table:table-cell office:value-type="float" office:value="0.00850977" calcext:value-type="float">
            <text:p>0.00850977</text:p>
          </table:table-cell>
          <table:table-cell office:value-type="float" office:value="0.00112585" calcext:value-type="float">
            <text:p>0.00112585</text:p>
          </table:table-cell>
          <table:table-cell office:value-type="float" office:value="0.149606" calcext:value-type="float">
            <text:p>0.149606</text:p>
          </table:table-cell>
          <table:table-cell office:value-type="float" office:value="0.0471936" calcext:value-type="float">
            <text:p>0.0471936</text:p>
          </table:table-cell>
          <table:table-cell office:value-type="float" office:value="0.0016564" calcext:value-type="float">
            <text:p>0.0016564</text:p>
          </table:table-cell>
          <table:table-cell office:value-type="float" office:value="0.000874781" calcext:value-type="float">
            <text:p>0.000874781</text:p>
          </table:table-cell>
          <table:table-cell office:value-type="float" office:value="0.0015735" calcext:value-type="float">
            <text:p>0.0015735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0890729" calcext:value-type="float">
            <text:p>0.00890729</text:p>
          </table:table-cell>
          <table:table-cell office:value-type="float" office:value="0.00112664" calcext:value-type="float">
            <text:p>0.00112664</text:p>
          </table:table-cell>
          <table:table-cell office:value-type="float" office:value="0.150062" calcext:value-type="float">
            <text:p>0.150062</text:p>
          </table:table-cell>
          <table:table-cell office:value-type="float" office:value="0.0494709" calcext:value-type="float">
            <text:p>0.0494709</text:p>
          </table:table-cell>
          <table:table-cell office:value-type="float" office:value="0.00164771" calcext:value-type="float">
            <text:p>0.00164771</text:p>
          </table:table-cell>
          <table:table-cell office:value-type="float" office:value="0.00107769" calcext:value-type="float">
            <text:p>0.00107769</text:p>
          </table:table-cell>
          <table:table-cell office:value-type="float" office:value="0.00156837" calcext:value-type="float">
            <text:p>0.00156837</text:p>
          </table:table-cell>
        </table:table-row>
        <table:table-row table:style-name="ro1">
          <table:table-cell office:value-type="float" office:value="211500" calcext:value-type="float">
            <text:p>211500</text:p>
          </table:table-cell>
          <table:table-cell/>
          <table:table-cell office:value-type="float" office:value="0.00963443" calcext:value-type="float">
            <text:p>0.00963443</text:p>
          </table:table-cell>
          <table:table-cell office:value-type="float" office:value="0.00115072" calcext:value-type="float">
            <text:p>0.00115072</text:p>
          </table:table-cell>
          <table:table-cell office:value-type="float" office:value="0.157358" calcext:value-type="float">
            <text:p>0.157358</text:p>
          </table:table-cell>
          <table:table-cell office:value-type="float" office:value="0.0479408" calcext:value-type="float">
            <text:p>0.0479408</text:p>
          </table:table-cell>
          <table:table-cell office:value-type="float" office:value="0.00172548" calcext:value-type="float">
            <text:p>0.00172548</text:p>
          </table:table-cell>
          <table:table-cell office:value-type="float" office:value="0.000927283" calcext:value-type="float">
            <text:p>0.000927283</text:p>
          </table:table-cell>
          <table:table-cell office:value-type="float" office:value="0.00159876" calcext:value-type="float">
            <text:p>0.00159876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084245" calcext:value-type="float">
            <text:p>0.0084245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154603" calcext:value-type="float">
            <text:p>0.154603</text:p>
          </table:table-cell>
          <table:table-cell office:value-type="float" office:value="0.0488121" calcext:value-type="float">
            <text:p>0.0488121</text:p>
          </table:table-cell>
          <table:table-cell office:value-type="float" office:value="0.00160745" calcext:value-type="float">
            <text:p>0.00160745</text:p>
          </table:table-cell>
          <table:table-cell office:value-type="float" office:value="0.000858991" calcext:value-type="float">
            <text:p>0.000858991</text:p>
          </table:table-cell>
          <table:table-cell office:value-type="float" office:value="0.00157232" calcext:value-type="float">
            <text:p>0.00157232</text:p>
          </table:table-cell>
        </table:table-row>
        <table:table-row table:style-name="ro1">
          <table:table-cell office:value-type="float" office:value="212500" calcext:value-type="float">
            <text:p>212500</text:p>
          </table:table-cell>
          <table:table-cell/>
          <table:table-cell office:value-type="float" office:value="0.00822831" calcext:value-type="float">
            <text:p>0.00822831</text:p>
          </table:table-cell>
          <table:table-cell office:value-type="float" office:value="0.00110137" calcext:value-type="float">
            <text:p>0.00110137</text:p>
          </table:table-cell>
          <table:table-cell office:value-type="float" office:value="0.160238" calcext:value-type="float">
            <text:p>0.160238</text:p>
          </table:table-cell>
          <table:table-cell office:value-type="float" office:value="0.0503425" calcext:value-type="float">
            <text:p>0.0503425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00847148" calcext:value-type="float">
            <text:p>0.000847148</text:p>
          </table:table-cell>
          <table:table-cell office:value-type="float" office:value="0.00161534" calcext:value-type="float">
            <text:p>0.00161534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0936402" calcext:value-type="float">
            <text:p>0.00936402</text:p>
          </table:table-cell>
          <table:table-cell office:value-type="float" office:value="0.00111716" calcext:value-type="float">
            <text:p>0.00111716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0.0464143" calcext:value-type="float">
            <text:p>0.0464143</text:p>
          </table:table-cell>
          <table:table-cell office:value-type="float" office:value="0.00195247" calcext:value-type="float">
            <text:p>0.00195247</text:p>
          </table:table-cell>
          <table:table-cell office:value-type="float" office:value="0.00090794" calcext:value-type="float">
            <text:p>0.00090794</text:p>
          </table:table-cell>
          <table:table-cell office:value-type="float" office:value="0.00154113" calcext:value-type="float">
            <text:p>0.00154113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/>
          <table:table-cell office:value-type="float" office:value="0.00962338" calcext:value-type="float">
            <text:p>0.00962338</text:p>
          </table:table-cell>
          <table:table-cell office:value-type="float" office:value="0.00118822" calcext:value-type="float">
            <text:p>0.00118822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0.0491287" calcext:value-type="float">
            <text:p>0.0491287</text:p>
          </table:table-cell>
          <table:table-cell office:value-type="float" office:value="0.0022363" calcext:value-type="float">
            <text:p>0.0022363</text:p>
          </table:table-cell>
          <table:table-cell office:value-type="float" office:value="0.000933994" calcext:value-type="float">
            <text:p>0.000933994</text:p>
          </table:table-cell>
          <table:table-cell office:value-type="float" office:value="0.001611" calcext:value-type="float">
            <text:p>0.001611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0917691" calcext:value-type="float">
            <text:p>0.00917691</text:p>
          </table:table-cell>
          <table:table-cell office:value-type="float" office:value="0.00114598" calcext:value-type="float">
            <text:p>0.00114598</text:p>
          </table:table-cell>
          <table:table-cell office:value-type="float" office:value="0.154368" calcext:value-type="float">
            <text:p>0.154368</text:p>
          </table:table-cell>
          <table:table-cell office:value-type="float" office:value="0.0489182" calcext:value-type="float">
            <text:p>0.0489182</text:p>
          </table:table-cell>
          <table:table-cell office:value-type="float" office:value="0.00189602" calcext:value-type="float">
            <text:p>0.00189602</text:p>
          </table:table-cell>
          <table:table-cell office:value-type="float" office:value="0.00090873" calcext:value-type="float">
            <text:p>0.00090873</text:p>
          </table:table-cell>
          <table:table-cell office:value-type="float" office:value="0.00160113" calcext:value-type="float">
            <text:p>0.00160113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/>
          <table:table-cell office:value-type="float" office:value="0.0094485" calcext:value-type="float">
            <text:p>0.0094485</text:p>
          </table:table-cell>
          <table:table-cell office:value-type="float" office:value="0.00111598" calcext:value-type="float">
            <text:p>0.00111598</text:p>
          </table:table-cell>
          <table:table-cell office:value-type="float" office:value="0.162253" calcext:value-type="float">
            <text:p>0.162253</text:p>
          </table:table-cell>
          <table:table-cell office:value-type="float" office:value="0.0499265" calcext:value-type="float">
            <text:p>0.0499265</text:p>
          </table:table-cell>
          <table:table-cell office:value-type="float" office:value="0.00175706" calcext:value-type="float">
            <text:p>0.00175706</text:p>
          </table:table-cell>
          <table:table-cell office:value-type="float" office:value="0.00089965" calcext:value-type="float">
            <text:p>0.00089965</text:p>
          </table:table-cell>
          <table:table-cell office:value-type="float" office:value="0.00162245" calcext:value-type="float">
            <text:p>0.00162245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0847029" calcext:value-type="float">
            <text:p>0.00847029</text:p>
          </table:table-cell>
          <table:table-cell office:value-type="float" office:value="0.00113335" calcext:value-type="float">
            <text:p>0.00113335</text:p>
          </table:table-cell>
          <table:table-cell office:value-type="float" office:value="0.156281" calcext:value-type="float">
            <text:p>0.156281</text:p>
          </table:table-cell>
          <table:table-cell office:value-type="float" office:value="0.0496178" calcext:value-type="float">
            <text:p>0.0496178</text:p>
          </table:table-cell>
          <table:table-cell office:value-type="float" office:value="0.00166508" calcext:value-type="float">
            <text:p>0.00166508</text:p>
          </table:table-cell>
          <table:table-cell office:value-type="float" office:value="0.000868859" calcext:value-type="float">
            <text:p>0.000868859</text:p>
          </table:table-cell>
          <table:table-cell office:value-type="float" office:value="0.00162403" calcext:value-type="float">
            <text:p>0.00162403</text:p>
          </table:table-cell>
        </table:table-row>
        <table:table-row table:style-name="ro1">
          <table:table-cell office:value-type="float" office:value="215500" calcext:value-type="float">
            <text:p>215500</text:p>
          </table:table-cell>
          <table:table-cell/>
          <table:table-cell office:value-type="float" office:value="0.00889189" calcext:value-type="float">
            <text:p>0.00889189</text:p>
          </table:table-cell>
          <table:table-cell office:value-type="float" office:value="0.00114045" calcext:value-type="float">
            <text:p>0.00114045</text:p>
          </table:table-cell>
          <table:table-cell office:value-type="float" office:value="0.155607" calcext:value-type="float">
            <text:p>0.155607</text:p>
          </table:table-cell>
          <table:table-cell office:value-type="float" office:value="0.0498017" calcext:value-type="float">
            <text:p>0.0498017</text:p>
          </table:table-cell>
          <table:table-cell office:value-type="float" office:value="0.00171877" calcext:value-type="float">
            <text:p>0.00171877</text:p>
          </table:table-cell>
          <table:table-cell office:value-type="float" office:value="0.000904388" calcext:value-type="float">
            <text:p>0.000904388</text:p>
          </table:table-cell>
          <table:table-cell office:value-type="float" office:value="0.00160824" calcext:value-type="float">
            <text:p>0.00160824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0876399" calcext:value-type="float">
            <text:p>0.00876399</text:p>
          </table:table-cell>
          <table:table-cell office:value-type="float" office:value="0.00111953" calcext:value-type="float">
            <text:p>0.00111953</text:p>
          </table:table-cell>
          <table:table-cell office:value-type="float" office:value="0.146725" calcext:value-type="float">
            <text:p>0.146725</text:p>
          </table:table-cell>
          <table:table-cell office:value-type="float" office:value="0.0478903" calcext:value-type="float">
            <text:p>0.0478903</text:p>
          </table:table-cell>
          <table:table-cell office:value-type="float" office:value="0.00168364" calcext:value-type="float">
            <text:p>0.00168364</text:p>
          </table:table-cell>
          <table:table-cell office:value-type="float" office:value="0.000894124" calcext:value-type="float">
            <text:p>0.000894124</text:p>
          </table:table-cell>
          <table:table-cell office:value-type="float" office:value="0.00156403" calcext:value-type="float">
            <text:p>0.00156403</text:p>
          </table:table-cell>
        </table:table-row>
        <table:table-row table:style-name="ro1">
          <table:table-cell office:value-type="float" office:value="216500" calcext:value-type="float">
            <text:p>216500</text:p>
          </table:table-cell>
          <table:table-cell/>
          <table:table-cell office:value-type="float" office:value="0.00911848" calcext:value-type="float">
            <text:p>0.00911848</text:p>
          </table:table-cell>
          <table:table-cell office:value-type="float" office:value="0.00109506" calcext:value-type="float">
            <text:p>0.00109506</text:p>
          </table:table-cell>
          <table:table-cell office:value-type="float" office:value="0.155773" calcext:value-type="float">
            <text:p>0.155773</text:p>
          </table:table-cell>
          <table:table-cell office:value-type="float" office:value="0.049043" calcext:value-type="float">
            <text:p>0.049043</text:p>
          </table:table-cell>
          <table:table-cell office:value-type="float" office:value="0.00174285" calcext:value-type="float">
            <text:p>0.00174285</text:p>
          </table:table-cell>
          <table:table-cell office:value-type="float" office:value="0.000923336" calcext:value-type="float">
            <text:p>0.000923336</text:p>
          </table:table-cell>
          <table:table-cell office:value-type="float" office:value="0.00158811" calcext:value-type="float">
            <text:p>0.00158811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0976273" calcext:value-type="float">
            <text:p>0.00976273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158274" calcext:value-type="float">
            <text:p>0.158274</text:p>
          </table:table-cell>
          <table:table-cell office:value-type="float" office:value="0.0488507" calcext:value-type="float">
            <text:p>0.0488507</text:p>
          </table:table-cell>
          <table:table-cell office:value-type="float" office:value="0.00180088" calcext:value-type="float">
            <text:p>0.00180088</text:p>
          </table:table-cell>
          <table:table-cell office:value-type="float" office:value="0.000962022" calcext:value-type="float">
            <text:p>0.000962022</text:p>
          </table:table-cell>
          <table:table-cell office:value-type="float" office:value="0.00162087" calcext:value-type="float">
            <text:p>0.00162087</text:p>
          </table:table-cell>
        </table:table-row>
        <table:table-row table:style-name="ro1">
          <table:table-cell office:value-type="float" office:value="217500" calcext:value-type="float">
            <text:p>217500</text:p>
          </table:table-cell>
          <table:table-cell/>
          <table:table-cell office:value-type="float" office:value="0.0091023" calcext:value-type="float">
            <text:p>0.0091023</text:p>
          </table:table-cell>
          <table:table-cell office:value-type="float" office:value="0.00113216" calcext:value-type="float">
            <text:p>0.00113216</text:p>
          </table:table-cell>
          <table:table-cell office:value-type="float" office:value="0.153912" calcext:value-type="float">
            <text:p>0.153912</text:p>
          </table:table-cell>
          <table:table-cell office:value-type="float" office:value="0.0490102" calcext:value-type="float">
            <text:p>0.0490102</text:p>
          </table:table-cell>
          <table:table-cell office:value-type="float" office:value="0.00181351" calcext:value-type="float">
            <text:p>0.00181351</text:p>
          </table:table-cell>
          <table:table-cell office:value-type="float" office:value="0.000910704" calcext:value-type="float">
            <text:p>0.000910704</text:p>
          </table:table-cell>
          <table:table-cell office:value-type="float" office:value="0.00160074" calcext:value-type="float">
            <text:p>0.00160074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0894124" calcext:value-type="float">
            <text:p>0.00894124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158599" calcext:value-type="float">
            <text:p>0.158599</text:p>
          </table:table-cell>
          <table:table-cell office:value-type="float" office:value="0.0524355" calcext:value-type="float">
            <text:p>0.0524355</text:p>
          </table:table-cell>
          <table:table-cell office:value-type="float" office:value="0.00211432" calcext:value-type="float">
            <text:p>0.00211432</text:p>
          </table:table-cell>
          <table:table-cell office:value-type="float" office:value="0.000902809" calcext:value-type="float">
            <text:p>0.000902809</text:p>
          </table:table-cell>
          <table:table-cell office:value-type="float" office:value="0.001641" calcext:value-type="float">
            <text:p>0.001641</text:p>
          </table:table-cell>
        </table:table-row>
        <table:table-row table:style-name="ro1">
          <table:table-cell office:value-type="float" office:value="218500" calcext:value-type="float">
            <text:p>218500</text:p>
          </table:table-cell>
          <table:table-cell/>
          <table:table-cell office:value-type="float" office:value="0.00932455" calcext:value-type="float">
            <text:p>0.00932455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16307" calcext:value-type="float">
            <text:p>0.16307</text:p>
          </table:table-cell>
          <table:table-cell office:value-type="float" office:value="0.0523392" calcext:value-type="float">
            <text:p>0.0523392</text:p>
          </table:table-cell>
          <table:table-cell office:value-type="float" office:value="0.00281422" calcext:value-type="float">
            <text:p>0.00281422</text:p>
          </table:table-cell>
          <table:table-cell office:value-type="float" office:value="0.000905177" calcext:value-type="float">
            <text:p>0.000905177</text:p>
          </table:table-cell>
          <table:table-cell office:value-type="float" office:value="0.00165561" calcext:value-type="float">
            <text:p>0.00165561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0816752" calcext:value-type="float">
            <text:p>0.00816752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.0504835" calcext:value-type="float">
            <text:p>0.0504835</text:p>
          </table:table-cell>
          <table:table-cell office:value-type="float" office:value="0.00178825" calcext:value-type="float">
            <text:p>0.00178825</text:p>
          </table:table-cell>
          <table:table-cell office:value-type="float" office:value="0.000855438" calcext:value-type="float">
            <text:p>0.000855438</text:p>
          </table:table-cell>
          <table:table-cell office:value-type="float" office:value="0.00160311" calcext:value-type="float">
            <text:p>0.00160311</text:p>
          </table:table-cell>
        </table:table-row>
        <table:table-row table:style-name="ro1">
          <table:table-cell office:value-type="float" office:value="219500" calcext:value-type="float">
            <text:p>219500</text:p>
          </table:table-cell>
          <table:table-cell/>
          <table:table-cell office:value-type="float" office:value="0.00923178" calcext:value-type="float">
            <text:p>0.00923178</text:p>
          </table:table-cell>
          <table:table-cell office:value-type="float" office:value="0.00116769" calcext:value-type="float">
            <text:p>0.00116769</text:p>
          </table:table-cell>
          <table:table-cell office:value-type="float" office:value="0.15422" calcext:value-type="float">
            <text:p>0.15422</text:p>
          </table:table-cell>
          <table:table-cell office:value-type="float" office:value="0.0545084" calcext:value-type="float">
            <text:p>0.0545084</text:p>
          </table:table-cell>
          <table:table-cell office:value-type="float" office:value="0.00184154" calcext:value-type="float">
            <text:p>0.00184154</text:p>
          </table:table-cell>
          <table:table-cell office:value-type="float" office:value="0.000917809" calcext:value-type="float">
            <text:p>0.000917809</text:p>
          </table:table-cell>
          <table:table-cell office:value-type="float" office:value="0.00158337" calcext:value-type="float">
            <text:p>0.0015833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0993563" calcext:value-type="float">
            <text:p>0.00993563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160113" calcext:value-type="float">
            <text:p>0.160113</text:p>
          </table:table-cell>
          <table:table-cell office:value-type="float" office:value="0.0521884" calcext:value-type="float">
            <text:p>0.0521884</text:p>
          </table:table-cell>
          <table:table-cell office:value-type="float" office:value="0.00177956" calcext:value-type="float">
            <text:p>0.00177956</text:p>
          </table:table-cell>
          <table:table-cell office:value-type="float" office:value="0.000907546" calcext:value-type="float">
            <text:p>0.000907546</text:p>
          </table:table-cell>
          <table:table-cell office:value-type="float" office:value="0.00163192" calcext:value-type="float">
            <text:p>0.00163192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/>
          <table:table-cell office:value-type="float" office:value="0.0094031" calcext:value-type="float">
            <text:p>0.0094031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157303" calcext:value-type="float">
            <text:p>0.157303</text:p>
          </table:table-cell>
          <table:table-cell office:value-type="float" office:value="0.0498072" calcext:value-type="float">
            <text:p>0.0498072</text:p>
          </table:table-cell>
          <table:table-cell office:value-type="float" office:value="0.00179812" calcext:value-type="float">
            <text:p>0.00179812</text:p>
          </table:table-cell>
          <table:table-cell office:value-type="float" office:value="0.000943863" calcext:value-type="float">
            <text:p>0.000943863</text:p>
          </table:table-cell>
          <table:table-cell office:value-type="float" office:value="0.00159719" calcext:value-type="float">
            <text:p>0.00159719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0981839" calcext:value-type="float">
            <text:p>0.00981839</text:p>
          </table:table-cell>
          <table:table-cell office:value-type="float" office:value="0.00112269" calcext:value-type="float">
            <text:p>0.00112269</text:p>
          </table:table-cell>
          <table:table-cell office:value-type="float" office:value="0.179657" calcext:value-type="float">
            <text:p>0.179657</text:p>
          </table:table-cell>
          <table:table-cell office:value-type="float" office:value="0.0512801" calcext:value-type="float">
            <text:p>0.0512801</text:p>
          </table:table-cell>
          <table:table-cell office:value-type="float" office:value="0.00175114" calcext:value-type="float">
            <text:p>0.00175114</text:p>
          </table:table-cell>
          <table:table-cell office:value-type="float" office:value="0.000928862" calcext:value-type="float">
            <text:p>0.000928862</text:p>
          </table:table-cell>
          <table:table-cell office:value-type="float" office:value="0.00163311" calcext:value-type="float">
            <text:p>0.00163311</text:p>
          </table:table-cell>
        </table:table-row>
        <table:table-row table:style-name="ro1">
          <table:table-cell office:value-type="float" office:value="221500" calcext:value-type="float">
            <text:p>221500</text:p>
          </table:table-cell>
          <table:table-cell/>
          <table:table-cell office:value-type="float" office:value="0.00898308" calcext:value-type="float">
            <text:p>0.00898308</text:p>
          </table:table-cell>
          <table:table-cell office:value-type="float" office:value="0.00110966" calcext:value-type="float">
            <text:p>0.00110966</text:p>
          </table:table-cell>
          <table:table-cell office:value-type="float" office:value="0.201796" calcext:value-type="float">
            <text:p>0.201796</text:p>
          </table:table-cell>
          <table:table-cell office:value-type="float" office:value="0.0514111" calcext:value-type="float">
            <text:p>0.0514111</text:p>
          </table:table-cell>
          <table:table-cell office:value-type="float" office:value="0.00169509" calcext:value-type="float">
            <text:p>0.00169509</text:p>
          </table:table-cell>
          <table:table-cell office:value-type="float" office:value="0.000901624" calcext:value-type="float">
            <text:p>0.000901624</text:p>
          </table:table-cell>
          <table:table-cell office:value-type="float" office:value="0.00161929" calcext:value-type="float">
            <text:p>0.00161929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0910506" calcext:value-type="float">
            <text:p>0.00910506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204428" calcext:value-type="float">
            <text:p>0.204428</text:p>
          </table:table-cell>
          <table:table-cell office:value-type="float" office:value="0.052719" calcext:value-type="float">
            <text:p>0.052719</text:p>
          </table:table-cell>
          <table:table-cell office:value-type="float" office:value="0.00172903" calcext:value-type="float">
            <text:p>0.00172903</text:p>
          </table:table-cell>
          <table:table-cell office:value-type="float" office:value="0.000898072" calcext:value-type="float">
            <text:p>0.000898072</text:p>
          </table:table-cell>
          <table:table-cell office:value-type="float" office:value="0.00161179" calcext:value-type="float">
            <text:p>0.00161179</text:p>
          </table:table-cell>
        </table:table-row>
        <table:table-row table:style-name="ro1">
          <table:table-cell office:value-type="float" office:value="222500" calcext:value-type="float">
            <text:p>222500</text:p>
          </table:table-cell>
          <table:table-cell/>
          <table:table-cell office:value-type="float" office:value="0.00934113" calcext:value-type="float">
            <text:p>0.00934113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213911" calcext:value-type="float">
            <text:p>0.213911</text:p>
          </table:table-cell>
          <table:table-cell office:value-type="float" office:value="0.0516436" calcext:value-type="float">
            <text:p>0.0516436</text:p>
          </table:table-cell>
          <table:table-cell office:value-type="float" office:value="0.00176654" calcext:value-type="float">
            <text:p>0.00176654</text:p>
          </table:table-cell>
          <table:table-cell office:value-type="float" office:value="0.000943863" calcext:value-type="float">
            <text:p>0.000943863</text:p>
          </table:table-cell>
          <table:table-cell office:value-type="float" office:value="0.00166074" calcext:value-type="float">
            <text:p>0.00166074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0969325" calcext:value-type="float">
            <text:p>0.00969325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202042" calcext:value-type="float">
            <text:p>0.202042</text:p>
          </table:table-cell>
          <table:table-cell office:value-type="float" office:value="0.0510851" calcext:value-type="float">
            <text:p>0.0510851</text:p>
          </table:table-cell>
          <table:table-cell office:value-type="float" office:value="0.00179614" calcext:value-type="float">
            <text:p>0.00179614</text:p>
          </table:table-cell>
          <table:table-cell office:value-type="float" office:value="0.00095768" calcext:value-type="float">
            <text:p>0.00095768</text:p>
          </table:table-cell>
          <table:table-cell office:value-type="float" office:value="0.00162758" calcext:value-type="float">
            <text:p>0.00162758</text:p>
          </table:table-cell>
        </table:table-row>
        <table:table-row table:style-name="ro1">
          <table:table-cell office:value-type="float" office:value="223500" calcext:value-type="float">
            <text:p>223500</text:p>
          </table:table-cell>
          <table:table-cell/>
          <table:table-cell office:value-type="float" office:value="0.0092152" calcext:value-type="float">
            <text:p>0.0092152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204086" calcext:value-type="float">
            <text:p>0.204086</text:p>
          </table:table-cell>
          <table:table-cell office:value-type="float" office:value="0.0515679" calcext:value-type="float">
            <text:p>0.0515679</text:p>
          </table:table-cell>
          <table:table-cell office:value-type="float" office:value="0.00170614" calcext:value-type="float">
            <text:p>0.00170614</text:p>
          </table:table-cell>
          <table:table-cell office:value-type="float" office:value="0.000910704" calcext:value-type="float">
            <text:p>0.000910704</text:p>
          </table:table-cell>
          <table:table-cell office:value-type="float" office:value="0.00163311" calcext:value-type="float">
            <text:p>0.00163311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table:style-name="ce1"/>
          <table:table-cell office:value-type="float" office:value="0.00939916" calcext:value-type="float">
            <text:p>0.00939916</text:p>
          </table:table-cell>
          <table:table-cell office:value-type="float" office:value="0.00111282" calcext:value-type="float">
            <text:p>0.00111282</text:p>
          </table:table-cell>
          <table:table-cell office:value-type="float" office:value="0.204717" calcext:value-type="float">
            <text:p>0.204717</text:p>
          </table:table-cell>
          <table:table-cell office:value-type="float" office:value="0.0581765" calcext:value-type="float">
            <text:p>0.0581765</text:p>
          </table:table-cell>
          <table:table-cell office:value-type="float" office:value="0.00169745" calcext:value-type="float">
            <text:p>0.00169745</text:p>
          </table:table-cell>
          <table:table-cell office:value-type="float" office:value="0.000914651" calcext:value-type="float">
            <text:p>0.000914651</text:p>
          </table:table-cell>
          <table:table-cell office:value-type="float" office:value="0.00166232" calcext:value-type="float">
            <text:p>0.00166232</text:p>
          </table:table-cell>
        </table:table-row>
        <table:table-row table:style-name="ro1">
          <table:table-cell office:value-type="float" office:value="224500" calcext:value-type="float">
            <text:p>224500</text:p>
          </table:table-cell>
          <table:table-cell/>
          <table:table-cell office:value-type="float" office:value="0.00948403" calcext:value-type="float">
            <text:p>0.00948403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205933" calcext:value-type="float">
            <text:p>0.205933</text:p>
          </table:table-cell>
          <table:table-cell office:value-type="float" office:value="0.0516733" calcext:value-type="float">
            <text:p>0.0516733</text:p>
          </table:table-cell>
          <table:table-cell office:value-type="float" office:value="0.00173338" calcext:value-type="float">
            <text:p>0.00173338</text:p>
          </table:table-cell>
          <table:table-cell office:value-type="float" office:value="0.000926099" calcext:value-type="float">
            <text:p>0.000926099</text:p>
          </table:table-cell>
          <table:table-cell office:value-type="float" office:value="0.00163824" calcext:value-type="float">
            <text:p>0.0016382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0954561" calcext:value-type="float">
            <text:p>0.00954561</text:p>
          </table:table-cell>
          <table:table-cell office:value-type="float" office:value="0.00110729" calcext:value-type="float">
            <text:p>0.00110729</text:p>
          </table:table-cell>
          <table:table-cell office:value-type="float" office:value="0.198676" calcext:value-type="float">
            <text:p>0.198676</text:p>
          </table:table-cell>
          <table:table-cell office:value-type="float" office:value="0.0500275" calcext:value-type="float">
            <text:p>0.0500275</text:p>
          </table:table-cell>
          <table:table-cell office:value-type="float" office:value="0.0017393" calcext:value-type="float">
            <text:p>0.0017393</text:p>
          </table:table-cell>
          <table:table-cell office:value-type="float" office:value="0.000935968" calcext:value-type="float">
            <text:p>0.000935968</text:p>
          </table:table-cell>
          <table:table-cell office:value-type="float" office:value="0.00174167" calcext:value-type="float">
            <text:p>0.00174167</text:p>
          </table:table-cell>
        </table:table-row>
        <table:table-row table:style-name="ro1">
          <table:table-cell office:value-type="float" office:value="225500" calcext:value-type="float">
            <text:p>225500</text:p>
          </table:table-cell>
          <table:table-cell/>
          <table:table-cell office:value-type="float" office:value="0.00978404" calcext:value-type="float">
            <text:p>0.00978404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209169" calcext:value-type="float">
            <text:p>0.209169</text:p>
          </table:table-cell>
          <table:table-cell office:value-type="float" office:value="0.0528066" calcext:value-type="float">
            <text:p>0.0528066</text:p>
          </table:table-cell>
          <table:table-cell office:value-type="float" office:value="0.00177206" calcext:value-type="float">
            <text:p>0.00177206</text:p>
          </table:table-cell>
          <table:table-cell office:value-type="float" office:value="0.000951364" calcext:value-type="float">
            <text:p>0.000951364</text:p>
          </table:table-cell>
          <table:table-cell office:value-type="float" office:value="0.0016789" calcext:value-type="float">
            <text:p>0.0016789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0955627" calcext:value-type="float">
            <text:p>0.00955627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210878" calcext:value-type="float">
            <text:p>0.210878</text:p>
          </table:table-cell>
          <table:table-cell office:value-type="float" office:value="0.0536909" calcext:value-type="float">
            <text:p>0.0536909</text:p>
          </table:table-cell>
          <table:table-cell office:value-type="float" office:value="0.00177404" calcext:value-type="float">
            <text:p>0.00177404</text:p>
          </table:table-cell>
          <table:table-cell office:value-type="float" office:value="0.000999129" calcext:value-type="float">
            <text:p>0.000999129</text:p>
          </table:table-cell>
          <table:table-cell office:value-type="float" office:value="0.00169982" calcext:value-type="float">
            <text:p>0.00169982</text:p>
          </table:table-cell>
        </table:table-row>
        <table:table-row table:style-name="ro1">
          <table:table-cell office:value-type="float" office:value="226500" calcext:value-type="float">
            <text:p>226500</text:p>
          </table:table-cell>
          <table:table-cell/>
          <table:table-cell office:value-type="float" office:value="0.00955351" calcext:value-type="float">
            <text:p>0.00955351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216905" calcext:value-type="float">
            <text:p>0.216905</text:p>
          </table:table-cell>
          <table:table-cell office:value-type="float" office:value="0.0545238" calcext:value-type="float">
            <text:p>0.0545238</text:p>
          </table:table-cell>
          <table:table-cell office:value-type="float" office:value="0.00173614" calcext:value-type="float">
            <text:p>0.00173614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70298" calcext:value-type="float">
            <text:p>0.00170298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0905256" calcext:value-type="float">
            <text:p>0.00905256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205855" calcext:value-type="float">
            <text:p>0.205855</text:p>
          </table:table-cell>
          <table:table-cell office:value-type="float" office:value="0.0531335" calcext:value-type="float">
            <text:p>0.0531335</text:p>
          </table:table-cell>
          <table:table-cell office:value-type="float" office:value="0.00170416" calcext:value-type="float">
            <text:p>0.00170416</text:p>
          </table:table-cell>
          <table:table-cell office:value-type="float" office:value="0.000944258" calcext:value-type="float">
            <text:p>0.000944258</text:p>
          </table:table-cell>
          <table:table-cell office:value-type="float" office:value="0.00166074" calcext:value-type="float">
            <text:p>0.00166074</text:p>
          </table:table-cell>
        </table:table-row>
        <table:table-row table:style-name="ro1">
          <table:table-cell office:value-type="float" office:value="227500" calcext:value-type="float">
            <text:p>227500</text:p>
          </table:table-cell>
          <table:table-cell/>
          <table:table-cell office:value-type="float" office:value="0.00959654" calcext:value-type="float">
            <text:p>0.00959654</text:p>
          </table:table-cell>
          <table:table-cell office:value-type="float" office:value="0.00108953" calcext:value-type="float">
            <text:p>0.00108953</text:p>
          </table:table-cell>
          <table:table-cell office:value-type="float" office:value="0.203183" calcext:value-type="float">
            <text:p>0.203183</text:p>
          </table:table-cell>
          <table:table-cell office:value-type="float" office:value="0.05237" calcext:value-type="float">
            <text:p>0.05237</text:p>
          </table:table-cell>
          <table:table-cell office:value-type="float" office:value="0.0017539" calcext:value-type="float">
            <text:p>0.0017539</text:p>
          </table:table-cell>
          <table:table-cell office:value-type="float" office:value="0.000980576" calcext:value-type="float">
            <text:p>0.000980576</text:p>
          </table:table-cell>
          <table:table-cell office:value-type="float" office:value="0.0016635" calcext:value-type="float">
            <text:p>0.0016635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0937468" calcext:value-type="float">
            <text:p>0.00937468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202025" calcext:value-type="float">
            <text:p>0.202025</text:p>
          </table:table-cell>
          <table:table-cell office:value-type="float" office:value="0.0524332" calcext:value-type="float">
            <text:p>0.0524332</text:p>
          </table:table-cell>
          <table:table-cell office:value-type="float" office:value="0.00171443" calcext:value-type="float">
            <text:p>0.00171443</text:p>
          </table:table-cell>
          <table:table-cell office:value-type="float" office:value="0.000921362" calcext:value-type="float">
            <text:p>0.000921362</text:p>
          </table:table-cell>
          <table:table-cell office:value-type="float" office:value="0.00162206" calcext:value-type="float">
            <text:p>0.00162206</text:p>
          </table:table-cell>
        </table:table-row>
        <table:table-row table:style-name="ro1">
          <table:table-cell office:value-type="float" office:value="228500" calcext:value-type="float">
            <text:p>228500</text:p>
          </table:table-cell>
          <table:table-cell table:style-name="ce1"/>
          <table:table-cell office:value-type="float" office:value="0.00886071" calcext:value-type="float">
            <text:p>0.00886071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206429" calcext:value-type="float">
            <text:p>0.206429</text:p>
          </table:table-cell>
          <table:table-cell office:value-type="float" office:value="0.0541152" calcext:value-type="float">
            <text:p>0.0541152</text:p>
          </table:table-cell>
          <table:table-cell office:value-type="float" office:value="0.00168522" calcext:value-type="float">
            <text:p>0.00168522</text:p>
          </table:table-cell>
          <table:table-cell office:value-type="float" office:value="0.000898861" calcext:value-type="float">
            <text:p>0.000898861</text:p>
          </table:table-cell>
          <table:table-cell office:value-type="float" office:value="0.00166745" calcext:value-type="float">
            <text:p>0.0016674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0925744" calcext:value-type="float">
            <text:p>0.00925744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208227" calcext:value-type="float">
            <text:p>0.208227</text:p>
          </table:table-cell>
          <table:table-cell office:value-type="float" office:value="0.0530904" calcext:value-type="float">
            <text:p>0.0530904</text:p>
          </table:table-cell>
          <table:table-cell office:value-type="float" office:value="0.00175983" calcext:value-type="float">
            <text:p>0.00175983</text:p>
          </table:table-cell>
          <table:table-cell office:value-type="float" office:value="0.000941495" calcext:value-type="float">
            <text:p>0.000941495</text:p>
          </table:table-cell>
          <table:table-cell office:value-type="float" office:value="0.0017464" calcext:value-type="float">
            <text:p>0.0017464</text:p>
          </table:table-cell>
        </table:table-row>
        <table:table-row table:style-name="ro1">
          <table:table-cell office:value-type="float" office:value="229500" calcext:value-type="float">
            <text:p>229500</text:p>
          </table:table-cell>
          <table:table-cell/>
          <table:table-cell office:value-type="float" office:value="0.00971141" calcext:value-type="float">
            <text:p>0.00971141</text:p>
          </table:table-cell>
          <table:table-cell office:value-type="float" office:value="0.00108479" calcext:value-type="float">
            <text:p>0.00108479</text:p>
          </table:table-cell>
          <table:table-cell office:value-type="float" office:value="0.202243" calcext:value-type="float">
            <text:p>0.202243</text:p>
          </table:table-cell>
          <table:table-cell office:value-type="float" office:value="0.0544097" calcext:value-type="float">
            <text:p>0.0544097</text:p>
          </table:table-cell>
          <table:table-cell office:value-type="float" office:value="0.00178114" calcext:value-type="float">
            <text:p>0.00178114</text:p>
          </table:table-cell>
          <table:table-cell office:value-type="float" office:value="0.000956495" calcext:value-type="float">
            <text:p>0.000956495</text:p>
          </table:table-cell>
          <table:table-cell office:value-type="float" office:value="0.0017693" calcext:value-type="float">
            <text:p>0.001769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0958114" calcext:value-type="float">
            <text:p>0.00958114</text:p>
          </table:table-cell>
          <table:table-cell office:value-type="float" office:value="0.00108163" calcext:value-type="float">
            <text:p>0.00108163</text:p>
          </table:table-cell>
          <table:table-cell office:value-type="float" office:value="0.207106" calcext:value-type="float">
            <text:p>0.207106</text:p>
          </table:table-cell>
          <table:table-cell office:value-type="float" office:value="0.0530233" calcext:value-type="float">
            <text:p>0.0530233</text:p>
          </table:table-cell>
          <table:table-cell office:value-type="float" office:value="0.00176219" calcext:value-type="float">
            <text:p>0.00176219</text:p>
          </table:table-cell>
          <table:table-cell office:value-type="float" office:value="0.000947416" calcext:value-type="float">
            <text:p>0.000947416</text:p>
          </table:table-cell>
          <table:table-cell office:value-type="float" office:value="0.00173535" calcext:value-type="float">
            <text:p>0.00173535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/>
          <table:table-cell office:value-type="float" office:value="0.0101306" calcext:value-type="float">
            <text:p>0.0101306</text:p>
          </table:table-cell>
          <table:table-cell office:value-type="float" office:value="0.0015281" calcext:value-type="float">
            <text:p>0.0015281</text:p>
          </table:table-cell>
          <table:table-cell office:value-type="float" office:value="0.200563" calcext:value-type="float">
            <text:p>0.200563</text:p>
          </table:table-cell>
          <table:table-cell office:value-type="float" office:value="0.0514135" calcext:value-type="float">
            <text:p>0.0514135</text:p>
          </table:table-cell>
          <table:table-cell office:value-type="float" office:value="0.00181825" calcext:value-type="float">
            <text:p>0.00181825</text:p>
          </table:table-cell>
          <table:table-cell office:value-type="float" office:value="0.000984523" calcext:value-type="float">
            <text:p>0.000984523</text:p>
          </table:table-cell>
          <table:table-cell office:value-type="float" office:value="0.00166114" calcext:value-type="float">
            <text:p>0.00166114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0975957" calcext:value-type="float">
            <text:p>0.00975957</text:p>
          </table:table-cell>
          <table:table-cell office:value-type="float" office:value="0.00116216" calcext:value-type="float">
            <text:p>0.00116216</text:p>
          </table:table-cell>
          <table:table-cell office:value-type="float" office:value="0.213649" calcext:value-type="float">
            <text:p>0.213649</text:p>
          </table:table-cell>
          <table:table-cell office:value-type="float" office:value="0.054493" calcext:value-type="float">
            <text:p>0.054493</text:p>
          </table:table-cell>
          <table:table-cell office:value-type="float" office:value="0.00177285" calcext:value-type="float">
            <text:p>0.00177285</text:p>
          </table:table-cell>
          <table:table-cell office:value-type="float" office:value="0.000945442" calcext:value-type="float">
            <text:p>0.000945442</text:p>
          </table:table-cell>
          <table:table-cell office:value-type="float" office:value="0.0017093" calcext:value-type="float">
            <text:p>0.0017093</text:p>
          </table:table-cell>
        </table:table-row>
        <table:table-row table:style-name="ro1">
          <table:table-cell office:value-type="float" office:value="231500" calcext:value-type="float">
            <text:p>231500</text:p>
          </table:table-cell>
          <table:table-cell/>
          <table:table-cell office:value-type="float" office:value="0.0104496" calcext:value-type="float">
            <text:p>0.0104496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207107" calcext:value-type="float">
            <text:p>0.207107</text:p>
          </table:table-cell>
          <table:table-cell office:value-type="float" office:value="0.0534272" calcext:value-type="float">
            <text:p>0.0534272</text:p>
          </table:table-cell>
          <table:table-cell office:value-type="float" office:value="0.0018747" calcext:value-type="float">
            <text:p>0.0018747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0167929" calcext:value-type="float">
            <text:p>0.00167929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0966641" calcext:value-type="float">
            <text:p>0.00966641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227327" calcext:value-type="float">
            <text:p>0.227327</text:p>
          </table:table-cell>
          <table:table-cell office:value-type="float" office:value="0.0579365" calcext:value-type="float">
            <text:p>0.0579365</text:p>
          </table:table-cell>
          <table:table-cell office:value-type="float" office:value="0.00177719" calcext:value-type="float">
            <text:p>0.00177719</text:p>
          </table:table-cell>
          <table:table-cell office:value-type="float" office:value="0.000953337" calcext:value-type="float">
            <text:p>0.000953337</text:p>
          </table:table-cell>
          <table:table-cell office:value-type="float" office:value="0.00169272" calcext:value-type="float">
            <text:p>0.00169272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/>
          <table:table-cell office:value-type="float" office:value="0.00952429" calcext:value-type="float">
            <text:p>0.00952429</text:p>
          </table:table-cell>
          <table:table-cell office:value-type="float" office:value="0.00112071" calcext:value-type="float">
            <text:p>0.00112071</text:p>
          </table:table-cell>
          <table:table-cell office:value-type="float" office:value="0.206575" calcext:value-type="float">
            <text:p>0.206575</text:p>
          </table:table-cell>
          <table:table-cell office:value-type="float" office:value="0.0534753" calcext:value-type="float">
            <text:p>0.0534753</text:p>
          </table:table-cell>
          <table:table-cell office:value-type="float" office:value="0.00175509" calcext:value-type="float">
            <text:p>0.00175509</text:p>
          </table:table-cell>
          <table:table-cell office:value-type="float" office:value="0.000944258" calcext:value-type="float">
            <text:p>0.000944258</text:p>
          </table:table-cell>
          <table:table-cell office:value-type="float" office:value="0.0016489" calcext:value-type="float">
            <text:p>0.0016489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0953219" calcext:value-type="float">
            <text:p>0.00953219</text:p>
          </table:table-cell>
          <table:table-cell office:value-type="float" office:value="0.00112466" calcext:value-type="float">
            <text:p>0.00112466</text:p>
          </table:table-cell>
          <table:table-cell office:value-type="float" office:value="0.213467" calcext:value-type="float">
            <text:p>0.213467</text:p>
          </table:table-cell>
          <table:table-cell office:value-type="float" office:value="0.0553891" calcext:value-type="float">
            <text:p>0.0553891</text:p>
          </table:table-cell>
          <table:table-cell office:value-type="float" office:value="0.00179377" calcext:value-type="float">
            <text:p>0.00179377</text:p>
          </table:table-cell>
          <table:table-cell office:value-type="float" office:value="0.000959259" calcext:value-type="float">
            <text:p>0.000959259</text:p>
          </table:table-cell>
          <table:table-cell office:value-type="float" office:value="0.00171285" calcext:value-type="float">
            <text:p>0.00171285</text:p>
          </table:table-cell>
        </table:table-row>
        <table:table-row table:style-name="ro1">
          <table:table-cell office:value-type="float" office:value="233500" calcext:value-type="float">
            <text:p>233500</text:p>
          </table:table-cell>
          <table:table-cell/>
          <table:table-cell office:value-type="float" office:value="0.0095389" calcext:value-type="float">
            <text:p>0.0095389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198917" calcext:value-type="float">
            <text:p>0.198917</text:p>
          </table:table-cell>
          <table:table-cell office:value-type="float" office:value="0.0543967" calcext:value-type="float">
            <text:p>0.0543967</text:p>
          </table:table-cell>
          <table:table-cell office:value-type="float" office:value="0.00174561" calcext:value-type="float">
            <text:p>0.00174561</text:p>
          </table:table-cell>
          <table:table-cell office:value-type="float" office:value="0.000944258" calcext:value-type="float">
            <text:p>0.000944258</text:p>
          </table:table-cell>
          <table:table-cell office:value-type="float" office:value="0.00167811" calcext:value-type="float">
            <text:p>0.00167811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table:style-name="ce1"/>
          <table:table-cell office:value-type="float" office:value="0.00932336" calcext:value-type="float">
            <text:p>0.00932336</text:p>
          </table:table-cell>
          <table:table-cell office:value-type="float" office:value="0.00108677" calcext:value-type="float">
            <text:p>0.00108677</text:p>
          </table:table-cell>
          <table:table-cell office:value-type="float" office:value="0.202719" calcext:value-type="float">
            <text:p>0.202719</text:p>
          </table:table-cell>
          <table:table-cell office:value-type="float" office:value="0.0536534" calcext:value-type="float">
            <text:p>0.0536534</text:p>
          </table:table-cell>
          <table:table-cell office:value-type="float" office:value="0.00176772" calcext:value-type="float">
            <text:p>0.00176772</text:p>
          </table:table-cell>
          <table:table-cell office:value-type="float" office:value="0.000953732" calcext:value-type="float">
            <text:p>0.000953732</text:p>
          </table:table-cell>
          <table:table-cell office:value-type="float" office:value="0.00185891" calcext:value-type="float">
            <text:p>0.00185891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/>
          <table:table-cell office:value-type="float" office:value="0.0100296" calcext:value-type="float">
            <text:p>0.0100296</text:p>
          </table:table-cell>
          <table:table-cell office:value-type="float" office:value="0.00110058" calcext:value-type="float">
            <text:p>0.00110058</text:p>
          </table:table-cell>
          <table:table-cell office:value-type="float" office:value="0.20615" calcext:value-type="float">
            <text:p>0.20615</text:p>
          </table:table-cell>
          <table:table-cell office:value-type="float" office:value="0.0558672" calcext:value-type="float">
            <text:p>0.0558672</text:p>
          </table:table-cell>
          <table:table-cell office:value-type="float" office:value="0.00176022" calcext:value-type="float">
            <text:p>0.00176022</text:p>
          </table:table-cell>
          <table:table-cell office:value-type="float" office:value="0.000951758" calcext:value-type="float">
            <text:p>0.000951758</text:p>
          </table:table-cell>
          <table:table-cell office:value-type="float" office:value="0.00179062" calcext:value-type="float">
            <text:p>0.00179062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0978325" calcext:value-type="float">
            <text:p>0.00978325</text:p>
          </table:table-cell>
          <table:table-cell office:value-type="float" office:value="0.00117203" calcext:value-type="float">
            <text:p>0.00117203</text:p>
          </table:table-cell>
          <table:table-cell office:value-type="float" office:value="0.207048" calcext:value-type="float">
            <text:p>0.207048</text:p>
          </table:table-cell>
          <table:table-cell office:value-type="float" office:value="0.0551341" calcext:value-type="float">
            <text:p>0.0551341</text:p>
          </table:table-cell>
          <table:table-cell office:value-type="float" office:value="0.00177246" calcext:value-type="float">
            <text:p>0.00177246</text:p>
          </table:table-cell>
          <table:table-cell office:value-type="float" office:value="0.00094939" calcext:value-type="float">
            <text:p>0.00094939</text:p>
          </table:table-cell>
          <table:table-cell office:value-type="float" office:value="0.00179456" calcext:value-type="float">
            <text:p>0.00179456</text:p>
          </table:table-cell>
        </table:table-row>
        <table:table-row table:style-name="ro1">
          <table:table-cell office:value-type="float" office:value="235500" calcext:value-type="float">
            <text:p>235500</text:p>
          </table:table-cell>
          <table:table-cell/>
          <table:table-cell office:value-type="float" office:value="0.0100221" calcext:value-type="float">
            <text:p>0.0100221</text:p>
          </table:table-cell>
          <table:table-cell office:value-type="float" office:value="0.00114243" calcext:value-type="float">
            <text:p>0.00114243</text:p>
          </table:table-cell>
          <table:table-cell office:value-type="float" office:value="0.212567" calcext:value-type="float">
            <text:p>0.212567</text:p>
          </table:table-cell>
          <table:table-cell office:value-type="float" office:value="0.0573262" calcext:value-type="float">
            <text:p>0.0573262</text:p>
          </table:table-cell>
          <table:table-cell office:value-type="float" office:value="0.00177956" calcext:value-type="float">
            <text:p>0.00177956</text:p>
          </table:table-cell>
          <table:table-cell office:value-type="float" office:value="0.000962812" calcext:value-type="float">
            <text:p>0.000962812</text:p>
          </table:table-cell>
          <table:table-cell office:value-type="float" office:value="0.00178351" calcext:value-type="float">
            <text:p>0.00178351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100268" calcext:value-type="float">
            <text:p>0.0100268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203961" calcext:value-type="float">
            <text:p>0.203961</text:p>
          </table:table-cell>
          <table:table-cell office:value-type="float" office:value="0.0545593" calcext:value-type="float">
            <text:p>0.0545593</text:p>
          </table:table-cell>
          <table:table-cell office:value-type="float" office:value="0.00180799" calcext:value-type="float">
            <text:p>0.00180799</text:p>
          </table:table-cell>
          <table:table-cell office:value-type="float" office:value="0.000976233" calcext:value-type="float">
            <text:p>0.000976233</text:p>
          </table:table-cell>
          <table:table-cell office:value-type="float" office:value="0.00169745" calcext:value-type="float">
            <text:p>0.00169745</text:p>
          </table:table-cell>
        </table:table-row>
        <table:table-row table:style-name="ro1">
          <table:table-cell office:value-type="float" office:value="236500" calcext:value-type="float">
            <text:p>236500</text:p>
          </table:table-cell>
          <table:table-cell/>
          <table:table-cell office:value-type="float" office:value="0.0103154" calcext:value-type="float">
            <text:p>0.0103154</text:p>
          </table:table-cell>
          <table:table-cell office:value-type="float" office:value="0.00111874" calcext:value-type="float">
            <text:p>0.00111874</text:p>
          </table:table-cell>
          <table:table-cell office:value-type="float" office:value="0.205736" calcext:value-type="float">
            <text:p>0.205736</text:p>
          </table:table-cell>
          <table:table-cell office:value-type="float" office:value="0.0554096" calcext:value-type="float">
            <text:p>0.0554096</text:p>
          </table:table-cell>
          <table:table-cell office:value-type="float" office:value="0.00181312" calcext:value-type="float">
            <text:p>0.00181312</text:p>
          </table:table-cell>
          <table:table-cell office:value-type="float" office:value="0.000977023" calcext:value-type="float">
            <text:p>0.000977023</text:p>
          </table:table-cell>
          <table:table-cell office:value-type="float" office:value="0.00168285" calcext:value-type="float">
            <text:p>0.00168285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0997511" calcext:value-type="float">
            <text:p>0.00997511</text:p>
          </table:table-cell>
          <table:table-cell office:value-type="float" office:value="0.00112111" calcext:value-type="float">
            <text:p>0.00112111</text:p>
          </table:table-cell>
          <table:table-cell office:value-type="float" office:value="0.221239" calcext:value-type="float">
            <text:p>0.221239</text:p>
          </table:table-cell>
          <table:table-cell office:value-type="float" office:value="0.0592593" calcext:value-type="float">
            <text:p>0.0592593</text:p>
          </table:table-cell>
          <table:table-cell office:value-type="float" office:value="0.00176101" calcext:value-type="float">
            <text:p>0.00176101</text:p>
          </table:table-cell>
          <table:table-cell office:value-type="float" office:value="0.000947416" calcext:value-type="float">
            <text:p>0.000947416</text:p>
          </table:table-cell>
          <table:table-cell office:value-type="float" office:value="0.00175351" calcext:value-type="float">
            <text:p>0.00175351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  <table:table-cell/>
          <table:table-cell office:value-type="float" office:value="0.0100766" calcext:value-type="float">
            <text:p>0.0100766</text:p>
          </table:table-cell>
          <table:table-cell office:value-type="float" office:value="0.00113295" calcext:value-type="float">
            <text:p>0.00113295</text:p>
          </table:table-cell>
          <table:table-cell office:value-type="float" office:value="0.211446" calcext:value-type="float">
            <text:p>0.211446</text:p>
          </table:table-cell>
          <table:table-cell office:value-type="float" office:value="0.0550911" calcext:value-type="float">
            <text:p>0.0550911</text:p>
          </table:table-cell>
          <table:table-cell office:value-type="float" office:value="0.0018072" calcext:value-type="float">
            <text:p>0.0018072</text:p>
          </table:table-cell>
          <table:table-cell office:value-type="float" office:value="0.000977023" calcext:value-type="float">
            <text:p>0.000977023</text:p>
          </table:table-cell>
          <table:table-cell office:value-type="float" office:value="0.00168166" calcext:value-type="float">
            <text:p>0.00168166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106572" calcext:value-type="float">
            <text:p>0.0106572</text:p>
          </table:table-cell>
          <table:table-cell office:value-type="float" office:value="0.00108321" calcext:value-type="float">
            <text:p>0.00108321</text:p>
          </table:table-cell>
          <table:table-cell office:value-type="float" office:value="0.221486" calcext:value-type="float">
            <text:p>0.221486</text:p>
          </table:table-cell>
          <table:table-cell office:value-type="float" office:value="0.0578129" calcext:value-type="float">
            <text:p>0.0578129</text:p>
          </table:table-cell>
          <table:table-cell office:value-type="float" office:value="0.00185022" calcext:value-type="float">
            <text:p>0.00185022</text:p>
          </table:table-cell>
          <table:table-cell office:value-type="float" office:value="0.00101808" calcext:value-type="float">
            <text:p>0.00101808</text:p>
          </table:table-cell>
          <table:table-cell office:value-type="float" office:value="0.00177246" calcext:value-type="float">
            <text:p>0.00177246</text:p>
          </table:table-cell>
        </table:table-row>
        <table:table-row table:style-name="ro1">
          <table:table-cell office:value-type="float" office:value="238500" calcext:value-type="float">
            <text:p>238500</text:p>
          </table:table-cell>
          <table:table-cell/>
          <table:table-cell office:value-type="float" office:value="0.00991787" calcext:value-type="float">
            <text:p>0.00991787</text:p>
          </table:table-cell>
          <table:table-cell office:value-type="float" office:value="0.00111795" calcext:value-type="float">
            <text:p>0.00111795</text:p>
          </table:table-cell>
          <table:table-cell office:value-type="float" office:value="0.218893" calcext:value-type="float">
            <text:p>0.218893</text:p>
          </table:table-cell>
          <table:table-cell office:value-type="float" office:value="0.0566259" calcext:value-type="float">
            <text:p>0.0566259</text:p>
          </table:table-cell>
          <table:table-cell office:value-type="float" office:value="0.00197734" calcext:value-type="float">
            <text:p>0.00197734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00174561" calcext:value-type="float">
            <text:p>0.00174561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101263" calcext:value-type="float">
            <text:p>0.0101263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211474" calcext:value-type="float">
            <text:p>0.211474</text:p>
          </table:table-cell>
          <table:table-cell office:value-type="float" office:value="0.0566886" calcext:value-type="float">
            <text:p>0.0566886</text:p>
          </table:table-cell>
          <table:table-cell office:value-type="float" office:value="0.0018901" calcext:value-type="float">
            <text:p>0.0018901</text:p>
          </table:table-cell>
          <table:table-cell office:value-type="float" office:value="0.00114124" calcext:value-type="float">
            <text:p>0.00114124</text:p>
          </table:table-cell>
          <table:table-cell office:value-type="float" office:value="0.00181667" calcext:value-type="float">
            <text:p>0.00181667</text:p>
          </table:table-cell>
        </table:table-row>
        <table:table-row table:style-name="ro1">
          <table:table-cell office:value-type="float" office:value="239500" calcext:value-type="float">
            <text:p>239500</text:p>
          </table:table-cell>
          <table:table-cell/>
          <table:table-cell office:value-type="float" office:value="0.010407" calcext:value-type="float">
            <text:p>0.010407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22441" calcext:value-type="float">
            <text:p>0.22441</text:p>
          </table:table-cell>
          <table:table-cell office:value-type="float" office:value="0.0588689" calcext:value-type="float">
            <text:p>0.0588689</text:p>
          </table:table-cell>
          <table:table-cell office:value-type="float" office:value="0.00193707" calcext:value-type="float">
            <text:p>0.00193707</text:p>
          </table:table-cell>
          <table:table-cell office:value-type="float" office:value="0.00146178" calcext:value-type="float">
            <text:p>0.00146178</text:p>
          </table:table-cell>
          <table:table-cell office:value-type="float" office:value="0.00378177" calcext:value-type="float">
            <text:p>0.00378177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103975" calcext:value-type="float">
            <text:p>0.0103975</text:p>
          </table:table-cell>
          <table:table-cell office:value-type="float" office:value="0.0011219" calcext:value-type="float">
            <text:p>0.0011219</text:p>
          </table:table-cell>
          <table:table-cell office:value-type="float" office:value="0.209341" calcext:value-type="float">
            <text:p>0.209341</text:p>
          </table:table-cell>
          <table:table-cell office:value-type="float" office:value="0.0550078" calcext:value-type="float">
            <text:p>0.0550078</text:p>
          </table:table-cell>
          <table:table-cell office:value-type="float" office:value="0.0020105" calcext:value-type="float">
            <text:p>0.0020105</text:p>
          </table:table-cell>
          <table:table-cell office:value-type="float" office:value="0.00126796" calcext:value-type="float">
            <text:p>0.00126796</text:p>
          </table:table-cell>
          <table:table-cell office:value-type="float" office:value="0.00196234" calcext:value-type="float">
            <text:p>0.00196234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/>
          <table:table-cell office:value-type="float" office:value="0.0102534" calcext:value-type="float">
            <text:p>0.0102534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215014" calcext:value-type="float">
            <text:p>0.215014</text:p>
          </table:table-cell>
          <table:table-cell office:value-type="float" office:value="0.0576684" calcext:value-type="float">
            <text:p>0.0576684</text:p>
          </table:table-cell>
          <table:table-cell office:value-type="float" office:value="0.00196352" calcext:value-type="float">
            <text:p>0.00196352</text:p>
          </table:table-cell>
          <table:table-cell office:value-type="float" office:value="0.00118545" calcext:value-type="float">
            <text:p>0.00118545</text:p>
          </table:table-cell>
          <table:table-cell office:value-type="float" office:value="0.00192483" calcext:value-type="float">
            <text:p>0.00192483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103789" calcext:value-type="float">
            <text:p>0.0103789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210575" calcext:value-type="float">
            <text:p>0.210575</text:p>
          </table:table-cell>
          <table:table-cell office:value-type="float" office:value="0.057192" calcext:value-type="float">
            <text:p>0.057192</text:p>
          </table:table-cell>
          <table:table-cell office:value-type="float" office:value="0.00193075" calcext:value-type="float">
            <text:p>0.00193075</text:p>
          </table:table-cell>
          <table:table-cell office:value-type="float" office:value="0.00103505" calcext:value-type="float">
            <text:p>0.00103505</text:p>
          </table:table-cell>
          <table:table-cell office:value-type="float" office:value="0.00185299" calcext:value-type="float">
            <text:p>0.00185299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 table:style-name="ce1"/>
          <table:table-cell office:value-type="float" office:value="0.0108759" calcext:value-type="float">
            <text:p>0.0108759</text:p>
          </table:table-cell>
          <table:table-cell office:value-type="float" office:value="0.00115822" calcext:value-type="float">
            <text:p>0.00115822</text:p>
          </table:table-cell>
          <table:table-cell office:value-type="float" office:value="0.212004" calcext:value-type="float">
            <text:p>0.212004</text:p>
          </table:table-cell>
          <table:table-cell office:value-type="float" office:value="0.0554432" calcext:value-type="float">
            <text:p>0.0554432</text:p>
          </table:table-cell>
          <table:table-cell office:value-type="float" office:value="0.0019422" calcext:value-type="float">
            <text:p>0.0019422</text:p>
          </table:table-cell>
          <table:table-cell office:value-type="float" office:value="0.00102242" calcext:value-type="float">
            <text:p>0.00102242</text:p>
          </table:table-cell>
          <table:table-cell office:value-type="float" office:value="0.00174917" calcext:value-type="float">
            <text:p>0.00174917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103857" calcext:value-type="float">
            <text:p>0.0103857</text:p>
          </table:table-cell>
          <table:table-cell office:value-type="float" office:value="0.00112861" calcext:value-type="float">
            <text:p>0.00112861</text:p>
          </table:table-cell>
          <table:table-cell office:value-type="float" office:value="0.227897" calcext:value-type="float">
            <text:p>0.227897</text:p>
          </table:table-cell>
          <table:table-cell office:value-type="float" office:value="0.0574489" calcext:value-type="float">
            <text:p>0.0574489</text:p>
          </table:table-cell>
          <table:table-cell office:value-type="float" office:value="0.00183483" calcext:value-type="float">
            <text:p>0.00183483</text:p>
          </table:table-cell>
          <table:table-cell office:value-type="float" office:value="0.00110492" calcext:value-type="float">
            <text:p>0.00110492</text:p>
          </table:table-cell>
          <table:table-cell office:value-type="float" office:value="0.00181628" calcext:value-type="float">
            <text:p>0.00181628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/>
          <table:table-cell office:value-type="float" office:value="0.0105337" calcext:value-type="float">
            <text:p>0.0105337</text:p>
          </table:table-cell>
          <table:table-cell office:value-type="float" office:value="0.00112308" calcext:value-type="float">
            <text:p>0.00112308</text:p>
          </table:table-cell>
          <table:table-cell office:value-type="float" office:value="0.212495" calcext:value-type="float">
            <text:p>0.212495</text:p>
          </table:table-cell>
          <table:table-cell office:value-type="float" office:value="0.0556642" calcext:value-type="float">
            <text:p>0.0556642</text:p>
          </table:table-cell>
          <table:table-cell office:value-type="float" office:value="0.00189167" calcext:value-type="float">
            <text:p>0.00189167</text:p>
          </table:table-cell>
          <table:table-cell office:value-type="float" office:value="0.00122454" calcext:value-type="float">
            <text:p>0.00122454</text:p>
          </table:table-cell>
          <table:table-cell office:value-type="float" office:value="0.00184628" calcext:value-type="float">
            <text:p>0.00184628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0995695" calcext:value-type="float">
            <text:p>0.00995695</text:p>
          </table:table-cell>
          <table:table-cell office:value-type="float" office:value="0.00110058" calcext:value-type="float">
            <text:p>0.00110058</text:p>
          </table:table-cell>
          <table:table-cell office:value-type="float" office:value="0.205144" calcext:value-type="float">
            <text:p>0.205144</text:p>
          </table:table-cell>
          <table:table-cell office:value-type="float" office:value="0.0568864" calcext:value-type="float">
            <text:p>0.0568864</text:p>
          </table:table-cell>
          <table:table-cell office:value-type="float" office:value="0.00184588" calcext:value-type="float">
            <text:p>0.00184588</text:p>
          </table:table-cell>
          <table:table-cell office:value-type="float" office:value="0.00134573" calcext:value-type="float">
            <text:p>0.00134573</text:p>
          </table:table-cell>
          <table:table-cell office:value-type="float" office:value="0.00178312" calcext:value-type="float">
            <text:p>0.00178312</text:p>
          </table:table-cell>
        </table:table-row>
        <table:table-row table:style-name="ro1">
          <table:table-cell office:value-type="float" office:value="243500" calcext:value-type="float">
            <text:p>243500</text:p>
          </table:table-cell>
          <table:table-cell/>
          <table:table-cell office:value-type="float" office:value="0.0101484" calcext:value-type="float">
            <text:p>0.0101484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218831" calcext:value-type="float">
            <text:p>0.218831</text:p>
          </table:table-cell>
          <table:table-cell office:value-type="float" office:value="0.0573522" calcext:value-type="float">
            <text:p>0.0573522</text:p>
          </table:table-cell>
          <table:table-cell office:value-type="float" office:value="0.00187983" calcext:value-type="float">
            <text:p>0.00187983</text:p>
          </table:table-cell>
          <table:table-cell office:value-type="float" office:value="0.00127309" calcext:value-type="float">
            <text:p>0.00127309</text:p>
          </table:table-cell>
          <table:table-cell office:value-type="float" office:value="0.00185772" calcext:value-type="float">
            <text:p>0.00185772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104188" calcext:value-type="float">
            <text:p>0.0104188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209769" calcext:value-type="float">
            <text:p>0.209769</text:p>
          </table:table-cell>
          <table:table-cell office:value-type="float" office:value="0.057445" calcext:value-type="float">
            <text:p>0.057445</text:p>
          </table:table-cell>
          <table:table-cell office:value-type="float" office:value="0.00186049" calcext:value-type="float">
            <text:p>0.00186049</text:p>
          </table:table-cell>
          <table:table-cell office:value-type="float" office:value="0.00124072" calcext:value-type="float">
            <text:p>0.00124072</text:p>
          </table:table-cell>
          <table:table-cell office:value-type="float" office:value="0.00178351" calcext:value-type="float">
            <text:p>0.00178351</text:p>
          </table:table-cell>
        </table:table-row>
        <table:table-row table:style-name="ro1">
          <table:table-cell office:value-type="float" office:value="244500" calcext:value-type="float">
            <text:p>244500</text:p>
          </table:table-cell>
          <table:table-cell/>
          <table:table-cell office:value-type="float" office:value="0.0101374" calcext:value-type="float">
            <text:p>0.0101374</text:p>
          </table:table-cell>
          <table:table-cell office:value-type="float" office:value="0.00112071" calcext:value-type="float">
            <text:p>0.00112071</text:p>
          </table:table-cell>
          <table:table-cell office:value-type="float" office:value="0.214741" calcext:value-type="float">
            <text:p>0.214741</text:p>
          </table:table-cell>
          <table:table-cell office:value-type="float" office:value="0.0571426" calcext:value-type="float">
            <text:p>0.0571426</text:p>
          </table:table-cell>
          <table:table-cell office:value-type="float" office:value="0.00188102" calcext:value-type="float">
            <text:p>0.00188102</text:p>
          </table:table-cell>
          <table:table-cell office:value-type="float" office:value="0.00112782" calcext:value-type="float">
            <text:p>0.00112782</text:p>
          </table:table-cell>
          <table:table-cell office:value-type="float" office:value="0.00180759" calcext:value-type="float">
            <text:p>0.00180759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102885" calcext:value-type="float">
            <text:p>0.0102885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0576266" calcext:value-type="float">
            <text:p>0.0576266</text:p>
          </table:table-cell>
          <table:table-cell office:value-type="float" office:value="0.00207721" calcext:value-type="float">
            <text:p>0.00207721</text:p>
          </table:table-cell>
          <table:table-cell office:value-type="float" office:value="0.0010619" calcext:value-type="float">
            <text:p>0.0010619</text:p>
          </table:table-cell>
          <table:table-cell office:value-type="float" office:value="0.00178233" calcext:value-type="float">
            <text:p>0.00178233</text:p>
          </table:table-cell>
        </table:table-row>
        <table:table-row table:style-name="ro1">
          <table:table-cell office:value-type="float" office:value="245500" calcext:value-type="float">
            <text:p>245500</text:p>
          </table:table-cell>
          <table:table-cell/>
          <table:table-cell office:value-type="float" office:value="0.0102206" calcext:value-type="float">
            <text:p>0.0102206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229983" calcext:value-type="float">
            <text:p>0.229983</text:p>
          </table:table-cell>
          <table:table-cell office:value-type="float" office:value="0.0613574" calcext:value-type="float">
            <text:p>0.0613574</text:p>
          </table:table-cell>
          <table:table-cell office:value-type="float" office:value="0.00187352" calcext:value-type="float">
            <text:p>0.00187352</text:p>
          </table:table-cell>
          <table:table-cell office:value-type="float" office:value="0.00104018" calcext:value-type="float">
            <text:p>0.00104018</text:p>
          </table:table-cell>
          <table:table-cell office:value-type="float" office:value="0.00185812" calcext:value-type="float">
            <text:p>0.00185812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table:style-name="ce1"/>
          <table:table-cell office:value-type="float" office:value="0.0100477" calcext:value-type="float">
            <text:p>0.0100477</text:p>
          </table:table-cell>
          <table:table-cell office:value-type="float" office:value="0.00111479" calcext:value-type="float">
            <text:p>0.00111479</text:p>
          </table:table-cell>
          <table:table-cell office:value-type="float" office:value="0.209004" calcext:value-type="float">
            <text:p>0.209004</text:p>
          </table:table-cell>
          <table:table-cell office:value-type="float" office:value="0.0571864" calcext:value-type="float">
            <text:p>0.0571864</text:p>
          </table:table-cell>
          <table:table-cell office:value-type="float" office:value="0.0018443" calcext:value-type="float">
            <text:p>0.0018443</text:p>
          </table:table-cell>
          <table:table-cell office:value-type="float" office:value="0.00104334" calcext:value-type="float">
            <text:p>0.00104334</text:p>
          </table:table-cell>
          <table:table-cell office:value-type="float" office:value="0.00175469" calcext:value-type="float">
            <text:p>0.00175469</text:p>
          </table:table-cell>
        </table:table-row>
        <table:table-row table:style-name="ro1">
          <table:table-cell office:value-type="float" office:value="246500" calcext:value-type="float">
            <text:p>246500</text:p>
          </table:table-cell>
          <table:table-cell table:style-name="ce1"/>
          <table:table-cell office:value-type="float" office:value="0.0106801" calcext:value-type="float">
            <text:p>0.0106801</text:p>
          </table:table-cell>
          <table:table-cell office:value-type="float" office:value="0.0011219" calcext:value-type="float">
            <text:p>0.0011219</text:p>
          </table:table-cell>
          <table:table-cell office:value-type="float" office:value="0.221506" calcext:value-type="float">
            <text:p>0.221506</text:p>
          </table:table-cell>
          <table:table-cell office:value-type="float" office:value="0.0601976" calcext:value-type="float">
            <text:p>0.0601976</text:p>
          </table:table-cell>
          <table:table-cell office:value-type="float" office:value="0.00189404" calcext:value-type="float">
            <text:p>0.00189404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17993" calcext:value-type="float">
            <text:p>0.0017993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0996997" calcext:value-type="float">
            <text:p>0.00996997</text:p>
          </table:table-cell>
          <table:table-cell office:value-type="float" office:value="0.00109387" calcext:value-type="float">
            <text:p>0.00109387</text:p>
          </table:table-cell>
          <table:table-cell office:value-type="float" office:value="0.218044" calcext:value-type="float">
            <text:p>0.218044</text:p>
          </table:table-cell>
          <table:table-cell office:value-type="float" office:value="0.057818" calcext:value-type="float">
            <text:p>0.057818</text:p>
          </table:table-cell>
          <table:table-cell office:value-type="float" office:value="0.00181943" calcext:value-type="float">
            <text:p>0.00181943</text:p>
          </table:table-cell>
          <table:table-cell office:value-type="float" office:value="0.00101966" calcext:value-type="float">
            <text:p>0.00101966</text:p>
          </table:table-cell>
          <table:table-cell office:value-type="float" office:value="0.00199076" calcext:value-type="float">
            <text:p>0.00199076</text:p>
          </table:table-cell>
        </table:table-row>
        <table:table-row table:style-name="ro1">
          <table:table-cell office:value-type="float" office:value="247500" calcext:value-type="float">
            <text:p>247500</text:p>
          </table:table-cell>
          <table:table-cell/>
          <table:table-cell office:value-type="float" office:value="0.0104121" calcext:value-type="float">
            <text:p>0.0104121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227" calcext:value-type="float">
            <text:p>0.227</text:p>
          </table:table-cell>
          <table:table-cell office:value-type="float" office:value="0.0603832" calcext:value-type="float">
            <text:p>0.0603832</text:p>
          </table:table-cell>
          <table:table-cell office:value-type="float" office:value="0.00187194" calcext:value-type="float">
            <text:p>0.00187194</text:p>
          </table:table-cell>
          <table:table-cell office:value-type="float" office:value="0.00103979" calcext:value-type="float">
            <text:p>0.00103979</text:p>
          </table:table-cell>
          <table:table-cell office:value-type="float" office:value="0.00188733" calcext:value-type="float">
            <text:p>0.00188733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103935" calcext:value-type="float">
            <text:p>0.0103935</text:p>
          </table:table-cell>
          <table:table-cell office:value-type="float" office:value="0.00112624" calcext:value-type="float">
            <text:p>0.00112624</text:p>
          </table:table-cell>
          <table:table-cell office:value-type="float" office:value="0.214947" calcext:value-type="float">
            <text:p>0.214947</text:p>
          </table:table-cell>
          <table:table-cell office:value-type="float" office:value="0.0615982" calcext:value-type="float">
            <text:p>0.0615982</text:p>
          </table:table-cell>
          <table:table-cell office:value-type="float" office:value="0.00188181" calcext:value-type="float">
            <text:p>0.00188181</text:p>
          </table:table-cell>
          <table:table-cell office:value-type="float" office:value="0.00104413" calcext:value-type="float">
            <text:p>0.00104413</text:p>
          </table:table-cell>
          <table:table-cell office:value-type="float" office:value="0.0018222" calcext:value-type="float">
            <text:p>0.0018222</text:p>
          </table:table-cell>
        </table:table-row>
        <table:table-row table:style-name="ro1">
          <table:table-cell office:value-type="float" office:value="248500" calcext:value-type="float">
            <text:p>248500</text:p>
          </table:table-cell>
          <table:table-cell/>
          <table:table-cell office:value-type="float" office:value="0.0105487" calcext:value-type="float">
            <text:p>0.0105487</text:p>
          </table:table-cell>
          <table:table-cell office:value-type="float" office:value="0.00110137" calcext:value-type="float">
            <text:p>0.00110137</text:p>
          </table:table-cell>
          <table:table-cell office:value-type="float" office:value="0.222137" calcext:value-type="float">
            <text:p>0.222137</text:p>
          </table:table-cell>
          <table:table-cell office:value-type="float" office:value="0.0591922" calcext:value-type="float">
            <text:p>0.0591922</text:p>
          </table:table-cell>
          <table:table-cell office:value-type="float" office:value="0.00190075" calcext:value-type="float">
            <text:p>0.00190075</text:p>
          </table:table-cell>
          <table:table-cell office:value-type="float" office:value="0.00107097" calcext:value-type="float">
            <text:p>0.00107097</text:p>
          </table:table-cell>
          <table:table-cell office:value-type="float" office:value="0.00198484" calcext:value-type="float">
            <text:p>0.00198484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table:style-name="ce1"/>
          <table:table-cell office:value-type="float" office:value="0.010075" calcext:value-type="float">
            <text:p>0.010075</text:p>
          </table:table-cell>
          <table:table-cell office:value-type="float" office:value="0.00113414" calcext:value-type="float">
            <text:p>0.00113414</text:p>
          </table:table-cell>
          <table:table-cell office:value-type="float" office:value="0.223533" calcext:value-type="float">
            <text:p>0.223533</text:p>
          </table:table-cell>
          <table:table-cell office:value-type="float" office:value="0.0623988" calcext:value-type="float">
            <text:p>0.0623988</text:p>
          </table:table-cell>
          <table:table-cell office:value-type="float" office:value="0.00187154" calcext:value-type="float">
            <text:p>0.00187154</text:p>
          </table:table-cell>
          <table:table-cell office:value-type="float" office:value="0.00101452" calcext:value-type="float">
            <text:p>0.00101452</text:p>
          </table:table-cell>
          <table:table-cell office:value-type="float" office:value="0.00192404" calcext:value-type="float">
            <text:p>0.00192404</text:p>
          </table:table-cell>
        </table:table-row>
        <table:table-row table:style-name="ro1">
          <table:table-cell office:value-type="float" office:value="249500" calcext:value-type="float">
            <text:p>249500</text:p>
          </table:table-cell>
          <table:table-cell table:style-name="ce1"/>
          <table:table-cell office:value-type="float" office:value="0.0101579" calcext:value-type="float">
            <text:p>0.0101579</text:p>
          </table:table-cell>
          <table:table-cell office:value-type="float" office:value="0.00109308" calcext:value-type="float">
            <text:p>0.00109308</text:p>
          </table:table-cell>
          <table:table-cell office:value-type="float" office:value="0.228691" calcext:value-type="float">
            <text:p>0.228691</text:p>
          </table:table-cell>
          <table:table-cell office:value-type="float" office:value="0.0627525" calcext:value-type="float">
            <text:p>0.0627525</text:p>
          </table:table-cell>
          <table:table-cell office:value-type="float" office:value="0.00186325" calcext:value-type="float">
            <text:p>0.00186325</text:p>
          </table:table-cell>
          <table:table-cell office:value-type="float" office:value="0.00102203" calcext:value-type="float">
            <text:p>0.00102203</text:p>
          </table:table-cell>
          <table:table-cell office:value-type="float" office:value="0.00192207" calcext:value-type="float">
            <text:p>0.0019220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10883" calcext:value-type="float">
            <text:p>0.010883</text:p>
          </table:table-cell>
          <table:table-cell office:value-type="float" office:value="0.00123125" calcext:value-type="float">
            <text:p>0.00123125</text:p>
          </table:table-cell>
          <table:table-cell office:value-type="float" office:value="0.216411" calcext:value-type="float">
            <text:p>0.216411</text:p>
          </table:table-cell>
          <table:table-cell office:value-type="float" office:value="0.0598767" calcext:value-type="float">
            <text:p>0.0598767</text:p>
          </table:table-cell>
          <table:table-cell office:value-type="float" office:value="0.00191615" calcext:value-type="float">
            <text:p>0.00191615</text:p>
          </table:table-cell>
          <table:table-cell office:value-type="float" office:value="0.00109308" calcext:value-type="float">
            <text:p>0.00109308</text:p>
          </table:table-cell>
          <table:table-cell office:value-type="float" office:value="0.00184272" calcext:value-type="float">
            <text:p>0.00184272</text:p>
          </table:table-cell>
        </table:table-row>
        <table:table-row table:style-name="ro1">
          <table:table-cell office:value-type="float" office:value="250500" calcext:value-type="float">
            <text:p>250500</text:p>
          </table:table-cell>
          <table:table-cell/>
          <table:table-cell office:value-type="float" office:value="0.0104105" calcext:value-type="float">
            <text:p>0.0104105</text:p>
          </table:table-cell>
          <table:table-cell office:value-type="float" office:value="0.00185694" calcext:value-type="float">
            <text:p>0.00185694</text:p>
          </table:table-cell>
          <table:table-cell office:value-type="float" office:value="0.223576" calcext:value-type="float">
            <text:p>0.223576</text:p>
          </table:table-cell>
          <table:table-cell office:value-type="float" office:value="0.0610282" calcext:value-type="float">
            <text:p>0.0610282</text:p>
          </table:table-cell>
          <table:table-cell office:value-type="float" office:value="0.00179891" calcext:value-type="float">
            <text:p>0.00179891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185378" calcext:value-type="float">
            <text:p>0.00185378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103939" calcext:value-type="float">
            <text:p>0.0103939</text:p>
          </table:table-cell>
          <table:table-cell office:value-type="float" office:value="0.00189207" calcext:value-type="float">
            <text:p>0.00189207</text:p>
          </table:table-cell>
          <table:table-cell office:value-type="float" office:value="0.218592" calcext:value-type="float">
            <text:p>0.218592</text:p>
          </table:table-cell>
          <table:table-cell office:value-type="float" office:value="0.0604759" calcext:value-type="float">
            <text:p>0.0604759</text:p>
          </table:table-cell>
          <table:table-cell office:value-type="float" office:value="0.00190036" calcext:value-type="float">
            <text:p>0.00190036</text:p>
          </table:table-cell>
          <table:table-cell office:value-type="float" office:value="0.00106782" calcext:value-type="float">
            <text:p>0.00106782</text:p>
          </table:table-cell>
          <table:table-cell office:value-type="float" office:value="0.00182062" calcext:value-type="float">
            <text:p>0.00182062</text:p>
          </table:table-cell>
        </table:table-row>
        <table:table-row table:style-name="ro1">
          <table:table-cell office:value-type="float" office:value="251500" calcext:value-type="float">
            <text:p>251500</text:p>
          </table:table-cell>
          <table:table-cell/>
          <table:table-cell office:value-type="float" office:value="0.010885" calcext:value-type="float">
            <text:p>0.010885</text:p>
          </table:table-cell>
          <table:table-cell office:value-type="float" office:value="0.00199194" calcext:value-type="float">
            <text:p>0.00199194</text:p>
          </table:table-cell>
          <table:table-cell office:value-type="float" office:value="0.21943" calcext:value-type="float">
            <text:p>0.21943</text:p>
          </table:table-cell>
          <table:table-cell office:value-type="float" office:value="0.0608127" calcext:value-type="float">
            <text:p>0.0608127</text:p>
          </table:table-cell>
          <table:table-cell office:value-type="float" office:value="0.00185694" calcext:value-type="float">
            <text:p>0.00185694</text:p>
          </table:table-cell>
          <table:table-cell office:value-type="float" office:value="0.00104413" calcext:value-type="float">
            <text:p>0.00104413</text:p>
          </table:table-cell>
          <table:table-cell office:value-type="float" office:value="0.00200221" calcext:value-type="float">
            <text:p>0.00200221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108929" calcext:value-type="float">
            <text:p>0.0108929</text:p>
          </table:table-cell>
          <table:table-cell office:value-type="float" office:value="0.0016943" calcext:value-type="float">
            <text:p>0.0016943</text:p>
          </table:table-cell>
          <table:table-cell office:value-type="float" office:value="0.220161" calcext:value-type="float">
            <text:p>0.220161</text:p>
          </table:table-cell>
          <table:table-cell office:value-type="float" office:value="0.0620514" calcext:value-type="float">
            <text:p>0.0620514</text:p>
          </table:table-cell>
          <table:table-cell office:value-type="float" office:value="0.00193233" calcext:value-type="float">
            <text:p>0.00193233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185417" calcext:value-type="float">
            <text:p>0.00185417</text:p>
          </table:table-cell>
        </table:table-row>
        <table:table-row table:style-name="ro1">
          <table:table-cell office:value-type="float" office:value="252500" calcext:value-type="float">
            <text:p>252500</text:p>
          </table:table-cell>
          <table:table-cell/>
          <table:table-cell office:value-type="float" office:value="0.0111617" calcext:value-type="float">
            <text:p>0.0111617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225938" calcext:value-type="float">
            <text:p>0.225938</text:p>
          </table:table-cell>
          <table:table-cell office:value-type="float" office:value="0.063195" calcext:value-type="float">
            <text:p>0.063195</text:p>
          </table:table-cell>
          <table:table-cell office:value-type="float" office:value="0.00192523" calcext:value-type="float">
            <text:p>0.00192523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186246" calcext:value-type="float">
            <text:p>0.00186246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table:style-name="ce1"/>
          <table:table-cell office:value-type="float" office:value="0.0107603" calcext:value-type="float">
            <text:p>0.0107603</text:p>
          </table:table-cell>
          <table:table-cell office:value-type="float" office:value="0.00116651" calcext:value-type="float">
            <text:p>0.00116651</text:p>
          </table:table-cell>
          <table:table-cell office:value-type="float" office:value="0.223755" calcext:value-type="float">
            <text:p>0.223755</text:p>
          </table:table-cell>
          <table:table-cell office:value-type="float" office:value="0.0600184" calcext:value-type="float">
            <text:p>0.0600184</text:p>
          </table:table-cell>
          <table:table-cell office:value-type="float" office:value="0.00187944" calcext:value-type="float">
            <text:p>0.00187944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0182338" calcext:value-type="float">
            <text:p>0.00182338</text:p>
          </table:table-cell>
        </table:table-row>
        <table:table-row table:style-name="ro1">
          <table:table-cell office:value-type="float" office:value="253500" calcext:value-type="float">
            <text:p>253500</text:p>
          </table:table-cell>
          <table:table-cell/>
          <table:table-cell office:value-type="float" office:value="0.0102984" calcext:value-type="float">
            <text:p>0.0102984</text:p>
          </table:table-cell>
          <table:table-cell office:value-type="float" office:value="0.0012044" calcext:value-type="float">
            <text:p>0.0012044</text:p>
          </table:table-cell>
          <table:table-cell office:value-type="float" office:value="0.215218" calcext:value-type="float">
            <text:p>0.215218</text:p>
          </table:table-cell>
          <table:table-cell office:value-type="float" office:value="0.0614478" calcext:value-type="float">
            <text:p>0.0614478</text:p>
          </table:table-cell>
          <table:table-cell office:value-type="float" office:value="0.0018593" calcext:value-type="float">
            <text:p>0.0018593</text:p>
          </table:table-cell>
          <table:table-cell office:value-type="float" office:value="0.00103782" calcext:value-type="float">
            <text:p>0.00103782</text:p>
          </table:table-cell>
          <table:table-cell office:value-type="float" office:value="0.0018068" calcext:value-type="float">
            <text:p>0.0018068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105562" calcext:value-type="float">
            <text:p>0.0105562</text:p>
          </table:table-cell>
          <table:table-cell office:value-type="float" office:value="0.00130072" calcext:value-type="float">
            <text:p>0.00130072</text:p>
          </table:table-cell>
          <table:table-cell office:value-type="float" office:value="0.211952" calcext:value-type="float">
            <text:p>0.211952</text:p>
          </table:table-cell>
          <table:table-cell office:value-type="float" office:value="0.0592992" calcext:value-type="float">
            <text:p>0.0592992</text:p>
          </table:table-cell>
          <table:table-cell office:value-type="float" office:value="0.00189167" calcext:value-type="float">
            <text:p>0.00189167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0185338" calcext:value-type="float">
            <text:p>0.00185338</text:p>
          </table:table-cell>
        </table:table-row>
        <table:table-row table:style-name="ro1">
          <table:table-cell office:value-type="float" office:value="254500" calcext:value-type="float">
            <text:p>254500</text:p>
          </table:table-cell>
          <table:table-cell/>
          <table:table-cell office:value-type="float" office:value="0.0112932" calcext:value-type="float">
            <text:p>0.0112932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226243" calcext:value-type="float">
            <text:p>0.226243</text:p>
          </table:table-cell>
          <table:table-cell office:value-type="float" office:value="0.0622748" calcext:value-type="float">
            <text:p>0.0622748</text:p>
          </table:table-cell>
          <table:table-cell office:value-type="float" office:value="0.00196747" calcext:value-type="float">
            <text:p>0.00196747</text:p>
          </table:table-cell>
          <table:table-cell office:value-type="float" office:value="0.00111519" calcext:value-type="float">
            <text:p>0.00111519</text:p>
          </table:table-cell>
          <table:table-cell office:value-type="float" office:value="0.0019651" calcext:value-type="float">
            <text:p>0.0019651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11215" calcext:value-type="float">
            <text:p>0.011215</text:p>
          </table:table-cell>
          <table:table-cell office:value-type="float" office:value="0.00117637" calcext:value-type="float">
            <text:p>0.00117637</text:p>
          </table:table-cell>
          <table:table-cell office:value-type="float" office:value="0.224073" calcext:value-type="float">
            <text:p>0.224073</text:p>
          </table:table-cell>
          <table:table-cell office:value-type="float" office:value="0.0642178" calcext:value-type="float">
            <text:p>0.0642178</text:p>
          </table:table-cell>
          <table:table-cell office:value-type="float" office:value="0.00193233" calcext:value-type="float">
            <text:p>0.00193233</text:p>
          </table:table-cell>
          <table:table-cell office:value-type="float" office:value="0.00109111" calcext:value-type="float">
            <text:p>0.00109111</text:p>
          </table:table-cell>
          <table:table-cell office:value-type="float" office:value="0.0021005" calcext:value-type="float">
            <text:p>0.0021005</text:p>
          </table:table-cell>
        </table:table-row>
        <table:table-row table:style-name="ro1">
          <table:table-cell office:value-type="float" office:value="255500" calcext:value-type="float">
            <text:p>255500</text:p>
          </table:table-cell>
          <table:table-cell/>
          <table:table-cell office:value-type="float" office:value="0.0107623" calcext:value-type="float">
            <text:p>0.0107623</text:p>
          </table:table-cell>
          <table:table-cell office:value-type="float" office:value="0.00116295" calcext:value-type="float">
            <text:p>0.00116295</text:p>
          </table:table-cell>
          <table:table-cell office:value-type="float" office:value="0.22177" calcext:value-type="float">
            <text:p>0.22177</text:p>
          </table:table-cell>
          <table:table-cell office:value-type="float" office:value="0.0616811" calcext:value-type="float">
            <text:p>0.0616811</text:p>
          </table:table-cell>
          <table:table-cell office:value-type="float" office:value="0.00191299" calcext:value-type="float">
            <text:p>0.00191299</text:p>
          </table:table-cell>
          <table:table-cell office:value-type="float" office:value="0.00108203" calcext:value-type="float">
            <text:p>0.00108203</text:p>
          </table:table-cell>
          <table:table-cell office:value-type="float" office:value="0.00218064" calcext:value-type="float">
            <text:p>0.00218064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108242" calcext:value-type="float">
            <text:p>0.0108242</text:p>
          </table:table-cell>
          <table:table-cell office:value-type="float" office:value="0.00125217" calcext:value-type="float">
            <text:p>0.00125217</text:p>
          </table:table-cell>
          <table:table-cell office:value-type="float" office:value="0.226901" calcext:value-type="float">
            <text:p>0.226901</text:p>
          </table:table-cell>
          <table:table-cell office:value-type="float" office:value="0.062006" calcext:value-type="float">
            <text:p>0.062006</text:p>
          </table:table-cell>
          <table:table-cell office:value-type="float" office:value="0.00194852" calcext:value-type="float">
            <text:p>0.00194852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199549" calcext:value-type="float">
            <text:p>0.00199549</text:p>
          </table:table-cell>
        </table:table-row>
        <table:table-row table:style-name="ro1">
          <table:table-cell office:value-type="float" office:value="256500" calcext:value-type="float">
            <text:p>256500</text:p>
          </table:table-cell>
          <table:table-cell table:style-name="ce1"/>
          <table:table-cell office:value-type="float" office:value="0.0109059" calcext:value-type="float">
            <text:p>0.0109059</text:p>
          </table:table-cell>
          <table:table-cell office:value-type="float" office:value="0.00116256" calcext:value-type="float">
            <text:p>0.00116256</text:p>
          </table:table-cell>
          <table:table-cell office:value-type="float" office:value="0.221143" calcext:value-type="float">
            <text:p>0.221143</text:p>
          </table:table-cell>
          <table:table-cell office:value-type="float" office:value="0.0605857" calcext:value-type="float">
            <text:p>0.0605857</text:p>
          </table:table-cell>
          <table:table-cell office:value-type="float" office:value="0.00190904" calcext:value-type="float">
            <text:p>0.00190904</text:p>
          </table:table-cell>
          <table:table-cell office:value-type="float" office:value="0.00107019" calcext:value-type="float">
            <text:p>0.00107019</text:p>
          </table:table-cell>
          <table:table-cell office:value-type="float" office:value="0.00187904" calcext:value-type="float">
            <text:p>0.00187904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108957" calcext:value-type="float">
            <text:p>0.0108957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230758" calcext:value-type="float">
            <text:p>0.230758</text:p>
          </table:table-cell>
          <table:table-cell office:value-type="float" office:value="0.0628567" calcext:value-type="float">
            <text:p>0.0628567</text:p>
          </table:table-cell>
          <table:table-cell office:value-type="float" office:value="0.00193549" calcext:value-type="float">
            <text:p>0.00193549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00188299" calcext:value-type="float">
            <text:p>0.00188299</text:p>
          </table:table-cell>
        </table:table-row>
        <table:table-row table:style-name="ro1">
          <table:table-cell office:value-type="float" office:value="257500" calcext:value-type="float">
            <text:p>257500</text:p>
          </table:table-cell>
          <table:table-cell/>
          <table:table-cell office:value-type="float" office:value="0.01042" calcext:value-type="float">
            <text:p>0.01042</text:p>
          </table:table-cell>
          <table:table-cell office:value-type="float" office:value="0.00118664" calcext:value-type="float">
            <text:p>0.00118664</text:p>
          </table:table-cell>
          <table:table-cell office:value-type="float" office:value="0.221113" calcext:value-type="float">
            <text:p>0.221113</text:p>
          </table:table-cell>
          <table:table-cell office:value-type="float" office:value="0.0619282" calcext:value-type="float">
            <text:p>0.0619282</text:p>
          </table:table-cell>
          <table:table-cell office:value-type="float" office:value="0.00188338" calcext:value-type="float">
            <text:p>0.00188338</text:p>
          </table:table-cell>
          <table:table-cell office:value-type="float" office:value="0.00114006" calcext:value-type="float">
            <text:p>0.00114006</text:p>
          </table:table-cell>
          <table:table-cell office:value-type="float" office:value="0.00184983" calcext:value-type="float">
            <text:p>0.00184983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112818" calcext:value-type="float">
            <text:p>0.0112818</text:p>
          </table:table-cell>
          <table:table-cell office:value-type="float" office:value="0.00121111" calcext:value-type="float">
            <text:p>0.00121111</text:p>
          </table:table-cell>
          <table:table-cell office:value-type="float" office:value="0.22261" calcext:value-type="float">
            <text:p>0.22261</text:p>
          </table:table-cell>
          <table:table-cell office:value-type="float" office:value="0.0606536" calcext:value-type="float">
            <text:p>0.0606536</text:p>
          </table:table-cell>
          <table:table-cell office:value-type="float" office:value="0.00195444" calcext:value-type="float">
            <text:p>0.00195444</text:p>
          </table:table-cell>
          <table:table-cell office:value-type="float" office:value="0.00109269" calcext:value-type="float">
            <text:p>0.00109269</text:p>
          </table:table-cell>
          <table:table-cell office:value-type="float" office:value="0.00181943" calcext:value-type="float">
            <text:p>0.00181943</text:p>
          </table:table-cell>
        </table:table-row>
        <table:table-row table:style-name="ro1">
          <table:table-cell office:value-type="float" office:value="258500" calcext:value-type="float">
            <text:p>258500</text:p>
          </table:table-cell>
          <table:table-cell/>
          <table:table-cell office:value-type="float" office:value="0.0105609" calcext:value-type="float">
            <text:p>0.0105609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219114" calcext:value-type="float">
            <text:p>0.219114</text:p>
          </table:table-cell>
          <table:table-cell office:value-type="float" office:value="0.0626372" calcext:value-type="float">
            <text:p>0.0626372</text:p>
          </table:table-cell>
          <table:table-cell office:value-type="float" office:value="0.00188299" calcext:value-type="float">
            <text:p>0.00188299</text:p>
          </table:table-cell>
          <table:table-cell office:value-type="float" office:value="0.00105045" calcext:value-type="float">
            <text:p>0.00105045</text:p>
          </table:table-cell>
          <table:table-cell office:value-type="float" office:value="0.00182496" calcext:value-type="float">
            <text:p>0.00182496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table:style-name="ce1"/>
          <table:table-cell office:value-type="float" office:value="0.0109044" calcext:value-type="float">
            <text:p>0.0109044</text:p>
          </table:table-cell>
          <table:table-cell office:value-type="float" office:value="0.00117559" calcext:value-type="float">
            <text:p>0.00117559</text:p>
          </table:table-cell>
          <table:table-cell office:value-type="float" office:value="0.231629" calcext:value-type="float">
            <text:p>0.231629</text:p>
          </table:table-cell>
          <table:table-cell office:value-type="float" office:value="0.0639044" calcext:value-type="float">
            <text:p>0.0639044</text:p>
          </table:table-cell>
          <table:table-cell office:value-type="float" office:value="0.00192247" calcext:value-type="float">
            <text:p>0.00192247</text:p>
          </table:table-cell>
          <table:table-cell office:value-type="float" office:value="0.00110887" calcext:value-type="float">
            <text:p>0.00110887</text:p>
          </table:table-cell>
          <table:table-cell office:value-type="float" office:value="0.00192207" calcext:value-type="float">
            <text:p>0.00192207</text:p>
          </table:table-cell>
        </table:table-row>
        <table:table-row table:style-name="ro1">
          <table:table-cell office:value-type="float" office:value="259500" calcext:value-type="float">
            <text:p>259500</text:p>
          </table:table-cell>
          <table:table-cell table:style-name="ce1"/>
          <table:table-cell office:value-type="float" office:value="0.0108294" calcext:value-type="float">
            <text:p>0.0108294</text:p>
          </table:table-cell>
          <table:table-cell office:value-type="float" office:value="0.00117124" calcext:value-type="float">
            <text:p>0.00117124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652817" calcext:value-type="float">
            <text:p>0.0652817</text:p>
          </table:table-cell>
          <table:table-cell office:value-type="float" office:value="0.00189049" calcext:value-type="float">
            <text:p>0.00189049</text:p>
          </table:table-cell>
          <table:table-cell office:value-type="float" office:value="0.00106545" calcext:value-type="float">
            <text:p>0.00106545</text:p>
          </table:table-cell>
          <table:table-cell office:value-type="float" office:value="0.00192286" calcext:value-type="float">
            <text:p>0.0019228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105203" calcext:value-type="float">
            <text:p>0.0105203</text:p>
          </table:table-cell>
          <table:table-cell office:value-type="float" office:value="0.00114243" calcext:value-type="float">
            <text:p>0.00114243</text:p>
          </table:table-cell>
          <table:table-cell office:value-type="float" office:value="0.223501" calcext:value-type="float">
            <text:p>0.223501</text:p>
          </table:table-cell>
          <table:table-cell office:value-type="float" office:value="0.0615323" calcext:value-type="float">
            <text:p>0.0615323</text:p>
          </table:table-cell>
          <table:table-cell office:value-type="float" office:value="0.00186167" calcext:value-type="float">
            <text:p>0.00186167</text:p>
          </table:table-cell>
          <table:table-cell office:value-type="float" office:value="0.00105084" calcext:value-type="float">
            <text:p>0.00105084</text:p>
          </table:table-cell>
          <table:table-cell office:value-type="float" office:value="0.00182259" calcext:value-type="float">
            <text:p>0.00182259</text:p>
          </table:table-cell>
        </table:table-row>
        <table:table-row table:style-name="ro1">
          <table:table-cell office:value-type="float" office:value="260500" calcext:value-type="float">
            <text:p>260500</text:p>
          </table:table-cell>
          <table:table-cell/>
          <table:table-cell office:value-type="float" office:value="0.0107022" calcext:value-type="float">
            <text:p>0.0107022</text:p>
          </table:table-cell>
          <table:table-cell office:value-type="float" office:value="0.00122888" calcext:value-type="float">
            <text:p>0.00122888</text:p>
          </table:table-cell>
          <table:table-cell office:value-type="float" office:value="0.229954" calcext:value-type="float">
            <text:p>0.229954</text:p>
          </table:table-cell>
          <table:table-cell office:value-type="float" office:value="0.0641645" calcext:value-type="float">
            <text:p>0.0641645</text:p>
          </table:table-cell>
          <table:table-cell office:value-type="float" office:value="0.00188496" calcext:value-type="float">
            <text:p>0.00188496</text:p>
          </table:table-cell>
          <table:table-cell office:value-type="float" office:value="0.0010544" calcext:value-type="float">
            <text:p>0.0010544</text:p>
          </table:table-cell>
          <table:table-cell office:value-type="float" office:value="0.00189878" calcext:value-type="float">
            <text:p>0.00189878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11517" calcext:value-type="float">
            <text:p>0.011517</text:p>
          </table:table-cell>
          <table:table-cell office:value-type="float" office:value="0.00117282" calcext:value-type="float">
            <text:p>0.00117282</text:p>
          </table:table-cell>
          <table:table-cell office:value-type="float" office:value="0.228507" calcext:value-type="float">
            <text:p>0.228507</text:p>
          </table:table-cell>
          <table:table-cell office:value-type="float" office:value="0.0617861" calcext:value-type="float">
            <text:p>0.0617861</text:p>
          </table:table-cell>
          <table:table-cell office:value-type="float" office:value="0.0019651" calcext:value-type="float">
            <text:p>0.0019651</text:p>
          </table:table-cell>
          <table:table-cell office:value-type="float" office:value="0.00107571" calcext:value-type="float">
            <text:p>0.00107571</text:p>
          </table:table-cell>
          <table:table-cell office:value-type="float" office:value="0.0018668" calcext:value-type="float">
            <text:p>0.0018668</text:p>
          </table:table-cell>
        </table:table-row>
        <table:table-row table:style-name="ro1">
          <table:table-cell office:value-type="float" office:value="261500" calcext:value-type="float">
            <text:p>261500</text:p>
          </table:table-cell>
          <table:table-cell/>
          <table:table-cell office:value-type="float" office:value="0.0112691" calcext:value-type="float">
            <text:p>0.0112691</text:p>
          </table:table-cell>
          <table:table-cell office:value-type="float" office:value="0.00119335" calcext:value-type="float">
            <text:p>0.00119335</text:p>
          </table:table-cell>
          <table:table-cell office:value-type="float" office:value="0.229847" calcext:value-type="float">
            <text:p>0.229847</text:p>
          </table:table-cell>
          <table:table-cell office:value-type="float" office:value="0.0644401" calcext:value-type="float">
            <text:p>0.0644401</text:p>
          </table:table-cell>
          <table:table-cell office:value-type="float" office:value="0.00195444" calcext:value-type="float">
            <text:p>0.00195444</text:p>
          </table:table-cell>
          <table:table-cell office:value-type="float" office:value="0.00105084" calcext:value-type="float">
            <text:p>0.00105084</text:p>
          </table:table-cell>
          <table:table-cell office:value-type="float" office:value="0.00188496" calcext:value-type="float">
            <text:p>0.00188496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111783" calcext:value-type="float">
            <text:p>0.0111783</text:p>
          </table:table-cell>
          <table:table-cell office:value-type="float" office:value="0.00128651" calcext:value-type="float">
            <text:p>0.00128651</text:p>
          </table:table-cell>
          <table:table-cell office:value-type="float" office:value="0.389833" calcext:value-type="float">
            <text:p>0.389833</text:p>
          </table:table-cell>
          <table:table-cell office:value-type="float" office:value="0.0874927" calcext:value-type="float">
            <text:p>0.0874927</text:p>
          </table:table-cell>
          <table:table-cell office:value-type="float" office:value="0.014469" calcext:value-type="float">
            <text:p>0.014469</text:p>
          </table:table-cell>
          <table:table-cell office:value-type="float" office:value="0.011851" calcext:value-type="float">
            <text:p>0.011851</text:p>
          </table:table-cell>
          <table:table-cell office:value-type="float" office:value="0.0128924" calcext:value-type="float">
            <text:p>0.0128924</text:p>
          </table:table-cell>
        </table:table-row>
        <table:table-row table:style-name="ro1">
          <table:table-cell office:value-type="float" office:value="262500" calcext:value-type="float">
            <text:p>262500</text:p>
          </table:table-cell>
          <table:table-cell/>
          <table:table-cell office:value-type="float" office:value="0.0117693" calcext:value-type="float">
            <text:p>0.0117693</text:p>
          </table:table-cell>
          <table:table-cell office:value-type="float" office:value="0.00124704" calcext:value-type="float">
            <text:p>0.00124704</text:p>
          </table:table-cell>
          <table:table-cell office:value-type="float" office:value="0.448416" calcext:value-type="float">
            <text:p>0.448416</text:p>
          </table:table-cell>
          <table:table-cell office:value-type="float" office:value="0.0921946" calcext:value-type="float">
            <text:p>0.0921946</text:p>
          </table:table-cell>
          <table:table-cell office:value-type="float" office:value="0.00168364" calcext:value-type="float">
            <text:p>0.00168364</text:p>
          </table:table-cell>
          <table:table-cell office:value-type="float" office:value="0.000788329" calcext:value-type="float">
            <text:p>0.000788329</text:p>
          </table:table-cell>
          <table:table-cell office:value-type="float" office:value="0.00163982" calcext:value-type="float">
            <text:p>0.00163982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112292" calcext:value-type="float">
            <text:p>0.0112292</text:p>
          </table:table-cell>
          <table:table-cell office:value-type="float" office:value="0.0012048" calcext:value-type="float">
            <text:p>0.0012048</text:p>
          </table:table-cell>
          <table:table-cell office:value-type="float" office:value="0.462844" calcext:value-type="float">
            <text:p>0.462844</text:p>
          </table:table-cell>
          <table:table-cell office:value-type="float" office:value="0.0950874" calcext:value-type="float">
            <text:p>0.0950874</text:p>
          </table:table-cell>
          <table:table-cell office:value-type="float" office:value="0.00165403" calcext:value-type="float">
            <text:p>0.00165403</text:p>
          </table:table-cell>
          <table:table-cell office:value-type="float" office:value="0.00075517" calcext:value-type="float">
            <text:p>0.00075517</text:p>
          </table:table-cell>
          <table:table-cell office:value-type="float" office:value="0.00166429" calcext:value-type="float">
            <text:p>0.00166429</text:p>
          </table:table-cell>
        </table:table-row>
        <table:table-row table:style-name="ro1">
          <table:table-cell office:value-type="float" office:value="263500" calcext:value-type="float">
            <text:p>263500</text:p>
          </table:table-cell>
          <table:table-cell/>
          <table:table-cell office:value-type="float" office:value="0.0112273" calcext:value-type="float">
            <text:p>0.0112273</text:p>
          </table:table-cell>
          <table:table-cell office:value-type="float" office:value="0.00121703" calcext:value-type="float">
            <text:p>0.00121703</text:p>
          </table:table-cell>
          <table:table-cell office:value-type="float" office:value="0.456208" calcext:value-type="float">
            <text:p>0.456208</text:p>
          </table:table-cell>
          <table:table-cell office:value-type="float" office:value="0.0920391" calcext:value-type="float">
            <text:p>0.0920391</text:p>
          </table:table-cell>
          <table:table-cell office:value-type="float" office:value="0.00171245" calcext:value-type="float">
            <text:p>0.00171245</text:p>
          </table:table-cell>
          <table:table-cell office:value-type="float" office:value="0.000759117" calcext:value-type="float">
            <text:p>0.000759117</text:p>
          </table:table-cell>
          <table:table-cell office:value-type="float" office:value="0.00162284" calcext:value-type="float">
            <text:p>0.00162284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118111" calcext:value-type="float">
            <text:p>0.0118111</text:p>
          </table:table-cell>
          <table:table-cell office:value-type="float" office:value="0.00117282" calcext:value-type="float">
            <text:p>0.00117282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0933363" calcext:value-type="float">
            <text:p>0.0933363</text:p>
          </table:table-cell>
          <table:table-cell office:value-type="float" office:value="0.00171443" calcext:value-type="float">
            <text:p>0.00171443</text:p>
          </table:table-cell>
          <table:table-cell office:value-type="float" office:value="0.000772934" calcext:value-type="float">
            <text:p>0.000772934</text:p>
          </table:table-cell>
          <table:table-cell office:value-type="float" office:value="0.00166193" calcext:value-type="float">
            <text:p>0.00166193</text:p>
          </table:table-cell>
        </table:table-row>
        <table:table-row table:style-name="ro1">
          <table:table-cell office:value-type="float" office:value="264500" calcext:value-type="float">
            <text:p>264500</text:p>
          </table:table-cell>
          <table:table-cell/>
          <table:table-cell office:value-type="float" office:value="0.0112904" calcext:value-type="float">
            <text:p>0.0112904</text:p>
          </table:table-cell>
          <table:table-cell office:value-type="float" office:value="0.00121309" calcext:value-type="float">
            <text:p>0.00121309</text:p>
          </table:table-cell>
          <table:table-cell office:value-type="float" office:value="0.453756" calcext:value-type="float">
            <text:p>0.453756</text:p>
          </table:table-cell>
          <table:table-cell office:value-type="float" office:value="0.0931417" calcext:value-type="float">
            <text:p>0.0931417</text:p>
          </table:table-cell>
          <table:table-cell office:value-type="float" office:value="0.0016868" calcext:value-type="float">
            <text:p>0.0016868</text:p>
          </table:table-cell>
          <table:table-cell office:value-type="float" office:value="0.000752406" calcext:value-type="float">
            <text:p>0.000752406</text:p>
          </table:table-cell>
          <table:table-cell office:value-type="float" office:value="0.00165482" calcext:value-type="float">
            <text:p>0.00165482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111629" calcext:value-type="float">
            <text:p>0.0111629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452456" calcext:value-type="float">
            <text:p>0.452456</text:p>
          </table:table-cell>
          <table:table-cell office:value-type="float" office:value="0.0909827" calcext:value-type="float">
            <text:p>0.0909827</text:p>
          </table:table-cell>
          <table:table-cell office:value-type="float" office:value="0.00168837" calcext:value-type="float">
            <text:p>0.00168837</text:p>
          </table:table-cell>
          <table:table-cell office:value-type="float" office:value="0.000756749" calcext:value-type="float">
            <text:p>0.000756749</text:p>
          </table:table-cell>
          <table:table-cell office:value-type="float" office:value="0.00166745" calcext:value-type="float">
            <text:p>0.00166745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/>
          <table:table-cell office:value-type="float" office:value="0.0115036" calcext:value-type="float">
            <text:p>0.0115036</text:p>
          </table:table-cell>
          <table:table-cell office:value-type="float" office:value="0.0012269" calcext:value-type="float">
            <text:p>0.0012269</text:p>
          </table:table-cell>
          <table:table-cell office:value-type="float" office:value="0.446546" calcext:value-type="float">
            <text:p>0.446546</text:p>
          </table:table-cell>
          <table:table-cell office:value-type="float" office:value="0.09134" calcext:value-type="float">
            <text:p>0.09134</text:p>
          </table:table-cell>
          <table:table-cell office:value-type="float" office:value="0.00166864" calcext:value-type="float">
            <text:p>0.00166864</text:p>
          </table:table-cell>
          <table:table-cell office:value-type="float" office:value="0.000756354" calcext:value-type="float">
            <text:p>0.000756354</text:p>
          </table:table-cell>
          <table:table-cell office:value-type="float" office:value="0.00167574" calcext:value-type="float">
            <text:p>0.00167574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105503" calcext:value-type="float">
            <text:p>0.0105503</text:p>
          </table:table-cell>
          <table:table-cell office:value-type="float" office:value="0.00126322" calcext:value-type="float">
            <text:p>0.00126322</text:p>
          </table:table-cell>
          <table:table-cell office:value-type="float" office:value="0.480032" calcext:value-type="float">
            <text:p>0.480032</text:p>
          </table:table-cell>
          <table:table-cell office:value-type="float" office:value="0.0988415" calcext:value-type="float">
            <text:p>0.0988415</text:p>
          </table:table-cell>
          <table:table-cell office:value-type="float" office:value="0.00164653" calcext:value-type="float">
            <text:p>0.00164653</text:p>
          </table:table-cell>
          <table:table-cell office:value-type="float" office:value="0.000720826" calcext:value-type="float">
            <text:p>0.000720826</text:p>
          </table:table-cell>
          <table:table-cell office:value-type="float" office:value="0.00171917" calcext:value-type="float">
            <text:p>0.00171917</text:p>
          </table:table-cell>
        </table:table-row>
        <table:table-row table:style-name="ro1">
          <table:table-cell office:value-type="float" office:value="266500" calcext:value-type="float">
            <text:p>266500</text:p>
          </table:table-cell>
          <table:table-cell/>
          <table:table-cell office:value-type="float" office:value="0.011277" calcext:value-type="float">
            <text:p>0.011277</text:p>
          </table:table-cell>
          <table:table-cell office:value-type="float" office:value="0.00123638" calcext:value-type="float">
            <text:p>0.00123638</text:p>
          </table:table-cell>
          <table:table-cell office:value-type="float" office:value="0.467718" calcext:value-type="float">
            <text:p>0.467718</text:p>
          </table:table-cell>
          <table:table-cell office:value-type="float" office:value="0.0957017" calcext:value-type="float">
            <text:p>0.0957017</text:p>
          </table:table-cell>
          <table:table-cell office:value-type="float" office:value="0.00173772" calcext:value-type="float">
            <text:p>0.00173772</text:p>
          </table:table-cell>
          <table:table-cell office:value-type="float" office:value="0.000737405" calcext:value-type="float">
            <text:p>0.000737405</text:p>
          </table:table-cell>
          <table:table-cell office:value-type="float" office:value="0.00166745" calcext:value-type="float">
            <text:p>0.00166745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113007" calcext:value-type="float">
            <text:p>0.0113007</text:p>
          </table:table-cell>
          <table:table-cell office:value-type="float" office:value="0.00120006" calcext:value-type="float">
            <text:p>0.00120006</text:p>
          </table:table-cell>
          <table:table-cell office:value-type="float" office:value="0.438061" calcext:value-type="float">
            <text:p>0.438061</text:p>
          </table:table-cell>
          <table:table-cell office:value-type="float" office:value="0.0887188" calcext:value-type="float">
            <text:p>0.0887188</text:p>
          </table:table-cell>
          <table:table-cell office:value-type="float" office:value="0.00193352" calcext:value-type="float">
            <text:p>0.00193352</text:p>
          </table:table-cell>
          <table:table-cell office:value-type="float" office:value="0.000753985" calcext:value-type="float">
            <text:p>0.000753985</text:p>
          </table:table-cell>
          <table:table-cell office:value-type="float" office:value="0.00167061" calcext:value-type="float">
            <text:p>0.00167061</text:p>
          </table:table-cell>
        </table:table-row>
        <table:table-row table:style-name="ro1">
          <table:table-cell office:value-type="float" office:value="267500" calcext:value-type="float">
            <text:p>267500</text:p>
          </table:table-cell>
          <table:table-cell/>
          <table:table-cell office:value-type="float" office:value="0.0115565" calcext:value-type="float">
            <text:p>0.0115565</text:p>
          </table:table-cell>
          <table:table-cell office:value-type="float" office:value="0.0011823" calcext:value-type="float">
            <text:p>0.0011823</text:p>
          </table:table-cell>
          <table:table-cell office:value-type="float" office:value="0.454297" calcext:value-type="float">
            <text:p>0.454297</text:p>
          </table:table-cell>
          <table:table-cell office:value-type="float" office:value="0.0929656" calcext:value-type="float">
            <text:p>0.0929656</text:p>
          </table:table-cell>
          <table:table-cell office:value-type="float" office:value="0.00204366" calcext:value-type="float">
            <text:p>0.00204366</text:p>
          </table:table-cell>
          <table:table-cell office:value-type="float" office:value="0.000760696" calcext:value-type="float">
            <text:p>0.000760696</text:p>
          </table:table-cell>
          <table:table-cell office:value-type="float" office:value="0.0017318" calcext:value-type="float">
            <text:p>0.0017318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11624" calcext:value-type="float">
            <text:p>0.011624</text:p>
          </table:table-cell>
          <table:table-cell office:value-type="float" office:value="0.00119809" calcext:value-type="float">
            <text:p>0.00119809</text:p>
          </table:table-cell>
          <table:table-cell office:value-type="float" office:value="0.435936" calcext:value-type="float">
            <text:p>0.435936</text:p>
          </table:table-cell>
          <table:table-cell office:value-type="float" office:value="0.0885242" calcext:value-type="float">
            <text:p>0.0885242</text:p>
          </table:table-cell>
          <table:table-cell office:value-type="float" office:value="0.00184825" calcext:value-type="float">
            <text:p>0.00184825</text:p>
          </table:table-cell>
          <table:table-cell office:value-type="float" office:value="0.000780434" calcext:value-type="float">
            <text:p>0.000780434</text:p>
          </table:table-cell>
          <table:table-cell office:value-type="float" office:value="0.00184075" calcext:value-type="float">
            <text:p>0.00184075</text:p>
          </table:table-cell>
        </table:table-row>
        <table:table-row table:style-name="ro1">
          <table:table-cell office:value-type="float" office:value="268500" calcext:value-type="float">
            <text:p>268500</text:p>
          </table:table-cell>
          <table:table-cell/>
          <table:table-cell office:value-type="float" office:value="0.0109529" calcext:value-type="float">
            <text:p>0.0109529</text:p>
          </table:table-cell>
          <table:table-cell office:value-type="float" office:value="0.00119217" calcext:value-type="float">
            <text:p>0.00119217</text:p>
          </table:table-cell>
          <table:table-cell office:value-type="float" office:value="0.468858" calcext:value-type="float">
            <text:p>0.468858</text:p>
          </table:table-cell>
          <table:table-cell office:value-type="float" office:value="0.0945186" calcext:value-type="float">
            <text:p>0.0945186</text:p>
          </table:table-cell>
          <table:table-cell office:value-type="float" office:value="0.00172982" calcext:value-type="float">
            <text:p>0.00172982</text:p>
          </table:table-cell>
          <table:table-cell office:value-type="float" office:value="0.000727537" calcext:value-type="float">
            <text:p>0.000727537</text:p>
          </table:table-cell>
          <table:table-cell office:value-type="float" office:value="0.00183799" calcext:value-type="float">
            <text:p>0.00183799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118024" calcext:value-type="float">
            <text:p>0.0118024</text:p>
          </table:table-cell>
          <table:table-cell office:value-type="float" office:value="0.00119651" calcext:value-type="float">
            <text:p>0.00119651</text:p>
          </table:table-cell>
          <table:table-cell office:value-type="float" office:value="0.440211" calcext:value-type="float">
            <text:p>0.440211</text:p>
          </table:table-cell>
          <table:table-cell office:value-type="float" office:value="0.0898723" calcext:value-type="float">
            <text:p>0.0898723</text:p>
          </table:table-cell>
          <table:table-cell office:value-type="float" office:value="0.0017464" calcext:value-type="float">
            <text:p>0.0017464</text:p>
          </table:table-cell>
          <table:table-cell office:value-type="float" office:value="0.000770565" calcext:value-type="float">
            <text:p>0.000770565</text:p>
          </table:table-cell>
          <table:table-cell office:value-type="float" office:value="0.00180641" calcext:value-type="float">
            <text:p>0.00180641</text:p>
          </table:table-cell>
        </table:table-row>
        <table:table-row table:style-name="ro1">
          <table:table-cell office:value-type="float" office:value="269500" calcext:value-type="float">
            <text:p>269500</text:p>
          </table:table-cell>
          <table:table-cell/>
          <table:table-cell office:value-type="float" office:value="0.011714" calcext:value-type="float">
            <text:p>0.011714</text:p>
          </table:table-cell>
          <table:table-cell office:value-type="float" office:value="0.00122967" calcext:value-type="float">
            <text:p>0.00122967</text:p>
          </table:table-cell>
          <table:table-cell office:value-type="float" office:value="0.461453" calcext:value-type="float">
            <text:p>0.461453</text:p>
          </table:table-cell>
          <table:table-cell office:value-type="float" office:value="0.0915385" calcext:value-type="float">
            <text:p>0.0915385</text:p>
          </table:table-cell>
          <table:table-cell office:value-type="float" office:value="0.00172035" calcext:value-type="float">
            <text:p>0.00172035</text:p>
          </table:table-cell>
          <table:table-cell office:value-type="float" office:value="0.000757538" calcext:value-type="float">
            <text:p>0.000757538</text:p>
          </table:table-cell>
          <table:table-cell office:value-type="float" office:value="0.00173417" calcext:value-type="float">
            <text:p>0.0017341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114799" calcext:value-type="float">
            <text:p>0.0114799</text:p>
          </table:table-cell>
          <table:table-cell office:value-type="float" office:value="0.00150679" calcext:value-type="float">
            <text:p>0.00150679</text:p>
          </table:table-cell>
          <table:table-cell office:value-type="float" office:value="0.441147" calcext:value-type="float">
            <text:p>0.441147</text:p>
          </table:table-cell>
          <table:table-cell office:value-type="float" office:value="0.0903184" calcext:value-type="float">
            <text:p>0.0903184</text:p>
          </table:table-cell>
          <table:table-cell office:value-type="float" office:value="0.00181114" calcext:value-type="float">
            <text:p>0.00181114</text:p>
          </table:table-cell>
          <table:table-cell office:value-type="float" office:value="0.000784776" calcext:value-type="float">
            <text:p>0.000784776</text:p>
          </table:table-cell>
          <table:table-cell office:value-type="float" office:value="0.00175667" calcext:value-type="float">
            <text:p>0.00175667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/>
          <table:table-cell office:value-type="float" office:value="0.0114673" calcext:value-type="float">
            <text:p>0.0114673</text:p>
          </table:table-cell>
          <table:table-cell office:value-type="float" office:value="0.00142468" calcext:value-type="float">
            <text:p>0.00142468</text:p>
          </table:table-cell>
          <table:table-cell office:value-type="float" office:value="0.441929" calcext:value-type="float">
            <text:p>0.441929</text:p>
          </table:table-cell>
          <table:table-cell office:value-type="float" office:value="0.0892561" calcext:value-type="float">
            <text:p>0.0892561</text:p>
          </table:table-cell>
          <table:table-cell office:value-type="float" office:value="0.00214511" calcext:value-type="float">
            <text:p>0.00214511</text:p>
          </table:table-cell>
          <table:table-cell office:value-type="float" office:value="0.000756354" calcext:value-type="float">
            <text:p>0.000756354</text:p>
          </table:table-cell>
          <table:table-cell office:value-type="float" office:value="0.00172627" calcext:value-type="float">
            <text:p>0.00172627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115818" calcext:value-type="float">
            <text:p>0.0115818</text:p>
          </table:table-cell>
          <table:table-cell office:value-type="float" office:value="0.00148902" calcext:value-type="float">
            <text:p>0.00148902</text:p>
          </table:table-cell>
          <table:table-cell office:value-type="float" office:value="0.465921" calcext:value-type="float">
            <text:p>0.465921</text:p>
          </table:table-cell>
          <table:table-cell office:value-type="float" office:value="0.0967726" calcext:value-type="float">
            <text:p>0.0967726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00734247" calcext:value-type="float">
            <text:p>0.000734247</text:p>
          </table:table-cell>
          <table:table-cell office:value-type="float" office:value="0.00165561" calcext:value-type="float">
            <text:p>0.00165561</text:p>
          </table:table-cell>
        </table:table-row>
        <table:table-row table:style-name="ro1">
          <table:table-cell office:value-type="float" office:value="271500" calcext:value-type="float">
            <text:p>271500</text:p>
          </table:table-cell>
          <table:table-cell/>
          <table:table-cell office:value-type="float" office:value="0.0115991" calcext:value-type="float">
            <text:p>0.0115991</text:p>
          </table:table-cell>
          <table:table-cell office:value-type="float" office:value="0.00166469" calcext:value-type="float">
            <text:p>0.00166469</text:p>
          </table:table-cell>
          <table:table-cell office:value-type="float" office:value="0.438425" calcext:value-type="float">
            <text:p>0.438425</text:p>
          </table:table-cell>
          <table:table-cell office:value-type="float" office:value="0.089652" calcext:value-type="float">
            <text:p>0.089652</text:p>
          </table:table-cell>
          <table:table-cell office:value-type="float" office:value="0.00183917" calcext:value-type="float">
            <text:p>0.00183917</text:p>
          </table:table-cell>
          <table:table-cell office:value-type="float" office:value="0.00075517" calcext:value-type="float">
            <text:p>0.00075517</text:p>
          </table:table-cell>
          <table:table-cell office:value-type="float" office:value="0.00181312" calcext:value-type="float">
            <text:p>0.00181312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120428" calcext:value-type="float">
            <text:p>0.0120428</text:p>
          </table:table-cell>
          <table:table-cell office:value-type="float" office:value="0.0017093" calcext:value-type="float">
            <text:p>0.0017093</text:p>
          </table:table-cell>
          <table:table-cell office:value-type="float" office:value="0.41975" calcext:value-type="float">
            <text:p>0.41975</text:p>
          </table:table-cell>
          <table:table-cell office:value-type="float" office:value="0.0908157" calcext:value-type="float">
            <text:p>0.0908157</text:p>
          </table:table-cell>
          <table:table-cell office:value-type="float" office:value="0.00180878" calcext:value-type="float">
            <text:p>0.00180878</text:p>
          </table:table-cell>
          <table:table-cell office:value-type="float" office:value="0.000774118" calcext:value-type="float">
            <text:p>0.000774118</text:p>
          </table:table-cell>
          <table:table-cell office:value-type="float" office:value="0.00171009" calcext:value-type="float">
            <text:p>0.00171009</text:p>
          </table:table-cell>
        </table:table-row>
        <table:table-row table:style-name="ro1">
          <table:table-cell office:value-type="float" office:value="272500" calcext:value-type="float">
            <text:p>272500</text:p>
          </table:table-cell>
          <table:table-cell table:style-name="ce1"/>
          <table:table-cell office:value-type="float" office:value="0.0115683" calcext:value-type="float">
            <text:p>0.0115683</text:p>
          </table:table-cell>
          <table:table-cell office:value-type="float" office:value="0.00131178" calcext:value-type="float">
            <text:p>0.00131178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0.089515" calcext:value-type="float">
            <text:p>0.089515</text:p>
          </table:table-cell>
          <table:table-cell office:value-type="float" office:value="0.0018593" calcext:value-type="float">
            <text:p>0.0018593</text:p>
          </table:table-cell>
          <table:table-cell office:value-type="float" office:value="0.000757933" calcext:value-type="float">
            <text:p>0.000757933</text:p>
          </table:table-cell>
          <table:table-cell office:value-type="float" office:value="0.00171798" calcext:value-type="float">
            <text:p>0.00171798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122998" calcext:value-type="float">
            <text:p>0.0122998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435934" calcext:value-type="float">
            <text:p>0.435934</text:p>
          </table:table-cell>
          <table:table-cell office:value-type="float" office:value="0.0893007" calcext:value-type="float">
            <text:p>0.0893007</text:p>
          </table:table-cell>
          <table:table-cell office:value-type="float" office:value="0.0018747" calcext:value-type="float">
            <text:p>0.0018747</text:p>
          </table:table-cell>
          <table:table-cell office:value-type="float" office:value="0.000761091" calcext:value-type="float">
            <text:p>0.000761091</text:p>
          </table:table-cell>
          <table:table-cell office:value-type="float" office:value="0.00182496" calcext:value-type="float">
            <text:p>0.00182496</text:p>
          </table:table-cell>
        </table:table-row>
        <table:table-row table:style-name="ro1">
          <table:table-cell office:value-type="float" office:value="273500" calcext:value-type="float">
            <text:p>273500</text:p>
          </table:table-cell>
          <table:table-cell table:style-name="ce1"/>
          <table:table-cell office:value-type="float" office:value="0.0117744" calcext:value-type="float">
            <text:p>0.0117744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0.432012" calcext:value-type="float">
            <text:p>0.432012</text:p>
          </table:table-cell>
          <table:table-cell office:value-type="float" office:value="0.0880126" calcext:value-type="float">
            <text:p>0.0880126</text:p>
          </table:table-cell>
          <table:table-cell office:value-type="float" office:value="0.00181114" calcext:value-type="float">
            <text:p>0.00181114</text:p>
          </table:table-cell>
          <table:table-cell office:value-type="float" office:value="0.000759117" calcext:value-type="float">
            <text:p>0.000759117</text:p>
          </table:table-cell>
          <table:table-cell office:value-type="float" office:value="0.00180088" calcext:value-type="float">
            <text:p>0.00180088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table:style-name="ce1"/>
          <table:table-cell office:value-type="float" office:value="0.0119248" calcext:value-type="float">
            <text:p>0.0119248</text:p>
          </table:table-cell>
          <table:table-cell office:value-type="float" office:value="0.00114282" calcext:value-type="float">
            <text:p>0.00114282</text:p>
          </table:table-cell>
          <table:table-cell office:value-type="float" office:value="0.436299" calcext:value-type="float">
            <text:p>0.436299</text:p>
          </table:table-cell>
          <table:table-cell office:value-type="float" office:value="0.0884598" calcext:value-type="float">
            <text:p>0.0884598</text:p>
          </table:table-cell>
          <table:table-cell office:value-type="float" office:value="0.00174798" calcext:value-type="float">
            <text:p>0.00174798</text:p>
          </table:table-cell>
          <table:table-cell office:value-type="float" office:value="0.000767407" calcext:value-type="float">
            <text:p>0.000767407</text:p>
          </table:table-cell>
          <table:table-cell office:value-type="float" office:value="0.00174364" calcext:value-type="float">
            <text:p>0.00174364</text:p>
          </table:table-cell>
        </table:table-row>
        <table:table-row table:style-name="ro1">
          <table:table-cell office:value-type="float" office:value="274500" calcext:value-type="float">
            <text:p>274500</text:p>
          </table:table-cell>
          <table:table-cell/>
          <table:table-cell office:value-type="float" office:value="0.0120586" calcext:value-type="float">
            <text:p>0.0120586</text:p>
          </table:table-cell>
          <table:table-cell office:value-type="float" office:value="0.00113058" calcext:value-type="float">
            <text:p>0.00113058</text:p>
          </table:table-cell>
          <table:table-cell office:value-type="float" office:value="0.436179" calcext:value-type="float">
            <text:p>0.436179</text:p>
          </table:table-cell>
          <table:table-cell office:value-type="float" office:value="0.0890946" calcext:value-type="float">
            <text:p>0.0890946</text:p>
          </table:table-cell>
          <table:table-cell office:value-type="float" office:value="0.00177246" calcext:value-type="float">
            <text:p>0.00177246</text:p>
          </table:table-cell>
          <table:table-cell office:value-type="float" office:value="0.000773723" calcext:value-type="float">
            <text:p>0.000773723</text:p>
          </table:table-cell>
          <table:table-cell office:value-type="float" office:value="0.00172509" calcext:value-type="float">
            <text:p>0.00172509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114424" calcext:value-type="float">
            <text:p>0.0114424</text:p>
          </table:table-cell>
          <table:table-cell office:value-type="float" office:value="0.00117716" calcext:value-type="float">
            <text:p>0.00117716</text:p>
          </table:table-cell>
          <table:table-cell office:value-type="float" office:value="0.452911" calcext:value-type="float">
            <text:p>0.452911</text:p>
          </table:table-cell>
          <table:table-cell office:value-type="float" office:value="0.0968595" calcext:value-type="float">
            <text:p>0.0968595</text:p>
          </table:table-cell>
          <table:table-cell office:value-type="float" office:value="0.00175588" calcext:value-type="float">
            <text:p>0.00175588</text:p>
          </table:table-cell>
          <table:table-cell office:value-type="float" office:value="0.000761486" calcext:value-type="float">
            <text:p>0.000761486</text:p>
          </table:table-cell>
          <table:table-cell office:value-type="float" office:value="0.00169469" calcext:value-type="float">
            <text:p>0.00169469</text:p>
          </table:table-cell>
        </table:table-row>
        <table:table-row table:style-name="ro1">
          <table:table-cell office:value-type="float" office:value="275500" calcext:value-type="float">
            <text:p>275500</text:p>
          </table:table-cell>
          <table:table-cell/>
          <table:table-cell office:value-type="float" office:value="0.0121273" calcext:value-type="float">
            <text:p>0.0121273</text:p>
          </table:table-cell>
          <table:table-cell office:value-type="float" office:value="0.00113256" calcext:value-type="float">
            <text:p>0.00113256</text:p>
          </table:table-cell>
          <table:table-cell office:value-type="float" office:value="0.443076" calcext:value-type="float">
            <text:p>0.443076</text:p>
          </table:table-cell>
          <table:table-cell office:value-type="float" office:value="0.100875" calcext:value-type="float">
            <text:p>0.100875</text:p>
          </table:table-cell>
          <table:table-cell office:value-type="float" office:value="0.00173851" calcext:value-type="float">
            <text:p>0.00173851</text:p>
          </table:table-cell>
          <table:table-cell office:value-type="float" office:value="0.00077096" calcext:value-type="float">
            <text:p>0.00077096</text:p>
          </table:table-cell>
          <table:table-cell office:value-type="float" office:value="0.00173614" calcext:value-type="float">
            <text:p>0.00173614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116552" calcext:value-type="float">
            <text:p>0.0116552</text:p>
          </table:table-cell>
          <table:table-cell office:value-type="float" office:value="0.00138678" calcext:value-type="float">
            <text:p>0.00138678</text:p>
          </table:table-cell>
          <table:table-cell office:value-type="float" office:value="0.456466" calcext:value-type="float">
            <text:p>0.456466</text:p>
          </table:table-cell>
          <table:table-cell office:value-type="float" office:value="0.0946512" calcext:value-type="float">
            <text:p>0.0946512</text:p>
          </table:table-cell>
          <table:table-cell office:value-type="float" office:value="0.00173575" calcext:value-type="float">
            <text:p>0.00173575</text:p>
          </table:table-cell>
          <table:table-cell office:value-type="float" office:value="0.000753196" calcext:value-type="float">
            <text:p>0.000753196</text:p>
          </table:table-cell>
          <table:table-cell office:value-type="float" office:value="0.00170574" calcext:value-type="float">
            <text:p>0.00170574</text:p>
          </table:table-cell>
        </table:table-row>
        <table:table-row table:style-name="ro1">
          <table:table-cell office:value-type="float" office:value="276500" calcext:value-type="float">
            <text:p>276500</text:p>
          </table:table-cell>
          <table:table-cell/>
          <table:table-cell office:value-type="float" office:value="0.0121617" calcext:value-type="float">
            <text:p>0.0121617</text:p>
          </table:table-cell>
          <table:table-cell office:value-type="float" office:value="0.00139349" calcext:value-type="float">
            <text:p>0.00139349</text:p>
          </table:table-cell>
          <table:table-cell office:value-type="float" office:value="0.4542" calcext:value-type="float">
            <text:p>0.4542</text:p>
          </table:table-cell>
          <table:table-cell office:value-type="float" office:value="0.0940366" calcext:value-type="float">
            <text:p>0.0940366</text:p>
          </table:table-cell>
          <table:table-cell office:value-type="float" office:value="0.00171009" calcext:value-type="float">
            <text:p>0.00171009</text:p>
          </table:table-cell>
          <table:table-cell office:value-type="float" office:value="0.000760696" calcext:value-type="float">
            <text:p>0.000760696</text:p>
          </table:table-cell>
          <table:table-cell office:value-type="float" office:value="0.00168916" calcext:value-type="float">
            <text:p>0.00168916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119374" calcext:value-type="float">
            <text:p>0.0119374</text:p>
          </table:table-cell>
          <table:table-cell office:value-type="float" office:value="0.00157468" calcext:value-type="float">
            <text:p>0.00157468</text:p>
          </table:table-cell>
          <table:table-cell office:value-type="float" office:value="0.425835" calcext:value-type="float">
            <text:p>0.425835</text:p>
          </table:table-cell>
          <table:table-cell office:value-type="float" office:value="0.0870182" calcext:value-type="float">
            <text:p>0.0870182</text:p>
          </table:table-cell>
          <table:table-cell office:value-type="float" office:value="0.00170693" calcext:value-type="float">
            <text:p>0.00170693</text:p>
          </table:table-cell>
          <table:table-cell office:value-type="float" office:value="0.000759512" calcext:value-type="float">
            <text:p>0.000759512</text:p>
          </table:table-cell>
          <table:table-cell office:value-type="float" office:value="0.0016489" calcext:value-type="float">
            <text:p>0.0016489</text:p>
          </table:table-cell>
        </table:table-row>
        <table:table-row table:style-name="ro1">
          <table:table-cell office:value-type="float" office:value="277500" calcext:value-type="float">
            <text:p>277500</text:p>
          </table:table-cell>
          <table:table-cell/>
          <table:table-cell office:value-type="float" office:value="0.0117385" calcext:value-type="float">
            <text:p>0.0117385</text:p>
          </table:table-cell>
          <table:table-cell office:value-type="float" office:value="0.00139902" calcext:value-type="float">
            <text:p>0.00139902</text:p>
          </table:table-cell>
          <table:table-cell office:value-type="float" office:value="0.432452" calcext:value-type="float">
            <text:p>0.432452</text:p>
          </table:table-cell>
          <table:table-cell office:value-type="float" office:value="0.089337" calcext:value-type="float">
            <text:p>0.089337</text:p>
          </table:table-cell>
          <table:table-cell office:value-type="float" office:value="0.00197457" calcext:value-type="float">
            <text:p>0.00197457</text:p>
          </table:table-cell>
          <table:table-cell office:value-type="float" office:value="0.000752011" calcext:value-type="float">
            <text:p>0.000752011</text:p>
          </table:table-cell>
          <table:table-cell office:value-type="float" office:value="0.00167811" calcext:value-type="float">
            <text:p>0.00167811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11787" calcext:value-type="float">
            <text:p>0.011787</text:p>
          </table:table-cell>
          <table:table-cell office:value-type="float" office:value="0.00136941" calcext:value-type="float">
            <text:p>0.00136941</text:p>
          </table:table-cell>
          <table:table-cell office:value-type="float" office:value="0.449278" calcext:value-type="float">
            <text:p>0.449278</text:p>
          </table:table-cell>
          <table:table-cell office:value-type="float" office:value="0.0923762" calcext:value-type="float">
            <text:p>0.0923762</text:p>
          </table:table-cell>
          <table:table-cell office:value-type="float" office:value="0.00174561" calcext:value-type="float">
            <text:p>0.00174561</text:p>
          </table:table-cell>
          <table:table-cell office:value-type="float" office:value="0.000765038" calcext:value-type="float">
            <text:p>0.000765038</text:p>
          </table:table-cell>
          <table:table-cell office:value-type="float" office:value="0.00175035" calcext:value-type="float">
            <text:p>0.00175035</text:p>
          </table:table-cell>
        </table:table-row>
        <table:table-row table:style-name="ro1">
          <table:table-cell office:value-type="float" office:value="278500" calcext:value-type="float">
            <text:p>278500</text:p>
          </table:table-cell>
          <table:table-cell/>
          <table:table-cell office:value-type="float" office:value="0.011967" calcext:value-type="float">
            <text:p>0.011967</text:p>
          </table:table-cell>
          <table:table-cell office:value-type="float" office:value="0.00125651" calcext:value-type="float">
            <text:p>0.00125651</text:p>
          </table:table-cell>
          <table:table-cell office:value-type="float" office:value="0.439019" calcext:value-type="float">
            <text:p>0.439019</text:p>
          </table:table-cell>
          <table:table-cell office:value-type="float" office:value="0.0905205" calcext:value-type="float">
            <text:p>0.0905205</text:p>
          </table:table-cell>
          <table:table-cell office:value-type="float" office:value="0.00174403" calcext:value-type="float">
            <text:p>0.00174403</text:p>
          </table:table-cell>
          <table:table-cell office:value-type="float" office:value="0.000769381" calcext:value-type="float">
            <text:p>0.000769381</text:p>
          </table:table-cell>
          <table:table-cell office:value-type="float" office:value="0.00165561" calcext:value-type="float">
            <text:p>0.00165561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115897" calcext:value-type="float">
            <text:p>0.0115897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44994" calcext:value-type="float">
            <text:p>0.44994</text:p>
          </table:table-cell>
          <table:table-cell office:value-type="float" office:value="0.0952643" calcext:value-type="float">
            <text:p>0.0952643</text:p>
          </table:table-cell>
          <table:table-cell office:value-type="float" office:value="0.00171127" calcext:value-type="float">
            <text:p>0.00171127</text:p>
          </table:table-cell>
          <table:table-cell office:value-type="float" office:value="0.000755564" calcext:value-type="float">
            <text:p>0.000755564</text:p>
          </table:table-cell>
          <table:table-cell office:value-type="float" office:value="0.00167535" calcext:value-type="float">
            <text:p>0.00167535</text:p>
          </table:table-cell>
        </table:table-row>
        <table:table-row table:style-name="ro1">
          <table:table-cell office:value-type="float" office:value="279500" calcext:value-type="float">
            <text:p>279500</text:p>
          </table:table-cell>
          <table:table-cell/>
          <table:table-cell office:value-type="float" office:value="0.0112987" calcext:value-type="float">
            <text:p>0.0112987</text:p>
          </table:table-cell>
          <table:table-cell office:value-type="float" office:value="0.00123243" calcext:value-type="float">
            <text:p>0.00123243</text:p>
          </table:table-cell>
          <table:table-cell office:value-type="float" office:value="0.459829" calcext:value-type="float">
            <text:p>0.459829</text:p>
          </table:table-cell>
          <table:table-cell office:value-type="float" office:value="0.0958169" calcext:value-type="float">
            <text:p>0.0958169</text:p>
          </table:table-cell>
          <table:table-cell office:value-type="float" office:value="0.00173614" calcext:value-type="float">
            <text:p>0.00173614</text:p>
          </table:table-cell>
          <table:table-cell office:value-type="float" office:value="0.000768986" calcext:value-type="float">
            <text:p>0.000768986</text:p>
          </table:table-cell>
          <table:table-cell office:value-type="float" office:value="0.00171917" calcext:value-type="float">
            <text:p>0.0017191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112794" calcext:value-type="float">
            <text:p>0.0112794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0.463032" calcext:value-type="float">
            <text:p>0.463032</text:p>
          </table:table-cell>
          <table:table-cell office:value-type="float" office:value="0.0943792" calcext:value-type="float">
            <text:p>0.0943792</text:p>
          </table:table-cell>
          <table:table-cell office:value-type="float" office:value="0.00164732" calcext:value-type="float">
            <text:p>0.00164732</text:p>
          </table:table-cell>
          <table:table-cell office:value-type="float" office:value="0.000730695" calcext:value-type="float">
            <text:p>0.000730695</text:p>
          </table:table-cell>
          <table:table-cell office:value-type="float" office:value="0.00163469" calcext:value-type="float">
            <text:p>0.00163469</text:p>
          </table:table-cell>
        </table:table-row>
        <table:table-row table:style-name="ro1">
          <table:table-cell office:value-type="float" office:value="280500" calcext:value-type="float">
            <text:p>280500</text:p>
          </table:table-cell>
          <table:table-cell/>
          <table:table-cell office:value-type="float" office:value="0.0113694" calcext:value-type="float">
            <text:p>0.0113694</text:p>
          </table:table-cell>
          <table:table-cell office:value-type="float" office:value="0.00117559" calcext:value-type="float">
            <text:p>0.00117559</text:p>
          </table:table-cell>
          <table:table-cell office:value-type="float" office:value="0.427805" calcext:value-type="float">
            <text:p>0.427805</text:p>
          </table:table-cell>
          <table:table-cell office:value-type="float" office:value="0.0872582" calcext:value-type="float">
            <text:p>0.0872582</text:p>
          </table:table-cell>
          <table:table-cell office:value-type="float" office:value="0.00167851" calcext:value-type="float">
            <text:p>0.00167851</text:p>
          </table:table-cell>
          <table:table-cell office:value-type="float" office:value="0.000748064" calcext:value-type="float">
            <text:p>0.000748064</text:p>
          </table:table-cell>
          <table:table-cell office:value-type="float" office:value="0.0016789" calcext:value-type="float">
            <text:p>0.0016789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114582" calcext:value-type="float">
            <text:p>0.0114582</text:p>
          </table:table-cell>
          <table:table-cell office:value-type="float" office:value="0.00121388" calcext:value-type="float">
            <text:p>0.00121388</text:p>
          </table:table-cell>
          <table:table-cell office:value-type="float" office:value="0.449209" calcext:value-type="float">
            <text:p>0.449209</text:p>
          </table:table-cell>
          <table:table-cell office:value-type="float" office:value="0.0971172" calcext:value-type="float">
            <text:p>0.0971172</text:p>
          </table:table-cell>
          <table:table-cell office:value-type="float" office:value="0.00170851" calcext:value-type="float">
            <text:p>0.00170851</text:p>
          </table:table-cell>
          <table:table-cell office:value-type="float" office:value="0.00077017" calcext:value-type="float">
            <text:p>0.00077017</text:p>
          </table:table-cell>
          <table:table-cell office:value-type="float" office:value="0.00169785" calcext:value-type="float">
            <text:p>0.00169785</text:p>
          </table:table-cell>
        </table:table-row>
        <table:table-row table:style-name="ro1">
          <table:table-cell office:value-type="float" office:value="281500" calcext:value-type="float">
            <text:p>281500</text:p>
          </table:table-cell>
          <table:table-cell/>
          <table:table-cell office:value-type="float" office:value="0.0119769" calcext:value-type="float">
            <text:p>0.0119769</text:p>
          </table:table-cell>
          <table:table-cell office:value-type="float" office:value="0.00119256" calcext:value-type="float">
            <text:p>0.00119256</text:p>
          </table:table-cell>
          <table:table-cell office:value-type="float" office:value="0.439271" calcext:value-type="float">
            <text:p>0.439271</text:p>
          </table:table-cell>
          <table:table-cell office:value-type="float" office:value="0.0902201" calcext:value-type="float">
            <text:p>0.0902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0.000772934" calcext:value-type="float">
            <text:p>0.000772934</text:p>
          </table:table-cell>
          <table:table-cell office:value-type="float" office:value="0.00169824" calcext:value-type="float">
            <text:p>0.00169824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124479" calcext:value-type="float">
            <text:p>0.0124479</text:p>
          </table:table-cell>
          <table:table-cell office:value-type="float" office:value="0.00114835" calcext:value-type="float">
            <text:p>0.00114835</text:p>
          </table:table-cell>
          <table:table-cell office:value-type="float" office:value="0.418701" calcext:value-type="float">
            <text:p>0.418701</text:p>
          </table:table-cell>
          <table:table-cell office:value-type="float" office:value="0.0838574" calcext:value-type="float">
            <text:p>0.0838574</text:p>
          </table:table-cell>
          <table:table-cell office:value-type="float" office:value="0.00192799" calcext:value-type="float">
            <text:p>0.00192799</text:p>
          </table:table-cell>
          <table:table-cell office:value-type="float" office:value="0.000788329" calcext:value-type="float">
            <text:p>0.000788329</text:p>
          </table:table-cell>
          <table:table-cell office:value-type="float" office:value="0.00173377" calcext:value-type="float">
            <text:p>0.00173377</text:p>
          </table:table-cell>
        </table:table-row>
        <table:table-row table:style-name="ro1">
          <table:table-cell office:value-type="float" office:value="282500" calcext:value-type="float">
            <text:p>282500</text:p>
          </table:table-cell>
          <table:table-cell/>
          <table:table-cell office:value-type="float" office:value="0.0121644" calcext:value-type="float">
            <text:p>0.0121644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427531" calcext:value-type="float">
            <text:p>0.427531</text:p>
          </table:table-cell>
          <table:table-cell office:value-type="float" office:value="0.094048" calcext:value-type="float">
            <text:p>0.094048</text:p>
          </table:table-cell>
          <table:table-cell office:value-type="float" office:value="0.00174325" calcext:value-type="float">
            <text:p>0.00174325</text:p>
          </table:table-cell>
          <table:table-cell office:value-type="float" office:value="0.000787934" calcext:value-type="float">
            <text:p>0.000787934</text:p>
          </table:table-cell>
          <table:table-cell office:value-type="float" office:value="0.0017393" calcext:value-type="float">
            <text:p>0.0017393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116651" calcext:value-type="float">
            <text:p>0.0116651</text:p>
          </table:table-cell>
          <table:table-cell office:value-type="float" office:value="0.00120322" calcext:value-type="float">
            <text:p>0.00120322</text:p>
          </table:table-cell>
          <table:table-cell office:value-type="float" office:value="0.436807" calcext:value-type="float">
            <text:p>0.436807</text:p>
          </table:table-cell>
          <table:table-cell office:value-type="float" office:value="0.088253" calcext:value-type="float">
            <text:p>0.088253</text:p>
          </table:table-cell>
          <table:table-cell office:value-type="float" office:value="0.00172785" calcext:value-type="float">
            <text:p>0.00172785</text:p>
          </table:table-cell>
          <table:table-cell office:value-type="float" office:value="0.000761091" calcext:value-type="float">
            <text:p>0.000761091</text:p>
          </table:table-cell>
          <table:table-cell office:value-type="float" office:value="0.00165561" calcext:value-type="float">
            <text:p>0.00165561</text:p>
          </table:table-cell>
        </table:table-row>
        <table:table-row table:style-name="ro1">
          <table:table-cell office:value-type="float" office:value="283500" calcext:value-type="float">
            <text:p>283500</text:p>
          </table:table-cell>
          <table:table-cell/>
          <table:table-cell office:value-type="float" office:value="0.0117898" calcext:value-type="float">
            <text:p>0.0117898</text:p>
          </table:table-cell>
          <table:table-cell office:value-type="float" office:value="0.00125493" calcext:value-type="float">
            <text:p>0.00125493</text:p>
          </table:table-cell>
          <table:table-cell office:value-type="float" office:value="0.424746" calcext:value-type="float">
            <text:p>0.424746</text:p>
          </table:table-cell>
          <table:table-cell office:value-type="float" office:value="0.0895577" calcext:value-type="float">
            <text:p>0.0895577</text:p>
          </table:table-cell>
          <table:table-cell office:value-type="float" office:value="0.00170772" calcext:value-type="float">
            <text:p>0.00170772</text:p>
          </table:table-cell>
          <table:table-cell office:value-type="float" office:value="0.000758722" calcext:value-type="float">
            <text:p>0.000758722</text:p>
          </table:table-cell>
          <table:table-cell office:value-type="float" office:value="0.00168758" calcext:value-type="float">
            <text:p>0.00168758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122497" calcext:value-type="float">
            <text:p>0.0122497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403381" calcext:value-type="float">
            <text:p>0.403381</text:p>
          </table:table-cell>
          <table:table-cell office:value-type="float" office:value="0.0832889" calcext:value-type="float">
            <text:p>0.0832889</text:p>
          </table:table-cell>
          <table:table-cell office:value-type="float" office:value="0.00181233" calcext:value-type="float">
            <text:p>0.00181233</text:p>
          </table:table-cell>
          <table:table-cell office:value-type="float" office:value="0.000799382" calcext:value-type="float">
            <text:p>0.000799382</text:p>
          </table:table-cell>
          <table:table-cell office:value-type="float" office:value="0.00173732" calcext:value-type="float">
            <text:p>0.00173732</text:p>
          </table:table-cell>
        </table:table-row>
        <table:table-row table:style-name="ro1">
          <table:table-cell office:value-type="float" office:value="284500" calcext:value-type="float">
            <text:p>284500</text:p>
          </table:table-cell>
          <table:table-cell/>
          <table:table-cell office:value-type="float" office:value="0.0117199" calcext:value-type="float">
            <text:p>0.0117199</text:p>
          </table:table-cell>
          <table:table-cell office:value-type="float" office:value="0.00115072" calcext:value-type="float">
            <text:p>0.00115072</text:p>
          </table:table-cell>
          <table:table-cell office:value-type="float" office:value="0.437315" calcext:value-type="float">
            <text:p>0.437315</text:p>
          </table:table-cell>
          <table:table-cell office:value-type="float" office:value="0.0882929" calcext:value-type="float">
            <text:p>0.0882929</text:p>
          </table:table-cell>
          <table:table-cell office:value-type="float" office:value="0.0017464" calcext:value-type="float">
            <text:p>0.0017464</text:p>
          </table:table-cell>
          <table:table-cell office:value-type="float" office:value="0.000776486" calcext:value-type="float">
            <text:p>0.000776486</text:p>
          </table:table-cell>
          <table:table-cell office:value-type="float" office:value="0.0016789" calcext:value-type="float">
            <text:p>0.0016789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125102" calcext:value-type="float">
            <text:p>0.0125102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433231" calcext:value-type="float">
            <text:p>0.433231</text:p>
          </table:table-cell>
          <table:table-cell office:value-type="float" office:value="0.0892075" calcext:value-type="float">
            <text:p>0.0892075</text:p>
          </table:table-cell>
          <table:table-cell office:value-type="float" office:value="0.0017693" calcext:value-type="float">
            <text:p>0.0017693</text:p>
          </table:table-cell>
          <table:table-cell office:value-type="float" office:value="0.000797803" calcext:value-type="float">
            <text:p>0.000797803</text:p>
          </table:table-cell>
          <table:table-cell office:value-type="float" office:value="0.00169587" calcext:value-type="float">
            <text:p>0.00169587</text:p>
          </table:table-cell>
        </table:table-row>
        <table:table-row table:style-name="ro1">
          <table:table-cell office:value-type="float" office:value="285500" calcext:value-type="float">
            <text:p>285500</text:p>
          </table:table-cell>
          <table:table-cell table:style-name="ce1"/>
          <table:table-cell office:value-type="float" office:value="0.011802" calcext:value-type="float">
            <text:p>0.011802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437868" calcext:value-type="float">
            <text:p>0.437868</text:p>
          </table:table-cell>
          <table:table-cell office:value-type="float" office:value="0.0883043" calcext:value-type="float">
            <text:p>0.0883043</text:p>
          </table:table-cell>
          <table:table-cell office:value-type="float" office:value="0.00174127" calcext:value-type="float">
            <text:p>0.00174127</text:p>
          </table:table-cell>
          <table:table-cell office:value-type="float" office:value="0.000779644" calcext:value-type="float">
            <text:p>0.000779644</text:p>
          </table:table-cell>
          <table:table-cell office:value-type="float" office:value="0.00168403" calcext:value-type="float">
            <text:p>0.00168403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119899" calcext:value-type="float">
            <text:p>0.0119899</text:p>
          </table:table-cell>
          <table:table-cell office:value-type="float" office:value="0.00116572" calcext:value-type="float">
            <text:p>0.00116572</text:p>
          </table:table-cell>
          <table:table-cell office:value-type="float" office:value="0.404846" calcext:value-type="float">
            <text:p>0.404846</text:p>
          </table:table-cell>
          <table:table-cell office:value-type="float" office:value="0.0826024" calcext:value-type="float">
            <text:p>0.0826024</text:p>
          </table:table-cell>
          <table:table-cell office:value-type="float" office:value="0.00171482" calcext:value-type="float">
            <text:p>0.00171482</text:p>
          </table:table-cell>
          <table:table-cell office:value-type="float" office:value="0.000767407" calcext:value-type="float">
            <text:p>0.000767407</text:p>
          </table:table-cell>
          <table:table-cell office:value-type="float" office:value="0.00167811" calcext:value-type="float">
            <text:p>0.00167811</text:p>
          </table:table-cell>
        </table:table-row>
        <table:table-row table:style-name="ro1">
          <table:table-cell office:value-type="float" office:value="286500" calcext:value-type="float">
            <text:p>286500</text:p>
          </table:table-cell>
          <table:table-cell/>
          <table:table-cell office:value-type="float" office:value="0.0126014" calcext:value-type="float">
            <text:p>0.0126014</text:p>
          </table:table-cell>
          <table:table-cell office:value-type="float" office:value="0.00114164" calcext:value-type="float">
            <text:p>0.00114164</text:p>
          </table:table-cell>
          <table:table-cell office:value-type="float" office:value="0.427334" calcext:value-type="float">
            <text:p>0.427334</text:p>
          </table:table-cell>
          <table:table-cell office:value-type="float" office:value="0.0868859" calcext:value-type="float">
            <text:p>0.0868859</text:p>
          </table:table-cell>
          <table:table-cell office:value-type="float" office:value="0.00171759" calcext:value-type="float">
            <text:p>0.00171759</text:p>
          </table:table-cell>
          <table:table-cell office:value-type="float" office:value="0.000772934" calcext:value-type="float">
            <text:p>0.000772934</text:p>
          </table:table-cell>
          <table:table-cell office:value-type="float" office:value="0.00174048" calcext:value-type="float">
            <text:p>0.00174048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117365" calcext:value-type="float">
            <text:p>0.0117365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441874" calcext:value-type="float">
            <text:p>0.441874</text:p>
          </table:table-cell>
          <table:table-cell office:value-type="float" office:value="0.0898308" calcext:value-type="float">
            <text:p>0.0898308</text:p>
          </table:table-cell>
          <table:table-cell office:value-type="float" office:value="0.00177956" calcext:value-type="float">
            <text:p>0.00177956</text:p>
          </table:table-cell>
          <table:table-cell office:value-type="float" office:value="0.000779644" calcext:value-type="float">
            <text:p>0.000779644</text:p>
          </table:table-cell>
          <table:table-cell office:value-type="float" office:value="0.00168048" calcext:value-type="float">
            <text:p>0.00168048</text:p>
          </table:table-cell>
        </table:table-row>
        <table:table-row table:style-name="ro1">
          <table:table-cell office:value-type="float" office:value="287500" calcext:value-type="float">
            <text:p>287500</text:p>
          </table:table-cell>
          <table:table-cell/>
          <table:table-cell office:value-type="float" office:value="0.0129784" calcext:value-type="float">
            <text:p>0.0129784</text:p>
          </table:table-cell>
          <table:table-cell office:value-type="float" office:value="0.00113493" calcext:value-type="float">
            <text:p>0.00113493</text:p>
          </table:table-cell>
          <table:table-cell office:value-type="float" office:value="0.415643" calcext:value-type="float">
            <text:p>0.415643</text:p>
          </table:table-cell>
          <table:table-cell office:value-type="float" office:value="0.0856109" calcext:value-type="float">
            <text:p>0.0856109</text:p>
          </table:table-cell>
          <table:table-cell office:value-type="float" office:value="0.00173219" calcext:value-type="float">
            <text:p>0.00173219</text:p>
          </table:table-cell>
          <table:table-cell office:value-type="float" office:value="0.000789119" calcext:value-type="float">
            <text:p>0.000789119</text:p>
          </table:table-cell>
          <table:table-cell office:value-type="float" office:value="0.00183838" calcext:value-type="float">
            <text:p>0.00183838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127341" calcext:value-type="float">
            <text:p>0.0127341</text:p>
          </table:table-cell>
          <table:table-cell office:value-type="float" office:value="0.00115348" calcext:value-type="float">
            <text:p>0.00115348</text:p>
          </table:table-cell>
          <table:table-cell office:value-type="float" office:value="0.432805" calcext:value-type="float">
            <text:p>0.432805</text:p>
          </table:table-cell>
          <table:table-cell office:value-type="float" office:value="0.0869321" calcext:value-type="float">
            <text:p>0.0869321</text:p>
          </table:table-cell>
          <table:table-cell office:value-type="float" office:value="0.00171403" calcext:value-type="float">
            <text:p>0.00171403</text:p>
          </table:table-cell>
          <table:table-cell office:value-type="float" office:value="0.000784382" calcext:value-type="float">
            <text:p>0.000784382</text:p>
          </table:table-cell>
          <table:table-cell office:value-type="float" office:value="0.00201681" calcext:value-type="float">
            <text:p>0.00201681</text:p>
          </table:table-cell>
        </table:table-row>
        <table:table-row table:style-name="ro1">
          <table:table-cell office:value-type="float" office:value="288500" calcext:value-type="float">
            <text:p>288500</text:p>
          </table:table-cell>
          <table:table-cell/>
          <table:table-cell office:value-type="float" office:value="0.0121218" calcext:value-type="float">
            <text:p>0.0121218</text:p>
          </table:table-cell>
          <table:table-cell office:value-type="float" office:value="0.00114243" calcext:value-type="float">
            <text:p>0.00114243</text:p>
          </table:table-cell>
          <table:table-cell office:value-type="float" office:value="0.421694" calcext:value-type="float">
            <text:p>0.421694</text:p>
          </table:table-cell>
          <table:table-cell office:value-type="float" office:value="0.0870841" calcext:value-type="float">
            <text:p>0.0870841</text:p>
          </table:table-cell>
          <table:table-cell office:value-type="float" office:value="0.00173496" calcext:value-type="float">
            <text:p>0.00173496</text:p>
          </table:table-cell>
          <table:table-cell office:value-type="float" office:value="0.000779644" calcext:value-type="float">
            <text:p>0.000779644</text:p>
          </table:table-cell>
          <table:table-cell office:value-type="float" office:value="0.00179417" calcext:value-type="float">
            <text:p>0.00179417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126105" calcext:value-type="float">
            <text:p>0.0126105</text:p>
          </table:table-cell>
          <table:table-cell office:value-type="float" office:value="0.00112782" calcext:value-type="float">
            <text:p>0.00112782</text:p>
          </table:table-cell>
          <table:table-cell office:value-type="float" office:value="0.422673" calcext:value-type="float">
            <text:p>0.422673</text:p>
          </table:table-cell>
          <table:table-cell office:value-type="float" office:value="0.0865117" calcext:value-type="float">
            <text:p>0.0865117</text:p>
          </table:table-cell>
          <table:table-cell office:value-type="float" office:value="0.00179141" calcext:value-type="float">
            <text:p>0.00179141</text:p>
          </table:table-cell>
          <table:table-cell office:value-type="float" office:value="0.00081912" calcext:value-type="float">
            <text:p>0.00081912</text:p>
          </table:table-cell>
          <table:table-cell office:value-type="float" office:value="0.00181233" calcext:value-type="float">
            <text:p>0.00181233</text:p>
          </table:table-cell>
        </table:table-row>
        <table:table-row table:style-name="ro1">
          <table:table-cell office:value-type="float" office:value="289500" calcext:value-type="float">
            <text:p>289500</text:p>
          </table:table-cell>
          <table:table-cell/>
          <table:table-cell office:value-type="float" office:value="0.0122892" calcext:value-type="float">
            <text:p>0.0122892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408328" calcext:value-type="float">
            <text:p>0.408328</text:p>
          </table:table-cell>
          <table:table-cell office:value-type="float" office:value="0.0850993" calcext:value-type="float">
            <text:p>0.0850993</text:p>
          </table:table-cell>
          <table:table-cell office:value-type="float" office:value="0.00176969" calcext:value-type="float">
            <text:p>0.00176969</text:p>
          </table:table-cell>
          <table:table-cell office:value-type="float" office:value="0.000793066" calcext:value-type="float">
            <text:p>0.000793066</text:p>
          </table:table-cell>
          <table:table-cell office:value-type="float" office:value="0.00173061" calcext:value-type="float">
            <text:p>0.00173061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126223" calcext:value-type="float">
            <text:p>0.0126223</text:p>
          </table:table-cell>
          <table:table-cell office:value-type="float" office:value="0.00150165" calcext:value-type="float">
            <text:p>0.00150165</text:p>
          </table:table-cell>
          <table:table-cell office:value-type="float" office:value="0.437195" calcext:value-type="float">
            <text:p>0.437195</text:p>
          </table:table-cell>
          <table:table-cell office:value-type="float" office:value="0.0895896" calcext:value-type="float">
            <text:p>0.0895896</text:p>
          </table:table-cell>
          <table:table-cell office:value-type="float" office:value="0.00178233" calcext:value-type="float">
            <text:p>0.00178233</text:p>
          </table:table-cell>
          <table:table-cell office:value-type="float" office:value="0.000797014" calcext:value-type="float">
            <text:p>0.000797014</text:p>
          </table:table-cell>
          <table:table-cell office:value-type="float" office:value="0.00184667" calcext:value-type="float">
            <text:p>0.00184667</text:p>
          </table:table-cell>
        </table:table-row>
        <table:table-row table:style-name="ro1">
          <table:table-cell office:value-type="float" office:value="290500" calcext:value-type="float">
            <text:p>290500</text:p>
          </table:table-cell>
          <table:table-cell/>
          <table:table-cell office:value-type="float" office:value="0.0123109" calcext:value-type="float">
            <text:p>0.0123109</text:p>
          </table:table-cell>
          <table:table-cell office:value-type="float" office:value="0.00122059" calcext:value-type="float">
            <text:p>0.00122059</text:p>
          </table:table-cell>
          <table:table-cell office:value-type="float" office:value="0.431876" calcext:value-type="float">
            <text:p>0.431876</text:p>
          </table:table-cell>
          <table:table-cell office:value-type="float" office:value="0.0877023" calcext:value-type="float">
            <text:p>0.0877023</text:p>
          </table:table-cell>
          <table:table-cell office:value-type="float" office:value="0.0017243" calcext:value-type="float">
            <text:p>0.0017243</text:p>
          </table:table-cell>
          <table:table-cell office:value-type="float" office:value="0.000781223" calcext:value-type="float">
            <text:p>0.000781223</text:p>
          </table:table-cell>
          <table:table-cell office:value-type="float" office:value="0.00174601" calcext:value-type="float">
            <text:p>0.00174601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123275" calcext:value-type="float">
            <text:p>0.0123275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417456" calcext:value-type="float">
            <text:p>0.417456</text:p>
          </table:table-cell>
          <table:table-cell office:value-type="float" office:value="0.0861414" calcext:value-type="float">
            <text:p>0.0861414</text:p>
          </table:table-cell>
          <table:table-cell office:value-type="float" office:value="0.00174877" calcext:value-type="float">
            <text:p>0.00174877</text:p>
          </table:table-cell>
          <table:table-cell office:value-type="float" office:value="0.000792277" calcext:value-type="float">
            <text:p>0.000792277</text:p>
          </table:table-cell>
          <table:table-cell office:value-type="float" office:value="0.00186878" calcext:value-type="float">
            <text:p>0.00186878</text:p>
          </table:table-cell>
        </table:table-row>
        <table:table-row table:style-name="ro1">
          <table:table-cell office:value-type="float" office:value="291500" calcext:value-type="float">
            <text:p>291500</text:p>
          </table:table-cell>
          <table:table-cell/>
          <table:table-cell office:value-type="float" office:value="0.0127716" calcext:value-type="float">
            <text:p>0.0127716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417975" calcext:value-type="float">
            <text:p>0.417975</text:p>
          </table:table-cell>
          <table:table-cell office:value-type="float" office:value="0.0859164" calcext:value-type="float">
            <text:p>0.0859164</text:p>
          </table:table-cell>
          <table:table-cell office:value-type="float" office:value="0.00172982" calcext:value-type="float">
            <text:p>0.00172982</text:p>
          </table:table-cell>
          <table:table-cell office:value-type="float" office:value="0.000810041" calcext:value-type="float">
            <text:p>0.000810041</text:p>
          </table:table-cell>
          <table:table-cell office:value-type="float" office:value="0.00206616" calcext:value-type="float">
            <text:p>0.00206616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124968" calcext:value-type="float">
            <text:p>0.0124968</text:p>
          </table:table-cell>
          <table:table-cell office:value-type="float" office:value="0.00119217" calcext:value-type="float">
            <text:p>0.00119217</text:p>
          </table:table-cell>
          <table:table-cell office:value-type="float" office:value="0.419836" calcext:value-type="float">
            <text:p>0.419836</text:p>
          </table:table-cell>
          <table:table-cell office:value-type="float" office:value="0.0863949" calcext:value-type="float">
            <text:p>0.0863949</text:p>
          </table:table-cell>
          <table:table-cell office:value-type="float" office:value="0.00174088" calcext:value-type="float">
            <text:p>0.00174088</text:p>
          </table:table-cell>
          <table:table-cell office:value-type="float" office:value="0.000790303" calcext:value-type="float">
            <text:p>0.000790303</text:p>
          </table:table-cell>
          <table:table-cell office:value-type="float" office:value="0.00222445" calcext:value-type="float">
            <text:p>0.00222445</text:p>
          </table:table-cell>
        </table:table-row>
        <table:table-row table:style-name="ro1">
          <table:table-cell office:value-type="float" office:value="292500" calcext:value-type="float">
            <text:p>292500</text:p>
          </table:table-cell>
          <table:table-cell/>
          <table:table-cell office:value-type="float" office:value="0.0122517" calcext:value-type="float">
            <text:p>0.0122517</text:p>
          </table:table-cell>
          <table:table-cell office:value-type="float" office:value="0.00120203" calcext:value-type="float">
            <text:p>0.00120203</text:p>
          </table:table-cell>
          <table:table-cell office:value-type="float" office:value="0.426831" calcext:value-type="float">
            <text:p>0.426831</text:p>
          </table:table-cell>
          <table:table-cell office:value-type="float" office:value="0.0869029" calcext:value-type="float">
            <text:p>0.0869029</text:p>
          </table:table-cell>
          <table:table-cell office:value-type="float" office:value="0.00170851" calcext:value-type="float">
            <text:p>0.00170851</text:p>
          </table:table-cell>
          <table:table-cell office:value-type="float" office:value="0.000785566" calcext:value-type="float">
            <text:p>0.000785566</text:p>
          </table:table-cell>
          <table:table-cell office:value-type="float" office:value="0.00189404" calcext:value-type="float">
            <text:p>0.0018940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128134" calcext:value-type="float">
            <text:p>0.0128134</text:p>
          </table:table-cell>
          <table:table-cell office:value-type="float" office:value="0.00114914" calcext:value-type="float">
            <text:p>0.00114914</text:p>
          </table:table-cell>
          <table:table-cell office:value-type="float" office:value="0.408119" calcext:value-type="float">
            <text:p>0.408119</text:p>
          </table:table-cell>
          <table:table-cell office:value-type="float" office:value="0.0826747" calcext:value-type="float">
            <text:p>0.0826747</text:p>
          </table:table-cell>
          <table:table-cell office:value-type="float" office:value="0.0017993" calcext:value-type="float">
            <text:p>0.0017993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00187825" calcext:value-type="float">
            <text:p>0.00187825</text:p>
          </table:table-cell>
        </table:table-row>
        <table:table-row table:style-name="ro1">
          <table:table-cell office:value-type="float" office:value="293500" calcext:value-type="float">
            <text:p>293500</text:p>
          </table:table-cell>
          <table:table-cell/>
          <table:table-cell office:value-type="float" office:value="0.0121561" calcext:value-type="float">
            <text:p>0.0121561</text:p>
          </table:table-cell>
          <table:table-cell office:value-type="float" office:value="0.00112387" calcext:value-type="float">
            <text:p>0.00112387</text:p>
          </table:table-cell>
          <table:table-cell office:value-type="float" office:value="0.422448" calcext:value-type="float">
            <text:p>0.422448</text:p>
          </table:table-cell>
          <table:table-cell office:value-type="float" office:value="0.0873261" calcext:value-type="float">
            <text:p>0.0873261</text:p>
          </table:table-cell>
          <table:table-cell office:value-type="float" office:value="0.00173496" calcext:value-type="float">
            <text:p>0.00173496</text:p>
          </table:table-cell>
          <table:table-cell office:value-type="float" office:value="0.000789119" calcext:value-type="float">
            <text:p>0.000789119</text:p>
          </table:table-cell>
          <table:table-cell office:value-type="float" office:value="0.00181549" calcext:value-type="float">
            <text:p>0.00181549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122311" calcext:value-type="float">
            <text:p>0.0122311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423391" calcext:value-type="float">
            <text:p>0.423391</text:p>
          </table:table-cell>
          <table:table-cell office:value-type="float" office:value="0.0877441" calcext:value-type="float">
            <text:p>0.0877441</text:p>
          </table:table-cell>
          <table:table-cell office:value-type="float" office:value="0.00173693" calcext:value-type="float">
            <text:p>0.00173693</text:p>
          </table:table-cell>
          <table:table-cell office:value-type="float" office:value="0.000793856" calcext:value-type="float">
            <text:p>0.000793856</text:p>
          </table:table-cell>
          <table:table-cell office:value-type="float" office:value="0.00178548" calcext:value-type="float">
            <text:p>0.00178548</text:p>
          </table:table-cell>
        </table:table-row>
        <table:table-row table:style-name="ro1">
          <table:table-cell office:value-type="float" office:value="294500" calcext:value-type="float">
            <text:p>294500</text:p>
          </table:table-cell>
          <table:table-cell/>
          <table:table-cell office:value-type="float" office:value="0.012498" calcext:value-type="float">
            <text:p>0.012498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437775" calcext:value-type="float">
            <text:p>0.437775</text:p>
          </table:table-cell>
          <table:table-cell office:value-type="float" office:value="0.0905651" calcext:value-type="float">
            <text:p>0.0905651</text:p>
          </table:table-cell>
          <table:table-cell office:value-type="float" office:value="0.00178667" calcext:value-type="float">
            <text:p>0.00178667</text:p>
          </table:table-cell>
          <table:table-cell office:value-type="float" office:value="0.000806093" calcext:value-type="float">
            <text:p>0.000806093</text:p>
          </table:table-cell>
          <table:table-cell office:value-type="float" office:value="0.00185891" calcext:value-type="float">
            <text:p>0.00185891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129717" calcext:value-type="float">
            <text:p>0.0129717</text:p>
          </table:table-cell>
          <table:table-cell office:value-type="float" office:value="0.00112071" calcext:value-type="float">
            <text:p>0.00112071</text:p>
          </table:table-cell>
          <table:table-cell office:value-type="float" office:value="0.410697" calcext:value-type="float">
            <text:p>0.410697</text:p>
          </table:table-cell>
          <table:table-cell office:value-type="float" office:value="0.0851589" calcext:value-type="float">
            <text:p>0.0851589</text:p>
          </table:table-cell>
          <table:table-cell office:value-type="float" office:value="0.00177601" calcext:value-type="float">
            <text:p>0.00177601</text:p>
          </table:table-cell>
          <table:table-cell office:value-type="float" office:value="0.000829779" calcext:value-type="float">
            <text:p>0.000829779</text:p>
          </table:table-cell>
          <table:table-cell office:value-type="float" office:value="0.00187786" calcext:value-type="float">
            <text:p>0.00187786</text:p>
          </table:table-cell>
        </table:table-row>
        <table:table-row table:style-name="ro1">
          <table:table-cell office:value-type="float" office:value="295500" calcext:value-type="float">
            <text:p>295500</text:p>
          </table:table-cell>
          <table:table-cell/>
          <table:table-cell office:value-type="float" office:value="0.0120784" calcext:value-type="float">
            <text:p>0.0120784</text:p>
          </table:table-cell>
          <table:table-cell office:value-type="float" office:value="0.00116177" calcext:value-type="float">
            <text:p>0.00116177</text:p>
          </table:table-cell>
          <table:table-cell office:value-type="float" office:value="0.421911" calcext:value-type="float">
            <text:p>0.421911</text:p>
          </table:table-cell>
          <table:table-cell office:value-type="float" office:value="0.088585" calcext:value-type="float">
            <text:p>0.088585</text:p>
          </table:table-cell>
          <table:table-cell office:value-type="float" office:value="0.00171522" calcext:value-type="float">
            <text:p>0.00171522</text:p>
          </table:table-cell>
          <table:table-cell office:value-type="float" office:value="0.000788329" calcext:value-type="float">
            <text:p>0.000788329</text:p>
          </table:table-cell>
          <table:table-cell office:value-type="float" office:value="0.00203023" calcext:value-type="float">
            <text:p>0.00203023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124696" calcext:value-type="float">
            <text:p>0.0124696</text:p>
          </table:table-cell>
          <table:table-cell office:value-type="float" office:value="0.00115348" calcext:value-type="float">
            <text:p>0.00115348</text:p>
          </table:table-cell>
          <table:table-cell office:value-type="float" office:value="0.407927" calcext:value-type="float">
            <text:p>0.407927</text:p>
          </table:table-cell>
          <table:table-cell office:value-type="float" office:value="0.0851723" calcext:value-type="float">
            <text:p>0.0851723</text:p>
          </table:table-cell>
          <table:table-cell office:value-type="float" office:value="0.0017239" calcext:value-type="float">
            <text:p>0.0017239</text:p>
          </table:table-cell>
          <table:table-cell office:value-type="float" office:value="0.000797803" calcext:value-type="float">
            <text:p>0.000797803</text:p>
          </table:table-cell>
          <table:table-cell office:value-type="float" office:value="0.00196668" calcext:value-type="float">
            <text:p>0.00196668</text:p>
          </table:table-cell>
        </table:table-row>
        <table:table-row table:style-name="ro1">
          <table:table-cell office:value-type="float" office:value="296500" calcext:value-type="float">
            <text:p>296500</text:p>
          </table:table-cell>
          <table:table-cell/>
          <table:table-cell office:value-type="float" office:value="0.0134316" calcext:value-type="float">
            <text:p>0.0134316</text:p>
          </table:table-cell>
          <table:table-cell office:value-type="float" office:value="0.00120993" calcext:value-type="float">
            <text:p>0.00120993</text:p>
          </table:table-cell>
          <table:table-cell office:value-type="float" office:value="0.386913" calcext:value-type="float">
            <text:p>0.386913</text:p>
          </table:table-cell>
          <table:table-cell office:value-type="float" office:value="0.0790394" calcext:value-type="float">
            <text:p>0.0790394</text:p>
          </table:table-cell>
          <table:table-cell office:value-type="float" office:value="0.00178193" calcext:value-type="float">
            <text:p>0.00178193</text:p>
          </table:table-cell>
          <table:table-cell office:value-type="float" office:value="0.000830963" calcext:value-type="float">
            <text:p>0.000830963</text:p>
          </table:table-cell>
          <table:table-cell office:value-type="float" office:value="0.00184628" calcext:value-type="float">
            <text:p>0.00184628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124562" calcext:value-type="float">
            <text:p>0.0124562</text:p>
          </table:table-cell>
          <table:table-cell office:value-type="float" office:value="0.00144205" calcext:value-type="float">
            <text:p>0.00144205</text:p>
          </table:table-cell>
          <table:table-cell office:value-type="float" office:value="0.418284" calcext:value-type="float">
            <text:p>0.418284</text:p>
          </table:table-cell>
          <table:table-cell office:value-type="float" office:value="0.0870782" calcext:value-type="float">
            <text:p>0.0870782</text:p>
          </table:table-cell>
          <table:table-cell office:value-type="float" office:value="0.00179338" calcext:value-type="float">
            <text:p>0.00179338</text:p>
          </table:table-cell>
          <table:table-cell office:value-type="float" office:value="0.00082741" calcext:value-type="float">
            <text:p>0.00082741</text:p>
          </table:table-cell>
          <table:table-cell office:value-type="float" office:value="0.00184154" calcext:value-type="float">
            <text:p>0.00184154</text:p>
          </table:table-cell>
        </table:table-row>
        <table:table-row table:style-name="ro1">
          <table:table-cell office:value-type="float" office:value="297500" calcext:value-type="float">
            <text:p>297500</text:p>
          </table:table-cell>
          <table:table-cell/>
          <table:table-cell office:value-type="float" office:value="0.012438" calcext:value-type="float">
            <text:p>0.012438</text:p>
          </table:table-cell>
          <table:table-cell office:value-type="float" office:value="0.00118782" calcext:value-type="float">
            <text:p>0.00118782</text:p>
          </table:table-cell>
          <table:table-cell office:value-type="float" office:value="0.397683" calcext:value-type="float">
            <text:p>0.397683</text:p>
          </table:table-cell>
          <table:table-cell office:value-type="float" office:value="0.0810597" calcext:value-type="float">
            <text:p>0.0810597</text:p>
          </table:table-cell>
          <table:table-cell office:value-type="float" office:value="0.00172667" calcext:value-type="float">
            <text:p>0.00172667</text:p>
          </table:table-cell>
          <table:table-cell office:value-type="float" office:value="0.000825041" calcext:value-type="float">
            <text:p>0.000825041</text:p>
          </table:table-cell>
          <table:table-cell office:value-type="float" office:value="0.00178391" calcext:value-type="float">
            <text:p>0.00178391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116868" calcext:value-type="float">
            <text:p>0.0116868</text:p>
          </table:table-cell>
          <table:table-cell office:value-type="float" office:value="0.0011898" calcext:value-type="float">
            <text:p>0.0011898</text:p>
          </table:table-cell>
          <table:table-cell office:value-type="float" office:value="0.426947" calcext:value-type="float">
            <text:p>0.426947</text:p>
          </table:table-cell>
          <table:table-cell office:value-type="float" office:value="0.0885937" calcext:value-type="float">
            <text:p>0.0885937</text:p>
          </table:table-cell>
          <table:table-cell office:value-type="float" office:value="0.00169587" calcext:value-type="float">
            <text:p>0.00169587</text:p>
          </table:table-cell>
          <table:table-cell office:value-type="float" office:value="0.000793461" calcext:value-type="float">
            <text:p>0.000793461</text:p>
          </table:table-cell>
          <table:table-cell office:value-type="float" office:value="0.00175193" calcext:value-type="float">
            <text:p>0.00175193</text:p>
          </table:table-cell>
        </table:table-row>
        <table:table-row table:style-name="ro1">
          <table:table-cell office:value-type="float" office:value="298500" calcext:value-type="float">
            <text:p>298500</text:p>
          </table:table-cell>
          <table:table-cell/>
          <table:table-cell office:value-type="float" office:value="0.0126271" calcext:value-type="float">
            <text:p>0.0126271</text:p>
          </table:table-cell>
          <table:table-cell office:value-type="float" office:value="0.00123361" calcext:value-type="float">
            <text:p>0.00123361</text:p>
          </table:table-cell>
          <table:table-cell office:value-type="float" office:value="0.421349" calcext:value-type="float">
            <text:p>0.421349</text:p>
          </table:table-cell>
          <table:table-cell office:value-type="float" office:value="0.0869838" calcext:value-type="float">
            <text:p>0.0869838</text:p>
          </table:table-cell>
          <table:table-cell office:value-type="float" office:value="0.00170969" calcext:value-type="float">
            <text:p>0.00170969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00171206" calcext:value-type="float">
            <text:p>0.00171206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126575" calcext:value-type="float">
            <text:p>0.0126575</text:p>
          </table:table-cell>
          <table:table-cell office:value-type="float" office:value="0.00119532" calcext:value-type="float">
            <text:p>0.00119532</text:p>
          </table:table-cell>
          <table:table-cell office:value-type="float" office:value="0.412307" calcext:value-type="float">
            <text:p>0.412307</text:p>
          </table:table-cell>
          <table:table-cell office:value-type="float" office:value="0.0867786" calcext:value-type="float">
            <text:p>0.0867786</text:p>
          </table:table-cell>
          <table:table-cell office:value-type="float" office:value="0.00180246" calcext:value-type="float">
            <text:p>0.00180246</text:p>
          </table:table-cell>
          <table:table-cell office:value-type="float" office:value="0.000842016" calcext:value-type="float">
            <text:p>0.000842016</text:p>
          </table:table-cell>
          <table:table-cell office:value-type="float" office:value="0.00177167" calcext:value-type="float">
            <text:p>0.00177167</text:p>
          </table:table-cell>
        </table:table-row>
        <table:table-row table:style-name="ro1">
          <table:table-cell office:value-type="float" office:value="299500" calcext:value-type="float">
            <text:p>299500</text:p>
          </table:table-cell>
          <table:table-cell table:style-name="ce1"/>
          <table:table-cell office:value-type="float" office:value="0.012976" calcext:value-type="float">
            <text:p>0.012976</text:p>
          </table:table-cell>
          <table:table-cell office:value-type="float" office:value="0.00115506" calcext:value-type="float">
            <text:p>0.00115506</text:p>
          </table:table-cell>
          <table:table-cell office:value-type="float" office:value="0.395345" calcext:value-type="float">
            <text:p>0.395345</text:p>
          </table:table-cell>
          <table:table-cell office:value-type="float" office:value="0.0853819" calcext:value-type="float">
            <text:p>0.0853819</text:p>
          </table:table-cell>
          <table:table-cell office:value-type="float" office:value="0.00178035" calcext:value-type="float">
            <text:p>0.00178035</text:p>
          </table:table-cell>
          <table:table-cell office:value-type="float" office:value="0.000839253" calcext:value-type="float">
            <text:p>0.000839253</text:p>
          </table:table-cell>
          <table:table-cell office:value-type="float" office:value="0.00204681" calcext:value-type="float">
            <text:p>0.0020468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132022" calcext:value-type="float">
            <text:p>0.0132022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398925" calcext:value-type="float">
            <text:p>0.398925</text:p>
          </table:table-cell>
          <table:table-cell office:value-type="float" office:value="0.0827603" calcext:value-type="float">
            <text:p>0.0827603</text:p>
          </table:table-cell>
          <table:table-cell office:value-type="float" office:value="0.00178667" calcext:value-type="float">
            <text:p>0.00178667</text:p>
          </table:table-cell>
          <table:table-cell office:value-type="float" office:value="0.000840832" calcext:value-type="float">
            <text:p>0.000840832</text:p>
          </table:table-cell>
          <table:table-cell office:value-type="float" office:value="0.00178351" calcext:value-type="float">
            <text:p>0.00178351</text:p>
          </table:table-cell>
        </table:table-row>
        <table:table-row table:style-name="ro1">
          <table:table-cell office:value-type="float" office:value="300500" calcext:value-type="float">
            <text:p>300500</text:p>
          </table:table-cell>
          <table:table-cell/>
          <table:table-cell office:value-type="float" office:value="0.0126046" calcext:value-type="float">
            <text:p>0.0126046</text:p>
          </table:table-cell>
          <table:table-cell office:value-type="float" office:value="0.00128888" calcext:value-type="float">
            <text:p>0.00128888</text:p>
          </table:table-cell>
          <table:table-cell office:value-type="float" office:value="0.405048" calcext:value-type="float">
            <text:p>0.405048</text:p>
          </table:table-cell>
          <table:table-cell office:value-type="float" office:value="0.0832791" calcext:value-type="float">
            <text:p>0.0832791</text:p>
          </table:table-cell>
          <table:table-cell office:value-type="float" office:value="0.00175588" calcext:value-type="float">
            <text:p>0.00175588</text:p>
          </table:table-cell>
          <table:table-cell office:value-type="float" office:value="0.000825831" calcext:value-type="float">
            <text:p>0.000825831</text:p>
          </table:table-cell>
          <table:table-cell office:value-type="float" office:value="0.00177206" calcext:value-type="float">
            <text:p>0.00177206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124771" calcext:value-type="float">
            <text:p>0.0124771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409134" calcext:value-type="float">
            <text:p>0.409134</text:p>
          </table:table-cell>
          <table:table-cell office:value-type="float" office:value="0.0869519" calcext:value-type="float">
            <text:p>0.0869519</text:p>
          </table:table-cell>
          <table:table-cell office:value-type="float" office:value="0.00176654" calcext:value-type="float">
            <text:p>0.00176654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00181351" calcext:value-type="float">
            <text:p>0.00181351</text:p>
          </table:table-cell>
        </table:table-row>
        <table:table-row table:style-name="ro1">
          <table:table-cell office:value-type="float" office:value="301500" calcext:value-type="float">
            <text:p>301500</text:p>
          </table:table-cell>
          <table:table-cell/>
          <table:table-cell office:value-type="float" office:value="0.0132157" calcext:value-type="float">
            <text:p>0.0132157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426491" calcext:value-type="float">
            <text:p>0.426491</text:p>
          </table:table-cell>
          <table:table-cell office:value-type="float" office:value="0.0879001" calcext:value-type="float">
            <text:p>0.0879001</text:p>
          </table:table-cell>
          <table:table-cell office:value-type="float" office:value="0.00177246" calcext:value-type="float">
            <text:p>0.00177246</text:p>
          </table:table-cell>
          <table:table-cell office:value-type="float" office:value="0.000842411" calcext:value-type="float">
            <text:p>0.000842411</text:p>
          </table:table-cell>
          <table:table-cell office:value-type="float" office:value="0.00181272" calcext:value-type="float">
            <text:p>0.00181272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125027" calcext:value-type="float">
            <text:p>0.0125027</text:p>
          </table:table-cell>
          <table:table-cell office:value-type="float" office:value="0.00115664" calcext:value-type="float">
            <text:p>0.00115664</text:p>
          </table:table-cell>
          <table:table-cell office:value-type="float" office:value="0.419676" calcext:value-type="float">
            <text:p>0.419676</text:p>
          </table:table-cell>
          <table:table-cell office:value-type="float" office:value="0.098084" calcext:value-type="float">
            <text:p>0.098084</text:p>
          </table:table-cell>
          <table:table-cell office:value-type="float" office:value="0.00173298" calcext:value-type="float">
            <text:p>0.00173298</text:p>
          </table:table-cell>
          <table:table-cell office:value-type="float" office:value="0.00081083" calcext:value-type="float">
            <text:p>0.00081083</text:p>
          </table:table-cell>
          <table:table-cell office:value-type="float" office:value="0.0017922" calcext:value-type="float">
            <text:p>0.0017922</text:p>
          </table:table-cell>
        </table:table-row>
        <table:table-row table:style-name="ro1">
          <table:table-cell office:value-type="float" office:value="302500" calcext:value-type="float">
            <text:p>302500</text:p>
          </table:table-cell>
          <table:table-cell table:style-name="ce1"/>
          <table:table-cell office:value-type="float" office:value="0.0123255" calcext:value-type="float">
            <text:p>0.0123255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415894" calcext:value-type="float">
            <text:p>0.415894</text:p>
          </table:table-cell>
          <table:table-cell office:value-type="float" office:value="0.0845545" calcext:value-type="float">
            <text:p>0.0845545</text:p>
          </table:table-cell>
          <table:table-cell office:value-type="float" office:value="0.00175351" calcext:value-type="float">
            <text:p>0.00175351</text:p>
          </table:table-cell>
          <table:table-cell office:value-type="float" office:value="0.000819515" calcext:value-type="float">
            <text:p>0.000819515</text:p>
          </table:table-cell>
          <table:table-cell office:value-type="float" office:value="0.00174088" calcext:value-type="float">
            <text:p>0.00174088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130167" calcext:value-type="float">
            <text:p>0.0130167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404183" calcext:value-type="float">
            <text:p>0.404183</text:p>
          </table:table-cell>
          <table:table-cell office:value-type="float" office:value="0.0836035" calcext:value-type="float">
            <text:p>0.0836035</text:p>
          </table:table-cell>
          <table:table-cell office:value-type="float" office:value="0.00180009" calcext:value-type="float">
            <text:p>0.00180009</text:p>
          </table:table-cell>
          <table:table-cell office:value-type="float" office:value="0.000836884" calcext:value-type="float">
            <text:p>0.000836884</text:p>
          </table:table-cell>
          <table:table-cell office:value-type="float" office:value="0.00175114" calcext:value-type="float">
            <text:p>0.00175114</text:p>
          </table:table-cell>
        </table:table-row>
        <table:table-row table:style-name="ro1">
          <table:table-cell office:value-type="float" office:value="303500" calcext:value-type="float">
            <text:p>303500</text:p>
          </table:table-cell>
          <table:table-cell/>
          <table:table-cell office:value-type="float" office:value="0.0123792" calcext:value-type="float">
            <text:p>0.0123792</text:p>
          </table:table-cell>
          <table:table-cell office:value-type="float" office:value="0.00112782" calcext:value-type="float">
            <text:p>0.00112782</text:p>
          </table:table-cell>
          <table:table-cell office:value-type="float" office:value="0.416254" calcext:value-type="float">
            <text:p>0.416254</text:p>
          </table:table-cell>
          <table:table-cell office:value-type="float" office:value="0.0857396" calcext:value-type="float">
            <text:p>0.0857396</text:p>
          </table:table-cell>
          <table:table-cell office:value-type="float" office:value="0.00173969" calcext:value-type="float">
            <text:p>0.00173969</text:p>
          </table:table-cell>
          <table:table-cell office:value-type="float" office:value="0.000809251" calcext:value-type="float">
            <text:p>0.000809251</text:p>
          </table:table-cell>
          <table:table-cell office:value-type="float" office:value="0.00177285" calcext:value-type="float">
            <text:p>0.00177285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table:style-name="ce1"/>
          <table:table-cell office:value-type="float" office:value="0.0126977" calcext:value-type="float">
            <text:p>0.0126977</text:p>
          </table:table-cell>
          <table:table-cell office:value-type="float" office:value="0.00124862" calcext:value-type="float">
            <text:p>0.00124862</text:p>
          </table:table-cell>
          <table:table-cell office:value-type="float" office:value="0.414626" calcext:value-type="float">
            <text:p>0.414626</text:p>
          </table:table-cell>
          <table:table-cell office:value-type="float" office:value="0.084909" calcext:value-type="float">
            <text:p>0.084909</text:p>
          </table:table-cell>
          <table:table-cell office:value-type="float" office:value="0.00174759" calcext:value-type="float">
            <text:p>0.00174759</text:p>
          </table:table-cell>
          <table:table-cell office:value-type="float" office:value="0.000794645" calcext:value-type="float">
            <text:p>0.000794645</text:p>
          </table:table-cell>
          <table:table-cell office:value-type="float" office:value="0.00200615" calcext:value-type="float">
            <text:p>0.00200615</text:p>
          </table:table-cell>
        </table:table-row>
        <table:table-row table:style-name="ro1">
          <table:table-cell office:value-type="float" office:value="304500" calcext:value-type="float">
            <text:p>304500</text:p>
          </table:table-cell>
          <table:table-cell/>
          <table:table-cell office:value-type="float" office:value="0.013779" calcext:value-type="float">
            <text:p>0.013779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413314" calcext:value-type="float">
            <text:p>0.413314</text:p>
          </table:table-cell>
          <table:table-cell office:value-type="float" office:value="0.0856717" calcext:value-type="float">
            <text:p>0.0856717</text:p>
          </table:table-cell>
          <table:table-cell office:value-type="float" office:value="0.00181707" calcext:value-type="float">
            <text:p>0.00181707</text:p>
          </table:table-cell>
          <table:table-cell office:value-type="float" office:value="0.000836095" calcext:value-type="float">
            <text:p>0.000836095</text:p>
          </table:table-cell>
          <table:table-cell office:value-type="float" office:value="0.00187154" calcext:value-type="float">
            <text:p>0.00187154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13188" calcext:value-type="float">
            <text:p>0.013188</text:p>
          </table:table-cell>
          <table:table-cell office:value-type="float" office:value="0.0011823" calcext:value-type="float">
            <text:p>0.0011823</text:p>
          </table:table-cell>
          <table:table-cell office:value-type="float" office:value="0.399542" calcext:value-type="float">
            <text:p>0.399542</text:p>
          </table:table-cell>
          <table:table-cell office:value-type="float" office:value="0.0815504" calcext:value-type="float">
            <text:p>0.0815504</text:p>
          </table:table-cell>
          <table:table-cell office:value-type="float" office:value="0.00181707" calcext:value-type="float">
            <text:p>0.00181707</text:p>
          </table:table-cell>
          <table:table-cell office:value-type="float" office:value="0.000865701" calcext:value-type="float">
            <text:p>0.000865701</text:p>
          </table:table-cell>
          <table:table-cell office:value-type="float" office:value="0.00187865" calcext:value-type="float">
            <text:p>0.00187865</text:p>
          </table:table-cell>
        </table:table-row>
        <table:table-row table:style-name="ro1">
          <table:table-cell office:value-type="float" office:value="305500" calcext:value-type="float">
            <text:p>305500</text:p>
          </table:table-cell>
          <table:table-cell/>
          <table:table-cell office:value-type="float" office:value="0.0137652" calcext:value-type="float">
            <text:p>0.0137652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392534" calcext:value-type="float">
            <text:p>0.392534</text:p>
          </table:table-cell>
          <table:table-cell office:value-type="float" office:value="0.0838815" calcext:value-type="float">
            <text:p>0.0838815</text:p>
          </table:table-cell>
          <table:table-cell office:value-type="float" office:value="0.00188141" calcext:value-type="float">
            <text:p>0.00188141</text:p>
          </table:table-cell>
          <table:table-cell office:value-type="float" office:value="0.000868859" calcext:value-type="float">
            <text:p>0.000868859</text:p>
          </table:table-cell>
          <table:table-cell office:value-type="float" office:value="0.0018297" calcext:value-type="float">
            <text:p>0.0018297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139539" calcext:value-type="float">
            <text:p>0.0139539</text:p>
          </table:table-cell>
          <table:table-cell office:value-type="float" office:value="0.00199865" calcext:value-type="float">
            <text:p>0.00199865</text:p>
          </table:table-cell>
          <table:table-cell office:value-type="float" office:value="0.404326" calcext:value-type="float">
            <text:p>0.404326</text:p>
          </table:table-cell>
          <table:table-cell office:value-type="float" office:value="0.0826131" calcext:value-type="float">
            <text:p>0.0826131</text:p>
          </table:table-cell>
          <table:table-cell office:value-type="float" office:value="0.00180878" calcext:value-type="float">
            <text:p>0.00180878</text:p>
          </table:table-cell>
          <table:table-cell office:value-type="float" office:value="0.000857412" calcext:value-type="float">
            <text:p>0.000857412</text:p>
          </table:table-cell>
          <table:table-cell office:value-type="float" office:value="0.00181075" calcext:value-type="float">
            <text:p>0.00181075</text:p>
          </table:table-cell>
        </table:table-row>
        <table:table-row table:style-name="ro1">
          <table:table-cell office:value-type="float" office:value="306500" calcext:value-type="float">
            <text:p>306500</text:p>
          </table:table-cell>
          <table:table-cell/>
          <table:table-cell office:value-type="float" office:value="0.0129464" calcext:value-type="float">
            <text:p>0.0129464</text:p>
          </table:table-cell>
          <table:table-cell office:value-type="float" office:value="0.00129243" calcext:value-type="float">
            <text:p>0.00129243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0832573" calcext:value-type="float">
            <text:p>0.0832573</text:p>
          </table:table-cell>
          <table:table-cell office:value-type="float" office:value="0.00181312" calcext:value-type="float">
            <text:p>0.00181312</text:p>
          </table:table-cell>
          <table:table-cell office:value-type="float" office:value="0.00086057" calcext:value-type="float">
            <text:p>0.00086057</text:p>
          </table:table-cell>
          <table:table-cell office:value-type="float" office:value="0.00178351" calcext:value-type="float">
            <text:p>0.00178351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135291" calcext:value-type="float">
            <text:p>0.0135291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380551" calcext:value-type="float">
            <text:p>0.380551</text:p>
          </table:table-cell>
          <table:table-cell office:value-type="float" office:value="0.0833702" calcext:value-type="float">
            <text:p>0.0833702</text:p>
          </table:table-cell>
          <table:table-cell office:value-type="float" office:value="0.00179496" calcext:value-type="float">
            <text:p>0.00179496</text:p>
          </table:table-cell>
          <table:table-cell office:value-type="float" office:value="0.000913072" calcext:value-type="float">
            <text:p>0.000913072</text:p>
          </table:table-cell>
          <table:table-cell office:value-type="float" office:value="0.00177877" calcext:value-type="float">
            <text:p>0.00177877</text:p>
          </table:table-cell>
        </table:table-row>
        <table:table-row table:style-name="ro1">
          <table:table-cell office:value-type="float" office:value="307500" calcext:value-type="float">
            <text:p>307500</text:p>
          </table:table-cell>
          <table:table-cell/>
          <table:table-cell office:value-type="float" office:value="0.0125244" calcext:value-type="float">
            <text:p>0.0125244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424256" calcext:value-type="float">
            <text:p>0.424256</text:p>
          </table:table-cell>
          <table:table-cell office:value-type="float" office:value="0.0870375" calcext:value-type="float">
            <text:p>0.0870375</text:p>
          </table:table-cell>
          <table:table-cell office:value-type="float" office:value="0.00178627" calcext:value-type="float">
            <text:p>0.00178627</text:p>
          </table:table-cell>
          <table:table-cell office:value-type="float" office:value="0.000872807" calcext:value-type="float">
            <text:p>0.000872807</text:p>
          </table:table-cell>
          <table:table-cell office:value-type="float" office:value="0.0017922" calcext:value-type="float">
            <text:p>0.0017922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133151" calcext:value-type="float">
            <text:p>0.0133151</text:p>
          </table:table-cell>
          <table:table-cell office:value-type="float" office:value="0.00118466" calcext:value-type="float">
            <text:p>0.00118466</text:p>
          </table:table-cell>
          <table:table-cell office:value-type="float" office:value="0.401487" calcext:value-type="float">
            <text:p>0.401487</text:p>
          </table:table-cell>
          <table:table-cell office:value-type="float" office:value="0.089862" calcext:value-type="float">
            <text:p>0.089862</text:p>
          </table:table-cell>
          <table:table-cell office:value-type="float" office:value="0.00183286" calcext:value-type="float">
            <text:p>0.00183286</text:p>
          </table:table-cell>
          <table:table-cell office:value-type="float" office:value="0.000872018" calcext:value-type="float">
            <text:p>0.000872018</text:p>
          </table:table-cell>
          <table:table-cell office:value-type="float" office:value="0.0019347" calcext:value-type="float">
            <text:p>0.0019347</text:p>
          </table:table-cell>
        </table:table-row>
        <table:table-row table:style-name="ro1">
          <table:table-cell office:value-type="float" office:value="308500" calcext:value-type="float">
            <text:p>308500</text:p>
          </table:table-cell>
          <table:table-cell table:style-name="ce1"/>
          <table:table-cell office:value-type="float" office:value="0.0124696" calcext:value-type="float">
            <text:p>0.0124696</text:p>
          </table:table-cell>
          <table:table-cell office:value-type="float" office:value="0.00114795" calcext:value-type="float">
            <text:p>0.00114795</text:p>
          </table:table-cell>
          <table:table-cell office:value-type="float" office:value="0.415475" calcext:value-type="float">
            <text:p>0.415475</text:p>
          </table:table-cell>
          <table:table-cell office:value-type="float" office:value="0.0858687" calcext:value-type="float">
            <text:p>0.0858687</text:p>
          </table:table-cell>
          <table:table-cell office:value-type="float" office:value="0.0017618" calcext:value-type="float">
            <text:p>0.0017618</text:p>
          </table:table-cell>
          <table:table-cell office:value-type="float" office:value="0.000816357" calcext:value-type="float">
            <text:p>0.000816357</text:p>
          </table:table-cell>
          <table:table-cell office:value-type="float" office:value="0.00191378" calcext:value-type="float">
            <text:p>0.00191378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table:style-name="ce1"/>
          <table:table-cell office:value-type="float" office:value="0.0128714" calcext:value-type="float">
            <text:p>0.0128714</text:p>
          </table:table-cell>
          <table:table-cell office:value-type="float" office:value="0.00121348" calcext:value-type="float">
            <text:p>0.00121348</text:p>
          </table:table-cell>
          <table:table-cell office:value-type="float" office:value="0.413002" calcext:value-type="float">
            <text:p>0.413002</text:p>
          </table:table-cell>
          <table:table-cell office:value-type="float" office:value="0.0847858" calcext:value-type="float">
            <text:p>0.0847858</text:p>
          </table:table-cell>
          <table:table-cell office:value-type="float" office:value="0.00175825" calcext:value-type="float">
            <text:p>0.00175825</text:p>
          </table:table-cell>
          <table:table-cell office:value-type="float" office:value="0.000817541" calcext:value-type="float">
            <text:p>0.000817541</text:p>
          </table:table-cell>
          <table:table-cell office:value-type="float" office:value="0.0018372" calcext:value-type="float">
            <text:p>0.0018372</text:p>
          </table:table-cell>
        </table:table-row>
        <table:table-row table:style-name="ro1">
          <table:table-cell office:value-type="float" office:value="309500" calcext:value-type="float">
            <text:p>309500</text:p>
          </table:table-cell>
          <table:table-cell/>
          <table:table-cell office:value-type="float" office:value="0.0130447" calcext:value-type="float">
            <text:p>0.0130447</text:p>
          </table:table-cell>
          <table:table-cell office:value-type="float" office:value="0.00114243" calcext:value-type="float">
            <text:p>0.00114243</text:p>
          </table:table-cell>
          <table:table-cell office:value-type="float" office:value="0.399944" calcext:value-type="float">
            <text:p>0.399944</text:p>
          </table:table-cell>
          <table:table-cell office:value-type="float" office:value="0.0899958" calcext:value-type="float">
            <text:p>0.0899958</text:p>
          </table:table-cell>
          <table:table-cell office:value-type="float" office:value="0.00186523" calcext:value-type="float">
            <text:p>0.00186523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00184667" calcext:value-type="float">
            <text:p>0.0018466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134687" calcext:value-type="float">
            <text:p>0.0134687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409691" calcext:value-type="float">
            <text:p>0.409691</text:p>
          </table:table-cell>
          <table:table-cell office:value-type="float" office:value="0.0839367" calcext:value-type="float">
            <text:p>0.0839367</text:p>
          </table:table-cell>
          <table:table-cell office:value-type="float" office:value="0.00179417" calcext:value-type="float">
            <text:p>0.00179417</text:p>
          </table:table-cell>
          <table:table-cell office:value-type="float" office:value="0.000845569" calcext:value-type="float">
            <text:p>0.000845569</text:p>
          </table:table-cell>
          <table:table-cell office:value-type="float" office:value="0.00188694" calcext:value-type="float">
            <text:p>0.00188694</text:p>
          </table:table-cell>
        </table:table-row>
        <table:table-row table:style-name="ro1">
          <table:table-cell office:value-type="float" office:value="310500" calcext:value-type="float">
            <text:p>310500</text:p>
          </table:table-cell>
          <table:table-cell/>
          <table:table-cell office:value-type="float" office:value="0.0128572" calcext:value-type="float">
            <text:p>0.0128572</text:p>
          </table:table-cell>
          <table:table-cell office:value-type="float" office:value="0.00116019" calcext:value-type="float">
            <text:p>0.00116019</text:p>
          </table:table-cell>
          <table:table-cell office:value-type="float" office:value="0.403522" calcext:value-type="float">
            <text:p>0.403522</text:p>
          </table:table-cell>
          <table:table-cell office:value-type="float" office:value="0.085012" calcext:value-type="float">
            <text:p>0.085012</text:p>
          </table:table-cell>
          <table:table-cell office:value-type="float" office:value="0.0017768" calcext:value-type="float">
            <text:p>0.0017768</text:p>
          </table:table-cell>
          <table:table-cell office:value-type="float" office:value="0.000834516" calcext:value-type="float">
            <text:p>0.000834516</text:p>
          </table:table-cell>
          <table:table-cell office:value-type="float" office:value="0.00180167" calcext:value-type="float">
            <text:p>0.00180167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14362" calcext:value-type="float">
            <text:p>0.014362</text:p>
          </table:table-cell>
          <table:table-cell office:value-type="float" office:value="0.00114045" calcext:value-type="float">
            <text:p>0.00114045</text:p>
          </table:table-cell>
          <table:table-cell office:value-type="float" office:value="0.409289" calcext:value-type="float">
            <text:p>0.409289</text:p>
          </table:table-cell>
          <table:table-cell office:value-type="float" office:value="0.0846303" calcext:value-type="float">
            <text:p>0.0846303</text:p>
          </table:table-cell>
          <table:table-cell office:value-type="float" office:value="0.00187983" calcext:value-type="float">
            <text:p>0.00187983</text:p>
          </table:table-cell>
          <table:table-cell office:value-type="float" office:value="0.000879913" calcext:value-type="float">
            <text:p>0.000879913</text:p>
          </table:table-cell>
          <table:table-cell office:value-type="float" office:value="0.00186009" calcext:value-type="float">
            <text:p>0.00186009</text:p>
          </table:table-cell>
        </table:table-row>
        <table:table-row table:style-name="ro1">
          <table:table-cell office:value-type="float" office:value="311500" calcext:value-type="float">
            <text:p>311500</text:p>
          </table:table-cell>
          <table:table-cell/>
          <table:table-cell office:value-type="float" office:value="0.0133945" calcext:value-type="float">
            <text:p>0.0133945</text:p>
          </table:table-cell>
          <table:table-cell office:value-type="float" office:value="0.00116295" calcext:value-type="float">
            <text:p>0.00116295</text:p>
          </table:table-cell>
          <table:table-cell office:value-type="float" office:value="0.390132" calcext:value-type="float">
            <text:p>0.390132</text:p>
          </table:table-cell>
          <table:table-cell office:value-type="float" office:value="0.0810009" calcext:value-type="float">
            <text:p>0.0810009</text:p>
          </table:table-cell>
          <table:table-cell office:value-type="float" office:value="0.00177996" calcext:value-type="float">
            <text:p>0.00177996</text:p>
          </table:table-cell>
          <table:table-cell office:value-type="float" office:value="0.000857017" calcext:value-type="float">
            <text:p>0.000857017</text:p>
          </table:table-cell>
          <table:table-cell office:value-type="float" office:value="0.00189523" calcext:value-type="float">
            <text:p>0.00189523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128959" calcext:value-type="float">
            <text:p>0.0128959</text:p>
          </table:table-cell>
          <table:table-cell office:value-type="float" office:value="0.00116335" calcext:value-type="float">
            <text:p>0.00116335</text:p>
          </table:table-cell>
          <table:table-cell office:value-type="float" office:value="0.402364" calcext:value-type="float">
            <text:p>0.402364</text:p>
          </table:table-cell>
          <table:table-cell office:value-type="float" office:value="0.0846185" calcext:value-type="float">
            <text:p>0.0846185</text:p>
          </table:table-cell>
          <table:table-cell office:value-type="float" office:value="0.00177206" calcext:value-type="float">
            <text:p>0.00177206</text:p>
          </table:table-cell>
          <table:table-cell office:value-type="float" office:value="0.000835305" calcext:value-type="float">
            <text:p>0.000835305</text:p>
          </table:table-cell>
          <table:table-cell office:value-type="float" office:value="0.00180364" calcext:value-type="float">
            <text:p>0.00180364</text:p>
          </table:table-cell>
        </table:table-row>
        <table:table-row table:style-name="ro1">
          <table:table-cell office:value-type="float" office:value="312500" calcext:value-type="float">
            <text:p>312500</text:p>
          </table:table-cell>
          <table:table-cell/>
          <table:table-cell office:value-type="float" office:value="0.0134608" calcext:value-type="float">
            <text:p>0.0134608</text:p>
          </table:table-cell>
          <table:table-cell office:value-type="float" office:value="0.0011598" calcext:value-type="float">
            <text:p>0.0011598</text:p>
          </table:table-cell>
          <table:table-cell office:value-type="float" office:value="0.407491" calcext:value-type="float">
            <text:p>0.407491</text:p>
          </table:table-cell>
          <table:table-cell office:value-type="float" office:value="0.0839951" calcext:value-type="float">
            <text:p>0.0839951</text:p>
          </table:table-cell>
          <table:table-cell office:value-type="float" office:value="0.00185417" calcext:value-type="float">
            <text:p>0.00185417</text:p>
          </table:table-cell>
          <table:table-cell office:value-type="float" office:value="0.000860175" calcext:value-type="float">
            <text:p>0.000860175</text:p>
          </table:table-cell>
          <table:table-cell office:value-type="float" office:value="0.00183957" calcext:value-type="float">
            <text:p>0.00183957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146561" calcext:value-type="float">
            <text:p>0.0146561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418354" calcext:value-type="float">
            <text:p>0.418354</text:p>
          </table:table-cell>
          <table:table-cell office:value-type="float" office:value="0.0885984" calcext:value-type="float">
            <text:p>0.0885984</text:p>
          </table:table-cell>
          <table:table-cell office:value-type="float" office:value="0.00183759" calcext:value-type="float">
            <text:p>0.00183759</text:p>
          </table:table-cell>
          <table:table-cell office:value-type="float" office:value="0.000862938" calcext:value-type="float">
            <text:p>0.000862938</text:p>
          </table:table-cell>
          <table:table-cell office:value-type="float" office:value="0.00191418" calcext:value-type="float">
            <text:p>0.00191418</text:p>
          </table:table-cell>
        </table:table-row>
        <table:table-row table:style-name="ro1">
          <table:table-cell office:value-type="float" office:value="313500" calcext:value-type="float">
            <text:p>313500</text:p>
          </table:table-cell>
          <table:table-cell/>
          <table:table-cell office:value-type="float" office:value="0.0130676" calcext:value-type="float">
            <text:p>0.0130676</text:p>
          </table:table-cell>
          <table:table-cell office:value-type="float" office:value="0.0012044" calcext:value-type="float">
            <text:p>0.0012044</text:p>
          </table:table-cell>
          <table:table-cell office:value-type="float" office:value="0.41587" calcext:value-type="float">
            <text:p>0.41587</text:p>
          </table:table-cell>
          <table:table-cell office:value-type="float" office:value="0.0866976" calcext:value-type="float">
            <text:p>0.0866976</text:p>
          </table:table-cell>
          <table:table-cell office:value-type="float" office:value="0.00182772" calcext:value-type="float">
            <text:p>0.00182772</text:p>
          </table:table-cell>
          <table:table-cell office:value-type="float" office:value="0.000831358" calcext:value-type="float">
            <text:p>0.000831358</text:p>
          </table:table-cell>
          <table:table-cell office:value-type="float" office:value="0.00179654" calcext:value-type="float">
            <text:p>0.00179654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135911" calcext:value-type="float">
            <text:p>0.0135911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390847" calcext:value-type="float">
            <text:p>0.390847</text:p>
          </table:table-cell>
          <table:table-cell office:value-type="float" office:value="0.0865804" calcext:value-type="float">
            <text:p>0.0865804</text:p>
          </table:table-cell>
          <table:table-cell office:value-type="float" office:value="0.00183364" calcext:value-type="float">
            <text:p>0.00183364</text:p>
          </table:table-cell>
          <table:table-cell office:value-type="float" office:value="0.0008357" calcext:value-type="float">
            <text:p>0.0008357</text:p>
          </table:table-cell>
          <table:table-cell office:value-type="float" office:value="0.00180799" calcext:value-type="float">
            <text:p>0.00180799</text:p>
          </table:table-cell>
        </table:table-row>
        <table:table-row table:style-name="ro1">
          <table:table-cell office:value-type="float" office:value="314500" calcext:value-type="float">
            <text:p>314500</text:p>
          </table:table-cell>
          <table:table-cell/>
          <table:table-cell office:value-type="float" office:value="0.0129895" calcext:value-type="float">
            <text:p>0.0129895</text:p>
          </table:table-cell>
          <table:table-cell office:value-type="float" office:value="0.00113769" calcext:value-type="float">
            <text:p>0.00113769</text:p>
          </table:table-cell>
          <table:table-cell office:value-type="float" office:value="0.398116" calcext:value-type="float">
            <text:p>0.398116</text:p>
          </table:table-cell>
          <table:table-cell office:value-type="float" office:value="0.0837378" calcext:value-type="float">
            <text:p>0.0837378</text:p>
          </table:table-cell>
          <table:table-cell office:value-type="float" office:value="0.00185851" calcext:value-type="float">
            <text:p>0.00185851</text:p>
          </table:table-cell>
          <table:table-cell office:value-type="float" office:value="0.000838463" calcext:value-type="float">
            <text:p>0.000838463</text:p>
          </table:table-cell>
          <table:table-cell office:value-type="float" office:value="0.00183838" calcext:value-type="float">
            <text:p>0.00183838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135761" calcext:value-type="float">
            <text:p>0.0135761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400039" calcext:value-type="float">
            <text:p>0.400039</text:p>
          </table:table-cell>
          <table:table-cell office:value-type="float" office:value="0.0823297" calcext:value-type="float">
            <text:p>0.0823297</text:p>
          </table:table-cell>
          <table:table-cell office:value-type="float" office:value="0.00181312" calcext:value-type="float">
            <text:p>0.00181312</text:p>
          </table:table-cell>
          <table:table-cell office:value-type="float" office:value="0.000835305" calcext:value-type="float">
            <text:p>0.000835305</text:p>
          </table:table-cell>
          <table:table-cell office:value-type="float" office:value="0.00188852" calcext:value-type="float">
            <text:p>0.00188852</text:p>
          </table:table-cell>
        </table:table-row>
        <table:table-row table:style-name="ro1">
          <table:table-cell office:value-type="float" office:value="315500" calcext:value-type="float">
            <text:p>315500</text:p>
          </table:table-cell>
          <table:table-cell/>
          <table:table-cell office:value-type="float" office:value="0.0136156" calcext:value-type="float">
            <text:p>0.0136156</text:p>
          </table:table-cell>
          <table:table-cell office:value-type="float" office:value="0.00133625" calcext:value-type="float">
            <text:p>0.00133625</text:p>
          </table:table-cell>
          <table:table-cell office:value-type="float" office:value="0.407599" calcext:value-type="float">
            <text:p>0.407599</text:p>
          </table:table-cell>
          <table:table-cell office:value-type="float" office:value="0.0859468" calcext:value-type="float">
            <text:p>0.0859468</text:p>
          </table:table-cell>
          <table:table-cell office:value-type="float" office:value="0.00185851" calcext:value-type="float">
            <text:p>0.00185851</text:p>
          </table:table-cell>
          <table:table-cell office:value-type="float" office:value="0.000833726" calcext:value-type="float">
            <text:p>0.000833726</text:p>
          </table:table-cell>
          <table:table-cell office:value-type="float" office:value="0.00177325" calcext:value-type="float">
            <text:p>0.00177325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137158" calcext:value-type="float">
            <text:p>0.0137158</text:p>
          </table:table-cell>
          <table:table-cell office:value-type="float" office:value="0.00115664" calcext:value-type="float">
            <text:p>0.00115664</text:p>
          </table:table-cell>
          <table:table-cell office:value-type="float" office:value="0.376048" calcext:value-type="float">
            <text:p>0.376048</text:p>
          </table:table-cell>
          <table:table-cell office:value-type="float" office:value="0.0789008" calcext:value-type="float">
            <text:p>0.0789008</text:p>
          </table:table-cell>
          <table:table-cell office:value-type="float" office:value="0.00186562" calcext:value-type="float">
            <text:p>0.00186562</text:p>
          </table:table-cell>
          <table:table-cell office:value-type="float" office:value="0.000849911" calcext:value-type="float">
            <text:p>0.000849911</text:p>
          </table:table-cell>
          <table:table-cell office:value-type="float" office:value="0.00178864" calcext:value-type="float">
            <text:p>0.00178864</text:p>
          </table:table-cell>
        </table:table-row>
        <table:table-row table:style-name="ro1">
          <table:table-cell office:value-type="float" office:value="316500" calcext:value-type="float">
            <text:p>316500</text:p>
          </table:table-cell>
          <table:table-cell/>
          <table:table-cell office:value-type="float" office:value="0.0135019" calcext:value-type="float">
            <text:p>0.0135019</text:p>
          </table:table-cell>
          <table:table-cell office:value-type="float" office:value="0.00114006" calcext:value-type="float">
            <text:p>0.00114006</text:p>
          </table:table-cell>
          <table:table-cell office:value-type="float" office:value="0.397735" calcext:value-type="float">
            <text:p>0.397735</text:p>
          </table:table-cell>
          <table:table-cell office:value-type="float" office:value="0.0830031" calcext:value-type="float">
            <text:p>0.0830031</text:p>
          </table:table-cell>
          <table:table-cell office:value-type="float" office:value="0.00179417" calcext:value-type="float">
            <text:p>0.00179417</text:p>
          </table:table-cell>
          <table:table-cell office:value-type="float" office:value="0.000827015" calcext:value-type="float">
            <text:p>0.000827015</text:p>
          </table:table-cell>
          <table:table-cell office:value-type="float" office:value="0.00182457" calcext:value-type="float">
            <text:p>0.00182457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133933" calcext:value-type="float">
            <text:p>0.0133933</text:p>
          </table:table-cell>
          <table:table-cell office:value-type="float" office:value="0.00116177" calcext:value-type="float">
            <text:p>0.00116177</text:p>
          </table:table-cell>
          <table:table-cell office:value-type="float" office:value="0.407845" calcext:value-type="float">
            <text:p>0.407845</text:p>
          </table:table-cell>
          <table:table-cell office:value-type="float" office:value="0.0890058" calcext:value-type="float">
            <text:p>0.0890058</text:p>
          </table:table-cell>
          <table:table-cell office:value-type="float" office:value="0.00180878" calcext:value-type="float">
            <text:p>0.00180878</text:p>
          </table:table-cell>
          <table:table-cell office:value-type="float" office:value="0.000817541" calcext:value-type="float">
            <text:p>0.000817541</text:p>
          </table:table-cell>
          <table:table-cell office:value-type="float" office:value="0.0029587" calcext:value-type="float">
            <text:p>0.0029587</text:p>
          </table:table-cell>
        </table:table-row>
        <table:table-row table:style-name="ro1">
          <table:table-cell office:value-type="float" office:value="317500" calcext:value-type="float">
            <text:p>317500</text:p>
          </table:table-cell>
          <table:table-cell/>
          <table:table-cell office:value-type="float" office:value="0.0132421" calcext:value-type="float">
            <text:p>0.0132421</text:p>
          </table:table-cell>
          <table:table-cell office:value-type="float" office:value="0.00123796" calcext:value-type="float">
            <text:p>0.00123796</text:p>
          </table:table-cell>
          <table:table-cell office:value-type="float" office:value="0.405483" calcext:value-type="float">
            <text:p>0.405483</text:p>
          </table:table-cell>
          <table:table-cell office:value-type="float" office:value="0.0834449" calcext:value-type="float">
            <text:p>0.0834449</text:p>
          </table:table-cell>
          <table:table-cell office:value-type="float" office:value="0.00179693" calcext:value-type="float">
            <text:p>0.00179693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00218577" calcext:value-type="float">
            <text:p>0.00218577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135038" calcext:value-type="float">
            <text:p>0.0135038</text:p>
          </table:table-cell>
          <table:table-cell office:value-type="float" office:value="0.00114322" calcext:value-type="float">
            <text:p>0.00114322</text:p>
          </table:table-cell>
          <table:table-cell office:value-type="float" office:value="0.379792" calcext:value-type="float">
            <text:p>0.379792</text:p>
          </table:table-cell>
          <table:table-cell office:value-type="float" office:value="0.0913199" calcext:value-type="float">
            <text:p>0.0913199</text:p>
          </table:table-cell>
          <table:table-cell office:value-type="float" office:value="0.00189523" calcext:value-type="float">
            <text:p>0.00189523</text:p>
          </table:table-cell>
          <table:table-cell office:value-type="float" office:value="0.000847543" calcext:value-type="float">
            <text:p>0.000847543</text:p>
          </table:table-cell>
          <table:table-cell office:value-type="float" office:value="0.00293383" calcext:value-type="float">
            <text:p>0.00293383</text:p>
          </table:table-cell>
        </table:table-row>
        <table:table-row table:style-name="ro1">
          <table:table-cell office:value-type="float" office:value="318500" calcext:value-type="float">
            <text:p>318500</text:p>
          </table:table-cell>
          <table:table-cell/>
          <table:table-cell office:value-type="float" office:value="0.0135445" calcext:value-type="float">
            <text:p>0.0135445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388396" calcext:value-type="float">
            <text:p>0.388396</text:p>
          </table:table-cell>
          <table:table-cell office:value-type="float" office:value="0.081642" calcext:value-type="float">
            <text:p>0.081642</text:p>
          </table:table-cell>
          <table:table-cell office:value-type="float" office:value="0.00182772" calcext:value-type="float">
            <text:p>0.00182772</text:p>
          </table:table-cell>
          <table:table-cell office:value-type="float" office:value="0.000838068" calcext:value-type="float">
            <text:p>0.000838068</text:p>
          </table:table-cell>
          <table:table-cell office:value-type="float" office:value="0.00260579" calcext:value-type="float">
            <text:p>0.00260579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135504" calcext:value-type="float">
            <text:p>0.0135504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395516" calcext:value-type="float">
            <text:p>0.395516</text:p>
          </table:table-cell>
          <table:table-cell office:value-type="float" office:value="0.0835968" calcext:value-type="float">
            <text:p>0.0835968</text:p>
          </table:table-cell>
          <table:table-cell office:value-type="float" office:value="0.00183601" calcext:value-type="float">
            <text:p>0.00183601</text:p>
          </table:table-cell>
          <table:table-cell office:value-type="float" office:value="0.0008357" calcext:value-type="float">
            <text:p>0.0008357</text:p>
          </table:table-cell>
          <table:table-cell office:value-type="float" office:value="0.00306094" calcext:value-type="float">
            <text:p>0.00306094</text:p>
          </table:table-cell>
        </table:table-row>
        <table:table-row table:style-name="ro1">
          <table:table-cell office:value-type="float" office:value="319500" calcext:value-type="float">
            <text:p>319500</text:p>
          </table:table-cell>
          <table:table-cell table:style-name="ce1"/>
          <table:table-cell office:value-type="float" office:value="0.013207" calcext:value-type="float">
            <text:p>0.013207</text:p>
          </table:table-cell>
          <table:table-cell office:value-type="float" office:value="0.00120203" calcext:value-type="float">
            <text:p>0.00120203</text:p>
          </table:table-cell>
          <table:table-cell office:value-type="float" office:value="0.391704" calcext:value-type="float">
            <text:p>0.391704</text:p>
          </table:table-cell>
          <table:table-cell office:value-type="float" office:value="0.0817415" calcext:value-type="float">
            <text:p>0.0817415</text:p>
          </table:table-cell>
          <table:table-cell office:value-type="float" office:value="0.00179535" calcext:value-type="float">
            <text:p>0.00179535</text:p>
          </table:table-cell>
          <table:table-cell office:value-type="float" office:value="0.000824252" calcext:value-type="float">
            <text:p>0.000824252</text:p>
          </table:table-cell>
          <table:table-cell office:value-type="float" office:value="0.00212616" calcext:value-type="float">
            <text:p>0.00212616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134091" calcext:value-type="float">
            <text:p>0.0134091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389748" calcext:value-type="float">
            <text:p>0.389748</text:p>
          </table:table-cell>
          <table:table-cell office:value-type="float" office:value="0.0857218" calcext:value-type="float">
            <text:p>0.0857218</text:p>
          </table:table-cell>
          <table:table-cell office:value-type="float" office:value="0.00185299" calcext:value-type="float">
            <text:p>0.00185299</text:p>
          </table:table-cell>
          <table:table-cell office:value-type="float" office:value="0.000837674" calcext:value-type="float">
            <text:p>0.000837674</text:p>
          </table:table-cell>
          <table:table-cell office:value-type="float" office:value="0.00212892" calcext:value-type="float">
            <text:p>0.00212892</text:p>
          </table:table-cell>
        </table:table-row>
        <table:table-row table:style-name="ro1">
          <table:table-cell office:value-type="float" office:value="320500" calcext:value-type="float">
            <text:p>320500</text:p>
          </table:table-cell>
          <table:table-cell/>
          <table:table-cell office:value-type="float" office:value="0.0128043" calcext:value-type="float">
            <text:p>0.0128043</text:p>
          </table:table-cell>
          <table:table-cell office:value-type="float" office:value="0.00113493" calcext:value-type="float">
            <text:p>0.00113493</text:p>
          </table:table-cell>
          <table:table-cell office:value-type="float" office:value="0.407219" calcext:value-type="float">
            <text:p>0.407219</text:p>
          </table:table-cell>
          <table:table-cell office:value-type="float" office:value="0.0881748" calcext:value-type="float">
            <text:p>0.0881748</text:p>
          </table:table-cell>
          <table:table-cell office:value-type="float" office:value="0.00177246" calcext:value-type="float">
            <text:p>0.00177246</text:p>
          </table:table-cell>
          <table:table-cell office:value-type="float" office:value="0.000804909" calcext:value-type="float">
            <text:p>0.000804909</text:p>
          </table:table-cell>
          <table:table-cell office:value-type="float" office:value="0.00211708" calcext:value-type="float">
            <text:p>0.00211708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table:style-name="ce1"/>
          <table:table-cell office:value-type="float" office:value="0.0134367" calcext:value-type="float">
            <text:p>0.0134367</text:p>
          </table:table-cell>
          <table:table-cell office:value-type="float" office:value="0.00115269" calcext:value-type="float">
            <text:p>0.00115269</text:p>
          </table:table-cell>
          <table:table-cell office:value-type="float" office:value="0.406585" calcext:value-type="float">
            <text:p>0.406585</text:p>
          </table:table-cell>
          <table:table-cell office:value-type="float" office:value="0.0866913" calcext:value-type="float">
            <text:p>0.0866913</text:p>
          </table:table-cell>
          <table:table-cell office:value-type="float" office:value="0.00178312" calcext:value-type="float">
            <text:p>0.00178312</text:p>
          </table:table-cell>
          <table:table-cell office:value-type="float" office:value="0.000822278" calcext:value-type="float">
            <text:p>0.000822278</text:p>
          </table:table-cell>
          <table:table-cell office:value-type="float" office:value="0.00189128" calcext:value-type="float">
            <text:p>0.00189128</text:p>
          </table:table-cell>
        </table:table-row>
        <table:table-row table:style-name="ro1">
          <table:table-cell office:value-type="float" office:value="321500" calcext:value-type="float">
            <text:p>321500</text:p>
          </table:table-cell>
          <table:table-cell/>
          <table:table-cell office:value-type="float" office:value="0.0138824" calcext:value-type="float">
            <text:p>0.0138824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39934" calcext:value-type="float">
            <text:p>0.39934</text:p>
          </table:table-cell>
          <table:table-cell office:value-type="float" office:value="0.0854569" calcext:value-type="float">
            <text:p>0.0854569</text:p>
          </table:table-cell>
          <table:table-cell office:value-type="float" office:value="0.0017768" calcext:value-type="float">
            <text:p>0.0017768</text:p>
          </table:table-cell>
          <table:table-cell office:value-type="float" office:value="0.000825041" calcext:value-type="float">
            <text:p>0.000825041</text:p>
          </table:table-cell>
          <table:table-cell office:value-type="float" office:value="0.00187588" calcext:value-type="float">
            <text:p>0.00187588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133641" calcext:value-type="float">
            <text:p>0.0133641</text:p>
          </table:table-cell>
          <table:table-cell office:value-type="float" office:value="0.00117795" calcext:value-type="float">
            <text:p>0.00117795</text:p>
          </table:table-cell>
          <table:table-cell office:value-type="float" office:value="0.421493" calcext:value-type="float">
            <text:p>0.421493</text:p>
          </table:table-cell>
          <table:table-cell office:value-type="float" office:value="0.0853973" calcext:value-type="float">
            <text:p>0.0853973</text:p>
          </table:table-cell>
          <table:table-cell office:value-type="float" office:value="0.00181746" calcext:value-type="float">
            <text:p>0.00181746</text:p>
          </table:table-cell>
          <table:table-cell office:value-type="float" office:value="0.000820699" calcext:value-type="float">
            <text:p>0.000820699</text:p>
          </table:table-cell>
          <table:table-cell office:value-type="float" office:value="0.00184075" calcext:value-type="float">
            <text:p>0.00184075</text:p>
          </table:table-cell>
        </table:table-row>
        <table:table-row table:style-name="ro1">
          <table:table-cell office:value-type="float" office:value="322500" calcext:value-type="float">
            <text:p>322500</text:p>
          </table:table-cell>
          <table:table-cell/>
          <table:table-cell office:value-type="float" office:value="0.0136179" calcext:value-type="float">
            <text:p>0.0136179</text:p>
          </table:table-cell>
          <table:table-cell office:value-type="float" office:value="0.0011219" calcext:value-type="float">
            <text:p>0.0011219</text:p>
          </table:table-cell>
          <table:table-cell office:value-type="float" office:value="0.374008" calcext:value-type="float">
            <text:p>0.374008</text:p>
          </table:table-cell>
          <table:table-cell office:value-type="float" office:value="0.0798091" calcext:value-type="float">
            <text:p>0.0798091</text:p>
          </table:table-cell>
          <table:table-cell office:value-type="float" office:value="0.00182299" calcext:value-type="float">
            <text:p>0.00182299</text:p>
          </table:table-cell>
          <table:table-cell office:value-type="float" office:value="0.000839647" calcext:value-type="float">
            <text:p>0.000839647</text:p>
          </table:table-cell>
          <table:table-cell office:value-type="float" office:value="0.00174759" calcext:value-type="float">
            <text:p>0.00174759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133594" calcext:value-type="float">
            <text:p>0.0133594</text:p>
          </table:table-cell>
          <table:table-cell office:value-type="float" office:value="0.00112071" calcext:value-type="float">
            <text:p>0.00112071</text:p>
          </table:table-cell>
          <table:table-cell office:value-type="float" office:value="0.398892" calcext:value-type="float">
            <text:p>0.398892</text:p>
          </table:table-cell>
          <table:table-cell office:value-type="float" office:value="0.0867225" calcext:value-type="float">
            <text:p>0.0867225</text:p>
          </table:table-cell>
          <table:table-cell office:value-type="float" office:value="0.00178627" calcext:value-type="float">
            <text:p>0.00178627</text:p>
          </table:table-cell>
          <table:table-cell office:value-type="float" office:value="0.00081912" calcext:value-type="float">
            <text:p>0.00081912</text:p>
          </table:table-cell>
          <table:table-cell office:value-type="float" office:value="0.00177404" calcext:value-type="float">
            <text:p>0.00177404</text:p>
          </table:table-cell>
        </table:table-row>
        <table:table-row table:style-name="ro1">
          <table:table-cell office:value-type="float" office:value="323500" calcext:value-type="float">
            <text:p>323500</text:p>
          </table:table-cell>
          <table:table-cell/>
          <table:table-cell office:value-type="float" office:value="0.0135086" calcext:value-type="float">
            <text:p>0.0135086</text:p>
          </table:table-cell>
          <table:table-cell office:value-type="float" office:value="0.00115269" calcext:value-type="float">
            <text:p>0.00115269</text:p>
          </table:table-cell>
          <table:table-cell office:value-type="float" office:value="0.392956" calcext:value-type="float">
            <text:p>0.392956</text:p>
          </table:table-cell>
          <table:table-cell office:value-type="float" office:value="0.0822728" calcext:value-type="float">
            <text:p>0.0822728</text:p>
          </table:table-cell>
          <table:table-cell office:value-type="float" office:value="0.00181233" calcext:value-type="float">
            <text:p>0.00181233</text:p>
          </table:table-cell>
          <table:table-cell office:value-type="float" office:value="0.000823068" calcext:value-type="float">
            <text:p>0.000823068</text:p>
          </table:table-cell>
          <table:table-cell office:value-type="float" office:value="0.0018218" calcext:value-type="float">
            <text:p>0.0018218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130384" calcext:value-type="float">
            <text:p>0.0130384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39711" calcext:value-type="float">
            <text:p>0.39711</text:p>
          </table:table-cell>
          <table:table-cell office:value-type="float" office:value="0.0906219" calcext:value-type="float">
            <text:p>0.0906219</text:p>
          </table:table-cell>
          <table:table-cell office:value-type="float" office:value="0.00181707" calcext:value-type="float">
            <text:p>0.00181707</text:p>
          </table:table-cell>
          <table:table-cell office:value-type="float" office:value="0.000825436" calcext:value-type="float">
            <text:p>0.000825436</text:p>
          </table:table-cell>
          <table:table-cell office:value-type="float" office:value="0.00179338" calcext:value-type="float">
            <text:p>0.00179338</text:p>
          </table:table-cell>
        </table:table-row>
        <table:table-row table:style-name="ro1">
          <table:table-cell office:value-type="float" office:value="324500" calcext:value-type="float">
            <text:p>324500</text:p>
          </table:table-cell>
          <table:table-cell/>
          <table:table-cell office:value-type="float" office:value="0.0139373" calcext:value-type="float">
            <text:p>0.0139373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385523" calcext:value-type="float">
            <text:p>0.385523</text:p>
          </table:table-cell>
          <table:table-cell office:value-type="float" office:value="0.0876012" calcext:value-type="float">
            <text:p>0.0876012</text:p>
          </table:table-cell>
          <table:table-cell office:value-type="float" office:value="0.00187707" calcext:value-type="float">
            <text:p>0.00187707</text:p>
          </table:table-cell>
          <table:table-cell office:value-type="float" office:value="0.000857806" calcext:value-type="float">
            <text:p>0.000857806</text:p>
          </table:table-cell>
          <table:table-cell office:value-type="float" office:value="0.00176061" calcext:value-type="float">
            <text:p>0.00176061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132113" calcext:value-type="float">
            <text:p>0.0132113</text:p>
          </table:table-cell>
          <table:table-cell office:value-type="float" office:value="0.00114243" calcext:value-type="float">
            <text:p>0.00114243</text:p>
          </table:table-cell>
          <table:table-cell office:value-type="float" office:value="0.396084" calcext:value-type="float">
            <text:p>0.396084</text:p>
          </table:table-cell>
          <table:table-cell office:value-type="float" office:value="0.0836414" calcext:value-type="float">
            <text:p>0.0836414</text:p>
          </table:table-cell>
          <table:table-cell office:value-type="float" office:value="0.00182693" calcext:value-type="float">
            <text:p>0.00182693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00178075" calcext:value-type="float">
            <text:p>0.00178075</text:p>
          </table:table-cell>
        </table:table-row>
        <table:table-row table:style-name="ro1">
          <table:table-cell office:value-type="float" office:value="325500" calcext:value-type="float">
            <text:p>325500</text:p>
          </table:table-cell>
          <table:table-cell/>
          <table:table-cell office:value-type="float" office:value="0.0142843" calcext:value-type="float">
            <text:p>0.0142843</text:p>
          </table:table-cell>
          <table:table-cell office:value-type="float" office:value="0.00116019" calcext:value-type="float">
            <text:p>0.00116019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0843488" calcext:value-type="float">
            <text:p>0.0843488</text:p>
          </table:table-cell>
          <table:table-cell office:value-type="float" office:value="0.00189483" calcext:value-type="float">
            <text:p>0.00189483</text:p>
          </table:table-cell>
          <table:table-cell office:value-type="float" office:value="0.000886229" calcext:value-type="float">
            <text:p>0.000886229</text:p>
          </table:table-cell>
          <table:table-cell office:value-type="float" office:value="0.00185022" calcext:value-type="float">
            <text:p>0.00185022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139546" calcext:value-type="float">
            <text:p>0.0139546</text:p>
          </table:table-cell>
          <table:table-cell office:value-type="float" office:value="0.00115308" calcext:value-type="float">
            <text:p>0.00115308</text:p>
          </table:table-cell>
          <table:table-cell office:value-type="float" office:value="0.388028" calcext:value-type="float">
            <text:p>0.388028</text:p>
          </table:table-cell>
          <table:table-cell office:value-type="float" office:value="0.0828642" calcext:value-type="float">
            <text:p>0.0828642</text:p>
          </table:table-cell>
          <table:table-cell office:value-type="float" office:value="0.00193865" calcext:value-type="float">
            <text:p>0.00193865</text:p>
          </table:table-cell>
          <table:table-cell office:value-type="float" office:value="0.000841226" calcext:value-type="float">
            <text:p>0.000841226</text:p>
          </table:table-cell>
          <table:table-cell office:value-type="float" office:value="0.00181233" calcext:value-type="float">
            <text:p>0.00181233</text:p>
          </table:table-cell>
        </table:table-row>
        <table:table-row table:style-name="ro1">
          <table:table-cell office:value-type="float" office:value="326500" calcext:value-type="float">
            <text:p>326500</text:p>
          </table:table-cell>
          <table:table-cell/>
          <table:table-cell office:value-type="float" office:value="0.014334" calcext:value-type="float">
            <text:p>0.014334</text:p>
          </table:table-cell>
          <table:table-cell office:value-type="float" office:value="0.00122019" calcext:value-type="float">
            <text:p>0.00122019</text:p>
          </table:table-cell>
          <table:table-cell office:value-type="float" office:value="0.391264" calcext:value-type="float">
            <text:p>0.391264</text:p>
          </table:table-cell>
          <table:table-cell office:value-type="float" office:value="0.0900345" calcext:value-type="float">
            <text:p>0.0900345</text:p>
          </table:table-cell>
          <table:table-cell office:value-type="float" office:value="0.00242025" calcext:value-type="float">
            <text:p>0.00242025</text:p>
          </table:table-cell>
          <table:table-cell office:value-type="float" office:value="0.000845174" calcext:value-type="float">
            <text:p>0.000845174</text:p>
          </table:table-cell>
          <table:table-cell office:value-type="float" office:value="0.00184233" calcext:value-type="float">
            <text:p>0.00184233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132855" calcext:value-type="float">
            <text:p>0.0132855</text:p>
          </table:table-cell>
          <table:table-cell office:value-type="float" office:value="0.00111519" calcext:value-type="float">
            <text:p>0.00111519</text:p>
          </table:table-cell>
          <table:table-cell office:value-type="float" office:value="0.417033" calcext:value-type="float">
            <text:p>0.417033</text:p>
          </table:table-cell>
          <table:table-cell office:value-type="float" office:value="0.0879036" calcext:value-type="float">
            <text:p>0.0879036</text:p>
          </table:table-cell>
          <table:table-cell office:value-type="float" office:value="0.00218379" calcext:value-type="float">
            <text:p>0.00218379</text:p>
          </table:table-cell>
          <table:table-cell office:value-type="float" office:value="0.000855043" calcext:value-type="float">
            <text:p>0.000855043</text:p>
          </table:table-cell>
          <table:table-cell office:value-type="float" office:value="0.00181825" calcext:value-type="float">
            <text:p>0.00181825</text:p>
          </table:table-cell>
        </table:table-row>
        <table:table-row table:style-name="ro1">
          <table:table-cell office:value-type="float" office:value="327500" calcext:value-type="float">
            <text:p>327500</text:p>
          </table:table-cell>
          <table:table-cell/>
          <table:table-cell office:value-type="float" office:value="0.0138856" calcext:value-type="float">
            <text:p>0.0138856</text:p>
          </table:table-cell>
          <table:table-cell office:value-type="float" office:value="0.00116572" calcext:value-type="float">
            <text:p>0.00116572</text:p>
          </table:table-cell>
          <table:table-cell office:value-type="float" office:value="0.390353" calcext:value-type="float">
            <text:p>0.390353</text:p>
          </table:table-cell>
          <table:table-cell office:value-type="float" office:value="0.0822329" calcext:value-type="float">
            <text:p>0.0822329</text:p>
          </table:table-cell>
          <table:table-cell office:value-type="float" office:value="0.00204602" calcext:value-type="float">
            <text:p>0.00204602</text:p>
          </table:table-cell>
          <table:table-cell office:value-type="float" office:value="0.000865701" calcext:value-type="float">
            <text:p>0.000865701</text:p>
          </table:table-cell>
          <table:table-cell office:value-type="float" office:value="0.00177285" calcext:value-type="float">
            <text:p>0.00177285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149289" calcext:value-type="float">
            <text:p>0.0149289</text:p>
          </table:table-cell>
          <table:table-cell office:value-type="float" office:value="0.00116651" calcext:value-type="float">
            <text:p>0.00116651</text:p>
          </table:table-cell>
          <table:table-cell office:value-type="float" office:value="0.40263" calcext:value-type="float">
            <text:p>0.40263</text:p>
          </table:table-cell>
          <table:table-cell office:value-type="float" office:value="0.0852323" calcext:value-type="float">
            <text:p>0.0852323</text:p>
          </table:table-cell>
          <table:table-cell office:value-type="float" office:value="0.00198918" calcext:value-type="float">
            <text:p>0.00198918</text:p>
          </table:table-cell>
          <table:table-cell office:value-type="float" office:value="0.00086728" calcext:value-type="float">
            <text:p>0.00086728</text:p>
          </table:table-cell>
          <table:table-cell office:value-type="float" office:value="0.00181312" calcext:value-type="float">
            <text:p>0.00181312</text:p>
          </table:table-cell>
        </table:table-row>
        <table:table-row table:style-name="ro1">
          <table:table-cell office:value-type="float" office:value="328500" calcext:value-type="float">
            <text:p>328500</text:p>
          </table:table-cell>
          <table:table-cell/>
          <table:table-cell office:value-type="float" office:value="0.0139704" calcext:value-type="float">
            <text:p>0.0139704</text:p>
          </table:table-cell>
          <table:table-cell office:value-type="float" office:value="0.00113532" calcext:value-type="float">
            <text:p>0.00113532</text:p>
          </table:table-cell>
          <table:table-cell office:value-type="float" office:value="0.406837" calcext:value-type="float">
            <text:p>0.406837</text:p>
          </table:table-cell>
          <table:table-cell office:value-type="float" office:value="0.0854767" calcext:value-type="float">
            <text:p>0.0854767</text:p>
          </table:table-cell>
          <table:table-cell office:value-type="float" office:value="0.00192562" calcext:value-type="float">
            <text:p>0.00192562</text:p>
          </table:table-cell>
          <table:table-cell office:value-type="float" office:value="0.000868465" calcext:value-type="float">
            <text:p>0.000868465</text:p>
          </table:table-cell>
          <table:table-cell office:value-type="float" office:value="0.00193549" calcext:value-type="float">
            <text:p>0.00193549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135323" calcext:value-type="float">
            <text:p>0.0135323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399687" calcext:value-type="float">
            <text:p>0.399687</text:p>
          </table:table-cell>
          <table:table-cell office:value-type="float" office:value="0.087015" calcext:value-type="float">
            <text:p>0.087015</text:p>
          </table:table-cell>
          <table:table-cell office:value-type="float" office:value="0.00187115" calcext:value-type="float">
            <text:p>0.00187115</text:p>
          </table:table-cell>
          <table:table-cell office:value-type="float" office:value="0.000865701" calcext:value-type="float">
            <text:p>0.000865701</text:p>
          </table:table-cell>
          <table:table-cell office:value-type="float" office:value="0.00190312" calcext:value-type="float">
            <text:p>0.00190312</text:p>
          </table:table-cell>
        </table:table-row>
        <table:table-row table:style-name="ro1">
          <table:table-cell office:value-type="float" office:value="329500" calcext:value-type="float">
            <text:p>329500</text:p>
          </table:table-cell>
          <table:table-cell/>
          <table:table-cell office:value-type="float" office:value="0.0143798" calcext:value-type="float">
            <text:p>0.0143798</text:p>
          </table:table-cell>
          <table:table-cell office:value-type="float" office:value="0.00125414" calcext:value-type="float">
            <text:p>0.00125414</text:p>
          </table:table-cell>
          <table:table-cell office:value-type="float" office:value="0.380028" calcext:value-type="float">
            <text:p>0.380028</text:p>
          </table:table-cell>
          <table:table-cell office:value-type="float" office:value="0.0809247" calcext:value-type="float">
            <text:p>0.0809247</text:p>
          </table:table-cell>
          <table:table-cell office:value-type="float" office:value="0.00193549" calcext:value-type="float">
            <text:p>0.00193549</text:p>
          </table:table-cell>
          <table:table-cell office:value-type="float" office:value="0.000905967" calcext:value-type="float">
            <text:p>0.000905967</text:p>
          </table:table-cell>
          <table:table-cell office:value-type="float" office:value="0.00194931" calcext:value-type="float">
            <text:p>0.0019493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13389" calcext:value-type="float">
            <text:p>0.013389</text:p>
          </table:table-cell>
          <table:table-cell office:value-type="float" office:value="0.00113493" calcext:value-type="float">
            <text:p>0.00113493</text:p>
          </table:table-cell>
          <table:table-cell office:value-type="float" office:value="0.399688" calcext:value-type="float">
            <text:p>0.399688</text:p>
          </table:table-cell>
          <table:table-cell office:value-type="float" office:value="0.0872839" calcext:value-type="float">
            <text:p>0.0872839</text:p>
          </table:table-cell>
          <table:table-cell office:value-type="float" office:value="0.00184233" calcext:value-type="float">
            <text:p>0.00184233</text:p>
          </table:table-cell>
          <table:table-cell office:value-type="float" office:value="0.000856227" calcext:value-type="float">
            <text:p>0.000856227</text:p>
          </table:table-cell>
          <table:table-cell office:value-type="float" office:value="0.00207129" calcext:value-type="float">
            <text:p>0.00207129</text:p>
          </table:table-cell>
        </table:table-row>
        <table:table-row table:style-name="ro1">
          <table:table-cell office:value-type="float" office:value="330500" calcext:value-type="float">
            <text:p>330500</text:p>
          </table:table-cell>
          <table:table-cell/>
          <table:table-cell office:value-type="float" office:value="0.0132954" calcext:value-type="float">
            <text:p>0.0132954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377084" calcext:value-type="float">
            <text:p>0.377084</text:p>
          </table:table-cell>
          <table:table-cell office:value-type="float" office:value="0.0837453" calcext:value-type="float">
            <text:p>0.0837453</text:p>
          </table:table-cell>
          <table:table-cell office:value-type="float" office:value="0.00227025" calcext:value-type="float">
            <text:p>0.00227025</text:p>
          </table:table-cell>
          <table:table-cell office:value-type="float" office:value="0.000864122" calcext:value-type="float">
            <text:p>0.000864122</text:p>
          </table:table-cell>
          <table:table-cell office:value-type="float" office:value="0.00193983" calcext:value-type="float">
            <text:p>0.00193983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table:style-name="ce1"/>
          <table:table-cell office:value-type="float" office:value="0.0136171" calcext:value-type="float">
            <text:p>0.0136171</text:p>
          </table:table-cell>
          <table:table-cell office:value-type="float" office:value="0.00122611" calcext:value-type="float">
            <text:p>0.00122611</text:p>
          </table:table-cell>
          <table:table-cell office:value-type="float" office:value="0.385736" calcext:value-type="float">
            <text:p>0.385736</text:p>
          </table:table-cell>
          <table:table-cell office:value-type="float" office:value="0.0840378" calcext:value-type="float">
            <text:p>0.0840378</text:p>
          </table:table-cell>
          <table:table-cell office:value-type="float" office:value="0.00215498" calcext:value-type="float">
            <text:p>0.00215498</text:p>
          </table:table-cell>
          <table:table-cell office:value-type="float" office:value="0.000872412" calcext:value-type="float">
            <text:p>0.000872412</text:p>
          </table:table-cell>
          <table:table-cell office:value-type="float" office:value="0.00190431" calcext:value-type="float">
            <text:p>0.00190431</text:p>
          </table:table-cell>
        </table:table-row>
        <table:table-row table:style-name="ro1">
          <table:table-cell office:value-type="float" office:value="331500" calcext:value-type="float">
            <text:p>331500</text:p>
          </table:table-cell>
          <table:table-cell/>
          <table:table-cell office:value-type="float" office:value="0.014021" calcext:value-type="float">
            <text:p>0.014021</text:p>
          </table:table-cell>
          <table:table-cell office:value-type="float" office:value="0.00115229" calcext:value-type="float">
            <text:p>0.00115229</text:p>
          </table:table-cell>
          <table:table-cell office:value-type="float" office:value="0.407422" calcext:value-type="float">
            <text:p>0.407422</text:p>
          </table:table-cell>
          <table:table-cell office:value-type="float" office:value="0.0884673" calcext:value-type="float">
            <text:p>0.0884673</text:p>
          </table:table-cell>
          <table:table-cell office:value-type="float" office:value="0.00209418" calcext:value-type="float">
            <text:p>0.00209418</text:p>
          </table:table-cell>
          <table:table-cell office:value-type="float" office:value="0.000884255" calcext:value-type="float">
            <text:p>0.000884255</text:p>
          </table:table-cell>
          <table:table-cell office:value-type="float" office:value="0.00204839" calcext:value-type="float">
            <text:p>0.00204839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139566" calcext:value-type="float">
            <text:p>0.0139566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395415" calcext:value-type="float">
            <text:p>0.395415</text:p>
          </table:table-cell>
          <table:table-cell office:value-type="float" office:value="0.0838361" calcext:value-type="float">
            <text:p>0.0838361</text:p>
          </table:table-cell>
          <table:table-cell office:value-type="float" office:value="0.00204366" calcext:value-type="float">
            <text:p>0.00204366</text:p>
          </table:table-cell>
          <table:table-cell office:value-type="float" office:value="0.000872807" calcext:value-type="float">
            <text:p>0.000872807</text:p>
          </table:table-cell>
          <table:table-cell office:value-type="float" office:value="0.00200734" calcext:value-type="float">
            <text:p>0.00200734</text:p>
          </table:table-cell>
        </table:table-row>
        <table:table-row table:style-name="ro1">
          <table:table-cell office:value-type="float" office:value="332500" calcext:value-type="float">
            <text:p>332500</text:p>
          </table:table-cell>
          <table:table-cell/>
          <table:table-cell office:value-type="float" office:value="0.0148946" calcext:value-type="float">
            <text:p>0.0148946</text:p>
          </table:table-cell>
          <table:table-cell office:value-type="float" office:value="0.00117559" calcext:value-type="float">
            <text:p>0.00117559</text:p>
          </table:table-cell>
          <table:table-cell office:value-type="float" office:value="0.393684" calcext:value-type="float">
            <text:p>0.393684</text:p>
          </table:table-cell>
          <table:table-cell office:value-type="float" office:value="0.0872199" calcext:value-type="float">
            <text:p>0.0872199</text:p>
          </table:table-cell>
          <table:table-cell office:value-type="float" office:value="0.00217274" calcext:value-type="float">
            <text:p>0.00217274</text:p>
          </table:table-cell>
          <table:table-cell office:value-type="float" office:value="0.000904388" calcext:value-type="float">
            <text:p>0.000904388</text:p>
          </table:table-cell>
          <table:table-cell office:value-type="float" office:value="0.00193826" calcext:value-type="float">
            <text:p>0.00193826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0112427" calcext:value-type="float">
            <text:p>0.00112427</text:p>
          </table:table-cell>
          <table:table-cell office:value-type="float" office:value="0.384833" calcext:value-type="float">
            <text:p>0.384833</text:p>
          </table:table-cell>
          <table:table-cell office:value-type="float" office:value="0.0839991" calcext:value-type="float">
            <text:p>0.0839991</text:p>
          </table:table-cell>
          <table:table-cell office:value-type="float" office:value="0.00204642" calcext:value-type="float">
            <text:p>0.00204642</text:p>
          </table:table-cell>
          <table:table-cell office:value-type="float" office:value="0.000879913" calcext:value-type="float">
            <text:p>0.000879913</text:p>
          </table:table-cell>
          <table:table-cell office:value-type="float" office:value="0.00189602" calcext:value-type="float">
            <text:p>0.00189602</text:p>
          </table:table-cell>
        </table:table-row>
        <table:table-row table:style-name="ro1">
          <table:table-cell office:value-type="float" office:value="333500" calcext:value-type="float">
            <text:p>333500</text:p>
          </table:table-cell>
          <table:table-cell/>
          <table:table-cell office:value-type="float" office:value="0.0140522" calcext:value-type="float">
            <text:p>0.0140522</text:p>
          </table:table-cell>
          <table:table-cell office:value-type="float" office:value="0.00128493" calcext:value-type="float">
            <text:p>0.00128493</text:p>
          </table:table-cell>
          <table:table-cell office:value-type="float" office:value="0.383238" calcext:value-type="float">
            <text:p>0.383238</text:p>
          </table:table-cell>
          <table:table-cell office:value-type="float" office:value="0.0814395" calcext:value-type="float">
            <text:p>0.0814395</text:p>
          </table:table-cell>
          <table:table-cell office:value-type="float" office:value="0.00196984" calcext:value-type="float">
            <text:p>0.00196984</text:p>
          </table:table-cell>
          <table:table-cell office:value-type="float" office:value="0.000873597" calcext:value-type="float">
            <text:p>0.000873597</text:p>
          </table:table-cell>
          <table:table-cell office:value-type="float" office:value="0.00189681" calcext:value-type="float">
            <text:p>0.00189681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137691" calcext:value-type="float">
            <text:p>0.0137691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38691" calcext:value-type="float">
            <text:p>0.38691</text:p>
          </table:table-cell>
          <table:table-cell office:value-type="float" office:value="0.0866554" calcext:value-type="float">
            <text:p>0.0866554</text:p>
          </table:table-cell>
          <table:table-cell office:value-type="float" office:value="0.00195681" calcext:value-type="float">
            <text:p>0.00195681</text:p>
          </table:table-cell>
          <table:table-cell office:value-type="float" office:value="0.000880307" calcext:value-type="float">
            <text:p>0.000880307</text:p>
          </table:table-cell>
          <table:table-cell office:value-type="float" office:value="0.00184707" calcext:value-type="float">
            <text:p>0.00184707</text:p>
          </table:table-cell>
        </table:table-row>
        <table:table-row table:style-name="ro1">
          <table:table-cell office:value-type="float" office:value="334500" calcext:value-type="float">
            <text:p>334500</text:p>
          </table:table-cell>
          <table:table-cell/>
          <table:table-cell office:value-type="float" office:value="0.0144959" calcext:value-type="float">
            <text:p>0.0144959</text:p>
          </table:table-cell>
          <table:table-cell office:value-type="float" office:value="0.00120046" calcext:value-type="float">
            <text:p>0.00120046</text:p>
          </table:table-cell>
          <table:table-cell office:value-type="float" office:value="0.416445" calcext:value-type="float">
            <text:p>0.416445</text:p>
          </table:table-cell>
          <table:table-cell office:value-type="float" office:value="0.0877935" calcext:value-type="float">
            <text:p>0.0877935</text:p>
          </table:table-cell>
          <table:table-cell office:value-type="float" office:value="0.00190549" calcext:value-type="float">
            <text:p>0.00190549</text:p>
          </table:table-cell>
          <table:table-cell office:value-type="float" office:value="0.000872412" calcext:value-type="float">
            <text:p>0.000872412</text:p>
          </table:table-cell>
          <table:table-cell office:value-type="float" office:value="0.00189404" calcext:value-type="float">
            <text:p>0.00189404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139483" calcext:value-type="float">
            <text:p>0.0139483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398245" calcext:value-type="float">
            <text:p>0.398245</text:p>
          </table:table-cell>
          <table:table-cell office:value-type="float" office:value="0.0865457" calcext:value-type="float">
            <text:p>0.0865457</text:p>
          </table:table-cell>
          <table:table-cell office:value-type="float" office:value="0.00188338" calcext:value-type="float">
            <text:p>0.00188338</text:p>
          </table:table-cell>
          <table:table-cell office:value-type="float" office:value="0.000865307" calcext:value-type="float">
            <text:p>0.000865307</text:p>
          </table:table-cell>
          <table:table-cell office:value-type="float" office:value="0.00187983" calcext:value-type="float">
            <text:p>0.00187983</text:p>
          </table:table-cell>
        </table:table-row>
        <table:table-row table:style-name="ro1">
          <table:table-cell office:value-type="float" office:value="335500" calcext:value-type="float">
            <text:p>335500</text:p>
          </table:table-cell>
          <table:table-cell/>
          <table:table-cell office:value-type="float" office:value="0.0145405" calcext:value-type="float">
            <text:p>0.0145405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407328" calcext:value-type="float">
            <text:p>0.407328</text:p>
          </table:table-cell>
          <table:table-cell office:value-type="float" office:value="0.0893315" calcext:value-type="float">
            <text:p>0.0893315</text:p>
          </table:table-cell>
          <table:table-cell office:value-type="float" office:value="0.00186562" calcext:value-type="float">
            <text:p>0.00186562</text:p>
          </table:table-cell>
          <table:table-cell office:value-type="float" office:value="0.000858596" calcext:value-type="float">
            <text:p>0.000858596</text:p>
          </table:table-cell>
          <table:table-cell office:value-type="float" office:value="0.00184746" calcext:value-type="float">
            <text:p>0.00184746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table:style-name="ce1"/>
          <table:table-cell office:value-type="float" office:value="0.0149597" calcext:value-type="float">
            <text:p>0.0149597</text:p>
          </table:table-cell>
          <table:table-cell office:value-type="float" office:value="0.00115072" calcext:value-type="float">
            <text:p>0.00115072</text:p>
          </table:table-cell>
          <table:table-cell office:value-type="float" office:value="0.389534" calcext:value-type="float">
            <text:p>0.389534</text:p>
          </table:table-cell>
          <table:table-cell office:value-type="float" office:value="0.0824244" calcext:value-type="float">
            <text:p>0.0824244</text:p>
          </table:table-cell>
          <table:table-cell office:value-type="float" office:value="0.00191615" calcext:value-type="float">
            <text:p>0.00191615</text:p>
          </table:table-cell>
          <table:table-cell office:value-type="float" office:value="0.00090873" calcext:value-type="float">
            <text:p>0.00090873</text:p>
          </table:table-cell>
          <table:table-cell office:value-type="float" office:value="0.00179812" calcext:value-type="float">
            <text:p>0.00179812</text:p>
          </table:table-cell>
        </table:table-row>
        <table:table-row table:style-name="ro1">
          <table:table-cell office:value-type="float" office:value="336500" calcext:value-type="float">
            <text:p>336500</text:p>
          </table:table-cell>
          <table:table-cell/>
          <table:table-cell office:value-type="float" office:value="0.0149629" calcext:value-type="float">
            <text:p>0.0149629</text:p>
          </table:table-cell>
          <table:table-cell office:value-type="float" office:value="0.00116216" calcext:value-type="float">
            <text:p>0.00116216</text:p>
          </table:table-cell>
          <table:table-cell office:value-type="float" office:value="0.395616" calcext:value-type="float">
            <text:p>0.395616</text:p>
          </table:table-cell>
          <table:table-cell office:value-type="float" office:value="0.0853756" calcext:value-type="float">
            <text:p>0.0853756</text:p>
          </table:table-cell>
          <table:table-cell office:value-type="float" office:value="0.00201286" calcext:value-type="float">
            <text:p>0.00201286</text:p>
          </table:table-cell>
          <table:table-cell office:value-type="float" office:value="0.000909519" calcext:value-type="float">
            <text:p>0.000909519</text:p>
          </table:table-cell>
          <table:table-cell office:value-type="float" office:value="0.00177562" calcext:value-type="float">
            <text:p>0.00177562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141935" calcext:value-type="float">
            <text:p>0.0141935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397749" calcext:value-type="float">
            <text:p>0.397749</text:p>
          </table:table-cell>
          <table:table-cell office:value-type="float" office:value="0.0844602" calcext:value-type="float">
            <text:p>0.0844602</text:p>
          </table:table-cell>
          <table:table-cell office:value-type="float" office:value="0.00196786" calcext:value-type="float">
            <text:p>0.00196786</text:p>
          </table:table-cell>
          <table:table-cell office:value-type="float" office:value="0.000877149" calcext:value-type="float">
            <text:p>0.000877149</text:p>
          </table:table-cell>
          <table:table-cell office:value-type="float" office:value="0.00187707" calcext:value-type="float">
            <text:p>0.00187707</text:p>
          </table:table-cell>
        </table:table-row>
        <table:table-row table:style-name="ro1">
          <table:table-cell office:value-type="float" office:value="337500" calcext:value-type="float">
            <text:p>337500</text:p>
          </table:table-cell>
          <table:table-cell/>
          <table:table-cell office:value-type="float" office:value="0.014302" calcext:value-type="float">
            <text:p>0.014302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383323" calcext:value-type="float">
            <text:p>0.383323</text:p>
          </table:table-cell>
          <table:table-cell office:value-type="float" office:value="0.0828101" calcext:value-type="float">
            <text:p>0.0828101</text:p>
          </table:table-cell>
          <table:table-cell office:value-type="float" office:value="0.00188615" calcext:value-type="float">
            <text:p>0.00188615</text:p>
          </table:table-cell>
          <table:table-cell office:value-type="float" office:value="0.000873202" calcext:value-type="float">
            <text:p>0.000873202</text:p>
          </table:table-cell>
          <table:table-cell office:value-type="float" office:value="0.00179693" calcext:value-type="float">
            <text:p>0.00179693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146624" calcext:value-type="float">
            <text:p>0.0146624</text:p>
          </table:table-cell>
          <table:table-cell office:value-type="float" office:value="0.0011444" calcext:value-type="float">
            <text:p>0.0011444</text:p>
          </table:table-cell>
          <table:table-cell office:value-type="float" office:value="0.377676" calcext:value-type="float">
            <text:p>0.377676</text:p>
          </table:table-cell>
          <table:table-cell office:value-type="float" office:value="0.0877982" calcext:value-type="float">
            <text:p>0.0877982</text:p>
          </table:table-cell>
          <table:table-cell office:value-type="float" office:value="0.00189246" calcext:value-type="float">
            <text:p>0.00189246</text:p>
          </table:table-cell>
          <table:table-cell office:value-type="float" office:value="0.000875176" calcext:value-type="float">
            <text:p>0.000875176</text:p>
          </table:table-cell>
          <table:table-cell office:value-type="float" office:value="0.00180996" calcext:value-type="float">
            <text:p>0.00180996</text:p>
          </table:table-cell>
        </table:table-row>
        <table:table-row table:style-name="ro1">
          <table:table-cell office:value-type="float" office:value="338500" calcext:value-type="float">
            <text:p>338500</text:p>
          </table:table-cell>
          <table:table-cell/>
          <table:table-cell office:value-type="float" office:value="0.0144414" calcext:value-type="float">
            <text:p>0.0144414</text:p>
          </table:table-cell>
          <table:table-cell office:value-type="float" office:value="0.0011444" calcext:value-type="float">
            <text:p>0.0011444</text:p>
          </table:table-cell>
          <table:table-cell office:value-type="float" office:value="0.398826" calcext:value-type="float">
            <text:p>0.398826</text:p>
          </table:table-cell>
          <table:table-cell office:value-type="float" office:value="0.0884622" calcext:value-type="float">
            <text:p>0.0884622</text:p>
          </table:table-cell>
          <table:table-cell office:value-type="float" office:value="0.00190667" calcext:value-type="float">
            <text:p>0.00190667</text:p>
          </table:table-cell>
          <table:table-cell office:value-type="float" office:value="0.00088386" calcext:value-type="float">
            <text:p>0.00088386</text:p>
          </table:table-cell>
          <table:table-cell office:value-type="float" office:value="0.00185812" calcext:value-type="float">
            <text:p>0.00185812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145109" calcext:value-type="float">
            <text:p>0.0145109</text:p>
          </table:table-cell>
          <table:table-cell office:value-type="float" office:value="0.00118506" calcext:value-type="float">
            <text:p>0.00118506</text:p>
          </table:table-cell>
          <table:table-cell office:value-type="float" office:value="0.371424" calcext:value-type="float">
            <text:p>0.371424</text:p>
          </table:table-cell>
          <table:table-cell office:value-type="float" office:value="0.0814679" calcext:value-type="float">
            <text:p>0.0814679</text:p>
          </table:table-cell>
          <table:table-cell office:value-type="float" office:value="0.00189799" calcext:value-type="float">
            <text:p>0.00189799</text:p>
          </table:table-cell>
          <table:table-cell office:value-type="float" office:value="0.00089294" calcext:value-type="float">
            <text:p>0.00089294</text:p>
          </table:table-cell>
          <table:table-cell office:value-type="float" office:value="0.00181035" calcext:value-type="float">
            <text:p>0.00181035</text:p>
          </table:table-cell>
        </table:table-row>
        <table:table-row table:style-name="ro1">
          <table:table-cell office:value-type="float" office:value="339500" calcext:value-type="float">
            <text:p>339500</text:p>
          </table:table-cell>
          <table:table-cell/>
          <table:table-cell office:value-type="float" office:value="0.0144959" calcext:value-type="float">
            <text:p>0.0144959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397397" calcext:value-type="float">
            <text:p>0.397397</text:p>
          </table:table-cell>
          <table:table-cell office:value-type="float" office:value="0.0862792" calcext:value-type="float">
            <text:p>0.0862792</text:p>
          </table:table-cell>
          <table:table-cell office:value-type="float" office:value="0.00187746" calcext:value-type="float">
            <text:p>0.00187746</text:p>
          </table:table-cell>
          <table:table-cell office:value-type="float" office:value="0.000863333" calcext:value-type="float">
            <text:p>0.000863333</text:p>
          </table:table-cell>
          <table:table-cell office:value-type="float" office:value="0.00183364" calcext:value-type="float">
            <text:p>0.0018336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146009" calcext:value-type="float">
            <text:p>0.0146009</text:p>
          </table:table-cell>
          <table:table-cell office:value-type="float" office:value="0.00115387" calcext:value-type="float">
            <text:p>0.00115387</text:p>
          </table:table-cell>
          <table:table-cell office:value-type="float" office:value="0.378183" calcext:value-type="float">
            <text:p>0.378183</text:p>
          </table:table-cell>
          <table:table-cell office:value-type="float" office:value="0.0817849" calcext:value-type="float">
            <text:p>0.0817849</text:p>
          </table:table-cell>
          <table:table-cell office:value-type="float" office:value="0.00190628" calcext:value-type="float">
            <text:p>0.00190628</text:p>
          </table:table-cell>
          <table:table-cell office:value-type="float" office:value="0.00087557" calcext:value-type="float">
            <text:p>0.00087557</text:p>
          </table:table-cell>
          <table:table-cell office:value-type="float" office:value="0.00181233" calcext:value-type="float">
            <text:p>0.00181233</text:p>
          </table:table-cell>
        </table:table-row>
        <table:table-row table:style-name="ro1">
          <table:table-cell office:value-type="float" office:value="340500" calcext:value-type="float">
            <text:p>340500</text:p>
          </table:table-cell>
          <table:table-cell/>
          <table:table-cell office:value-type="float" office:value="0.0142357" calcext:value-type="float">
            <text:p>0.0142357</text:p>
          </table:table-cell>
          <table:table-cell office:value-type="float" office:value="0.0011594" calcext:value-type="float">
            <text:p>0.0011594</text:p>
          </table:table-cell>
          <table:table-cell office:value-type="float" office:value="0.381085" calcext:value-type="float">
            <text:p>0.381085</text:p>
          </table:table-cell>
          <table:table-cell office:value-type="float" office:value="0.0823107" calcext:value-type="float">
            <text:p>0.0823107</text:p>
          </table:table-cell>
          <table:table-cell office:value-type="float" office:value="0.00192404" calcext:value-type="float">
            <text:p>0.00192404</text:p>
          </table:table-cell>
          <table:table-cell office:value-type="float" office:value="0.000886229" calcext:value-type="float">
            <text:p>0.000886229</text:p>
          </table:table-cell>
          <table:table-cell office:value-type="float" office:value="0.00181943" calcext:value-type="float">
            <text:p>0.00181943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150181" calcext:value-type="float">
            <text:p>0.0150181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0.385448" calcext:value-type="float">
            <text:p>0.385448</text:p>
          </table:table-cell>
          <table:table-cell office:value-type="float" office:value="0.0838483" calcext:value-type="float">
            <text:p>0.0838483</text:p>
          </table:table-cell>
          <table:table-cell office:value-type="float" office:value="0.00212813" calcext:value-type="float">
            <text:p>0.00212813</text:p>
          </table:table-cell>
          <table:table-cell office:value-type="float" office:value="0.000906361" calcext:value-type="float">
            <text:p>0.000906361</text:p>
          </table:table-cell>
          <table:table-cell office:value-type="float" office:value="0.00189088" calcext:value-type="float">
            <text:p>0.00189088</text:p>
          </table:table-cell>
        </table:table-row>
        <table:table-row table:style-name="ro1">
          <table:table-cell office:value-type="float" office:value="341500" calcext:value-type="float">
            <text:p>341500</text:p>
          </table:table-cell>
          <table:table-cell/>
          <table:table-cell office:value-type="float" office:value="0.0140348" calcext:value-type="float">
            <text:p>0.0140348</text:p>
          </table:table-cell>
          <table:table-cell office:value-type="float" office:value="0.0011744" calcext:value-type="float">
            <text:p>0.0011744</text:p>
          </table:table-cell>
          <table:table-cell office:value-type="float" office:value="0.378115" calcext:value-type="float">
            <text:p>0.378115</text:p>
          </table:table-cell>
          <table:table-cell office:value-type="float" office:value="0.0833829" calcext:value-type="float">
            <text:p>0.0833829</text:p>
          </table:table-cell>
          <table:table-cell office:value-type="float" office:value="0.00198207" calcext:value-type="float">
            <text:p>0.00198207</text:p>
          </table:table-cell>
          <table:table-cell office:value-type="float" office:value="0.000861754" calcext:value-type="float">
            <text:p>0.000861754</text:p>
          </table:table-cell>
          <table:table-cell office:value-type="float" office:value="0.0019276" calcext:value-type="float">
            <text:p>0.0019276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142014" calcext:value-type="float">
            <text:p>0.0142014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387618" calcext:value-type="float">
            <text:p>0.387618</text:p>
          </table:table-cell>
          <table:table-cell office:value-type="float" office:value="0.0850637" calcext:value-type="float">
            <text:p>0.0850637</text:p>
          </table:table-cell>
          <table:table-cell office:value-type="float" office:value="0.00201681" calcext:value-type="float">
            <text:p>0.00201681</text:p>
          </table:table-cell>
          <table:table-cell office:value-type="float" office:value="0.000865307" calcext:value-type="float">
            <text:p>0.000865307</text:p>
          </table:table-cell>
          <table:table-cell office:value-type="float" office:value="0.00212616" calcext:value-type="float">
            <text:p>0.00212616</text:p>
          </table:table-cell>
        </table:table-row>
        <table:table-row table:style-name="ro1">
          <table:table-cell office:value-type="float" office:value="342500" calcext:value-type="float">
            <text:p>342500</text:p>
          </table:table-cell>
          <table:table-cell/>
          <table:table-cell office:value-type="float" office:value="0.0136392" calcext:value-type="float">
            <text:p>0.0136392</text:p>
          </table:table-cell>
          <table:table-cell office:value-type="float" office:value="0.00115427" calcext:value-type="float">
            <text:p>0.00115427</text:p>
          </table:table-cell>
          <table:table-cell office:value-type="float" office:value="0.384346" calcext:value-type="float">
            <text:p>0.384346</text:p>
          </table:table-cell>
          <table:table-cell office:value-type="float" office:value="0.0842217" calcext:value-type="float">
            <text:p>0.0842217</text:p>
          </table:table-cell>
          <table:table-cell office:value-type="float" office:value="0.00188062" calcext:value-type="float">
            <text:p>0.00188062</text:p>
          </table:table-cell>
          <table:table-cell office:value-type="float" office:value="0.000840832" calcext:value-type="float">
            <text:p>0.000840832</text:p>
          </table:table-cell>
          <table:table-cell office:value-type="float" office:value="0.00210918" calcext:value-type="float">
            <text:p>0.00210918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148756" calcext:value-type="float">
            <text:p>0.0148756</text:p>
          </table:table-cell>
          <table:table-cell office:value-type="float" office:value="0.00116887" calcext:value-type="float">
            <text:p>0.00116887</text:p>
          </table:table-cell>
          <table:table-cell office:value-type="float" office:value="0.391555" calcext:value-type="float">
            <text:p>0.391555</text:p>
          </table:table-cell>
          <table:table-cell office:value-type="float" office:value="0.0844764" calcext:value-type="float">
            <text:p>0.0844764</text:p>
          </table:table-cell>
          <table:table-cell office:value-type="float" office:value="0.00191496" calcext:value-type="float">
            <text:p>0.00191496</text:p>
          </table:table-cell>
          <table:table-cell office:value-type="float" office:value="0.000877149" calcext:value-type="float">
            <text:p>0.000877149</text:p>
          </table:table-cell>
          <table:table-cell office:value-type="float" office:value="0.00195918" calcext:value-type="float">
            <text:p>0.00195918</text:p>
          </table:table-cell>
        </table:table-row>
        <table:table-row table:style-name="ro1">
          <table:table-cell office:value-type="float" office:value="343500" calcext:value-type="float">
            <text:p>343500</text:p>
          </table:table-cell>
          <table:table-cell table:style-name="ce1"/>
          <table:table-cell office:value-type="float" office:value="0.0148693" calcext:value-type="float">
            <text:p>0.0148693</text:p>
          </table:table-cell>
          <table:table-cell office:value-type="float" office:value="0.00114637" calcext:value-type="float">
            <text:p>0.00114637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0860187" calcext:value-type="float">
            <text:p>0.0860187</text:p>
          </table:table-cell>
          <table:table-cell office:value-type="float" office:value="0.00186286" calcext:value-type="float">
            <text:p>0.00186286</text:p>
          </table:table-cell>
          <table:table-cell office:value-type="float" office:value="0.000851885" calcext:value-type="float">
            <text:p>0.000851885</text:p>
          </table:table-cell>
          <table:table-cell office:value-type="float" office:value="0.00194812" calcext:value-type="float">
            <text:p>0.00194812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169603" calcext:value-type="float">
            <text:p>0.0169603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368796" calcext:value-type="float">
            <text:p>0.368796</text:p>
          </table:table-cell>
          <table:table-cell office:value-type="float" office:value="0.079866" calcext:value-type="float">
            <text:p>0.079866</text:p>
          </table:table-cell>
          <table:table-cell office:value-type="float" office:value="0.00189838" calcext:value-type="float">
            <text:p>0.00189838</text:p>
          </table:table-cell>
          <table:table-cell office:value-type="float" office:value="0.00089294" calcext:value-type="float">
            <text:p>0.00089294</text:p>
          </table:table-cell>
          <table:table-cell office:value-type="float" office:value="0.00207366" calcext:value-type="float">
            <text:p>0.00207366</text:p>
          </table:table-cell>
        </table:table-row>
        <table:table-row table:style-name="ro1">
          <table:table-cell office:value-type="float" office:value="344500" calcext:value-type="float">
            <text:p>344500</text:p>
          </table:table-cell>
          <table:table-cell/>
          <table:table-cell office:value-type="float" office:value="0.014512" calcext:value-type="float">
            <text:p>0.014512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402265" calcext:value-type="float">
            <text:p>0.402265</text:p>
          </table:table-cell>
          <table:table-cell office:value-type="float" office:value="0.0858327" calcext:value-type="float">
            <text:p>0.0858327</text:p>
          </table:table-cell>
          <table:table-cell office:value-type="float" office:value="0.0018822" calcext:value-type="float">
            <text:p>0.0018822</text:p>
          </table:table-cell>
          <table:table-cell office:value-type="float" office:value="0.000870044" calcext:value-type="float">
            <text:p>0.000870044</text:p>
          </table:table-cell>
          <table:table-cell office:value-type="float" office:value="0.00207366" calcext:value-type="float">
            <text:p>0.00207366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150118" calcext:value-type="float">
            <text:p>0.0150118</text:p>
          </table:table-cell>
          <table:table-cell office:value-type="float" office:value="0.00116493" calcext:value-type="float">
            <text:p>0.00116493</text:p>
          </table:table-cell>
          <table:table-cell office:value-type="float" office:value="0.377534" calcext:value-type="float">
            <text:p>0.377534</text:p>
          </table:table-cell>
          <table:table-cell office:value-type="float" office:value="0.0838234" calcext:value-type="float">
            <text:p>0.0838234</text:p>
          </table:table-cell>
          <table:table-cell office:value-type="float" office:value="0.0019197" calcext:value-type="float">
            <text:p>0.0019197</text:p>
          </table:table-cell>
          <table:table-cell office:value-type="float" office:value="0.00088465" calcext:value-type="float">
            <text:p>0.00088465</text:p>
          </table:table-cell>
          <table:table-cell office:value-type="float" office:value="0.00195247" calcext:value-type="float">
            <text:p>0.00195247</text:p>
          </table:table-cell>
        </table:table-row>
        <table:table-row table:style-name="ro1">
          <table:table-cell office:value-type="float" office:value="345500" calcext:value-type="float">
            <text:p>345500</text:p>
          </table:table-cell>
          <table:table-cell/>
          <table:table-cell office:value-type="float" office:value="0.0153225" calcext:value-type="float">
            <text:p>0.0153225</text:p>
          </table:table-cell>
          <table:table-cell office:value-type="float" office:value="0.00112743" calcext:value-type="float">
            <text:p>0.00112743</text:p>
          </table:table-cell>
          <table:table-cell office:value-type="float" office:value="0.418114" calcext:value-type="float">
            <text:p>0.418114</text:p>
          </table:table-cell>
          <table:table-cell office:value-type="float" office:value="0.0894799" calcext:value-type="float">
            <text:p>0.0894799</text:p>
          </table:table-cell>
          <table:table-cell office:value-type="float" office:value="0.00189523" calcext:value-type="float">
            <text:p>0.00189523</text:p>
          </table:table-cell>
          <table:table-cell office:value-type="float" office:value="0.000883071" calcext:value-type="float">
            <text:p>0.000883071</text:p>
          </table:table-cell>
          <table:table-cell office:value-type="float" office:value="0.00192365" calcext:value-type="float">
            <text:p>0.00192365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148322" calcext:value-type="float">
            <text:p>0.0148322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38372" calcext:value-type="float">
            <text:p>0.38372</text:p>
          </table:table-cell>
          <table:table-cell office:value-type="float" office:value="0.0829447" calcext:value-type="float">
            <text:p>0.0829447</text:p>
          </table:table-cell>
          <table:table-cell office:value-type="float" office:value="0.00192839" calcext:value-type="float">
            <text:p>0.00192839</text:p>
          </table:table-cell>
          <table:table-cell office:value-type="float" office:value="0.000887413" calcext:value-type="float">
            <text:p>0.000887413</text:p>
          </table:table-cell>
          <table:table-cell office:value-type="float" office:value="0.00187944" calcext:value-type="float">
            <text:p>0.00187944</text:p>
          </table:table-cell>
        </table:table-row>
        <table:table-row table:style-name="ro1">
          <table:table-cell office:value-type="float" office:value="346500" calcext:value-type="float">
            <text:p>346500</text:p>
          </table:table-cell>
          <table:table-cell/>
          <table:table-cell office:value-type="float" office:value="0.0157164" calcext:value-type="float">
            <text:p>0.0157164</text:p>
          </table:table-cell>
          <table:table-cell office:value-type="float" office:value="0.00115348" calcext:value-type="float">
            <text:p>0.00115348</text:p>
          </table:table-cell>
          <table:table-cell office:value-type="float" office:value="0.366286" calcext:value-type="float">
            <text:p>0.366286</text:p>
          </table:table-cell>
          <table:table-cell office:value-type="float" office:value="0.0819574" calcext:value-type="float">
            <text:p>0.0819574</text:p>
          </table:table-cell>
          <table:table-cell office:value-type="float" office:value="0.00192562" calcext:value-type="float">
            <text:p>0.00192562</text:p>
          </table:table-cell>
          <table:table-cell office:value-type="float" office:value="0.000909914" calcext:value-type="float">
            <text:p>0.000909914</text:p>
          </table:table-cell>
          <table:table-cell office:value-type="float" office:value="0.00186996" calcext:value-type="float">
            <text:p>0.00186996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147248" calcext:value-type="float">
            <text:p>0.0147248</text:p>
          </table:table-cell>
          <table:table-cell office:value-type="float" office:value="0.00116216" calcext:value-type="float">
            <text:p>0.00116216</text:p>
          </table:table-cell>
          <table:table-cell office:value-type="float" office:value="0.347302" calcext:value-type="float">
            <text:p>0.347302</text:p>
          </table:table-cell>
          <table:table-cell office:value-type="float" office:value="0.0774627" calcext:value-type="float">
            <text:p>0.0774627</text:p>
          </table:table-cell>
          <table:table-cell office:value-type="float" office:value="0.00190075" calcext:value-type="float">
            <text:p>0.00190075</text:p>
          </table:table-cell>
          <table:table-cell office:value-type="float" office:value="0.00088386" calcext:value-type="float">
            <text:p>0.00088386</text:p>
          </table:table-cell>
          <table:table-cell office:value-type="float" office:value="0.0018068" calcext:value-type="float">
            <text:p>0.0018068</text:p>
          </table:table-cell>
        </table:table-row>
        <table:table-row table:style-name="ro1">
          <table:table-cell office:value-type="float" office:value="347500" calcext:value-type="float">
            <text:p>347500</text:p>
          </table:table-cell>
          <table:table-cell/>
          <table:table-cell office:value-type="float" office:value="0.0138962" calcext:value-type="float">
            <text:p>0.0138962</text:p>
          </table:table-cell>
          <table:table-cell office:value-type="float" office:value="0.00110453" calcext:value-type="float">
            <text:p>0.00110453</text:p>
          </table:table-cell>
          <table:table-cell office:value-type="float" office:value="0.420237" calcext:value-type="float">
            <text:p>0.420237</text:p>
          </table:table-cell>
          <table:table-cell office:value-type="float" office:value="0.0969017" calcext:value-type="float">
            <text:p>0.0969017</text:p>
          </table:table-cell>
          <table:table-cell office:value-type="float" office:value="0.0018218" calcext:value-type="float">
            <text:p>0.0018218</text:p>
          </table:table-cell>
          <table:table-cell office:value-type="float" office:value="0.000832542" calcext:value-type="float">
            <text:p>0.000832542</text:p>
          </table:table-cell>
          <table:table-cell office:value-type="float" office:value="0.00186167" calcext:value-type="float">
            <text:p>0.00186167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table:style-name="ce1"/>
          <table:table-cell office:value-type="float" office:value="0.0149814" calcext:value-type="float">
            <text:p>0.0149814</text:p>
          </table:table-cell>
          <table:table-cell office:value-type="float" office:value="0.00118072" calcext:value-type="float">
            <text:p>0.00118072</text:p>
          </table:table-cell>
          <table:table-cell office:value-type="float" office:value="0.381976" calcext:value-type="float">
            <text:p>0.381976</text:p>
          </table:table-cell>
          <table:table-cell office:value-type="float" office:value="0.0814541" calcext:value-type="float">
            <text:p>0.0814541</text:p>
          </table:table-cell>
          <table:table-cell office:value-type="float" office:value="0.00186917" calcext:value-type="float">
            <text:p>0.00186917</text:p>
          </table:table-cell>
          <table:table-cell office:value-type="float" office:value="0.000875176" calcext:value-type="float">
            <text:p>0.000875176</text:p>
          </table:table-cell>
          <table:table-cell office:value-type="float" office:value="0.00189483" calcext:value-type="float">
            <text:p>0.00189483</text:p>
          </table:table-cell>
        </table:table-row>
        <table:table-row table:style-name="ro1">
          <table:table-cell office:value-type="float" office:value="348500" calcext:value-type="float">
            <text:p>348500</text:p>
          </table:table-cell>
          <table:table-cell/>
          <table:table-cell office:value-type="float" office:value="0.0149084" calcext:value-type="float">
            <text:p>0.0149084</text:p>
          </table:table-cell>
          <table:table-cell office:value-type="float" office:value="0.00115427" calcext:value-type="float">
            <text:p>0.00115427</text:p>
          </table:table-cell>
          <table:table-cell office:value-type="float" office:value="0.364574" calcext:value-type="float">
            <text:p>0.364574</text:p>
          </table:table-cell>
          <table:table-cell office:value-type="float" office:value="0.0796935" calcext:value-type="float">
            <text:p>0.0796935</text:p>
          </table:table-cell>
          <table:table-cell office:value-type="float" office:value="0.00194773" calcext:value-type="float">
            <text:p>0.00194773</text:p>
          </table:table-cell>
          <table:table-cell office:value-type="float" office:value="0.000895703" calcext:value-type="float">
            <text:p>0.000895703</text:p>
          </table:table-cell>
          <table:table-cell office:value-type="float" office:value="0.00185378" calcext:value-type="float">
            <text:p>0.0018537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150146" calcext:value-type="float">
            <text:p>0.0150146</text:p>
          </table:table-cell>
          <table:table-cell office:value-type="float" office:value="0.00114203" calcext:value-type="float">
            <text:p>0.00114203</text:p>
          </table:table-cell>
          <table:table-cell office:value-type="float" office:value="0.371161" calcext:value-type="float">
            <text:p>0.371161</text:p>
          </table:table-cell>
          <table:table-cell office:value-type="float" office:value="0.0816767" calcext:value-type="float">
            <text:p>0.0816767</text:p>
          </table:table-cell>
          <table:table-cell office:value-type="float" office:value="0.0019197" calcext:value-type="float">
            <text:p>0.0019197</text:p>
          </table:table-cell>
          <table:table-cell office:value-type="float" office:value="0.000877149" calcext:value-type="float">
            <text:p>0.000877149</text:p>
          </table:table-cell>
          <table:table-cell office:value-type="float" office:value="0.00184509" calcext:value-type="float">
            <text:p>0.00184509</text:p>
          </table:table-cell>
        </table:table-row>
        <table:table-row table:style-name="ro1">
          <table:table-cell office:value-type="float" office:value="349500" calcext:value-type="float">
            <text:p>349500</text:p>
          </table:table-cell>
          <table:table-cell/>
          <table:table-cell office:value-type="float" office:value="0.0149719" calcext:value-type="float">
            <text:p>0.0149719</text:p>
          </table:table-cell>
          <table:table-cell office:value-type="float" office:value="0.00115072" calcext:value-type="float">
            <text:p>0.00115072</text:p>
          </table:table-cell>
          <table:table-cell office:value-type="float" office:value="0.373238" calcext:value-type="float">
            <text:p>0.373238</text:p>
          </table:table-cell>
          <table:table-cell office:value-type="float" office:value="0.0815169" calcext:value-type="float">
            <text:p>0.0815169</text:p>
          </table:table-cell>
          <table:table-cell office:value-type="float" office:value="0.00193707" calcext:value-type="float">
            <text:p>0.00193707</text:p>
          </table:table-cell>
          <table:table-cell office:value-type="float" office:value="0.000896098" calcext:value-type="float">
            <text:p>0.000896098</text:p>
          </table:table-cell>
          <table:table-cell office:value-type="float" office:value="0.00192325" calcext:value-type="float">
            <text:p>0.00192325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style-name="ce1"/>
          <table:table-cell office:value-type="float" office:value="0.0152866" calcext:value-type="float">
            <text:p>0.0152866</text:p>
          </table:table-cell>
          <table:table-cell office:value-type="float" office:value="0.00129638" calcext:value-type="float">
            <text:p>0.00129638</text:p>
          </table:table-cell>
          <table:table-cell office:value-type="float" office:value="0.383266" calcext:value-type="float">
            <text:p>0.383266</text:p>
          </table:table-cell>
          <table:table-cell office:value-type="float" office:value="0.0859085" calcext:value-type="float">
            <text:p>0.0859085</text:p>
          </table:table-cell>
          <table:table-cell office:value-type="float" office:value="0.00193075" calcext:value-type="float">
            <text:p>0.00193075</text:p>
          </table:table-cell>
          <table:table-cell office:value-type="float" office:value="0.000894913" calcext:value-type="float">
            <text:p>0.000894913</text:p>
          </table:table-cell>
          <table:table-cell office:value-type="float" office:value="0.00189325" calcext:value-type="float">
            <text:p>0.00189325</text:p>
          </table:table-cell>
        </table:table-row>
        <table:table-row table:style-name="ro1">
          <table:table-cell office:value-type="float" office:value="350500" calcext:value-type="float">
            <text:p>350500</text:p>
          </table:table-cell>
          <table:table-cell/>
          <table:table-cell office:value-type="float" office:value="0.0152159" calcext:value-type="float">
            <text:p>0.0152159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399963" calcext:value-type="float">
            <text:p>0.399963</text:p>
          </table:table-cell>
          <table:table-cell office:value-type="float" office:value="0.0858347" calcext:value-type="float">
            <text:p>0.0858347</text:p>
          </table:table-cell>
          <table:table-cell office:value-type="float" office:value="0.00189325" calcext:value-type="float">
            <text:p>0.00189325</text:p>
          </table:table-cell>
          <table:table-cell office:value-type="float" office:value="0.000885044" calcext:value-type="float">
            <text:p>0.000885044</text:p>
          </table:table-cell>
          <table:table-cell office:value-type="float" office:value="0.00193154" calcext:value-type="float">
            <text:p>0.00193154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148207" calcext:value-type="float">
            <text:p>0.0148207</text:p>
          </table:table-cell>
          <table:table-cell office:value-type="float" office:value="0.00114006" calcext:value-type="float">
            <text:p>0.00114006</text:p>
          </table:table-cell>
          <table:table-cell office:value-type="float" office:value="0.37848" calcext:value-type="float">
            <text:p>0.37848</text:p>
          </table:table-cell>
          <table:table-cell office:value-type="float" office:value="0.0833659" calcext:value-type="float">
            <text:p>0.0833659</text:p>
          </table:table-cell>
          <table:table-cell office:value-type="float" office:value="0.00188023" calcext:value-type="float">
            <text:p>0.00188023</text:p>
          </table:table-cell>
          <table:table-cell office:value-type="float" office:value="0.000887808" calcext:value-type="float">
            <text:p>0.000887808</text:p>
          </table:table-cell>
          <table:table-cell office:value-type="float" office:value="0.00186601" calcext:value-type="float">
            <text:p>0.00186601</text:p>
          </table:table-cell>
        </table:table-row>
        <table:table-row table:style-name="ro1">
          <table:table-cell office:value-type="float" office:value="351500" calcext:value-type="float">
            <text:p>351500</text:p>
          </table:table-cell>
          <table:table-cell/>
          <table:table-cell office:value-type="float" office:value="0.0151231" calcext:value-type="float">
            <text:p>0.0151231</text:p>
          </table:table-cell>
          <table:table-cell office:value-type="float" office:value="0.00117164" calcext:value-type="float">
            <text:p>0.00117164</text:p>
          </table:table-cell>
          <table:table-cell office:value-type="float" office:value="0.371477" calcext:value-type="float">
            <text:p>0.371477</text:p>
          </table:table-cell>
          <table:table-cell office:value-type="float" office:value="0.0825259" calcext:value-type="float">
            <text:p>0.0825259</text:p>
          </table:table-cell>
          <table:table-cell office:value-type="float" office:value="0.00195484" calcext:value-type="float">
            <text:p>0.00195484</text:p>
          </table:table-cell>
          <table:table-cell office:value-type="float" office:value="0.000909125" calcext:value-type="float">
            <text:p>0.000909125</text:p>
          </table:table-cell>
          <table:table-cell office:value-type="float" office:value="0.00193391" calcext:value-type="float">
            <text:p>0.00193391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145259" calcext:value-type="float">
            <text:p>0.0145259</text:p>
          </table:table-cell>
          <table:table-cell office:value-type="float" office:value="0.0011594" calcext:value-type="float">
            <text:p>0.0011594</text:p>
          </table:table-cell>
          <table:table-cell office:value-type="float" office:value="0.379051" calcext:value-type="float">
            <text:p>0.379051</text:p>
          </table:table-cell>
          <table:table-cell office:value-type="float" office:value="0.083883" calcext:value-type="float">
            <text:p>0.083883</text:p>
          </table:table-cell>
          <table:table-cell office:value-type="float" office:value="0.00184944" calcext:value-type="float">
            <text:p>0.00184944</text:p>
          </table:table-cell>
          <table:table-cell office:value-type="float" office:value="0.000854648" calcext:value-type="float">
            <text:p>0.000854648</text:p>
          </table:table-cell>
          <table:table-cell office:value-type="float" office:value="0.00187865" calcext:value-type="float">
            <text:p>0.00187865</text:p>
          </table:table-cell>
        </table:table-row>
        <table:table-row table:style-name="ro1">
          <table:table-cell office:value-type="float" office:value="352500" calcext:value-type="float">
            <text:p>352500</text:p>
          </table:table-cell>
          <table:table-cell/>
          <table:table-cell office:value-type="float" office:value="0.0156525" calcext:value-type="float">
            <text:p>0.0156525</text:p>
          </table:table-cell>
          <table:table-cell office:value-type="float" office:value="0.00117519" calcext:value-type="float">
            <text:p>0.00117519</text:p>
          </table:table-cell>
          <table:table-cell office:value-type="float" office:value="0.388903" calcext:value-type="float">
            <text:p>0.388903</text:p>
          </table:table-cell>
          <table:table-cell office:value-type="float" office:value="0.0888041" calcext:value-type="float">
            <text:p>0.0888041</text:p>
          </table:table-cell>
          <table:table-cell office:value-type="float" office:value="0.00194615" calcext:value-type="float">
            <text:p>0.00194615</text:p>
          </table:table-cell>
          <table:table-cell office:value-type="float" office:value="0.000907546" calcext:value-type="float">
            <text:p>0.000907546</text:p>
          </table:table-cell>
          <table:table-cell office:value-type="float" office:value="0.0018901" calcext:value-type="float">
            <text:p>0.0018901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150852" calcext:value-type="float">
            <text:p>0.0150852</text:p>
          </table:table-cell>
          <table:table-cell office:value-type="float" office:value="0.00142112" calcext:value-type="float">
            <text:p>0.00142112</text:p>
          </table:table-cell>
          <table:table-cell office:value-type="float" office:value="0.373464" calcext:value-type="float">
            <text:p>0.373464</text:p>
          </table:table-cell>
          <table:table-cell office:value-type="float" office:value="0.0804056" calcext:value-type="float">
            <text:p>0.0804056</text:p>
          </table:table-cell>
          <table:table-cell office:value-type="float" office:value="0.00194339" calcext:value-type="float">
            <text:p>0.00194339</text:p>
          </table:table-cell>
          <table:table-cell office:value-type="float" office:value="0.000897677" calcext:value-type="float">
            <text:p>0.000897677</text:p>
          </table:table-cell>
          <table:table-cell office:value-type="float" office:value="0.00187746" calcext:value-type="float">
            <text:p>0.00187746</text:p>
          </table:table-cell>
        </table:table-row>
        <table:table-row table:style-name="ro1">
          <table:table-cell office:value-type="float" office:value="353500" calcext:value-type="float">
            <text:p>353500</text:p>
          </table:table-cell>
          <table:table-cell table:style-name="ce1"/>
          <table:table-cell office:value-type="float" office:value="0.0144082" calcext:value-type="float">
            <text:p>0.0144082</text:p>
          </table:table-cell>
          <table:table-cell office:value-type="float" office:value="0.00120638" calcext:value-type="float">
            <text:p>0.00120638</text:p>
          </table:table-cell>
          <table:table-cell office:value-type="float" office:value="0.381849" calcext:value-type="float">
            <text:p>0.381849</text:p>
          </table:table-cell>
          <table:table-cell office:value-type="float" office:value="0.0842395" calcext:value-type="float">
            <text:p>0.0842395</text:p>
          </table:table-cell>
          <table:table-cell office:value-type="float" office:value="0.00194418" calcext:value-type="float">
            <text:p>0.00194418</text:p>
          </table:table-cell>
          <table:table-cell office:value-type="float" office:value="0.000889387" calcext:value-type="float">
            <text:p>0.000889387</text:p>
          </table:table-cell>
          <table:table-cell office:value-type="float" office:value="0.00199984" calcext:value-type="float">
            <text:p>0.00199984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154133" calcext:value-type="float">
            <text:p>0.0154133</text:p>
          </table:table-cell>
          <table:table-cell office:value-type="float" office:value="0.00116058" calcext:value-type="float">
            <text:p>0.00116058</text:p>
          </table:table-cell>
          <table:table-cell office:value-type="float" office:value="0.383444" calcext:value-type="float">
            <text:p>0.383444</text:p>
          </table:table-cell>
          <table:table-cell office:value-type="float" office:value="0.086372" calcext:value-type="float">
            <text:p>0.086372</text:p>
          </table:table-cell>
          <table:table-cell office:value-type="float" office:value="0.00191575" calcext:value-type="float">
            <text:p>0.00191575</text:p>
          </table:table-cell>
          <table:table-cell office:value-type="float" office:value="0.000888597" calcext:value-type="float">
            <text:p>0.000888597</text:p>
          </table:table-cell>
          <table:table-cell office:value-type="float" office:value="0.00191141" calcext:value-type="float">
            <text:p>0.00191141</text:p>
          </table:table-cell>
        </table:table-row>
        <table:table-row table:style-name="ro1">
          <table:table-cell office:value-type="float" office:value="354500" calcext:value-type="float">
            <text:p>354500</text:p>
          </table:table-cell>
          <table:table-cell/>
          <table:table-cell office:value-type="float" office:value="0.0155538" calcext:value-type="float">
            <text:p>0.0155538</text:p>
          </table:table-cell>
          <table:table-cell office:value-type="float" office:value="0.0011744" calcext:value-type="float">
            <text:p>0.0011744</text:p>
          </table:table-cell>
          <table:table-cell office:value-type="float" office:value="0.362124" calcext:value-type="float">
            <text:p>0.362124</text:p>
          </table:table-cell>
          <table:table-cell office:value-type="float" office:value="0.0835905" calcext:value-type="float">
            <text:p>0.0835905</text:p>
          </table:table-cell>
          <table:table-cell office:value-type="float" office:value="0.00193786" calcext:value-type="float">
            <text:p>0.00193786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81549" calcext:value-type="float">
            <text:p>0.00181549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155609" calcext:value-type="float">
            <text:p>0.0155609</text:p>
          </table:table-cell>
          <table:table-cell office:value-type="float" office:value="0.00116019" calcext:value-type="float">
            <text:p>0.00116019</text:p>
          </table:table-cell>
          <table:table-cell office:value-type="float" office:value="0.38664" calcext:value-type="float">
            <text:p>0.38664</text:p>
          </table:table-cell>
          <table:table-cell office:value-type="float" office:value="0.0858777" calcext:value-type="float">
            <text:p>0.0858777</text:p>
          </table:table-cell>
          <table:table-cell office:value-type="float" office:value="0.00193944" calcext:value-type="float">
            <text:p>0.00193944</text:p>
          </table:table-cell>
          <table:table-cell office:value-type="float" office:value="0.00110295" calcext:value-type="float">
            <text:p>0.00110295</text:p>
          </table:table-cell>
          <table:table-cell office:value-type="float" office:value="0.00183009" calcext:value-type="float">
            <text:p>0.00183009</text:p>
          </table:table-cell>
        </table:table-row>
        <table:table-row table:style-name="ro1">
          <table:table-cell office:value-type="float" office:value="355500" calcext:value-type="float">
            <text:p>355500</text:p>
          </table:table-cell>
          <table:table-cell/>
          <table:table-cell office:value-type="float" office:value="0.0152645" calcext:value-type="float">
            <text:p>0.0152645</text:p>
          </table:table-cell>
          <table:table-cell office:value-type="float" office:value="0.0011819" calcext:value-type="float">
            <text:p>0.0011819</text:p>
          </table:table-cell>
          <table:table-cell office:value-type="float" office:value="0.386562" calcext:value-type="float">
            <text:p>0.386562</text:p>
          </table:table-cell>
          <table:table-cell office:value-type="float" office:value="0.0832601" calcext:value-type="float">
            <text:p>0.0832601</text:p>
          </table:table-cell>
          <table:table-cell office:value-type="float" office:value="0.00195799" calcext:value-type="float">
            <text:p>0.00195799</text:p>
          </table:table-cell>
          <table:table-cell office:value-type="float" office:value="0.00115782" calcext:value-type="float">
            <text:p>0.00115782</text:p>
          </table:table-cell>
          <table:table-cell office:value-type="float" office:value="0.00186246" calcext:value-type="float">
            <text:p>0.00186246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151788" calcext:value-type="float">
            <text:p>0.0151788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406614" calcext:value-type="float">
            <text:p>0.406614</text:p>
          </table:table-cell>
          <table:table-cell office:value-type="float" office:value="0.0873529" calcext:value-type="float">
            <text:p>0.0873529</text:p>
          </table:table-cell>
          <table:table-cell office:value-type="float" office:value="0.00194931" calcext:value-type="float">
            <text:p>0.00194931</text:p>
          </table:table-cell>
          <table:table-cell office:value-type="float" office:value="0.00113335" calcext:value-type="float">
            <text:p>0.00113335</text:p>
          </table:table-cell>
          <table:table-cell office:value-type="float" office:value="0.00197141" calcext:value-type="float">
            <text:p>0.00197141</text:p>
          </table:table-cell>
        </table:table-row>
        <table:table-row table:style-name="ro1">
          <table:table-cell office:value-type="float" office:value="356500" calcext:value-type="float">
            <text:p>356500</text:p>
          </table:table-cell>
          <table:table-cell/>
          <table:table-cell office:value-type="float" office:value="0.0150284" calcext:value-type="float">
            <text:p>0.0150284</text:p>
          </table:table-cell>
          <table:table-cell office:value-type="float" office:value="0.00116256" calcext:value-type="float">
            <text:p>0.00116256</text:p>
          </table:table-cell>
          <table:table-cell office:value-type="float" office:value="0.382348" calcext:value-type="float">
            <text:p>0.382348</text:p>
          </table:table-cell>
          <table:table-cell office:value-type="float" office:value="0.0843485" calcext:value-type="float">
            <text:p>0.0843485</text:p>
          </table:table-cell>
          <table:table-cell office:value-type="float" office:value="0.0019347" calcext:value-type="float">
            <text:p>0.0019347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0192207" calcext:value-type="float">
            <text:p>0.00192207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152893" calcext:value-type="float">
            <text:p>0.0152893</text:p>
          </table:table-cell>
          <table:table-cell office:value-type="float" office:value="0.00115743" calcext:value-type="float">
            <text:p>0.00115743</text:p>
          </table:table-cell>
          <table:table-cell office:value-type="float" office:value="0.383439" calcext:value-type="float">
            <text:p>0.383439</text:p>
          </table:table-cell>
          <table:table-cell office:value-type="float" office:value="0.083945" calcext:value-type="float">
            <text:p>0.083945</text:p>
          </table:table-cell>
          <table:table-cell office:value-type="float" office:value="0.00194497" calcext:value-type="float">
            <text:p>0.00194497</text:p>
          </table:table-cell>
          <table:table-cell office:value-type="float" office:value="0.000976628" calcext:value-type="float">
            <text:p>0.000976628</text:p>
          </table:table-cell>
          <table:table-cell office:value-type="float" office:value="0.00206339" calcext:value-type="float">
            <text:p>0.00206339</text:p>
          </table:table-cell>
        </table:table-row>
        <table:table-row table:style-name="ro1">
          <table:table-cell office:value-type="float" office:value="357500" calcext:value-type="float">
            <text:p>357500</text:p>
          </table:table-cell>
          <table:table-cell/>
          <table:table-cell office:value-type="float" office:value="0.0152917" calcext:value-type="float">
            <text:p>0.0152917</text:p>
          </table:table-cell>
          <table:table-cell office:value-type="float" office:value="0.00125296" calcext:value-type="float">
            <text:p>0.00125296</text:p>
          </table:table-cell>
          <table:table-cell office:value-type="float" office:value="0.382717" calcext:value-type="float">
            <text:p>0.382717</text:p>
          </table:table-cell>
          <table:table-cell office:value-type="float" office:value="0.0852824" calcext:value-type="float">
            <text:p>0.0852824</text:p>
          </table:table-cell>
          <table:table-cell office:value-type="float" office:value="0.00197892" calcext:value-type="float">
            <text:p>0.00197892</text:p>
          </table:table-cell>
          <table:table-cell office:value-type="float" office:value="0.000960048" calcext:value-type="float">
            <text:p>0.000960048</text:p>
          </table:table-cell>
          <table:table-cell office:value-type="float" office:value="0.0019426" calcext:value-type="float">
            <text:p>0.0019426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150118" calcext:value-type="float">
            <text:p>0.0150118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385905" calcext:value-type="float">
            <text:p>0.385905</text:p>
          </table:table-cell>
          <table:table-cell office:value-type="float" office:value="0.0844996" calcext:value-type="float">
            <text:p>0.0844996</text:p>
          </table:table-cell>
          <table:table-cell office:value-type="float" office:value="0.00194733" calcext:value-type="float">
            <text:p>0.00194733</text:p>
          </table:table-cell>
          <table:table-cell office:value-type="float" office:value="0.000930836" calcext:value-type="float">
            <text:p>0.000930836</text:p>
          </table:table-cell>
          <table:table-cell office:value-type="float" office:value="0.00189365" calcext:value-type="float">
            <text:p>0.00189365</text:p>
          </table:table-cell>
        </table:table-row>
        <table:table-row table:style-name="ro1">
          <table:table-cell office:value-type="float" office:value="358500" calcext:value-type="float">
            <text:p>358500</text:p>
          </table:table-cell>
          <table:table-cell/>
          <table:table-cell office:value-type="float" office:value="0.0157615" calcext:value-type="float">
            <text:p>0.0157615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39055" calcext:value-type="float">
            <text:p>0.39055</text:p>
          </table:table-cell>
          <table:table-cell office:value-type="float" office:value="0.0843007" calcext:value-type="float">
            <text:p>0.0843007</text:p>
          </table:table-cell>
          <table:table-cell office:value-type="float" office:value="0.00200221" calcext:value-type="float">
            <text:p>0.00200221</text:p>
          </table:table-cell>
          <table:table-cell office:value-type="float" office:value="0.000939126" calcext:value-type="float">
            <text:p>0.000939126</text:p>
          </table:table-cell>
          <table:table-cell office:value-type="float" office:value="0.0019272" calcext:value-type="float">
            <text:p>0.0019272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156896" calcext:value-type="float">
            <text:p>0.0156896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376996" calcext:value-type="float">
            <text:p>0.376996</text:p>
          </table:table-cell>
          <table:table-cell office:value-type="float" office:value="0.0849378" calcext:value-type="float">
            <text:p>0.0849378</text:p>
          </table:table-cell>
          <table:table-cell office:value-type="float" office:value="0.00199865" calcext:value-type="float">
            <text:p>0.00199865</text:p>
          </table:table-cell>
          <table:table-cell office:value-type="float" office:value="0.000955706" calcext:value-type="float">
            <text:p>0.000955706</text:p>
          </table:table-cell>
          <table:table-cell office:value-type="float" office:value="0.00189917" calcext:value-type="float">
            <text:p>0.00189917</text:p>
          </table:table-cell>
        </table:table-row>
        <table:table-row table:style-name="ro1">
          <table:table-cell office:value-type="float" office:value="359500" calcext:value-type="float">
            <text:p>359500</text:p>
          </table:table-cell>
          <table:table-cell/>
          <table:table-cell office:value-type="float" office:value="0.0149186" calcext:value-type="float">
            <text:p>0.0149186</text:p>
          </table:table-cell>
          <table:table-cell office:value-type="float" office:value="0.00117401" calcext:value-type="float">
            <text:p>0.00117401</text:p>
          </table:table-cell>
          <table:table-cell office:value-type="float" office:value="0.374922" calcext:value-type="float">
            <text:p>0.374922</text:p>
          </table:table-cell>
          <table:table-cell office:value-type="float" office:value="0.0835155" calcext:value-type="float">
            <text:p>0.0835155</text:p>
          </table:table-cell>
          <table:table-cell office:value-type="float" office:value="0.00192049" calcext:value-type="float">
            <text:p>0.00192049</text:p>
          </table:table-cell>
          <table:table-cell office:value-type="float" office:value="0.000930441" calcext:value-type="float">
            <text:p>0.000930441</text:p>
          </table:table-cell>
          <table:table-cell office:value-type="float" office:value="0.00187273" calcext:value-type="float">
            <text:p>0.00187273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162466" calcext:value-type="float">
            <text:p>0.0162466</text:p>
          </table:table-cell>
          <table:table-cell office:value-type="float" office:value="0.00135323" calcext:value-type="float">
            <text:p>0.00135323</text:p>
          </table:table-cell>
          <table:table-cell office:value-type="float" office:value="0.371296" calcext:value-type="float">
            <text:p>0.371296</text:p>
          </table:table-cell>
          <table:table-cell office:value-type="float" office:value="0.0828736" calcext:value-type="float">
            <text:p>0.0828736</text:p>
          </table:table-cell>
          <table:table-cell office:value-type="float" office:value="0.00200536" calcext:value-type="float">
            <text:p>0.00200536</text:p>
          </table:table-cell>
          <table:table-cell office:value-type="float" office:value="0.000945442" calcext:value-type="float">
            <text:p>0.000945442</text:p>
          </table:table-cell>
          <table:table-cell office:value-type="float" office:value="0.00209734" calcext:value-type="float">
            <text:p>0.00209734</text:p>
          </table:table-cell>
        </table:table-row>
        <table:table-row table:style-name="ro1">
          <table:table-cell office:value-type="float" office:value="360500" calcext:value-type="float">
            <text:p>360500</text:p>
          </table:table-cell>
          <table:table-cell/>
          <table:table-cell office:value-type="float" office:value="0.0148121" calcext:value-type="float">
            <text:p>0.0148121</text:p>
          </table:table-cell>
          <table:table-cell office:value-type="float" office:value="0.00156284" calcext:value-type="float">
            <text:p>0.00156284</text:p>
          </table:table-cell>
          <table:table-cell office:value-type="float" office:value="0.381277" calcext:value-type="float">
            <text:p>0.381277</text:p>
          </table:table-cell>
          <table:table-cell office:value-type="float" office:value="0.0884819" calcext:value-type="float">
            <text:p>0.0884819</text:p>
          </table:table-cell>
          <table:table-cell office:value-type="float" office:value="0.00190786" calcext:value-type="float">
            <text:p>0.00190786</text:p>
          </table:table-cell>
          <table:table-cell office:value-type="float" office:value="0.00112071" calcext:value-type="float">
            <text:p>0.00112071</text:p>
          </table:table-cell>
          <table:table-cell office:value-type="float" office:value="0.00220077" calcext:value-type="float">
            <text:p>0.00220077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155167" calcext:value-type="float">
            <text:p>0.0155167</text:p>
          </table:table-cell>
          <table:table-cell office:value-type="float" office:value="0.00157311" calcext:value-type="float">
            <text:p>0.00157311</text:p>
          </table:table-cell>
          <table:table-cell office:value-type="float" office:value="0.367875" calcext:value-type="float">
            <text:p>0.367875</text:p>
          </table:table-cell>
          <table:table-cell office:value-type="float" office:value="0.0817691" calcext:value-type="float">
            <text:p>0.0817691</text:p>
          </table:table-cell>
          <table:table-cell office:value-type="float" office:value="0.00199471" calcext:value-type="float">
            <text:p>0.00199471</text:p>
          </table:table-cell>
          <table:table-cell office:value-type="float" office:value="0.00115032" calcext:value-type="float">
            <text:p>0.00115032</text:p>
          </table:table-cell>
          <table:table-cell office:value-type="float" office:value="0.00185338" calcext:value-type="float">
            <text:p>0.00185338</text:p>
          </table:table-cell>
        </table:table-row>
        <table:table-row table:style-name="ro1">
          <table:table-cell office:value-type="float" office:value="361500" calcext:value-type="float">
            <text:p>361500</text:p>
          </table:table-cell>
          <table:table-cell/>
          <table:table-cell office:value-type="float" office:value="0.0151547" calcext:value-type="float">
            <text:p>0.0151547</text:p>
          </table:table-cell>
          <table:table-cell office:value-type="float" office:value="0.0014152" calcext:value-type="float">
            <text:p>0.0014152</text:p>
          </table:table-cell>
          <table:table-cell office:value-type="float" office:value="0.384261" calcext:value-type="float">
            <text:p>0.384261</text:p>
          </table:table-cell>
          <table:table-cell office:value-type="float" office:value="0.0880896" calcext:value-type="float">
            <text:p>0.0880896</text:p>
          </table:table-cell>
          <table:table-cell office:value-type="float" office:value="0.00192168" calcext:value-type="float">
            <text:p>0.00192168</text:p>
          </table:table-cell>
          <table:table-cell office:value-type="float" office:value="0.00157824" calcext:value-type="float">
            <text:p>0.00157824</text:p>
          </table:table-cell>
          <table:table-cell office:value-type="float" office:value="0.00188062" calcext:value-type="float">
            <text:p>0.00188062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151362" calcext:value-type="float">
            <text:p>0.0151362</text:p>
          </table:table-cell>
          <table:table-cell office:value-type="float" office:value="0.00134454" calcext:value-type="float">
            <text:p>0.00134454</text:p>
          </table:table-cell>
          <table:table-cell office:value-type="float" office:value="0.39769" calcext:value-type="float">
            <text:p>0.39769</text:p>
          </table:table-cell>
          <table:table-cell office:value-type="float" office:value="0.090228" calcext:value-type="float">
            <text:p>0.090228</text:p>
          </table:table-cell>
          <table:table-cell office:value-type="float" office:value="0.00195168" calcext:value-type="float">
            <text:p>0.00195168</text:p>
          </table:table-cell>
          <table:table-cell office:value-type="float" office:value="0.00184865" calcext:value-type="float">
            <text:p>0.00184865</text:p>
          </table:table-cell>
          <table:table-cell office:value-type="float" office:value="0.00198997" calcext:value-type="float">
            <text:p>0.00198997</text:p>
          </table:table-cell>
        </table:table-row>
        <table:table-row table:style-name="ro1">
          <table:table-cell office:value-type="float" office:value="362500" calcext:value-type="float">
            <text:p>362500</text:p>
          </table:table-cell>
          <table:table-cell/>
          <table:table-cell office:value-type="float" office:value="0.0149194" calcext:value-type="float">
            <text:p>0.0149194</text:p>
          </table:table-cell>
          <table:table-cell office:value-type="float" office:value="0.00120796" calcext:value-type="float">
            <text:p>0.00120796</text:p>
          </table:table-cell>
          <table:table-cell office:value-type="float" office:value="0.402599" calcext:value-type="float">
            <text:p>0.402599</text:p>
          </table:table-cell>
          <table:table-cell office:value-type="float" office:value="0.0893974" calcext:value-type="float">
            <text:p>0.0893974</text:p>
          </table:table-cell>
          <table:table-cell office:value-type="float" office:value="0.00192049" calcext:value-type="float">
            <text:p>0.00192049</text:p>
          </table:table-cell>
          <table:table-cell office:value-type="float" office:value="0.00167614" calcext:value-type="float">
            <text:p>0.00167614</text:p>
          </table:table-cell>
          <table:table-cell office:value-type="float" office:value="0.00192878" calcext:value-type="float">
            <text:p>0.00192878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159537" calcext:value-type="float">
            <text:p>0.0159537</text:p>
          </table:table-cell>
          <table:table-cell office:value-type="float" office:value="0.00120282" calcext:value-type="float">
            <text:p>0.00120282</text:p>
          </table:table-cell>
          <table:table-cell office:value-type="float" office:value="0.362483" calcext:value-type="float">
            <text:p>0.362483</text:p>
          </table:table-cell>
          <table:table-cell office:value-type="float" office:value="0.0828527" calcext:value-type="float">
            <text:p>0.0828527</text:p>
          </table:table-cell>
          <table:table-cell office:value-type="float" office:value="0.00202036" calcext:value-type="float">
            <text:p>0.00202036</text:p>
          </table:table-cell>
          <table:table-cell office:value-type="float" office:value="0.00192523" calcext:value-type="float">
            <text:p>0.00192523</text:p>
          </table:table-cell>
          <table:table-cell office:value-type="float" office:value="0.00183207" calcext:value-type="float">
            <text:p>0.00183207</text:p>
          </table:table-cell>
        </table:table-row>
        <table:table-row table:style-name="ro1">
          <table:table-cell office:value-type="float" office:value="363500" calcext:value-type="float">
            <text:p>363500</text:p>
          </table:table-cell>
          <table:table-cell/>
          <table:table-cell office:value-type="float" office:value="0.0149506" calcext:value-type="float">
            <text:p>0.0149506</text:p>
          </table:table-cell>
          <table:table-cell office:value-type="float" office:value="0.00117124" calcext:value-type="float">
            <text:p>0.00117124</text:p>
          </table:table-cell>
          <table:table-cell office:value-type="float" office:value="0.384525" calcext:value-type="float">
            <text:p>0.384525</text:p>
          </table:table-cell>
          <table:table-cell office:value-type="float" office:value="0.0871962" calcext:value-type="float">
            <text:p>0.0871962</text:p>
          </table:table-cell>
          <table:table-cell office:value-type="float" office:value="0.00192128" calcext:value-type="float">
            <text:p>0.00192128</text:p>
          </table:table-cell>
          <table:table-cell office:value-type="float" office:value="0.00166548" calcext:value-type="float">
            <text:p>0.00166548</text:p>
          </table:table-cell>
          <table:table-cell office:value-type="float" office:value="0.00186009" calcext:value-type="float">
            <text:p>0.00186009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151839" calcext:value-type="float">
            <text:p>0.0151839</text:p>
          </table:table-cell>
          <table:table-cell office:value-type="float" office:value="0.0011898" calcext:value-type="float">
            <text:p>0.0011898</text:p>
          </table:table-cell>
          <table:table-cell office:value-type="float" office:value="0.380163" calcext:value-type="float">
            <text:p>0.380163</text:p>
          </table:table-cell>
          <table:table-cell office:value-type="float" office:value="0.0852552" calcext:value-type="float">
            <text:p>0.0852552</text:p>
          </table:table-cell>
          <table:table-cell office:value-type="float" office:value="0.00187707" calcext:value-type="float">
            <text:p>0.00187707</text:p>
          </table:table-cell>
          <table:table-cell office:value-type="float" office:value="0.00128256" calcext:value-type="float">
            <text:p>0.00128256</text:p>
          </table:table-cell>
          <table:table-cell office:value-type="float" office:value="0.00184115" calcext:value-type="float">
            <text:p>0.00184115</text:p>
          </table:table-cell>
        </table:table-row>
        <table:table-row table:style-name="ro1">
          <table:table-cell office:value-type="float" office:value="364500" calcext:value-type="float">
            <text:p>364500</text:p>
          </table:table-cell>
          <table:table-cell/>
          <table:table-cell office:value-type="float" office:value="0.0161566" calcext:value-type="float">
            <text:p>0.0161566</text:p>
          </table:table-cell>
          <table:table-cell office:value-type="float" office:value="0.00114203" calcext:value-type="float">
            <text:p>0.00114203</text:p>
          </table:table-cell>
          <table:table-cell office:value-type="float" office:value="0.362528" calcext:value-type="float">
            <text:p>0.362528</text:p>
          </table:table-cell>
          <table:table-cell office:value-type="float" office:value="0.0797582" calcext:value-type="float">
            <text:p>0.0797582</text:p>
          </table:table-cell>
          <table:table-cell office:value-type="float" office:value="0.00198207" calcext:value-type="float">
            <text:p>0.00198207</text:p>
          </table:table-cell>
          <table:table-cell office:value-type="float" office:value="0.00119651" calcext:value-type="float">
            <text:p>0.00119651</text:p>
          </table:table-cell>
          <table:table-cell office:value-type="float" office:value="0.00187233" calcext:value-type="float">
            <text:p>0.00187233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156209" calcext:value-type="float">
            <text:p>0.0156209</text:p>
          </table:table-cell>
          <table:table-cell office:value-type="float" office:value="0.00114835" calcext:value-type="float">
            <text:p>0.00114835</text:p>
          </table:table-cell>
          <table:table-cell office:value-type="float" office:value="0.374974" calcext:value-type="float">
            <text:p>0.374974</text:p>
          </table:table-cell>
          <table:table-cell office:value-type="float" office:value="0.0854135" calcext:value-type="float">
            <text:p>0.0854135</text:p>
          </table:table-cell>
          <table:table-cell office:value-type="float" office:value="0.00197536" calcext:value-type="float">
            <text:p>0.00197536</text:p>
          </table:table-cell>
          <table:table-cell office:value-type="float" office:value="0.00133546" calcext:value-type="float">
            <text:p>0.00133546</text:p>
          </table:table-cell>
          <table:table-cell office:value-type="float" office:value="0.00189799" calcext:value-type="float">
            <text:p>0.00189799</text:p>
          </table:table-cell>
        </table:table-row>
        <table:table-row table:style-name="ro1">
          <table:table-cell office:value-type="float" office:value="365500" calcext:value-type="float">
            <text:p>365500</text:p>
          </table:table-cell>
          <table:table-cell/>
          <table:table-cell office:value-type="float" office:value="0.0162431" calcext:value-type="float">
            <text:p>0.0162431</text:p>
          </table:table-cell>
          <table:table-cell office:value-type="float" office:value="0.00113571" calcext:value-type="float">
            <text:p>0.00113571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0.0852256" calcext:value-type="float">
            <text:p>0.0852256</text:p>
          </table:table-cell>
          <table:table-cell office:value-type="float" office:value="0.00204326" calcext:value-type="float">
            <text:p>0.00204326</text:p>
          </table:table-cell>
          <table:table-cell office:value-type="float" office:value="0.00146613" calcext:value-type="float">
            <text:p>0.00146613</text:p>
          </table:table-cell>
          <table:table-cell office:value-type="float" office:value="0.00190194" calcext:value-type="float">
            <text:p>0.00190194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146115" calcext:value-type="float">
            <text:p>0.0146115</text:p>
          </table:table-cell>
          <table:table-cell office:value-type="float" office:value="0.00119217" calcext:value-type="float">
            <text:p>0.00119217</text:p>
          </table:table-cell>
          <table:table-cell office:value-type="float" office:value="0.394577" calcext:value-type="float">
            <text:p>0.394577</text:p>
          </table:table-cell>
          <table:table-cell office:value-type="float" office:value="0.0875582" calcext:value-type="float">
            <text:p>0.0875582</text:p>
          </table:table-cell>
          <table:table-cell office:value-type="float" office:value="0.00190825" calcext:value-type="float">
            <text:p>0.00190825</text:p>
          </table:table-cell>
          <table:table-cell office:value-type="float" office:value="0.00116216" calcext:value-type="float">
            <text:p>0.00116216</text:p>
          </table:table-cell>
          <table:table-cell office:value-type="float" office:value="0.00189207" calcext:value-type="float">
            <text:p>0.00189207</text:p>
          </table:table-cell>
        </table:table-row>
        <table:table-row table:style-name="ro1">
          <table:table-cell office:value-type="float" office:value="366500" calcext:value-type="float">
            <text:p>366500</text:p>
          </table:table-cell>
          <table:table-cell/>
          <table:table-cell office:value-type="float" office:value="0.015949" calcext:value-type="float">
            <text:p>0.015949</text:p>
          </table:table-cell>
          <table:table-cell office:value-type="float" office:value="0.00119019" calcext:value-type="float">
            <text:p>0.00119019</text:p>
          </table:table-cell>
          <table:table-cell office:value-type="float" office:value="0.365926" calcext:value-type="float">
            <text:p>0.365926</text:p>
          </table:table-cell>
          <table:table-cell office:value-type="float" office:value="0.0826447" calcext:value-type="float">
            <text:p>0.0826447</text:p>
          </table:table-cell>
          <table:table-cell office:value-type="float" office:value="0.00199234" calcext:value-type="float">
            <text:p>0.00199234</text:p>
          </table:table-cell>
          <table:table-cell office:value-type="float" office:value="0.00104729" calcext:value-type="float">
            <text:p>0.00104729</text:p>
          </table:table-cell>
          <table:table-cell office:value-type="float" office:value="0.00184233" calcext:value-type="float">
            <text:p>0.00184233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164839" calcext:value-type="float">
            <text:p>0.0164839</text:p>
          </table:table-cell>
          <table:table-cell office:value-type="float" office:value="0.00119019" calcext:value-type="float">
            <text:p>0.00119019</text:p>
          </table:table-cell>
          <table:table-cell office:value-type="float" office:value="0.381343" calcext:value-type="float">
            <text:p>0.381343</text:p>
          </table:table-cell>
          <table:table-cell office:value-type="float" office:value="0.0838483" calcext:value-type="float">
            <text:p>0.0838483</text:p>
          </table:table-cell>
          <table:table-cell office:value-type="float" office:value="0.00203418" calcext:value-type="float">
            <text:p>0.00203418</text:p>
          </table:table-cell>
          <table:table-cell office:value-type="float" office:value="0.00102163" calcext:value-type="float">
            <text:p>0.00102163</text:p>
          </table:table-cell>
          <table:table-cell office:value-type="float" office:value="0.0018897" calcext:value-type="float">
            <text:p>0.0018897</text:p>
          </table:table-cell>
        </table:table-row>
        <table:table-row table:style-name="ro1">
          <table:table-cell office:value-type="float" office:value="367500" calcext:value-type="float">
            <text:p>367500</text:p>
          </table:table-cell>
          <table:table-cell/>
          <table:table-cell office:value-type="float" office:value="0.015626" calcext:value-type="float">
            <text:p>0.015626</text:p>
          </table:table-cell>
          <table:table-cell office:value-type="float" office:value="0.00122375" calcext:value-type="float">
            <text:p>0.00122375</text:p>
          </table:table-cell>
          <table:table-cell office:value-type="float" office:value="0.392738" calcext:value-type="float">
            <text:p>0.392738</text:p>
          </table:table-cell>
          <table:table-cell office:value-type="float" office:value="0.0893374" calcext:value-type="float">
            <text:p>0.0893374</text:p>
          </table:table-cell>
          <table:table-cell office:value-type="float" office:value="0.00196589" calcext:value-type="float">
            <text:p>0.00196589</text:p>
          </table:table-cell>
          <table:table-cell office:value-type="float" office:value="0.000968338" calcext:value-type="float">
            <text:p>0.000968338</text:p>
          </table:table-cell>
          <table:table-cell office:value-type="float" office:value="0.00193391" calcext:value-type="float">
            <text:p>0.00193391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table:style-name="ce1"/>
          <table:table-cell office:value-type="float" office:value="0.0151681" calcext:value-type="float">
            <text:p>0.0151681</text:p>
          </table:table-cell>
          <table:table-cell office:value-type="float" office:value="0.00128493" calcext:value-type="float">
            <text:p>0.00128493</text:p>
          </table:table-cell>
          <table:table-cell office:value-type="float" office:value="0.379131" calcext:value-type="float">
            <text:p>0.379131</text:p>
          </table:table-cell>
          <table:table-cell office:value-type="float" office:value="0.0845869" calcext:value-type="float">
            <text:p>0.0845869</text:p>
          </table:table-cell>
          <table:table-cell office:value-type="float" office:value="0.00195049" calcext:value-type="float">
            <text:p>0.00195049</text:p>
          </table:table-cell>
          <table:table-cell office:value-type="float" office:value="0.000950969" calcext:value-type="float">
            <text:p>0.000950969</text:p>
          </table:table-cell>
          <table:table-cell office:value-type="float" office:value="0.00186167" calcext:value-type="float">
            <text:p>0.00186167</text:p>
          </table:table-cell>
        </table:table-row>
        <table:table-row table:style-name="ro1">
          <table:table-cell office:value-type="float" office:value="368500" calcext:value-type="float">
            <text:p>368500</text:p>
          </table:table-cell>
          <table:table-cell/>
          <table:table-cell office:value-type="float" office:value="0.0161767" calcext:value-type="float">
            <text:p>0.0161767</text:p>
          </table:table-cell>
          <table:table-cell office:value-type="float" office:value="0.00149573" calcext:value-type="float">
            <text:p>0.00149573</text:p>
          </table:table-cell>
          <table:table-cell office:value-type="float" office:value="0.374731" calcext:value-type="float">
            <text:p>0.374731</text:p>
          </table:table-cell>
          <table:table-cell office:value-type="float" office:value="0.0836837" calcext:value-type="float">
            <text:p>0.0836837</text:p>
          </table:table-cell>
          <table:table-cell office:value-type="float" office:value="0.00202865" calcext:value-type="float">
            <text:p>0.00202865</text:p>
          </table:table-cell>
          <table:table-cell office:value-type="float" office:value="0.000995971" calcext:value-type="float">
            <text:p>0.000995971</text:p>
          </table:table-cell>
          <table:table-cell office:value-type="float" office:value="0.00189207" calcext:value-type="float">
            <text:p>0.00189207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157184" calcext:value-type="float">
            <text:p>0.0157184</text:p>
          </table:table-cell>
          <table:table-cell office:value-type="float" office:value="0.00129796" calcext:value-type="float">
            <text:p>0.00129796</text:p>
          </table:table-cell>
          <table:table-cell office:value-type="float" office:value="0.378051" calcext:value-type="float">
            <text:p>0.378051</text:p>
          </table:table-cell>
          <table:table-cell office:value-type="float" office:value="0.0888917" calcext:value-type="float">
            <text:p>0.0888917</text:p>
          </table:table-cell>
          <table:table-cell office:value-type="float" office:value="0.00199984" calcext:value-type="float">
            <text:p>0.00199984</text:p>
          </table:table-cell>
          <table:table-cell office:value-type="float" office:value="0.000964391" calcext:value-type="float">
            <text:p>0.000964391</text:p>
          </table:table-cell>
          <table:table-cell office:value-type="float" office:value="0.00189167" calcext:value-type="float">
            <text:p>0.00189167</text:p>
          </table:table-cell>
        </table:table-row>
        <table:table-row table:style-name="ro1">
          <table:table-cell office:value-type="float" office:value="369500" calcext:value-type="float">
            <text:p>369500</text:p>
          </table:table-cell>
          <table:table-cell/>
          <table:table-cell office:value-type="float" office:value="0.0155925" calcext:value-type="float">
            <text:p>0.0155925</text:p>
          </table:table-cell>
          <table:table-cell office:value-type="float" office:value="0.00136744" calcext:value-type="float">
            <text:p>0.00136744</text:p>
          </table:table-cell>
          <table:table-cell office:value-type="float" office:value="0.383756" calcext:value-type="float">
            <text:p>0.383756</text:p>
          </table:table-cell>
          <table:table-cell office:value-type="float" office:value="0.0894199" calcext:value-type="float">
            <text:p>0.0894199</text:p>
          </table:table-cell>
          <table:table-cell office:value-type="float" office:value="0.00198484" calcext:value-type="float">
            <text:p>0.00198484</text:p>
          </table:table-cell>
          <table:table-cell office:value-type="float" office:value="0.000933205" calcext:value-type="float">
            <text:p>0.000933205</text:p>
          </table:table-cell>
          <table:table-cell office:value-type="float" office:value="0.00188891" calcext:value-type="float">
            <text:p>0.0018889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161483" calcext:value-type="float">
            <text:p>0.0161483</text:p>
          </table:table-cell>
          <table:table-cell office:value-type="float" office:value="0.00128099" calcext:value-type="float">
            <text:p>0.00128099</text:p>
          </table:table-cell>
          <table:table-cell office:value-type="float" office:value="0.386863" calcext:value-type="float">
            <text:p>0.386863</text:p>
          </table:table-cell>
          <table:table-cell office:value-type="float" office:value="0.085318" calcext:value-type="float">
            <text:p>0.085318</text:p>
          </table:table-cell>
          <table:table-cell office:value-type="float" office:value="0.00197457" calcext:value-type="float">
            <text:p>0.00197457</text:p>
          </table:table-cell>
          <table:table-cell office:value-type="float" office:value="0.000935968" calcext:value-type="float">
            <text:p>0.000935968</text:p>
          </table:table-cell>
          <table:table-cell office:value-type="float" office:value="0.00190233" calcext:value-type="float">
            <text:p>0.00190233</text:p>
          </table:table-cell>
        </table:table-row>
        <table:table-row table:style-name="ro1">
          <table:table-cell office:value-type="float" office:value="370500" calcext:value-type="float">
            <text:p>370500</text:p>
          </table:table-cell>
          <table:table-cell/>
          <table:table-cell office:value-type="float" office:value="0.0158053" calcext:value-type="float">
            <text:p>0.0158053</text:p>
          </table:table-cell>
          <table:table-cell office:value-type="float" office:value="0.00136546" calcext:value-type="float">
            <text:p>0.00136546</text:p>
          </table:table-cell>
          <table:table-cell office:value-type="float" office:value="0.37414" calcext:value-type="float">
            <text:p>0.37414</text:p>
          </table:table-cell>
          <table:table-cell office:value-type="float" office:value="0.0831847" calcext:value-type="float">
            <text:p>0.0831847</text:p>
          </table:table-cell>
          <table:table-cell office:value-type="float" office:value="0.00203497" calcext:value-type="float">
            <text:p>0.00203497</text:p>
          </table:table-cell>
          <table:table-cell office:value-type="float" office:value="0.000962022" calcext:value-type="float">
            <text:p>0.000962022</text:p>
          </table:table-cell>
          <table:table-cell office:value-type="float" office:value="0.00194497" calcext:value-type="float">
            <text:p>0.00194497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160409" calcext:value-type="float">
            <text:p>0.0160409</text:p>
          </table:table-cell>
          <table:table-cell office:value-type="float" office:value="0.00123954" calcext:value-type="float">
            <text:p>0.00123954</text:p>
          </table:table-cell>
          <table:table-cell office:value-type="float" office:value="0.357254" calcext:value-type="float">
            <text:p>0.357254</text:p>
          </table:table-cell>
          <table:table-cell office:value-type="float" office:value="0.0804408" calcext:value-type="float">
            <text:p>0.0804408</text:p>
          </table:table-cell>
          <table:table-cell office:value-type="float" office:value="0.00198365" calcext:value-type="float">
            <text:p>0.00198365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91733" calcext:value-type="float">
            <text:p>0.00191733</text:p>
          </table:table-cell>
        </table:table-row>
        <table:table-row table:style-name="ro1">
          <table:table-cell office:value-type="float" office:value="371500" calcext:value-type="float">
            <text:p>371500</text:p>
          </table:table-cell>
          <table:table-cell/>
          <table:table-cell office:value-type="float" office:value="0.0157247" calcext:value-type="float">
            <text:p>0.0157247</text:p>
          </table:table-cell>
          <table:table-cell office:value-type="float" office:value="0.00121822" calcext:value-type="float">
            <text:p>0.00121822</text:p>
          </table:table-cell>
          <table:table-cell office:value-type="float" office:value="0.379716" calcext:value-type="float">
            <text:p>0.379716</text:p>
          </table:table-cell>
          <table:table-cell office:value-type="float" office:value="0.0853523" calcext:value-type="float">
            <text:p>0.0853523</text:p>
          </table:table-cell>
          <table:table-cell office:value-type="float" office:value="0.00198523" calcext:value-type="float">
            <text:p>0.00198523</text:p>
          </table:table-cell>
          <table:table-cell office:value-type="float" office:value="0.000960838" calcext:value-type="float">
            <text:p>0.000960838</text:p>
          </table:table-cell>
          <table:table-cell office:value-type="float" office:value="0.00191299" calcext:value-type="float">
            <text:p>0.00191299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158463" calcext:value-type="float">
            <text:p>0.0158463</text:p>
          </table:table-cell>
          <table:table-cell office:value-type="float" office:value="0.00121111" calcext:value-type="float">
            <text:p>0.00121111</text:p>
          </table:table-cell>
          <table:table-cell office:value-type="float" office:value="0.38902" calcext:value-type="float">
            <text:p>0.38902</text:p>
          </table:table-cell>
          <table:table-cell office:value-type="float" office:value="0.0880011" calcext:value-type="float">
            <text:p>0.0880011</text:p>
          </table:table-cell>
          <table:table-cell office:value-type="float" office:value="0.00198444" calcext:value-type="float">
            <text:p>0.00198444</text:p>
          </table:table-cell>
          <table:table-cell office:value-type="float" office:value="0.000948206" calcext:value-type="float">
            <text:p>0.000948206</text:p>
          </table:table-cell>
          <table:table-cell office:value-type="float" office:value="0.00194181" calcext:value-type="float">
            <text:p>0.00194181</text:p>
          </table:table-cell>
        </table:table-row>
        <table:table-row table:style-name="ro1">
          <table:table-cell office:value-type="float" office:value="372500" calcext:value-type="float">
            <text:p>372500</text:p>
          </table:table-cell>
          <table:table-cell/>
          <table:table-cell office:value-type="float" office:value="0.0165131" calcext:value-type="float">
            <text:p>0.0165131</text:p>
          </table:table-cell>
          <table:table-cell office:value-type="float" office:value="0.00125572" calcext:value-type="float">
            <text:p>0.00125572</text:p>
          </table:table-cell>
          <table:table-cell office:value-type="float" office:value="0.390938" calcext:value-type="float">
            <text:p>0.390938</text:p>
          </table:table-cell>
          <table:table-cell office:value-type="float" office:value="0.0894073" calcext:value-type="float">
            <text:p>0.0894073</text:p>
          </table:table-cell>
          <table:table-cell office:value-type="float" office:value="0.0019576" calcext:value-type="float">
            <text:p>0.0019576</text:p>
          </table:table-cell>
          <table:table-cell office:value-type="float" office:value="0.000917415" calcext:value-type="float">
            <text:p>0.000917415</text:p>
          </table:table-cell>
          <table:table-cell office:value-type="float" office:value="0.00193904" calcext:value-type="float">
            <text:p>0.00193904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table:style-name="ce1"/>
          <table:table-cell office:value-type="float" office:value="0.0153288" calcext:value-type="float">
            <text:p>0.0153288</text:p>
          </table:table-cell>
          <table:table-cell office:value-type="float" office:value="0.00120006" calcext:value-type="float">
            <text:p>0.00120006</text:p>
          </table:table-cell>
          <table:table-cell office:value-type="float" office:value="0.391445" calcext:value-type="float">
            <text:p>0.391445</text:p>
          </table:table-cell>
          <table:table-cell office:value-type="float" office:value="0.0873289" calcext:value-type="float">
            <text:p>0.0873289</text:p>
          </table:table-cell>
          <table:table-cell office:value-type="float" office:value="0.00337083" calcext:value-type="float">
            <text:p>0.00337083</text:p>
          </table:table-cell>
          <table:table-cell office:value-type="float" office:value="0.00111558" calcext:value-type="float">
            <text:p>0.00111558</text:p>
          </table:table-cell>
          <table:table-cell office:value-type="float" office:value="0.00193549" calcext:value-type="float">
            <text:p>0.00193549</text:p>
          </table:table-cell>
        </table:table-row>
        <table:table-row table:style-name="ro1">
          <table:table-cell office:value-type="float" office:value="373500" calcext:value-type="float">
            <text:p>373500</text:p>
          </table:table-cell>
          <table:table-cell/>
          <table:table-cell office:value-type="float" office:value="0.0154966" calcext:value-type="float">
            <text:p>0.0154966</text:p>
          </table:table-cell>
          <table:table-cell office:value-type="float" office:value="0.00146455" calcext:value-type="float">
            <text:p>0.00146455</text:p>
          </table:table-cell>
          <table:table-cell office:value-type="float" office:value="0.385383" calcext:value-type="float">
            <text:p>0.385383</text:p>
          </table:table-cell>
          <table:table-cell office:value-type="float" office:value="0.0878424" calcext:value-type="float">
            <text:p>0.0878424</text:p>
          </table:table-cell>
          <table:table-cell office:value-type="float" office:value="0.00349162" calcext:value-type="float">
            <text:p>0.00349162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00196076" calcext:value-type="float">
            <text:p>0.00196076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156904" calcext:value-type="float">
            <text:p>0.0156904</text:p>
          </table:table-cell>
          <table:table-cell office:value-type="float" office:value="0.0012948" calcext:value-type="float">
            <text:p>0.0012948</text:p>
          </table:table-cell>
          <table:table-cell office:value-type="float" office:value="0.379919" calcext:value-type="float">
            <text:p>0.379919</text:p>
          </table:table-cell>
          <table:table-cell office:value-type="float" office:value="0.0860641" calcext:value-type="float">
            <text:p>0.0860641</text:p>
          </table:table-cell>
          <table:table-cell office:value-type="float" office:value="0.00350741" calcext:value-type="float">
            <text:p>0.00350741</text:p>
          </table:table-cell>
          <table:table-cell office:value-type="float" office:value="0.00122848" calcext:value-type="float">
            <text:p>0.00122848</text:p>
          </table:table-cell>
          <table:table-cell office:value-type="float" office:value="0.00199155" calcext:value-type="float">
            <text:p>0.00199155</text:p>
          </table:table-cell>
        </table:table-row>
        <table:table-row table:style-name="ro1">
          <table:table-cell office:value-type="float" office:value="374500" calcext:value-type="float">
            <text:p>374500</text:p>
          </table:table-cell>
          <table:table-cell/>
          <table:table-cell office:value-type="float" office:value="0.0152909" calcext:value-type="float">
            <text:p>0.0152909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37964" calcext:value-type="float">
            <text:p>0.37964</text:p>
          </table:table-cell>
          <table:table-cell office:value-type="float" office:value="0.0847116" calcext:value-type="float">
            <text:p>0.0847116</text:p>
          </table:table-cell>
          <table:table-cell office:value-type="float" office:value="0.00267369" calcext:value-type="float">
            <text:p>0.00267369</text:p>
          </table:table-cell>
          <table:table-cell office:value-type="float" office:value="0.00119809" calcext:value-type="float">
            <text:p>0.00119809</text:p>
          </table:table-cell>
          <table:table-cell office:value-type="float" office:value="0.00198602" calcext:value-type="float">
            <text:p>0.0019860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160769" calcext:value-type="float">
            <text:p>0.0160769</text:p>
          </table:table-cell>
          <table:table-cell office:value-type="float" office:value="0.00125256" calcext:value-type="float">
            <text:p>0.00125256</text:p>
          </table:table-cell>
          <table:table-cell office:value-type="float" office:value="0.385705" calcext:value-type="float">
            <text:p>0.385705</text:p>
          </table:table-cell>
          <table:table-cell office:value-type="float" office:value="0.0878061" calcext:value-type="float">
            <text:p>0.0878061</text:p>
          </table:table-cell>
          <table:table-cell office:value-type="float" office:value="0.00201602" calcext:value-type="float">
            <text:p>0.00201602</text:p>
          </table:table-cell>
          <table:table-cell office:value-type="float" office:value="0.00103782" calcext:value-type="float">
            <text:p>0.00103782</text:p>
          </table:table-cell>
          <table:table-cell office:value-type="float" office:value="0.00199589" calcext:value-type="float">
            <text:p>0.00199589</text:p>
          </table:table-cell>
        </table:table-row>
        <table:table-row table:style-name="ro1">
          <table:table-cell office:value-type="float" office:value="375500" calcext:value-type="float">
            <text:p>375500</text:p>
          </table:table-cell>
          <table:table-cell table:style-name="ce1"/>
          <table:table-cell office:value-type="float" office:value="0.0161002" calcext:value-type="float">
            <text:p>0.0161002</text:p>
          </table:table-cell>
          <table:table-cell office:value-type="float" office:value="0.00122098" calcext:value-type="float">
            <text:p>0.00122098</text:p>
          </table:table-cell>
          <table:table-cell office:value-type="float" office:value="0.398159" calcext:value-type="float">
            <text:p>0.398159</text:p>
          </table:table-cell>
          <table:table-cell office:value-type="float" office:value="0.0872353" calcext:value-type="float">
            <text:p>0.0872353</text:p>
          </table:table-cell>
          <table:table-cell office:value-type="float" office:value="0.0020026" calcext:value-type="float">
            <text:p>0.0020026</text:p>
          </table:table-cell>
          <table:table-cell office:value-type="float" office:value="0.000988471" calcext:value-type="float">
            <text:p>0.000988471</text:p>
          </table:table-cell>
          <table:table-cell office:value-type="float" office:value="0.00198128" calcext:value-type="float">
            <text:p>0.00198128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161838" calcext:value-type="float">
            <text:p>0.0161838</text:p>
          </table:table-cell>
          <table:table-cell office:value-type="float" office:value="0.00122296" calcext:value-type="float">
            <text:p>0.00122296</text:p>
          </table:table-cell>
          <table:table-cell office:value-type="float" office:value="0.398958" calcext:value-type="float">
            <text:p>0.398958</text:p>
          </table:table-cell>
          <table:table-cell office:value-type="float" office:value="0.0901616" calcext:value-type="float">
            <text:p>0.0901616</text:p>
          </table:table-cell>
          <table:table-cell office:value-type="float" office:value="0.00197418" calcext:value-type="float">
            <text:p>0.00197418</text:p>
          </table:table-cell>
          <table:table-cell office:value-type="float" office:value="0.000955311" calcext:value-type="float">
            <text:p>0.000955311</text:p>
          </table:table-cell>
          <table:table-cell office:value-type="float" office:value="0.00191615" calcext:value-type="float">
            <text:p>0.00191615</text:p>
          </table:table-cell>
        </table:table-row>
        <table:table-row table:style-name="ro1">
          <table:table-cell office:value-type="float" office:value="376500" calcext:value-type="float">
            <text:p>376500</text:p>
          </table:table-cell>
          <table:table-cell/>
          <table:table-cell office:value-type="float" office:value="0.016159" calcext:value-type="float">
            <text:p>0.016159</text:p>
          </table:table-cell>
          <table:table-cell office:value-type="float" office:value="0.00123204" calcext:value-type="float">
            <text:p>0.00123204</text:p>
          </table:table-cell>
          <table:table-cell office:value-type="float" office:value="0.373569" calcext:value-type="float">
            <text:p>0.373569</text:p>
          </table:table-cell>
          <table:table-cell office:value-type="float" office:value="0.0854534" calcext:value-type="float">
            <text:p>0.0854534</text:p>
          </table:table-cell>
          <table:table-cell office:value-type="float" office:value="0.00195957" calcext:value-type="float">
            <text:p>0.00195957</text:p>
          </table:table-cell>
          <table:table-cell office:value-type="float" office:value="0.000930047" calcext:value-type="float">
            <text:p>0.000930047</text:p>
          </table:table-cell>
          <table:table-cell office:value-type="float" office:value="0.00188378" calcext:value-type="float">
            <text:p>0.00188378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163599" calcext:value-type="float">
            <text:p>0.0163599</text:p>
          </table:table-cell>
          <table:table-cell office:value-type="float" office:value="0.00121664" calcext:value-type="float">
            <text:p>0.00121664</text:p>
          </table:table-cell>
          <table:table-cell office:value-type="float" office:value="0.398913" calcext:value-type="float">
            <text:p>0.398913</text:p>
          </table:table-cell>
          <table:table-cell office:value-type="float" office:value="0.089757" calcext:value-type="float">
            <text:p>0.089757</text:p>
          </table:table-cell>
          <table:table-cell office:value-type="float" office:value="0.0019501" calcext:value-type="float">
            <text:p>0.0019501</text:p>
          </table:table-cell>
          <table:table-cell office:value-type="float" office:value="0.000928073" calcext:value-type="float">
            <text:p>0.000928073</text:p>
          </table:table-cell>
          <table:table-cell office:value-type="float" office:value="0.00197023" calcext:value-type="float">
            <text:p>0.00197023</text:p>
          </table:table-cell>
        </table:table-row>
        <table:table-row table:style-name="ro1">
          <table:table-cell office:value-type="float" office:value="377500" calcext:value-type="float">
            <text:p>377500</text:p>
          </table:table-cell>
          <table:table-cell/>
          <table:table-cell office:value-type="float" office:value="0.0159209" calcext:value-type="float">
            <text:p>0.0159209</text:p>
          </table:table-cell>
          <table:table-cell office:value-type="float" office:value="0.00132994" calcext:value-type="float">
            <text:p>0.00132994</text:p>
          </table:table-cell>
          <table:table-cell office:value-type="float" office:value="0.38225" calcext:value-type="float">
            <text:p>0.38225</text:p>
          </table:table-cell>
          <table:table-cell office:value-type="float" office:value="0.0908422" calcext:value-type="float">
            <text:p>0.0908422</text:p>
          </table:table-cell>
          <table:table-cell office:value-type="float" office:value="0.00191496" calcext:value-type="float">
            <text:p>0.00191496</text:p>
          </table:table-cell>
          <table:table-cell office:value-type="float" office:value="0.000903993" calcext:value-type="float">
            <text:p>0.000903993</text:p>
          </table:table-cell>
          <table:table-cell office:value-type="float" office:value="0.0018976" calcext:value-type="float">
            <text:p>0.0018976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164846" calcext:value-type="float">
            <text:p>0.0164846</text:p>
          </table:table-cell>
          <table:table-cell office:value-type="float" office:value="0.00118822" calcext:value-type="float">
            <text:p>0.00118822</text:p>
          </table:table-cell>
          <table:table-cell office:value-type="float" office:value="0.370257" calcext:value-type="float">
            <text:p>0.370257</text:p>
          </table:table-cell>
          <table:table-cell office:value-type="float" office:value="0.084652" calcext:value-type="float">
            <text:p>0.084652</text:p>
          </table:table-cell>
          <table:table-cell office:value-type="float" office:value="0.0020326" calcext:value-type="float">
            <text:p>0.0020326</text:p>
          </table:table-cell>
          <table:table-cell office:value-type="float" office:value="0.00095689" calcext:value-type="float">
            <text:p>0.00095689</text:p>
          </table:table-cell>
          <table:table-cell office:value-type="float" office:value="0.00189878" calcext:value-type="float">
            <text:p>0.00189878</text:p>
          </table:table-cell>
        </table:table-row>
        <table:table-row table:style-name="ro1">
          <table:table-cell office:value-type="float" office:value="378500" calcext:value-type="float">
            <text:p>378500</text:p>
          </table:table-cell>
          <table:table-cell/>
          <table:table-cell office:value-type="float" office:value="0.0161613" calcext:value-type="float">
            <text:p>0.0161613</text:p>
          </table:table-cell>
          <table:table-cell office:value-type="float" office:value="0.00122532" calcext:value-type="float">
            <text:p>0.00122532</text:p>
          </table:table-cell>
          <table:table-cell office:value-type="float" office:value="0.377388" calcext:value-type="float">
            <text:p>0.377388</text:p>
          </table:table-cell>
          <table:table-cell office:value-type="float" office:value="0.0865007" calcext:value-type="float">
            <text:p>0.0865007</text:p>
          </table:table-cell>
          <table:table-cell office:value-type="float" office:value="0.00202036" calcext:value-type="float">
            <text:p>0.00202036</text:p>
          </table:table-cell>
          <table:table-cell office:value-type="float" office:value="0.000943863" calcext:value-type="float">
            <text:p>0.000943863</text:p>
          </table:table-cell>
          <table:table-cell office:value-type="float" office:value="0.00192247" calcext:value-type="float">
            <text:p>0.00192247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159979" calcext:value-type="float">
            <text:p>0.0159979</text:p>
          </table:table-cell>
          <table:table-cell office:value-type="float" office:value="0.00129835" calcext:value-type="float">
            <text:p>0.00129835</text:p>
          </table:table-cell>
          <table:table-cell office:value-type="float" office:value="0.375503" calcext:value-type="float">
            <text:p>0.375503</text:p>
          </table:table-cell>
          <table:table-cell office:value-type="float" office:value="0.0853768" calcext:value-type="float">
            <text:p>0.0853768</text:p>
          </table:table-cell>
          <table:table-cell office:value-type="float" office:value="0.00198089" calcext:value-type="float">
            <text:p>0.00198089</text:p>
          </table:table-cell>
          <table:table-cell office:value-type="float" office:value="0.000938337" calcext:value-type="float">
            <text:p>0.000938337</text:p>
          </table:table-cell>
          <table:table-cell office:value-type="float" office:value="0.00198207" calcext:value-type="float">
            <text:p>0.00198207</text:p>
          </table:table-cell>
        </table:table-row>
        <table:table-row table:style-name="ro1">
          <table:table-cell office:value-type="float" office:value="379500" calcext:value-type="float">
            <text:p>379500</text:p>
          </table:table-cell>
          <table:table-cell table:style-name="ce1"/>
          <table:table-cell office:value-type="float" office:value="0.0159829" calcext:value-type="float">
            <text:p>0.0159829</text:p>
          </table:table-cell>
          <table:table-cell office:value-type="float" office:value="0.00120124" calcext:value-type="float">
            <text:p>0.00120124</text:p>
          </table:table-cell>
          <table:table-cell office:value-type="float" office:value="0.385861" calcext:value-type="float">
            <text:p>0.385861</text:p>
          </table:table-cell>
          <table:table-cell office:value-type="float" office:value="0.089517" calcext:value-type="float">
            <text:p>0.089517</text:p>
          </table:table-cell>
          <table:table-cell office:value-type="float" office:value="0.00204918" calcext:value-type="float">
            <text:p>0.00204918</text:p>
          </table:table-cell>
          <table:table-cell office:value-type="float" office:value="0.000936758" calcext:value-type="float">
            <text:p>0.000936758</text:p>
          </table:table-cell>
          <table:table-cell office:value-type="float" office:value="0.00191654" calcext:value-type="float">
            <text:p>0.0019165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160417" calcext:value-type="float">
            <text:p>0.0160417</text:p>
          </table:table-cell>
          <table:table-cell office:value-type="float" office:value="0.00124783" calcext:value-type="float">
            <text:p>0.00124783</text:p>
          </table:table-cell>
          <table:table-cell office:value-type="float" office:value="0.387515" calcext:value-type="float">
            <text:p>0.387515</text:p>
          </table:table-cell>
          <table:table-cell office:value-type="float" office:value="0.0876115" calcext:value-type="float">
            <text:p>0.0876115</text:p>
          </table:table-cell>
          <table:table-cell office:value-type="float" office:value="0.00296502" calcext:value-type="float">
            <text:p>0.00296502</text:p>
          </table:table-cell>
          <table:table-cell office:value-type="float" office:value="0.000943468" calcext:value-type="float">
            <text:p>0.000943468</text:p>
          </table:table-cell>
          <table:table-cell office:value-type="float" office:value="0.00194339" calcext:value-type="float">
            <text:p>0.00194339</text:p>
          </table:table-cell>
        </table:table-row>
        <table:table-row table:style-name="ro1">
          <table:table-cell office:value-type="float" office:value="380500" calcext:value-type="float">
            <text:p>380500</text:p>
          </table:table-cell>
          <table:table-cell/>
          <table:table-cell office:value-type="float" office:value="0.0155108" calcext:value-type="float">
            <text:p>0.0155108</text:p>
          </table:table-cell>
          <table:table-cell office:value-type="float" office:value="0.00127467" calcext:value-type="float">
            <text:p>0.00127467</text:p>
          </table:table-cell>
          <table:table-cell office:value-type="float" office:value="0.392239" calcext:value-type="float">
            <text:p>0.392239</text:p>
          </table:table-cell>
          <table:table-cell office:value-type="float" office:value="0.0881543" calcext:value-type="float">
            <text:p>0.0881543</text:p>
          </table:table-cell>
          <table:table-cell office:value-type="float" office:value="0.00222209" calcext:value-type="float">
            <text:p>0.00222209</text:p>
          </table:table-cell>
          <table:table-cell office:value-type="float" office:value="0.000922546" calcext:value-type="float">
            <text:p>0.000922546</text:p>
          </table:table-cell>
          <table:table-cell office:value-type="float" office:value="0.00199076" calcext:value-type="float">
            <text:p>0.00199076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164661" calcext:value-type="float">
            <text:p>0.0164661</text:p>
          </table:table-cell>
          <table:table-cell office:value-type="float" office:value="0.00134691" calcext:value-type="float">
            <text:p>0.00134691</text:p>
          </table:table-cell>
          <table:table-cell office:value-type="float" office:value="0.393796" calcext:value-type="float">
            <text:p>0.393796</text:p>
          </table:table-cell>
          <table:table-cell office:value-type="float" office:value="0.0884764" calcext:value-type="float">
            <text:p>0.0884764</text:p>
          </table:table-cell>
          <table:table-cell office:value-type="float" office:value="0.00243012" calcext:value-type="float">
            <text:p>0.00243012</text:p>
          </table:table-cell>
          <table:table-cell office:value-type="float" office:value="0.00096597" calcext:value-type="float">
            <text:p>0.00096597</text:p>
          </table:table-cell>
          <table:table-cell office:value-type="float" office:value="0.00194418" calcext:value-type="float">
            <text:p>0.00194418</text:p>
          </table:table-cell>
        </table:table-row>
        <table:table-row table:style-name="ro1">
          <table:table-cell office:value-type="float" office:value="381500" calcext:value-type="float">
            <text:p>381500</text:p>
          </table:table-cell>
          <table:table-cell/>
          <table:table-cell office:value-type="float" office:value="0.0154022" calcext:value-type="float">
            <text:p>0.0154022</text:p>
          </table:table-cell>
          <table:table-cell office:value-type="float" office:value="0.00139507" calcext:value-type="float">
            <text:p>0.00139507</text:p>
          </table:table-cell>
          <table:table-cell office:value-type="float" office:value="0.385051" calcext:value-type="float">
            <text:p>0.385051</text:p>
          </table:table-cell>
          <table:table-cell office:value-type="float" office:value="0.087951" calcext:value-type="float">
            <text:p>0.087951</text:p>
          </table:table-cell>
          <table:table-cell office:value-type="float" office:value="0.0020855" calcext:value-type="float">
            <text:p>0.0020855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95128" calcext:value-type="float">
            <text:p>0.00195128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16217" calcext:value-type="float">
            <text:p>0.016217</text:p>
          </table:table-cell>
          <table:table-cell office:value-type="float" office:value="0.0013023" calcext:value-type="float">
            <text:p>0.0013023</text:p>
          </table:table-cell>
          <table:table-cell office:value-type="float" office:value="0.400233" calcext:value-type="float">
            <text:p>0.400233</text:p>
          </table:table-cell>
          <table:table-cell office:value-type="float" office:value="0.0909981" calcext:value-type="float">
            <text:p>0.0909981</text:p>
          </table:table-cell>
          <table:table-cell office:value-type="float" office:value="0.0025071" calcext:value-type="float">
            <text:p>0.0025071</text:p>
          </table:table-cell>
          <table:table-cell office:value-type="float" office:value="0.000967154" calcext:value-type="float">
            <text:p>0.000967154</text:p>
          </table:table-cell>
          <table:table-cell office:value-type="float" office:value="0.00195128" calcext:value-type="float">
            <text:p>0.00195128</text:p>
          </table:table-cell>
        </table:table-row>
        <table:table-row table:style-name="ro1">
          <table:table-cell office:value-type="float" office:value="382500" calcext:value-type="float">
            <text:p>382500</text:p>
          </table:table-cell>
          <table:table-cell/>
          <table:table-cell office:value-type="float" office:value="0.0162513" calcext:value-type="float">
            <text:p>0.0162513</text:p>
          </table:table-cell>
          <table:table-cell office:value-type="float" office:value="0.00131651" calcext:value-type="float">
            <text:p>0.00131651</text:p>
          </table:table-cell>
          <table:table-cell office:value-type="float" office:value="0.385555" calcext:value-type="float">
            <text:p>0.385555</text:p>
          </table:table-cell>
          <table:table-cell office:value-type="float" office:value="0.0875345" calcext:value-type="float">
            <text:p>0.0875345</text:p>
          </table:table-cell>
          <table:table-cell office:value-type="float" office:value="0.00219919" calcext:value-type="float">
            <text:p>0.00219919</text:p>
          </table:table-cell>
          <table:table-cell office:value-type="float" office:value="0.000979786" calcext:value-type="float">
            <text:p>0.000979786</text:p>
          </table:table-cell>
          <table:table-cell office:value-type="float" office:value="0.00196905" calcext:value-type="float">
            <text:p>0.00196905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table:style-name="ce1"/>
          <table:table-cell office:value-type="float" office:value="0.0166512" calcext:value-type="float">
            <text:p>0.0166512</text:p>
          </table:table-cell>
          <table:table-cell office:value-type="float" office:value="0.00130467" calcext:value-type="float">
            <text:p>0.00130467</text:p>
          </table:table-cell>
          <table:table-cell office:value-type="float" office:value="0.389502" calcext:value-type="float">
            <text:p>0.389502</text:p>
          </table:table-cell>
          <table:table-cell office:value-type="float" office:value="0.0893899" calcext:value-type="float">
            <text:p>0.0893899</text:p>
          </table:table-cell>
          <table:table-cell office:value-type="float" office:value="0.0022509" calcext:value-type="float">
            <text:p>0.0022509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0194339" calcext:value-type="float">
            <text:p>0.00194339</text:p>
          </table:table-cell>
        </table:table-row>
        <table:table-row table:style-name="ro1">
          <table:table-cell office:value-type="float" office:value="383500" calcext:value-type="float">
            <text:p>383500</text:p>
          </table:table-cell>
          <table:table-cell table:style-name="ce1"/>
          <table:table-cell office:value-type="float" office:value="0.0168411" calcext:value-type="float">
            <text:p>0.0168411</text:p>
          </table:table-cell>
          <table:table-cell office:value-type="float" office:value="0.00133783" calcext:value-type="float">
            <text:p>0.00133783</text:p>
          </table:table-cell>
          <table:table-cell office:value-type="float" office:value="0.395598" calcext:value-type="float">
            <text:p>0.395598</text:p>
          </table:table-cell>
          <table:table-cell office:value-type="float" office:value="0.0920632" calcext:value-type="float">
            <text:p>0.0920632</text:p>
          </table:table-cell>
          <table:table-cell office:value-type="float" office:value="0.00274159" calcext:value-type="float">
            <text:p>0.00274159</text:p>
          </table:table-cell>
          <table:table-cell office:value-type="float" office:value="0.000959654" calcext:value-type="float">
            <text:p>0.000959654</text:p>
          </table:table-cell>
          <table:table-cell office:value-type="float" office:value="0.00195049" calcext:value-type="float">
            <text:p>0.00195049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16153" calcext:value-type="float">
            <text:p>0.016153</text:p>
          </table:table-cell>
          <table:table-cell office:value-type="float" office:value="0.00132283" calcext:value-type="float">
            <text:p>0.00132283</text:p>
          </table:table-cell>
          <table:table-cell office:value-type="float" office:value="0.382538" calcext:value-type="float">
            <text:p>0.382538</text:p>
          </table:table-cell>
          <table:table-cell office:value-type="float" office:value="0.0868338" calcext:value-type="float">
            <text:p>0.0868338</text:p>
          </table:table-cell>
          <table:table-cell office:value-type="float" office:value="0.00341228" calcext:value-type="float">
            <text:p>0.00341228</text:p>
          </table:table-cell>
          <table:table-cell office:value-type="float" office:value="0.000954127" calcext:value-type="float">
            <text:p>0.000954127</text:p>
          </table:table-cell>
          <table:table-cell office:value-type="float" office:value="0.00189404" calcext:value-type="float">
            <text:p>0.00189404</text:p>
          </table:table-cell>
        </table:table-row>
        <table:table-row table:style-name="ro1">
          <table:table-cell office:value-type="float" office:value="384500" calcext:value-type="float">
            <text:p>384500</text:p>
          </table:table-cell>
          <table:table-cell/>
          <table:table-cell office:value-type="float" office:value="0.0160078" calcext:value-type="float">
            <text:p>0.0160078</text:p>
          </table:table-cell>
          <table:table-cell office:value-type="float" office:value="0.00129954" calcext:value-type="float">
            <text:p>0.00129954</text:p>
          </table:table-cell>
          <table:table-cell office:value-type="float" office:value="0.389881" calcext:value-type="float">
            <text:p>0.389881</text:p>
          </table:table-cell>
          <table:table-cell office:value-type="float" office:value="0.0906519" calcext:value-type="float">
            <text:p>0.0906519</text:p>
          </table:table-cell>
          <table:table-cell office:value-type="float" office:value="0.00354176" calcext:value-type="float">
            <text:p>0.00354176</text:p>
          </table:table-cell>
          <table:table-cell office:value-type="float" office:value="0.000935179" calcext:value-type="float">
            <text:p>0.000935179</text:p>
          </table:table-cell>
          <table:table-cell office:value-type="float" office:value="0.00196786" calcext:value-type="float">
            <text:p>0.00196786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173267" calcext:value-type="float">
            <text:p>0.0173267</text:p>
          </table:table-cell>
          <table:table-cell office:value-type="float" office:value="0.00136467" calcext:value-type="float">
            <text:p>0.00136467</text:p>
          </table:table-cell>
          <table:table-cell office:value-type="float" office:value="0.377477" calcext:value-type="float">
            <text:p>0.377477</text:p>
          </table:table-cell>
          <table:table-cell office:value-type="float" office:value="0.0854703" calcext:value-type="float">
            <text:p>0.0854703</text:p>
          </table:table-cell>
          <table:table-cell office:value-type="float" office:value="0.00369453" calcext:value-type="float">
            <text:p>0.00369453</text:p>
          </table:table-cell>
          <table:table-cell office:value-type="float" office:value="0.000966364" calcext:value-type="float">
            <text:p>0.000966364</text:p>
          </table:table-cell>
          <table:table-cell office:value-type="float" office:value="0.00190154" calcext:value-type="float">
            <text:p>0.00190154</text:p>
          </table:table-cell>
        </table:table-row>
        <table:table-row table:style-name="ro1">
          <table:table-cell office:value-type="float" office:value="385500" calcext:value-type="float">
            <text:p>385500</text:p>
          </table:table-cell>
          <table:table-cell/>
          <table:table-cell office:value-type="float" office:value="0.0174984" calcext:value-type="float">
            <text:p>0.0174984</text:p>
          </table:table-cell>
          <table:table-cell office:value-type="float" office:value="0.00133151" calcext:value-type="float">
            <text:p>0.00133151</text:p>
          </table:table-cell>
          <table:table-cell office:value-type="float" office:value="0.408043" calcext:value-type="float">
            <text:p>0.408043</text:p>
          </table:table-cell>
          <table:table-cell office:value-type="float" office:value="0.0908161" calcext:value-type="float">
            <text:p>0.0908161</text:p>
          </table:table-cell>
          <table:table-cell office:value-type="float" office:value="0.00336412" calcext:value-type="float">
            <text:p>0.00336412</text:p>
          </table:table-cell>
          <table:table-cell office:value-type="float" office:value="0.000979391" calcext:value-type="float">
            <text:p>0.000979391</text:p>
          </table:table-cell>
          <table:table-cell office:value-type="float" office:value="0.00197576" calcext:value-type="float">
            <text:p>0.00197576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167527" calcext:value-type="float">
            <text:p>0.0167527</text:p>
          </table:table-cell>
          <table:table-cell office:value-type="float" office:value="0.00128651" calcext:value-type="float">
            <text:p>0.00128651</text:p>
          </table:table-cell>
          <table:table-cell office:value-type="float" office:value="0.389408" calcext:value-type="float">
            <text:p>0.389408</text:p>
          </table:table-cell>
          <table:table-cell office:value-type="float" office:value="0.0936608" calcext:value-type="float">
            <text:p>0.0936608</text:p>
          </table:table-cell>
          <table:table-cell office:value-type="float" office:value="0.00211747" calcext:value-type="float">
            <text:p>0.00211747</text:p>
          </table:table-cell>
          <table:table-cell office:value-type="float" office:value="0.00096597" calcext:value-type="float">
            <text:p>0.00096597</text:p>
          </table:table-cell>
          <table:table-cell office:value-type="float" office:value="0.00194812" calcext:value-type="float">
            <text:p>0.00194812</text:p>
          </table:table-cell>
        </table:table-row>
        <table:table-row table:style-name="ro1">
          <table:table-cell office:value-type="float" office:value="386500" calcext:value-type="float">
            <text:p>386500</text:p>
          </table:table-cell>
          <table:table-cell/>
          <table:table-cell office:value-type="float" office:value="0.0165979" calcext:value-type="float">
            <text:p>0.0165979</text:p>
          </table:table-cell>
          <table:table-cell office:value-type="float" office:value="0.00127743" calcext:value-type="float">
            <text:p>0.00127743</text:p>
          </table:table-cell>
          <table:table-cell office:value-type="float" office:value="0.381211" calcext:value-type="float">
            <text:p>0.381211</text:p>
          </table:table-cell>
          <table:table-cell office:value-type="float" office:value="0.0898083" calcext:value-type="float">
            <text:p>0.0898083</text:p>
          </table:table-cell>
          <table:table-cell office:value-type="float" office:value="0.00207603" calcext:value-type="float">
            <text:p>0.00207603</text:p>
          </table:table-cell>
          <table:table-cell office:value-type="float" office:value="0.000976233" calcext:value-type="float">
            <text:p>0.000976233</text:p>
          </table:table-cell>
          <table:table-cell office:value-type="float" office:value="0.00198602" calcext:value-type="float">
            <text:p>0.00198602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table:style-name="ce1"/>
          <table:table-cell office:value-type="float" office:value="0.0165285" calcext:value-type="float">
            <text:p>0.0165285</text:p>
          </table:table-cell>
          <table:table-cell office:value-type="float" office:value="0.00121467" calcext:value-type="float">
            <text:p>0.00121467</text:p>
          </table:table-cell>
          <table:table-cell office:value-type="float" office:value="0.37345" calcext:value-type="float">
            <text:p>0.37345</text:p>
          </table:table-cell>
          <table:table-cell office:value-type="float" office:value="0.0890058" calcext:value-type="float">
            <text:p>0.0890058</text:p>
          </table:table-cell>
          <table:table-cell office:value-type="float" office:value="0.00203852" calcext:value-type="float">
            <text:p>0.00203852</text:p>
          </table:table-cell>
          <table:table-cell office:value-type="float" office:value="0.000931626" calcext:value-type="float">
            <text:p>0.000931626</text:p>
          </table:table-cell>
          <table:table-cell office:value-type="float" office:value="0.00187786" calcext:value-type="float">
            <text:p>0.00187786</text:p>
          </table:table-cell>
        </table:table-row>
        <table:table-row table:style-name="ro1">
          <table:table-cell office:value-type="float" office:value="387500" calcext:value-type="float">
            <text:p>387500</text:p>
          </table:table-cell>
          <table:table-cell/>
          <table:table-cell office:value-type="float" office:value="0.0160469" calcext:value-type="float">
            <text:p>0.0160469</text:p>
          </table:table-cell>
          <table:table-cell office:value-type="float" office:value="0.00123085" calcext:value-type="float">
            <text:p>0.00123085</text:p>
          </table:table-cell>
          <table:table-cell office:value-type="float" office:value="0.395517" calcext:value-type="float">
            <text:p>0.395517</text:p>
          </table:table-cell>
          <table:table-cell office:value-type="float" office:value="0.0918141" calcext:value-type="float">
            <text:p>0.0918141</text:p>
          </table:table-cell>
          <table:table-cell office:value-type="float" office:value="0.00201444" calcext:value-type="float">
            <text:p>0.00201444</text:p>
          </table:table-cell>
          <table:table-cell office:value-type="float" office:value="0.000934784" calcext:value-type="float">
            <text:p>0.000934784</text:p>
          </table:table-cell>
          <table:table-cell office:value-type="float" office:value="0.00200931" calcext:value-type="float">
            <text:p>0.00200931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172145" calcext:value-type="float">
            <text:p>0.0172145</text:p>
          </table:table-cell>
          <table:table-cell office:value-type="float" office:value="0.00120164" calcext:value-type="float">
            <text:p>0.00120164</text:p>
          </table:table-cell>
          <table:table-cell office:value-type="float" office:value="0.376442" calcext:value-type="float">
            <text:p>0.376442</text:p>
          </table:table-cell>
          <table:table-cell office:value-type="float" office:value="0.0915042" calcext:value-type="float">
            <text:p>0.0915042</text:p>
          </table:table-cell>
          <table:table-cell office:value-type="float" office:value="0.00212261" calcext:value-type="float">
            <text:p>0.00212261</text:p>
          </table:table-cell>
          <table:table-cell office:value-type="float" office:value="0.000985313" calcext:value-type="float">
            <text:p>0.000985313</text:p>
          </table:table-cell>
          <table:table-cell office:value-type="float" office:value="0.00192523" calcext:value-type="float">
            <text:p>0.00192523</text:p>
          </table:table-cell>
        </table:table-row>
        <table:table-row table:style-name="ro1">
          <table:table-cell office:value-type="float" office:value="388500" calcext:value-type="float">
            <text:p>388500</text:p>
          </table:table-cell>
          <table:table-cell/>
          <table:table-cell office:value-type="float" office:value="0.0166844" calcext:value-type="float">
            <text:p>0.0166844</text:p>
          </table:table-cell>
          <table:table-cell office:value-type="float" office:value="0.00119651" calcext:value-type="float">
            <text:p>0.00119651</text:p>
          </table:table-cell>
          <table:table-cell office:value-type="float" office:value="0.382937" calcext:value-type="float">
            <text:p>0.382937</text:p>
          </table:table-cell>
          <table:table-cell office:value-type="float" office:value="0.0866566" calcext:value-type="float">
            <text:p>0.0866566</text:p>
          </table:table-cell>
          <table:table-cell office:value-type="float" office:value="0.00208155" calcext:value-type="float">
            <text:p>0.00208155</text:p>
          </table:table-cell>
          <table:table-cell office:value-type="float" office:value="0.000966759" calcext:value-type="float">
            <text:p>0.000966759</text:p>
          </table:table-cell>
          <table:table-cell office:value-type="float" office:value="0.00199707" calcext:value-type="float">
            <text:p>0.00199707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173752" calcext:value-type="float">
            <text:p>0.0173752</text:p>
          </table:table-cell>
          <table:table-cell office:value-type="float" office:value="0.00127388" calcext:value-type="float">
            <text:p>0.00127388</text:p>
          </table:table-cell>
          <table:table-cell office:value-type="float" office:value="0.392418" calcext:value-type="float">
            <text:p>0.392418</text:p>
          </table:table-cell>
          <table:table-cell office:value-type="float" office:value="0.0916376" calcext:value-type="float">
            <text:p>0.0916376</text:p>
          </table:table-cell>
          <table:table-cell office:value-type="float" office:value="0.00214432" calcext:value-type="float">
            <text:p>0.00214432</text:p>
          </table:table-cell>
          <table:table-cell office:value-type="float" office:value="0.000991629" calcext:value-type="float">
            <text:p>0.000991629</text:p>
          </table:table-cell>
          <table:table-cell office:value-type="float" office:value="0.00192799" calcext:value-type="float">
            <text:p>0.00192799</text:p>
          </table:table-cell>
        </table:table-row>
        <table:table-row table:style-name="ro1">
          <table:table-cell office:value-type="float" office:value="389500" calcext:value-type="float">
            <text:p>389500</text:p>
          </table:table-cell>
          <table:table-cell/>
          <table:table-cell office:value-type="float" office:value="0.0173863" calcext:value-type="float">
            <text:p>0.0173863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397452" calcext:value-type="float">
            <text:p>0.397452</text:p>
          </table:table-cell>
          <table:table-cell office:value-type="float" office:value="0.0915899" calcext:value-type="float">
            <text:p>0.0915899</text:p>
          </table:table-cell>
          <table:table-cell office:value-type="float" office:value="0.00201168" calcext:value-type="float">
            <text:p>0.00201168</text:p>
          </table:table-cell>
          <table:table-cell office:value-type="float" office:value="0.000952943" calcext:value-type="float">
            <text:p>0.000952943</text:p>
          </table:table-cell>
          <table:table-cell office:value-type="float" office:value="0.00196313" calcext:value-type="float">
            <text:p>0.0019631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163729" calcext:value-type="float">
            <text:p>0.0163729</text:p>
          </table:table-cell>
          <table:table-cell office:value-type="float" office:value="0.00126441" calcext:value-type="float">
            <text:p>0.00126441</text:p>
          </table:table-cell>
          <table:table-cell office:value-type="float" office:value="0.38197" calcext:value-type="float">
            <text:p>0.38197</text:p>
          </table:table-cell>
          <table:table-cell office:value-type="float" office:value="0.0884827" calcext:value-type="float">
            <text:p>0.0884827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0959654" calcext:value-type="float">
            <text:p>0.000959654</text:p>
          </table:table-cell>
          <table:table-cell office:value-type="float" office:value="0.00199984" calcext:value-type="float">
            <text:p>0.00199984</text:p>
          </table:table-cell>
        </table:table-row>
        <table:table-row table:style-name="ro1">
          <table:table-cell office:value-type="float" office:value="390500" calcext:value-type="float">
            <text:p>390500</text:p>
          </table:table-cell>
          <table:table-cell/>
          <table:table-cell office:value-type="float" office:value="0.0169493" calcext:value-type="float">
            <text:p>0.0169493</text:p>
          </table:table-cell>
          <table:table-cell office:value-type="float" office:value="0.00119256" calcext:value-type="float">
            <text:p>0.00119256</text:p>
          </table:table-cell>
          <table:table-cell office:value-type="float" office:value="0.385923" calcext:value-type="float">
            <text:p>0.385923</text:p>
          </table:table-cell>
          <table:table-cell office:value-type="float" office:value="0.0886517" calcext:value-type="float">
            <text:p>0.0886517</text:p>
          </table:table-cell>
          <table:table-cell office:value-type="float" office:value="0.00206497" calcext:value-type="float">
            <text:p>0.00206497</text:p>
          </table:table-cell>
          <table:table-cell office:value-type="float" office:value="0.000993208" calcext:value-type="float">
            <text:p>0.000993208</text:p>
          </table:table-cell>
          <table:table-cell office:value-type="float" office:value="0.00202313" calcext:value-type="float">
            <text:p>0.00202313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171336" calcext:value-type="float">
            <text:p>0.0171336</text:p>
          </table:table-cell>
          <table:table-cell office:value-type="float" office:value="0.00121111" calcext:value-type="float">
            <text:p>0.00121111</text:p>
          </table:table-cell>
          <table:table-cell office:value-type="float" office:value="0.414093" calcext:value-type="float">
            <text:p>0.414093</text:p>
          </table:table-cell>
          <table:table-cell office:value-type="float" office:value="0.0926841" calcext:value-type="float">
            <text:p>0.0926841</text:p>
          </table:table-cell>
          <table:table-cell office:value-type="float" office:value="0.00201721" calcext:value-type="float">
            <text:p>0.00201721</text:p>
          </table:table-cell>
          <table:table-cell office:value-type="float" office:value="0.000968338" calcext:value-type="float">
            <text:p>0.000968338</text:p>
          </table:table-cell>
          <table:table-cell office:value-type="float" office:value="0.00207326" calcext:value-type="float">
            <text:p>0.00207326</text:p>
          </table:table-cell>
        </table:table-row>
        <table:table-row table:style-name="ro1">
          <table:table-cell office:value-type="float" office:value="391500" calcext:value-type="float">
            <text:p>391500</text:p>
          </table:table-cell>
          <table:table-cell/>
          <table:table-cell office:value-type="float" office:value="0.017072" calcext:value-type="float">
            <text:p>0.017072</text:p>
          </table:table-cell>
          <table:table-cell office:value-type="float" office:value="0.00117835" calcext:value-type="float">
            <text:p>0.00117835</text:p>
          </table:table-cell>
          <table:table-cell office:value-type="float" office:value="0.381749" calcext:value-type="float">
            <text:p>0.381749</text:p>
          </table:table-cell>
          <table:table-cell office:value-type="float" office:value="0.0888838" calcext:value-type="float">
            <text:p>0.0888838</text:p>
          </table:table-cell>
          <table:table-cell office:value-type="float" office:value="0.00197813" calcext:value-type="float">
            <text:p>0.00197813</text:p>
          </table:table-cell>
          <table:table-cell office:value-type="float" office:value="0.000954916" calcext:value-type="float">
            <text:p>0.000954916</text:p>
          </table:table-cell>
          <table:table-cell office:value-type="float" office:value="0.00203221" calcext:value-type="float">
            <text:p>0.00203221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17014" calcext:value-type="float">
            <text:p>0.017014</text:p>
          </table:table-cell>
          <table:table-cell office:value-type="float" office:value="0.00122059" calcext:value-type="float">
            <text:p>0.00122059</text:p>
          </table:table-cell>
          <table:table-cell office:value-type="float" office:value="0.369067" calcext:value-type="float">
            <text:p>0.369067</text:p>
          </table:table-cell>
          <table:table-cell office:value-type="float" office:value="0.0861075" calcext:value-type="float">
            <text:p>0.0861075</text:p>
          </table:table-cell>
          <table:table-cell office:value-type="float" office:value="0.00204642" calcext:value-type="float">
            <text:p>0.00204642</text:p>
          </table:table-cell>
          <table:table-cell office:value-type="float" office:value="0.000978602" calcext:value-type="float">
            <text:p>0.000978602</text:p>
          </table:table-cell>
          <table:table-cell office:value-type="float" office:value="0.00192365" calcext:value-type="float">
            <text:p>0.00192365</text:p>
          </table:table-cell>
        </table:table-row>
        <table:table-row table:style-name="ro1">
          <table:table-cell office:value-type="float" office:value="392500" calcext:value-type="float">
            <text:p>392500</text:p>
          </table:table-cell>
          <table:table-cell/>
          <table:table-cell office:value-type="float" office:value="0.0172118" calcext:value-type="float">
            <text:p>0.0172118</text:p>
          </table:table-cell>
          <table:table-cell office:value-type="float" office:value="0.00116256" calcext:value-type="float">
            <text:p>0.00116256</text:p>
          </table:table-cell>
          <table:table-cell office:value-type="float" office:value="0.388281" calcext:value-type="float">
            <text:p>0.388281</text:p>
          </table:table-cell>
          <table:table-cell office:value-type="float" office:value="0.0897996" calcext:value-type="float">
            <text:p>0.0897996</text:p>
          </table:table-cell>
          <table:table-cell office:value-type="float" office:value="0.00212261" calcext:value-type="float">
            <text:p>0.00212261</text:p>
          </table:table-cell>
          <table:table-cell office:value-type="float" office:value="0.000977418" calcext:value-type="float">
            <text:p>0.000977418</text:p>
          </table:table-cell>
          <table:table-cell office:value-type="float" office:value="0.00205116" calcext:value-type="float">
            <text:p>0.00205116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166461" calcext:value-type="float">
            <text:p>0.0166461</text:p>
          </table:table-cell>
          <table:table-cell office:value-type="float" office:value="0.00125296" calcext:value-type="float">
            <text:p>0.00125296</text:p>
          </table:table-cell>
          <table:table-cell office:value-type="float" office:value="0.38655" calcext:value-type="float">
            <text:p>0.38655</text:p>
          </table:table-cell>
          <table:table-cell office:value-type="float" office:value="0.0900926" calcext:value-type="float">
            <text:p>0.0900926</text:p>
          </table:table-cell>
          <table:table-cell office:value-type="float" office:value="0.00213405" calcext:value-type="float">
            <text:p>0.00213405</text:p>
          </table:table-cell>
          <table:table-cell office:value-type="float" office:value="0.0009411" calcext:value-type="float">
            <text:p>0.0009411</text:p>
          </table:table-cell>
          <table:table-cell office:value-type="float" office:value="0.0020405" calcext:value-type="float">
            <text:p>0.0020405</text:p>
          </table:table-cell>
        </table:table-row>
        <table:table-row table:style-name="ro1">
          <table:table-cell office:value-type="float" office:value="393500" calcext:value-type="float">
            <text:p>393500</text:p>
          </table:table-cell>
          <table:table-cell/>
          <table:table-cell office:value-type="float" office:value="0.016562" calcext:value-type="float">
            <text:p>0.016562</text:p>
          </table:table-cell>
          <table:table-cell office:value-type="float" office:value="0.00126559" calcext:value-type="float">
            <text:p>0.00126559</text:p>
          </table:table-cell>
          <table:table-cell office:value-type="float" office:value="0.380512" calcext:value-type="float">
            <text:p>0.380512</text:p>
          </table:table-cell>
          <table:table-cell office:value-type="float" office:value="0.0905299" calcext:value-type="float">
            <text:p>0.0905299</text:p>
          </table:table-cell>
          <table:table-cell office:value-type="float" office:value="0.00202944" calcext:value-type="float">
            <text:p>0.00202944</text:p>
          </table:table-cell>
          <table:table-cell office:value-type="float" office:value="0.000945837" calcext:value-type="float">
            <text:p>0.000945837</text:p>
          </table:table-cell>
          <table:table-cell office:value-type="float" office:value="0.00201286" calcext:value-type="float">
            <text:p>0.00201286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163638" calcext:value-type="float">
            <text:p>0.0163638</text:p>
          </table:table-cell>
          <table:table-cell office:value-type="float" office:value="0.00136625" calcext:value-type="float">
            <text:p>0.00136625</text:p>
          </table:table-cell>
          <table:table-cell office:value-type="float" office:value="0.364698" calcext:value-type="float">
            <text:p>0.364698</text:p>
          </table:table-cell>
          <table:table-cell office:value-type="float" office:value="0.0865141" calcext:value-type="float">
            <text:p>0.0865141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09486" calcext:value-type="float">
            <text:p>0.0009486</text:p>
          </table:table-cell>
          <table:table-cell office:value-type="float" office:value="0.00191773" calcext:value-type="float">
            <text:p>0.00191773</text:p>
          </table:table-cell>
        </table:table-row>
        <table:table-row table:style-name="ro1">
          <table:table-cell office:value-type="float" office:value="394500" calcext:value-type="float">
            <text:p>394500</text:p>
          </table:table-cell>
          <table:table-cell/>
          <table:table-cell office:value-type="float" office:value="0.0170089" calcext:value-type="float">
            <text:p>0.0170089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369204" calcext:value-type="float">
            <text:p>0.369204</text:p>
          </table:table-cell>
          <table:table-cell office:value-type="float" office:value="0.0871793" calcext:value-type="float">
            <text:p>0.0871793</text:p>
          </table:table-cell>
          <table:table-cell office:value-type="float" office:value="0.00207287" calcext:value-type="float">
            <text:p>0.00207287</text:p>
          </table:table-cell>
          <table:table-cell office:value-type="float" office:value="0.000967549" calcext:value-type="float">
            <text:p>0.000967549</text:p>
          </table:table-cell>
          <table:table-cell office:value-type="float" office:value="0.00198721" calcext:value-type="float">
            <text:p>0.00198721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table:style-name="ce1"/>
          <table:table-cell office:value-type="float" office:value="0.0167333" calcext:value-type="float">
            <text:p>0.0167333</text:p>
          </table:table-cell>
          <table:table-cell office:value-type="float" office:value="0.00126006" calcext:value-type="float">
            <text:p>0.00126006</text:p>
          </table:table-cell>
          <table:table-cell office:value-type="float" office:value="0.390798" calcext:value-type="float">
            <text:p>0.390798</text:p>
          </table:table-cell>
          <table:table-cell office:value-type="float" office:value="0.0906302" calcext:value-type="float">
            <text:p>0.0906302</text:p>
          </table:table-cell>
          <table:table-cell office:value-type="float" office:value="0.00198839" calcext:value-type="float">
            <text:p>0.00198839</text:p>
          </table:table-cell>
          <table:table-cell office:value-type="float" office:value="0.000955311" calcext:value-type="float">
            <text:p>0.000955311</text:p>
          </table:table-cell>
          <table:table-cell office:value-type="float" office:value="0.00202629" calcext:value-type="float">
            <text:p>0.00202629</text:p>
          </table:table-cell>
        </table:table-row>
        <table:table-row table:style-name="ro1">
          <table:table-cell office:value-type="float" office:value="395500" calcext:value-type="float">
            <text:p>395500</text:p>
          </table:table-cell>
          <table:table-cell/>
          <table:table-cell office:value-type="float" office:value="0.0173965" calcext:value-type="float">
            <text:p>0.0173965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38005" calcext:value-type="float">
            <text:p>0.38005</text:p>
          </table:table-cell>
          <table:table-cell office:value-type="float" office:value="0.0901845" calcext:value-type="float">
            <text:p>0.0901845</text:p>
          </table:table-cell>
          <table:table-cell office:value-type="float" office:value="0.00202313" calcext:value-type="float">
            <text:p>0.00202313</text:p>
          </table:table-cell>
          <table:table-cell office:value-type="float" office:value="0.000960443" calcext:value-type="float">
            <text:p>0.000960443</text:p>
          </table:table-cell>
          <table:table-cell office:value-type="float" office:value="0.00197813" calcext:value-type="float">
            <text:p>0.00197813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168249" calcext:value-type="float">
            <text:p>0.0168249</text:p>
          </table:table-cell>
          <table:table-cell office:value-type="float" office:value="0.00129835" calcext:value-type="float">
            <text:p>0.00129835</text:p>
          </table:table-cell>
          <table:table-cell office:value-type="float" office:value="0.373962" calcext:value-type="float">
            <text:p>0.373962</text:p>
          </table:table-cell>
          <table:table-cell office:value-type="float" office:value="0.0880276" calcext:value-type="float">
            <text:p>0.0880276</text:p>
          </table:table-cell>
          <table:table-cell office:value-type="float" office:value="0.00203339" calcext:value-type="float">
            <text:p>0.00203339</text:p>
          </table:table-cell>
          <table:table-cell office:value-type="float" office:value="0.000984128" calcext:value-type="float">
            <text:p>0.000984128</text:p>
          </table:table-cell>
          <table:table-cell office:value-type="float" office:value="0.00196786" calcext:value-type="float">
            <text:p>0.00196786</text:p>
          </table:table-cell>
        </table:table-row>
        <table:table-row table:style-name="ro1">
          <table:table-cell office:value-type="float" office:value="396500" calcext:value-type="float">
            <text:p>396500</text:p>
          </table:table-cell>
          <table:table-cell table:style-name="ce1"/>
          <table:table-cell office:value-type="float" office:value="0.0174301" calcext:value-type="float">
            <text:p>0.0174301</text:p>
          </table:table-cell>
          <table:table-cell office:value-type="float" office:value="0.00128256" calcext:value-type="float">
            <text:p>0.00128256</text:p>
          </table:table-cell>
          <table:table-cell office:value-type="float" office:value="0.35286" calcext:value-type="float">
            <text:p>0.35286</text:p>
          </table:table-cell>
          <table:table-cell office:value-type="float" office:value="0.0820687" calcext:value-type="float">
            <text:p>0.0820687</text:p>
          </table:table-cell>
          <table:table-cell office:value-type="float" office:value="0.00206853" calcext:value-type="float">
            <text:p>0.00206853</text:p>
          </table:table-cell>
          <table:table-cell office:value-type="float" office:value="0.000986497" calcext:value-type="float">
            <text:p>0.000986497</text:p>
          </table:table-cell>
          <table:table-cell office:value-type="float" office:value="0.00191457" calcext:value-type="float">
            <text:p>0.00191457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table:style-name="ce1"/>
          <table:table-cell office:value-type="float" office:value="0.0174175" calcext:value-type="float">
            <text:p>0.0174175</text:p>
          </table:table-cell>
          <table:table-cell office:value-type="float" office:value="0.0012344" calcext:value-type="float">
            <text:p>0.0012344</text:p>
          </table:table-cell>
          <table:table-cell office:value-type="float" office:value="0.378528" calcext:value-type="float">
            <text:p>0.378528</text:p>
          </table:table-cell>
          <table:table-cell office:value-type="float" office:value="0.0891447" calcext:value-type="float">
            <text:p>0.0891447</text:p>
          </table:table-cell>
          <table:table-cell office:value-type="float" office:value="0.0020555" calcext:value-type="float">
            <text:p>0.0020555</text:p>
          </table:table-cell>
          <table:table-cell office:value-type="float" office:value="0.000978207" calcext:value-type="float">
            <text:p>0.000978207</text:p>
          </table:table-cell>
          <table:table-cell office:value-type="float" office:value="0.00199628" calcext:value-type="float">
            <text:p>0.00199628</text:p>
          </table:table-cell>
        </table:table-row>
        <table:table-row table:style-name="ro1">
          <table:table-cell office:value-type="float" office:value="397500" calcext:value-type="float">
            <text:p>397500</text:p>
          </table:table-cell>
          <table:table-cell/>
          <table:table-cell office:value-type="float" office:value="0.0164653" calcext:value-type="float">
            <text:p>0.0164653</text:p>
          </table:table-cell>
          <table:table-cell office:value-type="float" office:value="0.00125059" calcext:value-type="float">
            <text:p>0.00125059</text:p>
          </table:table-cell>
          <table:table-cell office:value-type="float" office:value="0.378221" calcext:value-type="float">
            <text:p>0.378221</text:p>
          </table:table-cell>
          <table:table-cell office:value-type="float" office:value="0.0897744" calcext:value-type="float">
            <text:p>0.0897744</text:p>
          </table:table-cell>
          <table:table-cell office:value-type="float" office:value="0.00198563" calcext:value-type="float">
            <text:p>0.00198563</text:p>
          </table:table-cell>
          <table:table-cell office:value-type="float" office:value="0.000947021" calcext:value-type="float">
            <text:p>0.000947021</text:p>
          </table:table-cell>
          <table:table-cell office:value-type="float" office:value="0.00213327" calcext:value-type="float">
            <text:p>0.00213327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170164" calcext:value-type="float">
            <text:p>0.0170164</text:p>
          </table:table-cell>
          <table:table-cell office:value-type="float" office:value="0.00124901" calcext:value-type="float">
            <text:p>0.00124901</text:p>
          </table:table-cell>
          <table:table-cell office:value-type="float" office:value="0.390443" calcext:value-type="float">
            <text:p>0.390443</text:p>
          </table:table-cell>
          <table:table-cell office:value-type="float" office:value="0.0909444" calcext:value-type="float">
            <text:p>0.0909444</text:p>
          </table:table-cell>
          <table:table-cell office:value-type="float" office:value="0.00205195" calcext:value-type="float">
            <text:p>0.00205195</text:p>
          </table:table-cell>
          <table:table-cell office:value-type="float" office:value="0.000980181" calcext:value-type="float">
            <text:p>0.000980181</text:p>
          </table:table-cell>
          <table:table-cell office:value-type="float" office:value="0.00228209" calcext:value-type="float">
            <text:p>0.00228209</text:p>
          </table:table-cell>
        </table:table-row>
        <table:table-row table:style-name="ro1">
          <table:table-cell office:value-type="float" office:value="398500" calcext:value-type="float">
            <text:p>398500</text:p>
          </table:table-cell>
          <table:table-cell/>
          <table:table-cell office:value-type="float" office:value="0.0164633" calcext:value-type="float">
            <text:p>0.0164633</text:p>
          </table:table-cell>
          <table:table-cell office:value-type="float" office:value="0.00125019" calcext:value-type="float">
            <text:p>0.00125019</text:p>
          </table:table-cell>
          <table:table-cell office:value-type="float" office:value="0.391298" calcext:value-type="float">
            <text:p>0.391298</text:p>
          </table:table-cell>
          <table:table-cell office:value-type="float" office:value="0.091938" calcext:value-type="float">
            <text:p>0.091938</text:p>
          </table:table-cell>
          <table:table-cell office:value-type="float" office:value="0.00202787" calcext:value-type="float">
            <text:p>0.00202787</text:p>
          </table:table-cell>
          <table:table-cell office:value-type="float" office:value="0.000956495" calcext:value-type="float">
            <text:p>0.000956495</text:p>
          </table:table-cell>
          <table:table-cell office:value-type="float" office:value="0.00211945" calcext:value-type="float">
            <text:p>0.00211945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179906" calcext:value-type="float">
            <text:p>0.0179906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390654" calcext:value-type="float">
            <text:p>0.390654</text:p>
          </table:table-cell>
          <table:table-cell office:value-type="float" office:value="0.0894945" calcext:value-type="float">
            <text:p>0.0894945</text:p>
          </table:table-cell>
          <table:table-cell office:value-type="float" office:value="0.00207247" calcext:value-type="float">
            <text:p>0.00207247</text:p>
          </table:table-cell>
          <table:table-cell office:value-type="float" office:value="0.000999129" calcext:value-type="float">
            <text:p>0.000999129</text:p>
          </table:table-cell>
          <table:table-cell office:value-type="float" office:value="0.00223353" calcext:value-type="float">
            <text:p>0.00223353</text:p>
          </table:table-cell>
        </table:table-row>
        <table:table-row table:style-name="ro1">
          <table:table-cell office:value-type="float" office:value="399500" calcext:value-type="float">
            <text:p>399500</text:p>
          </table:table-cell>
          <table:table-cell/>
          <table:table-cell office:value-type="float" office:value="0.016515" calcext:value-type="float">
            <text:p>0.016515</text:p>
          </table:table-cell>
          <table:table-cell office:value-type="float" office:value="0.00119098" calcext:value-type="float">
            <text:p>0.00119098</text:p>
          </table:table-cell>
          <table:table-cell office:value-type="float" office:value="0.382895" calcext:value-type="float">
            <text:p>0.382895</text:p>
          </table:table-cell>
          <table:table-cell office:value-type="float" office:value="0.0905307" calcext:value-type="float">
            <text:p>0.0905307</text:p>
          </table:table-cell>
          <table:table-cell office:value-type="float" office:value="0.00200773" calcext:value-type="float">
            <text:p>0.00200773</text:p>
          </table:table-cell>
          <table:table-cell office:value-type="float" office:value="0.000953732" calcext:value-type="float">
            <text:p>0.000953732</text:p>
          </table:table-cell>
          <table:table-cell office:value-type="float" office:value="0.00213563" calcext:value-type="float">
            <text:p>0.002135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162774" calcext:value-type="float">
            <text:p>0.0162774</text:p>
          </table:table-cell>
          <table:table-cell office:value-type="float" office:value="0.00125927" calcext:value-type="float">
            <text:p>0.00125927</text:p>
          </table:table-cell>
          <table:table-cell office:value-type="float" office:value="0.389814" calcext:value-type="float">
            <text:p>0.389814</text:p>
          </table:table-cell>
          <table:table-cell office:value-type="float" office:value="0.0933225" calcext:value-type="float">
            <text:p>0.0933225</text:p>
          </table:table-cell>
          <table:table-cell office:value-type="float" office:value="0.00199589" calcext:value-type="float">
            <text:p>0.00199589</text:p>
          </table:table-cell>
          <table:table-cell office:value-type="float" office:value="0.000944653" calcext:value-type="float">
            <text:p>0.000944653</text:p>
          </table:table-cell>
          <table:table-cell office:value-type="float" office:value="0.00209339" calcext:value-type="float">
            <text:p>0.00209339</text:p>
          </table:table-cell>
        </table:table-row>
        <table:table-row table:style-name="ro1">
          <table:table-cell office:value-type="float" office:value="400500" calcext:value-type="float">
            <text:p>400500</text:p>
          </table:table-cell>
          <table:table-cell/>
          <table:table-cell office:value-type="float" office:value="0.0178821" calcext:value-type="float">
            <text:p>0.0178821</text:p>
          </table:table-cell>
          <table:table-cell office:value-type="float" office:value="0.00125533" calcext:value-type="float">
            <text:p>0.00125533</text:p>
          </table:table-cell>
          <table:table-cell office:value-type="float" office:value="0.390784" calcext:value-type="float">
            <text:p>0.390784</text:p>
          </table:table-cell>
          <table:table-cell office:value-type="float" office:value="0.0938238" calcext:value-type="float">
            <text:p>0.0938238</text:p>
          </table:table-cell>
          <table:table-cell office:value-type="float" office:value="0.00209103" calcext:value-type="float">
            <text:p>0.00209103</text:p>
          </table:table-cell>
          <table:table-cell office:value-type="float" office:value="0.0010011" calcext:value-type="float">
            <text:p>0.0010011</text:p>
          </table:table-cell>
          <table:table-cell office:value-type="float" office:value="0.00203102" calcext:value-type="float">
            <text:p>0.00203102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175615" calcext:value-type="float">
            <text:p>0.0175615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378862" calcext:value-type="float">
            <text:p>0.378862</text:p>
          </table:table-cell>
          <table:table-cell office:value-type="float" office:value="0.0889035" calcext:value-type="float">
            <text:p>0.0889035</text:p>
          </table:table-cell>
          <table:table-cell office:value-type="float" office:value="0.00212932" calcext:value-type="float">
            <text:p>0.00212932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197418" calcext:value-type="float">
            <text:p>0.00197418</text:p>
          </table:table-cell>
        </table:table-row>
        <table:table-row table:style-name="ro1">
          <table:table-cell office:value-type="float" office:value="401500" calcext:value-type="float">
            <text:p>401500</text:p>
          </table:table-cell>
          <table:table-cell/>
          <table:table-cell office:value-type="float" office:value="0.0176914" calcext:value-type="float">
            <text:p>0.0176914</text:p>
          </table:table-cell>
          <table:table-cell office:value-type="float" office:value="0.00120164" calcext:value-type="float">
            <text:p>0.00120164</text:p>
          </table:table-cell>
          <table:table-cell office:value-type="float" office:value="0.382215" calcext:value-type="float">
            <text:p>0.382215</text:p>
          </table:table-cell>
          <table:table-cell office:value-type="float" office:value="0.0911691" calcext:value-type="float">
            <text:p>0.0911691</text:p>
          </table:table-cell>
          <table:table-cell office:value-type="float" office:value="0.00206655" calcext:value-type="float">
            <text:p>0.00206655</text:p>
          </table:table-cell>
          <table:table-cell office:value-type="float" office:value="0.000981365" calcext:value-type="float">
            <text:p>0.000981365</text:p>
          </table:table-cell>
          <table:table-cell office:value-type="float" office:value="0.00198168" calcext:value-type="float">
            <text:p>0.00198168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170274" calcext:value-type="float">
            <text:p>0.0170274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393452" calcext:value-type="float">
            <text:p>0.393452</text:p>
          </table:table-cell>
          <table:table-cell office:value-type="float" office:value="0.0939355" calcext:value-type="float">
            <text:p>0.0939355</text:p>
          </table:table-cell>
          <table:table-cell office:value-type="float" office:value="0.00207168" calcext:value-type="float">
            <text:p>0.00207168</text:p>
          </table:table-cell>
          <table:table-cell office:value-type="float" office:value="0.000977023" calcext:value-type="float">
            <text:p>0.000977023</text:p>
          </table:table-cell>
          <table:table-cell office:value-type="float" office:value="0.00203102" calcext:value-type="float">
            <text:p>0.00203102</text:p>
          </table:table-cell>
        </table:table-row>
        <table:table-row table:style-name="ro1">
          <table:table-cell office:value-type="float" office:value="402500" calcext:value-type="float">
            <text:p>402500</text:p>
          </table:table-cell>
          <table:table-cell/>
          <table:table-cell office:value-type="float" office:value="0.0163654" calcext:value-type="float">
            <text:p>0.0163654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0949504" calcext:value-type="float">
            <text:p>0.0949504</text:p>
          </table:table-cell>
          <table:table-cell office:value-type="float" office:value="0.00204208" calcext:value-type="float">
            <text:p>0.00204208</text:p>
          </table:table-cell>
          <table:table-cell office:value-type="float" office:value="0.00096518" calcext:value-type="float">
            <text:p>0.00096518</text:p>
          </table:table-cell>
          <table:table-cell office:value-type="float" office:value="0.00242144" calcext:value-type="float">
            <text:p>0.00242144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16247" calcext:value-type="float">
            <text:p>0.016247</text:p>
          </table:table-cell>
          <table:table-cell office:value-type="float" office:value="0.0011673" calcext:value-type="float">
            <text:p>0.0011673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0.0956373" calcext:value-type="float">
            <text:p>0.0956373</text:p>
          </table:table-cell>
          <table:table-cell office:value-type="float" office:value="0.00199194" calcext:value-type="float">
            <text:p>0.00199194</text:p>
          </table:table-cell>
          <table:table-cell office:value-type="float" office:value="0.000945837" calcext:value-type="float">
            <text:p>0.000945837</text:p>
          </table:table-cell>
          <table:table-cell office:value-type="float" office:value="0.00240841" calcext:value-type="float">
            <text:p>0.00240841</text:p>
          </table:table-cell>
        </table:table-row>
        <table:table-row table:style-name="ro1">
          <table:table-cell office:value-type="float" office:value="403500" calcext:value-type="float">
            <text:p>403500</text:p>
          </table:table-cell>
          <table:table-cell/>
          <table:table-cell office:value-type="float" office:value="0.0177187" calcext:value-type="float">
            <text:p>0.0177187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374055" calcext:value-type="float">
            <text:p>0.374055</text:p>
          </table:table-cell>
          <table:table-cell office:value-type="float" office:value="0.0878136" calcext:value-type="float">
            <text:p>0.0878136</text:p>
          </table:table-cell>
          <table:table-cell office:value-type="float" office:value="0.00209932" calcext:value-type="float">
            <text:p>0.00209932</text:p>
          </table:table-cell>
          <table:table-cell office:value-type="float" office:value="0.0010011" calcext:value-type="float">
            <text:p>0.0010011</text:p>
          </table:table-cell>
          <table:table-cell office:value-type="float" office:value="0.00219366" calcext:value-type="float">
            <text:p>0.00219366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175236" calcext:value-type="float">
            <text:p>0.0175236</text:p>
          </table:table-cell>
          <table:table-cell office:value-type="float" office:value="0.00121309" calcext:value-type="float">
            <text:p>0.00121309</text:p>
          </table:table-cell>
          <table:table-cell office:value-type="float" office:value="0.385518" calcext:value-type="float">
            <text:p>0.385518</text:p>
          </table:table-cell>
          <table:table-cell office:value-type="float" office:value="0.0923758" calcext:value-type="float">
            <text:p>0.0923758</text:p>
          </table:table-cell>
          <table:table-cell office:value-type="float" office:value="0.00205905" calcext:value-type="float">
            <text:p>0.00205905</text:p>
          </table:table-cell>
          <table:table-cell office:value-type="float" office:value="0.000970312" calcext:value-type="float">
            <text:p>0.000970312</text:p>
          </table:table-cell>
          <table:table-cell office:value-type="float" office:value="0.00223314" calcext:value-type="float">
            <text:p>0.00223314</text:p>
          </table:table-cell>
        </table:table-row>
        <table:table-row table:style-name="ro1">
          <table:table-cell office:value-type="float" office:value="404500" calcext:value-type="float">
            <text:p>404500</text:p>
          </table:table-cell>
          <table:table-cell/>
          <table:table-cell office:value-type="float" office:value="0.0180056" calcext:value-type="float">
            <text:p>0.0180056</text:p>
          </table:table-cell>
          <table:table-cell office:value-type="float" office:value="0.00130112" calcext:value-type="float">
            <text:p>0.00130112</text:p>
          </table:table-cell>
          <table:table-cell office:value-type="float" office:value="0.395092" calcext:value-type="float">
            <text:p>0.395092</text:p>
          </table:table-cell>
          <table:table-cell office:value-type="float" office:value="0.0934918" calcext:value-type="float">
            <text:p>0.0934918</text:p>
          </table:table-cell>
          <table:table-cell office:value-type="float" office:value="0.00209063" calcext:value-type="float">
            <text:p>0.00209063</text:p>
          </table:table-cell>
          <table:table-cell office:value-type="float" office:value="0.000986497" calcext:value-type="float">
            <text:p>0.000986497</text:p>
          </table:table-cell>
          <table:table-cell office:value-type="float" office:value="0.00216287" calcext:value-type="float">
            <text:p>0.00216287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177052" calcext:value-type="float">
            <text:p>0.0177052</text:p>
          </table:table-cell>
          <table:table-cell office:value-type="float" office:value="0.00119532" calcext:value-type="float">
            <text:p>0.00119532</text:p>
          </table:table-cell>
          <table:table-cell office:value-type="float" office:value="0.379298" calcext:value-type="float">
            <text:p>0.379298</text:p>
          </table:table-cell>
          <table:table-cell office:value-type="float" office:value="0.0927607" calcext:value-type="float">
            <text:p>0.0927607</text:p>
          </table:table-cell>
          <table:table-cell office:value-type="float" office:value="0.00207721" calcext:value-type="float">
            <text:p>0.00207721</text:p>
          </table:table-cell>
          <table:table-cell office:value-type="float" office:value="0.000978207" calcext:value-type="float">
            <text:p>0.000978207</text:p>
          </table:table-cell>
          <table:table-cell office:value-type="float" office:value="0.00209182" calcext:value-type="float">
            <text:p>0.00209182</text:p>
          </table:table-cell>
        </table:table-row>
        <table:table-row table:style-name="ro1">
          <table:table-cell office:value-type="float" office:value="405500" calcext:value-type="float">
            <text:p>405500</text:p>
          </table:table-cell>
          <table:table-cell/>
          <table:table-cell office:value-type="float" office:value="0.0174194" calcext:value-type="float">
            <text:p>0.0174194</text:p>
          </table:table-cell>
          <table:table-cell office:value-type="float" office:value="0.00119769" calcext:value-type="float">
            <text:p>0.00119769</text:p>
          </table:table-cell>
          <table:table-cell office:value-type="float" office:value="0.379317" calcext:value-type="float">
            <text:p>0.379317</text:p>
          </table:table-cell>
          <table:table-cell office:value-type="float" office:value="0.0930173" calcext:value-type="float">
            <text:p>0.0930173</text:p>
          </table:table-cell>
          <table:table-cell office:value-type="float" office:value="0.00206774" calcext:value-type="float">
            <text:p>0.00206774</text:p>
          </table:table-cell>
          <table:table-cell office:value-type="float" office:value="0.000984523" calcext:value-type="float">
            <text:p>0.000984523</text:p>
          </table:table-cell>
          <table:table-cell office:value-type="float" office:value="0.00213682" calcext:value-type="float">
            <text:p>0.00213682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176164" calcext:value-type="float">
            <text:p>0.0176164</text:p>
          </table:table-cell>
          <table:table-cell office:value-type="float" office:value="0.00119809" calcext:value-type="float">
            <text:p>0.00119809</text:p>
          </table:table-cell>
          <table:table-cell office:value-type="float" office:value="0.388621" calcext:value-type="float">
            <text:p>0.388621</text:p>
          </table:table-cell>
          <table:table-cell office:value-type="float" office:value="0.093461" calcext:value-type="float">
            <text:p>0.093461</text:p>
          </table:table-cell>
          <table:table-cell office:value-type="float" office:value="0.00206418" calcext:value-type="float">
            <text:p>0.00206418</text:p>
          </table:table-cell>
          <table:table-cell office:value-type="float" office:value="0.000991629" calcext:value-type="float">
            <text:p>0.000991629</text:p>
          </table:table-cell>
          <table:table-cell office:value-type="float" office:value="0.00206221" calcext:value-type="float">
            <text:p>0.00206221</text:p>
          </table:table-cell>
        </table:table-row>
        <table:table-row table:style-name="ro1">
          <table:table-cell office:value-type="float" office:value="406500" calcext:value-type="float">
            <text:p>406500</text:p>
          </table:table-cell>
          <table:table-cell/>
          <table:table-cell office:value-type="float" office:value="0.018158" calcext:value-type="float">
            <text:p>0.018158</text:p>
          </table:table-cell>
          <table:table-cell office:value-type="float" office:value="0.0012423" calcext:value-type="float">
            <text:p>0.0012423</text:p>
          </table:table-cell>
          <table:table-cell office:value-type="float" office:value="0.379724" calcext:value-type="float">
            <text:p>0.379724</text:p>
          </table:table-cell>
          <table:table-cell office:value-type="float" office:value="0.0894984" calcext:value-type="float">
            <text:p>0.0894984</text:p>
          </table:table-cell>
          <table:table-cell office:value-type="float" office:value="0.00211471" calcext:value-type="float">
            <text:p>0.00211471</text:p>
          </table:table-cell>
          <table:table-cell office:value-type="float" office:value="0.00103703" calcext:value-type="float">
            <text:p>0.00103703</text:p>
          </table:table-cell>
          <table:table-cell office:value-type="float" office:value="0.00217866" calcext:value-type="float">
            <text:p>0.00217866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167898" calcext:value-type="float">
            <text:p>0.0167898</text:p>
          </table:table-cell>
          <table:table-cell office:value-type="float" office:value="0.00117006" calcext:value-type="float">
            <text:p>0.00117006</text:p>
          </table:table-cell>
          <table:table-cell office:value-type="float" office:value="0.38864" calcext:value-type="float">
            <text:p>0.38864</text:p>
          </table:table-cell>
          <table:table-cell office:value-type="float" office:value="0.0939205" calcext:value-type="float">
            <text:p>0.0939205</text:p>
          </table:table-cell>
          <table:table-cell office:value-type="float" office:value="0.00204287" calcext:value-type="float">
            <text:p>0.00204287</text:p>
          </table:table-cell>
          <table:table-cell office:value-type="float" office:value="0.000977023" calcext:value-type="float">
            <text:p>0.000977023</text:p>
          </table:table-cell>
          <table:table-cell office:value-type="float" office:value="0.00205195" calcext:value-type="float">
            <text:p>0.00205195</text:p>
          </table:table-cell>
        </table:table-row>
        <table:table-row table:style-name="ro1">
          <table:table-cell office:value-type="float" office:value="407500" calcext:value-type="float">
            <text:p>407500</text:p>
          </table:table-cell>
          <table:table-cell/>
          <table:table-cell office:value-type="float" office:value="0.0182563" calcext:value-type="float">
            <text:p>0.0182563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397152" calcext:value-type="float">
            <text:p>0.397152</text:p>
          </table:table-cell>
          <table:table-cell office:value-type="float" office:value="0.0950815" calcext:value-type="float">
            <text:p>0.0950815</text:p>
          </table:table-cell>
          <table:table-cell office:value-type="float" office:value="0.00206734" calcext:value-type="float">
            <text:p>0.00206734</text:p>
          </table:table-cell>
          <table:table-cell office:value-type="float" office:value="0.000990839" calcext:value-type="float">
            <text:p>0.000990839</text:p>
          </table:table-cell>
          <table:table-cell office:value-type="float" office:value="0.00205431" calcext:value-type="float">
            <text:p>0.00205431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162707" calcext:value-type="float">
            <text:p>0.0162707</text:p>
          </table:table-cell>
          <table:table-cell office:value-type="float" office:value="0.00128138" calcext:value-type="float">
            <text:p>0.00128138</text:p>
          </table:table-cell>
          <table:table-cell office:value-type="float" office:value="0.390757" calcext:value-type="float">
            <text:p>0.390757</text:p>
          </table:table-cell>
          <table:table-cell office:value-type="float" office:value="0.0916653" calcext:value-type="float">
            <text:p>0.0916653</text:p>
          </table:table-cell>
          <table:table-cell office:value-type="float" office:value="0.00196668" calcext:value-type="float">
            <text:p>0.00196668</text:p>
          </table:table-cell>
          <table:table-cell office:value-type="float" office:value="0.000947811" calcext:value-type="float">
            <text:p>0.000947811</text:p>
          </table:table-cell>
          <table:table-cell office:value-type="float" office:value="0.00202115" calcext:value-type="float">
            <text:p>0.00202115</text:p>
          </table:table-cell>
        </table:table-row>
        <table:table-row table:style-name="ro1">
          <table:table-cell office:value-type="float" office:value="408500" calcext:value-type="float">
            <text:p>408500</text:p>
          </table:table-cell>
          <table:table-cell/>
          <table:table-cell office:value-type="float" office:value="0.0183925" calcext:value-type="float">
            <text:p>0.0183925</text:p>
          </table:table-cell>
          <table:table-cell office:value-type="float" office:value="0.0012269" calcext:value-type="float">
            <text:p>0.0012269</text:p>
          </table:table-cell>
          <table:table-cell office:value-type="float" office:value="0.395244" calcext:value-type="float">
            <text:p>0.395244</text:p>
          </table:table-cell>
          <table:table-cell office:value-type="float" office:value="0.0952891" calcext:value-type="float">
            <text:p>0.0952891</text:p>
          </table:table-cell>
          <table:table-cell office:value-type="float" office:value="0.00213366" calcext:value-type="float">
            <text:p>0.00213366</text:p>
          </table:table-cell>
          <table:table-cell office:value-type="float" office:value="0.0010086" calcext:value-type="float">
            <text:p>0.0010086</text:p>
          </table:table-cell>
          <table:table-cell office:value-type="float" office:value="0.00204168" calcext:value-type="float">
            <text:p>0.00204168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176752" calcext:value-type="float">
            <text:p>0.0176752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408586" calcext:value-type="float">
            <text:p>0.408586</text:p>
          </table:table-cell>
          <table:table-cell office:value-type="float" office:value="0.0957214" calcext:value-type="float">
            <text:p>0.0957214</text:p>
          </table:table-cell>
          <table:table-cell office:value-type="float" office:value="0.00213405" calcext:value-type="float">
            <text:p>0.00213405</text:p>
          </table:table-cell>
          <table:table-cell office:value-type="float" office:value="0.00100189" calcext:value-type="float">
            <text:p>0.00100189</text:p>
          </table:table-cell>
          <table:table-cell office:value-type="float" office:value="0.0020551" calcext:value-type="float">
            <text:p>0.0020551</text:p>
          </table:table-cell>
        </table:table-row>
        <table:table-row table:style-name="ro1">
          <table:table-cell office:value-type="float" office:value="409500" calcext:value-type="float">
            <text:p>409500</text:p>
          </table:table-cell>
          <table:table-cell/>
          <table:table-cell office:value-type="float" office:value="0.0180424" calcext:value-type="float">
            <text:p>0.0180424</text:p>
          </table:table-cell>
          <table:table-cell office:value-type="float" office:value="0.00121151" calcext:value-type="float">
            <text:p>0.00121151</text:p>
          </table:table-cell>
          <table:table-cell office:value-type="float" office:value="0.410616" calcext:value-type="float">
            <text:p>0.410616</text:p>
          </table:table-cell>
          <table:table-cell office:value-type="float" office:value="0.0977129" calcext:value-type="float">
            <text:p>0.0977129</text:p>
          </table:table-cell>
          <table:table-cell office:value-type="float" office:value="0.00204602" calcext:value-type="float">
            <text:p>0.00204602</text:p>
          </table:table-cell>
          <table:table-cell office:value-type="float" office:value="0.00100031" calcext:value-type="float">
            <text:p>0.00100031</text:p>
          </table:table-cell>
          <table:table-cell office:value-type="float" office:value="0.00203458" calcext:value-type="float">
            <text:p>0.00203458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172655" calcext:value-type="float">
            <text:p>0.0172655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38463" calcext:value-type="float">
            <text:p>0.38463</text:p>
          </table:table-cell>
          <table:table-cell office:value-type="float" office:value="0.0925093" calcext:value-type="float">
            <text:p>0.0925093</text:p>
          </table:table-cell>
          <table:table-cell office:value-type="float" office:value="0.00206497" calcext:value-type="float">
            <text:p>0.00206497</text:p>
          </table:table-cell>
          <table:table-cell office:value-type="float" office:value="0.000986892" calcext:value-type="float">
            <text:p>0.000986892</text:p>
          </table:table-cell>
          <table:table-cell office:value-type="float" office:value="0.00196194" calcext:value-type="float">
            <text:p>0.00196194</text:p>
          </table:table-cell>
        </table:table-row>
        <table:table-row table:style-name="ro1">
          <table:table-cell office:value-type="float" office:value="410500" calcext:value-type="float">
            <text:p>410500</text:p>
          </table:table-cell>
          <table:table-cell/>
          <table:table-cell office:value-type="float" office:value="0.0177037" calcext:value-type="float">
            <text:p>0.0177037</text:p>
          </table:table-cell>
          <table:table-cell office:value-type="float" office:value="0.00164771" calcext:value-type="float">
            <text:p>0.00164771</text:p>
          </table:table-cell>
          <table:table-cell office:value-type="float" office:value="0.357815" calcext:value-type="float">
            <text:p>0.357815</text:p>
          </table:table-cell>
          <table:table-cell office:value-type="float" office:value="0.0872787" calcext:value-type="float">
            <text:p>0.0872787</text:p>
          </table:table-cell>
          <table:table-cell office:value-type="float" office:value="0.0020776" calcext:value-type="float">
            <text:p>0.0020776</text:p>
          </table:table-cell>
          <table:table-cell office:value-type="float" office:value="0.00100466" calcext:value-type="float">
            <text:p>0.00100466</text:p>
          </table:table-cell>
          <table:table-cell office:value-type="float" office:value="0.0019876" calcext:value-type="float">
            <text:p>0.0019876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180281" calcext:value-type="float">
            <text:p>0.0180281</text:p>
          </table:table-cell>
          <table:table-cell office:value-type="float" office:value="0.00118506" calcext:value-type="float">
            <text:p>0.00118506</text:p>
          </table:table-cell>
          <table:table-cell office:value-type="float" office:value="0.377733" calcext:value-type="float">
            <text:p>0.377733</text:p>
          </table:table-cell>
          <table:table-cell office:value-type="float" office:value="0.0910309" calcext:value-type="float">
            <text:p>0.0910309</text:p>
          </table:table-cell>
          <table:table-cell office:value-type="float" office:value="0.00210721" calcext:value-type="float">
            <text:p>0.00210721</text:p>
          </table:table-cell>
          <table:table-cell office:value-type="float" office:value="0.00101571" calcext:value-type="float">
            <text:p>0.00101571</text:p>
          </table:table-cell>
          <table:table-cell office:value-type="float" office:value="0.00197892" calcext:value-type="float">
            <text:p>0.00197892</text:p>
          </table:table-cell>
        </table:table-row>
        <table:table-row table:style-name="ro1">
          <table:table-cell office:value-type="float" office:value="411500" calcext:value-type="float">
            <text:p>411500</text:p>
          </table:table-cell>
          <table:table-cell/>
          <table:table-cell office:value-type="float" office:value="0.0168004" calcext:value-type="float">
            <text:p>0.0168004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0935317" calcext:value-type="float">
            <text:p>0.0935317</text:p>
          </table:table-cell>
          <table:table-cell office:value-type="float" office:value="0.00202668" calcext:value-type="float">
            <text:p>0.00202668</text:p>
          </table:table-cell>
          <table:table-cell office:value-type="float" office:value="0.000978997" calcext:value-type="float">
            <text:p>0.000978997</text:p>
          </table:table-cell>
          <table:table-cell office:value-type="float" office:value="0.00203537" calcext:value-type="float">
            <text:p>0.00203537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174727" calcext:value-type="float">
            <text:p>0.0174727</text:p>
          </table:table-cell>
          <table:table-cell office:value-type="float" office:value="0.00125809" calcext:value-type="float">
            <text:p>0.00125809</text:p>
          </table:table-cell>
          <table:table-cell office:value-type="float" office:value="0.40472" calcext:value-type="float">
            <text:p>0.40472</text:p>
          </table:table-cell>
          <table:table-cell office:value-type="float" office:value="0.0985932" calcext:value-type="float">
            <text:p>0.0985932</text:p>
          </table:table-cell>
          <table:table-cell office:value-type="float" office:value="0.00205234" calcext:value-type="float">
            <text:p>0.00205234</text:p>
          </table:table-cell>
          <table:table-cell office:value-type="float" office:value="0.00099005" calcext:value-type="float">
            <text:p>0.00099005</text:p>
          </table:table-cell>
          <table:table-cell office:value-type="float" office:value="0.00206813" calcext:value-type="float">
            <text:p>0.00206813</text:p>
          </table:table-cell>
        </table:table-row>
        <table:table-row table:style-name="ro1">
          <table:table-cell office:value-type="float" office:value="412500" calcext:value-type="float">
            <text:p>412500</text:p>
          </table:table-cell>
          <table:table-cell/>
          <table:table-cell office:value-type="float" office:value="0.0182859" calcext:value-type="float">
            <text:p>0.0182859</text:p>
          </table:table-cell>
          <table:table-cell office:value-type="float" office:value="0.0011894" calcext:value-type="float">
            <text:p>0.0011894</text:p>
          </table:table-cell>
          <table:table-cell office:value-type="float" office:value="0.400331" calcext:value-type="float">
            <text:p>0.400331</text:p>
          </table:table-cell>
          <table:table-cell office:value-type="float" office:value="0.0941132" calcext:value-type="float">
            <text:p>0.0941132</text:p>
          </table:table-cell>
          <table:table-cell office:value-type="float" office:value="0.00208826" calcext:value-type="float">
            <text:p>0.00208826</text:p>
          </table:table-cell>
          <table:table-cell office:value-type="float" office:value="0.00100505" calcext:value-type="float">
            <text:p>0.00100505</text:p>
          </table:table-cell>
          <table:table-cell office:value-type="float" office:value="0.00204523" calcext:value-type="float">
            <text:p>0.00204523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177423" calcext:value-type="float">
            <text:p>0.0177423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404812" calcext:value-type="float">
            <text:p>0.404812</text:p>
          </table:table-cell>
          <table:table-cell office:value-type="float" office:value="0.096848" calcext:value-type="float">
            <text:p>0.096848</text:p>
          </table:table-cell>
          <table:table-cell office:value-type="float" office:value="0.00206142" calcext:value-type="float">
            <text:p>0.00206142</text:p>
          </table:table-cell>
          <table:table-cell office:value-type="float" office:value="0.000984523" calcext:value-type="float">
            <text:p>0.000984523</text:p>
          </table:table-cell>
          <table:table-cell office:value-type="float" office:value="0.00200576" calcext:value-type="float">
            <text:p>0.00200576</text:p>
          </table:table-cell>
        </table:table-row>
        <table:table-row table:style-name="ro1">
          <table:table-cell office:value-type="float" office:value="413500" calcext:value-type="float">
            <text:p>413500</text:p>
          </table:table-cell>
          <table:table-cell/>
          <table:table-cell office:value-type="float" office:value="0.0175007" calcext:value-type="float">
            <text:p>0.0175007</text:p>
          </table:table-cell>
          <table:table-cell office:value-type="float" office:value="0.00123164" calcext:value-type="float">
            <text:p>0.00123164</text:p>
          </table:table-cell>
          <table:table-cell office:value-type="float" office:value="0.374062" calcext:value-type="float">
            <text:p>0.374062</text:p>
          </table:table-cell>
          <table:table-cell office:value-type="float" office:value="0.092135" calcext:value-type="float">
            <text:p>0.092135</text:p>
          </table:table-cell>
          <table:table-cell office:value-type="float" office:value="0.00206892" calcext:value-type="float">
            <text:p>0.00206892</text:p>
          </table:table-cell>
          <table:table-cell office:value-type="float" office:value="0.000992813" calcext:value-type="float">
            <text:p>0.000992813</text:p>
          </table:table-cell>
          <table:table-cell office:value-type="float" office:value="0.00196273" calcext:value-type="float">
            <text:p>0.00196273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181335" calcext:value-type="float">
            <text:p>0.0181335</text:p>
          </table:table-cell>
          <table:table-cell office:value-type="float" office:value="0.00116887" calcext:value-type="float">
            <text:p>0.00116887</text:p>
          </table:table-cell>
          <table:table-cell office:value-type="float" office:value="0.405102" calcext:value-type="float">
            <text:p>0.405102</text:p>
          </table:table-cell>
          <table:table-cell office:value-type="float" office:value="0.0988787" calcext:value-type="float">
            <text:p>0.0988787</text:p>
          </table:table-cell>
          <table:table-cell office:value-type="float" office:value="0.00206892" calcext:value-type="float">
            <text:p>0.00206892</text:p>
          </table:table-cell>
          <table:table-cell office:value-type="float" office:value="0.0010015" calcext:value-type="float">
            <text:p>0.0010015</text:p>
          </table:table-cell>
          <table:table-cell office:value-type="float" office:value="0.00203773" calcext:value-type="float">
            <text:p>0.00203773</text:p>
          </table:table-cell>
        </table:table-row>
        <table:table-row table:style-name="ro1">
          <table:table-cell office:value-type="float" office:value="414500" calcext:value-type="float">
            <text:p>414500</text:p>
          </table:table-cell>
          <table:table-cell/>
          <table:table-cell office:value-type="float" office:value="0.0183526" calcext:value-type="float">
            <text:p>0.0183526</text:p>
          </table:table-cell>
          <table:table-cell office:value-type="float" office:value="0.00120717" calcext:value-type="float">
            <text:p>0.00120717</text:p>
          </table:table-cell>
          <table:table-cell office:value-type="float" office:value="0.398964" calcext:value-type="float">
            <text:p>0.398964</text:p>
          </table:table-cell>
          <table:table-cell office:value-type="float" office:value="0.0973857" calcext:value-type="float">
            <text:p>0.0973857</text:p>
          </table:table-cell>
          <table:table-cell office:value-type="float" office:value="0.00212221" calcext:value-type="float">
            <text:p>0.00212221</text:p>
          </table:table-cell>
          <table:table-cell office:value-type="float" office:value="0.00101571" calcext:value-type="float">
            <text:p>0.00101571</text:p>
          </table:table-cell>
          <table:table-cell office:value-type="float" office:value="0.00212576" calcext:value-type="float">
            <text:p>0.00212576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177009" calcext:value-type="float">
            <text:p>0.0177009</text:p>
          </table:table-cell>
          <table:table-cell office:value-type="float" office:value="0.0011819" calcext:value-type="float">
            <text:p>0.0011819</text:p>
          </table:table-cell>
          <table:table-cell office:value-type="float" office:value="0.379585" calcext:value-type="float">
            <text:p>0.379585</text:p>
          </table:table-cell>
          <table:table-cell office:value-type="float" office:value="0.0938392" calcext:value-type="float">
            <text:p>0.0938392</text:p>
          </table:table-cell>
          <table:table-cell office:value-type="float" office:value="0.00208313" calcext:value-type="float">
            <text:p>0.00208313</text:p>
          </table:table-cell>
          <table:table-cell office:value-type="float" office:value="0.00101216" calcext:value-type="float">
            <text:p>0.00101216</text:p>
          </table:table-cell>
          <table:table-cell office:value-type="float" office:value="0.00198642" calcext:value-type="float">
            <text:p>0.00198642</text:p>
          </table:table-cell>
        </table:table-row>
        <table:table-row table:style-name="ro1">
          <table:table-cell office:value-type="float" office:value="415500" calcext:value-type="float">
            <text:p>415500</text:p>
          </table:table-cell>
          <table:table-cell/>
          <table:table-cell office:value-type="float" office:value="0.0181387" calcext:value-type="float">
            <text:p>0.0181387</text:p>
          </table:table-cell>
          <table:table-cell office:value-type="float" office:value="0.0012044" calcext:value-type="float">
            <text:p>0.0012044</text:p>
          </table:table-cell>
          <table:table-cell office:value-type="float" office:value="0.393517" calcext:value-type="float">
            <text:p>0.393517</text:p>
          </table:table-cell>
          <table:table-cell office:value-type="float" office:value="0.0916392" calcext:value-type="float">
            <text:p>0.0916392</text:p>
          </table:table-cell>
          <table:table-cell office:value-type="float" office:value="0.00208195" calcext:value-type="float">
            <text:p>0.00208195</text:p>
          </table:table-cell>
          <table:table-cell office:value-type="float" office:value="0.00102716" calcext:value-type="float">
            <text:p>0.00102716</text:p>
          </table:table-cell>
          <table:table-cell office:value-type="float" office:value="0.00202352" calcext:value-type="float">
            <text:p>0.00202352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173148" calcext:value-type="float">
            <text:p>0.0173148</text:p>
          </table:table-cell>
          <table:table-cell office:value-type="float" office:value="0.00123361" calcext:value-type="float">
            <text:p>0.00123361</text:p>
          </table:table-cell>
          <table:table-cell office:value-type="float" office:value="0.38286" calcext:value-type="float">
            <text:p>0.38286</text:p>
          </table:table-cell>
          <table:table-cell office:value-type="float" office:value="0.093116" calcext:value-type="float">
            <text:p>0.093116</text:p>
          </table:table-cell>
          <table:table-cell office:value-type="float" office:value="0.0020855" calcext:value-type="float">
            <text:p>0.0020855</text:p>
          </table:table-cell>
          <table:table-cell office:value-type="float" office:value="0.00101847" calcext:value-type="float">
            <text:p>0.00101847</text:p>
          </table:table-cell>
          <table:table-cell office:value-type="float" office:value="0.00201563" calcext:value-type="float">
            <text:p>0.00201563</text:p>
          </table:table-cell>
        </table:table-row>
        <table:table-row table:style-name="ro1">
          <table:table-cell office:value-type="float" office:value="416500" calcext:value-type="float">
            <text:p>416500</text:p>
          </table:table-cell>
          <table:table-cell/>
          <table:table-cell office:value-type="float" office:value="0.0171873" calcext:value-type="float">
            <text:p>0.0171873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.100414" calcext:value-type="float">
            <text:p>0.100414</text:p>
          </table:table-cell>
          <table:table-cell office:value-type="float" office:value="0.00205866" calcext:value-type="float">
            <text:p>0.00205866</text:p>
          </table:table-cell>
          <table:table-cell office:value-type="float" office:value="0.00100189" calcext:value-type="float">
            <text:p>0.00100189</text:p>
          </table:table-cell>
          <table:table-cell office:value-type="float" office:value="0.00202668" calcext:value-type="float">
            <text:p>0.00202668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183408" calcext:value-type="float">
            <text:p>0.0183408</text:p>
          </table:table-cell>
          <table:table-cell office:value-type="float" office:value="0.00119927" calcext:value-type="float">
            <text:p>0.00119927</text:p>
          </table:table-cell>
          <table:table-cell office:value-type="float" office:value="0.392914" calcext:value-type="float">
            <text:p>0.392914</text:p>
          </table:table-cell>
          <table:table-cell office:value-type="float" office:value="0.0954537" calcext:value-type="float">
            <text:p>0.0954537</text:p>
          </table:table-cell>
          <table:table-cell office:value-type="float" office:value="0.00210721" calcext:value-type="float">
            <text:p>0.00210721</text:p>
          </table:table-cell>
          <table:table-cell office:value-type="float" office:value="0.00103663" calcext:value-type="float">
            <text:p>0.00103663</text:p>
          </table:table-cell>
          <table:table-cell office:value-type="float" office:value="0.00203813" calcext:value-type="float">
            <text:p>0.00203813</text:p>
          </table:table-cell>
        </table:table-row>
        <table:table-row table:style-name="ro1">
          <table:table-cell office:value-type="float" office:value="417500" calcext:value-type="float">
            <text:p>417500</text:p>
          </table:table-cell>
          <table:table-cell/>
          <table:table-cell office:value-type="float" office:value="0.0179445" calcext:value-type="float">
            <text:p>0.0179445</text:p>
          </table:table-cell>
          <table:table-cell office:value-type="float" office:value="0.0011894" calcext:value-type="float">
            <text:p>0.0011894</text:p>
          </table:table-cell>
          <table:table-cell office:value-type="float" office:value="0.391637" calcext:value-type="float">
            <text:p>0.391637</text:p>
          </table:table-cell>
          <table:table-cell office:value-type="float" office:value="0.0970036" calcext:value-type="float">
            <text:p>0.0970036</text:p>
          </table:table-cell>
          <table:table-cell office:value-type="float" office:value="0.00211155" calcext:value-type="float">
            <text:p>0.00211155</text:p>
          </table:table-cell>
          <table:table-cell office:value-type="float" office:value="0.0010161" calcext:value-type="float">
            <text:p>0.0010161</text:p>
          </table:table-cell>
          <table:table-cell office:value-type="float" office:value="0.00203063" calcext:value-type="float">
            <text:p>0.00203063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183842" calcext:value-type="float">
            <text:p>0.0183842</text:p>
          </table:table-cell>
          <table:table-cell office:value-type="float" office:value="0.00124072" calcext:value-type="float">
            <text:p>0.00124072</text:p>
          </table:table-cell>
          <table:table-cell office:value-type="float" office:value="0.398863" calcext:value-type="float">
            <text:p>0.398863</text:p>
          </table:table-cell>
          <table:table-cell office:value-type="float" office:value="0.097814" calcext:value-type="float">
            <text:p>0.097814</text:p>
          </table:table-cell>
          <table:table-cell office:value-type="float" office:value="0.00210326" calcext:value-type="float">
            <text:p>0.00210326</text:p>
          </table:table-cell>
          <table:table-cell office:value-type="float" office:value="0.00102913" calcext:value-type="float">
            <text:p>0.00102913</text:p>
          </table:table-cell>
          <table:table-cell office:value-type="float" office:value="0.00201879" calcext:value-type="float">
            <text:p>0.00201879</text:p>
          </table:table-cell>
        </table:table-row>
        <table:table-row table:style-name="ro1">
          <table:table-cell office:value-type="float" office:value="418500" calcext:value-type="float">
            <text:p>418500</text:p>
          </table:table-cell>
          <table:table-cell/>
          <table:table-cell office:value-type="float" office:value="0.0173807" calcext:value-type="float">
            <text:p>0.0173807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393747" calcext:value-type="float">
            <text:p>0.393747</text:p>
          </table:table-cell>
          <table:table-cell office:value-type="float" office:value="0.102029" calcext:value-type="float">
            <text:p>0.102029</text:p>
          </table:table-cell>
          <table:table-cell office:value-type="float" office:value="0.00208274" calcext:value-type="float">
            <text:p>0.00208274</text:p>
          </table:table-cell>
          <table:table-cell office:value-type="float" office:value="0.000998734" calcext:value-type="float">
            <text:p>0.000998734</text:p>
          </table:table-cell>
          <table:table-cell office:value-type="float" office:value="0.00203576" calcext:value-type="float">
            <text:p>0.00203576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174084" calcext:value-type="float">
            <text:p>0.0174084</text:p>
          </table:table-cell>
          <table:table-cell office:value-type="float" office:value="0.00122454" calcext:value-type="float">
            <text:p>0.00122454</text:p>
          </table:table-cell>
          <table:table-cell office:value-type="float" office:value="0.383222" calcext:value-type="float">
            <text:p>0.383222</text:p>
          </table:table-cell>
          <table:table-cell office:value-type="float" office:value="0.0952998" calcext:value-type="float">
            <text:p>0.0952998</text:p>
          </table:table-cell>
          <table:table-cell office:value-type="float" office:value="0.00208866" calcext:value-type="float">
            <text:p>0.00208866</text:p>
          </table:table-cell>
          <table:table-cell office:value-type="float" office:value="0.00100229" calcext:value-type="float">
            <text:p>0.00100229</text:p>
          </table:table-cell>
          <table:table-cell office:value-type="float" office:value="0.002018" calcext:value-type="float">
            <text:p>0.002018</text:p>
          </table:table-cell>
        </table:table-row>
        <table:table-row table:style-name="ro1">
          <table:table-cell office:value-type="float" office:value="419500" calcext:value-type="float">
            <text:p>419500</text:p>
          </table:table-cell>
          <table:table-cell/>
          <table:table-cell office:value-type="float" office:value="0.0179354" calcext:value-type="float">
            <text:p>0.0179354</text:p>
          </table:table-cell>
          <table:table-cell office:value-type="float" office:value="0.00116019" calcext:value-type="float">
            <text:p>0.00116019</text:p>
          </table:table-cell>
          <table:table-cell office:value-type="float" office:value="0.373235" calcext:value-type="float">
            <text:p>0.373235</text:p>
          </table:table-cell>
          <table:table-cell office:value-type="float" office:value="0.0948423" calcext:value-type="float">
            <text:p>0.0948423</text:p>
          </table:table-cell>
          <table:table-cell office:value-type="float" office:value="0.00206971" calcext:value-type="float">
            <text:p>0.00206971</text:p>
          </table:table-cell>
          <table:table-cell office:value-type="float" office:value="0.000997155" calcext:value-type="float">
            <text:p>0.000997155</text:p>
          </table:table-cell>
          <table:table-cell office:value-type="float" office:value="0.00200694" calcext:value-type="float">
            <text:p>0.0020069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183621" calcext:value-type="float">
            <text:p>0.0183621</text:p>
          </table:table-cell>
          <table:table-cell office:value-type="float" office:value="0.00117361" calcext:value-type="float">
            <text:p>0.00117361</text:p>
          </table:table-cell>
          <table:table-cell office:value-type="float" office:value="0.400531" calcext:value-type="float">
            <text:p>0.400531</text:p>
          </table:table-cell>
          <table:table-cell office:value-type="float" office:value="0.0963333" calcext:value-type="float">
            <text:p>0.0963333</text:p>
          </table:table-cell>
          <table:table-cell office:value-type="float" office:value="0.00204089" calcext:value-type="float">
            <text:p>0.00204089</text:p>
          </table:table-cell>
          <table:table-cell office:value-type="float" office:value="0.000982944" calcext:value-type="float">
            <text:p>0.000982944</text:p>
          </table:table-cell>
          <table:table-cell office:value-type="float" office:value="0.00208866" calcext:value-type="float">
            <text:p>0.00208866</text:p>
          </table:table-cell>
        </table:table-row>
        <table:table-row table:style-name="ro1">
          <table:table-cell office:value-type="float" office:value="420500" calcext:value-type="float">
            <text:p>420500</text:p>
          </table:table-cell>
          <table:table-cell/>
          <table:table-cell office:value-type="float" office:value="0.0181991" calcext:value-type="float">
            <text:p>0.0181991</text:p>
          </table:table-cell>
          <table:table-cell office:value-type="float" office:value="0.00119098" calcext:value-type="float">
            <text:p>0.00119098</text:p>
          </table:table-cell>
          <table:table-cell office:value-type="float" office:value="0.397577" calcext:value-type="float">
            <text:p>0.397577</text:p>
          </table:table-cell>
          <table:table-cell office:value-type="float" office:value="0.0958639" calcext:value-type="float">
            <text:p>0.0958639</text:p>
          </table:table-cell>
          <table:table-cell office:value-type="float" office:value="0.00214392" calcext:value-type="float">
            <text:p>0.00214392</text:p>
          </table:table-cell>
          <table:table-cell office:value-type="float" office:value="0.00103308" calcext:value-type="float">
            <text:p>0.00103308</text:p>
          </table:table-cell>
          <table:table-cell office:value-type="float" office:value="0.00198089" calcext:value-type="float">
            <text:p>0.00198089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182618" calcext:value-type="float">
            <text:p>0.0182618</text:p>
          </table:table-cell>
          <table:table-cell office:value-type="float" office:value="0.00119927" calcext:value-type="float">
            <text:p>0.00119927</text:p>
          </table:table-cell>
          <table:table-cell office:value-type="float" office:value="0.396421" calcext:value-type="float">
            <text:p>0.396421</text:p>
          </table:table-cell>
          <table:table-cell office:value-type="float" office:value="0.0975539" calcext:value-type="float">
            <text:p>0.0975539</text:p>
          </table:table-cell>
          <table:table-cell office:value-type="float" office:value="0.00210129" calcext:value-type="float">
            <text:p>0.00210129</text:p>
          </table:table-cell>
          <table:table-cell office:value-type="float" office:value="0.00101887" calcext:value-type="float">
            <text:p>0.00101887</text:p>
          </table:table-cell>
          <table:table-cell office:value-type="float" office:value="0.00200457" calcext:value-type="float">
            <text:p>0.00200457</text:p>
          </table:table-cell>
        </table:table-row>
        <table:table-row table:style-name="ro1">
          <table:table-cell office:value-type="float" office:value="421500" calcext:value-type="float">
            <text:p>421500</text:p>
          </table:table-cell>
          <table:table-cell/>
          <table:table-cell office:value-type="float" office:value="0.0189163" calcext:value-type="float">
            <text:p>0.0189163</text:p>
          </table:table-cell>
          <table:table-cell office:value-type="float" office:value="0.00116137" calcext:value-type="float">
            <text:p>0.00116137</text:p>
          </table:table-cell>
          <table:table-cell office:value-type="float" office:value="0.381311" calcext:value-type="float">
            <text:p>0.381311</text:p>
          </table:table-cell>
          <table:table-cell office:value-type="float" office:value="0.0973648" calcext:value-type="float">
            <text:p>0.0973648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105084" calcext:value-type="float">
            <text:p>0.00105084</text:p>
          </table:table-cell>
          <table:table-cell office:value-type="float" office:value="0.00201523" calcext:value-type="float">
            <text:p>0.00201523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178959" calcext:value-type="float">
            <text:p>0.0178959</text:p>
          </table:table-cell>
          <table:table-cell office:value-type="float" office:value="0.00120993" calcext:value-type="float">
            <text:p>0.00120993</text:p>
          </table:table-cell>
          <table:table-cell office:value-type="float" office:value="0.371178" calcext:value-type="float">
            <text:p>0.371178</text:p>
          </table:table-cell>
          <table:table-cell office:value-type="float" office:value="0.0940642" calcext:value-type="float">
            <text:p>0.0940642</text:p>
          </table:table-cell>
          <table:table-cell office:value-type="float" office:value="0.00211155" calcext:value-type="float">
            <text:p>0.00211155</text:p>
          </table:table-cell>
          <table:table-cell office:value-type="float" office:value="0.00101334" calcext:value-type="float">
            <text:p>0.00101334</text:p>
          </table:table-cell>
          <table:table-cell office:value-type="float" office:value="0.00197063" calcext:value-type="float">
            <text:p>0.00197063</text:p>
          </table:table-cell>
        </table:table-row>
        <table:table-row table:style-name="ro1">
          <table:table-cell office:value-type="float" office:value="422500" calcext:value-type="float">
            <text:p>422500</text:p>
          </table:table-cell>
          <table:table-cell/>
          <table:table-cell office:value-type="float" office:value="0.0182591" calcext:value-type="float">
            <text:p>0.0182591</text:p>
          </table:table-cell>
          <table:table-cell office:value-type="float" office:value="0.00116453" calcext:value-type="float">
            <text:p>0.00116453</text:p>
          </table:table-cell>
          <table:table-cell office:value-type="float" office:value="0.413977" calcext:value-type="float">
            <text:p>0.413977</text:p>
          </table:table-cell>
          <table:table-cell office:value-type="float" office:value="0.102381" calcext:value-type="float">
            <text:p>0.102381</text:p>
          </table:table-cell>
          <table:table-cell office:value-type="float" office:value="0.00211866" calcext:value-type="float">
            <text:p>0.00211866</text:p>
          </table:table-cell>
          <table:table-cell office:value-type="float" office:value="0.00101531" calcext:value-type="float">
            <text:p>0.00101531</text:p>
          </table:table-cell>
          <table:table-cell office:value-type="float" office:value="0.00208866" calcext:value-type="float">
            <text:p>0.00208866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186124" calcext:value-type="float">
            <text:p>0.0186124</text:p>
          </table:table-cell>
          <table:table-cell office:value-type="float" office:value="0.00117835" calcext:value-type="float">
            <text:p>0.00117835</text:p>
          </table:table-cell>
          <table:table-cell office:value-type="float" office:value="0.373195" calcext:value-type="float">
            <text:p>0.373195</text:p>
          </table:table-cell>
          <table:table-cell office:value-type="float" office:value="0.0952295" calcext:value-type="float">
            <text:p>0.0952295</text:p>
          </table:table-cell>
          <table:table-cell office:value-type="float" office:value="0.00220274" calcext:value-type="float">
            <text:p>0.00220274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00206576" calcext:value-type="float">
            <text:p>0.00206576</text:p>
          </table:table-cell>
        </table:table-row>
        <table:table-row table:style-name="ro1">
          <table:table-cell office:value-type="float" office:value="423500" calcext:value-type="float">
            <text:p>423500</text:p>
          </table:table-cell>
          <table:table-cell/>
          <table:table-cell office:value-type="float" office:value="0.0168372" calcext:value-type="float">
            <text:p>0.0168372</text:p>
          </table:table-cell>
          <table:table-cell office:value-type="float" office:value="0.00120046" calcext:value-type="float">
            <text:p>0.00120046</text:p>
          </table:table-cell>
          <table:table-cell office:value-type="float" office:value="0.369058" calcext:value-type="float">
            <text:p>0.369058</text:p>
          </table:table-cell>
          <table:table-cell office:value-type="float" office:value="0.0916767" calcext:value-type="float">
            <text:p>0.0916767</text:p>
          </table:table-cell>
          <table:table-cell office:value-type="float" office:value="0.00205431" calcext:value-type="float">
            <text:p>0.00205431</text:p>
          </table:table-cell>
          <table:table-cell office:value-type="float" office:value="0.000977812" calcext:value-type="float">
            <text:p>0.000977812</text:p>
          </table:table-cell>
          <table:table-cell office:value-type="float" office:value="0.0019797" calcext:value-type="float">
            <text:p>0.0019797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188394" calcext:value-type="float">
            <text:p>0.0188394</text:p>
          </table:table-cell>
          <table:table-cell office:value-type="float" office:value="0.0012048" calcext:value-type="float">
            <text:p>0.0012048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0969305" calcext:value-type="float">
            <text:p>0.0969305</text:p>
          </table:table-cell>
          <table:table-cell office:value-type="float" office:value="0.00212103" calcext:value-type="float">
            <text:p>0.00212103</text:p>
          </table:table-cell>
          <table:table-cell office:value-type="float" office:value="0.00102992" calcext:value-type="float">
            <text:p>0.00102992</text:p>
          </table:table-cell>
          <table:table-cell office:value-type="float" office:value="0.00202273" calcext:value-type="float">
            <text:p>0.00202273</text:p>
          </table:table-cell>
        </table:table-row>
        <table:table-row table:style-name="ro1">
          <table:table-cell office:value-type="float" office:value="424500" calcext:value-type="float">
            <text:p>424500</text:p>
          </table:table-cell>
          <table:table-cell/>
          <table:table-cell office:value-type="float" office:value="0.0187383" calcext:value-type="float">
            <text:p>0.0187383</text:p>
          </table:table-cell>
          <table:table-cell office:value-type="float" office:value="0.00116651" calcext:value-type="float">
            <text:p>0.00116651</text:p>
          </table:table-cell>
          <table:table-cell office:value-type="float" office:value="0.393197" calcext:value-type="float">
            <text:p>0.393197</text:p>
          </table:table-cell>
          <table:table-cell office:value-type="float" office:value="0.0957372" calcext:value-type="float">
            <text:p>0.0957372</text:p>
          </table:table-cell>
          <table:table-cell office:value-type="float" office:value="0.00212498" calcext:value-type="float">
            <text:p>0.00212498</text:p>
          </table:table-cell>
          <table:table-cell office:value-type="float" office:value="0.00104137" calcext:value-type="float">
            <text:p>0.00104137</text:p>
          </table:table-cell>
          <table:table-cell office:value-type="float" office:value="0.0020401" calcext:value-type="float">
            <text:p>0.0020401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174506" calcext:value-type="float">
            <text:p>0.0174506</text:p>
          </table:table-cell>
          <table:table-cell office:value-type="float" office:value="0.00119532" calcext:value-type="float">
            <text:p>0.00119532</text:p>
          </table:table-cell>
          <table:table-cell office:value-type="float" office:value="0.398974" calcext:value-type="float">
            <text:p>0.398974</text:p>
          </table:table-cell>
          <table:table-cell office:value-type="float" office:value="0.101218" calcext:value-type="float">
            <text:p>0.101218</text:p>
          </table:table-cell>
          <table:table-cell office:value-type="float" office:value="0.00209497" calcext:value-type="float">
            <text:p>0.00209497</text:p>
          </table:table-cell>
          <table:table-cell office:value-type="float" office:value="0.00100387" calcext:value-type="float">
            <text:p>0.00100387</text:p>
          </table:table-cell>
          <table:table-cell office:value-type="float" office:value="0.00204208" calcext:value-type="float">
            <text:p>0.00204208</text:p>
          </table:table-cell>
        </table:table-row>
        <table:table-row table:style-name="ro1">
          <table:table-cell office:value-type="float" office:value="425500" calcext:value-type="float">
            <text:p>425500</text:p>
          </table:table-cell>
          <table:table-cell/>
          <table:table-cell office:value-type="float" office:value="0.0185086" calcext:value-type="float">
            <text:p>0.0185086</text:p>
          </table:table-cell>
          <table:table-cell office:value-type="float" office:value="0.00120519" calcext:value-type="float">
            <text:p>0.00120519</text:p>
          </table:table-cell>
          <table:table-cell office:value-type="float" office:value="0.388661" calcext:value-type="float">
            <text:p>0.388661</text:p>
          </table:table-cell>
          <table:table-cell office:value-type="float" office:value="0.0961501" calcext:value-type="float">
            <text:p>0.0961501</text:p>
          </table:table-cell>
          <table:table-cell office:value-type="float" office:value="0.00207918" calcext:value-type="float">
            <text:p>0.00207918</text:p>
          </table:table-cell>
          <table:table-cell office:value-type="float" office:value="0.00100505" calcext:value-type="float">
            <text:p>0.00100505</text:p>
          </table:table-cell>
          <table:table-cell office:value-type="float" office:value="0.002018" calcext:value-type="float">
            <text:p>0.002018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176085" calcext:value-type="float">
            <text:p>0.0176085</text:p>
          </table:table-cell>
          <table:table-cell office:value-type="float" office:value="0.00123598" calcext:value-type="float">
            <text:p>0.00123598</text:p>
          </table:table-cell>
          <table:table-cell office:value-type="float" office:value="0.396659" calcext:value-type="float">
            <text:p>0.396659</text:p>
          </table:table-cell>
          <table:table-cell office:value-type="float" office:value="0.0966716" calcext:value-type="float">
            <text:p>0.0966716</text:p>
          </table:table-cell>
          <table:table-cell office:value-type="float" office:value="0.00209182" calcext:value-type="float">
            <text:p>0.00209182</text:p>
          </table:table-cell>
          <table:table-cell office:value-type="float" office:value="0.00100663" calcext:value-type="float">
            <text:p>0.00100663</text:p>
          </table:table-cell>
          <table:table-cell office:value-type="float" office:value="0.00201958" calcext:value-type="float">
            <text:p>0.00201958</text:p>
          </table:table-cell>
        </table:table-row>
        <table:table-row table:style-name="ro1">
          <table:table-cell office:value-type="float" office:value="426500" calcext:value-type="float">
            <text:p>426500</text:p>
          </table:table-cell>
          <table:table-cell/>
          <table:table-cell office:value-type="float" office:value="0.0181406" calcext:value-type="float">
            <text:p>0.0181406</text:p>
          </table:table-cell>
          <table:table-cell office:value-type="float" office:value="0.00118269" calcext:value-type="float">
            <text:p>0.00118269</text:p>
          </table:table-cell>
          <table:table-cell office:value-type="float" office:value="0.399017" calcext:value-type="float">
            <text:p>0.399017</text:p>
          </table:table-cell>
          <table:table-cell office:value-type="float" office:value="0.0996093" calcext:value-type="float">
            <text:p>0.0996093</text:p>
          </table:table-cell>
          <table:table-cell office:value-type="float" office:value="0.00216169" calcext:value-type="float">
            <text:p>0.00216169</text:p>
          </table:table-cell>
          <table:table-cell office:value-type="float" office:value="0.00102913" calcext:value-type="float">
            <text:p>0.00102913</text:p>
          </table:table-cell>
          <table:table-cell office:value-type="float" office:value="0.00202787" calcext:value-type="float">
            <text:p>0.00202787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178158" calcext:value-type="float">
            <text:p>0.0178158</text:p>
          </table:table-cell>
          <table:table-cell office:value-type="float" office:value="0.00118072" calcext:value-type="float">
            <text:p>0.00118072</text:p>
          </table:table-cell>
          <table:table-cell office:value-type="float" office:value="0.405065" calcext:value-type="float">
            <text:p>0.405065</text:p>
          </table:table-cell>
          <table:table-cell office:value-type="float" office:value="0.096522" calcext:value-type="float">
            <text:p>0.096522</text:p>
          </table:table-cell>
          <table:table-cell office:value-type="float" office:value="0.00250157" calcext:value-type="float">
            <text:p>0.00250157</text:p>
          </table:table-cell>
          <table:table-cell office:value-type="float" office:value="0.00100505" calcext:value-type="float">
            <text:p>0.00100505</text:p>
          </table:table-cell>
          <table:table-cell office:value-type="float" office:value="0.00204405" calcext:value-type="float">
            <text:p>0.00204405</text:p>
          </table:table-cell>
        </table:table-row>
        <table:table-row table:style-name="ro1">
          <table:table-cell office:value-type="float" office:value="427500" calcext:value-type="float">
            <text:p>427500</text:p>
          </table:table-cell>
          <table:table-cell/>
          <table:table-cell office:value-type="float" office:value="0.0182674" calcext:value-type="float">
            <text:p>0.0182674</text:p>
          </table:table-cell>
          <table:table-cell office:value-type="float" office:value="0.00126322" calcext:value-type="float">
            <text:p>0.00126322</text:p>
          </table:table-cell>
          <table:table-cell office:value-type="float" office:value="0.399718" calcext:value-type="float">
            <text:p>0.399718</text:p>
          </table:table-cell>
          <table:table-cell office:value-type="float" office:value="0.105696" calcext:value-type="float">
            <text:p>0.105696</text:p>
          </table:table-cell>
          <table:table-cell office:value-type="float" office:value="0.00255052" calcext:value-type="float">
            <text:p>0.00255052</text:p>
          </table:table-cell>
          <table:table-cell office:value-type="float" office:value="0.00101729" calcext:value-type="float">
            <text:p>0.00101729</text:p>
          </table:table-cell>
          <table:table-cell office:value-type="float" office:value="0.00205708" calcext:value-type="float">
            <text:p>0.00205708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181225" calcext:value-type="float">
            <text:p>0.0181225</text:p>
          </table:table-cell>
          <table:table-cell office:value-type="float" office:value="0.00122217" calcext:value-type="float">
            <text:p>0.00122217</text:p>
          </table:table-cell>
          <table:table-cell office:value-type="float" office:value="0.387922" calcext:value-type="float">
            <text:p>0.387922</text:p>
          </table:table-cell>
          <table:table-cell office:value-type="float" office:value="0.0971323" calcext:value-type="float">
            <text:p>0.0971323</text:p>
          </table:table-cell>
          <table:table-cell office:value-type="float" office:value="0.00238473" calcext:value-type="float">
            <text:p>0.00238473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202668" calcext:value-type="float">
            <text:p>0.00202668</text:p>
          </table:table-cell>
        </table:table-row>
        <table:table-row table:style-name="ro1">
          <table:table-cell office:value-type="float" office:value="428500" calcext:value-type="float">
            <text:p>428500</text:p>
          </table:table-cell>
          <table:table-cell/>
          <table:table-cell office:value-type="float" office:value="0.0182978" calcext:value-type="float">
            <text:p>0.0182978</text:p>
          </table:table-cell>
          <table:table-cell office:value-type="float" office:value="0.00120677" calcext:value-type="float">
            <text:p>0.00120677</text:p>
          </table:table-cell>
          <table:table-cell office:value-type="float" office:value="0.395249" calcext:value-type="float">
            <text:p>0.395249</text:p>
          </table:table-cell>
          <table:table-cell office:value-type="float" office:value="0.0954076" calcext:value-type="float">
            <text:p>0.0954076</text:p>
          </table:table-cell>
          <table:table-cell office:value-type="float" office:value="0.00264882" calcext:value-type="float">
            <text:p>0.00264882</text:p>
          </table:table-cell>
          <table:table-cell office:value-type="float" office:value="0.00101137" calcext:value-type="float">
            <text:p>0.00101137</text:p>
          </table:table-cell>
          <table:table-cell office:value-type="float" office:value="0.00207642" calcext:value-type="float">
            <text:p>0.00207642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180712" calcext:value-type="float">
            <text:p>0.0180712</text:p>
          </table:table-cell>
          <table:table-cell office:value-type="float" office:value="0.00117322" calcext:value-type="float">
            <text:p>0.00117322</text:p>
          </table:table-cell>
          <table:table-cell office:value-type="float" office:value="0.394213" calcext:value-type="float">
            <text:p>0.394213</text:p>
          </table:table-cell>
          <table:table-cell office:value-type="float" office:value="0.0970383" calcext:value-type="float">
            <text:p>0.0970383</text:p>
          </table:table-cell>
          <table:table-cell office:value-type="float" office:value="0.00260974" calcext:value-type="float">
            <text:p>0.00260974</text:p>
          </table:table-cell>
          <table:table-cell office:value-type="float" office:value="0.00102005" calcext:value-type="float">
            <text:p>0.00102005</text:p>
          </table:table-cell>
          <table:table-cell office:value-type="float" office:value="0.00204287" calcext:value-type="float">
            <text:p>0.00204287</text:p>
          </table:table-cell>
        </table:table-row>
        <table:table-row table:style-name="ro1">
          <table:table-cell office:value-type="float" office:value="429500" calcext:value-type="float">
            <text:p>429500</text:p>
          </table:table-cell>
          <table:table-cell/>
          <table:table-cell office:value-type="float" office:value="0.0186357" calcext:value-type="float">
            <text:p>0.0186357</text:p>
          </table:table-cell>
          <table:table-cell office:value-type="float" office:value="0.00126362" calcext:value-type="float">
            <text:p>0.00126362</text:p>
          </table:table-cell>
          <table:table-cell office:value-type="float" office:value="0.402532" calcext:value-type="float">
            <text:p>0.402532</text:p>
          </table:table-cell>
          <table:table-cell office:value-type="float" office:value="0.101931" calcext:value-type="float">
            <text:p>0.101931</text:p>
          </table:table-cell>
          <table:table-cell office:value-type="float" office:value="0.00240644" calcext:value-type="float">
            <text:p>0.00240644</text:p>
          </table:table-cell>
          <table:table-cell office:value-type="float" office:value="0.00102597" calcext:value-type="float">
            <text:p>0.00102597</text:p>
          </table:table-cell>
          <table:table-cell office:value-type="float" office:value="0.00203931" calcext:value-type="float">
            <text:p>0.0020393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186905" calcext:value-type="float">
            <text:p>0.0186905</text:p>
          </table:table-cell>
          <table:table-cell office:value-type="float" office:value="0.00118427" calcext:value-type="float">
            <text:p>0.00118427</text:p>
          </table:table-cell>
          <table:table-cell office:value-type="float" office:value="0.394809" calcext:value-type="float">
            <text:p>0.394809</text:p>
          </table:table-cell>
          <table:table-cell office:value-type="float" office:value="0.0971129" calcext:value-type="float">
            <text:p>0.0971129</text:p>
          </table:table-cell>
          <table:table-cell office:value-type="float" office:value="0.00238828" calcext:value-type="float">
            <text:p>0.00238828</text:p>
          </table:table-cell>
          <table:table-cell office:value-type="float" office:value="0.00104768" calcext:value-type="float">
            <text:p>0.00104768</text:p>
          </table:table-cell>
          <table:table-cell office:value-type="float" office:value="0.00201484" calcext:value-type="float">
            <text:p>0.00201484</text:p>
          </table:table-cell>
        </table:table-row>
        <table:table-row table:style-name="ro1">
          <table:table-cell office:value-type="float" office:value="430500" calcext:value-type="float">
            <text:p>430500</text:p>
          </table:table-cell>
          <table:table-cell/>
          <table:table-cell office:value-type="float" office:value="0.0181675" calcext:value-type="float">
            <text:p>0.0181675</text:p>
          </table:table-cell>
          <table:table-cell office:value-type="float" office:value="0.0011669" calcext:value-type="float">
            <text:p>0.0011669</text:p>
          </table:table-cell>
          <table:table-cell office:value-type="float" office:value="0.396021" calcext:value-type="float">
            <text:p>0.396021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00233538" calcext:value-type="float">
            <text:p>0.00233538</text:p>
          </table:table-cell>
          <table:table-cell office:value-type="float" office:value="0.00102834" calcext:value-type="float">
            <text:p>0.00102834</text:p>
          </table:table-cell>
          <table:table-cell office:value-type="float" office:value="0.00200931" calcext:value-type="float">
            <text:p>0.00200931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189073" calcext:value-type="float">
            <text:p>0.0189073</text:p>
          </table:table-cell>
          <table:table-cell office:value-type="float" office:value="0.00121269" calcext:value-type="float">
            <text:p>0.00121269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0985218" calcext:value-type="float">
            <text:p>0.0985218</text:p>
          </table:table-cell>
          <table:table-cell office:value-type="float" office:value="0.00274001" calcext:value-type="float">
            <text:p>0.00274001</text:p>
          </table:table-cell>
          <table:table-cell office:value-type="float" office:value="0.00103742" calcext:value-type="float">
            <text:p>0.00103742</text:p>
          </table:table-cell>
          <table:table-cell office:value-type="float" office:value="0.0020626" calcext:value-type="float">
            <text:p>0.0020626</text:p>
          </table:table-cell>
        </table:table-row>
        <table:table-row table:style-name="ro1">
          <table:table-cell office:value-type="float" office:value="431500" calcext:value-type="float">
            <text:p>431500</text:p>
          </table:table-cell>
          <table:table-cell/>
          <table:table-cell office:value-type="float" office:value="0.0182875" calcext:value-type="float">
            <text:p>0.0182875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415162" calcext:value-type="float">
            <text:p>0.415162</text:p>
          </table:table-cell>
          <table:table-cell office:value-type="float" office:value="0.104884" calcext:value-type="float">
            <text:p>0.104884</text:p>
          </table:table-cell>
          <table:table-cell office:value-type="float" office:value="0.00370558" calcext:value-type="float">
            <text:p>0.00370558</text:p>
          </table:table-cell>
          <table:table-cell office:value-type="float" office:value="0.00101255" calcext:value-type="float">
            <text:p>0.00101255</text:p>
          </table:table-cell>
          <table:table-cell office:value-type="float" office:value="0.00210326" calcext:value-type="float">
            <text:p>0.00210326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186645" calcext:value-type="float">
            <text:p>0.0186645</text:p>
          </table:table-cell>
          <table:table-cell office:value-type="float" office:value="0.00124072" calcext:value-type="float">
            <text:p>0.00124072</text:p>
          </table:table-cell>
          <table:table-cell office:value-type="float" office:value="0.405832" calcext:value-type="float">
            <text:p>0.405832</text:p>
          </table:table-cell>
          <table:table-cell office:value-type="float" office:value="0.0985147" calcext:value-type="float">
            <text:p>0.0985147</text:p>
          </table:table-cell>
          <table:table-cell office:value-type="float" office:value="0.00268435" calcext:value-type="float">
            <text:p>0.00268435</text:p>
          </table:table-cell>
          <table:table-cell office:value-type="float" office:value="0.00106821" calcext:value-type="float">
            <text:p>0.00106821</text:p>
          </table:table-cell>
          <table:table-cell office:value-type="float" office:value="0.00208432" calcext:value-type="float">
            <text:p>0.00208432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/>
          <table:table-cell office:value-type="float" office:value="0.0184351" calcext:value-type="float">
            <text:p>0.0184351</text:p>
          </table:table-cell>
          <table:table-cell office:value-type="float" office:value="0.00115308" calcext:value-type="float">
            <text:p>0.00115308</text:p>
          </table:table-cell>
          <table:table-cell office:value-type="float" office:value="0.402319" calcext:value-type="float">
            <text:p>0.402319</text:p>
          </table:table-cell>
          <table:table-cell office:value-type="float" office:value="0.10197" calcext:value-type="float">
            <text:p>0.10197</text:p>
          </table:table-cell>
          <table:table-cell office:value-type="float" office:value="0.00249644" calcext:value-type="float">
            <text:p>0.00249644</text:p>
          </table:table-cell>
          <table:table-cell office:value-type="float" office:value="0.00105321" calcext:value-type="float">
            <text:p>0.00105321</text:p>
          </table:table-cell>
          <table:table-cell office:value-type="float" office:value="0.0020555" calcext:value-type="float">
            <text:p>0.0020555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186136" calcext:value-type="float">
            <text:p>0.0186136</text:p>
          </table:table-cell>
          <table:table-cell office:value-type="float" office:value="0.00119059" calcext:value-type="float">
            <text:p>0.00119059</text:p>
          </table:table-cell>
          <table:table-cell office:value-type="float" office:value="0.392279" calcext:value-type="float">
            <text:p>0.392279</text:p>
          </table:table-cell>
          <table:table-cell office:value-type="float" office:value="0.0979383" calcext:value-type="float">
            <text:p>0.0979383</text:p>
          </table:table-cell>
          <table:table-cell office:value-type="float" office:value="0.00236459" calcext:value-type="float">
            <text:p>0.00236459</text:p>
          </table:table-cell>
          <table:table-cell office:value-type="float" office:value="0.00106308" calcext:value-type="float">
            <text:p>0.00106308</text:p>
          </table:table-cell>
          <table:table-cell office:value-type="float" office:value="0.00202392" calcext:value-type="float">
            <text:p>0.00202392</text:p>
          </table:table-cell>
        </table:table-row>
        <table:table-row table:style-name="ro1">
          <table:table-cell office:value-type="float" office:value="433500" calcext:value-type="float">
            <text:p>433500</text:p>
          </table:table-cell>
          <table:table-cell/>
          <table:table-cell office:value-type="float" office:value="0.0186333" calcext:value-type="float">
            <text:p>0.0186333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401168" calcext:value-type="float">
            <text:p>0.401168</text:p>
          </table:table-cell>
          <table:table-cell office:value-type="float" office:value="0.0997313" calcext:value-type="float">
            <text:p>0.0997313</text:p>
          </table:table-cell>
          <table:table-cell office:value-type="float" office:value="0.00227814" calcext:value-type="float">
            <text:p>0.00227814</text:p>
          </table:table-cell>
          <table:table-cell office:value-type="float" office:value="0.00105005" calcext:value-type="float">
            <text:p>0.00105005</text:p>
          </table:table-cell>
          <table:table-cell office:value-type="float" office:value="0.00208313" calcext:value-type="float">
            <text:p>0.00208313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189515" calcext:value-type="float">
            <text:p>0.0189515</text:p>
          </table:table-cell>
          <table:table-cell office:value-type="float" office:value="0.00120796" calcext:value-type="float">
            <text:p>0.00120796</text:p>
          </table:table-cell>
          <table:table-cell office:value-type="float" office:value="0.40677" calcext:value-type="float">
            <text:p>0.40677</text:p>
          </table:table-cell>
          <table:table-cell office:value-type="float" office:value="0.106101" calcext:value-type="float">
            <text:p>0.106101</text:p>
          </table:table-cell>
          <table:table-cell office:value-type="float" office:value="0.00226511" calcext:value-type="float">
            <text:p>0.00226511</text:p>
          </table:table-cell>
          <table:table-cell office:value-type="float" office:value="0.00104768" calcext:value-type="float">
            <text:p>0.00104768</text:p>
          </table:table-cell>
          <table:table-cell office:value-type="float" office:value="0.00212103" calcext:value-type="float">
            <text:p>0.00212103</text:p>
          </table:table-cell>
        </table:table-row>
        <table:table-row table:style-name="ro1">
          <table:table-cell office:value-type="float" office:value="434500" calcext:value-type="float">
            <text:p>434500</text:p>
          </table:table-cell>
          <table:table-cell/>
          <table:table-cell office:value-type="float" office:value="0.0186641" calcext:value-type="float">
            <text:p>0.0186641</text:p>
          </table:table-cell>
          <table:table-cell office:value-type="float" office:value="0.00118901" calcext:value-type="float">
            <text:p>0.00118901</text:p>
          </table:table-cell>
          <table:table-cell office:value-type="float" office:value="0.395773" calcext:value-type="float">
            <text:p>0.395773</text:p>
          </table:table-cell>
          <table:table-cell office:value-type="float" office:value="0.0991175" calcext:value-type="float">
            <text:p>0.0991175</text:p>
          </table:table-cell>
          <table:table-cell office:value-type="float" office:value="0.00232512" calcext:value-type="float">
            <text:p>0.00232512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205313" calcext:value-type="float">
            <text:p>0.00205313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185236" calcext:value-type="float">
            <text:p>0.0185236</text:p>
          </table:table-cell>
          <table:table-cell office:value-type="float" office:value="0.00118506" calcext:value-type="float">
            <text:p>0.00118506</text:p>
          </table:table-cell>
          <table:table-cell office:value-type="float" office:value="0.402695" calcext:value-type="float">
            <text:p>0.402695</text:p>
          </table:table-cell>
          <table:table-cell office:value-type="float" office:value="0.0997854" calcext:value-type="float">
            <text:p>0.0997854</text:p>
          </table:table-cell>
          <table:table-cell office:value-type="float" office:value="0.00237959" calcext:value-type="float">
            <text:p>0.00237959</text:p>
          </table:table-cell>
          <table:table-cell office:value-type="float" office:value="0.00102953" calcext:value-type="float">
            <text:p>0.00102953</text:p>
          </table:table-cell>
          <table:table-cell office:value-type="float" office:value="0.00217669" calcext:value-type="float">
            <text:p>0.00217669</text:p>
          </table:table-cell>
        </table:table-row>
        <table:table-row table:style-name="ro1">
          <table:table-cell office:value-type="float" office:value="435500" calcext:value-type="float">
            <text:p>435500</text:p>
          </table:table-cell>
          <table:table-cell/>
          <table:table-cell office:value-type="float" office:value="0.0185319" calcext:value-type="float">
            <text:p>0.0185319</text:p>
          </table:table-cell>
          <table:table-cell office:value-type="float" office:value="0.00119967" calcext:value-type="float">
            <text:p>0.00119967</text:p>
          </table:table-cell>
          <table:table-cell office:value-type="float" office:value="0.395983" calcext:value-type="float">
            <text:p>0.395983</text:p>
          </table:table-cell>
          <table:table-cell office:value-type="float" office:value="0.0981318" calcext:value-type="float">
            <text:p>0.0981318</text:p>
          </table:table-cell>
          <table:table-cell office:value-type="float" office:value="0.00238394" calcext:value-type="float">
            <text:p>0.00238394</text:p>
          </table:table-cell>
          <table:table-cell office:value-type="float" office:value="0.00106584" calcext:value-type="float">
            <text:p>0.00106584</text:p>
          </table:table-cell>
          <table:table-cell office:value-type="float" office:value="0.00221459" calcext:value-type="float">
            <text:p>0.00221459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178868" calcext:value-type="float">
            <text:p>0.0178868</text:p>
          </table:table-cell>
          <table:table-cell office:value-type="float" office:value="0.00131454" calcext:value-type="float">
            <text:p>0.00131454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0.0994807" calcext:value-type="float">
            <text:p>0.0994807</text:p>
          </table:table-cell>
          <table:table-cell office:value-type="float" office:value="0.00215261" calcext:value-type="float">
            <text:p>0.00215261</text:p>
          </table:table-cell>
          <table:table-cell office:value-type="float" office:value="0.000995971" calcext:value-type="float">
            <text:p>0.000995971</text:p>
          </table:table-cell>
          <table:table-cell office:value-type="float" office:value="0.002168" calcext:value-type="float">
            <text:p>0.002168</text:p>
          </table:table-cell>
        </table:table-row>
        <table:table-row table:style-name="ro1">
          <table:table-cell office:value-type="float" office:value="436500" calcext:value-type="float">
            <text:p>436500</text:p>
          </table:table-cell>
          <table:table-cell/>
          <table:table-cell office:value-type="float" office:value="0.0186696" calcext:value-type="float">
            <text:p>0.0186696</text:p>
          </table:table-cell>
          <table:table-cell office:value-type="float" office:value="0.00136073" calcext:value-type="float">
            <text:p>0.00136073</text:p>
          </table:table-cell>
          <table:table-cell office:value-type="float" office:value="0.397682" calcext:value-type="float">
            <text:p>0.397682</text:p>
          </table:table-cell>
          <table:table-cell office:value-type="float" office:value="0.0978211" calcext:value-type="float">
            <text:p>0.0978211</text:p>
          </table:table-cell>
          <table:table-cell office:value-type="float" office:value="0.00217906" calcext:value-type="float">
            <text:p>0.00217906</text:p>
          </table:table-cell>
          <table:table-cell office:value-type="float" office:value="0.00103821" calcext:value-type="float">
            <text:p>0.00103821</text:p>
          </table:table-cell>
          <table:table-cell office:value-type="float" office:value="0.00214906" calcext:value-type="float">
            <text:p>0.00214906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189448" calcext:value-type="float">
            <text:p>0.0189448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389685" calcext:value-type="float">
            <text:p>0.389685</text:p>
          </table:table-cell>
          <table:table-cell office:value-type="float" office:value="0.0969305" calcext:value-type="float">
            <text:p>0.0969305</text:p>
          </table:table-cell>
          <table:table-cell office:value-type="float" office:value="0.00220866" calcext:value-type="float">
            <text:p>0.00220866</text:p>
          </table:table-cell>
          <table:table-cell office:value-type="float" office:value="0.00105242" calcext:value-type="float">
            <text:p>0.00105242</text:p>
          </table:table-cell>
          <table:table-cell office:value-type="float" office:value="0.00203537" calcext:value-type="float">
            <text:p>0.00203537</text:p>
          </table:table-cell>
        </table:table-row>
        <table:table-row table:style-name="ro1">
          <table:table-cell office:value-type="float" office:value="437500" calcext:value-type="float">
            <text:p>437500</text:p>
          </table:table-cell>
          <table:table-cell/>
          <table:table-cell office:value-type="float" office:value="0.0180376" calcext:value-type="float">
            <text:p>0.0180376</text:p>
          </table:table-cell>
          <table:table-cell office:value-type="float" office:value="0.00119809" calcext:value-type="float">
            <text:p>0.00119809</text:p>
          </table:table-cell>
          <table:table-cell office:value-type="float" office:value="0.416061" calcext:value-type="float">
            <text:p>0.416061</text:p>
          </table:table-cell>
          <table:table-cell office:value-type="float" office:value="0.102443" calcext:value-type="float">
            <text:p>0.102443</text:p>
          </table:table-cell>
          <table:table-cell office:value-type="float" office:value="0.00209774" calcext:value-type="float">
            <text:p>0.00209774</text:p>
          </table:table-cell>
          <table:table-cell office:value-type="float" office:value="0.00101413" calcext:value-type="float">
            <text:p>0.00101413</text:p>
          </table:table-cell>
          <table:table-cell office:value-type="float" office:value="0.002153" calcext:value-type="float">
            <text:p>0.002153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185796" calcext:value-type="float">
            <text:p>0.0185796</text:p>
          </table:table-cell>
          <table:table-cell office:value-type="float" office:value="0.00120993" calcext:value-type="float">
            <text:p>0.00120993</text:p>
          </table:table-cell>
          <table:table-cell office:value-type="float" office:value="0.427735" calcext:value-type="float">
            <text:p>0.427735</text:p>
          </table:table-cell>
          <table:table-cell office:value-type="float" office:value="0.10804" calcext:value-type="float">
            <text:p>0.10804</text:p>
          </table:table-cell>
          <table:table-cell office:value-type="float" office:value="0.00213366" calcext:value-type="float">
            <text:p>0.00213366</text:p>
          </table:table-cell>
          <table:table-cell office:value-type="float" office:value="0.00102479" calcext:value-type="float">
            <text:p>0.00102479</text:p>
          </table:table-cell>
          <table:table-cell office:value-type="float" office:value="0.00224024" calcext:value-type="float">
            <text:p>0.00224024</text:p>
          </table:table-cell>
        </table:table-row>
        <table:table-row table:style-name="ro1">
          <table:table-cell office:value-type="float" office:value="438500" calcext:value-type="float">
            <text:p>438500</text:p>
          </table:table-cell>
          <table:table-cell/>
          <table:table-cell office:value-type="float" office:value="0.0180297" calcext:value-type="float">
            <text:p>0.0180297</text:p>
          </table:table-cell>
          <table:table-cell office:value-type="float" office:value="0.00116256" calcext:value-type="float">
            <text:p>0.00116256</text:p>
          </table:table-cell>
          <table:table-cell office:value-type="float" office:value="0.417281" calcext:value-type="float">
            <text:p>0.417281</text:p>
          </table:table-cell>
          <table:table-cell office:value-type="float" office:value="0.103926" calcext:value-type="float">
            <text:p>0.103926</text:p>
          </table:table-cell>
          <table:table-cell office:value-type="float" office:value="0.0021384" calcext:value-type="float">
            <text:p>0.0021384</text:p>
          </table:table-cell>
          <table:table-cell office:value-type="float" office:value="0.00102439" calcext:value-type="float">
            <text:p>0.00102439</text:p>
          </table:table-cell>
          <table:table-cell office:value-type="float" office:value="0.00222564" calcext:value-type="float">
            <text:p>0.00222564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182824" calcext:value-type="float">
            <text:p>0.0182824</text:p>
          </table:table-cell>
          <table:table-cell office:value-type="float" office:value="0.0012269" calcext:value-type="float">
            <text:p>0.0012269</text:p>
          </table:table-cell>
          <table:table-cell office:value-type="float" office:value="0.414198" calcext:value-type="float">
            <text:p>0.414198</text:p>
          </table:table-cell>
          <table:table-cell office:value-type="float" office:value="0.104596" calcext:value-type="float">
            <text:p>0.104596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104611" calcext:value-type="float">
            <text:p>0.00104611</text:p>
          </table:table-cell>
          <table:table-cell office:value-type="float" office:value="0.00226669" calcext:value-type="float">
            <text:p>0.00226669</text:p>
          </table:table-cell>
        </table:table-row>
        <table:table-row table:style-name="ro1">
          <table:table-cell office:value-type="float" office:value="439500" calcext:value-type="float">
            <text:p>439500</text:p>
          </table:table-cell>
          <table:table-cell/>
          <table:table-cell office:value-type="float" office:value="0.0185579" calcext:value-type="float">
            <text:p>0.0185579</text:p>
          </table:table-cell>
          <table:table-cell office:value-type="float" office:value="0.00115506" calcext:value-type="float">
            <text:p>0.00115506</text:p>
          </table:table-cell>
          <table:table-cell office:value-type="float" office:value="0.404008" calcext:value-type="float">
            <text:p>0.404008</text:p>
          </table:table-cell>
          <table:table-cell office:value-type="float" office:value="0.101649" calcext:value-type="float">
            <text:p>0.101649</text:p>
          </table:table-cell>
          <table:table-cell office:value-type="float" office:value="0.00219998" calcext:value-type="float">
            <text:p>0.00219998</text:p>
          </table:table-cell>
          <table:table-cell office:value-type="float" office:value="0.00104926" calcext:value-type="float">
            <text:p>0.00104926</text:p>
          </table:table-cell>
          <table:table-cell office:value-type="float" office:value="0.00223788" calcext:value-type="float">
            <text:p>0.002237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193439" calcext:value-type="float">
            <text:p>0.0193439</text:p>
          </table:table-cell>
          <table:table-cell office:value-type="float" office:value="0.00116769" calcext:value-type="float">
            <text:p>0.00116769</text:p>
          </table:table-cell>
          <table:table-cell office:value-type="float" office:value="0.392251" calcext:value-type="float">
            <text:p>0.392251</text:p>
          </table:table-cell>
          <table:table-cell office:value-type="float" office:value="0.0976415" calcext:value-type="float">
            <text:p>0.0976415</text:p>
          </table:table-cell>
          <table:table-cell office:value-type="float" office:value="0.00220551" calcext:value-type="float">
            <text:p>0.00220551</text:p>
          </table:table-cell>
          <table:table-cell office:value-type="float" office:value="0.00106782" calcext:value-type="float">
            <text:p>0.00106782</text:p>
          </table:table-cell>
          <table:table-cell office:value-type="float" office:value="0.00219129" calcext:value-type="float">
            <text:p>0.00219129</text:p>
          </table:table-cell>
        </table:table-row>
        <table:table-row table:style-name="ro1">
          <table:table-cell office:value-type="float" office:value="440500" calcext:value-type="float">
            <text:p>440500</text:p>
          </table:table-cell>
          <table:table-cell/>
          <table:table-cell office:value-type="float" office:value="0.0195065" calcext:value-type="float">
            <text:p>0.0195065</text:p>
          </table:table-cell>
          <table:table-cell office:value-type="float" office:value="0.00118269" calcext:value-type="float">
            <text:p>0.00118269</text:p>
          </table:table-cell>
          <table:table-cell office:value-type="float" office:value="0.414756" calcext:value-type="float">
            <text:p>0.414756</text:p>
          </table:table-cell>
          <table:table-cell office:value-type="float" office:value="0.100763" calcext:value-type="float">
            <text:p>0.100763</text:p>
          </table:table-cell>
          <table:table-cell office:value-type="float" office:value="0.0022509" calcext:value-type="float">
            <text:p>0.0022509</text:p>
          </table:table-cell>
          <table:table-cell office:value-type="float" office:value="0.00110019" calcext:value-type="float">
            <text:p>0.00110019</text:p>
          </table:table-cell>
          <table:table-cell office:value-type="float" office:value="0.00216958" calcext:value-type="float">
            <text:p>0.00216958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196095" calcext:value-type="float">
            <text:p>0.0196095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0.400281" calcext:value-type="float">
            <text:p>0.400281</text:p>
          </table:table-cell>
          <table:table-cell office:value-type="float" office:value="0.099376" calcext:value-type="float">
            <text:p>0.099376</text:p>
          </table:table-cell>
          <table:table-cell office:value-type="float" office:value="0.00224972" calcext:value-type="float">
            <text:p>0.00224972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00216998" calcext:value-type="float">
            <text:p>0.00216998</text:p>
          </table:table-cell>
        </table:table-row>
        <table:table-row table:style-name="ro1">
          <table:table-cell office:value-type="float" office:value="441500" calcext:value-type="float">
            <text:p>441500</text:p>
          </table:table-cell>
          <table:table-cell/>
          <table:table-cell office:value-type="float" office:value="0.0179488" calcext:value-type="float">
            <text:p>0.0179488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406902" calcext:value-type="float">
            <text:p>0.406902</text:p>
          </table:table-cell>
          <table:table-cell office:value-type="float" office:value="0.102431" calcext:value-type="float">
            <text:p>0.102431</text:p>
          </table:table-cell>
          <table:table-cell office:value-type="float" office:value="0.00211274" calcext:value-type="float">
            <text:p>0.00211274</text:p>
          </table:table-cell>
          <table:table-cell office:value-type="float" office:value="0.00101334" calcext:value-type="float">
            <text:p>0.00101334</text:p>
          </table:table-cell>
          <table:table-cell office:value-type="float" office:value="0.00212932" calcext:value-type="float">
            <text:p>0.00212932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186909" calcext:value-type="float">
            <text:p>0.0186909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0.400556" calcext:value-type="float">
            <text:p>0.400556</text:p>
          </table:table-cell>
          <table:table-cell office:value-type="float" office:value="0.102362" calcext:value-type="float">
            <text:p>0.102362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0104532" calcext:value-type="float">
            <text:p>0.00104532</text:p>
          </table:table-cell>
          <table:table-cell office:value-type="float" office:value="0.0021534" calcext:value-type="float">
            <text:p>0.0021534</text:p>
          </table:table-cell>
        </table:table-row>
        <table:table-row table:style-name="ro1">
          <table:table-cell office:value-type="float" office:value="442500" calcext:value-type="float">
            <text:p>442500</text:p>
          </table:table-cell>
          <table:table-cell/>
          <table:table-cell office:value-type="float" office:value="0.0194883" calcext:value-type="float">
            <text:p>0.0194883</text:p>
          </table:table-cell>
          <table:table-cell office:value-type="float" office:value="0.00147639" calcext:value-type="float">
            <text:p>0.00147639</text:p>
          </table:table-cell>
          <table:table-cell office:value-type="float" office:value="0.404319" calcext:value-type="float">
            <text:p>0.404319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0219564" calcext:value-type="float">
            <text:p>0.00219564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220432" calcext:value-type="float">
            <text:p>0.00220432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201693" calcext:value-type="float">
            <text:p>0.0201693</text:p>
          </table:table-cell>
          <table:table-cell office:value-type="float" office:value="0.00145152" calcext:value-type="float">
            <text:p>0.00145152</text:p>
          </table:table-cell>
          <table:table-cell office:value-type="float" office:value="0.401356" calcext:value-type="float">
            <text:p>0.401356</text:p>
          </table:table-cell>
          <table:table-cell office:value-type="float" office:value="0.0990366" calcext:value-type="float">
            <text:p>0.0990366</text:p>
          </table:table-cell>
          <table:table-cell office:value-type="float" office:value="0.00241315" calcext:value-type="float">
            <text:p>0.00241315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214787" calcext:value-type="float">
            <text:p>0.00214787</text:p>
          </table:table-cell>
        </table:table-row>
        <table:table-row table:style-name="ro1">
          <table:table-cell office:value-type="float" office:value="443500" calcext:value-type="float">
            <text:p>443500</text:p>
          </table:table-cell>
          <table:table-cell/>
          <table:table-cell office:value-type="float" office:value="0.0192128" calcext:value-type="float">
            <text:p>0.0192128</text:p>
          </table:table-cell>
          <table:table-cell office:value-type="float" office:value="0.00137849" calcext:value-type="float">
            <text:p>0.00137849</text:p>
          </table:table-cell>
          <table:table-cell office:value-type="float" office:value="0.38522" calcext:value-type="float">
            <text:p>0.38522</text:p>
          </table:table-cell>
          <table:table-cell office:value-type="float" office:value="0.0942107" calcext:value-type="float">
            <text:p>0.0942107</text:p>
          </table:table-cell>
          <table:table-cell office:value-type="float" office:value="0.00241078" calcext:value-type="float">
            <text:p>0.00241078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021909" calcext:value-type="float">
            <text:p>0.0021909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189345" calcext:value-type="float">
            <text:p>0.0189345</text:p>
          </table:table-cell>
          <table:table-cell office:value-type="float" office:value="0.00131967" calcext:value-type="float">
            <text:p>0.00131967</text:p>
          </table:table-cell>
          <table:table-cell office:value-type="float" office:value="0.419003" calcext:value-type="float">
            <text:p>0.419003</text:p>
          </table:table-cell>
          <table:table-cell office:value-type="float" office:value="0.106249" calcext:value-type="float">
            <text:p>0.106249</text:p>
          </table:table-cell>
          <table:table-cell office:value-type="float" office:value="0.00230459" calcext:value-type="float">
            <text:p>0.00230459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0222801" calcext:value-type="float">
            <text:p>0.00222801</text:p>
          </table:table-cell>
        </table:table-row>
        <table:table-row table:style-name="ro1">
          <table:table-cell office:value-type="float" office:value="444500" calcext:value-type="float">
            <text:p>444500</text:p>
          </table:table-cell>
          <table:table-cell/>
          <table:table-cell office:value-type="float" office:value="0.0201768" calcext:value-type="float">
            <text:p>0.0201768</text:p>
          </table:table-cell>
          <table:table-cell office:value-type="float" office:value="0.00120282" calcext:value-type="float">
            <text:p>0.00120282</text:p>
          </table:table-cell>
          <table:table-cell office:value-type="float" office:value="0.397067" calcext:value-type="float">
            <text:p>0.397067</text:p>
          </table:table-cell>
          <table:table-cell office:value-type="float" office:value="0.0998758" calcext:value-type="float">
            <text:p>0.0998758</text:p>
          </table:table-cell>
          <table:table-cell office:value-type="float" office:value="0.00231722" calcext:value-type="float">
            <text:p>0.00231722</text:p>
          </table:table-cell>
          <table:table-cell office:value-type="float" office:value="0.00109308" calcext:value-type="float">
            <text:p>0.00109308</text:p>
          </table:table-cell>
          <table:table-cell office:value-type="float" office:value="0.00217511" calcext:value-type="float">
            <text:p>0.00217511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185851" calcext:value-type="float">
            <text:p>0.0185851</text:p>
          </table:table-cell>
          <table:table-cell office:value-type="float" office:value="0.00125375" calcext:value-type="float">
            <text:p>0.00125375</text:p>
          </table:table-cell>
          <table:table-cell office:value-type="float" office:value="0.408653" calcext:value-type="float">
            <text:p>0.408653</text:p>
          </table:table-cell>
          <table:table-cell office:value-type="float" office:value="0.10456" calcext:value-type="float">
            <text:p>0.10456</text:p>
          </table:table-cell>
          <table:table-cell office:value-type="float" office:value="0.00215735" calcext:value-type="float">
            <text:p>0.00215735</text:p>
          </table:table-cell>
          <table:table-cell office:value-type="float" office:value="0.00102597" calcext:value-type="float">
            <text:p>0.00102597</text:p>
          </table:table-cell>
          <table:table-cell office:value-type="float" office:value="0.00217985" calcext:value-type="float">
            <text:p>0.00217985</text:p>
          </table:table-cell>
        </table:table-row>
        <table:table-row table:style-name="ro1">
          <table:table-cell office:value-type="float" office:value="445500" calcext:value-type="float">
            <text:p>445500</text:p>
          </table:table-cell>
          <table:table-cell/>
          <table:table-cell office:value-type="float" office:value="0.020135" calcext:value-type="float">
            <text:p>0.020135</text:p>
          </table:table-cell>
          <table:table-cell office:value-type="float" office:value="0.00118901" calcext:value-type="float">
            <text:p>0.00118901</text:p>
          </table:table-cell>
          <table:table-cell office:value-type="float" office:value="0.431812" calcext:value-type="float">
            <text:p>0.431812</text:p>
          </table:table-cell>
          <table:table-cell office:value-type="float" office:value="0.105933" calcext:value-type="float">
            <text:p>0.105933</text:p>
          </table:table-cell>
          <table:table-cell office:value-type="float" office:value="0.00228288" calcext:value-type="float">
            <text:p>0.00228288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00227656" calcext:value-type="float">
            <text:p>0.00227656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194137" calcext:value-type="float">
            <text:p>0.0194137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409152" calcext:value-type="float">
            <text:p>0.409152</text:p>
          </table:table-cell>
          <table:table-cell office:value-type="float" office:value="0.101554" calcext:value-type="float">
            <text:p>0.101554</text:p>
          </table:table-cell>
          <table:table-cell office:value-type="float" office:value="0.0022663" calcext:value-type="float">
            <text:p>0.0022663</text:p>
          </table:table-cell>
          <table:table-cell office:value-type="float" office:value="0.00108598" calcext:value-type="float">
            <text:p>0.00108598</text:p>
          </table:table-cell>
          <table:table-cell office:value-type="float" office:value="0.00236104" calcext:value-type="float">
            <text:p>0.00236104</text:p>
          </table:table-cell>
        </table:table-row>
        <table:table-row table:style-name="ro1">
          <table:table-cell office:value-type="float" office:value="446500" calcext:value-type="float">
            <text:p>446500</text:p>
          </table:table-cell>
          <table:table-cell/>
          <table:table-cell office:value-type="float" office:value="0.0188366" calcext:value-type="float">
            <text:p>0.0188366</text:p>
          </table:table-cell>
          <table:table-cell office:value-type="float" office:value="0.00121625" calcext:value-type="float">
            <text:p>0.00121625</text:p>
          </table:table-cell>
          <table:table-cell office:value-type="float" office:value="0.402536" calcext:value-type="float">
            <text:p>0.402536</text:p>
          </table:table-cell>
          <table:table-cell office:value-type="float" office:value="0.10203" calcext:value-type="float">
            <text:p>0.10203</text:p>
          </table:table-cell>
          <table:table-cell office:value-type="float" office:value="0.00215892" calcext:value-type="float">
            <text:p>0.00215892</text:p>
          </table:table-cell>
          <table:table-cell office:value-type="float" office:value="0.00104295" calcext:value-type="float">
            <text:p>0.00104295</text:p>
          </table:table-cell>
          <table:table-cell office:value-type="float" office:value="0.00248855" calcext:value-type="float">
            <text:p>0.00248855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202033" calcext:value-type="float">
            <text:p>0.0202033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404262" calcext:value-type="float">
            <text:p>0.404262</text:p>
          </table:table-cell>
          <table:table-cell office:value-type="float" office:value="0.101922" calcext:value-type="float">
            <text:p>0.101922</text:p>
          </table:table-cell>
          <table:table-cell office:value-type="float" office:value="0.00227222" calcext:value-type="float">
            <text:p>0.00227222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00261566" calcext:value-type="float">
            <text:p>0.00261566</text:p>
          </table:table-cell>
        </table:table-row>
        <table:table-row table:style-name="ro1">
          <table:table-cell office:value-type="float" office:value="447500" calcext:value-type="float">
            <text:p>447500</text:p>
          </table:table-cell>
          <table:table-cell/>
          <table:table-cell office:value-type="float" office:value="0.019752" calcext:value-type="float">
            <text:p>0.019752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419764" calcext:value-type="float">
            <text:p>0.419764</text:p>
          </table:table-cell>
          <table:table-cell office:value-type="float" office:value="0.106103" calcext:value-type="float">
            <text:p>0.106103</text:p>
          </table:table-cell>
          <table:table-cell office:value-type="float" office:value="0.00223195" calcext:value-type="float">
            <text:p>0.00223195</text:p>
          </table:table-cell>
          <table:table-cell office:value-type="float" office:value="0.00106979" calcext:value-type="float">
            <text:p>0.00106979</text:p>
          </table:table-cell>
          <table:table-cell office:value-type="float" office:value="0.00253394" calcext:value-type="float">
            <text:p>0.00253394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193612" calcext:value-type="float">
            <text:p>0.0193612</text:p>
          </table:table-cell>
          <table:table-cell office:value-type="float" office:value="0.00119651" calcext:value-type="float">
            <text:p>0.00119651</text:p>
          </table:table-cell>
          <table:table-cell office:value-type="float" office:value="0.391275" calcext:value-type="float">
            <text:p>0.391275</text:p>
          </table:table-cell>
          <table:table-cell office:value-type="float" office:value="0.0998995" calcext:value-type="float">
            <text:p>0.0998995</text:p>
          </table:table-cell>
          <table:table-cell office:value-type="float" office:value="0.00223156" calcext:value-type="float">
            <text:p>0.00223156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261803" calcext:value-type="float">
            <text:p>0.00261803</text:p>
          </table:table-cell>
        </table:table-row>
        <table:table-row table:style-name="ro1">
          <table:table-cell office:value-type="float" office:value="448500" calcext:value-type="float">
            <text:p>448500</text:p>
          </table:table-cell>
          <table:table-cell/>
          <table:table-cell office:value-type="float" office:value="0.0191473" calcext:value-type="float">
            <text:p>0.0191473</text:p>
          </table:table-cell>
          <table:table-cell office:value-type="float" office:value="0.00126322" calcext:value-type="float">
            <text:p>0.00126322</text:p>
          </table:table-cell>
          <table:table-cell office:value-type="float" office:value="0.406111" calcext:value-type="float">
            <text:p>0.406111</text:p>
          </table:table-cell>
          <table:table-cell office:value-type="float" office:value="0.102325" calcext:value-type="float">
            <text:p>0.102325</text:p>
          </table:table-cell>
          <table:table-cell office:value-type="float" office:value="0.00218695" calcext:value-type="float">
            <text:p>0.00218695</text:p>
          </table:table-cell>
          <table:table-cell office:value-type="float" office:value="0.00105203" calcext:value-type="float">
            <text:p>0.00105203</text:p>
          </table:table-cell>
          <table:table-cell office:value-type="float" office:value="0.00276014" calcext:value-type="float">
            <text:p>0.00276014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194852" calcext:value-type="float">
            <text:p>0.0194852</text:p>
          </table:table-cell>
          <table:table-cell office:value-type="float" office:value="0.00125217" calcext:value-type="float">
            <text:p>0.00125217</text:p>
          </table:table-cell>
          <table:table-cell office:value-type="float" office:value="0.418745" calcext:value-type="float">
            <text:p>0.418745</text:p>
          </table:table-cell>
          <table:table-cell office:value-type="float" office:value="0.104633" calcext:value-type="float">
            <text:p>0.104633</text:p>
          </table:table-cell>
          <table:table-cell office:value-type="float" office:value="0.00224814" calcext:value-type="float">
            <text:p>0.00224814</text:p>
          </table:table-cell>
          <table:table-cell office:value-type="float" office:value="0.00108282" calcext:value-type="float">
            <text:p>0.00108282</text:p>
          </table:table-cell>
          <table:table-cell office:value-type="float" office:value="0.00253986" calcext:value-type="float">
            <text:p>0.00253986</text:p>
          </table:table-cell>
        </table:table-row>
        <table:table-row table:style-name="ro1">
          <table:table-cell office:value-type="float" office:value="449500" calcext:value-type="float">
            <text:p>449500</text:p>
          </table:table-cell>
          <table:table-cell/>
          <table:table-cell office:value-type="float" office:value="0.0186823" calcext:value-type="float">
            <text:p>0.0186823</text:p>
          </table:table-cell>
          <table:table-cell office:value-type="float" office:value="0.00121151" calcext:value-type="float">
            <text:p>0.00121151</text:p>
          </table:table-cell>
          <table:table-cell office:value-type="float" office:value="0.437706" calcext:value-type="float">
            <text:p>0.437706</text:p>
          </table:table-cell>
          <table:table-cell office:value-type="float" office:value="0.108719" calcext:value-type="float">
            <text:p>0.108719</text:p>
          </table:table-cell>
          <table:table-cell office:value-type="float" office:value="0.00213563" calcext:value-type="float">
            <text:p>0.00213563</text:p>
          </table:table-cell>
          <table:table-cell office:value-type="float" office:value="0.00104097" calcext:value-type="float">
            <text:p>0.00104097</text:p>
          </table:table-cell>
          <table:table-cell office:value-type="float" office:value="0.00229985" calcext:value-type="float">
            <text:p>0.0022998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191031" calcext:value-type="float">
            <text:p>0.0191031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413437" calcext:value-type="float">
            <text:p>0.413437</text:p>
          </table:table-cell>
          <table:table-cell office:value-type="float" office:value="0.101452" calcext:value-type="float">
            <text:p>0.101452</text:p>
          </table:table-cell>
          <table:table-cell office:value-type="float" office:value="0.00215616" calcext:value-type="float">
            <text:p>0.00215616</text:p>
          </table:table-cell>
          <table:table-cell office:value-type="float" office:value="0.00104334" calcext:value-type="float">
            <text:p>0.00104334</text:p>
          </table:table-cell>
          <table:table-cell office:value-type="float" office:value="0.00222524" calcext:value-type="float">
            <text:p>0.00222524</text:p>
          </table:table-cell>
        </table:table-row>
        <table:table-row table:style-name="ro1">
          <table:table-cell office:value-type="float" office:value="450500" calcext:value-type="float">
            <text:p>450500</text:p>
          </table:table-cell>
          <table:table-cell/>
          <table:table-cell office:value-type="float" office:value="0.0192227" calcext:value-type="float">
            <text:p>0.0192227</text:p>
          </table:table-cell>
          <table:table-cell office:value-type="float" office:value="0.0012194" calcext:value-type="float">
            <text:p>0.0012194</text:p>
          </table:table-cell>
          <table:table-cell office:value-type="float" office:value="0.422421" calcext:value-type="float">
            <text:p>0.422421</text:p>
          </table:table-cell>
          <table:table-cell office:value-type="float" office:value="0.10409" calcext:value-type="float">
            <text:p>0.10409</text:p>
          </table:table-cell>
          <table:table-cell office:value-type="float" office:value="0.00219011" calcext:value-type="float">
            <text:p>0.00219011</text:p>
          </table:table-cell>
          <table:table-cell office:value-type="float" office:value="0.00106111" calcext:value-type="float">
            <text:p>0.00106111</text:p>
          </table:table-cell>
          <table:table-cell office:value-type="float" office:value="0.00221577" calcext:value-type="float">
            <text:p>0.00221577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193478" calcext:value-type="float">
            <text:p>0.0193478</text:p>
          </table:table-cell>
          <table:table-cell office:value-type="float" office:value="0.00117559" calcext:value-type="float">
            <text:p>0.00117559</text:p>
          </table:table-cell>
          <table:table-cell office:value-type="float" office:value="0.434799" calcext:value-type="float">
            <text:p>0.434799</text:p>
          </table:table-cell>
          <table:table-cell office:value-type="float" office:value="0.104727" calcext:value-type="float">
            <text:p>0.104727</text:p>
          </table:table-cell>
          <table:table-cell office:value-type="float" office:value="0.00222682" calcext:value-type="float">
            <text:p>0.00222682</text:p>
          </table:table-cell>
          <table:table-cell office:value-type="float" office:value="0.00107295" calcext:value-type="float">
            <text:p>0.00107295</text:p>
          </table:table-cell>
          <table:table-cell office:value-type="float" office:value="0.00218537" calcext:value-type="float">
            <text:p>0.00218537</text:p>
          </table:table-cell>
        </table:table-row>
        <table:table-row table:style-name="ro1">
          <table:table-cell office:value-type="float" office:value="451500" calcext:value-type="float">
            <text:p>451500</text:p>
          </table:table-cell>
          <table:table-cell/>
          <table:table-cell office:value-type="float" office:value="0.0190265" calcext:value-type="float">
            <text:p>0.0190265</text:p>
          </table:table-cell>
          <table:table-cell office:value-type="float" office:value="0.00115466" calcext:value-type="float">
            <text:p>0.00115466</text:p>
          </table:table-cell>
          <table:table-cell office:value-type="float" office:value="0.41442" calcext:value-type="float">
            <text:p>0.41442</text:p>
          </table:table-cell>
          <table:table-cell office:value-type="float" office:value="0.100132" calcext:value-type="float">
            <text:p>0.100132</text:p>
          </table:table-cell>
          <table:table-cell office:value-type="float" office:value="0.00221261" calcext:value-type="float">
            <text:p>0.00221261</text:p>
          </table:table-cell>
          <table:table-cell office:value-type="float" office:value="0.00106703" calcext:value-type="float">
            <text:p>0.00106703</text:p>
          </table:table-cell>
          <table:table-cell office:value-type="float" office:value="0.00215853" calcext:value-type="float">
            <text:p>0.00215853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192057" calcext:value-type="float">
            <text:p>0.0192057</text:p>
          </table:table-cell>
          <table:table-cell office:value-type="float" office:value="0.00122888" calcext:value-type="float">
            <text:p>0.00122888</text:p>
          </table:table-cell>
          <table:table-cell office:value-type="float" office:value="0.428279" calcext:value-type="float">
            <text:p>0.428279</text:p>
          </table:table-cell>
          <table:table-cell office:value-type="float" office:value="0.102742" calcext:value-type="float">
            <text:p>0.102742</text:p>
          </table:table-cell>
          <table:table-cell office:value-type="float" office:value="0.00220906" calcext:value-type="float">
            <text:p>0.00220906</text:p>
          </table:table-cell>
          <table:table-cell office:value-type="float" office:value="0.00107216" calcext:value-type="float">
            <text:p>0.00107216</text:p>
          </table:table-cell>
          <table:table-cell office:value-type="float" office:value="0.00209024" calcext:value-type="float">
            <text:p>0.00209024</text:p>
          </table:table-cell>
        </table:table-row>
        <table:table-row table:style-name="ro1">
          <table:table-cell office:value-type="float" office:value="452500" calcext:value-type="float">
            <text:p>452500</text:p>
          </table:table-cell>
          <table:table-cell/>
          <table:table-cell office:value-type="float" office:value="0.0192606" calcext:value-type="float">
            <text:p>0.0192606</text:p>
          </table:table-cell>
          <table:table-cell office:value-type="float" office:value="0.00157824" calcext:value-type="float">
            <text:p>0.00157824</text:p>
          </table:table-cell>
          <table:table-cell office:value-type="float" office:value="0.417526" calcext:value-type="float">
            <text:p>0.417526</text:p>
          </table:table-cell>
          <table:table-cell office:value-type="float" office:value="0.103867" calcext:value-type="float">
            <text:p>0.103867</text:p>
          </table:table-cell>
          <table:table-cell office:value-type="float" office:value="0.00219998" calcext:value-type="float">
            <text:p>0.00219998</text:p>
          </table:table-cell>
          <table:table-cell office:value-type="float" office:value="0.00108519" calcext:value-type="float">
            <text:p>0.00108519</text:p>
          </table:table-cell>
          <table:table-cell office:value-type="float" office:value="0.00217945" calcext:value-type="float">
            <text:p>0.00217945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198567" calcext:value-type="float">
            <text:p>0.0198567</text:p>
          </table:table-cell>
          <table:table-cell office:value-type="float" office:value="0.00159442" calcext:value-type="float">
            <text:p>0.00159442</text:p>
          </table:table-cell>
          <table:table-cell office:value-type="float" office:value="0.41767" calcext:value-type="float">
            <text:p>0.41767</text:p>
          </table:table-cell>
          <table:table-cell office:value-type="float" office:value="0.104241" calcext:value-type="float">
            <text:p>0.104241</text:p>
          </table:table-cell>
          <table:table-cell office:value-type="float" office:value="0.0021309" calcext:value-type="float">
            <text:p>0.0021309</text:p>
          </table:table-cell>
          <table:table-cell office:value-type="float" office:value="0.00105005" calcext:value-type="float">
            <text:p>0.00105005</text:p>
          </table:table-cell>
          <table:table-cell office:value-type="float" office:value="0.00209103" calcext:value-type="float">
            <text:p>0.00209103</text:p>
          </table:table-cell>
        </table:table-row>
        <table:table-row table:style-name="ro1">
          <table:table-cell office:value-type="float" office:value="453500" calcext:value-type="float">
            <text:p>453500</text:p>
          </table:table-cell>
          <table:table-cell/>
          <table:table-cell office:value-type="float" office:value="0.0197911" calcext:value-type="float">
            <text:p>0.0197911</text:p>
          </table:table-cell>
          <table:table-cell office:value-type="float" office:value="0.00139349" calcext:value-type="float">
            <text:p>0.00139349</text:p>
          </table:table-cell>
          <table:table-cell office:value-type="float" office:value="0.420155" calcext:value-type="float">
            <text:p>0.420155</text:p>
          </table:table-cell>
          <table:table-cell office:value-type="float" office:value="0.101034" calcext:value-type="float">
            <text:p>0.101034</text:p>
          </table:table-cell>
          <table:table-cell office:value-type="float" office:value="0.00221143" calcext:value-type="float">
            <text:p>0.00221143</text:p>
          </table:table-cell>
          <table:table-cell office:value-type="float" office:value="0.00111795" calcext:value-type="float">
            <text:p>0.00111795</text:p>
          </table:table-cell>
          <table:table-cell office:value-type="float" office:value="0.002078" calcext:value-type="float">
            <text:p>0.002078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19392" calcext:value-type="float">
            <text:p>0.019392</text:p>
          </table:table-cell>
          <table:table-cell office:value-type="float" office:value="0.00127901" calcext:value-type="float">
            <text:p>0.00127901</text:p>
          </table:table-cell>
          <table:table-cell office:value-type="float" office:value="0.450716" calcext:value-type="float">
            <text:p>0.450716</text:p>
          </table:table-cell>
          <table:table-cell office:value-type="float" office:value="0.104648" calcext:value-type="float">
            <text:p>0.104648</text:p>
          </table:table-cell>
          <table:table-cell office:value-type="float" office:value="0.00232077" calcext:value-type="float">
            <text:p>0.00232077</text:p>
          </table:table-cell>
          <table:table-cell office:value-type="float" office:value="0.00133112" calcext:value-type="float">
            <text:p>0.00133112</text:p>
          </table:table-cell>
          <table:table-cell office:value-type="float" office:value="0.00210405" calcext:value-type="float">
            <text:p>0.00210405</text:p>
          </table:table-cell>
        </table:table-row>
        <table:table-row table:style-name="ro1">
          <table:table-cell office:value-type="float" office:value="454500" calcext:value-type="float">
            <text:p>454500</text:p>
          </table:table-cell>
          <table:table-cell/>
          <table:table-cell office:value-type="float" office:value="0.0200201" calcext:value-type="float">
            <text:p>0.0200201</text:p>
          </table:table-cell>
          <table:table-cell office:value-type="float" office:value="0.00139665" calcext:value-type="float">
            <text:p>0.00139665</text:p>
          </table:table-cell>
          <table:table-cell office:value-type="float" office:value="0.422116" calcext:value-type="float">
            <text:p>0.422116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0.00232196" calcext:value-type="float">
            <text:p>0.00232196</text:p>
          </table:table-cell>
          <table:table-cell office:value-type="float" office:value="0.00150126" calcext:value-type="float">
            <text:p>0.00150126</text:p>
          </table:table-cell>
          <table:table-cell office:value-type="float" office:value="0.00207445" calcext:value-type="float">
            <text:p>0.00207445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18884" calcext:value-type="float">
            <text:p>0.018884</text:p>
          </table:table-cell>
          <table:table-cell office:value-type="float" office:value="0.00143336" calcext:value-type="float">
            <text:p>0.00143336</text:p>
          </table:table-cell>
          <table:table-cell office:value-type="float" office:value="0.43757" calcext:value-type="float">
            <text:p>0.43757</text:p>
          </table:table-cell>
          <table:table-cell office:value-type="float" office:value="0.10709" calcext:value-type="float">
            <text:p>0.10709</text:p>
          </table:table-cell>
          <table:table-cell office:value-type="float" office:value="0.00218853" calcext:value-type="float">
            <text:p>0.00218853</text:p>
          </table:table-cell>
          <table:table-cell office:value-type="float" office:value="0.00149652" calcext:value-type="float">
            <text:p>0.00149652</text:p>
          </table:table-cell>
          <table:table-cell office:value-type="float" office:value="0.00209576" calcext:value-type="float">
            <text:p>0.00209576</text:p>
          </table:table-cell>
        </table:table-row>
        <table:table-row table:style-name="ro1">
          <table:table-cell office:value-type="float" office:value="455500" calcext:value-type="float">
            <text:p>455500</text:p>
          </table:table-cell>
          <table:table-cell/>
          <table:table-cell office:value-type="float" office:value="0.0185816" calcext:value-type="float">
            <text:p>0.0185816</text:p>
          </table:table-cell>
          <table:table-cell office:value-type="float" office:value="0.00154271" calcext:value-type="float">
            <text:p>0.00154271</text:p>
          </table:table-cell>
          <table:table-cell office:value-type="float" office:value="0.42447" calcext:value-type="float">
            <text:p>0.42447</text:p>
          </table:table-cell>
          <table:table-cell office:value-type="float" office:value="0.107811" calcext:value-type="float">
            <text:p>0.107811</text:p>
          </table:table-cell>
          <table:table-cell office:value-type="float" office:value="0.00220037" calcext:value-type="float">
            <text:p>0.00220037</text:p>
          </table:table-cell>
          <table:table-cell office:value-type="float" office:value="0.00129362" calcext:value-type="float">
            <text:p>0.00129362</text:p>
          </table:table-cell>
          <table:table-cell office:value-type="float" office:value="0.00210484" calcext:value-type="float">
            <text:p>0.00210484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1885" calcext:value-type="float">
            <text:p>0.01885</text:p>
          </table:table-cell>
          <table:table-cell office:value-type="float" office:value="0.00148468" calcext:value-type="float">
            <text:p>0.00148468</text:p>
          </table:table-cell>
          <table:table-cell office:value-type="float" office:value="0.426155" calcext:value-type="float">
            <text:p>0.426155</text:p>
          </table:table-cell>
          <table:table-cell office:value-type="float" office:value="0.105842" calcext:value-type="float">
            <text:p>0.105842</text:p>
          </table:table-cell>
          <table:table-cell office:value-type="float" office:value="0.00220708" calcext:value-type="float">
            <text:p>0.00220708</text:p>
          </table:table-cell>
          <table:table-cell office:value-type="float" office:value="0.00119888" calcext:value-type="float">
            <text:p>0.00119888</text:p>
          </table:table-cell>
          <table:table-cell office:value-type="float" office:value="0.00214313" calcext:value-type="float">
            <text:p>0.00214313</text:p>
          </table:table-cell>
        </table:table-row>
        <table:table-row table:style-name="ro1">
          <table:table-cell office:value-type="float" office:value="456500" calcext:value-type="float">
            <text:p>456500</text:p>
          </table:table-cell>
          <table:table-cell/>
          <table:table-cell office:value-type="float" office:value="0.0199451" calcext:value-type="float">
            <text:p>0.0199451</text:p>
          </table:table-cell>
          <table:table-cell office:value-type="float" office:value="0.00133941" calcext:value-type="float">
            <text:p>0.00133941</text:p>
          </table:table-cell>
          <table:table-cell office:value-type="float" office:value="0.421865" calcext:value-type="float">
            <text:p>0.421865</text:p>
          </table:table-cell>
          <table:table-cell office:value-type="float" office:value="0.106057" calcext:value-type="float">
            <text:p>0.106057</text:p>
          </table:table-cell>
          <table:table-cell office:value-type="float" office:value="0.00227064" calcext:value-type="float">
            <text:p>0.00227064</text:p>
          </table:table-cell>
          <table:table-cell office:value-type="float" office:value="0.00117006" calcext:value-type="float">
            <text:p>0.00117006</text:p>
          </table:table-cell>
          <table:table-cell office:value-type="float" office:value="0.00204721" calcext:value-type="float">
            <text:p>0.00204721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193466" calcext:value-type="float">
            <text:p>0.0193466</text:p>
          </table:table-cell>
          <table:table-cell office:value-type="float" office:value="0.0012798" calcext:value-type="float">
            <text:p>0.0012798</text:p>
          </table:table-cell>
          <table:table-cell office:value-type="float" office:value="0.430991" calcext:value-type="float">
            <text:p>0.430991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00222761" calcext:value-type="float">
            <text:p>0.00222761</text:p>
          </table:table-cell>
          <table:table-cell office:value-type="float" office:value="0.00112664" calcext:value-type="float">
            <text:p>0.00112664</text:p>
          </table:table-cell>
          <table:table-cell office:value-type="float" office:value="0.00210879" calcext:value-type="float">
            <text:p>0.00210879</text:p>
          </table:table-cell>
        </table:table-row>
        <table:table-row table:style-name="ro1">
          <table:table-cell office:value-type="float" office:value="457500" calcext:value-type="float">
            <text:p>457500</text:p>
          </table:table-cell>
          <table:table-cell/>
          <table:table-cell office:value-type="float" office:value="0.0191781" calcext:value-type="float">
            <text:p>0.0191781</text:p>
          </table:table-cell>
          <table:table-cell office:value-type="float" office:value="0.00123954" calcext:value-type="float">
            <text:p>0.00123954</text:p>
          </table:table-cell>
          <table:table-cell office:value-type="float" office:value="0.450211" calcext:value-type="float">
            <text:p>0.450211</text:p>
          </table:table-cell>
          <table:table-cell office:value-type="float" office:value="0.111309" calcext:value-type="float">
            <text:p>0.111309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0108321" calcext:value-type="float">
            <text:p>0.00108321</text:p>
          </table:table-cell>
          <table:table-cell office:value-type="float" office:value="0.00215498" calcext:value-type="float">
            <text:p>0.00215498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197355" calcext:value-type="float">
            <text:p>0.0197355</text:p>
          </table:table-cell>
          <table:table-cell office:value-type="float" office:value="0.00123717" calcext:value-type="float">
            <text:p>0.00123717</text:p>
          </table:table-cell>
          <table:table-cell office:value-type="float" office:value="0.429078" calcext:value-type="float">
            <text:p>0.429078</text:p>
          </table:table-cell>
          <table:table-cell office:value-type="float" office:value="0.108166" calcext:value-type="float">
            <text:p>0.108166</text:p>
          </table:table-cell>
          <table:table-cell office:value-type="float" office:value="0.00227814" calcext:value-type="float">
            <text:p>0.00227814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458500" calcext:value-type="float">
            <text:p>458500</text:p>
          </table:table-cell>
          <table:table-cell/>
          <table:table-cell office:value-type="float" office:value="0.0198626" calcext:value-type="float">
            <text:p>0.0198626</text:p>
          </table:table-cell>
          <table:table-cell office:value-type="float" office:value="0.00121664" calcext:value-type="float">
            <text:p>0.00121664</text:p>
          </table:table-cell>
          <table:table-cell office:value-type="float" office:value="0.433803" calcext:value-type="float">
            <text:p>0.433803</text:p>
          </table:table-cell>
          <table:table-cell office:value-type="float" office:value="0.110534" calcext:value-type="float">
            <text:p>0.110534</text:p>
          </table:table-cell>
          <table:table-cell office:value-type="float" office:value="0.00220235" calcext:value-type="float">
            <text:p>0.00220235</text:p>
          </table:table-cell>
          <table:table-cell office:value-type="float" office:value="0.00135125" calcext:value-type="float">
            <text:p>0.00135125</text:p>
          </table:table-cell>
          <table:table-cell office:value-type="float" office:value="0.00217156" calcext:value-type="float">
            <text:p>0.00217156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19272" calcext:value-type="float">
            <text:p>0.019272</text:p>
          </table:table-cell>
          <table:table-cell office:value-type="float" office:value="0.00124309" calcext:value-type="float">
            <text:p>0.00124309</text:p>
          </table:table-cell>
          <table:table-cell office:value-type="float" office:value="0.428521" calcext:value-type="float">
            <text:p>0.428521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.00218853" calcext:value-type="float">
            <text:p>0.00218853</text:p>
          </table:table-cell>
          <table:table-cell office:value-type="float" office:value="0.00168245" calcext:value-type="float">
            <text:p>0.00168245</text:p>
          </table:table-cell>
          <table:table-cell office:value-type="float" office:value="0.00210011" calcext:value-type="float">
            <text:p>0.00210011</text:p>
          </table:table-cell>
        </table:table-row>
        <table:table-row table:style-name="ro1">
          <table:table-cell office:value-type="float" office:value="459500" calcext:value-type="float">
            <text:p>459500</text:p>
          </table:table-cell>
          <table:table-cell/>
          <table:table-cell office:value-type="float" office:value="0.0193028" calcext:value-type="float">
            <text:p>0.0193028</text:p>
          </table:table-cell>
          <table:table-cell office:value-type="float" office:value="0.00121111" calcext:value-type="float">
            <text:p>0.00121111</text:p>
          </table:table-cell>
          <table:table-cell office:value-type="float" office:value="0.398268" calcext:value-type="float">
            <text:p>0.398268</text:p>
          </table:table-cell>
          <table:table-cell office:value-type="float" office:value="0.101133" calcext:value-type="float">
            <text:p>0.101133</text:p>
          </table:table-cell>
          <table:table-cell office:value-type="float" office:value="0.00228169" calcext:value-type="float">
            <text:p>0.00228169</text:p>
          </table:table-cell>
          <table:table-cell office:value-type="float" office:value="0.00181193" calcext:value-type="float">
            <text:p>0.00181193</text:p>
          </table:table-cell>
          <table:table-cell office:value-type="float" office:value="0.00204168" calcext:value-type="float">
            <text:p>0.0020416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20103" calcext:value-type="float">
            <text:p>0.020103</text:p>
          </table:table-cell>
          <table:table-cell office:value-type="float" office:value="0.00123954" calcext:value-type="float">
            <text:p>0.00123954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08685" calcext:value-type="float">
            <text:p>0.108685</text:p>
          </table:table-cell>
          <table:table-cell office:value-type="float" office:value="0.00233617" calcext:value-type="float">
            <text:p>0.00233617</text:p>
          </table:table-cell>
          <table:table-cell office:value-type="float" office:value="0.00154784" calcext:value-type="float">
            <text:p>0.00154784</text:p>
          </table:table-cell>
          <table:table-cell office:value-type="float" office:value="0.00220551" calcext:value-type="float">
            <text:p>0.00220551</text:p>
          </table:table-cell>
        </table:table-row>
        <table:table-row table:style-name="ro1">
          <table:table-cell office:value-type="float" office:value="460500" calcext:value-type="float">
            <text:p>460500</text:p>
          </table:table-cell>
          <table:table-cell/>
          <table:table-cell office:value-type="float" office:value="0.0196084" calcext:value-type="float">
            <text:p>0.0196084</text:p>
          </table:table-cell>
          <table:table-cell office:value-type="float" office:value="0.0014227" calcext:value-type="float">
            <text:p>0.0014227</text:p>
          </table:table-cell>
          <table:table-cell office:value-type="float" office:value="0.449576" calcext:value-type="float">
            <text:p>0.449576</text:p>
          </table:table-cell>
          <table:table-cell office:value-type="float" office:value="0.111065" calcext:value-type="float">
            <text:p>0.111065</text:p>
          </table:table-cell>
          <table:table-cell office:value-type="float" office:value="0.00219248" calcext:value-type="float">
            <text:p>0.00219248</text:p>
          </table:table-cell>
          <table:table-cell office:value-type="float" office:value="0.0013777" calcext:value-type="float">
            <text:p>0.0013777</text:p>
          </table:table-cell>
          <table:table-cell office:value-type="float" office:value="0.00213248" calcext:value-type="float">
            <text:p>0.00213248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197789" calcext:value-type="float">
            <text:p>0.0197789</text:p>
          </table:table-cell>
          <table:table-cell office:value-type="float" office:value="0.00127309" calcext:value-type="float">
            <text:p>0.00127309</text:p>
          </table:table-cell>
          <table:table-cell office:value-type="float" office:value="0.431175" calcext:value-type="float">
            <text:p>0.431175</text:p>
          </table:table-cell>
          <table:table-cell office:value-type="float" office:value="0.108645" calcext:value-type="float">
            <text:p>0.108645</text:p>
          </table:table-cell>
          <table:table-cell office:value-type="float" office:value="0.00219485" calcext:value-type="float">
            <text:p>0.00219485</text:p>
          </table:table-cell>
          <table:table-cell office:value-type="float" office:value="0.0013552" calcext:value-type="float">
            <text:p>0.0013552</text:p>
          </table:table-cell>
          <table:table-cell office:value-type="float" office:value="0.00214629" calcext:value-type="float">
            <text:p>0.00214629</text:p>
          </table:table-cell>
        </table:table-row>
        <table:table-row table:style-name="ro1">
          <table:table-cell office:value-type="float" office:value="461500" calcext:value-type="float">
            <text:p>461500</text:p>
          </table:table-cell>
          <table:table-cell/>
          <table:table-cell office:value-type="float" office:value="0.0201894" calcext:value-type="float">
            <text:p>0.0201894</text:p>
          </table:table-cell>
          <table:table-cell office:value-type="float" office:value="0.0013023" calcext:value-type="float">
            <text:p>0.0013023</text:p>
          </table:table-cell>
          <table:table-cell office:value-type="float" office:value="0.426312" calcext:value-type="float">
            <text:p>0.426312</text:p>
          </table:table-cell>
          <table:table-cell office:value-type="float" office:value="0.109481" calcext:value-type="float">
            <text:p>0.109481</text:p>
          </table:table-cell>
          <table:table-cell office:value-type="float" office:value="0.00223788" calcext:value-type="float">
            <text:p>0.00223788</text:p>
          </table:table-cell>
          <table:table-cell office:value-type="float" office:value="0.00220708" calcext:value-type="float">
            <text:p>0.00220708</text:p>
          </table:table-cell>
          <table:table-cell office:value-type="float" office:value="0.00219287" calcext:value-type="float">
            <text:p>0.00219287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188362" calcext:value-type="float">
            <text:p>0.0188362</text:p>
          </table:table-cell>
          <table:table-cell office:value-type="float" office:value="0.00121032" calcext:value-type="float">
            <text:p>0.00121032</text:p>
          </table:table-cell>
          <table:table-cell office:value-type="float" office:value="0.415475" calcext:value-type="float">
            <text:p>0.415475</text:p>
          </table:table-cell>
          <table:table-cell office:value-type="float" office:value="0.107716" calcext:value-type="float">
            <text:p>0.107716</text:p>
          </table:table-cell>
          <table:table-cell office:value-type="float" office:value="0.0021609" calcext:value-type="float">
            <text:p>0.0021609</text:p>
          </table:table-cell>
          <table:table-cell office:value-type="float" office:value="0.00197536" calcext:value-type="float">
            <text:p>0.00197536</text:p>
          </table:table-cell>
          <table:table-cell office:value-type="float" office:value="0.00209339" calcext:value-type="float">
            <text:p>0.00209339</text:p>
          </table:table-cell>
        </table:table-row>
        <table:table-row table:style-name="ro1">
          <table:table-cell office:value-type="float" office:value="462500" calcext:value-type="float">
            <text:p>462500</text:p>
          </table:table-cell>
          <table:table-cell/>
          <table:table-cell office:value-type="float" office:value="0.0206122" calcext:value-type="float">
            <text:p>0.0206122</text:p>
          </table:table-cell>
          <table:table-cell office:value-type="float" office:value="0.00122414" calcext:value-type="float">
            <text:p>0.00122414</text:p>
          </table:table-cell>
          <table:table-cell office:value-type="float" office:value="0.436814" calcext:value-type="float">
            <text:p>0.436814</text:p>
          </table:table-cell>
          <table:table-cell office:value-type="float" office:value="0.108414" calcext:value-type="float">
            <text:p>0.108414</text:p>
          </table:table-cell>
          <table:table-cell office:value-type="float" office:value="0.0022738" calcext:value-type="float">
            <text:p>0.0022738</text:p>
          </table:table-cell>
          <table:table-cell office:value-type="float" office:value="0.00166745" calcext:value-type="float">
            <text:p>0.00166745</text:p>
          </table:table-cell>
          <table:table-cell office:value-type="float" office:value="0.00217274" calcext:value-type="float">
            <text:p>0.00217274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199443" calcext:value-type="float">
            <text:p>0.0199443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425152" calcext:value-type="float">
            <text:p>0.425152</text:p>
          </table:table-cell>
          <table:table-cell office:value-type="float" office:value="0.110272" calcext:value-type="float">
            <text:p>0.110272</text:p>
          </table:table-cell>
          <table:table-cell office:value-type="float" office:value="0.00225248" calcext:value-type="float">
            <text:p>0.00225248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00213405" calcext:value-type="float">
            <text:p>0.00213405</text:p>
          </table:table-cell>
        </table:table-row>
        <table:table-row table:style-name="ro1">
          <table:table-cell office:value-type="float" office:value="463500" calcext:value-type="float">
            <text:p>463500</text:p>
          </table:table-cell>
          <table:table-cell/>
          <table:table-cell office:value-type="float" office:value="0.0199703" calcext:value-type="float">
            <text:p>0.0199703</text:p>
          </table:table-cell>
          <table:table-cell office:value-type="float" office:value="0.00122532" calcext:value-type="float">
            <text:p>0.00122532</text:p>
          </table:table-cell>
          <table:table-cell office:value-type="float" office:value="0.448303" calcext:value-type="float">
            <text:p>0.448303</text:p>
          </table:table-cell>
          <table:table-cell office:value-type="float" office:value="0.103273" calcext:value-type="float">
            <text:p>0.103273</text:p>
          </table:table-cell>
          <table:table-cell office:value-type="float" office:value="0.00219248" calcext:value-type="float">
            <text:p>0.00219248</text:p>
          </table:table-cell>
          <table:table-cell office:value-type="float" office:value="0.00137849" calcext:value-type="float">
            <text:p>0.00137849</text:p>
          </table:table-cell>
          <table:table-cell office:value-type="float" office:value="0.00217945" calcext:value-type="float">
            <text:p>0.00217945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206134" calcext:value-type="float">
            <text:p>0.0206134</text:p>
          </table:table-cell>
          <table:table-cell office:value-type="float" office:value="0.00119177" calcext:value-type="float">
            <text:p>0.00119177</text:p>
          </table:table-cell>
          <table:table-cell office:value-type="float" office:value="0.417758" calcext:value-type="float">
            <text:p>0.417758</text:p>
          </table:table-cell>
          <table:table-cell office:value-type="float" office:value="0.103377" calcext:value-type="float">
            <text:p>0.103377</text:p>
          </table:table-cell>
          <table:table-cell office:value-type="float" office:value="0.00222761" calcext:value-type="float">
            <text:p>0.00222761</text:p>
          </table:table-cell>
          <table:table-cell office:value-type="float" office:value="0.0013102" calcext:value-type="float">
            <text:p>0.0013102</text:p>
          </table:table-cell>
          <table:table-cell office:value-type="float" office:value="0.00209734" calcext:value-type="float">
            <text:p>0.00209734</text:p>
          </table:table-cell>
        </table:table-row>
        <table:table-row table:style-name="ro1">
          <table:table-cell office:value-type="float" office:value="464500" calcext:value-type="float">
            <text:p>464500</text:p>
          </table:table-cell>
          <table:table-cell/>
          <table:table-cell office:value-type="float" office:value="0.0209695" calcext:value-type="float">
            <text:p>0.0209695</text:p>
          </table:table-cell>
          <table:table-cell office:value-type="float" office:value="0.0013248" calcext:value-type="float">
            <text:p>0.0013248</text:p>
          </table:table-cell>
          <table:table-cell office:value-type="float" office:value="0.413526" calcext:value-type="float">
            <text:p>0.413526</text:p>
          </table:table-cell>
          <table:table-cell office:value-type="float" office:value="0.0979916" calcext:value-type="float">
            <text:p>0.0979916</text:p>
          </table:table-cell>
          <table:table-cell office:value-type="float" office:value="0.00230064" calcext:value-type="float">
            <text:p>0.00230064</text:p>
          </table:table-cell>
          <table:table-cell office:value-type="float" office:value="0.00130743" calcext:value-type="float">
            <text:p>0.00130743</text:p>
          </table:table-cell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198938" calcext:value-type="float">
            <text:p>0.0198938</text:p>
          </table:table-cell>
          <table:table-cell office:value-type="float" office:value="0.00121388" calcext:value-type="float">
            <text:p>0.00121388</text:p>
          </table:table-cell>
          <table:table-cell office:value-type="float" office:value="0.443682" calcext:value-type="float">
            <text:p>0.443682</text:p>
          </table:table-cell>
          <table:table-cell office:value-type="float" office:value="0.109936" calcext:value-type="float">
            <text:p>0.109936</text:p>
          </table:table-cell>
          <table:table-cell office:value-type="float" office:value="0.0022213" calcext:value-type="float">
            <text:p>0.0022213</text:p>
          </table:table-cell>
          <table:table-cell office:value-type="float" office:value="0.00121782" calcext:value-type="float">
            <text:p>0.00121782</text:p>
          </table:table-cell>
          <table:table-cell office:value-type="float" office:value="0.00212734" calcext:value-type="float">
            <text:p>0.00212734</text:p>
          </table:table-cell>
        </table:table-row>
        <table:table-row table:style-name="ro1">
          <table:table-cell office:value-type="float" office:value="465500" calcext:value-type="float">
            <text:p>465500</text:p>
          </table:table-cell>
          <table:table-cell/>
          <table:table-cell office:value-type="float" office:value="0.0192941" calcext:value-type="float">
            <text:p>0.0192941</text:p>
          </table:table-cell>
          <table:table-cell office:value-type="float" office:value="0.00126441" calcext:value-type="float">
            <text:p>0.00126441</text:p>
          </table:table-cell>
          <table:table-cell office:value-type="float" office:value="0.428859" calcext:value-type="float">
            <text:p>0.428859</text:p>
          </table:table-cell>
          <table:table-cell office:value-type="float" office:value="0.110173" calcext:value-type="float">
            <text:p>0.110173</text:p>
          </table:table-cell>
          <table:table-cell office:value-type="float" office:value="0.00218577" calcext:value-type="float">
            <text:p>0.00218577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0211708" calcext:value-type="float">
            <text:p>0.00211708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200481" calcext:value-type="float">
            <text:p>0.0200481</text:p>
          </table:table-cell>
          <table:table-cell office:value-type="float" office:value="0.00121309" calcext:value-type="float">
            <text:p>0.00121309</text:p>
          </table:table-cell>
          <table:table-cell office:value-type="float" office:value="0.447831" calcext:value-type="float">
            <text:p>0.447831</text:p>
          </table:table-cell>
          <table:table-cell office:value-type="float" office:value="0.108685" calcext:value-type="float">
            <text:p>0.108685</text:p>
          </table:table-cell>
          <table:table-cell office:value-type="float" office:value="0.00227261" calcext:value-type="float">
            <text:p>0.00227261</text:p>
          </table:table-cell>
          <table:table-cell office:value-type="float" office:value="0.00118743" calcext:value-type="float">
            <text:p>0.00118743</text:p>
          </table:table-cell>
          <table:table-cell office:value-type="float" office:value="0.00220787" calcext:value-type="float">
            <text:p>0.00220787</text:p>
          </table:table-cell>
        </table:table-row>
        <table:table-row table:style-name="ro1">
          <table:table-cell office:value-type="float" office:value="466500" calcext:value-type="float">
            <text:p>466500</text:p>
          </table:table-cell>
          <table:table-cell/>
          <table:table-cell office:value-type="float" office:value="0.0195855" calcext:value-type="float">
            <text:p>0.0195855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434833" calcext:value-type="float">
            <text:p>0.434833</text:p>
          </table:table-cell>
          <table:table-cell office:value-type="float" office:value="0.109708" calcext:value-type="float">
            <text:p>0.109708</text:p>
          </table:table-cell>
          <table:table-cell office:value-type="float" office:value="0.0021759" calcext:value-type="float">
            <text:p>0.0021759</text:p>
          </table:table-cell>
          <table:table-cell office:value-type="float" office:value="0.00109348" calcext:value-type="float">
            <text:p>0.00109348</text:p>
          </table:table-cell>
          <table:table-cell office:value-type="float" office:value="0.00213761" calcext:value-type="float">
            <text:p>0.00213761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188512" calcext:value-type="float">
            <text:p>0.0188512</text:p>
          </table:table-cell>
          <table:table-cell office:value-type="float" office:value="0.00135559" calcext:value-type="float">
            <text:p>0.00135559</text:p>
          </table:table-cell>
          <table:table-cell office:value-type="float" office:value="0.424858" calcext:value-type="float">
            <text:p>0.424858</text:p>
          </table:table-cell>
          <table:table-cell office:value-type="float" office:value="0.109225" calcext:value-type="float">
            <text:p>0.109225</text:p>
          </table:table-cell>
          <table:table-cell office:value-type="float" office:value="0.00220708" calcext:value-type="float">
            <text:p>0.00220708</text:p>
          </table:table-cell>
          <table:table-cell office:value-type="float" office:value="0.00117124" calcext:value-type="float">
            <text:p>0.00117124</text:p>
          </table:table-cell>
          <table:table-cell office:value-type="float" office:value="0.00210603" calcext:value-type="float">
            <text:p>0.00210603</text:p>
          </table:table-cell>
        </table:table-row>
        <table:table-row table:style-name="ro1">
          <table:table-cell office:value-type="float" office:value="467500" calcext:value-type="float">
            <text:p>467500</text:p>
          </table:table-cell>
          <table:table-cell/>
          <table:table-cell office:value-type="float" office:value="0.0207685" calcext:value-type="float">
            <text:p>0.0207685</text:p>
          </table:table-cell>
          <table:table-cell office:value-type="float" office:value="0.0013777" calcext:value-type="float">
            <text:p>0.0013777</text:p>
          </table:table-cell>
          <table:table-cell office:value-type="float" office:value="0.431767" calcext:value-type="float">
            <text:p>0.431767</text:p>
          </table:table-cell>
          <table:table-cell office:value-type="float" office:value="0.10822" calcext:value-type="float">
            <text:p>0.10822</text:p>
          </table:table-cell>
          <table:table-cell office:value-type="float" office:value="0.00224419" calcext:value-type="float">
            <text:p>0.00224419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00214511" calcext:value-type="float">
            <text:p>0.00214511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189175" calcext:value-type="float">
            <text:p>0.0189175</text:p>
          </table:table-cell>
          <table:table-cell office:value-type="float" office:value="0.0012723" calcext:value-type="float">
            <text:p>0.0012723</text:p>
          </table:table-cell>
          <table:table-cell office:value-type="float" office:value="0.418354" calcext:value-type="float">
            <text:p>0.418354</text:p>
          </table:table-cell>
          <table:table-cell office:value-type="float" office:value="0.107261" calcext:value-type="float">
            <text:p>0.107261</text:p>
          </table:table-cell>
          <table:table-cell office:value-type="float" office:value="0.00223077" calcext:value-type="float">
            <text:p>0.00223077</text:p>
          </table:table-cell>
          <table:table-cell office:value-type="float" office:value="0.00113532" calcext:value-type="float">
            <text:p>0.00113532</text:p>
          </table:table-cell>
          <table:table-cell office:value-type="float" office:value="0.00214392" calcext:value-type="float">
            <text:p>0.00214392</text:p>
          </table:table-cell>
        </table:table-row>
        <table:table-row table:style-name="ro1">
          <table:table-cell office:value-type="float" office:value="468500" calcext:value-type="float">
            <text:p>468500</text:p>
          </table:table-cell>
          <table:table-cell/>
          <table:table-cell office:value-type="float" office:value="0.0200813" calcext:value-type="float">
            <text:p>0.0200813</text:p>
          </table:table-cell>
          <table:table-cell office:value-type="float" office:value="0.00120796" calcext:value-type="float">
            <text:p>0.00120796</text:p>
          </table:table-cell>
          <table:table-cell office:value-type="float" office:value="0.45728" calcext:value-type="float">
            <text:p>0.45728</text:p>
          </table:table-cell>
          <table:table-cell office:value-type="float" office:value="0.113601" calcext:value-type="float">
            <text:p>0.113601</text:p>
          </table:table-cell>
          <table:table-cell office:value-type="float" office:value="0.00223709" calcext:value-type="float">
            <text:p>0.00223709</text:p>
          </table:table-cell>
          <table:table-cell office:value-type="float" office:value="0.00113177" calcext:value-type="float">
            <text:p>0.00113177</text:p>
          </table:table-cell>
          <table:table-cell office:value-type="float" office:value="0.00219287" calcext:value-type="float">
            <text:p>0.00219287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195341" calcext:value-type="float">
            <text:p>0.0195341</text:p>
          </table:table-cell>
          <table:table-cell office:value-type="float" office:value="0.00120124" calcext:value-type="float">
            <text:p>0.00120124</text:p>
          </table:table-cell>
          <table:table-cell office:value-type="float" office:value="0.444017" calcext:value-type="float">
            <text:p>0.444017</text:p>
          </table:table-cell>
          <table:table-cell office:value-type="float" office:value="0.106532" calcext:value-type="float">
            <text:p>0.106532</text:p>
          </table:table-cell>
          <table:table-cell office:value-type="float" office:value="0.00225603" calcext:value-type="float">
            <text:p>0.00225603</text:p>
          </table:table-cell>
          <table:table-cell office:value-type="float" office:value="0.00111045" calcext:value-type="float">
            <text:p>0.00111045</text:p>
          </table:table-cell>
          <table:table-cell office:value-type="float" office:value="0.00208234" calcext:value-type="float">
            <text:p>0.00208234</text:p>
          </table:table-cell>
        </table:table-row>
        <table:table-row table:style-name="ro1">
          <table:table-cell office:value-type="float" office:value="469500" calcext:value-type="float">
            <text:p>469500</text:p>
          </table:table-cell>
          <table:table-cell/>
          <table:table-cell office:value-type="float" office:value="0.0197698" calcext:value-type="float">
            <text:p>0.0197698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46428" calcext:value-type="float">
            <text:p>0.46428</text:p>
          </table:table-cell>
          <table:table-cell office:value-type="float" office:value="0.116364" calcext:value-type="float">
            <text:p>0.116364</text:p>
          </table:table-cell>
          <table:table-cell office:value-type="float" office:value="0.00219406" calcext:value-type="float">
            <text:p>0.00219406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213642" calcext:value-type="float">
            <text:p>0.0021364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020386" calcext:value-type="float">
            <text:p>0.020386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449477" calcext:value-type="float">
            <text:p>0.449477</text:p>
          </table:table-cell>
          <table:table-cell office:value-type="float" office:value="0.124076" calcext:value-type="float">
            <text:p>0.124076</text:p>
          </table:table-cell>
          <table:table-cell office:value-type="float" office:value="0.00220393" calcext:value-type="float">
            <text:p>0.00220393</text:p>
          </table:table-cell>
          <table:table-cell office:value-type="float" office:value="0.00109506" calcext:value-type="float">
            <text:p>0.00109506</text:p>
          </table:table-cell>
          <table:table-cell office:value-type="float" office:value="0.0021534" calcext:value-type="float">
            <text:p>0.0021534</text:p>
          </table:table-cell>
        </table:table-row>
        <table:table-row table:style-name="ro1">
          <table:table-cell office:value-type="float" office:value="470500" calcext:value-type="float">
            <text:p>470500</text:p>
          </table:table-cell>
          <table:table-cell/>
          <table:table-cell office:value-type="float" office:value="0.0201026" calcext:value-type="float">
            <text:p>0.0201026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427675" calcext:value-type="float">
            <text:p>0.427675</text:p>
          </table:table-cell>
          <table:table-cell office:value-type="float" office:value="0.111517" calcext:value-type="float">
            <text:p>0.111517</text:p>
          </table:table-cell>
          <table:table-cell office:value-type="float" office:value="0.00223788" calcext:value-type="float">
            <text:p>0.00223788</text:p>
          </table:table-cell>
          <table:table-cell office:value-type="float" office:value="0.00110729" calcext:value-type="float">
            <text:p>0.00110729</text:p>
          </table:table-cell>
          <table:table-cell office:value-type="float" office:value="0.00212734" calcext:value-type="float">
            <text:p>0.00212734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198503" calcext:value-type="float">
            <text:p>0.0198503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458802" calcext:value-type="float">
            <text:p>0.458802</text:p>
          </table:table-cell>
          <table:table-cell office:value-type="float" office:value="0.115143" calcext:value-type="float">
            <text:p>0.115143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0109348" calcext:value-type="float">
            <text:p>0.00109348</text:p>
          </table:table-cell>
          <table:table-cell office:value-type="float" office:value="0.00217156" calcext:value-type="float">
            <text:p>0.00217156</text:p>
          </table:table-cell>
        </table:table-row>
        <table:table-row table:style-name="ro1">
          <table:table-cell office:value-type="float" office:value="471500" calcext:value-type="float">
            <text:p>471500</text:p>
          </table:table-cell>
          <table:table-cell/>
          <table:table-cell office:value-type="float" office:value="0.0208732" calcext:value-type="float">
            <text:p>0.0208732</text:p>
          </table:table-cell>
          <table:table-cell office:value-type="float" office:value="0.00117085" calcext:value-type="float">
            <text:p>0.00117085</text:p>
          </table:table-cell>
          <table:table-cell office:value-type="float" office:value="0.429571" calcext:value-type="float">
            <text:p>0.429571</text:p>
          </table:table-cell>
          <table:table-cell office:value-type="float" office:value="0.110219" calcext:value-type="float">
            <text:p>0.110219</text:p>
          </table:table-cell>
          <table:table-cell office:value-type="float" office:value="0.00232591" calcext:value-type="float">
            <text:p>0.00232591</text:p>
          </table:table-cell>
          <table:table-cell office:value-type="float" office:value="0.00112506" calcext:value-type="float">
            <text:p>0.00112506</text:p>
          </table:table-cell>
          <table:table-cell office:value-type="float" office:value="0.00210682" calcext:value-type="float">
            <text:p>0.00210682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201705" calcext:value-type="float">
            <text:p>0.0201705</text:p>
          </table:table-cell>
          <table:table-cell office:value-type="float" office:value="0.00130625" calcext:value-type="float">
            <text:p>0.00130625</text:p>
          </table:table-cell>
          <table:table-cell office:value-type="float" office:value="0.40613" calcext:value-type="float">
            <text:p>0.40613</text:p>
          </table:table-cell>
          <table:table-cell office:value-type="float" office:value="0.105385" calcext:value-type="float">
            <text:p>0.105385</text:p>
          </table:table-cell>
          <table:table-cell office:value-type="float" office:value="0.00275185" calcext:value-type="float">
            <text:p>0.00275185</text:p>
          </table:table-cell>
          <table:table-cell office:value-type="float" office:value="0.00110334" calcext:value-type="float">
            <text:p>0.00110334</text:p>
          </table:table-cell>
          <table:table-cell office:value-type="float" office:value="0.00207524" calcext:value-type="float">
            <text:p>0.00207524</text:p>
          </table:table-cell>
        </table:table-row>
        <table:table-row table:style-name="ro1">
          <table:table-cell office:value-type="float" office:value="472500" calcext:value-type="float">
            <text:p>472500</text:p>
          </table:table-cell>
          <table:table-cell/>
          <table:table-cell office:value-type="float" office:value="0.0219453" calcext:value-type="float">
            <text:p>0.0219453</text:p>
          </table:table-cell>
          <table:table-cell office:value-type="float" office:value="0.00120519" calcext:value-type="float">
            <text:p>0.00120519</text:p>
          </table:table-cell>
          <table:table-cell office:value-type="float" office:value="0.405541" calcext:value-type="float">
            <text:p>0.405541</text:p>
          </table:table-cell>
          <table:table-cell office:value-type="float" office:value="0.107752" calcext:value-type="float">
            <text:p>0.107752</text:p>
          </table:table-cell>
          <table:table-cell office:value-type="float" office:value="0.00281383" calcext:value-type="float">
            <text:p>0.00281383</text:p>
          </table:table-cell>
          <table:table-cell office:value-type="float" office:value="0.00115506" calcext:value-type="float">
            <text:p>0.00115506</text:p>
          </table:table-cell>
          <table:table-cell office:value-type="float" office:value="0.00210011" calcext:value-type="float">
            <text:p>0.00210011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21033" calcext:value-type="float">
            <text:p>0.021033</text:p>
          </table:table-cell>
          <table:table-cell office:value-type="float" office:value="0.00122335" calcext:value-type="float">
            <text:p>0.00122335</text:p>
          </table:table-cell>
          <table:table-cell office:value-type="float" office:value="0.448954" calcext:value-type="float">
            <text:p>0.448954</text:p>
          </table:table-cell>
          <table:table-cell office:value-type="float" office:value="0.114345" calcext:value-type="float">
            <text:p>0.114345</text:p>
          </table:table-cell>
          <table:table-cell office:value-type="float" office:value="0.00289515" calcext:value-type="float">
            <text:p>0.00289515</text:p>
          </table:table-cell>
          <table:table-cell office:value-type="float" office:value="0.00112782" calcext:value-type="float">
            <text:p>0.00112782</text:p>
          </table:table-cell>
          <table:table-cell office:value-type="float" office:value="0.00220037" calcext:value-type="float">
            <text:p>0.00220037</text:p>
          </table:table-cell>
        </table:table-row>
        <table:table-row table:style-name="ro1">
          <table:table-cell office:value-type="float" office:value="473500" calcext:value-type="float">
            <text:p>473500</text:p>
          </table:table-cell>
          <table:table-cell/>
          <table:table-cell office:value-type="float" office:value="0.0198796" calcext:value-type="float">
            <text:p>0.0198796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420443" calcext:value-type="float">
            <text:p>0.420443</text:p>
          </table:table-cell>
          <table:table-cell office:value-type="float" office:value="0.105208" calcext:value-type="float">
            <text:p>0.105208</text:p>
          </table:table-cell>
          <table:table-cell office:value-type="float" office:value="0.00241236" calcext:value-type="float">
            <text:p>0.00241236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0208747" calcext:value-type="float">
            <text:p>0.00208747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207137" calcext:value-type="float">
            <text:p>0.0207137</text:p>
          </table:table-cell>
          <table:table-cell office:value-type="float" office:value="0.0012948" calcext:value-type="float">
            <text:p>0.0012948</text:p>
          </table:table-cell>
          <table:table-cell office:value-type="float" office:value="0.436474" calcext:value-type="float">
            <text:p>0.436474</text:p>
          </table:table-cell>
          <table:table-cell office:value-type="float" office:value="0.113742" calcext:value-type="float">
            <text:p>0.113742</text:p>
          </table:table-cell>
          <table:table-cell office:value-type="float" office:value="0.00237722" calcext:value-type="float">
            <text:p>0.00237722</text:p>
          </table:table-cell>
          <table:table-cell office:value-type="float" office:value="0.00111242" calcext:value-type="float">
            <text:p>0.00111242</text:p>
          </table:table-cell>
          <table:table-cell office:value-type="float" office:value="0.00221261" calcext:value-type="float">
            <text:p>0.00221261</text:p>
          </table:table-cell>
        </table:table-row>
        <table:table-row table:style-name="ro1">
          <table:table-cell office:value-type="float" office:value="474500" calcext:value-type="float">
            <text:p>474500</text:p>
          </table:table-cell>
          <table:table-cell/>
          <table:table-cell office:value-type="float" office:value="0.0212983" calcext:value-type="float">
            <text:p>0.0212983</text:p>
          </table:table-cell>
          <table:table-cell office:value-type="float" office:value="0.00119335" calcext:value-type="float">
            <text:p>0.00119335</text:p>
          </table:table-cell>
          <table:table-cell office:value-type="float" office:value="0.435622" calcext:value-type="float">
            <text:p>0.435622</text:p>
          </table:table-cell>
          <table:table-cell office:value-type="float" office:value="0.112653" calcext:value-type="float">
            <text:p>0.112653</text:p>
          </table:table-cell>
          <table:table-cell office:value-type="float" office:value="0.00271869" calcext:value-type="float">
            <text:p>0.00271869</text:p>
          </table:table-cell>
          <table:table-cell office:value-type="float" office:value="0.00117124" calcext:value-type="float">
            <text:p>0.00117124</text:p>
          </table:table-cell>
          <table:table-cell office:value-type="float" office:value="0.00220748" calcext:value-type="float">
            <text:p>0.00220748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214882" calcext:value-type="float">
            <text:p>0.0214882</text:p>
          </table:table-cell>
          <table:table-cell office:value-type="float" office:value="0.00119335" calcext:value-type="float">
            <text:p>0.00119335</text:p>
          </table:table-cell>
          <table:table-cell office:value-type="float" office:value="0.427064" calcext:value-type="float">
            <text:p>0.427064</text:p>
          </table:table-cell>
          <table:table-cell office:value-type="float" office:value="0.110238" calcext:value-type="float">
            <text:p>0.110238</text:p>
          </table:table-cell>
          <table:table-cell office:value-type="float" office:value="0.00279606" calcext:value-type="float">
            <text:p>0.00279606</text:p>
          </table:table-cell>
          <table:table-cell office:value-type="float" office:value="0.00117203" calcext:value-type="float">
            <text:p>0.00117203</text:p>
          </table:table-cell>
          <table:table-cell office:value-type="float" office:value="0.00220314" calcext:value-type="float">
            <text:p>0.00220314</text:p>
          </table:table-cell>
        </table:table-row>
        <table:table-row table:style-name="ro1">
          <table:table-cell office:value-type="float" office:value="475500" calcext:value-type="float">
            <text:p>475500</text:p>
          </table:table-cell>
          <table:table-cell/>
          <table:table-cell office:value-type="float" office:value="0.0199893" calcext:value-type="float">
            <text:p>0.0199893</text:p>
          </table:table-cell>
          <table:table-cell office:value-type="float" office:value="0.00122059" calcext:value-type="float">
            <text:p>0.00122059</text:p>
          </table:table-cell>
          <table:table-cell office:value-type="float" office:value="0.420619" calcext:value-type="float">
            <text:p>0.420619</text:p>
          </table:table-cell>
          <table:table-cell office:value-type="float" office:value="0.111794" calcext:value-type="float">
            <text:p>0.111794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0217748" calcext:value-type="float">
            <text:p>0.00217748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205191" calcext:value-type="float">
            <text:p>0.0205191</text:p>
          </table:table-cell>
          <table:table-cell office:value-type="float" office:value="0.00128809" calcext:value-type="float">
            <text:p>0.00128809</text:p>
          </table:table-cell>
          <table:table-cell office:value-type="float" office:value="0.439891" calcext:value-type="float">
            <text:p>0.439891</text:p>
          </table:table-cell>
          <table:table-cell office:value-type="float" office:value="0.118903" calcext:value-type="float">
            <text:p>0.118903</text:p>
          </table:table-cell>
          <table:table-cell office:value-type="float" office:value="0.00257381" calcext:value-type="float">
            <text:p>0.00257381</text:p>
          </table:table-cell>
          <table:table-cell office:value-type="float" office:value="0.00114874" calcext:value-type="float">
            <text:p>0.00114874</text:p>
          </table:table-cell>
          <table:table-cell office:value-type="float" office:value="0.00218853" calcext:value-type="float">
            <text:p>0.00218853</text:p>
          </table:table-cell>
        </table:table-row>
        <table:table-row table:style-name="ro1">
          <table:table-cell office:value-type="float" office:value="476500" calcext:value-type="float">
            <text:p>476500</text:p>
          </table:table-cell>
          <table:table-cell/>
          <table:table-cell office:value-type="float" office:value="0.019683" calcext:value-type="float">
            <text:p>0.019683</text:p>
          </table:table-cell>
          <table:table-cell office:value-type="float" office:value="0.00121467" calcext:value-type="float">
            <text:p>0.00121467</text:p>
          </table:table-cell>
          <table:table-cell office:value-type="float" office:value="0.412624" calcext:value-type="float">
            <text:p>0.412624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00243012" calcext:value-type="float">
            <text:p>0.00243012</text:p>
          </table:table-cell>
          <table:table-cell office:value-type="float" office:value="0.00110098" calcext:value-type="float">
            <text:p>0.00110098</text:p>
          </table:table-cell>
          <table:table-cell office:value-type="float" office:value="0.00211984" calcext:value-type="float">
            <text:p>0.00211984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205988" calcext:value-type="float">
            <text:p>0.0205988</text:p>
          </table:table-cell>
          <table:table-cell office:value-type="float" office:value="0.00120203" calcext:value-type="float">
            <text:p>0.00120203</text:p>
          </table:table-cell>
          <table:table-cell office:value-type="float" office:value="0.44201" calcext:value-type="float">
            <text:p>0.44201</text:p>
          </table:table-cell>
          <table:table-cell office:value-type="float" office:value="0.116304" calcext:value-type="float">
            <text:p>0.116304</text:p>
          </table:table-cell>
          <table:table-cell office:value-type="float" office:value="0.00239538" calcext:value-type="float">
            <text:p>0.00239538</text:p>
          </table:table-cell>
          <table:table-cell office:value-type="float" office:value="0.00111519" calcext:value-type="float">
            <text:p>0.00111519</text:p>
          </table:table-cell>
          <table:table-cell office:value-type="float" office:value="0.00222287" calcext:value-type="float">
            <text:p>0.00222287</text:p>
          </table:table-cell>
        </table:table-row>
        <table:table-row table:style-name="ro1">
          <table:table-cell office:value-type="float" office:value="477500" calcext:value-type="float">
            <text:p>477500</text:p>
          </table:table-cell>
          <table:table-cell/>
          <table:table-cell office:value-type="float" office:value="0.020174" calcext:value-type="float">
            <text:p>0.020174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426361" calcext:value-type="float">
            <text:p>0.426361</text:p>
          </table:table-cell>
          <table:table-cell office:value-type="float" office:value="0.114338" calcext:value-type="float">
            <text:p>0.114338</text:p>
          </table:table-cell>
          <table:table-cell office:value-type="float" office:value="0.0023713" calcext:value-type="float">
            <text:p>0.0023713</text:p>
          </table:table-cell>
          <table:table-cell office:value-type="float" office:value="0.00111519" calcext:value-type="float">
            <text:p>0.00111519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19698" calcext:value-type="float">
            <text:p>0.019698</text:p>
          </table:table-cell>
          <table:table-cell office:value-type="float" office:value="0.00120519" calcext:value-type="float">
            <text:p>0.00120519</text:p>
          </table:table-cell>
          <table:table-cell office:value-type="float" office:value="0.409084" calcext:value-type="float">
            <text:p>0.409084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022959" calcext:value-type="float">
            <text:p>0.0022959</text:p>
          </table:table-cell>
          <table:table-cell office:value-type="float" office:value="0.00110256" calcext:value-type="float">
            <text:p>0.00110256</text:p>
          </table:table-cell>
          <table:table-cell office:value-type="float" office:value="0.00208905" calcext:value-type="float">
            <text:p>0.00208905</text:p>
          </table:table-cell>
        </table:table-row>
        <table:table-row table:style-name="ro1">
          <table:table-cell office:value-type="float" office:value="478500" calcext:value-type="float">
            <text:p>478500</text:p>
          </table:table-cell>
          <table:table-cell/>
          <table:table-cell office:value-type="float" office:value="0.0209782" calcext:value-type="float">
            <text:p>0.0209782</text:p>
          </table:table-cell>
          <table:table-cell office:value-type="float" office:value="0.00118506" calcext:value-type="float">
            <text:p>0.00118506</text:p>
          </table:table-cell>
          <table:table-cell office:value-type="float" office:value="0.424003" calcext:value-type="float">
            <text:p>0.424003</text:p>
          </table:table-cell>
          <table:table-cell office:value-type="float" office:value="0.110487" calcext:value-type="float">
            <text:p>0.110487</text:p>
          </table:table-cell>
          <table:table-cell office:value-type="float" office:value="0.00248539" calcext:value-type="float">
            <text:p>0.00248539</text:p>
          </table:table-cell>
          <table:table-cell office:value-type="float" office:value="0.00113295" calcext:value-type="float">
            <text:p>0.00113295</text:p>
          </table:table-cell>
          <table:table-cell office:value-type="float" office:value="0.00216682" calcext:value-type="float">
            <text:p>0.00216682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207634" calcext:value-type="float">
            <text:p>0.0207634</text:p>
          </table:table-cell>
          <table:table-cell office:value-type="float" office:value="0.00113098" calcext:value-type="float">
            <text:p>0.00113098</text:p>
          </table:table-cell>
          <table:table-cell office:value-type="float" office:value="0.420535" calcext:value-type="float">
            <text:p>0.420535</text:p>
          </table:table-cell>
          <table:table-cell office:value-type="float" office:value="0.113314" calcext:value-type="float">
            <text:p>0.113314</text:p>
          </table:table-cell>
          <table:table-cell office:value-type="float" office:value="0.00240802" calcext:value-type="float">
            <text:p>0.00240802</text:p>
          </table:table-cell>
          <table:table-cell office:value-type="float" office:value="0.00111953" calcext:value-type="float">
            <text:p>0.00111953</text:p>
          </table:table-cell>
          <table:table-cell office:value-type="float" office:value="0.00211116" calcext:value-type="float">
            <text:p>0.00211116</text:p>
          </table:table-cell>
        </table:table-row>
        <table:table-row table:style-name="ro1">
          <table:table-cell office:value-type="float" office:value="479500" calcext:value-type="float">
            <text:p>479500</text:p>
          </table:table-cell>
          <table:table-cell/>
          <table:table-cell office:value-type="float" office:value="0.0214992" calcext:value-type="float">
            <text:p>0.0214992</text:p>
          </table:table-cell>
          <table:table-cell office:value-type="float" office:value="0.00121625" calcext:value-type="float">
            <text:p>0.00121625</text:p>
          </table:table-cell>
          <table:table-cell office:value-type="float" office:value="0.432283" calcext:value-type="float">
            <text:p>0.432283</text:p>
          </table:table-cell>
          <table:table-cell office:value-type="float" office:value="0.112319" calcext:value-type="float">
            <text:p>0.112319</text:p>
          </table:table-cell>
          <table:table-cell office:value-type="float" office:value="0.00235551" calcext:value-type="float">
            <text:p>0.00235551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00217116" calcext:value-type="float">
            <text:p>0.0021711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199048" calcext:value-type="float">
            <text:p>0.0199048</text:p>
          </table:table-cell>
          <table:table-cell office:value-type="float" office:value="0.00118545" calcext:value-type="float">
            <text:p>0.00118545</text:p>
          </table:table-cell>
          <table:table-cell office:value-type="float" office:value="0.430624" calcext:value-type="float">
            <text:p>0.430624</text:p>
          </table:table-cell>
          <table:table-cell office:value-type="float" office:value="0.113391" calcext:value-type="float">
            <text:p>0.113391</text:p>
          </table:table-cell>
          <table:table-cell office:value-type="float" office:value="0.00226946" calcext:value-type="float">
            <text:p>0.00226946</text:p>
          </table:table-cell>
          <table:table-cell office:value-type="float" office:value="0.00110058" calcext:value-type="float">
            <text:p>0.00110058</text:p>
          </table:table-cell>
          <table:table-cell office:value-type="float" office:value="0.00221853" calcext:value-type="float">
            <text:p>0.00221853</text:p>
          </table:table-cell>
        </table:table-row>
        <table:table-row table:style-name="ro1">
          <table:table-cell office:value-type="float" office:value="480500" calcext:value-type="float">
            <text:p>480500</text:p>
          </table:table-cell>
          <table:table-cell/>
          <table:table-cell office:value-type="float" office:value="0.0201294" calcext:value-type="float">
            <text:p>0.0201294</text:p>
          </table:table-cell>
          <table:table-cell office:value-type="float" office:value="0.00118901" calcext:value-type="float">
            <text:p>0.00118901</text:p>
          </table:table-cell>
          <table:table-cell office:value-type="float" office:value="0.44395" calcext:value-type="float">
            <text:p>0.44395</text:p>
          </table:table-cell>
          <table:table-cell office:value-type="float" office:value="0.117504" calcext:value-type="float">
            <text:p>0.117504</text:p>
          </table:table-cell>
          <table:table-cell office:value-type="float" office:value="0.00225801" calcext:value-type="float">
            <text:p>0.00225801</text:p>
          </table:table-cell>
          <table:table-cell office:value-type="float" office:value="0.0010994" calcext:value-type="float">
            <text:p>0.0010994</text:p>
          </table:table-cell>
          <table:table-cell office:value-type="float" office:value="0.00219722" calcext:value-type="float">
            <text:p>0.00219722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211649" calcext:value-type="float">
            <text:p>0.0211649</text:p>
          </table:table-cell>
          <table:table-cell office:value-type="float" office:value="0.00121546" calcext:value-type="float">
            <text:p>0.00121546</text:p>
          </table:table-cell>
          <table:table-cell office:value-type="float" office:value="0.442615" calcext:value-type="float">
            <text:p>0.442615</text:p>
          </table:table-cell>
          <table:table-cell office:value-type="float" office:value="0.114875" calcext:value-type="float">
            <text:p>0.114875</text:p>
          </table:table-cell>
          <table:table-cell office:value-type="float" office:value="0.00234051" calcext:value-type="float">
            <text:p>0.00234051</text:p>
          </table:table-cell>
          <table:table-cell office:value-type="float" office:value="0.00114598" calcext:value-type="float">
            <text:p>0.00114598</text:p>
          </table:table-cell>
          <table:table-cell office:value-type="float" office:value="0.00222959" calcext:value-type="float">
            <text:p>0.00222959</text:p>
          </table:table-cell>
        </table:table-row>
        <table:table-row table:style-name="ro1">
          <table:table-cell office:value-type="float" office:value="481500" calcext:value-type="float">
            <text:p>481500</text:p>
          </table:table-cell>
          <table:table-cell/>
          <table:table-cell office:value-type="float" office:value="0.0206679" calcext:value-type="float">
            <text:p>0.0206679</text:p>
          </table:table-cell>
          <table:table-cell office:value-type="float" office:value="0.00120717" calcext:value-type="float">
            <text:p>0.00120717</text:p>
          </table:table-cell>
          <table:table-cell office:value-type="float" office:value="0.453731" calcext:value-type="float">
            <text:p>0.453731</text:p>
          </table:table-cell>
          <table:table-cell office:value-type="float" office:value="0.120582" calcext:value-type="float">
            <text:p>0.120582</text:p>
          </table:table-cell>
          <table:table-cell office:value-type="float" office:value="0.00228683" calcext:value-type="float">
            <text:p>0.00228683</text:p>
          </table:table-cell>
          <table:table-cell office:value-type="float" office:value="0.00111479" calcext:value-type="float">
            <text:p>0.00111479</text:p>
          </table:table-cell>
          <table:table-cell office:value-type="float" office:value="0.00225288" calcext:value-type="float">
            <text:p>0.00225288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20977" calcext:value-type="float">
            <text:p>0.020977</text:p>
          </table:table-cell>
          <table:table-cell office:value-type="float" office:value="0.00120677" calcext:value-type="float">
            <text:p>0.00120677</text:p>
          </table:table-cell>
          <table:table-cell office:value-type="float" office:value="0.439821" calcext:value-type="float">
            <text:p>0.439821</text:p>
          </table:table-cell>
          <table:table-cell office:value-type="float" office:value="0.114018" calcext:value-type="float">
            <text:p>0.114018</text:p>
          </table:table-cell>
          <table:table-cell office:value-type="float" office:value="0.00230459" calcext:value-type="float">
            <text:p>0.00230459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00217156" calcext:value-type="float">
            <text:p>0.00217156</text:p>
          </table:table-cell>
        </table:table-row>
        <table:table-row table:style-name="ro1">
          <table:table-cell office:value-type="float" office:value="482500" calcext:value-type="float">
            <text:p>482500</text:p>
          </table:table-cell>
          <table:table-cell/>
          <table:table-cell office:value-type="float" office:value="0.0209328" calcext:value-type="float">
            <text:p>0.0209328</text:p>
          </table:table-cell>
          <table:table-cell office:value-type="float" office:value="0.00119059" calcext:value-type="float">
            <text:p>0.00119059</text:p>
          </table:table-cell>
          <table:table-cell office:value-type="float" office:value="0.433977" calcext:value-type="float">
            <text:p>0.433977</text:p>
          </table:table-cell>
          <table:table-cell office:value-type="float" office:value="0.11311" calcext:value-type="float">
            <text:p>0.11311</text:p>
          </table:table-cell>
          <table:table-cell office:value-type="float" office:value="0.00239538" calcext:value-type="float">
            <text:p>0.00239538</text:p>
          </table:table-cell>
          <table:table-cell office:value-type="float" office:value="0.0012048" calcext:value-type="float">
            <text:p>0.0012048</text:p>
          </table:table-cell>
          <table:table-cell office:value-type="float" office:value="0.00221853" calcext:value-type="float">
            <text:p>0.00221853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205013" calcext:value-type="float">
            <text:p>0.0205013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449258" calcext:value-type="float">
            <text:p>0.449258</text:p>
          </table:table-cell>
          <table:table-cell office:value-type="float" office:value="0.116291" calcext:value-type="float">
            <text:p>0.116291</text:p>
          </table:table-cell>
          <table:table-cell office:value-type="float" office:value="0.00228209" calcext:value-type="float">
            <text:p>0.00228209</text:p>
          </table:table-cell>
          <table:table-cell office:value-type="float" office:value="0.00125572" calcext:value-type="float">
            <text:p>0.00125572</text:p>
          </table:table-cell>
          <table:table-cell office:value-type="float" office:value="0.00222248" calcext:value-type="float">
            <text:p>0.00222248</text:p>
          </table:table-cell>
        </table:table-row>
        <table:table-row table:style-name="ro1">
          <table:table-cell office:value-type="float" office:value="483500" calcext:value-type="float">
            <text:p>483500</text:p>
          </table:table-cell>
          <table:table-cell/>
          <table:table-cell office:value-type="float" office:value="0.0207314" calcext:value-type="float">
            <text:p>0.0207314</text:p>
          </table:table-cell>
          <table:table-cell office:value-type="float" office:value="0.00117282" calcext:value-type="float">
            <text:p>0.00117282</text:p>
          </table:table-cell>
          <table:table-cell office:value-type="float" office:value="0.439286" calcext:value-type="float">
            <text:p>0.439286</text:p>
          </table:table-cell>
          <table:table-cell office:value-type="float" office:value="0.112988" calcext:value-type="float">
            <text:p>0.112988</text:p>
          </table:table-cell>
          <table:table-cell office:value-type="float" office:value="0.00223472" calcext:value-type="float">
            <text:p>0.00223472</text:p>
          </table:table-cell>
          <table:table-cell office:value-type="float" office:value="0.0013323" calcext:value-type="float">
            <text:p>0.0013323</text:p>
          </table:table-cell>
          <table:table-cell office:value-type="float" office:value="0.00220787" calcext:value-type="float">
            <text:p>0.00220787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218723" calcext:value-type="float">
            <text:p>0.0218723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431473" calcext:value-type="float">
            <text:p>0.431473</text:p>
          </table:table-cell>
          <table:table-cell office:value-type="float" office:value="0.116521" calcext:value-type="float">
            <text:p>0.116521</text:p>
          </table:table-cell>
          <table:table-cell office:value-type="float" office:value="0.00231051" calcext:value-type="float">
            <text:p>0.00231051</text:p>
          </table:table-cell>
          <table:table-cell office:value-type="float" office:value="0.00129204" calcext:value-type="float">
            <text:p>0.00129204</text:p>
          </table:table-cell>
          <table:table-cell office:value-type="float" office:value="0.00215577" calcext:value-type="float">
            <text:p>0.00215577</text:p>
          </table:table-cell>
        </table:table-row>
        <table:table-row table:style-name="ro1">
          <table:table-cell office:value-type="float" office:value="484500" calcext:value-type="float">
            <text:p>484500</text:p>
          </table:table-cell>
          <table:table-cell/>
          <table:table-cell office:value-type="float" office:value="0.0202913" calcext:value-type="float">
            <text:p>0.0202913</text:p>
          </table:table-cell>
          <table:table-cell office:value-type="float" office:value="0.00120874" calcext:value-type="float">
            <text:p>0.00120874</text:p>
          </table:table-cell>
          <table:table-cell office:value-type="float" office:value="0.427884" calcext:value-type="float">
            <text:p>0.427884</text:p>
          </table:table-cell>
          <table:table-cell office:value-type="float" office:value="0.111286" calcext:value-type="float">
            <text:p>0.111286</text:p>
          </table:table-cell>
          <table:table-cell office:value-type="float" office:value="0.00224932" calcext:value-type="float">
            <text:p>0.00224932</text:p>
          </table:table-cell>
          <table:table-cell office:value-type="float" office:value="0.00118861" calcext:value-type="float">
            <text:p>0.00118861</text:p>
          </table:table-cell>
          <table:table-cell office:value-type="float" office:value="0.00215616" calcext:value-type="float">
            <text:p>0.00215616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208435" calcext:value-type="float">
            <text:p>0.0208435</text:p>
          </table:table-cell>
          <table:table-cell office:value-type="float" office:value="0.00118624" calcext:value-type="float">
            <text:p>0.00118624</text:p>
          </table:table-cell>
          <table:table-cell office:value-type="float" office:value="0.446789" calcext:value-type="float">
            <text:p>0.446789</text:p>
          </table:table-cell>
          <table:table-cell office:value-type="float" office:value="0.11842" calcext:value-type="float">
            <text:p>0.11842</text:p>
          </table:table-cell>
          <table:table-cell office:value-type="float" office:value="0.00230341" calcext:value-type="float">
            <text:p>0.00230341</text:p>
          </table:table-cell>
          <table:table-cell office:value-type="float" office:value="0.00116453" calcext:value-type="float">
            <text:p>0.00116453</text:p>
          </table:table-cell>
          <table:table-cell office:value-type="float" office:value="0.00220708" calcext:value-type="float">
            <text:p>0.00220708</text:p>
          </table:table-cell>
        </table:table-row>
        <table:table-row table:style-name="ro1">
          <table:table-cell office:value-type="float" office:value="485500" calcext:value-type="float">
            <text:p>485500</text:p>
          </table:table-cell>
          <table:table-cell/>
          <table:table-cell office:value-type="float" office:value="0.021114" calcext:value-type="float">
            <text:p>0.021114</text:p>
          </table:table-cell>
          <table:table-cell office:value-type="float" office:value="0.00117835" calcext:value-type="float">
            <text:p>0.00117835</text:p>
          </table:table-cell>
          <table:table-cell office:value-type="float" office:value="0.43165" calcext:value-type="float">
            <text:p>0.43165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00244394" calcext:value-type="float">
            <text:p>0.00244394</text:p>
          </table:table-cell>
          <table:table-cell office:value-type="float" office:value="0.00116137" calcext:value-type="float">
            <text:p>0.00116137</text:p>
          </table:table-cell>
          <table:table-cell office:value-type="float" office:value="0.00216879" calcext:value-type="float">
            <text:p>0.00216879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199901" calcext:value-type="float">
            <text:p>0.0199901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433373" calcext:value-type="float">
            <text:p>0.433373</text:p>
          </table:table-cell>
          <table:table-cell office:value-type="float" office:value="0.116844" calcext:value-type="float">
            <text:p>0.116844</text:p>
          </table:table-cell>
          <table:table-cell office:value-type="float" office:value="0.00235946" calcext:value-type="float">
            <text:p>0.00235946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021459" calcext:value-type="float">
            <text:p>0.0021459</text:p>
          </table:table-cell>
        </table:table-row>
        <table:table-row table:style-name="ro1">
          <table:table-cell office:value-type="float" office:value="486500" calcext:value-type="float">
            <text:p>486500</text:p>
          </table:table-cell>
          <table:table-cell/>
          <table:table-cell office:value-type="float" office:value="0.0209793" calcext:value-type="float">
            <text:p>0.0209793</text:p>
          </table:table-cell>
          <table:table-cell office:value-type="float" office:value="0.00122177" calcext:value-type="float">
            <text:p>0.00122177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116707" calcext:value-type="float">
            <text:p>0.116707</text:p>
          </table:table-cell>
          <table:table-cell office:value-type="float" office:value="0.00242854" calcext:value-type="float">
            <text:p>0.00242854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00219366" calcext:value-type="float">
            <text:p>0.00219366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221332" calcext:value-type="float">
            <text:p>0.0221332</text:p>
          </table:table-cell>
          <table:table-cell office:value-type="float" office:value="0.00117756" calcext:value-type="float">
            <text:p>0.00117756</text:p>
          </table:table-cell>
          <table:table-cell office:value-type="float" office:value="0.449168" calcext:value-type="float">
            <text:p>0.449168</text:p>
          </table:table-cell>
          <table:table-cell office:value-type="float" office:value="0.11091" calcext:value-type="float">
            <text:p>0.11091</text:p>
          </table:table-cell>
          <table:table-cell office:value-type="float" office:value="0.00240446" calcext:value-type="float">
            <text:p>0.00240446</text:p>
          </table:table-cell>
          <table:table-cell office:value-type="float" office:value="0.00117559" calcext:value-type="float">
            <text:p>0.00117559</text:p>
          </table:table-cell>
          <table:table-cell office:value-type="float" office:value="0.00212498" calcext:value-type="float">
            <text:p>0.00212498</text:p>
          </table:table-cell>
        </table:table-row>
        <table:table-row table:style-name="ro1">
          <table:table-cell office:value-type="float" office:value="487500" calcext:value-type="float">
            <text:p>487500</text:p>
          </table:table-cell>
          <table:table-cell/>
          <table:table-cell office:value-type="float" office:value="0.0205688" calcext:value-type="float">
            <text:p>0.0205688</text:p>
          </table:table-cell>
          <table:table-cell office:value-type="float" office:value="0.00124388" calcext:value-type="float">
            <text:p>0.00124388</text:p>
          </table:table-cell>
          <table:table-cell office:value-type="float" office:value="0.446978" calcext:value-type="float">
            <text:p>0.446978</text:p>
          </table:table-cell>
          <table:table-cell office:value-type="float" office:value="0.118013" calcext:value-type="float">
            <text:p>0.118013</text:p>
          </table:table-cell>
          <table:table-cell office:value-type="float" office:value="0.00233341" calcext:value-type="float">
            <text:p>0.00233341</text:p>
          </table:table-cell>
          <table:table-cell office:value-type="float" office:value="0.00112466" calcext:value-type="float">
            <text:p>0.00112466</text:p>
          </table:table-cell>
          <table:table-cell office:value-type="float" office:value="0.00224459" calcext:value-type="float">
            <text:p>0.00224459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209296" calcext:value-type="float">
            <text:p>0.0209296</text:p>
          </table:table-cell>
          <table:table-cell office:value-type="float" office:value="0.0011823" calcext:value-type="float">
            <text:p>0.0011823</text:p>
          </table:table-cell>
          <table:table-cell office:value-type="float" office:value="0.440432" calcext:value-type="float">
            <text:p>0.440432</text:p>
          </table:table-cell>
          <table:table-cell office:value-type="float" office:value="0.114712" calcext:value-type="float">
            <text:p>0.114712</text:p>
          </table:table-cell>
          <table:table-cell office:value-type="float" office:value="0.00238867" calcext:value-type="float">
            <text:p>0.00238867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00217945" calcext:value-type="float">
            <text:p>0.00217945</text:p>
          </table:table-cell>
        </table:table-row>
        <table:table-row table:style-name="ro1">
          <table:table-cell office:value-type="float" office:value="488500" calcext:value-type="float">
            <text:p>488500</text:p>
          </table:table-cell>
          <table:table-cell/>
          <table:table-cell office:value-type="float" office:value="0.0204567" calcext:value-type="float">
            <text:p>0.0204567</text:p>
          </table:table-cell>
          <table:table-cell office:value-type="float" office:value="0.00119256" calcext:value-type="float">
            <text:p>0.00119256</text:p>
          </table:table-cell>
          <table:table-cell office:value-type="float" office:value="0.436129" calcext:value-type="float">
            <text:p>0.436129</text:p>
          </table:table-cell>
          <table:table-cell office:value-type="float" office:value="0.119102" calcext:value-type="float">
            <text:p>0.119102</text:p>
          </table:table-cell>
          <table:table-cell office:value-type="float" office:value="0.00236696" calcext:value-type="float">
            <text:p>0.00236696</text:p>
          </table:table-cell>
          <table:table-cell office:value-type="float" office:value="0.00114558" calcext:value-type="float">
            <text:p>0.00114558</text:p>
          </table:table-cell>
          <table:table-cell office:value-type="float" office:value="0.00219485" calcext:value-type="float">
            <text:p>0.00219485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206884" calcext:value-type="float">
            <text:p>0.0206884</text:p>
          </table:table-cell>
          <table:table-cell office:value-type="float" office:value="0.00119611" calcext:value-type="float">
            <text:p>0.00119611</text:p>
          </table:table-cell>
          <table:table-cell office:value-type="float" office:value="0.439633" calcext:value-type="float">
            <text:p>0.439633</text:p>
          </table:table-cell>
          <table:table-cell office:value-type="float" office:value="0.112827" calcext:value-type="float">
            <text:p>0.112827</text:p>
          </table:table-cell>
          <table:table-cell office:value-type="float" office:value="0.00234407" calcext:value-type="float">
            <text:p>0.00234407</text:p>
          </table:table-cell>
          <table:table-cell office:value-type="float" office:value="0.00114124" calcext:value-type="float">
            <text:p>0.00114124</text:p>
          </table:table-cell>
          <table:table-cell office:value-type="float" office:value="0.0021759" calcext:value-type="float">
            <text:p>0.0021759</text:p>
          </table:table-cell>
        </table:table-row>
        <table:table-row table:style-name="ro1">
          <table:table-cell office:value-type="float" office:value="489500" calcext:value-type="float">
            <text:p>489500</text:p>
          </table:table-cell>
          <table:table-cell/>
          <table:table-cell office:value-type="float" office:value="0.0211112" calcext:value-type="float">
            <text:p>0.0211112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443302" calcext:value-type="float">
            <text:p>0.443302</text:p>
          </table:table-cell>
          <table:table-cell office:value-type="float" office:value="0.118249" calcext:value-type="float">
            <text:p>0.118249</text:p>
          </table:table-cell>
          <table:table-cell office:value-type="float" office:value="0.00231012" calcext:value-type="float">
            <text:p>0.00231012</text:p>
          </table:table-cell>
          <table:table-cell office:value-type="float" office:value="0.00114479" calcext:value-type="float">
            <text:p>0.00114479</text:p>
          </table:table-cell>
          <table:table-cell office:value-type="float" office:value="0.00216169" calcext:value-type="float">
            <text:p>0.0021616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238788" calcext:value-type="float">
            <text:p>0.0238788</text:p>
          </table:table-cell>
          <table:table-cell office:value-type="float" office:value="0.00120559" calcext:value-type="float">
            <text:p>0.00120559</text:p>
          </table:table-cell>
          <table:table-cell office:value-type="float" office:value="0.407738" calcext:value-type="float">
            <text:p>0.407738</text:p>
          </table:table-cell>
          <table:table-cell office:value-type="float" office:value="0.109779" calcext:value-type="float">
            <text:p>0.109779</text:p>
          </table:table-cell>
          <table:table-cell office:value-type="float" office:value="0.00242499" calcext:value-type="float">
            <text:p>0.00242499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00205589" calcext:value-type="float">
            <text:p>0.00205589</text:p>
          </table:table-cell>
        </table:table-row>
        <table:table-row table:style-name="ro1">
          <table:table-cell office:value-type="float" office:value="490500" calcext:value-type="float">
            <text:p>490500</text:p>
          </table:table-cell>
          <table:table-cell/>
          <table:table-cell office:value-type="float" office:value="0.0208092" calcext:value-type="float">
            <text:p>0.0208092</text:p>
          </table:table-cell>
          <table:table-cell office:value-type="float" office:value="0.00118309" calcext:value-type="float">
            <text:p>0.00118309</text:p>
          </table:table-cell>
          <table:table-cell office:value-type="float" office:value="0.432891" calcext:value-type="float">
            <text:p>0.432891</text:p>
          </table:table-cell>
          <table:table-cell office:value-type="float" office:value="0.116064" calcext:value-type="float">
            <text:p>0.116064</text:p>
          </table:table-cell>
          <table:table-cell office:value-type="float" office:value="0.00229275" calcext:value-type="float">
            <text:p>0.00229275</text:p>
          </table:table-cell>
          <table:table-cell office:value-type="float" office:value="0.00112979" calcext:value-type="float">
            <text:p>0.00112979</text:p>
          </table:table-cell>
          <table:table-cell office:value-type="float" office:value="0.00217274" calcext:value-type="float">
            <text:p>0.00217274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0206959" calcext:value-type="float">
            <text:p>0.0206959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439672" calcext:value-type="float">
            <text:p>0.439672</text:p>
          </table:table-cell>
          <table:table-cell office:value-type="float" office:value="0.118345" calcext:value-type="float">
            <text:p>0.118345</text:p>
          </table:table-cell>
          <table:table-cell office:value-type="float" office:value="0.00232038" calcext:value-type="float">
            <text:p>0.00232038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00224301" calcext:value-type="float">
            <text:p>0.00224301</text:p>
          </table:table-cell>
        </table:table-row>
        <table:table-row table:style-name="ro1">
          <table:table-cell office:value-type="float" office:value="491500" calcext:value-type="float">
            <text:p>491500</text:p>
          </table:table-cell>
          <table:table-cell/>
          <table:table-cell office:value-type="float" office:value="0.0208668" calcext:value-type="float">
            <text:p>0.0208668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427902" calcext:value-type="float">
            <text:p>0.427902</text:p>
          </table:table-cell>
          <table:table-cell office:value-type="float" office:value="0.114858" calcext:value-type="float">
            <text:p>0.114858</text:p>
          </table:table-cell>
          <table:table-cell office:value-type="float" office:value="0.00232038" calcext:value-type="float">
            <text:p>0.00232038</text:p>
          </table:table-cell>
          <table:table-cell office:value-type="float" office:value="0.00115387" calcext:value-type="float">
            <text:p>0.00115387</text:p>
          </table:table-cell>
          <table:table-cell office:value-type="float" office:value="0.00223669" calcext:value-type="float">
            <text:p>0.00223669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0212292" calcext:value-type="float">
            <text:p>0.0212292</text:p>
          </table:table-cell>
          <table:table-cell office:value-type="float" office:value="0.00118151" calcext:value-type="float">
            <text:p>0.00118151</text:p>
          </table:table-cell>
          <table:table-cell office:value-type="float" office:value="0.445812" calcext:value-type="float">
            <text:p>0.445812</text:p>
          </table:table-cell>
          <table:table-cell office:value-type="float" office:value="0.113047" calcext:value-type="float">
            <text:p>0.113047</text:p>
          </table:table-cell>
          <table:table-cell office:value-type="float" office:value="0.00236775" calcext:value-type="float">
            <text:p>0.00236775</text:p>
          </table:table-cell>
          <table:table-cell office:value-type="float" office:value="0.00120875" calcext:value-type="float">
            <text:p>0.00120875</text:p>
          </table:table-cell>
          <table:table-cell office:value-type="float" office:value="0.00225209" calcext:value-type="float">
            <text:p>0.00225209</text:p>
          </table:table-cell>
        </table:table-row>
        <table:table-row table:style-name="ro1">
          <table:table-cell office:value-type="float" office:value="492500" calcext:value-type="float">
            <text:p>492500</text:p>
          </table:table-cell>
          <table:table-cell/>
          <table:table-cell office:value-type="float" office:value="0.0218644" calcext:value-type="float">
            <text:p>0.0218644</text:p>
          </table:table-cell>
          <table:table-cell office:value-type="float" office:value="0.00116572" calcext:value-type="float">
            <text:p>0.00116572</text:p>
          </table:table-cell>
          <table:table-cell office:value-type="float" office:value="0.436629" calcext:value-type="float">
            <text:p>0.436629</text:p>
          </table:table-cell>
          <table:table-cell office:value-type="float" office:value="0.115805" calcext:value-type="float">
            <text:p>0.115805</text:p>
          </table:table-cell>
          <table:table-cell office:value-type="float" office:value="0.00236222" calcext:value-type="float">
            <text:p>0.00236222</text:p>
          </table:table-cell>
          <table:table-cell office:value-type="float" office:value="0.00126362" calcext:value-type="float">
            <text:p>0.00126362</text:p>
          </table:table-cell>
          <table:table-cell office:value-type="float" office:value="0.00223393" calcext:value-type="float">
            <text:p>0.00223393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0223839" calcext:value-type="float">
            <text:p>0.0223839</text:p>
          </table:table-cell>
          <table:table-cell office:value-type="float" office:value="0.00145113" calcext:value-type="float">
            <text:p>0.00145113</text:p>
          </table:table-cell>
          <table:table-cell office:value-type="float" office:value="0.460351" calcext:value-type="float">
            <text:p>0.460351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0242302" calcext:value-type="float">
            <text:p>0.00242302</text:p>
          </table:table-cell>
          <table:table-cell office:value-type="float" office:value="0.0013177" calcext:value-type="float">
            <text:p>0.0013177</text:p>
          </table:table-cell>
          <table:table-cell office:value-type="float" office:value="0.00240959" calcext:value-type="float">
            <text:p>0.00240959</text:p>
          </table:table-cell>
        </table:table-row>
        <table:table-row table:style-name="ro1">
          <table:table-cell office:value-type="float" office:value="493500" calcext:value-type="float">
            <text:p>493500</text:p>
          </table:table-cell>
          <table:table-cell/>
          <table:table-cell office:value-type="float" office:value="0.0202869" calcext:value-type="float">
            <text:p>0.0202869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446577" calcext:value-type="float">
            <text:p>0.446577</text:p>
          </table:table-cell>
          <table:table-cell office:value-type="float" office:value="0.119461" calcext:value-type="float">
            <text:p>0.119461</text:p>
          </table:table-cell>
          <table:table-cell office:value-type="float" office:value="0.00226353" calcext:value-type="float">
            <text:p>0.00226353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00241788" calcext:value-type="float">
            <text:p>0.00241788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0202443" calcext:value-type="float">
            <text:p>0.0202443</text:p>
          </table:table-cell>
          <table:table-cell office:value-type="float" office:value="0.00125454" calcext:value-type="float">
            <text:p>0.00125454</text:p>
          </table:table-cell>
          <table:table-cell office:value-type="float" office:value="0.431118" calcext:value-type="float">
            <text:p>0.431118</text:p>
          </table:table-cell>
          <table:table-cell office:value-type="float" office:value="0.115858" calcext:value-type="float">
            <text:p>0.115858</text:p>
          </table:table-cell>
          <table:table-cell office:value-type="float" office:value="0.00225288" calcext:value-type="float">
            <text:p>0.00225288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00255763" calcext:value-type="float">
            <text:p>0.00255763</text:p>
          </table:table-cell>
        </table:table-row>
        <table:table-row table:style-name="ro1">
          <table:table-cell office:value-type="float" office:value="494500" calcext:value-type="float">
            <text:p>494500</text:p>
          </table:table-cell>
          <table:table-cell/>
          <table:table-cell office:value-type="float" office:value="0.0216169" calcext:value-type="float">
            <text:p>0.0216169</text:p>
          </table:table-cell>
          <table:table-cell office:value-type="float" office:value="0.00139783" calcext:value-type="float">
            <text:p>0.00139783</text:p>
          </table:table-cell>
          <table:table-cell office:value-type="float" office:value="0.455136" calcext:value-type="float">
            <text:p>0.455136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00227577" calcext:value-type="float">
            <text:p>0.00227577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00241986" calcext:value-type="float">
            <text:p>0.00241986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0206967" calcext:value-type="float">
            <text:p>0.0206967</text:p>
          </table:table-cell>
          <table:table-cell office:value-type="float" office:value="0.00134178" calcext:value-type="float">
            <text:p>0.00134178</text:p>
          </table:table-cell>
          <table:table-cell office:value-type="float" office:value="0.443987" calcext:value-type="float">
            <text:p>0.443987</text:p>
          </table:table-cell>
          <table:table-cell office:value-type="float" office:value="0.120775" calcext:value-type="float">
            <text:p>0.120775</text:p>
          </table:table-cell>
          <table:table-cell office:value-type="float" office:value="0.00227222" calcext:value-type="float">
            <text:p>0.00227222</text:p>
          </table:table-cell>
          <table:table-cell office:value-type="float" office:value="0.00114164" calcext:value-type="float">
            <text:p>0.00114164</text:p>
          </table:table-cell>
          <table:table-cell office:value-type="float" office:value="0.00244591" calcext:value-type="float">
            <text:p>0.00244591</text:p>
          </table:table-cell>
        </table:table-row>
        <table:table-row table:style-name="ro1">
          <table:table-cell office:value-type="float" office:value="495500" calcext:value-type="float">
            <text:p>495500</text:p>
          </table:table-cell>
          <table:table-cell/>
          <table:table-cell office:value-type="float" office:value="0.0210192" calcext:value-type="float">
            <text:p>0.0210192</text:p>
          </table:table-cell>
          <table:table-cell office:value-type="float" office:value="0.00119493" calcext:value-type="float">
            <text:p>0.00119493</text:p>
          </table:table-cell>
          <table:table-cell office:value-type="float" office:value="0.442257" calcext:value-type="float">
            <text:p>0.442257</text:p>
          </table:table-cell>
          <table:table-cell office:value-type="float" office:value="0.117581" calcext:value-type="float">
            <text:p>0.117581</text:p>
          </table:table-cell>
          <table:table-cell office:value-type="float" office:value="0.0022959" calcext:value-type="float">
            <text:p>0.0022959</text:p>
          </table:table-cell>
          <table:table-cell office:value-type="float" office:value="0.00115229" calcext:value-type="float">
            <text:p>0.00115229</text:p>
          </table:table-cell>
          <table:table-cell office:value-type="float" office:value="0.00235472" calcext:value-type="float">
            <text:p>0.00235472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0217199" calcext:value-type="float">
            <text:p>0.0217199</text:p>
          </table:table-cell>
          <table:table-cell office:value-type="float" office:value="0.00117874" calcext:value-type="float">
            <text:p>0.00117874</text:p>
          </table:table-cell>
          <table:table-cell office:value-type="float" office:value="0.442956" calcext:value-type="float">
            <text:p>0.442956</text:p>
          </table:table-cell>
          <table:table-cell office:value-type="float" office:value="0.129868" calcext:value-type="float">
            <text:p>0.129868</text:p>
          </table:table-cell>
          <table:table-cell office:value-type="float" office:value="0.00237288" calcext:value-type="float">
            <text:p>0.00237288</text:p>
          </table:table-cell>
          <table:table-cell office:value-type="float" office:value="0.00119769" calcext:value-type="float">
            <text:p>0.00119769</text:p>
          </table:table-cell>
          <table:table-cell office:value-type="float" office:value="0.00231446" calcext:value-type="float">
            <text:p>0.00231446</text:p>
          </table:table-cell>
        </table:table-row>
        <table:table-row table:style-name="ro1">
          <table:table-cell office:value-type="float" office:value="496500" calcext:value-type="float">
            <text:p>496500</text:p>
          </table:table-cell>
          <table:table-cell/>
          <table:table-cell office:value-type="float" office:value="0.0229871" calcext:value-type="float">
            <text:p>0.0229871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46532" calcext:value-type="float">
            <text:p>0.46532</text:p>
          </table:table-cell>
          <table:table-cell office:value-type="float" office:value="0.118784" calcext:value-type="float">
            <text:p>0.118784</text:p>
          </table:table-cell>
          <table:table-cell office:value-type="float" office:value="0.00240012" calcext:value-type="float">
            <text:p>0.00240012</text:p>
          </table:table-cell>
          <table:table-cell office:value-type="float" office:value="0.00122769" calcext:value-type="float">
            <text:p>0.00122769</text:p>
          </table:table-cell>
          <table:table-cell office:value-type="float" office:value="0.00235512" calcext:value-type="float">
            <text:p>0.00235512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0219315" calcext:value-type="float">
            <text:p>0.0219315</text:p>
          </table:table-cell>
          <table:table-cell office:value-type="float" office:value="0.00118151" calcext:value-type="float">
            <text:p>0.00118151</text:p>
          </table:table-cell>
          <table:table-cell office:value-type="float" office:value="0.440641" calcext:value-type="float">
            <text:p>0.440641</text:p>
          </table:table-cell>
          <table:table-cell office:value-type="float" office:value="0.120305" calcext:value-type="float">
            <text:p>0.120305</text:p>
          </table:table-cell>
          <table:table-cell office:value-type="float" office:value="0.00235393" calcext:value-type="float">
            <text:p>0.00235393</text:p>
          </table:table-cell>
          <table:table-cell office:value-type="float" office:value="0.00116927" calcext:value-type="float">
            <text:p>0.00116927</text:p>
          </table:table-cell>
          <table:table-cell office:value-type="float" office:value="0.00228169" calcext:value-type="float">
            <text:p>0.00228169</text:p>
          </table:table-cell>
        </table:table-row>
        <table:table-row table:style-name="ro1">
          <table:table-cell office:value-type="float" office:value="497500" calcext:value-type="float">
            <text:p>497500</text:p>
          </table:table-cell>
          <table:table-cell/>
          <table:table-cell office:value-type="float" office:value="0.0221151" calcext:value-type="float">
            <text:p>0.0221151</text:p>
          </table:table-cell>
          <table:table-cell office:value-type="float" office:value="0.00120361" calcext:value-type="float">
            <text:p>0.00120361</text:p>
          </table:table-cell>
          <table:table-cell office:value-type="float" office:value="0.447486" calcext:value-type="float">
            <text:p>0.447486</text:p>
          </table:table-cell>
          <table:table-cell office:value-type="float" office:value="0.119863" calcext:value-type="float">
            <text:p>0.119863</text:p>
          </table:table-cell>
          <table:table-cell office:value-type="float" office:value="0.00243486" calcext:value-type="float">
            <text:p>0.00243486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00228801" calcext:value-type="float">
            <text:p>0.00228801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0207887" calcext:value-type="float">
            <text:p>0.0207887</text:p>
          </table:table-cell>
          <table:table-cell office:value-type="float" office:value="0.00116532" calcext:value-type="float">
            <text:p>0.00116532</text:p>
          </table:table-cell>
          <table:table-cell office:value-type="float" office:value="0.436792" calcext:value-type="float">
            <text:p>0.436792</text:p>
          </table:table-cell>
          <table:table-cell office:value-type="float" office:value="0.123064" calcext:value-type="float">
            <text:p>0.123064</text:p>
          </table:table-cell>
          <table:table-cell office:value-type="float" office:value="0.00235117" calcext:value-type="float">
            <text:p>0.00235117</text:p>
          </table:table-cell>
          <table:table-cell office:value-type="float" office:value="0.00114914" calcext:value-type="float">
            <text:p>0.00114914</text:p>
          </table:table-cell>
          <table:table-cell office:value-type="float" office:value="0.00223274" calcext:value-type="float">
            <text:p>0.00223274</text:p>
          </table:table-cell>
        </table:table-row>
        <table:table-row table:style-name="ro1">
          <table:table-cell office:value-type="float" office:value="498500" calcext:value-type="float">
            <text:p>498500</text:p>
          </table:table-cell>
          <table:table-cell/>
          <table:table-cell office:value-type="float" office:value="0.0208507" calcext:value-type="float">
            <text:p>0.0208507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446563" calcext:value-type="float">
            <text:p>0.446563</text:p>
          </table:table-cell>
          <table:table-cell office:value-type="float" office:value="0.116322" calcext:value-type="float">
            <text:p>0.116322</text:p>
          </table:table-cell>
          <table:table-cell office:value-type="float" office:value="0.0022959" calcext:value-type="float">
            <text:p>0.0022959</text:p>
          </table:table-cell>
          <table:table-cell office:value-type="float" office:value="0.00114124" calcext:value-type="float">
            <text:p>0.00114124</text:p>
          </table:table-cell>
          <table:table-cell office:value-type="float" office:value="0.00224419" calcext:value-type="float">
            <text:p>0.00224419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0201369" calcext:value-type="float">
            <text:p>0.0201369</text:p>
          </table:table-cell>
          <table:table-cell office:value-type="float" office:value="0.00118861" calcext:value-type="float">
            <text:p>0.00118861</text:p>
          </table:table-cell>
          <table:table-cell office:value-type="float" office:value="0.46035" calcext:value-type="float">
            <text:p>0.46035</text:p>
          </table:table-cell>
          <table:table-cell office:value-type="float" office:value="0.129394" calcext:value-type="float">
            <text:p>0.129394</text:p>
          </table:table-cell>
          <table:table-cell office:value-type="float" office:value="0.00223195" calcext:value-type="float">
            <text:p>0.00223195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0230538" calcext:value-type="float">
            <text:p>0.00230538</text:p>
          </table:table-cell>
        </table:table-row>
        <table:table-row table:style-name="ro1">
          <table:table-cell office:value-type="float" office:value="499500" calcext:value-type="float">
            <text:p>499500</text:p>
          </table:table-cell>
          <table:table-cell/>
          <table:table-cell office:value-type="float" office:value="0.0214246" calcext:value-type="float">
            <text:p>0.0214246</text:p>
          </table:table-cell>
          <table:table-cell office:value-type="float" office:value="0.00120559" calcext:value-type="float">
            <text:p>0.00120559</text:p>
          </table:table-cell>
          <table:table-cell office:value-type="float" office:value="0.444856" calcext:value-type="float">
            <text:p>0.444856</text:p>
          </table:table-cell>
          <table:table-cell office:value-type="float" office:value="0.121017" calcext:value-type="float">
            <text:p>0.121017</text:p>
          </table:table-cell>
          <table:table-cell office:value-type="float" office:value="0.00230262" calcext:value-type="float">
            <text:p>0.00230262</text:p>
          </table:table-cell>
          <table:table-cell office:value-type="float" office:value="0.00114598" calcext:value-type="float">
            <text:p>0.00114598</text:p>
          </table:table-cell>
          <table:table-cell office:value-type="float" office:value="0.00326108" calcext:value-type="float">
            <text:p>0.00326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9:44:56.9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9:49:50.401000000</dc:date>
    <meta:editing-duration>PT7M27S</meta:editing-duration>
    <meta:editing-cycles>2</meta:editing-cycles>
    <meta:generator>LibreOffice/4.4.3.2$Windows_x86 LibreOffice_project/88805f81e9fe61362df02b9941de8e38a9b5fd16</meta:generator>
    <meta:document-statistic meta:table-count="1" meta:cell-count="84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00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5.001cm" xlink:href=".." xlink:type="simple" chart:class="chart:scatter" chart:style-name="ch1">
        <chart:legend chart:legend-position="end" svg:x="24.768cm" svg:y="5.458cm" style:legend-expansion="high" chart:style-name="ch2"/>
        <chart:plot-area chart:style-name="ch3" table:cell-range-address="insertion.A2:insertion.I1001 insertion.B1:insertion.I1" chart:data-source-has-labels="row" svg:x="0.6cm" svg:y="0.3cm" svg:width="23.568cm" svg:height="14.401cm">
          <chartooo:coordinate-region svg:x="1.883cm" svg:y="0.499cm" svg:width="21.728cm" svg:height="13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ion.B2:insertion.B1001" chart:label-cell-address="insertion.B1:insertion.B1" chart:class="chart:scatter">
            <chart:domain table:cell-range-address="insertion.A2:insertion.A1001"/>
            <chart:data-point chart:repeated="1000"/>
          </chart:series>
          <chart:series chart:style-name="ch8" chart:values-cell-range-address="insertion.C2:insertion.C1001" chart:label-cell-address="insertion.C1:insertion.C1" chart:class="chart:scatter">
            <chart:data-point chart:repeated="1000"/>
          </chart:series>
          <chart:series chart:style-name="ch9" chart:values-cell-range-address="insertion.D2:insertion.D1001" chart:label-cell-address="insertion.D1:insertion.D1" chart:class="chart:scatter">
            <chart:data-point chart:repeated="1000"/>
          </chart:series>
          <chart:series chart:style-name="ch10" chart:values-cell-range-address="insertion.E2:insertion.E1001" chart:label-cell-address="insertion.E1:insertion.E1" chart:class="chart:scatter">
            <chart:data-point chart:repeated="1000"/>
          </chart:series>
          <chart:series chart:style-name="ch11" chart:values-cell-range-address="insertion.F2:insertion.F1001" chart:label-cell-address="insertion.F1:insertion.F1" chart:class="chart:scatter">
            <chart:data-point chart:repeated="1000"/>
          </chart:series>
          <chart:series chart:style-name="ch12" chart:values-cell-range-address="insertion.G2:insertion.G1001" chart:label-cell-address="insertion.G1:insertion.G1" chart:class="chart:scatter">
            <chart:data-point chart:repeated="1000"/>
          </chart:series>
          <chart:series chart:style-name="ch13" chart:values-cell-range-address="insertion.H2:insertion.H1001" chart:label-cell-address="insertion.H1:insertion.H1" chart:class="chart:scatter">
            <chart:data-point chart:repeated="1000"/>
          </chart:series>
          <chart:series chart:style-name="ch14" chart:values-cell-range-address="insertion.I2:insertion.I1001" chart:label-cell-address="insertion.I1:insertion.I1" chart:class="chart:scatter"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</text:p>
                <draw:g>
                  <svg:desc>insertion.B1:insertion.B1</svg:desc>
                </draw:g>
              </table:table-cell>
              <table:table-cell office:value-type="string">
                <text:p>vector</text:p>
                <draw:g>
                  <svg:desc>insertion.C1:insertion.C1</svg:desc>
                </draw:g>
              </table:table-cell>
              <table:table-cell office:value-type="string">
                <text:p>bst</text:p>
                <draw:g>
                  <svg:desc>insertion.D1:insertion.D1</svg:desc>
                </draw:g>
              </table:table-cell>
              <table:table-cell office:value-type="string">
                <text:p>deque</text:p>
                <draw:g>
                  <svg:desc>insertion.E1:insertion.E1</svg:desc>
                </draw:g>
              </table:table-cell>
              <table:table-cell office:value-type="string">
                <text:p>bittrick deque</text:p>
                <draw:g>
                  <svg:desc>insertion.F1:insertion.F1</svg:desc>
                </draw:g>
              </table:table-cell>
              <table:table-cell office:value-type="string">
                <text:p>tiered vector (k=2)</text:p>
                <draw:g>
                  <svg:desc>insertion.G1:insertion.G1</svg:desc>
                </draw:g>
              </table:table-cell>
              <table:table-cell office:value-type="string">
                <text:p>bittrick tiered vector (k=2)</text:p>
                <draw:g>
                  <svg:desc>insertion.H1:insertion.H1</svg:desc>
                </draw:g>
              </table:table-cell>
              <table:table-cell office:value-type="string">
                <text:p>deque tiered vector (k=2)</text:p>
                <draw:g>
                  <svg:desc>insertion.I1:insert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.A2:insertion.A1001</svg:desc>
                </draw:g>
              </table:table-cell>
              <table:table-cell office:value-type="float" office:value="0.00237328">
                <text:p>0.00237328</text:p>
                <draw:g>
                  <svg:desc>insertion.B2:insertion.B1001</svg:desc>
                </draw:g>
              </table:table-cell>
              <table:table-cell office:value-type="float" office:value="0.000122769">
                <text:p>0.000122769</text:p>
                <draw:g>
                  <svg:desc>insertion.C2:insertion.C1001</svg:desc>
                </draw:g>
              </table:table-cell>
              <table:table-cell office:value-type="float" office:value="0.000926889">
                <text:p>0.000926889</text:p>
                <draw:g>
                  <svg:desc>insertion.D2:insertion.D1001</svg:desc>
                </draw:g>
              </table:table-cell>
              <table:table-cell office:value-type="float" office:value="0.000266856">
                <text:p>0.000266856</text:p>
                <draw:g>
                  <svg:desc>insertion.E2:insertion.E1001</svg:desc>
                </draw:g>
              </table:table-cell>
              <table:table-cell office:value-type="float" office:value="0.000155929">
                <text:p>0.000155929</text:p>
                <draw:g>
                  <svg:desc>insertion.F2:insertion.F1001</svg:desc>
                </draw:g>
              </table:table-cell>
              <table:table-cell office:value-type="float" office:value="0.000525421">
                <text:p>0.000525421</text:p>
                <draw:g>
                  <svg:desc>insertion.G2:insertion.G1001</svg:desc>
                </draw:g>
              </table:table-cell>
              <table:table-cell office:value-type="float" office:value="0.000450812">
                <text:p>0.000450812</text:p>
                <draw:g>
                  <svg:desc>insertion.H2:insertion.H1001</svg:desc>
                </draw:g>
              </table:table-cell>
              <table:table-cell office:value-type="float" office:value="0.000508052">
                <text:p>0.000508052</text:p>
                <draw:g>
                  <svg:desc>insertion.I2:insertion.I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09963">
                <text:p>0.00309963</text:p>
              </table:table-cell>
              <table:table-cell office:value-type="float" office:value="0.0000457917">
                <text:p>0.0000457917</text:p>
              </table:table-cell>
              <table:table-cell office:value-type="float" office:value="0.000889782">
                <text:p>0.000889782</text:p>
              </table:table-cell>
              <table:table-cell office:value-type="float" office:value="0.000632795">
                <text:p>0.000632795</text:p>
              </table:table-cell>
              <table:table-cell office:value-type="float" office:value="0.000245933">
                <text:p>0.000245933</text:p>
              </table:table-cell>
              <table:table-cell office:value-type="float" office:value="0.00014527">
                <text:p>0.00014527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15356">
                <text:p>0.00015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345057">
                <text:p>0.00345057</text:p>
              </table:table-cell>
              <table:table-cell office:value-type="float" office:value="0.0000580293">
                <text:p>0.0000580293</text:p>
              </table:table-cell>
              <table:table-cell office:value-type="float" office:value="0.000888597">
                <text:p>0.000888597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36436">
                <text:p>0.00036436</text:p>
              </table:table-cell>
              <table:table-cell office:value-type="float" office:value="0.000609504">
                <text:p>0.000609504</text:p>
              </table:table-cell>
              <table:table-cell office:value-type="float" office:value="0.000536869">
                <text:p>0.000536869</text:p>
              </table:table-cell>
              <table:table-cell office:value-type="float" office:value="0.000610689">
                <text:p>0.000610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00306568">
                <text:p>0.00306568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890966">
                <text:p>0.000890966</text:p>
              </table:table-cell>
              <table:table-cell office:value-type="float" office:value="0.00128138">
                <text:p>0.00128138</text:p>
              </table:table-cell>
              <table:table-cell office:value-type="float" office:value="0.000449233">
                <text:p>0.000449233</text:p>
              </table:table-cell>
              <table:table-cell office:value-type="float" office:value="0.000180799">
                <text:p>0.000180799</text:p>
              </table:table-cell>
              <table:table-cell office:value-type="float" office:value="0.0001054">
                <text:p>0.0001054</text:p>
              </table:table-cell>
              <table:table-cell office:value-type="float" office:value="0.000193431">
                <text:p>0.00019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277869">
                <text:p>0.00277869</text:p>
              </table:table-cell>
              <table:table-cell office:value-type="float" office:value="0.0000781618">
                <text:p>0.0000781618</text:p>
              </table:table-cell>
              <table:table-cell office:value-type="float" office:value="0.000892545">
                <text:p>0.000892545</text:p>
              </table:table-cell>
              <table:table-cell office:value-type="float" office:value="0.00234762">
                <text:p>0.00234762</text:p>
              </table:table-cell>
              <table:table-cell office:value-type="float" office:value="0.000702667">
                <text:p>0.000702667</text:p>
              </table:table-cell>
              <table:table-cell office:value-type="float" office:value="0.000208432">
                <text:p>0.000208432</text:p>
              </table:table-cell>
              <table:table-cell office:value-type="float" office:value="0.000120796">
                <text:p>0.000120796</text:p>
              </table:table-cell>
              <table:table-cell office:value-type="float" office:value="0.000211984">
                <text:p>0.00021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00224498">
                <text:p>0.00224498</text:p>
              </table:table-cell>
              <table:table-cell office:value-type="float" office:value="0.0000844779">
                <text:p>0.0000844779</text:p>
              </table:table-cell>
              <table:table-cell office:value-type="float" office:value="0.000894913">
                <text:p>0.000894913</text:p>
              </table:table-cell>
              <table:table-cell office:value-type="float" office:value="0.00236104">
                <text:p>0.00236104</text:p>
              </table:table-cell>
              <table:table-cell office:value-type="float" office:value="0.00069714">
                <text:p>0.00069714</text:p>
              </table:table-cell>
              <table:table-cell office:value-type="float" office:value="0.000225801">
                <text:p>0.000225801</text:p>
              </table:table-cell>
              <table:table-cell office:value-type="float" office:value="0.000135007">
                <text:p>0.000135007</text:p>
              </table:table-cell>
              <table:table-cell office:value-type="float" office:value="0.000233696">
                <text:p>0.00023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000931626">
                <text:p>0.0000931626</text:p>
              </table:table-cell>
              <table:table-cell office:value-type="float" office:value="0.000955311">
                <text:p>0.000955311</text:p>
              </table:table-cell>
              <table:table-cell office:value-type="float" office:value="0.00233696">
                <text:p>0.00233696</text:p>
              </table:table-cell>
              <table:table-cell office:value-type="float" office:value="0.000768196">
                <text:p>0.000768196</text:p>
              </table:table-cell>
              <table:table-cell office:value-type="float" office:value="0.000247512">
                <text:p>0.000247512</text:p>
              </table:table-cell>
              <table:table-cell office:value-type="float" office:value="0.000148429">
                <text:p>0.000148429</text:p>
              </table:table-cell>
              <table:table-cell office:value-type="float" office:value="0.00025067">
                <text:p>0.00025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00254342">
                <text:p>0.00254342</text:p>
              </table:table-cell>
              <table:table-cell office:value-type="float" office:value="0.000160271">
                <text:p>0.000160271</text:p>
              </table:table-cell>
              <table:table-cell office:value-type="float" office:value="0.000909519">
                <text:p>0.000909519</text:p>
              </table:table-cell>
              <table:table-cell office:value-type="float" office:value="0.00269185">
                <text:p>0.00269185</text:p>
              </table:table-cell>
              <table:table-cell office:value-type="float" office:value="0.00109348">
                <text:p>0.00109348</text:p>
              </table:table-cell>
              <table:table-cell office:value-type="float" office:value="0.000268435">
                <text:p>0.000268435</text:p>
              </table:table-cell>
              <table:table-cell office:value-type="float" office:value="0.000157113">
                <text:p>0.000157113</text:p>
              </table:table-cell>
              <table:table-cell office:value-type="float" office:value="0.000277119">
                <text:p>0.000277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00264369">
                <text:p>0.00264369</text:p>
              </table:table-cell>
              <table:table-cell office:value-type="float" office:value="0.000117637">
                <text:p>0.000117637</text:p>
              </table:table-cell>
              <table:table-cell office:value-type="float" office:value="0.000934784">
                <text:p>0.000934784</text:p>
              </table:table-cell>
              <table:table-cell office:value-type="float" office:value="0.00489775">
                <text:p>0.00489775</text:p>
              </table:table-cell>
              <table:table-cell office:value-type="float" office:value="0.00140652">
                <text:p>0.00140652</text:p>
              </table:table-cell>
              <table:table-cell office:value-type="float" office:value="0.00120006">
                <text:p>0.00120006</text:p>
              </table:table-cell>
              <table:table-cell office:value-type="float" office:value="0.00104847">
                <text:p>0.00104847</text:p>
              </table:table-cell>
              <table:table-cell office:value-type="float" office:value="0.00117243">
                <text:p>0.00117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0026125">
                <text:p>0.0026125</text:p>
              </table:table-cell>
              <table:table-cell office:value-type="float" office:value="0.000126717">
                <text:p>0.000126717</text:p>
              </table:table-cell>
              <table:table-cell office:value-type="float" office:value="0.000877149">
                <text:p>0.000877149</text:p>
              </table:table-cell>
              <table:table-cell office:value-type="float" office:value="0.00505012">
                <text:p>0.00505012</text:p>
              </table:table-cell>
              <table:table-cell office:value-type="float" office:value="0.00137849">
                <text:p>0.00137849</text:p>
              </table:table-cell>
              <table:table-cell office:value-type="float" office:value="0.000264487">
                <text:p>0.000264487</text:p>
              </table:table-cell>
              <table:table-cell office:value-type="float" office:value="0.000139349">
                <text:p>0.000139349</text:p>
              </table:table-cell>
              <table:table-cell office:value-type="float" office:value="0.000277119">
                <text:p>0.000277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00289317">
                <text:p>0.00289317</text:p>
              </table:table-cell>
              <table:table-cell office:value-type="float" office:value="0.000156324">
                <text:p>0.000156324</text:p>
              </table:table-cell>
              <table:table-cell office:value-type="float" office:value="0.000937152">
                <text:p>0.000937152</text:p>
              </table:table-cell>
              <table:table-cell office:value-type="float" office:value="0.00517447">
                <text:p>0.00517447</text:p>
              </table:table-cell>
              <table:table-cell office:value-type="float" office:value="0.00129993">
                <text:p>0.00129993</text:p>
              </table:table-cell>
              <table:table-cell office:value-type="float" office:value="0.000283041">
                <text:p>0.000283041</text:p>
              </table:table-cell>
              <table:table-cell office:value-type="float" office:value="0.000164614">
                <text:p>0.000164614</text:p>
              </table:table-cell>
              <table:table-cell office:value-type="float" office:value="0.000286199">
                <text:p>0.000286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00369966">
                <text:p>0.00369966</text:p>
              </table:table-cell>
              <table:table-cell office:value-type="float" office:value="0.000143297">
                <text:p>0.000143297</text:p>
              </table:table-cell>
              <table:table-cell office:value-type="float" office:value="0.00091702">
                <text:p>0.00091702</text:p>
              </table:table-cell>
              <table:table-cell office:value-type="float" office:value="0.00469208">
                <text:p>0.00469208</text:p>
              </table:table-cell>
              <table:table-cell office:value-type="float" office:value="0.00136862">
                <text:p>0.00136862</text:p>
              </table:table-cell>
              <table:table-cell office:value-type="float" office:value="0.000286199">
                <text:p>0.000286199</text:p>
              </table:table-cell>
              <table:table-cell office:value-type="float" office:value="0.000150008">
                <text:p>0.000150008</text:p>
              </table:table-cell>
              <table:table-cell office:value-type="float" office:value="0.000294489">
                <text:p>0.000294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00303844">
                <text:p>0.00303844</text:p>
              </table:table-cell>
              <table:table-cell office:value-type="float" office:value="0.000160666">
                <text:p>0.000160666</text:p>
              </table:table-cell>
              <table:table-cell office:value-type="float" office:value="0.000915046">
                <text:p>0.000915046</text:p>
              </table:table-cell>
              <table:table-cell office:value-type="float" office:value="0.00463089">
                <text:p>0.00463089</text:p>
              </table:table-cell>
              <table:table-cell office:value-type="float" office:value="0.00144994">
                <text:p>0.00144994</text:p>
              </table:table-cell>
              <table:table-cell office:value-type="float" office:value="0.000298831">
                <text:p>0.000298831</text:p>
              </table:table-cell>
              <table:table-cell office:value-type="float" office:value="0.000160271">
                <text:p>0.000160271</text:p>
              </table:table-cell>
              <table:table-cell office:value-type="float" office:value="0.000307121">
                <text:p>0.000307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00404665">
                <text:p>0.00404665</text:p>
              </table:table-cell>
              <table:table-cell office:value-type="float" office:value="0.000165403">
                <text:p>0.000165403</text:p>
              </table:table-cell>
              <table:table-cell office:value-type="float" office:value="0.000929257">
                <text:p>0.000929257</text:p>
              </table:table-cell>
              <table:table-cell office:value-type="float" office:value="0.00467708">
                <text:p>0.00467708</text:p>
              </table:table-cell>
              <table:table-cell office:value-type="float" office:value="0.00156876">
                <text:p>0.00156876</text:p>
              </table:table-cell>
              <table:table-cell office:value-type="float" office:value="0.000301989">
                <text:p>0.000301989</text:p>
              </table:table-cell>
              <table:table-cell office:value-type="float" office:value="0.00016264">
                <text:p>0.00016264</text:p>
              </table:table-cell>
              <table:table-cell office:value-type="float" office:value="0.000315805">
                <text:p>0.000315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00316871">
                <text:p>0.00316871</text:p>
              </table:table-cell>
              <table:table-cell office:value-type="float" office:value="0.000187115">
                <text:p>0.000187115</text:p>
              </table:table-cell>
              <table:table-cell office:value-type="float" office:value="0.000896887">
                <text:p>0.000896887</text:p>
              </table:table-cell>
              <table:table-cell office:value-type="float" office:value="0.0048334">
                <text:p>0.0048334</text:p>
              </table:table-cell>
              <table:table-cell office:value-type="float" office:value="0.00164969">
                <text:p>0.00164969</text:p>
              </table:table-cell>
              <table:table-cell office:value-type="float" office:value="0.000331596">
                <text:p>0.000331596</text:p>
              </table:table-cell>
              <table:table-cell office:value-type="float" office:value="0.000177246">
                <text:p>0.000177246</text:p>
              </table:table-cell>
              <table:table-cell office:value-type="float" office:value="0.000320542">
                <text:p>0.000320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00320385">
                <text:p>0.00320385</text:p>
              </table:table-cell>
              <table:table-cell office:value-type="float" office:value="0.000198563">
                <text:p>0.000198563</text:p>
              </table:table-cell>
              <table:table-cell office:value-type="float" office:value="0.000937547">
                <text:p>0.000937547</text:p>
              </table:table-cell>
              <table:table-cell office:value-type="float" office:value="0.00546343">
                <text:p>0.00546343</text:p>
              </table:table-cell>
              <table:table-cell office:value-type="float" office:value="0.00190707">
                <text:p>0.00190707</text:p>
              </table:table-cell>
              <table:table-cell office:value-type="float" office:value="0.000341859">
                <text:p>0.000341859</text:p>
              </table:table-cell>
              <table:table-cell office:value-type="float" office:value="0.000183167">
                <text:p>0.000183167</text:p>
              </table:table-cell>
              <table:table-cell office:value-type="float" office:value="0.000341465">
                <text:p>0.000341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00335385">
                <text:p>0.00335385</text:p>
              </table:table-cell>
              <table:table-cell office:value-type="float" office:value="0.000212379">
                <text:p>0.000212379</text:p>
              </table:table-cell>
              <table:table-cell office:value-type="float" office:value="0.000926889">
                <text:p>0.000926889</text:p>
              </table:table-cell>
              <table:table-cell office:value-type="float" office:value="0.00871465">
                <text:p>0.00871465</text:p>
              </table:table-cell>
              <table:table-cell office:value-type="float" office:value="0.00260658">
                <text:p>0.00260658</text:p>
              </table:table-cell>
              <table:table-cell office:value-type="float" office:value="0.00034107">
                <text:p>0.00034107</text:p>
              </table:table-cell>
              <table:table-cell office:value-type="float" office:value="0.000185141">
                <text:p>0.000185141</text:p>
              </table:table-cell>
              <table:table-cell office:value-type="float" office:value="0.000346991">
                <text:p>0.000346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00351294">
                <text:p>0.00351294</text:p>
              </table:table-cell>
              <table:table-cell office:value-type="float" office:value="0.000217511">
                <text:p>0.000217511</text:p>
              </table:table-cell>
              <table:table-cell office:value-type="float" office:value="0.000914651">
                <text:p>0.000914651</text:p>
              </table:table-cell>
              <table:table-cell office:value-type="float" office:value="0.0105207">
                <text:p>0.0105207</text:p>
              </table:table-cell>
              <table:table-cell office:value-type="float" office:value="0.00299699">
                <text:p>0.00299699</text:p>
              </table:table-cell>
              <table:table-cell office:value-type="float" office:value="0.000362781">
                <text:p>0.000362781</text:p>
              </table:table-cell>
              <table:table-cell office:value-type="float" office:value="0.000194615">
                <text:p>0.000194615</text:p>
              </table:table-cell>
              <table:table-cell office:value-type="float" office:value="0.00035686">
                <text:p>0.00035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00370282">
                <text:p>0.00370282</text:p>
              </table:table-cell>
              <table:table-cell office:value-type="float" office:value="0.000232906">
                <text:p>0.000232906</text:p>
              </table:table-cell>
              <table:table-cell office:value-type="float" office:value="0.000911493">
                <text:p>0.000911493</text:p>
              </table:table-cell>
              <table:table-cell office:value-type="float" office:value="0.00988629">
                <text:p>0.00988629</text:p>
              </table:table-cell>
              <table:table-cell office:value-type="float" office:value="0.0026725">
                <text:p>0.0026725</text:p>
              </table:table-cell>
              <table:table-cell office:value-type="float" office:value="0.000367913">
                <text:p>0.000367913</text:p>
              </table:table-cell>
              <table:table-cell office:value-type="float" office:value="0.000198168">
                <text:p>0.000198168</text:p>
              </table:table-cell>
              <table:table-cell office:value-type="float" office:value="0.000363571">
                <text:p>0.000363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00359663">
                <text:p>0.00359663</text:p>
              </table:table-cell>
              <table:table-cell office:value-type="float" office:value="0.000253039">
                <text:p>0.000253039</text:p>
              </table:table-cell>
              <table:table-cell office:value-type="float" office:value="0.000920573">
                <text:p>0.000920573</text:p>
              </table:table-cell>
              <table:table-cell office:value-type="float" office:value="0.0100252">
                <text:p>0.0100252</text:p>
              </table:table-cell>
              <table:table-cell office:value-type="float" office:value="0.00270132">
                <text:p>0.00270132</text:p>
              </table:table-cell>
              <table:table-cell office:value-type="float" office:value="0.000379756">
                <text:p>0.000379756</text:p>
              </table:table-cell>
              <table:table-cell office:value-type="float" office:value="0.000205274">
                <text:p>0.000205274</text:p>
              </table:table-cell>
              <table:table-cell office:value-type="float" office:value="0.00037344">
                <text:p>0.00037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0037115">
                <text:p>0.0037115</text:p>
              </table:table-cell>
              <table:table-cell office:value-type="float" office:value="0.000264092">
                <text:p>0.000264092</text:p>
              </table:table-cell>
              <table:table-cell office:value-type="float" office:value="0.000931231">
                <text:p>0.000931231</text:p>
              </table:table-cell>
              <table:table-cell office:value-type="float" office:value="0.00987681">
                <text:p>0.00987681</text:p>
              </table:table-cell>
              <table:table-cell office:value-type="float" office:value="0.00274632">
                <text:p>0.00274632</text:p>
              </table:table-cell>
              <table:table-cell office:value-type="float" office:value="0.000384493">
                <text:p>0.000384493</text:p>
              </table:table-cell>
              <table:table-cell office:value-type="float" office:value="0.000208432">
                <text:p>0.000208432</text:p>
              </table:table-cell>
              <table:table-cell office:value-type="float" office:value="0.000383309">
                <text:p>0.000383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00417692">
                <text:p>0.00417692</text:p>
              </table:table-cell>
              <table:table-cell office:value-type="float" office:value="0.000307515">
                <text:p>0.000307515</text:p>
              </table:table-cell>
              <table:table-cell office:value-type="float" office:value="0.000933994">
                <text:p>0.000933994</text:p>
              </table:table-cell>
              <table:table-cell office:value-type="float" office:value="0.00912954">
                <text:p>0.00912954</text:p>
              </table:table-cell>
              <table:table-cell office:value-type="float" office:value="0.0025825">
                <text:p>0.0025825</text:p>
              </table:table-cell>
              <table:table-cell office:value-type="float" office:value="0.00040581">
                <text:p>0.00040581</text:p>
              </table:table-cell>
              <table:table-cell office:value-type="float" office:value="0.000224222">
                <text:p>0.000224222</text:p>
              </table:table-cell>
              <table:table-cell office:value-type="float" office:value="0.000387256">
                <text:p>0.000387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0041406">
                <text:p>0.0041406</text:p>
              </table:table-cell>
              <table:table-cell office:value-type="float" office:value="0.000300015">
                <text:p>0.000300015</text:p>
              </table:table-cell>
              <table:table-cell office:value-type="float" office:value="0.000955311">
                <text:p>0.000955311</text:p>
              </table:table-cell>
              <table:table-cell office:value-type="float" office:value="0.00952074">
                <text:p>0.00952074</text:p>
              </table:table-cell>
              <table:table-cell office:value-type="float" office:value="0.0027329">
                <text:p>0.0027329</text:p>
              </table:table-cell>
              <table:table-cell office:value-type="float" office:value="0.000402652">
                <text:p>0.000402652</text:p>
              </table:table-cell>
              <table:table-cell office:value-type="float" office:value="0.000221853">
                <text:p>0.000221853</text:p>
              </table:table-cell>
              <table:table-cell office:value-type="float" office:value="0.000404626">
                <text:p>0.000404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00418047">
                <text:p>0.00418047</text:p>
              </table:table-cell>
              <table:table-cell office:value-type="float" office:value="0.00032449">
                <text:p>0.00032449</text:p>
              </table:table-cell>
              <table:table-cell office:value-type="float" office:value="0.000954127">
                <text:p>0.000954127</text:p>
              </table:table-cell>
              <table:table-cell office:value-type="float" office:value="0.00867044">
                <text:p>0.00867044</text:p>
              </table:table-cell>
              <table:table-cell office:value-type="float" office:value="0.00280159">
                <text:p>0.00280159</text:p>
              </table:table-cell>
              <table:table-cell office:value-type="float" office:value="0.000433048">
                <text:p>0.000433048</text:p>
              </table:table-cell>
              <table:table-cell office:value-type="float" office:value="0.000232512">
                <text:p>0.000232512</text:p>
              </table:table-cell>
              <table:table-cell office:value-type="float" office:value="0.000395546">
                <text:p>0.000395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00416113">
                <text:p>0.00416113</text:p>
              </table:table-cell>
              <table:table-cell office:value-type="float" office:value="0.000351333">
                <text:p>0.000351333</text:p>
              </table:table-cell>
              <table:table-cell office:value-type="float" office:value="0.00105124">
                <text:p>0.00105124</text:p>
              </table:table-cell>
              <table:table-cell office:value-type="float" office:value="0.00977378">
                <text:p>0.00977378</text:p>
              </table:table-cell>
              <table:table-cell office:value-type="float" office:value="0.00289554">
                <text:p>0.00289554</text:p>
              </table:table-cell>
              <table:table-cell office:value-type="float" office:value="0.000439364">
                <text:p>0.000439364</text:p>
              </table:table-cell>
              <table:table-cell office:value-type="float" office:value="0.000240802">
                <text:p>0.000240802</text:p>
              </table:table-cell>
              <table:table-cell office:value-type="float" office:value="0.000431864">
                <text:p>0.000431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00486932">
                <text:p>0.00486932</text:p>
              </table:table-cell>
              <table:table-cell office:value-type="float" office:value="0.000355281">
                <text:p>0.000355281</text:p>
              </table:table-cell>
              <table:table-cell office:value-type="float" office:value="0.00092531">
                <text:p>0.00092531</text:p>
              </table:table-cell>
              <table:table-cell office:value-type="float" office:value="0.00950258">
                <text:p>0.00950258</text:p>
              </table:table-cell>
              <table:table-cell office:value-type="float" office:value="0.00299226">
                <text:p>0.00299226</text:p>
              </table:table-cell>
              <table:table-cell office:value-type="float" office:value="0.000436206">
                <text:p>0.000436206</text:p>
              </table:table-cell>
              <table:table-cell office:value-type="float" office:value="0.000242775">
                <text:p>0.000242775</text:p>
              </table:table-cell>
              <table:table-cell office:value-type="float" office:value="0.000435811">
                <text:p>0.000435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00993721">
                <text:p>0.00993721</text:p>
              </table:table-cell>
              <table:table-cell office:value-type="float" office:value="0.000362387">
                <text:p>0.000362387</text:p>
              </table:table-cell>
              <table:table-cell office:value-type="float" office:value="0.000929652">
                <text:p>0.000929652</text:p>
              </table:table-cell>
              <table:table-cell office:value-type="float" office:value="0.0100047">
                <text:p>0.0100047</text:p>
              </table:table-cell>
              <table:table-cell office:value-type="float" office:value="0.00313989">
                <text:p>0.00313989</text:p>
              </table:table-cell>
              <table:table-cell office:value-type="float" office:value="0.000436996">
                <text:p>0.000436996</text:p>
              </table:table-cell>
              <table:table-cell office:value-type="float" office:value="0.000245933">
                <text:p>0.000245933</text:p>
              </table:table-cell>
              <table:table-cell office:value-type="float" office:value="0.000452786">
                <text:p>0.0004527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00773565">
                <text:p>0.00773565</text:p>
              </table:table-cell>
              <table:table-cell office:value-type="float" office:value="0.000420811">
                <text:p>0.000420811</text:p>
              </table:table-cell>
              <table:table-cell office:value-type="float" office:value="0.00117637">
                <text:p>0.00117637</text:p>
              </table:table-cell>
              <table:table-cell office:value-type="float" office:value="0.00980181">
                <text:p>0.00980181</text:p>
              </table:table-cell>
              <table:table-cell office:value-type="float" office:value="0.00304989">
                <text:p>0.00304989</text:p>
              </table:table-cell>
              <table:table-cell office:value-type="float" office:value="0.000475682">
                <text:p>0.000475682</text:p>
              </table:table-cell>
              <table:table-cell office:value-type="float" office:value="0.000266856">
                <text:p>0.000266856</text:p>
              </table:table-cell>
              <table:table-cell office:value-type="float" office:value="0.000446865">
                <text:p>0.000446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00647519">
                <text:p>0.00647519</text:p>
              </table:table-cell>
              <table:table-cell office:value-type="float" office:value="0.000418442">
                <text:p>0.000418442</text:p>
              </table:table-cell>
              <table:table-cell office:value-type="float" office:value="0.00103821">
                <text:p>0.00103821</text:p>
              </table:table-cell>
              <table:table-cell office:value-type="float" office:value="0.0102795">
                <text:p>0.0102795</text:p>
              </table:table-cell>
              <table:table-cell office:value-type="float" office:value="0.00340754">
                <text:p>0.00340754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264487">
                <text:p>0.000264487</text:p>
              </table:table-cell>
              <table:table-cell office:value-type="float" office:value="0.00047884">
                <text:p>0.00047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0045847">
                <text:p>0.0045847</text:p>
              </table:table-cell>
              <table:table-cell office:value-type="float" office:value="0.000424758">
                <text:p>0.000424758</text:p>
              </table:table-cell>
              <table:table-cell office:value-type="float" office:value="0.00090794">
                <text:p>0.00090794</text:p>
              </table:table-cell>
              <table:table-cell office:value-type="float" office:value="0.00960482">
                <text:p>0.00960482</text:p>
              </table:table-cell>
              <table:table-cell office:value-type="float" office:value="0.00339728">
                <text:p>0.00339728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266461">
                <text:p>0.000266461</text:p>
              </table:table-cell>
              <table:table-cell office:value-type="float" office:value="0.000460681">
                <text:p>0.0004606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00471853">
                <text:p>0.00471853</text:p>
              </table:table-cell>
              <table:table-cell office:value-type="float" office:value="0.000446865">
                <text:p>0.000446865</text:p>
              </table:table-cell>
              <table:table-cell office:value-type="float" office:value="0.000980576">
                <text:p>0.000980576</text:p>
              </table:table-cell>
              <table:table-cell office:value-type="float" office:value="0.0104121">
                <text:p>0.0104121</text:p>
              </table:table-cell>
              <table:table-cell office:value-type="float" office:value="0.00361795">
                <text:p>0.00361795</text:p>
              </table:table-cell>
              <table:table-cell office:value-type="float" office:value="0.000499367">
                <text:p>0.000499367</text:p>
              </table:table-cell>
              <table:table-cell office:value-type="float" office:value="0.00027633">
                <text:p>0.00027633</text:p>
              </table:table-cell>
              <table:table-cell office:value-type="float" office:value="0.000477261">
                <text:p>0.000477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00490604">
                <text:p>0.00490604</text:p>
              </table:table-cell>
              <table:table-cell office:value-type="float" office:value="0.000475682">
                <text:p>0.000475682</text:p>
              </table:table-cell>
              <table:table-cell office:value-type="float" office:value="0.000906361">
                <text:p>0.000906361</text:p>
              </table:table-cell>
              <table:table-cell office:value-type="float" office:value="0.0107303">
                <text:p>0.0107303</text:p>
              </table:table-cell>
              <table:table-cell office:value-type="float" office:value="0.00385638">
                <text:p>0.00385638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286199">
                <text:p>0.000286199</text:p>
              </table:table-cell>
              <table:table-cell office:value-type="float" office:value="0.000497393">
                <text:p>0.000497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00492577">
                <text:p>0.00492577</text:p>
              </table:table-cell>
              <table:table-cell office:value-type="float" office:value="0.000501341">
                <text:p>0.000501341</text:p>
              </table:table-cell>
              <table:table-cell office:value-type="float" office:value="0.000964785">
                <text:p>0.000964785</text:p>
              </table:table-cell>
              <table:table-cell office:value-type="float" office:value="0.0139306">
                <text:p>0.0139306</text:p>
              </table:table-cell>
              <table:table-cell office:value-type="float" office:value="0.00450615">
                <text:p>0.00450615</text:p>
              </table:table-cell>
              <table:table-cell office:value-type="float" office:value="0.00252723">
                <text:p>0.00252723</text:p>
              </table:table-cell>
              <table:table-cell office:value-type="float" office:value="0.00221458">
                <text:p>0.00221458</text:p>
              </table:table-cell>
              <table:table-cell office:value-type="float" office:value="0.00244907">
                <text:p>0.00244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00498262">
                <text:p>0.00498262</text:p>
              </table:table-cell>
              <table:table-cell office:value-type="float" office:value="0.000503709">
                <text:p>0.000503709</text:p>
              </table:table-cell>
              <table:table-cell office:value-type="float" office:value="0.00094939">
                <text:p>0.00094939</text:p>
              </table:table-cell>
              <table:table-cell office:value-type="float" office:value="0.0214321">
                <text:p>0.0214321</text:p>
              </table:table-cell>
              <table:table-cell office:value-type="float" office:value="0.00578358">
                <text:p>0.00578358</text:p>
              </table:table-cell>
              <table:table-cell office:value-type="float" office:value="0.000459102">
                <text:p>0.000459102</text:p>
              </table:table-cell>
              <table:table-cell office:value-type="float" office:value="0.000218695">
                <text:p>0.000218695</text:p>
              </table:table-cell>
              <table:table-cell office:value-type="float" office:value="0.000457128">
                <text:p>0.000457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00642427">
                <text:p>0.00642427</text:p>
              </table:table-cell>
              <table:table-cell office:value-type="float" office:value="0.000503315">
                <text:p>0.000503315</text:p>
              </table:table-cell>
              <table:table-cell office:value-type="float" office:value="0.000963996">
                <text:p>0.000963996</text:p>
              </table:table-cell>
              <table:table-cell office:value-type="float" office:value="0.0217949">
                <text:p>0.0217949</text:p>
              </table:table-cell>
              <table:table-cell office:value-type="float" office:value="0.00583253">
                <text:p>0.00583253</text:p>
              </table:table-cell>
              <table:table-cell office:value-type="float" office:value="0.000441733">
                <text:p>0.000441733</text:p>
              </table:table-cell>
              <table:table-cell office:value-type="float" office:value="0.000211984">
                <text:p>0.000211984</text:p>
              </table:table-cell>
              <table:table-cell office:value-type="float" office:value="0.000454365">
                <text:p>0.000454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00528777">
                <text:p>0.00528777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930441">
                <text:p>0.000930441</text:p>
              </table:table-cell>
              <table:table-cell office:value-type="float" office:value="0.0219204">
                <text:p>0.0219204</text:p>
              </table:table-cell>
              <table:table-cell office:value-type="float" office:value="0.00587635">
                <text:p>0.00587635</text:p>
              </table:table-cell>
              <table:table-cell office:value-type="float" office:value="0.00046226">
                <text:p>0.00046226</text:p>
              </table:table-cell>
              <table:table-cell office:value-type="float" office:value="0.000220274">
                <text:p>0.000220274</text:p>
              </table:table-cell>
              <table:table-cell office:value-type="float" office:value="0.000474103">
                <text:p>0.000474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00533553">
                <text:p>0.00533553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00097347">
                <text:p>0.00097347</text:p>
              </table:table-cell>
              <table:table-cell office:value-type="float" office:value="0.0198993">
                <text:p>0.0198993</text:p>
              </table:table-cell>
              <table:table-cell office:value-type="float" office:value="0.00523645">
                <text:p>0.00523645</text:p>
              </table:table-cell>
              <table:table-cell office:value-type="float" office:value="0.000482393">
                <text:p>0.000482393</text:p>
              </table:table-cell>
              <table:table-cell office:value-type="float" office:value="0.000229748">
                <text:p>0.000229748</text:p>
              </table:table-cell>
              <table:table-cell office:value-type="float" office:value="0.000473313">
                <text:p>0.000473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00671402">
                <text:p>0.00671402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00972681">
                <text:p>0.000972681</text:p>
              </table:table-cell>
              <table:table-cell office:value-type="float" office:value="0.0205708">
                <text:p>0.0205708</text:p>
              </table:table-cell>
              <table:table-cell office:value-type="float" office:value="0.00553054">
                <text:p>0.00553054</text:p>
              </table:table-cell>
              <table:table-cell office:value-type="float" office:value="0.000483182">
                <text:p>0.000483182</text:p>
              </table:table-cell>
              <table:table-cell office:value-type="float" office:value="0.000232117">
                <text:p>0.000232117</text:p>
              </table:table-cell>
              <table:table-cell office:value-type="float" office:value="0.000480024">
                <text:p>0.000480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00552107">
                <text:p>0.00552107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000963996">
                <text:p>0.000963996</text:p>
              </table:table-cell>
              <table:table-cell office:value-type="float" office:value="0.0190604">
                <text:p>0.0190604</text:p>
              </table:table-cell>
              <table:table-cell office:value-type="float" office:value="0.0051042">
                <text:p>0.0051042</text:p>
              </table:table-cell>
              <table:table-cell office:value-type="float" office:value="0.000488314">
                <text:p>0.000488314</text:p>
              </table:table-cell>
              <table:table-cell office:value-type="float" office:value="0.00023567">
                <text:p>0.00023567</text:p>
              </table:table-cell>
              <table:table-cell office:value-type="float" office:value="0.00047884">
                <text:p>0.00047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00567305">
                <text:p>0.00567305</text:p>
              </table:table-cell>
              <table:table-cell office:value-type="float" office:value="0.000625295">
                <text:p>0.000625295</text:p>
              </table:table-cell>
              <table:table-cell office:value-type="float" office:value="0.000928862">
                <text:p>0.000928862</text:p>
              </table:table-cell>
              <table:table-cell office:value-type="float" office:value="0.0195551">
                <text:p>0.0195551</text:p>
              </table:table-cell>
              <table:table-cell office:value-type="float" office:value="0.00528895">
                <text:p>0.00528895</text:p>
              </table:table-cell>
              <table:table-cell office:value-type="float" office:value="0.000491077">
                <text:p>0.000491077</text:p>
              </table:table-cell>
              <table:table-cell office:value-type="float" office:value="0.000239223">
                <text:p>0.000239223</text:p>
              </table:table-cell>
              <table:table-cell office:value-type="float" office:value="0.000485945">
                <text:p>0.000485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00661494">
                <text:p>0.00661494</text:p>
              </table:table-cell>
              <table:table-cell office:value-type="float" office:value="0.000625295">
                <text:p>0.000625295</text:p>
              </table:table-cell>
              <table:table-cell office:value-type="float" office:value="0.00093281">
                <text:p>0.00093281</text:p>
              </table:table-cell>
              <table:table-cell office:value-type="float" office:value="0.0194204">
                <text:p>0.0194204</text:p>
              </table:table-cell>
              <table:table-cell office:value-type="float" office:value="0.00529882">
                <text:p>0.00529882</text:p>
              </table:table-cell>
              <table:table-cell office:value-type="float" office:value="0.00049542">
                <text:p>0.00049542</text:p>
              </table:table-cell>
              <table:table-cell office:value-type="float" office:value="0.000240802">
                <text:p>0.000240802</text:p>
              </table:table-cell>
              <table:table-cell office:value-type="float" office:value="0.000514368">
                <text:p>0.000514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0060153">
                <text:p>0.0060153</text:p>
              </table:table-cell>
              <table:table-cell office:value-type="float" office:value="0.000642664">
                <text:p>0.000642664</text:p>
              </table:table-cell>
              <table:table-cell office:value-type="float" office:value="0.000983734">
                <text:p>0.000983734</text:p>
              </table:table-cell>
              <table:table-cell office:value-type="float" office:value="0.0183436">
                <text:p>0.0183436</text:p>
              </table:table-cell>
              <table:table-cell office:value-type="float" office:value="0.00507815">
                <text:p>0.00507815</text:p>
              </table:table-cell>
              <table:table-cell office:value-type="float" office:value="0.000496209">
                <text:p>0.000496209</text:p>
              </table:table-cell>
              <table:table-cell office:value-type="float" office:value="0.000242775">
                <text:p>0.000242775</text:p>
              </table:table-cell>
              <table:table-cell office:value-type="float" office:value="0.000487919">
                <text:p>0.000487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00708036">
                <text:p>0.00708036</text:p>
              </table:table-cell>
              <table:table-cell office:value-type="float" office:value="0.000651743">
                <text:p>0.000651743</text:p>
              </table:table-cell>
              <table:table-cell office:value-type="float" office:value="0.000954127">
                <text:p>0.000954127</text:p>
              </table:table-cell>
              <table:table-cell office:value-type="float" office:value="0.0183388">
                <text:p>0.0183388</text:p>
              </table:table-cell>
              <table:table-cell office:value-type="float" office:value="0.00523368">
                <text:p>0.00523368</text:p>
              </table:table-cell>
              <table:table-cell office:value-type="float" office:value="0.000518316">
                <text:p>0.000518316</text:p>
              </table:table-cell>
              <table:table-cell office:value-type="float" office:value="0.000246723">
                <text:p>0.000246723</text:p>
              </table:table-cell>
              <table:table-cell office:value-type="float" office:value="0.000506473">
                <text:p>0.000506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00627466">
                <text:p>0.00627466</text:p>
              </table:table-cell>
              <table:table-cell office:value-type="float" office:value="0.000693193">
                <text:p>0.000693193</text:p>
              </table:table-cell>
              <table:table-cell office:value-type="float" office:value="0.000966759">
                <text:p>0.000966759</text:p>
              </table:table-cell>
              <table:table-cell office:value-type="float" office:value="0.0181442">
                <text:p>0.0181442</text:p>
              </table:table-cell>
              <table:table-cell office:value-type="float" office:value="0.00519816">
                <text:p>0.00519816</text:p>
              </table:table-cell>
              <table:table-cell office:value-type="float" office:value="0.000516737">
                <text:p>0.000516737</text:p>
              </table:table-cell>
              <table:table-cell office:value-type="float" office:value="0.000251065">
                <text:p>0.000251065</text:p>
              </table:table-cell>
              <table:table-cell office:value-type="float" office:value="0.000508052">
                <text:p>0.000508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00622729">
                <text:p>0.00622729</text:p>
              </table:table-cell>
              <table:table-cell office:value-type="float" office:value="0.000725168">
                <text:p>0.000725168</text:p>
              </table:table-cell>
              <table:table-cell office:value-type="float" office:value="0.000954127">
                <text:p>0.000954127</text:p>
              </table:table-cell>
              <table:table-cell office:value-type="float" office:value="0.0187675">
                <text:p>0.0187675</text:p>
              </table:table-cell>
              <table:table-cell office:value-type="float" office:value="0.00534343">
                <text:p>0.00534343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260145">
                <text:p>0.000260145</text:p>
              </table:table-cell>
              <table:table-cell office:value-type="float" office:value="0.000513973">
                <text:p>0.000513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00694101">
                <text:p>0.00694101</text:p>
              </table:table-cell>
              <table:table-cell office:value-type="float" office:value="0.000715694">
                <text:p>0.000715694</text:p>
              </table:table-cell>
              <table:table-cell office:value-type="float" office:value="0.000981365">
                <text:p>0.000981365</text:p>
              </table:table-cell>
              <table:table-cell office:value-type="float" office:value="0.0192622">
                <text:p>0.0192622</text:p>
              </table:table-cell>
              <table:table-cell office:value-type="float" office:value="0.00545909">
                <text:p>0.00545909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256197">
                <text:p>0.000256197</text:p>
              </table:table-cell>
              <table:table-cell office:value-type="float" office:value="0.000517921">
                <text:p>0.000517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00656599">
                <text:p>0.00656599</text:p>
              </table:table-cell>
              <table:table-cell office:value-type="float" office:value="0.000699509">
                <text:p>0.000699509</text:p>
              </table:table-cell>
              <table:table-cell office:value-type="float" office:value="0.000986892">
                <text:p>0.000986892</text:p>
              </table:table-cell>
              <table:table-cell office:value-type="float" office:value="0.0179626">
                <text:p>0.0179626</text:p>
              </table:table-cell>
              <table:table-cell office:value-type="float" office:value="0.00528737">
                <text:p>0.00528737</text:p>
              </table:table-cell>
              <table:table-cell office:value-type="float" office:value="0.000508052">
                <text:p>0.000508052</text:p>
              </table:table-cell>
              <table:table-cell office:value-type="float" office:value="0.000251855">
                <text:p>0.000251855</text:p>
              </table:table-cell>
              <table:table-cell office:value-type="float" office:value="0.000531737">
                <text:p>0.000531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00665757">
                <text:p>0.00665757</text:p>
              </table:table-cell>
              <table:table-cell office:value-type="float" office:value="0.00074688">
                <text:p>0.00074688</text:p>
              </table:table-cell>
              <table:table-cell office:value-type="float" office:value="0.000937152">
                <text:p>0.000937152</text:p>
              </table:table-cell>
              <table:table-cell office:value-type="float" office:value="0.0190316">
                <text:p>0.0190316</text:p>
              </table:table-cell>
              <table:table-cell office:value-type="float" office:value="0.00555581">
                <text:p>0.00555581</text:p>
              </table:table-cell>
              <table:table-cell office:value-type="float" office:value="0.000541211">
                <text:p>0.000541211</text:p>
              </table:table-cell>
              <table:table-cell office:value-type="float" office:value="0.000266461">
                <text:p>0.000266461</text:p>
              </table:table-cell>
              <table:table-cell office:value-type="float" office:value="0.000529369">
                <text:p>0.000529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00665047">
                <text:p>0.00665047</text:p>
              </table:table-cell>
              <table:table-cell office:value-type="float" office:value="0.000740958">
                <text:p>0.000740958</text:p>
              </table:table-cell>
              <table:table-cell office:value-type="float" office:value="0.000928468">
                <text:p>0.000928468</text:p>
              </table:table-cell>
              <table:table-cell office:value-type="float" office:value="0.0189349">
                <text:p>0.0189349</text:p>
              </table:table-cell>
              <table:table-cell office:value-type="float" office:value="0.00563199">
                <text:p>0.00563199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262513">
                <text:p>0.000262513</text:p>
              </table:table-cell>
              <table:table-cell office:value-type="float" office:value="0.000539632">
                <text:p>0.000539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00685929">
                <text:p>0.00685929</text:p>
              </table:table-cell>
              <table:table-cell office:value-type="float" office:value="0.000778855">
                <text:p>0.000778855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194122">
                <text:p>0.0194122</text:p>
              </table:table-cell>
              <table:table-cell office:value-type="float" office:value="0.00582345">
                <text:p>0.00582345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268435">
                <text:p>0.000268435</text:p>
              </table:table-cell>
              <table:table-cell office:value-type="float" office:value="0.000543975">
                <text:p>0.000543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00700022">
                <text:p>0.00700022</text:p>
              </table:table-cell>
              <table:table-cell office:value-type="float" office:value="0.000796224">
                <text:p>0.000796224</text:p>
              </table:table-cell>
              <table:table-cell office:value-type="float" office:value="0.00093281">
                <text:p>0.00093281</text:p>
              </table:table-cell>
              <table:table-cell office:value-type="float" office:value="0.018775">
                <text:p>0.018775</text:p>
              </table:table-cell>
              <table:table-cell office:value-type="float" office:value="0.00612031">
                <text:p>0.00612031</text:p>
              </table:table-cell>
              <table:table-cell office:value-type="float" office:value="0.000540027">
                <text:p>0.000540027</text:p>
              </table:table-cell>
              <table:table-cell office:value-type="float" office:value="0.000270803">
                <text:p>0.000270803</text:p>
              </table:table-cell>
              <table:table-cell office:value-type="float" office:value="0.000542001">
                <text:p>0.000542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00705943">
                <text:p>0.00705943</text:p>
              </table:table-cell>
              <table:table-cell office:value-type="float" office:value="0.000797803">
                <text:p>0.000797803</text:p>
              </table:table-cell>
              <table:table-cell office:value-type="float" office:value="0.000930441">
                <text:p>0.000930441</text:p>
              </table:table-cell>
              <table:table-cell office:value-type="float" office:value="0.0190537">
                <text:p>0.0190537</text:p>
              </table:table-cell>
              <table:table-cell office:value-type="float" office:value="0.00597267">
                <text:p>0.00597267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000278698">
                <text:p>0.000278698</text:p>
              </table:table-cell>
              <table:table-cell office:value-type="float" office:value="0.000541211">
                <text:p>0.000541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00709457">
                <text:p>0.00709457</text:p>
              </table:table-cell>
              <table:table-cell office:value-type="float" office:value="0.000861359">
                <text:p>0.000861359</text:p>
              </table:table-cell>
              <table:table-cell office:value-type="float" office:value="0.000943468">
                <text:p>0.000943468</text:p>
              </table:table-cell>
              <table:table-cell office:value-type="float" office:value="0.0185966">
                <text:p>0.0185966</text:p>
              </table:table-cell>
              <table:table-cell office:value-type="float" office:value="0.00606623">
                <text:p>0.00606623</text:p>
              </table:table-cell>
              <table:table-cell office:value-type="float" office:value="0.000558186">
                <text:p>0.000558186</text:p>
              </table:table-cell>
              <table:table-cell office:value-type="float" office:value="0.000279883">
                <text:p>0.000279883</text:p>
              </table:table-cell>
              <table:table-cell office:value-type="float" office:value="0.000549107">
                <text:p>0.000549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00726629">
                <text:p>0.00726629</text:p>
              </table:table-cell>
              <table:table-cell office:value-type="float" office:value="0.000858991">
                <text:p>0.000858991</text:p>
              </table:table-cell>
              <table:table-cell office:value-type="float" office:value="0.000988866">
                <text:p>0.000988866</text:p>
              </table:table-cell>
              <table:table-cell office:value-type="float" office:value="0.0192894">
                <text:p>0.0192894</text:p>
              </table:table-cell>
              <table:table-cell office:value-type="float" office:value="0.00624229">
                <text:p>0.00624229</text:p>
              </table:table-cell>
              <table:table-cell office:value-type="float" office:value="0.000581871">
                <text:p>0.000581871</text:p>
              </table:table-cell>
              <table:table-cell office:value-type="float" office:value="0.000281462">
                <text:p>0.000281462</text:p>
              </table:table-cell>
              <table:table-cell office:value-type="float" office:value="0.000568844">
                <text:p>0.000568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00736419">
                <text:p>0.00736419</text:p>
              </table:table-cell>
              <table:table-cell office:value-type="float" office:value="0.000881097">
                <text:p>0.000881097</text:p>
              </table:table-cell>
              <table:table-cell office:value-type="float" office:value="0.000997155">
                <text:p>0.000997155</text:p>
              </table:table-cell>
              <table:table-cell office:value-type="float" office:value="0.0195033">
                <text:p>0.0195033</text:p>
              </table:table-cell>
              <table:table-cell office:value-type="float" office:value="0.00606859">
                <text:p>0.00606859</text:p>
              </table:table-cell>
              <table:table-cell office:value-type="float" office:value="0.000570423">
                <text:p>0.000570423</text:p>
              </table:table-cell>
              <table:table-cell office:value-type="float" office:value="0.000284225">
                <text:p>0.000284225</text:p>
              </table:table-cell>
              <table:table-cell office:value-type="float" office:value="0.00056016">
                <text:p>0.00056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00749288">
                <text:p>0.00749288</text:p>
              </table:table-cell>
              <table:table-cell office:value-type="float" office:value="0.000839647">
                <text:p>0.000839647</text:p>
              </table:table-cell>
              <table:table-cell office:value-type="float" office:value="0.000975839">
                <text:p>0.000975839</text:p>
              </table:table-cell>
              <table:table-cell office:value-type="float" office:value="0.0192345">
                <text:p>0.0192345</text:p>
              </table:table-cell>
              <table:table-cell office:value-type="float" office:value="0.00636071">
                <text:p>0.00636071</text:p>
              </table:table-cell>
              <table:table-cell office:value-type="float" office:value="0.000552659">
                <text:p>0.000552659</text:p>
              </table:table-cell>
              <table:table-cell office:value-type="float" office:value="0.000277909">
                <text:p>0.000277909</text:p>
              </table:table-cell>
              <table:table-cell office:value-type="float" office:value="0.000556607">
                <text:p>0.000556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00760972">
                <text:p>0.00760972</text:p>
              </table:table-cell>
              <table:table-cell office:value-type="float" office:value="0.000903203">
                <text:p>0.000903203</text:p>
              </table:table-cell>
              <table:table-cell office:value-type="float" office:value="0.000940705">
                <text:p>0.000940705</text:p>
              </table:table-cell>
              <table:table-cell office:value-type="float" office:value="0.0194177">
                <text:p>0.0194177</text:p>
              </table:table-cell>
              <table:table-cell office:value-type="float" office:value="0.0063844">
                <text:p>0.0063844</text:p>
              </table:table-cell>
              <table:table-cell office:value-type="float" office:value="0.000585424">
                <text:p>0.000585424</text:p>
              </table:table-cell>
              <table:table-cell office:value-type="float" office:value="0.00029133">
                <text:p>0.00029133</text:p>
              </table:table-cell>
              <table:table-cell office:value-type="float" office:value="0.000566871">
                <text:p>0.000566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00773999">
                <text:p>0.00773999</text:p>
              </table:table-cell>
              <table:table-cell office:value-type="float" office:value="0.000950969">
                <text:p>0.000950969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19334">
                <text:p>0.019334</text:p>
              </table:table-cell>
              <table:table-cell office:value-type="float" office:value="0.00637256">
                <text:p>0.00637256</text:p>
              </table:table-cell>
              <table:table-cell office:value-type="float" office:value="0.000599635">
                <text:p>0.000599635</text:p>
              </table:table-cell>
              <table:table-cell office:value-type="float" office:value="0.000300015">
                <text:p>0.000300015</text:p>
              </table:table-cell>
              <table:table-cell office:value-type="float" office:value="0.000563318">
                <text:p>0.000563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0078679">
                <text:p>0.0078679</text:p>
              </table:table-cell>
              <table:table-cell office:value-type="float" office:value="0.000918994">
                <text:p>0.000918994</text:p>
              </table:table-cell>
              <table:table-cell office:value-type="float" office:value="0.00117598">
                <text:p>0.00117598</text:p>
              </table:table-cell>
              <table:table-cell office:value-type="float" office:value="0.0193869">
                <text:p>0.0193869</text:p>
              </table:table-cell>
              <table:table-cell office:value-type="float" office:value="0.0067081">
                <text:p>0.0067081</text:p>
              </table:table-cell>
              <table:table-cell office:value-type="float" office:value="0.000588187">
                <text:p>0.000588187</text:p>
              </table:table-cell>
              <table:table-cell office:value-type="float" office:value="0.000294883">
                <text:p>0.000294883</text:p>
              </table:table-cell>
              <table:table-cell office:value-type="float" office:value="0.000582266">
                <text:p>0.000582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00803488">
                <text:p>0.00803488</text:p>
              </table:table-cell>
              <table:table-cell office:value-type="float" office:value="0.000895703">
                <text:p>0.000895703</text:p>
              </table:table-cell>
              <table:table-cell office:value-type="float" office:value="0.00115151">
                <text:p>0.00115151</text:p>
              </table:table-cell>
              <table:table-cell office:value-type="float" office:value="0.0198902">
                <text:p>0.0198902</text:p>
              </table:table-cell>
              <table:table-cell office:value-type="float" office:value="0.00704009">
                <text:p>0.00704009</text:p>
              </table:table-cell>
              <table:table-cell office:value-type="float" office:value="0.000572792">
                <text:p>0.000572792</text:p>
              </table:table-cell>
              <table:table-cell office:value-type="float" office:value="0.000288567">
                <text:p>0.000288567</text:p>
              </table:table-cell>
              <table:table-cell office:value-type="float" office:value="0.000570423">
                <text:p>0.000570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00829423">
                <text:p>0.00829423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0966759">
                <text:p>0.000966759</text:p>
              </table:table-cell>
              <table:table-cell office:value-type="float" office:value="0.020431">
                <text:p>0.020431</text:p>
              </table:table-cell>
              <table:table-cell office:value-type="float" office:value="0.00702983">
                <text:p>0.00702983</text:p>
              </table:table-cell>
              <table:table-cell office:value-type="float" office:value="0.000604767">
                <text:p>0.000604767</text:p>
              </table:table-cell>
              <table:table-cell office:value-type="float" office:value="0.000303963">
                <text:p>0.000303963</text:p>
              </table:table-cell>
              <table:table-cell office:value-type="float" office:value="0.000594504">
                <text:p>0.000594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00847779">
                <text:p>0.00847779</text:p>
              </table:table-cell>
              <table:table-cell office:value-type="float" office:value="0.000955706">
                <text:p>0.000955706</text:p>
              </table:table-cell>
              <table:table-cell office:value-type="float" office:value="0.00100189">
                <text:p>0.00100189</text:p>
              </table:table-cell>
              <table:table-cell office:value-type="float" office:value="0.0202822">
                <text:p>0.0202822</text:p>
              </table:table-cell>
              <table:table-cell office:value-type="float" office:value="0.00720786">
                <text:p>0.00720786</text:p>
              </table:table-cell>
              <table:table-cell office:value-type="float" office:value="0.00060003">
                <text:p>0.00060003</text:p>
              </table:table-cell>
              <table:table-cell office:value-type="float" office:value="0.000301594">
                <text:p>0.000301594</text:p>
              </table:table-cell>
              <table:table-cell office:value-type="float" office:value="0.000598056">
                <text:p>0.000598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00825081">
                <text:p>0.00825081</text:p>
              </table:table-cell>
              <table:table-cell office:value-type="float" office:value="0.00096518">
                <text:p>0.00096518</text:p>
              </table:table-cell>
              <table:table-cell office:value-type="float" office:value="0.00095768">
                <text:p>0.00095768</text:p>
              </table:table-cell>
              <table:table-cell office:value-type="float" office:value="0.0199103">
                <text:p>0.0199103</text:p>
              </table:table-cell>
              <table:table-cell office:value-type="float" office:value="0.00702114">
                <text:p>0.00702114</text:p>
              </table:table-cell>
              <table:table-cell office:value-type="float" office:value="0.00060832">
                <text:p>0.00060832</text:p>
              </table:table-cell>
              <table:table-cell office:value-type="float" office:value="0.000314621">
                <text:p>0.000314621</text:p>
              </table:table-cell>
              <table:table-cell office:value-type="float" office:value="0.000577924">
                <text:p>0.0005779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00876202">
                <text:p>0.00876202</text:p>
              </table:table-cell>
              <table:table-cell office:value-type="float" office:value="0.00100229">
                <text:p>0.00100229</text:p>
              </table:table-cell>
              <table:table-cell office:value-type="float" office:value="0.000941889">
                <text:p>0.000941889</text:p>
              </table:table-cell>
              <table:table-cell office:value-type="float" office:value="0.0210579">
                <text:p>0.0210579</text:p>
              </table:table-cell>
              <table:table-cell office:value-type="float" office:value="0.00756196">
                <text:p>0.00756196</text:p>
              </table:table-cell>
              <table:table-cell office:value-type="float" office:value="0.000614241">
                <text:p>0.000614241</text:p>
              </table:table-cell>
              <table:table-cell office:value-type="float" office:value="0.0003237">
                <text:p>0.0003237</text:p>
              </table:table-cell>
              <table:table-cell office:value-type="float" office:value="0.000590951">
                <text:p>0.000590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0084395">
                <text:p>0.0084395</text:p>
              </table:table-cell>
              <table:table-cell office:value-type="float" office:value="0.00104768">
                <text:p>0.00104768</text:p>
              </table:table-cell>
              <table:table-cell office:value-type="float" office:value="0.000970312">
                <text:p>0.000970312</text:p>
              </table:table-cell>
              <table:table-cell office:value-type="float" office:value="0.0228465">
                <text:p>0.0228465</text:p>
              </table:table-cell>
              <table:table-cell office:value-type="float" office:value="0.00800724">
                <text:p>0.00800724</text:p>
              </table:table-cell>
              <table:table-cell office:value-type="float" office:value="0.000632795">
                <text:p>0.000632795</text:p>
              </table:table-cell>
              <table:table-cell office:value-type="float" office:value="0.000319358">
                <text:p>0.000319358</text:p>
              </table:table-cell>
              <table:table-cell office:value-type="float" office:value="0.000618978">
                <text:p>0.0006189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0102376">
                <text:p>0.0102376</text:p>
              </table:table-cell>
              <table:table-cell office:value-type="float" office:value="0.00112585">
                <text:p>0.00112585</text:p>
              </table:table-cell>
              <table:table-cell office:value-type="float" office:value="0.000951758">
                <text:p>0.000951758</text:p>
              </table:table-cell>
              <table:table-cell office:value-type="float" office:value="0.0336246">
                <text:p>0.0336246</text:p>
              </table:table-cell>
              <table:table-cell office:value-type="float" office:value="0.0100252">
                <text:p>0.0100252</text:p>
              </table:table-cell>
              <table:table-cell office:value-type="float" office:value="0.000639506">
                <text:p>0.000639506</text:p>
              </table:table-cell>
              <table:table-cell office:value-type="float" office:value="0.000327253">
                <text:p>0.000327253</text:p>
              </table:table-cell>
              <table:table-cell office:value-type="float" office:value="0.000619768">
                <text:p>0.000619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00984128">
                <text:p>0.00984128</text:p>
              </table:table-cell>
              <table:table-cell office:value-type="float" office:value="0.00119177">
                <text:p>0.00119177</text:p>
              </table:table-cell>
              <table:table-cell office:value-type="float" office:value="0.000980576">
                <text:p>0.000980576</text:p>
              </table:table-cell>
              <table:table-cell office:value-type="float" office:value="0.0424324">
                <text:p>0.0424324</text:p>
              </table:table-cell>
              <table:table-cell office:value-type="float" office:value="0.0110485">
                <text:p>0.0110485</text:p>
              </table:table-cell>
              <table:table-cell office:value-type="float" office:value="0.00065727">
                <text:p>0.00065727</text:p>
              </table:table-cell>
              <table:table-cell office:value-type="float" office:value="0.000335543">
                <text:p>0.000335543</text:p>
              </table:table-cell>
              <table:table-cell office:value-type="float" office:value="0.000618978">
                <text:p>0.000618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0107903">
                <text:p>0.0107903</text:p>
              </table:table-cell>
              <table:table-cell office:value-type="float" office:value="0.001054">
                <text:p>0.001054</text:p>
              </table:table-cell>
              <table:table-cell office:value-type="float" office:value="0.000955311">
                <text:p>0.000955311</text:p>
              </table:table-cell>
              <table:table-cell office:value-type="float" office:value="0.0448479">
                <text:p>0.0448479</text:p>
              </table:table-cell>
              <table:table-cell office:value-type="float" office:value="0.0118723">
                <text:p>0.0118723</text:p>
              </table:table-cell>
              <table:table-cell office:value-type="float" office:value="0.000633584">
                <text:p>0.000633584</text:p>
              </table:table-cell>
              <table:table-cell office:value-type="float" office:value="0.000320148">
                <text:p>0.000320148</text:p>
              </table:table-cell>
              <table:table-cell office:value-type="float" office:value="0.000637532">
                <text:p>0.000637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0137608">
                <text:p>0.0137608</text:p>
              </table:table-cell>
              <table:table-cell office:value-type="float" office:value="0.00113611">
                <text:p>0.00113611</text:p>
              </table:table-cell>
              <table:table-cell office:value-type="float" office:value="0.000956101">
                <text:p>0.000956101</text:p>
              </table:table-cell>
              <table:table-cell office:value-type="float" office:value="0.0413693">
                <text:p>0.0413693</text:p>
              </table:table-cell>
              <table:table-cell office:value-type="float" office:value="0.0108183">
                <text:p>0.0108183</text:p>
              </table:table-cell>
              <table:table-cell office:value-type="float" office:value="0.000656086">
                <text:p>0.000656086</text:p>
              </table:table-cell>
              <table:table-cell office:value-type="float" office:value="0.000335148">
                <text:p>0.000335148</text:p>
              </table:table-cell>
              <table:table-cell office:value-type="float" office:value="0.000662007">
                <text:p>0.000662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0102992">
                <text:p>0.0102992</text:p>
              </table:table-cell>
              <table:table-cell office:value-type="float" office:value="0.00113729">
                <text:p>0.00113729</text:p>
              </table:table-cell>
              <table:table-cell office:value-type="float" office:value="0.000992813">
                <text:p>0.000992813</text:p>
              </table:table-cell>
              <table:table-cell office:value-type="float" office:value="0.0429168">
                <text:p>0.0429168</text:p>
              </table:table-cell>
              <table:table-cell office:value-type="float" office:value="0.011324">
                <text:p>0.011324</text:p>
              </table:table-cell>
              <table:table-cell office:value-type="float" office:value="0.000655296">
                <text:p>0.000655296</text:p>
              </table:table-cell>
              <table:table-cell office:value-type="float" office:value="0.000334754">
                <text:p>0.000334754</text:p>
              </table:table-cell>
              <table:table-cell office:value-type="float" office:value="0.000667139">
                <text:p>0.000667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00913349">
                <text:p>0.00913349</text:p>
              </table:table-cell>
              <table:table-cell office:value-type="float" office:value="0.0011144">
                <text:p>0.0011144</text:p>
              </table:table-cell>
              <table:table-cell office:value-type="float" office:value="0.00100466">
                <text:p>0.00100466</text:p>
              </table:table-cell>
              <table:table-cell office:value-type="float" office:value="0.0425666">
                <text:p>0.0425666</text:p>
              </table:table-cell>
              <table:table-cell office:value-type="float" office:value="0.0109269">
                <text:p>0.0109269</text:p>
              </table:table-cell>
              <table:table-cell office:value-type="float" office:value="0.000668718">
                <text:p>0.000668718</text:p>
              </table:table-cell>
              <table:table-cell office:value-type="float" office:value="0.000338306">
                <text:p>0.000338306</text:p>
              </table:table-cell>
              <table:table-cell office:value-type="float" office:value="0.000632005">
                <text:p>0.000632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0120464">
                <text:p>0.0120464</text:p>
              </table:table-cell>
              <table:table-cell office:value-type="float" office:value="0.00112821">
                <text:p>0.00112821</text:p>
              </table:table-cell>
              <table:table-cell office:value-type="float" office:value="0.000974259">
                <text:p>0.000974259</text:p>
              </table:table-cell>
              <table:table-cell office:value-type="float" office:value="0.0409947">
                <text:p>0.0409947</text:p>
              </table:table-cell>
              <table:table-cell office:value-type="float" office:value="0.010799">
                <text:p>0.010799</text:p>
              </table:table-cell>
              <table:table-cell office:value-type="float" office:value="0.000668718">
                <text:p>0.000668718</text:p>
              </table:table-cell>
              <table:table-cell office:value-type="float" office:value="0.000339491">
                <text:p>0.000339491</text:p>
              </table:table-cell>
              <table:table-cell office:value-type="float" office:value="0.000652533">
                <text:p>0.000652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0106829">
                <text:p>0.0106829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000960838">
                <text:p>0.000960838</text:p>
              </table:table-cell>
              <table:table-cell office:value-type="float" office:value="0.0388081">
                <text:p>0.0388081</text:p>
              </table:table-cell>
              <table:table-cell office:value-type="float" office:value="0.0103659">
                <text:p>0.0103659</text:p>
              </table:table-cell>
              <table:table-cell office:value-type="float" office:value="0.000682929">
                <text:p>0.000682929</text:p>
              </table:table-cell>
              <table:table-cell office:value-type="float" office:value="0.00034857">
                <text:p>0.00034857</text:p>
              </table:table-cell>
              <table:table-cell office:value-type="float" office:value="0.000639111">
                <text:p>0.000639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00965575">
                <text:p>0.00965575</text:p>
              </table:table-cell>
              <table:table-cell office:value-type="float" office:value="0.00114124">
                <text:p>0.00114124</text:p>
              </table:table-cell>
              <table:table-cell office:value-type="float" office:value="0.000994787">
                <text:p>0.000994787</text:p>
              </table:table-cell>
              <table:table-cell office:value-type="float" office:value="0.0409394">
                <text:p>0.0409394</text:p>
              </table:table-cell>
              <table:table-cell office:value-type="float" office:value="0.0108444">
                <text:p>0.0108444</text:p>
              </table:table-cell>
              <table:table-cell office:value-type="float" office:value="0.000668323">
                <text:p>0.000668323</text:p>
              </table:table-cell>
              <table:table-cell office:value-type="float" office:value="0.000342254">
                <text:p>0.000342254</text:p>
              </table:table-cell>
              <table:table-cell office:value-type="float" office:value="0.000662796">
                <text:p>0.000662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00983971">
                <text:p>0.00983971</text:p>
              </table:table-cell>
              <table:table-cell office:value-type="float" office:value="0.00117203">
                <text:p>0.00117203</text:p>
              </table:table-cell>
              <table:table-cell office:value-type="float" office:value="0.00098926">
                <text:p>0.00098926</text:p>
              </table:table-cell>
              <table:table-cell office:value-type="float" office:value="0.0404006">
                <text:p>0.0404006</text:p>
              </table:table-cell>
              <table:table-cell office:value-type="float" office:value="0.0107307">
                <text:p>0.0107307</text:p>
              </table:table-cell>
              <table:table-cell office:value-type="float" office:value="0.000703062">
                <text:p>0.000703062</text:p>
              </table:table-cell>
              <table:table-cell office:value-type="float" office:value="0.000347386">
                <text:p>0.000347386</text:p>
              </table:table-cell>
              <table:table-cell office:value-type="float" office:value="0.000667139">
                <text:p>0.000667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00992024">
                <text:p>0.00992024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000975839">
                <text:p>0.000975839</text:p>
              </table:table-cell>
              <table:table-cell office:value-type="float" office:value="0.0420218">
                <text:p>0.0420218</text:p>
              </table:table-cell>
              <table:table-cell office:value-type="float" office:value="0.0113121">
                <text:p>0.0113121</text:p>
              </table:table-cell>
              <table:table-cell office:value-type="float" office:value="0.000665165">
                <text:p>0.000665165</text:p>
              </table:table-cell>
              <table:table-cell office:value-type="float" office:value="0.00034028">
                <text:p>0.00034028</text:p>
              </table:table-cell>
              <table:table-cell office:value-type="float" office:value="0.000680166">
                <text:p>0.000680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0102755">
                <text:p>0.0102755</text:p>
              </table:table-cell>
              <table:table-cell office:value-type="float" office:value="0.00118861">
                <text:p>0.00118861</text:p>
              </table:table-cell>
              <table:table-cell office:value-type="float" office:value="0.00133467">
                <text:p>0.00133467</text:p>
              </table:table-cell>
              <table:table-cell office:value-type="float" office:value="0.0402229">
                <text:p>0.0402229</text:p>
              </table:table-cell>
              <table:table-cell office:value-type="float" office:value="0.0106983">
                <text:p>0.0106983</text:p>
              </table:table-cell>
              <table:table-cell office:value-type="float" office:value="0.000683719">
                <text:p>0.000683719</text:p>
              </table:table-cell>
              <table:table-cell office:value-type="float" office:value="0.000352912">
                <text:p>0.000352912</text:p>
              </table:table-cell>
              <table:table-cell office:value-type="float" office:value="0.000678981">
                <text:p>0.000678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0115289">
                <text:p>0.0115289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010011">
                <text:p>0.0010011</text:p>
              </table:table-cell>
              <table:table-cell office:value-type="float" office:value="0.0382496">
                <text:p>0.0382496</text:p>
              </table:table-cell>
              <table:table-cell office:value-type="float" office:value="0.0104922">
                <text:p>0.0104922</text:p>
              </table:table-cell>
              <table:table-cell office:value-type="float" office:value="0.000685692">
                <text:p>0.000685692</text:p>
              </table:table-cell>
              <table:table-cell office:value-type="float" office:value="0.000351333">
                <text:p>0.000351333</text:p>
              </table:table-cell>
              <table:table-cell office:value-type="float" office:value="0.000677797">
                <text:p>0.000677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0122055">
                <text:p>0.0122055</text:p>
              </table:table-cell>
              <table:table-cell office:value-type="float" office:value="0.00130625">
                <text:p>0.00130625</text:p>
              </table:table-cell>
              <table:table-cell office:value-type="float" office:value="0.00100268">
                <text:p>0.00100268</text:p>
              </table:table-cell>
              <table:table-cell office:value-type="float" office:value="0.0400793">
                <text:p>0.0400793</text:p>
              </table:table-cell>
              <table:table-cell office:value-type="float" office:value="0.0115604">
                <text:p>0.0115604</text:p>
              </table:table-cell>
              <table:table-cell office:value-type="float" office:value="0.00071451">
                <text:p>0.00071451</text:p>
              </table:table-cell>
              <table:table-cell office:value-type="float" office:value="0.00037265">
                <text:p>0.00037265</text:p>
              </table:table-cell>
              <table:table-cell office:value-type="float" office:value="0.000681745">
                <text:p>0.000681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0105278">
                <text:p>0.0105278</text:p>
              </table:table-cell>
              <table:table-cell office:value-type="float" office:value="0.00137336">
                <text:p>0.00137336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387458">
                <text:p>0.0387458</text:p>
              </table:table-cell>
              <table:table-cell office:value-type="float" office:value="0.0104003">
                <text:p>0.0104003</text:p>
              </table:table-cell>
              <table:table-cell office:value-type="float" office:value="0.000725168">
                <text:p>0.000725168</text:p>
              </table:table-cell>
              <table:table-cell office:value-type="float" office:value="0.000381335">
                <text:p>0.000381335</text:p>
              </table:table-cell>
              <table:table-cell office:value-type="float" office:value="0.000695561">
                <text:p>0.000695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010675">
                <text:p>0.010675</text:p>
              </table:table-cell>
              <table:table-cell office:value-type="float" office:value="0.00146573">
                <text:p>0.00146573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386909">
                <text:p>0.0386909</text:p>
              </table:table-cell>
              <table:table-cell office:value-type="float" office:value="0.0103158">
                <text:p>0.0103158</text:p>
              </table:table-cell>
              <table:table-cell office:value-type="float" office:value="0.000722799">
                <text:p>0.000722799</text:p>
              </table:table-cell>
              <table:table-cell office:value-type="float" office:value="0.000370282">
                <text:p>0.000370282</text:p>
              </table:table-cell>
              <table:table-cell office:value-type="float" office:value="0.000683719">
                <text:p>0.000683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0109359">
                <text:p>0.0109359</text:p>
              </table:table-cell>
              <table:table-cell office:value-type="float" office:value="0.00142112">
                <text:p>0.00142112</text:p>
              </table:table-cell>
              <table:table-cell office:value-type="float" office:value="0.000988076">
                <text:p>0.000988076</text:p>
              </table:table-cell>
              <table:table-cell office:value-type="float" office:value="0.0382519">
                <text:p>0.0382519</text:p>
              </table:table-cell>
              <table:table-cell office:value-type="float" office:value="0.0106359">
                <text:p>0.0106359</text:p>
              </table:table-cell>
              <table:table-cell office:value-type="float" office:value="0.000734642">
                <text:p>0.000734642</text:p>
              </table:table-cell>
              <table:table-cell office:value-type="float" office:value="0.00039673">
                <text:p>0.00039673</text:p>
              </table:table-cell>
              <table:table-cell office:value-type="float" office:value="0.00071451">
                <text:p>0.00071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0104283">
                <text:p>0.0104283</text:p>
              </table:table-cell>
              <table:table-cell office:value-type="float" office:value="0.0013706">
                <text:p>0.0013706</text:p>
              </table:table-cell>
              <table:table-cell office:value-type="float" office:value="0.000995971">
                <text:p>0.000995971</text:p>
              </table:table-cell>
              <table:table-cell office:value-type="float" office:value="0.0380763">
                <text:p>0.0380763</text:p>
              </table:table-cell>
              <table:table-cell office:value-type="float" office:value="0.0104192">
                <text:p>0.0104192</text:p>
              </table:table-cell>
              <table:table-cell office:value-type="float" office:value="0.000727931">
                <text:p>0.000727931</text:p>
              </table:table-cell>
              <table:table-cell office:value-type="float" office:value="0.000376993">
                <text:p>0.000376993</text:p>
              </table:table-cell>
              <table:table-cell office:value-type="float" office:value="0.000700693">
                <text:p>0.000700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0110038">
                <text:p>0.0110038</text:p>
              </table:table-cell>
              <table:table-cell office:value-type="float" office:value="0.00142705">
                <text:p>0.00142705</text:p>
              </table:table-cell>
              <table:table-cell office:value-type="float" office:value="0.00098176">
                <text:p>0.00098176</text:p>
              </table:table-cell>
              <table:table-cell office:value-type="float" office:value="0.0377012">
                <text:p>0.0377012</text:p>
              </table:table-cell>
              <table:table-cell office:value-type="float" office:value="0.0104441">
                <text:p>0.0104441</text:p>
              </table:table-cell>
              <table:table-cell office:value-type="float" office:value="0.000729116">
                <text:p>0.000729116</text:p>
              </table:table-cell>
              <table:table-cell office:value-type="float" office:value="0.000380151">
                <text:p>0.000380151</text:p>
              </table:table-cell>
              <table:table-cell office:value-type="float" office:value="0.000707009">
                <text:p>0.000707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0116165">
                <text:p>0.0116165</text:p>
              </table:table-cell>
              <table:table-cell office:value-type="float" office:value="0.00143455">
                <text:p>0.00143455</text:p>
              </table:table-cell>
              <table:table-cell office:value-type="float" office:value="0.00102439">
                <text:p>0.00102439</text:p>
              </table:table-cell>
              <table:table-cell office:value-type="float" office:value="0.0350015">
                <text:p>0.0350015</text:p>
              </table:table-cell>
              <table:table-cell office:value-type="float" office:value="0.00993524">
                <text:p>0.00993524</text:p>
              </table:table-cell>
              <table:table-cell office:value-type="float" office:value="0.000752406">
                <text:p>0.000752406</text:p>
              </table:table-cell>
              <table:table-cell office:value-type="float" office:value="0.000386072">
                <text:p>0.000386072</text:p>
              </table:table-cell>
              <table:table-cell office:value-type="float" office:value="0.00069793">
                <text:p>0.00069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0113899">
                <text:p>0.0113899</text:p>
              </table:table-cell>
              <table:table-cell office:value-type="float" office:value="0.00158455">
                <text:p>0.00158455</text:p>
              </table:table-cell>
              <table:table-cell office:value-type="float" office:value="0.000989655">
                <text:p>0.000989655</text:p>
              </table:table-cell>
              <table:table-cell office:value-type="float" office:value="0.0363677">
                <text:p>0.0363677</text:p>
              </table:table-cell>
              <table:table-cell office:value-type="float" office:value="0.0101784">
                <text:p>0.0101784</text:p>
              </table:table-cell>
              <table:table-cell office:value-type="float" office:value="0.00078754">
                <text:p>0.00078754</text:p>
              </table:table-cell>
              <table:table-cell office:value-type="float" office:value="0.00038173">
                <text:p>0.00038173</text:p>
              </table:table-cell>
              <table:table-cell office:value-type="float" office:value="0.000700693">
                <text:p>0.000700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0109916">
                <text:p>0.0109916</text:p>
              </table:table-cell>
              <table:table-cell office:value-type="float" office:value="0.00135125">
                <text:p>0.00135125</text:p>
              </table:table-cell>
              <table:table-cell office:value-type="float" office:value="0.00096597">
                <text:p>0.00096597</text:p>
              </table:table-cell>
              <table:table-cell office:value-type="float" office:value="0.0361475">
                <text:p>0.0361475</text:p>
              </table:table-cell>
              <table:table-cell office:value-type="float" office:value="0.0102368">
                <text:p>0.0102368</text:p>
              </table:table-cell>
              <table:table-cell office:value-type="float" office:value="0.000822673">
                <text:p>0.000822673</text:p>
              </table:table-cell>
              <table:table-cell office:value-type="float" office:value="0.000390414">
                <text:p>0.000390414</text:p>
              </table:table-cell>
              <table:table-cell office:value-type="float" office:value="0.000736221">
                <text:p>0.000736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0111977">
                <text:p>0.0111977</text:p>
              </table:table-cell>
              <table:table-cell office:value-type="float" office:value="0.00141126">
                <text:p>0.00141126</text:p>
              </table:table-cell>
              <table:table-cell office:value-type="float" office:value="0.000988076">
                <text:p>0.000988076</text:p>
              </table:table-cell>
              <table:table-cell office:value-type="float" office:value="0.0371596">
                <text:p>0.0371596</text:p>
              </table:table-cell>
              <table:table-cell office:value-type="float" office:value="0.0103533">
                <text:p>0.0103533</text:p>
              </table:table-cell>
              <table:table-cell office:value-type="float" office:value="0.000915441">
                <text:p>0.000915441</text:p>
              </table:table-cell>
              <table:table-cell office:value-type="float" office:value="0.000399099">
                <text:p>0.000399099</text:p>
              </table:table-cell>
              <table:table-cell office:value-type="float" office:value="0.000732668">
                <text:p>0.000732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0111167">
                <text:p>0.0111167</text:p>
              </table:table-cell>
              <table:table-cell office:value-type="float" office:value="0.00135086">
                <text:p>0.00135086</text:p>
              </table:table-cell>
              <table:table-cell office:value-type="float" office:value="0.000990445">
                <text:p>0.000990445</text:p>
              </table:table-cell>
              <table:table-cell office:value-type="float" office:value="0.0355226">
                <text:p>0.0355226</text:p>
              </table:table-cell>
              <table:table-cell office:value-type="float" office:value="0.0099984">
                <text:p>0.0099984</text:p>
              </table:table-cell>
              <table:table-cell office:value-type="float" office:value="0.000813594">
                <text:p>0.000813594</text:p>
              </table:table-cell>
              <table:table-cell office:value-type="float" office:value="0.000387651">
                <text:p>0.000387651</text:p>
              </table:table-cell>
              <table:table-cell office:value-type="float" office:value="0.00071372">
                <text:p>0.00071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0132547">
                <text:p>0.0132547</text:p>
              </table:table-cell>
              <table:table-cell office:value-type="float" office:value="0.0014227">
                <text:p>0.0014227</text:p>
              </table:table-cell>
              <table:table-cell office:value-type="float" office:value="0.00101255">
                <text:p>0.00101255</text:p>
              </table:table-cell>
              <table:table-cell office:value-type="float" office:value="0.0355186">
                <text:p>0.0355186</text:p>
              </table:table-cell>
              <table:table-cell office:value-type="float" office:value="0.0101812">
                <text:p>0.0101812</text:p>
              </table:table-cell>
              <table:table-cell office:value-type="float" office:value="0.000960443">
                <text:p>0.000960443</text:p>
              </table:table-cell>
              <table:table-cell office:value-type="float" office:value="0.000402652">
                <text:p>0.000402652</text:p>
              </table:table-cell>
              <table:table-cell office:value-type="float" office:value="0.00074609">
                <text:p>0.000746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0123456">
                <text:p>0.0123456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00098176">
                <text:p>0.00098176</text:p>
              </table:table-cell>
              <table:table-cell office:value-type="float" office:value="0.0369705">
                <text:p>0.0369705</text:p>
              </table:table-cell>
              <table:table-cell office:value-type="float" office:value="0.0105404">
                <text:p>0.0105404</text:p>
              </table:table-cell>
              <table:table-cell office:value-type="float" office:value="0.000919388">
                <text:p>0.000919388</text:p>
              </table:table-cell>
              <table:table-cell office:value-type="float" office:value="0.000410942">
                <text:p>0.000410942</text:p>
              </table:table-cell>
              <table:table-cell office:value-type="float" office:value="0.000744511">
                <text:p>0.0007445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0170211">
                <text:p>0.0170211</text:p>
              </table:table-cell>
              <table:table-cell office:value-type="float" office:value="0.00148981">
                <text:p>0.00148981</text:p>
              </table:table-cell>
              <table:table-cell office:value-type="float" office:value="0.00101768">
                <text:p>0.00101768</text:p>
              </table:table-cell>
              <table:table-cell office:value-type="float" office:value="0.0357326">
                <text:p>0.0357326</text:p>
              </table:table-cell>
              <table:table-cell office:value-type="float" office:value="0.010403">
                <text:p>0.010403</text:p>
              </table:table-cell>
              <table:table-cell office:value-type="float" office:value="0.000785566">
                <text:p>0.000785566</text:p>
              </table:table-cell>
              <table:table-cell office:value-type="float" office:value="0.000412126">
                <text:p>0.000412126</text:p>
              </table:table-cell>
              <table:table-cell office:value-type="float" office:value="0.000735826">
                <text:p>0.000735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0141931">
                <text:p>0.0141931</text:p>
              </table:table-cell>
              <table:table-cell office:value-type="float" office:value="0.0015206">
                <text:p>0.0015206</text:p>
              </table:table-cell>
              <table:table-cell office:value-type="float" office:value="0.00097426">
                <text:p>0.00097426</text:p>
              </table:table-cell>
              <table:table-cell office:value-type="float" office:value="0.0365489">
                <text:p>0.0365489</text:p>
              </table:table-cell>
              <table:table-cell office:value-type="float" office:value="0.0105507">
                <text:p>0.0105507</text:p>
              </table:table-cell>
              <table:table-cell office:value-type="float" office:value="0.000896887">
                <text:p>0.000896887</text:p>
              </table:table-cell>
              <table:table-cell office:value-type="float" office:value="0.000421205">
                <text:p>0.000421205</text:p>
              </table:table-cell>
              <table:table-cell office:value-type="float" office:value="0.000750038">
                <text:p>0.000750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0115241">
                <text:p>0.0115241</text:p>
              </table:table-cell>
              <table:table-cell office:value-type="float" office:value="0.00142231">
                <text:p>0.00142231</text:p>
              </table:table-cell>
              <table:table-cell office:value-type="float" office:value="0.000983734">
                <text:p>0.000983734</text:p>
              </table:table-cell>
              <table:table-cell office:value-type="float" office:value="0.0385077">
                <text:p>0.0385077</text:p>
              </table:table-cell>
              <table:table-cell office:value-type="float" office:value="0.0111602">
                <text:p>0.0111602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000404626">
                <text:p>0.000404626</text:p>
              </table:table-cell>
              <table:table-cell office:value-type="float" office:value="0.000767012">
                <text:p>0.000767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0118099">
                <text:p>0.0118099</text:p>
              </table:table-cell>
              <table:table-cell office:value-type="float" office:value="0.00141876">
                <text:p>0.00141876</text:p>
              </table:table-cell>
              <table:table-cell office:value-type="float" office:value="0.00101255">
                <text:p>0.00101255</text:p>
              </table:table-cell>
              <table:table-cell office:value-type="float" office:value="0.0385022">
                <text:p>0.0385022</text:p>
              </table:table-cell>
              <table:table-cell office:value-type="float" office:value="0.0112944">
                <text:p>0.0112944</text:p>
              </table:table-cell>
              <table:table-cell office:value-type="float" office:value="0.000771355">
                <text:p>0.000771355</text:p>
              </table:table-cell>
              <table:table-cell office:value-type="float" office:value="0.000399888">
                <text:p>0.000399888</text:p>
              </table:table-cell>
              <table:table-cell office:value-type="float" office:value="0.000772539">
                <text:p>0.000772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0119157">
                <text:p>0.0119157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00101137">
                <text:p>0.00101137</text:p>
              </table:table-cell>
              <table:table-cell office:value-type="float" office:value="0.0377162">
                <text:p>0.0377162</text:p>
              </table:table-cell>
              <table:table-cell office:value-type="float" office:value="0.0108791">
                <text:p>0.0108791</text:p>
              </table:table-cell>
              <table:table-cell office:value-type="float" office:value="0.000822278">
                <text:p>0.000822278</text:p>
              </table:table-cell>
              <table:table-cell office:value-type="float" office:value="0.000431864">
                <text:p>0.000431864</text:p>
              </table:table-cell>
              <table:table-cell office:value-type="float" office:value="0.000768591">
                <text:p>0.000768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0">
                <text:p>48000</text:p>
              </table:table-cell>
              <table:table-cell office:value-type="float" office:value="0.0119343">
                <text:p>0.0119343</text:p>
              </table:table-cell>
              <table:table-cell office:value-type="float" office:value="0.00147244">
                <text:p>0.00147244</text:p>
              </table:table-cell>
              <table:table-cell office:value-type="float" office:value="0.000996366">
                <text:p>0.000996366</text:p>
              </table:table-cell>
              <table:table-cell office:value-type="float" office:value="0.0366508">
                <text:p>0.0366508</text:p>
              </table:table-cell>
              <table:table-cell office:value-type="float" office:value="0.0109659">
                <text:p>0.0109659</text:p>
              </table:table-cell>
              <table:table-cell office:value-type="float" office:value="0.000781223">
                <text:p>0.000781223</text:p>
              </table:table-cell>
              <table:table-cell office:value-type="float" office:value="0.000412915">
                <text:p>0.000412915</text:p>
              </table:table-cell>
              <table:table-cell office:value-type="float" office:value="0.000765038">
                <text:p>0.000765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0">
                <text:p>48500</text:p>
              </table:table-cell>
              <table:table-cell office:value-type="float" office:value="0.0119805">
                <text:p>0.0119805</text:p>
              </table:table-cell>
              <table:table-cell office:value-type="float" office:value="0.00156521">
                <text:p>0.00156521</text:p>
              </table:table-cell>
              <table:table-cell office:value-type="float" office:value="0.000997945">
                <text:p>0.000997945</text:p>
              </table:table-cell>
              <table:table-cell office:value-type="float" office:value="0.0376025">
                <text:p>0.0376025</text:p>
              </table:table-cell>
              <table:table-cell office:value-type="float" office:value="0.01135">
                <text:p>0.01135</text:p>
              </table:table-cell>
              <table:table-cell office:value-type="float" office:value="0.000821489">
                <text:p>0.000821489</text:p>
              </table:table-cell>
              <table:table-cell office:value-type="float" office:value="0.00042989">
                <text:p>0.00042989</text:p>
              </table:table-cell>
              <table:table-cell office:value-type="float" office:value="0.00077096">
                <text:p>0.00077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0">
                <text:p>49000</text:p>
              </table:table-cell>
              <table:table-cell office:value-type="float" office:value="0.0151606">
                <text:p>0.0151606</text:p>
              </table:table-cell>
              <table:table-cell office:value-type="float" office:value="0.00155337">
                <text:p>0.00155337</text:p>
              </table:table-cell>
              <table:table-cell office:value-type="float" office:value="0.0010011">
                <text:p>0.0010011</text:p>
              </table:table-cell>
              <table:table-cell office:value-type="float" office:value="0.0372986">
                <text:p>0.0372986</text:p>
              </table:table-cell>
              <table:table-cell office:value-type="float" office:value="0.0115123">
                <text:p>0.0115123</text:p>
              </table:table-cell>
              <table:table-cell office:value-type="float" office:value="0.000828199">
                <text:p>0.000828199</text:p>
              </table:table-cell>
              <table:table-cell office:value-type="float" office:value="0.000427521">
                <text:p>0.000427521</text:p>
              </table:table-cell>
              <table:table-cell office:value-type="float" office:value="0.000790303">
                <text:p>0.000790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0">
                <text:p>49500</text:p>
              </table:table-cell>
              <table:table-cell office:value-type="float" office:value="0.0222141">
                <text:p>0.0222141</text:p>
              </table:table-cell>
              <table:table-cell office:value-type="float" office:value="0.00159363">
                <text:p>0.00159363</text:p>
              </table:table-cell>
              <table:table-cell office:value-type="float" office:value="0.00101295">
                <text:p>0.00101295</text:p>
              </table:table-cell>
              <table:table-cell office:value-type="float" office:value="0.036438">
                <text:p>0.036438</text:p>
              </table:table-cell>
              <table:table-cell office:value-type="float" office:value="0.0111831">
                <text:p>0.0111831</text:p>
              </table:table-cell>
              <table:table-cell office:value-type="float" office:value="0.000834516">
                <text:p>0.000834516</text:p>
              </table:table-cell>
              <table:table-cell office:value-type="float" office:value="0.000431074">
                <text:p>0.000431074</text:p>
              </table:table-cell>
              <table:table-cell office:value-type="float" office:value="0.000763459">
                <text:p>0.000763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0">
                <text:p>50000</text:p>
              </table:table-cell>
              <table:table-cell office:value-type="float" office:value="0.0126981">
                <text:p>0.0126981</text:p>
              </table:table-cell>
              <table:table-cell office:value-type="float" office:value="0.00183088">
                <text:p>0.00183088</text:p>
              </table:table-cell>
              <table:table-cell office:value-type="float" office:value="0.00102163">
                <text:p>0.00102163</text:p>
              </table:table-cell>
              <table:table-cell office:value-type="float" office:value="0.0385902">
                <text:p>0.0385902</text:p>
              </table:table-cell>
              <table:table-cell office:value-type="float" office:value="0.0116959">
                <text:p>0.0116959</text:p>
              </table:table-cell>
              <table:table-cell office:value-type="float" office:value="0.000839253">
                <text:p>0.000839253</text:p>
              </table:table-cell>
              <table:table-cell office:value-type="float" office:value="0.000434627">
                <text:p>0.000434627</text:p>
              </table:table-cell>
              <table:table-cell office:value-type="float" office:value="0.000800961">
                <text:p>0.0008009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0">
                <text:p>50500</text:p>
              </table:table-cell>
              <table:table-cell office:value-type="float" office:value="0.0131363">
                <text:p>0.0131363</text:p>
              </table:table-cell>
              <table:table-cell office:value-type="float" office:value="0.0018443">
                <text:p>0.0018443</text:p>
              </table:table-cell>
              <table:table-cell office:value-type="float" office:value="0.000979786">
                <text:p>0.000979786</text:p>
              </table:table-cell>
              <table:table-cell office:value-type="float" office:value="0.0369871">
                <text:p>0.0369871</text:p>
              </table:table-cell>
              <table:table-cell office:value-type="float" office:value="0.0117953">
                <text:p>0.0117953</text:p>
              </table:table-cell>
              <table:table-cell office:value-type="float" office:value="0.000832147">
                <text:p>0.000832147</text:p>
              </table:table-cell>
              <table:table-cell office:value-type="float" office:value="0.000436996">
                <text:p>0.000436996</text:p>
              </table:table-cell>
              <table:table-cell office:value-type="float" office:value="0.000790698">
                <text:p>0.0007906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0">
                <text:p>51000</text:p>
              </table:table-cell>
              <table:table-cell office:value-type="float" office:value="0.0166575">
                <text:p>0.0166575</text:p>
              </table:table-cell>
              <table:table-cell office:value-type="float" office:value="0.00168956">
                <text:p>0.00168956</text:p>
              </table:table-cell>
              <table:table-cell office:value-type="float" office:value="0.000983734">
                <text:p>0.000983734</text:p>
              </table:table-cell>
              <table:table-cell office:value-type="float" office:value="0.0371281">
                <text:p>0.0371281</text:p>
              </table:table-cell>
              <table:table-cell office:value-type="float" office:value="0.011596">
                <text:p>0.011596</text:p>
              </table:table-cell>
              <table:table-cell office:value-type="float" office:value="0.000857806">
                <text:p>0.000857806</text:p>
              </table:table-cell>
              <table:table-cell office:value-type="float" office:value="0.000452391">
                <text:p>0.000452391</text:p>
              </table:table-cell>
              <table:table-cell office:value-type="float" office:value="0.000790303">
                <text:p>0.000790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0">
                <text:p>51500</text:p>
              </table:table-cell>
              <table:table-cell office:value-type="float" office:value="0.0176654">
                <text:p>0.0176654</text:p>
              </table:table-cell>
              <table:table-cell office:value-type="float" office:value="0.00161811">
                <text:p>0.00161811</text:p>
              </table:table-cell>
              <table:table-cell office:value-type="float" office:value="0.00101176">
                <text:p>0.00101176</text:p>
              </table:table-cell>
              <table:table-cell office:value-type="float" office:value="0.0390347">
                <text:p>0.0390347</text:p>
              </table:table-cell>
              <table:table-cell office:value-type="float" office:value="0.0119311">
                <text:p>0.0119311</text:p>
              </table:table-cell>
              <table:table-cell office:value-type="float" office:value="0.000832937">
                <text:p>0.000832937</text:p>
              </table:table-cell>
              <table:table-cell office:value-type="float" office:value="0.000440154">
                <text:p>0.000440154</text:p>
              </table:table-cell>
              <table:table-cell office:value-type="float" office:value="0.000811225">
                <text:p>0.000811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0">
                <text:p>52000</text:p>
              </table:table-cell>
              <table:table-cell office:value-type="float" office:value="0.0137087">
                <text:p>0.0137087</text:p>
              </table:table-cell>
              <table:table-cell office:value-type="float" office:value="0.00169864">
                <text:p>0.00169864</text:p>
              </table:table-cell>
              <table:table-cell office:value-type="float" office:value="0.00098926">
                <text:p>0.00098926</text:p>
              </table:table-cell>
              <table:table-cell office:value-type="float" office:value="0.0361191">
                <text:p>0.0361191</text:p>
              </table:table-cell>
              <table:table-cell office:value-type="float" office:value="0.0114104">
                <text:p>0.0114104</text:p>
              </table:table-cell>
              <table:table-cell office:value-type="float" office:value="0.000854648">
                <text:p>0.000854648</text:p>
              </table:table-cell>
              <table:table-cell office:value-type="float" office:value="0.000450023">
                <text:p>0.000450023</text:p>
              </table:table-cell>
              <table:table-cell office:value-type="float" office:value="0.000803725">
                <text:p>0.00080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0">
                <text:p>52500</text:p>
              </table:table-cell>
              <table:table-cell office:value-type="float" office:value="0.0133767">
                <text:p>0.0133767</text:p>
              </table:table-cell>
              <table:table-cell office:value-type="float" office:value="0.0017239">
                <text:p>0.0017239</text:p>
              </table:table-cell>
              <table:table-cell office:value-type="float" office:value="0.000995576">
                <text:p>0.000995576</text:p>
              </table:table-cell>
              <table:table-cell office:value-type="float" office:value="0.0395696">
                <text:p>0.0395696</text:p>
              </table:table-cell>
              <table:table-cell office:value-type="float" office:value="0.0124285">
                <text:p>0.0124285</text:p>
              </table:table-cell>
              <table:table-cell office:value-type="float" office:value="0.000887808">
                <text:p>0.000887808</text:p>
              </table:table-cell>
              <table:table-cell office:value-type="float" office:value="0.000465813">
                <text:p>0.000465813</text:p>
              </table:table-cell>
              <table:table-cell office:value-type="float" office:value="0.000840042">
                <text:p>0.0008400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0">
                <text:p>53000</text:p>
              </table:table-cell>
              <table:table-cell office:value-type="float" office:value="0.0133432">
                <text:p>0.0133432</text:p>
              </table:table-cell>
              <table:table-cell office:value-type="float" office:value="0.00166153">
                <text:p>0.00166153</text:p>
              </table:table-cell>
              <table:table-cell office:value-type="float" office:value="0.000977418">
                <text:p>0.000977418</text:p>
              </table:table-cell>
              <table:table-cell office:value-type="float" office:value="0.0397469">
                <text:p>0.0397469</text:p>
              </table:table-cell>
              <table:table-cell office:value-type="float" office:value="0.0124889">
                <text:p>0.0124889</text:p>
              </table:table-cell>
              <table:table-cell office:value-type="float" office:value="0.000849516">
                <text:p>0.000849516</text:p>
              </table:table-cell>
              <table:table-cell office:value-type="float" office:value="0.000450023">
                <text:p>0.000450023</text:p>
              </table:table-cell>
              <table:table-cell office:value-type="float" office:value="0.000826226">
                <text:p>0.0008262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0">
                <text:p>53500</text:p>
              </table:table-cell>
              <table:table-cell office:value-type="float" office:value="0.0134644">
                <text:p>0.0134644</text:p>
              </table:table-cell>
              <table:table-cell office:value-type="float" office:value="0.00166193">
                <text:p>0.00166193</text:p>
              </table:table-cell>
              <table:table-cell office:value-type="float" office:value="0.00101137">
                <text:p>0.00101137</text:p>
              </table:table-cell>
              <table:table-cell office:value-type="float" office:value="0.0394018">
                <text:p>0.0394018</text:p>
              </table:table-cell>
              <table:table-cell office:value-type="float" office:value="0.0125631">
                <text:p>0.0125631</text:p>
              </table:table-cell>
              <table:table-cell office:value-type="float" office:value="0.000871623">
                <text:p>0.000871623</text:p>
              </table:table-cell>
              <table:table-cell office:value-type="float" office:value="0.000459102">
                <text:p>0.000459102</text:p>
              </table:table-cell>
              <table:table-cell office:value-type="float" office:value="0.000824647">
                <text:p>0.000824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0">
                <text:p>54000</text:p>
              </table:table-cell>
              <table:table-cell office:value-type="float" office:value="0.0142918">
                <text:p>0.0142918</text:p>
              </table:table-cell>
              <table:table-cell office:value-type="float" office:value="0.00168245">
                <text:p>0.00168245</text:p>
              </table:table-cell>
              <table:table-cell office:value-type="float" office:value="0.000991629">
                <text:p>0.000991629</text:p>
              </table:table-cell>
              <table:table-cell office:value-type="float" office:value="0.0365987">
                <text:p>0.0365987</text:p>
              </table:table-cell>
              <table:table-cell office:value-type="float" office:value="0.0118711">
                <text:p>0.0118711</text:p>
              </table:table-cell>
              <table:table-cell office:value-type="float" office:value="0.000872807">
                <text:p>0.000872807</text:p>
              </table:table-cell>
              <table:table-cell office:value-type="float" office:value="0.000465418">
                <text:p>0.000465418</text:p>
              </table:table-cell>
              <table:table-cell office:value-type="float" office:value="0.000811225">
                <text:p>0.000811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0">
                <text:p>54500</text:p>
              </table:table-cell>
              <table:table-cell office:value-type="float" office:value="0.014336">
                <text:p>0.014336</text:p>
              </table:table-cell>
              <table:table-cell office:value-type="float" office:value="0.00169272">
                <text:p>0.00169272</text:p>
              </table:table-cell>
              <table:table-cell office:value-type="float" office:value="0.000981365">
                <text:p>0.000981365</text:p>
              </table:table-cell>
              <table:table-cell office:value-type="float" office:value="0.0402936">
                <text:p>0.0402936</text:p>
              </table:table-cell>
              <table:table-cell office:value-type="float" office:value="0.0129109">
                <text:p>0.0129109</text:p>
              </table:table-cell>
              <table:table-cell office:value-type="float" office:value="0.000865307">
                <text:p>0.000865307</text:p>
              </table:table-cell>
              <table:table-cell office:value-type="float" office:value="0.000456734">
                <text:p>0.000456734</text:p>
              </table:table-cell>
              <table:table-cell office:value-type="float" office:value="0.000856622">
                <text:p>0.000856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0">
                <text:p>55000</text:p>
              </table:table-cell>
              <table:table-cell office:value-type="float" office:value="0.0145602">
                <text:p>0.0145602</text:p>
              </table:table-cell>
              <table:table-cell office:value-type="float" office:value="0.00176851">
                <text:p>0.00176851</text:p>
              </table:table-cell>
              <table:table-cell office:value-type="float" office:value="0.000987681">
                <text:p>0.000987681</text:p>
              </table:table-cell>
              <table:table-cell office:value-type="float" office:value="0.0394366">
                <text:p>0.0394366</text:p>
              </table:table-cell>
              <table:table-cell office:value-type="float" office:value="0.0130321">
                <text:p>0.0130321</text:p>
              </table:table-cell>
              <table:table-cell office:value-type="float" office:value="0.000864912">
                <text:p>0.000864912</text:p>
              </table:table-cell>
              <table:table-cell office:value-type="float" office:value="0.000460286">
                <text:p>0.000460286</text:p>
              </table:table-cell>
              <table:table-cell office:value-type="float" office:value="0.000838463">
                <text:p>0.0008384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0">
                <text:p>55500</text:p>
              </table:table-cell>
              <table:table-cell office:value-type="float" office:value="0.0147252">
                <text:p>0.0147252</text:p>
              </table:table-cell>
              <table:table-cell office:value-type="float" office:value="0.00177088">
                <text:p>0.00177088</text:p>
              </table:table-cell>
              <table:table-cell office:value-type="float" office:value="0.00102124">
                <text:p>0.00102124</text:p>
              </table:table-cell>
              <table:table-cell office:value-type="float" office:value="0.0378789">
                <text:p>0.0378789</text:p>
              </table:table-cell>
              <table:table-cell office:value-type="float" office:value="0.0129149">
                <text:p>0.0129149</text:p>
              </table:table-cell>
              <table:table-cell office:value-type="float" office:value="0.000897677">
                <text:p>0.000897677</text:p>
              </table:table-cell>
              <table:table-cell office:value-type="float" office:value="0.000461076">
                <text:p>0.000461076</text:p>
              </table:table-cell>
              <table:table-cell office:value-type="float" office:value="0.000832147">
                <text:p>0.000832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0">
                <text:p>56000</text:p>
              </table:table-cell>
              <table:table-cell office:value-type="float" office:value="0.0150912">
                <text:p>0.0150912</text:p>
              </table:table-cell>
              <table:table-cell office:value-type="float" office:value="0.00185654">
                <text:p>0.00185654</text:p>
              </table:table-cell>
              <table:table-cell office:value-type="float" office:value="0.000977418">
                <text:p>0.000977418</text:p>
              </table:table-cell>
              <table:table-cell office:value-type="float" office:value="0.0399707">
                <text:p>0.0399707</text:p>
              </table:table-cell>
              <table:table-cell office:value-type="float" office:value="0.0129993">
                <text:p>0.0129993</text:p>
              </table:table-cell>
              <table:table-cell office:value-type="float" office:value="0.00123756">
                <text:p>0.00123756</text:p>
              </table:table-cell>
              <table:table-cell office:value-type="float" office:value="0.000489104">
                <text:p>0.000489104</text:p>
              </table:table-cell>
              <table:table-cell office:value-type="float" office:value="0.000851885">
                <text:p>0.000851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0">
                <text:p>56500</text:p>
              </table:table-cell>
              <table:table-cell office:value-type="float" office:value="0.0152013">
                <text:p>0.0152013</text:p>
              </table:table-cell>
              <table:table-cell office:value-type="float" office:value="0.0018143">
                <text:p>0.0018143</text:p>
              </table:table-cell>
              <table:table-cell office:value-type="float" office:value="0.00103624">
                <text:p>0.00103624</text:p>
              </table:table-cell>
              <table:table-cell office:value-type="float" office:value="0.0411277">
                <text:p>0.0411277</text:p>
              </table:table-cell>
              <table:table-cell office:value-type="float" office:value="0.0136258">
                <text:p>0.0136258</text:p>
              </table:table-cell>
              <table:table-cell office:value-type="float" office:value="0.00109624">
                <text:p>0.00109624</text:p>
              </table:table-cell>
              <table:table-cell office:value-type="float" office:value="0.000474498">
                <text:p>0.000474498</text:p>
              </table:table-cell>
              <table:table-cell office:value-type="float" office:value="0.000869649">
                <text:p>0.000869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0">
                <text:p>57000</text:p>
              </table:table-cell>
              <table:table-cell office:value-type="float" office:value="0.0152826">
                <text:p>0.0152826</text:p>
              </table:table-cell>
              <table:table-cell office:value-type="float" office:value="0.00191062">
                <text:p>0.00191062</text:p>
              </table:table-cell>
              <table:table-cell office:value-type="float" office:value="0.001144">
                <text:p>0.001144</text:p>
              </table:table-cell>
              <table:table-cell office:value-type="float" office:value="0.0410815">
                <text:p>0.0410815</text:p>
              </table:table-cell>
              <table:table-cell office:value-type="float" office:value="0.0131411">
                <text:p>0.0131411</text:p>
              </table:table-cell>
              <table:table-cell office:value-type="float" office:value="0.000980181">
                <text:p>0.000980181</text:p>
              </table:table-cell>
              <table:table-cell office:value-type="float" office:value="0.000496999">
                <text:p>0.000496999</text:p>
              </table:table-cell>
              <table:table-cell office:value-type="float" office:value="0.000865307">
                <text:p>0.0008653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0">
                <text:p>57500</text:p>
              </table:table-cell>
              <table:table-cell office:value-type="float" office:value="0.0154662">
                <text:p>0.0154662</text:p>
              </table:table-cell>
              <table:table-cell office:value-type="float" office:value="0.00182338">
                <text:p>0.00182338</text:p>
              </table:table-cell>
              <table:table-cell office:value-type="float" office:value="0.00132046">
                <text:p>0.00132046</text:p>
              </table:table-cell>
              <table:table-cell office:value-type="float" office:value="0.0398838">
                <text:p>0.0398838</text:p>
              </table:table-cell>
              <table:table-cell office:value-type="float" office:value="0.0135717">
                <text:p>0.0135717</text:p>
              </table:table-cell>
              <table:table-cell office:value-type="float" office:value="0.00092452">
                <text:p>0.00092452</text:p>
              </table:table-cell>
              <table:table-cell office:value-type="float" office:value="0.000483182">
                <text:p>0.000483182</text:p>
              </table:table-cell>
              <table:table-cell office:value-type="float" office:value="0.000866096">
                <text:p>0.000866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0">
                <text:p>58000</text:p>
              </table:table-cell>
              <table:table-cell office:value-type="float" office:value="0.0152664">
                <text:p>0.0152664</text:p>
              </table:table-cell>
              <table:table-cell office:value-type="float" office:value="0.00181746">
                <text:p>0.00181746</text:p>
              </table:table-cell>
              <table:table-cell office:value-type="float" office:value="0.00111045">
                <text:p>0.00111045</text:p>
              </table:table-cell>
              <table:table-cell office:value-type="float" office:value="0.0385768">
                <text:p>0.0385768</text:p>
              </table:table-cell>
              <table:table-cell office:value-type="float" office:value="0.0132986">
                <text:p>0.0132986</text:p>
              </table:table-cell>
              <table:table-cell office:value-type="float" office:value="0.000909519">
                <text:p>0.000909519</text:p>
              </table:table-cell>
              <table:table-cell office:value-type="float" office:value="0.000479235">
                <text:p>0.000479235</text:p>
              </table:table-cell>
              <table:table-cell office:value-type="float" office:value="0.0008432">
                <text:p>0.0008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0">
                <text:p>58500</text:p>
              </table:table-cell>
              <table:table-cell office:value-type="float" office:value="0.0153702">
                <text:p>0.0153702</text:p>
              </table:table-cell>
              <table:table-cell office:value-type="float" office:value="0.00208984">
                <text:p>0.00208984</text:p>
              </table:table-cell>
              <table:table-cell office:value-type="float" office:value="0.00115506">
                <text:p>0.00115506</text:p>
              </table:table-cell>
              <table:table-cell office:value-type="float" office:value="0.0389495">
                <text:p>0.0389495</text:p>
              </table:table-cell>
              <table:table-cell office:value-type="float" office:value="0.0137241">
                <text:p>0.0137241</text:p>
              </table:table-cell>
              <table:table-cell office:value-type="float" office:value="0.000942284">
                <text:p>0.000942284</text:p>
              </table:table-cell>
              <table:table-cell office:value-type="float" office:value="0.00050292">
                <text:p>0.00050292</text:p>
              </table:table-cell>
              <table:table-cell office:value-type="float" office:value="0.000855832">
                <text:p>0.000855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0">
                <text:p>59000</text:p>
              </table:table-cell>
              <table:table-cell office:value-type="float" office:value="0.0154654">
                <text:p>0.0154654</text:p>
              </table:table-cell>
              <table:table-cell office:value-type="float" office:value="0.00184272">
                <text:p>0.00184272</text:p>
              </table:table-cell>
              <table:table-cell office:value-type="float" office:value="0.00106505">
                <text:p>0.00106505</text:p>
              </table:table-cell>
              <table:table-cell office:value-type="float" office:value="0.0410918">
                <text:p>0.0410918</text:p>
              </table:table-cell>
              <table:table-cell office:value-type="float" office:value="0.014218">
                <text:p>0.014218</text:p>
              </table:table-cell>
              <table:table-cell office:value-type="float" office:value="0.000928073">
                <text:p>0.000928073</text:p>
              </table:table-cell>
              <table:table-cell office:value-type="float" office:value="0.000490288">
                <text:p>0.000490288</text:p>
              </table:table-cell>
              <table:table-cell office:value-type="float" office:value="0.000873202">
                <text:p>0.0008732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0">
                <text:p>59500</text:p>
              </table:table-cell>
              <table:table-cell office:value-type="float" office:value="0.015506">
                <text:p>0.015506</text:p>
              </table:table-cell>
              <table:table-cell office:value-type="float" office:value="0.00191181">
                <text:p>0.00191181</text:p>
              </table:table-cell>
              <table:table-cell office:value-type="float" office:value="0.0010465">
                <text:p>0.0010465</text:p>
              </table:table-cell>
              <table:table-cell office:value-type="float" office:value="0.0404401">
                <text:p>0.0404401</text:p>
              </table:table-cell>
              <table:table-cell office:value-type="float" office:value="0.0137837">
                <text:p>0.0137837</text:p>
              </table:table-cell>
              <table:table-cell office:value-type="float" office:value="0.00127822">
                <text:p>0.00127822</text:p>
              </table:table-cell>
              <table:table-cell office:value-type="float" office:value="0.000504499">
                <text:p>0.000504499</text:p>
              </table:table-cell>
              <table:table-cell office:value-type="float" office:value="0.000882676">
                <text:p>0.0008826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0">
                <text:p>60000</text:p>
              </table:table-cell>
              <table:table-cell office:value-type="float" office:value="0.0160595">
                <text:p>0.0160595</text:p>
              </table:table-cell>
              <table:table-cell office:value-type="float" office:value="0.00191496">
                <text:p>0.00191496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414601">
                <text:p>0.0414601</text:p>
              </table:table-cell>
              <table:table-cell office:value-type="float" office:value="0.0140561">
                <text:p>0.0140561</text:p>
              </table:table-cell>
              <table:table-cell office:value-type="float" office:value="0.000958864">
                <text:p>0.000958864</text:p>
              </table:table-cell>
              <table:table-cell office:value-type="float" office:value="0.000503315">
                <text:p>0.000503315</text:p>
              </table:table-cell>
              <table:table-cell office:value-type="float" office:value="0.000891755">
                <text:p>0.0008917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0">
                <text:p>60500</text:p>
              </table:table-cell>
              <table:table-cell office:value-type="float" office:value="0.0156782">
                <text:p>0.0156782</text:p>
              </table:table-cell>
              <table:table-cell office:value-type="float" office:value="0.00200734">
                <text:p>0.00200734</text:p>
              </table:table-cell>
              <table:table-cell office:value-type="float" office:value="0.0010315">
                <text:p>0.0010315</text:p>
              </table:table-cell>
              <table:table-cell office:value-type="float" office:value="0.0415209">
                <text:p>0.0415209</text:p>
              </table:table-cell>
              <table:table-cell office:value-type="float" office:value="0.0142906">
                <text:p>0.0142906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899651">
                <text:p>0.0008996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0">
                <text:p>61000</text:p>
              </table:table-cell>
              <table:table-cell office:value-type="float" office:value="0.0162308">
                <text:p>0.0162308</text:p>
              </table:table-cell>
              <table:table-cell office:value-type="float" office:value="0.00208116">
                <text:p>0.00208116</text:p>
              </table:table-cell>
              <table:table-cell office:value-type="float" office:value="0.00102716">
                <text:p>0.00102716</text:p>
              </table:table-cell>
              <table:table-cell office:value-type="float" office:value="0.0430486">
                <text:p>0.0430486</text:p>
              </table:table-cell>
              <table:table-cell office:value-type="float" office:value="0.0144777">
                <text:p>0.0144777</text:p>
              </table:table-cell>
              <table:table-cell office:value-type="float" office:value="0.000946232">
                <text:p>0.000946232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907546">
                <text:p>0.000907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0">
                <text:p>61500</text:p>
              </table:table-cell>
              <table:table-cell office:value-type="float" office:value="0.0159975">
                <text:p>0.0159975</text:p>
              </table:table-cell>
              <table:table-cell office:value-type="float" office:value="0.00192286">
                <text:p>0.00192286</text:p>
              </table:table-cell>
              <table:table-cell office:value-type="float" office:value="0.00108005">
                <text:p>0.00108005</text:p>
              </table:table-cell>
              <table:table-cell office:value-type="float" office:value="0.0426294">
                <text:p>0.0426294</text:p>
              </table:table-cell>
              <table:table-cell office:value-type="float" office:value="0.0145736">
                <text:p>0.0145736</text:p>
              </table:table-cell>
              <table:table-cell office:value-type="float" office:value="0.000945442">
                <text:p>0.000945442</text:p>
              </table:table-cell>
              <table:table-cell office:value-type="float" office:value="0.000504499">
                <text:p>0.000504499</text:p>
              </table:table-cell>
              <table:table-cell office:value-type="float" office:value="0.000891755">
                <text:p>0.000891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0">
                <text:p>62000</text:p>
              </table:table-cell>
              <table:table-cell office:value-type="float" office:value="0.0165462">
                <text:p>0.0165462</text:p>
              </table:table-cell>
              <table:table-cell office:value-type="float" office:value="0.00194576">
                <text:p>0.00194576</text:p>
              </table:table-cell>
              <table:table-cell office:value-type="float" office:value="0.00103821">
                <text:p>0.00103821</text:p>
              </table:table-cell>
              <table:table-cell office:value-type="float" office:value="0.0451582">
                <text:p>0.0451582</text:p>
              </table:table-cell>
              <table:table-cell office:value-type="float" office:value="0.0157137">
                <text:p>0.0157137</text:p>
              </table:table-cell>
              <table:table-cell office:value-type="float" office:value="0.000966364">
                <text:p>0.000966364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936758">
                <text:p>0.0009367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0">
                <text:p>62500</text:p>
              </table:table-cell>
              <table:table-cell office:value-type="float" office:value="0.0167029">
                <text:p>0.0167029</text:p>
              </table:table-cell>
              <table:table-cell office:value-type="float" office:value="0.00208432">
                <text:p>0.00208432</text:p>
              </table:table-cell>
              <table:table-cell office:value-type="float" office:value="0.00100071">
                <text:p>0.00100071</text:p>
              </table:table-cell>
              <table:table-cell office:value-type="float" office:value="0.0419551">
                <text:p>0.0419551</text:p>
              </table:table-cell>
              <table:table-cell office:value-type="float" office:value="0.0145736">
                <text:p>0.0145736</text:p>
              </table:table-cell>
              <table:table-cell office:value-type="float" office:value="0.000988471">
                <text:p>0.000988471</text:p>
              </table:table-cell>
              <table:table-cell office:value-type="float" office:value="0.000528184">
                <text:p>0.000528184</text:p>
              </table:table-cell>
              <table:table-cell office:value-type="float" office:value="0.000893334">
                <text:p>0.000893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0">
                <text:p>63000</text:p>
              </table:table-cell>
              <table:table-cell office:value-type="float" office:value="0.0174557">
                <text:p>0.0174557</text:p>
              </table:table-cell>
              <table:table-cell office:value-type="float" office:value="0.00210208">
                <text:p>0.00210208</text:p>
              </table:table-cell>
              <table:table-cell office:value-type="float" office:value="0.00102281">
                <text:p>0.00102281</text:p>
              </table:table-cell>
              <table:table-cell office:value-type="float" office:value="0.0430155">
                <text:p>0.0430155</text:p>
              </table:table-cell>
              <table:table-cell office:value-type="float" office:value="0.0150888">
                <text:p>0.0150888</text:p>
              </table:table-cell>
              <table:table-cell office:value-type="float" office:value="0.00099834">
                <text:p>0.00099834</text:p>
              </table:table-cell>
              <table:table-cell office:value-type="float" office:value="0.000532922">
                <text:p>0.000532922</text:p>
              </table:table-cell>
              <table:table-cell office:value-type="float" office:value="0.000913072">
                <text:p>0.0009130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0">
                <text:p>63500</text:p>
              </table:table-cell>
              <table:table-cell office:value-type="float" office:value="0.0168316">
                <text:p>0.0168316</text:p>
              </table:table-cell>
              <table:table-cell office:value-type="float" office:value="0.00200615">
                <text:p>0.00200615</text:p>
              </table:table-cell>
              <table:table-cell office:value-type="float" office:value="0.00100229">
                <text:p>0.00100229</text:p>
              </table:table-cell>
              <table:table-cell office:value-type="float" office:value="0.0457357">
                <text:p>0.0457357</text:p>
              </table:table-cell>
              <table:table-cell office:value-type="float" office:value="0.0160271">
                <text:p>0.0160271</text:p>
              </table:table-cell>
              <table:table-cell office:value-type="float" office:value="0.00095689">
                <text:p>0.00095689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950969">
                <text:p>0.000950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0">
                <text:p>64000</text:p>
              </table:table-cell>
              <table:table-cell office:value-type="float" office:value="0.0165233">
                <text:p>0.0165233</text:p>
              </table:table-cell>
              <table:table-cell office:value-type="float" office:value="0.00208787">
                <text:p>0.00208787</text:p>
              </table:table-cell>
              <table:table-cell office:value-type="float" office:value="0.00101887">
                <text:p>0.00101887</text:p>
              </table:table-cell>
              <table:table-cell office:value-type="float" office:value="0.0446505">
                <text:p>0.0446505</text:p>
              </table:table-cell>
              <table:table-cell office:value-type="float" office:value="0.0163777">
                <text:p>0.0163777</text:p>
              </table:table-cell>
              <table:table-cell office:value-type="float" office:value="0.00101334">
                <text:p>0.00101334</text:p>
              </table:table-cell>
              <table:table-cell office:value-type="float" office:value="0.000530948">
                <text:p>0.000530948</text:p>
              </table:table-cell>
              <table:table-cell office:value-type="float" office:value="0.000938731">
                <text:p>0.0009387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0">
                <text:p>64500</text:p>
              </table:table-cell>
              <table:table-cell office:value-type="float" office:value="0.0170231">
                <text:p>0.0170231</text:p>
              </table:table-cell>
              <table:table-cell office:value-type="float" office:value="0.00203379">
                <text:p>0.00203379</text:p>
              </table:table-cell>
              <table:table-cell office:value-type="float" office:value="0.000995182">
                <text:p>0.000995182</text:p>
              </table:table-cell>
              <table:table-cell office:value-type="float" office:value="0.0439104">
                <text:p>0.0439104</text:p>
              </table:table-cell>
              <table:table-cell office:value-type="float" office:value="0.0160666">
                <text:p>0.0160666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0539632">
                <text:p>0.000539632</text:p>
              </table:table-cell>
              <table:table-cell office:value-type="float" office:value="0.000936758">
                <text:p>0.0009367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0">
                <text:p>65000</text:p>
              </table:table-cell>
              <table:table-cell office:value-type="float" office:value="0.0172596">
                <text:p>0.0172596</text:p>
              </table:table-cell>
              <table:table-cell office:value-type="float" office:value="0.00203931">
                <text:p>0.00203931</text:p>
              </table:table-cell>
              <table:table-cell office:value-type="float" office:value="0.00100031">
                <text:p>0.00100031</text:p>
              </table:table-cell>
              <table:table-cell office:value-type="float" office:value="0.0444259">
                <text:p>0.0444259</text:p>
              </table:table-cell>
              <table:table-cell office:value-type="float" office:value="0.0157224">
                <text:p>0.0157224</text:p>
              </table:table-cell>
              <table:table-cell office:value-type="float" office:value="0.000970707">
                <text:p>0.000970707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0539317">
                <text:p>0.00539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0">
                <text:p>65500</text:p>
              </table:table-cell>
              <table:table-cell office:value-type="float" office:value="0.0169773">
                <text:p>0.0169773</text:p>
              </table:table-cell>
              <table:table-cell office:value-type="float" office:value="0.00202629">
                <text:p>0.00202629</text:p>
              </table:table-cell>
              <table:table-cell office:value-type="float" office:value="0.00103347">
                <text:p>0.00103347</text:p>
              </table:table-cell>
              <table:table-cell office:value-type="float" office:value="0.0897096">
                <text:p>0.0897096</text:p>
              </table:table-cell>
              <table:table-cell office:value-type="float" office:value="0.0265502">
                <text:p>0.0265502</text:p>
              </table:table-cell>
              <table:table-cell office:value-type="float" office:value="0.00556173">
                <text:p>0.00556173</text:p>
              </table:table-cell>
              <table:table-cell office:value-type="float" office:value="0.00482945">
                <text:p>0.00482945</text:p>
              </table:table-cell>
              <table:table-cell office:value-type="float" office:value="0.000879123">
                <text:p>0.000879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0">
                <text:p>66000</text:p>
              </table:table-cell>
              <table:table-cell office:value-type="float" office:value="0.0172623">
                <text:p>0.0172623</text:p>
              </table:table-cell>
              <table:table-cell office:value-type="float" office:value="0.00217195">
                <text:p>0.00217195</text:p>
              </table:table-cell>
              <table:table-cell office:value-type="float" office:value="0.00101137">
                <text:p>0.00101137</text:p>
              </table:table-cell>
              <table:table-cell office:value-type="float" office:value="0.0874923">
                <text:p>0.0874923</text:p>
              </table:table-cell>
              <table:table-cell office:value-type="float" office:value="0.0387576">
                <text:p>0.0387576</text:p>
              </table:table-cell>
              <table:table-cell office:value-type="float" office:value="0.000872412">
                <text:p>0.000872412</text:p>
              </table:table-cell>
              <table:table-cell office:value-type="float" office:value="0.000391993">
                <text:p>0.000391993</text:p>
              </table:table-cell>
              <table:table-cell office:value-type="float" office:value="0.00087636">
                <text:p>0.00087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0">
                <text:p>66500</text:p>
              </table:table-cell>
              <table:table-cell office:value-type="float" office:value="0.0172726">
                <text:p>0.0172726</text:p>
              </table:table-cell>
              <table:table-cell office:value-type="float" office:value="0.00222959">
                <text:p>0.00222959</text:p>
              </table:table-cell>
              <table:table-cell office:value-type="float" office:value="0.001039">
                <text:p>0.001039</text:p>
              </table:table-cell>
              <table:table-cell office:value-type="float" office:value="0.0850957">
                <text:p>0.0850957</text:p>
              </table:table-cell>
              <table:table-cell office:value-type="float" office:value="0.0235311">
                <text:p>0.0235311</text:p>
              </table:table-cell>
              <table:table-cell office:value-type="float" office:value="0.000929652">
                <text:p>0.000929652</text:p>
              </table:table-cell>
              <table:table-cell office:value-type="float" office:value="0.000407784">
                <text:p>0.000407784</text:p>
              </table:table-cell>
              <table:table-cell office:value-type="float" office:value="0.000878728">
                <text:p>0.0008787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0">
                <text:p>67000</text:p>
              </table:table-cell>
              <table:table-cell office:value-type="float" office:value="0.0179302">
                <text:p>0.0179302</text:p>
              </table:table-cell>
              <table:table-cell office:value-type="float" office:value="0.00213524">
                <text:p>0.00213524</text:p>
              </table:table-cell>
              <table:table-cell office:value-type="float" office:value="0.000967154">
                <text:p>0.000967154</text:p>
              </table:table-cell>
              <table:table-cell office:value-type="float" office:value="0.0924378">
                <text:p>0.0924378</text:p>
              </table:table-cell>
              <table:table-cell office:value-type="float" office:value="0.024711">
                <text:p>0.024711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00386467">
                <text:p>0.000386467</text:p>
              </table:table-cell>
              <table:table-cell office:value-type="float" office:value="0.000893334">
                <text:p>0.0008933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0">
                <text:p>67500</text:p>
              </table:table-cell>
              <table:table-cell office:value-type="float" office:value="0.0175122">
                <text:p>0.0175122</text:p>
              </table:table-cell>
              <table:table-cell office:value-type="float" office:value="0.0022209">
                <text:p>0.0022209</text:p>
              </table:table-cell>
              <table:table-cell office:value-type="float" office:value="0.000970312">
                <text:p>0.000970312</text:p>
              </table:table-cell>
              <table:table-cell office:value-type="float" office:value="0.0864379">
                <text:p>0.0864379</text:p>
              </table:table-cell>
              <table:table-cell office:value-type="float" office:value="0.0227186">
                <text:p>0.0227186</text:p>
              </table:table-cell>
              <table:table-cell office:value-type="float" office:value="0.00106545">
                <text:p>0.00106545</text:p>
              </table:table-cell>
              <table:table-cell office:value-type="float" office:value="0.000406205">
                <text:p>0.000406205</text:p>
              </table:table-cell>
              <table:table-cell office:value-type="float" office:value="0.000861754">
                <text:p>0.000861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0">
                <text:p>68000</text:p>
              </table:table-cell>
              <table:table-cell office:value-type="float" office:value="0.0177494">
                <text:p>0.0177494</text:p>
              </table:table-cell>
              <table:table-cell office:value-type="float" office:value="0.00234722">
                <text:p>0.00234722</text:p>
              </table:table-cell>
              <table:table-cell office:value-type="float" office:value="0.00120046">
                <text:p>0.00120046</text:p>
              </table:table-cell>
              <table:table-cell office:value-type="float" office:value="0.0813803">
                <text:p>0.0813803</text:p>
              </table:table-cell>
              <table:table-cell office:value-type="float" office:value="0.0214562">
                <text:p>0.0214562</text:p>
              </table:table-cell>
              <table:table-cell office:value-type="float" office:value="0.00105795">
                <text:p>0.00105795</text:p>
              </table:table-cell>
              <table:table-cell office:value-type="float" office:value="0.000412126">
                <text:p>0.000412126</text:p>
              </table:table-cell>
              <table:table-cell office:value-type="float" office:value="0.000844385">
                <text:p>0.000844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0">
                <text:p>68500</text:p>
              </table:table-cell>
              <table:table-cell office:value-type="float" office:value="0.0177648">
                <text:p>0.0177648</text:p>
              </table:table-cell>
              <table:table-cell office:value-type="float" office:value="0.00219761">
                <text:p>0.00219761</text:p>
              </table:table-cell>
              <table:table-cell office:value-type="float" office:value="0.0010161">
                <text:p>0.0010161</text:p>
              </table:table-cell>
              <table:table-cell office:value-type="float" office:value="0.0863657">
                <text:p>0.0863657</text:p>
              </table:table-cell>
              <table:table-cell office:value-type="float" office:value="0.0233649">
                <text:p>0.0233649</text:p>
              </table:table-cell>
              <table:table-cell office:value-type="float" office:value="0.000978207">
                <text:p>0.000978207</text:p>
              </table:table-cell>
              <table:table-cell office:value-type="float" office:value="0.000390414">
                <text:p>0.000390414</text:p>
              </table:table-cell>
              <table:table-cell office:value-type="float" office:value="0.000876755">
                <text:p>0.0008767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0">
                <text:p>69000</text:p>
              </table:table-cell>
              <table:table-cell office:value-type="float" office:value="0.0202285">
                <text:p>0.0202285</text:p>
              </table:table-cell>
              <table:table-cell office:value-type="float" office:value="0.0022059">
                <text:p>0.0022059</text:p>
              </table:table-cell>
              <table:table-cell office:value-type="float" office:value="0.00103979">
                <text:p>0.00103979</text:p>
              </table:table-cell>
              <table:table-cell office:value-type="float" office:value="0.087482">
                <text:p>0.087482</text:p>
              </table:table-cell>
              <table:table-cell office:value-type="float" office:value="0.0230704">
                <text:p>0.0230704</text:p>
              </table:table-cell>
              <table:table-cell office:value-type="float" office:value="0.000877544">
                <text:p>0.000877544</text:p>
              </table:table-cell>
              <table:table-cell office:value-type="float" office:value="0.000401468">
                <text:p>0.000401468</text:p>
              </table:table-cell>
              <table:table-cell office:value-type="float" office:value="0.000874781">
                <text:p>0.0008747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0">
                <text:p>69500</text:p>
              </table:table-cell>
              <table:table-cell office:value-type="float" office:value="0.0198511">
                <text:p>0.0198511</text:p>
              </table:table-cell>
              <table:table-cell office:value-type="float" office:value="0.00228248">
                <text:p>0.00228248</text:p>
              </table:table-cell>
              <table:table-cell office:value-type="float" office:value="0.000995182">
                <text:p>0.000995182</text:p>
              </table:table-cell>
              <table:table-cell office:value-type="float" office:value="0.0826545">
                <text:p>0.0826545</text:p>
              </table:table-cell>
              <table:table-cell office:value-type="float" office:value="0.0219599">
                <text:p>0.0219599</text:p>
              </table:table-cell>
              <table:table-cell office:value-type="float" office:value="0.00098097">
                <text:p>0.00098097</text:p>
              </table:table-cell>
              <table:table-cell office:value-type="float" office:value="0.000401468">
                <text:p>0.000401468</text:p>
              </table:table-cell>
              <table:table-cell office:value-type="float" office:value="0.000858201">
                <text:p>0.000858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0">
                <text:p>70000</text:p>
              </table:table-cell>
              <table:table-cell office:value-type="float" office:value="0.020045">
                <text:p>0.020045</text:p>
              </table:table-cell>
              <table:table-cell office:value-type="float" office:value="0.00224656">
                <text:p>0.00224656</text:p>
              </table:table-cell>
              <table:table-cell office:value-type="float" office:value="0.000984523">
                <text:p>0.000984523</text:p>
              </table:table-cell>
              <table:table-cell office:value-type="float" office:value="0.0849374">
                <text:p>0.0849374</text:p>
              </table:table-cell>
              <table:table-cell office:value-type="float" office:value="0.0231896">
                <text:p>0.0231896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0399494">
                <text:p>0.000399494</text:p>
              </table:table-cell>
              <table:table-cell office:value-type="float" office:value="0.000854648">
                <text:p>0.0008546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0">
                <text:p>70500</text:p>
              </table:table-cell>
              <table:table-cell office:value-type="float" office:value="0.0184821">
                <text:p>0.0184821</text:p>
              </table:table-cell>
              <table:table-cell office:value-type="float" office:value="0.00228327">
                <text:p>0.00228327</text:p>
              </table:table-cell>
              <table:table-cell office:value-type="float" office:value="0.00102518">
                <text:p>0.00102518</text:p>
              </table:table-cell>
              <table:table-cell office:value-type="float" office:value="0.0857123">
                <text:p>0.0857123</text:p>
              </table:table-cell>
              <table:table-cell office:value-type="float" office:value="0.0229737">
                <text:p>0.0229737</text:p>
              </table:table-cell>
              <table:table-cell office:value-type="float" office:value="0.000943468">
                <text:p>0.000943468</text:p>
              </table:table-cell>
              <table:table-cell office:value-type="float" office:value="0.000405415">
                <text:p>0.000405415</text:p>
              </table:table-cell>
              <table:table-cell office:value-type="float" office:value="0.000876755">
                <text:p>0.000876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0">
                <text:p>71000</text:p>
              </table:table-cell>
              <table:table-cell office:value-type="float" office:value="0.0184951">
                <text:p>0.0184951</text:p>
              </table:table-cell>
              <table:table-cell office:value-type="float" office:value="0.00250355">
                <text:p>0.00250355</text:p>
              </table:table-cell>
              <table:table-cell office:value-type="float" office:value="0.00100584">
                <text:p>0.00100584</text:p>
              </table:table-cell>
              <table:table-cell office:value-type="float" office:value="0.0791231">
                <text:p>0.0791231</text:p>
              </table:table-cell>
              <table:table-cell office:value-type="float" office:value="0.0208037">
                <text:p>0.0208037</text:p>
              </table:table-cell>
              <table:table-cell office:value-type="float" office:value="0.000902809">
                <text:p>0.000902809</text:p>
              </table:table-cell>
              <table:table-cell office:value-type="float" office:value="0.000418442">
                <text:p>0.000418442</text:p>
              </table:table-cell>
              <table:table-cell office:value-type="float" office:value="0.000894519">
                <text:p>0.000894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0">
                <text:p>71500</text:p>
              </table:table-cell>
              <table:table-cell office:value-type="float" office:value="0.0190537">
                <text:p>0.0190537</text:p>
              </table:table-cell>
              <table:table-cell office:value-type="float" office:value="0.00229433">
                <text:p>0.00229433</text:p>
              </table:table-cell>
              <table:table-cell office:value-type="float" office:value="0.00102874">
                <text:p>0.00102874</text:p>
              </table:table-cell>
              <table:table-cell office:value-type="float" office:value="0.0847854">
                <text:p>0.0847854</text:p>
              </table:table-cell>
              <table:table-cell office:value-type="float" office:value="0.0224352">
                <text:p>0.0224352</text:p>
              </table:table-cell>
              <table:table-cell office:value-type="float" office:value="0.000909125">
                <text:p>0.000909125</text:p>
              </table:table-cell>
              <table:table-cell office:value-type="float" office:value="0.000411336">
                <text:p>0.000411336</text:p>
              </table:table-cell>
              <table:table-cell office:value-type="float" office:value="0.000900045">
                <text:p>0.000900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0">
                <text:p>72000</text:p>
              </table:table-cell>
              <table:table-cell office:value-type="float" office:value="0.0190746">
                <text:p>0.0190746</text:p>
              </table:table-cell>
              <table:table-cell office:value-type="float" office:value="0.00234999">
                <text:p>0.00234999</text:p>
              </table:table-cell>
              <table:table-cell office:value-type="float" office:value="0.000996366">
                <text:p>0.000996366</text:p>
              </table:table-cell>
              <table:table-cell office:value-type="float" office:value="0.0792296">
                <text:p>0.0792296</text:p>
              </table:table-cell>
              <table:table-cell office:value-type="float" office:value="0.0213844">
                <text:p>0.0213844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000411336">
                <text:p>0.000411336</text:p>
              </table:table-cell>
              <table:table-cell office:value-type="float" office:value="0.000926494">
                <text:p>0.0009264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0">
                <text:p>72500</text:p>
              </table:table-cell>
              <table:table-cell office:value-type="float" office:value="0.0194465">
                <text:p>0.0194465</text:p>
              </table:table-cell>
              <table:table-cell office:value-type="float" office:value="0.00230656">
                <text:p>0.00230656</text:p>
              </table:table-cell>
              <table:table-cell office:value-type="float" office:value="0.0010236">
                <text:p>0.0010236</text:p>
              </table:table-cell>
              <table:table-cell office:value-type="float" office:value="0.079506">
                <text:p>0.079506</text:p>
              </table:table-cell>
              <table:table-cell office:value-type="float" office:value="0.02162">
                <text:p>0.02162</text:p>
              </table:table-cell>
              <table:table-cell office:value-type="float" office:value="0.000890176">
                <text:p>0.000890176</text:p>
              </table:table-cell>
              <table:table-cell office:value-type="float" office:value="0.000405415">
                <text:p>0.000405415</text:p>
              </table:table-cell>
              <table:table-cell office:value-type="float" office:value="0.00100308">
                <text:p>0.00100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0">
                <text:p>73000</text:p>
              </table:table-cell>
              <table:table-cell office:value-type="float" office:value="0.0185674">
                <text:p>0.0185674</text:p>
              </table:table-cell>
              <table:table-cell office:value-type="float" office:value="0.00253947">
                <text:p>0.00253947</text:p>
              </table:table-cell>
              <table:table-cell office:value-type="float" office:value="0.00103229">
                <text:p>0.00103229</text:p>
              </table:table-cell>
              <table:table-cell office:value-type="float" office:value="0.0774884">
                <text:p>0.0774884</text:p>
              </table:table-cell>
              <table:table-cell office:value-type="float" office:value="0.0211605">
                <text:p>0.0211605</text:p>
              </table:table-cell>
              <table:table-cell office:value-type="float" office:value="0.000922152">
                <text:p>0.000922152</text:p>
              </table:table-cell>
              <table:table-cell office:value-type="float" office:value="0.000428706">
                <text:p>0.000428706</text:p>
              </table:table-cell>
              <table:table-cell office:value-type="float" office:value="0.000926494">
                <text:p>0.0009264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0">
                <text:p>73500</text:p>
              </table:table-cell>
              <table:table-cell office:value-type="float" office:value="0.019139">
                <text:p>0.019139</text:p>
              </table:table-cell>
              <table:table-cell office:value-type="float" office:value="0.00237762">
                <text:p>0.00237762</text:p>
              </table:table-cell>
              <table:table-cell office:value-type="float" office:value="0.00099005">
                <text:p>0.00099005</text:p>
              </table:table-cell>
              <table:table-cell office:value-type="float" office:value="0.0771935">
                <text:p>0.0771935</text:p>
              </table:table-cell>
              <table:table-cell office:value-type="float" office:value="0.024602">
                <text:p>0.024602</text:p>
              </table:table-cell>
              <table:table-cell office:value-type="float" office:value="0.000903598">
                <text:p>0.000903598</text:p>
              </table:table-cell>
              <table:table-cell office:value-type="float" office:value="0.000414494">
                <text:p>0.000414494</text:p>
              </table:table-cell>
              <table:table-cell office:value-type="float" office:value="0.000921362">
                <text:p>0.0009213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0">
                <text:p>74000</text:p>
              </table:table-cell>
              <table:table-cell office:value-type="float" office:value="0.0192325">
                <text:p>0.0192325</text:p>
              </table:table-cell>
              <table:table-cell office:value-type="float" office:value="0.00244078">
                <text:p>0.00244078</text:p>
              </table:table-cell>
              <table:table-cell office:value-type="float" office:value="0.00101887">
                <text:p>0.00101887</text:p>
              </table:table-cell>
              <table:table-cell office:value-type="float" office:value="0.0793481">
                <text:p>0.0793481</text:p>
              </table:table-cell>
              <table:table-cell office:value-type="float" office:value="0.0209912">
                <text:p>0.0209912</text:p>
              </table:table-cell>
              <table:table-cell office:value-type="float" office:value="0.000906361">
                <text:p>0.000906361</text:p>
              </table:table-cell>
              <table:table-cell office:value-type="float" office:value="0.000420811">
                <text:p>0.000420811</text:p>
              </table:table-cell>
              <table:table-cell office:value-type="float" office:value="0.000881097">
                <text:p>0.000881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0">
                <text:p>74500</text:p>
              </table:table-cell>
              <table:table-cell office:value-type="float" office:value="0.0192357">
                <text:p>0.0192357</text:p>
              </table:table-cell>
              <table:table-cell office:value-type="float" office:value="0.00246328">
                <text:p>0.00246328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789675">
                <text:p>0.0789675</text:p>
              </table:table-cell>
              <table:table-cell office:value-type="float" office:value="0.0213323">
                <text:p>0.0213323</text:p>
              </table:table-cell>
              <table:table-cell office:value-type="float" office:value="0.000904782">
                <text:p>0.000904782</text:p>
              </table:table-cell>
              <table:table-cell office:value-type="float" office:value="0.000416074">
                <text:p>0.000416074</text:p>
              </table:table-cell>
              <table:table-cell office:value-type="float" office:value="0.000941889">
                <text:p>0.000941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0">
                <text:p>75000</text:p>
              </table:table-cell>
              <table:table-cell office:value-type="float" office:value="0.0196841">
                <text:p>0.0196841</text:p>
              </table:table-cell>
              <table:table-cell office:value-type="float" office:value="0.00259355">
                <text:p>0.00259355</text:p>
              </table:table-cell>
              <table:table-cell office:value-type="float" office:value="0.000999129">
                <text:p>0.000999129</text:p>
              </table:table-cell>
              <table:table-cell office:value-type="float" office:value="0.0780612">
                <text:p>0.0780612</text:p>
              </table:table-cell>
              <table:table-cell office:value-type="float" office:value="0.0203702">
                <text:p>0.0203702</text:p>
              </table:table-cell>
              <table:table-cell office:value-type="float" office:value="0.000958074">
                <text:p>0.000958074</text:p>
              </table:table-cell>
              <table:table-cell office:value-type="float" office:value="0.000436206">
                <text:p>0.000436206</text:p>
              </table:table-cell>
              <table:table-cell office:value-type="float" office:value="0.000884255">
                <text:p>0.000884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0">
                <text:p>75500</text:p>
              </table:table-cell>
              <table:table-cell office:value-type="float" office:value="0.0193281">
                <text:p>0.0193281</text:p>
              </table:table-cell>
              <table:table-cell office:value-type="float" office:value="0.00246999">
                <text:p>0.00246999</text:p>
              </table:table-cell>
              <table:table-cell office:value-type="float" office:value="0.00126362">
                <text:p>0.00126362</text:p>
              </table:table-cell>
              <table:table-cell office:value-type="float" office:value="0.0797641">
                <text:p>0.0797641</text:p>
              </table:table-cell>
              <table:table-cell office:value-type="float" office:value="0.0213102">
                <text:p>0.0213102</text:p>
              </table:table-cell>
              <table:table-cell office:value-type="float" office:value="0.000895703">
                <text:p>0.000895703</text:p>
              </table:table-cell>
              <table:table-cell office:value-type="float" office:value="0.000413705">
                <text:p>0.000413705</text:p>
              </table:table-cell>
              <table:table-cell office:value-type="float" office:value="0.000963996">
                <text:p>0.0009639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0">
                <text:p>76000</text:p>
              </table:table-cell>
              <table:table-cell office:value-type="float" office:value="0.0192807">
                <text:p>0.0192807</text:p>
              </table:table-cell>
              <table:table-cell office:value-type="float" office:value="0.00290778">
                <text:p>0.00290778</text:p>
              </table:table-cell>
              <table:table-cell office:value-type="float" office:value="0.00119848">
                <text:p>0.00119848</text:p>
              </table:table-cell>
              <table:table-cell office:value-type="float" office:value="0.0777604">
                <text:p>0.0777604</text:p>
              </table:table-cell>
              <table:table-cell office:value-type="float" office:value="0.0206422">
                <text:p>0.0206422</text:p>
              </table:table-cell>
              <table:table-cell office:value-type="float" office:value="0.00091623">
                <text:p>0.00091623</text:p>
              </table:table-cell>
              <table:table-cell office:value-type="float" office:value="0.000426337">
                <text:p>0.000426337</text:p>
              </table:table-cell>
              <table:table-cell office:value-type="float" office:value="0.000928468">
                <text:p>0.0009284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0">
                <text:p>76500</text:p>
              </table:table-cell>
              <table:table-cell office:value-type="float" office:value="0.019231">
                <text:p>0.019231</text:p>
              </table:table-cell>
              <table:table-cell office:value-type="float" office:value="0.00246881">
                <text:p>0.00246881</text:p>
              </table:table-cell>
              <table:table-cell office:value-type="float" office:value="0.00101058">
                <text:p>0.00101058</text:p>
              </table:table-cell>
              <table:table-cell office:value-type="float" office:value="0.0804269">
                <text:p>0.0804269</text:p>
              </table:table-cell>
              <table:table-cell office:value-type="float" office:value="0.021052">
                <text:p>0.021052</text:p>
              </table:table-cell>
              <table:table-cell office:value-type="float" office:value="0.000891361">
                <text:p>0.000891361</text:p>
              </table:table-cell>
              <table:table-cell office:value-type="float" office:value="0.000408573">
                <text:p>0.000408573</text:p>
              </table:table-cell>
              <table:table-cell office:value-type="float" office:value="0.000915441">
                <text:p>0.000915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0">
                <text:p>77000</text:p>
              </table:table-cell>
              <table:table-cell office:value-type="float" office:value="0.0194141">
                <text:p>0.0194141</text:p>
              </table:table-cell>
              <table:table-cell office:value-type="float" office:value="0.002635">
                <text:p>0.002635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780225">
                <text:p>0.0780225</text:p>
              </table:table-cell>
              <table:table-cell office:value-type="float" office:value="0.0205581">
                <text:p>0.0205581</text:p>
              </table:table-cell>
              <table:table-cell office:value-type="float" office:value="0.0009336">
                <text:p>0.0009336</text:p>
              </table:table-cell>
              <table:table-cell office:value-type="float" office:value="0.00043068">
                <text:p>0.00043068</text:p>
              </table:table-cell>
              <table:table-cell office:value-type="float" office:value="0.000939521">
                <text:p>0.0009395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0">
                <text:p>77500</text:p>
              </table:table-cell>
              <table:table-cell office:value-type="float" office:value="0.0194812">
                <text:p>0.0194812</text:p>
              </table:table-cell>
              <table:table-cell office:value-type="float" office:value="0.00255447">
                <text:p>0.00255447</text:p>
              </table:table-cell>
              <table:table-cell office:value-type="float" office:value="0.00101492">
                <text:p>0.00101492</text:p>
              </table:table-cell>
              <table:table-cell office:value-type="float" office:value="0.0812682">
                <text:p>0.0812682</text:p>
              </table:table-cell>
              <table:table-cell office:value-type="float" office:value="0.0217215">
                <text:p>0.0217215</text:p>
              </table:table-cell>
              <table:table-cell office:value-type="float" office:value="0.000931626">
                <text:p>0.000931626</text:p>
              </table:table-cell>
              <table:table-cell office:value-type="float" office:value="0.000426337">
                <text:p>0.000426337</text:p>
              </table:table-cell>
              <table:table-cell office:value-type="float" office:value="0.000931626">
                <text:p>0.000931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0">
                <text:p>78000</text:p>
              </table:table-cell>
              <table:table-cell office:value-type="float" office:value="0.0198519">
                <text:p>0.0198519</text:p>
              </table:table-cell>
              <table:table-cell office:value-type="float" office:value="0.00254815">
                <text:p>0.00254815</text:p>
              </table:table-cell>
              <table:table-cell office:value-type="float" office:value="0.0010315">
                <text:p>0.0010315</text:p>
              </table:table-cell>
              <table:table-cell office:value-type="float" office:value="0.0839497">
                <text:p>0.0839497</text:p>
              </table:table-cell>
              <table:table-cell office:value-type="float" office:value="0.0225327">
                <text:p>0.0225327</text:p>
              </table:table-cell>
              <table:table-cell office:value-type="float" office:value="0.000914651">
                <text:p>0.000914651</text:p>
              </table:table-cell>
              <table:table-cell office:value-type="float" office:value="0.000423969">
                <text:p>0.000423969</text:p>
              </table:table-cell>
              <table:table-cell office:value-type="float" office:value="0.000932021">
                <text:p>0.0009320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0">
                <text:p>78500</text:p>
              </table:table-cell>
              <table:table-cell office:value-type="float" office:value="0.0197611">
                <text:p>0.0197611</text:p>
              </table:table-cell>
              <table:table-cell office:value-type="float" office:value="0.0027179">
                <text:p>0.0027179</text:p>
              </table:table-cell>
              <table:table-cell office:value-type="float" office:value="0.00103268">
                <text:p>0.00103268</text:p>
              </table:table-cell>
              <table:table-cell office:value-type="float" office:value="0.0727923">
                <text:p>0.0727923</text:p>
              </table:table-cell>
              <table:table-cell office:value-type="float" office:value="0.0254764">
                <text:p>0.0254764</text:p>
              </table:table-cell>
              <table:table-cell office:value-type="float" office:value="0.000950574">
                <text:p>0.000950574</text:p>
              </table:table-cell>
              <table:table-cell office:value-type="float" office:value="0.000444496">
                <text:p>0.000444496</text:p>
              </table:table-cell>
              <table:table-cell office:value-type="float" office:value="0.00091702">
                <text:p>0.000917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0">
                <text:p>79000</text:p>
              </table:table-cell>
              <table:table-cell office:value-type="float" office:value="0.0200836">
                <text:p>0.0200836</text:p>
              </table:table-cell>
              <table:table-cell office:value-type="float" office:value="0.00259987">
                <text:p>0.00259987</text:p>
              </table:table-cell>
              <table:table-cell office:value-type="float" office:value="0.00104729">
                <text:p>0.00104729</text:p>
              </table:table-cell>
              <table:table-cell office:value-type="float" office:value="0.0789048">
                <text:p>0.0789048</text:p>
              </table:table-cell>
              <table:table-cell office:value-type="float" office:value="0.0211021">
                <text:p>0.0211021</text:p>
              </table:table-cell>
              <table:table-cell office:value-type="float" office:value="0.000939521">
                <text:p>0.000939521</text:p>
              </table:table-cell>
              <table:table-cell office:value-type="float" office:value="0.000431864">
                <text:p>0.000431864</text:p>
              </table:table-cell>
              <table:table-cell office:value-type="float" office:value="0.000992024">
                <text:p>0.000992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0">
                <text:p>79500</text:p>
              </table:table-cell>
              <table:table-cell office:value-type="float" office:value="0.0202325">
                <text:p>0.0202325</text:p>
              </table:table-cell>
              <table:table-cell office:value-type="float" office:value="0.00262158">
                <text:p>0.00262158</text:p>
              </table:table-cell>
              <table:table-cell office:value-type="float" office:value="0.00101137">
                <text:p>0.00101137</text:p>
              </table:table-cell>
              <table:table-cell office:value-type="float" office:value="0.0780722">
                <text:p>0.0780722</text:p>
              </table:table-cell>
              <table:table-cell office:value-type="float" office:value="0.0211013">
                <text:p>0.0211013</text:p>
              </table:table-cell>
              <table:table-cell office:value-type="float" office:value="0.000905572">
                <text:p>0.000905572</text:p>
              </table:table-cell>
              <table:table-cell office:value-type="float" office:value="0.000432653">
                <text:p>0.000432653</text:p>
              </table:table-cell>
              <table:table-cell office:value-type="float" office:value="0.000982549">
                <text:p>0.0009825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0">
                <text:p>80000</text:p>
              </table:table-cell>
              <table:table-cell office:value-type="float" office:value="0.021864">
                <text:p>0.021864</text:p>
              </table:table-cell>
              <table:table-cell office:value-type="float" office:value="0.00265829">
                <text:p>0.00265829</text:p>
              </table:table-cell>
              <table:table-cell office:value-type="float" office:value="0.00100387">
                <text:p>0.00100387</text:p>
              </table:table-cell>
              <table:table-cell office:value-type="float" office:value="0.0781788">
                <text:p>0.0781788</text:p>
              </table:table-cell>
              <table:table-cell office:value-type="float" office:value="0.0209884">
                <text:p>0.0209884</text:p>
              </table:table-cell>
              <table:table-cell office:value-type="float" office:value="0.0009411">
                <text:p>0.0009411</text:p>
              </table:table-cell>
              <table:table-cell office:value-type="float" office:value="0.000436996">
                <text:p>0.000436996</text:p>
              </table:table-cell>
              <table:table-cell office:value-type="float" office:value="0.00102163">
                <text:p>0.001021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0">
                <text:p>80500</text:p>
              </table:table-cell>
              <table:table-cell office:value-type="float" office:value="0.0204204">
                <text:p>0.0204204</text:p>
              </table:table-cell>
              <table:table-cell office:value-type="float" office:value="0.00274514">
                <text:p>0.00274514</text:p>
              </table:table-cell>
              <table:table-cell office:value-type="float" office:value="0.00101492">
                <text:p>0.00101492</text:p>
              </table:table-cell>
              <table:table-cell office:value-type="float" office:value="0.0776356">
                <text:p>0.0776356</text:p>
              </table:table-cell>
              <table:table-cell office:value-type="float" office:value="0.0208384">
                <text:p>0.0208384</text:p>
              </table:table-cell>
              <table:table-cell office:value-type="float" office:value="0.000951758">
                <text:p>0.000951758</text:p>
              </table:table-cell>
              <table:table-cell office:value-type="float" office:value="0.000441733">
                <text:p>0.000441733</text:p>
              </table:table-cell>
              <table:table-cell office:value-type="float" office:value="0.00153758">
                <text:p>0.001537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0">
                <text:p>81000</text:p>
              </table:table-cell>
              <table:table-cell office:value-type="float" office:value="0.0204697">
                <text:p>0.0204697</text:p>
              </table:table-cell>
              <table:table-cell office:value-type="float" office:value="0.00274909">
                <text:p>0.00274909</text:p>
              </table:table-cell>
              <table:table-cell office:value-type="float" office:value="0.0010315">
                <text:p>0.0010315</text:p>
              </table:table-cell>
              <table:table-cell office:value-type="float" office:value="0.0717044">
                <text:p>0.0717044</text:p>
              </table:table-cell>
              <table:table-cell office:value-type="float" office:value="0.0194698">
                <text:p>0.0194698</text:p>
              </table:table-cell>
              <table:table-cell office:value-type="float" office:value="0.000949785">
                <text:p>0.000949785</text:p>
              </table:table-cell>
              <table:table-cell office:value-type="float" office:value="0.000440943">
                <text:p>0.000440943</text:p>
              </table:table-cell>
              <table:table-cell office:value-type="float" office:value="0.00127191">
                <text:p>0.001271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0">
                <text:p>81500</text:p>
              </table:table-cell>
              <table:table-cell office:value-type="float" office:value="0.0205131">
                <text:p>0.0205131</text:p>
              </table:table-cell>
              <table:table-cell office:value-type="float" office:value="0.0031845">
                <text:p>0.0031845</text:p>
              </table:table-cell>
              <table:table-cell office:value-type="float" office:value="0.00100505">
                <text:p>0.00100505</text:p>
              </table:table-cell>
              <table:table-cell office:value-type="float" office:value="0.0770983">
                <text:p>0.0770983</text:p>
              </table:table-cell>
              <table:table-cell office:value-type="float" office:value="0.0207839">
                <text:p>0.0207839</text:p>
              </table:table-cell>
              <table:table-cell office:value-type="float" office:value="0.000955706">
                <text:p>0.000955706</text:p>
              </table:table-cell>
              <table:table-cell office:value-type="float" office:value="0.000443707">
                <text:p>0.000443707</text:p>
              </table:table-cell>
              <table:table-cell office:value-type="float" office:value="0.000993603">
                <text:p>0.000993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0">
                <text:p>82000</text:p>
              </table:table-cell>
              <table:table-cell office:value-type="float" office:value="0.0205163">
                <text:p>0.0205163</text:p>
              </table:table-cell>
              <table:table-cell office:value-type="float" office:value="0.00282251">
                <text:p>0.00282251</text:p>
              </table:table-cell>
              <table:table-cell office:value-type="float" office:value="0.00100663">
                <text:p>0.00100663</text:p>
              </table:table-cell>
              <table:table-cell office:value-type="float" office:value="0.0763799">
                <text:p>0.0763799</text:p>
              </table:table-cell>
              <table:table-cell office:value-type="float" office:value="0.0207255">
                <text:p>0.0207255</text:p>
              </table:table-cell>
              <table:table-cell office:value-type="float" office:value="0.000946627">
                <text:p>0.000946627</text:p>
              </table:table-cell>
              <table:table-cell office:value-type="float" office:value="0.000441338">
                <text:p>0.000441338</text:p>
              </table:table-cell>
              <table:table-cell office:value-type="float" office:value="0.000971101">
                <text:p>0.000971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0">
                <text:p>82500</text:p>
              </table:table-cell>
              <table:table-cell office:value-type="float" office:value="0.0205676">
                <text:p>0.0205676</text:p>
              </table:table-cell>
              <table:table-cell office:value-type="float" office:value="0.00285528">
                <text:p>0.00285528</text:p>
              </table:table-cell>
              <table:table-cell office:value-type="float" office:value="0.00102005">
                <text:p>0.00102005</text:p>
              </table:table-cell>
              <table:table-cell office:value-type="float" office:value="0.0787401">
                <text:p>0.0787401</text:p>
              </table:table-cell>
              <table:table-cell office:value-type="float" office:value="0.0212142">
                <text:p>0.0212142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0045397">
                <text:p>0.00045397</text:p>
              </table:table-cell>
              <table:table-cell office:value-type="float" office:value="0.000970312">
                <text:p>0.000970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0">
                <text:p>83000</text:p>
              </table:table-cell>
              <table:table-cell office:value-type="float" office:value="0.0211455">
                <text:p>0.0211455</text:p>
              </table:table-cell>
              <table:table-cell office:value-type="float" office:value="0.00283948">
                <text:p>0.00283948</text:p>
              </table:table-cell>
              <table:table-cell office:value-type="float" office:value="0.00105203">
                <text:p>0.00105203</text:p>
              </table:table-cell>
              <table:table-cell office:value-type="float" office:value="0.0709232">
                <text:p>0.0709232</text:p>
              </table:table-cell>
              <table:table-cell office:value-type="float" office:value="0.0201638">
                <text:p>0.0201638</text:p>
              </table:table-cell>
              <table:table-cell office:value-type="float" office:value="0.000975049">
                <text:p>0.000975049</text:p>
              </table:table-cell>
              <table:table-cell office:value-type="float" office:value="0.000449233">
                <text:p>0.000449233</text:p>
              </table:table-cell>
              <table:table-cell office:value-type="float" office:value="0.000969128">
                <text:p>0.000969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0">
                <text:p>83500</text:p>
              </table:table-cell>
              <table:table-cell office:value-type="float" office:value="0.0212426">
                <text:p>0.0212426</text:p>
              </table:table-cell>
              <table:table-cell office:value-type="float" office:value="0.00279448">
                <text:p>0.00279448</text:p>
              </table:table-cell>
              <table:table-cell office:value-type="float" office:value="0.00102676">
                <text:p>0.00102676</text:p>
              </table:table-cell>
              <table:table-cell office:value-type="float" office:value="0.078311">
                <text:p>0.078311</text:p>
              </table:table-cell>
              <table:table-cell office:value-type="float" office:value="0.0230573">
                <text:p>0.0230573</text:p>
              </table:table-cell>
              <table:table-cell office:value-type="float" office:value="0.000969128">
                <text:p>0.000969128</text:p>
              </table:table-cell>
              <table:table-cell office:value-type="float" office:value="0.00044568">
                <text:p>0.00044568</text:p>
              </table:table-cell>
              <table:table-cell office:value-type="float" office:value="0.00101847">
                <text:p>0.001018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0">
                <text:p>84000</text:p>
              </table:table-cell>
              <table:table-cell office:value-type="float" office:value="0.0217874">
                <text:p>0.0217874</text:p>
              </table:table-cell>
              <table:table-cell office:value-type="float" office:value="0.00290146">
                <text:p>0.00290146</text:p>
              </table:table-cell>
              <table:table-cell office:value-type="float" office:value="0.0010844">
                <text:p>0.0010844</text:p>
              </table:table-cell>
              <table:table-cell office:value-type="float" office:value="0.0751254">
                <text:p>0.0751254</text:p>
              </table:table-cell>
              <table:table-cell office:value-type="float" office:value="0.0205877">
                <text:p>0.0205877</text:p>
              </table:table-cell>
              <table:table-cell office:value-type="float" office:value="0.000978997">
                <text:p>0.000978997</text:p>
              </table:table-cell>
              <table:table-cell office:value-type="float" office:value="0.000448049">
                <text:p>0.000448049</text:p>
              </table:table-cell>
              <table:table-cell office:value-type="float" office:value="0.000981365">
                <text:p>0.000981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0">
                <text:p>84500</text:p>
              </table:table-cell>
              <table:table-cell office:value-type="float" office:value="0.0223365">
                <text:p>0.0223365</text:p>
              </table:table-cell>
              <table:table-cell office:value-type="float" office:value="0.00294015">
                <text:p>0.00294015</text:p>
              </table:table-cell>
              <table:table-cell office:value-type="float" office:value="0.00140849">
                <text:p>0.00140849</text:p>
              </table:table-cell>
              <table:table-cell office:value-type="float" office:value="0.0759954">
                <text:p>0.0759954</text:p>
              </table:table-cell>
              <table:table-cell office:value-type="float" office:value="0.020476">
                <text:p>0.020476</text:p>
              </table:table-cell>
              <table:table-cell office:value-type="float" office:value="0.000983734">
                <text:p>0.000983734</text:p>
              </table:table-cell>
              <table:table-cell office:value-type="float" office:value="0.000456734">
                <text:p>0.000456734</text:p>
              </table:table-cell>
              <table:table-cell office:value-type="float" office:value="0.000972286">
                <text:p>0.000972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0">
                <text:p>85000</text:p>
              </table:table-cell>
              <table:table-cell office:value-type="float" office:value="0.0213654">
                <text:p>0.0213654</text:p>
              </table:table-cell>
              <table:table-cell office:value-type="float" office:value="0.00299226">
                <text:p>0.00299226</text:p>
              </table:table-cell>
              <table:table-cell office:value-type="float" office:value="0.0014227">
                <text:p>0.0014227</text:p>
              </table:table-cell>
              <table:table-cell office:value-type="float" office:value="0.070828">
                <text:p>0.070828</text:p>
              </table:table-cell>
              <table:table-cell office:value-type="float" office:value="0.0199557">
                <text:p>0.0199557</text:p>
              </table:table-cell>
              <table:table-cell office:value-type="float" office:value="0.00095768">
                <text:p>0.00095768</text:p>
              </table:table-cell>
              <table:table-cell office:value-type="float" office:value="0.000448444">
                <text:p>0.000448444</text:p>
              </table:table-cell>
              <table:table-cell office:value-type="float" office:value="0.000988471">
                <text:p>0.000988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0">
                <text:p>85500</text:p>
              </table:table-cell>
              <table:table-cell office:value-type="float" office:value="0.021937">
                <text:p>0.021937</text:p>
              </table:table-cell>
              <table:table-cell office:value-type="float" office:value="0.00295357">
                <text:p>0.00295357</text:p>
              </table:table-cell>
              <table:table-cell office:value-type="float" office:value="0.00126638">
                <text:p>0.00126638</text:p>
              </table:table-cell>
              <table:table-cell office:value-type="float" office:value="0.0756879">
                <text:p>0.0756879</text:p>
              </table:table-cell>
              <table:table-cell office:value-type="float" office:value="0.0212549">
                <text:p>0.0212549</text:p>
              </table:table-cell>
              <table:table-cell office:value-type="float" office:value="0.000964785">
                <text:p>0.000964785</text:p>
              </table:table-cell>
              <table:table-cell office:value-type="float" office:value="0.000447259">
                <text:p>0.000447259</text:p>
              </table:table-cell>
              <table:table-cell office:value-type="float" office:value="0.000982944">
                <text:p>0.0009829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0">
                <text:p>86000</text:p>
              </table:table-cell>
              <table:table-cell office:value-type="float" office:value="0.0215585">
                <text:p>0.0215585</text:p>
              </table:table-cell>
              <table:table-cell office:value-type="float" office:value="0.00278185">
                <text:p>0.00278185</text:p>
              </table:table-cell>
              <table:table-cell office:value-type="float" office:value="0.00119335">
                <text:p>0.00119335</text:p>
              </table:table-cell>
              <table:table-cell office:value-type="float" office:value="0.0791096">
                <text:p>0.0791096</text:p>
              </table:table-cell>
              <table:table-cell office:value-type="float" office:value="0.0224297">
                <text:p>0.0224297</text:p>
              </table:table-cell>
              <table:table-cell office:value-type="float" office:value="0.000948995">
                <text:p>0.000948995</text:p>
              </table:table-cell>
              <table:table-cell office:value-type="float" office:value="0.000438575">
                <text:p>0.000438575</text:p>
              </table:table-cell>
              <table:table-cell office:value-type="float" office:value="0.00102597">
                <text:p>0.00102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0">
                <text:p>86500</text:p>
              </table:table-cell>
              <table:table-cell office:value-type="float" office:value="0.0218916">
                <text:p>0.0218916</text:p>
              </table:table-cell>
              <table:table-cell office:value-type="float" office:value="0.0030416">
                <text:p>0.0030416</text:p>
              </table:table-cell>
              <table:table-cell office:value-type="float" office:value="0.00115901">
                <text:p>0.00115901</text:p>
              </table:table-cell>
              <table:table-cell office:value-type="float" office:value="0.0723293">
                <text:p>0.0723293</text:p>
              </table:table-cell>
              <table:table-cell office:value-type="float" office:value="0.020403">
                <text:p>0.020403</text:p>
              </table:table-cell>
              <table:table-cell office:value-type="float" office:value="0.000988076">
                <text:p>0.000988076</text:p>
              </table:table-cell>
              <table:table-cell office:value-type="float" office:value="0.000462655">
                <text:p>0.000462655</text:p>
              </table:table-cell>
              <table:table-cell office:value-type="float" office:value="0.00104295">
                <text:p>0.00104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0">
                <text:p>87000</text:p>
              </table:table-cell>
              <table:table-cell office:value-type="float" office:value="0.0220689">
                <text:p>0.0220689</text:p>
              </table:table-cell>
              <table:table-cell office:value-type="float" office:value="0.00314976">
                <text:p>0.00314976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746299">
                <text:p>0.0746299</text:p>
              </table:table-cell>
              <table:table-cell office:value-type="float" office:value="0.0211408">
                <text:p>0.0211408</text:p>
              </table:table-cell>
              <table:table-cell office:value-type="float" office:value="0.000967943">
                <text:p>0.000967943</text:p>
              </table:table-cell>
              <table:table-cell office:value-type="float" office:value="0.000457128">
                <text:p>0.000457128</text:p>
              </table:table-cell>
              <table:table-cell office:value-type="float" office:value="0.00106308">
                <text:p>0.00106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0">
                <text:p>87500</text:p>
              </table:table-cell>
              <table:table-cell office:value-type="float" office:value="0.0225513">
                <text:p>0.0225513</text:p>
              </table:table-cell>
              <table:table-cell office:value-type="float" office:value="0.0032224">
                <text:p>0.0032224</text:p>
              </table:table-cell>
              <table:table-cell office:value-type="float" office:value="0.00119177">
                <text:p>0.00119177</text:p>
              </table:table-cell>
              <table:table-cell office:value-type="float" office:value="0.0747045">
                <text:p>0.0747045</text:p>
              </table:table-cell>
              <table:table-cell office:value-type="float" office:value="0.0208862">
                <text:p>0.0208862</text:p>
              </table:table-cell>
              <table:table-cell office:value-type="float" office:value="0.00101887">
                <text:p>0.00101887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968733">
                <text:p>0.0009687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0">
                <text:p>88000</text:p>
              </table:table-cell>
              <table:table-cell office:value-type="float" office:value="0.022389">
                <text:p>0.022389</text:p>
              </table:table-cell>
              <table:table-cell office:value-type="float" office:value="0.00300805">
                <text:p>0.00300805</text:p>
              </table:table-cell>
              <table:table-cell office:value-type="float" office:value="0.00113611">
                <text:p>0.00113611</text:p>
              </table:table-cell>
              <table:table-cell office:value-type="float" office:value="0.0727462">
                <text:p>0.0727462</text:p>
              </table:table-cell>
              <table:table-cell office:value-type="float" office:value="0.0211546">
                <text:p>0.0211546</text:p>
              </table:table-cell>
              <table:table-cell office:value-type="float" office:value="0.000962417">
                <text:p>0.000962417</text:p>
              </table:table-cell>
              <table:table-cell office:value-type="float" office:value="0.000451996">
                <text:p>0.000451996</text:p>
              </table:table-cell>
              <table:table-cell office:value-type="float" office:value="0.000979786">
                <text:p>0.0009797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0">
                <text:p>88500</text:p>
              </table:table-cell>
              <table:table-cell office:value-type="float" office:value="0.0224802">
                <text:p>0.0224802</text:p>
              </table:table-cell>
              <table:table-cell office:value-type="float" office:value="0.00308344">
                <text:p>0.00308344</text:p>
              </table:table-cell>
              <table:table-cell office:value-type="float" office:value="0.00117361">
                <text:p>0.00117361</text:p>
              </table:table-cell>
              <table:table-cell office:value-type="float" office:value="0.0713286">
                <text:p>0.0713286</text:p>
              </table:table-cell>
              <table:table-cell office:value-type="float" office:value="0.0223906">
                <text:p>0.0223906</text:p>
              </table:table-cell>
              <table:table-cell office:value-type="float" office:value="0.000964785">
                <text:p>0.000964785</text:p>
              </table:table-cell>
              <table:table-cell office:value-type="float" office:value="0.00045397">
                <text:p>0.00045397</text:p>
              </table:table-cell>
              <table:table-cell office:value-type="float" office:value="0.000943863">
                <text:p>0.0009438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0">
                <text:p>89000</text:p>
              </table:table-cell>
              <table:table-cell office:value-type="float" office:value="0.0228844">
                <text:p>0.0228844</text:p>
              </table:table-cell>
              <table:table-cell office:value-type="float" office:value="0.00306686">
                <text:p>0.00306686</text:p>
              </table:table-cell>
              <table:table-cell office:value-type="float" office:value="0.00112229">
                <text:p>0.00112229</text:p>
              </table:table-cell>
              <table:table-cell office:value-type="float" office:value="0.0770056">
                <text:p>0.0770056</text:p>
              </table:table-cell>
              <table:table-cell office:value-type="float" office:value="0.0216252">
                <text:p>0.0216252</text:p>
              </table:table-cell>
              <table:table-cell office:value-type="float" office:value="0.000960048">
                <text:p>0.000960048</text:p>
              </table:table-cell>
              <table:table-cell office:value-type="float" office:value="0.000452786">
                <text:p>0.000452786</text:p>
              </table:table-cell>
              <table:table-cell office:value-type="float" office:value="0.00099834">
                <text:p>0.000998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0">
                <text:p>89500</text:p>
              </table:table-cell>
              <table:table-cell office:value-type="float" office:value="0.0229997">
                <text:p>0.0229997</text:p>
              </table:table-cell>
              <table:table-cell office:value-type="float" office:value="0.00313674">
                <text:p>0.00313674</text:p>
              </table:table-cell>
              <table:table-cell office:value-type="float" office:value="0.0011519">
                <text:p>0.0011519</text:p>
              </table:table-cell>
              <table:table-cell office:value-type="float" office:value="0.0763898">
                <text:p>0.0763898</text:p>
              </table:table-cell>
              <table:table-cell office:value-type="float" office:value="0.0217835">
                <text:p>0.0217835</text:p>
              </table:table-cell>
              <table:table-cell office:value-type="float" office:value="0.000983339">
                <text:p>0.000983339</text:p>
              </table:table-cell>
              <table:table-cell office:value-type="float" office:value="0.000460681">
                <text:p>0.000460681</text:p>
              </table:table-cell>
              <table:table-cell office:value-type="float" office:value="0.000986497">
                <text:p>0.0009864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0">
                <text:p>90000</text:p>
              </table:table-cell>
              <table:table-cell office:value-type="float" office:value="0.0225548">
                <text:p>0.0225548</text:p>
              </table:table-cell>
              <table:table-cell office:value-type="float" office:value="0.00325793">
                <text:p>0.00325793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0774126">
                <text:p>0.0774126</text:p>
              </table:table-cell>
              <table:table-cell office:value-type="float" office:value="0.0222477">
                <text:p>0.0222477</text:p>
              </table:table-cell>
              <table:table-cell office:value-type="float" office:value="0.000992418">
                <text:p>0.000992418</text:p>
              </table:table-cell>
              <table:table-cell office:value-type="float" office:value="0.000470155">
                <text:p>0.000470155</text:p>
              </table:table-cell>
              <table:table-cell office:value-type="float" office:value="0.00101571">
                <text:p>0.001015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0">
                <text:p>90500</text:p>
              </table:table-cell>
              <table:table-cell office:value-type="float" office:value="0.0229835">
                <text:p>0.0229835</text:p>
              </table:table-cell>
              <table:table-cell office:value-type="float" office:value="0.00331082">
                <text:p>0.00331082</text:p>
              </table:table-cell>
              <table:table-cell office:value-type="float" office:value="0.00111558">
                <text:p>0.00111558</text:p>
              </table:table-cell>
              <table:table-cell office:value-type="float" office:value="0.0775673">
                <text:p>0.0775673</text:p>
              </table:table-cell>
              <table:table-cell office:value-type="float" office:value="0.0215912">
                <text:p>0.0215912</text:p>
              </table:table-cell>
              <table:table-cell office:value-type="float" office:value="0.00101571">
                <text:p>0.00101571</text:p>
              </table:table-cell>
              <table:table-cell office:value-type="float" office:value="0.000480419">
                <text:p>0.000480419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0">
                <text:p>91000</text:p>
              </table:table-cell>
              <table:table-cell office:value-type="float" office:value="0.0230317">
                <text:p>0.0230317</text:p>
              </table:table-cell>
              <table:table-cell office:value-type="float" office:value="0.00331556">
                <text:p>0.00331556</text:p>
              </table:table-cell>
              <table:table-cell office:value-type="float" office:value="0.0012048">
                <text:p>0.0012048</text:p>
              </table:table-cell>
              <table:table-cell office:value-type="float" office:value="0.0722349">
                <text:p>0.0722349</text:p>
              </table:table-cell>
              <table:table-cell office:value-type="float" office:value="0.0208645">
                <text:p>0.0208645</text:p>
              </table:table-cell>
              <table:table-cell office:value-type="float" office:value="0.001009">
                <text:p>0.001009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988471">
                <text:p>0.0009884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0">
                <text:p>91500</text:p>
              </table:table-cell>
              <table:table-cell office:value-type="float" office:value="0.0232452">
                <text:p>0.0232452</text:p>
              </table:table-cell>
              <table:table-cell office:value-type="float" office:value="0.0032599">
                <text:p>0.0032599</text:p>
              </table:table-cell>
              <table:table-cell office:value-type="float" office:value="0.00151823">
                <text:p>0.00151823</text:p>
              </table:table-cell>
              <table:table-cell office:value-type="float" office:value="0.0730718">
                <text:p>0.0730718</text:p>
              </table:table-cell>
              <table:table-cell office:value-type="float" office:value="0.0212348">
                <text:p>0.0212348</text:p>
              </table:table-cell>
              <table:table-cell office:value-type="float" office:value="0.000992813">
                <text:p>0.000992813</text:p>
              </table:table-cell>
              <table:table-cell office:value-type="float" office:value="0.000465813">
                <text:p>0.000465813</text:p>
              </table:table-cell>
              <table:table-cell office:value-type="float" office:value="0.000996761">
                <text:p>0.0009967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0">
                <text:p>92000</text:p>
              </table:table-cell>
              <table:table-cell office:value-type="float" office:value="0.0233878">
                <text:p>0.0233878</text:p>
              </table:table-cell>
              <table:table-cell office:value-type="float" office:value="0.00329898">
                <text:p>0.00329898</text:p>
              </table:table-cell>
              <table:table-cell office:value-type="float" office:value="0.00146652">
                <text:p>0.00146652</text:p>
              </table:table-cell>
              <table:table-cell office:value-type="float" office:value="0.072203">
                <text:p>0.072203</text:p>
              </table:table-cell>
              <table:table-cell office:value-type="float" office:value="0.0210315">
                <text:p>0.0210315</text:p>
              </table:table-cell>
              <table:table-cell office:value-type="float" office:value="0.000981365">
                <text:p>0.000981365</text:p>
              </table:table-cell>
              <table:table-cell office:value-type="float" office:value="0.000461471">
                <text:p>0.000461471</text:p>
              </table:table-cell>
              <table:table-cell office:value-type="float" office:value="0.000969917">
                <text:p>0.000969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0">
                <text:p>92500</text:p>
              </table:table-cell>
              <table:table-cell office:value-type="float" office:value="0.0228679">
                <text:p>0.0228679</text:p>
              </table:table-cell>
              <table:table-cell office:value-type="float" office:value="0.00349636">
                <text:p>0.00349636</text:p>
              </table:table-cell>
              <table:table-cell office:value-type="float" office:value="0.0013027">
                <text:p>0.0013027</text:p>
              </table:table-cell>
              <table:table-cell office:value-type="float" office:value="0.0737512">
                <text:p>0.0737512</text:p>
              </table:table-cell>
              <table:table-cell office:value-type="float" office:value="0.0210966">
                <text:p>0.0210966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096597">
                <text:p>0.00096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0">
                <text:p>93000</text:p>
              </table:table-cell>
              <table:table-cell office:value-type="float" office:value="0.0229496">
                <text:p>0.0229496</text:p>
              </table:table-cell>
              <table:table-cell office:value-type="float" office:value="0.00328793">
                <text:p>0.00328793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0734922">
                <text:p>0.0734922</text:p>
              </table:table-cell>
              <table:table-cell office:value-type="float" office:value="0.0221194">
                <text:p>0.0221194</text:p>
              </table:table-cell>
              <table:table-cell office:value-type="float" office:value="0.000993997">
                <text:p>0.000993997</text:p>
              </table:table-cell>
              <table:table-cell office:value-type="float" office:value="0.000472919">
                <text:p>0.000472919</text:p>
              </table:table-cell>
              <table:table-cell office:value-type="float" office:value="0.000992024">
                <text:p>0.0009920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0">
                <text:p>93500</text:p>
              </table:table-cell>
              <table:table-cell office:value-type="float" office:value="0.0230601">
                <text:p>0.0230601</text:p>
              </table:table-cell>
              <table:table-cell office:value-type="float" office:value="0.00333846">
                <text:p>0.00333846</text:p>
              </table:table-cell>
              <table:table-cell office:value-type="float" office:value="0.00168916">
                <text:p>0.00168916</text:p>
              </table:table-cell>
              <table:table-cell office:value-type="float" office:value="0.074005">
                <text:p>0.074005</text:p>
              </table:table-cell>
              <table:table-cell office:value-type="float" office:value="0.021669">
                <text:p>0.021669</text:p>
              </table:table-cell>
              <table:table-cell office:value-type="float" office:value="0.000999129">
                <text:p>0.000999129</text:p>
              </table:table-cell>
              <table:table-cell office:value-type="float" office:value="0.000473313">
                <text:p>0.000473313</text:p>
              </table:table-cell>
              <table:table-cell office:value-type="float" office:value="0.000973075">
                <text:p>0.0009730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0">
                <text:p>94000</text:p>
              </table:table-cell>
              <table:table-cell office:value-type="float" office:value="0.0231777">
                <text:p>0.0231777</text:p>
              </table:table-cell>
              <table:table-cell office:value-type="float" office:value="0.00329148">
                <text:p>0.00329148</text:p>
              </table:table-cell>
              <table:table-cell office:value-type="float" office:value="0.00125848">
                <text:p>0.00125848</text:p>
              </table:table-cell>
              <table:table-cell office:value-type="float" office:value="0.0749517">
                <text:p>0.0749517</text:p>
              </table:table-cell>
              <table:table-cell office:value-type="float" office:value="0.0225627">
                <text:p>0.0225627</text:p>
              </table:table-cell>
              <table:table-cell office:value-type="float" office:value="0.00101768">
                <text:p>0.00101768</text:p>
              </table:table-cell>
              <table:table-cell office:value-type="float" office:value="0.000478445">
                <text:p>0.000478445</text:p>
              </table:table-cell>
              <table:table-cell office:value-type="float" office:value="0.000984128">
                <text:p>0.000984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0">
                <text:p>94500</text:p>
              </table:table-cell>
              <table:table-cell office:value-type="float" office:value="0.0238587">
                <text:p>0.0238587</text:p>
              </table:table-cell>
              <table:table-cell office:value-type="float" office:value="0.00355044">
                <text:p>0.00355044</text:p>
              </table:table-cell>
              <table:table-cell office:value-type="float" office:value="0.00127862">
                <text:p>0.00127862</text:p>
              </table:table-cell>
              <table:table-cell office:value-type="float" office:value="0.0744661">
                <text:p>0.0744661</text:p>
              </table:table-cell>
              <table:table-cell office:value-type="float" office:value="0.0214803">
                <text:p>0.0214803</text:p>
              </table:table-cell>
              <table:table-cell office:value-type="float" office:value="0.00101216">
                <text:p>0.00101216</text:p>
              </table:table-cell>
              <table:table-cell office:value-type="float" office:value="0.000484366">
                <text:p>0.000484366</text:p>
              </table:table-cell>
              <table:table-cell office:value-type="float" office:value="0.00098176">
                <text:p>0.000981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0">
                <text:p>95000</text:p>
              </table:table-cell>
              <table:table-cell office:value-type="float" office:value="0.0235733">
                <text:p>0.0235733</text:p>
              </table:table-cell>
              <table:table-cell office:value-type="float" office:value="0.0034482">
                <text:p>0.0034482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742218">
                <text:p>0.0742218</text:p>
              </table:table-cell>
              <table:table-cell office:value-type="float" office:value="0.0216903">
                <text:p>0.0216903</text:p>
              </table:table-cell>
              <table:table-cell office:value-type="float" office:value="0.00103624">
                <text:p>0.00103624</text:p>
              </table:table-cell>
              <table:table-cell office:value-type="float" office:value="0.000483577">
                <text:p>0.000483577</text:p>
              </table:table-cell>
              <table:table-cell office:value-type="float" office:value="0.000970707">
                <text:p>0.000970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0">
                <text:p>95500</text:p>
              </table:table-cell>
              <table:table-cell office:value-type="float" office:value="0.0237186">
                <text:p>0.0237186</text:p>
              </table:table-cell>
              <table:table-cell office:value-type="float" office:value="0.00352755">
                <text:p>0.00352755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72486">
                <text:p>0.072486</text:p>
              </table:table-cell>
              <table:table-cell office:value-type="float" office:value="0.0221008">
                <text:p>0.0221008</text:p>
              </table:table-cell>
              <table:table-cell office:value-type="float" office:value="0.00103426">
                <text:p>0.00103426</text:p>
              </table:table-cell>
              <table:table-cell office:value-type="float" office:value="0.000493446">
                <text:p>0.000493446</text:p>
              </table:table-cell>
              <table:table-cell office:value-type="float" office:value="0.000992418">
                <text:p>0.0009924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0">
                <text:p>96000</text:p>
              </table:table-cell>
              <table:table-cell office:value-type="float" office:value="0.0244512">
                <text:p>0.0244512</text:p>
              </table:table-cell>
              <table:table-cell office:value-type="float" office:value="0.00351097">
                <text:p>0.00351097</text:p>
              </table:table-cell>
              <table:table-cell office:value-type="float" office:value="0.00126598">
                <text:p>0.00126598</text:p>
              </table:table-cell>
              <table:table-cell office:value-type="float" office:value="0.0748613">
                <text:p>0.0748613</text:p>
              </table:table-cell>
              <table:table-cell office:value-type="float" office:value="0.0222872">
                <text:p>0.0222872</text:p>
              </table:table-cell>
              <table:table-cell office:value-type="float" office:value="0.00102518">
                <text:p>0.00102518</text:p>
              </table:table-cell>
              <table:table-cell office:value-type="float" office:value="0.000489498">
                <text:p>0.000489498</text:p>
              </table:table-cell>
              <table:table-cell office:value-type="float" office:value="0.00100268">
                <text:p>0.001002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0">
                <text:p>96500</text:p>
              </table:table-cell>
              <table:table-cell office:value-type="float" office:value="0.0240561">
                <text:p>0.0240561</text:p>
              </table:table-cell>
              <table:table-cell office:value-type="float" office:value="0.0033807">
                <text:p>0.0033807</text:p>
              </table:table-cell>
              <table:table-cell office:value-type="float" office:value="0.00117756">
                <text:p>0.00117756</text:p>
              </table:table-cell>
              <table:table-cell office:value-type="float" office:value="0.0723289">
                <text:p>0.0723289</text:p>
              </table:table-cell>
              <table:table-cell office:value-type="float" office:value="0.0228564">
                <text:p>0.0228564</text:p>
              </table:table-cell>
              <table:table-cell office:value-type="float" office:value="0.00102005">
                <text:p>0.00102005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0982155">
                <text:p>0.0009821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0">
                <text:p>97000</text:p>
              </table:table-cell>
              <table:table-cell office:value-type="float" office:value="0.0243778">
                <text:p>0.0243778</text:p>
              </table:table-cell>
              <table:table-cell office:value-type="float" office:value="0.00404033">
                <text:p>0.00404033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755706">
                <text:p>0.0755706</text:p>
              </table:table-cell>
              <table:table-cell office:value-type="float" office:value="0.0225489">
                <text:p>0.0225489</text:p>
              </table:table-cell>
              <table:table-cell office:value-type="float" office:value="0.00104255">
                <text:p>0.00104255</text:p>
              </table:table-cell>
              <table:table-cell office:value-type="float" office:value="0.000496209">
                <text:p>0.000496209</text:p>
              </table:table-cell>
              <table:table-cell office:value-type="float" office:value="0.000980181">
                <text:p>0.0009801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0">
                <text:p>97500</text:p>
              </table:table-cell>
              <table:table-cell office:value-type="float" office:value="0.0243403">
                <text:p>0.0243403</text:p>
              </table:table-cell>
              <table:table-cell office:value-type="float" office:value="0.00351136">
                <text:p>0.00351136</text:p>
              </table:table-cell>
              <table:table-cell office:value-type="float" office:value="0.00116809">
                <text:p>0.00116809</text:p>
              </table:table-cell>
              <table:table-cell office:value-type="float" office:value="0.0763641">
                <text:p>0.0763641</text:p>
              </table:table-cell>
              <table:table-cell office:value-type="float" office:value="0.0245531">
                <text:p>0.0245531</text:p>
              </table:table-cell>
              <table:table-cell office:value-type="float" office:value="0.00101334">
                <text:p>0.00101334</text:p>
              </table:table-cell>
              <table:table-cell office:value-type="float" office:value="0.000483182">
                <text:p>0.000483182</text:p>
              </table:table-cell>
              <table:table-cell office:value-type="float" office:value="0.00102913">
                <text:p>0.00102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">
                <text:p>98000</text:p>
              </table:table-cell>
              <table:table-cell office:value-type="float" office:value="0.0252167">
                <text:p>0.0252167</text:p>
              </table:table-cell>
              <table:table-cell office:value-type="float" office:value="0.0035311">
                <text:p>0.0035311</text:p>
              </table:table-cell>
              <table:table-cell office:value-type="float" office:value="0.00122572">
                <text:p>0.00122572</text:p>
              </table:table-cell>
              <table:table-cell office:value-type="float" office:value="0.0775377">
                <text:p>0.0775377</text:p>
              </table:table-cell>
              <table:table-cell office:value-type="float" office:value="0.0235895">
                <text:p>0.0235895</text:p>
              </table:table-cell>
              <table:table-cell office:value-type="float" office:value="0.00102716">
                <text:p>0.00102716</text:p>
              </table:table-cell>
              <table:table-cell office:value-type="float" office:value="0.000487524">
                <text:p>0.000487524</text:p>
              </table:table-cell>
              <table:table-cell office:value-type="float" office:value="0.00100189">
                <text:p>0.001001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0">
                <text:p>98500</text:p>
              </table:table-cell>
              <table:table-cell office:value-type="float" office:value="0.0276026">
                <text:p>0.0276026</text:p>
              </table:table-cell>
              <table:table-cell office:value-type="float" office:value="0.00371071">
                <text:p>0.00371071</text:p>
              </table:table-cell>
              <table:table-cell office:value-type="float" office:value="0.00115901">
                <text:p>0.00115901</text:p>
              </table:table-cell>
              <table:table-cell office:value-type="float" office:value="0.073598">
                <text:p>0.073598</text:p>
              </table:table-cell>
              <table:table-cell office:value-type="float" office:value="0.0221585">
                <text:p>0.0221585</text:p>
              </table:table-cell>
              <table:table-cell office:value-type="float" office:value="0.00103782">
                <text:p>0.00103782</text:p>
              </table:table-cell>
              <table:table-cell office:value-type="float" office:value="0.000496604">
                <text:p>0.000496604</text:p>
              </table:table-cell>
              <table:table-cell office:value-type="float" office:value="0.000995971">
                <text:p>0.000995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0">
                <text:p>99000</text:p>
              </table:table-cell>
              <table:table-cell office:value-type="float" office:value="0.025386">
                <text:p>0.025386</text:p>
              </table:table-cell>
              <table:table-cell office:value-type="float" office:value="0.0037644">
                <text:p>0.0037644</text:p>
              </table:table-cell>
              <table:table-cell office:value-type="float" office:value="0.00132994">
                <text:p>0.00132994</text:p>
              </table:table-cell>
              <table:table-cell office:value-type="float" office:value="0.0716057">
                <text:p>0.0716057</text:p>
              </table:table-cell>
              <table:table-cell office:value-type="float" office:value="0.0216729">
                <text:p>0.0216729</text:p>
              </table:table-cell>
              <table:table-cell office:value-type="float" office:value="0.00106979">
                <text:p>0.00106979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102795">
                <text:p>0.001027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0">
                <text:p>99500</text:p>
              </table:table-cell>
              <table:table-cell office:value-type="float" office:value="0.0249628">
                <text:p>0.0249628</text:p>
              </table:table-cell>
              <table:table-cell office:value-type="float" office:value="0.00401152">
                <text:p>0.00401152</text:p>
              </table:table-cell>
              <table:table-cell office:value-type="float" office:value="0.00123559">
                <text:p>0.00123559</text:p>
              </table:table-cell>
              <table:table-cell office:value-type="float" office:value="0.0747097">
                <text:p>0.0747097</text:p>
              </table:table-cell>
              <table:table-cell office:value-type="float" office:value="0.0218494">
                <text:p>0.0218494</text:p>
              </table:table-cell>
              <table:table-cell office:value-type="float" office:value="0.00108163">
                <text:p>0.00108163</text:p>
              </table:table-cell>
              <table:table-cell office:value-type="float" office:value="0.000517921">
                <text:p>0.000517921</text:p>
              </table:table-cell>
              <table:table-cell office:value-type="float" office:value="0.00103821">
                <text:p>0.001038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">
                <text:p>100000</text:p>
              </table:table-cell>
              <table:table-cell office:value-type="float" office:value="0.0246612">
                <text:p>0.0246612</text:p>
              </table:table-cell>
              <table:table-cell office:value-type="float" office:value="0.00382638">
                <text:p>0.00382638</text:p>
              </table:table-cell>
              <table:table-cell office:value-type="float" office:value="0.00132717">
                <text:p>0.00132717</text:p>
              </table:table-cell>
              <table:table-cell office:value-type="float" office:value="0.0787678">
                <text:p>0.0787678</text:p>
              </table:table-cell>
              <table:table-cell office:value-type="float" office:value="0.023413">
                <text:p>0.023413</text:p>
              </table:table-cell>
              <table:table-cell office:value-type="float" office:value="0.00107137">
                <text:p>0.00107137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105005">
                <text:p>0.001050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00">
                <text:p>100500</text:p>
              </table:table-cell>
              <table:table-cell office:value-type="float" office:value="0.0247686">
                <text:p>0.0247686</text:p>
              </table:table-cell>
              <table:table-cell office:value-type="float" office:value="0.00382598">
                <text:p>0.00382598</text:p>
              </table:table-cell>
              <table:table-cell office:value-type="float" office:value="0.00114243">
                <text:p>0.00114243</text:p>
              </table:table-cell>
              <table:table-cell office:value-type="float" office:value="0.0733896">
                <text:p>0.0733896</text:p>
              </table:table-cell>
              <table:table-cell office:value-type="float" office:value="0.0226997">
                <text:p>0.0226997</text:p>
              </table:table-cell>
              <table:table-cell office:value-type="float" office:value="0.00104492">
                <text:p>0.00104492</text:p>
              </table:table-cell>
              <table:table-cell office:value-type="float" office:value="0.000505289">
                <text:p>0.000505289</text:p>
              </table:table-cell>
              <table:table-cell office:value-type="float" office:value="0.00100623">
                <text:p>0.001006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00">
                <text:p>101000</text:p>
              </table:table-cell>
              <table:table-cell office:value-type="float" office:value="0.0248061">
                <text:p>0.0248061</text:p>
              </table:table-cell>
              <table:table-cell office:value-type="float" office:value="0.00370637">
                <text:p>0.00370637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780552">
                <text:p>0.0780552</text:p>
              </table:table-cell>
              <table:table-cell office:value-type="float" office:value="0.0240809">
                <text:p>0.0240809</text:p>
              </table:table-cell>
              <table:table-cell office:value-type="float" office:value="0.00104413">
                <text:p>0.00104413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103663">
                <text:p>0.00103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00">
                <text:p>101500</text:p>
              </table:table-cell>
              <table:table-cell office:value-type="float" office:value="0.0248859">
                <text:p>0.0248859</text:p>
              </table:table-cell>
              <table:table-cell office:value-type="float" office:value="0.00361518">
                <text:p>0.00361518</text:p>
              </table:table-cell>
              <table:table-cell office:value-type="float" office:value="0.00112308">
                <text:p>0.00112308</text:p>
              </table:table-cell>
              <table:table-cell office:value-type="float" office:value="0.0768864">
                <text:p>0.0768864</text:p>
              </table:table-cell>
              <table:table-cell office:value-type="float" office:value="0.0235512">
                <text:p>0.0235512</text:p>
              </table:table-cell>
              <table:table-cell office:value-type="float" office:value="0.00103663">
                <text:p>0.00103663</text:p>
              </table:table-cell>
              <table:table-cell office:value-type="float" office:value="0.000505289">
                <text:p>0.000505289</text:p>
              </table:table-cell>
              <table:table-cell office:value-type="float" office:value="0.00101808">
                <text:p>0.00101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00">
                <text:p>102000</text:p>
              </table:table-cell>
              <table:table-cell office:value-type="float" office:value="0.0250694">
                <text:p>0.0250694</text:p>
              </table:table-cell>
              <table:table-cell office:value-type="float" office:value="0.00381177">
                <text:p>0.00381177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0773427">
                <text:p>0.0773427</text:p>
              </table:table-cell>
              <table:table-cell office:value-type="float" office:value="0.0265186">
                <text:p>0.0265186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00525026">
                <text:p>0.000525026</text:p>
              </table:table-cell>
              <table:table-cell office:value-type="float" office:value="0.00101295">
                <text:p>0.00101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0.0259931">
                <text:p>0.0259931</text:p>
              </table:table-cell>
              <table:table-cell office:value-type="float" office:value="0.00372887">
                <text:p>0.00372887</text:p>
              </table:table-cell>
              <table:table-cell office:value-type="float" office:value="0.0011069">
                <text:p>0.0011069</text:p>
              </table:table-cell>
              <table:table-cell office:value-type="float" office:value="0.0740244">
                <text:p>0.0740244</text:p>
              </table:table-cell>
              <table:table-cell office:value-type="float" office:value="0.0236226">
                <text:p>0.0236226</text:p>
              </table:table-cell>
              <table:table-cell office:value-type="float" office:value="0.00111558">
                <text:p>0.00111558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993208">
                <text:p>0.000993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00">
                <text:p>103000</text:p>
              </table:table-cell>
              <table:table-cell office:value-type="float" office:value="0.0259355">
                <text:p>0.0259355</text:p>
              </table:table-cell>
              <table:table-cell office:value-type="float" office:value="0.00408218">
                <text:p>0.00408218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073373">
                <text:p>0.073373</text:p>
              </table:table-cell>
              <table:table-cell office:value-type="float" office:value="0.0227423">
                <text:p>0.0227423</text:p>
              </table:table-cell>
              <table:table-cell office:value-type="float" office:value="0.00106111">
                <text:p>0.00106111</text:p>
              </table:table-cell>
              <table:table-cell office:value-type="float" office:value="0.000550686">
                <text:p>0.000550686</text:p>
              </table:table-cell>
              <table:table-cell office:value-type="float" office:value="0.00103939">
                <text:p>0.00103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00">
                <text:p>103500</text:p>
              </table:table-cell>
              <table:table-cell office:value-type="float" office:value="0.0257745">
                <text:p>0.0257745</text:p>
              </table:table-cell>
              <table:table-cell office:value-type="float" office:value="0.00389546">
                <text:p>0.00389546</text:p>
              </table:table-cell>
              <table:table-cell office:value-type="float" office:value="0.00108321">
                <text:p>0.00108321</text:p>
              </table:table-cell>
              <table:table-cell office:value-type="float" office:value="0.072891">
                <text:p>0.072891</text:p>
              </table:table-cell>
              <table:table-cell office:value-type="float" office:value="0.0230139">
                <text:p>0.0230139</text:p>
              </table:table-cell>
              <table:table-cell office:value-type="float" office:value="0.00106742">
                <text:p>0.00106742</text:p>
              </table:table-cell>
              <table:table-cell office:value-type="float" office:value="0.000515552">
                <text:p>0.000515552</text:p>
              </table:table-cell>
              <table:table-cell office:value-type="float" office:value="0.0010311">
                <text:p>0.00103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00">
                <text:p>104000</text:p>
              </table:table-cell>
              <table:table-cell office:value-type="float" office:value="0.0259201">
                <text:p>0.0259201</text:p>
              </table:table-cell>
              <table:table-cell office:value-type="float" office:value="0.00402297">
                <text:p>0.00402297</text:p>
              </table:table-cell>
              <table:table-cell office:value-type="float" office:value="0.0011369">
                <text:p>0.0011369</text:p>
              </table:table-cell>
              <table:table-cell office:value-type="float" office:value="0.0745494">
                <text:p>0.0745494</text:p>
              </table:table-cell>
              <table:table-cell office:value-type="float" office:value="0.0237249">
                <text:p>0.0237249</text:p>
              </table:table-cell>
              <table:table-cell office:value-type="float" office:value="0.00110256">
                <text:p>0.00110256</text:p>
              </table:table-cell>
              <table:table-cell office:value-type="float" office:value="0.00053529">
                <text:p>0.00053529</text:p>
              </table:table-cell>
              <table:table-cell office:value-type="float" office:value="0.00104847">
                <text:p>0.001048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00">
                <text:p>104500</text:p>
              </table:table-cell>
              <table:table-cell office:value-type="float" office:value="0.0263994">
                <text:p>0.0263994</text:p>
              </table:table-cell>
              <table:table-cell office:value-type="float" office:value="0.0038394">
                <text:p>0.0038394</text:p>
              </table:table-cell>
              <table:table-cell office:value-type="float" office:value="0.00108519">
                <text:p>0.00108519</text:p>
              </table:table-cell>
              <table:table-cell office:value-type="float" office:value="0.0730438">
                <text:p>0.0730438</text:p>
              </table:table-cell>
              <table:table-cell office:value-type="float" office:value="0.0233455">
                <text:p>0.0233455</text:p>
              </table:table-cell>
              <table:table-cell office:value-type="float" office:value="0.00106032">
                <text:p>0.00106032</text:p>
              </table:table-cell>
              <table:table-cell office:value-type="float" office:value="0.000511999">
                <text:p>0.000511999</text:p>
              </table:table-cell>
              <table:table-cell office:value-type="float" office:value="0.00101295">
                <text:p>0.001012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00">
                <text:p>105000</text:p>
              </table:table-cell>
              <table:table-cell office:value-type="float" office:value="0.0263322">
                <text:p>0.0263322</text:p>
              </table:table-cell>
              <table:table-cell office:value-type="float" office:value="0.00430443">
                <text:p>0.00430443</text:p>
              </table:table-cell>
              <table:table-cell office:value-type="float" office:value="0.00108005">
                <text:p>0.00108005</text:p>
              </table:table-cell>
              <table:table-cell office:value-type="float" office:value="0.0769314">
                <text:p>0.0769314</text:p>
              </table:table-cell>
              <table:table-cell office:value-type="float" office:value="0.0243182">
                <text:p>0.0243182</text:p>
              </table:table-cell>
              <table:table-cell office:value-type="float" office:value="0.00106663">
                <text:p>0.00106663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104611">
                <text:p>0.00104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00">
                <text:p>105500</text:p>
              </table:table-cell>
              <table:table-cell office:value-type="float" office:value="0.0258645">
                <text:p>0.0258645</text:p>
              </table:table-cell>
              <table:table-cell office:value-type="float" office:value="0.00385638">
                <text:p>0.00385638</text:p>
              </table:table-cell>
              <table:table-cell office:value-type="float" office:value="0.0011065">
                <text:p>0.0011065</text:p>
              </table:table-cell>
              <table:table-cell office:value-type="float" office:value="0.0770166">
                <text:p>0.0770166</text:p>
              </table:table-cell>
              <table:table-cell office:value-type="float" office:value="0.0243833">
                <text:p>0.0243833</text:p>
              </table:table-cell>
              <table:table-cell office:value-type="float" office:value="0.00103545">
                <text:p>0.00103545</text:p>
              </table:table-cell>
              <table:table-cell office:value-type="float" office:value="0.000500551">
                <text:p>0.000500551</text:p>
              </table:table-cell>
              <table:table-cell office:value-type="float" office:value="0.00107492">
                <text:p>0.00107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00">
                <text:p>106000</text:p>
              </table:table-cell>
              <table:table-cell office:value-type="float" office:value="0.0262576">
                <text:p>0.0262576</text:p>
              </table:table-cell>
              <table:table-cell office:value-type="float" office:value="0.00386033">
                <text:p>0.00386033</text:p>
              </table:table-cell>
              <table:table-cell office:value-type="float" office:value="0.00111756">
                <text:p>0.00111756</text:p>
              </table:table-cell>
              <table:table-cell office:value-type="float" office:value="0.0763578">
                <text:p>0.0763578</text:p>
              </table:table-cell>
              <table:table-cell office:value-type="float" office:value="0.0243782">
                <text:p>0.0243782</text:p>
              </table:table-cell>
              <table:table-cell office:value-type="float" office:value="0.00107848">
                <text:p>0.00107848</text:p>
              </table:table-cell>
              <table:table-cell office:value-type="float" office:value="0.000511999">
                <text:p>0.000511999</text:p>
              </table:table-cell>
              <table:table-cell office:value-type="float" office:value="0.00106584">
                <text:p>0.00106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00">
                <text:p>106500</text:p>
              </table:table-cell>
              <table:table-cell office:value-type="float" office:value="0.0268735">
                <text:p>0.0268735</text:p>
              </table:table-cell>
              <table:table-cell office:value-type="float" office:value="0.00393928">
                <text:p>0.00393928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795131">
                <text:p>0.0795131</text:p>
              </table:table-cell>
              <table:table-cell office:value-type="float" office:value="0.0263978">
                <text:p>0.0263978</text:p>
              </table:table-cell>
              <table:table-cell office:value-type="float" office:value="0.00106703">
                <text:p>0.00106703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111163">
                <text:p>0.001111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00">
                <text:p>107000</text:p>
              </table:table-cell>
              <table:table-cell office:value-type="float" office:value="0.0265265">
                <text:p>0.0265265</text:p>
              </table:table-cell>
              <table:table-cell office:value-type="float" office:value="0.00442443">
                <text:p>0.00442443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0810878">
                <text:p>0.0810878</text:p>
              </table:table-cell>
              <table:table-cell office:value-type="float" office:value="0.0308202">
                <text:p>0.0308202</text:p>
              </table:table-cell>
              <table:table-cell office:value-type="float" office:value="0.00108558">
                <text:p>0.00108558</text:p>
              </table:table-cell>
              <table:table-cell office:value-type="float" office:value="0.000525421">
                <text:p>0.000525421</text:p>
              </table:table-cell>
              <table:table-cell office:value-type="float" office:value="0.00108084">
                <text:p>0.00108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00">
                <text:p>107500</text:p>
              </table:table-cell>
              <table:table-cell office:value-type="float" office:value="0.0256868">
                <text:p>0.0256868</text:p>
              </table:table-cell>
              <table:table-cell office:value-type="float" office:value="0.00413666">
                <text:p>0.00413666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0763444">
                <text:p>0.0763444</text:p>
              </table:table-cell>
              <table:table-cell office:value-type="float" office:value="0.0242365">
                <text:p>0.0242365</text:p>
              </table:table-cell>
              <table:table-cell office:value-type="float" office:value="0.00110571">
                <text:p>0.00110571</text:p>
              </table:table-cell>
              <table:table-cell office:value-type="float" office:value="0.000532132">
                <text:p>0.000532132</text:p>
              </table:table-cell>
              <table:table-cell office:value-type="float" office:value="0.00108953">
                <text:p>0.001089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00">
                <text:p>108000</text:p>
              </table:table-cell>
              <table:table-cell office:value-type="float" office:value="0.0258459">
                <text:p>0.0258459</text:p>
              </table:table-cell>
              <table:table-cell office:value-type="float" office:value="0.00429614">
                <text:p>0.00429614</text:p>
              </table:table-cell>
              <table:table-cell office:value-type="float" office:value="0.00109466">
                <text:p>0.00109466</text:p>
              </table:table-cell>
              <table:table-cell office:value-type="float" office:value="0.0789269">
                <text:p>0.0789269</text:p>
              </table:table-cell>
              <table:table-cell office:value-type="float" office:value="0.0249613">
                <text:p>0.0249613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107611">
                <text:p>0.00107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00">
                <text:p>108500</text:p>
              </table:table-cell>
              <table:table-cell office:value-type="float" office:value="0.0258921">
                <text:p>0.0258921</text:p>
              </table:table-cell>
              <table:table-cell office:value-type="float" office:value="0.00410389">
                <text:p>0.00410389</text:p>
              </table:table-cell>
              <table:table-cell office:value-type="float" office:value="0.0010919">
                <text:p>0.0010919</text:p>
              </table:table-cell>
              <table:table-cell office:value-type="float" office:value="0.0782858">
                <text:p>0.0782858</text:p>
              </table:table-cell>
              <table:table-cell office:value-type="float" office:value="0.024934">
                <text:p>0.024934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00530948">
                <text:p>0.000530948</text:p>
              </table:table-cell>
              <table:table-cell office:value-type="float" office:value="0.00108992">
                <text:p>0.001089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00">
                <text:p>109000</text:p>
              </table:table-cell>
              <table:table-cell office:value-type="float" office:value="0.0259655">
                <text:p>0.0259655</text:p>
              </table:table-cell>
              <table:table-cell office:value-type="float" office:value="0.0042685">
                <text:p>0.0042685</text:p>
              </table:table-cell>
              <table:table-cell office:value-type="float" office:value="0.00107966">
                <text:p>0.00107966</text:p>
              </table:table-cell>
              <table:table-cell office:value-type="float" office:value="0.0788388">
                <text:p>0.0788388</text:p>
              </table:table-cell>
              <table:table-cell office:value-type="float" office:value="0.0254523">
                <text:p>0.0254523</text:p>
              </table:table-cell>
              <table:table-cell office:value-type="float" office:value="0.00108321">
                <text:p>0.00108321</text:p>
              </table:table-cell>
              <table:table-cell office:value-type="float" office:value="0.000523053">
                <text:p>0.000523053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00">
                <text:p>109500</text:p>
              </table:table-cell>
              <table:table-cell office:value-type="float" office:value="0.0268004">
                <text:p>0.0268004</text:p>
              </table:table-cell>
              <table:table-cell office:value-type="float" office:value="0.00416152">
                <text:p>0.00416152</text:p>
              </table:table-cell>
              <table:table-cell office:value-type="float" office:value="0.00105558">
                <text:p>0.00105558</text:p>
              </table:table-cell>
              <table:table-cell office:value-type="float" office:value="0.0725239">
                <text:p>0.0725239</text:p>
              </table:table-cell>
              <table:table-cell office:value-type="float" office:value="0.02298">
                <text:p>0.02298</text:p>
              </table:table-cell>
              <table:table-cell office:value-type="float" office:value="0.00109229">
                <text:p>0.00109229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00">
                <text:p>110000</text:p>
              </table:table-cell>
              <table:table-cell office:value-type="float" office:value="0.0263895">
                <text:p>0.0263895</text:p>
              </table:table-cell>
              <table:table-cell office:value-type="float" office:value="0.0041556">
                <text:p>0.0041556</text:p>
              </table:table-cell>
              <table:table-cell office:value-type="float" office:value="0.00143455">
                <text:p>0.00143455</text:p>
              </table:table-cell>
              <table:table-cell office:value-type="float" office:value="0.0764134">
                <text:p>0.0764134</text:p>
              </table:table-cell>
              <table:table-cell office:value-type="float" office:value="0.0246265">
                <text:p>0.0246265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00530553">
                <text:p>0.000530553</text:p>
              </table:table-cell>
              <table:table-cell office:value-type="float" office:value="0.00104729">
                <text:p>0.001047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00">
                <text:p>110500</text:p>
              </table:table-cell>
              <table:table-cell office:value-type="float" office:value="0.027239">
                <text:p>0.027239</text:p>
              </table:table-cell>
              <table:table-cell office:value-type="float" office:value="0.00414929">
                <text:p>0.00414929</text:p>
              </table:table-cell>
              <table:table-cell office:value-type="float" office:value="0.00111637">
                <text:p>0.00111637</text:p>
              </table:table-cell>
              <table:table-cell office:value-type="float" office:value="0.0759709">
                <text:p>0.0759709</text:p>
              </table:table-cell>
              <table:table-cell office:value-type="float" office:value="0.0251318">
                <text:p>0.0251318</text:p>
              </table:table-cell>
              <table:table-cell office:value-type="float" office:value="0.00110571">
                <text:p>0.00110571</text:p>
              </table:table-cell>
              <table:table-cell office:value-type="float" office:value="0.000549896">
                <text:p>0.000549896</text:p>
              </table:table-cell>
              <table:table-cell office:value-type="float" office:value="0.00107374">
                <text:p>0.001073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00">
                <text:p>111000</text:p>
              </table:table-cell>
              <table:table-cell office:value-type="float" office:value="0.0273006">
                <text:p>0.0273006</text:p>
              </table:table-cell>
              <table:table-cell office:value-type="float" office:value="0.00426416">
                <text:p>0.00426416</text:p>
              </table:table-cell>
              <table:table-cell office:value-type="float" office:value="0.00109427">
                <text:p>0.00109427</text:p>
              </table:table-cell>
              <table:table-cell office:value-type="float" office:value="0.0778464">
                <text:p>0.0778464</text:p>
              </table:table-cell>
              <table:table-cell office:value-type="float" office:value="0.0259462">
                <text:p>0.0259462</text:p>
              </table:table-cell>
              <table:table-cell office:value-type="float" office:value="0.00111124">
                <text:p>0.00111124</text:p>
              </table:table-cell>
              <table:table-cell office:value-type="float" office:value="0.000542001">
                <text:p>0.000542001</text:p>
              </table:table-cell>
              <table:table-cell office:value-type="float" office:value="0.00109111">
                <text:p>0.001091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00">
                <text:p>111500</text:p>
              </table:table-cell>
              <table:table-cell office:value-type="float" office:value="0.0279294">
                <text:p>0.0279294</text:p>
              </table:table-cell>
              <table:table-cell office:value-type="float" office:value="0.00431982">
                <text:p>0.00431982</text:p>
              </table:table-cell>
              <table:table-cell office:value-type="float" office:value="0.00113098">
                <text:p>0.00113098</text:p>
              </table:table-cell>
              <table:table-cell office:value-type="float" office:value="0.0786647">
                <text:p>0.0786647</text:p>
              </table:table-cell>
              <table:table-cell office:value-type="float" office:value="0.0260508">
                <text:p>0.0260508</text:p>
              </table:table-cell>
              <table:table-cell office:value-type="float" office:value="0.00111242">
                <text:p>0.00111242</text:p>
              </table:table-cell>
              <table:table-cell office:value-type="float" office:value="0.000537264">
                <text:p>0.000537264</text:p>
              </table:table-cell>
              <table:table-cell office:value-type="float" office:value="0.0010919">
                <text:p>0.0010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00">
                <text:p>112000</text:p>
              </table:table-cell>
              <table:table-cell office:value-type="float" office:value="0.0267862">
                <text:p>0.0267862</text:p>
              </table:table-cell>
              <table:table-cell office:value-type="float" office:value="0.00417416">
                <text:p>0.00417416</text:p>
              </table:table-cell>
              <table:table-cell office:value-type="float" office:value="0.00110611">
                <text:p>0.00110611</text:p>
              </table:table-cell>
              <table:table-cell office:value-type="float" office:value="0.0796958">
                <text:p>0.0796958</text:p>
              </table:table-cell>
              <table:table-cell office:value-type="float" office:value="0.0257543">
                <text:p>0.0257543</text:p>
              </table:table-cell>
              <table:table-cell office:value-type="float" office:value="0.00113058">
                <text:p>0.00113058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111163">
                <text:p>0.001111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00">
                <text:p>112500</text:p>
              </table:table-cell>
              <table:table-cell office:value-type="float" office:value="0.0271332">
                <text:p>0.0271332</text:p>
              </table:table-cell>
              <table:table-cell office:value-type="float" office:value="0.00420179">
                <text:p>0.00420179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0768118">
                <text:p>0.0768118</text:p>
              </table:table-cell>
              <table:table-cell office:value-type="float" office:value="0.0255025">
                <text:p>0.0255025</text:p>
              </table:table-cell>
              <table:table-cell office:value-type="float" office:value="0.00109427">
                <text:p>0.00109427</text:p>
              </table:table-cell>
              <table:table-cell office:value-type="float" office:value="0.000521079">
                <text:p>0.000521079</text:p>
              </table:table-cell>
              <table:table-cell office:value-type="float" office:value="0.00106624">
                <text:p>0.00106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00">
                <text:p>113000</text:p>
              </table:table-cell>
              <table:table-cell office:value-type="float" office:value="0.0272291">
                <text:p>0.0272291</text:p>
              </table:table-cell>
              <table:table-cell office:value-type="float" office:value="0.00474892">
                <text:p>0.00474892</text:p>
              </table:table-cell>
              <table:table-cell office:value-type="float" office:value="0.00113374">
                <text:p>0.00113374</text:p>
              </table:table-cell>
              <table:table-cell office:value-type="float" office:value="0.0758379">
                <text:p>0.0758379</text:p>
              </table:table-cell>
              <table:table-cell office:value-type="float" office:value="0.0254496">
                <text:p>0.0254496</text:p>
              </table:table-cell>
              <table:table-cell office:value-type="float" office:value="0.00109269">
                <text:p>0.00109269</text:p>
              </table:table-cell>
              <table:table-cell office:value-type="float" office:value="0.000534895">
                <text:p>0.000534895</text:p>
              </table:table-cell>
              <table:table-cell office:value-type="float" office:value="0.00110453">
                <text:p>0.001104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00">
                <text:p>113500</text:p>
              </table:table-cell>
              <table:table-cell office:value-type="float" office:value="0.0274336">
                <text:p>0.0274336</text:p>
              </table:table-cell>
              <table:table-cell office:value-type="float" office:value="0.00516697">
                <text:p>0.00516697</text:p>
              </table:table-cell>
              <table:table-cell office:value-type="float" office:value="0.00121427">
                <text:p>0.00121427</text:p>
              </table:table-cell>
              <table:table-cell office:value-type="float" office:value="0.0799327">
                <text:p>0.0799327</text:p>
              </table:table-cell>
              <table:table-cell office:value-type="float" office:value="0.0258455">
                <text:p>0.0258455</text:p>
              </table:table-cell>
              <table:table-cell office:value-type="float" office:value="0.00114795">
                <text:p>0.00114795</text:p>
              </table:table-cell>
              <table:table-cell office:value-type="float" office:value="0.000557396">
                <text:p>0.000557396</text:p>
              </table:table-cell>
              <table:table-cell office:value-type="float" office:value="0.00110058">
                <text:p>0.001100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00">
                <text:p>114000</text:p>
              </table:table-cell>
              <table:table-cell office:value-type="float" office:value="0.0269477">
                <text:p>0.0269477</text:p>
              </table:table-cell>
              <table:table-cell office:value-type="float" office:value="0.00418521">
                <text:p>0.00418521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0795075">
                <text:p>0.0795075</text:p>
              </table:table-cell>
              <table:table-cell office:value-type="float" office:value="0.0263804">
                <text:p>0.0263804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000532132">
                <text:p>0.000532132</text:p>
              </table:table-cell>
              <table:table-cell office:value-type="float" office:value="0.00108598">
                <text:p>0.001085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00">
                <text:p>114500</text:p>
              </table:table-cell>
              <table:table-cell office:value-type="float" office:value="0.0288966">
                <text:p>0.0288966</text:p>
              </table:table-cell>
              <table:table-cell office:value-type="float" office:value="0.00451523">
                <text:p>0.00451523</text:p>
              </table:table-cell>
              <table:table-cell office:value-type="float" office:value="0.00112506">
                <text:p>0.00112506</text:p>
              </table:table-cell>
              <table:table-cell office:value-type="float" office:value="0.0790311">
                <text:p>0.0790311</text:p>
              </table:table-cell>
              <table:table-cell office:value-type="float" office:value="0.0267163">
                <text:p>0.0267163</text:p>
              </table:table-cell>
              <table:table-cell office:value-type="float" office:value="0.00112743">
                <text:p>0.00112743</text:p>
              </table:table-cell>
              <table:table-cell office:value-type="float" office:value="0.00055187">
                <text:p>0.00055187</text:p>
              </table:table-cell>
              <table:table-cell office:value-type="float" office:value="0.00109071">
                <text:p>0.001090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00">
                <text:p>115000</text:p>
              </table:table-cell>
              <table:table-cell office:value-type="float" office:value="0.0276902">
                <text:p>0.0276902</text:p>
              </table:table-cell>
              <table:table-cell office:value-type="float" office:value="0.00427916">
                <text:p>0.00427916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858173">
                <text:p>0.0858173</text:p>
              </table:table-cell>
              <table:table-cell office:value-type="float" office:value="0.0316559">
                <text:p>0.0316559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115822">
                <text:p>0.00115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00">
                <text:p>115500</text:p>
              </table:table-cell>
              <table:table-cell office:value-type="float" office:value="0.0281252">
                <text:p>0.0281252</text:p>
              </table:table-cell>
              <table:table-cell office:value-type="float" office:value="0.00457641">
                <text:p>0.00457641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802197">
                <text:p>0.0802197</text:p>
              </table:table-cell>
              <table:table-cell office:value-type="float" office:value="0.0262328">
                <text:p>0.0262328</text:p>
              </table:table-cell>
              <table:table-cell office:value-type="float" office:value="0.00115743">
                <text:p>0.00115743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00110334">
                <text:p>0.00110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00">
                <text:p>116000</text:p>
              </table:table-cell>
              <table:table-cell office:value-type="float" office:value="0.0279614">
                <text:p>0.0279614</text:p>
              </table:table-cell>
              <table:table-cell office:value-type="float" office:value="0.00465694">
                <text:p>0.00465694</text:p>
              </table:table-cell>
              <table:table-cell office:value-type="float" office:value="0.00109308">
                <text:p>0.00109308</text:p>
              </table:table-cell>
              <table:table-cell office:value-type="float" office:value="0.078137">
                <text:p>0.078137</text:p>
              </table:table-cell>
              <table:table-cell office:value-type="float" office:value="0.0262553">
                <text:p>0.0262553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00580292">
                <text:p>0.000580292</text:p>
              </table:table-cell>
              <table:table-cell office:value-type="float" office:value="0.00109821">
                <text:p>0.001098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00">
                <text:p>116500</text:p>
              </table:table-cell>
              <table:table-cell office:value-type="float" office:value="0.0280948">
                <text:p>0.0280948</text:p>
              </table:table-cell>
              <table:table-cell office:value-type="float" office:value="0.00424008">
                <text:p>0.00424008</text:p>
              </table:table-cell>
              <table:table-cell office:value-type="float" office:value="0.0010919">
                <text:p>0.0010919</text:p>
              </table:table-cell>
              <table:table-cell office:value-type="float" office:value="0.0801688">
                <text:p>0.0801688</text:p>
              </table:table-cell>
              <table:table-cell office:value-type="float" office:value="0.0265861">
                <text:p>0.0265861</text:p>
              </table:table-cell>
              <table:table-cell office:value-type="float" office:value="0.00110137">
                <text:p>0.00110137</text:p>
              </table:table-cell>
              <table:table-cell office:value-type="float" office:value="0.000553449">
                <text:p>0.000553449</text:p>
              </table:table-cell>
              <table:table-cell office:value-type="float" office:value="0.00111045">
                <text:p>0.001110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00">
                <text:p>117000</text:p>
              </table:table-cell>
              <table:table-cell office:value-type="float" office:value="0.0274372">
                <text:p>0.0274372</text:p>
              </table:table-cell>
              <table:table-cell office:value-type="float" office:value="0.00469168">
                <text:p>0.00469168</text:p>
              </table:table-cell>
              <table:table-cell office:value-type="float" office:value="0.00113177">
                <text:p>0.00113177</text:p>
              </table:table-cell>
              <table:table-cell office:value-type="float" office:value="0.0762248">
                <text:p>0.0762248</text:p>
              </table:table-cell>
              <table:table-cell office:value-type="float" office:value="0.0260078">
                <text:p>0.0260078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000725563">
                <text:p>0.000725563</text:p>
              </table:table-cell>
              <table:table-cell office:value-type="float" office:value="0.00109703">
                <text:p>0.001097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00">
                <text:p>117500</text:p>
              </table:table-cell>
              <table:table-cell office:value-type="float" office:value="0.0286388">
                <text:p>0.0286388</text:p>
              </table:table-cell>
              <table:table-cell office:value-type="float" office:value="0.00445049">
                <text:p>0.00445049</text:p>
              </table:table-cell>
              <table:table-cell office:value-type="float" office:value="0.0010765">
                <text:p>0.0010765</text:p>
              </table:table-cell>
              <table:table-cell office:value-type="float" office:value="0.0833691">
                <text:p>0.0833691</text:p>
              </table:table-cell>
              <table:table-cell office:value-type="float" office:value="0.0285026">
                <text:p>0.0285026</text:p>
              </table:table-cell>
              <table:table-cell office:value-type="float" office:value="0.00112387">
                <text:p>0.00112387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00115703">
                <text:p>0.001157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00">
                <text:p>118000</text:p>
              </table:table-cell>
              <table:table-cell office:value-type="float" office:value="0.0283198">
                <text:p>0.0283198</text:p>
              </table:table-cell>
              <table:table-cell office:value-type="float" office:value="0.00446036">
                <text:p>0.00446036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826478">
                <text:p>0.0826478</text:p>
              </table:table-cell>
              <table:table-cell office:value-type="float" office:value="0.0280329">
                <text:p>0.0280329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000615426">
                <text:p>0.000615426</text:p>
              </table:table-cell>
              <table:table-cell office:value-type="float" office:value="0.00115664">
                <text:p>0.001156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00">
                <text:p>118500</text:p>
              </table:table-cell>
              <table:table-cell office:value-type="float" office:value="0.0287774">
                <text:p>0.0287774</text:p>
              </table:table-cell>
              <table:table-cell office:value-type="float" office:value="0.00448641">
                <text:p>0.00448641</text:p>
              </table:table-cell>
              <table:table-cell office:value-type="float" office:value="0.00114716">
                <text:p>0.00114716</text:p>
              </table:table-cell>
              <table:table-cell office:value-type="float" office:value="0.0810009">
                <text:p>0.0810009</text:p>
              </table:table-cell>
              <table:table-cell office:value-type="float" office:value="0.0279946">
                <text:p>0.0279946</text:p>
              </table:table-cell>
              <table:table-cell office:value-type="float" office:value="0.0011219">
                <text:p>0.0011219</text:p>
              </table:table-cell>
              <table:table-cell office:value-type="float" office:value="0.000666349">
                <text:p>0.000666349</text:p>
              </table:table-cell>
              <table:table-cell office:value-type="float" office:value="0.00111716">
                <text:p>0.00111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00">
                <text:p>119000</text:p>
              </table:table-cell>
              <table:table-cell office:value-type="float" office:value="0.0284221">
                <text:p>0.0284221</text:p>
              </table:table-cell>
              <table:table-cell office:value-type="float" office:value="0.00480419">
                <text:p>0.00480419</text:p>
              </table:table-cell>
              <table:table-cell office:value-type="float" office:value="0.00117519">
                <text:p>0.00117519</text:p>
              </table:table-cell>
              <table:table-cell office:value-type="float" office:value="0.0858797">
                <text:p>0.0858797</text:p>
              </table:table-cell>
              <table:table-cell office:value-type="float" office:value="0.0285405">
                <text:p>0.0285405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000611478">
                <text:p>0.000611478</text:p>
              </table:table-cell>
              <table:table-cell office:value-type="float" office:value="0.00114203">
                <text:p>0.001142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00">
                <text:p>119500</text:p>
              </table:table-cell>
              <table:table-cell office:value-type="float" office:value="0.0290651">
                <text:p>0.0290651</text:p>
              </table:table-cell>
              <table:table-cell office:value-type="float" office:value="0.00457562">
                <text:p>0.00457562</text:p>
              </table:table-cell>
              <table:table-cell office:value-type="float" office:value="0.00115743">
                <text:p>0.00115743</text:p>
              </table:table-cell>
              <table:table-cell office:value-type="float" office:value="0.083506">
                <text:p>0.083506</text:p>
              </table:table-cell>
              <table:table-cell office:value-type="float" office:value="0.028417">
                <text:p>0.028417</text:p>
              </table:table-cell>
              <table:table-cell office:value-type="float" office:value="0.00113058">
                <text:p>0.00113058</text:p>
              </table:table-cell>
              <table:table-cell office:value-type="float" office:value="0.000573976">
                <text:p>0.000573976</text:p>
              </table:table-cell>
              <table:table-cell office:value-type="float" office:value="0.00116374">
                <text:p>0.001163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00">
                <text:p>120000</text:p>
              </table:table-cell>
              <table:table-cell office:value-type="float" office:value="0.0282966">
                <text:p>0.0282966</text:p>
              </table:table-cell>
              <table:table-cell office:value-type="float" office:value="0.00473116">
                <text:p>0.00473116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0783308">
                <text:p>0.0783308</text:p>
              </table:table-cell>
              <table:table-cell office:value-type="float" office:value="0.0267167">
                <text:p>0.0267167</text:p>
              </table:table-cell>
              <table:table-cell office:value-type="float" office:value="0.00117203">
                <text:p>0.00117203</text:p>
              </table:table-cell>
              <table:table-cell office:value-type="float" office:value="0.000595688">
                <text:p>0.000595688</text:p>
              </table:table-cell>
              <table:table-cell office:value-type="float" office:value="0.0011065">
                <text:p>0.00110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00">
                <text:p>120500</text:p>
              </table:table-cell>
              <table:table-cell office:value-type="float" office:value="0.0292069">
                <text:p>0.0292069</text:p>
              </table:table-cell>
              <table:table-cell office:value-type="float" office:value="0.00502959">
                <text:p>0.00502959</text:p>
              </table:table-cell>
              <table:table-cell office:value-type="float" office:value="0.0010994">
                <text:p>0.0010994</text:p>
              </table:table-cell>
              <table:table-cell office:value-type="float" office:value="0.078632">
                <text:p>0.078632</text:p>
              </table:table-cell>
              <table:table-cell office:value-type="float" office:value="0.0267491">
                <text:p>0.0267491</text:p>
              </table:table-cell>
              <table:table-cell office:value-type="float" office:value="0.0012119">
                <text:p>0.0012119</text:p>
              </table:table-cell>
              <table:table-cell office:value-type="float" office:value="0.000605952">
                <text:p>0.000605952</text:p>
              </table:table-cell>
              <table:table-cell office:value-type="float" office:value="0.00111479">
                <text:p>0.001114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00">
                <text:p>121000</text:p>
              </table:table-cell>
              <table:table-cell office:value-type="float" office:value="0.0286909">
                <text:p>0.0286909</text:p>
              </table:table-cell>
              <table:table-cell office:value-type="float" office:value="0.00453891">
                <text:p>0.00453891</text:p>
              </table:table-cell>
              <table:table-cell office:value-type="float" office:value="0.00117006">
                <text:p>0.00117006</text:p>
              </table:table-cell>
              <table:table-cell office:value-type="float" office:value="0.082653">
                <text:p>0.082653</text:p>
              </table:table-cell>
              <table:table-cell office:value-type="float" office:value="0.0284158">
                <text:p>0.0284158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000560555">
                <text:p>0.000560555</text:p>
              </table:table-cell>
              <table:table-cell office:value-type="float" office:value="0.00113927">
                <text:p>0.001139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00">
                <text:p>121500</text:p>
              </table:table-cell>
              <table:table-cell office:value-type="float" office:value="0.0383822">
                <text:p>0.0383822</text:p>
              </table:table-cell>
              <table:table-cell office:value-type="float" office:value="0.00457681">
                <text:p>0.00457681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0841144">
                <text:p>0.0841144</text:p>
              </table:table-cell>
              <table:table-cell office:value-type="float" office:value="0.0297102">
                <text:p>0.0297102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00114519">
                <text:p>0.00114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00">
                <text:p>122000</text:p>
              </table:table-cell>
              <table:table-cell office:value-type="float" office:value="0.0386968">
                <text:p>0.0386968</text:p>
              </table:table-cell>
              <table:table-cell office:value-type="float" office:value="0.00464668">
                <text:p>0.00464668</text:p>
              </table:table-cell>
              <table:table-cell office:value-type="float" office:value="0.00107413">
                <text:p>0.00107413</text:p>
              </table:table-cell>
              <table:table-cell office:value-type="float" office:value="0.0830829">
                <text:p>0.0830829</text:p>
              </table:table-cell>
              <table:table-cell office:value-type="float" office:value="0.0292112">
                <text:p>0.0292112</text:p>
              </table:table-cell>
              <table:table-cell office:value-type="float" office:value="0.00115664">
                <text:p>0.00115664</text:p>
              </table:table-cell>
              <table:table-cell office:value-type="float" office:value="0.000571213">
                <text:p>0.000571213</text:p>
              </table:table-cell>
              <table:table-cell office:value-type="float" office:value="0.00114598">
                <text:p>0.001145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00">
                <text:p>122500</text:p>
              </table:table-cell>
              <table:table-cell office:value-type="float" office:value="0.0298819">
                <text:p>0.0298819</text:p>
              </table:table-cell>
              <table:table-cell office:value-type="float" office:value="0.00470195">
                <text:p>0.00470195</text:p>
              </table:table-cell>
              <table:table-cell office:value-type="float" office:value="0.00110019">
                <text:p>0.00110019</text:p>
              </table:table-cell>
              <table:table-cell office:value-type="float" office:value="0.0874208">
                <text:p>0.0874208</text:p>
              </table:table-cell>
              <table:table-cell office:value-type="float" office:value="0.0303911">
                <text:p>0.0303911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000570818">
                <text:p>0.000570818</text:p>
              </table:table-cell>
              <table:table-cell office:value-type="float" office:value="0.00117322">
                <text:p>0.001173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00">
                <text:p>123000</text:p>
              </table:table-cell>
              <table:table-cell office:value-type="float" office:value="0.0289467">
                <text:p>0.0289467</text:p>
              </table:table-cell>
              <table:table-cell office:value-type="float" office:value="0.00502012">
                <text:p>0.00502012</text:p>
              </table:table-cell>
              <table:table-cell office:value-type="float" office:value="0.00145192">
                <text:p>0.00145192</text:p>
              </table:table-cell>
              <table:table-cell office:value-type="float" office:value="0.083191">
                <text:p>0.083191</text:p>
              </table:table-cell>
              <table:table-cell office:value-type="float" office:value="0.0325943">
                <text:p>0.0325943</text:p>
              </table:table-cell>
              <table:table-cell office:value-type="float" office:value="0.00120046">
                <text:p>0.00120046</text:p>
              </table:table-cell>
              <table:table-cell office:value-type="float" office:value="0.000595293">
                <text:p>0.000595293</text:p>
              </table:table-cell>
              <table:table-cell office:value-type="float" office:value="0.00116058">
                <text:p>0.001160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00">
                <text:p>123500</text:p>
              </table:table-cell>
              <table:table-cell office:value-type="float" office:value="0.029951">
                <text:p>0.029951</text:p>
              </table:table-cell>
              <table:table-cell office:value-type="float" office:value="0.00473747">
                <text:p>0.00473747</text:p>
              </table:table-cell>
              <table:table-cell office:value-type="float" office:value="0.00112466">
                <text:p>0.00112466</text:p>
              </table:table-cell>
              <table:table-cell office:value-type="float" office:value="0.0872724">
                <text:p>0.0872724</text:p>
              </table:table-cell>
              <table:table-cell office:value-type="float" office:value="0.0303094">
                <text:p>0.0303094</text:p>
              </table:table-cell>
              <table:table-cell office:value-type="float" office:value="0.00118348">
                <text:p>0.00118348</text:p>
              </table:table-cell>
              <table:table-cell office:value-type="float" office:value="0.000602004">
                <text:p>0.000602004</text:p>
              </table:table-cell>
              <table:table-cell office:value-type="float" office:value="0.00119888">
                <text:p>0.001198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00">
                <text:p>124000</text:p>
              </table:table-cell>
              <table:table-cell office:value-type="float" office:value="0.0291674">
                <text:p>0.0291674</text:p>
              </table:table-cell>
              <table:table-cell office:value-type="float" office:value="0.00480182">
                <text:p>0.00480182</text:p>
              </table:table-cell>
              <table:table-cell office:value-type="float" office:value="0.00111835">
                <text:p>0.00111835</text:p>
              </table:table-cell>
              <table:table-cell office:value-type="float" office:value="0.0844783">
                <text:p>0.0844783</text:p>
              </table:table-cell>
              <table:table-cell office:value-type="float" office:value="0.030851">
                <text:p>0.030851</text:p>
              </table:table-cell>
              <table:table-cell office:value-type="float" office:value="0.0011823">
                <text:p>0.0011823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0114993">
                <text:p>0.001149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00">
                <text:p>124500</text:p>
              </table:table-cell>
              <table:table-cell office:value-type="float" office:value="0.0302269">
                <text:p>0.0302269</text:p>
              </table:table-cell>
              <table:table-cell office:value-type="float" office:value="0.00513894">
                <text:p>0.00513894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0851857">
                <text:p>0.0851857</text:p>
              </table:table-cell>
              <table:table-cell office:value-type="float" office:value="0.0311897">
                <text:p>0.0311897</text:p>
              </table:table-cell>
              <table:table-cell office:value-type="float" office:value="0.0011744">
                <text:p>0.0011744</text:p>
              </table:table-cell>
              <table:table-cell office:value-type="float" office:value="0.000578319">
                <text:p>0.000578319</text:p>
              </table:table-cell>
              <table:table-cell office:value-type="float" office:value="0.00115506">
                <text:p>0.001155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00">
                <text:p>125000</text:p>
              </table:table-cell>
              <table:table-cell office:value-type="float" office:value="0.0303422">
                <text:p>0.0303422</text:p>
              </table:table-cell>
              <table:table-cell office:value-type="float" office:value="0.00496959">
                <text:p>0.00496959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82604">
                <text:p>0.082604</text:p>
              </table:table-cell>
              <table:table-cell office:value-type="float" office:value="0.0288058">
                <text:p>0.0288058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0113137">
                <text:p>0.001131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00">
                <text:p>125500</text:p>
              </table:table-cell>
              <table:table-cell office:value-type="float" office:value="0.029962">
                <text:p>0.029962</text:p>
              </table:table-cell>
              <table:table-cell office:value-type="float" office:value="0.00483577">
                <text:p>0.00483577</text:p>
              </table:table-cell>
              <table:table-cell office:value-type="float" office:value="0.00115111">
                <text:p>0.00115111</text:p>
              </table:table-cell>
              <table:table-cell office:value-type="float" office:value="0.0850452">
                <text:p>0.0850452</text:p>
              </table:table-cell>
              <table:table-cell office:value-type="float" office:value="0.0305198">
                <text:p>0.0305198</text:p>
              </table:table-cell>
              <table:table-cell office:value-type="float" office:value="0.00118309">
                <text:p>0.00118309</text:p>
              </table:table-cell>
              <table:table-cell office:value-type="float" office:value="0.000587793">
                <text:p>0.000587793</text:p>
              </table:table-cell>
              <table:table-cell office:value-type="float" office:value="0.00112821">
                <text:p>0.001128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00">
                <text:p>126000</text:p>
              </table:table-cell>
              <table:table-cell office:value-type="float" office:value="0.0297378">
                <text:p>0.0297378</text:p>
              </table:table-cell>
              <table:table-cell office:value-type="float" office:value="0.00542396">
                <text:p>0.00542396</text:p>
              </table:table-cell>
              <table:table-cell office:value-type="float" office:value="0.00109269">
                <text:p>0.00109269</text:p>
              </table:table-cell>
              <table:table-cell office:value-type="float" office:value="0.0862867">
                <text:p>0.0862867</text:p>
              </table:table-cell>
              <table:table-cell office:value-type="float" office:value="0.0306754">
                <text:p>0.0306754</text:p>
              </table:table-cell>
              <table:table-cell office:value-type="float" office:value="0.0012348">
                <text:p>0.0012348</text:p>
              </table:table-cell>
              <table:table-cell office:value-type="float" office:value="0.000608715">
                <text:p>0.000608715</text:p>
              </table:table-cell>
              <table:table-cell office:value-type="float" office:value="0.00113966">
                <text:p>0.001139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00">
                <text:p>126500</text:p>
              </table:table-cell>
              <table:table-cell office:value-type="float" office:value="0.0305747">
                <text:p>0.0305747</text:p>
              </table:table-cell>
              <table:table-cell office:value-type="float" office:value="0.00487722">
                <text:p>0.00487722</text:p>
              </table:table-cell>
              <table:table-cell office:value-type="float" office:value="0.00107137">
                <text:p>0.00107137</text:p>
              </table:table-cell>
              <table:table-cell office:value-type="float" office:value="0.0811391">
                <text:p>0.0811391</text:p>
              </table:table-cell>
              <table:table-cell office:value-type="float" office:value="0.0292906">
                <text:p>0.0292906</text:p>
              </table:table-cell>
              <table:table-cell office:value-type="float" office:value="0.00117006">
                <text:p>0.00117006</text:p>
              </table:table-cell>
              <table:table-cell office:value-type="float" office:value="0.000583845">
                <text:p>0.000583845</text:p>
              </table:table-cell>
              <table:table-cell office:value-type="float" office:value="0.0011069">
                <text:p>0.00110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00">
                <text:p>127000</text:p>
              </table:table-cell>
              <table:table-cell office:value-type="float" office:value="0.0297532">
                <text:p>0.0297532</text:p>
              </table:table-cell>
              <table:table-cell office:value-type="float" office:value="0.00492972">
                <text:p>0.00492972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0836695">
                <text:p>0.0836695</text:p>
              </table:table-cell>
              <table:table-cell office:value-type="float" office:value="0.0295602">
                <text:p>0.0295602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000585424">
                <text:p>0.000585424</text:p>
              </table:table-cell>
              <table:table-cell office:value-type="float" office:value="0.00113453">
                <text:p>0.001134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00">
                <text:p>127500</text:p>
              </table:table-cell>
              <table:table-cell office:value-type="float" office:value="0.0304452">
                <text:p>0.0304452</text:p>
              </table:table-cell>
              <table:table-cell office:value-type="float" office:value="0.0049313">
                <text:p>0.0049313</text:p>
              </table:table-cell>
              <table:table-cell office:value-type="float" office:value="0.00114085">
                <text:p>0.00114085</text:p>
              </table:table-cell>
              <table:table-cell office:value-type="float" office:value="0.0860518">
                <text:p>0.0860518</text:p>
              </table:table-cell>
              <table:table-cell office:value-type="float" office:value="0.0309043">
                <text:p>0.0309043</text:p>
              </table:table-cell>
              <table:table-cell office:value-type="float" office:value="0.00120756">
                <text:p>0.00120756</text:p>
              </table:table-cell>
              <table:table-cell office:value-type="float" office:value="0.000615031">
                <text:p>0.000615031</text:p>
              </table:table-cell>
              <table:table-cell office:value-type="float" office:value="0.00116216">
                <text:p>0.001162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00">
                <text:p>128000</text:p>
              </table:table-cell>
              <table:table-cell office:value-type="float" office:value="0.0302143">
                <text:p>0.0302143</text:p>
              </table:table-cell>
              <table:table-cell office:value-type="float" office:value="0.00524908">
                <text:p>0.00524908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0865847">
                <text:p>0.0865847</text:p>
              </table:table-cell>
              <table:table-cell office:value-type="float" office:value="0.03054">
                <text:p>0.03054</text:p>
              </table:table-cell>
              <table:table-cell office:value-type="float" office:value="0.00121822">
                <text:p>0.00121822</text:p>
              </table:table-cell>
              <table:table-cell office:value-type="float" office:value="0.000666349">
                <text:p>0.000666349</text:p>
              </table:table-cell>
              <table:table-cell office:value-type="float" office:value="0.00117519">
                <text:p>0.001175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00">
                <text:p>128500</text:p>
              </table:table-cell>
              <table:table-cell office:value-type="float" office:value="0.0310243">
                <text:p>0.0310243</text:p>
              </table:table-cell>
              <table:table-cell office:value-type="float" office:value="0.00505486">
                <text:p>0.00505486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884192">
                <text:p>0.0884192</text:p>
              </table:table-cell>
              <table:table-cell office:value-type="float" office:value="0.0309627">
                <text:p>0.0309627</text:p>
              </table:table-cell>
              <table:table-cell office:value-type="float" office:value="0.0011898">
                <text:p>0.0011898</text:p>
              </table:table-cell>
              <table:table-cell office:value-type="float" office:value="0.000613452">
                <text:p>0.000613452</text:p>
              </table:table-cell>
              <table:table-cell office:value-type="float" office:value="0.00116887">
                <text:p>0.001168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00">
                <text:p>129000</text:p>
              </table:table-cell>
              <table:table-cell office:value-type="float" office:value="0.0307705">
                <text:p>0.0307705</text:p>
              </table:table-cell>
              <table:table-cell office:value-type="float" office:value="0.00528658">
                <text:p>0.00528658</text:p>
              </table:table-cell>
              <table:table-cell office:value-type="float" office:value="0.00106861">
                <text:p>0.00106861</text:p>
              </table:table-cell>
              <table:table-cell office:value-type="float" office:value="0.0908698">
                <text:p>0.0908698</text:p>
              </table:table-cell>
              <table:table-cell office:value-type="float" office:value="0.032663">
                <text:p>0.032663</text:p>
              </table:table-cell>
              <table:table-cell office:value-type="float" office:value="0.0011969">
                <text:p>0.0011969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116256">
                <text:p>0.001162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00">
                <text:p>129500</text:p>
              </table:table-cell>
              <table:table-cell office:value-type="float" office:value="0.0308013">
                <text:p>0.0308013</text:p>
              </table:table-cell>
              <table:table-cell office:value-type="float" office:value="0.00514565">
                <text:p>0.00514565</text:p>
              </table:table-cell>
              <table:table-cell office:value-type="float" office:value="0.00109506">
                <text:p>0.00109506</text:p>
              </table:table-cell>
              <table:table-cell office:value-type="float" office:value="0.0883537">
                <text:p>0.0883537</text:p>
              </table:table-cell>
              <table:table-cell office:value-type="float" office:value="0.0322489">
                <text:p>0.0322489</text:p>
              </table:table-cell>
              <table:table-cell office:value-type="float" office:value="0.00120203">
                <text:p>0.00120203</text:p>
              </table:table-cell>
              <table:table-cell office:value-type="float" office:value="0.000605557">
                <text:p>0.000605557</text:p>
              </table:table-cell>
              <table:table-cell office:value-type="float" office:value="0.00117164">
                <text:p>0.001171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00">
                <text:p>130000</text:p>
              </table:table-cell>
              <table:table-cell office:value-type="float" office:value="0.0880197">
                <text:p>0.0880197</text:p>
              </table:table-cell>
              <table:table-cell office:value-type="float" office:value="0.00504223">
                <text:p>0.00504223</text:p>
              </table:table-cell>
              <table:table-cell office:value-type="float" office:value="0.00118466">
                <text:p>0.00118466</text:p>
              </table:table-cell>
              <table:table-cell office:value-type="float" office:value="0.0877584">
                <text:p>0.0877584</text:p>
              </table:table-cell>
              <table:table-cell office:value-type="float" office:value="0.0316129">
                <text:p>0.0316129</text:p>
              </table:table-cell>
              <table:table-cell office:value-type="float" office:value="0.00118703">
                <text:p>0.00118703</text:p>
              </table:table-cell>
              <table:table-cell office:value-type="float" office:value="0.000590556">
                <text:p>0.000590556</text:p>
              </table:table-cell>
              <table:table-cell office:value-type="float" office:value="0.00114756">
                <text:p>0.001147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00">
                <text:p>130500</text:p>
              </table:table-cell>
              <table:table-cell office:value-type="float" office:value="0.0912354">
                <text:p>0.0912354</text:p>
              </table:table-cell>
              <table:table-cell office:value-type="float" office:value="0.00498222">
                <text:p>0.00498222</text:p>
              </table:table-cell>
              <table:table-cell office:value-type="float" office:value="0.00107611">
                <text:p>0.00107611</text:p>
              </table:table-cell>
              <table:table-cell office:value-type="float" office:value="0.0887141">
                <text:p>0.0887141</text:p>
              </table:table-cell>
              <table:table-cell office:value-type="float" office:value="0.0324561">
                <text:p>0.0324561</text:p>
              </table:table-cell>
              <table:table-cell office:value-type="float" office:value="0.00119927">
                <text:p>0.00119927</text:p>
              </table:table-cell>
              <table:table-cell office:value-type="float" office:value="0.000594898">
                <text:p>0.000594898</text:p>
              </table:table-cell>
              <table:table-cell office:value-type="float" office:value="0.0011669">
                <text:p>0.00116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00">
                <text:p>131000</text:p>
              </table:table-cell>
              <table:table-cell office:value-type="float" office:value="0.0939308">
                <text:p>0.0939308</text:p>
              </table:table-cell>
              <table:table-cell office:value-type="float" office:value="0.00523329">
                <text:p>0.00523329</text:p>
              </table:table-cell>
              <table:table-cell office:value-type="float" office:value="0.00113256">
                <text:p>0.00113256</text:p>
              </table:table-cell>
              <table:table-cell office:value-type="float" office:value="0.172961">
                <text:p>0.172961</text:p>
              </table:table-cell>
              <table:table-cell office:value-type="float" office:value="0.0454941">
                <text:p>0.0454941</text:p>
              </table:table-cell>
              <table:table-cell office:value-type="float" office:value="0.00121782">
                <text:p>0.00121782</text:p>
              </table:table-cell>
              <table:table-cell office:value-type="float" office:value="0.000606741">
                <text:p>0.000606741</text:p>
              </table:table-cell>
              <table:table-cell office:value-type="float" office:value="0.00118309">
                <text:p>0.001183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00">
                <text:p>131500</text:p>
              </table:table-cell>
              <table:table-cell office:value-type="float" office:value="0.106615">
                <text:p>0.106615</text:p>
              </table:table-cell>
              <table:table-cell office:value-type="float" office:value="0.00496012">
                <text:p>0.00496012</text:p>
              </table:table-cell>
              <table:table-cell office:value-type="float" office:value="0.00107769">
                <text:p>0.00107769</text:p>
              </table:table-cell>
              <table:table-cell office:value-type="float" office:value="0.184265">
                <text:p>0.184265</text:p>
              </table:table-cell>
              <table:table-cell office:value-type="float" office:value="0.0487675">
                <text:p>0.0487675</text:p>
              </table:table-cell>
              <table:table-cell office:value-type="float" office:value="0.00120598">
                <text:p>0.00120598</text:p>
              </table:table-cell>
              <table:table-cell office:value-type="float" office:value="0.000597662">
                <text:p>0.000597662</text:p>
              </table:table-cell>
              <table:table-cell office:value-type="float" office:value="0.00116809">
                <text:p>0.001168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00">
                <text:p>132000</text:p>
              </table:table-cell>
              <table:table-cell office:value-type="float" office:value="0.0929806">
                <text:p>0.0929806</text:p>
              </table:table-cell>
              <table:table-cell office:value-type="float" office:value="0.00559331">
                <text:p>0.00559331</text:p>
              </table:table-cell>
              <table:table-cell office:value-type="float" office:value="0.00111835">
                <text:p>0.00111835</text:p>
              </table:table-cell>
              <table:table-cell office:value-type="float" office:value="0.176223">
                <text:p>0.176223</text:p>
              </table:table-cell>
              <table:table-cell office:value-type="float" office:value="0.0475204">
                <text:p>0.0475204</text:p>
              </table:table-cell>
              <table:table-cell office:value-type="float" office:value="0.00123164">
                <text:p>0.00123164</text:p>
              </table:table-cell>
              <table:table-cell office:value-type="float" office:value="0.000613057">
                <text:p>0.000613057</text:p>
              </table:table-cell>
              <table:table-cell office:value-type="float" office:value="0.00115861">
                <text:p>0.001158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00">
                <text:p>132500</text:p>
              </table:table-cell>
              <table:table-cell office:value-type="float" office:value="0.100071">
                <text:p>0.100071</text:p>
              </table:table-cell>
              <table:table-cell office:value-type="float" office:value="0.00515079">
                <text:p>0.00515079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180671">
                <text:p>0.180671</text:p>
              </table:table-cell>
              <table:table-cell office:value-type="float" office:value="0.0463519">
                <text:p>0.0463519</text:p>
              </table:table-cell>
              <table:table-cell office:value-type="float" office:value="0.00121269">
                <text:p>0.00121269</text:p>
              </table:table-cell>
              <table:table-cell office:value-type="float" office:value="0.000606346">
                <text:p>0.000606346</text:p>
              </table:table-cell>
              <table:table-cell office:value-type="float" office:value="0.00118466">
                <text:p>0.001184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00">
                <text:p>133000</text:p>
              </table:table-cell>
              <table:table-cell office:value-type="float" office:value="0.0939588">
                <text:p>0.0939588</text:p>
              </table:table-cell>
              <table:table-cell office:value-type="float" office:value="0.00536751">
                <text:p>0.00536751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169549">
                <text:p>0.169549</text:p>
              </table:table-cell>
              <table:table-cell office:value-type="float" office:value="0.0442376">
                <text:p>0.0442376</text:p>
              </table:table-cell>
              <table:table-cell office:value-type="float" office:value="0.0012423">
                <text:p>0.0012423</text:p>
              </table:table-cell>
              <table:table-cell office:value-type="float" office:value="0.000622137">
                <text:p>0.000622137</text:p>
              </table:table-cell>
              <table:table-cell office:value-type="float" office:value="0.00117874">
                <text:p>0.001178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00">
                <text:p>133500</text:p>
              </table:table-cell>
              <table:table-cell office:value-type="float" office:value="0.0908817">
                <text:p>0.0908817</text:p>
              </table:table-cell>
              <table:table-cell office:value-type="float" office:value="0.00556488">
                <text:p>0.00556488</text:p>
              </table:table-cell>
              <table:table-cell office:value-type="float" office:value="0.00108361">
                <text:p>0.00108361</text:p>
              </table:table-cell>
              <table:table-cell office:value-type="float" office:value="0.1689">
                <text:p>0.1689</text:p>
              </table:table-cell>
              <table:table-cell office:value-type="float" office:value="0.0441018">
                <text:p>0.0441018</text:p>
              </table:table-cell>
              <table:table-cell office:value-type="float" office:value="0.00126993">
                <text:p>0.00126993</text:p>
              </table:table-cell>
              <table:table-cell office:value-type="float" office:value="0.00063319">
                <text:p>0.00063319</text:p>
              </table:table-cell>
              <table:table-cell office:value-type="float" office:value="0.00117085">
                <text:p>0.00117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00">
                <text:p>134000</text:p>
              </table:table-cell>
              <table:table-cell office:value-type="float" office:value="0.0995071">
                <text:p>0.0995071</text:p>
              </table:table-cell>
              <table:table-cell office:value-type="float" office:value="0.00534461">
                <text:p>0.00534461</text:p>
              </table:table-cell>
              <table:table-cell office:value-type="float" office:value="0.00108242">
                <text:p>0.00108242</text:p>
              </table:table-cell>
              <table:table-cell office:value-type="float" office:value="0.167811">
                <text:p>0.167811</text:p>
              </table:table-cell>
              <table:table-cell office:value-type="float" office:value="0.0465063">
                <text:p>0.0465063</text:p>
              </table:table-cell>
              <table:table-cell office:value-type="float" office:value="0.00125927">
                <text:p>0.00125927</text:p>
              </table:table-cell>
              <table:table-cell office:value-type="float" office:value="0.000627663">
                <text:p>0.000627663</text:p>
              </table:table-cell>
              <table:table-cell office:value-type="float" office:value="0.0012048">
                <text:p>0.00120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00">
                <text:p>134500</text:p>
              </table:table-cell>
              <table:table-cell office:value-type="float" office:value="0.0948328">
                <text:p>0.0948328</text:p>
              </table:table-cell>
              <table:table-cell office:value-type="float" office:value="0.00550804">
                <text:p>0.00550804</text:p>
              </table:table-cell>
              <table:table-cell office:value-type="float" office:value="0.00116532">
                <text:p>0.00116532</text:p>
              </table:table-cell>
              <table:table-cell office:value-type="float" office:value="0.171223">
                <text:p>0.171223</text:p>
              </table:table-cell>
              <table:table-cell office:value-type="float" office:value="0.0444528">
                <text:p>0.0444528</text:p>
              </table:table-cell>
              <table:table-cell office:value-type="float" office:value="0.00126401">
                <text:p>0.00126401</text:p>
              </table:table-cell>
              <table:table-cell office:value-type="float" office:value="0.000634769">
                <text:p>0.000634769</text:p>
              </table:table-cell>
              <table:table-cell office:value-type="float" office:value="0.00120322">
                <text:p>0.001203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00">
                <text:p>135000</text:p>
              </table:table-cell>
              <table:table-cell office:value-type="float" office:value="0.0992651">
                <text:p>0.0992651</text:p>
              </table:table-cell>
              <table:table-cell office:value-type="float" office:value="0.00584082">
                <text:p>0.00584082</text:p>
              </table:table-cell>
              <table:table-cell office:value-type="float" office:value="0.00108005">
                <text:p>0.00108005</text:p>
              </table:table-cell>
              <table:table-cell office:value-type="float" office:value="0.173827">
                <text:p>0.173827</text:p>
              </table:table-cell>
              <table:table-cell office:value-type="float" office:value="0.0452174">
                <text:p>0.0452174</text:p>
              </table:table-cell>
              <table:table-cell office:value-type="float" office:value="0.0012498">
                <text:p>0.0012498</text:p>
              </table:table-cell>
              <table:table-cell office:value-type="float" office:value="0.000622531">
                <text:p>0.000622531</text:p>
              </table:table-cell>
              <table:table-cell office:value-type="float" office:value="0.00119256">
                <text:p>0.00119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00">
                <text:p>135500</text:p>
              </table:table-cell>
              <table:table-cell office:value-type="float" office:value="0.0933647">
                <text:p>0.0933647</text:p>
              </table:table-cell>
              <table:table-cell office:value-type="float" office:value="0.00566673">
                <text:p>0.00566673</text:p>
              </table:table-cell>
              <table:table-cell office:value-type="float" office:value="0.00112308">
                <text:p>0.00112308</text:p>
              </table:table-cell>
              <table:table-cell office:value-type="float" office:value="0.177841">
                <text:p>0.177841</text:p>
              </table:table-cell>
              <table:table-cell office:value-type="float" office:value="0.0461917">
                <text:p>0.0461917</text:p>
              </table:table-cell>
              <table:table-cell office:value-type="float" office:value="0.0012348">
                <text:p>0.0012348</text:p>
              </table:table-cell>
              <table:table-cell office:value-type="float" office:value="0.000618584">
                <text:p>0.000618584</text:p>
              </table:table-cell>
              <table:table-cell office:value-type="float" office:value="0.00118624">
                <text:p>0.001186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00">
                <text:p>136000</text:p>
              </table:table-cell>
              <table:table-cell office:value-type="float" office:value="0.0977437">
                <text:p>0.0977437</text:p>
              </table:table-cell>
              <table:table-cell office:value-type="float" office:value="0.00526013">
                <text:p>0.00526013</text:p>
              </table:table-cell>
              <table:table-cell office:value-type="float" office:value="0.00107492">
                <text:p>0.00107492</text:p>
              </table:table-cell>
              <table:table-cell office:value-type="float" office:value="0.169587">
                <text:p>0.169587</text:p>
              </table:table-cell>
              <table:table-cell office:value-type="float" office:value="0.0443482">
                <text:p>0.0443482</text:p>
              </table:table-cell>
              <table:table-cell office:value-type="float" office:value="0.00125059">
                <text:p>0.00125059</text:p>
              </table:table-cell>
              <table:table-cell office:value-type="float" office:value="0.000639111">
                <text:p>0.000639111</text:p>
              </table:table-cell>
              <table:table-cell office:value-type="float" office:value="0.00120124">
                <text:p>0.001201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00">
                <text:p>136500</text:p>
              </table:table-cell>
              <table:table-cell office:value-type="float" office:value="0.0968646">
                <text:p>0.0968646</text:p>
              </table:table-cell>
              <table:table-cell office:value-type="float" office:value="0.00517684">
                <text:p>0.00517684</text:p>
              </table:table-cell>
              <table:table-cell office:value-type="float" office:value="0.0010769">
                <text:p>0.0010769</text:p>
              </table:table-cell>
              <table:table-cell office:value-type="float" office:value="0.173077">
                <text:p>0.173077</text:p>
              </table:table-cell>
              <table:table-cell office:value-type="float" office:value="0.0456824">
                <text:p>0.0456824</text:p>
              </table:table-cell>
              <table:table-cell office:value-type="float" office:value="0.00122019">
                <text:p>0.00122019</text:p>
              </table:table-cell>
              <table:table-cell office:value-type="float" office:value="0.000613057">
                <text:p>0.000613057</text:p>
              </table:table-cell>
              <table:table-cell office:value-type="float" office:value="0.00119453">
                <text:p>0.001194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00">
                <text:p>137000</text:p>
              </table:table-cell>
              <table:table-cell office:value-type="float" office:value="0.104646">
                <text:p>0.104646</text:p>
              </table:table-cell>
              <table:table-cell office:value-type="float" office:value="0.00578042">
                <text:p>0.00578042</text:p>
              </table:table-cell>
              <table:table-cell office:value-type="float" office:value="0.00111321">
                <text:p>0.00111321</text:p>
              </table:table-cell>
              <table:table-cell office:value-type="float" office:value="0.165735">
                <text:p>0.165735</text:p>
              </table:table-cell>
              <table:table-cell office:value-type="float" office:value="0.0429187">
                <text:p>0.0429187</text:p>
              </table:table-cell>
              <table:table-cell office:value-type="float" office:value="0.00127033">
                <text:p>0.00127033</text:p>
              </table:table-cell>
              <table:table-cell office:value-type="float" office:value="0.000636743">
                <text:p>0.000636743</text:p>
              </table:table-cell>
              <table:table-cell office:value-type="float" office:value="0.00125217">
                <text:p>0.001252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00">
                <text:p>137500</text:p>
              </table:table-cell>
              <table:table-cell office:value-type="float" office:value="0.0980959">
                <text:p>0.0980959</text:p>
              </table:table-cell>
              <table:table-cell office:value-type="float" office:value="0.00584714">
                <text:p>0.00584714</text:p>
              </table:table-cell>
              <table:table-cell office:value-type="float" office:value="0.00143415">
                <text:p>0.00143415</text:p>
              </table:table-cell>
              <table:table-cell office:value-type="float" office:value="0.161821">
                <text:p>0.161821</text:p>
              </table:table-cell>
              <table:table-cell office:value-type="float" office:value="0.042282">
                <text:p>0.042282</text:p>
              </table:table-cell>
              <table:table-cell office:value-type="float" office:value="0.00131217">
                <text:p>0.00131217</text:p>
              </table:table-cell>
              <table:table-cell office:value-type="float" office:value="0.000658454">
                <text:p>0.000658454</text:p>
              </table:table-cell>
              <table:table-cell office:value-type="float" office:value="0.00120677">
                <text:p>0.001206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00">
                <text:p>138000</text:p>
              </table:table-cell>
              <table:table-cell office:value-type="float" office:value="0.103043">
                <text:p>0.103043</text:p>
              </table:table-cell>
              <table:table-cell office:value-type="float" office:value="0.00555344">
                <text:p>0.00555344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174525">
                <text:p>0.174525</text:p>
              </table:table-cell>
              <table:table-cell office:value-type="float" office:value="0.0447812">
                <text:p>0.0447812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0006324">
                <text:p>0.0006324</text:p>
              </table:table-cell>
              <table:table-cell office:value-type="float" office:value="0.00122138">
                <text:p>0.00122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00">
                <text:p>138500</text:p>
              </table:table-cell>
              <table:table-cell office:value-type="float" office:value="0.0976304">
                <text:p>0.0976304</text:p>
              </table:table-cell>
              <table:table-cell office:value-type="float" office:value="0.00567265">
                <text:p>0.00567265</text:p>
              </table:table-cell>
              <table:table-cell office:value-type="float" office:value="0.00118269">
                <text:p>0.00118269</text:p>
              </table:table-cell>
              <table:table-cell office:value-type="float" office:value="0.158749">
                <text:p>0.158749</text:p>
              </table:table-cell>
              <table:table-cell office:value-type="float" office:value="0.0414495">
                <text:p>0.0414495</text:p>
              </table:table-cell>
              <table:table-cell office:value-type="float" office:value="0.00127941">
                <text:p>0.00127941</text:p>
              </table:table-cell>
              <table:table-cell office:value-type="float" office:value="0.000642664">
                <text:p>0.000642664</text:p>
              </table:table-cell>
              <table:table-cell office:value-type="float" office:value="0.00118782">
                <text:p>0.001187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00">
                <text:p>139000</text:p>
              </table:table-cell>
              <table:table-cell office:value-type="float" office:value="0.0964114">
                <text:p>0.0964114</text:p>
              </table:table-cell>
              <table:table-cell office:value-type="float" office:value="0.0054808">
                <text:p>0.0054808</text:p>
              </table:table-cell>
              <table:table-cell office:value-type="float" office:value="0.00108242">
                <text:p>0.00108242</text:p>
              </table:table-cell>
              <table:table-cell office:value-type="float" office:value="0.170147">
                <text:p>0.170147</text:p>
              </table:table-cell>
              <table:table-cell office:value-type="float" office:value="0.0447236">
                <text:p>0.0447236</text:p>
              </table:table-cell>
              <table:table-cell office:value-type="float" office:value="0.00128335">
                <text:p>0.00128335</text:p>
              </table:table-cell>
              <table:table-cell office:value-type="float" office:value="0.000645822">
                <text:p>0.000645822</text:p>
              </table:table-cell>
              <table:table-cell office:value-type="float" office:value="0.00121901">
                <text:p>0.001219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00">
                <text:p>139500</text:p>
              </table:table-cell>
              <table:table-cell office:value-type="float" office:value="0.100669">
                <text:p>0.100669</text:p>
              </table:table-cell>
              <table:table-cell office:value-type="float" office:value="0.00538172">
                <text:p>0.00538172</text:p>
              </table:table-cell>
              <table:table-cell office:value-type="float" office:value="0.00112585">
                <text:p>0.00112585</text:p>
              </table:table-cell>
              <table:table-cell office:value-type="float" office:value="0.170535">
                <text:p>0.170535</text:p>
              </table:table-cell>
              <table:table-cell office:value-type="float" office:value="0.0452166">
                <text:p>0.0452166</text:p>
              </table:table-cell>
              <table:table-cell office:value-type="float" office:value="0.00136231">
                <text:p>0.00136231</text:p>
              </table:table-cell>
              <table:table-cell office:value-type="float" office:value="0.000630426">
                <text:p>0.000630426</text:p>
              </table:table-cell>
              <table:table-cell office:value-type="float" office:value="0.00121467">
                <text:p>0.00121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00">
                <text:p>140000</text:p>
              </table:table-cell>
              <table:table-cell office:value-type="float" office:value="0.0964237">
                <text:p>0.0964237</text:p>
              </table:table-cell>
              <table:table-cell office:value-type="float" office:value="0.0056016">
                <text:p>0.0056016</text:p>
              </table:table-cell>
              <table:table-cell office:value-type="float" office:value="0.00112743">
                <text:p>0.00112743</text:p>
              </table:table-cell>
              <table:table-cell office:value-type="float" office:value="0.165568">
                <text:p>0.165568</text:p>
              </table:table-cell>
              <table:table-cell office:value-type="float" office:value="0.0433948">
                <text:p>0.0433948</text:p>
              </table:table-cell>
              <table:table-cell office:value-type="float" office:value="0.00160113">
                <text:p>0.00160113</text:p>
              </table:table-cell>
              <table:table-cell office:value-type="float" office:value="0.000637927">
                <text:p>0.000637927</text:p>
              </table:table-cell>
              <table:table-cell office:value-type="float" office:value="0.00118624">
                <text:p>0.001186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00">
                <text:p>140500</text:p>
              </table:table-cell>
              <table:table-cell office:value-type="float" office:value="0.104079">
                <text:p>0.104079</text:p>
              </table:table-cell>
              <table:table-cell office:value-type="float" office:value="0.00555699">
                <text:p>0.00555699</text:p>
              </table:table-cell>
              <table:table-cell office:value-type="float" office:value="0.00110611">
                <text:p>0.00110611</text:p>
              </table:table-cell>
              <table:table-cell office:value-type="float" office:value="0.165127">
                <text:p>0.165127</text:p>
              </table:table-cell>
              <table:table-cell office:value-type="float" office:value="0.043381">
                <text:p>0.043381</text:p>
              </table:table-cell>
              <table:table-cell office:value-type="float" office:value="0.00161455">
                <text:p>0.00161455</text:p>
              </table:table-cell>
              <table:table-cell office:value-type="float" office:value="0.000635558">
                <text:p>0.000635558</text:p>
              </table:table-cell>
              <table:table-cell office:value-type="float" office:value="0.00120282">
                <text:p>0.00120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00">
                <text:p>141000</text:p>
              </table:table-cell>
              <table:table-cell office:value-type="float" office:value="0.0953219">
                <text:p>0.0953219</text:p>
              </table:table-cell>
              <table:table-cell office:value-type="float" office:value="0.00575792">
                <text:p>0.00575792</text:p>
              </table:table-cell>
              <table:table-cell office:value-type="float" office:value="0.00114558">
                <text:p>0.00114558</text:p>
              </table:table-cell>
              <table:table-cell office:value-type="float" office:value="0.170769">
                <text:p>0.170769</text:p>
              </table:table-cell>
              <table:table-cell office:value-type="float" office:value="0.0450658">
                <text:p>0.0450658</text:p>
              </table:table-cell>
              <table:table-cell office:value-type="float" office:value="0.00135244">
                <text:p>0.00135244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00122454">
                <text:p>0.001224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00">
                <text:p>141500</text:p>
              </table:table-cell>
              <table:table-cell office:value-type="float" office:value="0.101192">
                <text:p>0.101192</text:p>
              </table:table-cell>
              <table:table-cell office:value-type="float" office:value="0.00554357">
                <text:p>0.00554357</text:p>
              </table:table-cell>
              <table:table-cell office:value-type="float" office:value="0.00109663">
                <text:p>0.00109663</text:p>
              </table:table-cell>
              <table:table-cell office:value-type="float" office:value="0.16587">
                <text:p>0.16587</text:p>
              </table:table-cell>
              <table:table-cell office:value-type="float" office:value="0.0437552">
                <text:p>0.0437552</text:p>
              </table:table-cell>
              <table:table-cell office:value-type="float" office:value="0.00126085">
                <text:p>0.00126085</text:p>
              </table:table-cell>
              <table:table-cell office:value-type="float" office:value="0.000630426">
                <text:p>0.000630426</text:p>
              </table:table-cell>
              <table:table-cell office:value-type="float" office:value="0.00123361">
                <text:p>0.001233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00">
                <text:p>142000</text:p>
              </table:table-cell>
              <table:table-cell office:value-type="float" office:value="0.100664">
                <text:p>0.100664</text:p>
              </table:table-cell>
              <table:table-cell office:value-type="float" office:value="0.00583806">
                <text:p>0.00583806</text:p>
              </table:table-cell>
              <table:table-cell office:value-type="float" office:value="0.00112111">
                <text:p>0.00112111</text:p>
              </table:table-cell>
              <table:table-cell office:value-type="float" office:value="0.16361">
                <text:p>0.16361</text:p>
              </table:table-cell>
              <table:table-cell office:value-type="float" office:value="0.043137">
                <text:p>0.043137</text:p>
              </table:table-cell>
              <table:table-cell office:value-type="float" office:value="0.00126796">
                <text:p>0.00126796</text:p>
              </table:table-cell>
              <table:table-cell office:value-type="float" office:value="0.000633584">
                <text:p>0.000633584</text:p>
              </table:table-cell>
              <table:table-cell office:value-type="float" office:value="0.00118072">
                <text:p>0.001180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00">
                <text:p>142500</text:p>
              </table:table-cell>
              <table:table-cell office:value-type="float" office:value="0.103927">
                <text:p>0.103927</text:p>
              </table:table-cell>
              <table:table-cell office:value-type="float" office:value="0.00567107">
                <text:p>0.00567107</text:p>
              </table:table-cell>
              <table:table-cell office:value-type="float" office:value="0.00113216">
                <text:p>0.00113216</text:p>
              </table:table-cell>
              <table:table-cell office:value-type="float" office:value="0.163856">
                <text:p>0.163856</text:p>
              </table:table-cell>
              <table:table-cell office:value-type="float" office:value="0.0429677">
                <text:p>0.0429677</text:p>
              </table:table-cell>
              <table:table-cell office:value-type="float" office:value="0.00128059">
                <text:p>0.00128059</text:p>
              </table:table-cell>
              <table:table-cell office:value-type="float" office:value="0.00064069">
                <text:p>0.00064069</text:p>
              </table:table-cell>
              <table:table-cell office:value-type="float" office:value="0.00119098">
                <text:p>0.001190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00">
                <text:p>143000</text:p>
              </table:table-cell>
              <table:table-cell office:value-type="float" office:value="0.0973667">
                <text:p>0.0973667</text:p>
              </table:table-cell>
              <table:table-cell office:value-type="float" office:value="0.00576818">
                <text:p>0.00576818</text:p>
              </table:table-cell>
              <table:table-cell office:value-type="float" office:value="0.00108045">
                <text:p>0.00108045</text:p>
              </table:table-cell>
              <table:table-cell office:value-type="float" office:value="0.164753">
                <text:p>0.164753</text:p>
              </table:table-cell>
              <table:table-cell office:value-type="float" office:value="0.0429977">
                <text:p>0.0429977</text:p>
              </table:table-cell>
              <table:table-cell office:value-type="float" office:value="0.00128454">
                <text:p>0.00128454</text:p>
              </table:table-cell>
              <table:table-cell office:value-type="float" office:value="0.000642269">
                <text:p>0.000642269</text:p>
              </table:table-cell>
              <table:table-cell office:value-type="float" office:value="0.00122927">
                <text:p>0.001229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00">
                <text:p>143500</text:p>
              </table:table-cell>
              <table:table-cell office:value-type="float" office:value="0.102996">
                <text:p>0.102996</text:p>
              </table:table-cell>
              <table:table-cell office:value-type="float" office:value="0.00554594">
                <text:p>0.00554594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170846">
                <text:p>0.170846</text:p>
              </table:table-cell>
              <table:table-cell office:value-type="float" office:value="0.0451452">
                <text:p>0.0451452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000641085">
                <text:p>0.000641085</text:p>
              </table:table-cell>
              <table:table-cell office:value-type="float" office:value="0.00125296">
                <text:p>0.001252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00">
                <text:p>144000</text:p>
              </table:table-cell>
              <table:table-cell office:value-type="float" office:value="0.0996275">
                <text:p>0.0996275</text:p>
              </table:table-cell>
              <table:table-cell office:value-type="float" office:value="0.00584161">
                <text:p>0.00584161</text:p>
              </table:table-cell>
              <table:table-cell office:value-type="float" office:value="0.00113769">
                <text:p>0.00113769</text:p>
              </table:table-cell>
              <table:table-cell office:value-type="float" office:value="0.159392">
                <text:p>0.159392</text:p>
              </table:table-cell>
              <table:table-cell office:value-type="float" office:value="0.0430024">
                <text:p>0.0430024</text:p>
              </table:table-cell>
              <table:table-cell office:value-type="float" office:value="0.00130862">
                <text:p>0.00130862</text:p>
              </table:table-cell>
              <table:table-cell office:value-type="float" office:value="0.00065727">
                <text:p>0.00065727</text:p>
              </table:table-cell>
              <table:table-cell office:value-type="float" office:value="0.00139625">
                <text:p>0.00139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00">
                <text:p>144500</text:p>
              </table:table-cell>
              <table:table-cell office:value-type="float" office:value="0.105877">
                <text:p>0.105877</text:p>
              </table:table-cell>
              <table:table-cell office:value-type="float" office:value="0.00567423">
                <text:p>0.00567423</text:p>
              </table:table-cell>
              <table:table-cell office:value-type="float" office:value="0.00112506">
                <text:p>0.00112506</text:p>
              </table:table-cell>
              <table:table-cell office:value-type="float" office:value="0.166002">
                <text:p>0.166002</text:p>
              </table:table-cell>
              <table:table-cell office:value-type="float" office:value="0.0431224">
                <text:p>0.0431224</text:p>
              </table:table-cell>
              <table:table-cell office:value-type="float" office:value="0.00128691">
                <text:p>0.00128691</text:p>
              </table:table-cell>
              <table:table-cell office:value-type="float" office:value="0.000642664">
                <text:p>0.000642664</text:p>
              </table:table-cell>
              <table:table-cell office:value-type="float" office:value="0.00127388">
                <text:p>0.001273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00">
                <text:p>145000</text:p>
              </table:table-cell>
              <table:table-cell office:value-type="float" office:value="0.1019">
                <text:p>0.1019</text:p>
              </table:table-cell>
              <table:table-cell office:value-type="float" office:value="0.0060528">
                <text:p>0.0060528</text:p>
              </table:table-cell>
              <table:table-cell office:value-type="float" office:value="0.001084">
                <text:p>0.001084</text:p>
              </table:table-cell>
              <table:table-cell office:value-type="float" office:value="0.170186">
                <text:p>0.170186</text:p>
              </table:table-cell>
              <table:table-cell office:value-type="float" office:value="0.0446407">
                <text:p>0.0446407</text:p>
              </table:table-cell>
              <table:table-cell office:value-type="float" office:value="0.00152613">
                <text:p>0.00152613</text:p>
              </table:table-cell>
              <table:table-cell office:value-type="float" office:value="0.000647401">
                <text:p>0.000647401</text:p>
              </table:table-cell>
              <table:table-cell office:value-type="float" office:value="0.00127033">
                <text:p>0.001270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00">
                <text:p>145500</text:p>
              </table:table-cell>
              <table:table-cell office:value-type="float" office:value="0.101842">
                <text:p>0.101842</text:p>
              </table:table-cell>
              <table:table-cell office:value-type="float" office:value="0.00570344">
                <text:p>0.00570344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159064">
                <text:p>0.159064</text:p>
              </table:table-cell>
              <table:table-cell office:value-type="float" office:value="0.0418766">
                <text:p>0.0418766</text:p>
              </table:table-cell>
              <table:table-cell office:value-type="float" office:value="0.00204287">
                <text:p>0.00204287</text:p>
              </table:table-cell>
              <table:table-cell office:value-type="float" office:value="0.000651348">
                <text:p>0.000651348</text:p>
              </table:table-cell>
              <table:table-cell office:value-type="float" office:value="0.00123796">
                <text:p>0.001237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00">
                <text:p>146000</text:p>
              </table:table-cell>
              <table:table-cell office:value-type="float" office:value="0.100799">
                <text:p>0.100799</text:p>
              </table:table-cell>
              <table:table-cell office:value-type="float" office:value="0.00596162">
                <text:p>0.00596162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162806">
                <text:p>0.162806</text:p>
              </table:table-cell>
              <table:table-cell office:value-type="float" office:value="0.0428686">
                <text:p>0.0428686</text:p>
              </table:table-cell>
              <table:table-cell office:value-type="float" office:value="0.00139033">
                <text:p>0.00139033</text:p>
              </table:table-cell>
              <table:table-cell office:value-type="float" office:value="0.000649769">
                <text:p>0.000649769</text:p>
              </table:table-cell>
              <table:table-cell office:value-type="float" office:value="0.00125138">
                <text:p>0.001251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00">
                <text:p>146500</text:p>
              </table:table-cell>
              <table:table-cell office:value-type="float" office:value="0.105158">
                <text:p>0.105158</text:p>
              </table:table-cell>
              <table:table-cell office:value-type="float" office:value="0.00605162">
                <text:p>0.00605162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158722">
                <text:p>0.158722</text:p>
              </table:table-cell>
              <table:table-cell office:value-type="float" office:value="0.0418399">
                <text:p>0.0418399</text:p>
              </table:table-cell>
              <table:table-cell office:value-type="float" office:value="0.00138204">
                <text:p>0.00138204</text:p>
              </table:table-cell>
              <table:table-cell office:value-type="float" office:value="0.000672665">
                <text:p>0.000672665</text:p>
              </table:table-cell>
              <table:table-cell office:value-type="float" office:value="0.00126322">
                <text:p>0.001263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00">
                <text:p>147000</text:p>
              </table:table-cell>
              <table:table-cell office:value-type="float" office:value="0.107425">
                <text:p>0.107425</text:p>
              </table:table-cell>
              <table:table-cell office:value-type="float" office:value="0.00578397">
                <text:p>0.00578397</text:p>
              </table:table-cell>
              <table:table-cell office:value-type="float" office:value="0.00108755">
                <text:p>0.00108755</text:p>
              </table:table-cell>
              <table:table-cell office:value-type="float" office:value="0.169511">
                <text:p>0.169511</text:p>
              </table:table-cell>
              <table:table-cell office:value-type="float" office:value="0.0444772">
                <text:p>0.0444772</text:p>
              </table:table-cell>
              <table:table-cell office:value-type="float" office:value="0.00138875">
                <text:p>0.00138875</text:p>
              </table:table-cell>
              <table:table-cell office:value-type="float" office:value="0.00065648">
                <text:p>0.00065648</text:p>
              </table:table-cell>
              <table:table-cell office:value-type="float" office:value="0.00121782">
                <text:p>0.001217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00">
                <text:p>147500</text:p>
              </table:table-cell>
              <table:table-cell office:value-type="float" office:value="0.125026">
                <text:p>0.125026</text:p>
              </table:table-cell>
              <table:table-cell office:value-type="float" office:value="0.00597504">
                <text:p>0.00597504</text:p>
              </table:table-cell>
              <table:table-cell office:value-type="float" office:value="0.00109111">
                <text:p>0.00109111</text:p>
              </table:table-cell>
              <table:table-cell office:value-type="float" office:value="0.166261">
                <text:p>0.166261</text:p>
              </table:table-cell>
              <table:table-cell office:value-type="float" office:value="0.0438468">
                <text:p>0.0438468</text:p>
              </table:table-cell>
              <table:table-cell office:value-type="float" office:value="0.00129954">
                <text:p>0.00129954</text:p>
              </table:table-cell>
              <table:table-cell office:value-type="float" office:value="0.00065648">
                <text:p>0.00065648</text:p>
              </table:table-cell>
              <table:table-cell office:value-type="float" office:value="0.00126322">
                <text:p>0.00126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00">
                <text:p>148000</text:p>
              </table:table-cell>
              <table:table-cell office:value-type="float" office:value="0.100655">
                <text:p>0.100655</text:p>
              </table:table-cell>
              <table:table-cell office:value-type="float" office:value="0.00575397">
                <text:p>0.00575397</text:p>
              </table:table-cell>
              <table:table-cell office:value-type="float" office:value="0.00108755">
                <text:p>0.00108755</text:p>
              </table:table-cell>
              <table:table-cell office:value-type="float" office:value="0.159496">
                <text:p>0.159496</text:p>
              </table:table-cell>
              <table:table-cell office:value-type="float" office:value="0.0421845">
                <text:p>0.0421845</text:p>
              </table:table-cell>
              <table:table-cell office:value-type="float" office:value="0.00132836">
                <text:p>0.00132836</text:p>
              </table:table-cell>
              <table:table-cell office:value-type="float" office:value="0.000655691">
                <text:p>0.000655691</text:p>
              </table:table-cell>
              <table:table-cell office:value-type="float" office:value="0.00122296">
                <text:p>0.001222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00">
                <text:p>148500</text:p>
              </table:table-cell>
              <table:table-cell office:value-type="float" office:value="0.105905">
                <text:p>0.105905</text:p>
              </table:table-cell>
              <table:table-cell office:value-type="float" office:value="0.00577213">
                <text:p>0.00577213</text:p>
              </table:table-cell>
              <table:table-cell office:value-type="float" office:value="0.00110966">
                <text:p>0.00110966</text:p>
              </table:table-cell>
              <table:table-cell office:value-type="float" office:value="0.161148">
                <text:p>0.161148</text:p>
              </table:table-cell>
              <table:table-cell office:value-type="float" office:value="0.0430135">
                <text:p>0.0430135</text:p>
              </table:table-cell>
              <table:table-cell office:value-type="float" office:value="0.0013252">
                <text:p>0.0013252</text:p>
              </table:table-cell>
              <table:table-cell office:value-type="float" office:value="0.000660033">
                <text:p>0.000660033</text:p>
              </table:table-cell>
              <table:table-cell office:value-type="float" office:value="0.00123954">
                <text:p>0.001239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00">
                <text:p>149000</text:p>
              </table:table-cell>
              <table:table-cell office:value-type="float" office:value="0.101653">
                <text:p>0.101653</text:p>
              </table:table-cell>
              <table:table-cell office:value-type="float" office:value="0.00599043">
                <text:p>0.00599043</text:p>
              </table:table-cell>
              <table:table-cell office:value-type="float" office:value="0.00108321">
                <text:p>0.00108321</text:p>
              </table:table-cell>
              <table:table-cell office:value-type="float" office:value="0.165963">
                <text:p>0.165963</text:p>
              </table:table-cell>
              <table:table-cell office:value-type="float" office:value="0.0445522">
                <text:p>0.0445522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00665165">
                <text:p>0.000665165</text:p>
              </table:table-cell>
              <table:table-cell office:value-type="float" office:value="0.00127585">
                <text:p>0.001275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00">
                <text:p>149500</text:p>
              </table:table-cell>
              <table:table-cell office:value-type="float" office:value="0.10808">
                <text:p>0.10808</text:p>
              </table:table-cell>
              <table:table-cell office:value-type="float" office:value="0.00576621">
                <text:p>0.00576621</text:p>
              </table:table-cell>
              <table:table-cell office:value-type="float" office:value="0.00110256">
                <text:p>0.00110256</text:p>
              </table:table-cell>
              <table:table-cell office:value-type="float" office:value="0.164646">
                <text:p>0.164646</text:p>
              </table:table-cell>
              <table:table-cell office:value-type="float" office:value="0.043625">
                <text:p>0.043625</text:p>
              </table:table-cell>
              <table:table-cell office:value-type="float" office:value="0.00130428">
                <text:p>0.00130428</text:p>
              </table:table-cell>
              <table:table-cell office:value-type="float" office:value="0.000659244">
                <text:p>0.000659244</text:p>
              </table:table-cell>
              <table:table-cell office:value-type="float" office:value="0.00127309">
                <text:p>0.001273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00">
                <text:p>150000</text:p>
              </table:table-cell>
              <table:table-cell office:value-type="float" office:value="0.102784">
                <text:p>0.102784</text:p>
              </table:table-cell>
              <table:table-cell office:value-type="float" office:value="0.00647204">
                <text:p>0.00647204</text:p>
              </table:table-cell>
              <table:table-cell office:value-type="float" office:value="0.00119256">
                <text:p>0.00119256</text:p>
              </table:table-cell>
              <table:table-cell office:value-type="float" office:value="0.158828">
                <text:p>0.158828</text:p>
              </table:table-cell>
              <table:table-cell office:value-type="float" office:value="0.0420357">
                <text:p>0.0420357</text:p>
              </table:table-cell>
              <table:table-cell office:value-type="float" office:value="0.00137296">
                <text:p>0.00137296</text:p>
              </table:table-cell>
              <table:table-cell office:value-type="float" office:value="0.000707799">
                <text:p>0.000707799</text:p>
              </table:table-cell>
              <table:table-cell office:value-type="float" office:value="0.00129717">
                <text:p>0.001297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00">
                <text:p>150500</text:p>
              </table:table-cell>
              <table:table-cell office:value-type="float" office:value="0.106511">
                <text:p>0.106511</text:p>
              </table:table-cell>
              <table:table-cell office:value-type="float" office:value="0.00623676">
                <text:p>0.00623676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159802">
                <text:p>0.159802</text:p>
              </table:table-cell>
              <table:table-cell office:value-type="float" office:value="0.0419761">
                <text:p>0.0419761</text:p>
              </table:table-cell>
              <table:table-cell office:value-type="float" office:value="0.00135599">
                <text:p>0.00135599</text:p>
              </table:table-cell>
              <table:table-cell office:value-type="float" office:value="0.000693193">
                <text:p>0.000693193</text:p>
              </table:table-cell>
              <table:table-cell office:value-type="float" office:value="0.00130507">
                <text:p>0.001305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00">
                <text:p>151000</text:p>
              </table:table-cell>
              <table:table-cell office:value-type="float" office:value="0.103558">
                <text:p>0.103558</text:p>
              </table:table-cell>
              <table:table-cell office:value-type="float" office:value="0.00604688">
                <text:p>0.00604688</text:p>
              </table:table-cell>
              <table:table-cell office:value-type="float" office:value="0.00111835">
                <text:p>0.00111835</text:p>
              </table:table-cell>
              <table:table-cell office:value-type="float" office:value="0.153166">
                <text:p>0.153166</text:p>
              </table:table-cell>
              <table:table-cell office:value-type="float" office:value="0.0410515">
                <text:p>0.0410515</text:p>
              </table:table-cell>
              <table:table-cell office:value-type="float" office:value="0.00134494">
                <text:p>0.00134494</text:p>
              </table:table-cell>
              <table:table-cell office:value-type="float" office:value="0.000684508">
                <text:p>0.000684508</text:p>
              </table:table-cell>
              <table:table-cell office:value-type="float" office:value="0.00129283">
                <text:p>0.001292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00">
                <text:p>151500</text:p>
              </table:table-cell>
              <table:table-cell office:value-type="float" office:value="0.107213">
                <text:p>0.107213</text:p>
              </table:table-cell>
              <table:table-cell office:value-type="float" office:value="0.00663507">
                <text:p>0.00663507</text:p>
              </table:table-cell>
              <table:table-cell office:value-type="float" office:value="0.0010915">
                <text:p>0.0010915</text:p>
              </table:table-cell>
              <table:table-cell office:value-type="float" office:value="0.15764">
                <text:p>0.15764</text:p>
              </table:table-cell>
              <table:table-cell office:value-type="float" office:value="0.0495254">
                <text:p>0.0495254</text:p>
              </table:table-cell>
              <table:table-cell office:value-type="float" office:value="0.00134296">
                <text:p>0.00134296</text:p>
              </table:table-cell>
              <table:table-cell office:value-type="float" office:value="0.000693982">
                <text:p>0.000693982</text:p>
              </table:table-cell>
              <table:table-cell office:value-type="float" office:value="0.00131296">
                <text:p>0.00131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00">
                <text:p>152000</text:p>
              </table:table-cell>
              <table:table-cell office:value-type="float" office:value="0.108435">
                <text:p>0.108435</text:p>
              </table:table-cell>
              <table:table-cell office:value-type="float" office:value="0.00587635">
                <text:p>0.00587635</text:p>
              </table:table-cell>
              <table:table-cell office:value-type="float" office:value="0.00112032">
                <text:p>0.00112032</text:p>
              </table:table-cell>
              <table:table-cell office:value-type="float" office:value="0.165257">
                <text:p>0.165257</text:p>
              </table:table-cell>
              <table:table-cell office:value-type="float" office:value="0.0440825">
                <text:p>0.0440825</text:p>
              </table:table-cell>
              <table:table-cell office:value-type="float" office:value="0.00130862">
                <text:p>0.00130862</text:p>
              </table:table-cell>
              <table:table-cell office:value-type="float" office:value="0.000661217">
                <text:p>0.000661217</text:p>
              </table:table-cell>
              <table:table-cell office:value-type="float" office:value="0.00129401">
                <text:p>0.001294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00">
                <text:p>152500</text:p>
              </table:table-cell>
              <table:table-cell office:value-type="float" office:value="0.108696">
                <text:p>0.108696</text:p>
              </table:table-cell>
              <table:table-cell office:value-type="float" office:value="0.00646651">
                <text:p>0.00646651</text:p>
              </table:table-cell>
              <table:table-cell office:value-type="float" office:value="0.00112743">
                <text:p>0.00112743</text:p>
              </table:table-cell>
              <table:table-cell office:value-type="float" office:value="0.162731">
                <text:p>0.162731</text:p>
              </table:table-cell>
              <table:table-cell office:value-type="float" office:value="0.0433869">
                <text:p>0.0433869</text:p>
              </table:table-cell>
              <table:table-cell office:value-type="float" office:value="0.00136783">
                <text:p>0.00136783</text:p>
              </table:table-cell>
              <table:table-cell office:value-type="float" office:value="0.000687666">
                <text:p>0.000687666</text:p>
              </table:table-cell>
              <table:table-cell office:value-type="float" office:value="0.00130941">
                <text:p>0.001309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00">
                <text:p>153000</text:p>
              </table:table-cell>
              <table:table-cell office:value-type="float" office:value="0.103723">
                <text:p>0.103723</text:p>
              </table:table-cell>
              <table:table-cell office:value-type="float" office:value="0.00692522">
                <text:p>0.00692522</text:p>
              </table:table-cell>
              <table:table-cell office:value-type="float" office:value="0.00109742">
                <text:p>0.00109742</text:p>
              </table:table-cell>
              <table:table-cell office:value-type="float" office:value="0.161403">
                <text:p>0.161403</text:p>
              </table:table-cell>
              <table:table-cell office:value-type="float" office:value="0.042841">
                <text:p>0.042841</text:p>
              </table:table-cell>
              <table:table-cell office:value-type="float" office:value="0.00139231">
                <text:p>0.00139231</text:p>
              </table:table-cell>
              <table:table-cell office:value-type="float" office:value="0.000712141">
                <text:p>0.000712141</text:p>
              </table:table-cell>
              <table:table-cell office:value-type="float" office:value="0.0013027">
                <text:p>0.00130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00">
                <text:p>153500</text:p>
              </table:table-cell>
              <table:table-cell office:value-type="float" office:value="0.114008">
                <text:p>0.114008</text:p>
              </table:table-cell>
              <table:table-cell office:value-type="float" office:value="0.00638677">
                <text:p>0.00638677</text:p>
              </table:table-cell>
              <table:table-cell office:value-type="float" office:value="0.00110058">
                <text:p>0.00110058</text:p>
              </table:table-cell>
              <table:table-cell office:value-type="float" office:value="0.148652">
                <text:p>0.148652</text:p>
              </table:table-cell>
              <table:table-cell office:value-type="float" office:value="0.0406173">
                <text:p>0.0406173</text:p>
              </table:table-cell>
              <table:table-cell office:value-type="float" office:value="0.00135678">
                <text:p>0.00135678</text:p>
              </table:table-cell>
              <table:table-cell office:value-type="float" office:value="0.000804119">
                <text:p>0.000804119</text:p>
              </table:table-cell>
              <table:table-cell office:value-type="float" office:value="0.00128533">
                <text:p>0.001285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00">
                <text:p>154000</text:p>
              </table:table-cell>
              <table:table-cell office:value-type="float" office:value="0.105795">
                <text:p>0.105795</text:p>
              </table:table-cell>
              <table:table-cell office:value-type="float" office:value="0.00691693">
                <text:p>0.00691693</text:p>
              </table:table-cell>
              <table:table-cell office:value-type="float" office:value="0.00114322">
                <text:p>0.00114322</text:p>
              </table:table-cell>
              <table:table-cell office:value-type="float" office:value="0.150251">
                <text:p>0.150251</text:p>
              </table:table-cell>
              <table:table-cell office:value-type="float" office:value="0.0404839">
                <text:p>0.0404839</text:p>
              </table:table-cell>
              <table:table-cell office:value-type="float" office:value="0.00137336">
                <text:p>0.00137336</text:p>
              </table:table-cell>
              <table:table-cell office:value-type="float" office:value="0.000797408">
                <text:p>0.000797408</text:p>
              </table:table-cell>
              <table:table-cell office:value-type="float" office:value="0.00131691">
                <text:p>0.00131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00">
                <text:p>154500</text:p>
              </table:table-cell>
              <table:table-cell office:value-type="float" office:value="0.112188">
                <text:p>0.112188</text:p>
              </table:table-cell>
              <table:table-cell office:value-type="float" office:value="0.00620084">
                <text:p>0.00620084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150365">
                <text:p>0.150365</text:p>
              </table:table-cell>
              <table:table-cell office:value-type="float" office:value="0.0405064">
                <text:p>0.0405064</text:p>
              </table:table-cell>
              <table:table-cell office:value-type="float" office:value="0.00135678">
                <text:p>0.00135678</text:p>
              </table:table-cell>
              <table:table-cell office:value-type="float" office:value="0.000699509">
                <text:p>0.000699509</text:p>
              </table:table-cell>
              <table:table-cell office:value-type="float" office:value="0.00129441">
                <text:p>0.001294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00">
                <text:p>155000</text:p>
              </table:table-cell>
              <table:table-cell office:value-type="float" office:value="0.106526">
                <text:p>0.106526</text:p>
              </table:table-cell>
              <table:table-cell office:value-type="float" office:value="0.00619965">
                <text:p>0.00619965</text:p>
              </table:table-cell>
              <table:table-cell office:value-type="float" office:value="0.00109466">
                <text:p>0.00109466</text:p>
              </table:table-cell>
              <table:table-cell office:value-type="float" office:value="0.148255">
                <text:p>0.148255</text:p>
              </table:table-cell>
              <table:table-cell office:value-type="float" office:value="0.0396407">
                <text:p>0.0396407</text:p>
              </table:table-cell>
              <table:table-cell office:value-type="float" office:value="0.00132638">
                <text:p>0.00132638</text:p>
              </table:table-cell>
              <table:table-cell office:value-type="float" office:value="0.00068964">
                <text:p>0.00068964</text:p>
              </table:table-cell>
              <table:table-cell office:value-type="float" office:value="0.00125256">
                <text:p>0.001252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00">
                <text:p>155500</text:p>
              </table:table-cell>
              <table:table-cell office:value-type="float" office:value="0.113266">
                <text:p>0.113266</text:p>
              </table:table-cell>
              <table:table-cell office:value-type="float" office:value="0.00640927">
                <text:p>0.00640927</text:p>
              </table:table-cell>
              <table:table-cell office:value-type="float" office:value="0.00110887">
                <text:p>0.00110887</text:p>
              </table:table-cell>
              <table:table-cell office:value-type="float" office:value="0.160226">
                <text:p>0.160226</text:p>
              </table:table-cell>
              <table:table-cell office:value-type="float" office:value="0.0423957">
                <text:p>0.0423957</text:p>
              </table:table-cell>
              <table:table-cell office:value-type="float" office:value="0.00136191">
                <text:p>0.00136191</text:p>
              </table:table-cell>
              <table:table-cell office:value-type="float" office:value="0.000703456">
                <text:p>0.000703456</text:p>
              </table:table-cell>
              <table:table-cell office:value-type="float" office:value="0.0013477">
                <text:p>0.00134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00">
                <text:p>156000</text:p>
              </table:table-cell>
              <table:table-cell office:value-type="float" office:value="0.105173">
                <text:p>0.105173</text:p>
              </table:table-cell>
              <table:table-cell office:value-type="float" office:value="0.00652612">
                <text:p>0.00652612</text:p>
              </table:table-cell>
              <table:table-cell office:value-type="float" office:value="0.00106111">
                <text:p>0.00106111</text:p>
              </table:table-cell>
              <table:table-cell office:value-type="float" office:value="0.154278">
                <text:p>0.154278</text:p>
              </table:table-cell>
              <table:table-cell office:value-type="float" office:value="0.041984">
                <text:p>0.041984</text:p>
              </table:table-cell>
              <table:table-cell office:value-type="float" office:value="0.0013781">
                <text:p>0.0013781</text:p>
              </table:table-cell>
              <table:table-cell office:value-type="float" office:value="0.000709378">
                <text:p>0.000709378</text:p>
              </table:table-cell>
              <table:table-cell office:value-type="float" office:value="0.00132796">
                <text:p>0.001327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00">
                <text:p>156500</text:p>
              </table:table-cell>
              <table:table-cell office:value-type="float" office:value="0.114018">
                <text:p>0.114018</text:p>
              </table:table-cell>
              <table:table-cell office:value-type="float" office:value="0.00637019">
                <text:p>0.00637019</text:p>
              </table:table-cell>
              <table:table-cell office:value-type="float" office:value="0.00112585">
                <text:p>0.00112585</text:p>
              </table:table-cell>
              <table:table-cell office:value-type="float" office:value="0.151255">
                <text:p>0.151255</text:p>
              </table:table-cell>
              <table:table-cell office:value-type="float" office:value="0.0405909">
                <text:p>0.0405909</text:p>
              </table:table-cell>
              <table:table-cell office:value-type="float" office:value="0.00134809">
                <text:p>0.00134809</text:p>
              </table:table-cell>
              <table:table-cell office:value-type="float" office:value="0.000690035">
                <text:p>0.000690035</text:p>
              </table:table-cell>
              <table:table-cell office:value-type="float" office:value="0.00128059">
                <text:p>0.001280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00">
                <text:p>157000</text:p>
              </table:table-cell>
              <table:table-cell office:value-type="float" office:value="0.116405">
                <text:p>0.116405</text:p>
              </table:table-cell>
              <table:table-cell office:value-type="float" office:value="0.00646335">
                <text:p>0.00646335</text:p>
              </table:table-cell>
              <table:table-cell office:value-type="float" office:value="0.00112387">
                <text:p>0.00112387</text:p>
              </table:table-cell>
              <table:table-cell office:value-type="float" office:value="0.150912">
                <text:p>0.150912</text:p>
              </table:table-cell>
              <table:table-cell office:value-type="float" office:value="0.0406031">
                <text:p>0.0406031</text:p>
              </table:table-cell>
              <table:table-cell office:value-type="float" office:value="0.00136507">
                <text:p>0.00136507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00134967">
                <text:p>0.001349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00">
                <text:p>157500</text:p>
              </table:table-cell>
              <table:table-cell office:value-type="float" office:value="0.108986">
                <text:p>0.108986</text:p>
              </table:table-cell>
              <table:table-cell office:value-type="float" office:value="0.0063919">
                <text:p>0.0063919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160098">
                <text:p>0.160098</text:p>
              </table:table-cell>
              <table:table-cell office:value-type="float" office:value="0.0426254">
                <text:p>0.0426254</text:p>
              </table:table-cell>
              <table:table-cell office:value-type="float" office:value="0.00135954">
                <text:p>0.00135954</text:p>
              </table:table-cell>
              <table:table-cell office:value-type="float" office:value="0.000702667">
                <text:p>0.000702667</text:p>
              </table:table-cell>
              <table:table-cell office:value-type="float" office:value="0.00135323">
                <text:p>0.001353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00">
                <text:p>158000</text:p>
              </table:table-cell>
              <table:table-cell office:value-type="float" office:value="0.109613">
                <text:p>0.109613</text:p>
              </table:table-cell>
              <table:table-cell office:value-type="float" office:value="0.00618228">
                <text:p>0.00618228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158398">
                <text:p>0.158398</text:p>
              </table:table-cell>
              <table:table-cell office:value-type="float" office:value="0.0425492">
                <text:p>0.0425492</text:p>
              </table:table-cell>
              <table:table-cell office:value-type="float" office:value="0.00132994">
                <text:p>0.00132994</text:p>
              </table:table-cell>
              <table:table-cell office:value-type="float" office:value="0.000678587">
                <text:p>0.000678587</text:p>
              </table:table-cell>
              <table:table-cell office:value-type="float" office:value="0.00136428">
                <text:p>0.001364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00">
                <text:p>158500</text:p>
              </table:table-cell>
              <table:table-cell office:value-type="float" office:value="0.110844">
                <text:p>0.110844</text:p>
              </table:table-cell>
              <table:table-cell office:value-type="float" office:value="0.00615584">
                <text:p>0.00615584</text:p>
              </table:table-cell>
              <table:table-cell office:value-type="float" office:value="0.00106071">
                <text:p>0.00106071</text:p>
              </table:table-cell>
              <table:table-cell office:value-type="float" office:value="0.165624">
                <text:p>0.165624</text:p>
              </table:table-cell>
              <table:table-cell office:value-type="float" office:value="0.0437892">
                <text:p>0.0437892</text:p>
              </table:table-cell>
              <table:table-cell office:value-type="float" office:value="0.0013323">
                <text:p>0.0013323</text:p>
              </table:table-cell>
              <table:table-cell office:value-type="float" office:value="0.000702667">
                <text:p>0.000702667</text:p>
              </table:table-cell>
              <table:table-cell office:value-type="float" office:value="0.00137138">
                <text:p>0.00137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00">
                <text:p>159000</text:p>
              </table:table-cell>
              <table:table-cell office:value-type="float" office:value="0.112649">
                <text:p>0.112649</text:p>
              </table:table-cell>
              <table:table-cell office:value-type="float" office:value="0.00655888">
                <text:p>0.00655888</text:p>
              </table:table-cell>
              <table:table-cell office:value-type="float" office:value="0.00113374">
                <text:p>0.00113374</text:p>
              </table:table-cell>
              <table:table-cell office:value-type="float" office:value="0.160052">
                <text:p>0.160052</text:p>
              </table:table-cell>
              <table:table-cell office:value-type="float" office:value="0.0434252">
                <text:p>0.0434252</text:p>
              </table:table-cell>
              <table:table-cell office:value-type="float" office:value="0.00139033">
                <text:p>0.00139033</text:p>
              </table:table-cell>
              <table:table-cell office:value-type="float" office:value="0.000716089">
                <text:p>0.000716089</text:p>
              </table:table-cell>
              <table:table-cell office:value-type="float" office:value="0.00137257">
                <text:p>0.001372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00">
                <text:p>159500</text:p>
              </table:table-cell>
              <table:table-cell office:value-type="float" office:value="0.109847">
                <text:p>0.109847</text:p>
              </table:table-cell>
              <table:table-cell office:value-type="float" office:value="0.00624189">
                <text:p>0.00624189</text:p>
              </table:table-cell>
              <table:table-cell office:value-type="float" office:value="0.00127349">
                <text:p>0.00127349</text:p>
              </table:table-cell>
              <table:table-cell office:value-type="float" office:value="0.167286">
                <text:p>0.167286</text:p>
              </table:table-cell>
              <table:table-cell office:value-type="float" office:value="0.0440785">
                <text:p>0.0440785</text:p>
              </table:table-cell>
              <table:table-cell office:value-type="float" office:value="0.00136467">
                <text:p>0.00136467</text:p>
              </table:table-cell>
              <table:table-cell office:value-type="float" office:value="0.000698719">
                <text:p>0.000698719</text:p>
              </table:table-cell>
              <table:table-cell office:value-type="float" office:value="0.00137296">
                <text:p>0.001372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00">
                <text:p>160000</text:p>
              </table:table-cell>
              <table:table-cell office:value-type="float" office:value="0.115983">
                <text:p>0.115983</text:p>
              </table:table-cell>
              <table:table-cell office:value-type="float" office:value="0.00649454">
                <text:p>0.00649454</text:p>
              </table:table-cell>
              <table:table-cell office:value-type="float" office:value="0.00116335">
                <text:p>0.00116335</text:p>
              </table:table-cell>
              <table:table-cell office:value-type="float" office:value="0.14996">
                <text:p>0.14996</text:p>
              </table:table-cell>
              <table:table-cell office:value-type="float" office:value="0.0402466">
                <text:p>0.0402466</text:p>
              </table:table-cell>
              <table:table-cell office:value-type="float" office:value="0.00141481">
                <text:p>0.00141481</text:p>
              </table:table-cell>
              <table:table-cell office:value-type="float" office:value="0.000718852">
                <text:p>0.000718852</text:p>
              </table:table-cell>
              <table:table-cell office:value-type="float" office:value="0.00133704">
                <text:p>0.001337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00">
                <text:p>160500</text:p>
              </table:table-cell>
              <table:table-cell office:value-type="float" office:value="0.111604">
                <text:p>0.111604</text:p>
              </table:table-cell>
              <table:table-cell office:value-type="float" office:value="0.00669073">
                <text:p>0.00669073</text:p>
              </table:table-cell>
              <table:table-cell office:value-type="float" office:value="0.00122532">
                <text:p>0.00122532</text:p>
              </table:table-cell>
              <table:table-cell office:value-type="float" office:value="0.156977">
                <text:p>0.156977</text:p>
              </table:table-cell>
              <table:table-cell office:value-type="float" office:value="0.0422263">
                <text:p>0.0422263</text:p>
              </table:table-cell>
              <table:table-cell office:value-type="float" office:value="0.00137573">
                <text:p>0.00137573</text:p>
              </table:table-cell>
              <table:table-cell office:value-type="float" office:value="0.000716483">
                <text:p>0.000716483</text:p>
              </table:table-cell>
              <table:table-cell office:value-type="float" office:value="0.0013777">
                <text:p>0.00137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00">
                <text:p>161000</text:p>
              </table:table-cell>
              <table:table-cell office:value-type="float" office:value="0.117565">
                <text:p>0.117565</text:p>
              </table:table-cell>
              <table:table-cell office:value-type="float" office:value="0.00685534">
                <text:p>0.00685534</text:p>
              </table:table-cell>
              <table:table-cell office:value-type="float" office:value="0.00110966">
                <text:p>0.00110966</text:p>
              </table:table-cell>
              <table:table-cell office:value-type="float" office:value="0.149522">
                <text:p>0.149522</text:p>
              </table:table-cell>
              <table:table-cell office:value-type="float" office:value="0.0414846">
                <text:p>0.0414846</text:p>
              </table:table-cell>
              <table:table-cell office:value-type="float" office:value="0.00140573">
                <text:p>0.00140573</text:p>
              </table:table-cell>
              <table:table-cell office:value-type="float" office:value="0.000733853">
                <text:p>0.000733853</text:p>
              </table:table-cell>
              <table:table-cell office:value-type="float" office:value="0.00134849">
                <text:p>0.001348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00">
                <text:p>161500</text:p>
              </table:table-cell>
              <table:table-cell office:value-type="float" office:value="0.118152">
                <text:p>0.118152</text:p>
              </table:table-cell>
              <table:table-cell office:value-type="float" office:value="0.00628097">
                <text:p>0.00628097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158277">
                <text:p>0.158277</text:p>
              </table:table-cell>
              <table:table-cell office:value-type="float" office:value="0.0429708">
                <text:p>0.0429708</text:p>
              </table:table-cell>
              <table:table-cell office:value-type="float" office:value="0.00135796">
                <text:p>0.00135796</text:p>
              </table:table-cell>
              <table:table-cell office:value-type="float" office:value="0.000699509">
                <text:p>0.000699509</text:p>
              </table:table-cell>
              <table:table-cell office:value-type="float" office:value="0.00136665">
                <text:p>0.001366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00">
                <text:p>162000</text:p>
              </table:table-cell>
              <table:table-cell office:value-type="float" office:value="0.114738">
                <text:p>0.114738</text:p>
              </table:table-cell>
              <table:table-cell office:value-type="float" office:value="0.00637453">
                <text:p>0.00637453</text:p>
              </table:table-cell>
              <table:table-cell office:value-type="float" office:value="0.0011069">
                <text:p>0.0011069</text:p>
              </table:table-cell>
              <table:table-cell office:value-type="float" office:value="0.160149">
                <text:p>0.160149</text:p>
              </table:table-cell>
              <table:table-cell office:value-type="float" office:value="0.0431765">
                <text:p>0.0431765</text:p>
              </table:table-cell>
              <table:table-cell office:value-type="float" office:value="0.00135125">
                <text:p>0.00135125</text:p>
              </table:table-cell>
              <table:table-cell office:value-type="float" office:value="0.000696746">
                <text:p>0.000696746</text:p>
              </table:table-cell>
              <table:table-cell office:value-type="float" office:value="0.00134336">
                <text:p>0.001343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00">
                <text:p>162500</text:p>
              </table:table-cell>
              <table:table-cell office:value-type="float" office:value="0.109959">
                <text:p>0.109959</text:p>
              </table:table-cell>
              <table:table-cell office:value-type="float" office:value="0.00699904">
                <text:p>0.00699904</text:p>
              </table:table-cell>
              <table:table-cell office:value-type="float" office:value="0.00110374">
                <text:p>0.00110374</text:p>
              </table:table-cell>
              <table:table-cell office:value-type="float" office:value="0.152929">
                <text:p>0.152929</text:p>
              </table:table-cell>
              <table:table-cell office:value-type="float" office:value="0.0410993">
                <text:p>0.0410993</text:p>
              </table:table-cell>
              <table:table-cell office:value-type="float" office:value="0.00138757">
                <text:p>0.00138757</text:p>
              </table:table-cell>
              <table:table-cell office:value-type="float" office:value="0.00072201">
                <text:p>0.00072201</text:p>
              </table:table-cell>
              <table:table-cell office:value-type="float" office:value="0.00132046">
                <text:p>0.001320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00">
                <text:p>163000</text:p>
              </table:table-cell>
              <table:table-cell office:value-type="float" office:value="0.118095">
                <text:p>0.118095</text:p>
              </table:table-cell>
              <table:table-cell office:value-type="float" office:value="0.00676416">
                <text:p>0.00676416</text:p>
              </table:table-cell>
              <table:table-cell office:value-type="float" office:value="0.00113769">
                <text:p>0.00113769</text:p>
              </table:table-cell>
              <table:table-cell office:value-type="float" office:value="0.149625">
                <text:p>0.149625</text:p>
              </table:table-cell>
              <table:table-cell office:value-type="float" office:value="0.0402435">
                <text:p>0.0402435</text:p>
              </table:table-cell>
              <table:table-cell office:value-type="float" office:value="0.00138836">
                <text:p>0.00138836</text:p>
              </table:table-cell>
              <table:table-cell office:value-type="float" office:value="0.000720036">
                <text:p>0.000720036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00">
                <text:p>163500</text:p>
              </table:table-cell>
              <table:table-cell office:value-type="float" office:value="0.111718">
                <text:p>0.111718</text:p>
              </table:table-cell>
              <table:table-cell office:value-type="float" office:value="0.00678468">
                <text:p>0.00678468</text:p>
              </table:table-cell>
              <table:table-cell office:value-type="float" office:value="0.00112466">
                <text:p>0.00112466</text:p>
              </table:table-cell>
              <table:table-cell office:value-type="float" office:value="0.153251">
                <text:p>0.153251</text:p>
              </table:table-cell>
              <table:table-cell office:value-type="float" office:value="0.041635">
                <text:p>0.041635</text:p>
              </table:table-cell>
              <table:table-cell office:value-type="float" office:value="0.00142507">
                <text:p>0.00142507</text:p>
              </table:table-cell>
              <table:table-cell office:value-type="float" office:value="0.000734642">
                <text:p>0.000734642</text:p>
              </table:table-cell>
              <table:table-cell office:value-type="float" office:value="0.00136388">
                <text:p>0.001363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00">
                <text:p>164000</text:p>
              </table:table-cell>
              <table:table-cell office:value-type="float" office:value="0.120612">
                <text:p>0.120612</text:p>
              </table:table-cell>
              <table:table-cell office:value-type="float" office:value="0.00646414">
                <text:p>0.00646414</text:p>
              </table:table-cell>
              <table:table-cell office:value-type="float" office:value="0.00111677">
                <text:p>0.00111677</text:p>
              </table:table-cell>
              <table:table-cell office:value-type="float" office:value="0.156046">
                <text:p>0.156046</text:p>
              </table:table-cell>
              <table:table-cell office:value-type="float" office:value="0.0426065">
                <text:p>0.0426065</text:p>
              </table:table-cell>
              <table:table-cell office:value-type="float" office:value="0.00137612">
                <text:p>0.00137612</text:p>
              </table:table-cell>
              <table:table-cell office:value-type="float" office:value="0.000706614">
                <text:p>0.000706614</text:p>
              </table:table-cell>
              <table:table-cell office:value-type="float" office:value="0.00128177">
                <text:p>0.001281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00">
                <text:p>164500</text:p>
              </table:table-cell>
              <table:table-cell office:value-type="float" office:value="0.117152">
                <text:p>0.117152</text:p>
              </table:table-cell>
              <table:table-cell office:value-type="float" office:value="0.00677087">
                <text:p>0.00677087</text:p>
              </table:table-cell>
              <table:table-cell office:value-type="float" office:value="0.00110927">
                <text:p>0.00110927</text:p>
              </table:table-cell>
              <table:table-cell office:value-type="float" office:value="0.150518">
                <text:p>0.150518</text:p>
              </table:table-cell>
              <table:table-cell office:value-type="float" office:value="0.0410436">
                <text:p>0.0410436</text:p>
              </table:table-cell>
              <table:table-cell office:value-type="float" office:value="0.00142507">
                <text:p>0.00142507</text:p>
              </table:table-cell>
              <table:table-cell office:value-type="float" office:value="0.000737011">
                <text:p>0.000737011</text:p>
              </table:table-cell>
              <table:table-cell office:value-type="float" office:value="0.00134573">
                <text:p>0.001345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00">
                <text:p>165000</text:p>
              </table:table-cell>
              <table:table-cell office:value-type="float" office:value="0.116134">
                <text:p>0.116134</text:p>
              </table:table-cell>
              <table:table-cell office:value-type="float" office:value="0.0066927">
                <text:p>0.0066927</text:p>
              </table:table-cell>
              <table:table-cell office:value-type="float" office:value="0.00111282">
                <text:p>0.00111282</text:p>
              </table:table-cell>
              <table:table-cell office:value-type="float" office:value="0.150769">
                <text:p>0.150769</text:p>
              </table:table-cell>
              <table:table-cell office:value-type="float" office:value="0.0410156">
                <text:p>0.0410156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62275">
                <text:p>0.000762275</text:p>
              </table:table-cell>
              <table:table-cell office:value-type="float" office:value="0.00130467">
                <text:p>0.001304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00">
                <text:p>165500</text:p>
              </table:table-cell>
              <table:table-cell office:value-type="float" office:value="0.126452">
                <text:p>0.126452</text:p>
              </table:table-cell>
              <table:table-cell office:value-type="float" office:value="0.00649533">
                <text:p>0.00649533</text:p>
              </table:table-cell>
              <table:table-cell office:value-type="float" office:value="0.00116769">
                <text:p>0.00116769</text:p>
              </table:table-cell>
              <table:table-cell office:value-type="float" office:value="0.152647">
                <text:p>0.152647</text:p>
              </table:table-cell>
              <table:table-cell office:value-type="float" office:value="0.0417088">
                <text:p>0.0417088</text:p>
              </table:table-cell>
              <table:table-cell office:value-type="float" office:value="0.00139625">
                <text:p>0.00139625</text:p>
              </table:table-cell>
              <table:table-cell office:value-type="float" office:value="0.000713325">
                <text:p>0.000713325</text:p>
              </table:table-cell>
              <table:table-cell office:value-type="float" office:value="0.00132243">
                <text:p>0.001322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00">
                <text:p>166000</text:p>
              </table:table-cell>
              <table:table-cell office:value-type="float" office:value="0.116757">
                <text:p>0.116757</text:p>
              </table:table-cell>
              <table:table-cell office:value-type="float" office:value="0.00728563">
                <text:p>0.00728563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152688">
                <text:p>0.152688</text:p>
              </table:table-cell>
              <table:table-cell office:value-type="float" office:value="0.0415588">
                <text:p>0.0415588</text:p>
              </table:table-cell>
              <table:table-cell office:value-type="float" office:value="0.00138796">
                <text:p>0.00138796</text:p>
              </table:table-cell>
              <table:table-cell office:value-type="float" office:value="0.000717668">
                <text:p>0.000717668</text:p>
              </table:table-cell>
              <table:table-cell office:value-type="float" office:value="0.00139665">
                <text:p>0.001396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00">
                <text:p>166500</text:p>
              </table:table-cell>
              <table:table-cell office:value-type="float" office:value="0.119019">
                <text:p>0.119019</text:p>
              </table:table-cell>
              <table:table-cell office:value-type="float" office:value="0.00676337">
                <text:p>0.00676337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155898">
                <text:p>0.155898</text:p>
              </table:table-cell>
              <table:table-cell office:value-type="float" office:value="0.0435231">
                <text:p>0.0435231</text:p>
              </table:table-cell>
              <table:table-cell office:value-type="float" office:value="0.00141283">
                <text:p>0.00141283</text:p>
              </table:table-cell>
              <table:table-cell office:value-type="float" office:value="0.000726747">
                <text:p>0.000726747</text:p>
              </table:table-cell>
              <table:table-cell office:value-type="float" office:value="0.00137889">
                <text:p>0.001378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00">
                <text:p>167000</text:p>
              </table:table-cell>
              <table:table-cell office:value-type="float" office:value="0.114098">
                <text:p>0.114098</text:p>
              </table:table-cell>
              <table:table-cell office:value-type="float" office:value="0.00670534">
                <text:p>0.00670534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153058">
                <text:p>0.153058</text:p>
              </table:table-cell>
              <table:table-cell office:value-type="float" office:value="0.0422425">
                <text:p>0.0422425</text:p>
              </table:table-cell>
              <table:table-cell office:value-type="float" office:value="0.00140494">
                <text:p>0.00140494</text:p>
              </table:table-cell>
              <table:table-cell office:value-type="float" office:value="0.000714115">
                <text:p>0.000714115</text:p>
              </table:table-cell>
              <table:table-cell office:value-type="float" office:value="0.00136981">
                <text:p>0.001369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00">
                <text:p>167500</text:p>
              </table:table-cell>
              <table:table-cell office:value-type="float" office:value="0.120693">
                <text:p>0.120693</text:p>
              </table:table-cell>
              <table:table-cell office:value-type="float" office:value="0.00654546">
                <text:p>0.00654546</text:p>
              </table:table-cell>
              <table:table-cell office:value-type="float" office:value="0.00110413">
                <text:p>0.00110413</text:p>
              </table:table-cell>
              <table:table-cell office:value-type="float" office:value="0.150898">
                <text:p>0.150898</text:p>
              </table:table-cell>
              <table:table-cell office:value-type="float" office:value="0.0418079">
                <text:p>0.0418079</text:p>
              </table:table-cell>
              <table:table-cell office:value-type="float" office:value="0.00138244">
                <text:p>0.00138244</text:p>
              </table:table-cell>
              <table:table-cell office:value-type="float" office:value="0.000716089">
                <text:p>0.000716089</text:p>
              </table:table-cell>
              <table:table-cell office:value-type="float" office:value="0.0014231">
                <text:p>0.00142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00">
                <text:p>168000</text:p>
              </table:table-cell>
              <table:table-cell office:value-type="float" office:value="0.113153">
                <text:p>0.113153</text:p>
              </table:table-cell>
              <table:table-cell office:value-type="float" office:value="0.00753867">
                <text:p>0.00753867</text:p>
              </table:table-cell>
              <table:table-cell office:value-type="float" office:value="0.00110177">
                <text:p>0.00110177</text:p>
              </table:table-cell>
              <table:table-cell office:value-type="float" office:value="0.150271">
                <text:p>0.150271</text:p>
              </table:table-cell>
              <table:table-cell office:value-type="float" office:value="0.0412233">
                <text:p>0.0412233</text:p>
              </table:table-cell>
              <table:table-cell office:value-type="float" office:value="0.00143889">
                <text:p>0.00143889</text:p>
              </table:table-cell>
              <table:table-cell office:value-type="float" office:value="0.000744116">
                <text:p>0.000744116</text:p>
              </table:table-cell>
              <table:table-cell office:value-type="float" office:value="0.00151389">
                <text:p>0.001513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00">
                <text:p>168500</text:p>
              </table:table-cell>
              <table:table-cell office:value-type="float" office:value="0.123174">
                <text:p>0.123174</text:p>
              </table:table-cell>
              <table:table-cell office:value-type="float" office:value="0.00729116">
                <text:p>0.00729116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146855">
                <text:p>0.146855</text:p>
              </table:table-cell>
              <table:table-cell office:value-type="float" office:value="0.0404732">
                <text:p>0.0404732</text:p>
              </table:table-cell>
              <table:table-cell office:value-type="float" office:value="0.00145981">
                <text:p>0.00145981</text:p>
              </table:table-cell>
              <table:table-cell office:value-type="float" office:value="0.00077925">
                <text:p>0.00077925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00">
                <text:p>169000</text:p>
              </table:table-cell>
              <table:table-cell office:value-type="float" office:value="0.116561">
                <text:p>0.116561</text:p>
              </table:table-cell>
              <table:table-cell office:value-type="float" office:value="0.00735116">
                <text:p>0.00735116</text:p>
              </table:table-cell>
              <table:table-cell office:value-type="float" office:value="0.00110295">
                <text:p>0.00110295</text:p>
              </table:table-cell>
              <table:table-cell office:value-type="float" office:value="0.142429">
                <text:p>0.142429</text:p>
              </table:table-cell>
              <table:table-cell office:value-type="float" office:value="0.040397">
                <text:p>0.040397</text:p>
              </table:table-cell>
              <table:table-cell office:value-type="float" office:value="0.00140889">
                <text:p>0.00140889</text:p>
              </table:table-cell>
              <table:table-cell office:value-type="float" office:value="0.000726352">
                <text:p>0.000726352</text:p>
              </table:table-cell>
              <table:table-cell office:value-type="float" office:value="0.00144915">
                <text:p>0.001449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00">
                <text:p>169500</text:p>
              </table:table-cell>
              <table:table-cell office:value-type="float" office:value="0.127221">
                <text:p>0.127221</text:p>
              </table:table-cell>
              <table:table-cell office:value-type="float" office:value="0.0070243">
                <text:p>0.0070243</text:p>
              </table:table-cell>
              <table:table-cell office:value-type="float" office:value="0.0011598">
                <text:p>0.0011598</text:p>
              </table:table-cell>
              <table:table-cell office:value-type="float" office:value="0.146366">
                <text:p>0.146366</text:p>
              </table:table-cell>
              <table:table-cell office:value-type="float" office:value="0.0403876">
                <text:p>0.0403876</text:p>
              </table:table-cell>
              <table:table-cell office:value-type="float" office:value="0.00143534">
                <text:p>0.00143534</text:p>
              </table:table-cell>
              <table:table-cell office:value-type="float" office:value="0.000747669">
                <text:p>0.000747669</text:p>
              </table:table-cell>
              <table:table-cell office:value-type="float" office:value="0.0014081">
                <text:p>0.00140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00">
                <text:p>170000</text:p>
              </table:table-cell>
              <table:table-cell office:value-type="float" office:value="0.120878">
                <text:p>0.120878</text:p>
              </table:table-cell>
              <table:table-cell office:value-type="float" office:value="0.00655099">
                <text:p>0.00655099</text:p>
              </table:table-cell>
              <table:table-cell office:value-type="float" office:value="0.0011065">
                <text:p>0.0011065</text:p>
              </table:table-cell>
              <table:table-cell office:value-type="float" office:value="0.152804">
                <text:p>0.152804</text:p>
              </table:table-cell>
              <table:table-cell office:value-type="float" office:value="0.0425421">
                <text:p>0.0425421</text:p>
              </table:table-cell>
              <table:table-cell office:value-type="float" office:value="0.00139112">
                <text:p>0.00139112</text:p>
              </table:table-cell>
              <table:table-cell office:value-type="float" office:value="0.000711352">
                <text:p>0.000711352</text:p>
              </table:table-cell>
              <table:table-cell office:value-type="float" office:value="0.00142152">
                <text:p>0.001421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00">
                <text:p>170500</text:p>
              </table:table-cell>
              <table:table-cell office:value-type="float" office:value="0.118229">
                <text:p>0.118229</text:p>
              </table:table-cell>
              <table:table-cell office:value-type="float" office:value="0.00689048">
                <text:p>0.00689048</text:p>
              </table:table-cell>
              <table:table-cell office:value-type="float" office:value="0.00110177">
                <text:p>0.00110177</text:p>
              </table:table-cell>
              <table:table-cell office:value-type="float" office:value="0.157636">
                <text:p>0.157636</text:p>
              </table:table-cell>
              <table:table-cell office:value-type="float" office:value="0.0437568">
                <text:p>0.0437568</text:p>
              </table:table-cell>
              <table:table-cell office:value-type="float" office:value="0.00143336">
                <text:p>0.00143336</text:p>
              </table:table-cell>
              <table:table-cell office:value-type="float" office:value="0.000743327">
                <text:p>0.000743327</text:p>
              </table:table-cell>
              <table:table-cell office:value-type="float" office:value="0.00141876">
                <text:p>0.001418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00">
                <text:p>171000</text:p>
              </table:table-cell>
              <table:table-cell office:value-type="float" office:value="0.12208">
                <text:p>0.12208</text:p>
              </table:table-cell>
              <table:table-cell office:value-type="float" office:value="0.00705312">
                <text:p>0.00705312</text:p>
              </table:table-cell>
              <table:table-cell office:value-type="float" office:value="0.00110019">
                <text:p>0.00110019</text:p>
              </table:table-cell>
              <table:table-cell office:value-type="float" office:value="0.152007">
                <text:p>0.152007</text:p>
              </table:table-cell>
              <table:table-cell office:value-type="float" office:value="0.0424036">
                <text:p>0.0424036</text:p>
              </table:table-cell>
              <table:table-cell office:value-type="float" office:value="0.00143928">
                <text:p>0.00143928</text:p>
              </table:table-cell>
              <table:table-cell office:value-type="float" office:value="0.000743722">
                <text:p>0.000743722</text:p>
              </table:table-cell>
              <table:table-cell office:value-type="float" office:value="0.00140257">
                <text:p>0.001402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00">
                <text:p>171500</text:p>
              </table:table-cell>
              <table:table-cell office:value-type="float" office:value="0.117716">
                <text:p>0.117716</text:p>
              </table:table-cell>
              <table:table-cell office:value-type="float" office:value="0.00720984">
                <text:p>0.00720984</text:p>
              </table:table-cell>
              <table:table-cell office:value-type="float" office:value="0.00115664">
                <text:p>0.00115664</text:p>
              </table:table-cell>
              <table:table-cell office:value-type="float" office:value="0.141118">
                <text:p>0.141118</text:p>
              </table:table-cell>
              <table:table-cell office:value-type="float" office:value="0.0410081">
                <text:p>0.0410081</text:p>
              </table:table-cell>
              <table:table-cell office:value-type="float" office:value="0.00145902">
                <text:p>0.00145902</text:p>
              </table:table-cell>
              <table:table-cell office:value-type="float" office:value="0.000759117">
                <text:p>0.000759117</text:p>
              </table:table-cell>
              <table:table-cell office:value-type="float" office:value="0.00135875">
                <text:p>0.001358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00">
                <text:p>172000</text:p>
              </table:table-cell>
              <table:table-cell office:value-type="float" office:value="0.124615">
                <text:p>0.124615</text:p>
              </table:table-cell>
              <table:table-cell office:value-type="float" office:value="0.00682455">
                <text:p>0.00682455</text:p>
              </table:table-cell>
              <table:table-cell office:value-type="float" office:value="0.00109308">
                <text:p>0.00109308</text:p>
              </table:table-cell>
              <table:table-cell office:value-type="float" office:value="0.148421">
                <text:p>0.148421</text:p>
              </table:table-cell>
              <table:table-cell office:value-type="float" office:value="0.0414451">
                <text:p>0.0414451</text:p>
              </table:table-cell>
              <table:table-cell office:value-type="float" office:value="0.0014452">
                <text:p>0.0014452</text:p>
              </table:table-cell>
              <table:table-cell office:value-type="float" office:value="0.000742537">
                <text:p>0.000742537</text:p>
              </table:table-cell>
              <table:table-cell office:value-type="float" office:value="0.00137454">
                <text:p>0.001374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00">
                <text:p>172500</text:p>
              </table:table-cell>
              <table:table-cell office:value-type="float" office:value="0.123455">
                <text:p>0.123455</text:p>
              </table:table-cell>
              <table:table-cell office:value-type="float" office:value="0.00736537">
                <text:p>0.00736537</text:p>
              </table:table-cell>
              <table:table-cell office:value-type="float" office:value="0.00111085">
                <text:p>0.00111085</text:p>
              </table:table-cell>
              <table:table-cell office:value-type="float" office:value="0.141407">
                <text:p>0.141407</text:p>
              </table:table-cell>
              <table:table-cell office:value-type="float" office:value="0.0400777">
                <text:p>0.0400777</text:p>
              </table:table-cell>
              <table:table-cell office:value-type="float" office:value="0.00144402">
                <text:p>0.00144402</text:p>
              </table:table-cell>
              <table:table-cell office:value-type="float" office:value="0.000754775">
                <text:p>0.000754775</text:p>
              </table:table-cell>
              <table:table-cell office:value-type="float" office:value="0.00141639">
                <text:p>0.001416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00">
                <text:p>173000</text:p>
              </table:table-cell>
              <table:table-cell office:value-type="float" office:value="0.121325">
                <text:p>0.121325</text:p>
              </table:table-cell>
              <table:table-cell office:value-type="float" office:value="0.00713207">
                <text:p>0.00713207</text:p>
              </table:table-cell>
              <table:table-cell office:value-type="float" office:value="0.00144955">
                <text:p>0.00144955</text:p>
              </table:table-cell>
              <table:table-cell office:value-type="float" office:value="0.142091">
                <text:p>0.142091</text:p>
              </table:table-cell>
              <table:table-cell office:value-type="float" office:value="0.0402348">
                <text:p>0.0402348</text:p>
              </table:table-cell>
              <table:table-cell office:value-type="float" office:value="0.00143928">
                <text:p>0.00143928</text:p>
              </table:table-cell>
              <table:table-cell office:value-type="float" office:value="0.000748064">
                <text:p>0.000748064</text:p>
              </table:table-cell>
              <table:table-cell office:value-type="float" office:value="0.00146928">
                <text:p>0.001469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00">
                <text:p>173500</text:p>
              </table:table-cell>
              <table:table-cell office:value-type="float" office:value="0.132422">
                <text:p>0.132422</text:p>
              </table:table-cell>
              <table:table-cell office:value-type="float" office:value="0.0070768">
                <text:p>0.0070768</text:p>
              </table:table-cell>
              <table:table-cell office:value-type="float" office:value="0.00123125">
                <text:p>0.00123125</text:p>
              </table:table-cell>
              <table:table-cell office:value-type="float" office:value="0.152568">
                <text:p>0.152568</text:p>
              </table:table-cell>
              <table:table-cell office:value-type="float" office:value="0.0426507">
                <text:p>0.0426507</text:p>
              </table:table-cell>
              <table:table-cell office:value-type="float" office:value="0.0014302">
                <text:p>0.0014302</text:p>
              </table:table-cell>
              <table:table-cell office:value-type="float" office:value="0.000743327">
                <text:p>0.000743327</text:p>
              </table:table-cell>
              <table:table-cell office:value-type="float" office:value="0.00195326">
                <text:p>0.001953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00">
                <text:p>174000</text:p>
              </table:table-cell>
              <table:table-cell office:value-type="float" office:value="0.120415">
                <text:p>0.120415</text:p>
              </table:table-cell>
              <table:table-cell office:value-type="float" office:value="0.00726194">
                <text:p>0.00726194</text:p>
              </table:table-cell>
              <table:table-cell office:value-type="float" office:value="0.0012652">
                <text:p>0.0012652</text:p>
              </table:table-cell>
              <table:table-cell office:value-type="float" office:value="0.150743">
                <text:p>0.150743</text:p>
              </table:table-cell>
              <table:table-cell office:value-type="float" office:value="0.0423708">
                <text:p>0.0423708</text:p>
              </table:table-cell>
              <table:table-cell office:value-type="float" office:value="0.00146613">
                <text:p>0.00146613</text:p>
              </table:table-cell>
              <table:table-cell office:value-type="float" office:value="0.00076267">
                <text:p>0.00076267</text:p>
              </table:table-cell>
              <table:table-cell office:value-type="float" office:value="0.00160074">
                <text:p>0.00160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00">
                <text:p>174500</text:p>
              </table:table-cell>
              <table:table-cell office:value-type="float" office:value="0.123637">
                <text:p>0.123637</text:p>
              </table:table-cell>
              <table:table-cell office:value-type="float" office:value="0.00706851">
                <text:p>0.00706851</text:p>
              </table:table-cell>
              <table:table-cell office:value-type="float" office:value="0.00121506">
                <text:p>0.00121506</text:p>
              </table:table-cell>
              <table:table-cell office:value-type="float" office:value="0.147912">
                <text:p>0.147912</text:p>
              </table:table-cell>
              <table:table-cell office:value-type="float" office:value="0.0420001">
                <text:p>0.0420001</text:p>
              </table:table-cell>
              <table:table-cell office:value-type="float" office:value="0.00143139">
                <text:p>0.00143139</text:p>
              </table:table-cell>
              <table:table-cell office:value-type="float" office:value="0.000738984">
                <text:p>0.000738984</text:p>
              </table:table-cell>
              <table:table-cell office:value-type="float" office:value="0.00159442">
                <text:p>0.001594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00">
                <text:p>175000</text:p>
              </table:table-cell>
              <table:table-cell office:value-type="float" office:value="0.123534">
                <text:p>0.123534</text:p>
              </table:table-cell>
              <table:table-cell office:value-type="float" office:value="0.00714904">
                <text:p>0.00714904</text:p>
              </table:table-cell>
              <table:table-cell office:value-type="float" office:value="0.00113335">
                <text:p>0.00113335</text:p>
              </table:table-cell>
              <table:table-cell office:value-type="float" office:value="0.151315">
                <text:p>0.151315</text:p>
              </table:table-cell>
              <table:table-cell office:value-type="float" office:value="0.0426404">
                <text:p>0.0426404</text:p>
              </table:table-cell>
              <table:table-cell office:value-type="float" office:value="0.00148902">
                <text:p>0.00148902</text:p>
              </table:table-cell>
              <table:table-cell office:value-type="float" office:value="0.000761091">
                <text:p>0.000761091</text:p>
              </table:table-cell>
              <table:table-cell office:value-type="float" office:value="0.00153639">
                <text:p>0.001536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00">
                <text:p>175500</text:p>
              </table:table-cell>
              <table:table-cell office:value-type="float" office:value="0.122554">
                <text:p>0.122554</text:p>
              </table:table-cell>
              <table:table-cell office:value-type="float" office:value="0.00698996">
                <text:p>0.00698996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142854">
                <text:p>0.142854</text:p>
              </table:table-cell>
              <table:table-cell office:value-type="float" office:value="0.0398815">
                <text:p>0.0398815</text:p>
              </table:table-cell>
              <table:table-cell office:value-type="float" office:value="0.00147678">
                <text:p>0.00147678</text:p>
              </table:table-cell>
              <table:table-cell office:value-type="float" office:value="0.00074688">
                <text:p>0.00074688</text:p>
              </table:table-cell>
              <table:table-cell office:value-type="float" office:value="0.00152929">
                <text:p>0.001529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00">
                <text:p>176000</text:p>
              </table:table-cell>
              <table:table-cell office:value-type="float" office:value="0.126989">
                <text:p>0.126989</text:p>
              </table:table-cell>
              <table:table-cell office:value-type="float" office:value="0.00721892">
                <text:p>0.00721892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146546">
                <text:p>0.146546</text:p>
              </table:table-cell>
              <table:table-cell office:value-type="float" office:value="0.0417072">
                <text:p>0.0417072</text:p>
              </table:table-cell>
              <table:table-cell office:value-type="float" office:value="0.00149771">
                <text:p>0.00149771</text:p>
              </table:table-cell>
              <table:table-cell office:value-type="float" office:value="0.000771749">
                <text:p>0.000771749</text:p>
              </table:table-cell>
              <table:table-cell office:value-type="float" office:value="0.0014377">
                <text:p>0.00143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00">
                <text:p>176500</text:p>
              </table:table-cell>
              <table:table-cell office:value-type="float" office:value="0.12227">
                <text:p>0.12227</text:p>
              </table:table-cell>
              <table:table-cell office:value-type="float" office:value="0.00715812">
                <text:p>0.00715812</text:p>
              </table:table-cell>
              <table:table-cell office:value-type="float" office:value="0.00108913">
                <text:p>0.00108913</text:p>
              </table:table-cell>
              <table:table-cell office:value-type="float" office:value="0.152104">
                <text:p>0.152104</text:p>
              </table:table-cell>
              <table:table-cell office:value-type="float" office:value="0.0432934">
                <text:p>0.0432934</text:p>
              </table:table-cell>
              <table:table-cell office:value-type="float" office:value="0.00149021">
                <text:p>0.00149021</text:p>
              </table:table-cell>
              <table:table-cell office:value-type="float" office:value="0.000770565">
                <text:p>0.000770565</text:p>
              </table:table-cell>
              <table:table-cell office:value-type="float" office:value="0.00147639">
                <text:p>0.001476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00">
                <text:p>177000</text:p>
              </table:table-cell>
              <table:table-cell office:value-type="float" office:value="0.127122">
                <text:p>0.127122</text:p>
              </table:table-cell>
              <table:table-cell office:value-type="float" office:value="0.00722523">
                <text:p>0.00722523</text:p>
              </table:table-cell>
              <table:table-cell office:value-type="float" office:value="0.0011144">
                <text:p>0.0011144</text:p>
              </table:table-cell>
              <table:table-cell office:value-type="float" office:value="0.146209">
                <text:p>0.146209</text:p>
              </table:table-cell>
              <table:table-cell office:value-type="float" office:value="0.0419409">
                <text:p>0.0419409</text:p>
              </table:table-cell>
              <table:table-cell office:value-type="float" office:value="0.00142468">
                <text:p>0.00142468</text:p>
              </table:table-cell>
              <table:table-cell office:value-type="float" office:value="0.000739774">
                <text:p>0.000739774</text:p>
              </table:table-cell>
              <table:table-cell office:value-type="float" office:value="0.0014152">
                <text:p>0.00141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00">
                <text:p>177500</text:p>
              </table:table-cell>
              <table:table-cell office:value-type="float" office:value="0.124015">
                <text:p>0.124015</text:p>
              </table:table-cell>
              <table:table-cell office:value-type="float" office:value="0.00711154">
                <text:p>0.00711154</text:p>
              </table:table-cell>
              <table:table-cell office:value-type="float" office:value="0.00108598">
                <text:p>0.00108598</text:p>
              </table:table-cell>
              <table:table-cell office:value-type="float" office:value="0.157656">
                <text:p>0.157656</text:p>
              </table:table-cell>
              <table:table-cell office:value-type="float" office:value="0.0445084">
                <text:p>0.0445084</text:p>
              </table:table-cell>
              <table:table-cell office:value-type="float" office:value="0.0014602">
                <text:p>0.0014602</text:p>
              </table:table-cell>
              <table:table-cell office:value-type="float" office:value="0.00075438">
                <text:p>0.00075438</text:p>
              </table:table-cell>
              <table:table-cell office:value-type="float" office:value="0.00147718">
                <text:p>0.001477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00">
                <text:p>178000</text:p>
              </table:table-cell>
              <table:table-cell office:value-type="float" office:value="0.124227">
                <text:p>0.124227</text:p>
              </table:table-cell>
              <table:table-cell office:value-type="float" office:value="0.00728642">
                <text:p>0.00728642</text:p>
              </table:table-cell>
              <table:table-cell office:value-type="float" office:value="0.00111677">
                <text:p>0.00111677</text:p>
              </table:table-cell>
              <table:table-cell office:value-type="float" office:value="0.143946">
                <text:p>0.143946</text:p>
              </table:table-cell>
              <table:table-cell office:value-type="float" office:value="0.0408597">
                <text:p>0.0408597</text:p>
              </table:table-cell>
              <table:table-cell office:value-type="float" office:value="0.00146731">
                <text:p>0.00146731</text:p>
              </table:table-cell>
              <table:table-cell office:value-type="float" office:value="0.000761091">
                <text:p>0.000761091</text:p>
              </table:table-cell>
              <table:table-cell office:value-type="float" office:value="0.00141126">
                <text:p>0.00141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00">
                <text:p>178500</text:p>
              </table:table-cell>
              <table:table-cell office:value-type="float" office:value="0.127652">
                <text:p>0.127652</text:p>
              </table:table-cell>
              <table:table-cell office:value-type="float" office:value="0.00739498">
                <text:p>0.00739498</text:p>
              </table:table-cell>
              <table:table-cell office:value-type="float" office:value="0.00121388">
                <text:p>0.00121388</text:p>
              </table:table-cell>
              <table:table-cell office:value-type="float" office:value="0.147469">
                <text:p>0.147469</text:p>
              </table:table-cell>
              <table:table-cell office:value-type="float" office:value="0.0416958">
                <text:p>0.0416958</text:p>
              </table:table-cell>
              <table:table-cell office:value-type="float" office:value="0.00150205">
                <text:p>0.00150205</text:p>
              </table:table-cell>
              <table:table-cell office:value-type="float" office:value="0.000793066">
                <text:p>0.000793066</text:p>
              </table:table-cell>
              <table:table-cell office:value-type="float" office:value="0.0014077">
                <text:p>0.00140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00">
                <text:p>179000</text:p>
              </table:table-cell>
              <table:table-cell office:value-type="float" office:value="0.125443">
                <text:p>0.125443</text:p>
              </table:table-cell>
              <table:table-cell office:value-type="float" office:value="0.00762236">
                <text:p>0.00762236</text:p>
              </table:table-cell>
              <table:table-cell office:value-type="float" office:value="0.00130388">
                <text:p>0.00130388</text:p>
              </table:table-cell>
              <table:table-cell office:value-type="float" office:value="0.140027">
                <text:p>0.140027</text:p>
              </table:table-cell>
              <table:table-cell office:value-type="float" office:value="0.0412217">
                <text:p>0.0412217</text:p>
              </table:table-cell>
              <table:table-cell office:value-type="float" office:value="0.00150165">
                <text:p>0.00150165</text:p>
              </table:table-cell>
              <table:table-cell office:value-type="float" office:value="0.00079425">
                <text:p>0.00079425</text:p>
              </table:table-cell>
              <table:table-cell office:value-type="float" office:value="0.00138796">
                <text:p>0.001387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00">
                <text:p>179500</text:p>
              </table:table-cell>
              <table:table-cell office:value-type="float" office:value="0.128192">
                <text:p>0.128192</text:p>
              </table:table-cell>
              <table:table-cell office:value-type="float" office:value="0.00754262">
                <text:p>0.00754262</text:p>
              </table:table-cell>
              <table:table-cell office:value-type="float" office:value="0.00126401">
                <text:p>0.00126401</text:p>
              </table:table-cell>
              <table:table-cell office:value-type="float" office:value="0.146858">
                <text:p>0.146858</text:p>
              </table:table-cell>
              <table:table-cell office:value-type="float" office:value="0.0417297">
                <text:p>0.0417297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000794645">
                <text:p>0.000794645</text:p>
              </table:table-cell>
              <table:table-cell office:value-type="float" office:value="0.00138954">
                <text:p>0.001389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00">
                <text:p>180000</text:p>
              </table:table-cell>
              <table:table-cell office:value-type="float" office:value="0.125527">
                <text:p>0.125527</text:p>
              </table:table-cell>
              <table:table-cell office:value-type="float" office:value="0.00739537">
                <text:p>0.00739537</text:p>
              </table:table-cell>
              <table:table-cell office:value-type="float" office:value="0.00174917">
                <text:p>0.00174917</text:p>
              </table:table-cell>
              <table:table-cell office:value-type="float" office:value="0.146547">
                <text:p>0.146547</text:p>
              </table:table-cell>
              <table:table-cell office:value-type="float" office:value="0.0420226">
                <text:p>0.0420226</text:p>
              </table:table-cell>
              <table:table-cell office:value-type="float" office:value="0.00147126">
                <text:p>0.00147126</text:p>
              </table:table-cell>
              <table:table-cell office:value-type="float" office:value="0.000768196">
                <text:p>0.000768196</text:p>
              </table:table-cell>
              <table:table-cell office:value-type="float" office:value="0.00143099">
                <text:p>0.001430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00">
                <text:p>180500</text:p>
              </table:table-cell>
              <table:table-cell office:value-type="float" office:value="0.129578">
                <text:p>0.129578</text:p>
              </table:table-cell>
              <table:table-cell office:value-type="float" office:value="0.00798277">
                <text:p>0.00798277</text:p>
              </table:table-cell>
              <table:table-cell office:value-type="float" office:value="0.00122493">
                <text:p>0.00122493</text:p>
              </table:table-cell>
              <table:table-cell office:value-type="float" office:value="0.144493">
                <text:p>0.144493</text:p>
              </table:table-cell>
              <table:table-cell office:value-type="float" office:value="0.0406726">
                <text:p>0.0406726</text:p>
              </table:table-cell>
              <table:table-cell office:value-type="float" office:value="0.00152337">
                <text:p>0.00152337</text:p>
              </table:table-cell>
              <table:table-cell office:value-type="float" office:value="0.000796224">
                <text:p>0.000796224</text:p>
              </table:table-cell>
              <table:table-cell office:value-type="float" office:value="0.00141639">
                <text:p>0.001416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00">
                <text:p>181000</text:p>
              </table:table-cell>
              <table:table-cell office:value-type="float" office:value="0.128299">
                <text:p>0.128299</text:p>
              </table:table-cell>
              <table:table-cell office:value-type="float" office:value="0.00711312">
                <text:p>0.00711312</text:p>
              </table:table-cell>
              <table:table-cell office:value-type="float" office:value="0.0013023">
                <text:p>0.0013023</text:p>
              </table:table-cell>
              <table:table-cell office:value-type="float" office:value="0.149876">
                <text:p>0.149876</text:p>
              </table:table-cell>
              <table:table-cell office:value-type="float" office:value="0.0432941">
                <text:p>0.0432941</text:p>
              </table:table-cell>
              <table:table-cell office:value-type="float" office:value="0.00147007">
                <text:p>0.00147007</text:p>
              </table:table-cell>
              <table:table-cell office:value-type="float" office:value="0.000761486">
                <text:p>0.000761486</text:p>
              </table:table-cell>
              <table:table-cell office:value-type="float" office:value="0.00143968">
                <text:p>0.001439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00">
                <text:p>181500</text:p>
              </table:table-cell>
              <table:table-cell office:value-type="float" office:value="0.128168">
                <text:p>0.128168</text:p>
              </table:table-cell>
              <table:table-cell office:value-type="float" office:value="0.00729155">
                <text:p>0.00729155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145038">
                <text:p>0.145038</text:p>
              </table:table-cell>
              <table:table-cell office:value-type="float" office:value="0.0444204">
                <text:p>0.0444204</text:p>
              </table:table-cell>
              <table:table-cell office:value-type="float" office:value="0.00149534">
                <text:p>0.00149534</text:p>
              </table:table-cell>
              <table:table-cell office:value-type="float" office:value="0.000774513">
                <text:p>0.000774513</text:p>
              </table:table-cell>
              <table:table-cell office:value-type="float" office:value="0.00140454">
                <text:p>0.001404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00">
                <text:p>182000</text:p>
              </table:table-cell>
              <table:table-cell office:value-type="float" office:value="0.145135">
                <text:p>0.145135</text:p>
              </table:table-cell>
              <table:table-cell office:value-type="float" office:value="0.00768275">
                <text:p>0.00768275</text:p>
              </table:table-cell>
              <table:table-cell office:value-type="float" office:value="0.00121782">
                <text:p>0.00121782</text:p>
              </table:table-cell>
              <table:table-cell office:value-type="float" office:value="0.145954">
                <text:p>0.145954</text:p>
              </table:table-cell>
              <table:table-cell office:value-type="float" office:value="0.0417068">
                <text:p>0.0417068</text:p>
              </table:table-cell>
              <table:table-cell office:value-type="float" office:value="0.00152889">
                <text:p>0.00152889</text:p>
              </table:table-cell>
              <table:table-cell office:value-type="float" office:value="0.000807277">
                <text:p>0.000807277</text:p>
              </table:table-cell>
              <table:table-cell office:value-type="float" office:value="0.00142981">
                <text:p>0.001429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00">
                <text:p>182500</text:p>
              </table:table-cell>
              <table:table-cell office:value-type="float" office:value="0.129795">
                <text:p>0.129795</text:p>
              </table:table-cell>
              <table:table-cell office:value-type="float" office:value="0.00849122">
                <text:p>0.00849122</text:p>
              </table:table-cell>
              <table:table-cell office:value-type="float" office:value="0.00121072">
                <text:p>0.00121072</text:p>
              </table:table-cell>
              <table:table-cell office:value-type="float" office:value="0.14982">
                <text:p>0.14982</text:p>
              </table:table-cell>
              <table:table-cell office:value-type="float" office:value="0.042404">
                <text:p>0.042404</text:p>
              </table:table-cell>
              <table:table-cell office:value-type="float" office:value="0.00154152">
                <text:p>0.00154152</text:p>
              </table:table-cell>
              <table:table-cell office:value-type="float" office:value="0.000807672">
                <text:p>0.000807672</text:p>
              </table:table-cell>
              <table:table-cell office:value-type="float" office:value="0.00144086">
                <text:p>0.001440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00">
                <text:p>183000</text:p>
              </table:table-cell>
              <table:table-cell office:value-type="float" office:value="0.127519">
                <text:p>0.127519</text:p>
              </table:table-cell>
              <table:table-cell office:value-type="float" office:value="0.00744906">
                <text:p>0.00744906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147928">
                <text:p>0.147928</text:p>
              </table:table-cell>
              <table:table-cell office:value-type="float" office:value="0.0429262">
                <text:p>0.0429262</text:p>
              </table:table-cell>
              <table:table-cell office:value-type="float" office:value="0.00146652">
                <text:p>0.00146652</text:p>
              </table:table-cell>
              <table:table-cell office:value-type="float" office:value="0.000765433">
                <text:p>0.000765433</text:p>
              </table:table-cell>
              <table:table-cell office:value-type="float" office:value="0.00143968">
                <text:p>0.00143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00">
                <text:p>183500</text:p>
              </table:table-cell>
              <table:table-cell office:value-type="float" office:value="0.130824">
                <text:p>0.130824</text:p>
              </table:table-cell>
              <table:table-cell office:value-type="float" office:value="0.00707601">
                <text:p>0.00707601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161583">
                <text:p>0.161583</text:p>
              </table:table-cell>
              <table:table-cell office:value-type="float" office:value="0.045581">
                <text:p>0.045581</text:p>
              </table:table-cell>
              <table:table-cell office:value-type="float" office:value="0.00145152">
                <text:p>0.00145152</text:p>
              </table:table-cell>
              <table:table-cell office:value-type="float" office:value="0.000750038">
                <text:p>0.000750038</text:p>
              </table:table-cell>
              <table:table-cell office:value-type="float" office:value="0.00145547">
                <text:p>0.00145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00">
                <text:p>184000</text:p>
              </table:table-cell>
              <table:table-cell office:value-type="float" office:value="0.132073">
                <text:p>0.132073</text:p>
              </table:table-cell>
              <table:table-cell office:value-type="float" office:value="0.00752406">
                <text:p>0.00752406</text:p>
              </table:table-cell>
              <table:table-cell office:value-type="float" office:value="0.00114322">
                <text:p>0.00114322</text:p>
              </table:table-cell>
              <table:table-cell office:value-type="float" office:value="0.144821">
                <text:p>0.144821</text:p>
              </table:table-cell>
              <table:table-cell office:value-type="float" office:value="0.0435594">
                <text:p>0.0435594</text:p>
              </table:table-cell>
              <table:table-cell office:value-type="float" office:value="0.00150244">
                <text:p>0.00150244</text:p>
              </table:table-cell>
              <table:table-cell office:value-type="float" office:value="0.000785961">
                <text:p>0.000785961</text:p>
              </table:table-cell>
              <table:table-cell office:value-type="float" office:value="0.00138244">
                <text:p>0.001382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00">
                <text:p>184500</text:p>
              </table:table-cell>
              <table:table-cell office:value-type="float" office:value="0.129504">
                <text:p>0.129504</text:p>
              </table:table-cell>
              <table:table-cell office:value-type="float" office:value="0.00729629">
                <text:p>0.00729629</text:p>
              </table:table-cell>
              <table:table-cell office:value-type="float" office:value="0.00124348">
                <text:p>0.00124348</text:p>
              </table:table-cell>
              <table:table-cell office:value-type="float" office:value="0.154093">
                <text:p>0.154093</text:p>
              </table:table-cell>
              <table:table-cell office:value-type="float" office:value="0.0444172">
                <text:p>0.0444172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000776486">
                <text:p>0.000776486</text:p>
              </table:table-cell>
              <table:table-cell office:value-type="float" office:value="0.00145152">
                <text:p>0.001451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00">
                <text:p>185000</text:p>
              </table:table-cell>
              <table:table-cell office:value-type="float" office:value="0.12957">
                <text:p>0.12957</text:p>
              </table:table-cell>
              <table:table-cell office:value-type="float" office:value="0.0075813">
                <text:p>0.0075813</text:p>
              </table:table-cell>
              <table:table-cell office:value-type="float" office:value="0.00124506">
                <text:p>0.00124506</text:p>
              </table:table-cell>
              <table:table-cell office:value-type="float" office:value="0.148664">
                <text:p>0.148664</text:p>
              </table:table-cell>
              <table:table-cell office:value-type="float" office:value="0.0438535">
                <text:p>0.0438535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000783197">
                <text:p>0.000783197</text:p>
              </table:table-cell>
              <table:table-cell office:value-type="float" office:value="0.00143691">
                <text:p>0.001436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00">
                <text:p>185500</text:p>
              </table:table-cell>
              <table:table-cell office:value-type="float" office:value="0.129413">
                <text:p>0.129413</text:p>
              </table:table-cell>
              <table:table-cell office:value-type="float" office:value="0.00782131">
                <text:p>0.00782131</text:p>
              </table:table-cell>
              <table:table-cell office:value-type="float" office:value="0.00140928">
                <text:p>0.00140928</text:p>
              </table:table-cell>
              <table:table-cell office:value-type="float" office:value="0.151219">
                <text:p>0.151219</text:p>
              </table:table-cell>
              <table:table-cell office:value-type="float" office:value="0.0447228">
                <text:p>0.0447228</text:p>
              </table:table-cell>
              <table:table-cell office:value-type="float" office:value="0.0015135">
                <text:p>0.0015135</text:p>
              </table:table-cell>
              <table:table-cell office:value-type="float" office:value="0.000788724">
                <text:p>0.000788724</text:p>
              </table:table-cell>
              <table:table-cell office:value-type="float" office:value="0.00146178">
                <text:p>0.001461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00">
                <text:p>186000</text:p>
              </table:table-cell>
              <table:table-cell office:value-type="float" office:value="0.132986">
                <text:p>0.132986</text:p>
              </table:table-cell>
              <table:table-cell office:value-type="float" office:value="0.0080108">
                <text:p>0.0080108</text:p>
              </table:table-cell>
              <table:table-cell office:value-type="float" office:value="0.00139073">
                <text:p>0.00139073</text:p>
              </table:table-cell>
              <table:table-cell office:value-type="float" office:value="0.148858">
                <text:p>0.148858</text:p>
              </table:table-cell>
              <table:table-cell office:value-type="float" office:value="0.0425256">
                <text:p>0.0425256</text:p>
              </table:table-cell>
              <table:table-cell office:value-type="float" office:value="0.001581">
                <text:p>0.001581</text:p>
              </table:table-cell>
              <table:table-cell office:value-type="float" office:value="0.000807277">
                <text:p>0.000807277</text:p>
              </table:table-cell>
              <table:table-cell office:value-type="float" office:value="0.00146731">
                <text:p>0.001467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00">
                <text:p>186500</text:p>
              </table:table-cell>
              <table:table-cell office:value-type="float" office:value="0.128532">
                <text:p>0.128532</text:p>
              </table:table-cell>
              <table:table-cell office:value-type="float" office:value="0.00751182">
                <text:p>0.00751182</text:p>
              </table:table-cell>
              <table:table-cell office:value-type="float" office:value="0.00208274">
                <text:p>0.00208274</text:p>
              </table:table-cell>
              <table:table-cell office:value-type="float" office:value="0.149204">
                <text:p>0.149204</text:p>
              </table:table-cell>
              <table:table-cell office:value-type="float" office:value="0.0438579">
                <text:p>0.0438579</text:p>
              </table:table-cell>
              <table:table-cell office:value-type="float" office:value="0.00149889">
                <text:p>0.00149889</text:p>
              </table:table-cell>
              <table:table-cell office:value-type="float" office:value="0.00077925">
                <text:p>0.00077925</text:p>
              </table:table-cell>
              <table:table-cell office:value-type="float" office:value="0.00144205">
                <text:p>0.001442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00">
                <text:p>187000</text:p>
              </table:table-cell>
              <table:table-cell office:value-type="float" office:value="0.128988">
                <text:p>0.128988</text:p>
              </table:table-cell>
              <table:table-cell office:value-type="float" office:value="0.00739892">
                <text:p>0.00739892</text:p>
              </table:table-cell>
              <table:table-cell office:value-type="float" office:value="0.00187036">
                <text:p>0.00187036</text:p>
              </table:table-cell>
              <table:table-cell office:value-type="float" office:value="0.156495">
                <text:p>0.156495</text:p>
              </table:table-cell>
              <table:table-cell office:value-type="float" office:value="0.0477778">
                <text:p>0.0477778</text:p>
              </table:table-cell>
              <table:table-cell office:value-type="float" office:value="0.00148705">
                <text:p>0.00148705</text:p>
              </table:table-cell>
              <table:table-cell office:value-type="float" office:value="0.000777276">
                <text:p>0.000777276</text:p>
              </table:table-cell>
              <table:table-cell office:value-type="float" office:value="0.00147126">
                <text:p>0.001471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00">
                <text:p>187500</text:p>
              </table:table-cell>
              <table:table-cell office:value-type="float" office:value="0.133093">
                <text:p>0.133093</text:p>
              </table:table-cell>
              <table:table-cell office:value-type="float" office:value="0.00787579">
                <text:p>0.00787579</text:p>
              </table:table-cell>
              <table:table-cell office:value-type="float" office:value="0.00173732">
                <text:p>0.00173732</text:p>
              </table:table-cell>
              <table:table-cell office:value-type="float" office:value="0.150924">
                <text:p>0.150924</text:p>
              </table:table-cell>
              <table:table-cell office:value-type="float" office:value="0.0438468">
                <text:p>0.0438468</text:p>
              </table:table-cell>
              <table:table-cell office:value-type="float" office:value="0.00153481">
                <text:p>0.00153481</text:p>
              </table:table-cell>
              <table:table-cell office:value-type="float" office:value="0.000811225">
                <text:p>0.000811225</text:p>
              </table:table-cell>
              <table:table-cell office:value-type="float" office:value="0.00144678">
                <text:p>0.001446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00">
                <text:p>188000</text:p>
              </table:table-cell>
              <table:table-cell office:value-type="float" office:value="0.127826">
                <text:p>0.127826</text:p>
              </table:table-cell>
              <table:table-cell office:value-type="float" office:value="0.00823226">
                <text:p>0.00823226</text:p>
              </table:table-cell>
              <table:table-cell office:value-type="float" office:value="0.00123954">
                <text:p>0.00123954</text:p>
              </table:table-cell>
              <table:table-cell office:value-type="float" office:value="0.147986">
                <text:p>0.147986</text:p>
              </table:table-cell>
              <table:table-cell office:value-type="float" office:value="0.044583">
                <text:p>0.044583</text:p>
              </table:table-cell>
              <table:table-cell office:value-type="float" office:value="0.00159482">
                <text:p>0.00159482</text:p>
              </table:table-cell>
              <table:table-cell office:value-type="float" office:value="0.000850701">
                <text:p>0.000850701</text:p>
              </table:table-cell>
              <table:table-cell office:value-type="float" office:value="0.00145784">
                <text:p>0.001457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00">
                <text:p>188500</text:p>
              </table:table-cell>
              <table:table-cell office:value-type="float" office:value="0.134734">
                <text:p>0.134734</text:p>
              </table:table-cell>
              <table:table-cell office:value-type="float" office:value="0.00773486">
                <text:p>0.00773486</text:p>
              </table:table-cell>
              <table:table-cell office:value-type="float" office:value="0.00143968">
                <text:p>0.00143968</text:p>
              </table:table-cell>
              <table:table-cell office:value-type="float" office:value="0.138574">
                <text:p>0.138574</text:p>
              </table:table-cell>
              <table:table-cell office:value-type="float" office:value="0.0408834">
                <text:p>0.0408834</text:p>
              </table:table-cell>
              <table:table-cell office:value-type="float" office:value="0.00151626">
                <text:p>0.00151626</text:p>
              </table:table-cell>
              <table:table-cell office:value-type="float" office:value="0.000791092">
                <text:p>0.000791092</text:p>
              </table:table-cell>
              <table:table-cell office:value-type="float" office:value="0.00139744">
                <text:p>0.001397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00">
                <text:p>189000</text:p>
              </table:table-cell>
              <table:table-cell office:value-type="float" office:value="0.134201">
                <text:p>0.134201</text:p>
              </table:table-cell>
              <table:table-cell office:value-type="float" office:value="0.00715575">
                <text:p>0.00715575</text:p>
              </table:table-cell>
              <table:table-cell office:value-type="float" office:value="0.00127427">
                <text:p>0.00127427</text:p>
              </table:table-cell>
              <table:table-cell office:value-type="float" office:value="0.15461">
                <text:p>0.15461</text:p>
              </table:table-cell>
              <table:table-cell office:value-type="float" office:value="0.0483158">
                <text:p>0.0483158</text:p>
              </table:table-cell>
              <table:table-cell office:value-type="float" office:value="0.00146257">
                <text:p>0.00146257</text:p>
              </table:table-cell>
              <table:table-cell office:value-type="float" office:value="0.000760696">
                <text:p>0.000760696</text:p>
              </table:table-cell>
              <table:table-cell office:value-type="float" office:value="0.00149179">
                <text:p>0.001491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00">
                <text:p>189500</text:p>
              </table:table-cell>
              <table:table-cell office:value-type="float" office:value="0.130222">
                <text:p>0.130222</text:p>
              </table:table-cell>
              <table:table-cell office:value-type="float" office:value="0.00850503">
                <text:p>0.00850503</text:p>
              </table:table-cell>
              <table:table-cell office:value-type="float" office:value="0.00122651">
                <text:p>0.00122651</text:p>
              </table:table-cell>
              <table:table-cell office:value-type="float" office:value="0.152624">
                <text:p>0.152624</text:p>
              </table:table-cell>
              <table:table-cell office:value-type="float" office:value="0.0438989">
                <text:p>0.0438989</text:p>
              </table:table-cell>
              <table:table-cell office:value-type="float" office:value="0.00157547">
                <text:p>0.00157547</text:p>
              </table:table-cell>
              <table:table-cell office:value-type="float" office:value="0.000830963">
                <text:p>0.000830963</text:p>
              </table:table-cell>
              <table:table-cell office:value-type="float" office:value="0.00149573">
                <text:p>0.001495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00">
                <text:p>190000</text:p>
              </table:table-cell>
              <table:table-cell office:value-type="float" office:value="0.138334">
                <text:p>0.138334</text:p>
              </table:table-cell>
              <table:table-cell office:value-type="float" office:value="0.0080862">
                <text:p>0.0080862</text:p>
              </table:table-cell>
              <table:table-cell office:value-type="float" office:value="0.00119138">
                <text:p>0.00119138</text:p>
              </table:table-cell>
              <table:table-cell office:value-type="float" office:value="0.154004">
                <text:p>0.154004</text:p>
              </table:table-cell>
              <table:table-cell office:value-type="float" office:value="0.0450481">
                <text:p>0.0450481</text:p>
              </table:table-cell>
              <table:table-cell office:value-type="float" office:value="0.0015356">
                <text:p>0.0015356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00146297">
                <text:p>0.001462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00">
                <text:p>190500</text:p>
              </table:table-cell>
              <table:table-cell office:value-type="float" office:value="0.13197">
                <text:p>0.13197</text:p>
              </table:table-cell>
              <table:table-cell office:value-type="float" office:value="0.00816988">
                <text:p>0.00816988</text:p>
              </table:table-cell>
              <table:table-cell office:value-type="float" office:value="0.0011898">
                <text:p>0.0011898</text:p>
              </table:table-cell>
              <table:table-cell office:value-type="float" office:value="0.156254">
                <text:p>0.156254</text:p>
              </table:table-cell>
              <table:table-cell office:value-type="float" office:value="0.0438338">
                <text:p>0.0438338</text:p>
              </table:table-cell>
              <table:table-cell office:value-type="float" office:value="0.00157824">
                <text:p>0.00157824</text:p>
              </table:table-cell>
              <table:table-cell office:value-type="float" office:value="0.000832542">
                <text:p>0.000832542</text:p>
              </table:table-cell>
              <table:table-cell office:value-type="float" office:value="0.00145705">
                <text:p>0.001457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00">
                <text:p>191000</text:p>
              </table:table-cell>
              <table:table-cell office:value-type="float" office:value="0.130093">
                <text:p>0.130093</text:p>
              </table:table-cell>
              <table:table-cell office:value-type="float" office:value="0.00783947">
                <text:p>0.00783947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146127">
                <text:p>0.146127</text:p>
              </table:table-cell>
              <table:table-cell office:value-type="float" office:value="0.0443821">
                <text:p>0.0443821</text:p>
              </table:table-cell>
              <table:table-cell office:value-type="float" office:value="0.00157587">
                <text:p>0.00157587</text:p>
              </table:table-cell>
              <table:table-cell office:value-type="float" office:value="0.000818331">
                <text:p>0.000818331</text:p>
              </table:table-cell>
              <table:table-cell office:value-type="float" office:value="0.00144402">
                <text:p>0.001444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00">
                <text:p>191500</text:p>
              </table:table-cell>
              <table:table-cell office:value-type="float" office:value="0.134748">
                <text:p>0.134748</text:p>
              </table:table-cell>
              <table:table-cell office:value-type="float" office:value="0.00798119">
                <text:p>0.00798119</text:p>
              </table:table-cell>
              <table:table-cell office:value-type="float" office:value="0.00116019">
                <text:p>0.00116019</text:p>
              </table:table-cell>
              <table:table-cell office:value-type="float" office:value="0.143672">
                <text:p>0.143672</text:p>
              </table:table-cell>
              <table:table-cell office:value-type="float" office:value="0.0438918">
                <text:p>0.0438918</text:p>
              </table:table-cell>
              <table:table-cell office:value-type="float" office:value="0.00153205">
                <text:p>0.00153205</text:p>
              </table:table-cell>
              <table:table-cell office:value-type="float" office:value="0.000815567">
                <text:p>0.000815567</text:p>
              </table:table-cell>
              <table:table-cell office:value-type="float" office:value="0.00144757">
                <text:p>0.001447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00">
                <text:p>192000</text:p>
              </table:table-cell>
              <table:table-cell office:value-type="float" office:value="0.128823">
                <text:p>0.128823</text:p>
              </table:table-cell>
              <table:table-cell office:value-type="float" office:value="0.00759354">
                <text:p>0.00759354</text:p>
              </table:table-cell>
              <table:table-cell office:value-type="float" office:value="0.0011669">
                <text:p>0.0011669</text:p>
              </table:table-cell>
              <table:table-cell office:value-type="float" office:value="0.151556">
                <text:p>0.151556</text:p>
              </table:table-cell>
              <table:table-cell office:value-type="float" office:value="0.0451108">
                <text:p>0.0451108</text:p>
              </table:table-cell>
              <table:table-cell office:value-type="float" office:value="0.00151389">
                <text:p>0.00151389</text:p>
              </table:table-cell>
              <table:table-cell office:value-type="float" office:value="0.00079425">
                <text:p>0.00079425</text:p>
              </table:table-cell>
              <table:table-cell office:value-type="float" office:value="0.00150876">
                <text:p>0.001508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00">
                <text:p>192500</text:p>
              </table:table-cell>
              <table:table-cell office:value-type="float" office:value="0.136176">
                <text:p>0.136176</text:p>
              </table:table-cell>
              <table:table-cell office:value-type="float" office:value="0.00833252">
                <text:p>0.00833252</text:p>
              </table:table-cell>
              <table:table-cell office:value-type="float" office:value="0.00140454">
                <text:p>0.00140454</text:p>
              </table:table-cell>
              <table:table-cell office:value-type="float" office:value="0.147056">
                <text:p>0.147056</text:p>
              </table:table-cell>
              <table:table-cell office:value-type="float" office:value="0.0442538">
                <text:p>0.0442538</text:p>
              </table:table-cell>
              <table:table-cell office:value-type="float" office:value="0.00159837">
                <text:p>0.00159837</text:p>
              </table:table-cell>
              <table:table-cell office:value-type="float" office:value="0.00084399">
                <text:p>0.00084399</text:p>
              </table:table-cell>
              <table:table-cell office:value-type="float" office:value="0.00148902">
                <text:p>0.001489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00">
                <text:p>193000</text:p>
              </table:table-cell>
              <table:table-cell office:value-type="float" office:value="0.136013">
                <text:p>0.136013</text:p>
              </table:table-cell>
              <table:table-cell office:value-type="float" office:value="0.0082287">
                <text:p>0.0082287</text:p>
              </table:table-cell>
              <table:table-cell office:value-type="float" office:value="0.00121467">
                <text:p>0.00121467</text:p>
              </table:table-cell>
              <table:table-cell office:value-type="float" office:value="0.153507">
                <text:p>0.153507</text:p>
              </table:table-cell>
              <table:table-cell office:value-type="float" office:value="0.0459011">
                <text:p>0.0459011</text:p>
              </table:table-cell>
              <table:table-cell office:value-type="float" office:value="0.00156995">
                <text:p>0.00156995</text:p>
              </table:table-cell>
              <table:table-cell office:value-type="float" office:value="0.000825831">
                <text:p>0.000825831</text:p>
              </table:table-cell>
              <table:table-cell office:value-type="float" office:value="0.00150837">
                <text:p>0.001508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00">
                <text:p>193500</text:p>
              </table:table-cell>
              <table:table-cell office:value-type="float" office:value="0.132047">
                <text:p>0.132047</text:p>
              </table:table-cell>
              <table:table-cell office:value-type="float" office:value="0.00768512">
                <text:p>0.00768512</text:p>
              </table:table-cell>
              <table:table-cell office:value-type="float" office:value="0.0011819">
                <text:p>0.0011819</text:p>
              </table:table-cell>
              <table:table-cell office:value-type="float" office:value="0.154182">
                <text:p>0.154182</text:p>
              </table:table-cell>
              <table:table-cell office:value-type="float" office:value="0.0459986">
                <text:p>0.0459986</text:p>
              </table:table-cell>
              <table:table-cell office:value-type="float" office:value="0.0015356">
                <text:p>0.0015356</text:p>
              </table:table-cell>
              <table:table-cell office:value-type="float" office:value="0.000806883">
                <text:p>0.000806883</text:p>
              </table:table-cell>
              <table:table-cell office:value-type="float" office:value="0.00151666">
                <text:p>0.001516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00">
                <text:p>194000</text:p>
              </table:table-cell>
              <table:table-cell office:value-type="float" office:value="0.138559">
                <text:p>0.138559</text:p>
              </table:table-cell>
              <table:table-cell office:value-type="float" office:value="0.00792277">
                <text:p>0.00792277</text:p>
              </table:table-cell>
              <table:table-cell office:value-type="float" office:value="0.00116335">
                <text:p>0.00116335</text:p>
              </table:table-cell>
              <table:table-cell office:value-type="float" office:value="0.150596">
                <text:p>0.150596</text:p>
              </table:table-cell>
              <table:table-cell office:value-type="float" office:value="0.0454511">
                <text:p>0.0454511</text:p>
              </table:table-cell>
              <table:table-cell office:value-type="float" office:value="0.00156876">
                <text:p>0.00156876</text:p>
              </table:table-cell>
              <table:table-cell office:value-type="float" office:value="0.000821883">
                <text:p>0.000821883</text:p>
              </table:table-cell>
              <table:table-cell office:value-type="float" office:value="0.00148389">
                <text:p>0.001483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00">
                <text:p>194500</text:p>
              </table:table-cell>
              <table:table-cell office:value-type="float" office:value="0.135045">
                <text:p>0.135045</text:p>
              </table:table-cell>
              <table:table-cell office:value-type="float" office:value="0.00792079">
                <text:p>0.00792079</text:p>
              </table:table-cell>
              <table:table-cell office:value-type="float" office:value="0.00115822">
                <text:p>0.00115822</text:p>
              </table:table-cell>
              <table:table-cell office:value-type="float" office:value="0.140162">
                <text:p>0.140162</text:p>
              </table:table-cell>
              <table:table-cell office:value-type="float" office:value="0.0435851">
                <text:p>0.0435851</text:p>
              </table:table-cell>
              <table:table-cell office:value-type="float" office:value="0.00156482">
                <text:p>0.00156482</text:p>
              </table:table-cell>
              <table:table-cell office:value-type="float" office:value="0.000821883">
                <text:p>0.000821883</text:p>
              </table:table-cell>
              <table:table-cell office:value-type="float" office:value="0.00142902">
                <text:p>0.001429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00">
                <text:p>195000</text:p>
              </table:table-cell>
              <table:table-cell office:value-type="float" office:value="0.133884">
                <text:p>0.133884</text:p>
              </table:table-cell>
              <table:table-cell office:value-type="float" office:value="0.00856819">
                <text:p>0.00856819</text:p>
              </table:table-cell>
              <table:table-cell office:value-type="float" office:value="0.0011748">
                <text:p>0.0011748</text:p>
              </table:table-cell>
              <table:table-cell office:value-type="float" office:value="0.152801">
                <text:p>0.152801</text:p>
              </table:table-cell>
              <table:table-cell office:value-type="float" office:value="0.0446138">
                <text:p>0.0446138</text:p>
              </table:table-cell>
              <table:table-cell office:value-type="float" office:value="0.00163982">
                <text:p>0.00163982</text:p>
              </table:table-cell>
              <table:table-cell office:value-type="float" office:value="0.000865701">
                <text:p>0.000865701</text:p>
              </table:table-cell>
              <table:table-cell office:value-type="float" office:value="0.00151744">
                <text:p>0.001517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00">
                <text:p>195500</text:p>
              </table:table-cell>
              <table:table-cell office:value-type="float" office:value="0.146406">
                <text:p>0.146406</text:p>
              </table:table-cell>
              <table:table-cell office:value-type="float" office:value="0.00832108">
                <text:p>0.00832108</text:p>
              </table:table-cell>
              <table:table-cell office:value-type="float" office:value="0.00115348">
                <text:p>0.00115348</text:p>
              </table:table-cell>
              <table:table-cell office:value-type="float" office:value="0.149429">
                <text:p>0.149429</text:p>
              </table:table-cell>
              <table:table-cell office:value-type="float" office:value="0.0465892">
                <text:p>0.0465892</text:p>
              </table:table-cell>
              <table:table-cell office:value-type="float" office:value="0.00157389">
                <text:p>0.00157389</text:p>
              </table:table-cell>
              <table:table-cell office:value-type="float" office:value="0.000822673">
                <text:p>0.000822673</text:p>
              </table:table-cell>
              <table:table-cell office:value-type="float" office:value="0.0014906">
                <text:p>0.00149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00">
                <text:p>196000</text:p>
              </table:table-cell>
              <table:table-cell office:value-type="float" office:value="0.139627">
                <text:p>0.139627</text:p>
              </table:table-cell>
              <table:table-cell office:value-type="float" office:value="0.00881294">
                <text:p>0.00881294</text:p>
              </table:table-cell>
              <table:table-cell office:value-type="float" office:value="0.00129441">
                <text:p>0.00129441</text:p>
              </table:table-cell>
              <table:table-cell office:value-type="float" office:value="0.153729">
                <text:p>0.153729</text:p>
              </table:table-cell>
              <table:table-cell office:value-type="float" office:value="0.0448933">
                <text:p>0.0448933</text:p>
              </table:table-cell>
              <table:table-cell office:value-type="float" office:value="0.0015814">
                <text:p>0.0015814</text:p>
              </table:table-cell>
              <table:table-cell office:value-type="float" office:value="0.000840042">
                <text:p>0.000840042</text:p>
              </table:table-cell>
              <table:table-cell office:value-type="float" office:value="0.00150047">
                <text:p>0.001500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00">
                <text:p>196500</text:p>
              </table:table-cell>
              <table:table-cell office:value-type="float" office:value="0.140452">
                <text:p>0.140452</text:p>
              </table:table-cell>
              <table:table-cell office:value-type="float" office:value="0.00790974">
                <text:p>0.00790974</text:p>
              </table:table-cell>
              <table:table-cell office:value-type="float" office:value="0.00125612">
                <text:p>0.00125612</text:p>
              </table:table-cell>
              <table:table-cell office:value-type="float" office:value="0.148205">
                <text:p>0.148205</text:p>
              </table:table-cell>
              <table:table-cell office:value-type="float" office:value="0.0459098">
                <text:p>0.0459098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000814778">
                <text:p>0.000814778</text:p>
              </table:table-cell>
              <table:table-cell office:value-type="float" office:value="0.00147047">
                <text:p>0.001470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00">
                <text:p>197000</text:p>
              </table:table-cell>
              <table:table-cell office:value-type="float" office:value="0.140968">
                <text:p>0.140968</text:p>
              </table:table-cell>
              <table:table-cell office:value-type="float" office:value="0.00945955">
                <text:p>0.00945955</text:p>
              </table:table-cell>
              <table:table-cell office:value-type="float" office:value="0.0012123">
                <text:p>0.0012123</text:p>
              </table:table-cell>
              <table:table-cell office:value-type="float" office:value="0.146276">
                <text:p>0.146276</text:p>
              </table:table-cell>
              <table:table-cell office:value-type="float" office:value="0.0442842">
                <text:p>0.0442842</text:p>
              </table:table-cell>
              <table:table-cell office:value-type="float" office:value="0.00157271">
                <text:p>0.00157271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00146455">
                <text:p>0.00146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00">
                <text:p>197500</text:p>
              </table:table-cell>
              <table:table-cell office:value-type="float" office:value="0.13867">
                <text:p>0.13867</text:p>
              </table:table-cell>
              <table:table-cell office:value-type="float" office:value="0.00911888">
                <text:p>0.00911888</text:p>
              </table:table-cell>
              <table:table-cell office:value-type="float" office:value="0.00115151">
                <text:p>0.00115151</text:p>
              </table:table-cell>
              <table:table-cell office:value-type="float" office:value="0.148029">
                <text:p>0.148029</text:p>
              </table:table-cell>
              <table:table-cell office:value-type="float" office:value="0.0454839">
                <text:p>0.0454839</text:p>
              </table:table-cell>
              <table:table-cell office:value-type="float" office:value="0.00158534">
                <text:p>0.00158534</text:p>
              </table:table-cell>
              <table:table-cell office:value-type="float" office:value="0.000846358">
                <text:p>0.000846358</text:p>
              </table:table-cell>
              <table:table-cell office:value-type="float" office:value="0.00150915">
                <text:p>0.00150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00">
                <text:p>198000</text:p>
              </table:table-cell>
              <table:table-cell office:value-type="float" office:value="0.137141">
                <text:p>0.137141</text:p>
              </table:table-cell>
              <table:table-cell office:value-type="float" office:value="0.00811975">
                <text:p>0.00811975</text:p>
              </table:table-cell>
              <table:table-cell office:value-type="float" office:value="0.00113374">
                <text:p>0.00113374</text:p>
              </table:table-cell>
              <table:table-cell office:value-type="float" office:value="0.143111">
                <text:p>0.143111</text:p>
              </table:table-cell>
              <table:table-cell office:value-type="float" office:value="0.0472634">
                <text:p>0.0472634</text:p>
              </table:table-cell>
              <table:table-cell office:value-type="float" office:value="0.00158297">
                <text:p>0.00158297</text:p>
              </table:table-cell>
              <table:table-cell office:value-type="float" office:value="0.000832542">
                <text:p>0.000832542</text:p>
              </table:table-cell>
              <table:table-cell office:value-type="float" office:value="0.00148192">
                <text:p>0.001481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00">
                <text:p>198500</text:p>
              </table:table-cell>
              <table:table-cell office:value-type="float" office:value="0.143005">
                <text:p>0.143005</text:p>
              </table:table-cell>
              <table:table-cell office:value-type="float" office:value="0.00850622">
                <text:p>0.00850622</text:p>
              </table:table-cell>
              <table:table-cell office:value-type="float" office:value="0.00117519">
                <text:p>0.00117519</text:p>
              </table:table-cell>
              <table:table-cell office:value-type="float" office:value="0.150949">
                <text:p>0.150949</text:p>
              </table:table-cell>
              <table:table-cell office:value-type="float" office:value="0.0453785">
                <text:p>0.0453785</text:p>
              </table:table-cell>
              <table:table-cell office:value-type="float" office:value="0.00160548">
                <text:p>0.00160548</text:p>
              </table:table-cell>
              <table:table-cell office:value-type="float" office:value="0.000846358">
                <text:p>0.000846358</text:p>
              </table:table-cell>
              <table:table-cell office:value-type="float" office:value="0.00151823">
                <text:p>0.001518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00">
                <text:p>199000</text:p>
              </table:table-cell>
              <table:table-cell office:value-type="float" office:value="0.14203">
                <text:p>0.14203</text:p>
              </table:table-cell>
              <table:table-cell office:value-type="float" office:value="0.00847464">
                <text:p>0.00847464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151531">
                <text:p>0.151531</text:p>
              </table:table-cell>
              <table:table-cell office:value-type="float" office:value="0.0456114">
                <text:p>0.0456114</text:p>
              </table:table-cell>
              <table:table-cell office:value-type="float" office:value="0.00162048">
                <text:p>0.00162048</text:p>
              </table:table-cell>
              <table:table-cell office:value-type="float" office:value="0.000861359">
                <text:p>0.000861359</text:p>
              </table:table-cell>
              <table:table-cell office:value-type="float" office:value="0.00153718">
                <text:p>0.001537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00">
                <text:p>199500</text:p>
              </table:table-cell>
              <table:table-cell office:value-type="float" office:value="0.137435">
                <text:p>0.137435</text:p>
              </table:table-cell>
              <table:table-cell office:value-type="float" office:value="0.00841305">
                <text:p>0.00841305</text:p>
              </table:table-cell>
              <table:table-cell office:value-type="float" office:value="0.00138678">
                <text:p>0.00138678</text:p>
              </table:table-cell>
              <table:table-cell office:value-type="float" office:value="0.152541">
                <text:p>0.152541</text:p>
              </table:table-cell>
              <table:table-cell office:value-type="float" office:value="0.0465821">
                <text:p>0.0465821</text:p>
              </table:table-cell>
              <table:table-cell office:value-type="float" office:value="0.00163311">
                <text:p>0.00163311</text:p>
              </table:table-cell>
              <table:table-cell office:value-type="float" office:value="0.00086057">
                <text:p>0.00086057</text:p>
              </table:table-cell>
              <table:table-cell office:value-type="float" office:value="0.00154587">
                <text:p>0.001545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0.00785921">
                <text:p>0.00785921</text:p>
              </table:table-cell>
              <table:table-cell office:value-type="float" office:value="0.00125375">
                <text:p>0.00125375</text:p>
              </table:table-cell>
              <table:table-cell office:value-type="float" office:value="0.15017">
                <text:p>0.15017</text:p>
              </table:table-cell>
              <table:table-cell office:value-type="float" office:value="0.0470037">
                <text:p>0.0470037</text:p>
              </table:table-cell>
              <table:table-cell office:value-type="float" office:value="0.00154547">
                <text:p>0.00154547</text:p>
              </table:table-cell>
              <table:table-cell office:value-type="float" office:value="0.000817936">
                <text:p>0.000817936</text:p>
              </table:table-cell>
              <table:table-cell office:value-type="float" office:value="0.00148823">
                <text:p>0.001488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500">
                <text:p>200500</text:p>
              </table:table-cell>
              <table:table-cell office:value-type="float" office:value="NaN">
                <text:p>NaN</text:p>
              </table:table-cell>
              <table:table-cell office:value-type="float" office:value="0.00870478">
                <text:p>0.00870478</text:p>
              </table:table-cell>
              <table:table-cell office:value-type="float" office:value="0.0012044">
                <text:p>0.0012044</text:p>
              </table:table-cell>
              <table:table-cell office:value-type="float" office:value="0.148618">
                <text:p>0.148618</text:p>
              </table:table-cell>
              <table:table-cell office:value-type="float" office:value="0.0462951">
                <text:p>0.0462951</text:p>
              </table:table-cell>
              <table:table-cell office:value-type="float" office:value="0.00162758">
                <text:p>0.00162758</text:p>
              </table:table-cell>
              <table:table-cell office:value-type="float" office:value="0.000863728">
                <text:p>0.000863728</text:p>
              </table:table-cell>
              <table:table-cell office:value-type="float" office:value="0.00150323">
                <text:p>0.001503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0851609">
                <text:p>0.00851609</text:p>
              </table:table-cell>
              <table:table-cell office:value-type="float" office:value="0.00114282">
                <text:p>0.00114282</text:p>
              </table:table-cell>
              <table:table-cell office:value-type="float" office:value="0.154152">
                <text:p>0.154152</text:p>
              </table:table-cell>
              <table:table-cell office:value-type="float" office:value="0.046393">
                <text:p>0.046393</text:p>
              </table:table-cell>
              <table:table-cell office:value-type="float" office:value="0.00163903">
                <text:p>0.00163903</text:p>
              </table:table-cell>
              <table:table-cell office:value-type="float" office:value="0.000866096">
                <text:p>0.000866096</text:p>
              </table:table-cell>
              <table:table-cell office:value-type="float" office:value="0.00151981">
                <text:p>0.001519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00">
                <text:p>201500</text:p>
              </table:table-cell>
              <table:table-cell office:value-type="float" office:value="NaN">
                <text:p>NaN</text:p>
              </table:table-cell>
              <table:table-cell office:value-type="float" office:value="0.00831121">
                <text:p>0.00831121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14604">
                <text:p>0.14604</text:p>
              </table:table-cell>
              <table:table-cell office:value-type="float" office:value="0.0453654">
                <text:p>0.0453654</text:p>
              </table:table-cell>
              <table:table-cell office:value-type="float" office:value="0.00157942">
                <text:p>0.00157942</text:p>
              </table:table-cell>
              <table:table-cell office:value-type="float" office:value="0.000836884">
                <text:p>0.000836884</text:p>
              </table:table-cell>
              <table:table-cell office:value-type="float" office:value="0.001476">
                <text:p>0.001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0831081">
                <text:p>0.00831081</text:p>
              </table:table-cell>
              <table:table-cell office:value-type="float" office:value="0.00116809">
                <text:p>0.00116809</text:p>
              </table:table-cell>
              <table:table-cell office:value-type="float" office:value="0.138783">
                <text:p>0.138783</text:p>
              </table:table-cell>
              <table:table-cell office:value-type="float" office:value="0.0429827">
                <text:p>0.0429827</text:p>
              </table:table-cell>
              <table:table-cell office:value-type="float" office:value="0.00162284">
                <text:p>0.00162284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00145981">
                <text:p>0.001459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500">
                <text:p>202500</text:p>
              </table:table-cell>
              <table:table-cell office:value-type="float" office:value="NaN">
                <text:p>NaN</text:p>
              </table:table-cell>
              <table:table-cell office:value-type="float" office:value="0.00868781">
                <text:p>0.00868781</text:p>
              </table:table-cell>
              <table:table-cell office:value-type="float" office:value="0.00113137">
                <text:p>0.00113137</text:p>
              </table:table-cell>
              <table:table-cell office:value-type="float" office:value="0.159401">
                <text:p>0.159401</text:p>
              </table:table-cell>
              <table:table-cell office:value-type="float" office:value="0.0484047">
                <text:p>0.0484047</text:p>
              </table:table-cell>
              <table:table-cell office:value-type="float" office:value="0.00159995">
                <text:p>0.00159995</text:p>
              </table:table-cell>
              <table:table-cell office:value-type="float" office:value="0.000844779">
                <text:p>0.000844779</text:p>
              </table:table-cell>
              <table:table-cell office:value-type="float" office:value="0.00155929">
                <text:p>0.0015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0853543">
                <text:p>0.00853543</text:p>
              </table:table-cell>
              <table:table-cell office:value-type="float" office:value="0.00132638">
                <text:p>0.00132638</text:p>
              </table:table-cell>
              <table:table-cell office:value-type="float" office:value="0.155588">
                <text:p>0.155588</text:p>
              </table:table-cell>
              <table:table-cell office:value-type="float" office:value="0.0471197">
                <text:p>0.0471197</text:p>
              </table:table-cell>
              <table:table-cell office:value-type="float" office:value="0.00164692">
                <text:p>0.00164692</text:p>
              </table:table-cell>
              <table:table-cell office:value-type="float" office:value="0.000868859">
                <text:p>0.000868859</text:p>
              </table:table-cell>
              <table:table-cell office:value-type="float" office:value="0.0015356">
                <text:p>0.00153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500">
                <text:p>203500</text:p>
              </table:table-cell>
              <table:table-cell office:value-type="float" office:value="NaN">
                <text:p>NaN</text:p>
              </table:table-cell>
              <table:table-cell office:value-type="float" office:value="0.00902651">
                <text:p>0.00902651</text:p>
              </table:table-cell>
              <table:table-cell office:value-type="float" office:value="0.00121546">
                <text:p>0.00121546</text:p>
              </table:table-cell>
              <table:table-cell office:value-type="float" office:value="0.143263">
                <text:p>0.143263</text:p>
              </table:table-cell>
              <table:table-cell office:value-type="float" office:value="0.0442716">
                <text:p>0.0442716</text:p>
              </table:table-cell>
              <table:table-cell office:value-type="float" office:value="0.00164692">
                <text:p>0.00164692</text:p>
              </table:table-cell>
              <table:table-cell office:value-type="float" office:value="0.000885044">
                <text:p>0.000885044</text:p>
              </table:table-cell>
              <table:table-cell office:value-type="float" office:value="0.00147442">
                <text:p>0.001474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0873399">
                <text:p>0.00873399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153493">
                <text:p>0.153493</text:p>
              </table:table-cell>
              <table:table-cell office:value-type="float" office:value="0.0453485">
                <text:p>0.0453485</text:p>
              </table:table-cell>
              <table:table-cell office:value-type="float" office:value="0.00165719">
                <text:p>0.00165719</text:p>
              </table:table-cell>
              <table:table-cell office:value-type="float" office:value="0.000882676">
                <text:p>0.000882676</text:p>
              </table:table-cell>
              <table:table-cell office:value-type="float" office:value="0.00156087">
                <text:p>0.001560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500">
                <text:p>204500</text:p>
              </table:table-cell>
              <table:table-cell office:value-type="float" office:value="NaN">
                <text:p>NaN</text:p>
              </table:table-cell>
              <table:table-cell office:value-type="float" office:value="0.00885123">
                <text:p>0.00885123</text:p>
              </table:table-cell>
              <table:table-cell office:value-type="float" office:value="0.00113769">
                <text:p>0.00113769</text:p>
              </table:table-cell>
              <table:table-cell office:value-type="float" office:value="0.154649">
                <text:p>0.154649</text:p>
              </table:table-cell>
              <table:table-cell office:value-type="float" office:value="0.0471762">
                <text:p>0.0471762</text:p>
              </table:table-cell>
              <table:table-cell office:value-type="float" office:value="0.00166745">
                <text:p>0.00166745</text:p>
              </table:table-cell>
              <table:table-cell office:value-type="float" office:value="0.000887808">
                <text:p>0.000887808</text:p>
              </table:table-cell>
              <table:table-cell office:value-type="float" office:value="0.0015356">
                <text:p>0.00153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0847661">
                <text:p>0.00847661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149947">
                <text:p>0.149947</text:p>
              </table:table-cell>
              <table:table-cell office:value-type="float" office:value="0.0485101">
                <text:p>0.0485101</text:p>
              </table:table-cell>
              <table:table-cell office:value-type="float" office:value="0.00160705">
                <text:p>0.00160705</text:p>
              </table:table-cell>
              <table:table-cell office:value-type="float" office:value="0.000840832">
                <text:p>0.000840832</text:p>
              </table:table-cell>
              <table:table-cell office:value-type="float" office:value="0.00151902">
                <text:p>0.001519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500">
                <text:p>205500</text:p>
              </table:table-cell>
              <table:table-cell office:value-type="float" office:value="NaN">
                <text:p>NaN</text:p>
              </table:table-cell>
              <table:table-cell office:value-type="float" office:value="0.00874307">
                <text:p>0.00874307</text:p>
              </table:table-cell>
              <table:table-cell office:value-type="float" office:value="0.0011215">
                <text:p>0.0011215</text:p>
              </table:table-cell>
              <table:table-cell office:value-type="float" office:value="0.152571">
                <text:p>0.152571</text:p>
              </table:table-cell>
              <table:table-cell office:value-type="float" office:value="0.0461948">
                <text:p>0.0461948</text:p>
              </table:table-cell>
              <table:table-cell office:value-type="float" office:value="0.00166982">
                <text:p>0.00166982</text:p>
              </table:table-cell>
              <table:table-cell office:value-type="float" office:value="0.000887808">
                <text:p>0.000887808</text:p>
              </table:table-cell>
              <table:table-cell office:value-type="float" office:value="0.00154271">
                <text:p>0.001542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0850898">
                <text:p>0.00850898</text:p>
              </table:table-cell>
              <table:table-cell office:value-type="float" office:value="0.00119177">
                <text:p>0.00119177</text:p>
              </table:table-cell>
              <table:table-cell office:value-type="float" office:value="0.158487">
                <text:p>0.158487</text:p>
              </table:table-cell>
              <table:table-cell office:value-type="float" office:value="0.0494776">
                <text:p>0.0494776</text:p>
              </table:table-cell>
              <table:table-cell office:value-type="float" office:value="0.00160824">
                <text:p>0.00160824</text:p>
              </table:table-cell>
              <table:table-cell office:value-type="float" office:value="0.000868859">
                <text:p>0.000868859</text:p>
              </table:table-cell>
              <table:table-cell office:value-type="float" office:value="0.00159324">
                <text:p>0.001593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500">
                <text:p>206500</text:p>
              </table:table-cell>
              <table:table-cell office:value-type="float" office:value="NaN">
                <text:p>NaN</text:p>
              </table:table-cell>
              <table:table-cell office:value-type="float" office:value="0.00842766">
                <text:p>0.00842766</text:p>
              </table:table-cell>
              <table:table-cell office:value-type="float" office:value="0.00125454">
                <text:p>0.00125454</text:p>
              </table:table-cell>
              <table:table-cell office:value-type="float" office:value="0.148539">
                <text:p>0.148539</text:p>
              </table:table-cell>
              <table:table-cell office:value-type="float" office:value="0.0453252">
                <text:p>0.0453252</text:p>
              </table:table-cell>
              <table:table-cell office:value-type="float" office:value="0.00164377">
                <text:p>0.00164377</text:p>
              </table:table-cell>
              <table:table-cell office:value-type="float" office:value="0.000869254">
                <text:p>0.000869254</text:p>
              </table:table-cell>
              <table:table-cell office:value-type="float" office:value="0.00151508">
                <text:p>0.001515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0883031">
                <text:p>0.00883031</text:p>
              </table:table-cell>
              <table:table-cell office:value-type="float" office:value="0.00112111">
                <text:p>0.00112111</text:p>
              </table:table-cell>
              <table:table-cell office:value-type="float" office:value="0.151338">
                <text:p>0.151338</text:p>
              </table:table-cell>
              <table:table-cell office:value-type="float" office:value="0.051348">
                <text:p>0.051348</text:p>
              </table:table-cell>
              <table:table-cell office:value-type="float" office:value="0.00160153">
                <text:p>0.00160153</text:p>
              </table:table-cell>
              <table:table-cell office:value-type="float" office:value="0.000845174">
                <text:p>0.000845174</text:p>
              </table:table-cell>
              <table:table-cell office:value-type="float" office:value="0.00153402">
                <text:p>0.00153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500">
                <text:p>207500</text:p>
              </table:table-cell>
              <table:table-cell office:value-type="float" office:value="NaN">
                <text:p>NaN</text:p>
              </table:table-cell>
              <table:table-cell office:value-type="float" office:value="0.00885044">
                <text:p>0.00885044</text:p>
              </table:table-cell>
              <table:table-cell office:value-type="float" office:value="0.00112979">
                <text:p>0.00112979</text:p>
              </table:table-cell>
              <table:table-cell office:value-type="float" office:value="0.144978">
                <text:p>0.144978</text:p>
              </table:table-cell>
              <table:table-cell office:value-type="float" office:value="0.0455972">
                <text:p>0.0455972</text:p>
              </table:table-cell>
              <table:table-cell office:value-type="float" office:value="0.00166193">
                <text:p>0.00166193</text:p>
              </table:table-cell>
              <table:table-cell office:value-type="float" office:value="0.000881097">
                <text:p>0.000881097</text:p>
              </table:table-cell>
              <table:table-cell office:value-type="float" office:value="0.0015206">
                <text:p>0.00152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0938218">
                <text:p>0.00938218</text:p>
              </table:table-cell>
              <table:table-cell office:value-type="float" office:value="0.00120203">
                <text:p>0.00120203</text:p>
              </table:table-cell>
              <table:table-cell office:value-type="float" office:value="0.148911">
                <text:p>0.148911</text:p>
              </table:table-cell>
              <table:table-cell office:value-type="float" office:value="0.0475879">
                <text:p>0.0475879</text:p>
              </table:table-cell>
              <table:table-cell office:value-type="float" office:value="0.00165087">
                <text:p>0.00165087</text:p>
              </table:table-cell>
              <table:table-cell office:value-type="float" office:value="0.000874781">
                <text:p>0.000874781</text:p>
              </table:table-cell>
              <table:table-cell office:value-type="float" office:value="0.00154863">
                <text:p>0.001548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500">
                <text:p>208500</text:p>
              </table:table-cell>
              <table:table-cell office:value-type="float" office:value="NaN">
                <text:p>NaN</text:p>
              </table:table-cell>
              <table:table-cell office:value-type="float" office:value="0.00871662">
                <text:p>0.00871662</text:p>
              </table:table-cell>
              <table:table-cell office:value-type="float" office:value="0.00110137">
                <text:p>0.00110137</text:p>
              </table:table-cell>
              <table:table-cell office:value-type="float" office:value="0.152643">
                <text:p>0.152643</text:p>
              </table:table-cell>
              <table:table-cell office:value-type="float" office:value="0.0469863">
                <text:p>0.0469863</text:p>
              </table:table-cell>
              <table:table-cell office:value-type="float" office:value="0.00166193">
                <text:p>0.00166193</text:p>
              </table:table-cell>
              <table:table-cell office:value-type="float" office:value="0.000877544">
                <text:p>0.000877544</text:p>
              </table:table-cell>
              <table:table-cell office:value-type="float" office:value="0.00154389">
                <text:p>0.001543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0859148">
                <text:p>0.00859148</text:p>
              </table:table-cell>
              <table:table-cell office:value-type="float" office:value="0.00113335">
                <text:p>0.00113335</text:p>
              </table:table-cell>
              <table:table-cell office:value-type="float" office:value="0.145927">
                <text:p>0.145927</text:p>
              </table:table-cell>
              <table:table-cell office:value-type="float" office:value="0.0482803">
                <text:p>0.0482803</text:p>
              </table:table-cell>
              <table:table-cell office:value-type="float" office:value="0.00162245">
                <text:p>0.00162245</text:p>
              </table:table-cell>
              <table:table-cell office:value-type="float" office:value="0.000859385">
                <text:p>0.000859385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500">
                <text:p>209500</text:p>
              </table:table-cell>
              <table:table-cell office:value-type="float" office:value="NaN">
                <text:p>NaN</text:p>
              </table:table-cell>
              <table:table-cell office:value-type="float" office:value="0.00868465">
                <text:p>0.00868465</text:p>
              </table:table-cell>
              <table:table-cell office:value-type="float" office:value="0.00115743">
                <text:p>0.00115743</text:p>
              </table:table-cell>
              <table:table-cell office:value-type="float" office:value="0.152168">
                <text:p>0.152168</text:p>
              </table:table-cell>
              <table:table-cell office:value-type="float" office:value="0.0469287">
                <text:p>0.0469287</text:p>
              </table:table-cell>
              <table:table-cell office:value-type="float" office:value="0.00165127">
                <text:p>0.00165127</text:p>
              </table:table-cell>
              <table:table-cell office:value-type="float" office:value="0.000885044">
                <text:p>0.000885044</text:p>
              </table:table-cell>
              <table:table-cell office:value-type="float" office:value="0.00154231">
                <text:p>0.001542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0837871">
                <text:p>0.00837871</text:p>
              </table:table-cell>
              <table:table-cell office:value-type="float" office:value="0.00114914">
                <text:p>0.00114914</text:p>
              </table:table-cell>
              <table:table-cell office:value-type="float" office:value="0.149502">
                <text:p>0.149502</text:p>
              </table:table-cell>
              <table:table-cell office:value-type="float" office:value="0.0474079">
                <text:p>0.0474079</text:p>
              </table:table-cell>
              <table:table-cell office:value-type="float" office:value="0.00159403">
                <text:p>0.00159403</text:p>
              </table:table-cell>
              <table:table-cell office:value-type="float" office:value="0.000850306">
                <text:p>0.000850306</text:p>
              </table:table-cell>
              <table:table-cell office:value-type="float" office:value="0.00156639">
                <text:p>0.001566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500">
                <text:p>210500</text:p>
              </table:table-cell>
              <table:table-cell office:value-type="float" office:value="NaN">
                <text:p>NaN</text:p>
              </table:table-cell>
              <table:table-cell office:value-type="float" office:value="0.00850977">
                <text:p>0.00850977</text:p>
              </table:table-cell>
              <table:table-cell office:value-type="float" office:value="0.00112585">
                <text:p>0.00112585</text:p>
              </table:table-cell>
              <table:table-cell office:value-type="float" office:value="0.149606">
                <text:p>0.149606</text:p>
              </table:table-cell>
              <table:table-cell office:value-type="float" office:value="0.0471936">
                <text:p>0.0471936</text:p>
              </table:table-cell>
              <table:table-cell office:value-type="float" office:value="0.0016564">
                <text:p>0.0016564</text:p>
              </table:table-cell>
              <table:table-cell office:value-type="float" office:value="0.000874781">
                <text:p>0.000874781</text:p>
              </table:table-cell>
              <table:table-cell office:value-type="float" office:value="0.0015735">
                <text:p>0.00157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0890729">
                <text:p>0.00890729</text:p>
              </table:table-cell>
              <table:table-cell office:value-type="float" office:value="0.00112664">
                <text:p>0.00112664</text:p>
              </table:table-cell>
              <table:table-cell office:value-type="float" office:value="0.150062">
                <text:p>0.150062</text:p>
              </table:table-cell>
              <table:table-cell office:value-type="float" office:value="0.0494709">
                <text:p>0.0494709</text:p>
              </table:table-cell>
              <table:table-cell office:value-type="float" office:value="0.00164771">
                <text:p>0.00164771</text:p>
              </table:table-cell>
              <table:table-cell office:value-type="float" office:value="0.00107769">
                <text:p>0.00107769</text:p>
              </table:table-cell>
              <table:table-cell office:value-type="float" office:value="0.00156837">
                <text:p>0.001568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500">
                <text:p>211500</text:p>
              </table:table-cell>
              <table:table-cell office:value-type="float" office:value="NaN">
                <text:p>NaN</text:p>
              </table:table-cell>
              <table:table-cell office:value-type="float" office:value="0.00963443">
                <text:p>0.00963443</text:p>
              </table:table-cell>
              <table:table-cell office:value-type="float" office:value="0.00115072">
                <text:p>0.00115072</text:p>
              </table:table-cell>
              <table:table-cell office:value-type="float" office:value="0.157358">
                <text:p>0.157358</text:p>
              </table:table-cell>
              <table:table-cell office:value-type="float" office:value="0.0479408">
                <text:p>0.0479408</text:p>
              </table:table-cell>
              <table:table-cell office:value-type="float" office:value="0.00172548">
                <text:p>0.00172548</text:p>
              </table:table-cell>
              <table:table-cell office:value-type="float" office:value="0.000927283">
                <text:p>0.000927283</text:p>
              </table:table-cell>
              <table:table-cell office:value-type="float" office:value="0.00159876">
                <text:p>0.001598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084245">
                <text:p>0.0084245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154603">
                <text:p>0.154603</text:p>
              </table:table-cell>
              <table:table-cell office:value-type="float" office:value="0.0488121">
                <text:p>0.0488121</text:p>
              </table:table-cell>
              <table:table-cell office:value-type="float" office:value="0.00160745">
                <text:p>0.00160745</text:p>
              </table:table-cell>
              <table:table-cell office:value-type="float" office:value="0.000858991">
                <text:p>0.000858991</text:p>
              </table:table-cell>
              <table:table-cell office:value-type="float" office:value="0.00157232">
                <text:p>0.001572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500">
                <text:p>212500</text:p>
              </table:table-cell>
              <table:table-cell office:value-type="float" office:value="NaN">
                <text:p>NaN</text:p>
              </table:table-cell>
              <table:table-cell office:value-type="float" office:value="0.00822831">
                <text:p>0.00822831</text:p>
              </table:table-cell>
              <table:table-cell office:value-type="float" office:value="0.00110137">
                <text:p>0.00110137</text:p>
              </table:table-cell>
              <table:table-cell office:value-type="float" office:value="0.160238">
                <text:p>0.160238</text:p>
              </table:table-cell>
              <table:table-cell office:value-type="float" office:value="0.0503425">
                <text:p>0.0503425</text:p>
              </table:table-cell>
              <table:table-cell office:value-type="float" office:value="0.001656">
                <text:p>0.001656</text:p>
              </table:table-cell>
              <table:table-cell office:value-type="float" office:value="0.000847148">
                <text:p>0.000847148</text:p>
              </table:table-cell>
              <table:table-cell office:value-type="float" office:value="0.00161534">
                <text:p>0.001615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0936402">
                <text:p>0.00936402</text:p>
              </table:table-cell>
              <table:table-cell office:value-type="float" office:value="0.00111716">
                <text:p>0.00111716</text:p>
              </table:table-cell>
              <table:table-cell office:value-type="float" office:value="0.145026">
                <text:p>0.145026</text:p>
              </table:table-cell>
              <table:table-cell office:value-type="float" office:value="0.0464143">
                <text:p>0.0464143</text:p>
              </table:table-cell>
              <table:table-cell office:value-type="float" office:value="0.00195247">
                <text:p>0.00195247</text:p>
              </table:table-cell>
              <table:table-cell office:value-type="float" office:value="0.00090794">
                <text:p>0.00090794</text:p>
              </table:table-cell>
              <table:table-cell office:value-type="float" office:value="0.00154113">
                <text:p>0.001541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500">
                <text:p>213500</text:p>
              </table:table-cell>
              <table:table-cell office:value-type="float" office:value="NaN">
                <text:p>NaN</text:p>
              </table:table-cell>
              <table:table-cell office:value-type="float" office:value="0.00962338">
                <text:p>0.00962338</text:p>
              </table:table-cell>
              <table:table-cell office:value-type="float" office:value="0.00118822">
                <text:p>0.00118822</text:p>
              </table:table-cell>
              <table:table-cell office:value-type="float" office:value="0.162639">
                <text:p>0.162639</text:p>
              </table:table-cell>
              <table:table-cell office:value-type="float" office:value="0.0491287">
                <text:p>0.0491287</text:p>
              </table:table-cell>
              <table:table-cell office:value-type="float" office:value="0.0022363">
                <text:p>0.0022363</text:p>
              </table:table-cell>
              <table:table-cell office:value-type="float" office:value="0.000933994">
                <text:p>0.000933994</text:p>
              </table:table-cell>
              <table:table-cell office:value-type="float" office:value="0.001611">
                <text:p>0.0016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0917691">
                <text:p>0.00917691</text:p>
              </table:table-cell>
              <table:table-cell office:value-type="float" office:value="0.00114598">
                <text:p>0.00114598</text:p>
              </table:table-cell>
              <table:table-cell office:value-type="float" office:value="0.154368">
                <text:p>0.154368</text:p>
              </table:table-cell>
              <table:table-cell office:value-type="float" office:value="0.0489182">
                <text:p>0.0489182</text:p>
              </table:table-cell>
              <table:table-cell office:value-type="float" office:value="0.00189602">
                <text:p>0.00189602</text:p>
              </table:table-cell>
              <table:table-cell office:value-type="float" office:value="0.00090873">
                <text:p>0.00090873</text:p>
              </table:table-cell>
              <table:table-cell office:value-type="float" office:value="0.00160113">
                <text:p>0.001601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500">
                <text:p>214500</text:p>
              </table:table-cell>
              <table:table-cell office:value-type="float" office:value="NaN">
                <text:p>NaN</text:p>
              </table:table-cell>
              <table:table-cell office:value-type="float" office:value="0.0094485">
                <text:p>0.0094485</text:p>
              </table:table-cell>
              <table:table-cell office:value-type="float" office:value="0.00111598">
                <text:p>0.00111598</text:p>
              </table:table-cell>
              <table:table-cell office:value-type="float" office:value="0.162253">
                <text:p>0.162253</text:p>
              </table:table-cell>
              <table:table-cell office:value-type="float" office:value="0.0499265">
                <text:p>0.0499265</text:p>
              </table:table-cell>
              <table:table-cell office:value-type="float" office:value="0.00175706">
                <text:p>0.00175706</text:p>
              </table:table-cell>
              <table:table-cell office:value-type="float" office:value="0.00089965">
                <text:p>0.00089965</text:p>
              </table:table-cell>
              <table:table-cell office:value-type="float" office:value="0.00162245">
                <text:p>0.00162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0847029">
                <text:p>0.00847029</text:p>
              </table:table-cell>
              <table:table-cell office:value-type="float" office:value="0.00113335">
                <text:p>0.00113335</text:p>
              </table:table-cell>
              <table:table-cell office:value-type="float" office:value="0.156281">
                <text:p>0.156281</text:p>
              </table:table-cell>
              <table:table-cell office:value-type="float" office:value="0.0496178">
                <text:p>0.0496178</text:p>
              </table:table-cell>
              <table:table-cell office:value-type="float" office:value="0.00166508">
                <text:p>0.00166508</text:p>
              </table:table-cell>
              <table:table-cell office:value-type="float" office:value="0.000868859">
                <text:p>0.000868859</text:p>
              </table:table-cell>
              <table:table-cell office:value-type="float" office:value="0.00162403">
                <text:p>0.001624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500">
                <text:p>215500</text:p>
              </table:table-cell>
              <table:table-cell office:value-type="float" office:value="NaN">
                <text:p>NaN</text:p>
              </table:table-cell>
              <table:table-cell office:value-type="float" office:value="0.00889189">
                <text:p>0.00889189</text:p>
              </table:table-cell>
              <table:table-cell office:value-type="float" office:value="0.00114045">
                <text:p>0.00114045</text:p>
              </table:table-cell>
              <table:table-cell office:value-type="float" office:value="0.155607">
                <text:p>0.155607</text:p>
              </table:table-cell>
              <table:table-cell office:value-type="float" office:value="0.0498017">
                <text:p>0.0498017</text:p>
              </table:table-cell>
              <table:table-cell office:value-type="float" office:value="0.00171877">
                <text:p>0.00171877</text:p>
              </table:table-cell>
              <table:table-cell office:value-type="float" office:value="0.000904388">
                <text:p>0.000904388</text:p>
              </table:table-cell>
              <table:table-cell office:value-type="float" office:value="0.00160824">
                <text:p>0.001608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0876399">
                <text:p>0.00876399</text:p>
              </table:table-cell>
              <table:table-cell office:value-type="float" office:value="0.00111953">
                <text:p>0.00111953</text:p>
              </table:table-cell>
              <table:table-cell office:value-type="float" office:value="0.146725">
                <text:p>0.146725</text:p>
              </table:table-cell>
              <table:table-cell office:value-type="float" office:value="0.0478903">
                <text:p>0.0478903</text:p>
              </table:table-cell>
              <table:table-cell office:value-type="float" office:value="0.00168364">
                <text:p>0.00168364</text:p>
              </table:table-cell>
              <table:table-cell office:value-type="float" office:value="0.000894124">
                <text:p>0.000894124</text:p>
              </table:table-cell>
              <table:table-cell office:value-type="float" office:value="0.00156403">
                <text:p>0.001564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500">
                <text:p>216500</text:p>
              </table:table-cell>
              <table:table-cell office:value-type="float" office:value="NaN">
                <text:p>NaN</text:p>
              </table:table-cell>
              <table:table-cell office:value-type="float" office:value="0.00911848">
                <text:p>0.00911848</text:p>
              </table:table-cell>
              <table:table-cell office:value-type="float" office:value="0.00109506">
                <text:p>0.00109506</text:p>
              </table:table-cell>
              <table:table-cell office:value-type="float" office:value="0.155773">
                <text:p>0.155773</text:p>
              </table:table-cell>
              <table:table-cell office:value-type="float" office:value="0.049043">
                <text:p>0.049043</text:p>
              </table:table-cell>
              <table:table-cell office:value-type="float" office:value="0.00174285">
                <text:p>0.00174285</text:p>
              </table:table-cell>
              <table:table-cell office:value-type="float" office:value="0.000923336">
                <text:p>0.000923336</text:p>
              </table:table-cell>
              <table:table-cell office:value-type="float" office:value="0.00158811">
                <text:p>0.001588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0976273">
                <text:p>0.00976273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158274">
                <text:p>0.158274</text:p>
              </table:table-cell>
              <table:table-cell office:value-type="float" office:value="0.0488507">
                <text:p>0.0488507</text:p>
              </table:table-cell>
              <table:table-cell office:value-type="float" office:value="0.00180088">
                <text:p>0.00180088</text:p>
              </table:table-cell>
              <table:table-cell office:value-type="float" office:value="0.000962022">
                <text:p>0.000962022</text:p>
              </table:table-cell>
              <table:table-cell office:value-type="float" office:value="0.00162087">
                <text:p>0.001620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500">
                <text:p>217500</text:p>
              </table:table-cell>
              <table:table-cell office:value-type="float" office:value="NaN">
                <text:p>NaN</text:p>
              </table:table-cell>
              <table:table-cell office:value-type="float" office:value="0.0091023">
                <text:p>0.0091023</text:p>
              </table:table-cell>
              <table:table-cell office:value-type="float" office:value="0.00113216">
                <text:p>0.00113216</text:p>
              </table:table-cell>
              <table:table-cell office:value-type="float" office:value="0.153912">
                <text:p>0.153912</text:p>
              </table:table-cell>
              <table:table-cell office:value-type="float" office:value="0.0490102">
                <text:p>0.0490102</text:p>
              </table:table-cell>
              <table:table-cell office:value-type="float" office:value="0.00181351">
                <text:p>0.00181351</text:p>
              </table:table-cell>
              <table:table-cell office:value-type="float" office:value="0.000910704">
                <text:p>0.000910704</text:p>
              </table:table-cell>
              <table:table-cell office:value-type="float" office:value="0.00160074">
                <text:p>0.001600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0894124">
                <text:p>0.00894124</text:p>
              </table:table-cell>
              <table:table-cell office:value-type="float" office:value="0.0011519">
                <text:p>0.0011519</text:p>
              </table:table-cell>
              <table:table-cell office:value-type="float" office:value="0.158599">
                <text:p>0.158599</text:p>
              </table:table-cell>
              <table:table-cell office:value-type="float" office:value="0.0524355">
                <text:p>0.0524355</text:p>
              </table:table-cell>
              <table:table-cell office:value-type="float" office:value="0.00211432">
                <text:p>0.00211432</text:p>
              </table:table-cell>
              <table:table-cell office:value-type="float" office:value="0.000902809">
                <text:p>0.000902809</text:p>
              </table:table-cell>
              <table:table-cell office:value-type="float" office:value="0.001641">
                <text:p>0.0016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500">
                <text:p>218500</text:p>
              </table:table-cell>
              <table:table-cell office:value-type="float" office:value="NaN">
                <text:p>NaN</text:p>
              </table:table-cell>
              <table:table-cell office:value-type="float" office:value="0.00932455">
                <text:p>0.00932455</text:p>
              </table:table-cell>
              <table:table-cell office:value-type="float" office:value="0.001114">
                <text:p>0.001114</text:p>
              </table:table-cell>
              <table:table-cell office:value-type="float" office:value="0.16307">
                <text:p>0.16307</text:p>
              </table:table-cell>
              <table:table-cell office:value-type="float" office:value="0.0523392">
                <text:p>0.0523392</text:p>
              </table:table-cell>
              <table:table-cell office:value-type="float" office:value="0.00281422">
                <text:p>0.00281422</text:p>
              </table:table-cell>
              <table:table-cell office:value-type="float" office:value="0.000905177">
                <text:p>0.000905177</text:p>
              </table:table-cell>
              <table:table-cell office:value-type="float" office:value="0.00165561">
                <text:p>0.001655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0816752">
                <text:p>0.00816752</text:p>
              </table:table-cell>
              <table:table-cell office:value-type="float" office:value="0.0011369">
                <text:p>0.0011369</text:p>
              </table:table-cell>
              <table:table-cell office:value-type="float" office:value="0.152669">
                <text:p>0.152669</text:p>
              </table:table-cell>
              <table:table-cell office:value-type="float" office:value="0.0504835">
                <text:p>0.0504835</text:p>
              </table:table-cell>
              <table:table-cell office:value-type="float" office:value="0.00178825">
                <text:p>0.00178825</text:p>
              </table:table-cell>
              <table:table-cell office:value-type="float" office:value="0.000855438">
                <text:p>0.000855438</text:p>
              </table:table-cell>
              <table:table-cell office:value-type="float" office:value="0.00160311">
                <text:p>0.00160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500">
                <text:p>219500</text:p>
              </table:table-cell>
              <table:table-cell office:value-type="float" office:value="NaN">
                <text:p>NaN</text:p>
              </table:table-cell>
              <table:table-cell office:value-type="float" office:value="0.00923178">
                <text:p>0.00923178</text:p>
              </table:table-cell>
              <table:table-cell office:value-type="float" office:value="0.00116769">
                <text:p>0.00116769</text:p>
              </table:table-cell>
              <table:table-cell office:value-type="float" office:value="0.15422">
                <text:p>0.15422</text:p>
              </table:table-cell>
              <table:table-cell office:value-type="float" office:value="0.0545084">
                <text:p>0.0545084</text:p>
              </table:table-cell>
              <table:table-cell office:value-type="float" office:value="0.00184154">
                <text:p>0.00184154</text:p>
              </table:table-cell>
              <table:table-cell office:value-type="float" office:value="0.000917809">
                <text:p>0.000917809</text:p>
              </table:table-cell>
              <table:table-cell office:value-type="float" office:value="0.00158337">
                <text:p>0.001583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0993563">
                <text:p>0.00993563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160113">
                <text:p>0.160113</text:p>
              </table:table-cell>
              <table:table-cell office:value-type="float" office:value="0.0521884">
                <text:p>0.0521884</text:p>
              </table:table-cell>
              <table:table-cell office:value-type="float" office:value="0.00177956">
                <text:p>0.00177956</text:p>
              </table:table-cell>
              <table:table-cell office:value-type="float" office:value="0.000907546">
                <text:p>0.000907546</text:p>
              </table:table-cell>
              <table:table-cell office:value-type="float" office:value="0.00163192">
                <text:p>0.001631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500">
                <text:p>220500</text:p>
              </table:table-cell>
              <table:table-cell office:value-type="float" office:value="NaN">
                <text:p>NaN</text:p>
              </table:table-cell>
              <table:table-cell office:value-type="float" office:value="0.0094031">
                <text:p>0.0094031</text:p>
              </table:table-cell>
              <table:table-cell office:value-type="float" office:value="0.00112032">
                <text:p>0.00112032</text:p>
              </table:table-cell>
              <table:table-cell office:value-type="float" office:value="0.157303">
                <text:p>0.157303</text:p>
              </table:table-cell>
              <table:table-cell office:value-type="float" office:value="0.0498072">
                <text:p>0.0498072</text:p>
              </table:table-cell>
              <table:table-cell office:value-type="float" office:value="0.00179812">
                <text:p>0.00179812</text:p>
              </table:table-cell>
              <table:table-cell office:value-type="float" office:value="0.000943863">
                <text:p>0.000943863</text:p>
              </table:table-cell>
              <table:table-cell office:value-type="float" office:value="0.00159719">
                <text:p>0.001597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0981839">
                <text:p>0.00981839</text:p>
              </table:table-cell>
              <table:table-cell office:value-type="float" office:value="0.00112269">
                <text:p>0.00112269</text:p>
              </table:table-cell>
              <table:table-cell office:value-type="float" office:value="0.179657">
                <text:p>0.179657</text:p>
              </table:table-cell>
              <table:table-cell office:value-type="float" office:value="0.0512801">
                <text:p>0.0512801</text:p>
              </table:table-cell>
              <table:table-cell office:value-type="float" office:value="0.00175114">
                <text:p>0.00175114</text:p>
              </table:table-cell>
              <table:table-cell office:value-type="float" office:value="0.000928862">
                <text:p>0.000928862</text:p>
              </table:table-cell>
              <table:table-cell office:value-type="float" office:value="0.00163311">
                <text:p>0.00163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500">
                <text:p>221500</text:p>
              </table:table-cell>
              <table:table-cell office:value-type="float" office:value="NaN">
                <text:p>NaN</text:p>
              </table:table-cell>
              <table:table-cell office:value-type="float" office:value="0.00898308">
                <text:p>0.00898308</text:p>
              </table:table-cell>
              <table:table-cell office:value-type="float" office:value="0.00110966">
                <text:p>0.00110966</text:p>
              </table:table-cell>
              <table:table-cell office:value-type="float" office:value="0.201796">
                <text:p>0.201796</text:p>
              </table:table-cell>
              <table:table-cell office:value-type="float" office:value="0.0514111">
                <text:p>0.0514111</text:p>
              </table:table-cell>
              <table:table-cell office:value-type="float" office:value="0.00169509">
                <text:p>0.00169509</text:p>
              </table:table-cell>
              <table:table-cell office:value-type="float" office:value="0.000901624">
                <text:p>0.000901624</text:p>
              </table:table-cell>
              <table:table-cell office:value-type="float" office:value="0.00161929">
                <text:p>0.001619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0910506">
                <text:p>0.00910506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204428">
                <text:p>0.204428</text:p>
              </table:table-cell>
              <table:table-cell office:value-type="float" office:value="0.052719">
                <text:p>0.052719</text:p>
              </table:table-cell>
              <table:table-cell office:value-type="float" office:value="0.00172903">
                <text:p>0.00172903</text:p>
              </table:table-cell>
              <table:table-cell office:value-type="float" office:value="0.000898072">
                <text:p>0.000898072</text:p>
              </table:table-cell>
              <table:table-cell office:value-type="float" office:value="0.00161179">
                <text:p>0.001611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500">
                <text:p>222500</text:p>
              </table:table-cell>
              <table:table-cell office:value-type="float" office:value="NaN">
                <text:p>NaN</text:p>
              </table:table-cell>
              <table:table-cell office:value-type="float" office:value="0.00934113">
                <text:p>0.00934113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213911">
                <text:p>0.213911</text:p>
              </table:table-cell>
              <table:table-cell office:value-type="float" office:value="0.0516436">
                <text:p>0.0516436</text:p>
              </table:table-cell>
              <table:table-cell office:value-type="float" office:value="0.00176654">
                <text:p>0.00176654</text:p>
              </table:table-cell>
              <table:table-cell office:value-type="float" office:value="0.000943863">
                <text:p>0.000943863</text:p>
              </table:table-cell>
              <table:table-cell office:value-type="float" office:value="0.00166074">
                <text:p>0.001660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0969325">
                <text:p>0.00969325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202042">
                <text:p>0.202042</text:p>
              </table:table-cell>
              <table:table-cell office:value-type="float" office:value="0.0510851">
                <text:p>0.0510851</text:p>
              </table:table-cell>
              <table:table-cell office:value-type="float" office:value="0.00179614">
                <text:p>0.00179614</text:p>
              </table:table-cell>
              <table:table-cell office:value-type="float" office:value="0.00095768">
                <text:p>0.00095768</text:p>
              </table:table-cell>
              <table:table-cell office:value-type="float" office:value="0.00162758">
                <text:p>0.001627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500">
                <text:p>223500</text:p>
              </table:table-cell>
              <table:table-cell office:value-type="float" office:value="NaN">
                <text:p>NaN</text:p>
              </table:table-cell>
              <table:table-cell office:value-type="float" office:value="0.0092152">
                <text:p>0.0092152</text:p>
              </table:table-cell>
              <table:table-cell office:value-type="float" office:value="0.00113137">
                <text:p>0.00113137</text:p>
              </table:table-cell>
              <table:table-cell office:value-type="float" office:value="0.204086">
                <text:p>0.204086</text:p>
              </table:table-cell>
              <table:table-cell office:value-type="float" office:value="0.0515679">
                <text:p>0.0515679</text:p>
              </table:table-cell>
              <table:table-cell office:value-type="float" office:value="0.00170614">
                <text:p>0.00170614</text:p>
              </table:table-cell>
              <table:table-cell office:value-type="float" office:value="0.000910704">
                <text:p>0.000910704</text:p>
              </table:table-cell>
              <table:table-cell office:value-type="float" office:value="0.00163311">
                <text:p>0.001633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0939916">
                <text:p>0.00939916</text:p>
              </table:table-cell>
              <table:table-cell office:value-type="float" office:value="0.00111282">
                <text:p>0.00111282</text:p>
              </table:table-cell>
              <table:table-cell office:value-type="float" office:value="0.204717">
                <text:p>0.204717</text:p>
              </table:table-cell>
              <table:table-cell office:value-type="float" office:value="0.0581765">
                <text:p>0.0581765</text:p>
              </table:table-cell>
              <table:table-cell office:value-type="float" office:value="0.00169745">
                <text:p>0.00169745</text:p>
              </table:table-cell>
              <table:table-cell office:value-type="float" office:value="0.000914651">
                <text:p>0.000914651</text:p>
              </table:table-cell>
              <table:table-cell office:value-type="float" office:value="0.00166232">
                <text:p>0.001662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500">
                <text:p>224500</text:p>
              </table:table-cell>
              <table:table-cell office:value-type="float" office:value="NaN">
                <text:p>NaN</text:p>
              </table:table-cell>
              <table:table-cell office:value-type="float" office:value="0.00948403">
                <text:p>0.00948403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205933">
                <text:p>0.205933</text:p>
              </table:table-cell>
              <table:table-cell office:value-type="float" office:value="0.0516733">
                <text:p>0.0516733</text:p>
              </table:table-cell>
              <table:table-cell office:value-type="float" office:value="0.00173338">
                <text:p>0.00173338</text:p>
              </table:table-cell>
              <table:table-cell office:value-type="float" office:value="0.000926099">
                <text:p>0.000926099</text:p>
              </table:table-cell>
              <table:table-cell office:value-type="float" office:value="0.00163824">
                <text:p>0.00163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0954561">
                <text:p>0.00954561</text:p>
              </table:table-cell>
              <table:table-cell office:value-type="float" office:value="0.00110729">
                <text:p>0.00110729</text:p>
              </table:table-cell>
              <table:table-cell office:value-type="float" office:value="0.198676">
                <text:p>0.198676</text:p>
              </table:table-cell>
              <table:table-cell office:value-type="float" office:value="0.0500275">
                <text:p>0.0500275</text:p>
              </table:table-cell>
              <table:table-cell office:value-type="float" office:value="0.0017393">
                <text:p>0.0017393</text:p>
              </table:table-cell>
              <table:table-cell office:value-type="float" office:value="0.000935968">
                <text:p>0.000935968</text:p>
              </table:table-cell>
              <table:table-cell office:value-type="float" office:value="0.00174167">
                <text:p>0.001741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500">
                <text:p>225500</text:p>
              </table:table-cell>
              <table:table-cell office:value-type="float" office:value="NaN">
                <text:p>NaN</text:p>
              </table:table-cell>
              <table:table-cell office:value-type="float" office:value="0.00978404">
                <text:p>0.00978404</text:p>
              </table:table-cell>
              <table:table-cell office:value-type="float" office:value="0.0011369">
                <text:p>0.0011369</text:p>
              </table:table-cell>
              <table:table-cell office:value-type="float" office:value="0.209169">
                <text:p>0.209169</text:p>
              </table:table-cell>
              <table:table-cell office:value-type="float" office:value="0.0528066">
                <text:p>0.0528066</text:p>
              </table:table-cell>
              <table:table-cell office:value-type="float" office:value="0.00177206">
                <text:p>0.00177206</text:p>
              </table:table-cell>
              <table:table-cell office:value-type="float" office:value="0.000951364">
                <text:p>0.000951364</text:p>
              </table:table-cell>
              <table:table-cell office:value-type="float" office:value="0.0016789">
                <text:p>0.00167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0955627">
                <text:p>0.00955627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210878">
                <text:p>0.210878</text:p>
              </table:table-cell>
              <table:table-cell office:value-type="float" office:value="0.0536909">
                <text:p>0.0536909</text:p>
              </table:table-cell>
              <table:table-cell office:value-type="float" office:value="0.00177404">
                <text:p>0.00177404</text:p>
              </table:table-cell>
              <table:table-cell office:value-type="float" office:value="0.000999129">
                <text:p>0.000999129</text:p>
              </table:table-cell>
              <table:table-cell office:value-type="float" office:value="0.00169982">
                <text:p>0.001699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500">
                <text:p>226500</text:p>
              </table:table-cell>
              <table:table-cell office:value-type="float" office:value="NaN">
                <text:p>NaN</text:p>
              </table:table-cell>
              <table:table-cell office:value-type="float" office:value="0.00955351">
                <text:p>0.00955351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216905">
                <text:p>0.216905</text:p>
              </table:table-cell>
              <table:table-cell office:value-type="float" office:value="0.0545238">
                <text:p>0.0545238</text:p>
              </table:table-cell>
              <table:table-cell office:value-type="float" office:value="0.00173614">
                <text:p>0.00173614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70298">
                <text:p>0.001702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0905256">
                <text:p>0.00905256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205855">
                <text:p>0.205855</text:p>
              </table:table-cell>
              <table:table-cell office:value-type="float" office:value="0.0531335">
                <text:p>0.0531335</text:p>
              </table:table-cell>
              <table:table-cell office:value-type="float" office:value="0.00170416">
                <text:p>0.00170416</text:p>
              </table:table-cell>
              <table:table-cell office:value-type="float" office:value="0.000944258">
                <text:p>0.000944258</text:p>
              </table:table-cell>
              <table:table-cell office:value-type="float" office:value="0.00166074">
                <text:p>0.001660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500">
                <text:p>227500</text:p>
              </table:table-cell>
              <table:table-cell office:value-type="float" office:value="NaN">
                <text:p>NaN</text:p>
              </table:table-cell>
              <table:table-cell office:value-type="float" office:value="0.00959654">
                <text:p>0.00959654</text:p>
              </table:table-cell>
              <table:table-cell office:value-type="float" office:value="0.00108953">
                <text:p>0.00108953</text:p>
              </table:table-cell>
              <table:table-cell office:value-type="float" office:value="0.203183">
                <text:p>0.203183</text:p>
              </table:table-cell>
              <table:table-cell office:value-type="float" office:value="0.05237">
                <text:p>0.05237</text:p>
              </table:table-cell>
              <table:table-cell office:value-type="float" office:value="0.0017539">
                <text:p>0.0017539</text:p>
              </table:table-cell>
              <table:table-cell office:value-type="float" office:value="0.000980576">
                <text:p>0.000980576</text:p>
              </table:table-cell>
              <table:table-cell office:value-type="float" office:value="0.0016635">
                <text:p>0.00166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0937468">
                <text:p>0.00937468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202025">
                <text:p>0.202025</text:p>
              </table:table-cell>
              <table:table-cell office:value-type="float" office:value="0.0524332">
                <text:p>0.0524332</text:p>
              </table:table-cell>
              <table:table-cell office:value-type="float" office:value="0.00171443">
                <text:p>0.00171443</text:p>
              </table:table-cell>
              <table:table-cell office:value-type="float" office:value="0.000921362">
                <text:p>0.000921362</text:p>
              </table:table-cell>
              <table:table-cell office:value-type="float" office:value="0.00162206">
                <text:p>0.00162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500">
                <text:p>228500</text:p>
              </table:table-cell>
              <table:table-cell office:value-type="float" office:value="NaN">
                <text:p>NaN</text:p>
              </table:table-cell>
              <table:table-cell office:value-type="float" office:value="0.00886071">
                <text:p>0.00886071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206429">
                <text:p>0.206429</text:p>
              </table:table-cell>
              <table:table-cell office:value-type="float" office:value="0.0541152">
                <text:p>0.0541152</text:p>
              </table:table-cell>
              <table:table-cell office:value-type="float" office:value="0.00168522">
                <text:p>0.00168522</text:p>
              </table:table-cell>
              <table:table-cell office:value-type="float" office:value="0.000898861">
                <text:p>0.000898861</text:p>
              </table:table-cell>
              <table:table-cell office:value-type="float" office:value="0.00166745">
                <text:p>0.001667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0925744">
                <text:p>0.00925744</text:p>
              </table:table-cell>
              <table:table-cell office:value-type="float" office:value="0.0011519">
                <text:p>0.0011519</text:p>
              </table:table-cell>
              <table:table-cell office:value-type="float" office:value="0.208227">
                <text:p>0.208227</text:p>
              </table:table-cell>
              <table:table-cell office:value-type="float" office:value="0.0530904">
                <text:p>0.0530904</text:p>
              </table:table-cell>
              <table:table-cell office:value-type="float" office:value="0.00175983">
                <text:p>0.00175983</text:p>
              </table:table-cell>
              <table:table-cell office:value-type="float" office:value="0.000941495">
                <text:p>0.000941495</text:p>
              </table:table-cell>
              <table:table-cell office:value-type="float" office:value="0.0017464">
                <text:p>0.00174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500">
                <text:p>229500</text:p>
              </table:table-cell>
              <table:table-cell office:value-type="float" office:value="NaN">
                <text:p>NaN</text:p>
              </table:table-cell>
              <table:table-cell office:value-type="float" office:value="0.00971141">
                <text:p>0.00971141</text:p>
              </table:table-cell>
              <table:table-cell office:value-type="float" office:value="0.00108479">
                <text:p>0.00108479</text:p>
              </table:table-cell>
              <table:table-cell office:value-type="float" office:value="0.202243">
                <text:p>0.202243</text:p>
              </table:table-cell>
              <table:table-cell office:value-type="float" office:value="0.0544097">
                <text:p>0.0544097</text:p>
              </table:table-cell>
              <table:table-cell office:value-type="float" office:value="0.00178114">
                <text:p>0.00178114</text:p>
              </table:table-cell>
              <table:table-cell office:value-type="float" office:value="0.000956495">
                <text:p>0.000956495</text:p>
              </table:table-cell>
              <table:table-cell office:value-type="float" office:value="0.0017693">
                <text:p>0.00176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0958114">
                <text:p>0.00958114</text:p>
              </table:table-cell>
              <table:table-cell office:value-type="float" office:value="0.00108163">
                <text:p>0.00108163</text:p>
              </table:table-cell>
              <table:table-cell office:value-type="float" office:value="0.207106">
                <text:p>0.207106</text:p>
              </table:table-cell>
              <table:table-cell office:value-type="float" office:value="0.0530233">
                <text:p>0.0530233</text:p>
              </table:table-cell>
              <table:table-cell office:value-type="float" office:value="0.00176219">
                <text:p>0.00176219</text:p>
              </table:table-cell>
              <table:table-cell office:value-type="float" office:value="0.000947416">
                <text:p>0.000947416</text:p>
              </table:table-cell>
              <table:table-cell office:value-type="float" office:value="0.00173535">
                <text:p>0.001735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500">
                <text:p>230500</text:p>
              </table:table-cell>
              <table:table-cell office:value-type="float" office:value="NaN">
                <text:p>NaN</text:p>
              </table:table-cell>
              <table:table-cell office:value-type="float" office:value="0.0101306">
                <text:p>0.0101306</text:p>
              </table:table-cell>
              <table:table-cell office:value-type="float" office:value="0.0015281">
                <text:p>0.0015281</text:p>
              </table:table-cell>
              <table:table-cell office:value-type="float" office:value="0.200563">
                <text:p>0.200563</text:p>
              </table:table-cell>
              <table:table-cell office:value-type="float" office:value="0.0514135">
                <text:p>0.0514135</text:p>
              </table:table-cell>
              <table:table-cell office:value-type="float" office:value="0.00181825">
                <text:p>0.00181825</text:p>
              </table:table-cell>
              <table:table-cell office:value-type="float" office:value="0.000984523">
                <text:p>0.000984523</text:p>
              </table:table-cell>
              <table:table-cell office:value-type="float" office:value="0.00166114">
                <text:p>0.00166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0975957">
                <text:p>0.00975957</text:p>
              </table:table-cell>
              <table:table-cell office:value-type="float" office:value="0.00116216">
                <text:p>0.00116216</text:p>
              </table:table-cell>
              <table:table-cell office:value-type="float" office:value="0.213649">
                <text:p>0.213649</text:p>
              </table:table-cell>
              <table:table-cell office:value-type="float" office:value="0.054493">
                <text:p>0.054493</text:p>
              </table:table-cell>
              <table:table-cell office:value-type="float" office:value="0.00177285">
                <text:p>0.00177285</text:p>
              </table:table-cell>
              <table:table-cell office:value-type="float" office:value="0.000945442">
                <text:p>0.000945442</text:p>
              </table:table-cell>
              <table:table-cell office:value-type="float" office:value="0.0017093">
                <text:p>0.00170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500">
                <text:p>231500</text:p>
              </table:table-cell>
              <table:table-cell office:value-type="float" office:value="NaN">
                <text:p>NaN</text:p>
              </table:table-cell>
              <table:table-cell office:value-type="float" office:value="0.0104496">
                <text:p>0.0104496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207107">
                <text:p>0.207107</text:p>
              </table:table-cell>
              <table:table-cell office:value-type="float" office:value="0.0534272">
                <text:p>0.0534272</text:p>
              </table:table-cell>
              <table:table-cell office:value-type="float" office:value="0.0018747">
                <text:p>0.0018747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0167929">
                <text:p>0.001679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0966641">
                <text:p>0.00966641</text:p>
              </table:table-cell>
              <table:table-cell office:value-type="float" office:value="0.0011144">
                <text:p>0.0011144</text:p>
              </table:table-cell>
              <table:table-cell office:value-type="float" office:value="0.227327">
                <text:p>0.227327</text:p>
              </table:table-cell>
              <table:table-cell office:value-type="float" office:value="0.0579365">
                <text:p>0.0579365</text:p>
              </table:table-cell>
              <table:table-cell office:value-type="float" office:value="0.00177719">
                <text:p>0.00177719</text:p>
              </table:table-cell>
              <table:table-cell office:value-type="float" office:value="0.000953337">
                <text:p>0.000953337</text:p>
              </table:table-cell>
              <table:table-cell office:value-type="float" office:value="0.00169272">
                <text:p>0.001692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500">
                <text:p>232500</text:p>
              </table:table-cell>
              <table:table-cell office:value-type="float" office:value="NaN">
                <text:p>NaN</text:p>
              </table:table-cell>
              <table:table-cell office:value-type="float" office:value="0.00952429">
                <text:p>0.00952429</text:p>
              </table:table-cell>
              <table:table-cell office:value-type="float" office:value="0.00112071">
                <text:p>0.00112071</text:p>
              </table:table-cell>
              <table:table-cell office:value-type="float" office:value="0.206575">
                <text:p>0.206575</text:p>
              </table:table-cell>
              <table:table-cell office:value-type="float" office:value="0.0534753">
                <text:p>0.0534753</text:p>
              </table:table-cell>
              <table:table-cell office:value-type="float" office:value="0.00175509">
                <text:p>0.00175509</text:p>
              </table:table-cell>
              <table:table-cell office:value-type="float" office:value="0.000944258">
                <text:p>0.000944258</text:p>
              </table:table-cell>
              <table:table-cell office:value-type="float" office:value="0.0016489">
                <text:p>0.00164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0953219">
                <text:p>0.00953219</text:p>
              </table:table-cell>
              <table:table-cell office:value-type="float" office:value="0.00112466">
                <text:p>0.00112466</text:p>
              </table:table-cell>
              <table:table-cell office:value-type="float" office:value="0.213467">
                <text:p>0.213467</text:p>
              </table:table-cell>
              <table:table-cell office:value-type="float" office:value="0.0553891">
                <text:p>0.0553891</text:p>
              </table:table-cell>
              <table:table-cell office:value-type="float" office:value="0.00179377">
                <text:p>0.00179377</text:p>
              </table:table-cell>
              <table:table-cell office:value-type="float" office:value="0.000959259">
                <text:p>0.000959259</text:p>
              </table:table-cell>
              <table:table-cell office:value-type="float" office:value="0.00171285">
                <text:p>0.001712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500">
                <text:p>233500</text:p>
              </table:table-cell>
              <table:table-cell office:value-type="float" office:value="NaN">
                <text:p>NaN</text:p>
              </table:table-cell>
              <table:table-cell office:value-type="float" office:value="0.0095389">
                <text:p>0.0095389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198917">
                <text:p>0.198917</text:p>
              </table:table-cell>
              <table:table-cell office:value-type="float" office:value="0.0543967">
                <text:p>0.0543967</text:p>
              </table:table-cell>
              <table:table-cell office:value-type="float" office:value="0.00174561">
                <text:p>0.00174561</text:p>
              </table:table-cell>
              <table:table-cell office:value-type="float" office:value="0.000944258">
                <text:p>0.000944258</text:p>
              </table:table-cell>
              <table:table-cell office:value-type="float" office:value="0.00167811">
                <text:p>0.001678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0932336">
                <text:p>0.00932336</text:p>
              </table:table-cell>
              <table:table-cell office:value-type="float" office:value="0.00108677">
                <text:p>0.00108677</text:p>
              </table:table-cell>
              <table:table-cell office:value-type="float" office:value="0.202719">
                <text:p>0.202719</text:p>
              </table:table-cell>
              <table:table-cell office:value-type="float" office:value="0.0536534">
                <text:p>0.0536534</text:p>
              </table:table-cell>
              <table:table-cell office:value-type="float" office:value="0.00176772">
                <text:p>0.00176772</text:p>
              </table:table-cell>
              <table:table-cell office:value-type="float" office:value="0.000953732">
                <text:p>0.000953732</text:p>
              </table:table-cell>
              <table:table-cell office:value-type="float" office:value="0.00185891">
                <text:p>0.001858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500">
                <text:p>234500</text:p>
              </table:table-cell>
              <table:table-cell office:value-type="float" office:value="NaN">
                <text:p>NaN</text:p>
              </table:table-cell>
              <table:table-cell office:value-type="float" office:value="0.0100296">
                <text:p>0.0100296</text:p>
              </table:table-cell>
              <table:table-cell office:value-type="float" office:value="0.00110058">
                <text:p>0.00110058</text:p>
              </table:table-cell>
              <table:table-cell office:value-type="float" office:value="0.20615">
                <text:p>0.20615</text:p>
              </table:table-cell>
              <table:table-cell office:value-type="float" office:value="0.0558672">
                <text:p>0.0558672</text:p>
              </table:table-cell>
              <table:table-cell office:value-type="float" office:value="0.00176022">
                <text:p>0.00176022</text:p>
              </table:table-cell>
              <table:table-cell office:value-type="float" office:value="0.000951758">
                <text:p>0.000951758</text:p>
              </table:table-cell>
              <table:table-cell office:value-type="float" office:value="0.00179062">
                <text:p>0.001790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0978325">
                <text:p>0.00978325</text:p>
              </table:table-cell>
              <table:table-cell office:value-type="float" office:value="0.00117203">
                <text:p>0.00117203</text:p>
              </table:table-cell>
              <table:table-cell office:value-type="float" office:value="0.207048">
                <text:p>0.207048</text:p>
              </table:table-cell>
              <table:table-cell office:value-type="float" office:value="0.0551341">
                <text:p>0.0551341</text:p>
              </table:table-cell>
              <table:table-cell office:value-type="float" office:value="0.00177246">
                <text:p>0.00177246</text:p>
              </table:table-cell>
              <table:table-cell office:value-type="float" office:value="0.00094939">
                <text:p>0.00094939</text:p>
              </table:table-cell>
              <table:table-cell office:value-type="float" office:value="0.00179456">
                <text:p>0.001794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500">
                <text:p>235500</text:p>
              </table:table-cell>
              <table:table-cell office:value-type="float" office:value="NaN">
                <text:p>NaN</text:p>
              </table:table-cell>
              <table:table-cell office:value-type="float" office:value="0.0100221">
                <text:p>0.0100221</text:p>
              </table:table-cell>
              <table:table-cell office:value-type="float" office:value="0.00114243">
                <text:p>0.00114243</text:p>
              </table:table-cell>
              <table:table-cell office:value-type="float" office:value="0.212567">
                <text:p>0.212567</text:p>
              </table:table-cell>
              <table:table-cell office:value-type="float" office:value="0.0573262">
                <text:p>0.0573262</text:p>
              </table:table-cell>
              <table:table-cell office:value-type="float" office:value="0.00177956">
                <text:p>0.00177956</text:p>
              </table:table-cell>
              <table:table-cell office:value-type="float" office:value="0.000962812">
                <text:p>0.000962812</text:p>
              </table:table-cell>
              <table:table-cell office:value-type="float" office:value="0.00178351">
                <text:p>0.001783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100268">
                <text:p>0.0100268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203961">
                <text:p>0.203961</text:p>
              </table:table-cell>
              <table:table-cell office:value-type="float" office:value="0.0545593">
                <text:p>0.0545593</text:p>
              </table:table-cell>
              <table:table-cell office:value-type="float" office:value="0.00180799">
                <text:p>0.00180799</text:p>
              </table:table-cell>
              <table:table-cell office:value-type="float" office:value="0.000976233">
                <text:p>0.000976233</text:p>
              </table:table-cell>
              <table:table-cell office:value-type="float" office:value="0.00169745">
                <text:p>0.001697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500">
                <text:p>236500</text:p>
              </table:table-cell>
              <table:table-cell office:value-type="float" office:value="NaN">
                <text:p>NaN</text:p>
              </table:table-cell>
              <table:table-cell office:value-type="float" office:value="0.0103154">
                <text:p>0.0103154</text:p>
              </table:table-cell>
              <table:table-cell office:value-type="float" office:value="0.00111874">
                <text:p>0.00111874</text:p>
              </table:table-cell>
              <table:table-cell office:value-type="float" office:value="0.205736">
                <text:p>0.205736</text:p>
              </table:table-cell>
              <table:table-cell office:value-type="float" office:value="0.0554096">
                <text:p>0.0554096</text:p>
              </table:table-cell>
              <table:table-cell office:value-type="float" office:value="0.00181312">
                <text:p>0.00181312</text:p>
              </table:table-cell>
              <table:table-cell office:value-type="float" office:value="0.000977023">
                <text:p>0.000977023</text:p>
              </table:table-cell>
              <table:table-cell office:value-type="float" office:value="0.00168285">
                <text:p>0.001682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0997511">
                <text:p>0.00997511</text:p>
              </table:table-cell>
              <table:table-cell office:value-type="float" office:value="0.00112111">
                <text:p>0.00112111</text:p>
              </table:table-cell>
              <table:table-cell office:value-type="float" office:value="0.221239">
                <text:p>0.221239</text:p>
              </table:table-cell>
              <table:table-cell office:value-type="float" office:value="0.0592593">
                <text:p>0.0592593</text:p>
              </table:table-cell>
              <table:table-cell office:value-type="float" office:value="0.00176101">
                <text:p>0.00176101</text:p>
              </table:table-cell>
              <table:table-cell office:value-type="float" office:value="0.000947416">
                <text:p>0.000947416</text:p>
              </table:table-cell>
              <table:table-cell office:value-type="float" office:value="0.00175351">
                <text:p>0.001753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500">
                <text:p>237500</text:p>
              </table:table-cell>
              <table:table-cell office:value-type="float" office:value="NaN">
                <text:p>NaN</text:p>
              </table:table-cell>
              <table:table-cell office:value-type="float" office:value="0.0100766">
                <text:p>0.0100766</text:p>
              </table:table-cell>
              <table:table-cell office:value-type="float" office:value="0.00113295">
                <text:p>0.00113295</text:p>
              </table:table-cell>
              <table:table-cell office:value-type="float" office:value="0.211446">
                <text:p>0.211446</text:p>
              </table:table-cell>
              <table:table-cell office:value-type="float" office:value="0.0550911">
                <text:p>0.0550911</text:p>
              </table:table-cell>
              <table:table-cell office:value-type="float" office:value="0.0018072">
                <text:p>0.0018072</text:p>
              </table:table-cell>
              <table:table-cell office:value-type="float" office:value="0.000977023">
                <text:p>0.000977023</text:p>
              </table:table-cell>
              <table:table-cell office:value-type="float" office:value="0.00168166">
                <text:p>0.001681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106572">
                <text:p>0.0106572</text:p>
              </table:table-cell>
              <table:table-cell office:value-type="float" office:value="0.00108321">
                <text:p>0.00108321</text:p>
              </table:table-cell>
              <table:table-cell office:value-type="float" office:value="0.221486">
                <text:p>0.221486</text:p>
              </table:table-cell>
              <table:table-cell office:value-type="float" office:value="0.0578129">
                <text:p>0.0578129</text:p>
              </table:table-cell>
              <table:table-cell office:value-type="float" office:value="0.00185022">
                <text:p>0.00185022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00177246">
                <text:p>0.001772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00">
                <text:p>238500</text:p>
              </table:table-cell>
              <table:table-cell office:value-type="float" office:value="NaN">
                <text:p>NaN</text:p>
              </table:table-cell>
              <table:table-cell office:value-type="float" office:value="0.00991787">
                <text:p>0.00991787</text:p>
              </table:table-cell>
              <table:table-cell office:value-type="float" office:value="0.00111795">
                <text:p>0.00111795</text:p>
              </table:table-cell>
              <table:table-cell office:value-type="float" office:value="0.218893">
                <text:p>0.218893</text:p>
              </table:table-cell>
              <table:table-cell office:value-type="float" office:value="0.0566259">
                <text:p>0.0566259</text:p>
              </table:table-cell>
              <table:table-cell office:value-type="float" office:value="0.00197734">
                <text:p>0.00197734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00174561">
                <text:p>0.001745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101263">
                <text:p>0.0101263</text:p>
              </table:table-cell>
              <table:table-cell office:value-type="float" office:value="0.0011065">
                <text:p>0.0011065</text:p>
              </table:table-cell>
              <table:table-cell office:value-type="float" office:value="0.211474">
                <text:p>0.211474</text:p>
              </table:table-cell>
              <table:table-cell office:value-type="float" office:value="0.0566886">
                <text:p>0.0566886</text:p>
              </table:table-cell>
              <table:table-cell office:value-type="float" office:value="0.0018901">
                <text:p>0.0018901</text:p>
              </table:table-cell>
              <table:table-cell office:value-type="float" office:value="0.00114124">
                <text:p>0.00114124</text:p>
              </table:table-cell>
              <table:table-cell office:value-type="float" office:value="0.00181667">
                <text:p>0.00181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500">
                <text:p>239500</text:p>
              </table:table-cell>
              <table:table-cell office:value-type="float" office:value="NaN">
                <text:p>NaN</text:p>
              </table:table-cell>
              <table:table-cell office:value-type="float" office:value="0.010407">
                <text:p>0.010407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22441">
                <text:p>0.22441</text:p>
              </table:table-cell>
              <table:table-cell office:value-type="float" office:value="0.0588689">
                <text:p>0.0588689</text:p>
              </table:table-cell>
              <table:table-cell office:value-type="float" office:value="0.00193707">
                <text:p>0.00193707</text:p>
              </table:table-cell>
              <table:table-cell office:value-type="float" office:value="0.00146178">
                <text:p>0.00146178</text:p>
              </table:table-cell>
              <table:table-cell office:value-type="float" office:value="0.00378177">
                <text:p>0.003781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103975">
                <text:p>0.0103975</text:p>
              </table:table-cell>
              <table:table-cell office:value-type="float" office:value="0.0011219">
                <text:p>0.0011219</text:p>
              </table:table-cell>
              <table:table-cell office:value-type="float" office:value="0.209341">
                <text:p>0.209341</text:p>
              </table:table-cell>
              <table:table-cell office:value-type="float" office:value="0.0550078">
                <text:p>0.0550078</text:p>
              </table:table-cell>
              <table:table-cell office:value-type="float" office:value="0.0020105">
                <text:p>0.0020105</text:p>
              </table:table-cell>
              <table:table-cell office:value-type="float" office:value="0.00126796">
                <text:p>0.00126796</text:p>
              </table:table-cell>
              <table:table-cell office:value-type="float" office:value="0.00196234">
                <text:p>0.001962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500">
                <text:p>240500</text:p>
              </table:table-cell>
              <table:table-cell office:value-type="float" office:value="NaN">
                <text:p>NaN</text:p>
              </table:table-cell>
              <table:table-cell office:value-type="float" office:value="0.0102534">
                <text:p>0.0102534</text:p>
              </table:table-cell>
              <table:table-cell office:value-type="float" office:value="0.001129">
                <text:p>0.001129</text:p>
              </table:table-cell>
              <table:table-cell office:value-type="float" office:value="0.215014">
                <text:p>0.215014</text:p>
              </table:table-cell>
              <table:table-cell office:value-type="float" office:value="0.0576684">
                <text:p>0.0576684</text:p>
              </table:table-cell>
              <table:table-cell office:value-type="float" office:value="0.00196352">
                <text:p>0.00196352</text:p>
              </table:table-cell>
              <table:table-cell office:value-type="float" office:value="0.00118545">
                <text:p>0.00118545</text:p>
              </table:table-cell>
              <table:table-cell office:value-type="float" office:value="0.00192483">
                <text:p>0.001924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103789">
                <text:p>0.0103789</text:p>
              </table:table-cell>
              <table:table-cell office:value-type="float" office:value="0.00111677">
                <text:p>0.00111677</text:p>
              </table:table-cell>
              <table:table-cell office:value-type="float" office:value="0.210575">
                <text:p>0.210575</text:p>
              </table:table-cell>
              <table:table-cell office:value-type="float" office:value="0.057192">
                <text:p>0.057192</text:p>
              </table:table-cell>
              <table:table-cell office:value-type="float" office:value="0.00193075">
                <text:p>0.00193075</text:p>
              </table:table-cell>
              <table:table-cell office:value-type="float" office:value="0.00103505">
                <text:p>0.00103505</text:p>
              </table:table-cell>
              <table:table-cell office:value-type="float" office:value="0.00185299">
                <text:p>0.001852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500">
                <text:p>241500</text:p>
              </table:table-cell>
              <table:table-cell office:value-type="float" office:value="NaN">
                <text:p>NaN</text:p>
              </table:table-cell>
              <table:table-cell office:value-type="float" office:value="0.0108759">
                <text:p>0.0108759</text:p>
              </table:table-cell>
              <table:table-cell office:value-type="float" office:value="0.00115822">
                <text:p>0.00115822</text:p>
              </table:table-cell>
              <table:table-cell office:value-type="float" office:value="0.212004">
                <text:p>0.212004</text:p>
              </table:table-cell>
              <table:table-cell office:value-type="float" office:value="0.0554432">
                <text:p>0.0554432</text:p>
              </table:table-cell>
              <table:table-cell office:value-type="float" office:value="0.0019422">
                <text:p>0.0019422</text:p>
              </table:table-cell>
              <table:table-cell office:value-type="float" office:value="0.00102242">
                <text:p>0.00102242</text:p>
              </table:table-cell>
              <table:table-cell office:value-type="float" office:value="0.00174917">
                <text:p>0.001749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103857">
                <text:p>0.0103857</text:p>
              </table:table-cell>
              <table:table-cell office:value-type="float" office:value="0.00112861">
                <text:p>0.00112861</text:p>
              </table:table-cell>
              <table:table-cell office:value-type="float" office:value="0.227897">
                <text:p>0.227897</text:p>
              </table:table-cell>
              <table:table-cell office:value-type="float" office:value="0.0574489">
                <text:p>0.0574489</text:p>
              </table:table-cell>
              <table:table-cell office:value-type="float" office:value="0.00183483">
                <text:p>0.00183483</text:p>
              </table:table-cell>
              <table:table-cell office:value-type="float" office:value="0.00110492">
                <text:p>0.00110492</text:p>
              </table:table-cell>
              <table:table-cell office:value-type="float" office:value="0.00181628">
                <text:p>0.001816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500">
                <text:p>242500</text:p>
              </table:table-cell>
              <table:table-cell office:value-type="float" office:value="NaN">
                <text:p>NaN</text:p>
              </table:table-cell>
              <table:table-cell office:value-type="float" office:value="0.0105337">
                <text:p>0.0105337</text:p>
              </table:table-cell>
              <table:table-cell office:value-type="float" office:value="0.00112308">
                <text:p>0.00112308</text:p>
              </table:table-cell>
              <table:table-cell office:value-type="float" office:value="0.212495">
                <text:p>0.212495</text:p>
              </table:table-cell>
              <table:table-cell office:value-type="float" office:value="0.0556642">
                <text:p>0.0556642</text:p>
              </table:table-cell>
              <table:table-cell office:value-type="float" office:value="0.00189167">
                <text:p>0.00189167</text:p>
              </table:table-cell>
              <table:table-cell office:value-type="float" office:value="0.00122454">
                <text:p>0.00122454</text:p>
              </table:table-cell>
              <table:table-cell office:value-type="float" office:value="0.00184628">
                <text:p>0.001846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0995695">
                <text:p>0.00995695</text:p>
              </table:table-cell>
              <table:table-cell office:value-type="float" office:value="0.00110058">
                <text:p>0.00110058</text:p>
              </table:table-cell>
              <table:table-cell office:value-type="float" office:value="0.205144">
                <text:p>0.205144</text:p>
              </table:table-cell>
              <table:table-cell office:value-type="float" office:value="0.0568864">
                <text:p>0.0568864</text:p>
              </table:table-cell>
              <table:table-cell office:value-type="float" office:value="0.00184588">
                <text:p>0.00184588</text:p>
              </table:table-cell>
              <table:table-cell office:value-type="float" office:value="0.00134573">
                <text:p>0.00134573</text:p>
              </table:table-cell>
              <table:table-cell office:value-type="float" office:value="0.00178312">
                <text:p>0.001783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500">
                <text:p>243500</text:p>
              </table:table-cell>
              <table:table-cell office:value-type="float" office:value="NaN">
                <text:p>NaN</text:p>
              </table:table-cell>
              <table:table-cell office:value-type="float" office:value="0.0101484">
                <text:p>0.0101484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218831">
                <text:p>0.218831</text:p>
              </table:table-cell>
              <table:table-cell office:value-type="float" office:value="0.0573522">
                <text:p>0.0573522</text:p>
              </table:table-cell>
              <table:table-cell office:value-type="float" office:value="0.00187983">
                <text:p>0.00187983</text:p>
              </table:table-cell>
              <table:table-cell office:value-type="float" office:value="0.00127309">
                <text:p>0.00127309</text:p>
              </table:table-cell>
              <table:table-cell office:value-type="float" office:value="0.00185772">
                <text:p>0.001857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104188">
                <text:p>0.0104188</text:p>
              </table:table-cell>
              <table:table-cell office:value-type="float" office:value="0.0011365">
                <text:p>0.0011365</text:p>
              </table:table-cell>
              <table:table-cell office:value-type="float" office:value="0.209769">
                <text:p>0.209769</text:p>
              </table:table-cell>
              <table:table-cell office:value-type="float" office:value="0.057445">
                <text:p>0.057445</text:p>
              </table:table-cell>
              <table:table-cell office:value-type="float" office:value="0.00186049">
                <text:p>0.00186049</text:p>
              </table:table-cell>
              <table:table-cell office:value-type="float" office:value="0.00124072">
                <text:p>0.00124072</text:p>
              </table:table-cell>
              <table:table-cell office:value-type="float" office:value="0.00178351">
                <text:p>0.001783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500">
                <text:p>244500</text:p>
              </table:table-cell>
              <table:table-cell office:value-type="float" office:value="NaN">
                <text:p>NaN</text:p>
              </table:table-cell>
              <table:table-cell office:value-type="float" office:value="0.0101374">
                <text:p>0.0101374</text:p>
              </table:table-cell>
              <table:table-cell office:value-type="float" office:value="0.00112071">
                <text:p>0.00112071</text:p>
              </table:table-cell>
              <table:table-cell office:value-type="float" office:value="0.214741">
                <text:p>0.214741</text:p>
              </table:table-cell>
              <table:table-cell office:value-type="float" office:value="0.0571426">
                <text:p>0.0571426</text:p>
              </table:table-cell>
              <table:table-cell office:value-type="float" office:value="0.00188102">
                <text:p>0.00188102</text:p>
              </table:table-cell>
              <table:table-cell office:value-type="float" office:value="0.00112782">
                <text:p>0.00112782</text:p>
              </table:table-cell>
              <table:table-cell office:value-type="float" office:value="0.00180759">
                <text:p>0.001807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102885">
                <text:p>0.0102885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215652">
                <text:p>0.215652</text:p>
              </table:table-cell>
              <table:table-cell office:value-type="float" office:value="0.0576266">
                <text:p>0.0576266</text:p>
              </table:table-cell>
              <table:table-cell office:value-type="float" office:value="0.00207721">
                <text:p>0.00207721</text:p>
              </table:table-cell>
              <table:table-cell office:value-type="float" office:value="0.0010619">
                <text:p>0.0010619</text:p>
              </table:table-cell>
              <table:table-cell office:value-type="float" office:value="0.00178233">
                <text:p>0.001782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500">
                <text:p>245500</text:p>
              </table:table-cell>
              <table:table-cell office:value-type="float" office:value="NaN">
                <text:p>NaN</text:p>
              </table:table-cell>
              <table:table-cell office:value-type="float" office:value="0.0102206">
                <text:p>0.0102206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229983">
                <text:p>0.229983</text:p>
              </table:table-cell>
              <table:table-cell office:value-type="float" office:value="0.0613574">
                <text:p>0.0613574</text:p>
              </table:table-cell>
              <table:table-cell office:value-type="float" office:value="0.00187352">
                <text:p>0.00187352</text:p>
              </table:table-cell>
              <table:table-cell office:value-type="float" office:value="0.00104018">
                <text:p>0.00104018</text:p>
              </table:table-cell>
              <table:table-cell office:value-type="float" office:value="0.00185812">
                <text:p>0.001858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100477">
                <text:p>0.0100477</text:p>
              </table:table-cell>
              <table:table-cell office:value-type="float" office:value="0.00111479">
                <text:p>0.00111479</text:p>
              </table:table-cell>
              <table:table-cell office:value-type="float" office:value="0.209004">
                <text:p>0.209004</text:p>
              </table:table-cell>
              <table:table-cell office:value-type="float" office:value="0.0571864">
                <text:p>0.0571864</text:p>
              </table:table-cell>
              <table:table-cell office:value-type="float" office:value="0.0018443">
                <text:p>0.0018443</text:p>
              </table:table-cell>
              <table:table-cell office:value-type="float" office:value="0.00104334">
                <text:p>0.00104334</text:p>
              </table:table-cell>
              <table:table-cell office:value-type="float" office:value="0.00175469">
                <text:p>0.001754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500">
                <text:p>246500</text:p>
              </table:table-cell>
              <table:table-cell office:value-type="float" office:value="NaN">
                <text:p>NaN</text:p>
              </table:table-cell>
              <table:table-cell office:value-type="float" office:value="0.0106801">
                <text:p>0.0106801</text:p>
              </table:table-cell>
              <table:table-cell office:value-type="float" office:value="0.0011219">
                <text:p>0.0011219</text:p>
              </table:table-cell>
              <table:table-cell office:value-type="float" office:value="0.221506">
                <text:p>0.221506</text:p>
              </table:table-cell>
              <table:table-cell office:value-type="float" office:value="0.0601976">
                <text:p>0.0601976</text:p>
              </table:table-cell>
              <table:table-cell office:value-type="float" office:value="0.00189404">
                <text:p>0.00189404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17993">
                <text:p>0.00179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0996997">
                <text:p>0.00996997</text:p>
              </table:table-cell>
              <table:table-cell office:value-type="float" office:value="0.00109387">
                <text:p>0.00109387</text:p>
              </table:table-cell>
              <table:table-cell office:value-type="float" office:value="0.218044">
                <text:p>0.218044</text:p>
              </table:table-cell>
              <table:table-cell office:value-type="float" office:value="0.057818">
                <text:p>0.057818</text:p>
              </table:table-cell>
              <table:table-cell office:value-type="float" office:value="0.00181943">
                <text:p>0.00181943</text:p>
              </table:table-cell>
              <table:table-cell office:value-type="float" office:value="0.00101966">
                <text:p>0.00101966</text:p>
              </table:table-cell>
              <table:table-cell office:value-type="float" office:value="0.00199076">
                <text:p>0.001990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500">
                <text:p>247500</text:p>
              </table:table-cell>
              <table:table-cell office:value-type="float" office:value="NaN">
                <text:p>NaN</text:p>
              </table:table-cell>
              <table:table-cell office:value-type="float" office:value="0.0104121">
                <text:p>0.0104121</text:p>
              </table:table-cell>
              <table:table-cell office:value-type="float" office:value="0.0011069">
                <text:p>0.0011069</text:p>
              </table:table-cell>
              <table:table-cell office:value-type="float" office:value="0.227">
                <text:p>0.227</text:p>
              </table:table-cell>
              <table:table-cell office:value-type="float" office:value="0.0603832">
                <text:p>0.0603832</text:p>
              </table:table-cell>
              <table:table-cell office:value-type="float" office:value="0.00187194">
                <text:p>0.00187194</text:p>
              </table:table-cell>
              <table:table-cell office:value-type="float" office:value="0.00103979">
                <text:p>0.00103979</text:p>
              </table:table-cell>
              <table:table-cell office:value-type="float" office:value="0.00188733">
                <text:p>0.001887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103935">
                <text:p>0.0103935</text:p>
              </table:table-cell>
              <table:table-cell office:value-type="float" office:value="0.00112624">
                <text:p>0.00112624</text:p>
              </table:table-cell>
              <table:table-cell office:value-type="float" office:value="0.214947">
                <text:p>0.214947</text:p>
              </table:table-cell>
              <table:table-cell office:value-type="float" office:value="0.0615982">
                <text:p>0.0615982</text:p>
              </table:table-cell>
              <table:table-cell office:value-type="float" office:value="0.00188181">
                <text:p>0.00188181</text:p>
              </table:table-cell>
              <table:table-cell office:value-type="float" office:value="0.00104413">
                <text:p>0.00104413</text:p>
              </table:table-cell>
              <table:table-cell office:value-type="float" office:value="0.0018222">
                <text:p>0.00182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500">
                <text:p>248500</text:p>
              </table:table-cell>
              <table:table-cell office:value-type="float" office:value="NaN">
                <text:p>NaN</text:p>
              </table:table-cell>
              <table:table-cell office:value-type="float" office:value="0.0105487">
                <text:p>0.0105487</text:p>
              </table:table-cell>
              <table:table-cell office:value-type="float" office:value="0.00110137">
                <text:p>0.00110137</text:p>
              </table:table-cell>
              <table:table-cell office:value-type="float" office:value="0.222137">
                <text:p>0.222137</text:p>
              </table:table-cell>
              <table:table-cell office:value-type="float" office:value="0.0591922">
                <text:p>0.0591922</text:p>
              </table:table-cell>
              <table:table-cell office:value-type="float" office:value="0.00190075">
                <text:p>0.00190075</text:p>
              </table:table-cell>
              <table:table-cell office:value-type="float" office:value="0.00107097">
                <text:p>0.00107097</text:p>
              </table:table-cell>
              <table:table-cell office:value-type="float" office:value="0.00198484">
                <text:p>0.001984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10075">
                <text:p>0.010075</text:p>
              </table:table-cell>
              <table:table-cell office:value-type="float" office:value="0.00113414">
                <text:p>0.00113414</text:p>
              </table:table-cell>
              <table:table-cell office:value-type="float" office:value="0.223533">
                <text:p>0.223533</text:p>
              </table:table-cell>
              <table:table-cell office:value-type="float" office:value="0.0623988">
                <text:p>0.0623988</text:p>
              </table:table-cell>
              <table:table-cell office:value-type="float" office:value="0.00187154">
                <text:p>0.00187154</text:p>
              </table:table-cell>
              <table:table-cell office:value-type="float" office:value="0.00101452">
                <text:p>0.00101452</text:p>
              </table:table-cell>
              <table:table-cell office:value-type="float" office:value="0.00192404">
                <text:p>0.001924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500">
                <text:p>249500</text:p>
              </table:table-cell>
              <table:table-cell office:value-type="float" office:value="NaN">
                <text:p>NaN</text:p>
              </table:table-cell>
              <table:table-cell office:value-type="float" office:value="0.0101579">
                <text:p>0.0101579</text:p>
              </table:table-cell>
              <table:table-cell office:value-type="float" office:value="0.00109308">
                <text:p>0.00109308</text:p>
              </table:table-cell>
              <table:table-cell office:value-type="float" office:value="0.228691">
                <text:p>0.228691</text:p>
              </table:table-cell>
              <table:table-cell office:value-type="float" office:value="0.0627525">
                <text:p>0.0627525</text:p>
              </table:table-cell>
              <table:table-cell office:value-type="float" office:value="0.00186325">
                <text:p>0.00186325</text:p>
              </table:table-cell>
              <table:table-cell office:value-type="float" office:value="0.00102203">
                <text:p>0.00102203</text:p>
              </table:table-cell>
              <table:table-cell office:value-type="float" office:value="0.00192207">
                <text:p>0.001922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10883">
                <text:p>0.010883</text:p>
              </table:table-cell>
              <table:table-cell office:value-type="float" office:value="0.00123125">
                <text:p>0.00123125</text:p>
              </table:table-cell>
              <table:table-cell office:value-type="float" office:value="0.216411">
                <text:p>0.216411</text:p>
              </table:table-cell>
              <table:table-cell office:value-type="float" office:value="0.0598767">
                <text:p>0.0598767</text:p>
              </table:table-cell>
              <table:table-cell office:value-type="float" office:value="0.00191615">
                <text:p>0.00191615</text:p>
              </table:table-cell>
              <table:table-cell office:value-type="float" office:value="0.00109308">
                <text:p>0.00109308</text:p>
              </table:table-cell>
              <table:table-cell office:value-type="float" office:value="0.00184272">
                <text:p>0.001842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500">
                <text:p>250500</text:p>
              </table:table-cell>
              <table:table-cell office:value-type="float" office:value="NaN">
                <text:p>NaN</text:p>
              </table:table-cell>
              <table:table-cell office:value-type="float" office:value="0.0104105">
                <text:p>0.0104105</text:p>
              </table:table-cell>
              <table:table-cell office:value-type="float" office:value="0.00185694">
                <text:p>0.00185694</text:p>
              </table:table-cell>
              <table:table-cell office:value-type="float" office:value="0.223576">
                <text:p>0.223576</text:p>
              </table:table-cell>
              <table:table-cell office:value-type="float" office:value="0.0610282">
                <text:p>0.0610282</text:p>
              </table:table-cell>
              <table:table-cell office:value-type="float" office:value="0.00179891">
                <text:p>0.00179891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185378">
                <text:p>0.001853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103939">
                <text:p>0.0103939</text:p>
              </table:table-cell>
              <table:table-cell office:value-type="float" office:value="0.00189207">
                <text:p>0.00189207</text:p>
              </table:table-cell>
              <table:table-cell office:value-type="float" office:value="0.218592">
                <text:p>0.218592</text:p>
              </table:table-cell>
              <table:table-cell office:value-type="float" office:value="0.0604759">
                <text:p>0.0604759</text:p>
              </table:table-cell>
              <table:table-cell office:value-type="float" office:value="0.00190036">
                <text:p>0.00190036</text:p>
              </table:table-cell>
              <table:table-cell office:value-type="float" office:value="0.00106782">
                <text:p>0.00106782</text:p>
              </table:table-cell>
              <table:table-cell office:value-type="float" office:value="0.00182062">
                <text:p>0.001820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500">
                <text:p>251500</text:p>
              </table:table-cell>
              <table:table-cell office:value-type="float" office:value="NaN">
                <text:p>NaN</text:p>
              </table:table-cell>
              <table:table-cell office:value-type="float" office:value="0.010885">
                <text:p>0.010885</text:p>
              </table:table-cell>
              <table:table-cell office:value-type="float" office:value="0.00199194">
                <text:p>0.00199194</text:p>
              </table:table-cell>
              <table:table-cell office:value-type="float" office:value="0.21943">
                <text:p>0.21943</text:p>
              </table:table-cell>
              <table:table-cell office:value-type="float" office:value="0.0608127">
                <text:p>0.0608127</text:p>
              </table:table-cell>
              <table:table-cell office:value-type="float" office:value="0.00185694">
                <text:p>0.00185694</text:p>
              </table:table-cell>
              <table:table-cell office:value-type="float" office:value="0.00104413">
                <text:p>0.00104413</text:p>
              </table:table-cell>
              <table:table-cell office:value-type="float" office:value="0.00200221">
                <text:p>0.002002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108929">
                <text:p>0.0108929</text:p>
              </table:table-cell>
              <table:table-cell office:value-type="float" office:value="0.0016943">
                <text:p>0.0016943</text:p>
              </table:table-cell>
              <table:table-cell office:value-type="float" office:value="0.220161">
                <text:p>0.220161</text:p>
              </table:table-cell>
              <table:table-cell office:value-type="float" office:value="0.0620514">
                <text:p>0.0620514</text:p>
              </table:table-cell>
              <table:table-cell office:value-type="float" office:value="0.00193233">
                <text:p>0.00193233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185417">
                <text:p>0.001854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500">
                <text:p>252500</text:p>
              </table:table-cell>
              <table:table-cell office:value-type="float" office:value="NaN">
                <text:p>NaN</text:p>
              </table:table-cell>
              <table:table-cell office:value-type="float" office:value="0.0111617">
                <text:p>0.0111617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225938">
                <text:p>0.225938</text:p>
              </table:table-cell>
              <table:table-cell office:value-type="float" office:value="0.063195">
                <text:p>0.063195</text:p>
              </table:table-cell>
              <table:table-cell office:value-type="float" office:value="0.00192523">
                <text:p>0.00192523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186246">
                <text:p>0.001862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107603">
                <text:p>0.0107603</text:p>
              </table:table-cell>
              <table:table-cell office:value-type="float" office:value="0.00116651">
                <text:p>0.00116651</text:p>
              </table:table-cell>
              <table:table-cell office:value-type="float" office:value="0.223755">
                <text:p>0.223755</text:p>
              </table:table-cell>
              <table:table-cell office:value-type="float" office:value="0.0600184">
                <text:p>0.0600184</text:p>
              </table:table-cell>
              <table:table-cell office:value-type="float" office:value="0.00187944">
                <text:p>0.00187944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0182338">
                <text:p>0.001823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500">
                <text:p>253500</text:p>
              </table:table-cell>
              <table:table-cell office:value-type="float" office:value="NaN">
                <text:p>NaN</text:p>
              </table:table-cell>
              <table:table-cell office:value-type="float" office:value="0.0102984">
                <text:p>0.0102984</text:p>
              </table:table-cell>
              <table:table-cell office:value-type="float" office:value="0.0012044">
                <text:p>0.0012044</text:p>
              </table:table-cell>
              <table:table-cell office:value-type="float" office:value="0.215218">
                <text:p>0.215218</text:p>
              </table:table-cell>
              <table:table-cell office:value-type="float" office:value="0.0614478">
                <text:p>0.0614478</text:p>
              </table:table-cell>
              <table:table-cell office:value-type="float" office:value="0.0018593">
                <text:p>0.0018593</text:p>
              </table:table-cell>
              <table:table-cell office:value-type="float" office:value="0.00103782">
                <text:p>0.00103782</text:p>
              </table:table-cell>
              <table:table-cell office:value-type="float" office:value="0.0018068">
                <text:p>0.00180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105562">
                <text:p>0.0105562</text:p>
              </table:table-cell>
              <table:table-cell office:value-type="float" office:value="0.00130072">
                <text:p>0.00130072</text:p>
              </table:table-cell>
              <table:table-cell office:value-type="float" office:value="0.211952">
                <text:p>0.211952</text:p>
              </table:table-cell>
              <table:table-cell office:value-type="float" office:value="0.0592992">
                <text:p>0.0592992</text:p>
              </table:table-cell>
              <table:table-cell office:value-type="float" office:value="0.00189167">
                <text:p>0.00189167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0185338">
                <text:p>0.001853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500">
                <text:p>254500</text:p>
              </table:table-cell>
              <table:table-cell office:value-type="float" office:value="NaN">
                <text:p>NaN</text:p>
              </table:table-cell>
              <table:table-cell office:value-type="float" office:value="0.0112932">
                <text:p>0.0112932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226243">
                <text:p>0.226243</text:p>
              </table:table-cell>
              <table:table-cell office:value-type="float" office:value="0.0622748">
                <text:p>0.0622748</text:p>
              </table:table-cell>
              <table:table-cell office:value-type="float" office:value="0.00196747">
                <text:p>0.00196747</text:p>
              </table:table-cell>
              <table:table-cell office:value-type="float" office:value="0.00111519">
                <text:p>0.00111519</text:p>
              </table:table-cell>
              <table:table-cell office:value-type="float" office:value="0.0019651">
                <text:p>0.00196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11215">
                <text:p>0.011215</text:p>
              </table:table-cell>
              <table:table-cell office:value-type="float" office:value="0.00117637">
                <text:p>0.00117637</text:p>
              </table:table-cell>
              <table:table-cell office:value-type="float" office:value="0.224073">
                <text:p>0.224073</text:p>
              </table:table-cell>
              <table:table-cell office:value-type="float" office:value="0.0642178">
                <text:p>0.0642178</text:p>
              </table:table-cell>
              <table:table-cell office:value-type="float" office:value="0.00193233">
                <text:p>0.00193233</text:p>
              </table:table-cell>
              <table:table-cell office:value-type="float" office:value="0.00109111">
                <text:p>0.00109111</text:p>
              </table:table-cell>
              <table:table-cell office:value-type="float" office:value="0.0021005">
                <text:p>0.00210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500">
                <text:p>255500</text:p>
              </table:table-cell>
              <table:table-cell office:value-type="float" office:value="NaN">
                <text:p>NaN</text:p>
              </table:table-cell>
              <table:table-cell office:value-type="float" office:value="0.0107623">
                <text:p>0.0107623</text:p>
              </table:table-cell>
              <table:table-cell office:value-type="float" office:value="0.00116295">
                <text:p>0.00116295</text:p>
              </table:table-cell>
              <table:table-cell office:value-type="float" office:value="0.22177">
                <text:p>0.22177</text:p>
              </table:table-cell>
              <table:table-cell office:value-type="float" office:value="0.0616811">
                <text:p>0.0616811</text:p>
              </table:table-cell>
              <table:table-cell office:value-type="float" office:value="0.00191299">
                <text:p>0.00191299</text:p>
              </table:table-cell>
              <table:table-cell office:value-type="float" office:value="0.00108203">
                <text:p>0.00108203</text:p>
              </table:table-cell>
              <table:table-cell office:value-type="float" office:value="0.00218064">
                <text:p>0.002180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108242">
                <text:p>0.0108242</text:p>
              </table:table-cell>
              <table:table-cell office:value-type="float" office:value="0.00125217">
                <text:p>0.00125217</text:p>
              </table:table-cell>
              <table:table-cell office:value-type="float" office:value="0.226901">
                <text:p>0.226901</text:p>
              </table:table-cell>
              <table:table-cell office:value-type="float" office:value="0.062006">
                <text:p>0.062006</text:p>
              </table:table-cell>
              <table:table-cell office:value-type="float" office:value="0.00194852">
                <text:p>0.00194852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199549">
                <text:p>0.001995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500">
                <text:p>256500</text:p>
              </table:table-cell>
              <table:table-cell office:value-type="float" office:value="NaN">
                <text:p>NaN</text:p>
              </table:table-cell>
              <table:table-cell office:value-type="float" office:value="0.0109059">
                <text:p>0.0109059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221143">
                <text:p>0.221143</text:p>
              </table:table-cell>
              <table:table-cell office:value-type="float" office:value="0.0605857">
                <text:p>0.0605857</text:p>
              </table:table-cell>
              <table:table-cell office:value-type="float" office:value="0.00190904">
                <text:p>0.00190904</text:p>
              </table:table-cell>
              <table:table-cell office:value-type="float" office:value="0.00107019">
                <text:p>0.00107019</text:p>
              </table:table-cell>
              <table:table-cell office:value-type="float" office:value="0.00187904">
                <text:p>0.001879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108957">
                <text:p>0.0108957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230758">
                <text:p>0.230758</text:p>
              </table:table-cell>
              <table:table-cell office:value-type="float" office:value="0.0628567">
                <text:p>0.0628567</text:p>
              </table:table-cell>
              <table:table-cell office:value-type="float" office:value="0.00193549">
                <text:p>0.00193549</text:p>
              </table:table-cell>
              <table:table-cell office:value-type="float" office:value="0.00113137">
                <text:p>0.00113137</text:p>
              </table:table-cell>
              <table:table-cell office:value-type="float" office:value="0.00188299">
                <text:p>0.001882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500">
                <text:p>257500</text:p>
              </table:table-cell>
              <table:table-cell office:value-type="float" office:value="NaN">
                <text:p>NaN</text:p>
              </table:table-cell>
              <table:table-cell office:value-type="float" office:value="0.01042">
                <text:p>0.01042</text:p>
              </table:table-cell>
              <table:table-cell office:value-type="float" office:value="0.00118664">
                <text:p>0.00118664</text:p>
              </table:table-cell>
              <table:table-cell office:value-type="float" office:value="0.221113">
                <text:p>0.221113</text:p>
              </table:table-cell>
              <table:table-cell office:value-type="float" office:value="0.0619282">
                <text:p>0.0619282</text:p>
              </table:table-cell>
              <table:table-cell office:value-type="float" office:value="0.00188338">
                <text:p>0.00188338</text:p>
              </table:table-cell>
              <table:table-cell office:value-type="float" office:value="0.00114006">
                <text:p>0.00114006</text:p>
              </table:table-cell>
              <table:table-cell office:value-type="float" office:value="0.00184983">
                <text:p>0.001849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112818">
                <text:p>0.0112818</text:p>
              </table:table-cell>
              <table:table-cell office:value-type="float" office:value="0.00121111">
                <text:p>0.00121111</text:p>
              </table:table-cell>
              <table:table-cell office:value-type="float" office:value="0.22261">
                <text:p>0.22261</text:p>
              </table:table-cell>
              <table:table-cell office:value-type="float" office:value="0.0606536">
                <text:p>0.0606536</text:p>
              </table:table-cell>
              <table:table-cell office:value-type="float" office:value="0.00195444">
                <text:p>0.00195444</text:p>
              </table:table-cell>
              <table:table-cell office:value-type="float" office:value="0.00109269">
                <text:p>0.00109269</text:p>
              </table:table-cell>
              <table:table-cell office:value-type="float" office:value="0.00181943">
                <text:p>0.001819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500">
                <text:p>258500</text:p>
              </table:table-cell>
              <table:table-cell office:value-type="float" office:value="NaN">
                <text:p>NaN</text:p>
              </table:table-cell>
              <table:table-cell office:value-type="float" office:value="0.0105609">
                <text:p>0.0105609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219114">
                <text:p>0.219114</text:p>
              </table:table-cell>
              <table:table-cell office:value-type="float" office:value="0.0626372">
                <text:p>0.0626372</text:p>
              </table:table-cell>
              <table:table-cell office:value-type="float" office:value="0.00188299">
                <text:p>0.00188299</text:p>
              </table:table-cell>
              <table:table-cell office:value-type="float" office:value="0.00105045">
                <text:p>0.00105045</text:p>
              </table:table-cell>
              <table:table-cell office:value-type="float" office:value="0.00182496">
                <text:p>0.001824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109044">
                <text:p>0.0109044</text:p>
              </table:table-cell>
              <table:table-cell office:value-type="float" office:value="0.00117559">
                <text:p>0.00117559</text:p>
              </table:table-cell>
              <table:table-cell office:value-type="float" office:value="0.231629">
                <text:p>0.231629</text:p>
              </table:table-cell>
              <table:table-cell office:value-type="float" office:value="0.0639044">
                <text:p>0.0639044</text:p>
              </table:table-cell>
              <table:table-cell office:value-type="float" office:value="0.00192247">
                <text:p>0.00192247</text:p>
              </table:table-cell>
              <table:table-cell office:value-type="float" office:value="0.00110887">
                <text:p>0.00110887</text:p>
              </table:table-cell>
              <table:table-cell office:value-type="float" office:value="0.00192207">
                <text:p>0.001922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500">
                <text:p>259500</text:p>
              </table:table-cell>
              <table:table-cell office:value-type="float" office:value="NaN">
                <text:p>NaN</text:p>
              </table:table-cell>
              <table:table-cell office:value-type="float" office:value="0.0108294">
                <text:p>0.0108294</text:p>
              </table:table-cell>
              <table:table-cell office:value-type="float" office:value="0.00117124">
                <text:p>0.00117124</text:p>
              </table:table-cell>
              <table:table-cell office:value-type="float" office:value="0.230348">
                <text:p>0.230348</text:p>
              </table:table-cell>
              <table:table-cell office:value-type="float" office:value="0.0652817">
                <text:p>0.0652817</text:p>
              </table:table-cell>
              <table:table-cell office:value-type="float" office:value="0.00189049">
                <text:p>0.00189049</text:p>
              </table:table-cell>
              <table:table-cell office:value-type="float" office:value="0.00106545">
                <text:p>0.00106545</text:p>
              </table:table-cell>
              <table:table-cell office:value-type="float" office:value="0.00192286">
                <text:p>0.001922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105203">
                <text:p>0.0105203</text:p>
              </table:table-cell>
              <table:table-cell office:value-type="float" office:value="0.00114243">
                <text:p>0.00114243</text:p>
              </table:table-cell>
              <table:table-cell office:value-type="float" office:value="0.223501">
                <text:p>0.223501</text:p>
              </table:table-cell>
              <table:table-cell office:value-type="float" office:value="0.0615323">
                <text:p>0.0615323</text:p>
              </table:table-cell>
              <table:table-cell office:value-type="float" office:value="0.00186167">
                <text:p>0.00186167</text:p>
              </table:table-cell>
              <table:table-cell office:value-type="float" office:value="0.00105084">
                <text:p>0.00105084</text:p>
              </table:table-cell>
              <table:table-cell office:value-type="float" office:value="0.00182259">
                <text:p>0.001822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500">
                <text:p>260500</text:p>
              </table:table-cell>
              <table:table-cell office:value-type="float" office:value="NaN">
                <text:p>NaN</text:p>
              </table:table-cell>
              <table:table-cell office:value-type="float" office:value="0.0107022">
                <text:p>0.0107022</text:p>
              </table:table-cell>
              <table:table-cell office:value-type="float" office:value="0.00122888">
                <text:p>0.00122888</text:p>
              </table:table-cell>
              <table:table-cell office:value-type="float" office:value="0.229954">
                <text:p>0.229954</text:p>
              </table:table-cell>
              <table:table-cell office:value-type="float" office:value="0.0641645">
                <text:p>0.0641645</text:p>
              </table:table-cell>
              <table:table-cell office:value-type="float" office:value="0.00188496">
                <text:p>0.00188496</text:p>
              </table:table-cell>
              <table:table-cell office:value-type="float" office:value="0.0010544">
                <text:p>0.0010544</text:p>
              </table:table-cell>
              <table:table-cell office:value-type="float" office:value="0.00189878">
                <text:p>0.001898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11517">
                <text:p>0.011517</text:p>
              </table:table-cell>
              <table:table-cell office:value-type="float" office:value="0.00117282">
                <text:p>0.00117282</text:p>
              </table:table-cell>
              <table:table-cell office:value-type="float" office:value="0.228507">
                <text:p>0.228507</text:p>
              </table:table-cell>
              <table:table-cell office:value-type="float" office:value="0.0617861">
                <text:p>0.0617861</text:p>
              </table:table-cell>
              <table:table-cell office:value-type="float" office:value="0.0019651">
                <text:p>0.0019651</text:p>
              </table:table-cell>
              <table:table-cell office:value-type="float" office:value="0.00107571">
                <text:p>0.00107571</text:p>
              </table:table-cell>
              <table:table-cell office:value-type="float" office:value="0.0018668">
                <text:p>0.00186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500">
                <text:p>261500</text:p>
              </table:table-cell>
              <table:table-cell office:value-type="float" office:value="NaN">
                <text:p>NaN</text:p>
              </table:table-cell>
              <table:table-cell office:value-type="float" office:value="0.0112691">
                <text:p>0.0112691</text:p>
              </table:table-cell>
              <table:table-cell office:value-type="float" office:value="0.00119335">
                <text:p>0.00119335</text:p>
              </table:table-cell>
              <table:table-cell office:value-type="float" office:value="0.229847">
                <text:p>0.229847</text:p>
              </table:table-cell>
              <table:table-cell office:value-type="float" office:value="0.0644401">
                <text:p>0.0644401</text:p>
              </table:table-cell>
              <table:table-cell office:value-type="float" office:value="0.00195444">
                <text:p>0.00195444</text:p>
              </table:table-cell>
              <table:table-cell office:value-type="float" office:value="0.00105084">
                <text:p>0.00105084</text:p>
              </table:table-cell>
              <table:table-cell office:value-type="float" office:value="0.00188496">
                <text:p>0.001884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111783">
                <text:p>0.0111783</text:p>
              </table:table-cell>
              <table:table-cell office:value-type="float" office:value="0.00128651">
                <text:p>0.00128651</text:p>
              </table:table-cell>
              <table:table-cell office:value-type="float" office:value="0.389833">
                <text:p>0.389833</text:p>
              </table:table-cell>
              <table:table-cell office:value-type="float" office:value="0.0874927">
                <text:p>0.0874927</text:p>
              </table:table-cell>
              <table:table-cell office:value-type="float" office:value="0.014469">
                <text:p>0.014469</text:p>
              </table:table-cell>
              <table:table-cell office:value-type="float" office:value="0.011851">
                <text:p>0.011851</text:p>
              </table:table-cell>
              <table:table-cell office:value-type="float" office:value="0.0128924">
                <text:p>0.01289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500">
                <text:p>262500</text:p>
              </table:table-cell>
              <table:table-cell office:value-type="float" office:value="NaN">
                <text:p>NaN</text:p>
              </table:table-cell>
              <table:table-cell office:value-type="float" office:value="0.0117693">
                <text:p>0.0117693</text:p>
              </table:table-cell>
              <table:table-cell office:value-type="float" office:value="0.00124704">
                <text:p>0.00124704</text:p>
              </table:table-cell>
              <table:table-cell office:value-type="float" office:value="0.448416">
                <text:p>0.448416</text:p>
              </table:table-cell>
              <table:table-cell office:value-type="float" office:value="0.0921946">
                <text:p>0.0921946</text:p>
              </table:table-cell>
              <table:table-cell office:value-type="float" office:value="0.00168364">
                <text:p>0.00168364</text:p>
              </table:table-cell>
              <table:table-cell office:value-type="float" office:value="0.000788329">
                <text:p>0.000788329</text:p>
              </table:table-cell>
              <table:table-cell office:value-type="float" office:value="0.00163982">
                <text:p>0.001639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112292">
                <text:p>0.0112292</text:p>
              </table:table-cell>
              <table:table-cell office:value-type="float" office:value="0.0012048">
                <text:p>0.0012048</text:p>
              </table:table-cell>
              <table:table-cell office:value-type="float" office:value="0.462844">
                <text:p>0.462844</text:p>
              </table:table-cell>
              <table:table-cell office:value-type="float" office:value="0.0950874">
                <text:p>0.0950874</text:p>
              </table:table-cell>
              <table:table-cell office:value-type="float" office:value="0.00165403">
                <text:p>0.00165403</text:p>
              </table:table-cell>
              <table:table-cell office:value-type="float" office:value="0.00075517">
                <text:p>0.00075517</text:p>
              </table:table-cell>
              <table:table-cell office:value-type="float" office:value="0.00166429">
                <text:p>0.001664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500">
                <text:p>263500</text:p>
              </table:table-cell>
              <table:table-cell office:value-type="float" office:value="NaN">
                <text:p>NaN</text:p>
              </table:table-cell>
              <table:table-cell office:value-type="float" office:value="0.0112273">
                <text:p>0.0112273</text:p>
              </table:table-cell>
              <table:table-cell office:value-type="float" office:value="0.00121703">
                <text:p>0.00121703</text:p>
              </table:table-cell>
              <table:table-cell office:value-type="float" office:value="0.456208">
                <text:p>0.456208</text:p>
              </table:table-cell>
              <table:table-cell office:value-type="float" office:value="0.0920391">
                <text:p>0.0920391</text:p>
              </table:table-cell>
              <table:table-cell office:value-type="float" office:value="0.00171245">
                <text:p>0.00171245</text:p>
              </table:table-cell>
              <table:table-cell office:value-type="float" office:value="0.000759117">
                <text:p>0.000759117</text:p>
              </table:table-cell>
              <table:table-cell office:value-type="float" office:value="0.00162284">
                <text:p>0.001622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118111">
                <text:p>0.0118111</text:p>
              </table:table-cell>
              <table:table-cell office:value-type="float" office:value="0.00117282">
                <text:p>0.00117282</text:p>
              </table:table-cell>
              <table:table-cell office:value-type="float" office:value="0.440514">
                <text:p>0.440514</text:p>
              </table:table-cell>
              <table:table-cell office:value-type="float" office:value="0.0933363">
                <text:p>0.0933363</text:p>
              </table:table-cell>
              <table:table-cell office:value-type="float" office:value="0.00171443">
                <text:p>0.00171443</text:p>
              </table:table-cell>
              <table:table-cell office:value-type="float" office:value="0.000772934">
                <text:p>0.000772934</text:p>
              </table:table-cell>
              <table:table-cell office:value-type="float" office:value="0.00166193">
                <text:p>0.001661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500">
                <text:p>264500</text:p>
              </table:table-cell>
              <table:table-cell office:value-type="float" office:value="NaN">
                <text:p>NaN</text:p>
              </table:table-cell>
              <table:table-cell office:value-type="float" office:value="0.0112904">
                <text:p>0.0112904</text:p>
              </table:table-cell>
              <table:table-cell office:value-type="float" office:value="0.00121309">
                <text:p>0.00121309</text:p>
              </table:table-cell>
              <table:table-cell office:value-type="float" office:value="0.453756">
                <text:p>0.453756</text:p>
              </table:table-cell>
              <table:table-cell office:value-type="float" office:value="0.0931417">
                <text:p>0.0931417</text:p>
              </table:table-cell>
              <table:table-cell office:value-type="float" office:value="0.0016868">
                <text:p>0.0016868</text:p>
              </table:table-cell>
              <table:table-cell office:value-type="float" office:value="0.000752406">
                <text:p>0.000752406</text:p>
              </table:table-cell>
              <table:table-cell office:value-type="float" office:value="0.00165482">
                <text:p>0.001654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111629">
                <text:p>0.0111629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452456">
                <text:p>0.452456</text:p>
              </table:table-cell>
              <table:table-cell office:value-type="float" office:value="0.0909827">
                <text:p>0.0909827</text:p>
              </table:table-cell>
              <table:table-cell office:value-type="float" office:value="0.00168837">
                <text:p>0.00168837</text:p>
              </table:table-cell>
              <table:table-cell office:value-type="float" office:value="0.000756749">
                <text:p>0.000756749</text:p>
              </table:table-cell>
              <table:table-cell office:value-type="float" office:value="0.00166745">
                <text:p>0.001667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500">
                <text:p>265500</text:p>
              </table:table-cell>
              <table:table-cell office:value-type="float" office:value="NaN">
                <text:p>NaN</text:p>
              </table:table-cell>
              <table:table-cell office:value-type="float" office:value="0.0115036">
                <text:p>0.0115036</text:p>
              </table:table-cell>
              <table:table-cell office:value-type="float" office:value="0.0012269">
                <text:p>0.0012269</text:p>
              </table:table-cell>
              <table:table-cell office:value-type="float" office:value="0.446546">
                <text:p>0.446546</text:p>
              </table:table-cell>
              <table:table-cell office:value-type="float" office:value="0.09134">
                <text:p>0.09134</text:p>
              </table:table-cell>
              <table:table-cell office:value-type="float" office:value="0.00166864">
                <text:p>0.00166864</text:p>
              </table:table-cell>
              <table:table-cell office:value-type="float" office:value="0.000756354">
                <text:p>0.000756354</text:p>
              </table:table-cell>
              <table:table-cell office:value-type="float" office:value="0.00167574">
                <text:p>0.001675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105503">
                <text:p>0.0105503</text:p>
              </table:table-cell>
              <table:table-cell office:value-type="float" office:value="0.00126322">
                <text:p>0.00126322</text:p>
              </table:table-cell>
              <table:table-cell office:value-type="float" office:value="0.480032">
                <text:p>0.480032</text:p>
              </table:table-cell>
              <table:table-cell office:value-type="float" office:value="0.0988415">
                <text:p>0.0988415</text:p>
              </table:table-cell>
              <table:table-cell office:value-type="float" office:value="0.00164653">
                <text:p>0.00164653</text:p>
              </table:table-cell>
              <table:table-cell office:value-type="float" office:value="0.000720826">
                <text:p>0.000720826</text:p>
              </table:table-cell>
              <table:table-cell office:value-type="float" office:value="0.00171917">
                <text:p>0.001719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500">
                <text:p>266500</text:p>
              </table:table-cell>
              <table:table-cell office:value-type="float" office:value="NaN">
                <text:p>NaN</text:p>
              </table:table-cell>
              <table:table-cell office:value-type="float" office:value="0.011277">
                <text:p>0.011277</text:p>
              </table:table-cell>
              <table:table-cell office:value-type="float" office:value="0.00123638">
                <text:p>0.00123638</text:p>
              </table:table-cell>
              <table:table-cell office:value-type="float" office:value="0.467718">
                <text:p>0.467718</text:p>
              </table:table-cell>
              <table:table-cell office:value-type="float" office:value="0.0957017">
                <text:p>0.0957017</text:p>
              </table:table-cell>
              <table:table-cell office:value-type="float" office:value="0.00173772">
                <text:p>0.00173772</text:p>
              </table:table-cell>
              <table:table-cell office:value-type="float" office:value="0.000737405">
                <text:p>0.000737405</text:p>
              </table:table-cell>
              <table:table-cell office:value-type="float" office:value="0.00166745">
                <text:p>0.001667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113007">
                <text:p>0.0113007</text:p>
              </table:table-cell>
              <table:table-cell office:value-type="float" office:value="0.00120006">
                <text:p>0.00120006</text:p>
              </table:table-cell>
              <table:table-cell office:value-type="float" office:value="0.438061">
                <text:p>0.438061</text:p>
              </table:table-cell>
              <table:table-cell office:value-type="float" office:value="0.0887188">
                <text:p>0.0887188</text:p>
              </table:table-cell>
              <table:table-cell office:value-type="float" office:value="0.00193352">
                <text:p>0.00193352</text:p>
              </table:table-cell>
              <table:table-cell office:value-type="float" office:value="0.000753985">
                <text:p>0.000753985</text:p>
              </table:table-cell>
              <table:table-cell office:value-type="float" office:value="0.00167061">
                <text:p>0.001670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500">
                <text:p>267500</text:p>
              </table:table-cell>
              <table:table-cell office:value-type="float" office:value="NaN">
                <text:p>NaN</text:p>
              </table:table-cell>
              <table:table-cell office:value-type="float" office:value="0.0115565">
                <text:p>0.0115565</text:p>
              </table:table-cell>
              <table:table-cell office:value-type="float" office:value="0.0011823">
                <text:p>0.0011823</text:p>
              </table:table-cell>
              <table:table-cell office:value-type="float" office:value="0.454297">
                <text:p>0.454297</text:p>
              </table:table-cell>
              <table:table-cell office:value-type="float" office:value="0.0929656">
                <text:p>0.0929656</text:p>
              </table:table-cell>
              <table:table-cell office:value-type="float" office:value="0.00204366">
                <text:p>0.00204366</text:p>
              </table:table-cell>
              <table:table-cell office:value-type="float" office:value="0.000760696">
                <text:p>0.000760696</text:p>
              </table:table-cell>
              <table:table-cell office:value-type="float" office:value="0.0017318">
                <text:p>0.00173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11624">
                <text:p>0.011624</text:p>
              </table:table-cell>
              <table:table-cell office:value-type="float" office:value="0.00119809">
                <text:p>0.00119809</text:p>
              </table:table-cell>
              <table:table-cell office:value-type="float" office:value="0.435936">
                <text:p>0.435936</text:p>
              </table:table-cell>
              <table:table-cell office:value-type="float" office:value="0.0885242">
                <text:p>0.0885242</text:p>
              </table:table-cell>
              <table:table-cell office:value-type="float" office:value="0.00184825">
                <text:p>0.00184825</text:p>
              </table:table-cell>
              <table:table-cell office:value-type="float" office:value="0.000780434">
                <text:p>0.000780434</text:p>
              </table:table-cell>
              <table:table-cell office:value-type="float" office:value="0.00184075">
                <text:p>0.001840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500">
                <text:p>268500</text:p>
              </table:table-cell>
              <table:table-cell office:value-type="float" office:value="NaN">
                <text:p>NaN</text:p>
              </table:table-cell>
              <table:table-cell office:value-type="float" office:value="0.0109529">
                <text:p>0.0109529</text:p>
              </table:table-cell>
              <table:table-cell office:value-type="float" office:value="0.00119217">
                <text:p>0.00119217</text:p>
              </table:table-cell>
              <table:table-cell office:value-type="float" office:value="0.468858">
                <text:p>0.468858</text:p>
              </table:table-cell>
              <table:table-cell office:value-type="float" office:value="0.0945186">
                <text:p>0.0945186</text:p>
              </table:table-cell>
              <table:table-cell office:value-type="float" office:value="0.00172982">
                <text:p>0.00172982</text:p>
              </table:table-cell>
              <table:table-cell office:value-type="float" office:value="0.000727537">
                <text:p>0.000727537</text:p>
              </table:table-cell>
              <table:table-cell office:value-type="float" office:value="0.00183799">
                <text:p>0.001837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118024">
                <text:p>0.0118024</text:p>
              </table:table-cell>
              <table:table-cell office:value-type="float" office:value="0.00119651">
                <text:p>0.00119651</text:p>
              </table:table-cell>
              <table:table-cell office:value-type="float" office:value="0.440211">
                <text:p>0.440211</text:p>
              </table:table-cell>
              <table:table-cell office:value-type="float" office:value="0.0898723">
                <text:p>0.0898723</text:p>
              </table:table-cell>
              <table:table-cell office:value-type="float" office:value="0.0017464">
                <text:p>0.0017464</text:p>
              </table:table-cell>
              <table:table-cell office:value-type="float" office:value="0.000770565">
                <text:p>0.000770565</text:p>
              </table:table-cell>
              <table:table-cell office:value-type="float" office:value="0.00180641">
                <text:p>0.001806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500">
                <text:p>269500</text:p>
              </table:table-cell>
              <table:table-cell office:value-type="float" office:value="NaN">
                <text:p>NaN</text:p>
              </table:table-cell>
              <table:table-cell office:value-type="float" office:value="0.011714">
                <text:p>0.011714</text:p>
              </table:table-cell>
              <table:table-cell office:value-type="float" office:value="0.00122967">
                <text:p>0.00122967</text:p>
              </table:table-cell>
              <table:table-cell office:value-type="float" office:value="0.461453">
                <text:p>0.461453</text:p>
              </table:table-cell>
              <table:table-cell office:value-type="float" office:value="0.0915385">
                <text:p>0.0915385</text:p>
              </table:table-cell>
              <table:table-cell office:value-type="float" office:value="0.00172035">
                <text:p>0.00172035</text:p>
              </table:table-cell>
              <table:table-cell office:value-type="float" office:value="0.000757538">
                <text:p>0.000757538</text:p>
              </table:table-cell>
              <table:table-cell office:value-type="float" office:value="0.00173417">
                <text:p>0.001734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114799">
                <text:p>0.0114799</text:p>
              </table:table-cell>
              <table:table-cell office:value-type="float" office:value="0.00150679">
                <text:p>0.00150679</text:p>
              </table:table-cell>
              <table:table-cell office:value-type="float" office:value="0.441147">
                <text:p>0.441147</text:p>
              </table:table-cell>
              <table:table-cell office:value-type="float" office:value="0.0903184">
                <text:p>0.0903184</text:p>
              </table:table-cell>
              <table:table-cell office:value-type="float" office:value="0.00181114">
                <text:p>0.00181114</text:p>
              </table:table-cell>
              <table:table-cell office:value-type="float" office:value="0.000784776">
                <text:p>0.000784776</text:p>
              </table:table-cell>
              <table:table-cell office:value-type="float" office:value="0.00175667">
                <text:p>0.001756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500">
                <text:p>270500</text:p>
              </table:table-cell>
              <table:table-cell office:value-type="float" office:value="NaN">
                <text:p>NaN</text:p>
              </table:table-cell>
              <table:table-cell office:value-type="float" office:value="0.0114673">
                <text:p>0.0114673</text:p>
              </table:table-cell>
              <table:table-cell office:value-type="float" office:value="0.00142468">
                <text:p>0.00142468</text:p>
              </table:table-cell>
              <table:table-cell office:value-type="float" office:value="0.441929">
                <text:p>0.441929</text:p>
              </table:table-cell>
              <table:table-cell office:value-type="float" office:value="0.0892561">
                <text:p>0.0892561</text:p>
              </table:table-cell>
              <table:table-cell office:value-type="float" office:value="0.00214511">
                <text:p>0.00214511</text:p>
              </table:table-cell>
              <table:table-cell office:value-type="float" office:value="0.000756354">
                <text:p>0.000756354</text:p>
              </table:table-cell>
              <table:table-cell office:value-type="float" office:value="0.00172627">
                <text:p>0.001726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115818">
                <text:p>0.0115818</text:p>
              </table:table-cell>
              <table:table-cell office:value-type="float" office:value="0.00148902">
                <text:p>0.00148902</text:p>
              </table:table-cell>
              <table:table-cell office:value-type="float" office:value="0.465921">
                <text:p>0.465921</text:p>
              </table:table-cell>
              <table:table-cell office:value-type="float" office:value="0.0967726">
                <text:p>0.0967726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00734247">
                <text:p>0.000734247</text:p>
              </table:table-cell>
              <table:table-cell office:value-type="float" office:value="0.00165561">
                <text:p>0.001655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500">
                <text:p>271500</text:p>
              </table:table-cell>
              <table:table-cell office:value-type="float" office:value="NaN">
                <text:p>NaN</text:p>
              </table:table-cell>
              <table:table-cell office:value-type="float" office:value="0.0115991">
                <text:p>0.0115991</text:p>
              </table:table-cell>
              <table:table-cell office:value-type="float" office:value="0.00166469">
                <text:p>0.00166469</text:p>
              </table:table-cell>
              <table:table-cell office:value-type="float" office:value="0.438425">
                <text:p>0.438425</text:p>
              </table:table-cell>
              <table:table-cell office:value-type="float" office:value="0.089652">
                <text:p>0.089652</text:p>
              </table:table-cell>
              <table:table-cell office:value-type="float" office:value="0.00183917">
                <text:p>0.00183917</text:p>
              </table:table-cell>
              <table:table-cell office:value-type="float" office:value="0.00075517">
                <text:p>0.00075517</text:p>
              </table:table-cell>
              <table:table-cell office:value-type="float" office:value="0.00181312">
                <text:p>0.001813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120428">
                <text:p>0.0120428</text:p>
              </table:table-cell>
              <table:table-cell office:value-type="float" office:value="0.0017093">
                <text:p>0.0017093</text:p>
              </table:table-cell>
              <table:table-cell office:value-type="float" office:value="0.41975">
                <text:p>0.41975</text:p>
              </table:table-cell>
              <table:table-cell office:value-type="float" office:value="0.0908157">
                <text:p>0.0908157</text:p>
              </table:table-cell>
              <table:table-cell office:value-type="float" office:value="0.00180878">
                <text:p>0.00180878</text:p>
              </table:table-cell>
              <table:table-cell office:value-type="float" office:value="0.000774118">
                <text:p>0.000774118</text:p>
              </table:table-cell>
              <table:table-cell office:value-type="float" office:value="0.00171009">
                <text:p>0.001710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500">
                <text:p>272500</text:p>
              </table:table-cell>
              <table:table-cell office:value-type="float" office:value="NaN">
                <text:p>NaN</text:p>
              </table:table-cell>
              <table:table-cell office:value-type="float" office:value="0.0115683">
                <text:p>0.0115683</text:p>
              </table:table-cell>
              <table:table-cell office:value-type="float" office:value="0.00131178">
                <text:p>0.00131178</text:p>
              </table:table-cell>
              <table:table-cell office:value-type="float" office:value="0.445638">
                <text:p>0.445638</text:p>
              </table:table-cell>
              <table:table-cell office:value-type="float" office:value="0.089515">
                <text:p>0.089515</text:p>
              </table:table-cell>
              <table:table-cell office:value-type="float" office:value="0.0018593">
                <text:p>0.0018593</text:p>
              </table:table-cell>
              <table:table-cell office:value-type="float" office:value="0.000757933">
                <text:p>0.000757933</text:p>
              </table:table-cell>
              <table:table-cell office:value-type="float" office:value="0.00171798">
                <text:p>0.001717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122998">
                <text:p>0.0122998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435934">
                <text:p>0.435934</text:p>
              </table:table-cell>
              <table:table-cell office:value-type="float" office:value="0.0893007">
                <text:p>0.0893007</text:p>
              </table:table-cell>
              <table:table-cell office:value-type="float" office:value="0.0018747">
                <text:p>0.0018747</text:p>
              </table:table-cell>
              <table:table-cell office:value-type="float" office:value="0.000761091">
                <text:p>0.000761091</text:p>
              </table:table-cell>
              <table:table-cell office:value-type="float" office:value="0.00182496">
                <text:p>0.001824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500">
                <text:p>273500</text:p>
              </table:table-cell>
              <table:table-cell office:value-type="float" office:value="NaN">
                <text:p>NaN</text:p>
              </table:table-cell>
              <table:table-cell office:value-type="float" office:value="0.0117744">
                <text:p>0.0117744</text:p>
              </table:table-cell>
              <table:table-cell office:value-type="float" office:value="0.00120401">
                <text:p>0.00120401</text:p>
              </table:table-cell>
              <table:table-cell office:value-type="float" office:value="0.432012">
                <text:p>0.432012</text:p>
              </table:table-cell>
              <table:table-cell office:value-type="float" office:value="0.0880126">
                <text:p>0.0880126</text:p>
              </table:table-cell>
              <table:table-cell office:value-type="float" office:value="0.00181114">
                <text:p>0.00181114</text:p>
              </table:table-cell>
              <table:table-cell office:value-type="float" office:value="0.000759117">
                <text:p>0.000759117</text:p>
              </table:table-cell>
              <table:table-cell office:value-type="float" office:value="0.00180088">
                <text:p>0.001800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119248">
                <text:p>0.0119248</text:p>
              </table:table-cell>
              <table:table-cell office:value-type="float" office:value="0.00114282">
                <text:p>0.00114282</text:p>
              </table:table-cell>
              <table:table-cell office:value-type="float" office:value="0.436299">
                <text:p>0.436299</text:p>
              </table:table-cell>
              <table:table-cell office:value-type="float" office:value="0.0884598">
                <text:p>0.0884598</text:p>
              </table:table-cell>
              <table:table-cell office:value-type="float" office:value="0.00174798">
                <text:p>0.00174798</text:p>
              </table:table-cell>
              <table:table-cell office:value-type="float" office:value="0.000767407">
                <text:p>0.000767407</text:p>
              </table:table-cell>
              <table:table-cell office:value-type="float" office:value="0.00174364">
                <text:p>0.001743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500">
                <text:p>274500</text:p>
              </table:table-cell>
              <table:table-cell office:value-type="float" office:value="NaN">
                <text:p>NaN</text:p>
              </table:table-cell>
              <table:table-cell office:value-type="float" office:value="0.0120586">
                <text:p>0.0120586</text:p>
              </table:table-cell>
              <table:table-cell office:value-type="float" office:value="0.00113058">
                <text:p>0.00113058</text:p>
              </table:table-cell>
              <table:table-cell office:value-type="float" office:value="0.436179">
                <text:p>0.436179</text:p>
              </table:table-cell>
              <table:table-cell office:value-type="float" office:value="0.0890946">
                <text:p>0.0890946</text:p>
              </table:table-cell>
              <table:table-cell office:value-type="float" office:value="0.00177246">
                <text:p>0.00177246</text:p>
              </table:table-cell>
              <table:table-cell office:value-type="float" office:value="0.000773723">
                <text:p>0.000773723</text:p>
              </table:table-cell>
              <table:table-cell office:value-type="float" office:value="0.00172509">
                <text:p>0.001725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114424">
                <text:p>0.0114424</text:p>
              </table:table-cell>
              <table:table-cell office:value-type="float" office:value="0.00117716">
                <text:p>0.00117716</text:p>
              </table:table-cell>
              <table:table-cell office:value-type="float" office:value="0.452911">
                <text:p>0.452911</text:p>
              </table:table-cell>
              <table:table-cell office:value-type="float" office:value="0.0968595">
                <text:p>0.0968595</text:p>
              </table:table-cell>
              <table:table-cell office:value-type="float" office:value="0.00175588">
                <text:p>0.00175588</text:p>
              </table:table-cell>
              <table:table-cell office:value-type="float" office:value="0.000761486">
                <text:p>0.000761486</text:p>
              </table:table-cell>
              <table:table-cell office:value-type="float" office:value="0.00169469">
                <text:p>0.001694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500">
                <text:p>275500</text:p>
              </table:table-cell>
              <table:table-cell office:value-type="float" office:value="NaN">
                <text:p>NaN</text:p>
              </table:table-cell>
              <table:table-cell office:value-type="float" office:value="0.0121273">
                <text:p>0.0121273</text:p>
              </table:table-cell>
              <table:table-cell office:value-type="float" office:value="0.00113256">
                <text:p>0.00113256</text:p>
              </table:table-cell>
              <table:table-cell office:value-type="float" office:value="0.443076">
                <text:p>0.443076</text:p>
              </table:table-cell>
              <table:table-cell office:value-type="float" office:value="0.100875">
                <text:p>0.100875</text:p>
              </table:table-cell>
              <table:table-cell office:value-type="float" office:value="0.00173851">
                <text:p>0.00173851</text:p>
              </table:table-cell>
              <table:table-cell office:value-type="float" office:value="0.00077096">
                <text:p>0.00077096</text:p>
              </table:table-cell>
              <table:table-cell office:value-type="float" office:value="0.00173614">
                <text:p>0.001736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116552">
                <text:p>0.0116552</text:p>
              </table:table-cell>
              <table:table-cell office:value-type="float" office:value="0.00138678">
                <text:p>0.00138678</text:p>
              </table:table-cell>
              <table:table-cell office:value-type="float" office:value="0.456466">
                <text:p>0.456466</text:p>
              </table:table-cell>
              <table:table-cell office:value-type="float" office:value="0.0946512">
                <text:p>0.0946512</text:p>
              </table:table-cell>
              <table:table-cell office:value-type="float" office:value="0.00173575">
                <text:p>0.00173575</text:p>
              </table:table-cell>
              <table:table-cell office:value-type="float" office:value="0.000753196">
                <text:p>0.000753196</text:p>
              </table:table-cell>
              <table:table-cell office:value-type="float" office:value="0.00170574">
                <text:p>0.00170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500">
                <text:p>276500</text:p>
              </table:table-cell>
              <table:table-cell office:value-type="float" office:value="NaN">
                <text:p>NaN</text:p>
              </table:table-cell>
              <table:table-cell office:value-type="float" office:value="0.0121617">
                <text:p>0.0121617</text:p>
              </table:table-cell>
              <table:table-cell office:value-type="float" office:value="0.00139349">
                <text:p>0.00139349</text:p>
              </table:table-cell>
              <table:table-cell office:value-type="float" office:value="0.4542">
                <text:p>0.4542</text:p>
              </table:table-cell>
              <table:table-cell office:value-type="float" office:value="0.0940366">
                <text:p>0.0940366</text:p>
              </table:table-cell>
              <table:table-cell office:value-type="float" office:value="0.00171009">
                <text:p>0.00171009</text:p>
              </table:table-cell>
              <table:table-cell office:value-type="float" office:value="0.000760696">
                <text:p>0.000760696</text:p>
              </table:table-cell>
              <table:table-cell office:value-type="float" office:value="0.00168916">
                <text:p>0.001689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119374">
                <text:p>0.0119374</text:p>
              </table:table-cell>
              <table:table-cell office:value-type="float" office:value="0.00157468">
                <text:p>0.00157468</text:p>
              </table:table-cell>
              <table:table-cell office:value-type="float" office:value="0.425835">
                <text:p>0.425835</text:p>
              </table:table-cell>
              <table:table-cell office:value-type="float" office:value="0.0870182">
                <text:p>0.0870182</text:p>
              </table:table-cell>
              <table:table-cell office:value-type="float" office:value="0.00170693">
                <text:p>0.00170693</text:p>
              </table:table-cell>
              <table:table-cell office:value-type="float" office:value="0.000759512">
                <text:p>0.000759512</text:p>
              </table:table-cell>
              <table:table-cell office:value-type="float" office:value="0.0016489">
                <text:p>0.00164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500">
                <text:p>277500</text:p>
              </table:table-cell>
              <table:table-cell office:value-type="float" office:value="NaN">
                <text:p>NaN</text:p>
              </table:table-cell>
              <table:table-cell office:value-type="float" office:value="0.0117385">
                <text:p>0.0117385</text:p>
              </table:table-cell>
              <table:table-cell office:value-type="float" office:value="0.00139902">
                <text:p>0.00139902</text:p>
              </table:table-cell>
              <table:table-cell office:value-type="float" office:value="0.432452">
                <text:p>0.432452</text:p>
              </table:table-cell>
              <table:table-cell office:value-type="float" office:value="0.089337">
                <text:p>0.089337</text:p>
              </table:table-cell>
              <table:table-cell office:value-type="float" office:value="0.00197457">
                <text:p>0.00197457</text:p>
              </table:table-cell>
              <table:table-cell office:value-type="float" office:value="0.000752011">
                <text:p>0.000752011</text:p>
              </table:table-cell>
              <table:table-cell office:value-type="float" office:value="0.00167811">
                <text:p>0.001678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11787">
                <text:p>0.011787</text:p>
              </table:table-cell>
              <table:table-cell office:value-type="float" office:value="0.00136941">
                <text:p>0.00136941</text:p>
              </table:table-cell>
              <table:table-cell office:value-type="float" office:value="0.449278">
                <text:p>0.449278</text:p>
              </table:table-cell>
              <table:table-cell office:value-type="float" office:value="0.0923762">
                <text:p>0.0923762</text:p>
              </table:table-cell>
              <table:table-cell office:value-type="float" office:value="0.00174561">
                <text:p>0.00174561</text:p>
              </table:table-cell>
              <table:table-cell office:value-type="float" office:value="0.000765038">
                <text:p>0.000765038</text:p>
              </table:table-cell>
              <table:table-cell office:value-type="float" office:value="0.00175035">
                <text:p>0.001750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500">
                <text:p>278500</text:p>
              </table:table-cell>
              <table:table-cell office:value-type="float" office:value="NaN">
                <text:p>NaN</text:p>
              </table:table-cell>
              <table:table-cell office:value-type="float" office:value="0.011967">
                <text:p>0.011967</text:p>
              </table:table-cell>
              <table:table-cell office:value-type="float" office:value="0.00125651">
                <text:p>0.00125651</text:p>
              </table:table-cell>
              <table:table-cell office:value-type="float" office:value="0.439019">
                <text:p>0.439019</text:p>
              </table:table-cell>
              <table:table-cell office:value-type="float" office:value="0.0905205">
                <text:p>0.0905205</text:p>
              </table:table-cell>
              <table:table-cell office:value-type="float" office:value="0.00174403">
                <text:p>0.00174403</text:p>
              </table:table-cell>
              <table:table-cell office:value-type="float" office:value="0.000769381">
                <text:p>0.000769381</text:p>
              </table:table-cell>
              <table:table-cell office:value-type="float" office:value="0.00165561">
                <text:p>0.001655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115897">
                <text:p>0.0115897</text:p>
              </table:table-cell>
              <table:table-cell office:value-type="float" office:value="0.0012119">
                <text:p>0.0012119</text:p>
              </table:table-cell>
              <table:table-cell office:value-type="float" office:value="0.44994">
                <text:p>0.44994</text:p>
              </table:table-cell>
              <table:table-cell office:value-type="float" office:value="0.0952643">
                <text:p>0.0952643</text:p>
              </table:table-cell>
              <table:table-cell office:value-type="float" office:value="0.00171127">
                <text:p>0.00171127</text:p>
              </table:table-cell>
              <table:table-cell office:value-type="float" office:value="0.000755564">
                <text:p>0.000755564</text:p>
              </table:table-cell>
              <table:table-cell office:value-type="float" office:value="0.00167535">
                <text:p>0.001675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500">
                <text:p>279500</text:p>
              </table:table-cell>
              <table:table-cell office:value-type="float" office:value="NaN">
                <text:p>NaN</text:p>
              </table:table-cell>
              <table:table-cell office:value-type="float" office:value="0.0112987">
                <text:p>0.0112987</text:p>
              </table:table-cell>
              <table:table-cell office:value-type="float" office:value="0.00123243">
                <text:p>0.00123243</text:p>
              </table:table-cell>
              <table:table-cell office:value-type="float" office:value="0.459829">
                <text:p>0.459829</text:p>
              </table:table-cell>
              <table:table-cell office:value-type="float" office:value="0.0958169">
                <text:p>0.0958169</text:p>
              </table:table-cell>
              <table:table-cell office:value-type="float" office:value="0.00173614">
                <text:p>0.00173614</text:p>
              </table:table-cell>
              <table:table-cell office:value-type="float" office:value="0.000768986">
                <text:p>0.000768986</text:p>
              </table:table-cell>
              <table:table-cell office:value-type="float" office:value="0.00171917">
                <text:p>0.001719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112794">
                <text:p>0.0112794</text:p>
              </table:table-cell>
              <table:table-cell office:value-type="float" office:value="0.00119611">
                <text:p>0.00119611</text:p>
              </table:table-cell>
              <table:table-cell office:value-type="float" office:value="0.463032">
                <text:p>0.463032</text:p>
              </table:table-cell>
              <table:table-cell office:value-type="float" office:value="0.0943792">
                <text:p>0.0943792</text:p>
              </table:table-cell>
              <table:table-cell office:value-type="float" office:value="0.00164732">
                <text:p>0.00164732</text:p>
              </table:table-cell>
              <table:table-cell office:value-type="float" office:value="0.000730695">
                <text:p>0.000730695</text:p>
              </table:table-cell>
              <table:table-cell office:value-type="float" office:value="0.00163469">
                <text:p>0.001634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500">
                <text:p>280500</text:p>
              </table:table-cell>
              <table:table-cell office:value-type="float" office:value="NaN">
                <text:p>NaN</text:p>
              </table:table-cell>
              <table:table-cell office:value-type="float" office:value="0.0113694">
                <text:p>0.0113694</text:p>
              </table:table-cell>
              <table:table-cell office:value-type="float" office:value="0.00117559">
                <text:p>0.00117559</text:p>
              </table:table-cell>
              <table:table-cell office:value-type="float" office:value="0.427805">
                <text:p>0.427805</text:p>
              </table:table-cell>
              <table:table-cell office:value-type="float" office:value="0.0872582">
                <text:p>0.0872582</text:p>
              </table:table-cell>
              <table:table-cell office:value-type="float" office:value="0.00167851">
                <text:p>0.00167851</text:p>
              </table:table-cell>
              <table:table-cell office:value-type="float" office:value="0.000748064">
                <text:p>0.000748064</text:p>
              </table:table-cell>
              <table:table-cell office:value-type="float" office:value="0.0016789">
                <text:p>0.00167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114582">
                <text:p>0.0114582</text:p>
              </table:table-cell>
              <table:table-cell office:value-type="float" office:value="0.00121388">
                <text:p>0.00121388</text:p>
              </table:table-cell>
              <table:table-cell office:value-type="float" office:value="0.449209">
                <text:p>0.449209</text:p>
              </table:table-cell>
              <table:table-cell office:value-type="float" office:value="0.0971172">
                <text:p>0.0971172</text:p>
              </table:table-cell>
              <table:table-cell office:value-type="float" office:value="0.00170851">
                <text:p>0.00170851</text:p>
              </table:table-cell>
              <table:table-cell office:value-type="float" office:value="0.00077017">
                <text:p>0.00077017</text:p>
              </table:table-cell>
              <table:table-cell office:value-type="float" office:value="0.00169785">
                <text:p>0.001697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500">
                <text:p>281500</text:p>
              </table:table-cell>
              <table:table-cell office:value-type="float" office:value="NaN">
                <text:p>NaN</text:p>
              </table:table-cell>
              <table:table-cell office:value-type="float" office:value="0.0119769">
                <text:p>0.0119769</text:p>
              </table:table-cell>
              <table:table-cell office:value-type="float" office:value="0.00119256">
                <text:p>0.00119256</text:p>
              </table:table-cell>
              <table:table-cell office:value-type="float" office:value="0.439271">
                <text:p>0.439271</text:p>
              </table:table-cell>
              <table:table-cell office:value-type="float" office:value="0.0902201">
                <text:p>0.0902201</text:p>
              </table:table-cell>
              <table:table-cell office:value-type="float" office:value="0.00173061">
                <text:p>0.00173061</text:p>
              </table:table-cell>
              <table:table-cell office:value-type="float" office:value="0.000772934">
                <text:p>0.000772934</text:p>
              </table:table-cell>
              <table:table-cell office:value-type="float" office:value="0.00169824">
                <text:p>0.001698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124479">
                <text:p>0.0124479</text:p>
              </table:table-cell>
              <table:table-cell office:value-type="float" office:value="0.00114835">
                <text:p>0.00114835</text:p>
              </table:table-cell>
              <table:table-cell office:value-type="float" office:value="0.418701">
                <text:p>0.418701</text:p>
              </table:table-cell>
              <table:table-cell office:value-type="float" office:value="0.0838574">
                <text:p>0.0838574</text:p>
              </table:table-cell>
              <table:table-cell office:value-type="float" office:value="0.00192799">
                <text:p>0.00192799</text:p>
              </table:table-cell>
              <table:table-cell office:value-type="float" office:value="0.000788329">
                <text:p>0.000788329</text:p>
              </table:table-cell>
              <table:table-cell office:value-type="float" office:value="0.00173377">
                <text:p>0.001733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500">
                <text:p>282500</text:p>
              </table:table-cell>
              <table:table-cell office:value-type="float" office:value="NaN">
                <text:p>NaN</text:p>
              </table:table-cell>
              <table:table-cell office:value-type="float" office:value="0.0121644">
                <text:p>0.0121644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427531">
                <text:p>0.427531</text:p>
              </table:table-cell>
              <table:table-cell office:value-type="float" office:value="0.094048">
                <text:p>0.094048</text:p>
              </table:table-cell>
              <table:table-cell office:value-type="float" office:value="0.00174325">
                <text:p>0.00174325</text:p>
              </table:table-cell>
              <table:table-cell office:value-type="float" office:value="0.000787934">
                <text:p>0.000787934</text:p>
              </table:table-cell>
              <table:table-cell office:value-type="float" office:value="0.0017393">
                <text:p>0.00173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116651">
                <text:p>0.0116651</text:p>
              </table:table-cell>
              <table:table-cell office:value-type="float" office:value="0.00120322">
                <text:p>0.00120322</text:p>
              </table:table-cell>
              <table:table-cell office:value-type="float" office:value="0.436807">
                <text:p>0.436807</text:p>
              </table:table-cell>
              <table:table-cell office:value-type="float" office:value="0.088253">
                <text:p>0.088253</text:p>
              </table:table-cell>
              <table:table-cell office:value-type="float" office:value="0.00172785">
                <text:p>0.00172785</text:p>
              </table:table-cell>
              <table:table-cell office:value-type="float" office:value="0.000761091">
                <text:p>0.000761091</text:p>
              </table:table-cell>
              <table:table-cell office:value-type="float" office:value="0.00165561">
                <text:p>0.001655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500">
                <text:p>283500</text:p>
              </table:table-cell>
              <table:table-cell office:value-type="float" office:value="NaN">
                <text:p>NaN</text:p>
              </table:table-cell>
              <table:table-cell office:value-type="float" office:value="0.0117898">
                <text:p>0.0117898</text:p>
              </table:table-cell>
              <table:table-cell office:value-type="float" office:value="0.00125493">
                <text:p>0.00125493</text:p>
              </table:table-cell>
              <table:table-cell office:value-type="float" office:value="0.424746">
                <text:p>0.424746</text:p>
              </table:table-cell>
              <table:table-cell office:value-type="float" office:value="0.0895577">
                <text:p>0.0895577</text:p>
              </table:table-cell>
              <table:table-cell office:value-type="float" office:value="0.00170772">
                <text:p>0.00170772</text:p>
              </table:table-cell>
              <table:table-cell office:value-type="float" office:value="0.000758722">
                <text:p>0.000758722</text:p>
              </table:table-cell>
              <table:table-cell office:value-type="float" office:value="0.00168758">
                <text:p>0.001687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122497">
                <text:p>0.0122497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403381">
                <text:p>0.403381</text:p>
              </table:table-cell>
              <table:table-cell office:value-type="float" office:value="0.0832889">
                <text:p>0.0832889</text:p>
              </table:table-cell>
              <table:table-cell office:value-type="float" office:value="0.00181233">
                <text:p>0.00181233</text:p>
              </table:table-cell>
              <table:table-cell office:value-type="float" office:value="0.000799382">
                <text:p>0.000799382</text:p>
              </table:table-cell>
              <table:table-cell office:value-type="float" office:value="0.00173732">
                <text:p>0.001737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500">
                <text:p>284500</text:p>
              </table:table-cell>
              <table:table-cell office:value-type="float" office:value="NaN">
                <text:p>NaN</text:p>
              </table:table-cell>
              <table:table-cell office:value-type="float" office:value="0.0117199">
                <text:p>0.0117199</text:p>
              </table:table-cell>
              <table:table-cell office:value-type="float" office:value="0.00115072">
                <text:p>0.00115072</text:p>
              </table:table-cell>
              <table:table-cell office:value-type="float" office:value="0.437315">
                <text:p>0.437315</text:p>
              </table:table-cell>
              <table:table-cell office:value-type="float" office:value="0.0882929">
                <text:p>0.0882929</text:p>
              </table:table-cell>
              <table:table-cell office:value-type="float" office:value="0.0017464">
                <text:p>0.0017464</text:p>
              </table:table-cell>
              <table:table-cell office:value-type="float" office:value="0.000776486">
                <text:p>0.000776486</text:p>
              </table:table-cell>
              <table:table-cell office:value-type="float" office:value="0.0016789">
                <text:p>0.00167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125102">
                <text:p>0.0125102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433231">
                <text:p>0.433231</text:p>
              </table:table-cell>
              <table:table-cell office:value-type="float" office:value="0.0892075">
                <text:p>0.0892075</text:p>
              </table:table-cell>
              <table:table-cell office:value-type="float" office:value="0.0017693">
                <text:p>0.0017693</text:p>
              </table:table-cell>
              <table:table-cell office:value-type="float" office:value="0.000797803">
                <text:p>0.000797803</text:p>
              </table:table-cell>
              <table:table-cell office:value-type="float" office:value="0.00169587">
                <text:p>0.001695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500">
                <text:p>285500</text:p>
              </table:table-cell>
              <table:table-cell office:value-type="float" office:value="NaN">
                <text:p>NaN</text:p>
              </table:table-cell>
              <table:table-cell office:value-type="float" office:value="0.011802">
                <text:p>0.011802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437868">
                <text:p>0.437868</text:p>
              </table:table-cell>
              <table:table-cell office:value-type="float" office:value="0.0883043">
                <text:p>0.0883043</text:p>
              </table:table-cell>
              <table:table-cell office:value-type="float" office:value="0.00174127">
                <text:p>0.00174127</text:p>
              </table:table-cell>
              <table:table-cell office:value-type="float" office:value="0.000779644">
                <text:p>0.000779644</text:p>
              </table:table-cell>
              <table:table-cell office:value-type="float" office:value="0.00168403">
                <text:p>0.001684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119899">
                <text:p>0.0119899</text:p>
              </table:table-cell>
              <table:table-cell office:value-type="float" office:value="0.00116572">
                <text:p>0.00116572</text:p>
              </table:table-cell>
              <table:table-cell office:value-type="float" office:value="0.404846">
                <text:p>0.404846</text:p>
              </table:table-cell>
              <table:table-cell office:value-type="float" office:value="0.0826024">
                <text:p>0.0826024</text:p>
              </table:table-cell>
              <table:table-cell office:value-type="float" office:value="0.00171482">
                <text:p>0.00171482</text:p>
              </table:table-cell>
              <table:table-cell office:value-type="float" office:value="0.000767407">
                <text:p>0.000767407</text:p>
              </table:table-cell>
              <table:table-cell office:value-type="float" office:value="0.00167811">
                <text:p>0.001678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500">
                <text:p>286500</text:p>
              </table:table-cell>
              <table:table-cell office:value-type="float" office:value="NaN">
                <text:p>NaN</text:p>
              </table:table-cell>
              <table:table-cell office:value-type="float" office:value="0.0126014">
                <text:p>0.0126014</text:p>
              </table:table-cell>
              <table:table-cell office:value-type="float" office:value="0.00114164">
                <text:p>0.00114164</text:p>
              </table:table-cell>
              <table:table-cell office:value-type="float" office:value="0.427334">
                <text:p>0.427334</text:p>
              </table:table-cell>
              <table:table-cell office:value-type="float" office:value="0.0868859">
                <text:p>0.0868859</text:p>
              </table:table-cell>
              <table:table-cell office:value-type="float" office:value="0.00171759">
                <text:p>0.00171759</text:p>
              </table:table-cell>
              <table:table-cell office:value-type="float" office:value="0.000772934">
                <text:p>0.000772934</text:p>
              </table:table-cell>
              <table:table-cell office:value-type="float" office:value="0.00174048">
                <text:p>0.001740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117365">
                <text:p>0.0117365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441874">
                <text:p>0.441874</text:p>
              </table:table-cell>
              <table:table-cell office:value-type="float" office:value="0.0898308">
                <text:p>0.0898308</text:p>
              </table:table-cell>
              <table:table-cell office:value-type="float" office:value="0.00177956">
                <text:p>0.00177956</text:p>
              </table:table-cell>
              <table:table-cell office:value-type="float" office:value="0.000779644">
                <text:p>0.000779644</text:p>
              </table:table-cell>
              <table:table-cell office:value-type="float" office:value="0.00168048">
                <text:p>0.001680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500">
                <text:p>287500</text:p>
              </table:table-cell>
              <table:table-cell office:value-type="float" office:value="NaN">
                <text:p>NaN</text:p>
              </table:table-cell>
              <table:table-cell office:value-type="float" office:value="0.0129784">
                <text:p>0.0129784</text:p>
              </table:table-cell>
              <table:table-cell office:value-type="float" office:value="0.00113493">
                <text:p>0.00113493</text:p>
              </table:table-cell>
              <table:table-cell office:value-type="float" office:value="0.415643">
                <text:p>0.415643</text:p>
              </table:table-cell>
              <table:table-cell office:value-type="float" office:value="0.0856109">
                <text:p>0.0856109</text:p>
              </table:table-cell>
              <table:table-cell office:value-type="float" office:value="0.00173219">
                <text:p>0.00173219</text:p>
              </table:table-cell>
              <table:table-cell office:value-type="float" office:value="0.000789119">
                <text:p>0.000789119</text:p>
              </table:table-cell>
              <table:table-cell office:value-type="float" office:value="0.00183838">
                <text:p>0.001838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127341">
                <text:p>0.0127341</text:p>
              </table:table-cell>
              <table:table-cell office:value-type="float" office:value="0.00115348">
                <text:p>0.00115348</text:p>
              </table:table-cell>
              <table:table-cell office:value-type="float" office:value="0.432805">
                <text:p>0.432805</text:p>
              </table:table-cell>
              <table:table-cell office:value-type="float" office:value="0.0869321">
                <text:p>0.0869321</text:p>
              </table:table-cell>
              <table:table-cell office:value-type="float" office:value="0.00171403">
                <text:p>0.00171403</text:p>
              </table:table-cell>
              <table:table-cell office:value-type="float" office:value="0.000784382">
                <text:p>0.000784382</text:p>
              </table:table-cell>
              <table:table-cell office:value-type="float" office:value="0.00201681">
                <text:p>0.002016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500">
                <text:p>288500</text:p>
              </table:table-cell>
              <table:table-cell office:value-type="float" office:value="NaN">
                <text:p>NaN</text:p>
              </table:table-cell>
              <table:table-cell office:value-type="float" office:value="0.0121218">
                <text:p>0.0121218</text:p>
              </table:table-cell>
              <table:table-cell office:value-type="float" office:value="0.00114243">
                <text:p>0.00114243</text:p>
              </table:table-cell>
              <table:table-cell office:value-type="float" office:value="0.421694">
                <text:p>0.421694</text:p>
              </table:table-cell>
              <table:table-cell office:value-type="float" office:value="0.0870841">
                <text:p>0.0870841</text:p>
              </table:table-cell>
              <table:table-cell office:value-type="float" office:value="0.00173496">
                <text:p>0.00173496</text:p>
              </table:table-cell>
              <table:table-cell office:value-type="float" office:value="0.000779644">
                <text:p>0.000779644</text:p>
              </table:table-cell>
              <table:table-cell office:value-type="float" office:value="0.00179417">
                <text:p>0.001794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126105">
                <text:p>0.0126105</text:p>
              </table:table-cell>
              <table:table-cell office:value-type="float" office:value="0.00112782">
                <text:p>0.00112782</text:p>
              </table:table-cell>
              <table:table-cell office:value-type="float" office:value="0.422673">
                <text:p>0.422673</text:p>
              </table:table-cell>
              <table:table-cell office:value-type="float" office:value="0.0865117">
                <text:p>0.0865117</text:p>
              </table:table-cell>
              <table:table-cell office:value-type="float" office:value="0.00179141">
                <text:p>0.00179141</text:p>
              </table:table-cell>
              <table:table-cell office:value-type="float" office:value="0.00081912">
                <text:p>0.00081912</text:p>
              </table:table-cell>
              <table:table-cell office:value-type="float" office:value="0.00181233">
                <text:p>0.001812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500">
                <text:p>289500</text:p>
              </table:table-cell>
              <table:table-cell office:value-type="float" office:value="NaN">
                <text:p>NaN</text:p>
              </table:table-cell>
              <table:table-cell office:value-type="float" office:value="0.0122892">
                <text:p>0.0122892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408328">
                <text:p>0.408328</text:p>
              </table:table-cell>
              <table:table-cell office:value-type="float" office:value="0.0850993">
                <text:p>0.0850993</text:p>
              </table:table-cell>
              <table:table-cell office:value-type="float" office:value="0.00176969">
                <text:p>0.00176969</text:p>
              </table:table-cell>
              <table:table-cell office:value-type="float" office:value="0.000793066">
                <text:p>0.000793066</text:p>
              </table:table-cell>
              <table:table-cell office:value-type="float" office:value="0.00173061">
                <text:p>0.001730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126223">
                <text:p>0.0126223</text:p>
              </table:table-cell>
              <table:table-cell office:value-type="float" office:value="0.00150165">
                <text:p>0.00150165</text:p>
              </table:table-cell>
              <table:table-cell office:value-type="float" office:value="0.437195">
                <text:p>0.437195</text:p>
              </table:table-cell>
              <table:table-cell office:value-type="float" office:value="0.0895896">
                <text:p>0.0895896</text:p>
              </table:table-cell>
              <table:table-cell office:value-type="float" office:value="0.00178233">
                <text:p>0.00178233</text:p>
              </table:table-cell>
              <table:table-cell office:value-type="float" office:value="0.000797014">
                <text:p>0.000797014</text:p>
              </table:table-cell>
              <table:table-cell office:value-type="float" office:value="0.00184667">
                <text:p>0.00184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500">
                <text:p>290500</text:p>
              </table:table-cell>
              <table:table-cell office:value-type="float" office:value="NaN">
                <text:p>NaN</text:p>
              </table:table-cell>
              <table:table-cell office:value-type="float" office:value="0.0123109">
                <text:p>0.0123109</text:p>
              </table:table-cell>
              <table:table-cell office:value-type="float" office:value="0.00122059">
                <text:p>0.00122059</text:p>
              </table:table-cell>
              <table:table-cell office:value-type="float" office:value="0.431876">
                <text:p>0.431876</text:p>
              </table:table-cell>
              <table:table-cell office:value-type="float" office:value="0.0877023">
                <text:p>0.0877023</text:p>
              </table:table-cell>
              <table:table-cell office:value-type="float" office:value="0.0017243">
                <text:p>0.0017243</text:p>
              </table:table-cell>
              <table:table-cell office:value-type="float" office:value="0.000781223">
                <text:p>0.000781223</text:p>
              </table:table-cell>
              <table:table-cell office:value-type="float" office:value="0.00174601">
                <text:p>0.001746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123275">
                <text:p>0.0123275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417456">
                <text:p>0.417456</text:p>
              </table:table-cell>
              <table:table-cell office:value-type="float" office:value="0.0861414">
                <text:p>0.0861414</text:p>
              </table:table-cell>
              <table:table-cell office:value-type="float" office:value="0.00174877">
                <text:p>0.00174877</text:p>
              </table:table-cell>
              <table:table-cell office:value-type="float" office:value="0.000792277">
                <text:p>0.000792277</text:p>
              </table:table-cell>
              <table:table-cell office:value-type="float" office:value="0.00186878">
                <text:p>0.001868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500">
                <text:p>291500</text:p>
              </table:table-cell>
              <table:table-cell office:value-type="float" office:value="NaN">
                <text:p>NaN</text:p>
              </table:table-cell>
              <table:table-cell office:value-type="float" office:value="0.0127716">
                <text:p>0.0127716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417975">
                <text:p>0.417975</text:p>
              </table:table-cell>
              <table:table-cell office:value-type="float" office:value="0.0859164">
                <text:p>0.0859164</text:p>
              </table:table-cell>
              <table:table-cell office:value-type="float" office:value="0.00172982">
                <text:p>0.00172982</text:p>
              </table:table-cell>
              <table:table-cell office:value-type="float" office:value="0.000810041">
                <text:p>0.000810041</text:p>
              </table:table-cell>
              <table:table-cell office:value-type="float" office:value="0.00206616">
                <text:p>0.002066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124968">
                <text:p>0.0124968</text:p>
              </table:table-cell>
              <table:table-cell office:value-type="float" office:value="0.00119217">
                <text:p>0.00119217</text:p>
              </table:table-cell>
              <table:table-cell office:value-type="float" office:value="0.419836">
                <text:p>0.419836</text:p>
              </table:table-cell>
              <table:table-cell office:value-type="float" office:value="0.0863949">
                <text:p>0.0863949</text:p>
              </table:table-cell>
              <table:table-cell office:value-type="float" office:value="0.00174088">
                <text:p>0.00174088</text:p>
              </table:table-cell>
              <table:table-cell office:value-type="float" office:value="0.000790303">
                <text:p>0.000790303</text:p>
              </table:table-cell>
              <table:table-cell office:value-type="float" office:value="0.00222445">
                <text:p>0.002224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500">
                <text:p>292500</text:p>
              </table:table-cell>
              <table:table-cell office:value-type="float" office:value="NaN">
                <text:p>NaN</text:p>
              </table:table-cell>
              <table:table-cell office:value-type="float" office:value="0.0122517">
                <text:p>0.0122517</text:p>
              </table:table-cell>
              <table:table-cell office:value-type="float" office:value="0.00120203">
                <text:p>0.00120203</text:p>
              </table:table-cell>
              <table:table-cell office:value-type="float" office:value="0.426831">
                <text:p>0.426831</text:p>
              </table:table-cell>
              <table:table-cell office:value-type="float" office:value="0.0869029">
                <text:p>0.0869029</text:p>
              </table:table-cell>
              <table:table-cell office:value-type="float" office:value="0.00170851">
                <text:p>0.00170851</text:p>
              </table:table-cell>
              <table:table-cell office:value-type="float" office:value="0.000785566">
                <text:p>0.000785566</text:p>
              </table:table-cell>
              <table:table-cell office:value-type="float" office:value="0.00189404">
                <text:p>0.001894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128134">
                <text:p>0.0128134</text:p>
              </table:table-cell>
              <table:table-cell office:value-type="float" office:value="0.00114914">
                <text:p>0.00114914</text:p>
              </table:table-cell>
              <table:table-cell office:value-type="float" office:value="0.408119">
                <text:p>0.408119</text:p>
              </table:table-cell>
              <table:table-cell office:value-type="float" office:value="0.0826747">
                <text:p>0.0826747</text:p>
              </table:table-cell>
              <table:table-cell office:value-type="float" office:value="0.0017993">
                <text:p>0.0017993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00187825">
                <text:p>0.001878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500">
                <text:p>293500</text:p>
              </table:table-cell>
              <table:table-cell office:value-type="float" office:value="NaN">
                <text:p>NaN</text:p>
              </table:table-cell>
              <table:table-cell office:value-type="float" office:value="0.0121561">
                <text:p>0.0121561</text:p>
              </table:table-cell>
              <table:table-cell office:value-type="float" office:value="0.00112387">
                <text:p>0.00112387</text:p>
              </table:table-cell>
              <table:table-cell office:value-type="float" office:value="0.422448">
                <text:p>0.422448</text:p>
              </table:table-cell>
              <table:table-cell office:value-type="float" office:value="0.0873261">
                <text:p>0.0873261</text:p>
              </table:table-cell>
              <table:table-cell office:value-type="float" office:value="0.00173496">
                <text:p>0.00173496</text:p>
              </table:table-cell>
              <table:table-cell office:value-type="float" office:value="0.000789119">
                <text:p>0.000789119</text:p>
              </table:table-cell>
              <table:table-cell office:value-type="float" office:value="0.00181549">
                <text:p>0.001815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122311">
                <text:p>0.0122311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423391">
                <text:p>0.423391</text:p>
              </table:table-cell>
              <table:table-cell office:value-type="float" office:value="0.0877441">
                <text:p>0.0877441</text:p>
              </table:table-cell>
              <table:table-cell office:value-type="float" office:value="0.00173693">
                <text:p>0.00173693</text:p>
              </table:table-cell>
              <table:table-cell office:value-type="float" office:value="0.000793856">
                <text:p>0.000793856</text:p>
              </table:table-cell>
              <table:table-cell office:value-type="float" office:value="0.00178548">
                <text:p>0.001785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00">
                <text:p>294500</text:p>
              </table:table-cell>
              <table:table-cell office:value-type="float" office:value="NaN">
                <text:p>NaN</text:p>
              </table:table-cell>
              <table:table-cell office:value-type="float" office:value="0.012498">
                <text:p>0.012498</text:p>
              </table:table-cell>
              <table:table-cell office:value-type="float" office:value="0.00114756">
                <text:p>0.00114756</text:p>
              </table:table-cell>
              <table:table-cell office:value-type="float" office:value="0.437775">
                <text:p>0.437775</text:p>
              </table:table-cell>
              <table:table-cell office:value-type="float" office:value="0.0905651">
                <text:p>0.0905651</text:p>
              </table:table-cell>
              <table:table-cell office:value-type="float" office:value="0.00178667">
                <text:p>0.00178667</text:p>
              </table:table-cell>
              <table:table-cell office:value-type="float" office:value="0.000806093">
                <text:p>0.000806093</text:p>
              </table:table-cell>
              <table:table-cell office:value-type="float" office:value="0.00185891">
                <text:p>0.001858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129717">
                <text:p>0.0129717</text:p>
              </table:table-cell>
              <table:table-cell office:value-type="float" office:value="0.00112071">
                <text:p>0.00112071</text:p>
              </table:table-cell>
              <table:table-cell office:value-type="float" office:value="0.410697">
                <text:p>0.410697</text:p>
              </table:table-cell>
              <table:table-cell office:value-type="float" office:value="0.0851589">
                <text:p>0.0851589</text:p>
              </table:table-cell>
              <table:table-cell office:value-type="float" office:value="0.00177601">
                <text:p>0.00177601</text:p>
              </table:table-cell>
              <table:table-cell office:value-type="float" office:value="0.000829779">
                <text:p>0.000829779</text:p>
              </table:table-cell>
              <table:table-cell office:value-type="float" office:value="0.00187786">
                <text:p>0.001877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500">
                <text:p>295500</text:p>
              </table:table-cell>
              <table:table-cell office:value-type="float" office:value="NaN">
                <text:p>NaN</text:p>
              </table:table-cell>
              <table:table-cell office:value-type="float" office:value="0.0120784">
                <text:p>0.0120784</text:p>
              </table:table-cell>
              <table:table-cell office:value-type="float" office:value="0.00116177">
                <text:p>0.00116177</text:p>
              </table:table-cell>
              <table:table-cell office:value-type="float" office:value="0.421911">
                <text:p>0.421911</text:p>
              </table:table-cell>
              <table:table-cell office:value-type="float" office:value="0.088585">
                <text:p>0.088585</text:p>
              </table:table-cell>
              <table:table-cell office:value-type="float" office:value="0.00171522">
                <text:p>0.00171522</text:p>
              </table:table-cell>
              <table:table-cell office:value-type="float" office:value="0.000788329">
                <text:p>0.000788329</text:p>
              </table:table-cell>
              <table:table-cell office:value-type="float" office:value="0.00203023">
                <text:p>0.002030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124696">
                <text:p>0.0124696</text:p>
              </table:table-cell>
              <table:table-cell office:value-type="float" office:value="0.00115348">
                <text:p>0.00115348</text:p>
              </table:table-cell>
              <table:table-cell office:value-type="float" office:value="0.407927">
                <text:p>0.407927</text:p>
              </table:table-cell>
              <table:table-cell office:value-type="float" office:value="0.0851723">
                <text:p>0.0851723</text:p>
              </table:table-cell>
              <table:table-cell office:value-type="float" office:value="0.0017239">
                <text:p>0.0017239</text:p>
              </table:table-cell>
              <table:table-cell office:value-type="float" office:value="0.000797803">
                <text:p>0.000797803</text:p>
              </table:table-cell>
              <table:table-cell office:value-type="float" office:value="0.00196668">
                <text:p>0.001966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500">
                <text:p>296500</text:p>
              </table:table-cell>
              <table:table-cell office:value-type="float" office:value="NaN">
                <text:p>NaN</text:p>
              </table:table-cell>
              <table:table-cell office:value-type="float" office:value="0.0134316">
                <text:p>0.0134316</text:p>
              </table:table-cell>
              <table:table-cell office:value-type="float" office:value="0.00120993">
                <text:p>0.00120993</text:p>
              </table:table-cell>
              <table:table-cell office:value-type="float" office:value="0.386913">
                <text:p>0.386913</text:p>
              </table:table-cell>
              <table:table-cell office:value-type="float" office:value="0.0790394">
                <text:p>0.0790394</text:p>
              </table:table-cell>
              <table:table-cell office:value-type="float" office:value="0.00178193">
                <text:p>0.00178193</text:p>
              </table:table-cell>
              <table:table-cell office:value-type="float" office:value="0.000830963">
                <text:p>0.000830963</text:p>
              </table:table-cell>
              <table:table-cell office:value-type="float" office:value="0.00184628">
                <text:p>0.001846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124562">
                <text:p>0.0124562</text:p>
              </table:table-cell>
              <table:table-cell office:value-type="float" office:value="0.00144205">
                <text:p>0.00144205</text:p>
              </table:table-cell>
              <table:table-cell office:value-type="float" office:value="0.418284">
                <text:p>0.418284</text:p>
              </table:table-cell>
              <table:table-cell office:value-type="float" office:value="0.0870782">
                <text:p>0.0870782</text:p>
              </table:table-cell>
              <table:table-cell office:value-type="float" office:value="0.00179338">
                <text:p>0.00179338</text:p>
              </table:table-cell>
              <table:table-cell office:value-type="float" office:value="0.00082741">
                <text:p>0.00082741</text:p>
              </table:table-cell>
              <table:table-cell office:value-type="float" office:value="0.00184154">
                <text:p>0.001841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500">
                <text:p>297500</text:p>
              </table:table-cell>
              <table:table-cell office:value-type="float" office:value="NaN">
                <text:p>NaN</text:p>
              </table:table-cell>
              <table:table-cell office:value-type="float" office:value="0.012438">
                <text:p>0.012438</text:p>
              </table:table-cell>
              <table:table-cell office:value-type="float" office:value="0.00118782">
                <text:p>0.00118782</text:p>
              </table:table-cell>
              <table:table-cell office:value-type="float" office:value="0.397683">
                <text:p>0.397683</text:p>
              </table:table-cell>
              <table:table-cell office:value-type="float" office:value="0.0810597">
                <text:p>0.0810597</text:p>
              </table:table-cell>
              <table:table-cell office:value-type="float" office:value="0.00172667">
                <text:p>0.00172667</text:p>
              </table:table-cell>
              <table:table-cell office:value-type="float" office:value="0.000825041">
                <text:p>0.000825041</text:p>
              </table:table-cell>
              <table:table-cell office:value-type="float" office:value="0.00178391">
                <text:p>0.001783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116868">
                <text:p>0.0116868</text:p>
              </table:table-cell>
              <table:table-cell office:value-type="float" office:value="0.0011898">
                <text:p>0.0011898</text:p>
              </table:table-cell>
              <table:table-cell office:value-type="float" office:value="0.426947">
                <text:p>0.426947</text:p>
              </table:table-cell>
              <table:table-cell office:value-type="float" office:value="0.0885937">
                <text:p>0.0885937</text:p>
              </table:table-cell>
              <table:table-cell office:value-type="float" office:value="0.00169587">
                <text:p>0.00169587</text:p>
              </table:table-cell>
              <table:table-cell office:value-type="float" office:value="0.000793461">
                <text:p>0.000793461</text:p>
              </table:table-cell>
              <table:table-cell office:value-type="float" office:value="0.00175193">
                <text:p>0.001751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500">
                <text:p>298500</text:p>
              </table:table-cell>
              <table:table-cell office:value-type="float" office:value="NaN">
                <text:p>NaN</text:p>
              </table:table-cell>
              <table:table-cell office:value-type="float" office:value="0.0126271">
                <text:p>0.0126271</text:p>
              </table:table-cell>
              <table:table-cell office:value-type="float" office:value="0.00123361">
                <text:p>0.00123361</text:p>
              </table:table-cell>
              <table:table-cell office:value-type="float" office:value="0.421349">
                <text:p>0.421349</text:p>
              </table:table-cell>
              <table:table-cell office:value-type="float" office:value="0.0869838">
                <text:p>0.0869838</text:p>
              </table:table-cell>
              <table:table-cell office:value-type="float" office:value="0.00170969">
                <text:p>0.00170969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00171206">
                <text:p>0.00171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126575">
                <text:p>0.0126575</text:p>
              </table:table-cell>
              <table:table-cell office:value-type="float" office:value="0.00119532">
                <text:p>0.00119532</text:p>
              </table:table-cell>
              <table:table-cell office:value-type="float" office:value="0.412307">
                <text:p>0.412307</text:p>
              </table:table-cell>
              <table:table-cell office:value-type="float" office:value="0.0867786">
                <text:p>0.0867786</text:p>
              </table:table-cell>
              <table:table-cell office:value-type="float" office:value="0.00180246">
                <text:p>0.00180246</text:p>
              </table:table-cell>
              <table:table-cell office:value-type="float" office:value="0.000842016">
                <text:p>0.000842016</text:p>
              </table:table-cell>
              <table:table-cell office:value-type="float" office:value="0.00177167">
                <text:p>0.001771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500">
                <text:p>299500</text:p>
              </table:table-cell>
              <table:table-cell office:value-type="float" office:value="NaN">
                <text:p>NaN</text:p>
              </table:table-cell>
              <table:table-cell office:value-type="float" office:value="0.012976">
                <text:p>0.012976</text:p>
              </table:table-cell>
              <table:table-cell office:value-type="float" office:value="0.00115506">
                <text:p>0.00115506</text:p>
              </table:table-cell>
              <table:table-cell office:value-type="float" office:value="0.395345">
                <text:p>0.395345</text:p>
              </table:table-cell>
              <table:table-cell office:value-type="float" office:value="0.0853819">
                <text:p>0.0853819</text:p>
              </table:table-cell>
              <table:table-cell office:value-type="float" office:value="0.00178035">
                <text:p>0.00178035</text:p>
              </table:table-cell>
              <table:table-cell office:value-type="float" office:value="0.000839253">
                <text:p>0.000839253</text:p>
              </table:table-cell>
              <table:table-cell office:value-type="float" office:value="0.00204681">
                <text:p>0.002046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132022">
                <text:p>0.0132022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398925">
                <text:p>0.398925</text:p>
              </table:table-cell>
              <table:table-cell office:value-type="float" office:value="0.0827603">
                <text:p>0.0827603</text:p>
              </table:table-cell>
              <table:table-cell office:value-type="float" office:value="0.00178667">
                <text:p>0.00178667</text:p>
              </table:table-cell>
              <table:table-cell office:value-type="float" office:value="0.000840832">
                <text:p>0.000840832</text:p>
              </table:table-cell>
              <table:table-cell office:value-type="float" office:value="0.00178351">
                <text:p>0.001783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500">
                <text:p>300500</text:p>
              </table:table-cell>
              <table:table-cell office:value-type="float" office:value="NaN">
                <text:p>NaN</text:p>
              </table:table-cell>
              <table:table-cell office:value-type="float" office:value="0.0126046">
                <text:p>0.0126046</text:p>
              </table:table-cell>
              <table:table-cell office:value-type="float" office:value="0.00128888">
                <text:p>0.00128888</text:p>
              </table:table-cell>
              <table:table-cell office:value-type="float" office:value="0.405048">
                <text:p>0.405048</text:p>
              </table:table-cell>
              <table:table-cell office:value-type="float" office:value="0.0832791">
                <text:p>0.0832791</text:p>
              </table:table-cell>
              <table:table-cell office:value-type="float" office:value="0.00175588">
                <text:p>0.00175588</text:p>
              </table:table-cell>
              <table:table-cell office:value-type="float" office:value="0.000825831">
                <text:p>0.000825831</text:p>
              </table:table-cell>
              <table:table-cell office:value-type="float" office:value="0.00177206">
                <text:p>0.00177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124771">
                <text:p>0.0124771</text:p>
              </table:table-cell>
              <table:table-cell office:value-type="float" office:value="0.0011365">
                <text:p>0.0011365</text:p>
              </table:table-cell>
              <table:table-cell office:value-type="float" office:value="0.409134">
                <text:p>0.409134</text:p>
              </table:table-cell>
              <table:table-cell office:value-type="float" office:value="0.0869519">
                <text:p>0.0869519</text:p>
              </table:table-cell>
              <table:table-cell office:value-type="float" office:value="0.00176654">
                <text:p>0.00176654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00181351">
                <text:p>0.001813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500">
                <text:p>301500</text:p>
              </table:table-cell>
              <table:table-cell office:value-type="float" office:value="NaN">
                <text:p>NaN</text:p>
              </table:table-cell>
              <table:table-cell office:value-type="float" office:value="0.0132157">
                <text:p>0.0132157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426491">
                <text:p>0.426491</text:p>
              </table:table-cell>
              <table:table-cell office:value-type="float" office:value="0.0879001">
                <text:p>0.0879001</text:p>
              </table:table-cell>
              <table:table-cell office:value-type="float" office:value="0.00177246">
                <text:p>0.00177246</text:p>
              </table:table-cell>
              <table:table-cell office:value-type="float" office:value="0.000842411">
                <text:p>0.000842411</text:p>
              </table:table-cell>
              <table:table-cell office:value-type="float" office:value="0.00181272">
                <text:p>0.001812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125027">
                <text:p>0.0125027</text:p>
              </table:table-cell>
              <table:table-cell office:value-type="float" office:value="0.00115664">
                <text:p>0.00115664</text:p>
              </table:table-cell>
              <table:table-cell office:value-type="float" office:value="0.419676">
                <text:p>0.419676</text:p>
              </table:table-cell>
              <table:table-cell office:value-type="float" office:value="0.098084">
                <text:p>0.098084</text:p>
              </table:table-cell>
              <table:table-cell office:value-type="float" office:value="0.00173298">
                <text:p>0.00173298</text:p>
              </table:table-cell>
              <table:table-cell office:value-type="float" office:value="0.00081083">
                <text:p>0.00081083</text:p>
              </table:table-cell>
              <table:table-cell office:value-type="float" office:value="0.0017922">
                <text:p>0.00179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500">
                <text:p>302500</text:p>
              </table:table-cell>
              <table:table-cell office:value-type="float" office:value="NaN">
                <text:p>NaN</text:p>
              </table:table-cell>
              <table:table-cell office:value-type="float" office:value="0.0123255">
                <text:p>0.0123255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415894">
                <text:p>0.415894</text:p>
              </table:table-cell>
              <table:table-cell office:value-type="float" office:value="0.0845545">
                <text:p>0.0845545</text:p>
              </table:table-cell>
              <table:table-cell office:value-type="float" office:value="0.00175351">
                <text:p>0.00175351</text:p>
              </table:table-cell>
              <table:table-cell office:value-type="float" office:value="0.000819515">
                <text:p>0.000819515</text:p>
              </table:table-cell>
              <table:table-cell office:value-type="float" office:value="0.00174088">
                <text:p>0.001740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130167">
                <text:p>0.0130167</text:p>
              </table:table-cell>
              <table:table-cell office:value-type="float" office:value="0.00117243">
                <text:p>0.00117243</text:p>
              </table:table-cell>
              <table:table-cell office:value-type="float" office:value="0.404183">
                <text:p>0.404183</text:p>
              </table:table-cell>
              <table:table-cell office:value-type="float" office:value="0.0836035">
                <text:p>0.0836035</text:p>
              </table:table-cell>
              <table:table-cell office:value-type="float" office:value="0.00180009">
                <text:p>0.00180009</text:p>
              </table:table-cell>
              <table:table-cell office:value-type="float" office:value="0.000836884">
                <text:p>0.000836884</text:p>
              </table:table-cell>
              <table:table-cell office:value-type="float" office:value="0.00175114">
                <text:p>0.001751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500">
                <text:p>303500</text:p>
              </table:table-cell>
              <table:table-cell office:value-type="float" office:value="NaN">
                <text:p>NaN</text:p>
              </table:table-cell>
              <table:table-cell office:value-type="float" office:value="0.0123792">
                <text:p>0.0123792</text:p>
              </table:table-cell>
              <table:table-cell office:value-type="float" office:value="0.00112782">
                <text:p>0.00112782</text:p>
              </table:table-cell>
              <table:table-cell office:value-type="float" office:value="0.416254">
                <text:p>0.416254</text:p>
              </table:table-cell>
              <table:table-cell office:value-type="float" office:value="0.0857396">
                <text:p>0.0857396</text:p>
              </table:table-cell>
              <table:table-cell office:value-type="float" office:value="0.00173969">
                <text:p>0.00173969</text:p>
              </table:table-cell>
              <table:table-cell office:value-type="float" office:value="0.000809251">
                <text:p>0.000809251</text:p>
              </table:table-cell>
              <table:table-cell office:value-type="float" office:value="0.00177285">
                <text:p>0.001772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126977">
                <text:p>0.0126977</text:p>
              </table:table-cell>
              <table:table-cell office:value-type="float" office:value="0.00124862">
                <text:p>0.00124862</text:p>
              </table:table-cell>
              <table:table-cell office:value-type="float" office:value="0.414626">
                <text:p>0.414626</text:p>
              </table:table-cell>
              <table:table-cell office:value-type="float" office:value="0.084909">
                <text:p>0.084909</text:p>
              </table:table-cell>
              <table:table-cell office:value-type="float" office:value="0.00174759">
                <text:p>0.00174759</text:p>
              </table:table-cell>
              <table:table-cell office:value-type="float" office:value="0.000794645">
                <text:p>0.000794645</text:p>
              </table:table-cell>
              <table:table-cell office:value-type="float" office:value="0.00200615">
                <text:p>0.002006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500">
                <text:p>304500</text:p>
              </table:table-cell>
              <table:table-cell office:value-type="float" office:value="NaN">
                <text:p>NaN</text:p>
              </table:table-cell>
              <table:table-cell office:value-type="float" office:value="0.013779">
                <text:p>0.013779</text:p>
              </table:table-cell>
              <table:table-cell office:value-type="float" office:value="0.0011215">
                <text:p>0.0011215</text:p>
              </table:table-cell>
              <table:table-cell office:value-type="float" office:value="0.413314">
                <text:p>0.413314</text:p>
              </table:table-cell>
              <table:table-cell office:value-type="float" office:value="0.0856717">
                <text:p>0.0856717</text:p>
              </table:table-cell>
              <table:table-cell office:value-type="float" office:value="0.00181707">
                <text:p>0.00181707</text:p>
              </table:table-cell>
              <table:table-cell office:value-type="float" office:value="0.000836095">
                <text:p>0.000836095</text:p>
              </table:table-cell>
              <table:table-cell office:value-type="float" office:value="0.00187154">
                <text:p>0.001871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13188">
                <text:p>0.013188</text:p>
              </table:table-cell>
              <table:table-cell office:value-type="float" office:value="0.0011823">
                <text:p>0.0011823</text:p>
              </table:table-cell>
              <table:table-cell office:value-type="float" office:value="0.399542">
                <text:p>0.399542</text:p>
              </table:table-cell>
              <table:table-cell office:value-type="float" office:value="0.0815504">
                <text:p>0.0815504</text:p>
              </table:table-cell>
              <table:table-cell office:value-type="float" office:value="0.00181707">
                <text:p>0.00181707</text:p>
              </table:table-cell>
              <table:table-cell office:value-type="float" office:value="0.000865701">
                <text:p>0.000865701</text:p>
              </table:table-cell>
              <table:table-cell office:value-type="float" office:value="0.00187865">
                <text:p>0.001878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500">
                <text:p>305500</text:p>
              </table:table-cell>
              <table:table-cell office:value-type="float" office:value="NaN">
                <text:p>NaN</text:p>
              </table:table-cell>
              <table:table-cell office:value-type="float" office:value="0.0137652">
                <text:p>0.0137652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392534">
                <text:p>0.392534</text:p>
              </table:table-cell>
              <table:table-cell office:value-type="float" office:value="0.0838815">
                <text:p>0.0838815</text:p>
              </table:table-cell>
              <table:table-cell office:value-type="float" office:value="0.00188141">
                <text:p>0.00188141</text:p>
              </table:table-cell>
              <table:table-cell office:value-type="float" office:value="0.000868859">
                <text:p>0.000868859</text:p>
              </table:table-cell>
              <table:table-cell office:value-type="float" office:value="0.0018297">
                <text:p>0.00182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139539">
                <text:p>0.0139539</text:p>
              </table:table-cell>
              <table:table-cell office:value-type="float" office:value="0.00199865">
                <text:p>0.00199865</text:p>
              </table:table-cell>
              <table:table-cell office:value-type="float" office:value="0.404326">
                <text:p>0.404326</text:p>
              </table:table-cell>
              <table:table-cell office:value-type="float" office:value="0.0826131">
                <text:p>0.0826131</text:p>
              </table:table-cell>
              <table:table-cell office:value-type="float" office:value="0.00180878">
                <text:p>0.00180878</text:p>
              </table:table-cell>
              <table:table-cell office:value-type="float" office:value="0.000857412">
                <text:p>0.000857412</text:p>
              </table:table-cell>
              <table:table-cell office:value-type="float" office:value="0.00181075">
                <text:p>0.001810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500">
                <text:p>306500</text:p>
              </table:table-cell>
              <table:table-cell office:value-type="float" office:value="NaN">
                <text:p>NaN</text:p>
              </table:table-cell>
              <table:table-cell office:value-type="float" office:value="0.0129464">
                <text:p>0.0129464</text:p>
              </table:table-cell>
              <table:table-cell office:value-type="float" office:value="0.00129243">
                <text:p>0.00129243</text:p>
              </table:table-cell>
              <table:table-cell office:value-type="float" office:value="0.409829">
                <text:p>0.409829</text:p>
              </table:table-cell>
              <table:table-cell office:value-type="float" office:value="0.0832573">
                <text:p>0.0832573</text:p>
              </table:table-cell>
              <table:table-cell office:value-type="float" office:value="0.00181312">
                <text:p>0.00181312</text:p>
              </table:table-cell>
              <table:table-cell office:value-type="float" office:value="0.00086057">
                <text:p>0.00086057</text:p>
              </table:table-cell>
              <table:table-cell office:value-type="float" office:value="0.00178351">
                <text:p>0.001783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135291">
                <text:p>0.0135291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380551">
                <text:p>0.380551</text:p>
              </table:table-cell>
              <table:table-cell office:value-type="float" office:value="0.0833702">
                <text:p>0.0833702</text:p>
              </table:table-cell>
              <table:table-cell office:value-type="float" office:value="0.00179496">
                <text:p>0.00179496</text:p>
              </table:table-cell>
              <table:table-cell office:value-type="float" office:value="0.000913072">
                <text:p>0.000913072</text:p>
              </table:table-cell>
              <table:table-cell office:value-type="float" office:value="0.00177877">
                <text:p>0.001778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500">
                <text:p>307500</text:p>
              </table:table-cell>
              <table:table-cell office:value-type="float" office:value="NaN">
                <text:p>NaN</text:p>
              </table:table-cell>
              <table:table-cell office:value-type="float" office:value="0.0125244">
                <text:p>0.0125244</text:p>
              </table:table-cell>
              <table:table-cell office:value-type="float" office:value="0.00114756">
                <text:p>0.00114756</text:p>
              </table:table-cell>
              <table:table-cell office:value-type="float" office:value="0.424256">
                <text:p>0.424256</text:p>
              </table:table-cell>
              <table:table-cell office:value-type="float" office:value="0.0870375">
                <text:p>0.0870375</text:p>
              </table:table-cell>
              <table:table-cell office:value-type="float" office:value="0.00178627">
                <text:p>0.00178627</text:p>
              </table:table-cell>
              <table:table-cell office:value-type="float" office:value="0.000872807">
                <text:p>0.000872807</text:p>
              </table:table-cell>
              <table:table-cell office:value-type="float" office:value="0.0017922">
                <text:p>0.00179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133151">
                <text:p>0.0133151</text:p>
              </table:table-cell>
              <table:table-cell office:value-type="float" office:value="0.00118466">
                <text:p>0.00118466</text:p>
              </table:table-cell>
              <table:table-cell office:value-type="float" office:value="0.401487">
                <text:p>0.401487</text:p>
              </table:table-cell>
              <table:table-cell office:value-type="float" office:value="0.089862">
                <text:p>0.089862</text:p>
              </table:table-cell>
              <table:table-cell office:value-type="float" office:value="0.00183286">
                <text:p>0.00183286</text:p>
              </table:table-cell>
              <table:table-cell office:value-type="float" office:value="0.000872018">
                <text:p>0.000872018</text:p>
              </table:table-cell>
              <table:table-cell office:value-type="float" office:value="0.0019347">
                <text:p>0.00193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500">
                <text:p>308500</text:p>
              </table:table-cell>
              <table:table-cell office:value-type="float" office:value="NaN">
                <text:p>NaN</text:p>
              </table:table-cell>
              <table:table-cell office:value-type="float" office:value="0.0124696">
                <text:p>0.0124696</text:p>
              </table:table-cell>
              <table:table-cell office:value-type="float" office:value="0.00114795">
                <text:p>0.00114795</text:p>
              </table:table-cell>
              <table:table-cell office:value-type="float" office:value="0.415475">
                <text:p>0.415475</text:p>
              </table:table-cell>
              <table:table-cell office:value-type="float" office:value="0.0858687">
                <text:p>0.0858687</text:p>
              </table:table-cell>
              <table:table-cell office:value-type="float" office:value="0.0017618">
                <text:p>0.0017618</text:p>
              </table:table-cell>
              <table:table-cell office:value-type="float" office:value="0.000816357">
                <text:p>0.000816357</text:p>
              </table:table-cell>
              <table:table-cell office:value-type="float" office:value="0.00191378">
                <text:p>0.001913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128714">
                <text:p>0.0128714</text:p>
              </table:table-cell>
              <table:table-cell office:value-type="float" office:value="0.00121348">
                <text:p>0.00121348</text:p>
              </table:table-cell>
              <table:table-cell office:value-type="float" office:value="0.413002">
                <text:p>0.413002</text:p>
              </table:table-cell>
              <table:table-cell office:value-type="float" office:value="0.0847858">
                <text:p>0.0847858</text:p>
              </table:table-cell>
              <table:table-cell office:value-type="float" office:value="0.00175825">
                <text:p>0.00175825</text:p>
              </table:table-cell>
              <table:table-cell office:value-type="float" office:value="0.000817541">
                <text:p>0.000817541</text:p>
              </table:table-cell>
              <table:table-cell office:value-type="float" office:value="0.0018372">
                <text:p>0.00183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500">
                <text:p>309500</text:p>
              </table:table-cell>
              <table:table-cell office:value-type="float" office:value="NaN">
                <text:p>NaN</text:p>
              </table:table-cell>
              <table:table-cell office:value-type="float" office:value="0.0130447">
                <text:p>0.0130447</text:p>
              </table:table-cell>
              <table:table-cell office:value-type="float" office:value="0.00114243">
                <text:p>0.00114243</text:p>
              </table:table-cell>
              <table:table-cell office:value-type="float" office:value="0.399944">
                <text:p>0.399944</text:p>
              </table:table-cell>
              <table:table-cell office:value-type="float" office:value="0.0899958">
                <text:p>0.0899958</text:p>
              </table:table-cell>
              <table:table-cell office:value-type="float" office:value="0.00186523">
                <text:p>0.00186523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00184667">
                <text:p>0.00184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134687">
                <text:p>0.0134687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409691">
                <text:p>0.409691</text:p>
              </table:table-cell>
              <table:table-cell office:value-type="float" office:value="0.0839367">
                <text:p>0.0839367</text:p>
              </table:table-cell>
              <table:table-cell office:value-type="float" office:value="0.00179417">
                <text:p>0.00179417</text:p>
              </table:table-cell>
              <table:table-cell office:value-type="float" office:value="0.000845569">
                <text:p>0.000845569</text:p>
              </table:table-cell>
              <table:table-cell office:value-type="float" office:value="0.00188694">
                <text:p>0.001886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500">
                <text:p>310500</text:p>
              </table:table-cell>
              <table:table-cell office:value-type="float" office:value="NaN">
                <text:p>NaN</text:p>
              </table:table-cell>
              <table:table-cell office:value-type="float" office:value="0.0128572">
                <text:p>0.0128572</text:p>
              </table:table-cell>
              <table:table-cell office:value-type="float" office:value="0.00116019">
                <text:p>0.00116019</text:p>
              </table:table-cell>
              <table:table-cell office:value-type="float" office:value="0.403522">
                <text:p>0.403522</text:p>
              </table:table-cell>
              <table:table-cell office:value-type="float" office:value="0.085012">
                <text:p>0.085012</text:p>
              </table:table-cell>
              <table:table-cell office:value-type="float" office:value="0.0017768">
                <text:p>0.0017768</text:p>
              </table:table-cell>
              <table:table-cell office:value-type="float" office:value="0.000834516">
                <text:p>0.000834516</text:p>
              </table:table-cell>
              <table:table-cell office:value-type="float" office:value="0.00180167">
                <text:p>0.001801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14362">
                <text:p>0.014362</text:p>
              </table:table-cell>
              <table:table-cell office:value-type="float" office:value="0.00114045">
                <text:p>0.00114045</text:p>
              </table:table-cell>
              <table:table-cell office:value-type="float" office:value="0.409289">
                <text:p>0.409289</text:p>
              </table:table-cell>
              <table:table-cell office:value-type="float" office:value="0.0846303">
                <text:p>0.0846303</text:p>
              </table:table-cell>
              <table:table-cell office:value-type="float" office:value="0.00187983">
                <text:p>0.00187983</text:p>
              </table:table-cell>
              <table:table-cell office:value-type="float" office:value="0.000879913">
                <text:p>0.000879913</text:p>
              </table:table-cell>
              <table:table-cell office:value-type="float" office:value="0.00186009">
                <text:p>0.001860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500">
                <text:p>311500</text:p>
              </table:table-cell>
              <table:table-cell office:value-type="float" office:value="NaN">
                <text:p>NaN</text:p>
              </table:table-cell>
              <table:table-cell office:value-type="float" office:value="0.0133945">
                <text:p>0.0133945</text:p>
              </table:table-cell>
              <table:table-cell office:value-type="float" office:value="0.00116295">
                <text:p>0.00116295</text:p>
              </table:table-cell>
              <table:table-cell office:value-type="float" office:value="0.390132">
                <text:p>0.390132</text:p>
              </table:table-cell>
              <table:table-cell office:value-type="float" office:value="0.0810009">
                <text:p>0.0810009</text:p>
              </table:table-cell>
              <table:table-cell office:value-type="float" office:value="0.00177996">
                <text:p>0.00177996</text:p>
              </table:table-cell>
              <table:table-cell office:value-type="float" office:value="0.000857017">
                <text:p>0.000857017</text:p>
              </table:table-cell>
              <table:table-cell office:value-type="float" office:value="0.00189523">
                <text:p>0.001895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128959">
                <text:p>0.0128959</text:p>
              </table:table-cell>
              <table:table-cell office:value-type="float" office:value="0.00116335">
                <text:p>0.00116335</text:p>
              </table:table-cell>
              <table:table-cell office:value-type="float" office:value="0.402364">
                <text:p>0.402364</text:p>
              </table:table-cell>
              <table:table-cell office:value-type="float" office:value="0.0846185">
                <text:p>0.0846185</text:p>
              </table:table-cell>
              <table:table-cell office:value-type="float" office:value="0.00177206">
                <text:p>0.00177206</text:p>
              </table:table-cell>
              <table:table-cell office:value-type="float" office:value="0.000835305">
                <text:p>0.000835305</text:p>
              </table:table-cell>
              <table:table-cell office:value-type="float" office:value="0.00180364">
                <text:p>0.001803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500">
                <text:p>312500</text:p>
              </table:table-cell>
              <table:table-cell office:value-type="float" office:value="NaN">
                <text:p>NaN</text:p>
              </table:table-cell>
              <table:table-cell office:value-type="float" office:value="0.0134608">
                <text:p>0.0134608</text:p>
              </table:table-cell>
              <table:table-cell office:value-type="float" office:value="0.0011598">
                <text:p>0.0011598</text:p>
              </table:table-cell>
              <table:table-cell office:value-type="float" office:value="0.407491">
                <text:p>0.407491</text:p>
              </table:table-cell>
              <table:table-cell office:value-type="float" office:value="0.0839951">
                <text:p>0.0839951</text:p>
              </table:table-cell>
              <table:table-cell office:value-type="float" office:value="0.00185417">
                <text:p>0.00185417</text:p>
              </table:table-cell>
              <table:table-cell office:value-type="float" office:value="0.000860175">
                <text:p>0.000860175</text:p>
              </table:table-cell>
              <table:table-cell office:value-type="float" office:value="0.00183957">
                <text:p>0.001839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146561">
                <text:p>0.0146561</text:p>
              </table:table-cell>
              <table:table-cell office:value-type="float" office:value="0.0011065">
                <text:p>0.0011065</text:p>
              </table:table-cell>
              <table:table-cell office:value-type="float" office:value="0.418354">
                <text:p>0.418354</text:p>
              </table:table-cell>
              <table:table-cell office:value-type="float" office:value="0.0885984">
                <text:p>0.0885984</text:p>
              </table:table-cell>
              <table:table-cell office:value-type="float" office:value="0.00183759">
                <text:p>0.00183759</text:p>
              </table:table-cell>
              <table:table-cell office:value-type="float" office:value="0.000862938">
                <text:p>0.000862938</text:p>
              </table:table-cell>
              <table:table-cell office:value-type="float" office:value="0.00191418">
                <text:p>0.001914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500">
                <text:p>313500</text:p>
              </table:table-cell>
              <table:table-cell office:value-type="float" office:value="NaN">
                <text:p>NaN</text:p>
              </table:table-cell>
              <table:table-cell office:value-type="float" office:value="0.0130676">
                <text:p>0.0130676</text:p>
              </table:table-cell>
              <table:table-cell office:value-type="float" office:value="0.0012044">
                <text:p>0.0012044</text:p>
              </table:table-cell>
              <table:table-cell office:value-type="float" office:value="0.41587">
                <text:p>0.41587</text:p>
              </table:table-cell>
              <table:table-cell office:value-type="float" office:value="0.0866976">
                <text:p>0.0866976</text:p>
              </table:table-cell>
              <table:table-cell office:value-type="float" office:value="0.00182772">
                <text:p>0.00182772</text:p>
              </table:table-cell>
              <table:table-cell office:value-type="float" office:value="0.000831358">
                <text:p>0.000831358</text:p>
              </table:table-cell>
              <table:table-cell office:value-type="float" office:value="0.00179654">
                <text:p>0.001796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135911">
                <text:p>0.0135911</text:p>
              </table:table-cell>
              <table:table-cell office:value-type="float" office:value="0.0011069">
                <text:p>0.0011069</text:p>
              </table:table-cell>
              <table:table-cell office:value-type="float" office:value="0.390847">
                <text:p>0.390847</text:p>
              </table:table-cell>
              <table:table-cell office:value-type="float" office:value="0.0865804">
                <text:p>0.0865804</text:p>
              </table:table-cell>
              <table:table-cell office:value-type="float" office:value="0.00183364">
                <text:p>0.00183364</text:p>
              </table:table-cell>
              <table:table-cell office:value-type="float" office:value="0.0008357">
                <text:p>0.0008357</text:p>
              </table:table-cell>
              <table:table-cell office:value-type="float" office:value="0.00180799">
                <text:p>0.001807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500">
                <text:p>314500</text:p>
              </table:table-cell>
              <table:table-cell office:value-type="float" office:value="NaN">
                <text:p>NaN</text:p>
              </table:table-cell>
              <table:table-cell office:value-type="float" office:value="0.0129895">
                <text:p>0.0129895</text:p>
              </table:table-cell>
              <table:table-cell office:value-type="float" office:value="0.00113769">
                <text:p>0.00113769</text:p>
              </table:table-cell>
              <table:table-cell office:value-type="float" office:value="0.398116">
                <text:p>0.398116</text:p>
              </table:table-cell>
              <table:table-cell office:value-type="float" office:value="0.0837378">
                <text:p>0.0837378</text:p>
              </table:table-cell>
              <table:table-cell office:value-type="float" office:value="0.00185851">
                <text:p>0.00185851</text:p>
              </table:table-cell>
              <table:table-cell office:value-type="float" office:value="0.000838463">
                <text:p>0.000838463</text:p>
              </table:table-cell>
              <table:table-cell office:value-type="float" office:value="0.00183838">
                <text:p>0.001838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135761">
                <text:p>0.0135761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400039">
                <text:p>0.400039</text:p>
              </table:table-cell>
              <table:table-cell office:value-type="float" office:value="0.0823297">
                <text:p>0.0823297</text:p>
              </table:table-cell>
              <table:table-cell office:value-type="float" office:value="0.00181312">
                <text:p>0.00181312</text:p>
              </table:table-cell>
              <table:table-cell office:value-type="float" office:value="0.000835305">
                <text:p>0.000835305</text:p>
              </table:table-cell>
              <table:table-cell office:value-type="float" office:value="0.00188852">
                <text:p>0.001888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500">
                <text:p>315500</text:p>
              </table:table-cell>
              <table:table-cell office:value-type="float" office:value="NaN">
                <text:p>NaN</text:p>
              </table:table-cell>
              <table:table-cell office:value-type="float" office:value="0.0136156">
                <text:p>0.0136156</text:p>
              </table:table-cell>
              <table:table-cell office:value-type="float" office:value="0.00133625">
                <text:p>0.00133625</text:p>
              </table:table-cell>
              <table:table-cell office:value-type="float" office:value="0.407599">
                <text:p>0.407599</text:p>
              </table:table-cell>
              <table:table-cell office:value-type="float" office:value="0.0859468">
                <text:p>0.0859468</text:p>
              </table:table-cell>
              <table:table-cell office:value-type="float" office:value="0.00185851">
                <text:p>0.00185851</text:p>
              </table:table-cell>
              <table:table-cell office:value-type="float" office:value="0.000833726">
                <text:p>0.000833726</text:p>
              </table:table-cell>
              <table:table-cell office:value-type="float" office:value="0.00177325">
                <text:p>0.001773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137158">
                <text:p>0.0137158</text:p>
              </table:table-cell>
              <table:table-cell office:value-type="float" office:value="0.00115664">
                <text:p>0.00115664</text:p>
              </table:table-cell>
              <table:table-cell office:value-type="float" office:value="0.376048">
                <text:p>0.376048</text:p>
              </table:table-cell>
              <table:table-cell office:value-type="float" office:value="0.0789008">
                <text:p>0.0789008</text:p>
              </table:table-cell>
              <table:table-cell office:value-type="float" office:value="0.00186562">
                <text:p>0.00186562</text:p>
              </table:table-cell>
              <table:table-cell office:value-type="float" office:value="0.000849911">
                <text:p>0.000849911</text:p>
              </table:table-cell>
              <table:table-cell office:value-type="float" office:value="0.00178864">
                <text:p>0.001788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500">
                <text:p>316500</text:p>
              </table:table-cell>
              <table:table-cell office:value-type="float" office:value="NaN">
                <text:p>NaN</text:p>
              </table:table-cell>
              <table:table-cell office:value-type="float" office:value="0.0135019">
                <text:p>0.0135019</text:p>
              </table:table-cell>
              <table:table-cell office:value-type="float" office:value="0.00114006">
                <text:p>0.00114006</text:p>
              </table:table-cell>
              <table:table-cell office:value-type="float" office:value="0.397735">
                <text:p>0.397735</text:p>
              </table:table-cell>
              <table:table-cell office:value-type="float" office:value="0.0830031">
                <text:p>0.0830031</text:p>
              </table:table-cell>
              <table:table-cell office:value-type="float" office:value="0.00179417">
                <text:p>0.00179417</text:p>
              </table:table-cell>
              <table:table-cell office:value-type="float" office:value="0.000827015">
                <text:p>0.000827015</text:p>
              </table:table-cell>
              <table:table-cell office:value-type="float" office:value="0.00182457">
                <text:p>0.001824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133933">
                <text:p>0.0133933</text:p>
              </table:table-cell>
              <table:table-cell office:value-type="float" office:value="0.00116177">
                <text:p>0.00116177</text:p>
              </table:table-cell>
              <table:table-cell office:value-type="float" office:value="0.407845">
                <text:p>0.407845</text:p>
              </table:table-cell>
              <table:table-cell office:value-type="float" office:value="0.0890058">
                <text:p>0.0890058</text:p>
              </table:table-cell>
              <table:table-cell office:value-type="float" office:value="0.00180878">
                <text:p>0.00180878</text:p>
              </table:table-cell>
              <table:table-cell office:value-type="float" office:value="0.000817541">
                <text:p>0.000817541</text:p>
              </table:table-cell>
              <table:table-cell office:value-type="float" office:value="0.0029587">
                <text:p>0.00295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500">
                <text:p>317500</text:p>
              </table:table-cell>
              <table:table-cell office:value-type="float" office:value="NaN">
                <text:p>NaN</text:p>
              </table:table-cell>
              <table:table-cell office:value-type="float" office:value="0.0132421">
                <text:p>0.0132421</text:p>
              </table:table-cell>
              <table:table-cell office:value-type="float" office:value="0.00123796">
                <text:p>0.00123796</text:p>
              </table:table-cell>
              <table:table-cell office:value-type="float" office:value="0.405483">
                <text:p>0.405483</text:p>
              </table:table-cell>
              <table:table-cell office:value-type="float" office:value="0.0834449">
                <text:p>0.0834449</text:p>
              </table:table-cell>
              <table:table-cell office:value-type="float" office:value="0.00179693">
                <text:p>0.00179693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00218577">
                <text:p>0.002185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135038">
                <text:p>0.0135038</text:p>
              </table:table-cell>
              <table:table-cell office:value-type="float" office:value="0.00114322">
                <text:p>0.00114322</text:p>
              </table:table-cell>
              <table:table-cell office:value-type="float" office:value="0.379792">
                <text:p>0.379792</text:p>
              </table:table-cell>
              <table:table-cell office:value-type="float" office:value="0.0913199">
                <text:p>0.0913199</text:p>
              </table:table-cell>
              <table:table-cell office:value-type="float" office:value="0.00189523">
                <text:p>0.00189523</text:p>
              </table:table-cell>
              <table:table-cell office:value-type="float" office:value="0.000847543">
                <text:p>0.000847543</text:p>
              </table:table-cell>
              <table:table-cell office:value-type="float" office:value="0.00293383">
                <text:p>0.002933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500">
                <text:p>318500</text:p>
              </table:table-cell>
              <table:table-cell office:value-type="float" office:value="NaN">
                <text:p>NaN</text:p>
              </table:table-cell>
              <table:table-cell office:value-type="float" office:value="0.0135445">
                <text:p>0.0135445</text:p>
              </table:table-cell>
              <table:table-cell office:value-type="float" office:value="0.0011365">
                <text:p>0.0011365</text:p>
              </table:table-cell>
              <table:table-cell office:value-type="float" office:value="0.388396">
                <text:p>0.388396</text:p>
              </table:table-cell>
              <table:table-cell office:value-type="float" office:value="0.081642">
                <text:p>0.081642</text:p>
              </table:table-cell>
              <table:table-cell office:value-type="float" office:value="0.00182772">
                <text:p>0.00182772</text:p>
              </table:table-cell>
              <table:table-cell office:value-type="float" office:value="0.000838068">
                <text:p>0.000838068</text:p>
              </table:table-cell>
              <table:table-cell office:value-type="float" office:value="0.00260579">
                <text:p>0.002605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135504">
                <text:p>0.0135504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395516">
                <text:p>0.395516</text:p>
              </table:table-cell>
              <table:table-cell office:value-type="float" office:value="0.0835968">
                <text:p>0.0835968</text:p>
              </table:table-cell>
              <table:table-cell office:value-type="float" office:value="0.00183601">
                <text:p>0.00183601</text:p>
              </table:table-cell>
              <table:table-cell office:value-type="float" office:value="0.0008357">
                <text:p>0.0008357</text:p>
              </table:table-cell>
              <table:table-cell office:value-type="float" office:value="0.00306094">
                <text:p>0.003060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500">
                <text:p>319500</text:p>
              </table:table-cell>
              <table:table-cell office:value-type="float" office:value="NaN">
                <text:p>NaN</text:p>
              </table:table-cell>
              <table:table-cell office:value-type="float" office:value="0.013207">
                <text:p>0.013207</text:p>
              </table:table-cell>
              <table:table-cell office:value-type="float" office:value="0.00120203">
                <text:p>0.00120203</text:p>
              </table:table-cell>
              <table:table-cell office:value-type="float" office:value="0.391704">
                <text:p>0.391704</text:p>
              </table:table-cell>
              <table:table-cell office:value-type="float" office:value="0.0817415">
                <text:p>0.0817415</text:p>
              </table:table-cell>
              <table:table-cell office:value-type="float" office:value="0.00179535">
                <text:p>0.00179535</text:p>
              </table:table-cell>
              <table:table-cell office:value-type="float" office:value="0.000824252">
                <text:p>0.000824252</text:p>
              </table:table-cell>
              <table:table-cell office:value-type="float" office:value="0.00212616">
                <text:p>0.002126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134091">
                <text:p>0.0134091</text:p>
              </table:table-cell>
              <table:table-cell office:value-type="float" office:value="0.0011369">
                <text:p>0.0011369</text:p>
              </table:table-cell>
              <table:table-cell office:value-type="float" office:value="0.389748">
                <text:p>0.389748</text:p>
              </table:table-cell>
              <table:table-cell office:value-type="float" office:value="0.0857218">
                <text:p>0.0857218</text:p>
              </table:table-cell>
              <table:table-cell office:value-type="float" office:value="0.00185299">
                <text:p>0.00185299</text:p>
              </table:table-cell>
              <table:table-cell office:value-type="float" office:value="0.000837674">
                <text:p>0.000837674</text:p>
              </table:table-cell>
              <table:table-cell office:value-type="float" office:value="0.00212892">
                <text:p>0.002128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500">
                <text:p>320500</text:p>
              </table:table-cell>
              <table:table-cell office:value-type="float" office:value="NaN">
                <text:p>NaN</text:p>
              </table:table-cell>
              <table:table-cell office:value-type="float" office:value="0.0128043">
                <text:p>0.0128043</text:p>
              </table:table-cell>
              <table:table-cell office:value-type="float" office:value="0.00113493">
                <text:p>0.00113493</text:p>
              </table:table-cell>
              <table:table-cell office:value-type="float" office:value="0.407219">
                <text:p>0.407219</text:p>
              </table:table-cell>
              <table:table-cell office:value-type="float" office:value="0.0881748">
                <text:p>0.0881748</text:p>
              </table:table-cell>
              <table:table-cell office:value-type="float" office:value="0.00177246">
                <text:p>0.00177246</text:p>
              </table:table-cell>
              <table:table-cell office:value-type="float" office:value="0.000804909">
                <text:p>0.000804909</text:p>
              </table:table-cell>
              <table:table-cell office:value-type="float" office:value="0.00211708">
                <text:p>0.002117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134367">
                <text:p>0.0134367</text:p>
              </table:table-cell>
              <table:table-cell office:value-type="float" office:value="0.00115269">
                <text:p>0.00115269</text:p>
              </table:table-cell>
              <table:table-cell office:value-type="float" office:value="0.406585">
                <text:p>0.406585</text:p>
              </table:table-cell>
              <table:table-cell office:value-type="float" office:value="0.0866913">
                <text:p>0.0866913</text:p>
              </table:table-cell>
              <table:table-cell office:value-type="float" office:value="0.00178312">
                <text:p>0.00178312</text:p>
              </table:table-cell>
              <table:table-cell office:value-type="float" office:value="0.000822278">
                <text:p>0.000822278</text:p>
              </table:table-cell>
              <table:table-cell office:value-type="float" office:value="0.00189128">
                <text:p>0.001891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500">
                <text:p>321500</text:p>
              </table:table-cell>
              <table:table-cell office:value-type="float" office:value="NaN">
                <text:p>NaN</text:p>
              </table:table-cell>
              <table:table-cell office:value-type="float" office:value="0.0138824">
                <text:p>0.0138824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39934">
                <text:p>0.39934</text:p>
              </table:table-cell>
              <table:table-cell office:value-type="float" office:value="0.0854569">
                <text:p>0.0854569</text:p>
              </table:table-cell>
              <table:table-cell office:value-type="float" office:value="0.0017768">
                <text:p>0.0017768</text:p>
              </table:table-cell>
              <table:table-cell office:value-type="float" office:value="0.000825041">
                <text:p>0.000825041</text:p>
              </table:table-cell>
              <table:table-cell office:value-type="float" office:value="0.00187588">
                <text:p>0.001875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133641">
                <text:p>0.0133641</text:p>
              </table:table-cell>
              <table:table-cell office:value-type="float" office:value="0.00117795">
                <text:p>0.00117795</text:p>
              </table:table-cell>
              <table:table-cell office:value-type="float" office:value="0.421493">
                <text:p>0.421493</text:p>
              </table:table-cell>
              <table:table-cell office:value-type="float" office:value="0.0853973">
                <text:p>0.0853973</text:p>
              </table:table-cell>
              <table:table-cell office:value-type="float" office:value="0.00181746">
                <text:p>0.00181746</text:p>
              </table:table-cell>
              <table:table-cell office:value-type="float" office:value="0.000820699">
                <text:p>0.000820699</text:p>
              </table:table-cell>
              <table:table-cell office:value-type="float" office:value="0.00184075">
                <text:p>0.001840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500">
                <text:p>322500</text:p>
              </table:table-cell>
              <table:table-cell office:value-type="float" office:value="NaN">
                <text:p>NaN</text:p>
              </table:table-cell>
              <table:table-cell office:value-type="float" office:value="0.0136179">
                <text:p>0.0136179</text:p>
              </table:table-cell>
              <table:table-cell office:value-type="float" office:value="0.0011219">
                <text:p>0.0011219</text:p>
              </table:table-cell>
              <table:table-cell office:value-type="float" office:value="0.374008">
                <text:p>0.374008</text:p>
              </table:table-cell>
              <table:table-cell office:value-type="float" office:value="0.0798091">
                <text:p>0.0798091</text:p>
              </table:table-cell>
              <table:table-cell office:value-type="float" office:value="0.00182299">
                <text:p>0.00182299</text:p>
              </table:table-cell>
              <table:table-cell office:value-type="float" office:value="0.000839647">
                <text:p>0.000839647</text:p>
              </table:table-cell>
              <table:table-cell office:value-type="float" office:value="0.00174759">
                <text:p>0.001747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133594">
                <text:p>0.0133594</text:p>
              </table:table-cell>
              <table:table-cell office:value-type="float" office:value="0.00112071">
                <text:p>0.00112071</text:p>
              </table:table-cell>
              <table:table-cell office:value-type="float" office:value="0.398892">
                <text:p>0.398892</text:p>
              </table:table-cell>
              <table:table-cell office:value-type="float" office:value="0.0867225">
                <text:p>0.0867225</text:p>
              </table:table-cell>
              <table:table-cell office:value-type="float" office:value="0.00178627">
                <text:p>0.00178627</text:p>
              </table:table-cell>
              <table:table-cell office:value-type="float" office:value="0.00081912">
                <text:p>0.00081912</text:p>
              </table:table-cell>
              <table:table-cell office:value-type="float" office:value="0.00177404">
                <text:p>0.001774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500">
                <text:p>323500</text:p>
              </table:table-cell>
              <table:table-cell office:value-type="float" office:value="NaN">
                <text:p>NaN</text:p>
              </table:table-cell>
              <table:table-cell office:value-type="float" office:value="0.0135086">
                <text:p>0.0135086</text:p>
              </table:table-cell>
              <table:table-cell office:value-type="float" office:value="0.00115269">
                <text:p>0.00115269</text:p>
              </table:table-cell>
              <table:table-cell office:value-type="float" office:value="0.392956">
                <text:p>0.392956</text:p>
              </table:table-cell>
              <table:table-cell office:value-type="float" office:value="0.0822728">
                <text:p>0.0822728</text:p>
              </table:table-cell>
              <table:table-cell office:value-type="float" office:value="0.00181233">
                <text:p>0.00181233</text:p>
              </table:table-cell>
              <table:table-cell office:value-type="float" office:value="0.000823068">
                <text:p>0.000823068</text:p>
              </table:table-cell>
              <table:table-cell office:value-type="float" office:value="0.0018218">
                <text:p>0.00182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130384">
                <text:p>0.0130384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39711">
                <text:p>0.39711</text:p>
              </table:table-cell>
              <table:table-cell office:value-type="float" office:value="0.0906219">
                <text:p>0.0906219</text:p>
              </table:table-cell>
              <table:table-cell office:value-type="float" office:value="0.00181707">
                <text:p>0.00181707</text:p>
              </table:table-cell>
              <table:table-cell office:value-type="float" office:value="0.000825436">
                <text:p>0.000825436</text:p>
              </table:table-cell>
              <table:table-cell office:value-type="float" office:value="0.00179338">
                <text:p>0.001793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500">
                <text:p>324500</text:p>
              </table:table-cell>
              <table:table-cell office:value-type="float" office:value="NaN">
                <text:p>NaN</text:p>
              </table:table-cell>
              <table:table-cell office:value-type="float" office:value="0.0139373">
                <text:p>0.0139373</text:p>
              </table:table-cell>
              <table:table-cell office:value-type="float" office:value="0.00114756">
                <text:p>0.00114756</text:p>
              </table:table-cell>
              <table:table-cell office:value-type="float" office:value="0.385523">
                <text:p>0.385523</text:p>
              </table:table-cell>
              <table:table-cell office:value-type="float" office:value="0.0876012">
                <text:p>0.0876012</text:p>
              </table:table-cell>
              <table:table-cell office:value-type="float" office:value="0.00187707">
                <text:p>0.00187707</text:p>
              </table:table-cell>
              <table:table-cell office:value-type="float" office:value="0.000857806">
                <text:p>0.000857806</text:p>
              </table:table-cell>
              <table:table-cell office:value-type="float" office:value="0.00176061">
                <text:p>0.001760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132113">
                <text:p>0.0132113</text:p>
              </table:table-cell>
              <table:table-cell office:value-type="float" office:value="0.00114243">
                <text:p>0.00114243</text:p>
              </table:table-cell>
              <table:table-cell office:value-type="float" office:value="0.396084">
                <text:p>0.396084</text:p>
              </table:table-cell>
              <table:table-cell office:value-type="float" office:value="0.0836414">
                <text:p>0.0836414</text:p>
              </table:table-cell>
              <table:table-cell office:value-type="float" office:value="0.00182693">
                <text:p>0.00182693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00178075">
                <text:p>0.001780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500">
                <text:p>325500</text:p>
              </table:table-cell>
              <table:table-cell office:value-type="float" office:value="NaN">
                <text:p>NaN</text:p>
              </table:table-cell>
              <table:table-cell office:value-type="float" office:value="0.0142843">
                <text:p>0.0142843</text:p>
              </table:table-cell>
              <table:table-cell office:value-type="float" office:value="0.00116019">
                <text:p>0.00116019</text:p>
              </table:table-cell>
              <table:table-cell office:value-type="float" office:value="0.38566">
                <text:p>0.38566</text:p>
              </table:table-cell>
              <table:table-cell office:value-type="float" office:value="0.0843488">
                <text:p>0.0843488</text:p>
              </table:table-cell>
              <table:table-cell office:value-type="float" office:value="0.00189483">
                <text:p>0.00189483</text:p>
              </table:table-cell>
              <table:table-cell office:value-type="float" office:value="0.000886229">
                <text:p>0.000886229</text:p>
              </table:table-cell>
              <table:table-cell office:value-type="float" office:value="0.00185022">
                <text:p>0.001850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139546">
                <text:p>0.0139546</text:p>
              </table:table-cell>
              <table:table-cell office:value-type="float" office:value="0.00115308">
                <text:p>0.00115308</text:p>
              </table:table-cell>
              <table:table-cell office:value-type="float" office:value="0.388028">
                <text:p>0.388028</text:p>
              </table:table-cell>
              <table:table-cell office:value-type="float" office:value="0.0828642">
                <text:p>0.0828642</text:p>
              </table:table-cell>
              <table:table-cell office:value-type="float" office:value="0.00193865">
                <text:p>0.00193865</text:p>
              </table:table-cell>
              <table:table-cell office:value-type="float" office:value="0.000841226">
                <text:p>0.000841226</text:p>
              </table:table-cell>
              <table:table-cell office:value-type="float" office:value="0.00181233">
                <text:p>0.001812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500">
                <text:p>326500</text:p>
              </table:table-cell>
              <table:table-cell office:value-type="float" office:value="NaN">
                <text:p>NaN</text:p>
              </table:table-cell>
              <table:table-cell office:value-type="float" office:value="0.014334">
                <text:p>0.014334</text:p>
              </table:table-cell>
              <table:table-cell office:value-type="float" office:value="0.00122019">
                <text:p>0.00122019</text:p>
              </table:table-cell>
              <table:table-cell office:value-type="float" office:value="0.391264">
                <text:p>0.391264</text:p>
              </table:table-cell>
              <table:table-cell office:value-type="float" office:value="0.0900345">
                <text:p>0.0900345</text:p>
              </table:table-cell>
              <table:table-cell office:value-type="float" office:value="0.00242025">
                <text:p>0.00242025</text:p>
              </table:table-cell>
              <table:table-cell office:value-type="float" office:value="0.000845174">
                <text:p>0.000845174</text:p>
              </table:table-cell>
              <table:table-cell office:value-type="float" office:value="0.00184233">
                <text:p>0.001842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132855">
                <text:p>0.0132855</text:p>
              </table:table-cell>
              <table:table-cell office:value-type="float" office:value="0.00111519">
                <text:p>0.00111519</text:p>
              </table:table-cell>
              <table:table-cell office:value-type="float" office:value="0.417033">
                <text:p>0.417033</text:p>
              </table:table-cell>
              <table:table-cell office:value-type="float" office:value="0.0879036">
                <text:p>0.0879036</text:p>
              </table:table-cell>
              <table:table-cell office:value-type="float" office:value="0.00218379">
                <text:p>0.00218379</text:p>
              </table:table-cell>
              <table:table-cell office:value-type="float" office:value="0.000855043">
                <text:p>0.000855043</text:p>
              </table:table-cell>
              <table:table-cell office:value-type="float" office:value="0.00181825">
                <text:p>0.001818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500">
                <text:p>327500</text:p>
              </table:table-cell>
              <table:table-cell office:value-type="float" office:value="NaN">
                <text:p>NaN</text:p>
              </table:table-cell>
              <table:table-cell office:value-type="float" office:value="0.0138856">
                <text:p>0.0138856</text:p>
              </table:table-cell>
              <table:table-cell office:value-type="float" office:value="0.00116572">
                <text:p>0.00116572</text:p>
              </table:table-cell>
              <table:table-cell office:value-type="float" office:value="0.390353">
                <text:p>0.390353</text:p>
              </table:table-cell>
              <table:table-cell office:value-type="float" office:value="0.0822329">
                <text:p>0.0822329</text:p>
              </table:table-cell>
              <table:table-cell office:value-type="float" office:value="0.00204602">
                <text:p>0.00204602</text:p>
              </table:table-cell>
              <table:table-cell office:value-type="float" office:value="0.000865701">
                <text:p>0.000865701</text:p>
              </table:table-cell>
              <table:table-cell office:value-type="float" office:value="0.00177285">
                <text:p>0.001772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149289">
                <text:p>0.0149289</text:p>
              </table:table-cell>
              <table:table-cell office:value-type="float" office:value="0.00116651">
                <text:p>0.00116651</text:p>
              </table:table-cell>
              <table:table-cell office:value-type="float" office:value="0.40263">
                <text:p>0.40263</text:p>
              </table:table-cell>
              <table:table-cell office:value-type="float" office:value="0.0852323">
                <text:p>0.0852323</text:p>
              </table:table-cell>
              <table:table-cell office:value-type="float" office:value="0.00198918">
                <text:p>0.00198918</text:p>
              </table:table-cell>
              <table:table-cell office:value-type="float" office:value="0.00086728">
                <text:p>0.00086728</text:p>
              </table:table-cell>
              <table:table-cell office:value-type="float" office:value="0.00181312">
                <text:p>0.001813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500">
                <text:p>328500</text:p>
              </table:table-cell>
              <table:table-cell office:value-type="float" office:value="NaN">
                <text:p>NaN</text:p>
              </table:table-cell>
              <table:table-cell office:value-type="float" office:value="0.0139704">
                <text:p>0.0139704</text:p>
              </table:table-cell>
              <table:table-cell office:value-type="float" office:value="0.00113532">
                <text:p>0.00113532</text:p>
              </table:table-cell>
              <table:table-cell office:value-type="float" office:value="0.406837">
                <text:p>0.406837</text:p>
              </table:table-cell>
              <table:table-cell office:value-type="float" office:value="0.0854767">
                <text:p>0.0854767</text:p>
              </table:table-cell>
              <table:table-cell office:value-type="float" office:value="0.00192562">
                <text:p>0.00192562</text:p>
              </table:table-cell>
              <table:table-cell office:value-type="float" office:value="0.000868465">
                <text:p>0.000868465</text:p>
              </table:table-cell>
              <table:table-cell office:value-type="float" office:value="0.00193549">
                <text:p>0.001935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135323">
                <text:p>0.0135323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399687">
                <text:p>0.399687</text:p>
              </table:table-cell>
              <table:table-cell office:value-type="float" office:value="0.087015">
                <text:p>0.087015</text:p>
              </table:table-cell>
              <table:table-cell office:value-type="float" office:value="0.00187115">
                <text:p>0.00187115</text:p>
              </table:table-cell>
              <table:table-cell office:value-type="float" office:value="0.000865701">
                <text:p>0.000865701</text:p>
              </table:table-cell>
              <table:table-cell office:value-type="float" office:value="0.00190312">
                <text:p>0.00190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500">
                <text:p>329500</text:p>
              </table:table-cell>
              <table:table-cell office:value-type="float" office:value="NaN">
                <text:p>NaN</text:p>
              </table:table-cell>
              <table:table-cell office:value-type="float" office:value="0.0143798">
                <text:p>0.0143798</text:p>
              </table:table-cell>
              <table:table-cell office:value-type="float" office:value="0.00125414">
                <text:p>0.00125414</text:p>
              </table:table-cell>
              <table:table-cell office:value-type="float" office:value="0.380028">
                <text:p>0.380028</text:p>
              </table:table-cell>
              <table:table-cell office:value-type="float" office:value="0.0809247">
                <text:p>0.0809247</text:p>
              </table:table-cell>
              <table:table-cell office:value-type="float" office:value="0.00193549">
                <text:p>0.00193549</text:p>
              </table:table-cell>
              <table:table-cell office:value-type="float" office:value="0.000905967">
                <text:p>0.000905967</text:p>
              </table:table-cell>
              <table:table-cell office:value-type="float" office:value="0.00194931">
                <text:p>0.001949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13389">
                <text:p>0.013389</text:p>
              </table:table-cell>
              <table:table-cell office:value-type="float" office:value="0.00113493">
                <text:p>0.00113493</text:p>
              </table:table-cell>
              <table:table-cell office:value-type="float" office:value="0.399688">
                <text:p>0.399688</text:p>
              </table:table-cell>
              <table:table-cell office:value-type="float" office:value="0.0872839">
                <text:p>0.0872839</text:p>
              </table:table-cell>
              <table:table-cell office:value-type="float" office:value="0.00184233">
                <text:p>0.00184233</text:p>
              </table:table-cell>
              <table:table-cell office:value-type="float" office:value="0.000856227">
                <text:p>0.000856227</text:p>
              </table:table-cell>
              <table:table-cell office:value-type="float" office:value="0.00207129">
                <text:p>0.002071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500">
                <text:p>330500</text:p>
              </table:table-cell>
              <table:table-cell office:value-type="float" office:value="NaN">
                <text:p>NaN</text:p>
              </table:table-cell>
              <table:table-cell office:value-type="float" office:value="0.0132954">
                <text:p>0.0132954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377084">
                <text:p>0.377084</text:p>
              </table:table-cell>
              <table:table-cell office:value-type="float" office:value="0.0837453">
                <text:p>0.0837453</text:p>
              </table:table-cell>
              <table:table-cell office:value-type="float" office:value="0.00227025">
                <text:p>0.00227025</text:p>
              </table:table-cell>
              <table:table-cell office:value-type="float" office:value="0.000864122">
                <text:p>0.000864122</text:p>
              </table:table-cell>
              <table:table-cell office:value-type="float" office:value="0.00193983">
                <text:p>0.001939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136171">
                <text:p>0.0136171</text:p>
              </table:table-cell>
              <table:table-cell office:value-type="float" office:value="0.00122611">
                <text:p>0.00122611</text:p>
              </table:table-cell>
              <table:table-cell office:value-type="float" office:value="0.385736">
                <text:p>0.385736</text:p>
              </table:table-cell>
              <table:table-cell office:value-type="float" office:value="0.0840378">
                <text:p>0.0840378</text:p>
              </table:table-cell>
              <table:table-cell office:value-type="float" office:value="0.00215498">
                <text:p>0.00215498</text:p>
              </table:table-cell>
              <table:table-cell office:value-type="float" office:value="0.000872412">
                <text:p>0.000872412</text:p>
              </table:table-cell>
              <table:table-cell office:value-type="float" office:value="0.00190431">
                <text:p>0.001904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500">
                <text:p>331500</text:p>
              </table:table-cell>
              <table:table-cell office:value-type="float" office:value="NaN">
                <text:p>NaN</text:p>
              </table:table-cell>
              <table:table-cell office:value-type="float" office:value="0.014021">
                <text:p>0.014021</text:p>
              </table:table-cell>
              <table:table-cell office:value-type="float" office:value="0.00115229">
                <text:p>0.00115229</text:p>
              </table:table-cell>
              <table:table-cell office:value-type="float" office:value="0.407422">
                <text:p>0.407422</text:p>
              </table:table-cell>
              <table:table-cell office:value-type="float" office:value="0.0884673">
                <text:p>0.0884673</text:p>
              </table:table-cell>
              <table:table-cell office:value-type="float" office:value="0.00209418">
                <text:p>0.00209418</text:p>
              </table:table-cell>
              <table:table-cell office:value-type="float" office:value="0.000884255">
                <text:p>0.000884255</text:p>
              </table:table-cell>
              <table:table-cell office:value-type="float" office:value="0.00204839">
                <text:p>0.002048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139566">
                <text:p>0.0139566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395415">
                <text:p>0.395415</text:p>
              </table:table-cell>
              <table:table-cell office:value-type="float" office:value="0.0838361">
                <text:p>0.0838361</text:p>
              </table:table-cell>
              <table:table-cell office:value-type="float" office:value="0.00204366">
                <text:p>0.00204366</text:p>
              </table:table-cell>
              <table:table-cell office:value-type="float" office:value="0.000872807">
                <text:p>0.000872807</text:p>
              </table:table-cell>
              <table:table-cell office:value-type="float" office:value="0.00200734">
                <text:p>0.002007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500">
                <text:p>332500</text:p>
              </table:table-cell>
              <table:table-cell office:value-type="float" office:value="NaN">
                <text:p>NaN</text:p>
              </table:table-cell>
              <table:table-cell office:value-type="float" office:value="0.0148946">
                <text:p>0.0148946</text:p>
              </table:table-cell>
              <table:table-cell office:value-type="float" office:value="0.00117559">
                <text:p>0.00117559</text:p>
              </table:table-cell>
              <table:table-cell office:value-type="float" office:value="0.393684">
                <text:p>0.393684</text:p>
              </table:table-cell>
              <table:table-cell office:value-type="float" office:value="0.0872199">
                <text:p>0.0872199</text:p>
              </table:table-cell>
              <table:table-cell office:value-type="float" office:value="0.00217274">
                <text:p>0.00217274</text:p>
              </table:table-cell>
              <table:table-cell office:value-type="float" office:value="0.000904388">
                <text:p>0.000904388</text:p>
              </table:table-cell>
              <table:table-cell office:value-type="float" office:value="0.00193826">
                <text:p>0.001938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141027">
                <text:p>0.0141027</text:p>
              </table:table-cell>
              <table:table-cell office:value-type="float" office:value="0.00112427">
                <text:p>0.00112427</text:p>
              </table:table-cell>
              <table:table-cell office:value-type="float" office:value="0.384833">
                <text:p>0.384833</text:p>
              </table:table-cell>
              <table:table-cell office:value-type="float" office:value="0.0839991">
                <text:p>0.0839991</text:p>
              </table:table-cell>
              <table:table-cell office:value-type="float" office:value="0.00204642">
                <text:p>0.00204642</text:p>
              </table:table-cell>
              <table:table-cell office:value-type="float" office:value="0.000879913">
                <text:p>0.000879913</text:p>
              </table:table-cell>
              <table:table-cell office:value-type="float" office:value="0.00189602">
                <text:p>0.001896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500">
                <text:p>333500</text:p>
              </table:table-cell>
              <table:table-cell office:value-type="float" office:value="NaN">
                <text:p>NaN</text:p>
              </table:table-cell>
              <table:table-cell office:value-type="float" office:value="0.0140522">
                <text:p>0.0140522</text:p>
              </table:table-cell>
              <table:table-cell office:value-type="float" office:value="0.00128493">
                <text:p>0.00128493</text:p>
              </table:table-cell>
              <table:table-cell office:value-type="float" office:value="0.383238">
                <text:p>0.383238</text:p>
              </table:table-cell>
              <table:table-cell office:value-type="float" office:value="0.0814395">
                <text:p>0.0814395</text:p>
              </table:table-cell>
              <table:table-cell office:value-type="float" office:value="0.00196984">
                <text:p>0.00196984</text:p>
              </table:table-cell>
              <table:table-cell office:value-type="float" office:value="0.000873597">
                <text:p>0.000873597</text:p>
              </table:table-cell>
              <table:table-cell office:value-type="float" office:value="0.00189681">
                <text:p>0.001896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137691">
                <text:p>0.0137691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38691">
                <text:p>0.38691</text:p>
              </table:table-cell>
              <table:table-cell office:value-type="float" office:value="0.0866554">
                <text:p>0.0866554</text:p>
              </table:table-cell>
              <table:table-cell office:value-type="float" office:value="0.00195681">
                <text:p>0.00195681</text:p>
              </table:table-cell>
              <table:table-cell office:value-type="float" office:value="0.000880307">
                <text:p>0.000880307</text:p>
              </table:table-cell>
              <table:table-cell office:value-type="float" office:value="0.00184707">
                <text:p>0.001847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500">
                <text:p>334500</text:p>
              </table:table-cell>
              <table:table-cell office:value-type="float" office:value="NaN">
                <text:p>NaN</text:p>
              </table:table-cell>
              <table:table-cell office:value-type="float" office:value="0.0144959">
                <text:p>0.0144959</text:p>
              </table:table-cell>
              <table:table-cell office:value-type="float" office:value="0.00120046">
                <text:p>0.00120046</text:p>
              </table:table-cell>
              <table:table-cell office:value-type="float" office:value="0.416445">
                <text:p>0.416445</text:p>
              </table:table-cell>
              <table:table-cell office:value-type="float" office:value="0.0877935">
                <text:p>0.0877935</text:p>
              </table:table-cell>
              <table:table-cell office:value-type="float" office:value="0.00190549">
                <text:p>0.00190549</text:p>
              </table:table-cell>
              <table:table-cell office:value-type="float" office:value="0.000872412">
                <text:p>0.000872412</text:p>
              </table:table-cell>
              <table:table-cell office:value-type="float" office:value="0.00189404">
                <text:p>0.001894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139483">
                <text:p>0.0139483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398245">
                <text:p>0.398245</text:p>
              </table:table-cell>
              <table:table-cell office:value-type="float" office:value="0.0865457">
                <text:p>0.0865457</text:p>
              </table:table-cell>
              <table:table-cell office:value-type="float" office:value="0.00188338">
                <text:p>0.00188338</text:p>
              </table:table-cell>
              <table:table-cell office:value-type="float" office:value="0.000865307">
                <text:p>0.000865307</text:p>
              </table:table-cell>
              <table:table-cell office:value-type="float" office:value="0.00187983">
                <text:p>0.001879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500">
                <text:p>335500</text:p>
              </table:table-cell>
              <table:table-cell office:value-type="float" office:value="NaN">
                <text:p>NaN</text:p>
              </table:table-cell>
              <table:table-cell office:value-type="float" office:value="0.0145405">
                <text:p>0.0145405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407328">
                <text:p>0.407328</text:p>
              </table:table-cell>
              <table:table-cell office:value-type="float" office:value="0.0893315">
                <text:p>0.0893315</text:p>
              </table:table-cell>
              <table:table-cell office:value-type="float" office:value="0.00186562">
                <text:p>0.00186562</text:p>
              </table:table-cell>
              <table:table-cell office:value-type="float" office:value="0.000858596">
                <text:p>0.000858596</text:p>
              </table:table-cell>
              <table:table-cell office:value-type="float" office:value="0.00184746">
                <text:p>0.001847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149597">
                <text:p>0.0149597</text:p>
              </table:table-cell>
              <table:table-cell office:value-type="float" office:value="0.00115072">
                <text:p>0.00115072</text:p>
              </table:table-cell>
              <table:table-cell office:value-type="float" office:value="0.389534">
                <text:p>0.389534</text:p>
              </table:table-cell>
              <table:table-cell office:value-type="float" office:value="0.0824244">
                <text:p>0.0824244</text:p>
              </table:table-cell>
              <table:table-cell office:value-type="float" office:value="0.00191615">
                <text:p>0.00191615</text:p>
              </table:table-cell>
              <table:table-cell office:value-type="float" office:value="0.00090873">
                <text:p>0.00090873</text:p>
              </table:table-cell>
              <table:table-cell office:value-type="float" office:value="0.00179812">
                <text:p>0.001798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500">
                <text:p>336500</text:p>
              </table:table-cell>
              <table:table-cell office:value-type="float" office:value="NaN">
                <text:p>NaN</text:p>
              </table:table-cell>
              <table:table-cell office:value-type="float" office:value="0.0149629">
                <text:p>0.0149629</text:p>
              </table:table-cell>
              <table:table-cell office:value-type="float" office:value="0.00116216">
                <text:p>0.00116216</text:p>
              </table:table-cell>
              <table:table-cell office:value-type="float" office:value="0.395616">
                <text:p>0.395616</text:p>
              </table:table-cell>
              <table:table-cell office:value-type="float" office:value="0.0853756">
                <text:p>0.0853756</text:p>
              </table:table-cell>
              <table:table-cell office:value-type="float" office:value="0.00201286">
                <text:p>0.00201286</text:p>
              </table:table-cell>
              <table:table-cell office:value-type="float" office:value="0.000909519">
                <text:p>0.000909519</text:p>
              </table:table-cell>
              <table:table-cell office:value-type="float" office:value="0.00177562">
                <text:p>0.001775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141935">
                <text:p>0.0141935</text:p>
              </table:table-cell>
              <table:table-cell office:value-type="float" office:value="0.00117243">
                <text:p>0.00117243</text:p>
              </table:table-cell>
              <table:table-cell office:value-type="float" office:value="0.397749">
                <text:p>0.397749</text:p>
              </table:table-cell>
              <table:table-cell office:value-type="float" office:value="0.0844602">
                <text:p>0.0844602</text:p>
              </table:table-cell>
              <table:table-cell office:value-type="float" office:value="0.00196786">
                <text:p>0.00196786</text:p>
              </table:table-cell>
              <table:table-cell office:value-type="float" office:value="0.000877149">
                <text:p>0.000877149</text:p>
              </table:table-cell>
              <table:table-cell office:value-type="float" office:value="0.00187707">
                <text:p>0.001877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500">
                <text:p>337500</text:p>
              </table:table-cell>
              <table:table-cell office:value-type="float" office:value="NaN">
                <text:p>NaN</text:p>
              </table:table-cell>
              <table:table-cell office:value-type="float" office:value="0.014302">
                <text:p>0.014302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383323">
                <text:p>0.383323</text:p>
              </table:table-cell>
              <table:table-cell office:value-type="float" office:value="0.0828101">
                <text:p>0.0828101</text:p>
              </table:table-cell>
              <table:table-cell office:value-type="float" office:value="0.00188615">
                <text:p>0.00188615</text:p>
              </table:table-cell>
              <table:table-cell office:value-type="float" office:value="0.000873202">
                <text:p>0.000873202</text:p>
              </table:table-cell>
              <table:table-cell office:value-type="float" office:value="0.00179693">
                <text:p>0.001796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146624">
                <text:p>0.0146624</text:p>
              </table:table-cell>
              <table:table-cell office:value-type="float" office:value="0.0011444">
                <text:p>0.0011444</text:p>
              </table:table-cell>
              <table:table-cell office:value-type="float" office:value="0.377676">
                <text:p>0.377676</text:p>
              </table:table-cell>
              <table:table-cell office:value-type="float" office:value="0.0877982">
                <text:p>0.0877982</text:p>
              </table:table-cell>
              <table:table-cell office:value-type="float" office:value="0.00189246">
                <text:p>0.00189246</text:p>
              </table:table-cell>
              <table:table-cell office:value-type="float" office:value="0.000875176">
                <text:p>0.000875176</text:p>
              </table:table-cell>
              <table:table-cell office:value-type="float" office:value="0.00180996">
                <text:p>0.001809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500">
                <text:p>338500</text:p>
              </table:table-cell>
              <table:table-cell office:value-type="float" office:value="NaN">
                <text:p>NaN</text:p>
              </table:table-cell>
              <table:table-cell office:value-type="float" office:value="0.0144414">
                <text:p>0.0144414</text:p>
              </table:table-cell>
              <table:table-cell office:value-type="float" office:value="0.0011444">
                <text:p>0.0011444</text:p>
              </table:table-cell>
              <table:table-cell office:value-type="float" office:value="0.398826">
                <text:p>0.398826</text:p>
              </table:table-cell>
              <table:table-cell office:value-type="float" office:value="0.0884622">
                <text:p>0.0884622</text:p>
              </table:table-cell>
              <table:table-cell office:value-type="float" office:value="0.00190667">
                <text:p>0.00190667</text:p>
              </table:table-cell>
              <table:table-cell office:value-type="float" office:value="0.00088386">
                <text:p>0.00088386</text:p>
              </table:table-cell>
              <table:table-cell office:value-type="float" office:value="0.00185812">
                <text:p>0.001858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145109">
                <text:p>0.0145109</text:p>
              </table:table-cell>
              <table:table-cell office:value-type="float" office:value="0.00118506">
                <text:p>0.00118506</text:p>
              </table:table-cell>
              <table:table-cell office:value-type="float" office:value="0.371424">
                <text:p>0.371424</text:p>
              </table:table-cell>
              <table:table-cell office:value-type="float" office:value="0.0814679">
                <text:p>0.0814679</text:p>
              </table:table-cell>
              <table:table-cell office:value-type="float" office:value="0.00189799">
                <text:p>0.00189799</text:p>
              </table:table-cell>
              <table:table-cell office:value-type="float" office:value="0.00089294">
                <text:p>0.00089294</text:p>
              </table:table-cell>
              <table:table-cell office:value-type="float" office:value="0.00181035">
                <text:p>0.001810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500">
                <text:p>339500</text:p>
              </table:table-cell>
              <table:table-cell office:value-type="float" office:value="NaN">
                <text:p>NaN</text:p>
              </table:table-cell>
              <table:table-cell office:value-type="float" office:value="0.0144959">
                <text:p>0.0144959</text:p>
              </table:table-cell>
              <table:table-cell office:value-type="float" office:value="0.0011215">
                <text:p>0.0011215</text:p>
              </table:table-cell>
              <table:table-cell office:value-type="float" office:value="0.397397">
                <text:p>0.397397</text:p>
              </table:table-cell>
              <table:table-cell office:value-type="float" office:value="0.0862792">
                <text:p>0.0862792</text:p>
              </table:table-cell>
              <table:table-cell office:value-type="float" office:value="0.00187746">
                <text:p>0.00187746</text:p>
              </table:table-cell>
              <table:table-cell office:value-type="float" office:value="0.000863333">
                <text:p>0.000863333</text:p>
              </table:table-cell>
              <table:table-cell office:value-type="float" office:value="0.00183364">
                <text:p>0.001833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146009">
                <text:p>0.0146009</text:p>
              </table:table-cell>
              <table:table-cell office:value-type="float" office:value="0.00115387">
                <text:p>0.00115387</text:p>
              </table:table-cell>
              <table:table-cell office:value-type="float" office:value="0.378183">
                <text:p>0.378183</text:p>
              </table:table-cell>
              <table:table-cell office:value-type="float" office:value="0.0817849">
                <text:p>0.0817849</text:p>
              </table:table-cell>
              <table:table-cell office:value-type="float" office:value="0.00190628">
                <text:p>0.00190628</text:p>
              </table:table-cell>
              <table:table-cell office:value-type="float" office:value="0.00087557">
                <text:p>0.00087557</text:p>
              </table:table-cell>
              <table:table-cell office:value-type="float" office:value="0.00181233">
                <text:p>0.001812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500">
                <text:p>340500</text:p>
              </table:table-cell>
              <table:table-cell office:value-type="float" office:value="NaN">
                <text:p>NaN</text:p>
              </table:table-cell>
              <table:table-cell office:value-type="float" office:value="0.0142357">
                <text:p>0.0142357</text:p>
              </table:table-cell>
              <table:table-cell office:value-type="float" office:value="0.0011594">
                <text:p>0.0011594</text:p>
              </table:table-cell>
              <table:table-cell office:value-type="float" office:value="0.381085">
                <text:p>0.381085</text:p>
              </table:table-cell>
              <table:table-cell office:value-type="float" office:value="0.0823107">
                <text:p>0.0823107</text:p>
              </table:table-cell>
              <table:table-cell office:value-type="float" office:value="0.00192404">
                <text:p>0.00192404</text:p>
              </table:table-cell>
              <table:table-cell office:value-type="float" office:value="0.000886229">
                <text:p>0.000886229</text:p>
              </table:table-cell>
              <table:table-cell office:value-type="float" office:value="0.00181943">
                <text:p>0.001819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150181">
                <text:p>0.0150181</text:p>
              </table:table-cell>
              <table:table-cell office:value-type="float" office:value="0.00119611">
                <text:p>0.00119611</text:p>
              </table:table-cell>
              <table:table-cell office:value-type="float" office:value="0.385448">
                <text:p>0.385448</text:p>
              </table:table-cell>
              <table:table-cell office:value-type="float" office:value="0.0838483">
                <text:p>0.0838483</text:p>
              </table:table-cell>
              <table:table-cell office:value-type="float" office:value="0.00212813">
                <text:p>0.00212813</text:p>
              </table:table-cell>
              <table:table-cell office:value-type="float" office:value="0.000906361">
                <text:p>0.000906361</text:p>
              </table:table-cell>
              <table:table-cell office:value-type="float" office:value="0.00189088">
                <text:p>0.001890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500">
                <text:p>341500</text:p>
              </table:table-cell>
              <table:table-cell office:value-type="float" office:value="NaN">
                <text:p>NaN</text:p>
              </table:table-cell>
              <table:table-cell office:value-type="float" office:value="0.0140348">
                <text:p>0.0140348</text:p>
              </table:table-cell>
              <table:table-cell office:value-type="float" office:value="0.0011744">
                <text:p>0.0011744</text:p>
              </table:table-cell>
              <table:table-cell office:value-type="float" office:value="0.378115">
                <text:p>0.378115</text:p>
              </table:table-cell>
              <table:table-cell office:value-type="float" office:value="0.0833829">
                <text:p>0.0833829</text:p>
              </table:table-cell>
              <table:table-cell office:value-type="float" office:value="0.00198207">
                <text:p>0.00198207</text:p>
              </table:table-cell>
              <table:table-cell office:value-type="float" office:value="0.000861754">
                <text:p>0.000861754</text:p>
              </table:table-cell>
              <table:table-cell office:value-type="float" office:value="0.0019276">
                <text:p>0.00192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142014">
                <text:p>0.0142014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387618">
                <text:p>0.387618</text:p>
              </table:table-cell>
              <table:table-cell office:value-type="float" office:value="0.0850637">
                <text:p>0.0850637</text:p>
              </table:table-cell>
              <table:table-cell office:value-type="float" office:value="0.00201681">
                <text:p>0.00201681</text:p>
              </table:table-cell>
              <table:table-cell office:value-type="float" office:value="0.000865307">
                <text:p>0.000865307</text:p>
              </table:table-cell>
              <table:table-cell office:value-type="float" office:value="0.00212616">
                <text:p>0.002126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500">
                <text:p>342500</text:p>
              </table:table-cell>
              <table:table-cell office:value-type="float" office:value="NaN">
                <text:p>NaN</text:p>
              </table:table-cell>
              <table:table-cell office:value-type="float" office:value="0.0136392">
                <text:p>0.0136392</text:p>
              </table:table-cell>
              <table:table-cell office:value-type="float" office:value="0.00115427">
                <text:p>0.00115427</text:p>
              </table:table-cell>
              <table:table-cell office:value-type="float" office:value="0.384346">
                <text:p>0.384346</text:p>
              </table:table-cell>
              <table:table-cell office:value-type="float" office:value="0.0842217">
                <text:p>0.0842217</text:p>
              </table:table-cell>
              <table:table-cell office:value-type="float" office:value="0.00188062">
                <text:p>0.00188062</text:p>
              </table:table-cell>
              <table:table-cell office:value-type="float" office:value="0.000840832">
                <text:p>0.000840832</text:p>
              </table:table-cell>
              <table:table-cell office:value-type="float" office:value="0.00210918">
                <text:p>0.002109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148756">
                <text:p>0.0148756</text:p>
              </table:table-cell>
              <table:table-cell office:value-type="float" office:value="0.00116887">
                <text:p>0.00116887</text:p>
              </table:table-cell>
              <table:table-cell office:value-type="float" office:value="0.391555">
                <text:p>0.391555</text:p>
              </table:table-cell>
              <table:table-cell office:value-type="float" office:value="0.0844764">
                <text:p>0.0844764</text:p>
              </table:table-cell>
              <table:table-cell office:value-type="float" office:value="0.00191496">
                <text:p>0.00191496</text:p>
              </table:table-cell>
              <table:table-cell office:value-type="float" office:value="0.000877149">
                <text:p>0.000877149</text:p>
              </table:table-cell>
              <table:table-cell office:value-type="float" office:value="0.00195918">
                <text:p>0.001959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500">
                <text:p>343500</text:p>
              </table:table-cell>
              <table:table-cell office:value-type="float" office:value="NaN">
                <text:p>NaN</text:p>
              </table:table-cell>
              <table:table-cell office:value-type="float" office:value="0.0148693">
                <text:p>0.0148693</text:p>
              </table:table-cell>
              <table:table-cell office:value-type="float" office:value="0.00114637">
                <text:p>0.00114637</text:p>
              </table:table-cell>
              <table:table-cell office:value-type="float" office:value="0.401262">
                <text:p>0.401262</text:p>
              </table:table-cell>
              <table:table-cell office:value-type="float" office:value="0.0860187">
                <text:p>0.0860187</text:p>
              </table:table-cell>
              <table:table-cell office:value-type="float" office:value="0.00186286">
                <text:p>0.00186286</text:p>
              </table:table-cell>
              <table:table-cell office:value-type="float" office:value="0.000851885">
                <text:p>0.000851885</text:p>
              </table:table-cell>
              <table:table-cell office:value-type="float" office:value="0.00194812">
                <text:p>0.001948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169603">
                <text:p>0.0169603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368796">
                <text:p>0.368796</text:p>
              </table:table-cell>
              <table:table-cell office:value-type="float" office:value="0.079866">
                <text:p>0.079866</text:p>
              </table:table-cell>
              <table:table-cell office:value-type="float" office:value="0.00189838">
                <text:p>0.00189838</text:p>
              </table:table-cell>
              <table:table-cell office:value-type="float" office:value="0.00089294">
                <text:p>0.00089294</text:p>
              </table:table-cell>
              <table:table-cell office:value-type="float" office:value="0.00207366">
                <text:p>0.002073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500">
                <text:p>344500</text:p>
              </table:table-cell>
              <table:table-cell office:value-type="float" office:value="NaN">
                <text:p>NaN</text:p>
              </table:table-cell>
              <table:table-cell office:value-type="float" office:value="0.014512">
                <text:p>0.014512</text:p>
              </table:table-cell>
              <table:table-cell office:value-type="float" office:value="0.0011365">
                <text:p>0.0011365</text:p>
              </table:table-cell>
              <table:table-cell office:value-type="float" office:value="0.402265">
                <text:p>0.402265</text:p>
              </table:table-cell>
              <table:table-cell office:value-type="float" office:value="0.0858327">
                <text:p>0.0858327</text:p>
              </table:table-cell>
              <table:table-cell office:value-type="float" office:value="0.0018822">
                <text:p>0.0018822</text:p>
              </table:table-cell>
              <table:table-cell office:value-type="float" office:value="0.000870044">
                <text:p>0.000870044</text:p>
              </table:table-cell>
              <table:table-cell office:value-type="float" office:value="0.00207366">
                <text:p>0.002073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150118">
                <text:p>0.0150118</text:p>
              </table:table-cell>
              <table:table-cell office:value-type="float" office:value="0.00116493">
                <text:p>0.00116493</text:p>
              </table:table-cell>
              <table:table-cell office:value-type="float" office:value="0.377534">
                <text:p>0.377534</text:p>
              </table:table-cell>
              <table:table-cell office:value-type="float" office:value="0.0838234">
                <text:p>0.0838234</text:p>
              </table:table-cell>
              <table:table-cell office:value-type="float" office:value="0.0019197">
                <text:p>0.0019197</text:p>
              </table:table-cell>
              <table:table-cell office:value-type="float" office:value="0.00088465">
                <text:p>0.00088465</text:p>
              </table:table-cell>
              <table:table-cell office:value-type="float" office:value="0.00195247">
                <text:p>0.001952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500">
                <text:p>345500</text:p>
              </table:table-cell>
              <table:table-cell office:value-type="float" office:value="NaN">
                <text:p>NaN</text:p>
              </table:table-cell>
              <table:table-cell office:value-type="float" office:value="0.0153225">
                <text:p>0.0153225</text:p>
              </table:table-cell>
              <table:table-cell office:value-type="float" office:value="0.00112743">
                <text:p>0.00112743</text:p>
              </table:table-cell>
              <table:table-cell office:value-type="float" office:value="0.418114">
                <text:p>0.418114</text:p>
              </table:table-cell>
              <table:table-cell office:value-type="float" office:value="0.0894799">
                <text:p>0.0894799</text:p>
              </table:table-cell>
              <table:table-cell office:value-type="float" office:value="0.00189523">
                <text:p>0.00189523</text:p>
              </table:table-cell>
              <table:table-cell office:value-type="float" office:value="0.000883071">
                <text:p>0.000883071</text:p>
              </table:table-cell>
              <table:table-cell office:value-type="float" office:value="0.00192365">
                <text:p>0.001923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148322">
                <text:p>0.0148322</text:p>
              </table:table-cell>
              <table:table-cell office:value-type="float" office:value="0.00112032">
                <text:p>0.00112032</text:p>
              </table:table-cell>
              <table:table-cell office:value-type="float" office:value="0.38372">
                <text:p>0.38372</text:p>
              </table:table-cell>
              <table:table-cell office:value-type="float" office:value="0.0829447">
                <text:p>0.0829447</text:p>
              </table:table-cell>
              <table:table-cell office:value-type="float" office:value="0.00192839">
                <text:p>0.00192839</text:p>
              </table:table-cell>
              <table:table-cell office:value-type="float" office:value="0.000887413">
                <text:p>0.000887413</text:p>
              </table:table-cell>
              <table:table-cell office:value-type="float" office:value="0.00187944">
                <text:p>0.001879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500">
                <text:p>346500</text:p>
              </table:table-cell>
              <table:table-cell office:value-type="float" office:value="NaN">
                <text:p>NaN</text:p>
              </table:table-cell>
              <table:table-cell office:value-type="float" office:value="0.0157164">
                <text:p>0.0157164</text:p>
              </table:table-cell>
              <table:table-cell office:value-type="float" office:value="0.00115348">
                <text:p>0.00115348</text:p>
              </table:table-cell>
              <table:table-cell office:value-type="float" office:value="0.366286">
                <text:p>0.366286</text:p>
              </table:table-cell>
              <table:table-cell office:value-type="float" office:value="0.0819574">
                <text:p>0.0819574</text:p>
              </table:table-cell>
              <table:table-cell office:value-type="float" office:value="0.00192562">
                <text:p>0.00192562</text:p>
              </table:table-cell>
              <table:table-cell office:value-type="float" office:value="0.000909914">
                <text:p>0.000909914</text:p>
              </table:table-cell>
              <table:table-cell office:value-type="float" office:value="0.00186996">
                <text:p>0.001869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147248">
                <text:p>0.0147248</text:p>
              </table:table-cell>
              <table:table-cell office:value-type="float" office:value="0.00116216">
                <text:p>0.00116216</text:p>
              </table:table-cell>
              <table:table-cell office:value-type="float" office:value="0.347302">
                <text:p>0.347302</text:p>
              </table:table-cell>
              <table:table-cell office:value-type="float" office:value="0.0774627">
                <text:p>0.0774627</text:p>
              </table:table-cell>
              <table:table-cell office:value-type="float" office:value="0.00190075">
                <text:p>0.00190075</text:p>
              </table:table-cell>
              <table:table-cell office:value-type="float" office:value="0.00088386">
                <text:p>0.00088386</text:p>
              </table:table-cell>
              <table:table-cell office:value-type="float" office:value="0.0018068">
                <text:p>0.00180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500">
                <text:p>347500</text:p>
              </table:table-cell>
              <table:table-cell office:value-type="float" office:value="NaN">
                <text:p>NaN</text:p>
              </table:table-cell>
              <table:table-cell office:value-type="float" office:value="0.0138962">
                <text:p>0.0138962</text:p>
              </table:table-cell>
              <table:table-cell office:value-type="float" office:value="0.00110453">
                <text:p>0.00110453</text:p>
              </table:table-cell>
              <table:table-cell office:value-type="float" office:value="0.420237">
                <text:p>0.420237</text:p>
              </table:table-cell>
              <table:table-cell office:value-type="float" office:value="0.0969017">
                <text:p>0.0969017</text:p>
              </table:table-cell>
              <table:table-cell office:value-type="float" office:value="0.0018218">
                <text:p>0.0018218</text:p>
              </table:table-cell>
              <table:table-cell office:value-type="float" office:value="0.000832542">
                <text:p>0.000832542</text:p>
              </table:table-cell>
              <table:table-cell office:value-type="float" office:value="0.00186167">
                <text:p>0.001861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149814">
                <text:p>0.0149814</text:p>
              </table:table-cell>
              <table:table-cell office:value-type="float" office:value="0.00118072">
                <text:p>0.00118072</text:p>
              </table:table-cell>
              <table:table-cell office:value-type="float" office:value="0.381976">
                <text:p>0.381976</text:p>
              </table:table-cell>
              <table:table-cell office:value-type="float" office:value="0.0814541">
                <text:p>0.0814541</text:p>
              </table:table-cell>
              <table:table-cell office:value-type="float" office:value="0.00186917">
                <text:p>0.00186917</text:p>
              </table:table-cell>
              <table:table-cell office:value-type="float" office:value="0.000875176">
                <text:p>0.000875176</text:p>
              </table:table-cell>
              <table:table-cell office:value-type="float" office:value="0.00189483">
                <text:p>0.001894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500">
                <text:p>348500</text:p>
              </table:table-cell>
              <table:table-cell office:value-type="float" office:value="NaN">
                <text:p>NaN</text:p>
              </table:table-cell>
              <table:table-cell office:value-type="float" office:value="0.0149084">
                <text:p>0.0149084</text:p>
              </table:table-cell>
              <table:table-cell office:value-type="float" office:value="0.00115427">
                <text:p>0.00115427</text:p>
              </table:table-cell>
              <table:table-cell office:value-type="float" office:value="0.364574">
                <text:p>0.364574</text:p>
              </table:table-cell>
              <table:table-cell office:value-type="float" office:value="0.0796935">
                <text:p>0.0796935</text:p>
              </table:table-cell>
              <table:table-cell office:value-type="float" office:value="0.00194773">
                <text:p>0.00194773</text:p>
              </table:table-cell>
              <table:table-cell office:value-type="float" office:value="0.000895703">
                <text:p>0.000895703</text:p>
              </table:table-cell>
              <table:table-cell office:value-type="float" office:value="0.00185378">
                <text:p>0.001853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150146">
                <text:p>0.0150146</text:p>
              </table:table-cell>
              <table:table-cell office:value-type="float" office:value="0.00114203">
                <text:p>0.00114203</text:p>
              </table:table-cell>
              <table:table-cell office:value-type="float" office:value="0.371161">
                <text:p>0.371161</text:p>
              </table:table-cell>
              <table:table-cell office:value-type="float" office:value="0.0816767">
                <text:p>0.0816767</text:p>
              </table:table-cell>
              <table:table-cell office:value-type="float" office:value="0.0019197">
                <text:p>0.0019197</text:p>
              </table:table-cell>
              <table:table-cell office:value-type="float" office:value="0.000877149">
                <text:p>0.000877149</text:p>
              </table:table-cell>
              <table:table-cell office:value-type="float" office:value="0.00184509">
                <text:p>0.001845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500">
                <text:p>349500</text:p>
              </table:table-cell>
              <table:table-cell office:value-type="float" office:value="NaN">
                <text:p>NaN</text:p>
              </table:table-cell>
              <table:table-cell office:value-type="float" office:value="0.0149719">
                <text:p>0.0149719</text:p>
              </table:table-cell>
              <table:table-cell office:value-type="float" office:value="0.00115072">
                <text:p>0.00115072</text:p>
              </table:table-cell>
              <table:table-cell office:value-type="float" office:value="0.373238">
                <text:p>0.373238</text:p>
              </table:table-cell>
              <table:table-cell office:value-type="float" office:value="0.0815169">
                <text:p>0.0815169</text:p>
              </table:table-cell>
              <table:table-cell office:value-type="float" office:value="0.00193707">
                <text:p>0.00193707</text:p>
              </table:table-cell>
              <table:table-cell office:value-type="float" office:value="0.000896098">
                <text:p>0.000896098</text:p>
              </table:table-cell>
              <table:table-cell office:value-type="float" office:value="0.00192325">
                <text:p>0.001923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152866">
                <text:p>0.0152866</text:p>
              </table:table-cell>
              <table:table-cell office:value-type="float" office:value="0.00129638">
                <text:p>0.00129638</text:p>
              </table:table-cell>
              <table:table-cell office:value-type="float" office:value="0.383266">
                <text:p>0.383266</text:p>
              </table:table-cell>
              <table:table-cell office:value-type="float" office:value="0.0859085">
                <text:p>0.0859085</text:p>
              </table:table-cell>
              <table:table-cell office:value-type="float" office:value="0.00193075">
                <text:p>0.00193075</text:p>
              </table:table-cell>
              <table:table-cell office:value-type="float" office:value="0.000894913">
                <text:p>0.000894913</text:p>
              </table:table-cell>
              <table:table-cell office:value-type="float" office:value="0.00189325">
                <text:p>0.001893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500">
                <text:p>350500</text:p>
              </table:table-cell>
              <table:table-cell office:value-type="float" office:value="NaN">
                <text:p>NaN</text:p>
              </table:table-cell>
              <table:table-cell office:value-type="float" office:value="0.0152159">
                <text:p>0.0152159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399963">
                <text:p>0.399963</text:p>
              </table:table-cell>
              <table:table-cell office:value-type="float" office:value="0.0858347">
                <text:p>0.0858347</text:p>
              </table:table-cell>
              <table:table-cell office:value-type="float" office:value="0.00189325">
                <text:p>0.00189325</text:p>
              </table:table-cell>
              <table:table-cell office:value-type="float" office:value="0.000885044">
                <text:p>0.000885044</text:p>
              </table:table-cell>
              <table:table-cell office:value-type="float" office:value="0.00193154">
                <text:p>0.001931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148207">
                <text:p>0.0148207</text:p>
              </table:table-cell>
              <table:table-cell office:value-type="float" office:value="0.00114006">
                <text:p>0.00114006</text:p>
              </table:table-cell>
              <table:table-cell office:value-type="float" office:value="0.37848">
                <text:p>0.37848</text:p>
              </table:table-cell>
              <table:table-cell office:value-type="float" office:value="0.0833659">
                <text:p>0.0833659</text:p>
              </table:table-cell>
              <table:table-cell office:value-type="float" office:value="0.00188023">
                <text:p>0.00188023</text:p>
              </table:table-cell>
              <table:table-cell office:value-type="float" office:value="0.000887808">
                <text:p>0.000887808</text:p>
              </table:table-cell>
              <table:table-cell office:value-type="float" office:value="0.00186601">
                <text:p>0.001866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500">
                <text:p>351500</text:p>
              </table:table-cell>
              <table:table-cell office:value-type="float" office:value="NaN">
                <text:p>NaN</text:p>
              </table:table-cell>
              <table:table-cell office:value-type="float" office:value="0.0151231">
                <text:p>0.0151231</text:p>
              </table:table-cell>
              <table:table-cell office:value-type="float" office:value="0.00117164">
                <text:p>0.00117164</text:p>
              </table:table-cell>
              <table:table-cell office:value-type="float" office:value="0.371477">
                <text:p>0.371477</text:p>
              </table:table-cell>
              <table:table-cell office:value-type="float" office:value="0.0825259">
                <text:p>0.0825259</text:p>
              </table:table-cell>
              <table:table-cell office:value-type="float" office:value="0.00195484">
                <text:p>0.00195484</text:p>
              </table:table-cell>
              <table:table-cell office:value-type="float" office:value="0.000909125">
                <text:p>0.000909125</text:p>
              </table:table-cell>
              <table:table-cell office:value-type="float" office:value="0.00193391">
                <text:p>0.001933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145259">
                <text:p>0.0145259</text:p>
              </table:table-cell>
              <table:table-cell office:value-type="float" office:value="0.0011594">
                <text:p>0.0011594</text:p>
              </table:table-cell>
              <table:table-cell office:value-type="float" office:value="0.379051">
                <text:p>0.379051</text:p>
              </table:table-cell>
              <table:table-cell office:value-type="float" office:value="0.083883">
                <text:p>0.083883</text:p>
              </table:table-cell>
              <table:table-cell office:value-type="float" office:value="0.00184944">
                <text:p>0.00184944</text:p>
              </table:table-cell>
              <table:table-cell office:value-type="float" office:value="0.000854648">
                <text:p>0.000854648</text:p>
              </table:table-cell>
              <table:table-cell office:value-type="float" office:value="0.00187865">
                <text:p>0.001878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500">
                <text:p>352500</text:p>
              </table:table-cell>
              <table:table-cell office:value-type="float" office:value="NaN">
                <text:p>NaN</text:p>
              </table:table-cell>
              <table:table-cell office:value-type="float" office:value="0.0156525">
                <text:p>0.0156525</text:p>
              </table:table-cell>
              <table:table-cell office:value-type="float" office:value="0.00117519">
                <text:p>0.00117519</text:p>
              </table:table-cell>
              <table:table-cell office:value-type="float" office:value="0.388903">
                <text:p>0.388903</text:p>
              </table:table-cell>
              <table:table-cell office:value-type="float" office:value="0.0888041">
                <text:p>0.0888041</text:p>
              </table:table-cell>
              <table:table-cell office:value-type="float" office:value="0.00194615">
                <text:p>0.00194615</text:p>
              </table:table-cell>
              <table:table-cell office:value-type="float" office:value="0.000907546">
                <text:p>0.000907546</text:p>
              </table:table-cell>
              <table:table-cell office:value-type="float" office:value="0.0018901">
                <text:p>0.00189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150852">
                <text:p>0.0150852</text:p>
              </table:table-cell>
              <table:table-cell office:value-type="float" office:value="0.00142112">
                <text:p>0.00142112</text:p>
              </table:table-cell>
              <table:table-cell office:value-type="float" office:value="0.373464">
                <text:p>0.373464</text:p>
              </table:table-cell>
              <table:table-cell office:value-type="float" office:value="0.0804056">
                <text:p>0.0804056</text:p>
              </table:table-cell>
              <table:table-cell office:value-type="float" office:value="0.00194339">
                <text:p>0.00194339</text:p>
              </table:table-cell>
              <table:table-cell office:value-type="float" office:value="0.000897677">
                <text:p>0.000897677</text:p>
              </table:table-cell>
              <table:table-cell office:value-type="float" office:value="0.00187746">
                <text:p>0.001877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500">
                <text:p>353500</text:p>
              </table:table-cell>
              <table:table-cell office:value-type="float" office:value="NaN">
                <text:p>NaN</text:p>
              </table:table-cell>
              <table:table-cell office:value-type="float" office:value="0.0144082">
                <text:p>0.0144082</text:p>
              </table:table-cell>
              <table:table-cell office:value-type="float" office:value="0.00120638">
                <text:p>0.00120638</text:p>
              </table:table-cell>
              <table:table-cell office:value-type="float" office:value="0.381849">
                <text:p>0.381849</text:p>
              </table:table-cell>
              <table:table-cell office:value-type="float" office:value="0.0842395">
                <text:p>0.0842395</text:p>
              </table:table-cell>
              <table:table-cell office:value-type="float" office:value="0.00194418">
                <text:p>0.00194418</text:p>
              </table:table-cell>
              <table:table-cell office:value-type="float" office:value="0.000889387">
                <text:p>0.000889387</text:p>
              </table:table-cell>
              <table:table-cell office:value-type="float" office:value="0.00199984">
                <text:p>0.001999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154133">
                <text:p>0.0154133</text:p>
              </table:table-cell>
              <table:table-cell office:value-type="float" office:value="0.00116058">
                <text:p>0.00116058</text:p>
              </table:table-cell>
              <table:table-cell office:value-type="float" office:value="0.383444">
                <text:p>0.383444</text:p>
              </table:table-cell>
              <table:table-cell office:value-type="float" office:value="0.086372">
                <text:p>0.086372</text:p>
              </table:table-cell>
              <table:table-cell office:value-type="float" office:value="0.00191575">
                <text:p>0.00191575</text:p>
              </table:table-cell>
              <table:table-cell office:value-type="float" office:value="0.000888597">
                <text:p>0.000888597</text:p>
              </table:table-cell>
              <table:table-cell office:value-type="float" office:value="0.00191141">
                <text:p>0.001911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500">
                <text:p>354500</text:p>
              </table:table-cell>
              <table:table-cell office:value-type="float" office:value="NaN">
                <text:p>NaN</text:p>
              </table:table-cell>
              <table:table-cell office:value-type="float" office:value="0.0155538">
                <text:p>0.0155538</text:p>
              </table:table-cell>
              <table:table-cell office:value-type="float" office:value="0.0011744">
                <text:p>0.0011744</text:p>
              </table:table-cell>
              <table:table-cell office:value-type="float" office:value="0.362124">
                <text:p>0.362124</text:p>
              </table:table-cell>
              <table:table-cell office:value-type="float" office:value="0.0835905">
                <text:p>0.0835905</text:p>
              </table:table-cell>
              <table:table-cell office:value-type="float" office:value="0.00193786">
                <text:p>0.00193786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81549">
                <text:p>0.001815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155609">
                <text:p>0.0155609</text:p>
              </table:table-cell>
              <table:table-cell office:value-type="float" office:value="0.00116019">
                <text:p>0.00116019</text:p>
              </table:table-cell>
              <table:table-cell office:value-type="float" office:value="0.38664">
                <text:p>0.38664</text:p>
              </table:table-cell>
              <table:table-cell office:value-type="float" office:value="0.0858777">
                <text:p>0.0858777</text:p>
              </table:table-cell>
              <table:table-cell office:value-type="float" office:value="0.00193944">
                <text:p>0.00193944</text:p>
              </table:table-cell>
              <table:table-cell office:value-type="float" office:value="0.00110295">
                <text:p>0.00110295</text:p>
              </table:table-cell>
              <table:table-cell office:value-type="float" office:value="0.00183009">
                <text:p>0.001830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500">
                <text:p>355500</text:p>
              </table:table-cell>
              <table:table-cell office:value-type="float" office:value="NaN">
                <text:p>NaN</text:p>
              </table:table-cell>
              <table:table-cell office:value-type="float" office:value="0.0152645">
                <text:p>0.0152645</text:p>
              </table:table-cell>
              <table:table-cell office:value-type="float" office:value="0.0011819">
                <text:p>0.0011819</text:p>
              </table:table-cell>
              <table:table-cell office:value-type="float" office:value="0.386562">
                <text:p>0.386562</text:p>
              </table:table-cell>
              <table:table-cell office:value-type="float" office:value="0.0832601">
                <text:p>0.0832601</text:p>
              </table:table-cell>
              <table:table-cell office:value-type="float" office:value="0.00195799">
                <text:p>0.00195799</text:p>
              </table:table-cell>
              <table:table-cell office:value-type="float" office:value="0.00115782">
                <text:p>0.00115782</text:p>
              </table:table-cell>
              <table:table-cell office:value-type="float" office:value="0.00186246">
                <text:p>0.001862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151788">
                <text:p>0.0151788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406614">
                <text:p>0.406614</text:p>
              </table:table-cell>
              <table:table-cell office:value-type="float" office:value="0.0873529">
                <text:p>0.0873529</text:p>
              </table:table-cell>
              <table:table-cell office:value-type="float" office:value="0.00194931">
                <text:p>0.00194931</text:p>
              </table:table-cell>
              <table:table-cell office:value-type="float" office:value="0.00113335">
                <text:p>0.00113335</text:p>
              </table:table-cell>
              <table:table-cell office:value-type="float" office:value="0.00197141">
                <text:p>0.001971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500">
                <text:p>356500</text:p>
              </table:table-cell>
              <table:table-cell office:value-type="float" office:value="NaN">
                <text:p>NaN</text:p>
              </table:table-cell>
              <table:table-cell office:value-type="float" office:value="0.0150284">
                <text:p>0.0150284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382348">
                <text:p>0.382348</text:p>
              </table:table-cell>
              <table:table-cell office:value-type="float" office:value="0.0843485">
                <text:p>0.0843485</text:p>
              </table:table-cell>
              <table:table-cell office:value-type="float" office:value="0.0019347">
                <text:p>0.0019347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0192207">
                <text:p>0.001922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152893">
                <text:p>0.0152893</text:p>
              </table:table-cell>
              <table:table-cell office:value-type="float" office:value="0.00115743">
                <text:p>0.00115743</text:p>
              </table:table-cell>
              <table:table-cell office:value-type="float" office:value="0.383439">
                <text:p>0.383439</text:p>
              </table:table-cell>
              <table:table-cell office:value-type="float" office:value="0.083945">
                <text:p>0.083945</text:p>
              </table:table-cell>
              <table:table-cell office:value-type="float" office:value="0.00194497">
                <text:p>0.00194497</text:p>
              </table:table-cell>
              <table:table-cell office:value-type="float" office:value="0.000976628">
                <text:p>0.000976628</text:p>
              </table:table-cell>
              <table:table-cell office:value-type="float" office:value="0.00206339">
                <text:p>0.002063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500">
                <text:p>357500</text:p>
              </table:table-cell>
              <table:table-cell office:value-type="float" office:value="NaN">
                <text:p>NaN</text:p>
              </table:table-cell>
              <table:table-cell office:value-type="float" office:value="0.0152917">
                <text:p>0.0152917</text:p>
              </table:table-cell>
              <table:table-cell office:value-type="float" office:value="0.00125296">
                <text:p>0.00125296</text:p>
              </table:table-cell>
              <table:table-cell office:value-type="float" office:value="0.382717">
                <text:p>0.382717</text:p>
              </table:table-cell>
              <table:table-cell office:value-type="float" office:value="0.0852824">
                <text:p>0.0852824</text:p>
              </table:table-cell>
              <table:table-cell office:value-type="float" office:value="0.00197892">
                <text:p>0.00197892</text:p>
              </table:table-cell>
              <table:table-cell office:value-type="float" office:value="0.000960048">
                <text:p>0.000960048</text:p>
              </table:table-cell>
              <table:table-cell office:value-type="float" office:value="0.0019426">
                <text:p>0.00194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150118">
                <text:p>0.0150118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385905">
                <text:p>0.385905</text:p>
              </table:table-cell>
              <table:table-cell office:value-type="float" office:value="0.0844996">
                <text:p>0.0844996</text:p>
              </table:table-cell>
              <table:table-cell office:value-type="float" office:value="0.00194733">
                <text:p>0.00194733</text:p>
              </table:table-cell>
              <table:table-cell office:value-type="float" office:value="0.000930836">
                <text:p>0.000930836</text:p>
              </table:table-cell>
              <table:table-cell office:value-type="float" office:value="0.00189365">
                <text:p>0.001893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500">
                <text:p>358500</text:p>
              </table:table-cell>
              <table:table-cell office:value-type="float" office:value="NaN">
                <text:p>NaN</text:p>
              </table:table-cell>
              <table:table-cell office:value-type="float" office:value="0.0157615">
                <text:p>0.0157615</text:p>
              </table:table-cell>
              <table:table-cell office:value-type="float" office:value="0.0011519">
                <text:p>0.0011519</text:p>
              </table:table-cell>
              <table:table-cell office:value-type="float" office:value="0.39055">
                <text:p>0.39055</text:p>
              </table:table-cell>
              <table:table-cell office:value-type="float" office:value="0.0843007">
                <text:p>0.0843007</text:p>
              </table:table-cell>
              <table:table-cell office:value-type="float" office:value="0.00200221">
                <text:p>0.00200221</text:p>
              </table:table-cell>
              <table:table-cell office:value-type="float" office:value="0.000939126">
                <text:p>0.000939126</text:p>
              </table:table-cell>
              <table:table-cell office:value-type="float" office:value="0.0019272">
                <text:p>0.00192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156896">
                <text:p>0.0156896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376996">
                <text:p>0.376996</text:p>
              </table:table-cell>
              <table:table-cell office:value-type="float" office:value="0.0849378">
                <text:p>0.0849378</text:p>
              </table:table-cell>
              <table:table-cell office:value-type="float" office:value="0.00199865">
                <text:p>0.00199865</text:p>
              </table:table-cell>
              <table:table-cell office:value-type="float" office:value="0.000955706">
                <text:p>0.000955706</text:p>
              </table:table-cell>
              <table:table-cell office:value-type="float" office:value="0.00189917">
                <text:p>0.001899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500">
                <text:p>359500</text:p>
              </table:table-cell>
              <table:table-cell office:value-type="float" office:value="NaN">
                <text:p>NaN</text:p>
              </table:table-cell>
              <table:table-cell office:value-type="float" office:value="0.0149186">
                <text:p>0.0149186</text:p>
              </table:table-cell>
              <table:table-cell office:value-type="float" office:value="0.00117401">
                <text:p>0.00117401</text:p>
              </table:table-cell>
              <table:table-cell office:value-type="float" office:value="0.374922">
                <text:p>0.374922</text:p>
              </table:table-cell>
              <table:table-cell office:value-type="float" office:value="0.0835155">
                <text:p>0.0835155</text:p>
              </table:table-cell>
              <table:table-cell office:value-type="float" office:value="0.00192049">
                <text:p>0.00192049</text:p>
              </table:table-cell>
              <table:table-cell office:value-type="float" office:value="0.000930441">
                <text:p>0.000930441</text:p>
              </table:table-cell>
              <table:table-cell office:value-type="float" office:value="0.00187273">
                <text:p>0.001872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162466">
                <text:p>0.0162466</text:p>
              </table:table-cell>
              <table:table-cell office:value-type="float" office:value="0.00135323">
                <text:p>0.00135323</text:p>
              </table:table-cell>
              <table:table-cell office:value-type="float" office:value="0.371296">
                <text:p>0.371296</text:p>
              </table:table-cell>
              <table:table-cell office:value-type="float" office:value="0.0828736">
                <text:p>0.0828736</text:p>
              </table:table-cell>
              <table:table-cell office:value-type="float" office:value="0.00200536">
                <text:p>0.00200536</text:p>
              </table:table-cell>
              <table:table-cell office:value-type="float" office:value="0.000945442">
                <text:p>0.000945442</text:p>
              </table:table-cell>
              <table:table-cell office:value-type="float" office:value="0.00209734">
                <text:p>0.002097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500">
                <text:p>360500</text:p>
              </table:table-cell>
              <table:table-cell office:value-type="float" office:value="NaN">
                <text:p>NaN</text:p>
              </table:table-cell>
              <table:table-cell office:value-type="float" office:value="0.0148121">
                <text:p>0.0148121</text:p>
              </table:table-cell>
              <table:table-cell office:value-type="float" office:value="0.00156284">
                <text:p>0.00156284</text:p>
              </table:table-cell>
              <table:table-cell office:value-type="float" office:value="0.381277">
                <text:p>0.381277</text:p>
              </table:table-cell>
              <table:table-cell office:value-type="float" office:value="0.0884819">
                <text:p>0.0884819</text:p>
              </table:table-cell>
              <table:table-cell office:value-type="float" office:value="0.00190786">
                <text:p>0.00190786</text:p>
              </table:table-cell>
              <table:table-cell office:value-type="float" office:value="0.00112071">
                <text:p>0.00112071</text:p>
              </table:table-cell>
              <table:table-cell office:value-type="float" office:value="0.00220077">
                <text:p>0.002200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155167">
                <text:p>0.0155167</text:p>
              </table:table-cell>
              <table:table-cell office:value-type="float" office:value="0.00157311">
                <text:p>0.00157311</text:p>
              </table:table-cell>
              <table:table-cell office:value-type="float" office:value="0.367875">
                <text:p>0.367875</text:p>
              </table:table-cell>
              <table:table-cell office:value-type="float" office:value="0.0817691">
                <text:p>0.0817691</text:p>
              </table:table-cell>
              <table:table-cell office:value-type="float" office:value="0.00199471">
                <text:p>0.00199471</text:p>
              </table:table-cell>
              <table:table-cell office:value-type="float" office:value="0.00115032">
                <text:p>0.00115032</text:p>
              </table:table-cell>
              <table:table-cell office:value-type="float" office:value="0.00185338">
                <text:p>0.001853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500">
                <text:p>361500</text:p>
              </table:table-cell>
              <table:table-cell office:value-type="float" office:value="NaN">
                <text:p>NaN</text:p>
              </table:table-cell>
              <table:table-cell office:value-type="float" office:value="0.0151547">
                <text:p>0.0151547</text:p>
              </table:table-cell>
              <table:table-cell office:value-type="float" office:value="0.0014152">
                <text:p>0.0014152</text:p>
              </table:table-cell>
              <table:table-cell office:value-type="float" office:value="0.384261">
                <text:p>0.384261</text:p>
              </table:table-cell>
              <table:table-cell office:value-type="float" office:value="0.0880896">
                <text:p>0.0880896</text:p>
              </table:table-cell>
              <table:table-cell office:value-type="float" office:value="0.00192168">
                <text:p>0.00192168</text:p>
              </table:table-cell>
              <table:table-cell office:value-type="float" office:value="0.00157824">
                <text:p>0.00157824</text:p>
              </table:table-cell>
              <table:table-cell office:value-type="float" office:value="0.00188062">
                <text:p>0.001880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151362">
                <text:p>0.0151362</text:p>
              </table:table-cell>
              <table:table-cell office:value-type="float" office:value="0.00134454">
                <text:p>0.00134454</text:p>
              </table:table-cell>
              <table:table-cell office:value-type="float" office:value="0.39769">
                <text:p>0.39769</text:p>
              </table:table-cell>
              <table:table-cell office:value-type="float" office:value="0.090228">
                <text:p>0.090228</text:p>
              </table:table-cell>
              <table:table-cell office:value-type="float" office:value="0.00195168">
                <text:p>0.00195168</text:p>
              </table:table-cell>
              <table:table-cell office:value-type="float" office:value="0.00184865">
                <text:p>0.00184865</text:p>
              </table:table-cell>
              <table:table-cell office:value-type="float" office:value="0.00198997">
                <text:p>0.001989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500">
                <text:p>362500</text:p>
              </table:table-cell>
              <table:table-cell office:value-type="float" office:value="NaN">
                <text:p>NaN</text:p>
              </table:table-cell>
              <table:table-cell office:value-type="float" office:value="0.0149194">
                <text:p>0.0149194</text:p>
              </table:table-cell>
              <table:table-cell office:value-type="float" office:value="0.00120796">
                <text:p>0.00120796</text:p>
              </table:table-cell>
              <table:table-cell office:value-type="float" office:value="0.402599">
                <text:p>0.402599</text:p>
              </table:table-cell>
              <table:table-cell office:value-type="float" office:value="0.0893974">
                <text:p>0.0893974</text:p>
              </table:table-cell>
              <table:table-cell office:value-type="float" office:value="0.00192049">
                <text:p>0.00192049</text:p>
              </table:table-cell>
              <table:table-cell office:value-type="float" office:value="0.00167614">
                <text:p>0.00167614</text:p>
              </table:table-cell>
              <table:table-cell office:value-type="float" office:value="0.00192878">
                <text:p>0.001928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159537">
                <text:p>0.0159537</text:p>
              </table:table-cell>
              <table:table-cell office:value-type="float" office:value="0.00120282">
                <text:p>0.00120282</text:p>
              </table:table-cell>
              <table:table-cell office:value-type="float" office:value="0.362483">
                <text:p>0.362483</text:p>
              </table:table-cell>
              <table:table-cell office:value-type="float" office:value="0.0828527">
                <text:p>0.0828527</text:p>
              </table:table-cell>
              <table:table-cell office:value-type="float" office:value="0.00202036">
                <text:p>0.00202036</text:p>
              </table:table-cell>
              <table:table-cell office:value-type="float" office:value="0.00192523">
                <text:p>0.00192523</text:p>
              </table:table-cell>
              <table:table-cell office:value-type="float" office:value="0.00183207">
                <text:p>0.001832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500">
                <text:p>363500</text:p>
              </table:table-cell>
              <table:table-cell office:value-type="float" office:value="NaN">
                <text:p>NaN</text:p>
              </table:table-cell>
              <table:table-cell office:value-type="float" office:value="0.0149506">
                <text:p>0.0149506</text:p>
              </table:table-cell>
              <table:table-cell office:value-type="float" office:value="0.00117124">
                <text:p>0.00117124</text:p>
              </table:table-cell>
              <table:table-cell office:value-type="float" office:value="0.384525">
                <text:p>0.384525</text:p>
              </table:table-cell>
              <table:table-cell office:value-type="float" office:value="0.0871962">
                <text:p>0.0871962</text:p>
              </table:table-cell>
              <table:table-cell office:value-type="float" office:value="0.00192128">
                <text:p>0.00192128</text:p>
              </table:table-cell>
              <table:table-cell office:value-type="float" office:value="0.00166548">
                <text:p>0.00166548</text:p>
              </table:table-cell>
              <table:table-cell office:value-type="float" office:value="0.00186009">
                <text:p>0.001860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151839">
                <text:p>0.0151839</text:p>
              </table:table-cell>
              <table:table-cell office:value-type="float" office:value="0.0011898">
                <text:p>0.0011898</text:p>
              </table:table-cell>
              <table:table-cell office:value-type="float" office:value="0.380163">
                <text:p>0.380163</text:p>
              </table:table-cell>
              <table:table-cell office:value-type="float" office:value="0.0852552">
                <text:p>0.0852552</text:p>
              </table:table-cell>
              <table:table-cell office:value-type="float" office:value="0.00187707">
                <text:p>0.00187707</text:p>
              </table:table-cell>
              <table:table-cell office:value-type="float" office:value="0.00128256">
                <text:p>0.00128256</text:p>
              </table:table-cell>
              <table:table-cell office:value-type="float" office:value="0.00184115">
                <text:p>0.001841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500">
                <text:p>364500</text:p>
              </table:table-cell>
              <table:table-cell office:value-type="float" office:value="NaN">
                <text:p>NaN</text:p>
              </table:table-cell>
              <table:table-cell office:value-type="float" office:value="0.0161566">
                <text:p>0.0161566</text:p>
              </table:table-cell>
              <table:table-cell office:value-type="float" office:value="0.00114203">
                <text:p>0.00114203</text:p>
              </table:table-cell>
              <table:table-cell office:value-type="float" office:value="0.362528">
                <text:p>0.362528</text:p>
              </table:table-cell>
              <table:table-cell office:value-type="float" office:value="0.0797582">
                <text:p>0.0797582</text:p>
              </table:table-cell>
              <table:table-cell office:value-type="float" office:value="0.00198207">
                <text:p>0.00198207</text:p>
              </table:table-cell>
              <table:table-cell office:value-type="float" office:value="0.00119651">
                <text:p>0.00119651</text:p>
              </table:table-cell>
              <table:table-cell office:value-type="float" office:value="0.00187233">
                <text:p>0.001872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156209">
                <text:p>0.0156209</text:p>
              </table:table-cell>
              <table:table-cell office:value-type="float" office:value="0.00114835">
                <text:p>0.00114835</text:p>
              </table:table-cell>
              <table:table-cell office:value-type="float" office:value="0.374974">
                <text:p>0.374974</text:p>
              </table:table-cell>
              <table:table-cell office:value-type="float" office:value="0.0854135">
                <text:p>0.0854135</text:p>
              </table:table-cell>
              <table:table-cell office:value-type="float" office:value="0.00197536">
                <text:p>0.00197536</text:p>
              </table:table-cell>
              <table:table-cell office:value-type="float" office:value="0.00133546">
                <text:p>0.00133546</text:p>
              </table:table-cell>
              <table:table-cell office:value-type="float" office:value="0.00189799">
                <text:p>0.001897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500">
                <text:p>365500</text:p>
              </table:table-cell>
              <table:table-cell office:value-type="float" office:value="NaN">
                <text:p>NaN</text:p>
              </table:table-cell>
              <table:table-cell office:value-type="float" office:value="0.0162431">
                <text:p>0.0162431</text:p>
              </table:table-cell>
              <table:table-cell office:value-type="float" office:value="0.00113571">
                <text:p>0.00113571</text:p>
              </table:table-cell>
              <table:table-cell office:value-type="float" office:value="0.389845">
                <text:p>0.389845</text:p>
              </table:table-cell>
              <table:table-cell office:value-type="float" office:value="0.0852256">
                <text:p>0.0852256</text:p>
              </table:table-cell>
              <table:table-cell office:value-type="float" office:value="0.00204326">
                <text:p>0.00204326</text:p>
              </table:table-cell>
              <table:table-cell office:value-type="float" office:value="0.00146613">
                <text:p>0.00146613</text:p>
              </table:table-cell>
              <table:table-cell office:value-type="float" office:value="0.00190194">
                <text:p>0.001901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146115">
                <text:p>0.0146115</text:p>
              </table:table-cell>
              <table:table-cell office:value-type="float" office:value="0.00119217">
                <text:p>0.00119217</text:p>
              </table:table-cell>
              <table:table-cell office:value-type="float" office:value="0.394577">
                <text:p>0.394577</text:p>
              </table:table-cell>
              <table:table-cell office:value-type="float" office:value="0.0875582">
                <text:p>0.0875582</text:p>
              </table:table-cell>
              <table:table-cell office:value-type="float" office:value="0.00190825">
                <text:p>0.00190825</text:p>
              </table:table-cell>
              <table:table-cell office:value-type="float" office:value="0.00116216">
                <text:p>0.00116216</text:p>
              </table:table-cell>
              <table:table-cell office:value-type="float" office:value="0.00189207">
                <text:p>0.001892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500">
                <text:p>366500</text:p>
              </table:table-cell>
              <table:table-cell office:value-type="float" office:value="NaN">
                <text:p>NaN</text:p>
              </table:table-cell>
              <table:table-cell office:value-type="float" office:value="0.015949">
                <text:p>0.015949</text:p>
              </table:table-cell>
              <table:table-cell office:value-type="float" office:value="0.00119019">
                <text:p>0.00119019</text:p>
              </table:table-cell>
              <table:table-cell office:value-type="float" office:value="0.365926">
                <text:p>0.365926</text:p>
              </table:table-cell>
              <table:table-cell office:value-type="float" office:value="0.0826447">
                <text:p>0.0826447</text:p>
              </table:table-cell>
              <table:table-cell office:value-type="float" office:value="0.00199234">
                <text:p>0.00199234</text:p>
              </table:table-cell>
              <table:table-cell office:value-type="float" office:value="0.00104729">
                <text:p>0.00104729</text:p>
              </table:table-cell>
              <table:table-cell office:value-type="float" office:value="0.00184233">
                <text:p>0.001842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164839">
                <text:p>0.0164839</text:p>
              </table:table-cell>
              <table:table-cell office:value-type="float" office:value="0.00119019">
                <text:p>0.00119019</text:p>
              </table:table-cell>
              <table:table-cell office:value-type="float" office:value="0.381343">
                <text:p>0.381343</text:p>
              </table:table-cell>
              <table:table-cell office:value-type="float" office:value="0.0838483">
                <text:p>0.0838483</text:p>
              </table:table-cell>
              <table:table-cell office:value-type="float" office:value="0.00203418">
                <text:p>0.00203418</text:p>
              </table:table-cell>
              <table:table-cell office:value-type="float" office:value="0.00102163">
                <text:p>0.00102163</text:p>
              </table:table-cell>
              <table:table-cell office:value-type="float" office:value="0.0018897">
                <text:p>0.00188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500">
                <text:p>367500</text:p>
              </table:table-cell>
              <table:table-cell office:value-type="float" office:value="NaN">
                <text:p>NaN</text:p>
              </table:table-cell>
              <table:table-cell office:value-type="float" office:value="0.015626">
                <text:p>0.015626</text:p>
              </table:table-cell>
              <table:table-cell office:value-type="float" office:value="0.00122375">
                <text:p>0.00122375</text:p>
              </table:table-cell>
              <table:table-cell office:value-type="float" office:value="0.392738">
                <text:p>0.392738</text:p>
              </table:table-cell>
              <table:table-cell office:value-type="float" office:value="0.0893374">
                <text:p>0.0893374</text:p>
              </table:table-cell>
              <table:table-cell office:value-type="float" office:value="0.00196589">
                <text:p>0.00196589</text:p>
              </table:table-cell>
              <table:table-cell office:value-type="float" office:value="0.000968338">
                <text:p>0.000968338</text:p>
              </table:table-cell>
              <table:table-cell office:value-type="float" office:value="0.00193391">
                <text:p>0.00193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151681">
                <text:p>0.0151681</text:p>
              </table:table-cell>
              <table:table-cell office:value-type="float" office:value="0.00128493">
                <text:p>0.00128493</text:p>
              </table:table-cell>
              <table:table-cell office:value-type="float" office:value="0.379131">
                <text:p>0.379131</text:p>
              </table:table-cell>
              <table:table-cell office:value-type="float" office:value="0.0845869">
                <text:p>0.0845869</text:p>
              </table:table-cell>
              <table:table-cell office:value-type="float" office:value="0.00195049">
                <text:p>0.00195049</text:p>
              </table:table-cell>
              <table:table-cell office:value-type="float" office:value="0.000950969">
                <text:p>0.000950969</text:p>
              </table:table-cell>
              <table:table-cell office:value-type="float" office:value="0.00186167">
                <text:p>0.001861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500">
                <text:p>368500</text:p>
              </table:table-cell>
              <table:table-cell office:value-type="float" office:value="NaN">
                <text:p>NaN</text:p>
              </table:table-cell>
              <table:table-cell office:value-type="float" office:value="0.0161767">
                <text:p>0.0161767</text:p>
              </table:table-cell>
              <table:table-cell office:value-type="float" office:value="0.00149573">
                <text:p>0.00149573</text:p>
              </table:table-cell>
              <table:table-cell office:value-type="float" office:value="0.374731">
                <text:p>0.374731</text:p>
              </table:table-cell>
              <table:table-cell office:value-type="float" office:value="0.0836837">
                <text:p>0.0836837</text:p>
              </table:table-cell>
              <table:table-cell office:value-type="float" office:value="0.00202865">
                <text:p>0.00202865</text:p>
              </table:table-cell>
              <table:table-cell office:value-type="float" office:value="0.000995971">
                <text:p>0.000995971</text:p>
              </table:table-cell>
              <table:table-cell office:value-type="float" office:value="0.00189207">
                <text:p>0.001892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157184">
                <text:p>0.0157184</text:p>
              </table:table-cell>
              <table:table-cell office:value-type="float" office:value="0.00129796">
                <text:p>0.00129796</text:p>
              </table:table-cell>
              <table:table-cell office:value-type="float" office:value="0.378051">
                <text:p>0.378051</text:p>
              </table:table-cell>
              <table:table-cell office:value-type="float" office:value="0.0888917">
                <text:p>0.0888917</text:p>
              </table:table-cell>
              <table:table-cell office:value-type="float" office:value="0.00199984">
                <text:p>0.00199984</text:p>
              </table:table-cell>
              <table:table-cell office:value-type="float" office:value="0.000964391">
                <text:p>0.000964391</text:p>
              </table:table-cell>
              <table:table-cell office:value-type="float" office:value="0.00189167">
                <text:p>0.001891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500">
                <text:p>369500</text:p>
              </table:table-cell>
              <table:table-cell office:value-type="float" office:value="NaN">
                <text:p>NaN</text:p>
              </table:table-cell>
              <table:table-cell office:value-type="float" office:value="0.0155925">
                <text:p>0.0155925</text:p>
              </table:table-cell>
              <table:table-cell office:value-type="float" office:value="0.00136744">
                <text:p>0.00136744</text:p>
              </table:table-cell>
              <table:table-cell office:value-type="float" office:value="0.383756">
                <text:p>0.383756</text:p>
              </table:table-cell>
              <table:table-cell office:value-type="float" office:value="0.0894199">
                <text:p>0.0894199</text:p>
              </table:table-cell>
              <table:table-cell office:value-type="float" office:value="0.00198484">
                <text:p>0.00198484</text:p>
              </table:table-cell>
              <table:table-cell office:value-type="float" office:value="0.000933205">
                <text:p>0.000933205</text:p>
              </table:table-cell>
              <table:table-cell office:value-type="float" office:value="0.00188891">
                <text:p>0.001888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161483">
                <text:p>0.0161483</text:p>
              </table:table-cell>
              <table:table-cell office:value-type="float" office:value="0.00128099">
                <text:p>0.00128099</text:p>
              </table:table-cell>
              <table:table-cell office:value-type="float" office:value="0.386863">
                <text:p>0.386863</text:p>
              </table:table-cell>
              <table:table-cell office:value-type="float" office:value="0.085318">
                <text:p>0.085318</text:p>
              </table:table-cell>
              <table:table-cell office:value-type="float" office:value="0.00197457">
                <text:p>0.00197457</text:p>
              </table:table-cell>
              <table:table-cell office:value-type="float" office:value="0.000935968">
                <text:p>0.000935968</text:p>
              </table:table-cell>
              <table:table-cell office:value-type="float" office:value="0.00190233">
                <text:p>0.001902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500">
                <text:p>370500</text:p>
              </table:table-cell>
              <table:table-cell office:value-type="float" office:value="NaN">
                <text:p>NaN</text:p>
              </table:table-cell>
              <table:table-cell office:value-type="float" office:value="0.0158053">
                <text:p>0.0158053</text:p>
              </table:table-cell>
              <table:table-cell office:value-type="float" office:value="0.00136546">
                <text:p>0.00136546</text:p>
              </table:table-cell>
              <table:table-cell office:value-type="float" office:value="0.37414">
                <text:p>0.37414</text:p>
              </table:table-cell>
              <table:table-cell office:value-type="float" office:value="0.0831847">
                <text:p>0.0831847</text:p>
              </table:table-cell>
              <table:table-cell office:value-type="float" office:value="0.00203497">
                <text:p>0.00203497</text:p>
              </table:table-cell>
              <table:table-cell office:value-type="float" office:value="0.000962022">
                <text:p>0.000962022</text:p>
              </table:table-cell>
              <table:table-cell office:value-type="float" office:value="0.00194497">
                <text:p>0.001944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160409">
                <text:p>0.0160409</text:p>
              </table:table-cell>
              <table:table-cell office:value-type="float" office:value="0.00123954">
                <text:p>0.00123954</text:p>
              </table:table-cell>
              <table:table-cell office:value-type="float" office:value="0.357254">
                <text:p>0.357254</text:p>
              </table:table-cell>
              <table:table-cell office:value-type="float" office:value="0.0804408">
                <text:p>0.0804408</text:p>
              </table:table-cell>
              <table:table-cell office:value-type="float" office:value="0.00198365">
                <text:p>0.00198365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91733">
                <text:p>0.001917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500">
                <text:p>371500</text:p>
              </table:table-cell>
              <table:table-cell office:value-type="float" office:value="NaN">
                <text:p>NaN</text:p>
              </table:table-cell>
              <table:table-cell office:value-type="float" office:value="0.0157247">
                <text:p>0.0157247</text:p>
              </table:table-cell>
              <table:table-cell office:value-type="float" office:value="0.00121822">
                <text:p>0.00121822</text:p>
              </table:table-cell>
              <table:table-cell office:value-type="float" office:value="0.379716">
                <text:p>0.379716</text:p>
              </table:table-cell>
              <table:table-cell office:value-type="float" office:value="0.0853523">
                <text:p>0.0853523</text:p>
              </table:table-cell>
              <table:table-cell office:value-type="float" office:value="0.00198523">
                <text:p>0.00198523</text:p>
              </table:table-cell>
              <table:table-cell office:value-type="float" office:value="0.000960838">
                <text:p>0.000960838</text:p>
              </table:table-cell>
              <table:table-cell office:value-type="float" office:value="0.00191299">
                <text:p>0.001912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158463">
                <text:p>0.0158463</text:p>
              </table:table-cell>
              <table:table-cell office:value-type="float" office:value="0.00121111">
                <text:p>0.00121111</text:p>
              </table:table-cell>
              <table:table-cell office:value-type="float" office:value="0.38902">
                <text:p>0.38902</text:p>
              </table:table-cell>
              <table:table-cell office:value-type="float" office:value="0.0880011">
                <text:p>0.0880011</text:p>
              </table:table-cell>
              <table:table-cell office:value-type="float" office:value="0.00198444">
                <text:p>0.00198444</text:p>
              </table:table-cell>
              <table:table-cell office:value-type="float" office:value="0.000948206">
                <text:p>0.000948206</text:p>
              </table:table-cell>
              <table:table-cell office:value-type="float" office:value="0.00194181">
                <text:p>0.001941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500">
                <text:p>372500</text:p>
              </table:table-cell>
              <table:table-cell office:value-type="float" office:value="NaN">
                <text:p>NaN</text:p>
              </table:table-cell>
              <table:table-cell office:value-type="float" office:value="0.0165131">
                <text:p>0.0165131</text:p>
              </table:table-cell>
              <table:table-cell office:value-type="float" office:value="0.00125572">
                <text:p>0.00125572</text:p>
              </table:table-cell>
              <table:table-cell office:value-type="float" office:value="0.390938">
                <text:p>0.390938</text:p>
              </table:table-cell>
              <table:table-cell office:value-type="float" office:value="0.0894073">
                <text:p>0.0894073</text:p>
              </table:table-cell>
              <table:table-cell office:value-type="float" office:value="0.0019576">
                <text:p>0.0019576</text:p>
              </table:table-cell>
              <table:table-cell office:value-type="float" office:value="0.000917415">
                <text:p>0.000917415</text:p>
              </table:table-cell>
              <table:table-cell office:value-type="float" office:value="0.00193904">
                <text:p>0.001939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153288">
                <text:p>0.0153288</text:p>
              </table:table-cell>
              <table:table-cell office:value-type="float" office:value="0.00120006">
                <text:p>0.00120006</text:p>
              </table:table-cell>
              <table:table-cell office:value-type="float" office:value="0.391445">
                <text:p>0.391445</text:p>
              </table:table-cell>
              <table:table-cell office:value-type="float" office:value="0.0873289">
                <text:p>0.0873289</text:p>
              </table:table-cell>
              <table:table-cell office:value-type="float" office:value="0.00337083">
                <text:p>0.00337083</text:p>
              </table:table-cell>
              <table:table-cell office:value-type="float" office:value="0.00111558">
                <text:p>0.00111558</text:p>
              </table:table-cell>
              <table:table-cell office:value-type="float" office:value="0.00193549">
                <text:p>0.001935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500">
                <text:p>373500</text:p>
              </table:table-cell>
              <table:table-cell office:value-type="float" office:value="NaN">
                <text:p>NaN</text:p>
              </table:table-cell>
              <table:table-cell office:value-type="float" office:value="0.0154966">
                <text:p>0.0154966</text:p>
              </table:table-cell>
              <table:table-cell office:value-type="float" office:value="0.00146455">
                <text:p>0.00146455</text:p>
              </table:table-cell>
              <table:table-cell office:value-type="float" office:value="0.385383">
                <text:p>0.385383</text:p>
              </table:table-cell>
              <table:table-cell office:value-type="float" office:value="0.0878424">
                <text:p>0.0878424</text:p>
              </table:table-cell>
              <table:table-cell office:value-type="float" office:value="0.00349162">
                <text:p>0.00349162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0196076">
                <text:p>0.001960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156904">
                <text:p>0.0156904</text:p>
              </table:table-cell>
              <table:table-cell office:value-type="float" office:value="0.0012948">
                <text:p>0.0012948</text:p>
              </table:table-cell>
              <table:table-cell office:value-type="float" office:value="0.379919">
                <text:p>0.379919</text:p>
              </table:table-cell>
              <table:table-cell office:value-type="float" office:value="0.0860641">
                <text:p>0.0860641</text:p>
              </table:table-cell>
              <table:table-cell office:value-type="float" office:value="0.00350741">
                <text:p>0.00350741</text:p>
              </table:table-cell>
              <table:table-cell office:value-type="float" office:value="0.00122848">
                <text:p>0.00122848</text:p>
              </table:table-cell>
              <table:table-cell office:value-type="float" office:value="0.00199155">
                <text:p>0.001991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500">
                <text:p>374500</text:p>
              </table:table-cell>
              <table:table-cell office:value-type="float" office:value="NaN">
                <text:p>NaN</text:p>
              </table:table-cell>
              <table:table-cell office:value-type="float" office:value="0.0152909">
                <text:p>0.0152909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37964">
                <text:p>0.37964</text:p>
              </table:table-cell>
              <table:table-cell office:value-type="float" office:value="0.0847116">
                <text:p>0.0847116</text:p>
              </table:table-cell>
              <table:table-cell office:value-type="float" office:value="0.00267369">
                <text:p>0.00267369</text:p>
              </table:table-cell>
              <table:table-cell office:value-type="float" office:value="0.00119809">
                <text:p>0.00119809</text:p>
              </table:table-cell>
              <table:table-cell office:value-type="float" office:value="0.00198602">
                <text:p>0.001986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160769">
                <text:p>0.0160769</text:p>
              </table:table-cell>
              <table:table-cell office:value-type="float" office:value="0.00125256">
                <text:p>0.00125256</text:p>
              </table:table-cell>
              <table:table-cell office:value-type="float" office:value="0.385705">
                <text:p>0.385705</text:p>
              </table:table-cell>
              <table:table-cell office:value-type="float" office:value="0.0878061">
                <text:p>0.0878061</text:p>
              </table:table-cell>
              <table:table-cell office:value-type="float" office:value="0.00201602">
                <text:p>0.00201602</text:p>
              </table:table-cell>
              <table:table-cell office:value-type="float" office:value="0.00103782">
                <text:p>0.00103782</text:p>
              </table:table-cell>
              <table:table-cell office:value-type="float" office:value="0.00199589">
                <text:p>0.001995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500">
                <text:p>375500</text:p>
              </table:table-cell>
              <table:table-cell office:value-type="float" office:value="NaN">
                <text:p>NaN</text:p>
              </table:table-cell>
              <table:table-cell office:value-type="float" office:value="0.0161002">
                <text:p>0.0161002</text:p>
              </table:table-cell>
              <table:table-cell office:value-type="float" office:value="0.00122098">
                <text:p>0.00122098</text:p>
              </table:table-cell>
              <table:table-cell office:value-type="float" office:value="0.398159">
                <text:p>0.398159</text:p>
              </table:table-cell>
              <table:table-cell office:value-type="float" office:value="0.0872353">
                <text:p>0.0872353</text:p>
              </table:table-cell>
              <table:table-cell office:value-type="float" office:value="0.0020026">
                <text:p>0.0020026</text:p>
              </table:table-cell>
              <table:table-cell office:value-type="float" office:value="0.000988471">
                <text:p>0.000988471</text:p>
              </table:table-cell>
              <table:table-cell office:value-type="float" office:value="0.00198128">
                <text:p>0.001981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161838">
                <text:p>0.0161838</text:p>
              </table:table-cell>
              <table:table-cell office:value-type="float" office:value="0.00122296">
                <text:p>0.00122296</text:p>
              </table:table-cell>
              <table:table-cell office:value-type="float" office:value="0.398958">
                <text:p>0.398958</text:p>
              </table:table-cell>
              <table:table-cell office:value-type="float" office:value="0.0901616">
                <text:p>0.0901616</text:p>
              </table:table-cell>
              <table:table-cell office:value-type="float" office:value="0.00197418">
                <text:p>0.00197418</text:p>
              </table:table-cell>
              <table:table-cell office:value-type="float" office:value="0.000955311">
                <text:p>0.000955311</text:p>
              </table:table-cell>
              <table:table-cell office:value-type="float" office:value="0.00191615">
                <text:p>0.001916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500">
                <text:p>376500</text:p>
              </table:table-cell>
              <table:table-cell office:value-type="float" office:value="NaN">
                <text:p>NaN</text:p>
              </table:table-cell>
              <table:table-cell office:value-type="float" office:value="0.016159">
                <text:p>0.016159</text:p>
              </table:table-cell>
              <table:table-cell office:value-type="float" office:value="0.00123204">
                <text:p>0.00123204</text:p>
              </table:table-cell>
              <table:table-cell office:value-type="float" office:value="0.373569">
                <text:p>0.373569</text:p>
              </table:table-cell>
              <table:table-cell office:value-type="float" office:value="0.0854534">
                <text:p>0.0854534</text:p>
              </table:table-cell>
              <table:table-cell office:value-type="float" office:value="0.00195957">
                <text:p>0.00195957</text:p>
              </table:table-cell>
              <table:table-cell office:value-type="float" office:value="0.000930047">
                <text:p>0.000930047</text:p>
              </table:table-cell>
              <table:table-cell office:value-type="float" office:value="0.00188378">
                <text:p>0.001883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163599">
                <text:p>0.0163599</text:p>
              </table:table-cell>
              <table:table-cell office:value-type="float" office:value="0.00121664">
                <text:p>0.00121664</text:p>
              </table:table-cell>
              <table:table-cell office:value-type="float" office:value="0.398913">
                <text:p>0.398913</text:p>
              </table:table-cell>
              <table:table-cell office:value-type="float" office:value="0.089757">
                <text:p>0.089757</text:p>
              </table:table-cell>
              <table:table-cell office:value-type="float" office:value="0.0019501">
                <text:p>0.0019501</text:p>
              </table:table-cell>
              <table:table-cell office:value-type="float" office:value="0.000928073">
                <text:p>0.000928073</text:p>
              </table:table-cell>
              <table:table-cell office:value-type="float" office:value="0.00197023">
                <text:p>0.001970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500">
                <text:p>377500</text:p>
              </table:table-cell>
              <table:table-cell office:value-type="float" office:value="NaN">
                <text:p>NaN</text:p>
              </table:table-cell>
              <table:table-cell office:value-type="float" office:value="0.0159209">
                <text:p>0.0159209</text:p>
              </table:table-cell>
              <table:table-cell office:value-type="float" office:value="0.00132994">
                <text:p>0.00132994</text:p>
              </table:table-cell>
              <table:table-cell office:value-type="float" office:value="0.38225">
                <text:p>0.38225</text:p>
              </table:table-cell>
              <table:table-cell office:value-type="float" office:value="0.0908422">
                <text:p>0.0908422</text:p>
              </table:table-cell>
              <table:table-cell office:value-type="float" office:value="0.00191496">
                <text:p>0.00191496</text:p>
              </table:table-cell>
              <table:table-cell office:value-type="float" office:value="0.000903993">
                <text:p>0.000903993</text:p>
              </table:table-cell>
              <table:table-cell office:value-type="float" office:value="0.0018976">
                <text:p>0.00189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164846">
                <text:p>0.0164846</text:p>
              </table:table-cell>
              <table:table-cell office:value-type="float" office:value="0.00118822">
                <text:p>0.00118822</text:p>
              </table:table-cell>
              <table:table-cell office:value-type="float" office:value="0.370257">
                <text:p>0.370257</text:p>
              </table:table-cell>
              <table:table-cell office:value-type="float" office:value="0.084652">
                <text:p>0.084652</text:p>
              </table:table-cell>
              <table:table-cell office:value-type="float" office:value="0.0020326">
                <text:p>0.0020326</text:p>
              </table:table-cell>
              <table:table-cell office:value-type="float" office:value="0.00095689">
                <text:p>0.00095689</text:p>
              </table:table-cell>
              <table:table-cell office:value-type="float" office:value="0.00189878">
                <text:p>0.001898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500">
                <text:p>378500</text:p>
              </table:table-cell>
              <table:table-cell office:value-type="float" office:value="NaN">
                <text:p>NaN</text:p>
              </table:table-cell>
              <table:table-cell office:value-type="float" office:value="0.0161613">
                <text:p>0.0161613</text:p>
              </table:table-cell>
              <table:table-cell office:value-type="float" office:value="0.00122532">
                <text:p>0.00122532</text:p>
              </table:table-cell>
              <table:table-cell office:value-type="float" office:value="0.377388">
                <text:p>0.377388</text:p>
              </table:table-cell>
              <table:table-cell office:value-type="float" office:value="0.0865007">
                <text:p>0.0865007</text:p>
              </table:table-cell>
              <table:table-cell office:value-type="float" office:value="0.00202036">
                <text:p>0.00202036</text:p>
              </table:table-cell>
              <table:table-cell office:value-type="float" office:value="0.000943863">
                <text:p>0.000943863</text:p>
              </table:table-cell>
              <table:table-cell office:value-type="float" office:value="0.00192247">
                <text:p>0.0019224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159979">
                <text:p>0.0159979</text:p>
              </table:table-cell>
              <table:table-cell office:value-type="float" office:value="0.00129835">
                <text:p>0.00129835</text:p>
              </table:table-cell>
              <table:table-cell office:value-type="float" office:value="0.375503">
                <text:p>0.375503</text:p>
              </table:table-cell>
              <table:table-cell office:value-type="float" office:value="0.0853768">
                <text:p>0.0853768</text:p>
              </table:table-cell>
              <table:table-cell office:value-type="float" office:value="0.00198089">
                <text:p>0.00198089</text:p>
              </table:table-cell>
              <table:table-cell office:value-type="float" office:value="0.000938337">
                <text:p>0.000938337</text:p>
              </table:table-cell>
              <table:table-cell office:value-type="float" office:value="0.00198207">
                <text:p>0.001982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500">
                <text:p>379500</text:p>
              </table:table-cell>
              <table:table-cell office:value-type="float" office:value="NaN">
                <text:p>NaN</text:p>
              </table:table-cell>
              <table:table-cell office:value-type="float" office:value="0.0159829">
                <text:p>0.0159829</text:p>
              </table:table-cell>
              <table:table-cell office:value-type="float" office:value="0.00120124">
                <text:p>0.00120124</text:p>
              </table:table-cell>
              <table:table-cell office:value-type="float" office:value="0.385861">
                <text:p>0.385861</text:p>
              </table:table-cell>
              <table:table-cell office:value-type="float" office:value="0.089517">
                <text:p>0.089517</text:p>
              </table:table-cell>
              <table:table-cell office:value-type="float" office:value="0.00204918">
                <text:p>0.00204918</text:p>
              </table:table-cell>
              <table:table-cell office:value-type="float" office:value="0.000936758">
                <text:p>0.000936758</text:p>
              </table:table-cell>
              <table:table-cell office:value-type="float" office:value="0.00191654">
                <text:p>0.001916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160417">
                <text:p>0.0160417</text:p>
              </table:table-cell>
              <table:table-cell office:value-type="float" office:value="0.00124783">
                <text:p>0.00124783</text:p>
              </table:table-cell>
              <table:table-cell office:value-type="float" office:value="0.387515">
                <text:p>0.387515</text:p>
              </table:table-cell>
              <table:table-cell office:value-type="float" office:value="0.0876115">
                <text:p>0.0876115</text:p>
              </table:table-cell>
              <table:table-cell office:value-type="float" office:value="0.00296502">
                <text:p>0.00296502</text:p>
              </table:table-cell>
              <table:table-cell office:value-type="float" office:value="0.000943468">
                <text:p>0.000943468</text:p>
              </table:table-cell>
              <table:table-cell office:value-type="float" office:value="0.00194339">
                <text:p>0.001943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500">
                <text:p>380500</text:p>
              </table:table-cell>
              <table:table-cell office:value-type="float" office:value="NaN">
                <text:p>NaN</text:p>
              </table:table-cell>
              <table:table-cell office:value-type="float" office:value="0.0155108">
                <text:p>0.0155108</text:p>
              </table:table-cell>
              <table:table-cell office:value-type="float" office:value="0.00127467">
                <text:p>0.00127467</text:p>
              </table:table-cell>
              <table:table-cell office:value-type="float" office:value="0.392239">
                <text:p>0.392239</text:p>
              </table:table-cell>
              <table:table-cell office:value-type="float" office:value="0.0881543">
                <text:p>0.0881543</text:p>
              </table:table-cell>
              <table:table-cell office:value-type="float" office:value="0.00222209">
                <text:p>0.00222209</text:p>
              </table:table-cell>
              <table:table-cell office:value-type="float" office:value="0.000922546">
                <text:p>0.000922546</text:p>
              </table:table-cell>
              <table:table-cell office:value-type="float" office:value="0.00199076">
                <text:p>0.0019907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164661">
                <text:p>0.0164661</text:p>
              </table:table-cell>
              <table:table-cell office:value-type="float" office:value="0.00134691">
                <text:p>0.00134691</text:p>
              </table:table-cell>
              <table:table-cell office:value-type="float" office:value="0.393796">
                <text:p>0.393796</text:p>
              </table:table-cell>
              <table:table-cell office:value-type="float" office:value="0.0884764">
                <text:p>0.0884764</text:p>
              </table:table-cell>
              <table:table-cell office:value-type="float" office:value="0.00243012">
                <text:p>0.00243012</text:p>
              </table:table-cell>
              <table:table-cell office:value-type="float" office:value="0.00096597">
                <text:p>0.00096597</text:p>
              </table:table-cell>
              <table:table-cell office:value-type="float" office:value="0.00194418">
                <text:p>0.001944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500">
                <text:p>381500</text:p>
              </table:table-cell>
              <table:table-cell office:value-type="float" office:value="NaN">
                <text:p>NaN</text:p>
              </table:table-cell>
              <table:table-cell office:value-type="float" office:value="0.0154022">
                <text:p>0.0154022</text:p>
              </table:table-cell>
              <table:table-cell office:value-type="float" office:value="0.00139507">
                <text:p>0.00139507</text:p>
              </table:table-cell>
              <table:table-cell office:value-type="float" office:value="0.385051">
                <text:p>0.385051</text:p>
              </table:table-cell>
              <table:table-cell office:value-type="float" office:value="0.087951">
                <text:p>0.087951</text:p>
              </table:table-cell>
              <table:table-cell office:value-type="float" office:value="0.0020855">
                <text:p>0.0020855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95128">
                <text:p>0.001951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16217">
                <text:p>0.016217</text:p>
              </table:table-cell>
              <table:table-cell office:value-type="float" office:value="0.0013023">
                <text:p>0.0013023</text:p>
              </table:table-cell>
              <table:table-cell office:value-type="float" office:value="0.400233">
                <text:p>0.400233</text:p>
              </table:table-cell>
              <table:table-cell office:value-type="float" office:value="0.0909981">
                <text:p>0.0909981</text:p>
              </table:table-cell>
              <table:table-cell office:value-type="float" office:value="0.0025071">
                <text:p>0.0025071</text:p>
              </table:table-cell>
              <table:table-cell office:value-type="float" office:value="0.000967154">
                <text:p>0.000967154</text:p>
              </table:table-cell>
              <table:table-cell office:value-type="float" office:value="0.00195128">
                <text:p>0.001951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500">
                <text:p>382500</text:p>
              </table:table-cell>
              <table:table-cell office:value-type="float" office:value="NaN">
                <text:p>NaN</text:p>
              </table:table-cell>
              <table:table-cell office:value-type="float" office:value="0.0162513">
                <text:p>0.0162513</text:p>
              </table:table-cell>
              <table:table-cell office:value-type="float" office:value="0.00131651">
                <text:p>0.00131651</text:p>
              </table:table-cell>
              <table:table-cell office:value-type="float" office:value="0.385555">
                <text:p>0.385555</text:p>
              </table:table-cell>
              <table:table-cell office:value-type="float" office:value="0.0875345">
                <text:p>0.0875345</text:p>
              </table:table-cell>
              <table:table-cell office:value-type="float" office:value="0.00219919">
                <text:p>0.00219919</text:p>
              </table:table-cell>
              <table:table-cell office:value-type="float" office:value="0.000979786">
                <text:p>0.000979786</text:p>
              </table:table-cell>
              <table:table-cell office:value-type="float" office:value="0.00196905">
                <text:p>0.001969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166512">
                <text:p>0.0166512</text:p>
              </table:table-cell>
              <table:table-cell office:value-type="float" office:value="0.00130467">
                <text:p>0.00130467</text:p>
              </table:table-cell>
              <table:table-cell office:value-type="float" office:value="0.389502">
                <text:p>0.389502</text:p>
              </table:table-cell>
              <table:table-cell office:value-type="float" office:value="0.0893899">
                <text:p>0.0893899</text:p>
              </table:table-cell>
              <table:table-cell office:value-type="float" office:value="0.0022509">
                <text:p>0.0022509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0194339">
                <text:p>0.001943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500">
                <text:p>383500</text:p>
              </table:table-cell>
              <table:table-cell office:value-type="float" office:value="NaN">
                <text:p>NaN</text:p>
              </table:table-cell>
              <table:table-cell office:value-type="float" office:value="0.0168411">
                <text:p>0.0168411</text:p>
              </table:table-cell>
              <table:table-cell office:value-type="float" office:value="0.00133783">
                <text:p>0.00133783</text:p>
              </table:table-cell>
              <table:table-cell office:value-type="float" office:value="0.395598">
                <text:p>0.395598</text:p>
              </table:table-cell>
              <table:table-cell office:value-type="float" office:value="0.0920632">
                <text:p>0.0920632</text:p>
              </table:table-cell>
              <table:table-cell office:value-type="float" office:value="0.00274159">
                <text:p>0.00274159</text:p>
              </table:table-cell>
              <table:table-cell office:value-type="float" office:value="0.000959654">
                <text:p>0.000959654</text:p>
              </table:table-cell>
              <table:table-cell office:value-type="float" office:value="0.00195049">
                <text:p>0.001950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16153">
                <text:p>0.016153</text:p>
              </table:table-cell>
              <table:table-cell office:value-type="float" office:value="0.00132283">
                <text:p>0.00132283</text:p>
              </table:table-cell>
              <table:table-cell office:value-type="float" office:value="0.382538">
                <text:p>0.382538</text:p>
              </table:table-cell>
              <table:table-cell office:value-type="float" office:value="0.0868338">
                <text:p>0.0868338</text:p>
              </table:table-cell>
              <table:table-cell office:value-type="float" office:value="0.00341228">
                <text:p>0.00341228</text:p>
              </table:table-cell>
              <table:table-cell office:value-type="float" office:value="0.000954127">
                <text:p>0.000954127</text:p>
              </table:table-cell>
              <table:table-cell office:value-type="float" office:value="0.00189404">
                <text:p>0.001894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500">
                <text:p>384500</text:p>
              </table:table-cell>
              <table:table-cell office:value-type="float" office:value="NaN">
                <text:p>NaN</text:p>
              </table:table-cell>
              <table:table-cell office:value-type="float" office:value="0.0160078">
                <text:p>0.0160078</text:p>
              </table:table-cell>
              <table:table-cell office:value-type="float" office:value="0.00129954">
                <text:p>0.00129954</text:p>
              </table:table-cell>
              <table:table-cell office:value-type="float" office:value="0.389881">
                <text:p>0.389881</text:p>
              </table:table-cell>
              <table:table-cell office:value-type="float" office:value="0.0906519">
                <text:p>0.0906519</text:p>
              </table:table-cell>
              <table:table-cell office:value-type="float" office:value="0.00354176">
                <text:p>0.00354176</text:p>
              </table:table-cell>
              <table:table-cell office:value-type="float" office:value="0.000935179">
                <text:p>0.000935179</text:p>
              </table:table-cell>
              <table:table-cell office:value-type="float" office:value="0.00196786">
                <text:p>0.001967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173267">
                <text:p>0.0173267</text:p>
              </table:table-cell>
              <table:table-cell office:value-type="float" office:value="0.00136467">
                <text:p>0.00136467</text:p>
              </table:table-cell>
              <table:table-cell office:value-type="float" office:value="0.377477">
                <text:p>0.377477</text:p>
              </table:table-cell>
              <table:table-cell office:value-type="float" office:value="0.0854703">
                <text:p>0.0854703</text:p>
              </table:table-cell>
              <table:table-cell office:value-type="float" office:value="0.00369453">
                <text:p>0.00369453</text:p>
              </table:table-cell>
              <table:table-cell office:value-type="float" office:value="0.000966364">
                <text:p>0.000966364</text:p>
              </table:table-cell>
              <table:table-cell office:value-type="float" office:value="0.00190154">
                <text:p>0.001901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500">
                <text:p>385500</text:p>
              </table:table-cell>
              <table:table-cell office:value-type="float" office:value="NaN">
                <text:p>NaN</text:p>
              </table:table-cell>
              <table:table-cell office:value-type="float" office:value="0.0174984">
                <text:p>0.0174984</text:p>
              </table:table-cell>
              <table:table-cell office:value-type="float" office:value="0.00133151">
                <text:p>0.00133151</text:p>
              </table:table-cell>
              <table:table-cell office:value-type="float" office:value="0.408043">
                <text:p>0.408043</text:p>
              </table:table-cell>
              <table:table-cell office:value-type="float" office:value="0.0908161">
                <text:p>0.0908161</text:p>
              </table:table-cell>
              <table:table-cell office:value-type="float" office:value="0.00336412">
                <text:p>0.00336412</text:p>
              </table:table-cell>
              <table:table-cell office:value-type="float" office:value="0.000979391">
                <text:p>0.000979391</text:p>
              </table:table-cell>
              <table:table-cell office:value-type="float" office:value="0.00197576">
                <text:p>0.00197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167527">
                <text:p>0.0167527</text:p>
              </table:table-cell>
              <table:table-cell office:value-type="float" office:value="0.00128651">
                <text:p>0.00128651</text:p>
              </table:table-cell>
              <table:table-cell office:value-type="float" office:value="0.389408">
                <text:p>0.389408</text:p>
              </table:table-cell>
              <table:table-cell office:value-type="float" office:value="0.0936608">
                <text:p>0.0936608</text:p>
              </table:table-cell>
              <table:table-cell office:value-type="float" office:value="0.00211747">
                <text:p>0.00211747</text:p>
              </table:table-cell>
              <table:table-cell office:value-type="float" office:value="0.00096597">
                <text:p>0.00096597</text:p>
              </table:table-cell>
              <table:table-cell office:value-type="float" office:value="0.00194812">
                <text:p>0.001948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500">
                <text:p>386500</text:p>
              </table:table-cell>
              <table:table-cell office:value-type="float" office:value="NaN">
                <text:p>NaN</text:p>
              </table:table-cell>
              <table:table-cell office:value-type="float" office:value="0.0165979">
                <text:p>0.0165979</text:p>
              </table:table-cell>
              <table:table-cell office:value-type="float" office:value="0.00127743">
                <text:p>0.00127743</text:p>
              </table:table-cell>
              <table:table-cell office:value-type="float" office:value="0.381211">
                <text:p>0.381211</text:p>
              </table:table-cell>
              <table:table-cell office:value-type="float" office:value="0.0898083">
                <text:p>0.0898083</text:p>
              </table:table-cell>
              <table:table-cell office:value-type="float" office:value="0.00207603">
                <text:p>0.00207603</text:p>
              </table:table-cell>
              <table:table-cell office:value-type="float" office:value="0.000976233">
                <text:p>0.000976233</text:p>
              </table:table-cell>
              <table:table-cell office:value-type="float" office:value="0.00198602">
                <text:p>0.001986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165285">
                <text:p>0.0165285</text:p>
              </table:table-cell>
              <table:table-cell office:value-type="float" office:value="0.00121467">
                <text:p>0.00121467</text:p>
              </table:table-cell>
              <table:table-cell office:value-type="float" office:value="0.37345">
                <text:p>0.37345</text:p>
              </table:table-cell>
              <table:table-cell office:value-type="float" office:value="0.0890058">
                <text:p>0.0890058</text:p>
              </table:table-cell>
              <table:table-cell office:value-type="float" office:value="0.00203852">
                <text:p>0.00203852</text:p>
              </table:table-cell>
              <table:table-cell office:value-type="float" office:value="0.000931626">
                <text:p>0.000931626</text:p>
              </table:table-cell>
              <table:table-cell office:value-type="float" office:value="0.00187786">
                <text:p>0.001877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500">
                <text:p>387500</text:p>
              </table:table-cell>
              <table:table-cell office:value-type="float" office:value="NaN">
                <text:p>NaN</text:p>
              </table:table-cell>
              <table:table-cell office:value-type="float" office:value="0.0160469">
                <text:p>0.0160469</text:p>
              </table:table-cell>
              <table:table-cell office:value-type="float" office:value="0.00123085">
                <text:p>0.00123085</text:p>
              </table:table-cell>
              <table:table-cell office:value-type="float" office:value="0.395517">
                <text:p>0.395517</text:p>
              </table:table-cell>
              <table:table-cell office:value-type="float" office:value="0.0918141">
                <text:p>0.0918141</text:p>
              </table:table-cell>
              <table:table-cell office:value-type="float" office:value="0.00201444">
                <text:p>0.00201444</text:p>
              </table:table-cell>
              <table:table-cell office:value-type="float" office:value="0.000934784">
                <text:p>0.000934784</text:p>
              </table:table-cell>
              <table:table-cell office:value-type="float" office:value="0.00200931">
                <text:p>0.002009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172145">
                <text:p>0.0172145</text:p>
              </table:table-cell>
              <table:table-cell office:value-type="float" office:value="0.00120164">
                <text:p>0.00120164</text:p>
              </table:table-cell>
              <table:table-cell office:value-type="float" office:value="0.376442">
                <text:p>0.376442</text:p>
              </table:table-cell>
              <table:table-cell office:value-type="float" office:value="0.0915042">
                <text:p>0.0915042</text:p>
              </table:table-cell>
              <table:table-cell office:value-type="float" office:value="0.00212261">
                <text:p>0.00212261</text:p>
              </table:table-cell>
              <table:table-cell office:value-type="float" office:value="0.000985313">
                <text:p>0.000985313</text:p>
              </table:table-cell>
              <table:table-cell office:value-type="float" office:value="0.00192523">
                <text:p>0.001925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500">
                <text:p>388500</text:p>
              </table:table-cell>
              <table:table-cell office:value-type="float" office:value="NaN">
                <text:p>NaN</text:p>
              </table:table-cell>
              <table:table-cell office:value-type="float" office:value="0.0166844">
                <text:p>0.0166844</text:p>
              </table:table-cell>
              <table:table-cell office:value-type="float" office:value="0.00119651">
                <text:p>0.00119651</text:p>
              </table:table-cell>
              <table:table-cell office:value-type="float" office:value="0.382937">
                <text:p>0.382937</text:p>
              </table:table-cell>
              <table:table-cell office:value-type="float" office:value="0.0866566">
                <text:p>0.0866566</text:p>
              </table:table-cell>
              <table:table-cell office:value-type="float" office:value="0.00208155">
                <text:p>0.00208155</text:p>
              </table:table-cell>
              <table:table-cell office:value-type="float" office:value="0.000966759">
                <text:p>0.000966759</text:p>
              </table:table-cell>
              <table:table-cell office:value-type="float" office:value="0.00199707">
                <text:p>0.001997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173752">
                <text:p>0.0173752</text:p>
              </table:table-cell>
              <table:table-cell office:value-type="float" office:value="0.00127388">
                <text:p>0.00127388</text:p>
              </table:table-cell>
              <table:table-cell office:value-type="float" office:value="0.392418">
                <text:p>0.392418</text:p>
              </table:table-cell>
              <table:table-cell office:value-type="float" office:value="0.0916376">
                <text:p>0.0916376</text:p>
              </table:table-cell>
              <table:table-cell office:value-type="float" office:value="0.00214432">
                <text:p>0.00214432</text:p>
              </table:table-cell>
              <table:table-cell office:value-type="float" office:value="0.000991629">
                <text:p>0.000991629</text:p>
              </table:table-cell>
              <table:table-cell office:value-type="float" office:value="0.00192799">
                <text:p>0.001927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500">
                <text:p>389500</text:p>
              </table:table-cell>
              <table:table-cell office:value-type="float" office:value="NaN">
                <text:p>NaN</text:p>
              </table:table-cell>
              <table:table-cell office:value-type="float" office:value="0.0173863">
                <text:p>0.0173863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397452">
                <text:p>0.397452</text:p>
              </table:table-cell>
              <table:table-cell office:value-type="float" office:value="0.0915899">
                <text:p>0.0915899</text:p>
              </table:table-cell>
              <table:table-cell office:value-type="float" office:value="0.00201168">
                <text:p>0.00201168</text:p>
              </table:table-cell>
              <table:table-cell office:value-type="float" office:value="0.000952943">
                <text:p>0.000952943</text:p>
              </table:table-cell>
              <table:table-cell office:value-type="float" office:value="0.00196313">
                <text:p>0.001963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163729">
                <text:p>0.0163729</text:p>
              </table:table-cell>
              <table:table-cell office:value-type="float" office:value="0.00126441">
                <text:p>0.00126441</text:p>
              </table:table-cell>
              <table:table-cell office:value-type="float" office:value="0.38197">
                <text:p>0.38197</text:p>
              </table:table-cell>
              <table:table-cell office:value-type="float" office:value="0.0884827">
                <text:p>0.0884827</text:p>
              </table:table-cell>
              <table:table-cell office:value-type="float" office:value="0.002003">
                <text:p>0.002003</text:p>
              </table:table-cell>
              <table:table-cell office:value-type="float" office:value="0.000959654">
                <text:p>0.000959654</text:p>
              </table:table-cell>
              <table:table-cell office:value-type="float" office:value="0.00199984">
                <text:p>0.001999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500">
                <text:p>390500</text:p>
              </table:table-cell>
              <table:table-cell office:value-type="float" office:value="NaN">
                <text:p>NaN</text:p>
              </table:table-cell>
              <table:table-cell office:value-type="float" office:value="0.0169493">
                <text:p>0.0169493</text:p>
              </table:table-cell>
              <table:table-cell office:value-type="float" office:value="0.00119256">
                <text:p>0.00119256</text:p>
              </table:table-cell>
              <table:table-cell office:value-type="float" office:value="0.385923">
                <text:p>0.385923</text:p>
              </table:table-cell>
              <table:table-cell office:value-type="float" office:value="0.0886517">
                <text:p>0.0886517</text:p>
              </table:table-cell>
              <table:table-cell office:value-type="float" office:value="0.00206497">
                <text:p>0.00206497</text:p>
              </table:table-cell>
              <table:table-cell office:value-type="float" office:value="0.000993208">
                <text:p>0.000993208</text:p>
              </table:table-cell>
              <table:table-cell office:value-type="float" office:value="0.00202313">
                <text:p>0.002023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171336">
                <text:p>0.0171336</text:p>
              </table:table-cell>
              <table:table-cell office:value-type="float" office:value="0.00121111">
                <text:p>0.00121111</text:p>
              </table:table-cell>
              <table:table-cell office:value-type="float" office:value="0.414093">
                <text:p>0.414093</text:p>
              </table:table-cell>
              <table:table-cell office:value-type="float" office:value="0.0926841">
                <text:p>0.0926841</text:p>
              </table:table-cell>
              <table:table-cell office:value-type="float" office:value="0.00201721">
                <text:p>0.00201721</text:p>
              </table:table-cell>
              <table:table-cell office:value-type="float" office:value="0.000968338">
                <text:p>0.000968338</text:p>
              </table:table-cell>
              <table:table-cell office:value-type="float" office:value="0.00207326">
                <text:p>0.002073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500">
                <text:p>391500</text:p>
              </table:table-cell>
              <table:table-cell office:value-type="float" office:value="NaN">
                <text:p>NaN</text:p>
              </table:table-cell>
              <table:table-cell office:value-type="float" office:value="0.017072">
                <text:p>0.017072</text:p>
              </table:table-cell>
              <table:table-cell office:value-type="float" office:value="0.00117835">
                <text:p>0.00117835</text:p>
              </table:table-cell>
              <table:table-cell office:value-type="float" office:value="0.381749">
                <text:p>0.381749</text:p>
              </table:table-cell>
              <table:table-cell office:value-type="float" office:value="0.0888838">
                <text:p>0.0888838</text:p>
              </table:table-cell>
              <table:table-cell office:value-type="float" office:value="0.00197813">
                <text:p>0.00197813</text:p>
              </table:table-cell>
              <table:table-cell office:value-type="float" office:value="0.000954916">
                <text:p>0.000954916</text:p>
              </table:table-cell>
              <table:table-cell office:value-type="float" office:value="0.00203221">
                <text:p>0.002032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17014">
                <text:p>0.017014</text:p>
              </table:table-cell>
              <table:table-cell office:value-type="float" office:value="0.00122059">
                <text:p>0.00122059</text:p>
              </table:table-cell>
              <table:table-cell office:value-type="float" office:value="0.369067">
                <text:p>0.369067</text:p>
              </table:table-cell>
              <table:table-cell office:value-type="float" office:value="0.0861075">
                <text:p>0.0861075</text:p>
              </table:table-cell>
              <table:table-cell office:value-type="float" office:value="0.00204642">
                <text:p>0.00204642</text:p>
              </table:table-cell>
              <table:table-cell office:value-type="float" office:value="0.000978602">
                <text:p>0.000978602</text:p>
              </table:table-cell>
              <table:table-cell office:value-type="float" office:value="0.00192365">
                <text:p>0.001923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500">
                <text:p>392500</text:p>
              </table:table-cell>
              <table:table-cell office:value-type="float" office:value="NaN">
                <text:p>NaN</text:p>
              </table:table-cell>
              <table:table-cell office:value-type="float" office:value="0.0172118">
                <text:p>0.0172118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388281">
                <text:p>0.388281</text:p>
              </table:table-cell>
              <table:table-cell office:value-type="float" office:value="0.0897996">
                <text:p>0.0897996</text:p>
              </table:table-cell>
              <table:table-cell office:value-type="float" office:value="0.00212261">
                <text:p>0.00212261</text:p>
              </table:table-cell>
              <table:table-cell office:value-type="float" office:value="0.000977418">
                <text:p>0.000977418</text:p>
              </table:table-cell>
              <table:table-cell office:value-type="float" office:value="0.00205116">
                <text:p>0.002051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166461">
                <text:p>0.0166461</text:p>
              </table:table-cell>
              <table:table-cell office:value-type="float" office:value="0.00125296">
                <text:p>0.00125296</text:p>
              </table:table-cell>
              <table:table-cell office:value-type="float" office:value="0.38655">
                <text:p>0.38655</text:p>
              </table:table-cell>
              <table:table-cell office:value-type="float" office:value="0.0900926">
                <text:p>0.0900926</text:p>
              </table:table-cell>
              <table:table-cell office:value-type="float" office:value="0.00213405">
                <text:p>0.00213405</text:p>
              </table:table-cell>
              <table:table-cell office:value-type="float" office:value="0.0009411">
                <text:p>0.0009411</text:p>
              </table:table-cell>
              <table:table-cell office:value-type="float" office:value="0.0020405">
                <text:p>0.00204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500">
                <text:p>393500</text:p>
              </table:table-cell>
              <table:table-cell office:value-type="float" office:value="NaN">
                <text:p>NaN</text:p>
              </table:table-cell>
              <table:table-cell office:value-type="float" office:value="0.016562">
                <text:p>0.016562</text:p>
              </table:table-cell>
              <table:table-cell office:value-type="float" office:value="0.00126559">
                <text:p>0.00126559</text:p>
              </table:table-cell>
              <table:table-cell office:value-type="float" office:value="0.380512">
                <text:p>0.380512</text:p>
              </table:table-cell>
              <table:table-cell office:value-type="float" office:value="0.0905299">
                <text:p>0.0905299</text:p>
              </table:table-cell>
              <table:table-cell office:value-type="float" office:value="0.00202944">
                <text:p>0.00202944</text:p>
              </table:table-cell>
              <table:table-cell office:value-type="float" office:value="0.000945837">
                <text:p>0.000945837</text:p>
              </table:table-cell>
              <table:table-cell office:value-type="float" office:value="0.00201286">
                <text:p>0.002012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163638">
                <text:p>0.0163638</text:p>
              </table:table-cell>
              <table:table-cell office:value-type="float" office:value="0.00136625">
                <text:p>0.00136625</text:p>
              </table:table-cell>
              <table:table-cell office:value-type="float" office:value="0.364698">
                <text:p>0.364698</text:p>
              </table:table-cell>
              <table:table-cell office:value-type="float" office:value="0.0865141">
                <text:p>0.0865141</text:p>
              </table:table-cell>
              <table:table-cell office:value-type="float" office:value="0.002003">
                <text:p>0.002003</text:p>
              </table:table-cell>
              <table:table-cell office:value-type="float" office:value="0.0009486">
                <text:p>0.0009486</text:p>
              </table:table-cell>
              <table:table-cell office:value-type="float" office:value="0.00191773">
                <text:p>0.001917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500">
                <text:p>394500</text:p>
              </table:table-cell>
              <table:table-cell office:value-type="float" office:value="NaN">
                <text:p>NaN</text:p>
              </table:table-cell>
              <table:table-cell office:value-type="float" office:value="0.0170089">
                <text:p>0.0170089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369204">
                <text:p>0.369204</text:p>
              </table:table-cell>
              <table:table-cell office:value-type="float" office:value="0.0871793">
                <text:p>0.0871793</text:p>
              </table:table-cell>
              <table:table-cell office:value-type="float" office:value="0.00207287">
                <text:p>0.00207287</text:p>
              </table:table-cell>
              <table:table-cell office:value-type="float" office:value="0.000967549">
                <text:p>0.000967549</text:p>
              </table:table-cell>
              <table:table-cell office:value-type="float" office:value="0.00198721">
                <text:p>0.001987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167333">
                <text:p>0.0167333</text:p>
              </table:table-cell>
              <table:table-cell office:value-type="float" office:value="0.00126006">
                <text:p>0.00126006</text:p>
              </table:table-cell>
              <table:table-cell office:value-type="float" office:value="0.390798">
                <text:p>0.390798</text:p>
              </table:table-cell>
              <table:table-cell office:value-type="float" office:value="0.0906302">
                <text:p>0.0906302</text:p>
              </table:table-cell>
              <table:table-cell office:value-type="float" office:value="0.00198839">
                <text:p>0.00198839</text:p>
              </table:table-cell>
              <table:table-cell office:value-type="float" office:value="0.000955311">
                <text:p>0.000955311</text:p>
              </table:table-cell>
              <table:table-cell office:value-type="float" office:value="0.00202629">
                <text:p>0.002026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500">
                <text:p>395500</text:p>
              </table:table-cell>
              <table:table-cell office:value-type="float" office:value="NaN">
                <text:p>NaN</text:p>
              </table:table-cell>
              <table:table-cell office:value-type="float" office:value="0.0173965">
                <text:p>0.0173965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38005">
                <text:p>0.38005</text:p>
              </table:table-cell>
              <table:table-cell office:value-type="float" office:value="0.0901845">
                <text:p>0.0901845</text:p>
              </table:table-cell>
              <table:table-cell office:value-type="float" office:value="0.00202313">
                <text:p>0.00202313</text:p>
              </table:table-cell>
              <table:table-cell office:value-type="float" office:value="0.000960443">
                <text:p>0.000960443</text:p>
              </table:table-cell>
              <table:table-cell office:value-type="float" office:value="0.00197813">
                <text:p>0.001978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168249">
                <text:p>0.0168249</text:p>
              </table:table-cell>
              <table:table-cell office:value-type="float" office:value="0.00129835">
                <text:p>0.00129835</text:p>
              </table:table-cell>
              <table:table-cell office:value-type="float" office:value="0.373962">
                <text:p>0.373962</text:p>
              </table:table-cell>
              <table:table-cell office:value-type="float" office:value="0.0880276">
                <text:p>0.0880276</text:p>
              </table:table-cell>
              <table:table-cell office:value-type="float" office:value="0.00203339">
                <text:p>0.00203339</text:p>
              </table:table-cell>
              <table:table-cell office:value-type="float" office:value="0.000984128">
                <text:p>0.000984128</text:p>
              </table:table-cell>
              <table:table-cell office:value-type="float" office:value="0.00196786">
                <text:p>0.001967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500">
                <text:p>396500</text:p>
              </table:table-cell>
              <table:table-cell office:value-type="float" office:value="NaN">
                <text:p>NaN</text:p>
              </table:table-cell>
              <table:table-cell office:value-type="float" office:value="0.0174301">
                <text:p>0.0174301</text:p>
              </table:table-cell>
              <table:table-cell office:value-type="float" office:value="0.00128256">
                <text:p>0.00128256</text:p>
              </table:table-cell>
              <table:table-cell office:value-type="float" office:value="0.35286">
                <text:p>0.35286</text:p>
              </table:table-cell>
              <table:table-cell office:value-type="float" office:value="0.0820687">
                <text:p>0.0820687</text:p>
              </table:table-cell>
              <table:table-cell office:value-type="float" office:value="0.00206853">
                <text:p>0.00206853</text:p>
              </table:table-cell>
              <table:table-cell office:value-type="float" office:value="0.000986497">
                <text:p>0.000986497</text:p>
              </table:table-cell>
              <table:table-cell office:value-type="float" office:value="0.00191457">
                <text:p>0.001914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174175">
                <text:p>0.0174175</text:p>
              </table:table-cell>
              <table:table-cell office:value-type="float" office:value="0.0012344">
                <text:p>0.0012344</text:p>
              </table:table-cell>
              <table:table-cell office:value-type="float" office:value="0.378528">
                <text:p>0.378528</text:p>
              </table:table-cell>
              <table:table-cell office:value-type="float" office:value="0.0891447">
                <text:p>0.0891447</text:p>
              </table:table-cell>
              <table:table-cell office:value-type="float" office:value="0.0020555">
                <text:p>0.0020555</text:p>
              </table:table-cell>
              <table:table-cell office:value-type="float" office:value="0.000978207">
                <text:p>0.000978207</text:p>
              </table:table-cell>
              <table:table-cell office:value-type="float" office:value="0.00199628">
                <text:p>0.001996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500">
                <text:p>397500</text:p>
              </table:table-cell>
              <table:table-cell office:value-type="float" office:value="NaN">
                <text:p>NaN</text:p>
              </table:table-cell>
              <table:table-cell office:value-type="float" office:value="0.0164653">
                <text:p>0.0164653</text:p>
              </table:table-cell>
              <table:table-cell office:value-type="float" office:value="0.00125059">
                <text:p>0.00125059</text:p>
              </table:table-cell>
              <table:table-cell office:value-type="float" office:value="0.378221">
                <text:p>0.378221</text:p>
              </table:table-cell>
              <table:table-cell office:value-type="float" office:value="0.0897744">
                <text:p>0.0897744</text:p>
              </table:table-cell>
              <table:table-cell office:value-type="float" office:value="0.00198563">
                <text:p>0.00198563</text:p>
              </table:table-cell>
              <table:table-cell office:value-type="float" office:value="0.000947021">
                <text:p>0.000947021</text:p>
              </table:table-cell>
              <table:table-cell office:value-type="float" office:value="0.00213327">
                <text:p>0.002133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170164">
                <text:p>0.0170164</text:p>
              </table:table-cell>
              <table:table-cell office:value-type="float" office:value="0.00124901">
                <text:p>0.00124901</text:p>
              </table:table-cell>
              <table:table-cell office:value-type="float" office:value="0.390443">
                <text:p>0.390443</text:p>
              </table:table-cell>
              <table:table-cell office:value-type="float" office:value="0.0909444">
                <text:p>0.0909444</text:p>
              </table:table-cell>
              <table:table-cell office:value-type="float" office:value="0.00205195">
                <text:p>0.00205195</text:p>
              </table:table-cell>
              <table:table-cell office:value-type="float" office:value="0.000980181">
                <text:p>0.000980181</text:p>
              </table:table-cell>
              <table:table-cell office:value-type="float" office:value="0.00228209">
                <text:p>0.002282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500">
                <text:p>398500</text:p>
              </table:table-cell>
              <table:table-cell office:value-type="float" office:value="NaN">
                <text:p>NaN</text:p>
              </table:table-cell>
              <table:table-cell office:value-type="float" office:value="0.0164633">
                <text:p>0.0164633</text:p>
              </table:table-cell>
              <table:table-cell office:value-type="float" office:value="0.00125019">
                <text:p>0.00125019</text:p>
              </table:table-cell>
              <table:table-cell office:value-type="float" office:value="0.391298">
                <text:p>0.391298</text:p>
              </table:table-cell>
              <table:table-cell office:value-type="float" office:value="0.091938">
                <text:p>0.091938</text:p>
              </table:table-cell>
              <table:table-cell office:value-type="float" office:value="0.00202787">
                <text:p>0.00202787</text:p>
              </table:table-cell>
              <table:table-cell office:value-type="float" office:value="0.000956495">
                <text:p>0.000956495</text:p>
              </table:table-cell>
              <table:table-cell office:value-type="float" office:value="0.00211945">
                <text:p>0.002119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179906">
                <text:p>0.0179906</text:p>
              </table:table-cell>
              <table:table-cell office:value-type="float" office:value="0.00119848">
                <text:p>0.00119848</text:p>
              </table:table-cell>
              <table:table-cell office:value-type="float" office:value="0.390654">
                <text:p>0.390654</text:p>
              </table:table-cell>
              <table:table-cell office:value-type="float" office:value="0.0894945">
                <text:p>0.0894945</text:p>
              </table:table-cell>
              <table:table-cell office:value-type="float" office:value="0.00207247">
                <text:p>0.00207247</text:p>
              </table:table-cell>
              <table:table-cell office:value-type="float" office:value="0.000999129">
                <text:p>0.000999129</text:p>
              </table:table-cell>
              <table:table-cell office:value-type="float" office:value="0.00223353">
                <text:p>0.002233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500">
                <text:p>399500</text:p>
              </table:table-cell>
              <table:table-cell office:value-type="float" office:value="NaN">
                <text:p>NaN</text:p>
              </table:table-cell>
              <table:table-cell office:value-type="float" office:value="0.016515">
                <text:p>0.016515</text:p>
              </table:table-cell>
              <table:table-cell office:value-type="float" office:value="0.00119098">
                <text:p>0.00119098</text:p>
              </table:table-cell>
              <table:table-cell office:value-type="float" office:value="0.382895">
                <text:p>0.382895</text:p>
              </table:table-cell>
              <table:table-cell office:value-type="float" office:value="0.0905307">
                <text:p>0.0905307</text:p>
              </table:table-cell>
              <table:table-cell office:value-type="float" office:value="0.00200773">
                <text:p>0.00200773</text:p>
              </table:table-cell>
              <table:table-cell office:value-type="float" office:value="0.000953732">
                <text:p>0.000953732</text:p>
              </table:table-cell>
              <table:table-cell office:value-type="float" office:value="0.00213563">
                <text:p>0.002135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162774">
                <text:p>0.0162774</text:p>
              </table:table-cell>
              <table:table-cell office:value-type="float" office:value="0.00125927">
                <text:p>0.00125927</text:p>
              </table:table-cell>
              <table:table-cell office:value-type="float" office:value="0.389814">
                <text:p>0.389814</text:p>
              </table:table-cell>
              <table:table-cell office:value-type="float" office:value="0.0933225">
                <text:p>0.0933225</text:p>
              </table:table-cell>
              <table:table-cell office:value-type="float" office:value="0.00199589">
                <text:p>0.00199589</text:p>
              </table:table-cell>
              <table:table-cell office:value-type="float" office:value="0.000944653">
                <text:p>0.000944653</text:p>
              </table:table-cell>
              <table:table-cell office:value-type="float" office:value="0.00209339">
                <text:p>0.002093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500">
                <text:p>400500</text:p>
              </table:table-cell>
              <table:table-cell office:value-type="float" office:value="NaN">
                <text:p>NaN</text:p>
              </table:table-cell>
              <table:table-cell office:value-type="float" office:value="0.0178821">
                <text:p>0.0178821</text:p>
              </table:table-cell>
              <table:table-cell office:value-type="float" office:value="0.00125533">
                <text:p>0.00125533</text:p>
              </table:table-cell>
              <table:table-cell office:value-type="float" office:value="0.390784">
                <text:p>0.390784</text:p>
              </table:table-cell>
              <table:table-cell office:value-type="float" office:value="0.0938238">
                <text:p>0.0938238</text:p>
              </table:table-cell>
              <table:table-cell office:value-type="float" office:value="0.00209103">
                <text:p>0.00209103</text:p>
              </table:table-cell>
              <table:table-cell office:value-type="float" office:value="0.0010011">
                <text:p>0.0010011</text:p>
              </table:table-cell>
              <table:table-cell office:value-type="float" office:value="0.00203102">
                <text:p>0.002031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175615">
                <text:p>0.0175615</text:p>
              </table:table-cell>
              <table:table-cell office:value-type="float" office:value="0.00119848">
                <text:p>0.00119848</text:p>
              </table:table-cell>
              <table:table-cell office:value-type="float" office:value="0.378862">
                <text:p>0.378862</text:p>
              </table:table-cell>
              <table:table-cell office:value-type="float" office:value="0.0889035">
                <text:p>0.0889035</text:p>
              </table:table-cell>
              <table:table-cell office:value-type="float" office:value="0.00212932">
                <text:p>0.00212932</text:p>
              </table:table-cell>
              <table:table-cell office:value-type="float" office:value="0.001009">
                <text:p>0.001009</text:p>
              </table:table-cell>
              <table:table-cell office:value-type="float" office:value="0.00197418">
                <text:p>0.001974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500">
                <text:p>401500</text:p>
              </table:table-cell>
              <table:table-cell office:value-type="float" office:value="NaN">
                <text:p>NaN</text:p>
              </table:table-cell>
              <table:table-cell office:value-type="float" office:value="0.0176914">
                <text:p>0.0176914</text:p>
              </table:table-cell>
              <table:table-cell office:value-type="float" office:value="0.00120164">
                <text:p>0.00120164</text:p>
              </table:table-cell>
              <table:table-cell office:value-type="float" office:value="0.382215">
                <text:p>0.382215</text:p>
              </table:table-cell>
              <table:table-cell office:value-type="float" office:value="0.0911691">
                <text:p>0.0911691</text:p>
              </table:table-cell>
              <table:table-cell office:value-type="float" office:value="0.00206655">
                <text:p>0.00206655</text:p>
              </table:table-cell>
              <table:table-cell office:value-type="float" office:value="0.000981365">
                <text:p>0.000981365</text:p>
              </table:table-cell>
              <table:table-cell office:value-type="float" office:value="0.00198168">
                <text:p>0.001981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170274">
                <text:p>0.0170274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393452">
                <text:p>0.393452</text:p>
              </table:table-cell>
              <table:table-cell office:value-type="float" office:value="0.0939355">
                <text:p>0.0939355</text:p>
              </table:table-cell>
              <table:table-cell office:value-type="float" office:value="0.00207168">
                <text:p>0.00207168</text:p>
              </table:table-cell>
              <table:table-cell office:value-type="float" office:value="0.000977023">
                <text:p>0.000977023</text:p>
              </table:table-cell>
              <table:table-cell office:value-type="float" office:value="0.00203102">
                <text:p>0.002031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500">
                <text:p>402500</text:p>
              </table:table-cell>
              <table:table-cell office:value-type="float" office:value="NaN">
                <text:p>NaN</text:p>
              </table:table-cell>
              <table:table-cell office:value-type="float" office:value="0.0163654">
                <text:p>0.0163654</text:p>
              </table:table-cell>
              <table:table-cell office:value-type="float" office:value="0.00120401">
                <text:p>0.00120401</text:p>
              </table:table-cell>
              <table:table-cell office:value-type="float" office:value="0.402357">
                <text:p>0.402357</text:p>
              </table:table-cell>
              <table:table-cell office:value-type="float" office:value="0.0949504">
                <text:p>0.0949504</text:p>
              </table:table-cell>
              <table:table-cell office:value-type="float" office:value="0.00204208">
                <text:p>0.00204208</text:p>
              </table:table-cell>
              <table:table-cell office:value-type="float" office:value="0.00096518">
                <text:p>0.00096518</text:p>
              </table:table-cell>
              <table:table-cell office:value-type="float" office:value="0.00242144">
                <text:p>0.002421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16247">
                <text:p>0.016247</text:p>
              </table:table-cell>
              <table:table-cell office:value-type="float" office:value="0.0011673">
                <text:p>0.0011673</text:p>
              </table:table-cell>
              <table:table-cell office:value-type="float" office:value="0.397391">
                <text:p>0.397391</text:p>
              </table:table-cell>
              <table:table-cell office:value-type="float" office:value="0.0956373">
                <text:p>0.0956373</text:p>
              </table:table-cell>
              <table:table-cell office:value-type="float" office:value="0.00199194">
                <text:p>0.00199194</text:p>
              </table:table-cell>
              <table:table-cell office:value-type="float" office:value="0.000945837">
                <text:p>0.000945837</text:p>
              </table:table-cell>
              <table:table-cell office:value-type="float" office:value="0.00240841">
                <text:p>0.002408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500">
                <text:p>403500</text:p>
              </table:table-cell>
              <table:table-cell office:value-type="float" office:value="NaN">
                <text:p>NaN</text:p>
              </table:table-cell>
              <table:table-cell office:value-type="float" office:value="0.0177187">
                <text:p>0.0177187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374055">
                <text:p>0.374055</text:p>
              </table:table-cell>
              <table:table-cell office:value-type="float" office:value="0.0878136">
                <text:p>0.0878136</text:p>
              </table:table-cell>
              <table:table-cell office:value-type="float" office:value="0.00209932">
                <text:p>0.00209932</text:p>
              </table:table-cell>
              <table:table-cell office:value-type="float" office:value="0.0010011">
                <text:p>0.0010011</text:p>
              </table:table-cell>
              <table:table-cell office:value-type="float" office:value="0.00219366">
                <text:p>0.002193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175236">
                <text:p>0.0175236</text:p>
              </table:table-cell>
              <table:table-cell office:value-type="float" office:value="0.00121309">
                <text:p>0.00121309</text:p>
              </table:table-cell>
              <table:table-cell office:value-type="float" office:value="0.385518">
                <text:p>0.385518</text:p>
              </table:table-cell>
              <table:table-cell office:value-type="float" office:value="0.0923758">
                <text:p>0.0923758</text:p>
              </table:table-cell>
              <table:table-cell office:value-type="float" office:value="0.00205905">
                <text:p>0.00205905</text:p>
              </table:table-cell>
              <table:table-cell office:value-type="float" office:value="0.000970312">
                <text:p>0.000970312</text:p>
              </table:table-cell>
              <table:table-cell office:value-type="float" office:value="0.00223314">
                <text:p>0.002233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500">
                <text:p>404500</text:p>
              </table:table-cell>
              <table:table-cell office:value-type="float" office:value="NaN">
                <text:p>NaN</text:p>
              </table:table-cell>
              <table:table-cell office:value-type="float" office:value="0.0180056">
                <text:p>0.0180056</text:p>
              </table:table-cell>
              <table:table-cell office:value-type="float" office:value="0.00130112">
                <text:p>0.00130112</text:p>
              </table:table-cell>
              <table:table-cell office:value-type="float" office:value="0.395092">
                <text:p>0.395092</text:p>
              </table:table-cell>
              <table:table-cell office:value-type="float" office:value="0.0934918">
                <text:p>0.0934918</text:p>
              </table:table-cell>
              <table:table-cell office:value-type="float" office:value="0.00209063">
                <text:p>0.00209063</text:p>
              </table:table-cell>
              <table:table-cell office:value-type="float" office:value="0.000986497">
                <text:p>0.000986497</text:p>
              </table:table-cell>
              <table:table-cell office:value-type="float" office:value="0.00216287">
                <text:p>0.002162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177052">
                <text:p>0.0177052</text:p>
              </table:table-cell>
              <table:table-cell office:value-type="float" office:value="0.00119532">
                <text:p>0.00119532</text:p>
              </table:table-cell>
              <table:table-cell office:value-type="float" office:value="0.379298">
                <text:p>0.379298</text:p>
              </table:table-cell>
              <table:table-cell office:value-type="float" office:value="0.0927607">
                <text:p>0.0927607</text:p>
              </table:table-cell>
              <table:table-cell office:value-type="float" office:value="0.00207721">
                <text:p>0.00207721</text:p>
              </table:table-cell>
              <table:table-cell office:value-type="float" office:value="0.000978207">
                <text:p>0.000978207</text:p>
              </table:table-cell>
              <table:table-cell office:value-type="float" office:value="0.00209182">
                <text:p>0.002091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500">
                <text:p>405500</text:p>
              </table:table-cell>
              <table:table-cell office:value-type="float" office:value="NaN">
                <text:p>NaN</text:p>
              </table:table-cell>
              <table:table-cell office:value-type="float" office:value="0.0174194">
                <text:p>0.0174194</text:p>
              </table:table-cell>
              <table:table-cell office:value-type="float" office:value="0.00119769">
                <text:p>0.00119769</text:p>
              </table:table-cell>
              <table:table-cell office:value-type="float" office:value="0.379317">
                <text:p>0.379317</text:p>
              </table:table-cell>
              <table:table-cell office:value-type="float" office:value="0.0930173">
                <text:p>0.0930173</text:p>
              </table:table-cell>
              <table:table-cell office:value-type="float" office:value="0.00206774">
                <text:p>0.00206774</text:p>
              </table:table-cell>
              <table:table-cell office:value-type="float" office:value="0.000984523">
                <text:p>0.000984523</text:p>
              </table:table-cell>
              <table:table-cell office:value-type="float" office:value="0.00213682">
                <text:p>0.002136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176164">
                <text:p>0.0176164</text:p>
              </table:table-cell>
              <table:table-cell office:value-type="float" office:value="0.00119809">
                <text:p>0.00119809</text:p>
              </table:table-cell>
              <table:table-cell office:value-type="float" office:value="0.388621">
                <text:p>0.388621</text:p>
              </table:table-cell>
              <table:table-cell office:value-type="float" office:value="0.093461">
                <text:p>0.093461</text:p>
              </table:table-cell>
              <table:table-cell office:value-type="float" office:value="0.00206418">
                <text:p>0.00206418</text:p>
              </table:table-cell>
              <table:table-cell office:value-type="float" office:value="0.000991629">
                <text:p>0.000991629</text:p>
              </table:table-cell>
              <table:table-cell office:value-type="float" office:value="0.00206221">
                <text:p>0.002062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500">
                <text:p>406500</text:p>
              </table:table-cell>
              <table:table-cell office:value-type="float" office:value="NaN">
                <text:p>NaN</text:p>
              </table:table-cell>
              <table:table-cell office:value-type="float" office:value="0.018158">
                <text:p>0.018158</text:p>
              </table:table-cell>
              <table:table-cell office:value-type="float" office:value="0.0012423">
                <text:p>0.0012423</text:p>
              </table:table-cell>
              <table:table-cell office:value-type="float" office:value="0.379724">
                <text:p>0.379724</text:p>
              </table:table-cell>
              <table:table-cell office:value-type="float" office:value="0.0894984">
                <text:p>0.0894984</text:p>
              </table:table-cell>
              <table:table-cell office:value-type="float" office:value="0.00211471">
                <text:p>0.00211471</text:p>
              </table:table-cell>
              <table:table-cell office:value-type="float" office:value="0.00103703">
                <text:p>0.00103703</text:p>
              </table:table-cell>
              <table:table-cell office:value-type="float" office:value="0.00217866">
                <text:p>0.002178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167898">
                <text:p>0.0167898</text:p>
              </table:table-cell>
              <table:table-cell office:value-type="float" office:value="0.00117006">
                <text:p>0.00117006</text:p>
              </table:table-cell>
              <table:table-cell office:value-type="float" office:value="0.38864">
                <text:p>0.38864</text:p>
              </table:table-cell>
              <table:table-cell office:value-type="float" office:value="0.0939205">
                <text:p>0.0939205</text:p>
              </table:table-cell>
              <table:table-cell office:value-type="float" office:value="0.00204287">
                <text:p>0.00204287</text:p>
              </table:table-cell>
              <table:table-cell office:value-type="float" office:value="0.000977023">
                <text:p>0.000977023</text:p>
              </table:table-cell>
              <table:table-cell office:value-type="float" office:value="0.00205195">
                <text:p>0.002051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500">
                <text:p>407500</text:p>
              </table:table-cell>
              <table:table-cell office:value-type="float" office:value="NaN">
                <text:p>NaN</text:p>
              </table:table-cell>
              <table:table-cell office:value-type="float" office:value="0.0182563">
                <text:p>0.0182563</text:p>
              </table:table-cell>
              <table:table-cell office:value-type="float" office:value="0.0012119">
                <text:p>0.0012119</text:p>
              </table:table-cell>
              <table:table-cell office:value-type="float" office:value="0.397152">
                <text:p>0.397152</text:p>
              </table:table-cell>
              <table:table-cell office:value-type="float" office:value="0.0950815">
                <text:p>0.0950815</text:p>
              </table:table-cell>
              <table:table-cell office:value-type="float" office:value="0.00206734">
                <text:p>0.00206734</text:p>
              </table:table-cell>
              <table:table-cell office:value-type="float" office:value="0.000990839">
                <text:p>0.000990839</text:p>
              </table:table-cell>
              <table:table-cell office:value-type="float" office:value="0.00205431">
                <text:p>0.002054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162707">
                <text:p>0.0162707</text:p>
              </table:table-cell>
              <table:table-cell office:value-type="float" office:value="0.00128138">
                <text:p>0.00128138</text:p>
              </table:table-cell>
              <table:table-cell office:value-type="float" office:value="0.390757">
                <text:p>0.390757</text:p>
              </table:table-cell>
              <table:table-cell office:value-type="float" office:value="0.0916653">
                <text:p>0.0916653</text:p>
              </table:table-cell>
              <table:table-cell office:value-type="float" office:value="0.00196668">
                <text:p>0.00196668</text:p>
              </table:table-cell>
              <table:table-cell office:value-type="float" office:value="0.000947811">
                <text:p>0.000947811</text:p>
              </table:table-cell>
              <table:table-cell office:value-type="float" office:value="0.00202115">
                <text:p>0.002021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500">
                <text:p>408500</text:p>
              </table:table-cell>
              <table:table-cell office:value-type="float" office:value="NaN">
                <text:p>NaN</text:p>
              </table:table-cell>
              <table:table-cell office:value-type="float" office:value="0.0183925">
                <text:p>0.0183925</text:p>
              </table:table-cell>
              <table:table-cell office:value-type="float" office:value="0.0012269">
                <text:p>0.0012269</text:p>
              </table:table-cell>
              <table:table-cell office:value-type="float" office:value="0.395244">
                <text:p>0.395244</text:p>
              </table:table-cell>
              <table:table-cell office:value-type="float" office:value="0.0952891">
                <text:p>0.0952891</text:p>
              </table:table-cell>
              <table:table-cell office:value-type="float" office:value="0.00213366">
                <text:p>0.00213366</text:p>
              </table:table-cell>
              <table:table-cell office:value-type="float" office:value="0.0010086">
                <text:p>0.0010086</text:p>
              </table:table-cell>
              <table:table-cell office:value-type="float" office:value="0.00204168">
                <text:p>0.002041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176752">
                <text:p>0.0176752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408586">
                <text:p>0.408586</text:p>
              </table:table-cell>
              <table:table-cell office:value-type="float" office:value="0.0957214">
                <text:p>0.0957214</text:p>
              </table:table-cell>
              <table:table-cell office:value-type="float" office:value="0.00213405">
                <text:p>0.00213405</text:p>
              </table:table-cell>
              <table:table-cell office:value-type="float" office:value="0.00100189">
                <text:p>0.00100189</text:p>
              </table:table-cell>
              <table:table-cell office:value-type="float" office:value="0.0020551">
                <text:p>0.00205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500">
                <text:p>409500</text:p>
              </table:table-cell>
              <table:table-cell office:value-type="float" office:value="NaN">
                <text:p>NaN</text:p>
              </table:table-cell>
              <table:table-cell office:value-type="float" office:value="0.0180424">
                <text:p>0.0180424</text:p>
              </table:table-cell>
              <table:table-cell office:value-type="float" office:value="0.00121151">
                <text:p>0.00121151</text:p>
              </table:table-cell>
              <table:table-cell office:value-type="float" office:value="0.410616">
                <text:p>0.410616</text:p>
              </table:table-cell>
              <table:table-cell office:value-type="float" office:value="0.0977129">
                <text:p>0.0977129</text:p>
              </table:table-cell>
              <table:table-cell office:value-type="float" office:value="0.00204602">
                <text:p>0.00204602</text:p>
              </table:table-cell>
              <table:table-cell office:value-type="float" office:value="0.00100031">
                <text:p>0.00100031</text:p>
              </table:table-cell>
              <table:table-cell office:value-type="float" office:value="0.00203458">
                <text:p>0.002034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172655">
                <text:p>0.0172655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38463">
                <text:p>0.38463</text:p>
              </table:table-cell>
              <table:table-cell office:value-type="float" office:value="0.0925093">
                <text:p>0.0925093</text:p>
              </table:table-cell>
              <table:table-cell office:value-type="float" office:value="0.00206497">
                <text:p>0.00206497</text:p>
              </table:table-cell>
              <table:table-cell office:value-type="float" office:value="0.000986892">
                <text:p>0.000986892</text:p>
              </table:table-cell>
              <table:table-cell office:value-type="float" office:value="0.00196194">
                <text:p>0.001961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500">
                <text:p>410500</text:p>
              </table:table-cell>
              <table:table-cell office:value-type="float" office:value="NaN">
                <text:p>NaN</text:p>
              </table:table-cell>
              <table:table-cell office:value-type="float" office:value="0.0177037">
                <text:p>0.0177037</text:p>
              </table:table-cell>
              <table:table-cell office:value-type="float" office:value="0.00164771">
                <text:p>0.00164771</text:p>
              </table:table-cell>
              <table:table-cell office:value-type="float" office:value="0.357815">
                <text:p>0.357815</text:p>
              </table:table-cell>
              <table:table-cell office:value-type="float" office:value="0.0872787">
                <text:p>0.0872787</text:p>
              </table:table-cell>
              <table:table-cell office:value-type="float" office:value="0.0020776">
                <text:p>0.0020776</text:p>
              </table:table-cell>
              <table:table-cell office:value-type="float" office:value="0.00100466">
                <text:p>0.00100466</text:p>
              </table:table-cell>
              <table:table-cell office:value-type="float" office:value="0.0019876">
                <text:p>0.00198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180281">
                <text:p>0.0180281</text:p>
              </table:table-cell>
              <table:table-cell office:value-type="float" office:value="0.00118506">
                <text:p>0.00118506</text:p>
              </table:table-cell>
              <table:table-cell office:value-type="float" office:value="0.377733">
                <text:p>0.377733</text:p>
              </table:table-cell>
              <table:table-cell office:value-type="float" office:value="0.0910309">
                <text:p>0.0910309</text:p>
              </table:table-cell>
              <table:table-cell office:value-type="float" office:value="0.00210721">
                <text:p>0.00210721</text:p>
              </table:table-cell>
              <table:table-cell office:value-type="float" office:value="0.00101571">
                <text:p>0.00101571</text:p>
              </table:table-cell>
              <table:table-cell office:value-type="float" office:value="0.00197892">
                <text:p>0.001978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500">
                <text:p>411500</text:p>
              </table:table-cell>
              <table:table-cell office:value-type="float" office:value="NaN">
                <text:p>NaN</text:p>
              </table:table-cell>
              <table:table-cell office:value-type="float" office:value="0.0168004">
                <text:p>0.0168004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393563">
                <text:p>0.393563</text:p>
              </table:table-cell>
              <table:table-cell office:value-type="float" office:value="0.0935317">
                <text:p>0.0935317</text:p>
              </table:table-cell>
              <table:table-cell office:value-type="float" office:value="0.00202668">
                <text:p>0.00202668</text:p>
              </table:table-cell>
              <table:table-cell office:value-type="float" office:value="0.000978997">
                <text:p>0.000978997</text:p>
              </table:table-cell>
              <table:table-cell office:value-type="float" office:value="0.00203537">
                <text:p>0.002035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174727">
                <text:p>0.0174727</text:p>
              </table:table-cell>
              <table:table-cell office:value-type="float" office:value="0.00125809">
                <text:p>0.00125809</text:p>
              </table:table-cell>
              <table:table-cell office:value-type="float" office:value="0.40472">
                <text:p>0.40472</text:p>
              </table:table-cell>
              <table:table-cell office:value-type="float" office:value="0.0985932">
                <text:p>0.0985932</text:p>
              </table:table-cell>
              <table:table-cell office:value-type="float" office:value="0.00205234">
                <text:p>0.00205234</text:p>
              </table:table-cell>
              <table:table-cell office:value-type="float" office:value="0.00099005">
                <text:p>0.00099005</text:p>
              </table:table-cell>
              <table:table-cell office:value-type="float" office:value="0.00206813">
                <text:p>0.002068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500">
                <text:p>412500</text:p>
              </table:table-cell>
              <table:table-cell office:value-type="float" office:value="NaN">
                <text:p>NaN</text:p>
              </table:table-cell>
              <table:table-cell office:value-type="float" office:value="0.0182859">
                <text:p>0.0182859</text:p>
              </table:table-cell>
              <table:table-cell office:value-type="float" office:value="0.0011894">
                <text:p>0.0011894</text:p>
              </table:table-cell>
              <table:table-cell office:value-type="float" office:value="0.400331">
                <text:p>0.400331</text:p>
              </table:table-cell>
              <table:table-cell office:value-type="float" office:value="0.0941132">
                <text:p>0.0941132</text:p>
              </table:table-cell>
              <table:table-cell office:value-type="float" office:value="0.00208826">
                <text:p>0.00208826</text:p>
              </table:table-cell>
              <table:table-cell office:value-type="float" office:value="0.00100505">
                <text:p>0.00100505</text:p>
              </table:table-cell>
              <table:table-cell office:value-type="float" office:value="0.00204523">
                <text:p>0.002045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177423">
                <text:p>0.0177423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404812">
                <text:p>0.404812</text:p>
              </table:table-cell>
              <table:table-cell office:value-type="float" office:value="0.096848">
                <text:p>0.096848</text:p>
              </table:table-cell>
              <table:table-cell office:value-type="float" office:value="0.00206142">
                <text:p>0.00206142</text:p>
              </table:table-cell>
              <table:table-cell office:value-type="float" office:value="0.000984523">
                <text:p>0.000984523</text:p>
              </table:table-cell>
              <table:table-cell office:value-type="float" office:value="0.00200576">
                <text:p>0.002005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500">
                <text:p>413500</text:p>
              </table:table-cell>
              <table:table-cell office:value-type="float" office:value="NaN">
                <text:p>NaN</text:p>
              </table:table-cell>
              <table:table-cell office:value-type="float" office:value="0.0175007">
                <text:p>0.0175007</text:p>
              </table:table-cell>
              <table:table-cell office:value-type="float" office:value="0.00123164">
                <text:p>0.00123164</text:p>
              </table:table-cell>
              <table:table-cell office:value-type="float" office:value="0.374062">
                <text:p>0.374062</text:p>
              </table:table-cell>
              <table:table-cell office:value-type="float" office:value="0.092135">
                <text:p>0.092135</text:p>
              </table:table-cell>
              <table:table-cell office:value-type="float" office:value="0.00206892">
                <text:p>0.00206892</text:p>
              </table:table-cell>
              <table:table-cell office:value-type="float" office:value="0.000992813">
                <text:p>0.000992813</text:p>
              </table:table-cell>
              <table:table-cell office:value-type="float" office:value="0.00196273">
                <text:p>0.001962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181335">
                <text:p>0.0181335</text:p>
              </table:table-cell>
              <table:table-cell office:value-type="float" office:value="0.00116887">
                <text:p>0.00116887</text:p>
              </table:table-cell>
              <table:table-cell office:value-type="float" office:value="0.405102">
                <text:p>0.405102</text:p>
              </table:table-cell>
              <table:table-cell office:value-type="float" office:value="0.0988787">
                <text:p>0.0988787</text:p>
              </table:table-cell>
              <table:table-cell office:value-type="float" office:value="0.00206892">
                <text:p>0.00206892</text:p>
              </table:table-cell>
              <table:table-cell office:value-type="float" office:value="0.0010015">
                <text:p>0.0010015</text:p>
              </table:table-cell>
              <table:table-cell office:value-type="float" office:value="0.00203773">
                <text:p>0.002037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500">
                <text:p>414500</text:p>
              </table:table-cell>
              <table:table-cell office:value-type="float" office:value="NaN">
                <text:p>NaN</text:p>
              </table:table-cell>
              <table:table-cell office:value-type="float" office:value="0.0183526">
                <text:p>0.0183526</text:p>
              </table:table-cell>
              <table:table-cell office:value-type="float" office:value="0.00120717">
                <text:p>0.00120717</text:p>
              </table:table-cell>
              <table:table-cell office:value-type="float" office:value="0.398964">
                <text:p>0.398964</text:p>
              </table:table-cell>
              <table:table-cell office:value-type="float" office:value="0.0973857">
                <text:p>0.0973857</text:p>
              </table:table-cell>
              <table:table-cell office:value-type="float" office:value="0.00212221">
                <text:p>0.00212221</text:p>
              </table:table-cell>
              <table:table-cell office:value-type="float" office:value="0.00101571">
                <text:p>0.00101571</text:p>
              </table:table-cell>
              <table:table-cell office:value-type="float" office:value="0.00212576">
                <text:p>0.002125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177009">
                <text:p>0.0177009</text:p>
              </table:table-cell>
              <table:table-cell office:value-type="float" office:value="0.0011819">
                <text:p>0.0011819</text:p>
              </table:table-cell>
              <table:table-cell office:value-type="float" office:value="0.379585">
                <text:p>0.379585</text:p>
              </table:table-cell>
              <table:table-cell office:value-type="float" office:value="0.0938392">
                <text:p>0.0938392</text:p>
              </table:table-cell>
              <table:table-cell office:value-type="float" office:value="0.00208313">
                <text:p>0.00208313</text:p>
              </table:table-cell>
              <table:table-cell office:value-type="float" office:value="0.00101216">
                <text:p>0.00101216</text:p>
              </table:table-cell>
              <table:table-cell office:value-type="float" office:value="0.00198642">
                <text:p>0.001986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500">
                <text:p>415500</text:p>
              </table:table-cell>
              <table:table-cell office:value-type="float" office:value="NaN">
                <text:p>NaN</text:p>
              </table:table-cell>
              <table:table-cell office:value-type="float" office:value="0.0181387">
                <text:p>0.0181387</text:p>
              </table:table-cell>
              <table:table-cell office:value-type="float" office:value="0.0012044">
                <text:p>0.0012044</text:p>
              </table:table-cell>
              <table:table-cell office:value-type="float" office:value="0.393517">
                <text:p>0.393517</text:p>
              </table:table-cell>
              <table:table-cell office:value-type="float" office:value="0.0916392">
                <text:p>0.0916392</text:p>
              </table:table-cell>
              <table:table-cell office:value-type="float" office:value="0.00208195">
                <text:p>0.00208195</text:p>
              </table:table-cell>
              <table:table-cell office:value-type="float" office:value="0.00102716">
                <text:p>0.00102716</text:p>
              </table:table-cell>
              <table:table-cell office:value-type="float" office:value="0.00202352">
                <text:p>0.002023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173148">
                <text:p>0.0173148</text:p>
              </table:table-cell>
              <table:table-cell office:value-type="float" office:value="0.00123361">
                <text:p>0.00123361</text:p>
              </table:table-cell>
              <table:table-cell office:value-type="float" office:value="0.38286">
                <text:p>0.38286</text:p>
              </table:table-cell>
              <table:table-cell office:value-type="float" office:value="0.093116">
                <text:p>0.093116</text:p>
              </table:table-cell>
              <table:table-cell office:value-type="float" office:value="0.0020855">
                <text:p>0.0020855</text:p>
              </table:table-cell>
              <table:table-cell office:value-type="float" office:value="0.00101847">
                <text:p>0.00101847</text:p>
              </table:table-cell>
              <table:table-cell office:value-type="float" office:value="0.00201563">
                <text:p>0.002015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500">
                <text:p>416500</text:p>
              </table:table-cell>
              <table:table-cell office:value-type="float" office:value="NaN">
                <text:p>NaN</text:p>
              </table:table-cell>
              <table:table-cell office:value-type="float" office:value="0.0171873">
                <text:p>0.0171873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398025">
                <text:p>0.398025</text:p>
              </table:table-cell>
              <table:table-cell office:value-type="float" office:value="0.100414">
                <text:p>0.100414</text:p>
              </table:table-cell>
              <table:table-cell office:value-type="float" office:value="0.00205866">
                <text:p>0.00205866</text:p>
              </table:table-cell>
              <table:table-cell office:value-type="float" office:value="0.00100189">
                <text:p>0.00100189</text:p>
              </table:table-cell>
              <table:table-cell office:value-type="float" office:value="0.00202668">
                <text:p>0.002026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183408">
                <text:p>0.0183408</text:p>
              </table:table-cell>
              <table:table-cell office:value-type="float" office:value="0.00119927">
                <text:p>0.00119927</text:p>
              </table:table-cell>
              <table:table-cell office:value-type="float" office:value="0.392914">
                <text:p>0.392914</text:p>
              </table:table-cell>
              <table:table-cell office:value-type="float" office:value="0.0954537">
                <text:p>0.0954537</text:p>
              </table:table-cell>
              <table:table-cell office:value-type="float" office:value="0.00210721">
                <text:p>0.00210721</text:p>
              </table:table-cell>
              <table:table-cell office:value-type="float" office:value="0.00103663">
                <text:p>0.00103663</text:p>
              </table:table-cell>
              <table:table-cell office:value-type="float" office:value="0.00203813">
                <text:p>0.002038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500">
                <text:p>417500</text:p>
              </table:table-cell>
              <table:table-cell office:value-type="float" office:value="NaN">
                <text:p>NaN</text:p>
              </table:table-cell>
              <table:table-cell office:value-type="float" office:value="0.0179445">
                <text:p>0.0179445</text:p>
              </table:table-cell>
              <table:table-cell office:value-type="float" office:value="0.0011894">
                <text:p>0.0011894</text:p>
              </table:table-cell>
              <table:table-cell office:value-type="float" office:value="0.391637">
                <text:p>0.391637</text:p>
              </table:table-cell>
              <table:table-cell office:value-type="float" office:value="0.0970036">
                <text:p>0.0970036</text:p>
              </table:table-cell>
              <table:table-cell office:value-type="float" office:value="0.00211155">
                <text:p>0.00211155</text:p>
              </table:table-cell>
              <table:table-cell office:value-type="float" office:value="0.0010161">
                <text:p>0.0010161</text:p>
              </table:table-cell>
              <table:table-cell office:value-type="float" office:value="0.00203063">
                <text:p>0.002030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183842">
                <text:p>0.0183842</text:p>
              </table:table-cell>
              <table:table-cell office:value-type="float" office:value="0.00124072">
                <text:p>0.00124072</text:p>
              </table:table-cell>
              <table:table-cell office:value-type="float" office:value="0.398863">
                <text:p>0.398863</text:p>
              </table:table-cell>
              <table:table-cell office:value-type="float" office:value="0.097814">
                <text:p>0.097814</text:p>
              </table:table-cell>
              <table:table-cell office:value-type="float" office:value="0.00210326">
                <text:p>0.00210326</text:p>
              </table:table-cell>
              <table:table-cell office:value-type="float" office:value="0.00102913">
                <text:p>0.00102913</text:p>
              </table:table-cell>
              <table:table-cell office:value-type="float" office:value="0.00201879">
                <text:p>0.002018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500">
                <text:p>418500</text:p>
              </table:table-cell>
              <table:table-cell office:value-type="float" office:value="NaN">
                <text:p>NaN</text:p>
              </table:table-cell>
              <table:table-cell office:value-type="float" office:value="0.0173807">
                <text:p>0.0173807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393747">
                <text:p>0.393747</text:p>
              </table:table-cell>
              <table:table-cell office:value-type="float" office:value="0.102029">
                <text:p>0.102029</text:p>
              </table:table-cell>
              <table:table-cell office:value-type="float" office:value="0.00208274">
                <text:p>0.00208274</text:p>
              </table:table-cell>
              <table:table-cell office:value-type="float" office:value="0.000998734">
                <text:p>0.000998734</text:p>
              </table:table-cell>
              <table:table-cell office:value-type="float" office:value="0.00203576">
                <text:p>0.002035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174084">
                <text:p>0.0174084</text:p>
              </table:table-cell>
              <table:table-cell office:value-type="float" office:value="0.00122454">
                <text:p>0.00122454</text:p>
              </table:table-cell>
              <table:table-cell office:value-type="float" office:value="0.383222">
                <text:p>0.383222</text:p>
              </table:table-cell>
              <table:table-cell office:value-type="float" office:value="0.0952998">
                <text:p>0.0952998</text:p>
              </table:table-cell>
              <table:table-cell office:value-type="float" office:value="0.00208866">
                <text:p>0.00208866</text:p>
              </table:table-cell>
              <table:table-cell office:value-type="float" office:value="0.00100229">
                <text:p>0.00100229</text:p>
              </table:table-cell>
              <table:table-cell office:value-type="float" office:value="0.002018">
                <text:p>0.0020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500">
                <text:p>419500</text:p>
              </table:table-cell>
              <table:table-cell office:value-type="float" office:value="NaN">
                <text:p>NaN</text:p>
              </table:table-cell>
              <table:table-cell office:value-type="float" office:value="0.0179354">
                <text:p>0.0179354</text:p>
              </table:table-cell>
              <table:table-cell office:value-type="float" office:value="0.00116019">
                <text:p>0.00116019</text:p>
              </table:table-cell>
              <table:table-cell office:value-type="float" office:value="0.373235">
                <text:p>0.373235</text:p>
              </table:table-cell>
              <table:table-cell office:value-type="float" office:value="0.0948423">
                <text:p>0.0948423</text:p>
              </table:table-cell>
              <table:table-cell office:value-type="float" office:value="0.00206971">
                <text:p>0.00206971</text:p>
              </table:table-cell>
              <table:table-cell office:value-type="float" office:value="0.000997155">
                <text:p>0.000997155</text:p>
              </table:table-cell>
              <table:table-cell office:value-type="float" office:value="0.00200694">
                <text:p>0.002006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183621">
                <text:p>0.0183621</text:p>
              </table:table-cell>
              <table:table-cell office:value-type="float" office:value="0.00117361">
                <text:p>0.00117361</text:p>
              </table:table-cell>
              <table:table-cell office:value-type="float" office:value="0.400531">
                <text:p>0.400531</text:p>
              </table:table-cell>
              <table:table-cell office:value-type="float" office:value="0.0963333">
                <text:p>0.0963333</text:p>
              </table:table-cell>
              <table:table-cell office:value-type="float" office:value="0.00204089">
                <text:p>0.00204089</text:p>
              </table:table-cell>
              <table:table-cell office:value-type="float" office:value="0.000982944">
                <text:p>0.000982944</text:p>
              </table:table-cell>
              <table:table-cell office:value-type="float" office:value="0.00208866">
                <text:p>0.002088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500">
                <text:p>420500</text:p>
              </table:table-cell>
              <table:table-cell office:value-type="float" office:value="NaN">
                <text:p>NaN</text:p>
              </table:table-cell>
              <table:table-cell office:value-type="float" office:value="0.0181991">
                <text:p>0.0181991</text:p>
              </table:table-cell>
              <table:table-cell office:value-type="float" office:value="0.00119098">
                <text:p>0.00119098</text:p>
              </table:table-cell>
              <table:table-cell office:value-type="float" office:value="0.397577">
                <text:p>0.397577</text:p>
              </table:table-cell>
              <table:table-cell office:value-type="float" office:value="0.0958639">
                <text:p>0.0958639</text:p>
              </table:table-cell>
              <table:table-cell office:value-type="float" office:value="0.00214392">
                <text:p>0.00214392</text:p>
              </table:table-cell>
              <table:table-cell office:value-type="float" office:value="0.00103308">
                <text:p>0.00103308</text:p>
              </table:table-cell>
              <table:table-cell office:value-type="float" office:value="0.00198089">
                <text:p>0.001980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182618">
                <text:p>0.0182618</text:p>
              </table:table-cell>
              <table:table-cell office:value-type="float" office:value="0.00119927">
                <text:p>0.00119927</text:p>
              </table:table-cell>
              <table:table-cell office:value-type="float" office:value="0.396421">
                <text:p>0.396421</text:p>
              </table:table-cell>
              <table:table-cell office:value-type="float" office:value="0.0975539">
                <text:p>0.0975539</text:p>
              </table:table-cell>
              <table:table-cell office:value-type="float" office:value="0.00210129">
                <text:p>0.00210129</text:p>
              </table:table-cell>
              <table:table-cell office:value-type="float" office:value="0.00101887">
                <text:p>0.00101887</text:p>
              </table:table-cell>
              <table:table-cell office:value-type="float" office:value="0.00200457">
                <text:p>0.002004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500">
                <text:p>421500</text:p>
              </table:table-cell>
              <table:table-cell office:value-type="float" office:value="NaN">
                <text:p>NaN</text:p>
              </table:table-cell>
              <table:table-cell office:value-type="float" office:value="0.0189163">
                <text:p>0.0189163</text:p>
              </table:table-cell>
              <table:table-cell office:value-type="float" office:value="0.00116137">
                <text:p>0.00116137</text:p>
              </table:table-cell>
              <table:table-cell office:value-type="float" office:value="0.381311">
                <text:p>0.381311</text:p>
              </table:table-cell>
              <table:table-cell office:value-type="float" office:value="0.0973648">
                <text:p>0.0973648</text:p>
              </table:table-cell>
              <table:table-cell office:value-type="float" office:value="0.002153">
                <text:p>0.002153</text:p>
              </table:table-cell>
              <table:table-cell office:value-type="float" office:value="0.00105084">
                <text:p>0.00105084</text:p>
              </table:table-cell>
              <table:table-cell office:value-type="float" office:value="0.00201523">
                <text:p>0.002015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178959">
                <text:p>0.0178959</text:p>
              </table:table-cell>
              <table:table-cell office:value-type="float" office:value="0.00120993">
                <text:p>0.00120993</text:p>
              </table:table-cell>
              <table:table-cell office:value-type="float" office:value="0.371178">
                <text:p>0.371178</text:p>
              </table:table-cell>
              <table:table-cell office:value-type="float" office:value="0.0940642">
                <text:p>0.0940642</text:p>
              </table:table-cell>
              <table:table-cell office:value-type="float" office:value="0.00211155">
                <text:p>0.00211155</text:p>
              </table:table-cell>
              <table:table-cell office:value-type="float" office:value="0.00101334">
                <text:p>0.00101334</text:p>
              </table:table-cell>
              <table:table-cell office:value-type="float" office:value="0.00197063">
                <text:p>0.001970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500">
                <text:p>422500</text:p>
              </table:table-cell>
              <table:table-cell office:value-type="float" office:value="NaN">
                <text:p>NaN</text:p>
              </table:table-cell>
              <table:table-cell office:value-type="float" office:value="0.0182591">
                <text:p>0.0182591</text:p>
              </table:table-cell>
              <table:table-cell office:value-type="float" office:value="0.00116453">
                <text:p>0.00116453</text:p>
              </table:table-cell>
              <table:table-cell office:value-type="float" office:value="0.413977">
                <text:p>0.413977</text:p>
              </table:table-cell>
              <table:table-cell office:value-type="float" office:value="0.102381">
                <text:p>0.102381</text:p>
              </table:table-cell>
              <table:table-cell office:value-type="float" office:value="0.00211866">
                <text:p>0.00211866</text:p>
              </table:table-cell>
              <table:table-cell office:value-type="float" office:value="0.00101531">
                <text:p>0.00101531</text:p>
              </table:table-cell>
              <table:table-cell office:value-type="float" office:value="0.00208866">
                <text:p>0.002088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186124">
                <text:p>0.0186124</text:p>
              </table:table-cell>
              <table:table-cell office:value-type="float" office:value="0.00117835">
                <text:p>0.00117835</text:p>
              </table:table-cell>
              <table:table-cell office:value-type="float" office:value="0.373195">
                <text:p>0.373195</text:p>
              </table:table-cell>
              <table:table-cell office:value-type="float" office:value="0.0952295">
                <text:p>0.0952295</text:p>
              </table:table-cell>
              <table:table-cell office:value-type="float" office:value="0.00220274">
                <text:p>0.00220274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00206576">
                <text:p>0.002065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500">
                <text:p>423500</text:p>
              </table:table-cell>
              <table:table-cell office:value-type="float" office:value="NaN">
                <text:p>NaN</text:p>
              </table:table-cell>
              <table:table-cell office:value-type="float" office:value="0.0168372">
                <text:p>0.0168372</text:p>
              </table:table-cell>
              <table:table-cell office:value-type="float" office:value="0.00120046">
                <text:p>0.00120046</text:p>
              </table:table-cell>
              <table:table-cell office:value-type="float" office:value="0.369058">
                <text:p>0.369058</text:p>
              </table:table-cell>
              <table:table-cell office:value-type="float" office:value="0.0916767">
                <text:p>0.0916767</text:p>
              </table:table-cell>
              <table:table-cell office:value-type="float" office:value="0.00205431">
                <text:p>0.00205431</text:p>
              </table:table-cell>
              <table:table-cell office:value-type="float" office:value="0.000977812">
                <text:p>0.000977812</text:p>
              </table:table-cell>
              <table:table-cell office:value-type="float" office:value="0.0019797">
                <text:p>0.00197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188394">
                <text:p>0.0188394</text:p>
              </table:table-cell>
              <table:table-cell office:value-type="float" office:value="0.0012048">
                <text:p>0.0012048</text:p>
              </table:table-cell>
              <table:table-cell office:value-type="float" office:value="0.388306">
                <text:p>0.388306</text:p>
              </table:table-cell>
              <table:table-cell office:value-type="float" office:value="0.0969305">
                <text:p>0.0969305</text:p>
              </table:table-cell>
              <table:table-cell office:value-type="float" office:value="0.00212103">
                <text:p>0.00212103</text:p>
              </table:table-cell>
              <table:table-cell office:value-type="float" office:value="0.00102992">
                <text:p>0.00102992</text:p>
              </table:table-cell>
              <table:table-cell office:value-type="float" office:value="0.00202273">
                <text:p>0.0020227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500">
                <text:p>424500</text:p>
              </table:table-cell>
              <table:table-cell office:value-type="float" office:value="NaN">
                <text:p>NaN</text:p>
              </table:table-cell>
              <table:table-cell office:value-type="float" office:value="0.0187383">
                <text:p>0.0187383</text:p>
              </table:table-cell>
              <table:table-cell office:value-type="float" office:value="0.00116651">
                <text:p>0.00116651</text:p>
              </table:table-cell>
              <table:table-cell office:value-type="float" office:value="0.393197">
                <text:p>0.393197</text:p>
              </table:table-cell>
              <table:table-cell office:value-type="float" office:value="0.0957372">
                <text:p>0.0957372</text:p>
              </table:table-cell>
              <table:table-cell office:value-type="float" office:value="0.00212498">
                <text:p>0.00212498</text:p>
              </table:table-cell>
              <table:table-cell office:value-type="float" office:value="0.00104137">
                <text:p>0.00104137</text:p>
              </table:table-cell>
              <table:table-cell office:value-type="float" office:value="0.0020401">
                <text:p>0.00204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174506">
                <text:p>0.0174506</text:p>
              </table:table-cell>
              <table:table-cell office:value-type="float" office:value="0.00119532">
                <text:p>0.00119532</text:p>
              </table:table-cell>
              <table:table-cell office:value-type="float" office:value="0.398974">
                <text:p>0.398974</text:p>
              </table:table-cell>
              <table:table-cell office:value-type="float" office:value="0.101218">
                <text:p>0.101218</text:p>
              </table:table-cell>
              <table:table-cell office:value-type="float" office:value="0.00209497">
                <text:p>0.00209497</text:p>
              </table:table-cell>
              <table:table-cell office:value-type="float" office:value="0.00100387">
                <text:p>0.00100387</text:p>
              </table:table-cell>
              <table:table-cell office:value-type="float" office:value="0.00204208">
                <text:p>0.002042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500">
                <text:p>425500</text:p>
              </table:table-cell>
              <table:table-cell office:value-type="float" office:value="NaN">
                <text:p>NaN</text:p>
              </table:table-cell>
              <table:table-cell office:value-type="float" office:value="0.0185086">
                <text:p>0.0185086</text:p>
              </table:table-cell>
              <table:table-cell office:value-type="float" office:value="0.00120519">
                <text:p>0.00120519</text:p>
              </table:table-cell>
              <table:table-cell office:value-type="float" office:value="0.388661">
                <text:p>0.388661</text:p>
              </table:table-cell>
              <table:table-cell office:value-type="float" office:value="0.0961501">
                <text:p>0.0961501</text:p>
              </table:table-cell>
              <table:table-cell office:value-type="float" office:value="0.00207918">
                <text:p>0.00207918</text:p>
              </table:table-cell>
              <table:table-cell office:value-type="float" office:value="0.00100505">
                <text:p>0.00100505</text:p>
              </table:table-cell>
              <table:table-cell office:value-type="float" office:value="0.002018">
                <text:p>0.0020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176085">
                <text:p>0.0176085</text:p>
              </table:table-cell>
              <table:table-cell office:value-type="float" office:value="0.00123598">
                <text:p>0.00123598</text:p>
              </table:table-cell>
              <table:table-cell office:value-type="float" office:value="0.396659">
                <text:p>0.396659</text:p>
              </table:table-cell>
              <table:table-cell office:value-type="float" office:value="0.0966716">
                <text:p>0.0966716</text:p>
              </table:table-cell>
              <table:table-cell office:value-type="float" office:value="0.00209182">
                <text:p>0.00209182</text:p>
              </table:table-cell>
              <table:table-cell office:value-type="float" office:value="0.00100663">
                <text:p>0.00100663</text:p>
              </table:table-cell>
              <table:table-cell office:value-type="float" office:value="0.00201958">
                <text:p>0.002019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500">
                <text:p>426500</text:p>
              </table:table-cell>
              <table:table-cell office:value-type="float" office:value="NaN">
                <text:p>NaN</text:p>
              </table:table-cell>
              <table:table-cell office:value-type="float" office:value="0.0181406">
                <text:p>0.0181406</text:p>
              </table:table-cell>
              <table:table-cell office:value-type="float" office:value="0.00118269">
                <text:p>0.00118269</text:p>
              </table:table-cell>
              <table:table-cell office:value-type="float" office:value="0.399017">
                <text:p>0.399017</text:p>
              </table:table-cell>
              <table:table-cell office:value-type="float" office:value="0.0996093">
                <text:p>0.0996093</text:p>
              </table:table-cell>
              <table:table-cell office:value-type="float" office:value="0.00216169">
                <text:p>0.00216169</text:p>
              </table:table-cell>
              <table:table-cell office:value-type="float" office:value="0.00102913">
                <text:p>0.00102913</text:p>
              </table:table-cell>
              <table:table-cell office:value-type="float" office:value="0.00202787">
                <text:p>0.002027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178158">
                <text:p>0.0178158</text:p>
              </table:table-cell>
              <table:table-cell office:value-type="float" office:value="0.00118072">
                <text:p>0.00118072</text:p>
              </table:table-cell>
              <table:table-cell office:value-type="float" office:value="0.405065">
                <text:p>0.405065</text:p>
              </table:table-cell>
              <table:table-cell office:value-type="float" office:value="0.096522">
                <text:p>0.096522</text:p>
              </table:table-cell>
              <table:table-cell office:value-type="float" office:value="0.00250157">
                <text:p>0.00250157</text:p>
              </table:table-cell>
              <table:table-cell office:value-type="float" office:value="0.00100505">
                <text:p>0.00100505</text:p>
              </table:table-cell>
              <table:table-cell office:value-type="float" office:value="0.00204405">
                <text:p>0.002044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500">
                <text:p>427500</text:p>
              </table:table-cell>
              <table:table-cell office:value-type="float" office:value="NaN">
                <text:p>NaN</text:p>
              </table:table-cell>
              <table:table-cell office:value-type="float" office:value="0.0182674">
                <text:p>0.0182674</text:p>
              </table:table-cell>
              <table:table-cell office:value-type="float" office:value="0.00126322">
                <text:p>0.00126322</text:p>
              </table:table-cell>
              <table:table-cell office:value-type="float" office:value="0.399718">
                <text:p>0.399718</text:p>
              </table:table-cell>
              <table:table-cell office:value-type="float" office:value="0.105696">
                <text:p>0.105696</text:p>
              </table:table-cell>
              <table:table-cell office:value-type="float" office:value="0.00255052">
                <text:p>0.00255052</text:p>
              </table:table-cell>
              <table:table-cell office:value-type="float" office:value="0.00101729">
                <text:p>0.00101729</text:p>
              </table:table-cell>
              <table:table-cell office:value-type="float" office:value="0.00205708">
                <text:p>0.002057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181225">
                <text:p>0.0181225</text:p>
              </table:table-cell>
              <table:table-cell office:value-type="float" office:value="0.00122217">
                <text:p>0.00122217</text:p>
              </table:table-cell>
              <table:table-cell office:value-type="float" office:value="0.387922">
                <text:p>0.387922</text:p>
              </table:table-cell>
              <table:table-cell office:value-type="float" office:value="0.0971323">
                <text:p>0.0971323</text:p>
              </table:table-cell>
              <table:table-cell office:value-type="float" office:value="0.00238473">
                <text:p>0.00238473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202668">
                <text:p>0.002026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500">
                <text:p>428500</text:p>
              </table:table-cell>
              <table:table-cell office:value-type="float" office:value="NaN">
                <text:p>NaN</text:p>
              </table:table-cell>
              <table:table-cell office:value-type="float" office:value="0.0182978">
                <text:p>0.0182978</text:p>
              </table:table-cell>
              <table:table-cell office:value-type="float" office:value="0.00120677">
                <text:p>0.00120677</text:p>
              </table:table-cell>
              <table:table-cell office:value-type="float" office:value="0.395249">
                <text:p>0.395249</text:p>
              </table:table-cell>
              <table:table-cell office:value-type="float" office:value="0.0954076">
                <text:p>0.0954076</text:p>
              </table:table-cell>
              <table:table-cell office:value-type="float" office:value="0.00264882">
                <text:p>0.00264882</text:p>
              </table:table-cell>
              <table:table-cell office:value-type="float" office:value="0.00101137">
                <text:p>0.00101137</text:p>
              </table:table-cell>
              <table:table-cell office:value-type="float" office:value="0.00207642">
                <text:p>0.002076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180712">
                <text:p>0.0180712</text:p>
              </table:table-cell>
              <table:table-cell office:value-type="float" office:value="0.00117322">
                <text:p>0.00117322</text:p>
              </table:table-cell>
              <table:table-cell office:value-type="float" office:value="0.394213">
                <text:p>0.394213</text:p>
              </table:table-cell>
              <table:table-cell office:value-type="float" office:value="0.0970383">
                <text:p>0.0970383</text:p>
              </table:table-cell>
              <table:table-cell office:value-type="float" office:value="0.00260974">
                <text:p>0.00260974</text:p>
              </table:table-cell>
              <table:table-cell office:value-type="float" office:value="0.00102005">
                <text:p>0.00102005</text:p>
              </table:table-cell>
              <table:table-cell office:value-type="float" office:value="0.00204287">
                <text:p>0.002042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500">
                <text:p>429500</text:p>
              </table:table-cell>
              <table:table-cell office:value-type="float" office:value="NaN">
                <text:p>NaN</text:p>
              </table:table-cell>
              <table:table-cell office:value-type="float" office:value="0.0186357">
                <text:p>0.0186357</text:p>
              </table:table-cell>
              <table:table-cell office:value-type="float" office:value="0.00126362">
                <text:p>0.00126362</text:p>
              </table:table-cell>
              <table:table-cell office:value-type="float" office:value="0.402532">
                <text:p>0.402532</text:p>
              </table:table-cell>
              <table:table-cell office:value-type="float" office:value="0.101931">
                <text:p>0.101931</text:p>
              </table:table-cell>
              <table:table-cell office:value-type="float" office:value="0.00240644">
                <text:p>0.00240644</text:p>
              </table:table-cell>
              <table:table-cell office:value-type="float" office:value="0.00102597">
                <text:p>0.00102597</text:p>
              </table:table-cell>
              <table:table-cell office:value-type="float" office:value="0.00203931">
                <text:p>0.002039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186905">
                <text:p>0.0186905</text:p>
              </table:table-cell>
              <table:table-cell office:value-type="float" office:value="0.00118427">
                <text:p>0.00118427</text:p>
              </table:table-cell>
              <table:table-cell office:value-type="float" office:value="0.394809">
                <text:p>0.394809</text:p>
              </table:table-cell>
              <table:table-cell office:value-type="float" office:value="0.0971129">
                <text:p>0.0971129</text:p>
              </table:table-cell>
              <table:table-cell office:value-type="float" office:value="0.00238828">
                <text:p>0.00238828</text:p>
              </table:table-cell>
              <table:table-cell office:value-type="float" office:value="0.00104768">
                <text:p>0.00104768</text:p>
              </table:table-cell>
              <table:table-cell office:value-type="float" office:value="0.00201484">
                <text:p>0.002014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500">
                <text:p>430500</text:p>
              </table:table-cell>
              <table:table-cell office:value-type="float" office:value="NaN">
                <text:p>NaN</text:p>
              </table:table-cell>
              <table:table-cell office:value-type="float" office:value="0.0181675">
                <text:p>0.0181675</text:p>
              </table:table-cell>
              <table:table-cell office:value-type="float" office:value="0.0011669">
                <text:p>0.0011669</text:p>
              </table:table-cell>
              <table:table-cell office:value-type="float" office:value="0.396021">
                <text:p>0.396021</text:p>
              </table:table-cell>
              <table:table-cell office:value-type="float" office:value="0.100594">
                <text:p>0.100594</text:p>
              </table:table-cell>
              <table:table-cell office:value-type="float" office:value="0.00233538">
                <text:p>0.00233538</text:p>
              </table:table-cell>
              <table:table-cell office:value-type="float" office:value="0.00102834">
                <text:p>0.00102834</text:p>
              </table:table-cell>
              <table:table-cell office:value-type="float" office:value="0.00200931">
                <text:p>0.002009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189073">
                <text:p>0.0189073</text:p>
              </table:table-cell>
              <table:table-cell office:value-type="float" office:value="0.00121269">
                <text:p>0.00121269</text:p>
              </table:table-cell>
              <table:table-cell office:value-type="float" office:value="0.4037">
                <text:p>0.4037</text:p>
              </table:table-cell>
              <table:table-cell office:value-type="float" office:value="0.0985218">
                <text:p>0.0985218</text:p>
              </table:table-cell>
              <table:table-cell office:value-type="float" office:value="0.00274001">
                <text:p>0.00274001</text:p>
              </table:table-cell>
              <table:table-cell office:value-type="float" office:value="0.00103742">
                <text:p>0.00103742</text:p>
              </table:table-cell>
              <table:table-cell office:value-type="float" office:value="0.0020626">
                <text:p>0.00206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500">
                <text:p>431500</text:p>
              </table:table-cell>
              <table:table-cell office:value-type="float" office:value="NaN">
                <text:p>NaN</text:p>
              </table:table-cell>
              <table:table-cell office:value-type="float" office:value="0.0182875">
                <text:p>0.0182875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415162">
                <text:p>0.415162</text:p>
              </table:table-cell>
              <table:table-cell office:value-type="float" office:value="0.104884">
                <text:p>0.104884</text:p>
              </table:table-cell>
              <table:table-cell office:value-type="float" office:value="0.00370558">
                <text:p>0.00370558</text:p>
              </table:table-cell>
              <table:table-cell office:value-type="float" office:value="0.00101255">
                <text:p>0.00101255</text:p>
              </table:table-cell>
              <table:table-cell office:value-type="float" office:value="0.00210326">
                <text:p>0.002103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186645">
                <text:p>0.0186645</text:p>
              </table:table-cell>
              <table:table-cell office:value-type="float" office:value="0.00124072">
                <text:p>0.00124072</text:p>
              </table:table-cell>
              <table:table-cell office:value-type="float" office:value="0.405832">
                <text:p>0.405832</text:p>
              </table:table-cell>
              <table:table-cell office:value-type="float" office:value="0.0985147">
                <text:p>0.0985147</text:p>
              </table:table-cell>
              <table:table-cell office:value-type="float" office:value="0.00268435">
                <text:p>0.00268435</text:p>
              </table:table-cell>
              <table:table-cell office:value-type="float" office:value="0.00106821">
                <text:p>0.00106821</text:p>
              </table:table-cell>
              <table:table-cell office:value-type="float" office:value="0.00208432">
                <text:p>0.002084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500">
                <text:p>432500</text:p>
              </table:table-cell>
              <table:table-cell office:value-type="float" office:value="NaN">
                <text:p>NaN</text:p>
              </table:table-cell>
              <table:table-cell office:value-type="float" office:value="0.0184351">
                <text:p>0.0184351</text:p>
              </table:table-cell>
              <table:table-cell office:value-type="float" office:value="0.00115308">
                <text:p>0.00115308</text:p>
              </table:table-cell>
              <table:table-cell office:value-type="float" office:value="0.402319">
                <text:p>0.402319</text:p>
              </table:table-cell>
              <table:table-cell office:value-type="float" office:value="0.10197">
                <text:p>0.10197</text:p>
              </table:table-cell>
              <table:table-cell office:value-type="float" office:value="0.00249644">
                <text:p>0.00249644</text:p>
              </table:table-cell>
              <table:table-cell office:value-type="float" office:value="0.00105321">
                <text:p>0.00105321</text:p>
              </table:table-cell>
              <table:table-cell office:value-type="float" office:value="0.0020555">
                <text:p>0.00205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186136">
                <text:p>0.0186136</text:p>
              </table:table-cell>
              <table:table-cell office:value-type="float" office:value="0.00119059">
                <text:p>0.00119059</text:p>
              </table:table-cell>
              <table:table-cell office:value-type="float" office:value="0.392279">
                <text:p>0.392279</text:p>
              </table:table-cell>
              <table:table-cell office:value-type="float" office:value="0.0979383">
                <text:p>0.0979383</text:p>
              </table:table-cell>
              <table:table-cell office:value-type="float" office:value="0.00236459">
                <text:p>0.00236459</text:p>
              </table:table-cell>
              <table:table-cell office:value-type="float" office:value="0.00106308">
                <text:p>0.00106308</text:p>
              </table:table-cell>
              <table:table-cell office:value-type="float" office:value="0.00202392">
                <text:p>0.002023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500">
                <text:p>433500</text:p>
              </table:table-cell>
              <table:table-cell office:value-type="float" office:value="NaN">
                <text:p>NaN</text:p>
              </table:table-cell>
              <table:table-cell office:value-type="float" office:value="0.0186333">
                <text:p>0.0186333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401168">
                <text:p>0.401168</text:p>
              </table:table-cell>
              <table:table-cell office:value-type="float" office:value="0.0997313">
                <text:p>0.0997313</text:p>
              </table:table-cell>
              <table:table-cell office:value-type="float" office:value="0.00227814">
                <text:p>0.00227814</text:p>
              </table:table-cell>
              <table:table-cell office:value-type="float" office:value="0.00105005">
                <text:p>0.00105005</text:p>
              </table:table-cell>
              <table:table-cell office:value-type="float" office:value="0.00208313">
                <text:p>0.002083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189515">
                <text:p>0.0189515</text:p>
              </table:table-cell>
              <table:table-cell office:value-type="float" office:value="0.00120796">
                <text:p>0.00120796</text:p>
              </table:table-cell>
              <table:table-cell office:value-type="float" office:value="0.40677">
                <text:p>0.40677</text:p>
              </table:table-cell>
              <table:table-cell office:value-type="float" office:value="0.106101">
                <text:p>0.106101</text:p>
              </table:table-cell>
              <table:table-cell office:value-type="float" office:value="0.00226511">
                <text:p>0.00226511</text:p>
              </table:table-cell>
              <table:table-cell office:value-type="float" office:value="0.00104768">
                <text:p>0.00104768</text:p>
              </table:table-cell>
              <table:table-cell office:value-type="float" office:value="0.00212103">
                <text:p>0.002121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500">
                <text:p>434500</text:p>
              </table:table-cell>
              <table:table-cell office:value-type="float" office:value="NaN">
                <text:p>NaN</text:p>
              </table:table-cell>
              <table:table-cell office:value-type="float" office:value="0.0186641">
                <text:p>0.0186641</text:p>
              </table:table-cell>
              <table:table-cell office:value-type="float" office:value="0.00118901">
                <text:p>0.00118901</text:p>
              </table:table-cell>
              <table:table-cell office:value-type="float" office:value="0.395773">
                <text:p>0.395773</text:p>
              </table:table-cell>
              <table:table-cell office:value-type="float" office:value="0.0991175">
                <text:p>0.0991175</text:p>
              </table:table-cell>
              <table:table-cell office:value-type="float" office:value="0.00232512">
                <text:p>0.00232512</text:p>
              </table:table-cell>
              <table:table-cell office:value-type="float" office:value="0.001039">
                <text:p>0.001039</text:p>
              </table:table-cell>
              <table:table-cell office:value-type="float" office:value="0.00205313">
                <text:p>0.002053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185236">
                <text:p>0.0185236</text:p>
              </table:table-cell>
              <table:table-cell office:value-type="float" office:value="0.00118506">
                <text:p>0.00118506</text:p>
              </table:table-cell>
              <table:table-cell office:value-type="float" office:value="0.402695">
                <text:p>0.402695</text:p>
              </table:table-cell>
              <table:table-cell office:value-type="float" office:value="0.0997854">
                <text:p>0.0997854</text:p>
              </table:table-cell>
              <table:table-cell office:value-type="float" office:value="0.00237959">
                <text:p>0.00237959</text:p>
              </table:table-cell>
              <table:table-cell office:value-type="float" office:value="0.00102953">
                <text:p>0.00102953</text:p>
              </table:table-cell>
              <table:table-cell office:value-type="float" office:value="0.00217669">
                <text:p>0.002176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500">
                <text:p>435500</text:p>
              </table:table-cell>
              <table:table-cell office:value-type="float" office:value="NaN">
                <text:p>NaN</text:p>
              </table:table-cell>
              <table:table-cell office:value-type="float" office:value="0.0185319">
                <text:p>0.0185319</text:p>
              </table:table-cell>
              <table:table-cell office:value-type="float" office:value="0.00119967">
                <text:p>0.00119967</text:p>
              </table:table-cell>
              <table:table-cell office:value-type="float" office:value="0.395983">
                <text:p>0.395983</text:p>
              </table:table-cell>
              <table:table-cell office:value-type="float" office:value="0.0981318">
                <text:p>0.0981318</text:p>
              </table:table-cell>
              <table:table-cell office:value-type="float" office:value="0.00238394">
                <text:p>0.00238394</text:p>
              </table:table-cell>
              <table:table-cell office:value-type="float" office:value="0.00106584">
                <text:p>0.00106584</text:p>
              </table:table-cell>
              <table:table-cell office:value-type="float" office:value="0.00221459">
                <text:p>0.002214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178868">
                <text:p>0.0178868</text:p>
              </table:table-cell>
              <table:table-cell office:value-type="float" office:value="0.00131454">
                <text:p>0.00131454</text:p>
              </table:table-cell>
              <table:table-cell office:value-type="float" office:value="0.39753">
                <text:p>0.39753</text:p>
              </table:table-cell>
              <table:table-cell office:value-type="float" office:value="0.0994807">
                <text:p>0.0994807</text:p>
              </table:table-cell>
              <table:table-cell office:value-type="float" office:value="0.00215261">
                <text:p>0.00215261</text:p>
              </table:table-cell>
              <table:table-cell office:value-type="float" office:value="0.000995971">
                <text:p>0.000995971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500">
                <text:p>436500</text:p>
              </table:table-cell>
              <table:table-cell office:value-type="float" office:value="NaN">
                <text:p>NaN</text:p>
              </table:table-cell>
              <table:table-cell office:value-type="float" office:value="0.0186696">
                <text:p>0.0186696</text:p>
              </table:table-cell>
              <table:table-cell office:value-type="float" office:value="0.00136073">
                <text:p>0.00136073</text:p>
              </table:table-cell>
              <table:table-cell office:value-type="float" office:value="0.397682">
                <text:p>0.397682</text:p>
              </table:table-cell>
              <table:table-cell office:value-type="float" office:value="0.0978211">
                <text:p>0.0978211</text:p>
              </table:table-cell>
              <table:table-cell office:value-type="float" office:value="0.00217906">
                <text:p>0.00217906</text:p>
              </table:table-cell>
              <table:table-cell office:value-type="float" office:value="0.00103821">
                <text:p>0.00103821</text:p>
              </table:table-cell>
              <table:table-cell office:value-type="float" office:value="0.00214906">
                <text:p>0.002149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189448">
                <text:p>0.0189448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389685">
                <text:p>0.389685</text:p>
              </table:table-cell>
              <table:table-cell office:value-type="float" office:value="0.0969305">
                <text:p>0.0969305</text:p>
              </table:table-cell>
              <table:table-cell office:value-type="float" office:value="0.00220866">
                <text:p>0.00220866</text:p>
              </table:table-cell>
              <table:table-cell office:value-type="float" office:value="0.00105242">
                <text:p>0.00105242</text:p>
              </table:table-cell>
              <table:table-cell office:value-type="float" office:value="0.00203537">
                <text:p>0.002035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500">
                <text:p>437500</text:p>
              </table:table-cell>
              <table:table-cell office:value-type="float" office:value="NaN">
                <text:p>NaN</text:p>
              </table:table-cell>
              <table:table-cell office:value-type="float" office:value="0.0180376">
                <text:p>0.0180376</text:p>
              </table:table-cell>
              <table:table-cell office:value-type="float" office:value="0.00119809">
                <text:p>0.00119809</text:p>
              </table:table-cell>
              <table:table-cell office:value-type="float" office:value="0.416061">
                <text:p>0.416061</text:p>
              </table:table-cell>
              <table:table-cell office:value-type="float" office:value="0.102443">
                <text:p>0.102443</text:p>
              </table:table-cell>
              <table:table-cell office:value-type="float" office:value="0.00209774">
                <text:p>0.00209774</text:p>
              </table:table-cell>
              <table:table-cell office:value-type="float" office:value="0.00101413">
                <text:p>0.00101413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185796">
                <text:p>0.0185796</text:p>
              </table:table-cell>
              <table:table-cell office:value-type="float" office:value="0.00120993">
                <text:p>0.00120993</text:p>
              </table:table-cell>
              <table:table-cell office:value-type="float" office:value="0.427735">
                <text:p>0.427735</text:p>
              </table:table-cell>
              <table:table-cell office:value-type="float" office:value="0.10804">
                <text:p>0.10804</text:p>
              </table:table-cell>
              <table:table-cell office:value-type="float" office:value="0.00213366">
                <text:p>0.00213366</text:p>
              </table:table-cell>
              <table:table-cell office:value-type="float" office:value="0.00102479">
                <text:p>0.00102479</text:p>
              </table:table-cell>
              <table:table-cell office:value-type="float" office:value="0.00224024">
                <text:p>0.002240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500">
                <text:p>438500</text:p>
              </table:table-cell>
              <table:table-cell office:value-type="float" office:value="NaN">
                <text:p>NaN</text:p>
              </table:table-cell>
              <table:table-cell office:value-type="float" office:value="0.0180297">
                <text:p>0.0180297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417281">
                <text:p>0.417281</text:p>
              </table:table-cell>
              <table:table-cell office:value-type="float" office:value="0.103926">
                <text:p>0.103926</text:p>
              </table:table-cell>
              <table:table-cell office:value-type="float" office:value="0.0021384">
                <text:p>0.0021384</text:p>
              </table:table-cell>
              <table:table-cell office:value-type="float" office:value="0.00102439">
                <text:p>0.00102439</text:p>
              </table:table-cell>
              <table:table-cell office:value-type="float" office:value="0.00222564">
                <text:p>0.002225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182824">
                <text:p>0.0182824</text:p>
              </table:table-cell>
              <table:table-cell office:value-type="float" office:value="0.0012269">
                <text:p>0.0012269</text:p>
              </table:table-cell>
              <table:table-cell office:value-type="float" office:value="0.414198">
                <text:p>0.414198</text:p>
              </table:table-cell>
              <table:table-cell office:value-type="float" office:value="0.104596">
                <text:p>0.104596</text:p>
              </table:table-cell>
              <table:table-cell office:value-type="float" office:value="0.002168">
                <text:p>0.002168</text:p>
              </table:table-cell>
              <table:table-cell office:value-type="float" office:value="0.00104611">
                <text:p>0.00104611</text:p>
              </table:table-cell>
              <table:table-cell office:value-type="float" office:value="0.00226669">
                <text:p>0.002266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500">
                <text:p>439500</text:p>
              </table:table-cell>
              <table:table-cell office:value-type="float" office:value="NaN">
                <text:p>NaN</text:p>
              </table:table-cell>
              <table:table-cell office:value-type="float" office:value="0.0185579">
                <text:p>0.0185579</text:p>
              </table:table-cell>
              <table:table-cell office:value-type="float" office:value="0.00115506">
                <text:p>0.00115506</text:p>
              </table:table-cell>
              <table:table-cell office:value-type="float" office:value="0.404008">
                <text:p>0.404008</text:p>
              </table:table-cell>
              <table:table-cell office:value-type="float" office:value="0.101649">
                <text:p>0.101649</text:p>
              </table:table-cell>
              <table:table-cell office:value-type="float" office:value="0.00219998">
                <text:p>0.00219998</text:p>
              </table:table-cell>
              <table:table-cell office:value-type="float" office:value="0.00104926">
                <text:p>0.00104926</text:p>
              </table:table-cell>
              <table:table-cell office:value-type="float" office:value="0.00223788">
                <text:p>0.002237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193439">
                <text:p>0.0193439</text:p>
              </table:table-cell>
              <table:table-cell office:value-type="float" office:value="0.00116769">
                <text:p>0.00116769</text:p>
              </table:table-cell>
              <table:table-cell office:value-type="float" office:value="0.392251">
                <text:p>0.392251</text:p>
              </table:table-cell>
              <table:table-cell office:value-type="float" office:value="0.0976415">
                <text:p>0.0976415</text:p>
              </table:table-cell>
              <table:table-cell office:value-type="float" office:value="0.00220551">
                <text:p>0.00220551</text:p>
              </table:table-cell>
              <table:table-cell office:value-type="float" office:value="0.00106782">
                <text:p>0.00106782</text:p>
              </table:table-cell>
              <table:table-cell office:value-type="float" office:value="0.00219129">
                <text:p>0.002191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500">
                <text:p>440500</text:p>
              </table:table-cell>
              <table:table-cell office:value-type="float" office:value="NaN">
                <text:p>NaN</text:p>
              </table:table-cell>
              <table:table-cell office:value-type="float" office:value="0.0195065">
                <text:p>0.0195065</text:p>
              </table:table-cell>
              <table:table-cell office:value-type="float" office:value="0.00118269">
                <text:p>0.00118269</text:p>
              </table:table-cell>
              <table:table-cell office:value-type="float" office:value="0.414756">
                <text:p>0.414756</text:p>
              </table:table-cell>
              <table:table-cell office:value-type="float" office:value="0.100763">
                <text:p>0.100763</text:p>
              </table:table-cell>
              <table:table-cell office:value-type="float" office:value="0.0022509">
                <text:p>0.0022509</text:p>
              </table:table-cell>
              <table:table-cell office:value-type="float" office:value="0.00110019">
                <text:p>0.00110019</text:p>
              </table:table-cell>
              <table:table-cell office:value-type="float" office:value="0.00216958">
                <text:p>0.002169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196095">
                <text:p>0.0196095</text:p>
              </table:table-cell>
              <table:table-cell office:value-type="float" office:value="0.00128335">
                <text:p>0.00128335</text:p>
              </table:table-cell>
              <table:table-cell office:value-type="float" office:value="0.400281">
                <text:p>0.400281</text:p>
              </table:table-cell>
              <table:table-cell office:value-type="float" office:value="0.099376">
                <text:p>0.099376</text:p>
              </table:table-cell>
              <table:table-cell office:value-type="float" office:value="0.00224972">
                <text:p>0.00224972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00216998">
                <text:p>0.00216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500">
                <text:p>441500</text:p>
              </table:table-cell>
              <table:table-cell office:value-type="float" office:value="NaN">
                <text:p>NaN</text:p>
              </table:table-cell>
              <table:table-cell office:value-type="float" office:value="0.0179488">
                <text:p>0.0179488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406902">
                <text:p>0.406902</text:p>
              </table:table-cell>
              <table:table-cell office:value-type="float" office:value="0.102431">
                <text:p>0.102431</text:p>
              </table:table-cell>
              <table:table-cell office:value-type="float" office:value="0.00211274">
                <text:p>0.00211274</text:p>
              </table:table-cell>
              <table:table-cell office:value-type="float" office:value="0.00101334">
                <text:p>0.00101334</text:p>
              </table:table-cell>
              <table:table-cell office:value-type="float" office:value="0.00212932">
                <text:p>0.002129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186909">
                <text:p>0.0186909</text:p>
              </table:table-cell>
              <table:table-cell office:value-type="float" office:value="0.00119611">
                <text:p>0.00119611</text:p>
              </table:table-cell>
              <table:table-cell office:value-type="float" office:value="0.400556">
                <text:p>0.400556</text:p>
              </table:table-cell>
              <table:table-cell office:value-type="float" office:value="0.102362">
                <text:p>0.102362</text:p>
              </table:table-cell>
              <table:table-cell office:value-type="float" office:value="0.0022059">
                <text:p>0.0022059</text:p>
              </table:table-cell>
              <table:table-cell office:value-type="float" office:value="0.00104532">
                <text:p>0.00104532</text:p>
              </table:table-cell>
              <table:table-cell office:value-type="float" office:value="0.0021534">
                <text:p>0.00215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500">
                <text:p>442500</text:p>
              </table:table-cell>
              <table:table-cell office:value-type="float" office:value="NaN">
                <text:p>NaN</text:p>
              </table:table-cell>
              <table:table-cell office:value-type="float" office:value="0.0194883">
                <text:p>0.0194883</text:p>
              </table:table-cell>
              <table:table-cell office:value-type="float" office:value="0.00147639">
                <text:p>0.00147639</text:p>
              </table:table-cell>
              <table:table-cell office:value-type="float" office:value="0.404319">
                <text:p>0.404319</text:p>
              </table:table-cell>
              <table:table-cell office:value-type="float" office:value="0.102649">
                <text:p>0.102649</text:p>
              </table:table-cell>
              <table:table-cell office:value-type="float" office:value="0.00219564">
                <text:p>0.00219564</text:p>
              </table:table-cell>
              <table:table-cell office:value-type="float" office:value="0.00103466">
                <text:p>0.00103466</text:p>
              </table:table-cell>
              <table:table-cell office:value-type="float" office:value="0.00220432">
                <text:p>0.002204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201693">
                <text:p>0.0201693</text:p>
              </table:table-cell>
              <table:table-cell office:value-type="float" office:value="0.00145152">
                <text:p>0.00145152</text:p>
              </table:table-cell>
              <table:table-cell office:value-type="float" office:value="0.401356">
                <text:p>0.401356</text:p>
              </table:table-cell>
              <table:table-cell office:value-type="float" office:value="0.0990366">
                <text:p>0.0990366</text:p>
              </table:table-cell>
              <table:table-cell office:value-type="float" office:value="0.00241315">
                <text:p>0.00241315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214787">
                <text:p>0.002147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500">
                <text:p>443500</text:p>
              </table:table-cell>
              <table:table-cell office:value-type="float" office:value="NaN">
                <text:p>NaN</text:p>
              </table:table-cell>
              <table:table-cell office:value-type="float" office:value="0.0192128">
                <text:p>0.0192128</text:p>
              </table:table-cell>
              <table:table-cell office:value-type="float" office:value="0.00137849">
                <text:p>0.00137849</text:p>
              </table:table-cell>
              <table:table-cell office:value-type="float" office:value="0.38522">
                <text:p>0.38522</text:p>
              </table:table-cell>
              <table:table-cell office:value-type="float" office:value="0.0942107">
                <text:p>0.0942107</text:p>
              </table:table-cell>
              <table:table-cell office:value-type="float" office:value="0.00241078">
                <text:p>0.00241078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021909">
                <text:p>0.00219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189345">
                <text:p>0.0189345</text:p>
              </table:table-cell>
              <table:table-cell office:value-type="float" office:value="0.00131967">
                <text:p>0.00131967</text:p>
              </table:table-cell>
              <table:table-cell office:value-type="float" office:value="0.419003">
                <text:p>0.419003</text:p>
              </table:table-cell>
              <table:table-cell office:value-type="float" office:value="0.106249">
                <text:p>0.106249</text:p>
              </table:table-cell>
              <table:table-cell office:value-type="float" office:value="0.00230459">
                <text:p>0.00230459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500">
                <text:p>444500</text:p>
              </table:table-cell>
              <table:table-cell office:value-type="float" office:value="NaN">
                <text:p>NaN</text:p>
              </table:table-cell>
              <table:table-cell office:value-type="float" office:value="0.0201768">
                <text:p>0.0201768</text:p>
              </table:table-cell>
              <table:table-cell office:value-type="float" office:value="0.00120282">
                <text:p>0.00120282</text:p>
              </table:table-cell>
              <table:table-cell office:value-type="float" office:value="0.397067">
                <text:p>0.397067</text:p>
              </table:table-cell>
              <table:table-cell office:value-type="float" office:value="0.0998758">
                <text:p>0.0998758</text:p>
              </table:table-cell>
              <table:table-cell office:value-type="float" office:value="0.00231722">
                <text:p>0.00231722</text:p>
              </table:table-cell>
              <table:table-cell office:value-type="float" office:value="0.00109308">
                <text:p>0.00109308</text:p>
              </table:table-cell>
              <table:table-cell office:value-type="float" office:value="0.00217511">
                <text:p>0.002175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185851">
                <text:p>0.0185851</text:p>
              </table:table-cell>
              <table:table-cell office:value-type="float" office:value="0.00125375">
                <text:p>0.00125375</text:p>
              </table:table-cell>
              <table:table-cell office:value-type="float" office:value="0.408653">
                <text:p>0.408653</text:p>
              </table:table-cell>
              <table:table-cell office:value-type="float" office:value="0.10456">
                <text:p>0.10456</text:p>
              </table:table-cell>
              <table:table-cell office:value-type="float" office:value="0.00215735">
                <text:p>0.00215735</text:p>
              </table:table-cell>
              <table:table-cell office:value-type="float" office:value="0.00102597">
                <text:p>0.00102597</text:p>
              </table:table-cell>
              <table:table-cell office:value-type="float" office:value="0.00217985">
                <text:p>0.002179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500">
                <text:p>445500</text:p>
              </table:table-cell>
              <table:table-cell office:value-type="float" office:value="NaN">
                <text:p>NaN</text:p>
              </table:table-cell>
              <table:table-cell office:value-type="float" office:value="0.020135">
                <text:p>0.020135</text:p>
              </table:table-cell>
              <table:table-cell office:value-type="float" office:value="0.00118901">
                <text:p>0.00118901</text:p>
              </table:table-cell>
              <table:table-cell office:value-type="float" office:value="0.431812">
                <text:p>0.431812</text:p>
              </table:table-cell>
              <table:table-cell office:value-type="float" office:value="0.105933">
                <text:p>0.105933</text:p>
              </table:table-cell>
              <table:table-cell office:value-type="float" office:value="0.00228288">
                <text:p>0.00228288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00227656">
                <text:p>0.002276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194137">
                <text:p>0.0194137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409152">
                <text:p>0.409152</text:p>
              </table:table-cell>
              <table:table-cell office:value-type="float" office:value="0.101554">
                <text:p>0.101554</text:p>
              </table:table-cell>
              <table:table-cell office:value-type="float" office:value="0.0022663">
                <text:p>0.0022663</text:p>
              </table:table-cell>
              <table:table-cell office:value-type="float" office:value="0.00108598">
                <text:p>0.00108598</text:p>
              </table:table-cell>
              <table:table-cell office:value-type="float" office:value="0.00236104">
                <text:p>0.002361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500">
                <text:p>446500</text:p>
              </table:table-cell>
              <table:table-cell office:value-type="float" office:value="NaN">
                <text:p>NaN</text:p>
              </table:table-cell>
              <table:table-cell office:value-type="float" office:value="0.0188366">
                <text:p>0.0188366</text:p>
              </table:table-cell>
              <table:table-cell office:value-type="float" office:value="0.00121625">
                <text:p>0.00121625</text:p>
              </table:table-cell>
              <table:table-cell office:value-type="float" office:value="0.402536">
                <text:p>0.402536</text:p>
              </table:table-cell>
              <table:table-cell office:value-type="float" office:value="0.10203">
                <text:p>0.10203</text:p>
              </table:table-cell>
              <table:table-cell office:value-type="float" office:value="0.00215892">
                <text:p>0.00215892</text:p>
              </table:table-cell>
              <table:table-cell office:value-type="float" office:value="0.00104295">
                <text:p>0.00104295</text:p>
              </table:table-cell>
              <table:table-cell office:value-type="float" office:value="0.00248855">
                <text:p>0.002488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202033">
                <text:p>0.0202033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404262">
                <text:p>0.404262</text:p>
              </table:table-cell>
              <table:table-cell office:value-type="float" office:value="0.101922">
                <text:p>0.101922</text:p>
              </table:table-cell>
              <table:table-cell office:value-type="float" office:value="0.00227222">
                <text:p>0.00227222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00261566">
                <text:p>0.0026156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500">
                <text:p>447500</text:p>
              </table:table-cell>
              <table:table-cell office:value-type="float" office:value="NaN">
                <text:p>NaN</text:p>
              </table:table-cell>
              <table:table-cell office:value-type="float" office:value="0.019752">
                <text:p>0.019752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419764">
                <text:p>0.419764</text:p>
              </table:table-cell>
              <table:table-cell office:value-type="float" office:value="0.106103">
                <text:p>0.106103</text:p>
              </table:table-cell>
              <table:table-cell office:value-type="float" office:value="0.00223195">
                <text:p>0.00223195</text:p>
              </table:table-cell>
              <table:table-cell office:value-type="float" office:value="0.00106979">
                <text:p>0.00106979</text:p>
              </table:table-cell>
              <table:table-cell office:value-type="float" office:value="0.00253394">
                <text:p>0.002533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193612">
                <text:p>0.0193612</text:p>
              </table:table-cell>
              <table:table-cell office:value-type="float" office:value="0.00119651">
                <text:p>0.00119651</text:p>
              </table:table-cell>
              <table:table-cell office:value-type="float" office:value="0.391275">
                <text:p>0.391275</text:p>
              </table:table-cell>
              <table:table-cell office:value-type="float" office:value="0.0998995">
                <text:p>0.0998995</text:p>
              </table:table-cell>
              <table:table-cell office:value-type="float" office:value="0.00223156">
                <text:p>0.00223156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261803">
                <text:p>0.002618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500">
                <text:p>448500</text:p>
              </table:table-cell>
              <table:table-cell office:value-type="float" office:value="NaN">
                <text:p>NaN</text:p>
              </table:table-cell>
              <table:table-cell office:value-type="float" office:value="0.0191473">
                <text:p>0.0191473</text:p>
              </table:table-cell>
              <table:table-cell office:value-type="float" office:value="0.00126322">
                <text:p>0.00126322</text:p>
              </table:table-cell>
              <table:table-cell office:value-type="float" office:value="0.406111">
                <text:p>0.406111</text:p>
              </table:table-cell>
              <table:table-cell office:value-type="float" office:value="0.102325">
                <text:p>0.102325</text:p>
              </table:table-cell>
              <table:table-cell office:value-type="float" office:value="0.00218695">
                <text:p>0.00218695</text:p>
              </table:table-cell>
              <table:table-cell office:value-type="float" office:value="0.00105203">
                <text:p>0.00105203</text:p>
              </table:table-cell>
              <table:table-cell office:value-type="float" office:value="0.00276014">
                <text:p>0.002760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194852">
                <text:p>0.0194852</text:p>
              </table:table-cell>
              <table:table-cell office:value-type="float" office:value="0.00125217">
                <text:p>0.00125217</text:p>
              </table:table-cell>
              <table:table-cell office:value-type="float" office:value="0.418745">
                <text:p>0.418745</text:p>
              </table:table-cell>
              <table:table-cell office:value-type="float" office:value="0.104633">
                <text:p>0.104633</text:p>
              </table:table-cell>
              <table:table-cell office:value-type="float" office:value="0.00224814">
                <text:p>0.00224814</text:p>
              </table:table-cell>
              <table:table-cell office:value-type="float" office:value="0.00108282">
                <text:p>0.00108282</text:p>
              </table:table-cell>
              <table:table-cell office:value-type="float" office:value="0.00253986">
                <text:p>0.002539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500">
                <text:p>449500</text:p>
              </table:table-cell>
              <table:table-cell office:value-type="float" office:value="NaN">
                <text:p>NaN</text:p>
              </table:table-cell>
              <table:table-cell office:value-type="float" office:value="0.0186823">
                <text:p>0.0186823</text:p>
              </table:table-cell>
              <table:table-cell office:value-type="float" office:value="0.00121151">
                <text:p>0.00121151</text:p>
              </table:table-cell>
              <table:table-cell office:value-type="float" office:value="0.437706">
                <text:p>0.437706</text:p>
              </table:table-cell>
              <table:table-cell office:value-type="float" office:value="0.108719">
                <text:p>0.108719</text:p>
              </table:table-cell>
              <table:table-cell office:value-type="float" office:value="0.00213563">
                <text:p>0.00213563</text:p>
              </table:table-cell>
              <table:table-cell office:value-type="float" office:value="0.00104097">
                <text:p>0.00104097</text:p>
              </table:table-cell>
              <table:table-cell office:value-type="float" office:value="0.00229985">
                <text:p>0.002299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191031">
                <text:p>0.0191031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413437">
                <text:p>0.413437</text:p>
              </table:table-cell>
              <table:table-cell office:value-type="float" office:value="0.101452">
                <text:p>0.101452</text:p>
              </table:table-cell>
              <table:table-cell office:value-type="float" office:value="0.00215616">
                <text:p>0.00215616</text:p>
              </table:table-cell>
              <table:table-cell office:value-type="float" office:value="0.00104334">
                <text:p>0.00104334</text:p>
              </table:table-cell>
              <table:table-cell office:value-type="float" office:value="0.00222524">
                <text:p>0.002225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500">
                <text:p>450500</text:p>
              </table:table-cell>
              <table:table-cell office:value-type="float" office:value="NaN">
                <text:p>NaN</text:p>
              </table:table-cell>
              <table:table-cell office:value-type="float" office:value="0.0192227">
                <text:p>0.0192227</text:p>
              </table:table-cell>
              <table:table-cell office:value-type="float" office:value="0.0012194">
                <text:p>0.0012194</text:p>
              </table:table-cell>
              <table:table-cell office:value-type="float" office:value="0.422421">
                <text:p>0.422421</text:p>
              </table:table-cell>
              <table:table-cell office:value-type="float" office:value="0.10409">
                <text:p>0.10409</text:p>
              </table:table-cell>
              <table:table-cell office:value-type="float" office:value="0.00219011">
                <text:p>0.00219011</text:p>
              </table:table-cell>
              <table:table-cell office:value-type="float" office:value="0.00106111">
                <text:p>0.00106111</text:p>
              </table:table-cell>
              <table:table-cell office:value-type="float" office:value="0.00221577">
                <text:p>0.002215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193478">
                <text:p>0.0193478</text:p>
              </table:table-cell>
              <table:table-cell office:value-type="float" office:value="0.00117559">
                <text:p>0.00117559</text:p>
              </table:table-cell>
              <table:table-cell office:value-type="float" office:value="0.434799">
                <text:p>0.434799</text:p>
              </table:table-cell>
              <table:table-cell office:value-type="float" office:value="0.104727">
                <text:p>0.104727</text:p>
              </table:table-cell>
              <table:table-cell office:value-type="float" office:value="0.00222682">
                <text:p>0.00222682</text:p>
              </table:table-cell>
              <table:table-cell office:value-type="float" office:value="0.00107295">
                <text:p>0.00107295</text:p>
              </table:table-cell>
              <table:table-cell office:value-type="float" office:value="0.00218537">
                <text:p>0.002185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500">
                <text:p>451500</text:p>
              </table:table-cell>
              <table:table-cell office:value-type="float" office:value="NaN">
                <text:p>NaN</text:p>
              </table:table-cell>
              <table:table-cell office:value-type="float" office:value="0.0190265">
                <text:p>0.0190265</text:p>
              </table:table-cell>
              <table:table-cell office:value-type="float" office:value="0.00115466">
                <text:p>0.00115466</text:p>
              </table:table-cell>
              <table:table-cell office:value-type="float" office:value="0.41442">
                <text:p>0.41442</text:p>
              </table:table-cell>
              <table:table-cell office:value-type="float" office:value="0.100132">
                <text:p>0.100132</text:p>
              </table:table-cell>
              <table:table-cell office:value-type="float" office:value="0.00221261">
                <text:p>0.00221261</text:p>
              </table:table-cell>
              <table:table-cell office:value-type="float" office:value="0.00106703">
                <text:p>0.00106703</text:p>
              </table:table-cell>
              <table:table-cell office:value-type="float" office:value="0.00215853">
                <text:p>0.002158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192057">
                <text:p>0.0192057</text:p>
              </table:table-cell>
              <table:table-cell office:value-type="float" office:value="0.00122888">
                <text:p>0.00122888</text:p>
              </table:table-cell>
              <table:table-cell office:value-type="float" office:value="0.428279">
                <text:p>0.428279</text:p>
              </table:table-cell>
              <table:table-cell office:value-type="float" office:value="0.102742">
                <text:p>0.102742</text:p>
              </table:table-cell>
              <table:table-cell office:value-type="float" office:value="0.00220906">
                <text:p>0.00220906</text:p>
              </table:table-cell>
              <table:table-cell office:value-type="float" office:value="0.00107216">
                <text:p>0.00107216</text:p>
              </table:table-cell>
              <table:table-cell office:value-type="float" office:value="0.00209024">
                <text:p>0.002090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500">
                <text:p>452500</text:p>
              </table:table-cell>
              <table:table-cell office:value-type="float" office:value="NaN">
                <text:p>NaN</text:p>
              </table:table-cell>
              <table:table-cell office:value-type="float" office:value="0.0192606">
                <text:p>0.0192606</text:p>
              </table:table-cell>
              <table:table-cell office:value-type="float" office:value="0.00157824">
                <text:p>0.00157824</text:p>
              </table:table-cell>
              <table:table-cell office:value-type="float" office:value="0.417526">
                <text:p>0.417526</text:p>
              </table:table-cell>
              <table:table-cell office:value-type="float" office:value="0.103867">
                <text:p>0.103867</text:p>
              </table:table-cell>
              <table:table-cell office:value-type="float" office:value="0.00219998">
                <text:p>0.00219998</text:p>
              </table:table-cell>
              <table:table-cell office:value-type="float" office:value="0.00108519">
                <text:p>0.00108519</text:p>
              </table:table-cell>
              <table:table-cell office:value-type="float" office:value="0.00217945">
                <text:p>0.002179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198567">
                <text:p>0.0198567</text:p>
              </table:table-cell>
              <table:table-cell office:value-type="float" office:value="0.00159442">
                <text:p>0.00159442</text:p>
              </table:table-cell>
              <table:table-cell office:value-type="float" office:value="0.41767">
                <text:p>0.41767</text:p>
              </table:table-cell>
              <table:table-cell office:value-type="float" office:value="0.104241">
                <text:p>0.104241</text:p>
              </table:table-cell>
              <table:table-cell office:value-type="float" office:value="0.0021309">
                <text:p>0.0021309</text:p>
              </table:table-cell>
              <table:table-cell office:value-type="float" office:value="0.00105005">
                <text:p>0.00105005</text:p>
              </table:table-cell>
              <table:table-cell office:value-type="float" office:value="0.00209103">
                <text:p>0.002091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500">
                <text:p>453500</text:p>
              </table:table-cell>
              <table:table-cell office:value-type="float" office:value="NaN">
                <text:p>NaN</text:p>
              </table:table-cell>
              <table:table-cell office:value-type="float" office:value="0.0197911">
                <text:p>0.0197911</text:p>
              </table:table-cell>
              <table:table-cell office:value-type="float" office:value="0.00139349">
                <text:p>0.00139349</text:p>
              </table:table-cell>
              <table:table-cell office:value-type="float" office:value="0.420155">
                <text:p>0.420155</text:p>
              </table:table-cell>
              <table:table-cell office:value-type="float" office:value="0.101034">
                <text:p>0.101034</text:p>
              </table:table-cell>
              <table:table-cell office:value-type="float" office:value="0.00221143">
                <text:p>0.00221143</text:p>
              </table:table-cell>
              <table:table-cell office:value-type="float" office:value="0.00111795">
                <text:p>0.00111795</text:p>
              </table:table-cell>
              <table:table-cell office:value-type="float" office:value="0.002078">
                <text:p>0.00207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19392">
                <text:p>0.019392</text:p>
              </table:table-cell>
              <table:table-cell office:value-type="float" office:value="0.00127901">
                <text:p>0.00127901</text:p>
              </table:table-cell>
              <table:table-cell office:value-type="float" office:value="0.450716">
                <text:p>0.450716</text:p>
              </table:table-cell>
              <table:table-cell office:value-type="float" office:value="0.104648">
                <text:p>0.104648</text:p>
              </table:table-cell>
              <table:table-cell office:value-type="float" office:value="0.00232077">
                <text:p>0.00232077</text:p>
              </table:table-cell>
              <table:table-cell office:value-type="float" office:value="0.00133112">
                <text:p>0.00133112</text:p>
              </table:table-cell>
              <table:table-cell office:value-type="float" office:value="0.00210405">
                <text:p>0.002104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500">
                <text:p>454500</text:p>
              </table:table-cell>
              <table:table-cell office:value-type="float" office:value="NaN">
                <text:p>NaN</text:p>
              </table:table-cell>
              <table:table-cell office:value-type="float" office:value="0.0200201">
                <text:p>0.0200201</text:p>
              </table:table-cell>
              <table:table-cell office:value-type="float" office:value="0.00139665">
                <text:p>0.00139665</text:p>
              </table:table-cell>
              <table:table-cell office:value-type="float" office:value="0.422116">
                <text:p>0.422116</text:p>
              </table:table-cell>
              <table:table-cell office:value-type="float" office:value="0.103504">
                <text:p>0.103504</text:p>
              </table:table-cell>
              <table:table-cell office:value-type="float" office:value="0.00232196">
                <text:p>0.00232196</text:p>
              </table:table-cell>
              <table:table-cell office:value-type="float" office:value="0.00150126">
                <text:p>0.00150126</text:p>
              </table:table-cell>
              <table:table-cell office:value-type="float" office:value="0.00207445">
                <text:p>0.002074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18884">
                <text:p>0.018884</text:p>
              </table:table-cell>
              <table:table-cell office:value-type="float" office:value="0.00143336">
                <text:p>0.00143336</text:p>
              </table:table-cell>
              <table:table-cell office:value-type="float" office:value="0.43757">
                <text:p>0.43757</text:p>
              </table:table-cell>
              <table:table-cell office:value-type="float" office:value="0.10709">
                <text:p>0.10709</text:p>
              </table:table-cell>
              <table:table-cell office:value-type="float" office:value="0.00218853">
                <text:p>0.00218853</text:p>
              </table:table-cell>
              <table:table-cell office:value-type="float" office:value="0.00149652">
                <text:p>0.00149652</text:p>
              </table:table-cell>
              <table:table-cell office:value-type="float" office:value="0.00209576">
                <text:p>0.002095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500">
                <text:p>455500</text:p>
              </table:table-cell>
              <table:table-cell office:value-type="float" office:value="NaN">
                <text:p>NaN</text:p>
              </table:table-cell>
              <table:table-cell office:value-type="float" office:value="0.0185816">
                <text:p>0.0185816</text:p>
              </table:table-cell>
              <table:table-cell office:value-type="float" office:value="0.00154271">
                <text:p>0.00154271</text:p>
              </table:table-cell>
              <table:table-cell office:value-type="float" office:value="0.42447">
                <text:p>0.42447</text:p>
              </table:table-cell>
              <table:table-cell office:value-type="float" office:value="0.107811">
                <text:p>0.107811</text:p>
              </table:table-cell>
              <table:table-cell office:value-type="float" office:value="0.00220037">
                <text:p>0.00220037</text:p>
              </table:table-cell>
              <table:table-cell office:value-type="float" office:value="0.00129362">
                <text:p>0.00129362</text:p>
              </table:table-cell>
              <table:table-cell office:value-type="float" office:value="0.00210484">
                <text:p>0.002104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1885">
                <text:p>0.01885</text:p>
              </table:table-cell>
              <table:table-cell office:value-type="float" office:value="0.00148468">
                <text:p>0.00148468</text:p>
              </table:table-cell>
              <table:table-cell office:value-type="float" office:value="0.426155">
                <text:p>0.426155</text:p>
              </table:table-cell>
              <table:table-cell office:value-type="float" office:value="0.105842">
                <text:p>0.105842</text:p>
              </table:table-cell>
              <table:table-cell office:value-type="float" office:value="0.00220708">
                <text:p>0.00220708</text:p>
              </table:table-cell>
              <table:table-cell office:value-type="float" office:value="0.00119888">
                <text:p>0.00119888</text:p>
              </table:table-cell>
              <table:table-cell office:value-type="float" office:value="0.00214313">
                <text:p>0.002143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500">
                <text:p>456500</text:p>
              </table:table-cell>
              <table:table-cell office:value-type="float" office:value="NaN">
                <text:p>NaN</text:p>
              </table:table-cell>
              <table:table-cell office:value-type="float" office:value="0.0199451">
                <text:p>0.0199451</text:p>
              </table:table-cell>
              <table:table-cell office:value-type="float" office:value="0.00133941">
                <text:p>0.00133941</text:p>
              </table:table-cell>
              <table:table-cell office:value-type="float" office:value="0.421865">
                <text:p>0.421865</text:p>
              </table:table-cell>
              <table:table-cell office:value-type="float" office:value="0.106057">
                <text:p>0.106057</text:p>
              </table:table-cell>
              <table:table-cell office:value-type="float" office:value="0.00227064">
                <text:p>0.00227064</text:p>
              </table:table-cell>
              <table:table-cell office:value-type="float" office:value="0.00117006">
                <text:p>0.00117006</text:p>
              </table:table-cell>
              <table:table-cell office:value-type="float" office:value="0.00204721">
                <text:p>0.002047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193466">
                <text:p>0.0193466</text:p>
              </table:table-cell>
              <table:table-cell office:value-type="float" office:value="0.0012798">
                <text:p>0.0012798</text:p>
              </table:table-cell>
              <table:table-cell office:value-type="float" office:value="0.430991">
                <text:p>0.430991</text:p>
              </table:table-cell>
              <table:table-cell office:value-type="float" office:value="0.112326">
                <text:p>0.112326</text:p>
              </table:table-cell>
              <table:table-cell office:value-type="float" office:value="0.00222761">
                <text:p>0.00222761</text:p>
              </table:table-cell>
              <table:table-cell office:value-type="float" office:value="0.00112664">
                <text:p>0.00112664</text:p>
              </table:table-cell>
              <table:table-cell office:value-type="float" office:value="0.00210879">
                <text:p>0.0021087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500">
                <text:p>457500</text:p>
              </table:table-cell>
              <table:table-cell office:value-type="float" office:value="NaN">
                <text:p>NaN</text:p>
              </table:table-cell>
              <table:table-cell office:value-type="float" office:value="0.0191781">
                <text:p>0.0191781</text:p>
              </table:table-cell>
              <table:table-cell office:value-type="float" office:value="0.00123954">
                <text:p>0.00123954</text:p>
              </table:table-cell>
              <table:table-cell office:value-type="float" office:value="0.450211">
                <text:p>0.450211</text:p>
              </table:table-cell>
              <table:table-cell office:value-type="float" office:value="0.111309">
                <text:p>0.111309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0108321">
                <text:p>0.00108321</text:p>
              </table:table-cell>
              <table:table-cell office:value-type="float" office:value="0.00215498">
                <text:p>0.002154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197355">
                <text:p>0.0197355</text:p>
              </table:table-cell>
              <table:table-cell office:value-type="float" office:value="0.00123717">
                <text:p>0.00123717</text:p>
              </table:table-cell>
              <table:table-cell office:value-type="float" office:value="0.429078">
                <text:p>0.429078</text:p>
              </table:table-cell>
              <table:table-cell office:value-type="float" office:value="0.108166">
                <text:p>0.108166</text:p>
              </table:table-cell>
              <table:table-cell office:value-type="float" office:value="0.00227814">
                <text:p>0.00227814</text:p>
              </table:table-cell>
              <table:table-cell office:value-type="float" office:value="0.0011369">
                <text:p>0.0011369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500">
                <text:p>458500</text:p>
              </table:table-cell>
              <table:table-cell office:value-type="float" office:value="NaN">
                <text:p>NaN</text:p>
              </table:table-cell>
              <table:table-cell office:value-type="float" office:value="0.0198626">
                <text:p>0.0198626</text:p>
              </table:table-cell>
              <table:table-cell office:value-type="float" office:value="0.00121664">
                <text:p>0.00121664</text:p>
              </table:table-cell>
              <table:table-cell office:value-type="float" office:value="0.433803">
                <text:p>0.433803</text:p>
              </table:table-cell>
              <table:table-cell office:value-type="float" office:value="0.110534">
                <text:p>0.110534</text:p>
              </table:table-cell>
              <table:table-cell office:value-type="float" office:value="0.00220235">
                <text:p>0.00220235</text:p>
              </table:table-cell>
              <table:table-cell office:value-type="float" office:value="0.00135125">
                <text:p>0.00135125</text:p>
              </table:table-cell>
              <table:table-cell office:value-type="float" office:value="0.00217156">
                <text:p>0.002171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19272">
                <text:p>0.019272</text:p>
              </table:table-cell>
              <table:table-cell office:value-type="float" office:value="0.00124309">
                <text:p>0.00124309</text:p>
              </table:table-cell>
              <table:table-cell office:value-type="float" office:value="0.428521">
                <text:p>0.428521</text:p>
              </table:table-cell>
              <table:table-cell office:value-type="float" office:value="0.109258">
                <text:p>0.109258</text:p>
              </table:table-cell>
              <table:table-cell office:value-type="float" office:value="0.00218853">
                <text:p>0.00218853</text:p>
              </table:table-cell>
              <table:table-cell office:value-type="float" office:value="0.00168245">
                <text:p>0.00168245</text:p>
              </table:table-cell>
              <table:table-cell office:value-type="float" office:value="0.00210011">
                <text:p>0.002100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500">
                <text:p>459500</text:p>
              </table:table-cell>
              <table:table-cell office:value-type="float" office:value="NaN">
                <text:p>NaN</text:p>
              </table:table-cell>
              <table:table-cell office:value-type="float" office:value="0.0193028">
                <text:p>0.0193028</text:p>
              </table:table-cell>
              <table:table-cell office:value-type="float" office:value="0.00121111">
                <text:p>0.00121111</text:p>
              </table:table-cell>
              <table:table-cell office:value-type="float" office:value="0.398268">
                <text:p>0.398268</text:p>
              </table:table-cell>
              <table:table-cell office:value-type="float" office:value="0.101133">
                <text:p>0.101133</text:p>
              </table:table-cell>
              <table:table-cell office:value-type="float" office:value="0.00228169">
                <text:p>0.00228169</text:p>
              </table:table-cell>
              <table:table-cell office:value-type="float" office:value="0.00181193">
                <text:p>0.00181193</text:p>
              </table:table-cell>
              <table:table-cell office:value-type="float" office:value="0.00204168">
                <text:p>0.002041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20103">
                <text:p>0.020103</text:p>
              </table:table-cell>
              <table:table-cell office:value-type="float" office:value="0.00123954">
                <text:p>0.00123954</text:p>
              </table:table-cell>
              <table:table-cell office:value-type="float" office:value="0.4439">
                <text:p>0.4439</text:p>
              </table:table-cell>
              <table:table-cell office:value-type="float" office:value="0.108685">
                <text:p>0.108685</text:p>
              </table:table-cell>
              <table:table-cell office:value-type="float" office:value="0.00233617">
                <text:p>0.00233617</text:p>
              </table:table-cell>
              <table:table-cell office:value-type="float" office:value="0.00154784">
                <text:p>0.00154784</text:p>
              </table:table-cell>
              <table:table-cell office:value-type="float" office:value="0.00220551">
                <text:p>0.002205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500">
                <text:p>460500</text:p>
              </table:table-cell>
              <table:table-cell office:value-type="float" office:value="NaN">
                <text:p>NaN</text:p>
              </table:table-cell>
              <table:table-cell office:value-type="float" office:value="0.0196084">
                <text:p>0.0196084</text:p>
              </table:table-cell>
              <table:table-cell office:value-type="float" office:value="0.0014227">
                <text:p>0.0014227</text:p>
              </table:table-cell>
              <table:table-cell office:value-type="float" office:value="0.449576">
                <text:p>0.449576</text:p>
              </table:table-cell>
              <table:table-cell office:value-type="float" office:value="0.111065">
                <text:p>0.111065</text:p>
              </table:table-cell>
              <table:table-cell office:value-type="float" office:value="0.00219248">
                <text:p>0.00219248</text:p>
              </table:table-cell>
              <table:table-cell office:value-type="float" office:value="0.0013777">
                <text:p>0.0013777</text:p>
              </table:table-cell>
              <table:table-cell office:value-type="float" office:value="0.00213248">
                <text:p>0.002132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197789">
                <text:p>0.0197789</text:p>
              </table:table-cell>
              <table:table-cell office:value-type="float" office:value="0.00127309">
                <text:p>0.00127309</text:p>
              </table:table-cell>
              <table:table-cell office:value-type="float" office:value="0.431175">
                <text:p>0.431175</text:p>
              </table:table-cell>
              <table:table-cell office:value-type="float" office:value="0.108645">
                <text:p>0.108645</text:p>
              </table:table-cell>
              <table:table-cell office:value-type="float" office:value="0.00219485">
                <text:p>0.00219485</text:p>
              </table:table-cell>
              <table:table-cell office:value-type="float" office:value="0.0013552">
                <text:p>0.0013552</text:p>
              </table:table-cell>
              <table:table-cell office:value-type="float" office:value="0.00214629">
                <text:p>0.002146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500">
                <text:p>461500</text:p>
              </table:table-cell>
              <table:table-cell office:value-type="float" office:value="NaN">
                <text:p>NaN</text:p>
              </table:table-cell>
              <table:table-cell office:value-type="float" office:value="0.0201894">
                <text:p>0.0201894</text:p>
              </table:table-cell>
              <table:table-cell office:value-type="float" office:value="0.0013023">
                <text:p>0.0013023</text:p>
              </table:table-cell>
              <table:table-cell office:value-type="float" office:value="0.426312">
                <text:p>0.426312</text:p>
              </table:table-cell>
              <table:table-cell office:value-type="float" office:value="0.109481">
                <text:p>0.109481</text:p>
              </table:table-cell>
              <table:table-cell office:value-type="float" office:value="0.00223788">
                <text:p>0.00223788</text:p>
              </table:table-cell>
              <table:table-cell office:value-type="float" office:value="0.00220708">
                <text:p>0.00220708</text:p>
              </table:table-cell>
              <table:table-cell office:value-type="float" office:value="0.00219287">
                <text:p>0.002192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188362">
                <text:p>0.0188362</text:p>
              </table:table-cell>
              <table:table-cell office:value-type="float" office:value="0.00121032">
                <text:p>0.00121032</text:p>
              </table:table-cell>
              <table:table-cell office:value-type="float" office:value="0.415475">
                <text:p>0.415475</text:p>
              </table:table-cell>
              <table:table-cell office:value-type="float" office:value="0.107716">
                <text:p>0.107716</text:p>
              </table:table-cell>
              <table:table-cell office:value-type="float" office:value="0.0021609">
                <text:p>0.0021609</text:p>
              </table:table-cell>
              <table:table-cell office:value-type="float" office:value="0.00197536">
                <text:p>0.00197536</text:p>
              </table:table-cell>
              <table:table-cell office:value-type="float" office:value="0.00209339">
                <text:p>0.002093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500">
                <text:p>462500</text:p>
              </table:table-cell>
              <table:table-cell office:value-type="float" office:value="NaN">
                <text:p>NaN</text:p>
              </table:table-cell>
              <table:table-cell office:value-type="float" office:value="0.0206122">
                <text:p>0.0206122</text:p>
              </table:table-cell>
              <table:table-cell office:value-type="float" office:value="0.00122414">
                <text:p>0.00122414</text:p>
              </table:table-cell>
              <table:table-cell office:value-type="float" office:value="0.436814">
                <text:p>0.436814</text:p>
              </table:table-cell>
              <table:table-cell office:value-type="float" office:value="0.108414">
                <text:p>0.108414</text:p>
              </table:table-cell>
              <table:table-cell office:value-type="float" office:value="0.0022738">
                <text:p>0.0022738</text:p>
              </table:table-cell>
              <table:table-cell office:value-type="float" office:value="0.00166745">
                <text:p>0.00166745</text:p>
              </table:table-cell>
              <table:table-cell office:value-type="float" office:value="0.00217274">
                <text:p>0.002172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199443">
                <text:p>0.0199443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425152">
                <text:p>0.425152</text:p>
              </table:table-cell>
              <table:table-cell office:value-type="float" office:value="0.110272">
                <text:p>0.110272</text:p>
              </table:table-cell>
              <table:table-cell office:value-type="float" office:value="0.00225248">
                <text:p>0.00225248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00213405">
                <text:p>0.002134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500">
                <text:p>463500</text:p>
              </table:table-cell>
              <table:table-cell office:value-type="float" office:value="NaN">
                <text:p>NaN</text:p>
              </table:table-cell>
              <table:table-cell office:value-type="float" office:value="0.0199703">
                <text:p>0.0199703</text:p>
              </table:table-cell>
              <table:table-cell office:value-type="float" office:value="0.00122532">
                <text:p>0.00122532</text:p>
              </table:table-cell>
              <table:table-cell office:value-type="float" office:value="0.448303">
                <text:p>0.448303</text:p>
              </table:table-cell>
              <table:table-cell office:value-type="float" office:value="0.103273">
                <text:p>0.103273</text:p>
              </table:table-cell>
              <table:table-cell office:value-type="float" office:value="0.00219248">
                <text:p>0.00219248</text:p>
              </table:table-cell>
              <table:table-cell office:value-type="float" office:value="0.00137849">
                <text:p>0.00137849</text:p>
              </table:table-cell>
              <table:table-cell office:value-type="float" office:value="0.00217945">
                <text:p>0.002179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206134">
                <text:p>0.0206134</text:p>
              </table:table-cell>
              <table:table-cell office:value-type="float" office:value="0.00119177">
                <text:p>0.00119177</text:p>
              </table:table-cell>
              <table:table-cell office:value-type="float" office:value="0.417758">
                <text:p>0.417758</text:p>
              </table:table-cell>
              <table:table-cell office:value-type="float" office:value="0.103377">
                <text:p>0.103377</text:p>
              </table:table-cell>
              <table:table-cell office:value-type="float" office:value="0.00222761">
                <text:p>0.00222761</text:p>
              </table:table-cell>
              <table:table-cell office:value-type="float" office:value="0.0013102">
                <text:p>0.0013102</text:p>
              </table:table-cell>
              <table:table-cell office:value-type="float" office:value="0.00209734">
                <text:p>0.002097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500">
                <text:p>464500</text:p>
              </table:table-cell>
              <table:table-cell office:value-type="float" office:value="NaN">
                <text:p>NaN</text:p>
              </table:table-cell>
              <table:table-cell office:value-type="float" office:value="0.0209695">
                <text:p>0.0209695</text:p>
              </table:table-cell>
              <table:table-cell office:value-type="float" office:value="0.0013248">
                <text:p>0.0013248</text:p>
              </table:table-cell>
              <table:table-cell office:value-type="float" office:value="0.413526">
                <text:p>0.413526</text:p>
              </table:table-cell>
              <table:table-cell office:value-type="float" office:value="0.0979916">
                <text:p>0.0979916</text:p>
              </table:table-cell>
              <table:table-cell office:value-type="float" office:value="0.00230064">
                <text:p>0.00230064</text:p>
              </table:table-cell>
              <table:table-cell office:value-type="float" office:value="0.00130743">
                <text:p>0.00130743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198938">
                <text:p>0.0198938</text:p>
              </table:table-cell>
              <table:table-cell office:value-type="float" office:value="0.00121388">
                <text:p>0.00121388</text:p>
              </table:table-cell>
              <table:table-cell office:value-type="float" office:value="0.443682">
                <text:p>0.443682</text:p>
              </table:table-cell>
              <table:table-cell office:value-type="float" office:value="0.109936">
                <text:p>0.109936</text:p>
              </table:table-cell>
              <table:table-cell office:value-type="float" office:value="0.0022213">
                <text:p>0.0022213</text:p>
              </table:table-cell>
              <table:table-cell office:value-type="float" office:value="0.00121782">
                <text:p>0.00121782</text:p>
              </table:table-cell>
              <table:table-cell office:value-type="float" office:value="0.00212734">
                <text:p>0.002127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500">
                <text:p>465500</text:p>
              </table:table-cell>
              <table:table-cell office:value-type="float" office:value="NaN">
                <text:p>NaN</text:p>
              </table:table-cell>
              <table:table-cell office:value-type="float" office:value="0.0192941">
                <text:p>0.0192941</text:p>
              </table:table-cell>
              <table:table-cell office:value-type="float" office:value="0.00126441">
                <text:p>0.00126441</text:p>
              </table:table-cell>
              <table:table-cell office:value-type="float" office:value="0.428859">
                <text:p>0.428859</text:p>
              </table:table-cell>
              <table:table-cell office:value-type="float" office:value="0.110173">
                <text:p>0.110173</text:p>
              </table:table-cell>
              <table:table-cell office:value-type="float" office:value="0.00218577">
                <text:p>0.00218577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0211708">
                <text:p>0.002117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200481">
                <text:p>0.0200481</text:p>
              </table:table-cell>
              <table:table-cell office:value-type="float" office:value="0.00121309">
                <text:p>0.00121309</text:p>
              </table:table-cell>
              <table:table-cell office:value-type="float" office:value="0.447831">
                <text:p>0.447831</text:p>
              </table:table-cell>
              <table:table-cell office:value-type="float" office:value="0.108685">
                <text:p>0.108685</text:p>
              </table:table-cell>
              <table:table-cell office:value-type="float" office:value="0.00227261">
                <text:p>0.00227261</text:p>
              </table:table-cell>
              <table:table-cell office:value-type="float" office:value="0.00118743">
                <text:p>0.00118743</text:p>
              </table:table-cell>
              <table:table-cell office:value-type="float" office:value="0.00220787">
                <text:p>0.002207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500">
                <text:p>466500</text:p>
              </table:table-cell>
              <table:table-cell office:value-type="float" office:value="NaN">
                <text:p>NaN</text:p>
              </table:table-cell>
              <table:table-cell office:value-type="float" office:value="0.0195855">
                <text:p>0.0195855</text:p>
              </table:table-cell>
              <table:table-cell office:value-type="float" office:value="0.0012119">
                <text:p>0.0012119</text:p>
              </table:table-cell>
              <table:table-cell office:value-type="float" office:value="0.434833">
                <text:p>0.434833</text:p>
              </table:table-cell>
              <table:table-cell office:value-type="float" office:value="0.109708">
                <text:p>0.109708</text:p>
              </table:table-cell>
              <table:table-cell office:value-type="float" office:value="0.0021759">
                <text:p>0.0021759</text:p>
              </table:table-cell>
              <table:table-cell office:value-type="float" office:value="0.00109348">
                <text:p>0.00109348</text:p>
              </table:table-cell>
              <table:table-cell office:value-type="float" office:value="0.00213761">
                <text:p>0.002137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188512">
                <text:p>0.0188512</text:p>
              </table:table-cell>
              <table:table-cell office:value-type="float" office:value="0.00135559">
                <text:p>0.00135559</text:p>
              </table:table-cell>
              <table:table-cell office:value-type="float" office:value="0.424858">
                <text:p>0.424858</text:p>
              </table:table-cell>
              <table:table-cell office:value-type="float" office:value="0.109225">
                <text:p>0.109225</text:p>
              </table:table-cell>
              <table:table-cell office:value-type="float" office:value="0.00220708">
                <text:p>0.00220708</text:p>
              </table:table-cell>
              <table:table-cell office:value-type="float" office:value="0.00117124">
                <text:p>0.00117124</text:p>
              </table:table-cell>
              <table:table-cell office:value-type="float" office:value="0.00210603">
                <text:p>0.002106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500">
                <text:p>467500</text:p>
              </table:table-cell>
              <table:table-cell office:value-type="float" office:value="NaN">
                <text:p>NaN</text:p>
              </table:table-cell>
              <table:table-cell office:value-type="float" office:value="0.0207685">
                <text:p>0.0207685</text:p>
              </table:table-cell>
              <table:table-cell office:value-type="float" office:value="0.0013777">
                <text:p>0.0013777</text:p>
              </table:table-cell>
              <table:table-cell office:value-type="float" office:value="0.431767">
                <text:p>0.431767</text:p>
              </table:table-cell>
              <table:table-cell office:value-type="float" office:value="0.10822">
                <text:p>0.10822</text:p>
              </table:table-cell>
              <table:table-cell office:value-type="float" office:value="0.00224419">
                <text:p>0.00224419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00214511">
                <text:p>0.002145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189175">
                <text:p>0.0189175</text:p>
              </table:table-cell>
              <table:table-cell office:value-type="float" office:value="0.0012723">
                <text:p>0.0012723</text:p>
              </table:table-cell>
              <table:table-cell office:value-type="float" office:value="0.418354">
                <text:p>0.418354</text:p>
              </table:table-cell>
              <table:table-cell office:value-type="float" office:value="0.107261">
                <text:p>0.107261</text:p>
              </table:table-cell>
              <table:table-cell office:value-type="float" office:value="0.00223077">
                <text:p>0.00223077</text:p>
              </table:table-cell>
              <table:table-cell office:value-type="float" office:value="0.00113532">
                <text:p>0.00113532</text:p>
              </table:table-cell>
              <table:table-cell office:value-type="float" office:value="0.00214392">
                <text:p>0.002143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500">
                <text:p>468500</text:p>
              </table:table-cell>
              <table:table-cell office:value-type="float" office:value="NaN">
                <text:p>NaN</text:p>
              </table:table-cell>
              <table:table-cell office:value-type="float" office:value="0.0200813">
                <text:p>0.0200813</text:p>
              </table:table-cell>
              <table:table-cell office:value-type="float" office:value="0.00120796">
                <text:p>0.00120796</text:p>
              </table:table-cell>
              <table:table-cell office:value-type="float" office:value="0.45728">
                <text:p>0.45728</text:p>
              </table:table-cell>
              <table:table-cell office:value-type="float" office:value="0.113601">
                <text:p>0.113601</text:p>
              </table:table-cell>
              <table:table-cell office:value-type="float" office:value="0.00223709">
                <text:p>0.00223709</text:p>
              </table:table-cell>
              <table:table-cell office:value-type="float" office:value="0.00113177">
                <text:p>0.00113177</text:p>
              </table:table-cell>
              <table:table-cell office:value-type="float" office:value="0.00219287">
                <text:p>0.002192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195341">
                <text:p>0.0195341</text:p>
              </table:table-cell>
              <table:table-cell office:value-type="float" office:value="0.00120124">
                <text:p>0.00120124</text:p>
              </table:table-cell>
              <table:table-cell office:value-type="float" office:value="0.444017">
                <text:p>0.444017</text:p>
              </table:table-cell>
              <table:table-cell office:value-type="float" office:value="0.106532">
                <text:p>0.106532</text:p>
              </table:table-cell>
              <table:table-cell office:value-type="float" office:value="0.00225603">
                <text:p>0.00225603</text:p>
              </table:table-cell>
              <table:table-cell office:value-type="float" office:value="0.00111045">
                <text:p>0.00111045</text:p>
              </table:table-cell>
              <table:table-cell office:value-type="float" office:value="0.00208234">
                <text:p>0.002082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500">
                <text:p>469500</text:p>
              </table:table-cell>
              <table:table-cell office:value-type="float" office:value="NaN">
                <text:p>NaN</text:p>
              </table:table-cell>
              <table:table-cell office:value-type="float" office:value="0.0197698">
                <text:p>0.0197698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46428">
                <text:p>0.46428</text:p>
              </table:table-cell>
              <table:table-cell office:value-type="float" office:value="0.116364">
                <text:p>0.116364</text:p>
              </table:table-cell>
              <table:table-cell office:value-type="float" office:value="0.00219406">
                <text:p>0.00219406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213642">
                <text:p>0.002136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020386">
                <text:p>0.020386</text:p>
              </table:table-cell>
              <table:table-cell office:value-type="float" office:value="0.0012119">
                <text:p>0.0012119</text:p>
              </table:table-cell>
              <table:table-cell office:value-type="float" office:value="0.449477">
                <text:p>0.449477</text:p>
              </table:table-cell>
              <table:table-cell office:value-type="float" office:value="0.124076">
                <text:p>0.124076</text:p>
              </table:table-cell>
              <table:table-cell office:value-type="float" office:value="0.00220393">
                <text:p>0.00220393</text:p>
              </table:table-cell>
              <table:table-cell office:value-type="float" office:value="0.00109506">
                <text:p>0.00109506</text:p>
              </table:table-cell>
              <table:table-cell office:value-type="float" office:value="0.0021534">
                <text:p>0.00215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500">
                <text:p>470500</text:p>
              </table:table-cell>
              <table:table-cell office:value-type="float" office:value="NaN">
                <text:p>NaN</text:p>
              </table:table-cell>
              <table:table-cell office:value-type="float" office:value="0.0201026">
                <text:p>0.0201026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427675">
                <text:p>0.427675</text:p>
              </table:table-cell>
              <table:table-cell office:value-type="float" office:value="0.111517">
                <text:p>0.111517</text:p>
              </table:table-cell>
              <table:table-cell office:value-type="float" office:value="0.00223788">
                <text:p>0.00223788</text:p>
              </table:table-cell>
              <table:table-cell office:value-type="float" office:value="0.00110729">
                <text:p>0.00110729</text:p>
              </table:table-cell>
              <table:table-cell office:value-type="float" office:value="0.00212734">
                <text:p>0.002127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198503">
                <text:p>0.0198503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458802">
                <text:p>0.458802</text:p>
              </table:table-cell>
              <table:table-cell office:value-type="float" office:value="0.115143">
                <text:p>0.115143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0109348">
                <text:p>0.00109348</text:p>
              </table:table-cell>
              <table:table-cell office:value-type="float" office:value="0.00217156">
                <text:p>0.002171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500">
                <text:p>471500</text:p>
              </table:table-cell>
              <table:table-cell office:value-type="float" office:value="NaN">
                <text:p>NaN</text:p>
              </table:table-cell>
              <table:table-cell office:value-type="float" office:value="0.0208732">
                <text:p>0.0208732</text:p>
              </table:table-cell>
              <table:table-cell office:value-type="float" office:value="0.00117085">
                <text:p>0.00117085</text:p>
              </table:table-cell>
              <table:table-cell office:value-type="float" office:value="0.429571">
                <text:p>0.429571</text:p>
              </table:table-cell>
              <table:table-cell office:value-type="float" office:value="0.110219">
                <text:p>0.110219</text:p>
              </table:table-cell>
              <table:table-cell office:value-type="float" office:value="0.00232591">
                <text:p>0.00232591</text:p>
              </table:table-cell>
              <table:table-cell office:value-type="float" office:value="0.00112506">
                <text:p>0.00112506</text:p>
              </table:table-cell>
              <table:table-cell office:value-type="float" office:value="0.00210682">
                <text:p>0.002106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201705">
                <text:p>0.0201705</text:p>
              </table:table-cell>
              <table:table-cell office:value-type="float" office:value="0.00130625">
                <text:p>0.00130625</text:p>
              </table:table-cell>
              <table:table-cell office:value-type="float" office:value="0.40613">
                <text:p>0.40613</text:p>
              </table:table-cell>
              <table:table-cell office:value-type="float" office:value="0.105385">
                <text:p>0.105385</text:p>
              </table:table-cell>
              <table:table-cell office:value-type="float" office:value="0.00275185">
                <text:p>0.00275185</text:p>
              </table:table-cell>
              <table:table-cell office:value-type="float" office:value="0.00110334">
                <text:p>0.00110334</text:p>
              </table:table-cell>
              <table:table-cell office:value-type="float" office:value="0.00207524">
                <text:p>0.002075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500">
                <text:p>472500</text:p>
              </table:table-cell>
              <table:table-cell office:value-type="float" office:value="NaN">
                <text:p>NaN</text:p>
              </table:table-cell>
              <table:table-cell office:value-type="float" office:value="0.0219453">
                <text:p>0.0219453</text:p>
              </table:table-cell>
              <table:table-cell office:value-type="float" office:value="0.00120519">
                <text:p>0.00120519</text:p>
              </table:table-cell>
              <table:table-cell office:value-type="float" office:value="0.405541">
                <text:p>0.405541</text:p>
              </table:table-cell>
              <table:table-cell office:value-type="float" office:value="0.107752">
                <text:p>0.107752</text:p>
              </table:table-cell>
              <table:table-cell office:value-type="float" office:value="0.00281383">
                <text:p>0.00281383</text:p>
              </table:table-cell>
              <table:table-cell office:value-type="float" office:value="0.00115506">
                <text:p>0.00115506</text:p>
              </table:table-cell>
              <table:table-cell office:value-type="float" office:value="0.00210011">
                <text:p>0.002100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21033">
                <text:p>0.021033</text:p>
              </table:table-cell>
              <table:table-cell office:value-type="float" office:value="0.00122335">
                <text:p>0.00122335</text:p>
              </table:table-cell>
              <table:table-cell office:value-type="float" office:value="0.448954">
                <text:p>0.448954</text:p>
              </table:table-cell>
              <table:table-cell office:value-type="float" office:value="0.114345">
                <text:p>0.114345</text:p>
              </table:table-cell>
              <table:table-cell office:value-type="float" office:value="0.00289515">
                <text:p>0.00289515</text:p>
              </table:table-cell>
              <table:table-cell office:value-type="float" office:value="0.00112782">
                <text:p>0.00112782</text:p>
              </table:table-cell>
              <table:table-cell office:value-type="float" office:value="0.00220037">
                <text:p>0.002200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500">
                <text:p>473500</text:p>
              </table:table-cell>
              <table:table-cell office:value-type="float" office:value="NaN">
                <text:p>NaN</text:p>
              </table:table-cell>
              <table:table-cell office:value-type="float" office:value="0.0198796">
                <text:p>0.0198796</text:p>
              </table:table-cell>
              <table:table-cell office:value-type="float" office:value="0.00119848">
                <text:p>0.00119848</text:p>
              </table:table-cell>
              <table:table-cell office:value-type="float" office:value="0.420443">
                <text:p>0.420443</text:p>
              </table:table-cell>
              <table:table-cell office:value-type="float" office:value="0.105208">
                <text:p>0.105208</text:p>
              </table:table-cell>
              <table:table-cell office:value-type="float" office:value="0.00241236">
                <text:p>0.00241236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0208747">
                <text:p>0.002087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207137">
                <text:p>0.0207137</text:p>
              </table:table-cell>
              <table:table-cell office:value-type="float" office:value="0.0012948">
                <text:p>0.0012948</text:p>
              </table:table-cell>
              <table:table-cell office:value-type="float" office:value="0.436474">
                <text:p>0.436474</text:p>
              </table:table-cell>
              <table:table-cell office:value-type="float" office:value="0.113742">
                <text:p>0.113742</text:p>
              </table:table-cell>
              <table:table-cell office:value-type="float" office:value="0.00237722">
                <text:p>0.00237722</text:p>
              </table:table-cell>
              <table:table-cell office:value-type="float" office:value="0.00111242">
                <text:p>0.00111242</text:p>
              </table:table-cell>
              <table:table-cell office:value-type="float" office:value="0.00221261">
                <text:p>0.002212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500">
                <text:p>474500</text:p>
              </table:table-cell>
              <table:table-cell office:value-type="float" office:value="NaN">
                <text:p>NaN</text:p>
              </table:table-cell>
              <table:table-cell office:value-type="float" office:value="0.0212983">
                <text:p>0.0212983</text:p>
              </table:table-cell>
              <table:table-cell office:value-type="float" office:value="0.00119335">
                <text:p>0.00119335</text:p>
              </table:table-cell>
              <table:table-cell office:value-type="float" office:value="0.435622">
                <text:p>0.435622</text:p>
              </table:table-cell>
              <table:table-cell office:value-type="float" office:value="0.112653">
                <text:p>0.112653</text:p>
              </table:table-cell>
              <table:table-cell office:value-type="float" office:value="0.00271869">
                <text:p>0.00271869</text:p>
              </table:table-cell>
              <table:table-cell office:value-type="float" office:value="0.00117124">
                <text:p>0.00117124</text:p>
              </table:table-cell>
              <table:table-cell office:value-type="float" office:value="0.00220748">
                <text:p>0.0022074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214882">
                <text:p>0.0214882</text:p>
              </table:table-cell>
              <table:table-cell office:value-type="float" office:value="0.00119335">
                <text:p>0.00119335</text:p>
              </table:table-cell>
              <table:table-cell office:value-type="float" office:value="0.427064">
                <text:p>0.427064</text:p>
              </table:table-cell>
              <table:table-cell office:value-type="float" office:value="0.110238">
                <text:p>0.110238</text:p>
              </table:table-cell>
              <table:table-cell office:value-type="float" office:value="0.00279606">
                <text:p>0.00279606</text:p>
              </table:table-cell>
              <table:table-cell office:value-type="float" office:value="0.00117203">
                <text:p>0.00117203</text:p>
              </table:table-cell>
              <table:table-cell office:value-type="float" office:value="0.00220314">
                <text:p>0.002203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500">
                <text:p>475500</text:p>
              </table:table-cell>
              <table:table-cell office:value-type="float" office:value="NaN">
                <text:p>NaN</text:p>
              </table:table-cell>
              <table:table-cell office:value-type="float" office:value="0.0199893">
                <text:p>0.0199893</text:p>
              </table:table-cell>
              <table:table-cell office:value-type="float" office:value="0.00122059">
                <text:p>0.00122059</text:p>
              </table:table-cell>
              <table:table-cell office:value-type="float" office:value="0.420619">
                <text:p>0.420619</text:p>
              </table:table-cell>
              <table:table-cell office:value-type="float" office:value="0.111794">
                <text:p>0.111794</text:p>
              </table:table-cell>
              <table:table-cell office:value-type="float" office:value="0.00253">
                <text:p>0.00253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0217748">
                <text:p>0.002177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205191">
                <text:p>0.0205191</text:p>
              </table:table-cell>
              <table:table-cell office:value-type="float" office:value="0.00128809">
                <text:p>0.00128809</text:p>
              </table:table-cell>
              <table:table-cell office:value-type="float" office:value="0.439891">
                <text:p>0.439891</text:p>
              </table:table-cell>
              <table:table-cell office:value-type="float" office:value="0.118903">
                <text:p>0.118903</text:p>
              </table:table-cell>
              <table:table-cell office:value-type="float" office:value="0.00257381">
                <text:p>0.00257381</text:p>
              </table:table-cell>
              <table:table-cell office:value-type="float" office:value="0.00114874">
                <text:p>0.00114874</text:p>
              </table:table-cell>
              <table:table-cell office:value-type="float" office:value="0.00218853">
                <text:p>0.002188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500">
                <text:p>476500</text:p>
              </table:table-cell>
              <table:table-cell office:value-type="float" office:value="NaN">
                <text:p>NaN</text:p>
              </table:table-cell>
              <table:table-cell office:value-type="float" office:value="0.019683">
                <text:p>0.019683</text:p>
              </table:table-cell>
              <table:table-cell office:value-type="float" office:value="0.00121467">
                <text:p>0.00121467</text:p>
              </table:table-cell>
              <table:table-cell office:value-type="float" office:value="0.412624">
                <text:p>0.412624</text:p>
              </table:table-cell>
              <table:table-cell office:value-type="float" office:value="0.11139">
                <text:p>0.11139</text:p>
              </table:table-cell>
              <table:table-cell office:value-type="float" office:value="0.00243012">
                <text:p>0.00243012</text:p>
              </table:table-cell>
              <table:table-cell office:value-type="float" office:value="0.00110098">
                <text:p>0.00110098</text:p>
              </table:table-cell>
              <table:table-cell office:value-type="float" office:value="0.00211984">
                <text:p>0.0021198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205988">
                <text:p>0.0205988</text:p>
              </table:table-cell>
              <table:table-cell office:value-type="float" office:value="0.00120203">
                <text:p>0.00120203</text:p>
              </table:table-cell>
              <table:table-cell office:value-type="float" office:value="0.44201">
                <text:p>0.44201</text:p>
              </table:table-cell>
              <table:table-cell office:value-type="float" office:value="0.116304">
                <text:p>0.116304</text:p>
              </table:table-cell>
              <table:table-cell office:value-type="float" office:value="0.00239538">
                <text:p>0.00239538</text:p>
              </table:table-cell>
              <table:table-cell office:value-type="float" office:value="0.00111519">
                <text:p>0.00111519</text:p>
              </table:table-cell>
              <table:table-cell office:value-type="float" office:value="0.00222287">
                <text:p>0.002222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500">
                <text:p>477500</text:p>
              </table:table-cell>
              <table:table-cell office:value-type="float" office:value="NaN">
                <text:p>NaN</text:p>
              </table:table-cell>
              <table:table-cell office:value-type="float" office:value="0.020174">
                <text:p>0.020174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426361">
                <text:p>0.426361</text:p>
              </table:table-cell>
              <table:table-cell office:value-type="float" office:value="0.114338">
                <text:p>0.114338</text:p>
              </table:table-cell>
              <table:table-cell office:value-type="float" office:value="0.0023713">
                <text:p>0.0023713</text:p>
              </table:table-cell>
              <table:table-cell office:value-type="float" office:value="0.00111519">
                <text:p>0.00111519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19698">
                <text:p>0.019698</text:p>
              </table:table-cell>
              <table:table-cell office:value-type="float" office:value="0.00120519">
                <text:p>0.00120519</text:p>
              </table:table-cell>
              <table:table-cell office:value-type="float" office:value="0.409084">
                <text:p>0.409084</text:p>
              </table:table-cell>
              <table:table-cell office:value-type="float" office:value="0.1077">
                <text:p>0.1077</text:p>
              </table:table-cell>
              <table:table-cell office:value-type="float" office:value="0.0022959">
                <text:p>0.0022959</text:p>
              </table:table-cell>
              <table:table-cell office:value-type="float" office:value="0.00110256">
                <text:p>0.00110256</text:p>
              </table:table-cell>
              <table:table-cell office:value-type="float" office:value="0.00208905">
                <text:p>0.002089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500">
                <text:p>478500</text:p>
              </table:table-cell>
              <table:table-cell office:value-type="float" office:value="NaN">
                <text:p>NaN</text:p>
              </table:table-cell>
              <table:table-cell office:value-type="float" office:value="0.0209782">
                <text:p>0.0209782</text:p>
              </table:table-cell>
              <table:table-cell office:value-type="float" office:value="0.00118506">
                <text:p>0.00118506</text:p>
              </table:table-cell>
              <table:table-cell office:value-type="float" office:value="0.424003">
                <text:p>0.424003</text:p>
              </table:table-cell>
              <table:table-cell office:value-type="float" office:value="0.110487">
                <text:p>0.110487</text:p>
              </table:table-cell>
              <table:table-cell office:value-type="float" office:value="0.00248539">
                <text:p>0.00248539</text:p>
              </table:table-cell>
              <table:table-cell office:value-type="float" office:value="0.00113295">
                <text:p>0.00113295</text:p>
              </table:table-cell>
              <table:table-cell office:value-type="float" office:value="0.00216682">
                <text:p>0.002166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207634">
                <text:p>0.0207634</text:p>
              </table:table-cell>
              <table:table-cell office:value-type="float" office:value="0.00113098">
                <text:p>0.00113098</text:p>
              </table:table-cell>
              <table:table-cell office:value-type="float" office:value="0.420535">
                <text:p>0.420535</text:p>
              </table:table-cell>
              <table:table-cell office:value-type="float" office:value="0.113314">
                <text:p>0.113314</text:p>
              </table:table-cell>
              <table:table-cell office:value-type="float" office:value="0.00240802">
                <text:p>0.00240802</text:p>
              </table:table-cell>
              <table:table-cell office:value-type="float" office:value="0.00111953">
                <text:p>0.00111953</text:p>
              </table:table-cell>
              <table:table-cell office:value-type="float" office:value="0.00211116">
                <text:p>0.002111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500">
                <text:p>479500</text:p>
              </table:table-cell>
              <table:table-cell office:value-type="float" office:value="NaN">
                <text:p>NaN</text:p>
              </table:table-cell>
              <table:table-cell office:value-type="float" office:value="0.0214992">
                <text:p>0.0214992</text:p>
              </table:table-cell>
              <table:table-cell office:value-type="float" office:value="0.00121625">
                <text:p>0.00121625</text:p>
              </table:table-cell>
              <table:table-cell office:value-type="float" office:value="0.432283">
                <text:p>0.432283</text:p>
              </table:table-cell>
              <table:table-cell office:value-type="float" office:value="0.112319">
                <text:p>0.112319</text:p>
              </table:table-cell>
              <table:table-cell office:value-type="float" office:value="0.00235551">
                <text:p>0.00235551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00217116">
                <text:p>0.002171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199048">
                <text:p>0.0199048</text:p>
              </table:table-cell>
              <table:table-cell office:value-type="float" office:value="0.00118545">
                <text:p>0.00118545</text:p>
              </table:table-cell>
              <table:table-cell office:value-type="float" office:value="0.430624">
                <text:p>0.430624</text:p>
              </table:table-cell>
              <table:table-cell office:value-type="float" office:value="0.113391">
                <text:p>0.113391</text:p>
              </table:table-cell>
              <table:table-cell office:value-type="float" office:value="0.00226946">
                <text:p>0.00226946</text:p>
              </table:table-cell>
              <table:table-cell office:value-type="float" office:value="0.00110058">
                <text:p>0.00110058</text:p>
              </table:table-cell>
              <table:table-cell office:value-type="float" office:value="0.00221853">
                <text:p>0.002218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500">
                <text:p>480500</text:p>
              </table:table-cell>
              <table:table-cell office:value-type="float" office:value="NaN">
                <text:p>NaN</text:p>
              </table:table-cell>
              <table:table-cell office:value-type="float" office:value="0.0201294">
                <text:p>0.0201294</text:p>
              </table:table-cell>
              <table:table-cell office:value-type="float" office:value="0.00118901">
                <text:p>0.00118901</text:p>
              </table:table-cell>
              <table:table-cell office:value-type="float" office:value="0.44395">
                <text:p>0.44395</text:p>
              </table:table-cell>
              <table:table-cell office:value-type="float" office:value="0.117504">
                <text:p>0.117504</text:p>
              </table:table-cell>
              <table:table-cell office:value-type="float" office:value="0.00225801">
                <text:p>0.00225801</text:p>
              </table:table-cell>
              <table:table-cell office:value-type="float" office:value="0.0010994">
                <text:p>0.0010994</text:p>
              </table:table-cell>
              <table:table-cell office:value-type="float" office:value="0.00219722">
                <text:p>0.002197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211649">
                <text:p>0.0211649</text:p>
              </table:table-cell>
              <table:table-cell office:value-type="float" office:value="0.00121546">
                <text:p>0.00121546</text:p>
              </table:table-cell>
              <table:table-cell office:value-type="float" office:value="0.442615">
                <text:p>0.442615</text:p>
              </table:table-cell>
              <table:table-cell office:value-type="float" office:value="0.114875">
                <text:p>0.114875</text:p>
              </table:table-cell>
              <table:table-cell office:value-type="float" office:value="0.00234051">
                <text:p>0.00234051</text:p>
              </table:table-cell>
              <table:table-cell office:value-type="float" office:value="0.00114598">
                <text:p>0.00114598</text:p>
              </table:table-cell>
              <table:table-cell office:value-type="float" office:value="0.00222959">
                <text:p>0.002229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500">
                <text:p>481500</text:p>
              </table:table-cell>
              <table:table-cell office:value-type="float" office:value="NaN">
                <text:p>NaN</text:p>
              </table:table-cell>
              <table:table-cell office:value-type="float" office:value="0.0206679">
                <text:p>0.0206679</text:p>
              </table:table-cell>
              <table:table-cell office:value-type="float" office:value="0.00120717">
                <text:p>0.00120717</text:p>
              </table:table-cell>
              <table:table-cell office:value-type="float" office:value="0.453731">
                <text:p>0.453731</text:p>
              </table:table-cell>
              <table:table-cell office:value-type="float" office:value="0.120582">
                <text:p>0.120582</text:p>
              </table:table-cell>
              <table:table-cell office:value-type="float" office:value="0.00228683">
                <text:p>0.00228683</text:p>
              </table:table-cell>
              <table:table-cell office:value-type="float" office:value="0.00111479">
                <text:p>0.00111479</text:p>
              </table:table-cell>
              <table:table-cell office:value-type="float" office:value="0.00225288">
                <text:p>0.002252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20977">
                <text:p>0.020977</text:p>
              </table:table-cell>
              <table:table-cell office:value-type="float" office:value="0.00120677">
                <text:p>0.00120677</text:p>
              </table:table-cell>
              <table:table-cell office:value-type="float" office:value="0.439821">
                <text:p>0.439821</text:p>
              </table:table-cell>
              <table:table-cell office:value-type="float" office:value="0.114018">
                <text:p>0.114018</text:p>
              </table:table-cell>
              <table:table-cell office:value-type="float" office:value="0.00230459">
                <text:p>0.00230459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00217156">
                <text:p>0.002171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500">
                <text:p>482500</text:p>
              </table:table-cell>
              <table:table-cell office:value-type="float" office:value="NaN">
                <text:p>NaN</text:p>
              </table:table-cell>
              <table:table-cell office:value-type="float" office:value="0.0209328">
                <text:p>0.0209328</text:p>
              </table:table-cell>
              <table:table-cell office:value-type="float" office:value="0.00119059">
                <text:p>0.00119059</text:p>
              </table:table-cell>
              <table:table-cell office:value-type="float" office:value="0.433977">
                <text:p>0.433977</text:p>
              </table:table-cell>
              <table:table-cell office:value-type="float" office:value="0.11311">
                <text:p>0.11311</text:p>
              </table:table-cell>
              <table:table-cell office:value-type="float" office:value="0.00239538">
                <text:p>0.00239538</text:p>
              </table:table-cell>
              <table:table-cell office:value-type="float" office:value="0.0012048">
                <text:p>0.0012048</text:p>
              </table:table-cell>
              <table:table-cell office:value-type="float" office:value="0.00221853">
                <text:p>0.002218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205013">
                <text:p>0.0205013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449258">
                <text:p>0.449258</text:p>
              </table:table-cell>
              <table:table-cell office:value-type="float" office:value="0.116291">
                <text:p>0.116291</text:p>
              </table:table-cell>
              <table:table-cell office:value-type="float" office:value="0.00228209">
                <text:p>0.00228209</text:p>
              </table:table-cell>
              <table:table-cell office:value-type="float" office:value="0.00125572">
                <text:p>0.00125572</text:p>
              </table:table-cell>
              <table:table-cell office:value-type="float" office:value="0.00222248">
                <text:p>0.002222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500">
                <text:p>483500</text:p>
              </table:table-cell>
              <table:table-cell office:value-type="float" office:value="NaN">
                <text:p>NaN</text:p>
              </table:table-cell>
              <table:table-cell office:value-type="float" office:value="0.0207314">
                <text:p>0.0207314</text:p>
              </table:table-cell>
              <table:table-cell office:value-type="float" office:value="0.00117282">
                <text:p>0.00117282</text:p>
              </table:table-cell>
              <table:table-cell office:value-type="float" office:value="0.439286">
                <text:p>0.439286</text:p>
              </table:table-cell>
              <table:table-cell office:value-type="float" office:value="0.112988">
                <text:p>0.112988</text:p>
              </table:table-cell>
              <table:table-cell office:value-type="float" office:value="0.00223472">
                <text:p>0.00223472</text:p>
              </table:table-cell>
              <table:table-cell office:value-type="float" office:value="0.0013323">
                <text:p>0.0013323</text:p>
              </table:table-cell>
              <table:table-cell office:value-type="float" office:value="0.00220787">
                <text:p>0.002207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218723">
                <text:p>0.0218723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431473">
                <text:p>0.431473</text:p>
              </table:table-cell>
              <table:table-cell office:value-type="float" office:value="0.116521">
                <text:p>0.116521</text:p>
              </table:table-cell>
              <table:table-cell office:value-type="float" office:value="0.00231051">
                <text:p>0.00231051</text:p>
              </table:table-cell>
              <table:table-cell office:value-type="float" office:value="0.00129204">
                <text:p>0.00129204</text:p>
              </table:table-cell>
              <table:table-cell office:value-type="float" office:value="0.00215577">
                <text:p>0.0021557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500">
                <text:p>484500</text:p>
              </table:table-cell>
              <table:table-cell office:value-type="float" office:value="NaN">
                <text:p>NaN</text:p>
              </table:table-cell>
              <table:table-cell office:value-type="float" office:value="0.0202913">
                <text:p>0.0202913</text:p>
              </table:table-cell>
              <table:table-cell office:value-type="float" office:value="0.00120874">
                <text:p>0.00120874</text:p>
              </table:table-cell>
              <table:table-cell office:value-type="float" office:value="0.427884">
                <text:p>0.427884</text:p>
              </table:table-cell>
              <table:table-cell office:value-type="float" office:value="0.111286">
                <text:p>0.111286</text:p>
              </table:table-cell>
              <table:table-cell office:value-type="float" office:value="0.00224932">
                <text:p>0.00224932</text:p>
              </table:table-cell>
              <table:table-cell office:value-type="float" office:value="0.00118861">
                <text:p>0.00118861</text:p>
              </table:table-cell>
              <table:table-cell office:value-type="float" office:value="0.00215616">
                <text:p>0.002156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208435">
                <text:p>0.0208435</text:p>
              </table:table-cell>
              <table:table-cell office:value-type="float" office:value="0.00118624">
                <text:p>0.00118624</text:p>
              </table:table-cell>
              <table:table-cell office:value-type="float" office:value="0.446789">
                <text:p>0.446789</text:p>
              </table:table-cell>
              <table:table-cell office:value-type="float" office:value="0.11842">
                <text:p>0.11842</text:p>
              </table:table-cell>
              <table:table-cell office:value-type="float" office:value="0.00230341">
                <text:p>0.00230341</text:p>
              </table:table-cell>
              <table:table-cell office:value-type="float" office:value="0.00116453">
                <text:p>0.00116453</text:p>
              </table:table-cell>
              <table:table-cell office:value-type="float" office:value="0.00220708">
                <text:p>0.002207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500">
                <text:p>485500</text:p>
              </table:table-cell>
              <table:table-cell office:value-type="float" office:value="NaN">
                <text:p>NaN</text:p>
              </table:table-cell>
              <table:table-cell office:value-type="float" office:value="0.021114">
                <text:p>0.021114</text:p>
              </table:table-cell>
              <table:table-cell office:value-type="float" office:value="0.00117835">
                <text:p>0.00117835</text:p>
              </table:table-cell>
              <table:table-cell office:value-type="float" office:value="0.43165">
                <text:p>0.43165</text:p>
              </table:table-cell>
              <table:table-cell office:value-type="float" office:value="0.11249">
                <text:p>0.11249</text:p>
              </table:table-cell>
              <table:table-cell office:value-type="float" office:value="0.00244394">
                <text:p>0.00244394</text:p>
              </table:table-cell>
              <table:table-cell office:value-type="float" office:value="0.00116137">
                <text:p>0.00116137</text:p>
              </table:table-cell>
              <table:table-cell office:value-type="float" office:value="0.00216879">
                <text:p>0.002168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199901">
                <text:p>0.0199901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433373">
                <text:p>0.433373</text:p>
              </table:table-cell>
              <table:table-cell office:value-type="float" office:value="0.116844">
                <text:p>0.116844</text:p>
              </table:table-cell>
              <table:table-cell office:value-type="float" office:value="0.00235946">
                <text:p>0.00235946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021459">
                <text:p>0.00214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500">
                <text:p>486500</text:p>
              </table:table-cell>
              <table:table-cell office:value-type="float" office:value="NaN">
                <text:p>NaN</text:p>
              </table:table-cell>
              <table:table-cell office:value-type="float" office:value="0.0209793">
                <text:p>0.0209793</text:p>
              </table:table-cell>
              <table:table-cell office:value-type="float" office:value="0.00122177">
                <text:p>0.00122177</text:p>
              </table:table-cell>
              <table:table-cell office:value-type="float" office:value="0.4405">
                <text:p>0.4405</text:p>
              </table:table-cell>
              <table:table-cell office:value-type="float" office:value="0.116707">
                <text:p>0.116707</text:p>
              </table:table-cell>
              <table:table-cell office:value-type="float" office:value="0.00242854">
                <text:p>0.00242854</text:p>
              </table:table-cell>
              <table:table-cell office:value-type="float" office:value="0.0011519">
                <text:p>0.0011519</text:p>
              </table:table-cell>
              <table:table-cell office:value-type="float" office:value="0.00219366">
                <text:p>0.002193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221332">
                <text:p>0.0221332</text:p>
              </table:table-cell>
              <table:table-cell office:value-type="float" office:value="0.00117756">
                <text:p>0.00117756</text:p>
              </table:table-cell>
              <table:table-cell office:value-type="float" office:value="0.449168">
                <text:p>0.449168</text:p>
              </table:table-cell>
              <table:table-cell office:value-type="float" office:value="0.11091">
                <text:p>0.11091</text:p>
              </table:table-cell>
              <table:table-cell office:value-type="float" office:value="0.00240446">
                <text:p>0.00240446</text:p>
              </table:table-cell>
              <table:table-cell office:value-type="float" office:value="0.00117559">
                <text:p>0.00117559</text:p>
              </table:table-cell>
              <table:table-cell office:value-type="float" office:value="0.00212498">
                <text:p>0.002124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500">
                <text:p>487500</text:p>
              </table:table-cell>
              <table:table-cell office:value-type="float" office:value="NaN">
                <text:p>NaN</text:p>
              </table:table-cell>
              <table:table-cell office:value-type="float" office:value="0.0205688">
                <text:p>0.0205688</text:p>
              </table:table-cell>
              <table:table-cell office:value-type="float" office:value="0.00124388">
                <text:p>0.00124388</text:p>
              </table:table-cell>
              <table:table-cell office:value-type="float" office:value="0.446978">
                <text:p>0.446978</text:p>
              </table:table-cell>
              <table:table-cell office:value-type="float" office:value="0.118013">
                <text:p>0.118013</text:p>
              </table:table-cell>
              <table:table-cell office:value-type="float" office:value="0.00233341">
                <text:p>0.00233341</text:p>
              </table:table-cell>
              <table:table-cell office:value-type="float" office:value="0.00112466">
                <text:p>0.00112466</text:p>
              </table:table-cell>
              <table:table-cell office:value-type="float" office:value="0.00224459">
                <text:p>0.002244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209296">
                <text:p>0.0209296</text:p>
              </table:table-cell>
              <table:table-cell office:value-type="float" office:value="0.0011823">
                <text:p>0.0011823</text:p>
              </table:table-cell>
              <table:table-cell office:value-type="float" office:value="0.440432">
                <text:p>0.440432</text:p>
              </table:table-cell>
              <table:table-cell office:value-type="float" office:value="0.114712">
                <text:p>0.114712</text:p>
              </table:table-cell>
              <table:table-cell office:value-type="float" office:value="0.00238867">
                <text:p>0.00238867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00217945">
                <text:p>0.002179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500">
                <text:p>488500</text:p>
              </table:table-cell>
              <table:table-cell office:value-type="float" office:value="NaN">
                <text:p>NaN</text:p>
              </table:table-cell>
              <table:table-cell office:value-type="float" office:value="0.0204567">
                <text:p>0.0204567</text:p>
              </table:table-cell>
              <table:table-cell office:value-type="float" office:value="0.00119256">
                <text:p>0.00119256</text:p>
              </table:table-cell>
              <table:table-cell office:value-type="float" office:value="0.436129">
                <text:p>0.436129</text:p>
              </table:table-cell>
              <table:table-cell office:value-type="float" office:value="0.119102">
                <text:p>0.119102</text:p>
              </table:table-cell>
              <table:table-cell office:value-type="float" office:value="0.00236696">
                <text:p>0.00236696</text:p>
              </table:table-cell>
              <table:table-cell office:value-type="float" office:value="0.00114558">
                <text:p>0.00114558</text:p>
              </table:table-cell>
              <table:table-cell office:value-type="float" office:value="0.00219485">
                <text:p>0.002194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206884">
                <text:p>0.0206884</text:p>
              </table:table-cell>
              <table:table-cell office:value-type="float" office:value="0.00119611">
                <text:p>0.00119611</text:p>
              </table:table-cell>
              <table:table-cell office:value-type="float" office:value="0.439633">
                <text:p>0.439633</text:p>
              </table:table-cell>
              <table:table-cell office:value-type="float" office:value="0.112827">
                <text:p>0.112827</text:p>
              </table:table-cell>
              <table:table-cell office:value-type="float" office:value="0.00234407">
                <text:p>0.00234407</text:p>
              </table:table-cell>
              <table:table-cell office:value-type="float" office:value="0.00114124">
                <text:p>0.00114124</text:p>
              </table:table-cell>
              <table:table-cell office:value-type="float" office:value="0.0021759">
                <text:p>0.00217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500">
                <text:p>489500</text:p>
              </table:table-cell>
              <table:table-cell office:value-type="float" office:value="NaN">
                <text:p>NaN</text:p>
              </table:table-cell>
              <table:table-cell office:value-type="float" office:value="0.0211112">
                <text:p>0.0211112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443302">
                <text:p>0.443302</text:p>
              </table:table-cell>
              <table:table-cell office:value-type="float" office:value="0.118249">
                <text:p>0.118249</text:p>
              </table:table-cell>
              <table:table-cell office:value-type="float" office:value="0.00231012">
                <text:p>0.00231012</text:p>
              </table:table-cell>
              <table:table-cell office:value-type="float" office:value="0.00114479">
                <text:p>0.00114479</text:p>
              </table:table-cell>
              <table:table-cell office:value-type="float" office:value="0.00216169">
                <text:p>0.002161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238788">
                <text:p>0.0238788</text:p>
              </table:table-cell>
              <table:table-cell office:value-type="float" office:value="0.00120559">
                <text:p>0.00120559</text:p>
              </table:table-cell>
              <table:table-cell office:value-type="float" office:value="0.407738">
                <text:p>0.407738</text:p>
              </table:table-cell>
              <table:table-cell office:value-type="float" office:value="0.109779">
                <text:p>0.109779</text:p>
              </table:table-cell>
              <table:table-cell office:value-type="float" office:value="0.00242499">
                <text:p>0.00242499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00205589">
                <text:p>0.002055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500">
                <text:p>490500</text:p>
              </table:table-cell>
              <table:table-cell office:value-type="float" office:value="NaN">
                <text:p>NaN</text:p>
              </table:table-cell>
              <table:table-cell office:value-type="float" office:value="0.0208092">
                <text:p>0.0208092</text:p>
              </table:table-cell>
              <table:table-cell office:value-type="float" office:value="0.00118309">
                <text:p>0.00118309</text:p>
              </table:table-cell>
              <table:table-cell office:value-type="float" office:value="0.432891">
                <text:p>0.432891</text:p>
              </table:table-cell>
              <table:table-cell office:value-type="float" office:value="0.116064">
                <text:p>0.116064</text:p>
              </table:table-cell>
              <table:table-cell office:value-type="float" office:value="0.00229275">
                <text:p>0.00229275</text:p>
              </table:table-cell>
              <table:table-cell office:value-type="float" office:value="0.00112979">
                <text:p>0.00112979</text:p>
              </table:table-cell>
              <table:table-cell office:value-type="float" office:value="0.00217274">
                <text:p>0.002172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0206959">
                <text:p>0.0206959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439672">
                <text:p>0.439672</text:p>
              </table:table-cell>
              <table:table-cell office:value-type="float" office:value="0.118345">
                <text:p>0.118345</text:p>
              </table:table-cell>
              <table:table-cell office:value-type="float" office:value="0.00232038">
                <text:p>0.00232038</text:p>
              </table:table-cell>
              <table:table-cell office:value-type="float" office:value="0.0011369">
                <text:p>0.0011369</text:p>
              </table:table-cell>
              <table:table-cell office:value-type="float" office:value="0.00224301">
                <text:p>0.002243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500">
                <text:p>491500</text:p>
              </table:table-cell>
              <table:table-cell office:value-type="float" office:value="NaN">
                <text:p>NaN</text:p>
              </table:table-cell>
              <table:table-cell office:value-type="float" office:value="0.0208668">
                <text:p>0.0208668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427902">
                <text:p>0.427902</text:p>
              </table:table-cell>
              <table:table-cell office:value-type="float" office:value="0.114858">
                <text:p>0.114858</text:p>
              </table:table-cell>
              <table:table-cell office:value-type="float" office:value="0.00232038">
                <text:p>0.00232038</text:p>
              </table:table-cell>
              <table:table-cell office:value-type="float" office:value="0.00115387">
                <text:p>0.00115387</text:p>
              </table:table-cell>
              <table:table-cell office:value-type="float" office:value="0.00223669">
                <text:p>0.002236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0212292">
                <text:p>0.0212292</text:p>
              </table:table-cell>
              <table:table-cell office:value-type="float" office:value="0.00118151">
                <text:p>0.00118151</text:p>
              </table:table-cell>
              <table:table-cell office:value-type="float" office:value="0.445812">
                <text:p>0.445812</text:p>
              </table:table-cell>
              <table:table-cell office:value-type="float" office:value="0.113047">
                <text:p>0.113047</text:p>
              </table:table-cell>
              <table:table-cell office:value-type="float" office:value="0.00236775">
                <text:p>0.00236775</text:p>
              </table:table-cell>
              <table:table-cell office:value-type="float" office:value="0.00120875">
                <text:p>0.00120875</text:p>
              </table:table-cell>
              <table:table-cell office:value-type="float" office:value="0.00225209">
                <text:p>0.002252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500">
                <text:p>492500</text:p>
              </table:table-cell>
              <table:table-cell office:value-type="float" office:value="NaN">
                <text:p>NaN</text:p>
              </table:table-cell>
              <table:table-cell office:value-type="float" office:value="0.0218644">
                <text:p>0.0218644</text:p>
              </table:table-cell>
              <table:table-cell office:value-type="float" office:value="0.00116572">
                <text:p>0.00116572</text:p>
              </table:table-cell>
              <table:table-cell office:value-type="float" office:value="0.436629">
                <text:p>0.436629</text:p>
              </table:table-cell>
              <table:table-cell office:value-type="float" office:value="0.115805">
                <text:p>0.115805</text:p>
              </table:table-cell>
              <table:table-cell office:value-type="float" office:value="0.00236222">
                <text:p>0.00236222</text:p>
              </table:table-cell>
              <table:table-cell office:value-type="float" office:value="0.00126362">
                <text:p>0.00126362</text:p>
              </table:table-cell>
              <table:table-cell office:value-type="float" office:value="0.00223393">
                <text:p>0.002233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0223839">
                <text:p>0.0223839</text:p>
              </table:table-cell>
              <table:table-cell office:value-type="float" office:value="0.00145113">
                <text:p>0.00145113</text:p>
              </table:table-cell>
              <table:table-cell office:value-type="float" office:value="0.460351">
                <text:p>0.460351</text:p>
              </table:table-cell>
              <table:table-cell office:value-type="float" office:value="0.1188">
                <text:p>0.1188</text:p>
              </table:table-cell>
              <table:table-cell office:value-type="float" office:value="0.00242302">
                <text:p>0.00242302</text:p>
              </table:table-cell>
              <table:table-cell office:value-type="float" office:value="0.0013177">
                <text:p>0.0013177</text:p>
              </table:table-cell>
              <table:table-cell office:value-type="float" office:value="0.00240959">
                <text:p>0.002409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500">
                <text:p>493500</text:p>
              </table:table-cell>
              <table:table-cell office:value-type="float" office:value="NaN">
                <text:p>NaN</text:p>
              </table:table-cell>
              <table:table-cell office:value-type="float" office:value="0.0202869">
                <text:p>0.0202869</text:p>
              </table:table-cell>
              <table:table-cell office:value-type="float" office:value="0.0013027">
                <text:p>0.0013027</text:p>
              </table:table-cell>
              <table:table-cell office:value-type="float" office:value="0.446577">
                <text:p>0.446577</text:p>
              </table:table-cell>
              <table:table-cell office:value-type="float" office:value="0.119461">
                <text:p>0.119461</text:p>
              </table:table-cell>
              <table:table-cell office:value-type="float" office:value="0.00226353">
                <text:p>0.00226353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00241788">
                <text:p>0.002417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0202443">
                <text:p>0.0202443</text:p>
              </table:table-cell>
              <table:table-cell office:value-type="float" office:value="0.00125454">
                <text:p>0.00125454</text:p>
              </table:table-cell>
              <table:table-cell office:value-type="float" office:value="0.431118">
                <text:p>0.431118</text:p>
              </table:table-cell>
              <table:table-cell office:value-type="float" office:value="0.115858">
                <text:p>0.115858</text:p>
              </table:table-cell>
              <table:table-cell office:value-type="float" office:value="0.00225288">
                <text:p>0.00225288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500">
                <text:p>494500</text:p>
              </table:table-cell>
              <table:table-cell office:value-type="float" office:value="NaN">
                <text:p>NaN</text:p>
              </table:table-cell>
              <table:table-cell office:value-type="float" office:value="0.0216169">
                <text:p>0.0216169</text:p>
              </table:table-cell>
              <table:table-cell office:value-type="float" office:value="0.00139783">
                <text:p>0.00139783</text:p>
              </table:table-cell>
              <table:table-cell office:value-type="float" office:value="0.455136">
                <text:p>0.455136</text:p>
              </table:table-cell>
              <table:table-cell office:value-type="float" office:value="0.119121">
                <text:p>0.119121</text:p>
              </table:table-cell>
              <table:table-cell office:value-type="float" office:value="0.00227577">
                <text:p>0.00227577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00241986">
                <text:p>0.002419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0206967">
                <text:p>0.0206967</text:p>
              </table:table-cell>
              <table:table-cell office:value-type="float" office:value="0.00134178">
                <text:p>0.00134178</text:p>
              </table:table-cell>
              <table:table-cell office:value-type="float" office:value="0.443987">
                <text:p>0.443987</text:p>
              </table:table-cell>
              <table:table-cell office:value-type="float" office:value="0.120775">
                <text:p>0.120775</text:p>
              </table:table-cell>
              <table:table-cell office:value-type="float" office:value="0.00227222">
                <text:p>0.00227222</text:p>
              </table:table-cell>
              <table:table-cell office:value-type="float" office:value="0.00114164">
                <text:p>0.00114164</text:p>
              </table:table-cell>
              <table:table-cell office:value-type="float" office:value="0.00244591">
                <text:p>0.002445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500">
                <text:p>495500</text:p>
              </table:table-cell>
              <table:table-cell office:value-type="float" office:value="NaN">
                <text:p>NaN</text:p>
              </table:table-cell>
              <table:table-cell office:value-type="float" office:value="0.0210192">
                <text:p>0.0210192</text:p>
              </table:table-cell>
              <table:table-cell office:value-type="float" office:value="0.00119493">
                <text:p>0.00119493</text:p>
              </table:table-cell>
              <table:table-cell office:value-type="float" office:value="0.442257">
                <text:p>0.442257</text:p>
              </table:table-cell>
              <table:table-cell office:value-type="float" office:value="0.117581">
                <text:p>0.117581</text:p>
              </table:table-cell>
              <table:table-cell office:value-type="float" office:value="0.0022959">
                <text:p>0.0022959</text:p>
              </table:table-cell>
              <table:table-cell office:value-type="float" office:value="0.00115229">
                <text:p>0.00115229</text:p>
              </table:table-cell>
              <table:table-cell office:value-type="float" office:value="0.00235472">
                <text:p>0.002354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0217199">
                <text:p>0.0217199</text:p>
              </table:table-cell>
              <table:table-cell office:value-type="float" office:value="0.00117874">
                <text:p>0.00117874</text:p>
              </table:table-cell>
              <table:table-cell office:value-type="float" office:value="0.442956">
                <text:p>0.442956</text:p>
              </table:table-cell>
              <table:table-cell office:value-type="float" office:value="0.129868">
                <text:p>0.129868</text:p>
              </table:table-cell>
              <table:table-cell office:value-type="float" office:value="0.00237288">
                <text:p>0.00237288</text:p>
              </table:table-cell>
              <table:table-cell office:value-type="float" office:value="0.00119769">
                <text:p>0.00119769</text:p>
              </table:table-cell>
              <table:table-cell office:value-type="float" office:value="0.00231446">
                <text:p>0.002314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500">
                <text:p>496500</text:p>
              </table:table-cell>
              <table:table-cell office:value-type="float" office:value="NaN">
                <text:p>NaN</text:p>
              </table:table-cell>
              <table:table-cell office:value-type="float" office:value="0.0229871">
                <text:p>0.0229871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46532">
                <text:p>0.46532</text:p>
              </table:table-cell>
              <table:table-cell office:value-type="float" office:value="0.118784">
                <text:p>0.118784</text:p>
              </table:table-cell>
              <table:table-cell office:value-type="float" office:value="0.00240012">
                <text:p>0.00240012</text:p>
              </table:table-cell>
              <table:table-cell office:value-type="float" office:value="0.00122769">
                <text:p>0.00122769</text:p>
              </table:table-cell>
              <table:table-cell office:value-type="float" office:value="0.00235512">
                <text:p>0.002355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0219315">
                <text:p>0.0219315</text:p>
              </table:table-cell>
              <table:table-cell office:value-type="float" office:value="0.00118151">
                <text:p>0.00118151</text:p>
              </table:table-cell>
              <table:table-cell office:value-type="float" office:value="0.440641">
                <text:p>0.440641</text:p>
              </table:table-cell>
              <table:table-cell office:value-type="float" office:value="0.120305">
                <text:p>0.120305</text:p>
              </table:table-cell>
              <table:table-cell office:value-type="float" office:value="0.00235393">
                <text:p>0.00235393</text:p>
              </table:table-cell>
              <table:table-cell office:value-type="float" office:value="0.00116927">
                <text:p>0.00116927</text:p>
              </table:table-cell>
              <table:table-cell office:value-type="float" office:value="0.00228169">
                <text:p>0.002281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500">
                <text:p>497500</text:p>
              </table:table-cell>
              <table:table-cell office:value-type="float" office:value="NaN">
                <text:p>NaN</text:p>
              </table:table-cell>
              <table:table-cell office:value-type="float" office:value="0.0221151">
                <text:p>0.0221151</text:p>
              </table:table-cell>
              <table:table-cell office:value-type="float" office:value="0.00120361">
                <text:p>0.00120361</text:p>
              </table:table-cell>
              <table:table-cell office:value-type="float" office:value="0.447486">
                <text:p>0.447486</text:p>
              </table:table-cell>
              <table:table-cell office:value-type="float" office:value="0.119863">
                <text:p>0.119863</text:p>
              </table:table-cell>
              <table:table-cell office:value-type="float" office:value="0.00243486">
                <text:p>0.00243486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00228801">
                <text:p>0.002288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0207887">
                <text:p>0.0207887</text:p>
              </table:table-cell>
              <table:table-cell office:value-type="float" office:value="0.00116532">
                <text:p>0.00116532</text:p>
              </table:table-cell>
              <table:table-cell office:value-type="float" office:value="0.436792">
                <text:p>0.436792</text:p>
              </table:table-cell>
              <table:table-cell office:value-type="float" office:value="0.123064">
                <text:p>0.123064</text:p>
              </table:table-cell>
              <table:table-cell office:value-type="float" office:value="0.00235117">
                <text:p>0.00235117</text:p>
              </table:table-cell>
              <table:table-cell office:value-type="float" office:value="0.00114914">
                <text:p>0.00114914</text:p>
              </table:table-cell>
              <table:table-cell office:value-type="float" office:value="0.00223274">
                <text:p>0.002232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500">
                <text:p>498500</text:p>
              </table:table-cell>
              <table:table-cell office:value-type="float" office:value="NaN">
                <text:p>NaN</text:p>
              </table:table-cell>
              <table:table-cell office:value-type="float" office:value="0.0208507">
                <text:p>0.0208507</text:p>
              </table:table-cell>
              <table:table-cell office:value-type="float" office:value="0.00116809">
                <text:p>0.00116809</text:p>
              </table:table-cell>
              <table:table-cell office:value-type="float" office:value="0.446563">
                <text:p>0.446563</text:p>
              </table:table-cell>
              <table:table-cell office:value-type="float" office:value="0.116322">
                <text:p>0.116322</text:p>
              </table:table-cell>
              <table:table-cell office:value-type="float" office:value="0.0022959">
                <text:p>0.0022959</text:p>
              </table:table-cell>
              <table:table-cell office:value-type="float" office:value="0.00114124">
                <text:p>0.00114124</text:p>
              </table:table-cell>
              <table:table-cell office:value-type="float" office:value="0.00224419">
                <text:p>0.002244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0201369">
                <text:p>0.0201369</text:p>
              </table:table-cell>
              <table:table-cell office:value-type="float" office:value="0.00118861">
                <text:p>0.00118861</text:p>
              </table:table-cell>
              <table:table-cell office:value-type="float" office:value="0.46035">
                <text:p>0.46035</text:p>
              </table:table-cell>
              <table:table-cell office:value-type="float" office:value="0.129394">
                <text:p>0.129394</text:p>
              </table:table-cell>
              <table:table-cell office:value-type="float" office:value="0.00223195">
                <text:p>0.00223195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0230538">
                <text:p>0.002305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NaN">
                <text:p>NaN</text:p>
              </table:table-cell>
              <table:table-cell office:value-type="float" office:value="0.0214246">
                <text:p>0.0214246</text:p>
              </table:table-cell>
              <table:table-cell office:value-type="float" office:value="0.00120559">
                <text:p>0.00120559</text:p>
              </table:table-cell>
              <table:table-cell office:value-type="float" office:value="0.444856">
                <text:p>0.444856</text:p>
              </table:table-cell>
              <table:table-cell office:value-type="float" office:value="0.121017">
                <text:p>0.121017</text:p>
              </table:table-cell>
              <table:table-cell office:value-type="float" office:value="0.00230262">
                <text:p>0.00230262</text:p>
              </table:table-cell>
              <table:table-cell office:value-type="float" office:value="0.00114598">
                <text:p>0.00114598</text:p>
              </table:table-cell>
              <table:table-cell office:value-type="float" office:value="0.00326108">
                <text:p>0.00326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